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90.91pt"/>
    </style:style>
    <style:style style:name="co4" style:family="table-column">
      <style:table-column-properties fo:break-before="auto" style:column-width="437.9pt"/>
    </style:style>
    <style:style style:name="co5" style:family="table-column">
      <style:table-column-properties fo:break-before="auto" style:column-width="464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5_5YR_B19025H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Aggregate household income in the past 12 months (in 2015 Inflation-adjusted dollars)</text:p>
          </table:table-cell>
          <table:table-cell office:value-type="string" calcext:value-type="string">
            <text:p>Margin of Error; Aggregate household income in the past 12 months (in 2015 Inflation-adjusted dollars)</text:p>
          </table:table-cell>
        </table:table-row>
        <table:table-row table:style-name="ro1">
          <table:table-cell office:value-type="string" calcext:value-type="string">
            <text:p>0500000US01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Autauga County, Alabama</text:p>
          </table:table-cell>
          <table:table-cell office:value-type="float" office:value="1123313500" calcext:value-type="float">
            <text:p>1123313500</text:p>
          </table:table-cell>
          <table:table-cell office:value-type="float" office:value="55474447" calcext:value-type="float">
            <text:p>55474447</text:p>
          </table:table-cell>
        </table:table-row>
        <table:table-row table:style-name="ro1">
          <table:table-cell office:value-type="string" calcext:value-type="string">
            <text:p>0500000US01003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Baldwin County, Alabama</text:p>
          </table:table-cell>
          <table:table-cell office:value-type="float" office:value="4612958200" calcext:value-type="float">
            <text:p>4612958200</text:p>
          </table:table-cell>
          <table:table-cell office:value-type="float" office:value="139541080" calcext:value-type="float">
            <text:p>139541080</text:p>
          </table:table-cell>
        </table:table-row>
        <table:table-row table:style-name="ro1">
          <table:table-cell office:value-type="string" calcext:value-type="string">
            <text:p>0500000US01005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Barbour County, Alabama</text:p>
          </table:table-cell>
          <table:table-cell office:value-type="float" office:value="266332900" calcext:value-type="float">
            <text:p>266332900</text:p>
          </table:table-cell>
          <table:table-cell office:value-type="float" office:value="16371320" calcext:value-type="float">
            <text:p>16371320</text:p>
          </table:table-cell>
        </table:table-row>
        <table:table-row table:style-name="ro1">
          <table:table-cell office:value-type="string" calcext:value-type="string">
            <text:p>0500000US01007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Bibb County, Alabama</text:p>
          </table:table-cell>
          <table:table-cell office:value-type="float" office:value="317936600" calcext:value-type="float">
            <text:p>317936600</text:p>
          </table:table-cell>
          <table:table-cell office:value-type="float" office:value="35366435" calcext:value-type="float">
            <text:p>35366435</text:p>
          </table:table-cell>
        </table:table-row>
        <table:table-row table:style-name="ro1">
          <table:table-cell office:value-type="string" calcext:value-type="string">
            <text:p>0500000US01009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Blount County, Alabama</text:p>
          </table:table-cell>
          <table:table-cell office:value-type="float" office:value="1071563200" calcext:value-type="float">
            <text:p>1071563200</text:p>
          </table:table-cell>
          <table:table-cell office:value-type="float" office:value="47150242" calcext:value-type="float">
            <text:p>47150242</text:p>
          </table:table-cell>
        </table:table-row>
        <table:table-row table:style-name="ro1">
          <table:table-cell office:value-type="string" calcext:value-type="string">
            <text:p>0500000US0101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Bullock County, Alabama</text:p>
          </table:table-cell>
          <table:table-cell office:value-type="float" office:value="63818800" calcext:value-type="float">
            <text:p>63818800</text:p>
          </table:table-cell>
          <table:table-cell office:value-type="float" office:value="16849780" calcext:value-type="float">
            <text:p>16849780</text:p>
          </table:table-cell>
        </table:table-row>
        <table:table-row table:style-name="ro1">
          <table:table-cell office:value-type="string" calcext:value-type="string">
            <text:p>0500000US01013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Butler County, Alabama</text:p>
          </table:table-cell>
          <table:table-cell office:value-type="float" office:value="240374000" calcext:value-type="float">
            <text:p>240374000</text:p>
          </table:table-cell>
          <table:table-cell office:value-type="float" office:value="15588754" calcext:value-type="float">
            <text:p>15588754</text:p>
          </table:table-cell>
        </table:table-row>
        <table:table-row table:style-name="ro1">
          <table:table-cell office:value-type="string" calcext:value-type="string">
            <text:p>0500000US01015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Calhoun County, Alabama</text:p>
          </table:table-cell>
          <table:table-cell office:value-type="float" office:value="1990853300" calcext:value-type="float">
            <text:p>1990853300</text:p>
          </table:table-cell>
          <table:table-cell office:value-type="float" office:value="64710849" calcext:value-type="float">
            <text:p>64710849</text:p>
          </table:table-cell>
        </table:table-row>
        <table:table-row table:style-name="ro1">
          <table:table-cell office:value-type="string" calcext:value-type="string">
            <text:p>0500000US01017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hambers County, Alabama</text:p>
          </table:table-cell>
          <table:table-cell office:value-type="float" office:value="474061500" calcext:value-type="float">
            <text:p>474061500</text:p>
          </table:table-cell>
          <table:table-cell office:value-type="float" office:value="41559875" calcext:value-type="float">
            <text:p>41559875</text:p>
          </table:table-cell>
        </table:table-row>
        <table:table-row table:style-name="ro1">
          <table:table-cell office:value-type="string" calcext:value-type="string">
            <text:p>0500000US01019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Cherokee County, Alabama</text:p>
          </table:table-cell>
          <table:table-cell office:value-type="float" office:value="541478000" calcext:value-type="float">
            <text:p>541478000</text:p>
          </table:table-cell>
          <table:table-cell office:value-type="float" office:value="46238442" calcext:value-type="float">
            <text:p>46238442</text:p>
          </table:table-cell>
        </table:table-row>
        <table:table-row table:style-name="ro1">
          <table:table-cell office:value-type="string" calcext:value-type="string">
            <text:p>0500000US01021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Chilton County, Alabama</text:p>
          </table:table-cell>
          <table:table-cell office:value-type="float" office:value="788955700" calcext:value-type="float">
            <text:p>788955700</text:p>
          </table:table-cell>
          <table:table-cell office:value-type="float" office:value="67389190" calcext:value-type="float">
            <text:p>67389190</text:p>
          </table:table-cell>
        </table:table-row>
        <table:table-row table:style-name="ro1">
          <table:table-cell office:value-type="string" calcext:value-type="string">
            <text:p>0500000US01023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hoctaw County, Alabama</text:p>
          </table:table-cell>
          <table:table-cell office:value-type="float" office:value="180272800" calcext:value-type="float">
            <text:p>180272800</text:p>
          </table:table-cell>
          <table:table-cell office:value-type="float" office:value="13199734" calcext:value-type="float">
            <text:p>13199734</text:p>
          </table:table-cell>
        </table:table-row>
        <table:table-row table:style-name="ro1">
          <table:table-cell office:value-type="string" calcext:value-type="string">
            <text:p>0500000US0102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Clarke County, Alabama</text:p>
          </table:table-cell>
          <table:table-cell office:value-type="float" office:value="329567400" calcext:value-type="float">
            <text:p>329567400</text:p>
          </table:table-cell>
          <table:table-cell office:value-type="float" office:value="29819450" calcext:value-type="float">
            <text:p>29819450</text:p>
          </table:table-cell>
        </table:table-row>
        <table:table-row table:style-name="ro1">
          <table:table-cell office:value-type="string" calcext:value-type="string">
            <text:p>0500000US01027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Clay County, Alabama</text:p>
          </table:table-cell>
          <table:table-cell office:value-type="float" office:value="211760000" calcext:value-type="float">
            <text:p>211760000</text:p>
          </table:table-cell>
          <table:table-cell office:value-type="float" office:value="18305807" calcext:value-type="float">
            <text:p>18305807</text:p>
          </table:table-cell>
        </table:table-row>
        <table:table-row table:style-name="ro1">
          <table:table-cell office:value-type="string" calcext:value-type="string">
            <text:p>0500000US01029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Cleburne County, Alabama</text:p>
          </table:table-cell>
          <table:table-cell office:value-type="float" office:value="276212400" calcext:value-type="float">
            <text:p>276212400</text:p>
          </table:table-cell>
          <table:table-cell office:value-type="float" office:value="21516037" calcext:value-type="float">
            <text:p>21516037</text:p>
          </table:table-cell>
        </table:table-row>
        <table:table-row table:style-name="ro1">
          <table:table-cell office:value-type="string" calcext:value-type="string">
            <text:p>0500000US0103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Coffee County, Alabama</text:p>
          </table:table-cell>
          <table:table-cell office:value-type="float" office:value="964387800" calcext:value-type="float">
            <text:p>964387800</text:p>
          </table:table-cell>
          <table:table-cell office:value-type="float" office:value="47190967" calcext:value-type="float">
            <text:p>47190967</text:p>
          </table:table-cell>
        </table:table-row>
        <table:table-row table:style-name="ro1">
          <table:table-cell office:value-type="string" calcext:value-type="string">
            <text:p>0500000US0103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Colbert County, Alabama</text:p>
          </table:table-cell>
          <table:table-cell office:value-type="float" office:value="1000021100" calcext:value-type="float">
            <text:p>1000021100</text:p>
          </table:table-cell>
          <table:table-cell office:value-type="float" office:value="44590968" calcext:value-type="float">
            <text:p>44590968</text:p>
          </table:table-cell>
        </table:table-row>
        <table:table-row table:style-name="ro1">
          <table:table-cell office:value-type="string" calcext:value-type="string">
            <text:p>0500000US01035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Conecuh County, Alabama</text:p>
          </table:table-cell>
          <table:table-cell office:value-type="float" office:value="133991800" calcext:value-type="float">
            <text:p>133991800</text:p>
          </table:table-cell>
          <table:table-cell office:value-type="float" office:value="14792484" calcext:value-type="float">
            <text:p>14792484</text:p>
          </table:table-cell>
        </table:table-row>
        <table:table-row table:style-name="ro1">
          <table:table-cell office:value-type="string" calcext:value-type="string">
            <text:p>0500000US01037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Coosa County, Alabama</text:p>
          </table:table-cell>
          <table:table-cell office:value-type="float" office:value="142089400" calcext:value-type="float">
            <text:p>142089400</text:p>
          </table:table-cell>
          <table:table-cell office:value-type="float" office:value="12812864" calcext:value-type="float">
            <text:p>12812864</text:p>
          </table:table-cell>
        </table:table-row>
        <table:table-row table:style-name="ro1">
          <table:table-cell office:value-type="string" calcext:value-type="string">
            <text:p>0500000US01039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Covington County, Alabama</text:p>
          </table:table-cell>
          <table:table-cell office:value-type="float" office:value="685994300" calcext:value-type="float">
            <text:p>685994300</text:p>
          </table:table-cell>
          <table:table-cell office:value-type="float" office:value="29347563" calcext:value-type="float">
            <text:p>29347563</text:p>
          </table:table-cell>
        </table:table-row>
        <table:table-row table:style-name="ro1">
          <table:table-cell office:value-type="string" calcext:value-type="string">
            <text:p>0500000US01041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Crenshaw County, Alabama</text:p>
          </table:table-cell>
          <table:table-cell office:value-type="float" office:value="215907900" calcext:value-type="float">
            <text:p>215907900</text:p>
          </table:table-cell>
          <table:table-cell office:value-type="float" office:value="17041073" calcext:value-type="float">
            <text:p>17041073</text:p>
          </table:table-cell>
        </table:table-row>
        <table:table-row table:style-name="ro1">
          <table:table-cell office:value-type="string" calcext:value-type="string">
            <text:p>0500000US01043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Cullman County, Alabama</text:p>
          </table:table-cell>
          <table:table-cell office:value-type="float" office:value="1557782300" calcext:value-type="float">
            <text:p>1557782300</text:p>
          </table:table-cell>
          <table:table-cell office:value-type="float" office:value="59490227" calcext:value-type="float">
            <text:p>59490227</text:p>
          </table:table-cell>
        </table:table-row>
        <table:table-row table:style-name="ro1">
          <table:table-cell office:value-type="string" calcext:value-type="string">
            <text:p>0500000US01045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Dale County, Alabama</text:p>
          </table:table-cell>
          <table:table-cell office:value-type="float" office:value="844441400" calcext:value-type="float">
            <text:p>844441400</text:p>
          </table:table-cell>
          <table:table-cell office:value-type="float" office:value="39476512" calcext:value-type="float">
            <text:p>39476512</text:p>
          </table:table-cell>
        </table:table-row>
        <table:table-row table:style-name="ro1">
          <table:table-cell office:value-type="string" calcext:value-type="string">
            <text:p>0500000US01047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Dallas County, Alabama</text:p>
          </table:table-cell>
          <table:table-cell office:value-type="float" office:value="360194900" calcext:value-type="float">
            <text:p>360194900</text:p>
          </table:table-cell>
          <table:table-cell office:value-type="float" office:value="30879744" calcext:value-type="float">
            <text:p>30879744</text:p>
          </table:table-cell>
        </table:table-row>
        <table:table-row table:style-name="ro1">
          <table:table-cell office:value-type="string" calcext:value-type="string">
            <text:p>0500000US0104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DeKalb County, Alabama</text:p>
          </table:table-cell>
          <table:table-cell office:value-type="float" office:value="1085018600" calcext:value-type="float">
            <text:p>1085018600</text:p>
          </table:table-cell>
          <table:table-cell office:value-type="float" office:value="39051283" calcext:value-type="float">
            <text:p>39051283</text:p>
          </table:table-cell>
        </table:table-row>
        <table:table-row table:style-name="ro1">
          <table:table-cell office:value-type="string" calcext:value-type="string">
            <text:p>0500000US01051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Elmore County, Alabama</text:p>
          </table:table-cell>
          <table:table-cell office:value-type="float" office:value="1600675300" calcext:value-type="float">
            <text:p>1600675300</text:p>
          </table:table-cell>
          <table:table-cell office:value-type="float" office:value="78867127" calcext:value-type="float">
            <text:p>78867127</text:p>
          </table:table-cell>
        </table:table-row>
        <table:table-row table:style-name="ro1">
          <table:table-cell office:value-type="string" calcext:value-type="string">
            <text:p>0500000US01053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Escambia County, Alabama</text:p>
          </table:table-cell>
          <table:table-cell office:value-type="float" office:value="444277800" calcext:value-type="float">
            <text:p>444277800</text:p>
          </table:table-cell>
          <table:table-cell office:value-type="float" office:value="29742413" calcext:value-type="float">
            <text:p>29742413</text:p>
          </table:table-cell>
        </table:table-row>
        <table:table-row table:style-name="ro1">
          <table:table-cell office:value-type="string" calcext:value-type="string">
            <text:p>0500000US0105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towah County, Alabama</text:p>
          </table:table-cell>
          <table:table-cell office:value-type="float" office:value="1725170400" calcext:value-type="float">
            <text:p>1725170400</text:p>
          </table:table-cell>
          <table:table-cell office:value-type="float" office:value="45706709" calcext:value-type="float">
            <text:p>45706709</text:p>
          </table:table-cell>
        </table:table-row>
        <table:table-row table:style-name="ro1">
          <table:table-cell office:value-type="string" calcext:value-type="string">
            <text:p>0500000US01057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Fayette County, Alabama</text:p>
          </table:table-cell>
          <table:table-cell office:value-type="float" office:value="296208600" calcext:value-type="float">
            <text:p>296208600</text:p>
          </table:table-cell>
          <table:table-cell office:value-type="float" office:value="21259239" calcext:value-type="float">
            <text:p>21259239</text:p>
          </table:table-cell>
        </table:table-row>
        <table:table-row table:style-name="ro1">
          <table:table-cell office:value-type="string" calcext:value-type="string">
            <text:p>0500000US0105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Franklin County, Alabama</text:p>
          </table:table-cell>
          <table:table-cell office:value-type="float" office:value="491619100" calcext:value-type="float">
            <text:p>491619100</text:p>
          </table:table-cell>
          <table:table-cell office:value-type="float" office:value="32414449" calcext:value-type="float">
            <text:p>32414449</text:p>
          </table:table-cell>
        </table:table-row>
        <table:table-row table:style-name="ro1">
          <table:table-cell office:value-type="string" calcext:value-type="string">
            <text:p>0500000US0106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Geneva County, Alabama</text:p>
          </table:table-cell>
          <table:table-cell office:value-type="float" office:value="472543600" calcext:value-type="float">
            <text:p>472543600</text:p>
          </table:table-cell>
          <table:table-cell office:value-type="float" office:value="36373988" calcext:value-type="float">
            <text:p>36373988</text:p>
          </table:table-cell>
        </table:table-row>
        <table:table-row table:style-name="ro1">
          <table:table-cell office:value-type="string" calcext:value-type="string">
            <text:p>0500000US01063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Greene County, Alabama</text:p>
          </table:table-cell>
          <table:table-cell office:value-type="float" office:value="36311000" calcext:value-type="float">
            <text:p>36311000</text:p>
          </table:table-cell>
          <table:table-cell office:value-type="float" office:value="10574943" calcext:value-type="float">
            <text:p>10574943</text:p>
          </table:table-cell>
        </table:table-row>
        <table:table-row table:style-name="ro1">
          <table:table-cell office:value-type="string" calcext:value-type="string">
            <text:p>0500000US01065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Hale County, Alabama</text:p>
          </table:table-cell>
          <table:table-cell office:value-type="float" office:value="161527100" calcext:value-type="float">
            <text:p>161527100</text:p>
          </table:table-cell>
          <table:table-cell office:value-type="float" office:value="15360087" calcext:value-type="float">
            <text:p>15360087</text:p>
          </table:table-cell>
        </table:table-row>
        <table:table-row table:style-name="ro1">
          <table:table-cell office:value-type="string" calcext:value-type="string">
            <text:p>0500000US01067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Henry County, Alabama</text:p>
          </table:table-cell>
          <table:table-cell office:value-type="float" office:value="305016600" calcext:value-type="float">
            <text:p>305016600</text:p>
          </table:table-cell>
          <table:table-cell office:value-type="float" office:value="22078647" calcext:value-type="float">
            <text:p>22078647</text:p>
          </table:table-cell>
        </table:table-row>
        <table:table-row table:style-name="ro1">
          <table:table-cell office:value-type="string" calcext:value-type="string">
            <text:p>0500000US01069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Houston County, Alabama</text:p>
          </table:table-cell>
          <table:table-cell office:value-type="float" office:value="1906253400" calcext:value-type="float">
            <text:p>1906253400</text:p>
          </table:table-cell>
          <table:table-cell office:value-type="float" office:value="48384112" calcext:value-type="float">
            <text:p>48384112</text:p>
          </table:table-cell>
        </table:table-row>
        <table:table-row table:style-name="ro1">
          <table:table-cell office:value-type="string" calcext:value-type="string">
            <text:p>0500000US01071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Jackson County, Alabama</text:p>
          </table:table-cell>
          <table:table-cell office:value-type="float" office:value="921297500" calcext:value-type="float">
            <text:p>921297500</text:p>
          </table:table-cell>
          <table:table-cell office:value-type="float" office:value="39294488" calcext:value-type="float">
            <text:p>39294488</text:p>
          </table:table-cell>
        </table:table-row>
        <table:table-row table:style-name="ro1">
          <table:table-cell office:value-type="string" calcext:value-type="string">
            <text:p>0500000US01073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Jefferson County, Alabama</text:p>
          </table:table-cell>
          <table:table-cell office:value-type="float" office:value="11999255900" calcext:value-type="float">
            <text:p>11999255900</text:p>
          </table:table-cell>
          <table:table-cell office:value-type="float" office:value="249736323" calcext:value-type="float">
            <text:p>249736323</text:p>
          </table:table-cell>
        </table:table-row>
        <table:table-row table:style-name="ro1">
          <table:table-cell office:value-type="string" calcext:value-type="string">
            <text:p>0500000US01075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Lamar County, Alabama</text:p>
          </table:table-cell>
          <table:table-cell office:value-type="float" office:value="263296000" calcext:value-type="float">
            <text:p>263296000</text:p>
          </table:table-cell>
          <table:table-cell office:value-type="float" office:value="38160988" calcext:value-type="float">
            <text:p>38160988</text:p>
          </table:table-cell>
        </table:table-row>
        <table:table-row table:style-name="ro1">
          <table:table-cell office:value-type="string" calcext:value-type="string">
            <text:p>0500000US01077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Lauderdale County, Alabama</text:p>
          </table:table-cell>
          <table:table-cell office:value-type="float" office:value="1986040700" calcext:value-type="float">
            <text:p>1986040700</text:p>
          </table:table-cell>
          <table:table-cell office:value-type="float" office:value="73028981" calcext:value-type="float">
            <text:p>73028981</text:p>
          </table:table-cell>
        </table:table-row>
        <table:table-row table:style-name="ro1">
          <table:table-cell office:value-type="string" calcext:value-type="string">
            <text:p>0500000US01079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Lawrence County, Alabama</text:p>
          </table:table-cell>
          <table:table-cell office:value-type="float" office:value="559516100" calcext:value-type="float">
            <text:p>559516100</text:p>
          </table:table-cell>
          <table:table-cell office:value-type="float" office:value="32898491" calcext:value-type="float">
            <text:p>32898491</text:p>
          </table:table-cell>
        </table:table-row>
        <table:table-row table:style-name="ro1">
          <table:table-cell office:value-type="string" calcext:value-type="string">
            <text:p>0500000US01081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Lee County, Alabama</text:p>
          </table:table-cell>
          <table:table-cell office:value-type="float" office:value="2720521400" calcext:value-type="float">
            <text:p>2720521400</text:p>
          </table:table-cell>
          <table:table-cell office:value-type="float" office:value="117241375" calcext:value-type="float">
            <text:p>117241375</text:p>
          </table:table-cell>
        </table:table-row>
        <table:table-row table:style-name="ro1">
          <table:table-cell office:value-type="string" calcext:value-type="string">
            <text:p>0500000US01083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Limestone County, Alabama</text:p>
          </table:table-cell>
          <table:table-cell office:value-type="float" office:value="1864467800" calcext:value-type="float">
            <text:p>1864467800</text:p>
          </table:table-cell>
          <table:table-cell office:value-type="float" office:value="80428742" calcext:value-type="float">
            <text:p>80428742</text:p>
          </table:table-cell>
        </table:table-row>
        <table:table-row table:style-name="ro1">
          <table:table-cell office:value-type="string" calcext:value-type="string">
            <text:p>0500000US01085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Lowndes County, Alabama</text:p>
          </table:table-cell>
          <table:table-cell office:value-type="float" office:value="95454100" calcext:value-type="float">
            <text:p>95454100</text:p>
          </table:table-cell>
          <table:table-cell office:value-type="float" office:value="24588259" calcext:value-type="float">
            <text:p>24588259</text:p>
          </table:table-cell>
        </table:table-row>
        <table:table-row table:style-name="ro1">
          <table:table-cell office:value-type="string" calcext:value-type="string">
            <text:p>0500000US0108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acon County, Alabama</text:p>
          </table:table-cell>
          <table:table-cell office:value-type="float" office:value="69139000" calcext:value-type="float">
            <text:p>69139000</text:p>
          </table:table-cell>
          <table:table-cell office:value-type="float" office:value="6561517" calcext:value-type="float">
            <text:p>6561517</text:p>
          </table:table-cell>
        </table:table-row>
        <table:table-row table:style-name="ro1">
          <table:table-cell office:value-type="string" calcext:value-type="string">
            <text:p>0500000US0108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dison County, Alabama</text:p>
          </table:table-cell>
          <table:table-cell office:value-type="float" office:value="8438018400" calcext:value-type="float">
            <text:p>8438018400</text:p>
          </table:table-cell>
          <table:table-cell office:value-type="float" office:value="182665956" calcext:value-type="float">
            <text:p>182665956</text:p>
          </table:table-cell>
        </table:table-row>
        <table:table-row table:style-name="ro1">
          <table:table-cell office:value-type="string" calcext:value-type="string">
            <text:p>0500000US01091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arengo County, Alabama</text:p>
          </table:table-cell>
          <table:table-cell office:value-type="float" office:value="259931500" calcext:value-type="float">
            <text:p>259931500</text:p>
          </table:table-cell>
          <table:table-cell office:value-type="float" office:value="24606113" calcext:value-type="float">
            <text:p>24606113</text:p>
          </table:table-cell>
        </table:table-row>
        <table:table-row table:style-name="ro1">
          <table:table-cell office:value-type="string" calcext:value-type="string">
            <text:p>0500000US01093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Marion County, Alabama</text:p>
          </table:table-cell>
          <table:table-cell office:value-type="float" office:value="568801800" calcext:value-type="float">
            <text:p>568801800</text:p>
          </table:table-cell>
          <table:table-cell office:value-type="float" office:value="32037929" calcext:value-type="float">
            <text:p>32037929</text:p>
          </table:table-cell>
        </table:table-row>
        <table:table-row table:style-name="ro1">
          <table:table-cell office:value-type="string" calcext:value-type="string">
            <text:p>0500000US0109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Marshall County, Alabama</text:p>
          </table:table-cell>
          <table:table-cell office:value-type="float" office:value="1780421100" calcext:value-type="float">
            <text:p>1780421100</text:p>
          </table:table-cell>
          <table:table-cell office:value-type="float" office:value="74091589" calcext:value-type="float">
            <text:p>74091589</text:p>
          </table:table-cell>
        </table:table-row>
        <table:table-row table:style-name="ro1">
          <table:table-cell office:value-type="string" calcext:value-type="string">
            <text:p>0500000US01097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Mobile County, Alabama</text:p>
          </table:table-cell>
          <table:table-cell office:value-type="float" office:value="6488030300" calcext:value-type="float">
            <text:p>6488030300</text:p>
          </table:table-cell>
          <table:table-cell office:value-type="float" office:value="120631507" calcext:value-type="float">
            <text:p>120631507</text:p>
          </table:table-cell>
        </table:table-row>
        <table:table-row table:style-name="ro1">
          <table:table-cell office:value-type="string" calcext:value-type="string">
            <text:p>0500000US01099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Monroe County, Alabama</text:p>
          </table:table-cell>
          <table:table-cell office:value-type="float" office:value="228985900" calcext:value-type="float">
            <text:p>228985900</text:p>
          </table:table-cell>
          <table:table-cell office:value-type="float" office:value="16633109" calcext:value-type="float">
            <text:p>16633109</text:p>
          </table:table-cell>
        </table:table-row>
        <table:table-row table:style-name="ro1">
          <table:table-cell office:value-type="string" calcext:value-type="string">
            <text:p>0500000US0110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Montgomery County, Alabama</text:p>
          </table:table-cell>
          <table:table-cell office:value-type="float" office:value="3088269900" calcext:value-type="float">
            <text:p>3088269900</text:p>
          </table:table-cell>
          <table:table-cell office:value-type="float" office:value="101352601" calcext:value-type="float">
            <text:p>101352601</text:p>
          </table:table-cell>
        </table:table-row>
        <table:table-row table:style-name="ro1">
          <table:table-cell office:value-type="string" calcext:value-type="string">
            <text:p>0500000US01103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Morgan County, Alabama</text:p>
          </table:table-cell>
          <table:table-cell office:value-type="float" office:value="2428290900" calcext:value-type="float">
            <text:p>2428290900</text:p>
          </table:table-cell>
          <table:table-cell office:value-type="float" office:value="72656370" calcext:value-type="float">
            <text:p>72656370</text:p>
          </table:table-cell>
        </table:table-row>
        <table:table-row table:style-name="ro1">
          <table:table-cell office:value-type="string" calcext:value-type="string">
            <text:p>0500000US01105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Perry County, Alabama</text:p>
          </table:table-cell>
          <table:table-cell office:value-type="float" office:value="61807000" calcext:value-type="float">
            <text:p>61807000</text:p>
          </table:table-cell>
          <table:table-cell office:value-type="float" office:value="11272655" calcext:value-type="float">
            <text:p>11272655</text:p>
          </table:table-cell>
        </table:table-row>
        <table:table-row table:style-name="ro1">
          <table:table-cell office:value-type="string" calcext:value-type="string">
            <text:p>0500000US01107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Pickens County, Alabama</text:p>
          </table:table-cell>
          <table:table-cell office:value-type="float" office:value="238270700" calcext:value-type="float">
            <text:p>238270700</text:p>
          </table:table-cell>
          <table:table-cell office:value-type="float" office:value="17551082" calcext:value-type="float">
            <text:p>17551082</text:p>
          </table:table-cell>
        </table:table-row>
        <table:table-row table:style-name="ro1">
          <table:table-cell office:value-type="string" calcext:value-type="string">
            <text:p>0500000US01109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Pike County, Alabama</text:p>
          </table:table-cell>
          <table:table-cell office:value-type="float" office:value="450535100" calcext:value-type="float">
            <text:p>450535100</text:p>
          </table:table-cell>
          <table:table-cell office:value-type="float" office:value="28991005" calcext:value-type="float">
            <text:p>28991005</text:p>
          </table:table-cell>
        </table:table-row>
        <table:table-row table:style-name="ro1">
          <table:table-cell office:value-type="string" calcext:value-type="string">
            <text:p>0500000US01111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Randolph County, Alabama</text:p>
          </table:table-cell>
          <table:table-cell office:value-type="float" office:value="349762700" calcext:value-type="float">
            <text:p>349762700</text:p>
          </table:table-cell>
          <table:table-cell office:value-type="float" office:value="29260049" calcext:value-type="float">
            <text:p>29260049</text:p>
          </table:table-cell>
        </table:table-row>
        <table:table-row table:style-name="ro1">
          <table:table-cell office:value-type="string" calcext:value-type="string">
            <text:p>0500000US011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Russell County, Alabama</text:p>
          </table:table-cell>
          <table:table-cell office:value-type="float" office:value="638487700" calcext:value-type="float">
            <text:p>638487700</text:p>
          </table:table-cell>
          <table:table-cell office:value-type="float" office:value="45422995" calcext:value-type="float">
            <text:p>45422995</text:p>
          </table:table-cell>
        </table:table-row>
        <table:table-row table:style-name="ro1">
          <table:table-cell office:value-type="string" calcext:value-type="string">
            <text:p>0500000US0111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t. Clair County, Alabama</text:p>
          </table:table-cell>
          <table:table-cell office:value-type="float" office:value="1787404200" calcext:value-type="float">
            <text:p>1787404200</text:p>
          </table:table-cell>
          <table:table-cell office:value-type="float" office:value="74870857" calcext:value-type="float">
            <text:p>74870857</text:p>
          </table:table-cell>
        </table:table-row>
        <table:table-row table:style-name="ro1">
          <table:table-cell office:value-type="string" calcext:value-type="string">
            <text:p>0500000US01117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helby County, Alabama</text:p>
          </table:table-cell>
          <table:table-cell office:value-type="float" office:value="5671624800" calcext:value-type="float">
            <text:p>5671624800</text:p>
          </table:table-cell>
          <table:table-cell office:value-type="float" office:value="164666590" calcext:value-type="float">
            <text:p>164666590</text:p>
          </table:table-cell>
        </table:table-row>
        <table:table-row table:style-name="ro1">
          <table:table-cell office:value-type="string" calcext:value-type="string">
            <text:p>0500000US01119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Sumter County, Alabama</text:p>
          </table:table-cell>
          <table:table-cell office:value-type="float" office:value="66175600" calcext:value-type="float">
            <text:p>66175600</text:p>
          </table:table-cell>
          <table:table-cell office:value-type="float" office:value="6700705" calcext:value-type="float">
            <text:p>6700705</text:p>
          </table:table-cell>
        </table:table-row>
        <table:table-row table:style-name="ro1">
          <table:table-cell office:value-type="string" calcext:value-type="string">
            <text:p>0500000US01121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alladega County, Alabama</text:p>
          </table:table-cell>
          <table:table-cell office:value-type="float" office:value="1111728000" calcext:value-type="float">
            <text:p>1111728000</text:p>
          </table:table-cell>
          <table:table-cell office:value-type="float" office:value="47285010" calcext:value-type="float">
            <text:p>47285010</text:p>
          </table:table-cell>
        </table:table-row>
        <table:table-row table:style-name="ro1">
          <table:table-cell office:value-type="string" calcext:value-type="string">
            <text:p>0500000US0112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Tallapoosa County, Alabama</text:p>
          </table:table-cell>
          <table:table-cell office:value-type="float" office:value="697823400" calcext:value-type="float">
            <text:p>697823400</text:p>
          </table:table-cell>
          <table:table-cell office:value-type="float" office:value="31317756" calcext:value-type="float">
            <text:p>31317756</text:p>
          </table:table-cell>
        </table:table-row>
        <table:table-row table:style-name="ro1">
          <table:table-cell office:value-type="string" calcext:value-type="string">
            <text:p>0500000US01125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Tuscaloosa County, Alabama</text:p>
          </table:table-cell>
          <table:table-cell office:value-type="float" office:value="3299138200" calcext:value-type="float">
            <text:p>3299138200</text:p>
          </table:table-cell>
          <table:table-cell office:value-type="float" office:value="94810911" calcext:value-type="float">
            <text:p>94810911</text:p>
          </table:table-cell>
        </table:table-row>
        <table:table-row table:style-name="ro1">
          <table:table-cell office:value-type="string" calcext:value-type="string">
            <text:p>0500000US01127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Walker County, Alabama</text:p>
          </table:table-cell>
          <table:table-cell office:value-type="float" office:value="1196815000" calcext:value-type="float">
            <text:p>1196815000</text:p>
          </table:table-cell>
          <table:table-cell office:value-type="float" office:value="44453438" calcext:value-type="float">
            <text:p>44453438</text:p>
          </table:table-cell>
        </table:table-row>
        <table:table-row table:style-name="ro1">
          <table:table-cell office:value-type="string" calcext:value-type="string">
            <text:p>0500000US01129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Washington County, Alabama</text:p>
          </table:table-cell>
          <table:table-cell office:value-type="float" office:value="222687300" calcext:value-type="float">
            <text:p>222687300</text:p>
          </table:table-cell>
          <table:table-cell office:value-type="float" office:value="17971345" calcext:value-type="float">
            <text:p>17971345</text:p>
          </table:table-cell>
        </table:table-row>
        <table:table-row table:style-name="ro1">
          <table:table-cell office:value-type="string" calcext:value-type="string">
            <text:p>0500000US01131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Wilcox County, Alabama</text:p>
          </table:table-cell>
          <table:table-cell office:value-type="float" office:value="68840400" calcext:value-type="float">
            <text:p>68840400</text:p>
          </table:table-cell>
          <table:table-cell office:value-type="float" office:value="8862748" calcext:value-type="float">
            <text:p>8862748</text:p>
          </table:table-cell>
        </table:table-row>
        <table:table-row table:style-name="ro1">
          <table:table-cell office:value-type="string" calcext:value-type="string">
            <text:p>0500000US01133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Winston County, Alabama</text:p>
          </table:table-cell>
          <table:table-cell office:value-type="float" office:value="413578700" calcext:value-type="float">
            <text:p>413578700</text:p>
          </table:table-cell>
          <table:table-cell office:value-type="float" office:value="26311661" calcext:value-type="float">
            <text:p>26311661</text:p>
          </table:table-cell>
        </table:table-row>
        <table:table-row table:style-name="ro1">
          <table:table-cell office:value-type="string" calcext:value-type="string">
            <text:p>0500000US020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leutians East Borough, Alaska</text:p>
          </table:table-cell>
          <table:table-cell office:value-type="float" office:value="16345000" calcext:value-type="float">
            <text:p>16345000</text:p>
          </table:table-cell>
          <table:table-cell office:value-type="float" office:value="4078721" calcext:value-type="float">
            <text:p>4078721</text:p>
          </table:table-cell>
        </table:table-row>
        <table:table-row table:style-name="ro1">
          <table:table-cell office:value-type="string" calcext:value-type="string">
            <text:p>0500000US020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eutians West Census Area, Alaska</text:p>
          </table:table-cell>
          <table:table-cell office:value-type="float" office:value="59246200" calcext:value-type="float">
            <text:p>59246200</text:p>
          </table:table-cell>
          <table:table-cell office:value-type="float" office:value="11058337" calcext:value-type="float">
            <text:p>11058337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8105463600" calcext:value-type="float">
            <text:p>8105463600</text:p>
          </table:table-cell>
          <table:table-cell office:value-type="float" office:value="204261590" calcext:value-type="float">
            <text:p>204261590</text:p>
          </table:table-cell>
        </table:table-row>
        <table:table-row table:style-name="ro1">
          <table:table-cell office:value-type="string" calcext:value-type="string">
            <text:p>0500000US0205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Bethel Census Area, Alaska</text:p>
          </table:table-cell>
          <table:table-cell office:value-type="float" office:value="91573900" calcext:value-type="float">
            <text:p>91573900</text:p>
          </table:table-cell>
          <table:table-cell office:value-type="float" office:value="13655769" calcext:value-type="float">
            <text:p>13655769</text:p>
          </table:table-cell>
        </table:table-row>
        <table:table-row table:style-name="ro1">
          <table:table-cell office:value-type="string" calcext:value-type="string">
            <text:p>0500000US0206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Bristol Bay Borough, Alaska</text:p>
          </table:table-cell>
          <table:table-cell office:value-type="float" office:value="21228600" calcext:value-type="float">
            <text:p>21228600</text:p>
          </table:table-cell>
          <table:table-cell office:value-type="float" office:value="3866782" calcext:value-type="float">
            <text:p>3866782</text:p>
          </table:table-cell>
        </table:table-row>
        <table:table-row table:style-name="ro1">
          <table:table-cell office:value-type="string" calcext:value-type="string">
            <text:p>0500000US02068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Denali Borough, Alaska</text:p>
          </table:table-cell>
          <table:table-cell office:value-type="float" office:value="53260500" calcext:value-type="float">
            <text:p>53260500</text:p>
          </table:table-cell>
          <table:table-cell office:value-type="float" office:value="8067641" calcext:value-type="float">
            <text:p>8067641</text:p>
          </table:table-cell>
        </table:table-row>
        <table:table-row table:style-name="ro1">
          <table:table-cell office:value-type="string" calcext:value-type="string">
            <text:p>0500000US02070</text:p>
          </table:table-cell>
          <table:table-cell office:value-type="float" office:value="2070" calcext:value-type="float">
            <text:p>2070</text:p>
          </table:table-cell>
          <table:table-cell office:value-type="string" calcext:value-type="string">
            <text:p>Dillingham Census Area, Alaska</text:p>
          </table:table-cell>
          <table:table-cell office:value-type="float" office:value="36517200" calcext:value-type="float">
            <text:p>36517200</text:p>
          </table:table-cell>
          <table:table-cell office:value-type="float" office:value="5925446" calcext:value-type="float">
            <text:p>5925446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2540566300" calcext:value-type="float">
            <text:p>2540566300</text:p>
          </table:table-cell>
          <table:table-cell office:value-type="float" office:value="100690797" calcext:value-type="float">
            <text:p>100690797</text:p>
          </table:table-cell>
        </table:table-row>
        <table:table-row table:style-name="ro1">
          <table:table-cell office:value-type="string" calcext:value-type="string">
            <text:p>0500000US021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Haines Borough, Alaska</text:p>
          </table:table-cell>
          <table:table-cell office:value-type="float" office:value="67743200" calcext:value-type="float">
            <text:p>67743200</text:p>
          </table:table-cell>
          <table:table-cell office:value-type="float" office:value="11389036" calcext:value-type="float">
            <text:p>11389036</text:p>
          </table:table-cell>
        </table:table-row>
        <table:table-row table:style-name="ro1">
          <table:table-cell office:value-type="string" calcext:value-type="string">
            <text:p>0500000US02105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Hoonah-Angoon Census Area, Alaska</text:p>
          </table:table-cell>
          <table:table-cell office:value-type="float" office:value="39963800" calcext:value-type="float">
            <text:p>39963800</text:p>
          </table:table-cell>
          <table:table-cell office:value-type="float" office:value="4829288" calcext:value-type="float">
            <text:p>4829288</text:p>
          </table:table-cell>
        </table:table-row>
        <table:table-row table:style-name="ro1">
          <table:table-cell office:value-type="string" calcext:value-type="string">
            <text:p>0500000US02110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Juneau City and Borough, Alaska</text:p>
          </table:table-cell>
          <table:table-cell office:value-type="float" office:value="974745800" calcext:value-type="float">
            <text:p>974745800</text:p>
          </table:table-cell>
          <table:table-cell office:value-type="float" office:value="40597112" calcext:value-type="float">
            <text:p>40597112</text:p>
          </table:table-cell>
        </table:table-row>
        <table:table-row table:style-name="ro1">
          <table:table-cell office:value-type="string" calcext:value-type="string">
            <text:p>0500000US02122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Kenai Peninsula Borough, Alaska</text:p>
          </table:table-cell>
          <table:table-cell office:value-type="float" office:value="1468369400" calcext:value-type="float">
            <text:p>1468369400</text:p>
          </table:table-cell>
          <table:table-cell office:value-type="float" office:value="59219908" calcext:value-type="float">
            <text:p>59219908</text:p>
          </table:table-cell>
        </table:table-row>
        <table:table-row table:style-name="ro1">
          <table:table-cell office:value-type="string" calcext:value-type="string">
            <text:p>0500000US02130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Ketchikan Gateway Borough, Alaska</text:p>
          </table:table-cell>
          <table:table-cell office:value-type="float" office:value="340905300" calcext:value-type="float">
            <text:p>340905300</text:p>
          </table:table-cell>
          <table:table-cell office:value-type="float" office:value="17431007" calcext:value-type="float">
            <text:p>17431007</text:p>
          </table:table-cell>
        </table:table-row>
        <table:table-row table:style-name="ro1">
          <table:table-cell office:value-type="string" calcext:value-type="string">
            <text:p>0500000US02150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Kodiak Island Borough, Alaska</text:p>
          </table:table-cell>
          <table:table-cell office:value-type="float" office:value="263700900" calcext:value-type="float">
            <text:p>263700900</text:p>
          </table:table-cell>
          <table:table-cell office:value-type="float" office:value="25074292" calcext:value-type="float">
            <text:p>25074292</text:p>
          </table:table-cell>
        </table:table-row>
        <table:table-row table:style-name="ro1">
          <table:table-cell office:value-type="string" calcext:value-type="string">
            <text:p>0500000US02158</text:p>
          </table:table-cell>
          <table:table-cell office:value-type="float" office:value="2158" calcext:value-type="float">
            <text:p>2158</text:p>
          </table:table-cell>
          <table:table-cell office:value-type="string" calcext:value-type="string">
            <text:p>Kusilvak Census Area, Alaska</text:p>
          </table:table-cell>
          <table:table-cell office:value-type="float" office:value="9574300" calcext:value-type="float">
            <text:p>9574300</text:p>
          </table:table-cell>
          <table:table-cell office:value-type="float" office:value="2102278" calcext:value-type="float">
            <text:p>2102278</text:p>
          </table:table-cell>
        </table:table-row>
        <table:table-row table:style-name="ro1">
          <table:table-cell office:value-type="string" calcext:value-type="string">
            <text:p>0500000US02164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Lake and Peninsula Borough, Alaska</text:p>
          </table:table-cell>
          <table:table-cell office:value-type="float" office:value="12151200" calcext:value-type="float">
            <text:p>12151200</text:p>
          </table:table-cell>
          <table:table-cell office:value-type="float" office:value="2357401" calcext:value-type="float">
            <text:p>2357401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2348058900" calcext:value-type="float">
            <text:p>2348058900</text:p>
          </table:table-cell>
          <table:table-cell office:value-type="float" office:value="64877347" calcext:value-type="float">
            <text:p>64877347</text:p>
          </table:table-cell>
        </table:table-row>
        <table:table-row table:style-name="ro1">
          <table:table-cell office:value-type="string" calcext:value-type="string">
            <text:p>0500000US02180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Nome Census Area, Alaska</text:p>
          </table:table-cell>
          <table:table-cell office:value-type="float" office:value="67885000" calcext:value-type="float">
            <text:p>67885000</text:p>
          </table:table-cell>
          <table:table-cell office:value-type="float" office:value="6803148" calcext:value-type="float">
            <text:p>6803148</text:p>
          </table:table-cell>
        </table:table-row>
        <table:table-row table:style-name="ro1">
          <table:table-cell office:value-type="string" calcext:value-type="string">
            <text:p>0500000US02185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North Slope Borough, Alaska</text:p>
          </table:table-cell>
          <table:table-cell office:value-type="float" office:value="16895600" calcext:value-type="float">
            <text:p>16895600</text:p>
          </table:table-cell>
          <table:table-cell office:value-type="float" office:value="31573671" calcext:value-type="float">
            <text:p>31573671</text:p>
          </table:table-cell>
        </table:table-row>
        <table:table-row table:style-name="ro1">
          <table:table-cell office:value-type="string" calcext:value-type="string">
            <text:p>0500000US02188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Northwest Arctic Borough, Alaska</text:p>
          </table:table-cell>
          <table:table-cell office:value-type="float" office:value="41685200" calcext:value-type="float">
            <text:p>41685200</text:p>
          </table:table-cell>
          <table:table-cell office:value-type="float" office:value="5808961" calcext:value-type="float">
            <text:p>5808961</text:p>
          </table:table-cell>
        </table:table-row>
        <table:table-row table:style-name="ro1">
          <table:table-cell office:value-type="string" calcext:value-type="string">
            <text:p>0500000US02195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Petersburg Borough, Alaska</text:p>
          </table:table-cell>
          <table:table-cell office:value-type="float" office:value="78662100" calcext:value-type="float">
            <text:p>78662100</text:p>
          </table:table-cell>
          <table:table-cell office:value-type="float" office:value="7832572" calcext:value-type="float">
            <text:p>7832572</text:p>
          </table:table-cell>
        </table:table-row>
        <table:table-row table:style-name="ro1">
          <table:table-cell office:value-type="string" calcext:value-type="string">
            <text:p>0500000US02198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Prince of Wales-Hyder Census Area, Alaska</text:p>
          </table:table-cell>
          <table:table-cell office:value-type="float" office:value="88817000" calcext:value-type="float">
            <text:p>88817000</text:p>
          </table:table-cell>
          <table:table-cell office:value-type="float" office:value="6310075" calcext:value-type="float">
            <text:p>6310075</text:p>
          </table:table-cell>
        </table:table-row>
        <table:table-row table:style-name="ro1">
          <table:table-cell office:value-type="string" calcext:value-type="string">
            <text:p>0500000US02220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Sitka City and Borough, Alaska</text:p>
          </table:table-cell>
          <table:table-cell office:value-type="float" office:value="229945300" calcext:value-type="float">
            <text:p>229945300</text:p>
          </table:table-cell>
          <table:table-cell office:value-type="float" office:value="16547022" calcext:value-type="float">
            <text:p>16547022</text:p>
          </table:table-cell>
        </table:table-row>
        <table:table-row table:style-name="ro1">
          <table:table-cell office:value-type="string" calcext:value-type="string">
            <text:p>0500000US02230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Skagway Municipality, Alaska</text:p>
          </table:table-cell>
          <table:table-cell office:value-type="float" office:value="29563500" calcext:value-type="float">
            <text:p>29563500</text:p>
          </table:table-cell>
          <table:table-cell office:value-type="float" office:value="4342413" calcext:value-type="float">
            <text:p>4342413</text:p>
          </table:table-cell>
        </table:table-row>
        <table:table-row table:style-name="ro1">
          <table:table-cell office:value-type="string" calcext:value-type="string">
            <text:p>0500000US02240</text:p>
          </table:table-cell>
          <table:table-cell office:value-type="float" office:value="2240" calcext:value-type="float">
            <text:p>2240</text:p>
          </table:table-cell>
          <table:table-cell office:value-type="string" calcext:value-type="string">
            <text:p>Southeast Fairbanks Census Area, Alaska</text:p>
          </table:table-cell>
          <table:table-cell office:value-type="float" office:value="134604700" calcext:value-type="float">
            <text:p>134604700</text:p>
          </table:table-cell>
          <table:table-cell office:value-type="float" office:value="10058171" calcext:value-type="float">
            <text:p>10058171</text:p>
          </table:table-cell>
        </table:table-row>
        <table:table-row table:style-name="ro1">
          <table:table-cell office:value-type="string" calcext:value-type="string">
            <text:p>0500000US02261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Valdez-Cordova Census Area, Alaska</text:p>
          </table:table-cell>
          <table:table-cell office:value-type="float" office:value="216876700" calcext:value-type="float">
            <text:p>216876700</text:p>
          </table:table-cell>
          <table:table-cell office:value-type="float" office:value="25909989" calcext:value-type="float">
            <text:p>25909989</text:p>
          </table:table-cell>
        </table:table-row>
        <table:table-row table:style-name="ro1">
          <table:table-cell office:value-type="string" calcext:value-type="string">
            <text:p>0500000US02275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Wrangell City and Borough, Alaska</text:p>
          </table:table-cell>
          <table:table-cell office:value-type="float" office:value="54586700" calcext:value-type="float">
            <text:p>54586700</text:p>
          </table:table-cell>
          <table:table-cell office:value-type="float" office:value="5650641" calcext:value-type="float">
            <text:p>5650641</text:p>
          </table:table-cell>
        </table:table-row>
        <table:table-row table:style-name="ro1">
          <table:table-cell office:value-type="string" calcext:value-type="string">
            <text:p>0500000US02282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Yakutat City and Borough, Alaska</text:p>
          </table:table-cell>
          <table:table-cell office:value-type="float" office:value="9043600" calcext:value-type="float">
            <text:p>9043600</text:p>
          </table:table-cell>
          <table:table-cell office:value-type="float" office:value="2033565" calcext:value-type="float">
            <text:p>2033565</text:p>
          </table:table-cell>
        </table:table-row>
        <table:table-row table:style-name="ro1">
          <table:table-cell office:value-type="string" calcext:value-type="string">
            <text:p>0500000US02290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Yukon-Koyukuk Census Area, Alaska</text:p>
          </table:table-cell>
          <table:table-cell office:value-type="float" office:value="38580000" calcext:value-type="float">
            <text:p>38580000</text:p>
          </table:table-cell>
          <table:table-cell office:value-type="float" office:value="2626846" calcext:value-type="float">
            <text:p>2626846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301058900" calcext:value-type="float">
            <text:p>301058900</text:p>
          </table:table-cell>
          <table:table-cell office:value-type="float" office:value="29786825" calcext:value-type="float">
            <text:p>29786825</text:p>
          </table:table-cell>
        </table:table-row>
        <table:table-row table:style-name="ro1">
          <table:table-cell office:value-type="string" calcext:value-type="string">
            <text:p>0500000US04003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Cochise County, Arizona</text:p>
          </table:table-cell>
          <table:table-cell office:value-type="float" office:value="2030413500" calcext:value-type="float">
            <text:p>2030413500</text:p>
          </table:table-cell>
          <table:table-cell office:value-type="float" office:value="85673034" calcext:value-type="float">
            <text:p>85673034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2287500800" calcext:value-type="float">
            <text:p>2287500800</text:p>
          </table:table-cell>
          <table:table-cell office:value-type="float" office:value="109501397" calcext:value-type="float">
            <text:p>109501397</text:p>
          </table:table-cell>
        </table:table-row>
        <table:table-row table:style-name="ro1">
          <table:table-cell office:value-type="string" calcext:value-type="string">
            <text:p>0500000US04007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Gila County, Arizona</text:p>
          </table:table-cell>
          <table:table-cell office:value-type="float" office:value="790889800" calcext:value-type="float">
            <text:p>790889800</text:p>
          </table:table-cell>
          <table:table-cell office:value-type="float" office:value="40606842" calcext:value-type="float">
            <text:p>40606842</text:p>
          </table:table-cell>
        </table:table-row>
        <table:table-row table:style-name="ro1">
          <table:table-cell office:value-type="string" calcext:value-type="string">
            <text:p>0500000US04009</text:p>
          </table:table-cell>
          <table:table-cell office:value-type="float" office:value="4009" calcext:value-type="float">
            <text:p>4009</text:p>
          </table:table-cell>
          <table:table-cell office:value-type="string" calcext:value-type="string">
            <text:p>Graham County, Arizona</text:p>
          </table:table-cell>
          <table:table-cell office:value-type="float" office:value="402619700" calcext:value-type="float">
            <text:p>402619700</text:p>
          </table:table-cell>
          <table:table-cell office:value-type="float" office:value="23797842" calcext:value-type="float">
            <text:p>23797842</text:p>
          </table:table-cell>
        </table:table-row>
        <table:table-row table:style-name="ro1">
          <table:table-cell office:value-type="string" calcext:value-type="string">
            <text:p>0500000US04011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Greenlee County, Arizona</text:p>
          </table:table-cell>
          <table:table-cell office:value-type="float" office:value="108955300" calcext:value-type="float">
            <text:p>108955300</text:p>
          </table:table-cell>
          <table:table-cell office:value-type="float" office:value="14503399" calcext:value-type="float">
            <text:p>14503399</text:p>
          </table:table-cell>
        </table:table-row>
        <table:table-row table:style-name="ro1">
          <table:table-cell office:value-type="string" calcext:value-type="string">
            <text:p>0500000US04012</text:p>
          </table:table-cell>
          <table:table-cell office:value-type="float" office:value="4012" calcext:value-type="float">
            <text:p>4012</text:p>
          </table:table-cell>
          <table:table-cell office:value-type="string" calcext:value-type="string">
            <text:p>La Paz County, Arizona</text:p>
          </table:table-cell>
          <table:table-cell office:value-type="float" office:value="295408800" calcext:value-type="float">
            <text:p>295408800</text:p>
          </table:table-cell>
          <table:table-cell office:value-type="float" office:value="29958883" calcext:value-type="float">
            <text:p>29958883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80607945600" calcext:value-type="float">
            <text:p>80607945600</text:p>
          </table:table-cell>
          <table:table-cell office:value-type="float" office:value="648874085" calcext:value-type="float">
            <text:p>648874085</text:p>
          </table:table-cell>
        </table:table-row>
        <table:table-row table:style-name="ro1">
          <table:table-cell office:value-type="string" calcext:value-type="string">
            <text:p>0500000US04015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Mohave County, Arizona</text:p>
          </table:table-cell>
          <table:table-cell office:value-type="float" office:value="3570505100" calcext:value-type="float">
            <text:p>3570505100</text:p>
          </table:table-cell>
          <table:table-cell office:value-type="float" office:value="125353473" calcext:value-type="float">
            <text:p>125353473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1048461600" calcext:value-type="float">
            <text:p>1048461600</text:p>
          </table:table-cell>
          <table:table-cell office:value-type="float" office:value="53204524" calcext:value-type="float">
            <text:p>53204524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17798131000" calcext:value-type="float">
            <text:p>17798131000</text:p>
          </table:table-cell>
          <table:table-cell office:value-type="float" office:value="229254249" calcext:value-type="float">
            <text:p>229254249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5710905500" calcext:value-type="float">
            <text:p>5710905500</text:p>
          </table:table-cell>
          <table:table-cell office:value-type="float" office:value="123243522" calcext:value-type="float">
            <text:p>123243522</text:p>
          </table:table-cell>
        </table:table-row>
        <table:table-row table:style-name="ro1">
          <table:table-cell office:value-type="string" calcext:value-type="string">
            <text:p>0500000US04023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Santa Cruz County, Arizona</text:p>
          </table:table-cell>
          <table:table-cell office:value-type="float" office:value="251911700" calcext:value-type="float">
            <text:p>251911700</text:p>
          </table:table-cell>
          <table:table-cell office:value-type="float" office:value="27324355" calcext:value-type="float">
            <text:p>27324355</text:p>
          </table:table-cell>
        </table:table-row>
        <table:table-row table:style-name="ro1">
          <table:table-cell office:value-type="string" calcext:value-type="string">
            <text:p>0500000US04025</text:p>
          </table:table-cell>
          <table:table-cell office:value-type="float" office:value="4025" calcext:value-type="float">
            <text:p>4025</text:p>
          </table:table-cell>
          <table:table-cell office:value-type="string" calcext:value-type="string">
            <text:p>Yavapai County, Arizona</text:p>
          </table:table-cell>
          <table:table-cell office:value-type="float" office:value="4730745500" calcext:value-type="float">
            <text:p>4730745500</text:p>
          </table:table-cell>
          <table:table-cell office:value-type="float" office:value="104708278" calcext:value-type="float">
            <text:p>104708278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2013242200" calcext:value-type="float">
            <text:p>2013242200</text:p>
          </table:table-cell>
          <table:table-cell office:value-type="float" office:value="77501034" calcext:value-type="float">
            <text:p>77501034</text:p>
          </table:table-cell>
        </table:table-row>
        <table:table-row table:style-name="ro1">
          <table:table-cell office:value-type="string" calcext:value-type="string">
            <text:p>0500000US05001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Arkansas County, Arkansas</text:p>
          </table:table-cell>
          <table:table-cell office:value-type="float" office:value="337154600" calcext:value-type="float">
            <text:p>337154600</text:p>
          </table:table-cell>
          <table:table-cell office:value-type="float" office:value="26337352" calcext:value-type="float">
            <text:p>26337352</text:p>
          </table:table-cell>
        </table:table-row>
        <table:table-row table:style-name="ro1">
          <table:table-cell office:value-type="string" calcext:value-type="string">
            <text:p>0500000US05003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Ashley County, Arkansas</text:p>
          </table:table-cell>
          <table:table-cell office:value-type="float" office:value="326452100" calcext:value-type="float">
            <text:p>326452100</text:p>
          </table:table-cell>
          <table:table-cell office:value-type="float" office:value="27336986" calcext:value-type="float">
            <text:p>27336986</text:p>
          </table:table-cell>
        </table:table-row>
        <table:table-row table:style-name="ro1">
          <table:table-cell office:value-type="string" calcext:value-type="string">
            <text:p>0500000US05005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Baxter County, Arkansas</text:p>
          </table:table-cell>
          <table:table-cell office:value-type="float" office:value="870471800" calcext:value-type="float">
            <text:p>870471800</text:p>
          </table:table-cell>
          <table:table-cell office:value-type="float" office:value="65451001" calcext:value-type="float">
            <text:p>65451001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5517773800" calcext:value-type="float">
            <text:p>5517773800</text:p>
          </table:table-cell>
          <table:table-cell office:value-type="float" office:value="129914858" calcext:value-type="float">
            <text:p>129914858</text:p>
          </table:table-cell>
        </table:table-row>
        <table:table-row table:style-name="ro1">
          <table:table-cell office:value-type="string" calcext:value-type="string">
            <text:p>0500000US05009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Boone County, Arkansas</text:p>
          </table:table-cell>
          <table:table-cell office:value-type="float" office:value="757202100" calcext:value-type="float">
            <text:p>757202100</text:p>
          </table:table-cell>
          <table:table-cell office:value-type="float" office:value="37060882" calcext:value-type="float">
            <text:p>37060882</text:p>
          </table:table-cell>
        </table:table-row>
        <table:table-row table:style-name="ro1">
          <table:table-cell office:value-type="string" calcext:value-type="string">
            <text:p>0500000US05011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Bradley County, Arkansas</text:p>
          </table:table-cell>
          <table:table-cell office:value-type="float" office:value="169107500" calcext:value-type="float">
            <text:p>169107500</text:p>
          </table:table-cell>
          <table:table-cell office:value-type="float" office:value="21320339" calcext:value-type="float">
            <text:p>21320339</text:p>
          </table:table-cell>
        </table:table-row>
        <table:table-row table:style-name="ro1">
          <table:table-cell office:value-type="string" calcext:value-type="string">
            <text:p>0500000US05013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Calhoun County, Arkansas</text:p>
          </table:table-cell>
          <table:table-cell office:value-type="float" office:value="86550300" calcext:value-type="float">
            <text:p>86550300</text:p>
          </table:table-cell>
          <table:table-cell office:value-type="float" office:value="9397499" calcext:value-type="float">
            <text:p>9397499</text:p>
          </table:table-cell>
        </table:table-row>
        <table:table-row table:style-name="ro1">
          <table:table-cell office:value-type="string" calcext:value-type="string">
            <text:p>0500000US05015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Carroll County, Arkansas</text:p>
          </table:table-cell>
          <table:table-cell office:value-type="float" office:value="479809000" calcext:value-type="float">
            <text:p>479809000</text:p>
          </table:table-cell>
          <table:table-cell office:value-type="float" office:value="37633809" calcext:value-type="float">
            <text:p>37633809</text:p>
          </table:table-cell>
        </table:table-row>
        <table:table-row table:style-name="ro1">
          <table:table-cell office:value-type="string" calcext:value-type="string">
            <text:p>0500000US05017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Chicot County, Arkansas</text:p>
          </table:table-cell>
          <table:table-cell office:value-type="float" office:value="128101900" calcext:value-type="float">
            <text:p>128101900</text:p>
          </table:table-cell>
          <table:table-cell office:value-type="float" office:value="25440378" calcext:value-type="float">
            <text:p>25440378</text:p>
          </table:table-cell>
        </table:table-row>
        <table:table-row table:style-name="ro1">
          <table:table-cell office:value-type="string" calcext:value-type="string">
            <text:p>0500000US05019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Clark County, Arkansas</text:p>
          </table:table-cell>
          <table:table-cell office:value-type="float" office:value="339101900" calcext:value-type="float">
            <text:p>339101900</text:p>
          </table:table-cell>
          <table:table-cell office:value-type="float" office:value="26593910" calcext:value-type="float">
            <text:p>26593910</text:p>
          </table:table-cell>
        </table:table-row>
        <table:table-row table:style-name="ro1">
          <table:table-cell office:value-type="string" calcext:value-type="string">
            <text:p>0500000US05021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Clay County, Arkansas</text:p>
          </table:table-cell>
          <table:table-cell office:value-type="float" office:value="280431500" calcext:value-type="float">
            <text:p>280431500</text:p>
          </table:table-cell>
          <table:table-cell office:value-type="float" office:value="19608050" calcext:value-type="float">
            <text:p>19608050</text:p>
          </table:table-cell>
        </table:table-row>
        <table:table-row table:style-name="ro1">
          <table:table-cell office:value-type="string" calcext:value-type="string">
            <text:p>0500000US05023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Cleburne County, Arkansas</text:p>
          </table:table-cell>
          <table:table-cell office:value-type="float" office:value="581458600" calcext:value-type="float">
            <text:p>581458600</text:p>
          </table:table-cell>
          <table:table-cell office:value-type="float" office:value="45390353" calcext:value-type="float">
            <text:p>45390353</text:p>
          </table:table-cell>
        </table:table-row>
        <table:table-row table:style-name="ro1">
          <table:table-cell office:value-type="string" calcext:value-type="string">
            <text:p>0500000US05025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Cleveland County, Arkansas</text:p>
          </table:table-cell>
          <table:table-cell office:value-type="float" office:value="168794600" calcext:value-type="float">
            <text:p>168794600</text:p>
          </table:table-cell>
          <table:table-cell office:value-type="float" office:value="12978021" calcext:value-type="float">
            <text:p>12978021</text:p>
          </table:table-cell>
        </table:table-row>
        <table:table-row table:style-name="ro1">
          <table:table-cell office:value-type="string" calcext:value-type="string">
            <text:p>0500000US05027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Columbia County, Arkansas</text:p>
          </table:table-cell>
          <table:table-cell office:value-type="float" office:value="357280500" calcext:value-type="float">
            <text:p>357280500</text:p>
          </table:table-cell>
          <table:table-cell office:value-type="float" office:value="23586988" calcext:value-type="float">
            <text:p>23586988</text:p>
          </table:table-cell>
        </table:table-row>
        <table:table-row table:style-name="ro1">
          <table:table-cell office:value-type="string" calcext:value-type="string">
            <text:p>0500000US05029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Conway County, Arkansas</text:p>
          </table:table-cell>
          <table:table-cell office:value-type="float" office:value="381095400" calcext:value-type="float">
            <text:p>381095400</text:p>
          </table:table-cell>
          <table:table-cell office:value-type="float" office:value="25698885" calcext:value-type="float">
            <text:p>25698885</text:p>
          </table:table-cell>
        </table:table-row>
        <table:table-row table:style-name="ro1">
          <table:table-cell office:value-type="string" calcext:value-type="string">
            <text:p>0500000US05031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Craighead County, Arkansas</text:p>
          </table:table-cell>
          <table:table-cell office:value-type="float" office:value="2037286000" calcext:value-type="float">
            <text:p>2037286000</text:p>
          </table:table-cell>
          <table:table-cell office:value-type="float" office:value="89893703" calcext:value-type="float">
            <text:p>89893703</text:p>
          </table:table-cell>
        </table:table-row>
        <table:table-row table:style-name="ro1">
          <table:table-cell office:value-type="string" calcext:value-type="string">
            <text:p>0500000US05033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Crawford County, Arkansas</text:p>
          </table:table-cell>
          <table:table-cell office:value-type="float" office:value="1150811900" calcext:value-type="float">
            <text:p>1150811900</text:p>
          </table:table-cell>
          <table:table-cell office:value-type="float" office:value="66560898" calcext:value-type="float">
            <text:p>66560898</text:p>
          </table:table-cell>
        </table:table-row>
        <table:table-row table:style-name="ro1">
          <table:table-cell office:value-type="string" calcext:value-type="string">
            <text:p>0500000US05035</text:p>
          </table:table-cell>
          <table:table-cell office:value-type="float" office:value="5035" calcext:value-type="float">
            <text:p>5035</text:p>
          </table:table-cell>
          <table:table-cell office:value-type="string" calcext:value-type="string">
            <text:p>Crittenden County, Arkansas</text:p>
          </table:table-cell>
          <table:table-cell office:value-type="float" office:value="606215700" calcext:value-type="float">
            <text:p>606215700</text:p>
          </table:table-cell>
          <table:table-cell office:value-type="float" office:value="33596942" calcext:value-type="float">
            <text:p>33596942</text:p>
          </table:table-cell>
        </table:table-row>
        <table:table-row table:style-name="ro1">
          <table:table-cell office:value-type="string" calcext:value-type="string">
            <text:p>0500000US05037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Cross County, Arkansas</text:p>
          </table:table-cell>
          <table:table-cell office:value-type="float" office:value="280013800" calcext:value-type="float">
            <text:p>280013800</text:p>
          </table:table-cell>
          <table:table-cell office:value-type="float" office:value="20772025" calcext:value-type="float">
            <text:p>20772025</text:p>
          </table:table-cell>
        </table:table-row>
        <table:table-row table:style-name="ro1">
          <table:table-cell office:value-type="string" calcext:value-type="string">
            <text:p>0500000US05039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Dallas County, Arkansas</text:p>
          </table:table-cell>
          <table:table-cell office:value-type="float" office:value="86234200" calcext:value-type="float">
            <text:p>86234200</text:p>
          </table:table-cell>
          <table:table-cell office:value-type="float" office:value="9052973" calcext:value-type="float">
            <text:p>9052973</text:p>
          </table:table-cell>
        </table:table-row>
        <table:table-row table:style-name="ro1">
          <table:table-cell office:value-type="string" calcext:value-type="string">
            <text:p>0500000US05041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Desha County, Arkansas</text:p>
          </table:table-cell>
          <table:table-cell office:value-type="float" office:value="141963400" calcext:value-type="float">
            <text:p>141963400</text:p>
          </table:table-cell>
          <table:table-cell office:value-type="float" office:value="16874724" calcext:value-type="float">
            <text:p>16874724</text:p>
          </table:table-cell>
        </table:table-row>
        <table:table-row table:style-name="ro1">
          <table:table-cell office:value-type="string" calcext:value-type="string">
            <text:p>0500000US05043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Drew County, Arkansas</text:p>
          </table:table-cell>
          <table:table-cell office:value-type="float" office:value="261631300" calcext:value-type="float">
            <text:p>261631300</text:p>
          </table:table-cell>
          <table:table-cell office:value-type="float" office:value="21554351" calcext:value-type="float">
            <text:p>21554351</text:p>
          </table:table-cell>
        </table:table-row>
        <table:table-row table:style-name="ro1">
          <table:table-cell office:value-type="string" calcext:value-type="string">
            <text:p>0500000US05045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Faulkner County, Arkansas</text:p>
          </table:table-cell>
          <table:table-cell office:value-type="float" office:value="2501697300" calcext:value-type="float">
            <text:p>2501697300</text:p>
          </table:table-cell>
          <table:table-cell office:value-type="float" office:value="86333459" calcext:value-type="float">
            <text:p>86333459</text:p>
          </table:table-cell>
        </table:table-row>
        <table:table-row table:style-name="ro1">
          <table:table-cell office:value-type="string" calcext:value-type="string">
            <text:p>0500000US05047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Franklin County, Arkansas</text:p>
          </table:table-cell>
          <table:table-cell office:value-type="float" office:value="323666100" calcext:value-type="float">
            <text:p>323666100</text:p>
          </table:table-cell>
          <table:table-cell office:value-type="float" office:value="23404738" calcext:value-type="float">
            <text:p>23404738</text:p>
          </table:table-cell>
        </table:table-row>
        <table:table-row table:style-name="ro1">
          <table:table-cell office:value-type="string" calcext:value-type="string">
            <text:p>0500000US05049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Fulton County, Arkansas</text:p>
          </table:table-cell>
          <table:table-cell office:value-type="float" office:value="223961600" calcext:value-type="float">
            <text:p>223961600</text:p>
          </table:table-cell>
          <table:table-cell office:value-type="float" office:value="19348569" calcext:value-type="float">
            <text:p>19348569</text:p>
          </table:table-cell>
        </table:table-row>
        <table:table-row table:style-name="ro1">
          <table:table-cell office:value-type="string" calcext:value-type="string">
            <text:p>0500000US05051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Garland County, Arkansas</text:p>
          </table:table-cell>
          <table:table-cell office:value-type="float" office:value="2022014900" calcext:value-type="float">
            <text:p>2022014900</text:p>
          </table:table-cell>
          <table:table-cell office:value-type="float" office:value="96010768" calcext:value-type="float">
            <text:p>96010768</text:p>
          </table:table-cell>
        </table:table-row>
        <table:table-row table:style-name="ro1">
          <table:table-cell office:value-type="string" calcext:value-type="string">
            <text:p>0500000US05053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Grant County, Arkansas</text:p>
          </table:table-cell>
          <table:table-cell office:value-type="float" office:value="396090500" calcext:value-type="float">
            <text:p>396090500</text:p>
          </table:table-cell>
          <table:table-cell office:value-type="float" office:value="33497612" calcext:value-type="float">
            <text:p>33497612</text:p>
          </table:table-cell>
        </table:table-row>
        <table:table-row table:style-name="ro1">
          <table:table-cell office:value-type="string" calcext:value-type="string">
            <text:p>0500000US05055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Greene County, Arkansas</text:p>
          </table:table-cell>
          <table:table-cell office:value-type="float" office:value="838911300" calcext:value-type="float">
            <text:p>838911300</text:p>
          </table:table-cell>
          <table:table-cell office:value-type="float" office:value="35433039" calcext:value-type="float">
            <text:p>35433039</text:p>
          </table:table-cell>
        </table:table-row>
        <table:table-row table:style-name="ro1">
          <table:table-cell office:value-type="string" calcext:value-type="string">
            <text:p>0500000US05057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Hempstead County, Arkansas</text:p>
          </table:table-cell>
          <table:table-cell office:value-type="float" office:value="245099100" calcext:value-type="float">
            <text:p>245099100</text:p>
          </table:table-cell>
          <table:table-cell office:value-type="float" office:value="17141141" calcext:value-type="float">
            <text:p>17141141</text:p>
          </table:table-cell>
        </table:table-row>
        <table:table-row table:style-name="ro1">
          <table:table-cell office:value-type="string" calcext:value-type="string">
            <text:p>0500000US05059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Hot Spring County, Arkansas</text:p>
          </table:table-cell>
          <table:table-cell office:value-type="float" office:value="533631500" calcext:value-type="float">
            <text:p>533631500</text:p>
          </table:table-cell>
          <table:table-cell office:value-type="float" office:value="40038064" calcext:value-type="float">
            <text:p>40038064</text:p>
          </table:table-cell>
        </table:table-row>
        <table:table-row table:style-name="ro1">
          <table:table-cell office:value-type="string" calcext:value-type="string">
            <text:p>0500000US05061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Howard County, Arkansas</text:p>
          </table:table-cell>
          <table:table-cell office:value-type="float" office:value="217668400" calcext:value-type="float">
            <text:p>217668400</text:p>
          </table:table-cell>
          <table:table-cell office:value-type="float" office:value="29163436" calcext:value-type="float">
            <text:p>29163436</text:p>
          </table:table-cell>
        </table:table-row>
        <table:table-row table:style-name="ro1">
          <table:table-cell office:value-type="string" calcext:value-type="string">
            <text:p>0500000US05063</text:p>
          </table:table-cell>
          <table:table-cell office:value-type="float" office:value="5063" calcext:value-type="float">
            <text:p>5063</text:p>
          </table:table-cell>
          <table:table-cell office:value-type="string" calcext:value-type="string">
            <text:p>Independence County, Arkansas</text:p>
          </table:table-cell>
          <table:table-cell office:value-type="float" office:value="682189900" calcext:value-type="float">
            <text:p>682189900</text:p>
          </table:table-cell>
          <table:table-cell office:value-type="float" office:value="43516322" calcext:value-type="float">
            <text:p>43516322</text:p>
          </table:table-cell>
        </table:table-row>
        <table:table-row table:style-name="ro1">
          <table:table-cell office:value-type="string" calcext:value-type="string">
            <text:p>0500000US05065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Izard County, Arkansas</text:p>
          </table:table-cell>
          <table:table-cell office:value-type="float" office:value="244767900" calcext:value-type="float">
            <text:p>244767900</text:p>
          </table:table-cell>
          <table:table-cell office:value-type="float" office:value="21386344" calcext:value-type="float">
            <text:p>21386344</text:p>
          </table:table-cell>
        </table:table-row>
        <table:table-row table:style-name="ro1">
          <table:table-cell office:value-type="string" calcext:value-type="string">
            <text:p>0500000US05067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Jackson County, Arkansas</text:p>
          </table:table-cell>
          <table:table-cell office:value-type="float" office:value="260097800" calcext:value-type="float">
            <text:p>260097800</text:p>
          </table:table-cell>
          <table:table-cell office:value-type="float" office:value="27777037" calcext:value-type="float">
            <text:p>27777037</text:p>
          </table:table-cell>
        </table:table-row>
        <table:table-row table:style-name="ro1">
          <table:table-cell office:value-type="string" calcext:value-type="string">
            <text:p>0500000US05069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Jefferson County, Arkansas</text:p>
          </table:table-cell>
          <table:table-cell office:value-type="float" office:value="775587700" calcext:value-type="float">
            <text:p>775587700</text:p>
          </table:table-cell>
          <table:table-cell office:value-type="float" office:value="46740978" calcext:value-type="float">
            <text:p>46740978</text:p>
          </table:table-cell>
        </table:table-row>
        <table:table-row table:style-name="ro1">
          <table:table-cell office:value-type="string" calcext:value-type="string">
            <text:p>0500000US05071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Johnson County, Arkansas</text:p>
          </table:table-cell>
          <table:table-cell office:value-type="float" office:value="419422200" calcext:value-type="float">
            <text:p>419422200</text:p>
          </table:table-cell>
          <table:table-cell office:value-type="float" office:value="26938869" calcext:value-type="float">
            <text:p>26938869</text:p>
          </table:table-cell>
        </table:table-row>
        <table:table-row table:style-name="ro1">
          <table:table-cell office:value-type="string" calcext:value-type="string">
            <text:p>0500000US05073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Lafayette County, Arkansas</text:p>
          </table:table-cell>
          <table:table-cell office:value-type="float" office:value="108305300" calcext:value-type="float">
            <text:p>108305300</text:p>
          </table:table-cell>
          <table:table-cell office:value-type="float" office:value="16338893" calcext:value-type="float">
            <text:p>16338893</text:p>
          </table:table-cell>
        </table:table-row>
        <table:table-row table:style-name="ro1">
          <table:table-cell office:value-type="string" calcext:value-type="string">
            <text:p>0500000US05075</text:p>
          </table:table-cell>
          <table:table-cell office:value-type="float" office:value="5075" calcext:value-type="float">
            <text:p>5075</text:p>
          </table:table-cell>
          <table:table-cell office:value-type="string" calcext:value-type="string">
            <text:p>Lawrence County, Arkansas</text:p>
          </table:table-cell>
          <table:table-cell office:value-type="float" office:value="277727300" calcext:value-type="float">
            <text:p>277727300</text:p>
          </table:table-cell>
          <table:table-cell office:value-type="float" office:value="15133939" calcext:value-type="float">
            <text:p>15133939</text:p>
          </table:table-cell>
        </table:table-row>
        <table:table-row table:style-name="ro1">
          <table:table-cell office:value-type="string" calcext:value-type="string">
            <text:p>0500000US05077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Lee County, Arkansas</text:p>
          </table:table-cell>
          <table:table-cell office:value-type="float" office:value="84670600" calcext:value-type="float">
            <text:p>84670600</text:p>
          </table:table-cell>
          <table:table-cell office:value-type="float" office:value="9726840" calcext:value-type="float">
            <text:p>9726840</text:p>
          </table:table-cell>
        </table:table-row>
        <table:table-row table:style-name="ro1">
          <table:table-cell office:value-type="string" calcext:value-type="string">
            <text:p>0500000US05079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Lincoln County, Arkansas</text:p>
          </table:table-cell>
          <table:table-cell office:value-type="float" office:value="171384100" calcext:value-type="float">
            <text:p>171384100</text:p>
          </table:table-cell>
          <table:table-cell office:value-type="float" office:value="18286862" calcext:value-type="float">
            <text:p>18286862</text:p>
          </table:table-cell>
        </table:table-row>
        <table:table-row table:style-name="ro1">
          <table:table-cell office:value-type="string" calcext:value-type="string">
            <text:p>0500000US05081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Little River County, Arkansas</text:p>
          </table:table-cell>
          <table:table-cell office:value-type="float" office:value="194957200" calcext:value-type="float">
            <text:p>194957200</text:p>
          </table:table-cell>
          <table:table-cell office:value-type="float" office:value="14137243" calcext:value-type="float">
            <text:p>14137243</text:p>
          </table:table-cell>
        </table:table-row>
        <table:table-row table:style-name="ro1">
          <table:table-cell office:value-type="string" calcext:value-type="string">
            <text:p>0500000US05083</text:p>
          </table:table-cell>
          <table:table-cell office:value-type="float" office:value="5083" calcext:value-type="float">
            <text:p>5083</text:p>
          </table:table-cell>
          <table:table-cell office:value-type="string" calcext:value-type="string">
            <text:p>Logan County, Arkansas</text:p>
          </table:table-cell>
          <table:table-cell office:value-type="float" office:value="391458900" calcext:value-type="float">
            <text:p>391458900</text:p>
          </table:table-cell>
          <table:table-cell office:value-type="float" office:value="25368513" calcext:value-type="float">
            <text:p>25368513</text:p>
          </table:table-cell>
        </table:table-row>
        <table:table-row table:style-name="ro1">
          <table:table-cell office:value-type="string" calcext:value-type="string">
            <text:p>0500000US05085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Lonoke County, Arkansas</text:p>
          </table:table-cell>
          <table:table-cell office:value-type="float" office:value="1508128500" calcext:value-type="float">
            <text:p>1508128500</text:p>
          </table:table-cell>
          <table:table-cell office:value-type="float" office:value="44836935" calcext:value-type="float">
            <text:p>44836935</text:p>
          </table:table-cell>
        </table:table-row>
        <table:table-row table:style-name="ro1">
          <table:table-cell office:value-type="string" calcext:value-type="string">
            <text:p>0500000US05087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Madison County, Arkansas</text:p>
          </table:table-cell>
          <table:table-cell office:value-type="float" office:value="308042100" calcext:value-type="float">
            <text:p>308042100</text:p>
          </table:table-cell>
          <table:table-cell office:value-type="float" office:value="23282484" calcext:value-type="float">
            <text:p>23282484</text:p>
          </table:table-cell>
        </table:table-row>
        <table:table-row table:style-name="ro1">
          <table:table-cell office:value-type="string" calcext:value-type="string">
            <text:p>0500000US05089</text:p>
          </table:table-cell>
          <table:table-cell office:value-type="float" office:value="5089" calcext:value-type="float">
            <text:p>5089</text:p>
          </table:table-cell>
          <table:table-cell office:value-type="string" calcext:value-type="string">
            <text:p>Marion County, Arkansas</text:p>
          </table:table-cell>
          <table:table-cell office:value-type="float" office:value="270271300" calcext:value-type="float">
            <text:p>270271300</text:p>
          </table:table-cell>
          <table:table-cell office:value-type="float" office:value="17366100" calcext:value-type="float">
            <text:p>17366100</text:p>
          </table:table-cell>
        </table:table-row>
        <table:table-row table:style-name="ro1">
          <table:table-cell office:value-type="string" calcext:value-type="string">
            <text:p>0500000US05091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Miller County, Arkansas</text:p>
          </table:table-cell>
          <table:table-cell office:value-type="float" office:value="687254900" calcext:value-type="float">
            <text:p>687254900</text:p>
          </table:table-cell>
          <table:table-cell office:value-type="float" office:value="37080070" calcext:value-type="float">
            <text:p>37080070</text:p>
          </table:table-cell>
        </table:table-row>
        <table:table-row table:style-name="ro1">
          <table:table-cell office:value-type="string" calcext:value-type="string">
            <text:p>0500000US05093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Mississippi County, Arkansas</text:p>
          </table:table-cell>
          <table:table-cell office:value-type="float" office:value="607264100" calcext:value-type="float">
            <text:p>607264100</text:p>
          </table:table-cell>
          <table:table-cell office:value-type="float" office:value="33528016" calcext:value-type="float">
            <text:p>33528016</text:p>
          </table:table-cell>
        </table:table-row>
        <table:table-row table:style-name="ro1">
          <table:table-cell office:value-type="string" calcext:value-type="string">
            <text:p>0500000US05095</text:p>
          </table:table-cell>
          <table:table-cell office:value-type="float" office:value="5095" calcext:value-type="float">
            <text:p>5095</text:p>
          </table:table-cell>
          <table:table-cell office:value-type="string" calcext:value-type="string">
            <text:p>Monroe County, Arkansas</text:p>
          </table:table-cell>
          <table:table-cell office:value-type="float" office:value="91337400" calcext:value-type="float">
            <text:p>91337400</text:p>
          </table:table-cell>
          <table:table-cell office:value-type="float" office:value="9844981" calcext:value-type="float">
            <text:p>9844981</text:p>
          </table:table-cell>
        </table:table-row>
        <table:table-row table:style-name="ro1">
          <table:table-cell office:value-type="string" calcext:value-type="string">
            <text:p>0500000US05097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Montgomery County, Arkansas</text:p>
          </table:table-cell>
          <table:table-cell office:value-type="float" office:value="170485100" calcext:value-type="float">
            <text:p>170485100</text:p>
          </table:table-cell>
          <table:table-cell office:value-type="float" office:value="14706482" calcext:value-type="float">
            <text:p>14706482</text:p>
          </table:table-cell>
        </table:table-row>
        <table:table-row table:style-name="ro1">
          <table:table-cell office:value-type="string" calcext:value-type="string">
            <text:p>0500000US05099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Nevada County, Arkansas</text:p>
          </table:table-cell>
          <table:table-cell office:value-type="float" office:value="110977700" calcext:value-type="float">
            <text:p>110977700</text:p>
          </table:table-cell>
          <table:table-cell office:value-type="float" office:value="13753020" calcext:value-type="float">
            <text:p>13753020</text:p>
          </table:table-cell>
        </table:table-row>
        <table:table-row table:style-name="ro1">
          <table:table-cell office:value-type="string" calcext:value-type="string">
            <text:p>0500000US05101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Newton County, Arkansas</text:p>
          </table:table-cell>
          <table:table-cell office:value-type="float" office:value="135983400" calcext:value-type="float">
            <text:p>135983400</text:p>
          </table:table-cell>
          <table:table-cell office:value-type="float" office:value="12074578" calcext:value-type="float">
            <text:p>12074578</text:p>
          </table:table-cell>
        </table:table-row>
        <table:table-row table:style-name="ro1">
          <table:table-cell office:value-type="string" calcext:value-type="string">
            <text:p>0500000US05103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Ouachita County, Arkansas</text:p>
          </table:table-cell>
          <table:table-cell office:value-type="float" office:value="337084000" calcext:value-type="float">
            <text:p>337084000</text:p>
          </table:table-cell>
          <table:table-cell office:value-type="float" office:value="23414550" calcext:value-type="float">
            <text:p>23414550</text:p>
          </table:table-cell>
        </table:table-row>
        <table:table-row table:style-name="ro1">
          <table:table-cell office:value-type="string" calcext:value-type="string">
            <text:p>0500000US05105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Perry County, Arkansas</text:p>
          </table:table-cell>
          <table:table-cell office:value-type="float" office:value="207144900" calcext:value-type="float">
            <text:p>207144900</text:p>
          </table:table-cell>
          <table:table-cell office:value-type="float" office:value="27537177" calcext:value-type="float">
            <text:p>27537177</text:p>
          </table:table-cell>
        </table:table-row>
        <table:table-row table:style-name="ro1">
          <table:table-cell office:value-type="string" calcext:value-type="string">
            <text:p>0500000US05107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Phillips County, Arkansas</text:p>
          </table:table-cell>
          <table:table-cell office:value-type="float" office:value="189140500" calcext:value-type="float">
            <text:p>189140500</text:p>
          </table:table-cell>
          <table:table-cell office:value-type="float" office:value="20402881" calcext:value-type="float">
            <text:p>20402881</text:p>
          </table:table-cell>
        </table:table-row>
        <table:table-row table:style-name="ro1">
          <table:table-cell office:value-type="string" calcext:value-type="string">
            <text:p>0500000US05109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Pike County, Arkansas</text:p>
          </table:table-cell>
          <table:table-cell office:value-type="float" office:value="191253900" calcext:value-type="float">
            <text:p>191253900</text:p>
          </table:table-cell>
          <table:table-cell office:value-type="float" office:value="14068661" calcext:value-type="float">
            <text:p>14068661</text:p>
          </table:table-cell>
        </table:table-row>
        <table:table-row table:style-name="ro1">
          <table:table-cell office:value-type="string" calcext:value-type="string">
            <text:p>0500000US05111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Poinsett County, Arkansas</text:p>
          </table:table-cell>
          <table:table-cell office:value-type="float" office:value="366697100" calcext:value-type="float">
            <text:p>366697100</text:p>
          </table:table-cell>
          <table:table-cell office:value-type="float" office:value="18983281" calcext:value-type="float">
            <text:p>18983281</text:p>
          </table:table-cell>
        </table:table-row>
        <table:table-row table:style-name="ro1">
          <table:table-cell office:value-type="string" calcext:value-type="string">
            <text:p>0500000US05113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Polk County, Arkansas</text:p>
          </table:table-cell>
          <table:table-cell office:value-type="float" office:value="345927300" calcext:value-type="float">
            <text:p>345927300</text:p>
          </table:table-cell>
          <table:table-cell office:value-type="float" office:value="36765883" calcext:value-type="float">
            <text:p>36765883</text:p>
          </table:table-cell>
        </table:table-row>
        <table:table-row table:style-name="ro1">
          <table:table-cell office:value-type="string" calcext:value-type="string">
            <text:p>0500000US0511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Pope County, Arkansas</text:p>
          </table:table-cell>
          <table:table-cell office:value-type="float" office:value="1078902500" calcext:value-type="float">
            <text:p>1078902500</text:p>
          </table:table-cell>
          <table:table-cell office:value-type="float" office:value="49549592" calcext:value-type="float">
            <text:p>49549592</text:p>
          </table:table-cell>
        </table:table-row>
        <table:table-row table:style-name="ro1">
          <table:table-cell office:value-type="string" calcext:value-type="string">
            <text:p>0500000US05117</text:p>
          </table:table-cell>
          <table:table-cell office:value-type="float" office:value="5117" calcext:value-type="float">
            <text:p>5117</text:p>
          </table:table-cell>
          <table:table-cell office:value-type="string" calcext:value-type="string">
            <text:p>Prairie County, Arkansas</text:p>
          </table:table-cell>
          <table:table-cell office:value-type="float" office:value="149149400" calcext:value-type="float">
            <text:p>149149400</text:p>
          </table:table-cell>
          <table:table-cell office:value-type="float" office:value="7937231" calcext:value-type="float">
            <text:p>7937231</text:p>
          </table:table-cell>
        </table:table-row>
        <table:table-row table:style-name="ro1">
          <table:table-cell office:value-type="string" calcext:value-type="string">
            <text:p>0500000US05119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Pulaski County, Arkansas</text:p>
          </table:table-cell>
          <table:table-cell office:value-type="float" office:value="7399896400" calcext:value-type="float">
            <text:p>7399896400</text:p>
          </table:table-cell>
          <table:table-cell office:value-type="float" office:value="185991524" calcext:value-type="float">
            <text:p>185991524</text:p>
          </table:table-cell>
        </table:table-row>
        <table:table-row table:style-name="ro1">
          <table:table-cell office:value-type="string" calcext:value-type="string">
            <text:p>0500000US05121</text:p>
          </table:table-cell>
          <table:table-cell office:value-type="float" office:value="5121" calcext:value-type="float">
            <text:p>5121</text:p>
          </table:table-cell>
          <table:table-cell office:value-type="string" calcext:value-type="string">
            <text:p>Randolph County, Arkansas</text:p>
          </table:table-cell>
          <table:table-cell office:value-type="float" office:value="320018900" calcext:value-type="float">
            <text:p>320018900</text:p>
          </table:table-cell>
          <table:table-cell office:value-type="float" office:value="23351474" calcext:value-type="float">
            <text:p>23351474</text:p>
          </table:table-cell>
        </table:table-row>
        <table:table-row table:style-name="ro1">
          <table:table-cell office:value-type="string" calcext:value-type="string">
            <text:p>0500000US05123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St. Francis County, Arkansas</text:p>
          </table:table-cell>
          <table:table-cell office:value-type="float" office:value="219031800" calcext:value-type="float">
            <text:p>219031800</text:p>
          </table:table-cell>
          <table:table-cell office:value-type="float" office:value="20738020" calcext:value-type="float">
            <text:p>20738020</text:p>
          </table:table-cell>
        </table:table-row>
        <table:table-row table:style-name="ro1">
          <table:table-cell office:value-type="string" calcext:value-type="string">
            <text:p>0500000US0512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Saline County, Arkansas</text:p>
          </table:table-cell>
          <table:table-cell office:value-type="float" office:value="2584102700" calcext:value-type="float">
            <text:p>2584102700</text:p>
          </table:table-cell>
          <table:table-cell office:value-type="float" office:value="71549425" calcext:value-type="float">
            <text:p>71549425</text:p>
          </table:table-cell>
        </table:table-row>
        <table:table-row table:style-name="ro1">
          <table:table-cell office:value-type="string" calcext:value-type="string">
            <text:p>0500000US05127</text:p>
          </table:table-cell>
          <table:table-cell office:value-type="float" office:value="5127" calcext:value-type="float">
            <text:p>5127</text:p>
          </table:table-cell>
          <table:table-cell office:value-type="string" calcext:value-type="string">
            <text:p>Scott County, Arkansas</text:p>
          </table:table-cell>
          <table:table-cell office:value-type="float" office:value="160619200" calcext:value-type="float">
            <text:p>160619200</text:p>
          </table:table-cell>
          <table:table-cell office:value-type="float" office:value="13496021" calcext:value-type="float">
            <text:p>13496021</text:p>
          </table:table-cell>
        </table:table-row>
        <table:table-row table:style-name="ro1">
          <table:table-cell office:value-type="string" calcext:value-type="string">
            <text:p>0500000US05129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Searcy County, Arkansas</text:p>
          </table:table-cell>
          <table:table-cell office:value-type="float" office:value="134579800" calcext:value-type="float">
            <text:p>134579800</text:p>
          </table:table-cell>
          <table:table-cell office:value-type="float" office:value="14913699" calcext:value-type="float">
            <text:p>14913699</text:p>
          </table:table-cell>
        </table:table-row>
        <table:table-row table:style-name="ro1">
          <table:table-cell office:value-type="string" calcext:value-type="string">
            <text:p>0500000US05131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Sebastian County, Arkansas</text:p>
          </table:table-cell>
          <table:table-cell office:value-type="float" office:value="2380474500" calcext:value-type="float">
            <text:p>2380474500</text:p>
          </table:table-cell>
          <table:table-cell office:value-type="float" office:value="91809057" calcext:value-type="float">
            <text:p>91809057</text:p>
          </table:table-cell>
        </table:table-row>
        <table:table-row table:style-name="ro1">
          <table:table-cell office:value-type="string" calcext:value-type="string">
            <text:p>0500000US05133</text:p>
          </table:table-cell>
          <table:table-cell office:value-type="float" office:value="5133" calcext:value-type="float">
            <text:p>5133</text:p>
          </table:table-cell>
          <table:table-cell office:value-type="string" calcext:value-type="string">
            <text:p>Sevier County, Arkansas</text:p>
          </table:table-cell>
          <table:table-cell office:value-type="float" office:value="211511500" calcext:value-type="float">
            <text:p>211511500</text:p>
          </table:table-cell>
          <table:table-cell office:value-type="float" office:value="15558673" calcext:value-type="float">
            <text:p>15558673</text:p>
          </table:table-cell>
        </table:table-row>
        <table:table-row table:style-name="ro1">
          <table:table-cell office:value-type="string" calcext:value-type="string">
            <text:p>0500000US05135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Sharp County, Arkansas</text:p>
          </table:table-cell>
          <table:table-cell office:value-type="float" office:value="270114200" calcext:value-type="float">
            <text:p>270114200</text:p>
          </table:table-cell>
          <table:table-cell office:value-type="float" office:value="16708815" calcext:value-type="float">
            <text:p>16708815</text:p>
          </table:table-cell>
        </table:table-row>
        <table:table-row table:style-name="ro1">
          <table:table-cell office:value-type="string" calcext:value-type="string">
            <text:p>0500000US05137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Stone County, Arkansas</text:p>
          </table:table-cell>
          <table:table-cell office:value-type="float" office:value="217972700" calcext:value-type="float">
            <text:p>217972700</text:p>
          </table:table-cell>
          <table:table-cell office:value-type="float" office:value="21190338" calcext:value-type="float">
            <text:p>21190338</text:p>
          </table:table-cell>
        </table:table-row>
        <table:table-row table:style-name="ro1">
          <table:table-cell office:value-type="string" calcext:value-type="string">
            <text:p>0500000US05139</text:p>
          </table:table-cell>
          <table:table-cell office:value-type="float" office:value="5139" calcext:value-type="float">
            <text:p>5139</text:p>
          </table:table-cell>
          <table:table-cell office:value-type="string" calcext:value-type="string">
            <text:p>Union County, Arkansas</text:p>
          </table:table-cell>
          <table:table-cell office:value-type="float" office:value="664849800" calcext:value-type="float">
            <text:p>664849800</text:p>
          </table:table-cell>
          <table:table-cell office:value-type="float" office:value="31426251" calcext:value-type="float">
            <text:p>31426251</text:p>
          </table:table-cell>
        </table:table-row>
        <table:table-row table:style-name="ro1">
          <table:table-cell office:value-type="string" calcext:value-type="string">
            <text:p>0500000US05141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Van Buren County, Arkansas</text:p>
          </table:table-cell>
          <table:table-cell office:value-type="float" office:value="294408800" calcext:value-type="float">
            <text:p>294408800</text:p>
          </table:table-cell>
          <table:table-cell office:value-type="float" office:value="19808375" calcext:value-type="float">
            <text:p>19808375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4467361800" calcext:value-type="float">
            <text:p>4467361800</text:p>
          </table:table-cell>
          <table:table-cell office:value-type="float" office:value="189476817" calcext:value-type="float">
            <text:p>189476817</text:p>
          </table:table-cell>
        </table:table-row>
        <table:table-row table:style-name="ro1">
          <table:table-cell office:value-type="string" calcext:value-type="string">
            <text:p>0500000US05145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White County, Arkansas</text:p>
          </table:table-cell>
          <table:table-cell office:value-type="float" office:value="1615352700" calcext:value-type="float">
            <text:p>1615352700</text:p>
          </table:table-cell>
          <table:table-cell office:value-type="float" office:value="102974620" calcext:value-type="float">
            <text:p>102974620</text:p>
          </table:table-cell>
        </table:table-row>
        <table:table-row table:style-name="ro1">
          <table:table-cell office:value-type="string" calcext:value-type="string">
            <text:p>0500000US05147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Woodruff County, Arkansas</text:p>
          </table:table-cell>
          <table:table-cell office:value-type="float" office:value="95098300" calcext:value-type="float">
            <text:p>95098300</text:p>
          </table:table-cell>
          <table:table-cell office:value-type="float" office:value="12962327" calcext:value-type="float">
            <text:p>12962327</text:p>
          </table:table-cell>
        </table:table-row>
        <table:table-row table:style-name="ro1">
          <table:table-cell office:value-type="string" calcext:value-type="string">
            <text:p>0500000US05149</text:p>
          </table:table-cell>
          <table:table-cell office:value-type="float" office:value="5149" calcext:value-type="float">
            <text:p>5149</text:p>
          </table:table-cell>
          <table:table-cell office:value-type="string" calcext:value-type="string">
            <text:p>Yell County, Arkansas</text:p>
          </table:table-cell>
          <table:table-cell office:value-type="float" office:value="313877200" calcext:value-type="float">
            <text:p>313877200</text:p>
          </table:table-cell>
          <table:table-cell office:value-type="float" office:value="22400052" calcext:value-type="float">
            <text:p>22400052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27788589100" calcext:value-type="float">
            <text:p>27788589100</text:p>
          </table:table-cell>
          <table:table-cell office:value-type="float" office:value="413617760" calcext:value-type="float">
            <text:p>413617760</text:p>
          </table:table-cell>
        </table:table-row>
        <table:table-row table:style-name="ro1">
          <table:table-cell office:value-type="string" calcext:value-type="string">
            <text:p>0500000US06003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Alpine County, California</text:p>
          </table:table-cell>
          <table:table-cell office:value-type="float" office:value="19654500" calcext:value-type="float">
            <text:p>19654500</text:p>
          </table:table-cell>
          <table:table-cell office:value-type="float" office:value="4585350" calcext:value-type="float">
            <text:p>4585350</text:p>
          </table:table-cell>
        </table:table-row>
        <table:table-row table:style-name="ro1">
          <table:table-cell office:value-type="string" calcext:value-type="string">
            <text:p>0500000US06005</text:p>
          </table:table-cell>
          <table:table-cell office:value-type="float" office:value="6005" calcext:value-type="float">
            <text:p>6005</text:p>
          </table:table-cell>
          <table:table-cell office:value-type="string" calcext:value-type="string">
            <text:p>Amador County, California</text:p>
          </table:table-cell>
          <table:table-cell office:value-type="float" office:value="897193700" calcext:value-type="float">
            <text:p>897193700</text:p>
          </table:table-cell>
          <table:table-cell office:value-type="float" office:value="74419792" calcext:value-type="float">
            <text:p>74419792</text:p>
          </table:table-cell>
        </table:table-row>
        <table:table-row table:style-name="ro1">
          <table:table-cell office:value-type="string" calcext:value-type="string">
            <text:p>0500000US06007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Butte County, California</text:p>
          </table:table-cell>
          <table:table-cell office:value-type="float" office:value="4406232500" calcext:value-type="float">
            <text:p>4406232500</text:p>
          </table:table-cell>
          <table:table-cell office:value-type="float" office:value="140435670" calcext:value-type="float">
            <text:p>140435670</text:p>
          </table:table-cell>
        </table:table-row>
        <table:table-row table:style-name="ro1">
          <table:table-cell office:value-type="string" calcext:value-type="string">
            <text:p>0500000US06009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Calaveras County, California</text:p>
          </table:table-cell>
          <table:table-cell office:value-type="float" office:value="1188524000" calcext:value-type="float">
            <text:p>1188524000</text:p>
          </table:table-cell>
          <table:table-cell office:value-type="float" office:value="69693921" calcext:value-type="float">
            <text:p>69693921</text:p>
          </table:table-cell>
        </table:table-row>
        <table:table-row table:style-name="ro1">
          <table:table-cell office:value-type="string" calcext:value-type="string">
            <text:p>0500000US06011</text:p>
          </table:table-cell>
          <table:table-cell office:value-type="float" office:value="6011" calcext:value-type="float">
            <text:p>6011</text:p>
          </table:table-cell>
          <table:table-cell office:value-type="string" calcext:value-type="string">
            <text:p>Colusa County, California</text:p>
          </table:table-cell>
          <table:table-cell office:value-type="float" office:value="269946400" calcext:value-type="float">
            <text:p>269946400</text:p>
          </table:table-cell>
          <table:table-cell office:value-type="float" office:value="22405624" calcext:value-type="float">
            <text:p>22405624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26610178300" calcext:value-type="float">
            <text:p>26610178300</text:p>
          </table:table-cell>
          <table:table-cell office:value-type="float" office:value="359598420" calcext:value-type="float">
            <text:p>359598420</text:p>
          </table:table-cell>
        </table:table-row>
        <table:table-row table:style-name="ro1">
          <table:table-cell office:value-type="string" calcext:value-type="string">
            <text:p>0500000US06015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Del Norte County, California</text:p>
          </table:table-cell>
          <table:table-cell office:value-type="float" office:value="416824500" calcext:value-type="float">
            <text:p>416824500</text:p>
          </table:table-cell>
          <table:table-cell office:value-type="float" office:value="29962432" calcext:value-type="float">
            <text:p>29962432</text:p>
          </table:table-cell>
        </table:table-row>
        <table:table-row table:style-name="ro1">
          <table:table-cell office:value-type="string" calcext:value-type="string">
            <text:p>0500000US06017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El Dorado County, California</text:p>
          </table:table-cell>
          <table:table-cell office:value-type="float" office:value="5377929300" calcext:value-type="float">
            <text:p>5377929300</text:p>
          </table:table-cell>
          <table:table-cell office:value-type="float" office:value="132627193" calcext:value-type="float">
            <text:p>132627193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9881616500" calcext:value-type="float">
            <text:p>9881616500</text:p>
          </table:table-cell>
          <table:table-cell office:value-type="float" office:value="196545867" calcext:value-type="float">
            <text:p>196545867</text:p>
          </table:table-cell>
        </table:table-row>
        <table:table-row table:style-name="ro1">
          <table:table-cell office:value-type="string" calcext:value-type="string">
            <text:p>0500000US06021</text:p>
          </table:table-cell>
          <table:table-cell office:value-type="float" office:value="6021" calcext:value-type="float">
            <text:p>6021</text:p>
          </table:table-cell>
          <table:table-cell office:value-type="string" calcext:value-type="string">
            <text:p>Glenn County, California</text:p>
          </table:table-cell>
          <table:table-cell office:value-type="float" office:value="413750900" calcext:value-type="float">
            <text:p>413750900</text:p>
          </table:table-cell>
          <table:table-cell office:value-type="float" office:value="53869950" calcext:value-type="float">
            <text:p>53869950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2564410000" calcext:value-type="float">
            <text:p>2564410000</text:p>
          </table:table-cell>
          <table:table-cell office:value-type="float" office:value="74368970" calcext:value-type="float">
            <text:p>74368970</text:p>
          </table:table-cell>
        </table:table-row>
        <table:table-row table:style-name="ro1">
          <table:table-cell office:value-type="string" calcext:value-type="string">
            <text:p>0500000US06025</text:p>
          </table:table-cell>
          <table:table-cell office:value-type="float" office:value="6025" calcext:value-type="float">
            <text:p>6025</text:p>
          </table:table-cell>
          <table:table-cell office:value-type="string" calcext:value-type="string">
            <text:p>Imperial County, California</text:p>
          </table:table-cell>
          <table:table-cell office:value-type="float" office:value="638828200" calcext:value-type="float">
            <text:p>638828200</text:p>
          </table:table-cell>
          <table:table-cell office:value-type="float" office:value="38660421" calcext:value-type="float">
            <text:p>38660421</text:p>
          </table:table-cell>
        </table:table-row>
        <table:table-row table:style-name="ro1">
          <table:table-cell office:value-type="string" calcext:value-type="string">
            <text:p>0500000US06027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Inyo County, California</text:p>
          </table:table-cell>
          <table:table-cell office:value-type="float" office:value="376978400" calcext:value-type="float">
            <text:p>376978400</text:p>
          </table:table-cell>
          <table:table-cell office:value-type="float" office:value="21007104" calcext:value-type="float">
            <text:p>21007104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9709843400" calcext:value-type="float">
            <text:p>9709843400</text:p>
          </table:table-cell>
          <table:table-cell office:value-type="float" office:value="169394701" calcext:value-type="float">
            <text:p>169394701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1402717300" calcext:value-type="float">
            <text:p>1402717300</text:p>
          </table:table-cell>
          <table:table-cell office:value-type="float" office:value="62021272" calcext:value-type="float">
            <text:p>62021272</text:p>
          </table:table-cell>
        </table:table-row>
        <table:table-row table:style-name="ro1">
          <table:table-cell office:value-type="string" calcext:value-type="string">
            <text:p>0500000US06033</text:p>
          </table:table-cell>
          <table:table-cell office:value-type="float" office:value="6033" calcext:value-type="float">
            <text:p>6033</text:p>
          </table:table-cell>
          <table:table-cell office:value-type="string" calcext:value-type="string">
            <text:p>Lake County, California</text:p>
          </table:table-cell>
          <table:table-cell office:value-type="float" office:value="1145353000" calcext:value-type="float">
            <text:p>1145353000</text:p>
          </table:table-cell>
          <table:table-cell office:value-type="float" office:value="60023682" calcext:value-type="float">
            <text:p>60023682</text:p>
          </table:table-cell>
        </table:table-row>
        <table:table-row table:style-name="ro1">
          <table:table-cell office:value-type="string" calcext:value-type="string">
            <text:p>0500000US06035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Lassen County, California</text:p>
          </table:table-cell>
          <table:table-cell office:value-type="float" office:value="542722900" calcext:value-type="float">
            <text:p>542722900</text:p>
          </table:table-cell>
          <table:table-cell office:value-type="float" office:value="26610781" calcext:value-type="float">
            <text:p>26610781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131589189100" calcext:value-type="float">
            <text:p>131589189100</text:p>
          </table:table-cell>
          <table:table-cell office:value-type="float" office:value="825341826" calcext:value-type="float">
            <text:p>825341826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1494202400" calcext:value-type="float">
            <text:p>1494202400</text:p>
          </table:table-cell>
          <table:table-cell office:value-type="float" office:value="76993890" calcext:value-type="float">
            <text:p>76993890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13340447800" calcext:value-type="float">
            <text:p>13340447800</text:p>
          </table:table-cell>
          <table:table-cell office:value-type="float" office:value="363477489" calcext:value-type="float">
            <text:p>363477489</text:p>
          </table:table-cell>
        </table:table-row>
        <table:table-row table:style-name="ro1">
          <table:table-cell office:value-type="string" calcext:value-type="string">
            <text:p>0500000US06043</text:p>
          </table:table-cell>
          <table:table-cell office:value-type="float" office:value="6043" calcext:value-type="float">
            <text:p>6043</text:p>
          </table:table-cell>
          <table:table-cell office:value-type="string" calcext:value-type="string">
            <text:p>Mariposa County, California</text:p>
          </table:table-cell>
          <table:table-cell office:value-type="float" office:value="427725200" calcext:value-type="float">
            <text:p>427725200</text:p>
          </table:table-cell>
          <table:table-cell office:value-type="float" office:value="36960764" calcext:value-type="float">
            <text:p>36960764</text:p>
          </table:table-cell>
        </table:table-row>
        <table:table-row table:style-name="ro1">
          <table:table-cell office:value-type="string" calcext:value-type="string">
            <text:p>0500000US06045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Mendocino County, California</text:p>
          </table:table-cell>
          <table:table-cell office:value-type="float" office:value="1671925000" calcext:value-type="float">
            <text:p>1671925000</text:p>
          </table:table-cell>
          <table:table-cell office:value-type="float" office:value="94260099" calcext:value-type="float">
            <text:p>94260099</text:p>
          </table:table-cell>
        </table:table-row>
        <table:table-row table:style-name="ro1">
          <table:table-cell office:value-type="string" calcext:value-type="string">
            <text:p>0500000US06047</text:p>
          </table:table-cell>
          <table:table-cell office:value-type="float" office:value="6047" calcext:value-type="float">
            <text:p>6047</text:p>
          </table:table-cell>
          <table:table-cell office:value-type="string" calcext:value-type="string">
            <text:p>Merced County, California</text:p>
          </table:table-cell>
          <table:table-cell office:value-type="float" office:value="2228023800" calcext:value-type="float">
            <text:p>2228023800</text:p>
          </table:table-cell>
          <table:table-cell office:value-type="float" office:value="89897066" calcext:value-type="float">
            <text:p>89897066</text:p>
          </table:table-cell>
        </table:table-row>
        <table:table-row table:style-name="ro1">
          <table:table-cell office:value-type="string" calcext:value-type="string">
            <text:p>0500000US06049</text:p>
          </table:table-cell>
          <table:table-cell office:value-type="float" office:value="6049" calcext:value-type="float">
            <text:p>6049</text:p>
          </table:table-cell>
          <table:table-cell office:value-type="string" calcext:value-type="string">
            <text:p>Modoc County, California</text:p>
          </table:table-cell>
          <table:table-cell office:value-type="float" office:value="163868800" calcext:value-type="float">
            <text:p>163868800</text:p>
          </table:table-cell>
          <table:table-cell office:value-type="float" office:value="18539049" calcext:value-type="float">
            <text:p>18539049</text:p>
          </table:table-cell>
        </table:table-row>
        <table:table-row table:style-name="ro1">
          <table:table-cell office:value-type="string" calcext:value-type="string">
            <text:p>0500000US06051</text:p>
          </table:table-cell>
          <table:table-cell office:value-type="float" office:value="6051" calcext:value-type="float">
            <text:p>6051</text:p>
          </table:table-cell>
          <table:table-cell office:value-type="string" calcext:value-type="string">
            <text:p>Mono County, California</text:p>
          </table:table-cell>
          <table:table-cell office:value-type="float" office:value="307970900" calcext:value-type="float">
            <text:p>307970900</text:p>
          </table:table-cell>
          <table:table-cell office:value-type="float" office:value="34903258" calcext:value-type="float">
            <text:p>34903258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5851730300" calcext:value-type="float">
            <text:p>5851730300</text:p>
          </table:table-cell>
          <table:table-cell office:value-type="float" office:value="181917046" calcext:value-type="float">
            <text:p>181917046</text:p>
          </table:table-cell>
        </table:table-row>
        <table:table-row table:style-name="ro1">
          <table:table-cell office:value-type="string" calcext:value-type="string">
            <text:p>0500000US06055</text:p>
          </table:table-cell>
          <table:table-cell office:value-type="float" office:value="6055" calcext:value-type="float">
            <text:p>6055</text:p>
          </table:table-cell>
          <table:table-cell office:value-type="string" calcext:value-type="string">
            <text:p>Napa County, California</text:p>
          </table:table-cell>
          <table:table-cell office:value-type="float" office:value="3689154600" calcext:value-type="float">
            <text:p>3689154600</text:p>
          </table:table-cell>
          <table:table-cell office:value-type="float" office:value="141873423" calcext:value-type="float">
            <text:p>141873423</text:p>
          </table:table-cell>
        </table:table-row>
        <table:table-row table:style-name="ro1">
          <table:table-cell office:value-type="string" calcext:value-type="string">
            <text:p>0500000US06057</text:p>
          </table:table-cell>
          <table:table-cell office:value-type="float" office:value="6057" calcext:value-type="float">
            <text:p>6057</text:p>
          </table:table-cell>
          <table:table-cell office:value-type="string" calcext:value-type="string">
            <text:p>Nevada County, California</text:p>
          </table:table-cell>
          <table:table-cell office:value-type="float" office:value="2846691900" calcext:value-type="float">
            <text:p>2846691900</text:p>
          </table:table-cell>
          <table:table-cell office:value-type="float" office:value="105838075" calcext:value-type="float">
            <text:p>105838075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64562197900" calcext:value-type="float">
            <text:p>64562197900</text:p>
          </table:table-cell>
          <table:table-cell office:value-type="float" office:value="615635173" calcext:value-type="float">
            <text:p>615635173</text:p>
          </table:table-cell>
        </table:table-row>
        <table:table-row table:style-name="ro1">
          <table:table-cell office:value-type="string" calcext:value-type="string">
            <text:p>0500000US06061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Placer County, California</text:p>
          </table:table-cell>
          <table:table-cell office:value-type="float" office:value="10538366200" calcext:value-type="float">
            <text:p>10538366200</text:p>
          </table:table-cell>
          <table:table-cell office:value-type="float" office:value="236232186" calcext:value-type="float">
            <text:p>236232186</text:p>
          </table:table-cell>
        </table:table-row>
        <table:table-row table:style-name="ro1">
          <table:table-cell office:value-type="string" calcext:value-type="string">
            <text:p>0500000US06063</text:p>
          </table:table-cell>
          <table:table-cell office:value-type="float" office:value="6063" calcext:value-type="float">
            <text:p>6063</text:p>
          </table:table-cell>
          <table:table-cell office:value-type="string" calcext:value-type="string">
            <text:p>Plumas County, California</text:p>
          </table:table-cell>
          <table:table-cell office:value-type="float" office:value="502532300" calcext:value-type="float">
            <text:p>502532300</text:p>
          </table:table-cell>
          <table:table-cell office:value-type="float" office:value="54142824" calcext:value-type="float">
            <text:p>54142824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29398674500" calcext:value-type="float">
            <text:p>29398674500</text:p>
          </table:table-cell>
          <table:table-cell office:value-type="float" office:value="328405243" calcext:value-type="float">
            <text:p>328405243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24067358900" calcext:value-type="float">
            <text:p>24067358900</text:p>
          </table:table-cell>
          <table:table-cell office:value-type="float" office:value="317708688" calcext:value-type="float">
            <text:p>317708688</text:p>
          </table:table-cell>
        </table:table-row>
        <table:table-row table:style-name="ro1">
          <table:table-cell office:value-type="string" calcext:value-type="string">
            <text:p>0500000US06069</text:p>
          </table:table-cell>
          <table:table-cell office:value-type="float" office:value="6069" calcext:value-type="float">
            <text:p>6069</text:p>
          </table:table-cell>
          <table:table-cell office:value-type="string" calcext:value-type="string">
            <text:p>San Benito County, California</text:p>
          </table:table-cell>
          <table:table-cell office:value-type="float" office:value="853241800" calcext:value-type="float">
            <text:p>853241800</text:p>
          </table:table-cell>
          <table:table-cell office:value-type="float" office:value="40581977" calcext:value-type="float">
            <text:p>40581977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9311506200" calcext:value-type="float">
            <text:p>19311506200</text:p>
          </table:table-cell>
          <table:table-cell office:value-type="float" office:value="275377417" calcext:value-type="float">
            <text:p>275377417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61790489000" calcext:value-type="float">
            <text:p>61790489000</text:p>
          </table:table-cell>
          <table:table-cell office:value-type="float" office:value="632712407" calcext:value-type="float">
            <text:p>632712407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26268741100" calcext:value-type="float">
            <text:p>26268741100</text:p>
          </table:table-cell>
          <table:table-cell office:value-type="float" office:value="526843311" calcext:value-type="float">
            <text:p>526843311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8099788200" calcext:value-type="float">
            <text:p>8099788200</text:p>
          </table:table-cell>
          <table:table-cell office:value-type="float" office:value="188281669" calcext:value-type="float">
            <text:p>188281669</text:p>
          </table:table-cell>
        </table:table-row>
        <table:table-row table:style-name="ro1">
          <table:table-cell office:value-type="string" calcext:value-type="string">
            <text:p>0500000US06079</text:p>
          </table:table-cell>
          <table:table-cell office:value-type="float" office:value="6079" calcext:value-type="float">
            <text:p>6079</text:p>
          </table:table-cell>
          <table:table-cell office:value-type="string" calcext:value-type="string">
            <text:p>San Luis Obispo County, California</text:p>
          </table:table-cell>
          <table:table-cell office:value-type="float" office:value="6827289600" calcext:value-type="float">
            <text:p>6827289600</text:p>
          </table:table-cell>
          <table:table-cell office:value-type="float" office:value="187762674" calcext:value-type="float">
            <text:p>187762674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20990043200" calcext:value-type="float">
            <text:p>20990043200</text:p>
          </table:table-cell>
          <table:table-cell office:value-type="float" office:value="378137285" calcext:value-type="float">
            <text:p>378137285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8812738600" calcext:value-type="float">
            <text:p>8812738600</text:p>
          </table:table-cell>
          <table:table-cell office:value-type="float" office:value="175491871" calcext:value-type="float">
            <text:p>175491871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39110417100" calcext:value-type="float">
            <text:p>39110417100</text:p>
          </table:table-cell>
          <table:table-cell office:value-type="float" office:value="476155018" calcext:value-type="float">
            <text:p>476155018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6783599700" calcext:value-type="float">
            <text:p>6783599700</text:p>
          </table:table-cell>
          <table:table-cell office:value-type="float" office:value="150019757" calcext:value-type="float">
            <text:p>150019757</text:p>
          </table:table-cell>
        </table:table-row>
        <table:table-row table:style-name="ro1">
          <table:table-cell office:value-type="string" calcext:value-type="string">
            <text:p>0500000US06089</text:p>
          </table:table-cell>
          <table:table-cell office:value-type="float" office:value="6089" calcext:value-type="float">
            <text:p>6089</text:p>
          </table:table-cell>
          <table:table-cell office:value-type="string" calcext:value-type="string">
            <text:p>Shasta County, California</text:p>
          </table:table-cell>
          <table:table-cell office:value-type="float" office:value="3631230500" calcext:value-type="float">
            <text:p>3631230500</text:p>
          </table:table-cell>
          <table:table-cell office:value-type="float" office:value="84829763" calcext:value-type="float">
            <text:p>84829763</text:p>
          </table:table-cell>
        </table:table-row>
        <table:table-row table:style-name="ro1">
          <table:table-cell office:value-type="string" calcext:value-type="string">
            <text:p>0500000US06091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Sierra County, California</text:p>
          </table:table-cell>
          <table:table-cell office:value-type="float" office:value="77517800" calcext:value-type="float">
            <text:p>77517800</text:p>
          </table:table-cell>
          <table:table-cell office:value-type="float" office:value="17178471" calcext:value-type="float">
            <text:p>17178471</text:p>
          </table:table-cell>
        </table:table-row>
        <table:table-row table:style-name="ro1">
          <table:table-cell office:value-type="string" calcext:value-type="string">
            <text:p>0500000US06093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Siskiyou County, California</text:p>
          </table:table-cell>
          <table:table-cell office:value-type="float" office:value="849388400" calcext:value-type="float">
            <text:p>849388400</text:p>
          </table:table-cell>
          <table:table-cell office:value-type="float" office:value="39512757" calcext:value-type="float">
            <text:p>39512757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6452904000" calcext:value-type="float">
            <text:p>6452904000</text:p>
          </table:table-cell>
          <table:table-cell office:value-type="float" office:value="137052616" calcext:value-type="float">
            <text:p>137052616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13370108600" calcext:value-type="float">
            <text:p>13370108600</text:p>
          </table:table-cell>
          <table:table-cell office:value-type="float" office:value="294947368" calcext:value-type="float">
            <text:p>294947368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6901498200" calcext:value-type="float">
            <text:p>6901498200</text:p>
          </table:table-cell>
          <table:table-cell office:value-type="float" office:value="150398137" calcext:value-type="float">
            <text:p>150398137</text:p>
          </table:table-cell>
        </table:table-row>
        <table:table-row table:style-name="ro1">
          <table:table-cell office:value-type="string" calcext:value-type="string">
            <text:p>0500000US06101</text:p>
          </table:table-cell>
          <table:table-cell office:value-type="float" office:value="6101" calcext:value-type="float">
            <text:p>6101</text:p>
          </table:table-cell>
          <table:table-cell office:value-type="string" calcext:value-type="string">
            <text:p>Sutter County, California</text:p>
          </table:table-cell>
          <table:table-cell office:value-type="float" office:value="1459737500" calcext:value-type="float">
            <text:p>1459737500</text:p>
          </table:table-cell>
          <table:table-cell office:value-type="float" office:value="61583731" calcext:value-type="float">
            <text:p>61583731</text:p>
          </table:table-cell>
        </table:table-row>
        <table:table-row table:style-name="ro1">
          <table:table-cell office:value-type="string" calcext:value-type="string">
            <text:p>0500000US06103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Tehama County, California</text:p>
          </table:table-cell>
          <table:table-cell office:value-type="float" office:value="1065626200" calcext:value-type="float">
            <text:p>1065626200</text:p>
          </table:table-cell>
          <table:table-cell office:value-type="float" office:value="49141723" calcext:value-type="float">
            <text:p>49141723</text:p>
          </table:table-cell>
        </table:table-row>
        <table:table-row table:style-name="ro1">
          <table:table-cell office:value-type="string" calcext:value-type="string">
            <text:p>0500000US06105</text:p>
          </table:table-cell>
          <table:table-cell office:value-type="float" office:value="6105" calcext:value-type="float">
            <text:p>6105</text:p>
          </table:table-cell>
          <table:table-cell office:value-type="string" calcext:value-type="string">
            <text:p>Trinity County, California</text:p>
          </table:table-cell>
          <table:table-cell office:value-type="float" office:value="254823800" calcext:value-type="float">
            <text:p>254823800</text:p>
          </table:table-cell>
          <table:table-cell office:value-type="float" office:value="23892119" calcext:value-type="float">
            <text:p>23892119</text:p>
          </table:table-cell>
        </table:table-row>
        <table:table-row table:style-name="ro1">
          <table:table-cell office:value-type="string" calcext:value-type="string">
            <text:p>0500000US06107</text:p>
          </table:table-cell>
          <table:table-cell office:value-type="float" office:value="6107" calcext:value-type="float">
            <text:p>6107</text:p>
          </table:table-cell>
          <table:table-cell office:value-type="string" calcext:value-type="string">
            <text:p>Tulare County, California</text:p>
          </table:table-cell>
          <table:table-cell office:value-type="float" office:value="4043879900" calcext:value-type="float">
            <text:p>4043879900</text:p>
          </table:table-cell>
          <table:table-cell office:value-type="float" office:value="120938428" calcext:value-type="float">
            <text:p>120938428</text:p>
          </table:table-cell>
        </table:table-row>
        <table:table-row table:style-name="ro1">
          <table:table-cell office:value-type="string" calcext:value-type="string">
            <text:p>0500000US06109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Tuolumne County, California</text:p>
          </table:table-cell>
          <table:table-cell office:value-type="float" office:value="1277281500" calcext:value-type="float">
            <text:p>1277281500</text:p>
          </table:table-cell>
          <table:table-cell office:value-type="float" office:value="58239276" calcext:value-type="float">
            <text:p>58239276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18135126000" calcext:value-type="float">
            <text:p>18135126000</text:p>
          </table:table-cell>
          <table:table-cell office:value-type="float" office:value="315540104" calcext:value-type="float">
            <text:p>315540104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3715834300" calcext:value-type="float">
            <text:p>3715834300</text:p>
          </table:table-cell>
          <table:table-cell office:value-type="float" office:value="117915614" calcext:value-type="float">
            <text:p>117915614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1036667900" calcext:value-type="float">
            <text:p>1036667900</text:p>
          </table:table-cell>
          <table:table-cell office:value-type="float" office:value="61862204" calcext:value-type="float">
            <text:p>61862204</text:p>
          </table:table-cell>
        </table:table-row>
        <table:table-row table:style-name="ro1">
          <table:table-cell office:value-type="string" calcext:value-type="string">
            <text:p>0500000US08001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Adams County, Colorado</text:p>
          </table:table-cell>
          <table:table-cell office:value-type="float" office:value="7801743700" calcext:value-type="float">
            <text:p>7801743700</text:p>
          </table:table-cell>
          <table:table-cell office:value-type="float" office:value="128302851" calcext:value-type="float">
            <text:p>128302851</text:p>
          </table:table-cell>
        </table:table-row>
        <table:table-row table:style-name="ro1">
          <table:table-cell office:value-type="string" calcext:value-type="string">
            <text:p>0500000US08003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Alamosa County, Colorado</text:p>
          </table:table-cell>
          <table:table-cell office:value-type="float" office:value="197588800" calcext:value-type="float">
            <text:p>197588800</text:p>
          </table:table-cell>
          <table:table-cell office:value-type="float" office:value="21319358" calcext:value-type="float">
            <text:p>21319358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15706568800" calcext:value-type="float">
            <text:p>15706568800</text:p>
          </table:table-cell>
          <table:table-cell office:value-type="float" office:value="259635895" calcext:value-type="float">
            <text:p>259635895</text:p>
          </table:table-cell>
        </table:table-row>
        <table:table-row table:style-name="ro1">
          <table:table-cell office:value-type="string" calcext:value-type="string">
            <text:p>0500000US08007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Archuleta County, Colorado</text:p>
          </table:table-cell>
          <table:table-cell office:value-type="float" office:value="308278700" calcext:value-type="float">
            <text:p>308278700</text:p>
          </table:table-cell>
          <table:table-cell office:value-type="float" office:value="28633449" calcext:value-type="float">
            <text:p>28633449</text:p>
          </table:table-cell>
        </table:table-row>
        <table:table-row table:style-name="ro1">
          <table:table-cell office:value-type="string" calcext:value-type="string">
            <text:p>0500000US08009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Baca County, Colorado</text:p>
          </table:table-cell>
          <table:table-cell office:value-type="float" office:value="69398000" calcext:value-type="float">
            <text:p>69398000</text:p>
          </table:table-cell>
          <table:table-cell office:value-type="float" office:value="5701714" calcext:value-type="float">
            <text:p>5701714</text:p>
          </table:table-cell>
        </table:table-row>
        <table:table-row table:style-name="ro1">
          <table:table-cell office:value-type="string" calcext:value-type="string">
            <text:p>0500000US08011</text:p>
          </table:table-cell>
          <table:table-cell office:value-type="float" office:value="8011" calcext:value-type="float">
            <text:p>8011</text:p>
          </table:table-cell>
          <table:table-cell office:value-type="string" calcext:value-type="string">
            <text:p>Bent County, Colorado</text:p>
          </table:table-cell>
          <table:table-cell office:value-type="float" office:value="63914600" calcext:value-type="float">
            <text:p>63914600</text:p>
          </table:table-cell>
          <table:table-cell office:value-type="float" office:value="20494065" calcext:value-type="float">
            <text:p>20494065</text:p>
          </table:table-cell>
        </table:table-row>
        <table:table-row table:style-name="ro1">
          <table:table-cell office:value-type="string" calcext:value-type="string">
            <text:p>0500000US08013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Boulder County, Colorado</text:p>
          </table:table-cell>
          <table:table-cell office:value-type="float" office:value="10433246700" calcext:value-type="float">
            <text:p>10433246700</text:p>
          </table:table-cell>
          <table:table-cell office:value-type="float" office:value="227765594" calcext:value-type="float">
            <text:p>227765594</text:p>
          </table:table-cell>
        </table:table-row>
        <table:table-row table:style-name="ro1">
          <table:table-cell office:value-type="string" calcext:value-type="string">
            <text:p>0500000US08014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Broomfield County, Colorado</text:p>
          </table:table-cell>
          <table:table-cell office:value-type="float" office:value="2065101700" calcext:value-type="float">
            <text:p>2065101700</text:p>
          </table:table-cell>
          <table:table-cell office:value-type="float" office:value="80556642" calcext:value-type="float">
            <text:p>80556642</text:p>
          </table:table-cell>
        </table:table-row>
        <table:table-row table:style-name="ro1">
          <table:table-cell office:value-type="string" calcext:value-type="string">
            <text:p>0500000US08015</text:p>
          </table:table-cell>
          <table:table-cell office:value-type="float" office:value="8015" calcext:value-type="float">
            <text:p>8015</text:p>
          </table:table-cell>
          <table:table-cell office:value-type="string" calcext:value-type="string">
            <text:p>Chaffee County, Colorado</text:p>
          </table:table-cell>
          <table:table-cell office:value-type="float" office:value="458759200" calcext:value-type="float">
            <text:p>458759200</text:p>
          </table:table-cell>
          <table:table-cell office:value-type="float" office:value="29287355" calcext:value-type="float">
            <text:p>29287355</text:p>
          </table:table-cell>
        </table:table-row>
        <table:table-row table:style-name="ro1">
          <table:table-cell office:value-type="string" calcext:value-type="string">
            <text:p>0500000US08017</text:p>
          </table:table-cell>
          <table:table-cell office:value-type="float" office:value="8017" calcext:value-type="float">
            <text:p>8017</text:p>
          </table:table-cell>
          <table:table-cell office:value-type="string" calcext:value-type="string">
            <text:p>Cheyenne County, Colorado</text:p>
          </table:table-cell>
          <table:table-cell office:value-type="float" office:value="40713900" calcext:value-type="float">
            <text:p>40713900</text:p>
          </table:table-cell>
          <table:table-cell office:value-type="float" office:value="4809620" calcext:value-type="float">
            <text:p>4809620</text:p>
          </table:table-cell>
        </table:table-row>
        <table:table-row table:style-name="ro1">
          <table:table-cell office:value-type="string" calcext:value-type="string">
            <text:p>0500000US08019</text:p>
          </table:table-cell>
          <table:table-cell office:value-type="float" office:value="8019" calcext:value-type="float">
            <text:p>8019</text:p>
          </table:table-cell>
          <table:table-cell office:value-type="string" calcext:value-type="string">
            <text:p>Clear Creek County, Colorado</text:p>
          </table:table-cell>
          <table:table-cell office:value-type="float" office:value="381451600" calcext:value-type="float">
            <text:p>381451600</text:p>
          </table:table-cell>
          <table:table-cell office:value-type="float" office:value="48205235" calcext:value-type="float">
            <text:p>48205235</text:p>
          </table:table-cell>
        </table:table-row>
        <table:table-row table:style-name="ro1">
          <table:table-cell office:value-type="string" calcext:value-type="string">
            <text:p>0500000US08021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Conejos County, Colorado</text:p>
          </table:table-cell>
          <table:table-cell office:value-type="float" office:value="80610500" calcext:value-type="float">
            <text:p>80610500</text:p>
          </table:table-cell>
          <table:table-cell office:value-type="float" office:value="13926200" calcext:value-type="float">
            <text:p>13926200</text:p>
          </table:table-cell>
        </table:table-row>
        <table:table-row table:style-name="ro1">
          <table:table-cell office:value-type="string" calcext:value-type="string">
            <text:p>0500000US08023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Costilla County, Colorado</text:p>
          </table:table-cell>
          <table:table-cell office:value-type="float" office:value="35564100" calcext:value-type="float">
            <text:p>35564100</text:p>
          </table:table-cell>
          <table:table-cell office:value-type="float" office:value="9022951" calcext:value-type="float">
            <text:p>9022951</text:p>
          </table:table-cell>
        </table:table-row>
        <table:table-row table:style-name="ro1">
          <table:table-cell office:value-type="string" calcext:value-type="string">
            <text:p>0500000US08025</text:p>
          </table:table-cell>
          <table:table-cell office:value-type="float" office:value="8025" calcext:value-type="float">
            <text:p>8025</text:p>
          </table:table-cell>
          <table:table-cell office:value-type="string" calcext:value-type="string">
            <text:p>Crowley County, Colorado</text:p>
          </table:table-cell>
          <table:table-cell office:value-type="float" office:value="41711300" calcext:value-type="float">
            <text:p>41711300</text:p>
          </table:table-cell>
          <table:table-cell office:value-type="float" office:value="6339242" calcext:value-type="float">
            <text:p>6339242</text:p>
          </table:table-cell>
        </table:table-row>
        <table:table-row table:style-name="ro1">
          <table:table-cell office:value-type="string" calcext:value-type="string">
            <text:p>0500000US08027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Custer County, Colorado</text:p>
          </table:table-cell>
          <table:table-cell office:value-type="float" office:value="92616000" calcext:value-type="float">
            <text:p>92616000</text:p>
          </table:table-cell>
          <table:table-cell office:value-type="float" office:value="12985000" calcext:value-type="float">
            <text:p>12985000</text:p>
          </table:table-cell>
        </table:table-row>
        <table:table-row table:style-name="ro1">
          <table:table-cell office:value-type="string" calcext:value-type="string">
            <text:p>0500000US08029</text:p>
          </table:table-cell>
          <table:table-cell office:value-type="float" office:value="8029" calcext:value-type="float">
            <text:p>8029</text:p>
          </table:table-cell>
          <table:table-cell office:value-type="string" calcext:value-type="string">
            <text:p>Delta County, Colorado</text:p>
          </table:table-cell>
          <table:table-cell office:value-type="float" office:value="657380300" calcext:value-type="float">
            <text:p>657380300</text:p>
          </table:table-cell>
          <table:table-cell office:value-type="float" office:value="60612152" calcext:value-type="float">
            <text:p>60612152</text:p>
          </table:table-cell>
        </table:table-row>
        <table:table-row table:style-name="ro1">
          <table:table-cell office:value-type="string" calcext:value-type="string">
            <text:p>0500000US08031</text:p>
          </table:table-cell>
          <table:table-cell office:value-type="float" office:value="8031" calcext:value-type="float">
            <text:p>8031</text:p>
          </table:table-cell>
          <table:table-cell office:value-type="string" calcext:value-type="string">
            <text:p>Denver County, Colorado</text:p>
          </table:table-cell>
          <table:table-cell office:value-type="float" office:value="16760948900" calcext:value-type="float">
            <text:p>16760948900</text:p>
          </table:table-cell>
          <table:table-cell office:value-type="float" office:value="264864151" calcext:value-type="float">
            <text:p>264864151</text:p>
          </table:table-cell>
        </table:table-row>
        <table:table-row table:style-name="ro1">
          <table:table-cell office:value-type="string" calcext:value-type="string">
            <text:p>0500000US08033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Dolores County, Colorado</text:p>
          </table:table-cell>
          <table:table-cell office:value-type="float" office:value="30578500" calcext:value-type="float">
            <text:p>30578500</text:p>
          </table:table-cell>
          <table:table-cell office:value-type="float" office:value="4791756" calcext:value-type="float">
            <text:p>4791756</text:p>
          </table:table-cell>
        </table:table-row>
        <table:table-row table:style-name="ro1">
          <table:table-cell office:value-type="string" calcext:value-type="string">
            <text:p>0500000US08035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Douglas County, Colorado</text:p>
          </table:table-cell>
          <table:table-cell office:value-type="float" office:value="12456521900" calcext:value-type="float">
            <text:p>12456521900</text:p>
          </table:table-cell>
          <table:table-cell office:value-type="float" office:value="239423967" calcext:value-type="float">
            <text:p>239423967</text:p>
          </table:table-cell>
        </table:table-row>
        <table:table-row table:style-name="ro1">
          <table:table-cell office:value-type="string" calcext:value-type="string">
            <text:p>0500000US08037</text:p>
          </table:table-cell>
          <table:table-cell office:value-type="float" office:value="8037" calcext:value-type="float">
            <text:p>8037</text:p>
          </table:table-cell>
          <table:table-cell office:value-type="string" calcext:value-type="string">
            <text:p>Eagle County, Colorado</text:p>
          </table:table-cell>
          <table:table-cell office:value-type="float" office:value="1560642800" calcext:value-type="float">
            <text:p>1560642800</text:p>
          </table:table-cell>
          <table:table-cell office:value-type="float" office:value="112980754" calcext:value-type="float">
            <text:p>112980754</text:p>
          </table:table-cell>
        </table:table-row>
        <table:table-row table:style-name="ro1">
          <table:table-cell office:value-type="string" calcext:value-type="string">
            <text:p>0500000US08039</text:p>
          </table:table-cell>
          <table:table-cell office:value-type="float" office:value="8039" calcext:value-type="float">
            <text:p>8039</text:p>
          </table:table-cell>
          <table:table-cell office:value-type="string" calcext:value-type="string">
            <text:p>Elbert County, Colorado</text:p>
          </table:table-cell>
          <table:table-cell office:value-type="float" office:value="820814000" calcext:value-type="float">
            <text:p>820814000</text:p>
          </table:table-cell>
          <table:table-cell office:value-type="float" office:value="59055985" calcext:value-type="float">
            <text:p>59055985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15448066100" calcext:value-type="float">
            <text:p>15448066100</text:p>
          </table:table-cell>
          <table:table-cell office:value-type="float" office:value="282794473" calcext:value-type="float">
            <text:p>282794473</text:p>
          </table:table-cell>
        </table:table-row>
        <table:table-row table:style-name="ro1">
          <table:table-cell office:value-type="string" calcext:value-type="string">
            <text:p>0500000US08043</text:p>
          </table:table-cell>
          <table:table-cell office:value-type="float" office:value="8043" calcext:value-type="float">
            <text:p>8043</text:p>
          </table:table-cell>
          <table:table-cell office:value-type="string" calcext:value-type="string">
            <text:p>Fremont County, Colorado</text:p>
          </table:table-cell>
          <table:table-cell office:value-type="float" office:value="790734000" calcext:value-type="float">
            <text:p>790734000</text:p>
          </table:table-cell>
          <table:table-cell office:value-type="float" office:value="46150529" calcext:value-type="float">
            <text:p>46150529</text:p>
          </table:table-cell>
        </table:table-row>
        <table:table-row table:style-name="ro1">
          <table:table-cell office:value-type="string" calcext:value-type="string">
            <text:p>0500000US08045</text:p>
          </table:table-cell>
          <table:table-cell office:value-type="float" office:value="8045" calcext:value-type="float">
            <text:p>8045</text:p>
          </table:table-cell>
          <table:table-cell office:value-type="string" calcext:value-type="string">
            <text:p>Garfield County, Colorado</text:p>
          </table:table-cell>
          <table:table-cell office:value-type="float" office:value="1281261600" calcext:value-type="float">
            <text:p>1281261600</text:p>
          </table:table-cell>
          <table:table-cell office:value-type="float" office:value="48226554" calcext:value-type="float">
            <text:p>48226554</text:p>
          </table:table-cell>
        </table:table-row>
        <table:table-row table:style-name="ro1">
          <table:table-cell office:value-type="string" calcext:value-type="string">
            <text:p>0500000US08047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Gilpin County, Colorado</text:p>
          </table:table-cell>
          <table:table-cell office:value-type="float" office:value="187235900" calcext:value-type="float">
            <text:p>187235900</text:p>
          </table:table-cell>
          <table:table-cell office:value-type="float" office:value="27843174" calcext:value-type="float">
            <text:p>27843174</text:p>
          </table:table-cell>
        </table:table-row>
        <table:table-row table:style-name="ro1">
          <table:table-cell office:value-type="string" calcext:value-type="string">
            <text:p>0500000US08049</text:p>
          </table:table-cell>
          <table:table-cell office:value-type="float" office:value="8049" calcext:value-type="float">
            <text:p>8049</text:p>
          </table:table-cell>
          <table:table-cell office:value-type="string" calcext:value-type="string">
            <text:p>Grand County, Colorado</text:p>
          </table:table-cell>
          <table:table-cell office:value-type="float" office:value="383566200" calcext:value-type="float">
            <text:p>383566200</text:p>
          </table:table-cell>
          <table:table-cell office:value-type="float" office:value="57000237" calcext:value-type="float">
            <text:p>57000237</text:p>
          </table:table-cell>
        </table:table-row>
        <table:table-row table:style-name="ro1">
          <table:table-cell office:value-type="string" calcext:value-type="string">
            <text:p>0500000US08051</text:p>
          </table:table-cell>
          <table:table-cell office:value-type="float" office:value="8051" calcext:value-type="float">
            <text:p>8051</text:p>
          </table:table-cell>
          <table:table-cell office:value-type="string" calcext:value-type="string">
            <text:p>Gunnison County, Colorado</text:p>
          </table:table-cell>
          <table:table-cell office:value-type="float" office:value="367148400" calcext:value-type="float">
            <text:p>367148400</text:p>
          </table:table-cell>
          <table:table-cell office:value-type="float" office:value="26465855" calcext:value-type="float">
            <text:p>26465855</text:p>
          </table:table-cell>
        </table:table-row>
        <table:table-row table:style-name="ro1">
          <table:table-cell office:value-type="string" calcext:value-type="string">
            <text:p>0500000US08053</text:p>
          </table:table-cell>
          <table:table-cell office:value-type="float" office:value="8053" calcext:value-type="float">
            <text:p>8053</text:p>
          </table:table-cell>
          <table:table-cell office:value-type="string" calcext:value-type="string">
            <text:p>Hinsdale County, Colorado</text:p>
          </table:table-cell>
          <table:table-cell office:value-type="float" office:value="27213000" calcext:value-type="float">
            <text:p>27213000</text:p>
          </table:table-cell>
          <table:table-cell office:value-type="float" office:value="5134161" calcext:value-type="float">
            <text:p>5134161</text:p>
          </table:table-cell>
        </table:table-row>
        <table:table-row table:style-name="ro1">
          <table:table-cell office:value-type="string" calcext:value-type="string">
            <text:p>0500000US08055</text:p>
          </table:table-cell>
          <table:table-cell office:value-type="float" office:value="8055" calcext:value-type="float">
            <text:p>8055</text:p>
          </table:table-cell>
          <table:table-cell office:value-type="string" calcext:value-type="string">
            <text:p>Huerfano County, Colorado</text:p>
          </table:table-cell>
          <table:table-cell office:value-type="float" office:value="120389300" calcext:value-type="float">
            <text:p>120389300</text:p>
          </table:table-cell>
          <table:table-cell office:value-type="float" office:value="15724014" calcext:value-type="float">
            <text:p>15724014</text:p>
          </table:table-cell>
        </table:table-row>
        <table:table-row table:style-name="ro1">
          <table:table-cell office:value-type="string" calcext:value-type="string">
            <text:p>0500000US08057</text:p>
          </table:table-cell>
          <table:table-cell office:value-type="float" office:value="8057" calcext:value-type="float">
            <text:p>8057</text:p>
          </table:table-cell>
          <table:table-cell office:value-type="string" calcext:value-type="string">
            <text:p>Jackson County, Colorado</text:p>
          </table:table-cell>
          <table:table-cell office:value-type="float" office:value="32510100" calcext:value-type="float">
            <text:p>32510100</text:p>
          </table:table-cell>
          <table:table-cell office:value-type="float" office:value="4634747" calcext:value-type="float">
            <text:p>4634747</text:p>
          </table:table-cell>
        </table:table-row>
        <table:table-row table:style-name="ro1">
          <table:table-cell office:value-type="string" calcext:value-type="string">
            <text:p>0500000US08059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Jefferson County, Colorado</text:p>
          </table:table-cell>
          <table:table-cell office:value-type="float" office:value="17494346100" calcext:value-type="float">
            <text:p>17494346100</text:p>
          </table:table-cell>
          <table:table-cell office:value-type="float" office:value="267800380" calcext:value-type="float">
            <text:p>267800380</text:p>
          </table:table-cell>
        </table:table-row>
        <table:table-row table:style-name="ro1">
          <table:table-cell office:value-type="string" calcext:value-type="string">
            <text:p>0500000US08061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Kiowa County, Colorado</text:p>
          </table:table-cell>
          <table:table-cell office:value-type="float" office:value="29567200" calcext:value-type="float">
            <text:p>29567200</text:p>
          </table:table-cell>
          <table:table-cell office:value-type="float" office:value="4218042" calcext:value-type="float">
            <text:p>4218042</text:p>
          </table:table-cell>
        </table:table-row>
        <table:table-row table:style-name="ro1">
          <table:table-cell office:value-type="string" calcext:value-type="string">
            <text:p>0500000US08063</text:p>
          </table:table-cell>
          <table:table-cell office:value-type="float" office:value="8063" calcext:value-type="float">
            <text:p>8063</text:p>
          </table:table-cell>
          <table:table-cell office:value-type="string" calcext:value-type="string">
            <text:p>Kit Carson County, Colorado</text:p>
          </table:table-cell>
          <table:table-cell office:value-type="float" office:value="160225500" calcext:value-type="float">
            <text:p>160225500</text:p>
          </table:table-cell>
          <table:table-cell office:value-type="float" office:value="21718130" calcext:value-type="float">
            <text:p>21718130</text:p>
          </table:table-cell>
        </table:table-row>
        <table:table-row table:style-name="ro1">
          <table:table-cell office:value-type="string" calcext:value-type="string">
            <text:p>0500000US08065</text:p>
          </table:table-cell>
          <table:table-cell office:value-type="float" office:value="8065" calcext:value-type="float">
            <text:p>8065</text:p>
          </table:table-cell>
          <table:table-cell office:value-type="string" calcext:value-type="string">
            <text:p>Lake County, Colorado</text:p>
          </table:table-cell>
          <table:table-cell office:value-type="float" office:value="131718400" calcext:value-type="float">
            <text:p>131718400</text:p>
          </table:table-cell>
          <table:table-cell office:value-type="float" office:value="18835912" calcext:value-type="float">
            <text:p>18835912</text:p>
          </table:table-cell>
        </table:table-row>
        <table:table-row table:style-name="ro1">
          <table:table-cell office:value-type="string" calcext:value-type="string">
            <text:p>0500000US08067</text:p>
          </table:table-cell>
          <table:table-cell office:value-type="float" office:value="8067" calcext:value-type="float">
            <text:p>8067</text:p>
          </table:table-cell>
          <table:table-cell office:value-type="string" calcext:value-type="string">
            <text:p>La Plata County, Colorado</text:p>
          </table:table-cell>
          <table:table-cell office:value-type="float" office:value="1415954600" calcext:value-type="float">
            <text:p>1415954600</text:p>
          </table:table-cell>
          <table:table-cell office:value-type="float" office:value="68258310" calcext:value-type="float">
            <text:p>68258310</text:p>
          </table:table-cell>
        </table:table-row>
        <table:table-row table:style-name="ro1">
          <table:table-cell office:value-type="string" calcext:value-type="string">
            <text:p>0500000US08069</text:p>
          </table:table-cell>
          <table:table-cell office:value-type="float" office:value="8069" calcext:value-type="float">
            <text:p>8069</text:p>
          </table:table-cell>
          <table:table-cell office:value-type="string" calcext:value-type="string">
            <text:p>Larimer County, Colorado</text:p>
          </table:table-cell>
          <table:table-cell office:value-type="float" office:value="8866364300" calcext:value-type="float">
            <text:p>8866364300</text:p>
          </table:table-cell>
          <table:table-cell office:value-type="float" office:value="157314644" calcext:value-type="float">
            <text:p>157314644</text:p>
          </table:table-cell>
        </table:table-row>
        <table:table-row table:style-name="ro1">
          <table:table-cell office:value-type="string" calcext:value-type="string">
            <text:p>0500000US08071</text:p>
          </table:table-cell>
          <table:table-cell office:value-type="float" office:value="8071" calcext:value-type="float">
            <text:p>8071</text:p>
          </table:table-cell>
          <table:table-cell office:value-type="string" calcext:value-type="string">
            <text:p>Las Animas County, Colorado</text:p>
          </table:table-cell>
          <table:table-cell office:value-type="float" office:value="197369600" calcext:value-type="float">
            <text:p>197369600</text:p>
          </table:table-cell>
          <table:table-cell office:value-type="float" office:value="14798591" calcext:value-type="float">
            <text:p>14798591</text:p>
          </table:table-cell>
        </table:table-row>
        <table:table-row table:style-name="ro1">
          <table:table-cell office:value-type="string" calcext:value-type="string">
            <text:p>0500000US08073</text:p>
          </table:table-cell>
          <table:table-cell office:value-type="float" office:value="8073" calcext:value-type="float">
            <text:p>8073</text:p>
          </table:table-cell>
          <table:table-cell office:value-type="string" calcext:value-type="string">
            <text:p>Lincoln County, Colorado</text:p>
          </table:table-cell>
          <table:table-cell office:value-type="float" office:value="87971500" calcext:value-type="float">
            <text:p>87971500</text:p>
          </table:table-cell>
          <table:table-cell office:value-type="float" office:value="12983430" calcext:value-type="float">
            <text:p>12983430</text:p>
          </table:table-cell>
        </table:table-row>
        <table:table-row table:style-name="ro1">
          <table:table-cell office:value-type="string" calcext:value-type="string">
            <text:p>0500000US08075</text:p>
          </table:table-cell>
          <table:table-cell office:value-type="float" office:value="8075" calcext:value-type="float">
            <text:p>8075</text:p>
          </table:table-cell>
          <table:table-cell office:value-type="string" calcext:value-type="string">
            <text:p>Logan County, Colorado</text:p>
          </table:table-cell>
          <table:table-cell office:value-type="float" office:value="413258900" calcext:value-type="float">
            <text:p>413258900</text:p>
          </table:table-cell>
          <table:table-cell office:value-type="float" office:value="28191299" calcext:value-type="float">
            <text:p>28191299</text:p>
          </table:table-cell>
        </table:table-row>
        <table:table-row table:style-name="ro1">
          <table:table-cell office:value-type="string" calcext:value-type="string">
            <text:p>0500000US08077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Mesa County, Colorado</text:p>
          </table:table-cell>
          <table:table-cell office:value-type="float" office:value="3443410200" calcext:value-type="float">
            <text:p>3443410200</text:p>
          </table:table-cell>
          <table:table-cell office:value-type="float" office:value="108177591" calcext:value-type="float">
            <text:p>108177591</text:p>
          </table:table-cell>
        </table:table-row>
        <table:table-row table:style-name="ro1">
          <table:table-cell office:value-type="string" calcext:value-type="string">
            <text:p>0500000US08079</text:p>
          </table:table-cell>
          <table:table-cell office:value-type="float" office:value="8079" calcext:value-type="float">
            <text:p>8079</text:p>
          </table:table-cell>
          <table:table-cell office:value-type="string" calcext:value-type="string">
            <text:p>Mineral County, Colorado</text:p>
          </table:table-cell>
          <table:table-cell office:value-type="float" office:value="21650700" calcext:value-type="float">
            <text:p>21650700</text:p>
          </table:table-cell>
          <table:table-cell office:value-type="float" office:value="4470121" calcext:value-type="float">
            <text:p>4470121</text:p>
          </table:table-cell>
        </table:table-row>
        <table:table-row table:style-name="ro1">
          <table:table-cell office:value-type="string" calcext:value-type="string">
            <text:p>0500000US08081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Moffat County, Colorado</text:p>
          </table:table-cell>
          <table:table-cell office:value-type="float" office:value="282576100" calcext:value-type="float">
            <text:p>282576100</text:p>
          </table:table-cell>
          <table:table-cell office:value-type="float" office:value="25568316" calcext:value-type="float">
            <text:p>25568316</text:p>
          </table:table-cell>
        </table:table-row>
        <table:table-row table:style-name="ro1">
          <table:table-cell office:value-type="string" calcext:value-type="string">
            <text:p>0500000US08083</text:p>
          </table:table-cell>
          <table:table-cell office:value-type="float" office:value="8083" calcext:value-type="float">
            <text:p>8083</text:p>
          </table:table-cell>
          <table:table-cell office:value-type="string" calcext:value-type="string">
            <text:p>Montezuma County, Colorado</text:p>
          </table:table-cell>
          <table:table-cell office:value-type="float" office:value="491209800" calcext:value-type="float">
            <text:p>491209800</text:p>
          </table:table-cell>
          <table:table-cell office:value-type="float" office:value="27360253" calcext:value-type="float">
            <text:p>27360253</text:p>
          </table:table-cell>
        </table:table-row>
        <table:table-row table:style-name="ro1">
          <table:table-cell office:value-type="string" calcext:value-type="string">
            <text:p>0500000US08085</text:p>
          </table:table-cell>
          <table:table-cell office:value-type="float" office:value="8085" calcext:value-type="float">
            <text:p>8085</text:p>
          </table:table-cell>
          <table:table-cell office:value-type="string" calcext:value-type="string">
            <text:p>Montrose County, Colorado</text:p>
          </table:table-cell>
          <table:table-cell office:value-type="float" office:value="805969400" calcext:value-type="float">
            <text:p>805969400</text:p>
          </table:table-cell>
          <table:table-cell office:value-type="float" office:value="43211020" calcext:value-type="float">
            <text:p>43211020</text:p>
          </table:table-cell>
        </table:table-row>
        <table:table-row table:style-name="ro1">
          <table:table-cell office:value-type="string" calcext:value-type="string">
            <text:p>0500000US08087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Morgan County, Colorado</text:p>
          </table:table-cell>
          <table:table-cell office:value-type="float" office:value="462858300" calcext:value-type="float">
            <text:p>462858300</text:p>
          </table:table-cell>
          <table:table-cell office:value-type="float" office:value="22546657" calcext:value-type="float">
            <text:p>22546657</text:p>
          </table:table-cell>
        </table:table-row>
        <table:table-row table:style-name="ro1">
          <table:table-cell office:value-type="string" calcext:value-type="string">
            <text:p>0500000US08089</text:p>
          </table:table-cell>
          <table:table-cell office:value-type="float" office:value="8089" calcext:value-type="float">
            <text:p>8089</text:p>
          </table:table-cell>
          <table:table-cell office:value-type="string" calcext:value-type="string">
            <text:p>Otero County, Colorado</text:p>
          </table:table-cell>
          <table:table-cell office:value-type="float" office:value="249472800" calcext:value-type="float">
            <text:p>249472800</text:p>
          </table:table-cell>
          <table:table-cell office:value-type="float" office:value="21562726" calcext:value-type="float">
            <text:p>21562726</text:p>
          </table:table-cell>
        </table:table-row>
        <table:table-row table:style-name="ro1">
          <table:table-cell office:value-type="string" calcext:value-type="string">
            <text:p>0500000US08091</text:p>
          </table:table-cell>
          <table:table-cell office:value-type="float" office:value="8091" calcext:value-type="float">
            <text:p>8091</text:p>
          </table:table-cell>
          <table:table-cell office:value-type="string" calcext:value-type="string">
            <text:p>Ouray County, Colorado</text:p>
          </table:table-cell>
          <table:table-cell office:value-type="float" office:value="142156500" calcext:value-type="float">
            <text:p>142156500</text:p>
          </table:table-cell>
          <table:table-cell office:value-type="float" office:value="13136221" calcext:value-type="float">
            <text:p>13136221</text:p>
          </table:table-cell>
        </table:table-row>
        <table:table-row table:style-name="ro1">
          <table:table-cell office:value-type="string" calcext:value-type="string">
            <text:p>0500000US08093</text:p>
          </table:table-cell>
          <table:table-cell office:value-type="float" office:value="8093" calcext:value-type="float">
            <text:p>8093</text:p>
          </table:table-cell>
          <table:table-cell office:value-type="string" calcext:value-type="string">
            <text:p>Park County, Colorado</text:p>
          </table:table-cell>
          <table:table-cell office:value-type="float" office:value="461545500" calcext:value-type="float">
            <text:p>461545500</text:p>
          </table:table-cell>
          <table:table-cell office:value-type="float" office:value="32580374" calcext:value-type="float">
            <text:p>32580374</text:p>
          </table:table-cell>
        </table:table-row>
        <table:table-row table:style-name="ro1">
          <table:table-cell office:value-type="string" calcext:value-type="string">
            <text:p>0500000US08095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Phillips County, Colorado</text:p>
          </table:table-cell>
          <table:table-cell office:value-type="float" office:value="97433200" calcext:value-type="float">
            <text:p>97433200</text:p>
          </table:table-cell>
          <table:table-cell office:value-type="float" office:value="16349649" calcext:value-type="float">
            <text:p>16349649</text:p>
          </table:table-cell>
        </table:table-row>
        <table:table-row table:style-name="ro1">
          <table:table-cell office:value-type="string" calcext:value-type="string">
            <text:p>0500000US08097</text:p>
          </table:table-cell>
          <table:table-cell office:value-type="float" office:value="8097" calcext:value-type="float">
            <text:p>8097</text:p>
          </table:table-cell>
          <table:table-cell office:value-type="string" calcext:value-type="string">
            <text:p>Pitkin County, Colorado</text:p>
          </table:table-cell>
          <table:table-cell office:value-type="float" office:value="850296900" calcext:value-type="float">
            <text:p>850296900</text:p>
          </table:table-cell>
          <table:table-cell office:value-type="float" office:value="129712528" calcext:value-type="float">
            <text:p>129712528</text:p>
          </table:table-cell>
        </table:table-row>
        <table:table-row table:style-name="ro1">
          <table:table-cell office:value-type="string" calcext:value-type="string">
            <text:p>0500000US08099</text:p>
          </table:table-cell>
          <table:table-cell office:value-type="float" office:value="8099" calcext:value-type="float">
            <text:p>8099</text:p>
          </table:table-cell>
          <table:table-cell office:value-type="string" calcext:value-type="string">
            <text:p>Prowers County, Colorado</text:p>
          </table:table-cell>
          <table:table-cell office:value-type="float" office:value="190402900" calcext:value-type="float">
            <text:p>190402900</text:p>
          </table:table-cell>
          <table:table-cell office:value-type="float" office:value="12490928" calcext:value-type="float">
            <text:p>12490928</text:p>
          </table:table-cell>
        </table:table-row>
        <table:table-row table:style-name="ro1">
          <table:table-cell office:value-type="string" calcext:value-type="string">
            <text:p>0500000US08101</text:p>
          </table:table-cell>
          <table:table-cell office:value-type="float" office:value="8101" calcext:value-type="float">
            <text:p>8101</text:p>
          </table:table-cell>
          <table:table-cell office:value-type="string" calcext:value-type="string">
            <text:p>Pueblo County, Colorado</text:p>
          </table:table-cell>
          <table:table-cell office:value-type="float" office:value="2296556700" calcext:value-type="float">
            <text:p>2296556700</text:p>
          </table:table-cell>
          <table:table-cell office:value-type="float" office:value="71401906" calcext:value-type="float">
            <text:p>71401906</text:p>
          </table:table-cell>
        </table:table-row>
        <table:table-row table:style-name="ro1">
          <table:table-cell office:value-type="string" calcext:value-type="string">
            <text:p>0500000US08103</text:p>
          </table:table-cell>
          <table:table-cell office:value-type="float" office:value="8103" calcext:value-type="float">
            <text:p>8103</text:p>
          </table:table-cell>
          <table:table-cell office:value-type="string" calcext:value-type="string">
            <text:p>Rio Blanco County, Colorado</text:p>
          </table:table-cell>
          <table:table-cell office:value-type="float" office:value="155869200" calcext:value-type="float">
            <text:p>155869200</text:p>
          </table:table-cell>
          <table:table-cell office:value-type="float" office:value="14891244" calcext:value-type="float">
            <text:p>14891244</text:p>
          </table:table-cell>
        </table:table-row>
        <table:table-row table:style-name="ro1">
          <table:table-cell office:value-type="string" calcext:value-type="string">
            <text:p>0500000US08105</text:p>
          </table:table-cell>
          <table:table-cell office:value-type="float" office:value="8105" calcext:value-type="float">
            <text:p>8105</text:p>
          </table:table-cell>
          <table:table-cell office:value-type="string" calcext:value-type="string">
            <text:p>Rio Grande County, Colorado</text:p>
          </table:table-cell>
          <table:table-cell office:value-type="float" office:value="163124600" calcext:value-type="float">
            <text:p>163124600</text:p>
          </table:table-cell>
          <table:table-cell office:value-type="float" office:value="17860511" calcext:value-type="float">
            <text:p>17860511</text:p>
          </table:table-cell>
        </table:table-row>
        <table:table-row table:style-name="ro1">
          <table:table-cell office:value-type="string" calcext:value-type="string">
            <text:p>0500000US08107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Routt County, Colorado</text:p>
          </table:table-cell>
          <table:table-cell office:value-type="float" office:value="776459800" calcext:value-type="float">
            <text:p>776459800</text:p>
          </table:table-cell>
          <table:table-cell office:value-type="float" office:value="54249738" calcext:value-type="float">
            <text:p>54249738</text:p>
          </table:table-cell>
        </table:table-row>
        <table:table-row table:style-name="ro1">
          <table:table-cell office:value-type="string" calcext:value-type="string">
            <text:p>0500000US08109</text:p>
          </table:table-cell>
          <table:table-cell office:value-type="float" office:value="8109" calcext:value-type="float">
            <text:p>8109</text:p>
          </table:table-cell>
          <table:table-cell office:value-type="string" calcext:value-type="string">
            <text:p>Saguache County, Colorado</text:p>
          </table:table-cell>
          <table:table-cell office:value-type="float" office:value="101888400" calcext:value-type="float">
            <text:p>101888400</text:p>
          </table:table-cell>
          <table:table-cell office:value-type="float" office:value="15468592" calcext:value-type="float">
            <text:p>15468592</text:p>
          </table:table-cell>
        </table:table-row>
        <table:table-row table:style-name="ro1">
          <table:table-cell office:value-type="string" calcext:value-type="string">
            <text:p>0500000US08111</text:p>
          </table:table-cell>
          <table:table-cell office:value-type="float" office:value="8111" calcext:value-type="float">
            <text:p>8111</text:p>
          </table:table-cell>
          <table:table-cell office:value-type="string" calcext:value-type="string">
            <text:p>San Juan County, Colorado</text:p>
          </table:table-cell>
          <table:table-cell office:value-type="float" office:value="11156900" calcext:value-type="float">
            <text:p>11156900</text:p>
          </table:table-cell>
          <table:table-cell office:value-type="float" office:value="1964750" calcext:value-type="float">
            <text:p>1964750</text:p>
          </table:table-cell>
        </table:table-row>
        <table:table-row table:style-name="ro1">
          <table:table-cell office:value-type="string" calcext:value-type="string">
            <text:p>0500000US08113</text:p>
          </table:table-cell>
          <table:table-cell office:value-type="float" office:value="8113" calcext:value-type="float">
            <text:p>8113</text:p>
          </table:table-cell>
          <table:table-cell office:value-type="string" calcext:value-type="string">
            <text:p>San Miguel County, Colorado</text:p>
          </table:table-cell>
          <table:table-cell office:value-type="float" office:value="250955600" calcext:value-type="float">
            <text:p>250955600</text:p>
          </table:table-cell>
          <table:table-cell office:value-type="float" office:value="28408090" calcext:value-type="float">
            <text:p>28408090</text:p>
          </table:table-cell>
        </table:table-row>
        <table:table-row table:style-name="ro1">
          <table:table-cell office:value-type="string" calcext:value-type="string">
            <text:p>0500000US08115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Sedgwick County, Colorado</text:p>
          </table:table-cell>
          <table:table-cell office:value-type="float" office:value="43253000" calcext:value-type="float">
            <text:p>43253000</text:p>
          </table:table-cell>
          <table:table-cell office:value-type="float" office:value="4788922" calcext:value-type="float">
            <text:p>4788922</text:p>
          </table:table-cell>
        </table:table-row>
        <table:table-row table:style-name="ro1">
          <table:table-cell office:value-type="string" calcext:value-type="string">
            <text:p>0500000US08117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Summit County, Colorado</text:p>
          </table:table-cell>
          <table:table-cell office:value-type="float" office:value="815955300" calcext:value-type="float">
            <text:p>815955300</text:p>
          </table:table-cell>
          <table:table-cell office:value-type="float" office:value="68620962" calcext:value-type="float">
            <text:p>68620962</text:p>
          </table:table-cell>
        </table:table-row>
        <table:table-row table:style-name="ro1">
          <table:table-cell office:value-type="string" calcext:value-type="string">
            <text:p>0500000US08119</text:p>
          </table:table-cell>
          <table:table-cell office:value-type="float" office:value="8119" calcext:value-type="float">
            <text:p>8119</text:p>
          </table:table-cell>
          <table:table-cell office:value-type="string" calcext:value-type="string">
            <text:p>Teller County, Colorado</text:p>
          </table:table-cell>
          <table:table-cell office:value-type="float" office:value="684217900" calcext:value-type="float">
            <text:p>684217900</text:p>
          </table:table-cell>
          <table:table-cell office:value-type="float" office:value="38015322" calcext:value-type="float">
            <text:p>38015322</text:p>
          </table:table-cell>
        </table:table-row>
        <table:table-row table:style-name="ro1">
          <table:table-cell office:value-type="string" calcext:value-type="string">
            <text:p>0500000US08121</text:p>
          </table:table-cell>
          <table:table-cell office:value-type="float" office:value="8121" calcext:value-type="float">
            <text:p>8121</text:p>
          </table:table-cell>
          <table:table-cell office:value-type="string" calcext:value-type="string">
            <text:p>Washington County, Colorado</text:p>
          </table:table-cell>
          <table:table-cell office:value-type="float" office:value="110946500" calcext:value-type="float">
            <text:p>110946500</text:p>
          </table:table-cell>
          <table:table-cell office:value-type="float" office:value="9526325" calcext:value-type="float">
            <text:p>9526325</text:p>
          </table:table-cell>
        </table:table-row>
        <table:table-row table:style-name="ro1">
          <table:table-cell office:value-type="string" calcext:value-type="string">
            <text:p>0500000US08123</text:p>
          </table:table-cell>
          <table:table-cell office:value-type="float" office:value="8123" calcext:value-type="float">
            <text:p>8123</text:p>
          </table:table-cell>
          <table:table-cell office:value-type="string" calcext:value-type="string">
            <text:p>Weld County, Colorado</text:p>
          </table:table-cell>
          <table:table-cell office:value-type="float" office:value="5720179900" calcext:value-type="float">
            <text:p>5720179900</text:p>
          </table:table-cell>
          <table:table-cell office:value-type="float" office:value="107811192" calcext:value-type="float">
            <text:p>107811192</text:p>
          </table:table-cell>
        </table:table-row>
        <table:table-row table:style-name="ro1">
          <table:table-cell office:value-type="string" calcext:value-type="string">
            <text:p>0500000US08125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Yuma County, Colorado</text:p>
          </table:table-cell>
          <table:table-cell office:value-type="float" office:value="200084600" calcext:value-type="float">
            <text:p>200084600</text:p>
          </table:table-cell>
          <table:table-cell office:value-type="float" office:value="20053145" calcext:value-type="float">
            <text:p>20053145</text:p>
          </table:table-cell>
        </table:table-row>
        <table:table-row table:style-name="ro1">
          <table:table-cell office:value-type="string" calcext:value-type="string">
            <text:p>0500000US09001</text:p>
          </table:table-cell>
          <table:table-cell office:value-type="float" office:value="9001" calcext:value-type="float">
            <text:p>9001</text:p>
          </table:table-cell>
          <table:table-cell office:value-type="string" calcext:value-type="string">
            <text:p>Fairfield County, Connecticut</text:p>
          </table:table-cell>
          <table:table-cell office:value-type="float" office:value="37336406600" calcext:value-type="float">
            <text:p>37336406600</text:p>
          </table:table-cell>
          <table:table-cell office:value-type="float" office:value="500474329" calcext:value-type="float">
            <text:p>500474329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24371183600" calcext:value-type="float">
            <text:p>24371183600</text:p>
          </table:table-cell>
          <table:table-cell office:value-type="float" office:value="303641282" calcext:value-type="float">
            <text:p>303641282</text:p>
          </table:table-cell>
        </table:table-row>
        <table:table-row table:style-name="ro1">
          <table:table-cell office:value-type="string" calcext:value-type="string">
            <text:p>0500000US09005</text:p>
          </table:table-cell>
          <table:table-cell office:value-type="float" office:value="9005" calcext:value-type="float">
            <text:p>9005</text:p>
          </table:table-cell>
          <table:table-cell office:value-type="string" calcext:value-type="string">
            <text:p>Litchfield County, Connecticut</text:p>
          </table:table-cell>
          <table:table-cell office:value-type="float" office:value="6653825400" calcext:value-type="float">
            <text:p>6653825400</text:p>
          </table:table-cell>
          <table:table-cell office:value-type="float" office:value="174935973" calcext:value-type="float">
            <text:p>174935973</text:p>
          </table:table-cell>
        </table:table-row>
        <table:table-row table:style-name="ro1">
          <table:table-cell office:value-type="string" calcext:value-type="string">
            <text:p>0500000US09007</text:p>
          </table:table-cell>
          <table:table-cell office:value-type="float" office:value="9007" calcext:value-type="float">
            <text:p>9007</text:p>
          </table:table-cell>
          <table:table-cell office:value-type="string" calcext:value-type="string">
            <text:p>Middlesex County, Connecticut</text:p>
          </table:table-cell>
          <table:table-cell office:value-type="float" office:value="6054529800" calcext:value-type="float">
            <text:p>6054529800</text:p>
          </table:table-cell>
          <table:table-cell office:value-type="float" office:value="166975559" calcext:value-type="float">
            <text:p>166975559</text:p>
          </table:table-cell>
        </table:table-row>
        <table:table-row table:style-name="ro1">
          <table:table-cell office:value-type="string" calcext:value-type="string">
            <text:p>0500000US09009</text:p>
          </table:table-cell>
          <table:table-cell office:value-type="float" office:value="9009" calcext:value-type="float">
            <text:p>9009</text:p>
          </table:table-cell>
          <table:table-cell office:value-type="string" calcext:value-type="string">
            <text:p>New Haven County, Connecticut</text:p>
          </table:table-cell>
          <table:table-cell office:value-type="float" office:value="21476507300" calcext:value-type="float">
            <text:p>21476507300</text:p>
          </table:table-cell>
          <table:table-cell office:value-type="float" office:value="278400482" calcext:value-type="float">
            <text:p>278400482</text:p>
          </table:table-cell>
        </table:table-row>
        <table:table-row table:style-name="ro1">
          <table:table-cell office:value-type="string" calcext:value-type="string">
            <text:p>0500000US09011</text:p>
          </table:table-cell>
          <table:table-cell office:value-type="float" office:value="9011" calcext:value-type="float">
            <text:p>9011</text:p>
          </table:table-cell>
          <table:table-cell office:value-type="string" calcext:value-type="string">
            <text:p>New London County, Connecticut</text:p>
          </table:table-cell>
          <table:table-cell office:value-type="float" office:value="7778967700" calcext:value-type="float">
            <text:p>7778967700</text:p>
          </table:table-cell>
          <table:table-cell office:value-type="float" office:value="147187140" calcext:value-type="float">
            <text:p>147187140</text:p>
          </table:table-cell>
        </table:table-row>
        <table:table-row table:style-name="ro1">
          <table:table-cell office:value-type="string" calcext:value-type="string">
            <text:p>0500000US09013</text:p>
          </table:table-cell>
          <table:table-cell office:value-type="float" office:value="9013" calcext:value-type="float">
            <text:p>9013</text:p>
          </table:table-cell>
          <table:table-cell office:value-type="string" calcext:value-type="string">
            <text:p>Tolland County, Connecticut</text:p>
          </table:table-cell>
          <table:table-cell office:value-type="float" office:value="4846492700" calcext:value-type="float">
            <text:p>4846492700</text:p>
          </table:table-cell>
          <table:table-cell office:value-type="float" office:value="132209159" calcext:value-type="float">
            <text:p>132209159</text:p>
          </table:table-cell>
        </table:table-row>
        <table:table-row table:style-name="ro1">
          <table:table-cell office:value-type="string" calcext:value-type="string">
            <text:p>0500000US09015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Windham County, Connecticut</text:p>
          </table:table-cell>
          <table:table-cell office:value-type="float" office:value="2917405200" calcext:value-type="float">
            <text:p>2917405200</text:p>
          </table:table-cell>
          <table:table-cell office:value-type="float" office:value="80757937" calcext:value-type="float">
            <text:p>80757937</text:p>
          </table:table-cell>
        </table:table-row>
        <table:table-row table:style-name="ro1">
          <table:table-cell office:value-type="string" calcext:value-type="string">
            <text:p>0500000US1000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Kent County, Delaware</text:p>
          </table:table-cell>
          <table:table-cell office:value-type="float" office:value="2976810200" calcext:value-type="float">
            <text:p>2976810200</text:p>
          </table:table-cell>
          <table:table-cell office:value-type="float" office:value="67511500" calcext:value-type="float">
            <text:p>67511500</text:p>
          </table:table-cell>
        </table:table-row>
        <table:table-row table:style-name="ro1">
          <table:table-cell office:value-type="string" calcext:value-type="string">
            <text:p>0500000US10003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New Castle County, Delaware</text:p>
          </table:table-cell>
          <table:table-cell office:value-type="float" office:value="12468801900" calcext:value-type="float">
            <text:p>12468801900</text:p>
          </table:table-cell>
          <table:table-cell office:value-type="float" office:value="195951730" calcext:value-type="float">
            <text:p>195951730</text:p>
          </table:table-cell>
        </table:table-row>
        <table:table-row table:style-name="ro1">
          <table:table-cell office:value-type="string" calcext:value-type="string">
            <text:p>0500000US10005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Sussex County, Delaware</text:p>
          </table:table-cell>
          <table:table-cell office:value-type="float" office:value="4833172500" calcext:value-type="float">
            <text:p>4833172500</text:p>
          </table:table-cell>
          <table:table-cell office:value-type="float" office:value="108248451" calcext:value-type="float">
            <text:p>108248451</text:p>
          </table:table-cell>
        </table:table-row>
        <table:table-row table:style-name="ro1">
          <table:table-cell office:value-type="string" calcext:value-type="string">
            <text:p>0500000US11001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District of Columbia, District of Columbia</text:p>
          </table:table-cell>
          <table:table-cell office:value-type="float" office:value="18130298300" calcext:value-type="float">
            <text:p>18130298300</text:p>
          </table:table-cell>
          <table:table-cell office:value-type="float" office:value="347573965" calcext:value-type="float">
            <text:p>347573965</text:p>
          </table:table-cell>
        </table:table-row>
        <table:table-row table:style-name="ro1">
          <table:table-cell office:value-type="string" calcext:value-type="string">
            <text:p>0500000US12001</text:p>
          </table:table-cell>
          <table:table-cell office:value-type="float" office:value="12001" calcext:value-type="float">
            <text:p>12001</text:p>
          </table:table-cell>
          <table:table-cell office:value-type="string" calcext:value-type="string">
            <text:p>Alachua County, Florida</text:p>
          </table:table-cell>
          <table:table-cell office:value-type="float" office:value="4718110100" calcext:value-type="float">
            <text:p>4718110100</text:p>
          </table:table-cell>
          <table:table-cell office:value-type="float" office:value="150598298" calcext:value-type="float">
            <text:p>150598298</text:p>
          </table:table-cell>
        </table:table-row>
        <table:table-row table:style-name="ro1">
          <table:table-cell office:value-type="string" calcext:value-type="string">
            <text:p>0500000US12003</text:p>
          </table:table-cell>
          <table:table-cell office:value-type="float" office:value="12003" calcext:value-type="float">
            <text:p>12003</text:p>
          </table:table-cell>
          <table:table-cell office:value-type="string" calcext:value-type="string">
            <text:p>Baker County, Florida</text:p>
          </table:table-cell>
          <table:table-cell office:value-type="float" office:value="478233500" calcext:value-type="float">
            <text:p>478233500</text:p>
          </table:table-cell>
          <table:table-cell office:value-type="float" office:value="40819159" calcext:value-type="float">
            <text:p>40819159</text:p>
          </table:table-cell>
        </table:table-row>
        <table:table-row table:style-name="ro1">
          <table:table-cell office:value-type="string" calcext:value-type="string">
            <text:p>0500000US12005</text:p>
          </table:table-cell>
          <table:table-cell office:value-type="float" office:value="12005" calcext:value-type="float">
            <text:p>12005</text:p>
          </table:table-cell>
          <table:table-cell office:value-type="string" calcext:value-type="string">
            <text:p>Bay County, Florida</text:p>
          </table:table-cell>
          <table:table-cell office:value-type="float" office:value="3595683000" calcext:value-type="float">
            <text:p>3595683000</text:p>
          </table:table-cell>
          <table:table-cell office:value-type="float" office:value="123149391" calcext:value-type="float">
            <text:p>123149391</text:p>
          </table:table-cell>
        </table:table-row>
        <table:table-row table:style-name="ro1">
          <table:table-cell office:value-type="string" calcext:value-type="string">
            <text:p>0500000US12007</text:p>
          </table:table-cell>
          <table:table-cell office:value-type="float" office:value="12007" calcext:value-type="float">
            <text:p>12007</text:p>
          </table:table-cell>
          <table:table-cell office:value-type="string" calcext:value-type="string">
            <text:p>Bradford County, Florida</text:p>
          </table:table-cell>
          <table:table-cell office:value-type="float" office:value="415339300" calcext:value-type="float">
            <text:p>415339300</text:p>
          </table:table-cell>
          <table:table-cell office:value-type="float" office:value="37322562" calcext:value-type="float">
            <text:p>37322562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12192404700" calcext:value-type="float">
            <text:p>12192404700</text:p>
          </table:table-cell>
          <table:table-cell office:value-type="float" office:value="219285342" calcext:value-type="float">
            <text:p>219285342</text:p>
          </table:table-cell>
        </table:table-row>
        <table:table-row table:style-name="ro1">
          <table:table-cell office:value-type="string" calcext:value-type="string">
            <text:p>0500000US12011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Broward County, Florida</text:p>
          </table:table-cell>
          <table:table-cell office:value-type="float" office:value="27909707000" calcext:value-type="float">
            <text:p>27909707000</text:p>
          </table:table-cell>
          <table:table-cell office:value-type="float" office:value="368946323" calcext:value-type="float">
            <text:p>368946323</text:p>
          </table:table-cell>
        </table:table-row>
        <table:table-row table:style-name="ro1">
          <table:table-cell office:value-type="string" calcext:value-type="string">
            <text:p>0500000US12013</text:p>
          </table:table-cell>
          <table:table-cell office:value-type="float" office:value="12013" calcext:value-type="float">
            <text:p>12013</text:p>
          </table:table-cell>
          <table:table-cell office:value-type="string" calcext:value-type="string">
            <text:p>Calhoun County, Florida</text:p>
          </table:table-cell>
          <table:table-cell office:value-type="float" office:value="197083800" calcext:value-type="float">
            <text:p>197083800</text:p>
          </table:table-cell>
          <table:table-cell office:value-type="float" office:value="19750567" calcext:value-type="float">
            <text:p>19750567</text:p>
          </table:table-cell>
        </table:table-row>
        <table:table-row table:style-name="ro1">
          <table:table-cell office:value-type="string" calcext:value-type="string">
            <text:p>0500000US12015</text:p>
          </table:table-cell>
          <table:table-cell office:value-type="float" office:value="12015" calcext:value-type="float">
            <text:p>12015</text:p>
          </table:table-cell>
          <table:table-cell office:value-type="string" calcext:value-type="string">
            <text:p>Charlotte County, Florida</text:p>
          </table:table-cell>
          <table:table-cell office:value-type="float" office:value="3908948500" calcext:value-type="float">
            <text:p>3908948500</text:p>
          </table:table-cell>
          <table:table-cell office:value-type="float" office:value="128065791" calcext:value-type="float">
            <text:p>128065791</text:p>
          </table:table-cell>
        </table:table-row>
        <table:table-row table:style-name="ro1">
          <table:table-cell office:value-type="string" calcext:value-type="string">
            <text:p>0500000US12017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Citrus County, Florida</text:p>
          </table:table-cell>
          <table:table-cell office:value-type="float" office:value="2958992600" calcext:value-type="float">
            <text:p>2958992600</text:p>
          </table:table-cell>
          <table:table-cell office:value-type="float" office:value="115946175" calcext:value-type="float">
            <text:p>115946175</text:p>
          </table:table-cell>
        </table:table-row>
        <table:table-row table:style-name="ro1">
          <table:table-cell office:value-type="string" calcext:value-type="string">
            <text:p>0500000US12019</text:p>
          </table:table-cell>
          <table:table-cell office:value-type="float" office:value="12019" calcext:value-type="float">
            <text:p>12019</text:p>
          </table:table-cell>
          <table:table-cell office:value-type="string" calcext:value-type="string">
            <text:p>Clay County, Florida</text:p>
          </table:table-cell>
          <table:table-cell office:value-type="float" office:value="4039038300" calcext:value-type="float">
            <text:p>4039038300</text:p>
          </table:table-cell>
          <table:table-cell office:value-type="float" office:value="152739768" calcext:value-type="float">
            <text:p>152739768</text:p>
          </table:table-cell>
        </table:table-row>
        <table:table-row table:style-name="ro1">
          <table:table-cell office:value-type="string" calcext:value-type="string">
            <text:p>0500000US12021</text:p>
          </table:table-cell>
          <table:table-cell office:value-type="float" office:value="12021" calcext:value-type="float">
            <text:p>12021</text:p>
          </table:table-cell>
          <table:table-cell office:value-type="string" calcext:value-type="string">
            <text:p>Collier County, Florida</text:p>
          </table:table-cell>
          <table:table-cell office:value-type="float" office:value="10927137300" calcext:value-type="float">
            <text:p>10927137300</text:p>
          </table:table-cell>
          <table:table-cell office:value-type="float" office:value="311857632" calcext:value-type="float">
            <text:p>311857632</text:p>
          </table:table-cell>
        </table:table-row>
        <table:table-row table:style-name="ro1">
          <table:table-cell office:value-type="string" calcext:value-type="string">
            <text:p>0500000US12023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Columbia County, Florida</text:p>
          </table:table-cell>
          <table:table-cell office:value-type="float" office:value="1070948200" calcext:value-type="float">
            <text:p>1070948200</text:p>
          </table:table-cell>
          <table:table-cell office:value-type="float" office:value="58705164" calcext:value-type="float">
            <text:p>58705164</text:p>
          </table:table-cell>
        </table:table-row>
        <table:table-row table:style-name="ro1">
          <table:table-cell office:value-type="string" calcext:value-type="string">
            <text:p>0500000US12027</text:p>
          </table:table-cell>
          <table:table-cell office:value-type="float" office:value="12027" calcext:value-type="float">
            <text:p>12027</text:p>
          </table:table-cell>
          <table:table-cell office:value-type="string" calcext:value-type="string">
            <text:p>DeSoto County, Florida</text:p>
          </table:table-cell>
          <table:table-cell office:value-type="float" office:value="391887500" calcext:value-type="float">
            <text:p>391887500</text:p>
          </table:table-cell>
          <table:table-cell office:value-type="float" office:value="34857061" calcext:value-type="float">
            <text:p>34857061</text:p>
          </table:table-cell>
        </table:table-row>
        <table:table-row table:style-name="ro1">
          <table:table-cell office:value-type="string" calcext:value-type="string">
            <text:p>0500000US12029</text:p>
          </table:table-cell>
          <table:table-cell office:value-type="float" office:value="12029" calcext:value-type="float">
            <text:p>12029</text:p>
          </table:table-cell>
          <table:table-cell office:value-type="string" calcext:value-type="string">
            <text:p>Dixie County, Florida</text:p>
          </table:table-cell>
          <table:table-cell office:value-type="float" office:value="246724100" calcext:value-type="float">
            <text:p>246724100</text:p>
          </table:table-cell>
          <table:table-cell office:value-type="float" office:value="26052853" calcext:value-type="float">
            <text:p>26052853</text:p>
          </table:table-cell>
        </table:table-row>
        <table:table-row table:style-name="ro1">
          <table:table-cell office:value-type="string" calcext:value-type="string">
            <text:p>0500000US12031</text:p>
          </table:table-cell>
          <table:table-cell office:value-type="float" office:value="12031" calcext:value-type="float">
            <text:p>12031</text:p>
          </table:table-cell>
          <table:table-cell office:value-type="string" calcext:value-type="string">
            <text:p>Duval County, Florida</text:p>
          </table:table-cell>
          <table:table-cell office:value-type="float" office:value="15544152900" calcext:value-type="float">
            <text:p>15544152900</text:p>
          </table:table-cell>
          <table:table-cell office:value-type="float" office:value="277040006" calcext:value-type="float">
            <text:p>277040006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5352367500" calcext:value-type="float">
            <text:p>5352367500</text:p>
          </table:table-cell>
          <table:table-cell office:value-type="float" office:value="119822842" calcext:value-type="float">
            <text:p>119822842</text:p>
          </table:table-cell>
        </table:table-row>
        <table:table-row table:style-name="ro1">
          <table:table-cell office:value-type="string" calcext:value-type="string">
            <text:p>0500000US12035</text:p>
          </table:table-cell>
          <table:table-cell office:value-type="float" office:value="12035" calcext:value-type="float">
            <text:p>12035</text:p>
          </table:table-cell>
          <table:table-cell office:value-type="string" calcext:value-type="string">
            <text:p>Flagler County, Florida</text:p>
          </table:table-cell>
          <table:table-cell office:value-type="float" office:value="1885143800" calcext:value-type="float">
            <text:p>1885143800</text:p>
          </table:table-cell>
          <table:table-cell office:value-type="float" office:value="82440930" calcext:value-type="float">
            <text:p>82440930</text:p>
          </table:table-cell>
        </table:table-row>
        <table:table-row table:style-name="ro1">
          <table:table-cell office:value-type="string" calcext:value-type="string">
            <text:p>0500000US12037</text:p>
          </table:table-cell>
          <table:table-cell office:value-type="float" office:value="12037" calcext:value-type="float">
            <text:p>12037</text:p>
          </table:table-cell>
          <table:table-cell office:value-type="string" calcext:value-type="string">
            <text:p>Franklin County, Florida</text:p>
          </table:table-cell>
          <table:table-cell office:value-type="float" office:value="216601100" calcext:value-type="float">
            <text:p>216601100</text:p>
          </table:table-cell>
          <table:table-cell office:value-type="float" office:value="22990640" calcext:value-type="float">
            <text:p>22990640</text:p>
          </table:table-cell>
        </table:table-row>
        <table:table-row table:style-name="ro1">
          <table:table-cell office:value-type="string" calcext:value-type="string">
            <text:p>0500000US12039</text:p>
          </table:table-cell>
          <table:table-cell office:value-type="float" office:value="12039" calcext:value-type="float">
            <text:p>12039</text:p>
          </table:table-cell>
          <table:table-cell office:value-type="string" calcext:value-type="string">
            <text:p>Gadsden County, Florida</text:p>
          </table:table-cell>
          <table:table-cell office:value-type="float" office:value="387435500" calcext:value-type="float">
            <text:p>387435500</text:p>
          </table:table-cell>
          <table:table-cell office:value-type="float" office:value="24807170" calcext:value-type="float">
            <text:p>24807170</text:p>
          </table:table-cell>
        </table:table-row>
        <table:table-row table:style-name="ro1">
          <table:table-cell office:value-type="string" calcext:value-type="string">
            <text:p>0500000US12041</text:p>
          </table:table-cell>
          <table:table-cell office:value-type="float" office:value="12041" calcext:value-type="float">
            <text:p>12041</text:p>
          </table:table-cell>
          <table:table-cell office:value-type="string" calcext:value-type="string">
            <text:p>Gilchrist County, Florida</text:p>
          </table:table-cell>
          <table:table-cell office:value-type="float" office:value="329933200" calcext:value-type="float">
            <text:p>329933200</text:p>
          </table:table-cell>
          <table:table-cell office:value-type="float" office:value="40875176" calcext:value-type="float">
            <text:p>40875176</text:p>
          </table:table-cell>
        </table:table-row>
        <table:table-row table:style-name="ro1">
          <table:table-cell office:value-type="string" calcext:value-type="string">
            <text:p>0500000US12043</text:p>
          </table:table-cell>
          <table:table-cell office:value-type="float" office:value="12043" calcext:value-type="float">
            <text:p>12043</text:p>
          </table:table-cell>
          <table:table-cell office:value-type="string" calcext:value-type="string">
            <text:p>Glades County, Florida</text:p>
          </table:table-cell>
          <table:table-cell office:value-type="float" office:value="128881400" calcext:value-type="float">
            <text:p>128881400</text:p>
          </table:table-cell>
          <table:table-cell office:value-type="float" office:value="14195279" calcext:value-type="float">
            <text:p>14195279</text:p>
          </table:table-cell>
        </table:table-row>
        <table:table-row table:style-name="ro1">
          <table:table-cell office:value-type="string" calcext:value-type="string">
            <text:p>0500000US12045</text:p>
          </table:table-cell>
          <table:table-cell office:value-type="float" office:value="12045" calcext:value-type="float">
            <text:p>12045</text:p>
          </table:table-cell>
          <table:table-cell office:value-type="string" calcext:value-type="string">
            <text:p>Gulf County, Florida</text:p>
          </table:table-cell>
          <table:table-cell office:value-type="float" office:value="249702000" calcext:value-type="float">
            <text:p>249702000</text:p>
          </table:table-cell>
          <table:table-cell office:value-type="float" office:value="18966000" calcext:value-type="float">
            <text:p>18966000</text:p>
          </table:table-cell>
        </table:table-row>
        <table:table-row table:style-name="ro1">
          <table:table-cell office:value-type="string" calcext:value-type="string">
            <text:p>0500000US12047</text:p>
          </table:table-cell>
          <table:table-cell office:value-type="float" office:value="12047" calcext:value-type="float">
            <text:p>12047</text:p>
          </table:table-cell>
          <table:table-cell office:value-type="string" calcext:value-type="string">
            <text:p>Hamilton County, Florida</text:p>
          </table:table-cell>
          <table:table-cell office:value-type="float" office:value="165777800" calcext:value-type="float">
            <text:p>165777800</text:p>
          </table:table-cell>
          <table:table-cell office:value-type="float" office:value="19327734" calcext:value-type="float">
            <text:p>19327734</text:p>
          </table:table-cell>
        </table:table-row>
        <table:table-row table:style-name="ro1">
          <table:table-cell office:value-type="string" calcext:value-type="string">
            <text:p>0500000US12049</text:p>
          </table:table-cell>
          <table:table-cell office:value-type="float" office:value="12049" calcext:value-type="float">
            <text:p>12049</text:p>
          </table:table-cell>
          <table:table-cell office:value-type="string" calcext:value-type="string">
            <text:p>Hardee County, Florida</text:p>
          </table:table-cell>
          <table:table-cell office:value-type="float" office:value="287198000" calcext:value-type="float">
            <text:p>287198000</text:p>
          </table:table-cell>
          <table:table-cell office:value-type="float" office:value="35291337" calcext:value-type="float">
            <text:p>35291337</text:p>
          </table:table-cell>
        </table:table-row>
        <table:table-row table:style-name="ro1">
          <table:table-cell office:value-type="string" calcext:value-type="string">
            <text:p>0500000US12051</text:p>
          </table:table-cell>
          <table:table-cell office:value-type="float" office:value="12051" calcext:value-type="float">
            <text:p>12051</text:p>
          </table:table-cell>
          <table:table-cell office:value-type="string" calcext:value-type="string">
            <text:p>Hendry County, Florida</text:p>
          </table:table-cell>
          <table:table-cell office:value-type="float" office:value="301528400" calcext:value-type="float">
            <text:p>301528400</text:p>
          </table:table-cell>
          <table:table-cell office:value-type="float" office:value="33027110" calcext:value-type="float">
            <text:p>33027110</text:p>
          </table:table-cell>
        </table:table-row>
        <table:table-row table:style-name="ro1">
          <table:table-cell office:value-type="string" calcext:value-type="string">
            <text:p>0500000US12053</text:p>
          </table:table-cell>
          <table:table-cell office:value-type="float" office:value="12053" calcext:value-type="float">
            <text:p>12053</text:p>
          </table:table-cell>
          <table:table-cell office:value-type="string" calcext:value-type="string">
            <text:p>Hernando County, Florida</text:p>
          </table:table-cell>
          <table:table-cell office:value-type="float" office:value="3133286700" calcext:value-type="float">
            <text:p>3133286700</text:p>
          </table:table-cell>
          <table:table-cell office:value-type="float" office:value="78636198" calcext:value-type="float">
            <text:p>78636198</text:p>
          </table:table-cell>
        </table:table-row>
        <table:table-row table:style-name="ro1">
          <table:table-cell office:value-type="string" calcext:value-type="string">
            <text:p>0500000US12055</text:p>
          </table:table-cell>
          <table:table-cell office:value-type="float" office:value="12055" calcext:value-type="float">
            <text:p>12055</text:p>
          </table:table-cell>
          <table:table-cell office:value-type="string" calcext:value-type="string">
            <text:p>Highlands County, Florida</text:p>
          </table:table-cell>
          <table:table-cell office:value-type="float" office:value="1564911800" calcext:value-type="float">
            <text:p>1564911800</text:p>
          </table:table-cell>
          <table:table-cell office:value-type="float" office:value="81337241" calcext:value-type="float">
            <text:p>81337241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23312285800" calcext:value-type="float">
            <text:p>23312285800</text:p>
          </table:table-cell>
          <table:table-cell office:value-type="float" office:value="313354738" calcext:value-type="float">
            <text:p>313354738</text:p>
          </table:table-cell>
        </table:table-row>
        <table:table-row table:style-name="ro1">
          <table:table-cell office:value-type="string" calcext:value-type="string">
            <text:p>0500000US12059</text:p>
          </table:table-cell>
          <table:table-cell office:value-type="float" office:value="12059" calcext:value-type="float">
            <text:p>12059</text:p>
          </table:table-cell>
          <table:table-cell office:value-type="string" calcext:value-type="string">
            <text:p>Holmes County, Florida</text:p>
          </table:table-cell>
          <table:table-cell office:value-type="float" office:value="280093500" calcext:value-type="float">
            <text:p>280093500</text:p>
          </table:table-cell>
          <table:table-cell office:value-type="float" office:value="18542075" calcext:value-type="float">
            <text:p>18542075</text:p>
          </table:table-cell>
        </table:table-row>
        <table:table-row table:style-name="ro1">
          <table:table-cell office:value-type="string" calcext:value-type="string">
            <text:p>0500000US12061</text:p>
          </table:table-cell>
          <table:table-cell office:value-type="float" office:value="12061" calcext:value-type="float">
            <text:p>12061</text:p>
          </table:table-cell>
          <table:table-cell office:value-type="string" calcext:value-type="string">
            <text:p>Indian River County, Florida</text:p>
          </table:table-cell>
          <table:table-cell office:value-type="float" office:value="3806034600" calcext:value-type="float">
            <text:p>3806034600</text:p>
          </table:table-cell>
          <table:table-cell office:value-type="float" office:value="193647015" calcext:value-type="float">
            <text:p>193647015</text:p>
          </table:table-cell>
        </table:table-row>
        <table:table-row table:style-name="ro1">
          <table:table-cell office:value-type="string" calcext:value-type="string">
            <text:p>0500000US12063</text:p>
          </table:table-cell>
          <table:table-cell office:value-type="float" office:value="12063" calcext:value-type="float">
            <text:p>12063</text:p>
          </table:table-cell>
          <table:table-cell office:value-type="string" calcext:value-type="string">
            <text:p>Jackson County, Florida</text:p>
          </table:table-cell>
          <table:table-cell office:value-type="float" office:value="601135200" calcext:value-type="float">
            <text:p>601135200</text:p>
          </table:table-cell>
          <table:table-cell office:value-type="float" office:value="31302433" calcext:value-type="float">
            <text:p>31302433</text:p>
          </table:table-cell>
        </table:table-row>
        <table:table-row table:style-name="ro1">
          <table:table-cell office:value-type="string" calcext:value-type="string">
            <text:p>0500000US12065</text:p>
          </table:table-cell>
          <table:table-cell office:value-type="float" office:value="12065" calcext:value-type="float">
            <text:p>12065</text:p>
          </table:table-cell>
          <table:table-cell office:value-type="string" calcext:value-type="string">
            <text:p>Jefferson County, Florida</text:p>
          </table:table-cell>
          <table:table-cell office:value-type="float" office:value="227885300" calcext:value-type="float">
            <text:p>227885300</text:p>
          </table:table-cell>
          <table:table-cell office:value-type="float" office:value="22993846" calcext:value-type="float">
            <text:p>22993846</text:p>
          </table:table-cell>
        </table:table-row>
        <table:table-row table:style-name="ro1">
          <table:table-cell office:value-type="string" calcext:value-type="string">
            <text:p>0500000US12067</text:p>
          </table:table-cell>
          <table:table-cell office:value-type="float" office:value="12067" calcext:value-type="float">
            <text:p>12067</text:p>
          </table:table-cell>
          <table:table-cell office:value-type="string" calcext:value-type="string">
            <text:p>Lafayette County, Florida</text:p>
          </table:table-cell>
          <table:table-cell office:value-type="float" office:value="133284400" calcext:value-type="float">
            <text:p>133284400</text:p>
          </table:table-cell>
          <table:table-cell office:value-type="float" office:value="27860303" calcext:value-type="float">
            <text:p>27860303</text:p>
          </table:table-cell>
        </table:table-row>
        <table:table-row table:style-name="ro1">
          <table:table-cell office:value-type="string" calcext:value-type="string">
            <text:p>0500000US12069</text:p>
          </table:table-cell>
          <table:table-cell office:value-type="float" office:value="12069" calcext:value-type="float">
            <text:p>12069</text:p>
          </table:table-cell>
          <table:table-cell office:value-type="string" calcext:value-type="string">
            <text:p>Lake County, Florida</text:p>
          </table:table-cell>
          <table:table-cell office:value-type="float" office:value="5908418000" calcext:value-type="float">
            <text:p>5908418000</text:p>
          </table:table-cell>
          <table:table-cell office:value-type="float" office:value="157103514" calcext:value-type="float">
            <text:p>157103514</text:p>
          </table:table-cell>
        </table:table-row>
        <table:table-row table:style-name="ro1">
          <table:table-cell office:value-type="string" calcext:value-type="string">
            <text:p>0500000US12071</text:p>
          </table:table-cell>
          <table:table-cell office:value-type="float" office:value="12071" calcext:value-type="float">
            <text:p>12071</text:p>
          </table:table-cell>
          <table:table-cell office:value-type="string" calcext:value-type="string">
            <text:p>Lee County, Florida</text:p>
          </table:table-cell>
          <table:table-cell office:value-type="float" office:value="14760433700" calcext:value-type="float">
            <text:p>14760433700</text:p>
          </table:table-cell>
          <table:table-cell office:value-type="float" office:value="289155795" calcext:value-type="float">
            <text:p>289155795</text:p>
          </table:table-cell>
        </table:table-row>
        <table:table-row table:style-name="ro1">
          <table:table-cell office:value-type="string" calcext:value-type="string">
            <text:p>0500000US12073</text:p>
          </table:table-cell>
          <table:table-cell office:value-type="float" office:value="12073" calcext:value-type="float">
            <text:p>12073</text:p>
          </table:table-cell>
          <table:table-cell office:value-type="string" calcext:value-type="string">
            <text:p>Leon County, Florida</text:p>
          </table:table-cell>
          <table:table-cell office:value-type="float" office:value="5282242400" calcext:value-type="float">
            <text:p>5282242400</text:p>
          </table:table-cell>
          <table:table-cell office:value-type="float" office:value="128270742" calcext:value-type="float">
            <text:p>128270742</text:p>
          </table:table-cell>
        </table:table-row>
        <table:table-row table:style-name="ro1">
          <table:table-cell office:value-type="string" calcext:value-type="string">
            <text:p>0500000US12075</text:p>
          </table:table-cell>
          <table:table-cell office:value-type="float" office:value="12075" calcext:value-type="float">
            <text:p>12075</text:p>
          </table:table-cell>
          <table:table-cell office:value-type="string" calcext:value-type="string">
            <text:p>Levy County, Florida</text:p>
          </table:table-cell>
          <table:table-cell office:value-type="float" office:value="640176900" calcext:value-type="float">
            <text:p>640176900</text:p>
          </table:table-cell>
          <table:table-cell office:value-type="float" office:value="46306791" calcext:value-type="float">
            <text:p>46306791</text:p>
          </table:table-cell>
        </table:table-row>
        <table:table-row table:style-name="ro1">
          <table:table-cell office:value-type="string" calcext:value-type="string">
            <text:p>0500000US12077</text:p>
          </table:table-cell>
          <table:table-cell office:value-type="float" office:value="12077" calcext:value-type="float">
            <text:p>12077</text:p>
          </table:table-cell>
          <table:table-cell office:value-type="string" calcext:value-type="string">
            <text:p>Liberty County, Florida</text:p>
          </table:table-cell>
          <table:table-cell office:value-type="float" office:value="116203800" calcext:value-type="float">
            <text:p>116203800</text:p>
          </table:table-cell>
          <table:table-cell office:value-type="float" office:value="13747754" calcext:value-type="float">
            <text:p>13747754</text:p>
          </table:table-cell>
        </table:table-row>
        <table:table-row table:style-name="ro1">
          <table:table-cell office:value-type="string" calcext:value-type="string">
            <text:p>0500000US12079</text:p>
          </table:table-cell>
          <table:table-cell office:value-type="float" office:value="12079" calcext:value-type="float">
            <text:p>12079</text:p>
          </table:table-cell>
          <table:table-cell office:value-type="string" calcext:value-type="string">
            <text:p>Madison County, Florida</text:p>
          </table:table-cell>
          <table:table-cell office:value-type="float" office:value="200971600" calcext:value-type="float">
            <text:p>200971600</text:p>
          </table:table-cell>
          <table:table-cell office:value-type="float" office:value="18184882" calcext:value-type="float">
            <text:p>18184882</text:p>
          </table:table-cell>
        </table:table-row>
        <table:table-row table:style-name="ro1">
          <table:table-cell office:value-type="string" calcext:value-type="string">
            <text:p>0500000US12081</text:p>
          </table:table-cell>
          <table:table-cell office:value-type="float" office:value="12081" calcext:value-type="float">
            <text:p>12081</text:p>
          </table:table-cell>
          <table:table-cell office:value-type="string" calcext:value-type="string">
            <text:p>Manatee County, Florida</text:p>
          </table:table-cell>
          <table:table-cell office:value-type="float" office:value="7896789300" calcext:value-type="float">
            <text:p>7896789300</text:p>
          </table:table-cell>
          <table:table-cell office:value-type="float" office:value="141079889" calcext:value-type="float">
            <text:p>141079889</text:p>
          </table:table-cell>
        </table:table-row>
        <table:table-row table:style-name="ro1">
          <table:table-cell office:value-type="string" calcext:value-type="string">
            <text:p>0500000US12083</text:p>
          </table:table-cell>
          <table:table-cell office:value-type="float" office:value="12083" calcext:value-type="float">
            <text:p>12083</text:p>
          </table:table-cell>
          <table:table-cell office:value-type="string" calcext:value-type="string">
            <text:p>Marion County, Florida</text:p>
          </table:table-cell>
          <table:table-cell office:value-type="float" office:value="5580946500" calcext:value-type="float">
            <text:p>5580946500</text:p>
          </table:table-cell>
          <table:table-cell office:value-type="float" office:value="129792249" calcext:value-type="float">
            <text:p>129792249</text:p>
          </table:table-cell>
        </table:table-row>
        <table:table-row table:style-name="ro1">
          <table:table-cell office:value-type="string" calcext:value-type="string">
            <text:p>0500000US12085</text:p>
          </table:table-cell>
          <table:table-cell office:value-type="float" office:value="12085" calcext:value-type="float">
            <text:p>12085</text:p>
          </table:table-cell>
          <table:table-cell office:value-type="string" calcext:value-type="string">
            <text:p>Martin County, Florida</text:p>
          </table:table-cell>
          <table:table-cell office:value-type="float" office:value="4573449500" calcext:value-type="float">
            <text:p>4573449500</text:p>
          </table:table-cell>
          <table:table-cell office:value-type="float" office:value="159551198" calcext:value-type="float">
            <text:p>159551198</text:p>
          </table:table-cell>
        </table:table-row>
        <table:table-row table:style-name="ro1">
          <table:table-cell office:value-type="string" calcext:value-type="string">
            <text:p>0500000US12086</text:p>
          </table:table-cell>
          <table:table-cell office:value-type="float" office:value="12086" calcext:value-type="float">
            <text:p>12086</text:p>
          </table:table-cell>
          <table:table-cell office:value-type="string" calcext:value-type="string">
            <text:p>Miami-Dade County, Florida</text:p>
          </table:table-cell>
          <table:table-cell office:value-type="float" office:value="16717206800" calcext:value-type="float">
            <text:p>16717206800</text:p>
          </table:table-cell>
          <table:table-cell office:value-type="float" office:value="373596343" calcext:value-type="float">
            <text:p>373596343</text:p>
          </table:table-cell>
        </table:table-row>
        <table:table-row table:style-name="ro1">
          <table:table-cell office:value-type="string" calcext:value-type="string">
            <text:p>0500000US12087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Monroe County, Florida</text:p>
          </table:table-cell>
          <table:table-cell office:value-type="float" office:value="2086553500" calcext:value-type="float">
            <text:p>2086553500</text:p>
          </table:table-cell>
          <table:table-cell office:value-type="float" office:value="125220268" calcext:value-type="float">
            <text:p>125220268</text:p>
          </table:table-cell>
        </table:table-row>
        <table:table-row table:style-name="ro1">
          <table:table-cell office:value-type="string" calcext:value-type="string">
            <text:p>0500000US12089</text:p>
          </table:table-cell>
          <table:table-cell office:value-type="float" office:value="12089" calcext:value-type="float">
            <text:p>12089</text:p>
          </table:table-cell>
          <table:table-cell office:value-type="string" calcext:value-type="string">
            <text:p>Nassau County, Florida</text:p>
          </table:table-cell>
          <table:table-cell office:value-type="float" office:value="1917516600" calcext:value-type="float">
            <text:p>1917516600</text:p>
          </table:table-cell>
          <table:table-cell office:value-type="float" office:value="140920573" calcext:value-type="float">
            <text:p>140920573</text:p>
          </table:table-cell>
        </table:table-row>
        <table:table-row table:style-name="ro1">
          <table:table-cell office:value-type="string" calcext:value-type="string">
            <text:p>0500000US12091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Okaloosa County, Florida</text:p>
          </table:table-cell>
          <table:table-cell office:value-type="float" office:value="4498412000" calcext:value-type="float">
            <text:p>4498412000</text:p>
          </table:table-cell>
          <table:table-cell office:value-type="float" office:value="128931083" calcext:value-type="float">
            <text:p>128931083</text:p>
          </table:table-cell>
        </table:table-row>
        <table:table-row table:style-name="ro1">
          <table:table-cell office:value-type="string" calcext:value-type="string">
            <text:p>0500000US12093</text:p>
          </table:table-cell>
          <table:table-cell office:value-type="float" office:value="12093" calcext:value-type="float">
            <text:p>12093</text:p>
          </table:table-cell>
          <table:table-cell office:value-type="string" calcext:value-type="string">
            <text:p>Okeechobee County, Florida</text:p>
          </table:table-cell>
          <table:table-cell office:value-type="float" office:value="488493500" calcext:value-type="float">
            <text:p>488493500</text:p>
          </table:table-cell>
          <table:table-cell office:value-type="float" office:value="46790770" calcext:value-type="float">
            <text:p>46790770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17960453900" calcext:value-type="float">
            <text:p>17960453900</text:p>
          </table:table-cell>
          <table:table-cell office:value-type="float" office:value="357210502" calcext:value-type="float">
            <text:p>357210502</text:p>
          </table:table-cell>
        </table:table-row>
        <table:table-row table:style-name="ro1">
          <table:table-cell office:value-type="string" calcext:value-type="string">
            <text:p>0500000US12097</text:p>
          </table:table-cell>
          <table:table-cell office:value-type="float" office:value="12097" calcext:value-type="float">
            <text:p>12097</text:p>
          </table:table-cell>
          <table:table-cell office:value-type="string" calcext:value-type="string">
            <text:p>Osceola County, Florida</text:p>
          </table:table-cell>
          <table:table-cell office:value-type="float" office:value="2740803200" calcext:value-type="float">
            <text:p>2740803200</text:p>
          </table:table-cell>
          <table:table-cell office:value-type="float" office:value="114915672" calcext:value-type="float">
            <text:p>114915672</text:p>
          </table:table-cell>
        </table:table-row>
        <table:table-row table:style-name="ro1">
          <table:table-cell office:value-type="string" calcext:value-type="string">
            <text:p>0500000US1209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Palm Beach County, Florida</text:p>
          </table:table-cell>
          <table:table-cell office:value-type="float" office:value="34347948400" calcext:value-type="float">
            <text:p>34347948400</text:p>
          </table:table-cell>
          <table:table-cell office:value-type="float" office:value="537787581" calcext:value-type="float">
            <text:p>537787581</text:p>
          </table:table-cell>
        </table:table-row>
        <table:table-row table:style-name="ro1">
          <table:table-cell office:value-type="string" calcext:value-type="string">
            <text:p>0500000US12101</text:p>
          </table:table-cell>
          <table:table-cell office:value-type="float" office:value="12101" calcext:value-type="float">
            <text:p>12101</text:p>
          </table:table-cell>
          <table:table-cell office:value-type="string" calcext:value-type="string">
            <text:p>Pasco County, Florida</text:p>
          </table:table-cell>
          <table:table-cell office:value-type="float" office:value="9287485200" calcext:value-type="float">
            <text:p>9287485200</text:p>
          </table:table-cell>
          <table:table-cell office:value-type="float" office:value="207092235" calcext:value-type="float">
            <text:p>207092235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22730599100" calcext:value-type="float">
            <text:p>22730599100</text:p>
          </table:table-cell>
          <table:table-cell office:value-type="float" office:value="328538678" calcext:value-type="float">
            <text:p>328538678</text:p>
          </table:table-cell>
        </table:table-row>
        <table:table-row table:style-name="ro1">
          <table:table-cell office:value-type="string" calcext:value-type="string">
            <text:p>0500000US12105</text:p>
          </table:table-cell>
          <table:table-cell office:value-type="float" office:value="12105" calcext:value-type="float">
            <text:p>12105</text:p>
          </table:table-cell>
          <table:table-cell office:value-type="string" calcext:value-type="string">
            <text:p>Polk County, Florida</text:p>
          </table:table-cell>
          <table:table-cell office:value-type="float" office:value="9467887200" calcext:value-type="float">
            <text:p>9467887200</text:p>
          </table:table-cell>
          <table:table-cell office:value-type="float" office:value="163328438" calcext:value-type="float">
            <text:p>163328438</text:p>
          </table:table-cell>
        </table:table-row>
        <table:table-row table:style-name="ro1">
          <table:table-cell office:value-type="string" calcext:value-type="string">
            <text:p>0500000US12107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Putnam County, Florida</text:p>
          </table:table-cell>
          <table:table-cell office:value-type="float" office:value="1007577300" calcext:value-type="float">
            <text:p>1007577300</text:p>
          </table:table-cell>
          <table:table-cell office:value-type="float" office:value="38306463" calcext:value-type="float">
            <text:p>38306463</text:p>
          </table:table-cell>
        </table:table-row>
        <table:table-row table:style-name="ro1">
          <table:table-cell office:value-type="string" calcext:value-type="string">
            <text:p>0500000US12109</text:p>
          </table:table-cell>
          <table:table-cell office:value-type="float" office:value="12109" calcext:value-type="float">
            <text:p>12109</text:p>
          </table:table-cell>
          <table:table-cell office:value-type="string" calcext:value-type="string">
            <text:p>St. Johns County, Florida</text:p>
          </table:table-cell>
          <table:table-cell office:value-type="float" office:value="6870025400" calcext:value-type="float">
            <text:p>6870025400</text:p>
          </table:table-cell>
          <table:table-cell office:value-type="float" office:value="234366913" calcext:value-type="float">
            <text:p>234366913</text:p>
          </table:table-cell>
        </table:table-row>
        <table:table-row table:style-name="ro1">
          <table:table-cell office:value-type="string" calcext:value-type="string">
            <text:p>0500000US12111</text:p>
          </table:table-cell>
          <table:table-cell office:value-type="float" office:value="12111" calcext:value-type="float">
            <text:p>12111</text:p>
          </table:table-cell>
          <table:table-cell office:value-type="string" calcext:value-type="string">
            <text:p>St. Lucie County, Florida</text:p>
          </table:table-cell>
          <table:table-cell office:value-type="float" office:value="4750005000" calcext:value-type="float">
            <text:p>4750005000</text:p>
          </table:table-cell>
          <table:table-cell office:value-type="float" office:value="171036825" calcext:value-type="float">
            <text:p>171036825</text:p>
          </table:table-cell>
        </table:table-row>
        <table:table-row table:style-name="ro1">
          <table:table-cell office:value-type="string" calcext:value-type="string">
            <text:p>0500000US12113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Santa Rosa County, Florida</text:p>
          </table:table-cell>
          <table:table-cell office:value-type="float" office:value="3953638900" calcext:value-type="float">
            <text:p>3953638900</text:p>
          </table:table-cell>
          <table:table-cell office:value-type="float" office:value="133558080" calcext:value-type="float">
            <text:p>133558080</text:p>
          </table:table-cell>
        </table:table-row>
        <table:table-row table:style-name="ro1">
          <table:table-cell office:value-type="string" calcext:value-type="string">
            <text:p>0500000US12115</text:p>
          </table:table-cell>
          <table:table-cell office:value-type="float" office:value="12115" calcext:value-type="float">
            <text:p>12115</text:p>
          </table:table-cell>
          <table:table-cell office:value-type="string" calcext:value-type="string">
            <text:p>Sarasota County, Florida</text:p>
          </table:table-cell>
          <table:table-cell office:value-type="float" office:value="12073667300" calcext:value-type="float">
            <text:p>12073667300</text:p>
          </table:table-cell>
          <table:table-cell office:value-type="float" office:value="232386190" calcext:value-type="float">
            <text:p>232386190</text:p>
          </table:table-cell>
        </table:table-row>
        <table:table-row table:style-name="ro1">
          <table:table-cell office:value-type="string" calcext:value-type="string">
            <text:p>0500000US12117</text:p>
          </table:table-cell>
          <table:table-cell office:value-type="float" office:value="12117" calcext:value-type="float">
            <text:p>12117</text:p>
          </table:table-cell>
          <table:table-cell office:value-type="string" calcext:value-type="string">
            <text:p>Seminole County, Florida</text:p>
          </table:table-cell>
          <table:table-cell office:value-type="float" office:value="8956632500" calcext:value-type="float">
            <text:p>8956632500</text:p>
          </table:table-cell>
          <table:table-cell office:value-type="float" office:value="226957927" calcext:value-type="float">
            <text:p>226957927</text:p>
          </table:table-cell>
        </table:table-row>
        <table:table-row table:style-name="ro1">
          <table:table-cell office:value-type="string" calcext:value-type="string">
            <text:p>0500000US12119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Sumter County, Florida</text:p>
          </table:table-cell>
          <table:table-cell office:value-type="float" office:value="2941354500" calcext:value-type="float">
            <text:p>2941354500</text:p>
          </table:table-cell>
          <table:table-cell office:value-type="float" office:value="164020438" calcext:value-type="float">
            <text:p>164020438</text:p>
          </table:table-cell>
        </table:table-row>
        <table:table-row table:style-name="ro1">
          <table:table-cell office:value-type="string" calcext:value-type="string">
            <text:p>0500000US12121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Suwannee County, Florida</text:p>
          </table:table-cell>
          <table:table-cell office:value-type="float" office:value="636277000" calcext:value-type="float">
            <text:p>636277000</text:p>
          </table:table-cell>
          <table:table-cell office:value-type="float" office:value="36911579" calcext:value-type="float">
            <text:p>36911579</text:p>
          </table:table-cell>
        </table:table-row>
        <table:table-row table:style-name="ro1">
          <table:table-cell office:value-type="string" calcext:value-type="string">
            <text:p>0500000US12123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Taylor County, Florida</text:p>
          </table:table-cell>
          <table:table-cell office:value-type="float" office:value="313499800" calcext:value-type="float">
            <text:p>313499800</text:p>
          </table:table-cell>
          <table:table-cell office:value-type="float" office:value="28209513" calcext:value-type="float">
            <text:p>28209513</text:p>
          </table:table-cell>
        </table:table-row>
        <table:table-row table:style-name="ro1">
          <table:table-cell office:value-type="string" calcext:value-type="string">
            <text:p>0500000US12125</text:p>
          </table:table-cell>
          <table:table-cell office:value-type="float" office:value="12125" calcext:value-type="float">
            <text:p>12125</text:p>
          </table:table-cell>
          <table:table-cell office:value-type="string" calcext:value-type="string">
            <text:p>Union County, Florida</text:p>
          </table:table-cell>
          <table:table-cell office:value-type="float" office:value="150706200" calcext:value-type="float">
            <text:p>150706200</text:p>
          </table:table-cell>
          <table:table-cell office:value-type="float" office:value="14505088" calcext:value-type="float">
            <text:p>14505088</text:p>
          </table:table-cell>
        </table:table-row>
        <table:table-row table:style-name="ro1">
          <table:table-cell office:value-type="string" calcext:value-type="string">
            <text:p>0500000US12127</text:p>
          </table:table-cell>
          <table:table-cell office:value-type="float" office:value="12127" calcext:value-type="float">
            <text:p>12127</text:p>
          </table:table-cell>
          <table:table-cell office:value-type="string" calcext:value-type="string">
            <text:p>Volusia County, Florida</text:p>
          </table:table-cell>
          <table:table-cell office:value-type="float" office:value="9521374200" calcext:value-type="float">
            <text:p>9521374200</text:p>
          </table:table-cell>
          <table:table-cell office:value-type="float" office:value="201229437" calcext:value-type="float">
            <text:p>201229437</text:p>
          </table:table-cell>
        </table:table-row>
        <table:table-row table:style-name="ro1">
          <table:table-cell office:value-type="string" calcext:value-type="string">
            <text:p>0500000US12129</text:p>
          </table:table-cell>
          <table:table-cell office:value-type="float" office:value="12129" calcext:value-type="float">
            <text:p>12129</text:p>
          </table:table-cell>
          <table:table-cell office:value-type="string" calcext:value-type="string">
            <text:p>Wakulla County, Florida</text:p>
          </table:table-cell>
          <table:table-cell office:value-type="float" office:value="560647700" calcext:value-type="float">
            <text:p>560647700</text:p>
          </table:table-cell>
          <table:table-cell office:value-type="float" office:value="44160084" calcext:value-type="float">
            <text:p>44160084</text:p>
          </table:table-cell>
        </table:table-row>
        <table:table-row table:style-name="ro1">
          <table:table-cell office:value-type="string" calcext:value-type="string">
            <text:p>0500000US12131</text:p>
          </table:table-cell>
          <table:table-cell office:value-type="float" office:value="12131" calcext:value-type="float">
            <text:p>12131</text:p>
          </table:table-cell>
          <table:table-cell office:value-type="string" calcext:value-type="string">
            <text:p>Walton County, Florida</text:p>
          </table:table-cell>
          <table:table-cell office:value-type="float" office:value="1454604100" calcext:value-type="float">
            <text:p>1454604100</text:p>
          </table:table-cell>
          <table:table-cell office:value-type="float" office:value="105732453" calcext:value-type="float">
            <text:p>105732453</text:p>
          </table:table-cell>
        </table:table-row>
        <table:table-row table:style-name="ro1">
          <table:table-cell office:value-type="string" calcext:value-type="string">
            <text:p>0500000US12133</text:p>
          </table:table-cell>
          <table:table-cell office:value-type="float" office:value="12133" calcext:value-type="float">
            <text:p>12133</text:p>
          </table:table-cell>
          <table:table-cell office:value-type="string" calcext:value-type="string">
            <text:p>Washington County, Florida</text:p>
          </table:table-cell>
          <table:table-cell office:value-type="float" office:value="365114100" calcext:value-type="float">
            <text:p>365114100</text:p>
          </table:table-cell>
          <table:table-cell office:value-type="float" office:value="27506322" calcext:value-type="float">
            <text:p>27506322</text:p>
          </table:table-cell>
        </table:table-row>
        <table:table-row table:style-name="ro1">
          <table:table-cell office:value-type="string" calcext:value-type="string">
            <text:p>0500000US13001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Appling County, Georgia</text:p>
          </table:table-cell>
          <table:table-cell office:value-type="float" office:value="284414100" calcext:value-type="float">
            <text:p>284414100</text:p>
          </table:table-cell>
          <table:table-cell office:value-type="float" office:value="26324144" calcext:value-type="float">
            <text:p>26324144</text:p>
          </table:table-cell>
        </table:table-row>
        <table:table-row table:style-name="ro1">
          <table:table-cell office:value-type="string" calcext:value-type="string">
            <text:p>0500000US13003</text:p>
          </table:table-cell>
          <table:table-cell office:value-type="float" office:value="13003" calcext:value-type="float">
            <text:p>13003</text:p>
          </table:table-cell>
          <table:table-cell office:value-type="string" calcext:value-type="string">
            <text:p>Atkinson County, Georgia</text:p>
          </table:table-cell>
          <table:table-cell office:value-type="float" office:value="87929100" calcext:value-type="float">
            <text:p>87929100</text:p>
          </table:table-cell>
          <table:table-cell office:value-type="float" office:value="11390576" calcext:value-type="float">
            <text:p>11390576</text:p>
          </table:table-cell>
        </table:table-row>
        <table:table-row table:style-name="ro1">
          <table:table-cell office:value-type="string" calcext:value-type="string">
            <text:p>0500000US13005</text:p>
          </table:table-cell>
          <table:table-cell office:value-type="float" office:value="13005" calcext:value-type="float">
            <text:p>13005</text:p>
          </table:table-cell>
          <table:table-cell office:value-type="string" calcext:value-type="string">
            <text:p>Bacon County, Georgia</text:p>
          </table:table-cell>
          <table:table-cell office:value-type="float" office:value="163986700" calcext:value-type="float">
            <text:p>163986700</text:p>
          </table:table-cell>
          <table:table-cell office:value-type="float" office:value="13747763" calcext:value-type="float">
            <text:p>13747763</text:p>
          </table:table-cell>
        </table:table-row>
        <table:table-row table:style-name="ro1">
          <table:table-cell office:value-type="string" calcext:value-type="string">
            <text:p>0500000US13007</text:p>
          </table:table-cell>
          <table:table-cell office:value-type="float" office:value="13007" calcext:value-type="float">
            <text:p>13007</text:p>
          </table:table-cell>
          <table:table-cell office:value-type="string" calcext:value-type="string">
            <text:p>Baker County, Georgia</text:p>
          </table:table-cell>
          <table:table-cell office:value-type="float" office:value="44458300" calcext:value-type="float">
            <text:p>44458300</text:p>
          </table:table-cell>
          <table:table-cell office:value-type="float" office:value="9739217" calcext:value-type="float">
            <text:p>9739217</text:p>
          </table:table-cell>
        </table:table-row>
        <table:table-row table:style-name="ro1">
          <table:table-cell office:value-type="string" calcext:value-type="string">
            <text:p>0500000US13009</text:p>
          </table:table-cell>
          <table:table-cell office:value-type="float" office:value="13009" calcext:value-type="float">
            <text:p>13009</text:p>
          </table:table-cell>
          <table:table-cell office:value-type="string" calcext:value-type="string">
            <text:p>Baldwin County, Georgia</text:p>
          </table:table-cell>
          <table:table-cell office:value-type="float" office:value="527141600" calcext:value-type="float">
            <text:p>527141600</text:p>
          </table:table-cell>
          <table:table-cell office:value-type="float" office:value="36066654" calcext:value-type="float">
            <text:p>36066654</text:p>
          </table:table-cell>
        </table:table-row>
        <table:table-row table:style-name="ro1">
          <table:table-cell office:value-type="string" calcext:value-type="string">
            <text:p>0500000US13011</text:p>
          </table:table-cell>
          <table:table-cell office:value-type="float" office:value="13011" calcext:value-type="float">
            <text:p>13011</text:p>
          </table:table-cell>
          <table:table-cell office:value-type="string" calcext:value-type="string">
            <text:p>Banks County, Georgia</text:p>
          </table:table-cell>
          <table:table-cell office:value-type="float" office:value="304208200" calcext:value-type="float">
            <text:p>304208200</text:p>
          </table:table-cell>
          <table:table-cell office:value-type="float" office:value="19637576" calcext:value-type="float">
            <text:p>19637576</text:p>
          </table:table-cell>
        </table:table-row>
        <table:table-row table:style-name="ro1">
          <table:table-cell office:value-type="string" calcext:value-type="string">
            <text:p>0500000US13013</text:p>
          </table:table-cell>
          <table:table-cell office:value-type="float" office:value="13013" calcext:value-type="float">
            <text:p>13013</text:p>
          </table:table-cell>
          <table:table-cell office:value-type="string" calcext:value-type="string">
            <text:p>Barrow County, Georgia</text:p>
          </table:table-cell>
          <table:table-cell office:value-type="float" office:value="1231188800" calcext:value-type="float">
            <text:p>1231188800</text:p>
          </table:table-cell>
          <table:table-cell office:value-type="float" office:value="58886889" calcext:value-type="float">
            <text:p>58886889</text:p>
          </table:table-cell>
        </table:table-row>
        <table:table-row table:style-name="ro1">
          <table:table-cell office:value-type="string" calcext:value-type="string">
            <text:p>0500000US13015</text:p>
          </table:table-cell>
          <table:table-cell office:value-type="float" office:value="13015" calcext:value-type="float">
            <text:p>13015</text:p>
          </table:table-cell>
          <table:table-cell office:value-type="string" calcext:value-type="string">
            <text:p>Bartow County, Georgia</text:p>
          </table:table-cell>
          <table:table-cell office:value-type="float" office:value="1923985800" calcext:value-type="float">
            <text:p>1923985800</text:p>
          </table:table-cell>
          <table:table-cell office:value-type="float" office:value="80913059" calcext:value-type="float">
            <text:p>80913059</text:p>
          </table:table-cell>
        </table:table-row>
        <table:table-row table:style-name="ro1">
          <table:table-cell office:value-type="string" calcext:value-type="string">
            <text:p>0500000US13017</text:p>
          </table:table-cell>
          <table:table-cell office:value-type="float" office:value="13017" calcext:value-type="float">
            <text:p>13017</text:p>
          </table:table-cell>
          <table:table-cell office:value-type="string" calcext:value-type="string">
            <text:p>Ben Hill County, Georgia</text:p>
          </table:table-cell>
          <table:table-cell office:value-type="float" office:value="172957100" calcext:value-type="float">
            <text:p>172957100</text:p>
          </table:table-cell>
          <table:table-cell office:value-type="float" office:value="14582529" calcext:value-type="float">
            <text:p>14582529</text:p>
          </table:table-cell>
        </table:table-row>
        <table:table-row table:style-name="ro1">
          <table:table-cell office:value-type="string" calcext:value-type="string">
            <text:p>0500000US13019</text:p>
          </table:table-cell>
          <table:table-cell office:value-type="float" office:value="13019" calcext:value-type="float">
            <text:p>13019</text:p>
          </table:table-cell>
          <table:table-cell office:value-type="string" calcext:value-type="string">
            <text:p>Berrien County, Georgia</text:p>
          </table:table-cell>
          <table:table-cell office:value-type="float" office:value="262723200" calcext:value-type="float">
            <text:p>262723200</text:p>
          </table:table-cell>
          <table:table-cell office:value-type="float" office:value="17884562" calcext:value-type="float">
            <text:p>17884562</text:p>
          </table:table-cell>
        </table:table-row>
        <table:table-row table:style-name="ro1">
          <table:table-cell office:value-type="string" calcext:value-type="string">
            <text:p>0500000US13021</text:p>
          </table:table-cell>
          <table:table-cell office:value-type="float" office:value="13021" calcext:value-type="float">
            <text:p>13021</text:p>
          </table:table-cell>
          <table:table-cell office:value-type="string" calcext:value-type="string">
            <text:p>Bibb County, Georgia</text:p>
          </table:table-cell>
          <table:table-cell office:value-type="float" office:value="1927594200" calcext:value-type="float">
            <text:p>1927594200</text:p>
          </table:table-cell>
          <table:table-cell office:value-type="float" office:value="76962145" calcext:value-type="float">
            <text:p>76962145</text:p>
          </table:table-cell>
        </table:table-row>
        <table:table-row table:style-name="ro1">
          <table:table-cell office:value-type="string" calcext:value-type="string">
            <text:p>0500000US13023</text:p>
          </table:table-cell>
          <table:table-cell office:value-type="float" office:value="13023" calcext:value-type="float">
            <text:p>13023</text:p>
          </table:table-cell>
          <table:table-cell office:value-type="string" calcext:value-type="string">
            <text:p>Bleckley County, Georgia</text:p>
          </table:table-cell>
          <table:table-cell office:value-type="float" office:value="204512200" calcext:value-type="float">
            <text:p>204512200</text:p>
          </table:table-cell>
          <table:table-cell office:value-type="float" office:value="26978479" calcext:value-type="float">
            <text:p>26978479</text:p>
          </table:table-cell>
        </table:table-row>
        <table:table-row table:style-name="ro1">
          <table:table-cell office:value-type="string" calcext:value-type="string">
            <text:p>0500000US13025</text:p>
          </table:table-cell>
          <table:table-cell office:value-type="float" office:value="13025" calcext:value-type="float">
            <text:p>13025</text:p>
          </table:table-cell>
          <table:table-cell office:value-type="string" calcext:value-type="string">
            <text:p>Brantley County, Georgia</text:p>
          </table:table-cell>
          <table:table-cell office:value-type="float" office:value="298413200" calcext:value-type="float">
            <text:p>298413200</text:p>
          </table:table-cell>
          <table:table-cell office:value-type="float" office:value="22070498" calcext:value-type="float">
            <text:p>22070498</text:p>
          </table:table-cell>
        </table:table-row>
        <table:table-row table:style-name="ro1">
          <table:table-cell office:value-type="string" calcext:value-type="string">
            <text:p>0500000US13027</text:p>
          </table:table-cell>
          <table:table-cell office:value-type="float" office:value="13027" calcext:value-type="float">
            <text:p>13027</text:p>
          </table:table-cell>
          <table:table-cell office:value-type="string" calcext:value-type="string">
            <text:p>Brooks County, Georgia</text:p>
          </table:table-cell>
          <table:table-cell office:value-type="float" office:value="229763400" calcext:value-type="float">
            <text:p>229763400</text:p>
          </table:table-cell>
          <table:table-cell office:value-type="float" office:value="21806944" calcext:value-type="float">
            <text:p>21806944</text:p>
          </table:table-cell>
        </table:table-row>
        <table:table-row table:style-name="ro1">
          <table:table-cell office:value-type="string" calcext:value-type="string">
            <text:p>0500000US13029</text:p>
          </table:table-cell>
          <table:table-cell office:value-type="float" office:value="13029" calcext:value-type="float">
            <text:p>13029</text:p>
          </table:table-cell>
          <table:table-cell office:value-type="string" calcext:value-type="string">
            <text:p>Bryan County, Georgia</text:p>
          </table:table-cell>
          <table:table-cell office:value-type="float" office:value="694887100" calcext:value-type="float">
            <text:p>694887100</text:p>
          </table:table-cell>
          <table:table-cell office:value-type="float" office:value="42633245" calcext:value-type="float">
            <text:p>42633245</text:p>
          </table:table-cell>
        </table:table-row>
        <table:table-row table:style-name="ro1">
          <table:table-cell office:value-type="string" calcext:value-type="string">
            <text:p>0500000US13031</text:p>
          </table:table-cell>
          <table:table-cell office:value-type="float" office:value="13031" calcext:value-type="float">
            <text:p>13031</text:p>
          </table:table-cell>
          <table:table-cell office:value-type="string" calcext:value-type="string">
            <text:p>Bulloch County, Georgia</text:p>
          </table:table-cell>
          <table:table-cell office:value-type="float" office:value="1031576300" calcext:value-type="float">
            <text:p>1031576300</text:p>
          </table:table-cell>
          <table:table-cell office:value-type="float" office:value="56786386" calcext:value-type="float">
            <text:p>56786386</text:p>
          </table:table-cell>
        </table:table-row>
        <table:table-row table:style-name="ro1">
          <table:table-cell office:value-type="string" calcext:value-type="string">
            <text:p>0500000US13033</text:p>
          </table:table-cell>
          <table:table-cell office:value-type="float" office:value="13033" calcext:value-type="float">
            <text:p>13033</text:p>
          </table:table-cell>
          <table:table-cell office:value-type="string" calcext:value-type="string">
            <text:p>Burke County, Georgia</text:p>
          </table:table-cell>
          <table:table-cell office:value-type="float" office:value="254183300" calcext:value-type="float">
            <text:p>254183300</text:p>
          </table:table-cell>
          <table:table-cell office:value-type="float" office:value="20628627" calcext:value-type="float">
            <text:p>20628627</text:p>
          </table:table-cell>
        </table:table-row>
        <table:table-row table:style-name="ro1">
          <table:table-cell office:value-type="string" calcext:value-type="string">
            <text:p>0500000US13035</text:p>
          </table:table-cell>
          <table:table-cell office:value-type="float" office:value="13035" calcext:value-type="float">
            <text:p>13035</text:p>
          </table:table-cell>
          <table:table-cell office:value-type="string" calcext:value-type="string">
            <text:p>Butts County, Georgia</text:p>
          </table:table-cell>
          <table:table-cell office:value-type="float" office:value="348011400" calcext:value-type="float">
            <text:p>348011400</text:p>
          </table:table-cell>
          <table:table-cell office:value-type="float" office:value="33303701" calcext:value-type="float">
            <text:p>33303701</text:p>
          </table:table-cell>
        </table:table-row>
        <table:table-row table:style-name="ro1">
          <table:table-cell office:value-type="string" calcext:value-type="string">
            <text:p>0500000US13037</text:p>
          </table:table-cell>
          <table:table-cell office:value-type="float" office:value="13037" calcext:value-type="float">
            <text:p>13037</text:p>
          </table:table-cell>
          <table:table-cell office:value-type="string" calcext:value-type="string">
            <text:p>Calhoun County, Georgia</text:p>
          </table:table-cell>
          <table:table-cell office:value-type="float" office:value="33355800" calcext:value-type="float">
            <text:p>33355800</text:p>
          </table:table-cell>
          <table:table-cell office:value-type="float" office:value="16004722" calcext:value-type="float">
            <text:p>16004722</text:p>
          </table:table-cell>
        </table:table-row>
        <table:table-row table:style-name="ro1">
          <table:table-cell office:value-type="string" calcext:value-type="string">
            <text:p>0500000US13039</text:p>
          </table:table-cell>
          <table:table-cell office:value-type="float" office:value="13039" calcext:value-type="float">
            <text:p>13039</text:p>
          </table:table-cell>
          <table:table-cell office:value-type="string" calcext:value-type="string">
            <text:p>Camden County, Georgia</text:p>
          </table:table-cell>
          <table:table-cell office:value-type="float" office:value="935817400" calcext:value-type="float">
            <text:p>935817400</text:p>
          </table:table-cell>
          <table:table-cell office:value-type="float" office:value="42323913" calcext:value-type="float">
            <text:p>42323913</text:p>
          </table:table-cell>
        </table:table-row>
        <table:table-row table:style-name="ro1">
          <table:table-cell office:value-type="string" calcext:value-type="string">
            <text:p>0500000US13043</text:p>
          </table:table-cell>
          <table:table-cell office:value-type="float" office:value="13043" calcext:value-type="float">
            <text:p>13043</text:p>
          </table:table-cell>
          <table:table-cell office:value-type="string" calcext:value-type="string">
            <text:p>Candler County, Georgia</text:p>
          </table:table-cell>
          <table:table-cell office:value-type="float" office:value="128955600" calcext:value-type="float">
            <text:p>128955600</text:p>
          </table:table-cell>
          <table:table-cell office:value-type="float" office:value="14934315" calcext:value-type="float">
            <text:p>14934315</text:p>
          </table:table-cell>
        </table:table-row>
        <table:table-row table:style-name="ro1">
          <table:table-cell office:value-type="string" calcext:value-type="string">
            <text:p>0500000US13045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Carroll County, Georgia</text:p>
          </table:table-cell>
          <table:table-cell office:value-type="float" office:value="1922846900" calcext:value-type="float">
            <text:p>1922846900</text:p>
          </table:table-cell>
          <table:table-cell office:value-type="float" office:value="107935652" calcext:value-type="float">
            <text:p>107935652</text:p>
          </table:table-cell>
        </table:table-row>
        <table:table-row table:style-name="ro1">
          <table:table-cell office:value-type="string" calcext:value-type="string">
            <text:p>0500000US13047</text:p>
          </table:table-cell>
          <table:table-cell office:value-type="float" office:value="13047" calcext:value-type="float">
            <text:p>13047</text:p>
          </table:table-cell>
          <table:table-cell office:value-type="string" calcext:value-type="string">
            <text:p>Catoosa County, Georgia</text:p>
          </table:table-cell>
          <table:table-cell office:value-type="float" office:value="1348950600" calcext:value-type="float">
            <text:p>1348950600</text:p>
          </table:table-cell>
          <table:table-cell office:value-type="float" office:value="53735343" calcext:value-type="float">
            <text:p>53735343</text:p>
          </table:table-cell>
        </table:table-row>
        <table:table-row table:style-name="ro1">
          <table:table-cell office:value-type="string" calcext:value-type="string">
            <text:p>0500000US13049</text:p>
          </table:table-cell>
          <table:table-cell office:value-type="float" office:value="13049" calcext:value-type="float">
            <text:p>13049</text:p>
          </table:table-cell>
          <table:table-cell office:value-type="string" calcext:value-type="string">
            <text:p>Charlton County, Georgia</text:p>
          </table:table-cell>
          <table:table-cell office:value-type="float" office:value="138922300" calcext:value-type="float">
            <text:p>138922300</text:p>
          </table:table-cell>
          <table:table-cell office:value-type="float" office:value="17070052" calcext:value-type="float">
            <text:p>17070052</text:p>
          </table:table-cell>
        </table:table-row>
        <table:table-row table:style-name="ro1">
          <table:table-cell office:value-type="string" calcext:value-type="string">
            <text:p>0500000US13051</text:p>
          </table:table-cell>
          <table:table-cell office:value-type="float" office:value="13051" calcext:value-type="float">
            <text:p>13051</text:p>
          </table:table-cell>
          <table:table-cell office:value-type="string" calcext:value-type="string">
            <text:p>Chatham County, Georgia</text:p>
          </table:table-cell>
          <table:table-cell office:value-type="float" office:value="4463052700" calcext:value-type="float">
            <text:p>4463052700</text:p>
          </table:table-cell>
          <table:table-cell office:value-type="float" office:value="111274905" calcext:value-type="float">
            <text:p>111274905</text:p>
          </table:table-cell>
        </table:table-row>
        <table:table-row table:style-name="ro1">
          <table:table-cell office:value-type="string" calcext:value-type="string">
            <text:p>0500000US13053</text:p>
          </table:table-cell>
          <table:table-cell office:value-type="float" office:value="13053" calcext:value-type="float">
            <text:p>13053</text:p>
          </table:table-cell>
          <table:table-cell office:value-type="string" calcext:value-type="string">
            <text:p>Chattahoochee County, Georgia</text:p>
          </table:table-cell>
          <table:table-cell office:value-type="float" office:value="98444600" calcext:value-type="float">
            <text:p>98444600</text:p>
          </table:table-cell>
          <table:table-cell office:value-type="float" office:value="14307455" calcext:value-type="float">
            <text:p>14307455</text:p>
          </table:table-cell>
        </table:table-row>
        <table:table-row table:style-name="ro1">
          <table:table-cell office:value-type="string" calcext:value-type="string">
            <text:p>0500000US13055</text:p>
          </table:table-cell>
          <table:table-cell office:value-type="float" office:value="13055" calcext:value-type="float">
            <text:p>13055</text:p>
          </table:table-cell>
          <table:table-cell office:value-type="string" calcext:value-type="string">
            <text:p>Chattooga County, Georgia</text:p>
          </table:table-cell>
          <table:table-cell office:value-type="float" office:value="369716500" calcext:value-type="float">
            <text:p>369716500</text:p>
          </table:table-cell>
          <table:table-cell office:value-type="float" office:value="20760585" calcext:value-type="float">
            <text:p>20760585</text:p>
          </table:table-cell>
        </table:table-row>
        <table:table-row table:style-name="ro1">
          <table:table-cell office:value-type="string" calcext:value-type="string">
            <text:p>0500000US13057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Cherokee County, Georgia</text:p>
          </table:table-cell>
          <table:table-cell office:value-type="float" office:value="5982074700" calcext:value-type="float">
            <text:p>5982074700</text:p>
          </table:table-cell>
          <table:table-cell office:value-type="float" office:value="183216023" calcext:value-type="float">
            <text:p>183216023</text:p>
          </table:table-cell>
        </table:table-row>
        <table:table-row table:style-name="ro1">
          <table:table-cell office:value-type="string" calcext:value-type="string">
            <text:p>0500000US13059</text:p>
          </table:table-cell>
          <table:table-cell office:value-type="float" office:value="13059" calcext:value-type="float">
            <text:p>13059</text:p>
          </table:table-cell>
          <table:table-cell office:value-type="string" calcext:value-type="string">
            <text:p>Clarke County, Georgia</text:p>
          </table:table-cell>
          <table:table-cell office:value-type="float" office:value="1532119300" calcext:value-type="float">
            <text:p>1532119300</text:p>
          </table:table-cell>
          <table:table-cell office:value-type="float" office:value="66258408" calcext:value-type="float">
            <text:p>66258408</text:p>
          </table:table-cell>
        </table:table-row>
        <table:table-row table:style-name="ro1">
          <table:table-cell office:value-type="string" calcext:value-type="string">
            <text:p>0500000US13061</text:p>
          </table:table-cell>
          <table:table-cell office:value-type="float" office:value="13061" calcext:value-type="float">
            <text:p>13061</text:p>
          </table:table-cell>
          <table:table-cell office:value-type="string" calcext:value-type="string">
            <text:p>Clay County, Georgia</text:p>
          </table:table-cell>
          <table:table-cell office:value-type="float" office:value="20785500" calcext:value-type="float">
            <text:p>20785500</text:p>
          </table:table-cell>
          <table:table-cell office:value-type="float" office:value="4196761" calcext:value-type="float">
            <text:p>4196761</text:p>
          </table:table-cell>
        </table:table-row>
        <table:table-row table:style-name="ro1">
          <table:table-cell office:value-type="string" calcext:value-type="string">
            <text:p>0500000US13063</text:p>
          </table:table-cell>
          <table:table-cell office:value-type="float" office:value="13063" calcext:value-type="float">
            <text:p>13063</text:p>
          </table:table-cell>
          <table:table-cell office:value-type="string" calcext:value-type="string">
            <text:p>Clayton County, Georgia</text:p>
          </table:table-cell>
          <table:table-cell office:value-type="float" office:value="761113300" calcext:value-type="float">
            <text:p>761113300</text:p>
          </table:table-cell>
          <table:table-cell office:value-type="float" office:value="47748663" calcext:value-type="float">
            <text:p>47748663</text:p>
          </table:table-cell>
        </table:table-row>
        <table:table-row table:style-name="ro1">
          <table:table-cell office:value-type="string" calcext:value-type="string">
            <text:p>0500000US13065</text:p>
          </table:table-cell>
          <table:table-cell office:value-type="float" office:value="13065" calcext:value-type="float">
            <text:p>13065</text:p>
          </table:table-cell>
          <table:table-cell office:value-type="string" calcext:value-type="string">
            <text:p>Clinch County, Georgia</text:p>
          </table:table-cell>
          <table:table-cell office:value-type="float" office:value="84731700" calcext:value-type="float">
            <text:p>84731700</text:p>
          </table:table-cell>
          <table:table-cell office:value-type="float" office:value="10126573" calcext:value-type="float">
            <text:p>10126573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16427846200" calcext:value-type="float">
            <text:p>16427846200</text:p>
          </table:table-cell>
          <table:table-cell office:value-type="float" office:value="259696043" calcext:value-type="float">
            <text:p>259696043</text:p>
          </table:table-cell>
        </table:table-row>
        <table:table-row table:style-name="ro1">
          <table:table-cell office:value-type="string" calcext:value-type="string">
            <text:p>0500000US13069</text:p>
          </table:table-cell>
          <table:table-cell office:value-type="float" office:value="13069" calcext:value-type="float">
            <text:p>13069</text:p>
          </table:table-cell>
          <table:table-cell office:value-type="string" calcext:value-type="string">
            <text:p>Coffee County, Georgia</text:p>
          </table:table-cell>
          <table:table-cell office:value-type="float" office:value="555601600" calcext:value-type="float">
            <text:p>555601600</text:p>
          </table:table-cell>
          <table:table-cell office:value-type="float" office:value="43154838" calcext:value-type="float">
            <text:p>43154838</text:p>
          </table:table-cell>
        </table:table-row>
        <table:table-row table:style-name="ro1">
          <table:table-cell office:value-type="string" calcext:value-type="string">
            <text:p>0500000US13071</text:p>
          </table:table-cell>
          <table:table-cell office:value-type="float" office:value="13071" calcext:value-type="float">
            <text:p>13071</text:p>
          </table:table-cell>
          <table:table-cell office:value-type="string" calcext:value-type="string">
            <text:p>Colquitt County, Georgia</text:p>
          </table:table-cell>
          <table:table-cell office:value-type="float" office:value="540117700" calcext:value-type="float">
            <text:p>540117700</text:p>
          </table:table-cell>
          <table:table-cell office:value-type="float" office:value="38210033" calcext:value-type="float">
            <text:p>38210033</text:p>
          </table:table-cell>
        </table:table-row>
        <table:table-row table:style-name="ro1">
          <table:table-cell office:value-type="string" calcext:value-type="string">
            <text:p>0500000US13073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Columbia County, Georgia</text:p>
          </table:table-cell>
          <table:table-cell office:value-type="float" office:value="3076802200" calcext:value-type="float">
            <text:p>3076802200</text:p>
          </table:table-cell>
          <table:table-cell office:value-type="float" office:value="108913649" calcext:value-type="float">
            <text:p>108913649</text:p>
          </table:table-cell>
        </table:table-row>
        <table:table-row table:style-name="ro1">
          <table:table-cell office:value-type="string" calcext:value-type="string">
            <text:p>0500000US13075</text:p>
          </table:table-cell>
          <table:table-cell office:value-type="float" office:value="13075" calcext:value-type="float">
            <text:p>13075</text:p>
          </table:table-cell>
          <table:table-cell office:value-type="string" calcext:value-type="string">
            <text:p>Cook County, Georgia</text:p>
          </table:table-cell>
          <table:table-cell office:value-type="float" office:value="237650100" calcext:value-type="float">
            <text:p>237650100</text:p>
          </table:table-cell>
          <table:table-cell office:value-type="float" office:value="33213413" calcext:value-type="float">
            <text:p>33213413</text:p>
          </table:table-cell>
        </table:table-row>
        <table:table-row table:style-name="ro1">
          <table:table-cell office:value-type="string" calcext:value-type="string">
            <text:p>0500000US13077</text:p>
          </table:table-cell>
          <table:table-cell office:value-type="float" office:value="13077" calcext:value-type="float">
            <text:p>13077</text:p>
          </table:table-cell>
          <table:table-cell office:value-type="string" calcext:value-type="string">
            <text:p>Coweta County, Georgia</text:p>
          </table:table-cell>
          <table:table-cell office:value-type="float" office:value="2999916100" calcext:value-type="float">
            <text:p>2999916100</text:p>
          </table:table-cell>
          <table:table-cell office:value-type="float" office:value="107233791" calcext:value-type="float">
            <text:p>107233791</text:p>
          </table:table-cell>
        </table:table-row>
        <table:table-row table:style-name="ro1">
          <table:table-cell office:value-type="string" calcext:value-type="string">
            <text:p>0500000US13079</text:p>
          </table:table-cell>
          <table:table-cell office:value-type="float" office:value="13079" calcext:value-type="float">
            <text:p>13079</text:p>
          </table:table-cell>
          <table:table-cell office:value-type="string" calcext:value-type="string">
            <text:p>Crawford County, Georgia</text:p>
          </table:table-cell>
          <table:table-cell office:value-type="float" office:value="183342200" calcext:value-type="float">
            <text:p>183342200</text:p>
          </table:table-cell>
          <table:table-cell office:value-type="float" office:value="16653206" calcext:value-type="float">
            <text:p>16653206</text:p>
          </table:table-cell>
        </table:table-row>
        <table:table-row table:style-name="ro1">
          <table:table-cell office:value-type="string" calcext:value-type="string">
            <text:p>0500000US13081</text:p>
          </table:table-cell>
          <table:table-cell office:value-type="float" office:value="13081" calcext:value-type="float">
            <text:p>13081</text:p>
          </table:table-cell>
          <table:table-cell office:value-type="string" calcext:value-type="string">
            <text:p>Crisp County, Georgia</text:p>
          </table:table-cell>
          <table:table-cell office:value-type="float" office:value="338340400" calcext:value-type="float">
            <text:p>338340400</text:p>
          </table:table-cell>
          <table:table-cell office:value-type="float" office:value="45364507" calcext:value-type="float">
            <text:p>45364507</text:p>
          </table:table-cell>
        </table:table-row>
        <table:table-row table:style-name="ro1">
          <table:table-cell office:value-type="string" calcext:value-type="string">
            <text:p>0500000US13083</text:p>
          </table:table-cell>
          <table:table-cell office:value-type="float" office:value="13083" calcext:value-type="float">
            <text:p>13083</text:p>
          </table:table-cell>
          <table:table-cell office:value-type="string" calcext:value-type="string">
            <text:p>Dade County, Georgia</text:p>
          </table:table-cell>
          <table:table-cell office:value-type="float" office:value="336362200" calcext:value-type="float">
            <text:p>336362200</text:p>
          </table:table-cell>
          <table:table-cell office:value-type="float" office:value="25317397" calcext:value-type="float">
            <text:p>25317397</text:p>
          </table:table-cell>
        </table:table-row>
        <table:table-row table:style-name="ro1">
          <table:table-cell office:value-type="string" calcext:value-type="string">
            <text:p>0500000US13085</text:p>
          </table:table-cell>
          <table:table-cell office:value-type="float" office:value="13085" calcext:value-type="float">
            <text:p>13085</text:p>
          </table:table-cell>
          <table:table-cell office:value-type="string" calcext:value-type="string">
            <text:p>Dawson County, Georgia</text:p>
          </table:table-cell>
          <table:table-cell office:value-type="float" office:value="620561400" calcext:value-type="float">
            <text:p>620561400</text:p>
          </table:table-cell>
          <table:table-cell office:value-type="float" office:value="49882350" calcext:value-type="float">
            <text:p>49882350</text:p>
          </table:table-cell>
        </table:table-row>
        <table:table-row table:style-name="ro1">
          <table:table-cell office:value-type="string" calcext:value-type="string">
            <text:p>0500000US13087</text:p>
          </table:table-cell>
          <table:table-cell office:value-type="float" office:value="13087" calcext:value-type="float">
            <text:p>13087</text:p>
          </table:table-cell>
          <table:table-cell office:value-type="string" calcext:value-type="string">
            <text:p>Decatur County, Georgia</text:p>
          </table:table-cell>
          <table:table-cell office:value-type="float" office:value="335649200" calcext:value-type="float">
            <text:p>335649200</text:p>
          </table:table-cell>
          <table:table-cell office:value-type="float" office:value="29673598" calcext:value-type="float">
            <text:p>29673598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10520925600" calcext:value-type="float">
            <text:p>10520925600</text:p>
          </table:table-cell>
          <table:table-cell office:value-type="float" office:value="239538011" calcext:value-type="float">
            <text:p>239538011</text:p>
          </table:table-cell>
        </table:table-row>
        <table:table-row table:style-name="ro1">
          <table:table-cell office:value-type="string" calcext:value-type="string">
            <text:p>0500000US13091</text:p>
          </table:table-cell>
          <table:table-cell office:value-type="float" office:value="13091" calcext:value-type="float">
            <text:p>13091</text:p>
          </table:table-cell>
          <table:table-cell office:value-type="string" calcext:value-type="string">
            <text:p>Dodge County, Georgia</text:p>
          </table:table-cell>
          <table:table-cell office:value-type="float" office:value="296526000" calcext:value-type="float">
            <text:p>296526000</text:p>
          </table:table-cell>
          <table:table-cell office:value-type="float" office:value="21977803" calcext:value-type="float">
            <text:p>21977803</text:p>
          </table:table-cell>
        </table:table-row>
        <table:table-row table:style-name="ro1">
          <table:table-cell office:value-type="string" calcext:value-type="string">
            <text:p>0500000US13093</text:p>
          </table:table-cell>
          <table:table-cell office:value-type="float" office:value="13093" calcext:value-type="float">
            <text:p>13093</text:p>
          </table:table-cell>
          <table:table-cell office:value-type="string" calcext:value-type="string">
            <text:p>Dooly County, Georgia</text:p>
          </table:table-cell>
          <table:table-cell office:value-type="float" office:value="116871000" calcext:value-type="float">
            <text:p>116871000</text:p>
          </table:table-cell>
          <table:table-cell office:value-type="float" office:value="13797919" calcext:value-type="float">
            <text:p>13797919</text:p>
          </table:table-cell>
        </table:table-row>
        <table:table-row table:style-name="ro1">
          <table:table-cell office:value-type="string" calcext:value-type="string">
            <text:p>0500000US13095</text:p>
          </table:table-cell>
          <table:table-cell office:value-type="float" office:value="13095" calcext:value-type="float">
            <text:p>13095</text:p>
          </table:table-cell>
          <table:table-cell office:value-type="string" calcext:value-type="string">
            <text:p>Dougherty County, Georgia</text:p>
          </table:table-cell>
          <table:table-cell office:value-type="float" office:value="776341500" calcext:value-type="float">
            <text:p>776341500</text:p>
          </table:table-cell>
          <table:table-cell office:value-type="float" office:value="43463454" calcext:value-type="float">
            <text:p>43463454</text:p>
          </table:table-cell>
        </table:table-row>
        <table:table-row table:style-name="ro1">
          <table:table-cell office:value-type="string" calcext:value-type="string">
            <text:p>0500000US13097</text:p>
          </table:table-cell>
          <table:table-cell office:value-type="float" office:value="13097" calcext:value-type="float">
            <text:p>13097</text:p>
          </table:table-cell>
          <table:table-cell office:value-type="string" calcext:value-type="string">
            <text:p>Douglas County, Georgia</text:p>
          </table:table-cell>
          <table:table-cell office:value-type="float" office:value="1604314900" calcext:value-type="float">
            <text:p>1604314900</text:p>
          </table:table-cell>
          <table:table-cell office:value-type="float" office:value="58861670" calcext:value-type="float">
            <text:p>58861670</text:p>
          </table:table-cell>
        </table:table-row>
        <table:table-row table:style-name="ro1">
          <table:table-cell office:value-type="string" calcext:value-type="string">
            <text:p>0500000US13099</text:p>
          </table:table-cell>
          <table:table-cell office:value-type="float" office:value="13099" calcext:value-type="float">
            <text:p>13099</text:p>
          </table:table-cell>
          <table:table-cell office:value-type="string" calcext:value-type="string">
            <text:p>Early County, Georgia</text:p>
          </table:table-cell>
          <table:table-cell office:value-type="float" office:value="121233000" calcext:value-type="float">
            <text:p>121233000</text:p>
          </table:table-cell>
          <table:table-cell office:value-type="float" office:value="11306153" calcext:value-type="float">
            <text:p>11306153</text:p>
          </table:table-cell>
        </table:table-row>
        <table:table-row table:style-name="ro1">
          <table:table-cell office:value-type="string" calcext:value-type="string">
            <text:p>0500000US13101</text:p>
          </table:table-cell>
          <table:table-cell office:value-type="float" office:value="13101" calcext:value-type="float">
            <text:p>13101</text:p>
          </table:table-cell>
          <table:table-cell office:value-type="string" calcext:value-type="string">
            <text:p>Echols County, Georgia</text:p>
          </table:table-cell>
          <table:table-cell office:value-type="float" office:value="53916700" calcext:value-type="float">
            <text:p>53916700</text:p>
          </table:table-cell>
          <table:table-cell office:value-type="float" office:value="8332439" calcext:value-type="float">
            <text:p>8332439</text:p>
          </table:table-cell>
        </table:table-row>
        <table:table-row table:style-name="ro1">
          <table:table-cell office:value-type="string" calcext:value-type="string">
            <text:p>0500000US13103</text:p>
          </table:table-cell>
          <table:table-cell office:value-type="float" office:value="13103" calcext:value-type="float">
            <text:p>13103</text:p>
          </table:table-cell>
          <table:table-cell office:value-type="string" calcext:value-type="string">
            <text:p>Effingham County, Georgia</text:p>
          </table:table-cell>
          <table:table-cell office:value-type="float" office:value="1151174500" calcext:value-type="float">
            <text:p>1151174500</text:p>
          </table:table-cell>
          <table:table-cell office:value-type="float" office:value="47694632" calcext:value-type="float">
            <text:p>47694632</text:p>
          </table:table-cell>
        </table:table-row>
        <table:table-row table:style-name="ro1">
          <table:table-cell office:value-type="string" calcext:value-type="string">
            <text:p>0500000US13105</text:p>
          </table:table-cell>
          <table:table-cell office:value-type="float" office:value="13105" calcext:value-type="float">
            <text:p>13105</text:p>
          </table:table-cell>
          <table:table-cell office:value-type="string" calcext:value-type="string">
            <text:p>Elbert County, Georgia</text:p>
          </table:table-cell>
          <table:table-cell office:value-type="float" office:value="285447300" calcext:value-type="float">
            <text:p>285447300</text:p>
          </table:table-cell>
          <table:table-cell office:value-type="float" office:value="26365630" calcext:value-type="float">
            <text:p>26365630</text:p>
          </table:table-cell>
        </table:table-row>
        <table:table-row table:style-name="ro1">
          <table:table-cell office:value-type="string" calcext:value-type="string">
            <text:p>0500000US13107</text:p>
          </table:table-cell>
          <table:table-cell office:value-type="float" office:value="13107" calcext:value-type="float">
            <text:p>13107</text:p>
          </table:table-cell>
          <table:table-cell office:value-type="string" calcext:value-type="string">
            <text:p>Emanuel County, Georgia</text:p>
          </table:table-cell>
          <table:table-cell office:value-type="float" office:value="280981400" calcext:value-type="float">
            <text:p>280981400</text:p>
          </table:table-cell>
          <table:table-cell office:value-type="float" office:value="26130217" calcext:value-type="float">
            <text:p>26130217</text:p>
          </table:table-cell>
        </table:table-row>
        <table:table-row table:style-name="ro1">
          <table:table-cell office:value-type="string" calcext:value-type="string">
            <text:p>0500000US13109</text:p>
          </table:table-cell>
          <table:table-cell office:value-type="float" office:value="13109" calcext:value-type="float">
            <text:p>13109</text:p>
          </table:table-cell>
          <table:table-cell office:value-type="string" calcext:value-type="string">
            <text:p>Evans County, Georgia</text:p>
          </table:table-cell>
          <table:table-cell office:value-type="float" office:value="153690100" calcext:value-type="float">
            <text:p>153690100</text:p>
          </table:table-cell>
          <table:table-cell office:value-type="float" office:value="17331356" calcext:value-type="float">
            <text:p>17331356</text:p>
          </table:table-cell>
        </table:table-row>
        <table:table-row table:style-name="ro1">
          <table:table-cell office:value-type="string" calcext:value-type="string">
            <text:p>0500000US13111</text:p>
          </table:table-cell>
          <table:table-cell office:value-type="float" office:value="13111" calcext:value-type="float">
            <text:p>13111</text:p>
          </table:table-cell>
          <table:table-cell office:value-type="string" calcext:value-type="string">
            <text:p>Fannin County, Georgia</text:p>
          </table:table-cell>
          <table:table-cell office:value-type="float" office:value="449490900" calcext:value-type="float">
            <text:p>449490900</text:p>
          </table:table-cell>
          <table:table-cell office:value-type="float" office:value="32734593" calcext:value-type="float">
            <text:p>32734593</text:p>
          </table:table-cell>
        </table:table-row>
        <table:table-row table:style-name="ro1">
          <table:table-cell office:value-type="string" calcext:value-type="string">
            <text:p>0500000US13113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Fayette County, Georgia</text:p>
          </table:table-cell>
          <table:table-cell office:value-type="float" office:value="2818351600" calcext:value-type="float">
            <text:p>2818351600</text:p>
          </table:table-cell>
          <table:table-cell office:value-type="float" office:value="100982041" calcext:value-type="float">
            <text:p>100982041</text:p>
          </table:table-cell>
        </table:table-row>
        <table:table-row table:style-name="ro1">
          <table:table-cell office:value-type="string" calcext:value-type="string">
            <text:p>0500000US13115</text:p>
          </table:table-cell>
          <table:table-cell office:value-type="float" office:value="13115" calcext:value-type="float">
            <text:p>13115</text:p>
          </table:table-cell>
          <table:table-cell office:value-type="string" calcext:value-type="string">
            <text:p>Floyd County, Georgia</text:p>
          </table:table-cell>
          <table:table-cell office:value-type="float" office:value="1640440900" calcext:value-type="float">
            <text:p>1640440900</text:p>
          </table:table-cell>
          <table:table-cell office:value-type="float" office:value="69854725" calcext:value-type="float">
            <text:p>69854725</text:p>
          </table:table-cell>
        </table:table-row>
        <table:table-row table:style-name="ro1">
          <table:table-cell office:value-type="string" calcext:value-type="string">
            <text:p>0500000US13117</text:p>
          </table:table-cell>
          <table:table-cell office:value-type="float" office:value="13117" calcext:value-type="float">
            <text:p>13117</text:p>
          </table:table-cell>
          <table:table-cell office:value-type="string" calcext:value-type="string">
            <text:p>Forsyth County, Georgia</text:p>
          </table:table-cell>
          <table:table-cell office:value-type="float" office:value="5600924500" calcext:value-type="float">
            <text:p>5600924500</text:p>
          </table:table-cell>
          <table:table-cell office:value-type="float" office:value="145968018" calcext:value-type="float">
            <text:p>145968018</text:p>
          </table:table-cell>
        </table:table-row>
        <table:table-row table:style-name="ro1">
          <table:table-cell office:value-type="string" calcext:value-type="string">
            <text:p>0500000US13119</text:p>
          </table:table-cell>
          <table:table-cell office:value-type="float" office:value="13119" calcext:value-type="float">
            <text:p>13119</text:p>
          </table:table-cell>
          <table:table-cell office:value-type="string" calcext:value-type="string">
            <text:p>Franklin County, Georgia</text:p>
          </table:table-cell>
          <table:table-cell office:value-type="float" office:value="343676100" calcext:value-type="float">
            <text:p>343676100</text:p>
          </table:table-cell>
          <table:table-cell office:value-type="float" office:value="25385109" calcext:value-type="float">
            <text:p>25385109</text:p>
          </table:table-cell>
        </table:table-row>
        <table:table-row table:style-name="ro1">
          <table:table-cell office:value-type="string" calcext:value-type="string">
            <text:p>0500000US13121</text:p>
          </table:table-cell>
          <table:table-cell office:value-type="float" office:value="13121" calcext:value-type="float">
            <text:p>13121</text:p>
          </table:table-cell>
          <table:table-cell office:value-type="string" calcext:value-type="string">
            <text:p>Fulton County, Georgia</text:p>
          </table:table-cell>
          <table:table-cell office:value-type="float" office:value="23620074700" calcext:value-type="float">
            <text:p>23620074700</text:p>
          </table:table-cell>
          <table:table-cell office:value-type="float" office:value="486727517" calcext:value-type="float">
            <text:p>486727517</text:p>
          </table:table-cell>
        </table:table-row>
        <table:table-row table:style-name="ro1">
          <table:table-cell office:value-type="string" calcext:value-type="string">
            <text:p>0500000US13123</text:p>
          </table:table-cell>
          <table:table-cell office:value-type="float" office:value="13123" calcext:value-type="float">
            <text:p>13123</text:p>
          </table:table-cell>
          <table:table-cell office:value-type="string" calcext:value-type="string">
            <text:p>Gilmer County, Georgia</text:p>
          </table:table-cell>
          <table:table-cell office:value-type="float" office:value="539021100" calcext:value-type="float">
            <text:p>539021100</text:p>
          </table:table-cell>
          <table:table-cell office:value-type="float" office:value="36485193" calcext:value-type="float">
            <text:p>36485193</text:p>
          </table:table-cell>
        </table:table-row>
        <table:table-row table:style-name="ro1">
          <table:table-cell office:value-type="string" calcext:value-type="string">
            <text:p>0500000US13125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Glascock County, Georgia</text:p>
          </table:table-cell>
          <table:table-cell office:value-type="float" office:value="53183700" calcext:value-type="float">
            <text:p>53183700</text:p>
          </table:table-cell>
          <table:table-cell office:value-type="float" office:value="5806265" calcext:value-type="float">
            <text:p>5806265</text:p>
          </table:table-cell>
        </table:table-row>
        <table:table-row table:style-name="ro1">
          <table:table-cell office:value-type="string" calcext:value-type="string">
            <text:p>0500000US13127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Glynn County, Georgia</text:p>
          </table:table-cell>
          <table:table-cell office:value-type="float" office:value="1721953200" calcext:value-type="float">
            <text:p>1721953200</text:p>
          </table:table-cell>
          <table:table-cell office:value-type="float" office:value="75988118" calcext:value-type="float">
            <text:p>75988118</text:p>
          </table:table-cell>
        </table:table-row>
        <table:table-row table:style-name="ro1">
          <table:table-cell office:value-type="string" calcext:value-type="string">
            <text:p>0500000US13129</text:p>
          </table:table-cell>
          <table:table-cell office:value-type="float" office:value="13129" calcext:value-type="float">
            <text:p>13129</text:p>
          </table:table-cell>
          <table:table-cell office:value-type="string" calcext:value-type="string">
            <text:p>Gordon County, Georgia</text:p>
          </table:table-cell>
          <table:table-cell office:value-type="float" office:value="936500100" calcext:value-type="float">
            <text:p>936500100</text:p>
          </table:table-cell>
          <table:table-cell office:value-type="float" office:value="50955220" calcext:value-type="float">
            <text:p>50955220</text:p>
          </table:table-cell>
        </table:table-row>
        <table:table-row table:style-name="ro1">
          <table:table-cell office:value-type="string" calcext:value-type="string">
            <text:p>0500000US13131</text:p>
          </table:table-cell>
          <table:table-cell office:value-type="float" office:value="13131" calcext:value-type="float">
            <text:p>13131</text:p>
          </table:table-cell>
          <table:table-cell office:value-type="string" calcext:value-type="string">
            <text:p>Grady County, Georgia</text:p>
          </table:table-cell>
          <table:table-cell office:value-type="float" office:value="317627600" calcext:value-type="float">
            <text:p>317627600</text:p>
          </table:table-cell>
          <table:table-cell office:value-type="float" office:value="21830742" calcext:value-type="float">
            <text:p>21830742</text:p>
          </table:table-cell>
        </table:table-row>
        <table:table-row table:style-name="ro1">
          <table:table-cell office:value-type="string" calcext:value-type="string">
            <text:p>0500000US13133</text:p>
          </table:table-cell>
          <table:table-cell office:value-type="float" office:value="13133" calcext:value-type="float">
            <text:p>13133</text:p>
          </table:table-cell>
          <table:table-cell office:value-type="string" calcext:value-type="string">
            <text:p>Greene County, Georgia</text:p>
          </table:table-cell>
          <table:table-cell office:value-type="float" office:value="368898600" calcext:value-type="float">
            <text:p>368898600</text:p>
          </table:table-cell>
          <table:table-cell office:value-type="float" office:value="34130818" calcext:value-type="float">
            <text:p>34130818</text:p>
          </table:table-cell>
        </table:table-row>
        <table:table-row table:style-name="ro1">
          <table:table-cell office:value-type="string" calcext:value-type="string">
            <text:p>0500000US13135</text:p>
          </table:table-cell>
          <table:table-cell office:value-type="float" office:value="13135" calcext:value-type="float">
            <text:p>13135</text:p>
          </table:table-cell>
          <table:table-cell office:value-type="string" calcext:value-type="string">
            <text:p>Gwinnett County, Georgia</text:p>
          </table:table-cell>
          <table:table-cell office:value-type="float" office:value="12094537700" calcext:value-type="float">
            <text:p>12094537700</text:p>
          </table:table-cell>
          <table:table-cell office:value-type="float" office:value="281629987" calcext:value-type="float">
            <text:p>281629987</text:p>
          </table:table-cell>
        </table:table-row>
        <table:table-row table:style-name="ro1">
          <table:table-cell office:value-type="string" calcext:value-type="string">
            <text:p>0500000US13137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Habersham County, Georgia</text:p>
          </table:table-cell>
          <table:table-cell office:value-type="float" office:value="701296200" calcext:value-type="float">
            <text:p>701296200</text:p>
          </table:table-cell>
          <table:table-cell office:value-type="float" office:value="31279629" calcext:value-type="float">
            <text:p>31279629</text:p>
          </table:table-cell>
        </table:table-row>
        <table:table-row table:style-name="ro1">
          <table:table-cell office:value-type="string" calcext:value-type="string">
            <text:p>0500000US13139</text:p>
          </table:table-cell>
          <table:table-cell office:value-type="float" office:value="13139" calcext:value-type="float">
            <text:p>13139</text:p>
          </table:table-cell>
          <table:table-cell office:value-type="string" calcext:value-type="string">
            <text:p>Hall County, Georgia</text:p>
          </table:table-cell>
          <table:table-cell office:value-type="float" office:value="3432687400" calcext:value-type="float">
            <text:p>3432687400</text:p>
          </table:table-cell>
          <table:table-cell office:value-type="float" office:value="97716723" calcext:value-type="float">
            <text:p>97716723</text:p>
          </table:table-cell>
        </table:table-row>
        <table:table-row table:style-name="ro1">
          <table:table-cell office:value-type="string" calcext:value-type="string">
            <text:p>0500000US13141</text:p>
          </table:table-cell>
          <table:table-cell office:value-type="float" office:value="13141" calcext:value-type="float">
            <text:p>13141</text:p>
          </table:table-cell>
          <table:table-cell office:value-type="string" calcext:value-type="string">
            <text:p>Hancock County, Georgia</text:p>
          </table:table-cell>
          <table:table-cell office:value-type="float" office:value="40933800" calcext:value-type="float">
            <text:p>40933800</text:p>
          </table:table-cell>
          <table:table-cell office:value-type="float" office:value="6625045" calcext:value-type="float">
            <text:p>6625045</text:p>
          </table:table-cell>
        </table:table-row>
        <table:table-row table:style-name="ro1">
          <table:table-cell office:value-type="string" calcext:value-type="string">
            <text:p>0500000US13143</text:p>
          </table:table-cell>
          <table:table-cell office:value-type="float" office:value="13143" calcext:value-type="float">
            <text:p>13143</text:p>
          </table:table-cell>
          <table:table-cell office:value-type="string" calcext:value-type="string">
            <text:p>Haralson County, Georgia</text:p>
          </table:table-cell>
          <table:table-cell office:value-type="float" office:value="551763200" calcext:value-type="float">
            <text:p>551763200</text:p>
          </table:table-cell>
          <table:table-cell office:value-type="float" office:value="36621411" calcext:value-type="float">
            <text:p>36621411</text:p>
          </table:table-cell>
        </table:table-row>
        <table:table-row table:style-name="ro1">
          <table:table-cell office:value-type="string" calcext:value-type="string">
            <text:p>0500000US13145</text:p>
          </table:table-cell>
          <table:table-cell office:value-type="float" office:value="13145" calcext:value-type="float">
            <text:p>13145</text:p>
          </table:table-cell>
          <table:table-cell office:value-type="string" calcext:value-type="string">
            <text:p>Harris County, Georgia</text:p>
          </table:table-cell>
          <table:table-cell office:value-type="float" office:value="808902400" calcext:value-type="float">
            <text:p>808902400</text:p>
          </table:table-cell>
          <table:table-cell office:value-type="float" office:value="60307647" calcext:value-type="float">
            <text:p>60307647</text:p>
          </table:table-cell>
        </table:table-row>
        <table:table-row table:style-name="ro1">
          <table:table-cell office:value-type="string" calcext:value-type="string">
            <text:p>0500000US13147</text:p>
          </table:table-cell>
          <table:table-cell office:value-type="float" office:value="13147" calcext:value-type="float">
            <text:p>13147</text:p>
          </table:table-cell>
          <table:table-cell office:value-type="string" calcext:value-type="string">
            <text:p>Hart County, Georgia</text:p>
          </table:table-cell>
          <table:table-cell office:value-type="float" office:value="439636600" calcext:value-type="float">
            <text:p>439636600</text:p>
          </table:table-cell>
          <table:table-cell office:value-type="float" office:value="37533503" calcext:value-type="float">
            <text:p>37533503</text:p>
          </table:table-cell>
        </table:table-row>
        <table:table-row table:style-name="ro1">
          <table:table-cell office:value-type="string" calcext:value-type="string">
            <text:p>0500000US13149</text:p>
          </table:table-cell>
          <table:table-cell office:value-type="float" office:value="13149" calcext:value-type="float">
            <text:p>13149</text:p>
          </table:table-cell>
          <table:table-cell office:value-type="string" calcext:value-type="string">
            <text:p>Heard County, Georgia</text:p>
          </table:table-cell>
          <table:table-cell office:value-type="float" office:value="195468000" calcext:value-type="float">
            <text:p>195468000</text:p>
          </table:table-cell>
          <table:table-cell office:value-type="float" office:value="15403617" calcext:value-type="float">
            <text:p>15403617</text:p>
          </table:table-cell>
        </table:table-row>
        <table:table-row table:style-name="ro1">
          <table:table-cell office:value-type="string" calcext:value-type="string">
            <text:p>0500000US13151</text:p>
          </table:table-cell>
          <table:table-cell office:value-type="float" office:value="13151" calcext:value-type="float">
            <text:p>13151</text:p>
          </table:table-cell>
          <table:table-cell office:value-type="string" calcext:value-type="string">
            <text:p>Henry County, Georgia</text:p>
          </table:table-cell>
          <table:table-cell office:value-type="float" office:value="2805842700" calcext:value-type="float">
            <text:p>2805842700</text:p>
          </table:table-cell>
          <table:table-cell office:value-type="float" office:value="114178272" calcext:value-type="float">
            <text:p>114178272</text:p>
          </table:table-cell>
        </table:table-row>
        <table:table-row table:style-name="ro1">
          <table:table-cell office:value-type="string" calcext:value-type="string">
            <text:p>0500000US13153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Houston County, Georgia</text:p>
          </table:table-cell>
          <table:table-cell office:value-type="float" office:value="2417949500" calcext:value-type="float">
            <text:p>2417949500</text:p>
          </table:table-cell>
          <table:table-cell office:value-type="float" office:value="87576802" calcext:value-type="float">
            <text:p>87576802</text:p>
          </table:table-cell>
        </table:table-row>
        <table:table-row table:style-name="ro1">
          <table:table-cell office:value-type="string" calcext:value-type="string">
            <text:p>0500000US13155</text:p>
          </table:table-cell>
          <table:table-cell office:value-type="float" office:value="13155" calcext:value-type="float">
            <text:p>13155</text:p>
          </table:table-cell>
          <table:table-cell office:value-type="string" calcext:value-type="string">
            <text:p>Irwin County, Georgia</text:p>
          </table:table-cell>
          <table:table-cell office:value-type="float" office:value="122455900" calcext:value-type="float">
            <text:p>122455900</text:p>
          </table:table-cell>
          <table:table-cell office:value-type="float" office:value="15662852" calcext:value-type="float">
            <text:p>15662852</text:p>
          </table:table-cell>
        </table:table-row>
        <table:table-row table:style-name="ro1">
          <table:table-cell office:value-type="string" calcext:value-type="string">
            <text:p>0500000US13157</text:p>
          </table:table-cell>
          <table:table-cell office:value-type="float" office:value="13157" calcext:value-type="float">
            <text:p>13157</text:p>
          </table:table-cell>
          <table:table-cell office:value-type="string" calcext:value-type="string">
            <text:p>Jackson County, Georgia</text:p>
          </table:table-cell>
          <table:table-cell office:value-type="float" office:value="1276877700" calcext:value-type="float">
            <text:p>1276877700</text:p>
          </table:table-cell>
          <table:table-cell office:value-type="float" office:value="49655723" calcext:value-type="float">
            <text:p>49655723</text:p>
          </table:table-cell>
        </table:table-row>
        <table:table-row table:style-name="ro1">
          <table:table-cell office:value-type="string" calcext:value-type="string">
            <text:p>0500000US13159</text:p>
          </table:table-cell>
          <table:table-cell office:value-type="float" office:value="13159" calcext:value-type="float">
            <text:p>13159</text:p>
          </table:table-cell>
          <table:table-cell office:value-type="string" calcext:value-type="string">
            <text:p>Jasper County, Georgia</text:p>
          </table:table-cell>
          <table:table-cell office:value-type="float" office:value="229349700" calcext:value-type="float">
            <text:p>229349700</text:p>
          </table:table-cell>
          <table:table-cell office:value-type="float" office:value="21055760" calcext:value-type="float">
            <text:p>21055760</text:p>
          </table:table-cell>
        </table:table-row>
        <table:table-row table:style-name="ro1">
          <table:table-cell office:value-type="string" calcext:value-type="string">
            <text:p>0500000US13161</text:p>
          </table:table-cell>
          <table:table-cell office:value-type="float" office:value="13161" calcext:value-type="float">
            <text:p>13161</text:p>
          </table:table-cell>
          <table:table-cell office:value-type="string" calcext:value-type="string">
            <text:p>Jeff Davis County, Georgia</text:p>
          </table:table-cell>
          <table:table-cell office:value-type="float" office:value="210069700" calcext:value-type="float">
            <text:p>210069700</text:p>
          </table:table-cell>
          <table:table-cell office:value-type="float" office:value="19620739" calcext:value-type="float">
            <text:p>19620739</text:p>
          </table:table-cell>
        </table:table-row>
        <table:table-row table:style-name="ro1">
          <table:table-cell office:value-type="string" calcext:value-type="string">
            <text:p>0500000US13163</text:p>
          </table:table-cell>
          <table:table-cell office:value-type="float" office:value="13163" calcext:value-type="float">
            <text:p>13163</text:p>
          </table:table-cell>
          <table:table-cell office:value-type="string" calcext:value-type="string">
            <text:p>Jefferson County, Georgia</text:p>
          </table:table-cell>
          <table:table-cell office:value-type="float" office:value="149185300" calcext:value-type="float">
            <text:p>149185300</text:p>
          </table:table-cell>
          <table:table-cell office:value-type="float" office:value="12262192" calcext:value-type="float">
            <text:p>12262192</text:p>
          </table:table-cell>
        </table:table-row>
        <table:table-row table:style-name="ro1">
          <table:table-cell office:value-type="string" calcext:value-type="string">
            <text:p>0500000US13165</text:p>
          </table:table-cell>
          <table:table-cell office:value-type="float" office:value="13165" calcext:value-type="float">
            <text:p>13165</text:p>
          </table:table-cell>
          <table:table-cell office:value-type="string" calcext:value-type="string">
            <text:p>Jenkins County, Georgia</text:p>
          </table:table-cell>
          <table:table-cell office:value-type="float" office:value="104531100" calcext:value-type="float">
            <text:p>104531100</text:p>
          </table:table-cell>
          <table:table-cell office:value-type="float" office:value="22660205" calcext:value-type="float">
            <text:p>22660205</text:p>
          </table:table-cell>
        </table:table-row>
        <table:table-row table:style-name="ro1">
          <table:table-cell office:value-type="string" calcext:value-type="string">
            <text:p>0500000US13167</text:p>
          </table:table-cell>
          <table:table-cell office:value-type="float" office:value="13167" calcext:value-type="float">
            <text:p>13167</text:p>
          </table:table-cell>
          <table:table-cell office:value-type="string" calcext:value-type="string">
            <text:p>Johnson County, Georgia</text:p>
          </table:table-cell>
          <table:table-cell office:value-type="float" office:value="111219800" calcext:value-type="float">
            <text:p>111219800</text:p>
          </table:table-cell>
          <table:table-cell office:value-type="float" office:value="9505739" calcext:value-type="float">
            <text:p>9505739</text:p>
          </table:table-cell>
        </table:table-row>
        <table:table-row table:style-name="ro1">
          <table:table-cell office:value-type="string" calcext:value-type="string">
            <text:p>0500000US13169</text:p>
          </table:table-cell>
          <table:table-cell office:value-type="float" office:value="13169" calcext:value-type="float">
            <text:p>13169</text:p>
          </table:table-cell>
          <table:table-cell office:value-type="string" calcext:value-type="string">
            <text:p>Jones County, Georgia</text:p>
          </table:table-cell>
          <table:table-cell office:value-type="float" office:value="535118200" calcext:value-type="float">
            <text:p>535118200</text:p>
          </table:table-cell>
          <table:table-cell office:value-type="float" office:value="37093950" calcext:value-type="float">
            <text:p>37093950</text:p>
          </table:table-cell>
        </table:table-row>
        <table:table-row table:style-name="ro1">
          <table:table-cell office:value-type="string" calcext:value-type="string">
            <text:p>0500000US13171</text:p>
          </table:table-cell>
          <table:table-cell office:value-type="float" office:value="13171" calcext:value-type="float">
            <text:p>13171</text:p>
          </table:table-cell>
          <table:table-cell office:value-type="string" calcext:value-type="string">
            <text:p>Lamar County, Georgia</text:p>
          </table:table-cell>
          <table:table-cell office:value-type="float" office:value="272603200" calcext:value-type="float">
            <text:p>272603200</text:p>
          </table:table-cell>
          <table:table-cell office:value-type="float" office:value="21185292" calcext:value-type="float">
            <text:p>21185292</text:p>
          </table:table-cell>
        </table:table-row>
        <table:table-row table:style-name="ro1">
          <table:table-cell office:value-type="string" calcext:value-type="string">
            <text:p>0500000US13173</text:p>
          </table:table-cell>
          <table:table-cell office:value-type="float" office:value="13173" calcext:value-type="float">
            <text:p>13173</text:p>
          </table:table-cell>
          <table:table-cell office:value-type="string" calcext:value-type="string">
            <text:p>Lanier County, Georgia</text:p>
          </table:table-cell>
          <table:table-cell office:value-type="float" office:value="125177200" calcext:value-type="float">
            <text:p>125177200</text:p>
          </table:table-cell>
          <table:table-cell office:value-type="float" office:value="16522243" calcext:value-type="float">
            <text:p>16522243</text:p>
          </table:table-cell>
        </table:table-row>
        <table:table-row table:style-name="ro1">
          <table:table-cell office:value-type="string" calcext:value-type="string">
            <text:p>0500000US13175</text:p>
          </table:table-cell>
          <table:table-cell office:value-type="float" office:value="13175" calcext:value-type="float">
            <text:p>13175</text:p>
          </table:table-cell>
          <table:table-cell office:value-type="string" calcext:value-type="string">
            <text:p>Laurens County, Georgia</text:p>
          </table:table-cell>
          <table:table-cell office:value-type="float" office:value="633751100" calcext:value-type="float">
            <text:p>633751100</text:p>
          </table:table-cell>
          <table:table-cell office:value-type="float" office:value="39153995" calcext:value-type="float">
            <text:p>39153995</text:p>
          </table:table-cell>
        </table:table-row>
        <table:table-row table:style-name="ro1">
          <table:table-cell office:value-type="string" calcext:value-type="string">
            <text:p>0500000US13177</text:p>
          </table:table-cell>
          <table:table-cell office:value-type="float" office:value="13177" calcext:value-type="float">
            <text:p>13177</text:p>
          </table:table-cell>
          <table:table-cell office:value-type="string" calcext:value-type="string">
            <text:p>Lee County, Georgia</text:p>
          </table:table-cell>
          <table:table-cell office:value-type="float" office:value="667171400" calcext:value-type="float">
            <text:p>667171400</text:p>
          </table:table-cell>
          <table:table-cell office:value-type="float" office:value="49982047" calcext:value-type="float">
            <text:p>49982047</text:p>
          </table:table-cell>
        </table:table-row>
        <table:table-row table:style-name="ro1">
          <table:table-cell office:value-type="string" calcext:value-type="string">
            <text:p>0500000US13179</text:p>
          </table:table-cell>
          <table:table-cell office:value-type="float" office:value="13179" calcext:value-type="float">
            <text:p>13179</text:p>
          </table:table-cell>
          <table:table-cell office:value-type="string" calcext:value-type="string">
            <text:p>Liberty County, Georgia</text:p>
          </table:table-cell>
          <table:table-cell office:value-type="float" office:value="555185300" calcext:value-type="float">
            <text:p>555185300</text:p>
          </table:table-cell>
          <table:table-cell office:value-type="float" office:value="26986066" calcext:value-type="float">
            <text:p>26986066</text:p>
          </table:table-cell>
        </table:table-row>
        <table:table-row table:style-name="ro1">
          <table:table-cell office:value-type="string" calcext:value-type="string">
            <text:p>0500000US13181</text:p>
          </table:table-cell>
          <table:table-cell office:value-type="float" office:value="13181" calcext:value-type="float">
            <text:p>13181</text:p>
          </table:table-cell>
          <table:table-cell office:value-type="string" calcext:value-type="string">
            <text:p>Lincoln County, Georgia</text:p>
          </table:table-cell>
          <table:table-cell office:value-type="float" office:value="126265600" calcext:value-type="float">
            <text:p>126265600</text:p>
          </table:table-cell>
          <table:table-cell office:value-type="float" office:value="11597929" calcext:value-type="float">
            <text:p>11597929</text:p>
          </table:table-cell>
        </table:table-row>
        <table:table-row table:style-name="ro1">
          <table:table-cell office:value-type="string" calcext:value-type="string">
            <text:p>0500000US13183</text:p>
          </table:table-cell>
          <table:table-cell office:value-type="float" office:value="13183" calcext:value-type="float">
            <text:p>13183</text:p>
          </table:table-cell>
          <table:table-cell office:value-type="string" calcext:value-type="string">
            <text:p>Long County, Georgia</text:p>
          </table:table-cell>
          <table:table-cell office:value-type="float" office:value="187033500" calcext:value-type="float">
            <text:p>187033500</text:p>
          </table:table-cell>
          <table:table-cell office:value-type="float" office:value="19014515" calcext:value-type="float">
            <text:p>19014515</text:p>
          </table:table-cell>
        </table:table-row>
        <table:table-row table:style-name="ro1">
          <table:table-cell office:value-type="string" calcext:value-type="string">
            <text:p>0500000US13185</text:p>
          </table:table-cell>
          <table:table-cell office:value-type="float" office:value="13185" calcext:value-type="float">
            <text:p>13185</text:p>
          </table:table-cell>
          <table:table-cell office:value-type="string" calcext:value-type="string">
            <text:p>Lowndes County, Georgia</text:p>
          </table:table-cell>
          <table:table-cell office:value-type="float" office:value="1463811800" calcext:value-type="float">
            <text:p>1463811800</text:p>
          </table:table-cell>
          <table:table-cell office:value-type="float" office:value="55915396" calcext:value-type="float">
            <text:p>55915396</text:p>
          </table:table-cell>
        </table:table-row>
        <table:table-row table:style-name="ro1">
          <table:table-cell office:value-type="string" calcext:value-type="string">
            <text:p>0500000US13187</text:p>
          </table:table-cell>
          <table:table-cell office:value-type="float" office:value="13187" calcext:value-type="float">
            <text:p>13187</text:p>
          </table:table-cell>
          <table:table-cell office:value-type="string" calcext:value-type="string">
            <text:p>Lumpkin County, Georgia</text:p>
          </table:table-cell>
          <table:table-cell office:value-type="float" office:value="602634200" calcext:value-type="float">
            <text:p>602634200</text:p>
          </table:table-cell>
          <table:table-cell office:value-type="float" office:value="47797170" calcext:value-type="float">
            <text:p>47797170</text:p>
          </table:table-cell>
        </table:table-row>
        <table:table-row table:style-name="ro1">
          <table:table-cell office:value-type="string" calcext:value-type="string">
            <text:p>0500000US13189</text:p>
          </table:table-cell>
          <table:table-cell office:value-type="float" office:value="13189" calcext:value-type="float">
            <text:p>13189</text:p>
          </table:table-cell>
          <table:table-cell office:value-type="string" calcext:value-type="string">
            <text:p>McDuffie County, Georgia</text:p>
          </table:table-cell>
          <table:table-cell office:value-type="float" office:value="283202000" calcext:value-type="float">
            <text:p>283202000</text:p>
          </table:table-cell>
          <table:table-cell office:value-type="float" office:value="21281128" calcext:value-type="float">
            <text:p>21281128</text:p>
          </table:table-cell>
        </table:table-row>
        <table:table-row table:style-name="ro1">
          <table:table-cell office:value-type="string" calcext:value-type="string">
            <text:p>0500000US13191</text:p>
          </table:table-cell>
          <table:table-cell office:value-type="float" office:value="13191" calcext:value-type="float">
            <text:p>13191</text:p>
          </table:table-cell>
          <table:table-cell office:value-type="string" calcext:value-type="string">
            <text:p>McIntosh County, Georgia</text:p>
          </table:table-cell>
          <table:table-cell office:value-type="float" office:value="224017900" calcext:value-type="float">
            <text:p>224017900</text:p>
          </table:table-cell>
          <table:table-cell office:value-type="float" office:value="33242943" calcext:value-type="float">
            <text:p>33242943</text:p>
          </table:table-cell>
        </table:table-row>
        <table:table-row table:style-name="ro1">
          <table:table-cell office:value-type="string" calcext:value-type="string">
            <text:p>0500000US13193</text:p>
          </table:table-cell>
          <table:table-cell office:value-type="float" office:value="13193" calcext:value-type="float">
            <text:p>13193</text:p>
          </table:table-cell>
          <table:table-cell office:value-type="string" calcext:value-type="string">
            <text:p>Macon County, Georgia</text:p>
          </table:table-cell>
          <table:table-cell office:value-type="float" office:value="86382200" calcext:value-type="float">
            <text:p>86382200</text:p>
          </table:table-cell>
          <table:table-cell office:value-type="float" office:value="9792625" calcext:value-type="float">
            <text:p>9792625</text:p>
          </table:table-cell>
        </table:table-row>
        <table:table-row table:style-name="ro1">
          <table:table-cell office:value-type="string" calcext:value-type="string">
            <text:p>0500000US13195</text:p>
          </table:table-cell>
          <table:table-cell office:value-type="float" office:value="13195" calcext:value-type="float">
            <text:p>13195</text:p>
          </table:table-cell>
          <table:table-cell office:value-type="string" calcext:value-type="string">
            <text:p>Madison County, Georgia</text:p>
          </table:table-cell>
          <table:table-cell office:value-type="float" office:value="495672400" calcext:value-type="float">
            <text:p>495672400</text:p>
          </table:table-cell>
          <table:table-cell office:value-type="float" office:value="26805386" calcext:value-type="float">
            <text:p>26805386</text:p>
          </table:table-cell>
        </table:table-row>
        <table:table-row table:style-name="ro1">
          <table:table-cell office:value-type="string" calcext:value-type="string">
            <text:p>0500000US13197</text:p>
          </table:table-cell>
          <table:table-cell office:value-type="float" office:value="13197" calcext:value-type="float">
            <text:p>13197</text:p>
          </table:table-cell>
          <table:table-cell office:value-type="string" calcext:value-type="string">
            <text:p>Marion County, Georgia</text:p>
          </table:table-cell>
          <table:table-cell office:value-type="float" office:value="95518900" calcext:value-type="float">
            <text:p>95518900</text:p>
          </table:table-cell>
          <table:table-cell office:value-type="float" office:value="9632935" calcext:value-type="float">
            <text:p>9632935</text:p>
          </table:table-cell>
        </table:table-row>
        <table:table-row table:style-name="ro1">
          <table:table-cell office:value-type="string" calcext:value-type="string">
            <text:p>0500000US13199</text:p>
          </table:table-cell>
          <table:table-cell office:value-type="float" office:value="13199" calcext:value-type="float">
            <text:p>13199</text:p>
          </table:table-cell>
          <table:table-cell office:value-type="string" calcext:value-type="string">
            <text:p>Meriwether County, Georgia</text:p>
          </table:table-cell>
          <table:table-cell office:value-type="float" office:value="247994200" calcext:value-type="float">
            <text:p>247994200</text:p>
          </table:table-cell>
          <table:table-cell office:value-type="float" office:value="22330162" calcext:value-type="float">
            <text:p>22330162</text:p>
          </table:table-cell>
        </table:table-row>
        <table:table-row table:style-name="ro1">
          <table:table-cell office:value-type="string" calcext:value-type="string">
            <text:p>0500000US13201</text:p>
          </table:table-cell>
          <table:table-cell office:value-type="float" office:value="13201" calcext:value-type="float">
            <text:p>13201</text:p>
          </table:table-cell>
          <table:table-cell office:value-type="string" calcext:value-type="string">
            <text:p>Miller County, Georgia</text:p>
          </table:table-cell>
          <table:table-cell office:value-type="float" office:value="90278200" calcext:value-type="float">
            <text:p>90278200</text:p>
          </table:table-cell>
          <table:table-cell office:value-type="float" office:value="8561260" calcext:value-type="float">
            <text:p>8561260</text:p>
          </table:table-cell>
        </table:table-row>
        <table:table-row table:style-name="ro1">
          <table:table-cell office:value-type="string" calcext:value-type="string">
            <text:p>0500000US13205</text:p>
          </table:table-cell>
          <table:table-cell office:value-type="float" office:value="13205" calcext:value-type="float">
            <text:p>13205</text:p>
          </table:table-cell>
          <table:table-cell office:value-type="string" calcext:value-type="string">
            <text:p>Mitchell County, Georgia</text:p>
          </table:table-cell>
          <table:table-cell office:value-type="float" office:value="209677200" calcext:value-type="float">
            <text:p>209677200</text:p>
          </table:table-cell>
          <table:table-cell office:value-type="float" office:value="18655002" calcext:value-type="float">
            <text:p>18655002</text:p>
          </table:table-cell>
        </table:table-row>
        <table:table-row table:style-name="ro1">
          <table:table-cell office:value-type="string" calcext:value-type="string">
            <text:p>0500000US13207</text:p>
          </table:table-cell>
          <table:table-cell office:value-type="float" office:value="13207" calcext:value-type="float">
            <text:p>13207</text:p>
          </table:table-cell>
          <table:table-cell office:value-type="string" calcext:value-type="string">
            <text:p>Monroe County, Georgia</text:p>
          </table:table-cell>
          <table:table-cell office:value-type="float" office:value="528040500" calcext:value-type="float">
            <text:p>528040500</text:p>
          </table:table-cell>
          <table:table-cell office:value-type="float" office:value="39574011" calcext:value-type="float">
            <text:p>39574011</text:p>
          </table:table-cell>
        </table:table-row>
        <table:table-row table:style-name="ro1">
          <table:table-cell office:value-type="string" calcext:value-type="string">
            <text:p>0500000US13209</text:p>
          </table:table-cell>
          <table:table-cell office:value-type="float" office:value="13209" calcext:value-type="float">
            <text:p>13209</text:p>
          </table:table-cell>
          <table:table-cell office:value-type="string" calcext:value-type="string">
            <text:p>Montgomery County, Georgia</text:p>
          </table:table-cell>
          <table:table-cell office:value-type="float" office:value="119856600" calcext:value-type="float">
            <text:p>119856600</text:p>
          </table:table-cell>
          <table:table-cell office:value-type="float" office:value="11188342" calcext:value-type="float">
            <text:p>11188342</text:p>
          </table:table-cell>
        </table:table-row>
        <table:table-row table:style-name="ro1">
          <table:table-cell office:value-type="string" calcext:value-type="string">
            <text:p>0500000US13211</text:p>
          </table:table-cell>
          <table:table-cell office:value-type="float" office:value="13211" calcext:value-type="float">
            <text:p>13211</text:p>
          </table:table-cell>
          <table:table-cell office:value-type="string" calcext:value-type="string">
            <text:p>Morgan County, Georgia</text:p>
          </table:table-cell>
          <table:table-cell office:value-type="float" office:value="355991400" calcext:value-type="float">
            <text:p>355991400</text:p>
          </table:table-cell>
          <table:table-cell office:value-type="float" office:value="34195270" calcext:value-type="float">
            <text:p>34195270</text:p>
          </table:table-cell>
        </table:table-row>
        <table:table-row table:style-name="ro1">
          <table:table-cell office:value-type="string" calcext:value-type="string">
            <text:p>0500000US13213</text:p>
          </table:table-cell>
          <table:table-cell office:value-type="float" office:value="13213" calcext:value-type="float">
            <text:p>13213</text:p>
          </table:table-cell>
          <table:table-cell office:value-type="string" calcext:value-type="string">
            <text:p>Murray County, Georgia</text:p>
          </table:table-cell>
          <table:table-cell office:value-type="float" office:value="588874900" calcext:value-type="float">
            <text:p>588874900</text:p>
          </table:table-cell>
          <table:table-cell office:value-type="float" office:value="27761743" calcext:value-type="float">
            <text:p>27761743</text:p>
          </table:table-cell>
        </table:table-row>
        <table:table-row table:style-name="ro1">
          <table:table-cell office:value-type="string" calcext:value-type="string">
            <text:p>0500000US13215</text:p>
          </table:table-cell>
          <table:table-cell office:value-type="float" office:value="13215" calcext:value-type="float">
            <text:p>13215</text:p>
          </table:table-cell>
          <table:table-cell office:value-type="string" calcext:value-type="string">
            <text:p>Muscogee County, Georgia</text:p>
          </table:table-cell>
          <table:table-cell office:value-type="float" office:value="2544206200" calcext:value-type="float">
            <text:p>2544206200</text:p>
          </table:table-cell>
          <table:table-cell office:value-type="float" office:value="92071255" calcext:value-type="float">
            <text:p>92071255</text:p>
          </table:table-cell>
        </table:table-row>
        <table:table-row table:style-name="ro1">
          <table:table-cell office:value-type="string" calcext:value-type="string">
            <text:p>0500000US13217</text:p>
          </table:table-cell>
          <table:table-cell office:value-type="float" office:value="13217" calcext:value-type="float">
            <text:p>13217</text:p>
          </table:table-cell>
          <table:table-cell office:value-type="string" calcext:value-type="string">
            <text:p>Newton County, Georgia</text:p>
          </table:table-cell>
          <table:table-cell office:value-type="float" office:value="1260648600" calcext:value-type="float">
            <text:p>1260648600</text:p>
          </table:table-cell>
          <table:table-cell office:value-type="float" office:value="56915912" calcext:value-type="float">
            <text:p>56915912</text:p>
          </table:table-cell>
        </table:table-row>
        <table:table-row table:style-name="ro1">
          <table:table-cell office:value-type="string" calcext:value-type="string">
            <text:p>0500000US13219</text:p>
          </table:table-cell>
          <table:table-cell office:value-type="float" office:value="13219" calcext:value-type="float">
            <text:p>13219</text:p>
          </table:table-cell>
          <table:table-cell office:value-type="string" calcext:value-type="string">
            <text:p>Oconee County, Georgia</text:p>
          </table:table-cell>
          <table:table-cell office:value-type="float" office:value="999568400" calcext:value-type="float">
            <text:p>999568400</text:p>
          </table:table-cell>
          <table:table-cell office:value-type="float" office:value="55577152" calcext:value-type="float">
            <text:p>55577152</text:p>
          </table:table-cell>
        </table:table-row>
        <table:table-row table:style-name="ro1">
          <table:table-cell office:value-type="string" calcext:value-type="string">
            <text:p>0500000US13221</text:p>
          </table:table-cell>
          <table:table-cell office:value-type="float" office:value="13221" calcext:value-type="float">
            <text:p>13221</text:p>
          </table:table-cell>
          <table:table-cell office:value-type="string" calcext:value-type="string">
            <text:p>Oglethorpe County, Georgia</text:p>
          </table:table-cell>
          <table:table-cell office:value-type="float" office:value="264219200" calcext:value-type="float">
            <text:p>264219200</text:p>
          </table:table-cell>
          <table:table-cell office:value-type="float" office:value="24594733" calcext:value-type="float">
            <text:p>24594733</text:p>
          </table:table-cell>
        </table:table-row>
        <table:table-row table:style-name="ro1">
          <table:table-cell office:value-type="string" calcext:value-type="string">
            <text:p>0500000US13223</text:p>
          </table:table-cell>
          <table:table-cell office:value-type="float" office:value="13223" calcext:value-type="float">
            <text:p>13223</text:p>
          </table:table-cell>
          <table:table-cell office:value-type="string" calcext:value-type="string">
            <text:p>Paulding County, Georgia</text:p>
          </table:table-cell>
          <table:table-cell office:value-type="float" office:value="2831417600" calcext:value-type="float">
            <text:p>2831417600</text:p>
          </table:table-cell>
          <table:table-cell office:value-type="float" office:value="132305343" calcext:value-type="float">
            <text:p>132305343</text:p>
          </table:table-cell>
        </table:table-row>
        <table:table-row table:style-name="ro1">
          <table:table-cell office:value-type="string" calcext:value-type="string">
            <text:p>0500000US13225</text:p>
          </table:table-cell>
          <table:table-cell office:value-type="float" office:value="13225" calcext:value-type="float">
            <text:p>13225</text:p>
          </table:table-cell>
          <table:table-cell office:value-type="string" calcext:value-type="string">
            <text:p>Peach County, Georgia</text:p>
          </table:table-cell>
          <table:table-cell office:value-type="float" office:value="344439200" calcext:value-type="float">
            <text:p>344439200</text:p>
          </table:table-cell>
          <table:table-cell office:value-type="float" office:value="24193125" calcext:value-type="float">
            <text:p>24193125</text:p>
          </table:table-cell>
        </table:table-row>
        <table:table-row table:style-name="ro1">
          <table:table-cell office:value-type="string" calcext:value-type="string">
            <text:p>0500000US13227</text:p>
          </table:table-cell>
          <table:table-cell office:value-type="float" office:value="13227" calcext:value-type="float">
            <text:p>13227</text:p>
          </table:table-cell>
          <table:table-cell office:value-type="string" calcext:value-type="string">
            <text:p>Pickens County, Georgia</text:p>
          </table:table-cell>
          <table:table-cell office:value-type="float" office:value="752801900" calcext:value-type="float">
            <text:p>752801900</text:p>
          </table:table-cell>
          <table:table-cell office:value-type="float" office:value="62074591" calcext:value-type="float">
            <text:p>62074591</text:p>
          </table:table-cell>
        </table:table-row>
        <table:table-row table:style-name="ro1">
          <table:table-cell office:value-type="string" calcext:value-type="string">
            <text:p>0500000US13229</text:p>
          </table:table-cell>
          <table:table-cell office:value-type="float" office:value="13229" calcext:value-type="float">
            <text:p>13229</text:p>
          </table:table-cell>
          <table:table-cell office:value-type="string" calcext:value-type="string">
            <text:p>Pierce County, Georgia</text:p>
          </table:table-cell>
          <table:table-cell office:value-type="float" office:value="359978000" calcext:value-type="float">
            <text:p>359978000</text:p>
          </table:table-cell>
          <table:table-cell office:value-type="float" office:value="45962327" calcext:value-type="float">
            <text:p>45962327</text:p>
          </table:table-cell>
        </table:table-row>
        <table:table-row table:style-name="ro1">
          <table:table-cell office:value-type="string" calcext:value-type="string">
            <text:p>0500000US13231</text:p>
          </table:table-cell>
          <table:table-cell office:value-type="float" office:value="13231" calcext:value-type="float">
            <text:p>13231</text:p>
          </table:table-cell>
          <table:table-cell office:value-type="string" calcext:value-type="string">
            <text:p>Pike County, Georgia</text:p>
          </table:table-cell>
          <table:table-cell office:value-type="float" office:value="367471400" calcext:value-type="float">
            <text:p>367471400</text:p>
          </table:table-cell>
          <table:table-cell office:value-type="float" office:value="26259666" calcext:value-type="float">
            <text:p>26259666</text:p>
          </table:table-cell>
        </table:table-row>
        <table:table-row table:style-name="ro1">
          <table:table-cell office:value-type="string" calcext:value-type="string">
            <text:p>0500000US13233</text:p>
          </table:table-cell>
          <table:table-cell office:value-type="float" office:value="13233" calcext:value-type="float">
            <text:p>13233</text:p>
          </table:table-cell>
          <table:table-cell office:value-type="string" calcext:value-type="string">
            <text:p>Polk County, Georgia</text:p>
          </table:table-cell>
          <table:table-cell office:value-type="float" office:value="643173100" calcext:value-type="float">
            <text:p>643173100</text:p>
          </table:table-cell>
          <table:table-cell office:value-type="float" office:value="58070190" calcext:value-type="float">
            <text:p>58070190</text:p>
          </table:table-cell>
        </table:table-row>
        <table:table-row table:style-name="ro1">
          <table:table-cell office:value-type="string" calcext:value-type="string">
            <text:p>0500000US13235</text:p>
          </table:table-cell>
          <table:table-cell office:value-type="float" office:value="13235" calcext:value-type="float">
            <text:p>13235</text:p>
          </table:table-cell>
          <table:table-cell office:value-type="string" calcext:value-type="string">
            <text:p>Pulaski County, Georgia</text:p>
          </table:table-cell>
          <table:table-cell office:value-type="float" office:value="151466800" calcext:value-type="float">
            <text:p>151466800</text:p>
          </table:table-cell>
          <table:table-cell office:value-type="float" office:value="21142935" calcext:value-type="float">
            <text:p>21142935</text:p>
          </table:table-cell>
        </table:table-row>
        <table:table-row table:style-name="ro1">
          <table:table-cell office:value-type="string" calcext:value-type="string">
            <text:p>0500000US13237</text:p>
          </table:table-cell>
          <table:table-cell office:value-type="float" office:value="13237" calcext:value-type="float">
            <text:p>13237</text:p>
          </table:table-cell>
          <table:table-cell office:value-type="string" calcext:value-type="string">
            <text:p>Putnam County, Georgia</text:p>
          </table:table-cell>
          <table:table-cell office:value-type="float" office:value="428439300" calcext:value-type="float">
            <text:p>428439300</text:p>
          </table:table-cell>
          <table:table-cell office:value-type="float" office:value="49871772" calcext:value-type="float">
            <text:p>49871772</text:p>
          </table:table-cell>
        </table:table-row>
        <table:table-row table:style-name="ro1">
          <table:table-cell office:value-type="string" calcext:value-type="string">
            <text:p>0500000US13239</text:p>
          </table:table-cell>
          <table:table-cell office:value-type="float" office:value="13239" calcext:value-type="float">
            <text:p>13239</text:p>
          </table:table-cell>
          <table:table-cell office:value-type="string" calcext:value-type="string">
            <text:p>Quitman County, Georgia</text:p>
          </table:table-cell>
          <table:table-cell office:value-type="float" office:value="23303500" calcext:value-type="float">
            <text:p>23303500</text:p>
          </table:table-cell>
          <table:table-cell office:value-type="float" office:value="3912221" calcext:value-type="float">
            <text:p>3912221</text:p>
          </table:table-cell>
        </table:table-row>
        <table:table-row table:style-name="ro1">
          <table:table-cell office:value-type="string" calcext:value-type="string">
            <text:p>0500000US13241</text:p>
          </table:table-cell>
          <table:table-cell office:value-type="float" office:value="13241" calcext:value-type="float">
            <text:p>13241</text:p>
          </table:table-cell>
          <table:table-cell office:value-type="string" calcext:value-type="string">
            <text:p>Rabun County, Georgia</text:p>
          </table:table-cell>
          <table:table-cell office:value-type="float" office:value="335274500" calcext:value-type="float">
            <text:p>335274500</text:p>
          </table:table-cell>
          <table:table-cell office:value-type="float" office:value="33820806" calcext:value-type="float">
            <text:p>33820806</text:p>
          </table:table-cell>
        </table:table-row>
        <table:table-row table:style-name="ro1">
          <table:table-cell office:value-type="string" calcext:value-type="string">
            <text:p>0500000US13243</text:p>
          </table:table-cell>
          <table:table-cell office:value-type="float" office:value="13243" calcext:value-type="float">
            <text:p>13243</text:p>
          </table:table-cell>
          <table:table-cell office:value-type="string" calcext:value-type="string">
            <text:p>Randolph County, Georgia</text:p>
          </table:table-cell>
          <table:table-cell office:value-type="float" office:value="59706900" calcext:value-type="float">
            <text:p>59706900</text:p>
          </table:table-cell>
          <table:table-cell office:value-type="float" office:value="15328358" calcext:value-type="float">
            <text:p>15328358</text:p>
          </table:table-cell>
        </table:table-row>
        <table:table-row table:style-name="ro1">
          <table:table-cell office:value-type="string" calcext:value-type="string">
            <text:p>0500000US13245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Richmond County, Georgia</text:p>
          </table:table-cell>
          <table:table-cell office:value-type="float" office:value="1894488900" calcext:value-type="float">
            <text:p>1894488900</text:p>
          </table:table-cell>
          <table:table-cell office:value-type="float" office:value="97227906" calcext:value-type="float">
            <text:p>97227906</text:p>
          </table:table-cell>
        </table:table-row>
        <table:table-row table:style-name="ro1">
          <table:table-cell office:value-type="string" calcext:value-type="string">
            <text:p>0500000US13247</text:p>
          </table:table-cell>
          <table:table-cell office:value-type="float" office:value="13247" calcext:value-type="float">
            <text:p>13247</text:p>
          </table:table-cell>
          <table:table-cell office:value-type="string" calcext:value-type="string">
            <text:p>Rockdale County, Georgia</text:p>
          </table:table-cell>
          <table:table-cell office:value-type="float" office:value="864897300" calcext:value-type="float">
            <text:p>864897300</text:p>
          </table:table-cell>
          <table:table-cell office:value-type="float" office:value="42564912" calcext:value-type="float">
            <text:p>42564912</text:p>
          </table:table-cell>
        </table:table-row>
        <table:table-row table:style-name="ro1">
          <table:table-cell office:value-type="string" calcext:value-type="string">
            <text:p>0500000US13249</text:p>
          </table:table-cell>
          <table:table-cell office:value-type="float" office:value="13249" calcext:value-type="float">
            <text:p>13249</text:p>
          </table:table-cell>
          <table:table-cell office:value-type="string" calcext:value-type="string">
            <text:p>Schley County, Georgia</text:p>
          </table:table-cell>
          <table:table-cell office:value-type="float" office:value="86614400" calcext:value-type="float">
            <text:p>86614400</text:p>
          </table:table-cell>
          <table:table-cell office:value-type="float" office:value="12083648" calcext:value-type="float">
            <text:p>12083648</text:p>
          </table:table-cell>
        </table:table-row>
        <table:table-row table:style-name="ro1">
          <table:table-cell office:value-type="string" calcext:value-type="string">
            <text:p>0500000US13251</text:p>
          </table:table-cell>
          <table:table-cell office:value-type="float" office:value="13251" calcext:value-type="float">
            <text:p>13251</text:p>
          </table:table-cell>
          <table:table-cell office:value-type="string" calcext:value-type="string">
            <text:p>Screven County, Georgia</text:p>
          </table:table-cell>
          <table:table-cell office:value-type="float" office:value="182228200" calcext:value-type="float">
            <text:p>182228200</text:p>
          </table:table-cell>
          <table:table-cell office:value-type="float" office:value="16396608" calcext:value-type="float">
            <text:p>16396608</text:p>
          </table:table-cell>
        </table:table-row>
        <table:table-row table:style-name="ro1">
          <table:table-cell office:value-type="string" calcext:value-type="string">
            <text:p>0500000US13253</text:p>
          </table:table-cell>
          <table:table-cell office:value-type="float" office:value="13253" calcext:value-type="float">
            <text:p>13253</text:p>
          </table:table-cell>
          <table:table-cell office:value-type="string" calcext:value-type="string">
            <text:p>Seminole County, Georgia</text:p>
          </table:table-cell>
          <table:table-cell office:value-type="float" office:value="130419900" calcext:value-type="float">
            <text:p>130419900</text:p>
          </table:table-cell>
          <table:table-cell office:value-type="float" office:value="13523952" calcext:value-type="float">
            <text:p>13523952</text:p>
          </table:table-cell>
        </table:table-row>
        <table:table-row table:style-name="ro1">
          <table:table-cell office:value-type="string" calcext:value-type="string">
            <text:p>0500000US13255</text:p>
          </table:table-cell>
          <table:table-cell office:value-type="float" office:value="13255" calcext:value-type="float">
            <text:p>13255</text:p>
          </table:table-cell>
          <table:table-cell office:value-type="string" calcext:value-type="string">
            <text:p>Spalding County, Georgia</text:p>
          </table:table-cell>
          <table:table-cell office:value-type="float" office:value="916604100" calcext:value-type="float">
            <text:p>916604100</text:p>
          </table:table-cell>
          <table:table-cell office:value-type="float" office:value="49775911" calcext:value-type="float">
            <text:p>49775911</text:p>
          </table:table-cell>
        </table:table-row>
        <table:table-row table:style-name="ro1">
          <table:table-cell office:value-type="string" calcext:value-type="string">
            <text:p>0500000US13257</text:p>
          </table:table-cell>
          <table:table-cell office:value-type="float" office:value="13257" calcext:value-type="float">
            <text:p>13257</text:p>
          </table:table-cell>
          <table:table-cell office:value-type="string" calcext:value-type="string">
            <text:p>Stephens County, Georgia</text:p>
          </table:table-cell>
          <table:table-cell office:value-type="float" office:value="455429300" calcext:value-type="float">
            <text:p>455429300</text:p>
          </table:table-cell>
          <table:table-cell office:value-type="float" office:value="34718972" calcext:value-type="float">
            <text:p>34718972</text:p>
          </table:table-cell>
        </table:table-row>
        <table:table-row table:style-name="ro1">
          <table:table-cell office:value-type="string" calcext:value-type="string">
            <text:p>0500000US13259</text:p>
          </table:table-cell>
          <table:table-cell office:value-type="float" office:value="13259" calcext:value-type="float">
            <text:p>13259</text:p>
          </table:table-cell>
          <table:table-cell office:value-type="string" calcext:value-type="string">
            <text:p>Stewart County, Georgia</text:p>
          </table:table-cell>
          <table:table-cell office:value-type="float" office:value="34505300" calcext:value-type="float">
            <text:p>34505300</text:p>
          </table:table-cell>
          <table:table-cell office:value-type="float" office:value="5692057" calcext:value-type="float">
            <text:p>5692057</text:p>
          </table:table-cell>
        </table:table-row>
        <table:table-row table:style-name="ro1">
          <table:table-cell office:value-type="string" calcext:value-type="string">
            <text:p>0500000US13261</text:p>
          </table:table-cell>
          <table:table-cell office:value-type="float" office:value="13261" calcext:value-type="float">
            <text:p>13261</text:p>
          </table:table-cell>
          <table:table-cell office:value-type="string" calcext:value-type="string">
            <text:p>Sumter County, Georgia</text:p>
          </table:table-cell>
          <table:table-cell office:value-type="float" office:value="318850800" calcext:value-type="float">
            <text:p>318850800</text:p>
          </table:table-cell>
          <table:table-cell office:value-type="float" office:value="19973051" calcext:value-type="float">
            <text:p>19973051</text:p>
          </table:table-cell>
        </table:table-row>
        <table:table-row table:style-name="ro1">
          <table:table-cell office:value-type="string" calcext:value-type="string">
            <text:p>0500000US13263</text:p>
          </table:table-cell>
          <table:table-cell office:value-type="float" office:value="13263" calcext:value-type="float">
            <text:p>13263</text:p>
          </table:table-cell>
          <table:table-cell office:value-type="string" calcext:value-type="string">
            <text:p>Talbot County, Georgia</text:p>
          </table:table-cell>
          <table:table-cell office:value-type="float" office:value="67751600" calcext:value-type="float">
            <text:p>67751600</text:p>
          </table:table-cell>
          <table:table-cell office:value-type="float" office:value="9271706" calcext:value-type="float">
            <text:p>9271706</text:p>
          </table:table-cell>
        </table:table-row>
        <table:table-row table:style-name="ro1">
          <table:table-cell office:value-type="string" calcext:value-type="string">
            <text:p>0500000US13265</text:p>
          </table:table-cell>
          <table:table-cell office:value-type="float" office:value="13265" calcext:value-type="float">
            <text:p>13265</text:p>
          </table:table-cell>
          <table:table-cell office:value-type="string" calcext:value-type="string">
            <text:p>Taliaferro County, Georgia</text:p>
          </table:table-cell>
          <table:table-cell office:value-type="float" office:value="10314100" calcext:value-type="float">
            <text:p>10314100</text:p>
          </table:table-cell>
          <table:table-cell office:value-type="float" office:value="2181231" calcext:value-type="float">
            <text:p>2181231</text:p>
          </table:table-cell>
        </table:table-row>
        <table:table-row table:style-name="ro1">
          <table:table-cell office:value-type="string" calcext:value-type="string">
            <text:p>0500000US13267</text:p>
          </table:table-cell>
          <table:table-cell office:value-type="float" office:value="13267" calcext:value-type="float">
            <text:p>13267</text:p>
          </table:table-cell>
          <table:table-cell office:value-type="string" calcext:value-type="string">
            <text:p>Tattnall County, Georgia</text:p>
          </table:table-cell>
          <table:table-cell office:value-type="float" office:value="295325700" calcext:value-type="float">
            <text:p>295325700</text:p>
          </table:table-cell>
          <table:table-cell office:value-type="float" office:value="19837516" calcext:value-type="float">
            <text:p>19837516</text:p>
          </table:table-cell>
        </table:table-row>
        <table:table-row table:style-name="ro1">
          <table:table-cell office:value-type="string" calcext:value-type="string">
            <text:p>0500000US13269</text:p>
          </table:table-cell>
          <table:table-cell office:value-type="float" office:value="13269" calcext:value-type="float">
            <text:p>13269</text:p>
          </table:table-cell>
          <table:table-cell office:value-type="string" calcext:value-type="string">
            <text:p>Taylor County, Georgia</text:p>
          </table:table-cell>
          <table:table-cell office:value-type="float" office:value="99496700" calcext:value-type="float">
            <text:p>99496700</text:p>
          </table:table-cell>
          <table:table-cell office:value-type="float" office:value="11766856" calcext:value-type="float">
            <text:p>11766856</text:p>
          </table:table-cell>
        </table:table-row>
        <table:table-row table:style-name="ro1">
          <table:table-cell office:value-type="string" calcext:value-type="string">
            <text:p>0500000US13271</text:p>
          </table:table-cell>
          <table:table-cell office:value-type="float" office:value="13271" calcext:value-type="float">
            <text:p>13271</text:p>
          </table:table-cell>
          <table:table-cell office:value-type="string" calcext:value-type="string">
            <text:p>Telfair County, Georgia</text:p>
          </table:table-cell>
          <table:table-cell office:value-type="float" office:value="141074900" calcext:value-type="float">
            <text:p>141074900</text:p>
          </table:table-cell>
          <table:table-cell office:value-type="float" office:value="12755815" calcext:value-type="float">
            <text:p>12755815</text:p>
          </table:table-cell>
        </table:table-row>
        <table:table-row table:style-name="ro1">
          <table:table-cell office:value-type="string" calcext:value-type="string">
            <text:p>0500000US13273</text:p>
          </table:table-cell>
          <table:table-cell office:value-type="float" office:value="13273" calcext:value-type="float">
            <text:p>13273</text:p>
          </table:table-cell>
          <table:table-cell office:value-type="string" calcext:value-type="string">
            <text:p>Terrell County, Georgia</text:p>
          </table:table-cell>
          <table:table-cell office:value-type="float" office:value="83558700" calcext:value-type="float">
            <text:p>83558700</text:p>
          </table:table-cell>
          <table:table-cell office:value-type="float" office:value="7847950" calcext:value-type="float">
            <text:p>7847950</text:p>
          </table:table-cell>
        </table:table-row>
        <table:table-row table:style-name="ro1">
          <table:table-cell office:value-type="string" calcext:value-type="string">
            <text:p>0500000US13275</text:p>
          </table:table-cell>
          <table:table-cell office:value-type="float" office:value="13275" calcext:value-type="float">
            <text:p>13275</text:p>
          </table:table-cell>
          <table:table-cell office:value-type="string" calcext:value-type="string">
            <text:p>Thomas County, Georgia</text:p>
          </table:table-cell>
          <table:table-cell office:value-type="float" office:value="649200300" calcext:value-type="float">
            <text:p>649200300</text:p>
          </table:table-cell>
          <table:table-cell office:value-type="float" office:value="43409693" calcext:value-type="float">
            <text:p>43409693</text:p>
          </table:table-cell>
        </table:table-row>
        <table:table-row table:style-name="ro1">
          <table:table-cell office:value-type="string" calcext:value-type="string">
            <text:p>0500000US13277</text:p>
          </table:table-cell>
          <table:table-cell office:value-type="float" office:value="13277" calcext:value-type="float">
            <text:p>13277</text:p>
          </table:table-cell>
          <table:table-cell office:value-type="string" calcext:value-type="string">
            <text:p>Tift County, Georgia</text:p>
          </table:table-cell>
          <table:table-cell office:value-type="float" office:value="565015700" calcext:value-type="float">
            <text:p>565015700</text:p>
          </table:table-cell>
          <table:table-cell office:value-type="float" office:value="38698007" calcext:value-type="float">
            <text:p>38698007</text:p>
          </table:table-cell>
        </table:table-row>
        <table:table-row table:style-name="ro1">
          <table:table-cell office:value-type="string" calcext:value-type="string">
            <text:p>0500000US13279</text:p>
          </table:table-cell>
          <table:table-cell office:value-type="float" office:value="13279" calcext:value-type="float">
            <text:p>13279</text:p>
          </table:table-cell>
          <table:table-cell office:value-type="string" calcext:value-type="string">
            <text:p>Toombs County, Georgia</text:p>
          </table:table-cell>
          <table:table-cell office:value-type="float" office:value="408679500" calcext:value-type="float">
            <text:p>408679500</text:p>
          </table:table-cell>
          <table:table-cell office:value-type="float" office:value="34174338" calcext:value-type="float">
            <text:p>34174338</text:p>
          </table:table-cell>
        </table:table-row>
        <table:table-row table:style-name="ro1">
          <table:table-cell office:value-type="string" calcext:value-type="string">
            <text:p>0500000US13281</text:p>
          </table:table-cell>
          <table:table-cell office:value-type="float" office:value="13281" calcext:value-type="float">
            <text:p>13281</text:p>
          </table:table-cell>
          <table:table-cell office:value-type="string" calcext:value-type="string">
            <text:p>Towns County, Georgia</text:p>
          </table:table-cell>
          <table:table-cell office:value-type="float" office:value="204571600" calcext:value-type="float">
            <text:p>204571600</text:p>
          </table:table-cell>
          <table:table-cell office:value-type="float" office:value="18824383" calcext:value-type="float">
            <text:p>18824383</text:p>
          </table:table-cell>
        </table:table-row>
        <table:table-row table:style-name="ro1">
          <table:table-cell office:value-type="string" calcext:value-type="string">
            <text:p>0500000US13283</text:p>
          </table:table-cell>
          <table:table-cell office:value-type="float" office:value="13283" calcext:value-type="float">
            <text:p>13283</text:p>
          </table:table-cell>
          <table:table-cell office:value-type="string" calcext:value-type="string">
            <text:p>Treutlen County, Georgia</text:p>
          </table:table-cell>
          <table:table-cell office:value-type="float" office:value="115126600" calcext:value-type="float">
            <text:p>115126600</text:p>
          </table:table-cell>
          <table:table-cell office:value-type="float" office:value="21403094" calcext:value-type="float">
            <text:p>21403094</text:p>
          </table:table-cell>
        </table:table-row>
        <table:table-row table:style-name="ro1">
          <table:table-cell office:value-type="string" calcext:value-type="string">
            <text:p>0500000US13285</text:p>
          </table:table-cell>
          <table:table-cell office:value-type="float" office:value="13285" calcext:value-type="float">
            <text:p>13285</text:p>
          </table:table-cell>
          <table:table-cell office:value-type="string" calcext:value-type="string">
            <text:p>Troup County, Georgia</text:p>
          </table:table-cell>
          <table:table-cell office:value-type="float" office:value="1017299100" calcext:value-type="float">
            <text:p>1017299100</text:p>
          </table:table-cell>
          <table:table-cell office:value-type="float" office:value="66637004" calcext:value-type="float">
            <text:p>66637004</text:p>
          </table:table-cell>
        </table:table-row>
        <table:table-row table:style-name="ro1">
          <table:table-cell office:value-type="string" calcext:value-type="string">
            <text:p>0500000US13287</text:p>
          </table:table-cell>
          <table:table-cell office:value-type="float" office:value="13287" calcext:value-type="float">
            <text:p>13287</text:p>
          </table:table-cell>
          <table:table-cell office:value-type="string" calcext:value-type="string">
            <text:p>Turner County, Georgia</text:p>
          </table:table-cell>
          <table:table-cell office:value-type="float" office:value="111134000" calcext:value-type="float">
            <text:p>111134000</text:p>
          </table:table-cell>
          <table:table-cell office:value-type="float" office:value="29352558" calcext:value-type="float">
            <text:p>29352558</text:p>
          </table:table-cell>
        </table:table-row>
        <table:table-row table:style-name="ro1">
          <table:table-cell office:value-type="string" calcext:value-type="string">
            <text:p>0500000US13289</text:p>
          </table:table-cell>
          <table:table-cell office:value-type="float" office:value="13289" calcext:value-type="float">
            <text:p>13289</text:p>
          </table:table-cell>
          <table:table-cell office:value-type="string" calcext:value-type="string">
            <text:p>Twiggs County, Georgia</text:p>
          </table:table-cell>
          <table:table-cell office:value-type="float" office:value="90803300" calcext:value-type="float">
            <text:p>90803300</text:p>
          </table:table-cell>
          <table:table-cell office:value-type="float" office:value="13281721" calcext:value-type="float">
            <text:p>13281721</text:p>
          </table:table-cell>
        </table:table-row>
        <table:table-row table:style-name="ro1">
          <table:table-cell office:value-type="string" calcext:value-type="string">
            <text:p>0500000US13291</text:p>
          </table:table-cell>
          <table:table-cell office:value-type="float" office:value="13291" calcext:value-type="float">
            <text:p>13291</text:p>
          </table:table-cell>
          <table:table-cell office:value-type="string" calcext:value-type="string">
            <text:p>Union County, Georgia</text:p>
          </table:table-cell>
          <table:table-cell office:value-type="float" office:value="423066800" calcext:value-type="float">
            <text:p>423066800</text:p>
          </table:table-cell>
          <table:table-cell office:value-type="float" office:value="36812671" calcext:value-type="float">
            <text:p>36812671</text:p>
          </table:table-cell>
        </table:table-row>
        <table:table-row table:style-name="ro1">
          <table:table-cell office:value-type="string" calcext:value-type="string">
            <text:p>0500000US13293</text:p>
          </table:table-cell>
          <table:table-cell office:value-type="float" office:value="13293" calcext:value-type="float">
            <text:p>13293</text:p>
          </table:table-cell>
          <table:table-cell office:value-type="string" calcext:value-type="string">
            <text:p>Upson County, Georgia</text:p>
          </table:table-cell>
          <table:table-cell office:value-type="float" office:value="364158000" calcext:value-type="float">
            <text:p>364158000</text:p>
          </table:table-cell>
          <table:table-cell office:value-type="float" office:value="25428327" calcext:value-type="float">
            <text:p>25428327</text:p>
          </table:table-cell>
        </table:table-row>
        <table:table-row table:style-name="ro1">
          <table:table-cell office:value-type="string" calcext:value-type="string">
            <text:p>0500000US13295</text:p>
          </table:table-cell>
          <table:table-cell office:value-type="float" office:value="13295" calcext:value-type="float">
            <text:p>13295</text:p>
          </table:table-cell>
          <table:table-cell office:value-type="string" calcext:value-type="string">
            <text:p>Walker County, Georgia</text:p>
          </table:table-cell>
          <table:table-cell office:value-type="float" office:value="1348473200" calcext:value-type="float">
            <text:p>1348473200</text:p>
          </table:table-cell>
          <table:table-cell office:value-type="float" office:value="73246865" calcext:value-type="float">
            <text:p>73246865</text:p>
          </table:table-cell>
        </table:table-row>
        <table:table-row table:style-name="ro1">
          <table:table-cell office:value-type="string" calcext:value-type="string">
            <text:p>0500000US13297</text:p>
          </table:table-cell>
          <table:table-cell office:value-type="float" office:value="13297" calcext:value-type="float">
            <text:p>13297</text:p>
          </table:table-cell>
          <table:table-cell office:value-type="string" calcext:value-type="string">
            <text:p>Walton County, Georgia</text:p>
          </table:table-cell>
          <table:table-cell office:value-type="float" office:value="1688005400" calcext:value-type="float">
            <text:p>1688005400</text:p>
          </table:table-cell>
          <table:table-cell office:value-type="float" office:value="66094750" calcext:value-type="float">
            <text:p>66094750</text:p>
          </table:table-cell>
        </table:table-row>
        <table:table-row table:style-name="ro1">
          <table:table-cell office:value-type="string" calcext:value-type="string">
            <text:p>0500000US13299</text:p>
          </table:table-cell>
          <table:table-cell office:value-type="float" office:value="13299" calcext:value-type="float">
            <text:p>13299</text:p>
          </table:table-cell>
          <table:table-cell office:value-type="string" calcext:value-type="string">
            <text:p>Ware County, Georgia</text:p>
          </table:table-cell>
          <table:table-cell office:value-type="float" office:value="500456700" calcext:value-type="float">
            <text:p>500456700</text:p>
          </table:table-cell>
          <table:table-cell office:value-type="float" office:value="29364439" calcext:value-type="float">
            <text:p>29364439</text:p>
          </table:table-cell>
        </table:table-row>
        <table:table-row table:style-name="ro1">
          <table:table-cell office:value-type="string" calcext:value-type="string">
            <text:p>0500000US13301</text:p>
          </table:table-cell>
          <table:table-cell office:value-type="float" office:value="13301" calcext:value-type="float">
            <text:p>13301</text:p>
          </table:table-cell>
          <table:table-cell office:value-type="string" calcext:value-type="string">
            <text:p>Warren County, Georgia</text:p>
          </table:table-cell>
          <table:table-cell office:value-type="float" office:value="54824500" calcext:value-type="float">
            <text:p>54824500</text:p>
          </table:table-cell>
          <table:table-cell office:value-type="float" office:value="7099992" calcext:value-type="float">
            <text:p>7099992</text:p>
          </table:table-cell>
        </table:table-row>
        <table:table-row table:style-name="ro1">
          <table:table-cell office:value-type="string" calcext:value-type="string">
            <text:p>0500000US13303</text:p>
          </table:table-cell>
          <table:table-cell office:value-type="float" office:value="13303" calcext:value-type="float">
            <text:p>13303</text:p>
          </table:table-cell>
          <table:table-cell office:value-type="string" calcext:value-type="string">
            <text:p>Washington County, Georgia</text:p>
          </table:table-cell>
          <table:table-cell office:value-type="float" office:value="246183400" calcext:value-type="float">
            <text:p>246183400</text:p>
          </table:table-cell>
          <table:table-cell office:value-type="float" office:value="17929031" calcext:value-type="float">
            <text:p>17929031</text:p>
          </table:table-cell>
        </table:table-row>
        <table:table-row table:style-name="ro1">
          <table:table-cell office:value-type="string" calcext:value-type="string">
            <text:p>0500000US13305</text:p>
          </table:table-cell>
          <table:table-cell office:value-type="float" office:value="13305" calcext:value-type="float">
            <text:p>13305</text:p>
          </table:table-cell>
          <table:table-cell office:value-type="string" calcext:value-type="string">
            <text:p>Wayne County, Georgia</text:p>
          </table:table-cell>
          <table:table-cell office:value-type="float" office:value="437998000" calcext:value-type="float">
            <text:p>437998000</text:p>
          </table:table-cell>
          <table:table-cell office:value-type="float" office:value="32154101" calcext:value-type="float">
            <text:p>32154101</text:p>
          </table:table-cell>
        </table:table-row>
        <table:table-row table:style-name="ro1">
          <table:table-cell office:value-type="string" calcext:value-type="string">
            <text:p>0500000US13307</text:p>
          </table:table-cell>
          <table:table-cell office:value-type="float" office:value="13307" calcext:value-type="float">
            <text:p>13307</text:p>
          </table:table-cell>
          <table:table-cell office:value-type="string" calcext:value-type="string">
            <text:p>Webster County, Georgia</text:p>
          </table:table-cell>
          <table:table-cell office:value-type="float" office:value="28984900" calcext:value-type="float">
            <text:p>28984900</text:p>
          </table:table-cell>
          <table:table-cell office:value-type="float" office:value="5114983" calcext:value-type="float">
            <text:p>5114983</text:p>
          </table:table-cell>
        </table:table-row>
        <table:table-row table:style-name="ro1">
          <table:table-cell office:value-type="string" calcext:value-type="string">
            <text:p>0500000US13309</text:p>
          </table:table-cell>
          <table:table-cell office:value-type="float" office:value="13309" calcext:value-type="float">
            <text:p>13309</text:p>
          </table:table-cell>
          <table:table-cell office:value-type="string" calcext:value-type="string">
            <text:p>Wheeler County, Georgia</text:p>
          </table:table-cell>
          <table:table-cell office:value-type="float" office:value="61646900" calcext:value-type="float">
            <text:p>61646900</text:p>
          </table:table-cell>
          <table:table-cell office:value-type="float" office:value="9406431" calcext:value-type="float">
            <text:p>9406431</text:p>
          </table:table-cell>
        </table:table-row>
        <table:table-row table:style-name="ro1">
          <table:table-cell office:value-type="string" calcext:value-type="string">
            <text:p>0500000US13311</text:p>
          </table:table-cell>
          <table:table-cell office:value-type="float" office:value="13311" calcext:value-type="float">
            <text:p>13311</text:p>
          </table:table-cell>
          <table:table-cell office:value-type="string" calcext:value-type="string">
            <text:p>White County, Georgia</text:p>
          </table:table-cell>
          <table:table-cell office:value-type="float" office:value="581344200" calcext:value-type="float">
            <text:p>581344200</text:p>
          </table:table-cell>
          <table:table-cell office:value-type="float" office:value="52807090" calcext:value-type="float">
            <text:p>52807090</text:p>
          </table:table-cell>
        </table:table-row>
        <table:table-row table:style-name="ro1">
          <table:table-cell office:value-type="string" calcext:value-type="string">
            <text:p>0500000US13313</text:p>
          </table:table-cell>
          <table:table-cell office:value-type="float" office:value="13313" calcext:value-type="float">
            <text:p>13313</text:p>
          </table:table-cell>
          <table:table-cell office:value-type="string" calcext:value-type="string">
            <text:p>Whitfield County, Georgia</text:p>
          </table:table-cell>
          <table:table-cell office:value-type="float" office:value="1516897900" calcext:value-type="float">
            <text:p>1516897900</text:p>
          </table:table-cell>
          <table:table-cell office:value-type="float" office:value="76849666" calcext:value-type="float">
            <text:p>76849666</text:p>
          </table:table-cell>
        </table:table-row>
        <table:table-row table:style-name="ro1">
          <table:table-cell office:value-type="string" calcext:value-type="string">
            <text:p>0500000US13315</text:p>
          </table:table-cell>
          <table:table-cell office:value-type="float" office:value="13315" calcext:value-type="float">
            <text:p>13315</text:p>
          </table:table-cell>
          <table:table-cell office:value-type="string" calcext:value-type="string">
            <text:p>Wilcox County, Georgia</text:p>
          </table:table-cell>
          <table:table-cell office:value-type="float" office:value="86224800" calcext:value-type="float">
            <text:p>86224800</text:p>
          </table:table-cell>
          <table:table-cell office:value-type="float" office:value="9315883" calcext:value-type="float">
            <text:p>9315883</text:p>
          </table:table-cell>
        </table:table-row>
        <table:table-row table:style-name="ro1">
          <table:table-cell office:value-type="string" calcext:value-type="string">
            <text:p>0500000US13317</text:p>
          </table:table-cell>
          <table:table-cell office:value-type="float" office:value="13317" calcext:value-type="float">
            <text:p>13317</text:p>
          </table:table-cell>
          <table:table-cell office:value-type="string" calcext:value-type="string">
            <text:p>Wilkes County, Georgia</text:p>
          </table:table-cell>
          <table:table-cell office:value-type="float" office:value="122271000" calcext:value-type="float">
            <text:p>122271000</text:p>
          </table:table-cell>
          <table:table-cell office:value-type="float" office:value="10320096" calcext:value-type="float">
            <text:p>10320096</text:p>
          </table:table-cell>
        </table:table-row>
        <table:table-row table:style-name="ro1">
          <table:table-cell office:value-type="string" calcext:value-type="string">
            <text:p>0500000US13319</text:p>
          </table:table-cell>
          <table:table-cell office:value-type="float" office:value="13319" calcext:value-type="float">
            <text:p>13319</text:p>
          </table:table-cell>
          <table:table-cell office:value-type="string" calcext:value-type="string">
            <text:p>Wilkinson County, Georgia</text:p>
          </table:table-cell>
          <table:table-cell office:value-type="float" office:value="109694100" calcext:value-type="float">
            <text:p>109694100</text:p>
          </table:table-cell>
          <table:table-cell office:value-type="float" office:value="7541280" calcext:value-type="float">
            <text:p>7541280</text:p>
          </table:table-cell>
        </table:table-row>
        <table:table-row table:style-name="ro1">
          <table:table-cell office:value-type="string" calcext:value-type="string">
            <text:p>0500000US13321</text:p>
          </table:table-cell>
          <table:table-cell office:value-type="float" office:value="13321" calcext:value-type="float">
            <text:p>13321</text:p>
          </table:table-cell>
          <table:table-cell office:value-type="string" calcext:value-type="string">
            <text:p>Worth County, Georgia</text:p>
          </table:table-cell>
          <table:table-cell office:value-type="float" office:value="292541600" calcext:value-type="float">
            <text:p>292541600</text:p>
          </table:table-cell>
          <table:table-cell office:value-type="float" office:value="24192896" calcext:value-type="float">
            <text:p>24192896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1970808900" calcext:value-type="float">
            <text:p>1970808900</text:p>
          </table:table-cell>
          <table:table-cell office:value-type="float" office:value="97763206" calcext:value-type="float">
            <text:p>97763206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7960475400" calcext:value-type="float">
            <text:p>7960475400</text:p>
          </table:table-cell>
          <table:table-cell office:value-type="float" office:value="154210092" calcext:value-type="float">
            <text:p>154210092</text:p>
          </table:table-cell>
        </table:table-row>
        <table:table-row table:style-name="ro1">
          <table:table-cell office:value-type="string" calcext:value-type="string">
            <text:p>0500000US15005</text:p>
          </table:table-cell>
          <table:table-cell office:value-type="float" office:value="15005" calcext:value-type="float">
            <text:p>15005</text:p>
          </table:table-cell>
          <table:table-cell office:value-type="string" calcext:value-type="string">
            <text:p>Kalawao County, Hawaii</text:p>
          </table:table-cell>
          <table:table-cell office:value-type="float" office:value="1574100" calcext:value-type="float">
            <text:p>1574100</text:p>
          </table:table-cell>
          <table:table-cell office:value-type="float" office:value="773627" calcext:value-type="float">
            <text:p>773627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747927800" calcext:value-type="float">
            <text:p>747927800</text:p>
          </table:table-cell>
          <table:table-cell office:value-type="float" office:value="50299250" calcext:value-type="float">
            <text:p>50299250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2098907800" calcext:value-type="float">
            <text:p>2098907800</text:p>
          </table:table-cell>
          <table:table-cell office:value-type="float" office:value="100737130" calcext:value-type="float">
            <text:p>100737130</text:p>
          </table:table-cell>
        </table:table-row>
        <table:table-row table:style-name="ro1">
          <table:table-cell office:value-type="string" calcext:value-type="string">
            <text:p>0500000US16001</text:p>
          </table:table-cell>
          <table:table-cell office:value-type="float" office:value="16001" calcext:value-type="float">
            <text:p>16001</text:p>
          </table:table-cell>
          <table:table-cell office:value-type="string" calcext:value-type="string">
            <text:p>Ada County, Idaho</text:p>
          </table:table-cell>
          <table:table-cell office:value-type="float" office:value="10692152300" calcext:value-type="float">
            <text:p>10692152300</text:p>
          </table:table-cell>
          <table:table-cell office:value-type="float" office:value="262181352" calcext:value-type="float">
            <text:p>262181352</text:p>
          </table:table-cell>
        </table:table-row>
        <table:table-row table:style-name="ro1">
          <table:table-cell office:value-type="string" calcext:value-type="string">
            <text:p>0500000US16003</text:p>
          </table:table-cell>
          <table:table-cell office:value-type="float" office:value="16003" calcext:value-type="float">
            <text:p>16003</text:p>
          </table:table-cell>
          <table:table-cell office:value-type="string" calcext:value-type="string">
            <text:p>Adams County, Idaho</text:p>
          </table:table-cell>
          <table:table-cell office:value-type="float" office:value="79427100" calcext:value-type="float">
            <text:p>79427100</text:p>
          </table:table-cell>
          <table:table-cell office:value-type="float" office:value="9315028" calcext:value-type="float">
            <text:p>9315028</text:p>
          </table:table-cell>
        </table:table-row>
        <table:table-row table:style-name="ro1">
          <table:table-cell office:value-type="string" calcext:value-type="string">
            <text:p>0500000US16005</text:p>
          </table:table-cell>
          <table:table-cell office:value-type="float" office:value="16005" calcext:value-type="float">
            <text:p>16005</text:p>
          </table:table-cell>
          <table:table-cell office:value-type="string" calcext:value-type="string">
            <text:p>Bannock County, Idaho</text:p>
          </table:table-cell>
          <table:table-cell office:value-type="float" office:value="1592633700" calcext:value-type="float">
            <text:p>1592633700</text:p>
          </table:table-cell>
          <table:table-cell office:value-type="float" office:value="62253270" calcext:value-type="float">
            <text:p>62253270</text:p>
          </table:table-cell>
        </table:table-row>
        <table:table-row table:style-name="ro1">
          <table:table-cell office:value-type="string" calcext:value-type="string">
            <text:p>0500000US16007</text:p>
          </table:table-cell>
          <table:table-cell office:value-type="float" office:value="16007" calcext:value-type="float">
            <text:p>16007</text:p>
          </table:table-cell>
          <table:table-cell office:value-type="string" calcext:value-type="string">
            <text:p>Bear Lake County, Idaho</text:p>
          </table:table-cell>
          <table:table-cell office:value-type="float" office:value="128760900" calcext:value-type="float">
            <text:p>128760900</text:p>
          </table:table-cell>
          <table:table-cell office:value-type="float" office:value="15322759" calcext:value-type="float">
            <text:p>15322759</text:p>
          </table:table-cell>
        </table:table-row>
        <table:table-row table:style-name="ro1">
          <table:table-cell office:value-type="string" calcext:value-type="string">
            <text:p>0500000US16009</text:p>
          </table:table-cell>
          <table:table-cell office:value-type="float" office:value="16009" calcext:value-type="float">
            <text:p>16009</text:p>
          </table:table-cell>
          <table:table-cell office:value-type="string" calcext:value-type="string">
            <text:p>Benewah County, Idaho</text:p>
          </table:table-cell>
          <table:table-cell office:value-type="float" office:value="163403600" calcext:value-type="float">
            <text:p>163403600</text:p>
          </table:table-cell>
          <table:table-cell office:value-type="float" office:value="12423467" calcext:value-type="float">
            <text:p>12423467</text:p>
          </table:table-cell>
        </table:table-row>
        <table:table-row table:style-name="ro1">
          <table:table-cell office:value-type="string" calcext:value-type="string">
            <text:p>0500000US16011</text:p>
          </table:table-cell>
          <table:table-cell office:value-type="float" office:value="16011" calcext:value-type="float">
            <text:p>16011</text:p>
          </table:table-cell>
          <table:table-cell office:value-type="string" calcext:value-type="string">
            <text:p>Bingham County, Idaho</text:p>
          </table:table-cell>
          <table:table-cell office:value-type="float" office:value="747226300" calcext:value-type="float">
            <text:p>747226300</text:p>
          </table:table-cell>
          <table:table-cell office:value-type="float" office:value="31454045" calcext:value-type="float">
            <text:p>31454045</text:p>
          </table:table-cell>
        </table:table-row>
        <table:table-row table:style-name="ro1">
          <table:table-cell office:value-type="string" calcext:value-type="string">
            <text:p>0500000US16013</text:p>
          </table:table-cell>
          <table:table-cell office:value-type="float" office:value="16013" calcext:value-type="float">
            <text:p>16013</text:p>
          </table:table-cell>
          <table:table-cell office:value-type="string" calcext:value-type="string">
            <text:p>Blaine County, Idaho</text:p>
          </table:table-cell>
          <table:table-cell office:value-type="float" office:value="627965000" calcext:value-type="float">
            <text:p>627965000</text:p>
          </table:table-cell>
          <table:table-cell office:value-type="float" office:value="47512534" calcext:value-type="float">
            <text:p>47512534</text:p>
          </table:table-cell>
        </table:table-row>
        <table:table-row table:style-name="ro1">
          <table:table-cell office:value-type="string" calcext:value-type="string">
            <text:p>0500000US16015</text:p>
          </table:table-cell>
          <table:table-cell office:value-type="float" office:value="16015" calcext:value-type="float">
            <text:p>16015</text:p>
          </table:table-cell>
          <table:table-cell office:value-type="string" calcext:value-type="string">
            <text:p>Boise County, Idaho</text:p>
          </table:table-cell>
          <table:table-cell office:value-type="float" office:value="162567200" calcext:value-type="float">
            <text:p>162567200</text:p>
          </table:table-cell>
          <table:table-cell office:value-type="float" office:value="20582889" calcext:value-type="float">
            <text:p>20582889</text:p>
          </table:table-cell>
        </table:table-row>
        <table:table-row table:style-name="ro1">
          <table:table-cell office:value-type="string" calcext:value-type="string">
            <text:p>0500000US16017</text:p>
          </table:table-cell>
          <table:table-cell office:value-type="float" office:value="16017" calcext:value-type="float">
            <text:p>16017</text:p>
          </table:table-cell>
          <table:table-cell office:value-type="string" calcext:value-type="string">
            <text:p>Bonner County, Idaho</text:p>
          </table:table-cell>
          <table:table-cell office:value-type="float" office:value="921907900" calcext:value-type="float">
            <text:p>921907900</text:p>
          </table:table-cell>
          <table:table-cell office:value-type="float" office:value="51757623" calcext:value-type="float">
            <text:p>51757623</text:p>
          </table:table-cell>
        </table:table-row>
        <table:table-row table:style-name="ro1">
          <table:table-cell office:value-type="string" calcext:value-type="string">
            <text:p>0500000US16019</text:p>
          </table:table-cell>
          <table:table-cell office:value-type="float" office:value="16019" calcext:value-type="float">
            <text:p>16019</text:p>
          </table:table-cell>
          <table:table-cell office:value-type="string" calcext:value-type="string">
            <text:p>Bonneville County, Idaho</text:p>
          </table:table-cell>
          <table:table-cell office:value-type="float" office:value="2319650600" calcext:value-type="float">
            <text:p>2319650600</text:p>
          </table:table-cell>
          <table:table-cell office:value-type="float" office:value="100342699" calcext:value-type="float">
            <text:p>100342699</text:p>
          </table:table-cell>
        </table:table-row>
        <table:table-row table:style-name="ro1">
          <table:table-cell office:value-type="string" calcext:value-type="string">
            <text:p>0500000US16021</text:p>
          </table:table-cell>
          <table:table-cell office:value-type="float" office:value="16021" calcext:value-type="float">
            <text:p>16021</text:p>
          </table:table-cell>
          <table:table-cell office:value-type="string" calcext:value-type="string">
            <text:p>Boundary County, Idaho</text:p>
          </table:table-cell>
          <table:table-cell office:value-type="float" office:value="196046000" calcext:value-type="float">
            <text:p>196046000</text:p>
          </table:table-cell>
          <table:table-cell office:value-type="float" office:value="16666525" calcext:value-type="float">
            <text:p>16666525</text:p>
          </table:table-cell>
        </table:table-row>
        <table:table-row table:style-name="ro1">
          <table:table-cell office:value-type="string" calcext:value-type="string">
            <text:p>0500000US16023</text:p>
          </table:table-cell>
          <table:table-cell office:value-type="float" office:value="16023" calcext:value-type="float">
            <text:p>16023</text:p>
          </table:table-cell>
          <table:table-cell office:value-type="string" calcext:value-type="string">
            <text:p>Butte County, Idaho</text:p>
          </table:table-cell>
          <table:table-cell office:value-type="float" office:value="53329600" calcext:value-type="float">
            <text:p>53329600</text:p>
          </table:table-cell>
          <table:table-cell office:value-type="float" office:value="8709484" calcext:value-type="float">
            <text:p>8709484</text:p>
          </table:table-cell>
        </table:table-row>
        <table:table-row table:style-name="ro1">
          <table:table-cell office:value-type="string" calcext:value-type="string">
            <text:p>0500000US16025</text:p>
          </table:table-cell>
          <table:table-cell office:value-type="float" office:value="16025" calcext:value-type="float">
            <text:p>16025</text:p>
          </table:table-cell>
          <table:table-cell office:value-type="string" calcext:value-type="string">
            <text:p>Camas County, Idaho</text:p>
          </table:table-cell>
          <table:table-cell office:value-type="float" office:value="23262300" calcext:value-type="float">
            <text:p>23262300</text:p>
          </table:table-cell>
          <table:table-cell office:value-type="float" office:value="5573128" calcext:value-type="float">
            <text:p>5573128</text:p>
          </table:table-cell>
        </table:table-row>
        <table:table-row table:style-name="ro1">
          <table:table-cell office:value-type="string" calcext:value-type="string">
            <text:p>0500000US16027</text:p>
          </table:table-cell>
          <table:table-cell office:value-type="float" office:value="16027" calcext:value-type="float">
            <text:p>16027</text:p>
          </table:table-cell>
          <table:table-cell office:value-type="string" calcext:value-type="string">
            <text:p>Canyon County, Idaho</text:p>
          </table:table-cell>
          <table:table-cell office:value-type="float" office:value="2817805200" calcext:value-type="float">
            <text:p>2817805200</text:p>
          </table:table-cell>
          <table:table-cell office:value-type="float" office:value="83701195" calcext:value-type="float">
            <text:p>83701195</text:p>
          </table:table-cell>
        </table:table-row>
        <table:table-row table:style-name="ro1">
          <table:table-cell office:value-type="string" calcext:value-type="string">
            <text:p>0500000US16029</text:p>
          </table:table-cell>
          <table:table-cell office:value-type="float" office:value="16029" calcext:value-type="float">
            <text:p>16029</text:p>
          </table:table-cell>
          <table:table-cell office:value-type="string" calcext:value-type="string">
            <text:p>Caribou County, Idaho</text:p>
          </table:table-cell>
          <table:table-cell office:value-type="float" office:value="165583600" calcext:value-type="float">
            <text:p>165583600</text:p>
          </table:table-cell>
          <table:table-cell office:value-type="float" office:value="13161574" calcext:value-type="float">
            <text:p>13161574</text:p>
          </table:table-cell>
        </table:table-row>
        <table:table-row table:style-name="ro1">
          <table:table-cell office:value-type="string" calcext:value-type="string">
            <text:p>0500000US16031</text:p>
          </table:table-cell>
          <table:table-cell office:value-type="float" office:value="16031" calcext:value-type="float">
            <text:p>16031</text:p>
          </table:table-cell>
          <table:table-cell office:value-type="string" calcext:value-type="string">
            <text:p>Cassia County, Idaho</text:p>
          </table:table-cell>
          <table:table-cell office:value-type="float" office:value="349438800" calcext:value-type="float">
            <text:p>349438800</text:p>
          </table:table-cell>
          <table:table-cell office:value-type="float" office:value="19099762" calcext:value-type="float">
            <text:p>19099762</text:p>
          </table:table-cell>
        </table:table-row>
        <table:table-row table:style-name="ro1">
          <table:table-cell office:value-type="string" calcext:value-type="string">
            <text:p>0500000US16033</text:p>
          </table:table-cell>
          <table:table-cell office:value-type="float" office:value="16033" calcext:value-type="float">
            <text:p>16033</text:p>
          </table:table-cell>
          <table:table-cell office:value-type="string" calcext:value-type="string">
            <text:p>Clark County, Idaho</text:p>
          </table:table-cell>
          <table:table-cell office:value-type="float" office:value="9057700" calcext:value-type="float">
            <text:p>9057700</text:p>
          </table:table-cell>
          <table:table-cell office:value-type="float" office:value="2607209" calcext:value-type="float">
            <text:p>2607209</text:p>
          </table:table-cell>
        </table:table-row>
        <table:table-row table:style-name="ro1">
          <table:table-cell office:value-type="string" calcext:value-type="string">
            <text:p>0500000US16035</text:p>
          </table:table-cell>
          <table:table-cell office:value-type="float" office:value="16035" calcext:value-type="float">
            <text:p>16035</text:p>
          </table:table-cell>
          <table:table-cell office:value-type="string" calcext:value-type="string">
            <text:p>Clearwater County, Idaho</text:p>
          </table:table-cell>
          <table:table-cell office:value-type="float" office:value="167561600" calcext:value-type="float">
            <text:p>167561600</text:p>
          </table:table-cell>
          <table:table-cell office:value-type="float" office:value="12473884" calcext:value-type="float">
            <text:p>12473884</text:p>
          </table:table-cell>
        </table:table-row>
        <table:table-row table:style-name="ro1">
          <table:table-cell office:value-type="string" calcext:value-type="string">
            <text:p>0500000US16037</text:p>
          </table:table-cell>
          <table:table-cell office:value-type="float" office:value="16037" calcext:value-type="float">
            <text:p>16037</text:p>
          </table:table-cell>
          <table:table-cell office:value-type="string" calcext:value-type="string">
            <text:p>Custer County, Idaho</text:p>
          </table:table-cell>
          <table:table-cell office:value-type="float" office:value="84719400" calcext:value-type="float">
            <text:p>84719400</text:p>
          </table:table-cell>
          <table:table-cell office:value-type="float" office:value="10532117" calcext:value-type="float">
            <text:p>10532117</text:p>
          </table:table-cell>
        </table:table-row>
        <table:table-row table:style-name="ro1">
          <table:table-cell office:value-type="string" calcext:value-type="string">
            <text:p>0500000US16039</text:p>
          </table:table-cell>
          <table:table-cell office:value-type="float" office:value="16039" calcext:value-type="float">
            <text:p>16039</text:p>
          </table:table-cell>
          <table:table-cell office:value-type="string" calcext:value-type="string">
            <text:p>Elmore County, Idaho</text:p>
          </table:table-cell>
          <table:table-cell office:value-type="float" office:value="454837600" calcext:value-type="float">
            <text:p>454837600</text:p>
          </table:table-cell>
          <table:table-cell office:value-type="float" office:value="37588290" calcext:value-type="float">
            <text:p>37588290</text:p>
          </table:table-cell>
        </table:table-row>
        <table:table-row table:style-name="ro1">
          <table:table-cell office:value-type="string" calcext:value-type="string">
            <text:p>0500000US16041</text:p>
          </table:table-cell>
          <table:table-cell office:value-type="float" office:value="16041" calcext:value-type="float">
            <text:p>16041</text:p>
          </table:table-cell>
          <table:table-cell office:value-type="string" calcext:value-type="string">
            <text:p>Franklin County, Idaho</text:p>
          </table:table-cell>
          <table:table-cell office:value-type="float" office:value="233354700" calcext:value-type="float">
            <text:p>233354700</text:p>
          </table:table-cell>
          <table:table-cell office:value-type="float" office:value="15343455" calcext:value-type="float">
            <text:p>15343455</text:p>
          </table:table-cell>
        </table:table-row>
        <table:table-row table:style-name="ro1">
          <table:table-cell office:value-type="string" calcext:value-type="string">
            <text:p>0500000US16043</text:p>
          </table:table-cell>
          <table:table-cell office:value-type="float" office:value="16043" calcext:value-type="float">
            <text:p>16043</text:p>
          </table:table-cell>
          <table:table-cell office:value-type="string" calcext:value-type="string">
            <text:p>Fremont County, Idaho</text:p>
          </table:table-cell>
          <table:table-cell office:value-type="float" office:value="241719400" calcext:value-type="float">
            <text:p>241719400</text:p>
          </table:table-cell>
          <table:table-cell office:value-type="float" office:value="13538674" calcext:value-type="float">
            <text:p>13538674</text:p>
          </table:table-cell>
        </table:table-row>
        <table:table-row table:style-name="ro1">
          <table:table-cell office:value-type="string" calcext:value-type="string">
            <text:p>0500000US16045</text:p>
          </table:table-cell>
          <table:table-cell office:value-type="float" office:value="16045" calcext:value-type="float">
            <text:p>16045</text:p>
          </table:table-cell>
          <table:table-cell office:value-type="string" calcext:value-type="string">
            <text:p>Gem County, Idaho</text:p>
          </table:table-cell>
          <table:table-cell office:value-type="float" office:value="283902800" calcext:value-type="float">
            <text:p>283902800</text:p>
          </table:table-cell>
          <table:table-cell office:value-type="float" office:value="19943806" calcext:value-type="float">
            <text:p>19943806</text:p>
          </table:table-cell>
        </table:table-row>
        <table:table-row table:style-name="ro1">
          <table:table-cell office:value-type="string" calcext:value-type="string">
            <text:p>0500000US16047</text:p>
          </table:table-cell>
          <table:table-cell office:value-type="float" office:value="16047" calcext:value-type="float">
            <text:p>16047</text:p>
          </table:table-cell>
          <table:table-cell office:value-type="string" calcext:value-type="string">
            <text:p>Gooding County, Idaho</text:p>
          </table:table-cell>
          <table:table-cell office:value-type="float" office:value="240956200" calcext:value-type="float">
            <text:p>240956200</text:p>
          </table:table-cell>
          <table:table-cell office:value-type="float" office:value="25708755" calcext:value-type="float">
            <text:p>25708755</text:p>
          </table:table-cell>
        </table:table-row>
        <table:table-row table:style-name="ro1">
          <table:table-cell office:value-type="string" calcext:value-type="string">
            <text:p>0500000US16049</text:p>
          </table:table-cell>
          <table:table-cell office:value-type="float" office:value="16049" calcext:value-type="float">
            <text:p>16049</text:p>
          </table:table-cell>
          <table:table-cell office:value-type="string" calcext:value-type="string">
            <text:p>Idaho County, Idaho</text:p>
          </table:table-cell>
          <table:table-cell office:value-type="float" office:value="287266600" calcext:value-type="float">
            <text:p>287266600</text:p>
          </table:table-cell>
          <table:table-cell office:value-type="float" office:value="17830788" calcext:value-type="float">
            <text:p>17830788</text:p>
          </table:table-cell>
        </table:table-row>
        <table:table-row table:style-name="ro1">
          <table:table-cell office:value-type="string" calcext:value-type="string">
            <text:p>0500000US16051</text:p>
          </table:table-cell>
          <table:table-cell office:value-type="float" office:value="16051" calcext:value-type="float">
            <text:p>16051</text:p>
          </table:table-cell>
          <table:table-cell office:value-type="string" calcext:value-type="string">
            <text:p>Jefferson County, Idaho</text:p>
          </table:table-cell>
          <table:table-cell office:value-type="float" office:value="485516300" calcext:value-type="float">
            <text:p>485516300</text:p>
          </table:table-cell>
          <table:table-cell office:value-type="float" office:value="32964570" calcext:value-type="float">
            <text:p>32964570</text:p>
          </table:table-cell>
        </table:table-row>
        <table:table-row table:style-name="ro1">
          <table:table-cell office:value-type="string" calcext:value-type="string">
            <text:p>0500000US16053</text:p>
          </table:table-cell>
          <table:table-cell office:value-type="float" office:value="16053" calcext:value-type="float">
            <text:p>16053</text:p>
          </table:table-cell>
          <table:table-cell office:value-type="string" calcext:value-type="string">
            <text:p>Jerome County, Idaho</text:p>
          </table:table-cell>
          <table:table-cell office:value-type="float" office:value="313837200" calcext:value-type="float">
            <text:p>313837200</text:p>
          </table:table-cell>
          <table:table-cell office:value-type="float" office:value="23541798" calcext:value-type="float">
            <text:p>23541798</text:p>
          </table:table-cell>
        </table:table-row>
        <table:table-row table:style-name="ro1">
          <table:table-cell office:value-type="string" calcext:value-type="string">
            <text:p>0500000US16055</text:p>
          </table:table-cell>
          <table:table-cell office:value-type="float" office:value="16055" calcext:value-type="float">
            <text:p>16055</text:p>
          </table:table-cell>
          <table:table-cell office:value-type="string" calcext:value-type="string">
            <text:p>Kootenai County, Idaho</text:p>
          </table:table-cell>
          <table:table-cell office:value-type="float" office:value="3469366600" calcext:value-type="float">
            <text:p>3469366600</text:p>
          </table:table-cell>
          <table:table-cell office:value-type="float" office:value="110658126" calcext:value-type="float">
            <text:p>110658126</text:p>
          </table:table-cell>
        </table:table-row>
        <table:table-row table:style-name="ro1">
          <table:table-cell office:value-type="string" calcext:value-type="string">
            <text:p>0500000US16057</text:p>
          </table:table-cell>
          <table:table-cell office:value-type="float" office:value="16057" calcext:value-type="float">
            <text:p>16057</text:p>
          </table:table-cell>
          <table:table-cell office:value-type="string" calcext:value-type="string">
            <text:p>Latah County, Idaho</text:p>
          </table:table-cell>
          <table:table-cell office:value-type="float" office:value="788355100" calcext:value-type="float">
            <text:p>788355100</text:p>
          </table:table-cell>
          <table:table-cell office:value-type="float" office:value="32342417" calcext:value-type="float">
            <text:p>32342417</text:p>
          </table:table-cell>
        </table:table-row>
        <table:table-row table:style-name="ro1">
          <table:table-cell office:value-type="string" calcext:value-type="string">
            <text:p>0500000US16059</text:p>
          </table:table-cell>
          <table:table-cell office:value-type="float" office:value="16059" calcext:value-type="float">
            <text:p>16059</text:p>
          </table:table-cell>
          <table:table-cell office:value-type="string" calcext:value-type="string">
            <text:p>Lemhi County, Idaho</text:p>
          </table:table-cell>
          <table:table-cell office:value-type="float" office:value="163575000" calcext:value-type="float">
            <text:p>163575000</text:p>
          </table:table-cell>
          <table:table-cell office:value-type="float" office:value="14143147" calcext:value-type="float">
            <text:p>14143147</text:p>
          </table:table-cell>
        </table:table-row>
        <table:table-row table:style-name="ro1">
          <table:table-cell office:value-type="string" calcext:value-type="string">
            <text:p>0500000US16061</text:p>
          </table:table-cell>
          <table:table-cell office:value-type="float" office:value="16061" calcext:value-type="float">
            <text:p>16061</text:p>
          </table:table-cell>
          <table:table-cell office:value-type="string" calcext:value-type="string">
            <text:p>Lewis County, Idaho</text:p>
          </table:table-cell>
          <table:table-cell office:value-type="float" office:value="71225800" calcext:value-type="float">
            <text:p>71225800</text:p>
          </table:table-cell>
          <table:table-cell office:value-type="float" office:value="5405892" calcext:value-type="float">
            <text:p>5405892</text:p>
          </table:table-cell>
        </table:table-row>
        <table:table-row table:style-name="ro1">
          <table:table-cell office:value-type="string" calcext:value-type="string">
            <text:p>0500000US16063</text:p>
          </table:table-cell>
          <table:table-cell office:value-type="float" office:value="16063" calcext:value-type="float">
            <text:p>16063</text:p>
          </table:table-cell>
          <table:table-cell office:value-type="string" calcext:value-type="string">
            <text:p>Lincoln County, Idaho</text:p>
          </table:table-cell>
          <table:table-cell office:value-type="float" office:value="68992800" calcext:value-type="float">
            <text:p>68992800</text:p>
          </table:table-cell>
          <table:table-cell office:value-type="float" office:value="6699064" calcext:value-type="float">
            <text:p>6699064</text:p>
          </table:table-cell>
        </table:table-row>
        <table:table-row table:style-name="ro1">
          <table:table-cell office:value-type="string" calcext:value-type="string">
            <text:p>0500000US16065</text:p>
          </table:table-cell>
          <table:table-cell office:value-type="float" office:value="16065" calcext:value-type="float">
            <text:p>16065</text:p>
          </table:table-cell>
          <table:table-cell office:value-type="string" calcext:value-type="string">
            <text:p>Madison County, Idaho</text:p>
          </table:table-cell>
          <table:table-cell office:value-type="float" office:value="486395700" calcext:value-type="float">
            <text:p>486395700</text:p>
          </table:table-cell>
          <table:table-cell office:value-type="float" office:value="38020384" calcext:value-type="float">
            <text:p>38020384</text:p>
          </table:table-cell>
        </table:table-row>
        <table:table-row table:style-name="ro1">
          <table:table-cell office:value-type="string" calcext:value-type="string">
            <text:p>0500000US16067</text:p>
          </table:table-cell>
          <table:table-cell office:value-type="float" office:value="16067" calcext:value-type="float">
            <text:p>16067</text:p>
          </table:table-cell>
          <table:table-cell office:value-type="string" calcext:value-type="string">
            <text:p>Minidoka County, Idaho</text:p>
          </table:table-cell>
          <table:table-cell office:value-type="float" office:value="323776500" calcext:value-type="float">
            <text:p>323776500</text:p>
          </table:table-cell>
          <table:table-cell office:value-type="float" office:value="31830753" calcext:value-type="float">
            <text:p>31830753</text:p>
          </table:table-cell>
        </table:table-row>
        <table:table-row table:style-name="ro1">
          <table:table-cell office:value-type="string" calcext:value-type="string">
            <text:p>0500000US16069</text:p>
          </table:table-cell>
          <table:table-cell office:value-type="float" office:value="16069" calcext:value-type="float">
            <text:p>16069</text:p>
          </table:table-cell>
          <table:table-cell office:value-type="string" calcext:value-type="string">
            <text:p>Nez Perce County, Idaho</text:p>
          </table:table-cell>
          <table:table-cell office:value-type="float" office:value="899338200" calcext:value-type="float">
            <text:p>899338200</text:p>
          </table:table-cell>
          <table:table-cell office:value-type="float" office:value="32557058" calcext:value-type="float">
            <text:p>32557058</text:p>
          </table:table-cell>
        </table:table-row>
        <table:table-row table:style-name="ro1">
          <table:table-cell office:value-type="string" calcext:value-type="string">
            <text:p>0500000US16071</text:p>
          </table:table-cell>
          <table:table-cell office:value-type="float" office:value="16071" calcext:value-type="float">
            <text:p>16071</text:p>
          </table:table-cell>
          <table:table-cell office:value-type="string" calcext:value-type="string">
            <text:p>Oneida County, Idaho</text:p>
          </table:table-cell>
          <table:table-cell office:value-type="float" office:value="77315900" calcext:value-type="float">
            <text:p>77315900</text:p>
          </table:table-cell>
          <table:table-cell office:value-type="float" office:value="8965271" calcext:value-type="float">
            <text:p>8965271</text:p>
          </table:table-cell>
        </table:table-row>
        <table:table-row table:style-name="ro1">
          <table:table-cell office:value-type="string" calcext:value-type="string">
            <text:p>0500000US16073</text:p>
          </table:table-cell>
          <table:table-cell office:value-type="float" office:value="16073" calcext:value-type="float">
            <text:p>16073</text:p>
          </table:table-cell>
          <table:table-cell office:value-type="string" calcext:value-type="string">
            <text:p>Owyhee County, Idaho</text:p>
          </table:table-cell>
          <table:table-cell office:value-type="float" office:value="152925300" calcext:value-type="float">
            <text:p>152925300</text:p>
          </table:table-cell>
          <table:table-cell office:value-type="float" office:value="12423158" calcext:value-type="float">
            <text:p>12423158</text:p>
          </table:table-cell>
        </table:table-row>
        <table:table-row table:style-name="ro1">
          <table:table-cell office:value-type="string" calcext:value-type="string">
            <text:p>0500000US16075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Payette County, Idaho</text:p>
          </table:table-cell>
          <table:table-cell office:value-type="float" office:value="400543800" calcext:value-type="float">
            <text:p>400543800</text:p>
          </table:table-cell>
          <table:table-cell office:value-type="float" office:value="42144748" calcext:value-type="float">
            <text:p>42144748</text:p>
          </table:table-cell>
        </table:table-row>
        <table:table-row table:style-name="ro1">
          <table:table-cell office:value-type="string" calcext:value-type="string">
            <text:p>0500000US16077</text:p>
          </table:table-cell>
          <table:table-cell office:value-type="float" office:value="16077" calcext:value-type="float">
            <text:p>16077</text:p>
          </table:table-cell>
          <table:table-cell office:value-type="string" calcext:value-type="string">
            <text:p>Power County, Idaho</text:p>
          </table:table-cell>
          <table:table-cell office:value-type="float" office:value="110533200" calcext:value-type="float">
            <text:p>110533200</text:p>
          </table:table-cell>
          <table:table-cell office:value-type="float" office:value="10950506" calcext:value-type="float">
            <text:p>10950506</text:p>
          </table:table-cell>
        </table:table-row>
        <table:table-row table:style-name="ro1">
          <table:table-cell office:value-type="string" calcext:value-type="string">
            <text:p>0500000US16079</text:p>
          </table:table-cell>
          <table:table-cell office:value-type="float" office:value="16079" calcext:value-type="float">
            <text:p>16079</text:p>
          </table:table-cell>
          <table:table-cell office:value-type="string" calcext:value-type="string">
            <text:p>Shoshone County, Idaho</text:p>
          </table:table-cell>
          <table:table-cell office:value-type="float" office:value="258561100" calcext:value-type="float">
            <text:p>258561100</text:p>
          </table:table-cell>
          <table:table-cell office:value-type="float" office:value="15110859" calcext:value-type="float">
            <text:p>15110859</text:p>
          </table:table-cell>
        </table:table-row>
        <table:table-row table:style-name="ro1">
          <table:table-cell office:value-type="string" calcext:value-type="string">
            <text:p>0500000US16081</text:p>
          </table:table-cell>
          <table:table-cell office:value-type="float" office:value="16081" calcext:value-type="float">
            <text:p>16081</text:p>
          </table:table-cell>
          <table:table-cell office:value-type="string" calcext:value-type="string">
            <text:p>Teton County, Idaho</text:p>
          </table:table-cell>
          <table:table-cell office:value-type="float" office:value="206253700" calcext:value-type="float">
            <text:p>206253700</text:p>
          </table:table-cell>
          <table:table-cell office:value-type="float" office:value="22688955" calcext:value-type="float">
            <text:p>22688955</text:p>
          </table:table-cell>
        </table:table-row>
        <table:table-row table:style-name="ro1">
          <table:table-cell office:value-type="string" calcext:value-type="string">
            <text:p>0500000US16083</text:p>
          </table:table-cell>
          <table:table-cell office:value-type="float" office:value="16083" calcext:value-type="float">
            <text:p>16083</text:p>
          </table:table-cell>
          <table:table-cell office:value-type="string" calcext:value-type="string">
            <text:p>Twin Falls County, Idaho</text:p>
          </table:table-cell>
          <table:table-cell office:value-type="float" office:value="1503001100" calcext:value-type="float">
            <text:p>1503001100</text:p>
          </table:table-cell>
          <table:table-cell office:value-type="float" office:value="69363830" calcext:value-type="float">
            <text:p>69363830</text:p>
          </table:table-cell>
        </table:table-row>
        <table:table-row table:style-name="ro1">
          <table:table-cell office:value-type="string" calcext:value-type="string">
            <text:p>0500000US16085</text:p>
          </table:table-cell>
          <table:table-cell office:value-type="float" office:value="16085" calcext:value-type="float">
            <text:p>16085</text:p>
          </table:table-cell>
          <table:table-cell office:value-type="string" calcext:value-type="string">
            <text:p>Valley County, Idaho</text:p>
          </table:table-cell>
          <table:table-cell office:value-type="float" office:value="176572200" calcext:value-type="float">
            <text:p>176572200</text:p>
          </table:table-cell>
          <table:table-cell office:value-type="float" office:value="21370369" calcext:value-type="float">
            <text:p>21370369</text:p>
          </table:table-cell>
        </table:table-row>
        <table:table-row table:style-name="ro1">
          <table:table-cell office:value-type="string" calcext:value-type="string">
            <text:p>0500000US16087</text:p>
          </table:table-cell>
          <table:table-cell office:value-type="float" office:value="16087" calcext:value-type="float">
            <text:p>16087</text:p>
          </table:table-cell>
          <table:table-cell office:value-type="string" calcext:value-type="string">
            <text:p>Washington County, Idaho</text:p>
          </table:table-cell>
          <table:table-cell office:value-type="float" office:value="152578600" calcext:value-type="float">
            <text:p>152578600</text:p>
          </table:table-cell>
          <table:table-cell office:value-type="float" office:value="11657997" calcext:value-type="float">
            <text:p>11657997</text:p>
          </table:table-cell>
        </table:table-row>
        <table:table-row table:style-name="ro1">
          <table:table-cell office:value-type="string" calcext:value-type="string">
            <text:p>0500000US17001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Adams County, Illinois</text:p>
          </table:table-cell>
          <table:table-cell office:value-type="float" office:value="1509363200" calcext:value-type="float">
            <text:p>1509363200</text:p>
          </table:table-cell>
          <table:table-cell office:value-type="float" office:value="47962817" calcext:value-type="float">
            <text:p>47962817</text:p>
          </table:table-cell>
        </table:table-row>
        <table:table-row table:style-name="ro1">
          <table:table-cell office:value-type="string" calcext:value-type="string">
            <text:p>0500000US17003</text:p>
          </table:table-cell>
          <table:table-cell office:value-type="float" office:value="17003" calcext:value-type="float">
            <text:p>17003</text:p>
          </table:table-cell>
          <table:table-cell office:value-type="string" calcext:value-type="string">
            <text:p>Alexander County, Illinois</text:p>
          </table:table-cell>
          <table:table-cell office:value-type="float" office:value="71739700" calcext:value-type="float">
            <text:p>71739700</text:p>
          </table:table-cell>
          <table:table-cell office:value-type="float" office:value="8512283" calcext:value-type="float">
            <text:p>8512283</text:p>
          </table:table-cell>
        </table:table-row>
        <table:table-row table:style-name="ro1">
          <table:table-cell office:value-type="string" calcext:value-type="string">
            <text:p>0500000US17005</text:p>
          </table:table-cell>
          <table:table-cell office:value-type="float" office:value="17005" calcext:value-type="float">
            <text:p>17005</text:p>
          </table:table-cell>
          <table:table-cell office:value-type="string" calcext:value-type="string">
            <text:p>Bond County, Illinois</text:p>
          </table:table-cell>
          <table:table-cell office:value-type="float" office:value="347835400" calcext:value-type="float">
            <text:p>347835400</text:p>
          </table:table-cell>
          <table:table-cell office:value-type="float" office:value="33790895" calcext:value-type="float">
            <text:p>33790895</text:p>
          </table:table-cell>
        </table:table-row>
        <table:table-row table:style-name="ro1">
          <table:table-cell office:value-type="string" calcext:value-type="string">
            <text:p>0500000US17007</text:p>
          </table:table-cell>
          <table:table-cell office:value-type="float" office:value="17007" calcext:value-type="float">
            <text:p>17007</text:p>
          </table:table-cell>
          <table:table-cell office:value-type="string" calcext:value-type="string">
            <text:p>Boone County, Illinois</text:p>
          </table:table-cell>
          <table:table-cell office:value-type="float" office:value="1136419200" calcext:value-type="float">
            <text:p>1136419200</text:p>
          </table:table-cell>
          <table:table-cell office:value-type="float" office:value="55772506" calcext:value-type="float">
            <text:p>55772506</text:p>
          </table:table-cell>
        </table:table-row>
        <table:table-row table:style-name="ro1">
          <table:table-cell office:value-type="string" calcext:value-type="string">
            <text:p>0500000US17009</text:p>
          </table:table-cell>
          <table:table-cell office:value-type="float" office:value="17009" calcext:value-type="float">
            <text:p>17009</text:p>
          </table:table-cell>
          <table:table-cell office:value-type="string" calcext:value-type="string">
            <text:p>Brown County, Illinois</text:p>
          </table:table-cell>
          <table:table-cell office:value-type="float" office:value="124343700" calcext:value-type="float">
            <text:p>124343700</text:p>
          </table:table-cell>
          <table:table-cell office:value-type="float" office:value="15563517" calcext:value-type="float">
            <text:p>15563517</text:p>
          </table:table-cell>
        </table:table-row>
        <table:table-row table:style-name="ro1">
          <table:table-cell office:value-type="string" calcext:value-type="string">
            <text:p>0500000US17011</text:p>
          </table:table-cell>
          <table:table-cell office:value-type="float" office:value="17011" calcext:value-type="float">
            <text:p>17011</text:p>
          </table:table-cell>
          <table:table-cell office:value-type="string" calcext:value-type="string">
            <text:p>Bureau County, Illinois</text:p>
          </table:table-cell>
          <table:table-cell office:value-type="float" office:value="851958400" calcext:value-type="float">
            <text:p>851958400</text:p>
          </table:table-cell>
          <table:table-cell office:value-type="float" office:value="38750992" calcext:value-type="float">
            <text:p>38750992</text:p>
          </table:table-cell>
        </table:table-row>
        <table:table-row table:style-name="ro1">
          <table:table-cell office:value-type="string" calcext:value-type="string">
            <text:p>0500000US17013</text:p>
          </table:table-cell>
          <table:table-cell office:value-type="float" office:value="17013" calcext:value-type="float">
            <text:p>17013</text:p>
          </table:table-cell>
          <table:table-cell office:value-type="string" calcext:value-type="string">
            <text:p>Calhoun County, Illinois</text:p>
          </table:table-cell>
          <table:table-cell office:value-type="float" office:value="130605600" calcext:value-type="float">
            <text:p>130605600</text:p>
          </table:table-cell>
          <table:table-cell office:value-type="float" office:value="9814409" calcext:value-type="float">
            <text:p>9814409</text:p>
          </table:table-cell>
        </table:table-row>
        <table:table-row table:style-name="ro1">
          <table:table-cell office:value-type="string" calcext:value-type="string">
            <text:p>0500000US17015</text:p>
          </table:table-cell>
          <table:table-cell office:value-type="float" office:value="17015" calcext:value-type="float">
            <text:p>17015</text:p>
          </table:table-cell>
          <table:table-cell office:value-type="string" calcext:value-type="string">
            <text:p>Carroll County, Illinois</text:p>
          </table:table-cell>
          <table:table-cell office:value-type="float" office:value="390052800" calcext:value-type="float">
            <text:p>390052800</text:p>
          </table:table-cell>
          <table:table-cell office:value-type="float" office:value="20644997" calcext:value-type="float">
            <text:p>20644997</text:p>
          </table:table-cell>
        </table:table-row>
        <table:table-row table:style-name="ro1">
          <table:table-cell office:value-type="string" calcext:value-type="string">
            <text:p>0500000US17017</text:p>
          </table:table-cell>
          <table:table-cell office:value-type="float" office:value="17017" calcext:value-type="float">
            <text:p>17017</text:p>
          </table:table-cell>
          <table:table-cell office:value-type="string" calcext:value-type="string">
            <text:p>Cass County, Illinois</text:p>
          </table:table-cell>
          <table:table-cell office:value-type="float" office:value="282754000" calcext:value-type="float">
            <text:p>282754000</text:p>
          </table:table-cell>
          <table:table-cell office:value-type="float" office:value="14044204" calcext:value-type="float">
            <text:p>14044204</text:p>
          </table:table-cell>
        </table:table-row>
        <table:table-row table:style-name="ro1">
          <table:table-cell office:value-type="string" calcext:value-type="string">
            <text:p>0500000US17019</text:p>
          </table:table-cell>
          <table:table-cell office:value-type="float" office:value="17019" calcext:value-type="float">
            <text:p>17019</text:p>
          </table:table-cell>
          <table:table-cell office:value-type="string" calcext:value-type="string">
            <text:p>Champaign County, Illinois</text:p>
          </table:table-cell>
          <table:table-cell office:value-type="float" office:value="4223674000" calcext:value-type="float">
            <text:p>4223674000</text:p>
          </table:table-cell>
          <table:table-cell office:value-type="float" office:value="106774527" calcext:value-type="float">
            <text:p>106774527</text:p>
          </table:table-cell>
        </table:table-row>
        <table:table-row table:style-name="ro1">
          <table:table-cell office:value-type="string" calcext:value-type="string">
            <text:p>0500000US17021</text:p>
          </table:table-cell>
          <table:table-cell office:value-type="float" office:value="17021" calcext:value-type="float">
            <text:p>17021</text:p>
          </table:table-cell>
          <table:table-cell office:value-type="string" calcext:value-type="string">
            <text:p>Christian County, Illinois</text:p>
          </table:table-cell>
          <table:table-cell office:value-type="float" office:value="777628700" calcext:value-type="float">
            <text:p>777628700</text:p>
          </table:table-cell>
          <table:table-cell office:value-type="float" office:value="28836883" calcext:value-type="float">
            <text:p>28836883</text:p>
          </table:table-cell>
        </table:table-row>
        <table:table-row table:style-name="ro1">
          <table:table-cell office:value-type="string" calcext:value-type="string">
            <text:p>0500000US17023</text:p>
          </table:table-cell>
          <table:table-cell office:value-type="float" office:value="17023" calcext:value-type="float">
            <text:p>17023</text:p>
          </table:table-cell>
          <table:table-cell office:value-type="string" calcext:value-type="string">
            <text:p>Clark County, Illinois</text:p>
          </table:table-cell>
          <table:table-cell office:value-type="float" office:value="410119000" calcext:value-type="float">
            <text:p>410119000</text:p>
          </table:table-cell>
          <table:table-cell office:value-type="float" office:value="22260851" calcext:value-type="float">
            <text:p>22260851</text:p>
          </table:table-cell>
        </table:table-row>
        <table:table-row table:style-name="ro1">
          <table:table-cell office:value-type="string" calcext:value-type="string">
            <text:p>0500000US17025</text:p>
          </table:table-cell>
          <table:table-cell office:value-type="float" office:value="17025" calcext:value-type="float">
            <text:p>17025</text:p>
          </table:table-cell>
          <table:table-cell office:value-type="string" calcext:value-type="string">
            <text:p>Clay County, Illinois</text:p>
          </table:table-cell>
          <table:table-cell office:value-type="float" office:value="297800400" calcext:value-type="float">
            <text:p>297800400</text:p>
          </table:table-cell>
          <table:table-cell office:value-type="float" office:value="21529731" calcext:value-type="float">
            <text:p>21529731</text:p>
          </table:table-cell>
        </table:table-row>
        <table:table-row table:style-name="ro1">
          <table:table-cell office:value-type="string" calcext:value-type="string">
            <text:p>0500000US17027</text:p>
          </table:table-cell>
          <table:table-cell office:value-type="float" office:value="17027" calcext:value-type="float">
            <text:p>17027</text:p>
          </table:table-cell>
          <table:table-cell office:value-type="string" calcext:value-type="string">
            <text:p>Clinton County, Illinois</text:p>
          </table:table-cell>
          <table:table-cell office:value-type="float" office:value="1021952500" calcext:value-type="float">
            <text:p>1021952500</text:p>
          </table:table-cell>
          <table:table-cell office:value-type="float" office:value="48498975" calcext:value-type="float">
            <text:p>48498975</text:p>
          </table:table-cell>
        </table:table-row>
        <table:table-row table:style-name="ro1">
          <table:table-cell office:value-type="string" calcext:value-type="string">
            <text:p>0500000US17029</text:p>
          </table:table-cell>
          <table:table-cell office:value-type="float" office:value="17029" calcext:value-type="float">
            <text:p>17029</text:p>
          </table:table-cell>
          <table:table-cell office:value-type="string" calcext:value-type="string">
            <text:p>Coles County, Illinois</text:p>
          </table:table-cell>
          <table:table-cell office:value-type="float" office:value="1143901200" calcext:value-type="float">
            <text:p>1143901200</text:p>
          </table:table-cell>
          <table:table-cell office:value-type="float" office:value="62995945" calcext:value-type="float">
            <text:p>62995945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100587879800" calcext:value-type="float">
            <text:p>100587879800</text:p>
          </table:table-cell>
          <table:table-cell office:value-type="float" office:value="785248704" calcext:value-type="float">
            <text:p>785248704</text:p>
          </table:table-cell>
        </table:table-row>
        <table:table-row table:style-name="ro1">
          <table:table-cell office:value-type="string" calcext:value-type="string">
            <text:p>0500000US17033</text:p>
          </table:table-cell>
          <table:table-cell office:value-type="float" office:value="17033" calcext:value-type="float">
            <text:p>17033</text:p>
          </table:table-cell>
          <table:table-cell office:value-type="string" calcext:value-type="string">
            <text:p>Crawford County, Illinois</text:p>
          </table:table-cell>
          <table:table-cell office:value-type="float" office:value="493792500" calcext:value-type="float">
            <text:p>493792500</text:p>
          </table:table-cell>
          <table:table-cell office:value-type="float" office:value="25908927" calcext:value-type="float">
            <text:p>25908927</text:p>
          </table:table-cell>
        </table:table-row>
        <table:table-row table:style-name="ro1">
          <table:table-cell office:value-type="string" calcext:value-type="string">
            <text:p>0500000US17035</text:p>
          </table:table-cell>
          <table:table-cell office:value-type="float" office:value="17035" calcext:value-type="float">
            <text:p>17035</text:p>
          </table:table-cell>
          <table:table-cell office:value-type="string" calcext:value-type="string">
            <text:p>Cumberland County, Illinois</text:p>
          </table:table-cell>
          <table:table-cell office:value-type="float" office:value="234241600" calcext:value-type="float">
            <text:p>234241600</text:p>
          </table:table-cell>
          <table:table-cell office:value-type="float" office:value="13075118" calcext:value-type="float">
            <text:p>13075118</text:p>
          </table:table-cell>
        </table:table-row>
        <table:table-row table:style-name="ro1">
          <table:table-cell office:value-type="string" calcext:value-type="string">
            <text:p>0500000US17037</text:p>
          </table:table-cell>
          <table:table-cell office:value-type="float" office:value="17037" calcext:value-type="float">
            <text:p>17037</text:p>
          </table:table-cell>
          <table:table-cell office:value-type="string" calcext:value-type="string">
            <text:p>DeKalb County, Illinois</text:p>
          </table:table-cell>
          <table:table-cell office:value-type="float" office:value="2179735800" calcext:value-type="float">
            <text:p>2179735800</text:p>
          </table:table-cell>
          <table:table-cell office:value-type="float" office:value="64109078" calcext:value-type="float">
            <text:p>64109078</text:p>
          </table:table-cell>
        </table:table-row>
        <table:table-row table:style-name="ro1">
          <table:table-cell office:value-type="string" calcext:value-type="string">
            <text:p>0500000US17039</text:p>
          </table:table-cell>
          <table:table-cell office:value-type="float" office:value="17039" calcext:value-type="float">
            <text:p>17039</text:p>
          </table:table-cell>
          <table:table-cell office:value-type="string" calcext:value-type="string">
            <text:p>De Witt County, Illinois</text:p>
          </table:table-cell>
          <table:table-cell office:value-type="float" office:value="461653100" calcext:value-type="float">
            <text:p>461653100</text:p>
          </table:table-cell>
          <table:table-cell office:value-type="float" office:value="31384201" calcext:value-type="float">
            <text:p>31384201</text:p>
          </table:table-cell>
        </table:table-row>
        <table:table-row table:style-name="ro1">
          <table:table-cell office:value-type="string" calcext:value-type="string">
            <text:p>0500000US17041</text:p>
          </table:table-cell>
          <table:table-cell office:value-type="float" office:value="17041" calcext:value-type="float">
            <text:p>17041</text:p>
          </table:table-cell>
          <table:table-cell office:value-type="string" calcext:value-type="string">
            <text:p>Douglas County, Illinois</text:p>
          </table:table-cell>
          <table:table-cell office:value-type="float" office:value="466414200" calcext:value-type="float">
            <text:p>466414200</text:p>
          </table:table-cell>
          <table:table-cell office:value-type="float" office:value="25399277" calcext:value-type="float">
            <text:p>25399277</text:p>
          </table:table-cell>
        </table:table-row>
        <table:table-row table:style-name="ro1">
          <table:table-cell office:value-type="string" calcext:value-type="string">
            <text:p>0500000US17043</text:p>
          </table:table-cell>
          <table:table-cell office:value-type="float" office:value="17043" calcext:value-type="float">
            <text:p>17043</text:p>
          </table:table-cell>
          <table:table-cell office:value-type="string" calcext:value-type="string">
            <text:p>DuPage County, Illinois</text:p>
          </table:table-cell>
          <table:table-cell office:value-type="float" office:value="28494606400" calcext:value-type="float">
            <text:p>28494606400</text:p>
          </table:table-cell>
          <table:table-cell office:value-type="float" office:value="351290823" calcext:value-type="float">
            <text:p>351290823</text:p>
          </table:table-cell>
        </table:table-row>
        <table:table-row table:style-name="ro1">
          <table:table-cell office:value-type="string" calcext:value-type="string">
            <text:p>0500000US17045</text:p>
          </table:table-cell>
          <table:table-cell office:value-type="float" office:value="17045" calcext:value-type="float">
            <text:p>17045</text:p>
          </table:table-cell>
          <table:table-cell office:value-type="string" calcext:value-type="string">
            <text:p>Edgar County, Illinois</text:p>
          </table:table-cell>
          <table:table-cell office:value-type="float" office:value="447760600" calcext:value-type="float">
            <text:p>447760600</text:p>
          </table:table-cell>
          <table:table-cell office:value-type="float" office:value="30246398" calcext:value-type="float">
            <text:p>30246398</text:p>
          </table:table-cell>
        </table:table-row>
        <table:table-row table:style-name="ro1">
          <table:table-cell office:value-type="string" calcext:value-type="string">
            <text:p>0500000US17047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Edwards County, Illinois</text:p>
          </table:table-cell>
          <table:table-cell office:value-type="float" office:value="148158700" calcext:value-type="float">
            <text:p>148158700</text:p>
          </table:table-cell>
          <table:table-cell office:value-type="float" office:value="8347958" calcext:value-type="float">
            <text:p>8347958</text:p>
          </table:table-cell>
        </table:table-row>
        <table:table-row table:style-name="ro1">
          <table:table-cell office:value-type="string" calcext:value-type="string">
            <text:p>0500000US17049</text:p>
          </table:table-cell>
          <table:table-cell office:value-type="float" office:value="17049" calcext:value-type="float">
            <text:p>17049</text:p>
          </table:table-cell>
          <table:table-cell office:value-type="string" calcext:value-type="string">
            <text:p>Effingham County, Illinois</text:p>
          </table:table-cell>
          <table:table-cell office:value-type="float" office:value="881918600" calcext:value-type="float">
            <text:p>881918600</text:p>
          </table:table-cell>
          <table:table-cell office:value-type="float" office:value="39361420" calcext:value-type="float">
            <text:p>39361420</text:p>
          </table:table-cell>
        </table:table-row>
        <table:table-row table:style-name="ro1">
          <table:table-cell office:value-type="string" calcext:value-type="string">
            <text:p>0500000US17051</text:p>
          </table:table-cell>
          <table:table-cell office:value-type="float" office:value="17051" calcext:value-type="float">
            <text:p>17051</text:p>
          </table:table-cell>
          <table:table-cell office:value-type="string" calcext:value-type="string">
            <text:p>Fayette County, Illinois</text:p>
          </table:table-cell>
          <table:table-cell office:value-type="float" office:value="436632600" calcext:value-type="float">
            <text:p>436632600</text:p>
          </table:table-cell>
          <table:table-cell office:value-type="float" office:value="23037953" calcext:value-type="float">
            <text:p>23037953</text:p>
          </table:table-cell>
        </table:table-row>
        <table:table-row table:style-name="ro1">
          <table:table-cell office:value-type="string" calcext:value-type="string">
            <text:p>0500000US17053</text:p>
          </table:table-cell>
          <table:table-cell office:value-type="float" office:value="17053" calcext:value-type="float">
            <text:p>17053</text:p>
          </table:table-cell>
          <table:table-cell office:value-type="string" calcext:value-type="string">
            <text:p>Ford County, Illinois</text:p>
          </table:table-cell>
          <table:table-cell office:value-type="float" office:value="336779500" calcext:value-type="float">
            <text:p>336779500</text:p>
          </table:table-cell>
          <table:table-cell office:value-type="float" office:value="17909860" calcext:value-type="float">
            <text:p>17909860</text:p>
          </table:table-cell>
        </table:table-row>
        <table:table-row table:style-name="ro1">
          <table:table-cell office:value-type="string" calcext:value-type="string">
            <text:p>0500000US17055</text:p>
          </table:table-cell>
          <table:table-cell office:value-type="float" office:value="17055" calcext:value-type="float">
            <text:p>17055</text:p>
          </table:table-cell>
          <table:table-cell office:value-type="string" calcext:value-type="string">
            <text:p>Franklin County, Illinois</text:p>
          </table:table-cell>
          <table:table-cell office:value-type="float" office:value="813468700" calcext:value-type="float">
            <text:p>813468700</text:p>
          </table:table-cell>
          <table:table-cell office:value-type="float" office:value="25763151" calcext:value-type="float">
            <text:p>25763151</text:p>
          </table:table-cell>
        </table:table-row>
        <table:table-row table:style-name="ro1">
          <table:table-cell office:value-type="string" calcext:value-type="string">
            <text:p>0500000US17057</text:p>
          </table:table-cell>
          <table:table-cell office:value-type="float" office:value="17057" calcext:value-type="float">
            <text:p>17057</text:p>
          </table:table-cell>
          <table:table-cell office:value-type="string" calcext:value-type="string">
            <text:p>Fulton County, Illinois</text:p>
          </table:table-cell>
          <table:table-cell office:value-type="float" office:value="783534500" calcext:value-type="float">
            <text:p>783534500</text:p>
          </table:table-cell>
          <table:table-cell office:value-type="float" office:value="28806647" calcext:value-type="float">
            <text:p>28806647</text:p>
          </table:table-cell>
        </table:table-row>
        <table:table-row table:style-name="ro1">
          <table:table-cell office:value-type="string" calcext:value-type="string">
            <text:p>0500000US17059</text:p>
          </table:table-cell>
          <table:table-cell office:value-type="float" office:value="17059" calcext:value-type="float">
            <text:p>17059</text:p>
          </table:table-cell>
          <table:table-cell office:value-type="string" calcext:value-type="string">
            <text:p>Gallatin County, Illinois</text:p>
          </table:table-cell>
          <table:table-cell office:value-type="float" office:value="116585700" calcext:value-type="float">
            <text:p>116585700</text:p>
          </table:table-cell>
          <table:table-cell office:value-type="float" office:value="7614440" calcext:value-type="float">
            <text:p>7614440</text:p>
          </table:table-cell>
        </table:table-row>
        <table:table-row table:style-name="ro1">
          <table:table-cell office:value-type="string" calcext:value-type="string">
            <text:p>0500000US17061</text:p>
          </table:table-cell>
          <table:table-cell office:value-type="float" office:value="17061" calcext:value-type="float">
            <text:p>17061</text:p>
          </table:table-cell>
          <table:table-cell office:value-type="string" calcext:value-type="string">
            <text:p>Greene County, Illinois</text:p>
          </table:table-cell>
          <table:table-cell office:value-type="float" office:value="289041500" calcext:value-type="float">
            <text:p>289041500</text:p>
          </table:table-cell>
          <table:table-cell office:value-type="float" office:value="17784491" calcext:value-type="float">
            <text:p>17784491</text:p>
          </table:table-cell>
        </table:table-row>
        <table:table-row table:style-name="ro1">
          <table:table-cell office:value-type="string" calcext:value-type="string">
            <text:p>0500000US17063</text:p>
          </table:table-cell>
          <table:table-cell office:value-type="float" office:value="17063" calcext:value-type="float">
            <text:p>17063</text:p>
          </table:table-cell>
          <table:table-cell office:value-type="string" calcext:value-type="string">
            <text:p>Grundy County, Illinois</text:p>
          </table:table-cell>
          <table:table-cell office:value-type="float" office:value="1378397200" calcext:value-type="float">
            <text:p>1378397200</text:p>
          </table:table-cell>
          <table:table-cell office:value-type="float" office:value="47261080" calcext:value-type="float">
            <text:p>47261080</text:p>
          </table:table-cell>
        </table:table-row>
        <table:table-row table:style-name="ro1">
          <table:table-cell office:value-type="string" calcext:value-type="string">
            <text:p>0500000US17065</text:p>
          </table:table-cell>
          <table:table-cell office:value-type="float" office:value="17065" calcext:value-type="float">
            <text:p>17065</text:p>
          </table:table-cell>
          <table:table-cell office:value-type="string" calcext:value-type="string">
            <text:p>Hamilton County, Illinois</text:p>
          </table:table-cell>
          <table:table-cell office:value-type="float" office:value="198911700" calcext:value-type="float">
            <text:p>198911700</text:p>
          </table:table-cell>
          <table:table-cell office:value-type="float" office:value="17088261" calcext:value-type="float">
            <text:p>17088261</text:p>
          </table:table-cell>
        </table:table-row>
        <table:table-row table:style-name="ro1">
          <table:table-cell office:value-type="string" calcext:value-type="string">
            <text:p>0500000US17067</text:p>
          </table:table-cell>
          <table:table-cell office:value-type="float" office:value="17067" calcext:value-type="float">
            <text:p>17067</text:p>
          </table:table-cell>
          <table:table-cell office:value-type="string" calcext:value-type="string">
            <text:p>Hancock County, Illinois</text:p>
          </table:table-cell>
          <table:table-cell office:value-type="float" office:value="454528500" calcext:value-type="float">
            <text:p>454528500</text:p>
          </table:table-cell>
          <table:table-cell office:value-type="float" office:value="21812215" calcext:value-type="float">
            <text:p>21812215</text:p>
          </table:table-cell>
        </table:table-row>
        <table:table-row table:style-name="ro1">
          <table:table-cell office:value-type="string" calcext:value-type="string">
            <text:p>0500000US17069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ardin County, Illinois</text:p>
          </table:table-cell>
          <table:table-cell office:value-type="float" office:value="80936300" calcext:value-type="float">
            <text:p>80936300</text:p>
          </table:table-cell>
          <table:table-cell office:value-type="float" office:value="10238550" calcext:value-type="float">
            <text:p>10238550</text:p>
          </table:table-cell>
        </table:table-row>
        <table:table-row table:style-name="ro1">
          <table:table-cell office:value-type="string" calcext:value-type="string">
            <text:p>0500000US17071</text:p>
          </table:table-cell>
          <table:table-cell office:value-type="float" office:value="17071" calcext:value-type="float">
            <text:p>17071</text:p>
          </table:table-cell>
          <table:table-cell office:value-type="string" calcext:value-type="string">
            <text:p>Henderson County, Illinois</text:p>
          </table:table-cell>
          <table:table-cell office:value-type="float" office:value="183853500" calcext:value-type="float">
            <text:p>183853500</text:p>
          </table:table-cell>
          <table:table-cell office:value-type="float" office:value="16798311" calcext:value-type="float">
            <text:p>16798311</text:p>
          </table:table-cell>
        </table:table-row>
        <table:table-row table:style-name="ro1">
          <table:table-cell office:value-type="string" calcext:value-type="string">
            <text:p>0500000US17073</text:p>
          </table:table-cell>
          <table:table-cell office:value-type="float" office:value="17073" calcext:value-type="float">
            <text:p>17073</text:p>
          </table:table-cell>
          <table:table-cell office:value-type="string" calcext:value-type="string">
            <text:p>Henry County, Illinois</text:p>
          </table:table-cell>
          <table:table-cell office:value-type="float" office:value="1295741200" calcext:value-type="float">
            <text:p>1295741200</text:p>
          </table:table-cell>
          <table:table-cell office:value-type="float" office:value="36988797" calcext:value-type="float">
            <text:p>36988797</text:p>
          </table:table-cell>
        </table:table-row>
        <table:table-row table:style-name="ro1">
          <table:table-cell office:value-type="string" calcext:value-type="string">
            <text:p>0500000US17075</text:p>
          </table:table-cell>
          <table:table-cell office:value-type="float" office:value="17075" calcext:value-type="float">
            <text:p>17075</text:p>
          </table:table-cell>
          <table:table-cell office:value-type="string" calcext:value-type="string">
            <text:p>Iroquois County, Illinois</text:p>
          </table:table-cell>
          <table:table-cell office:value-type="float" office:value="709285200" calcext:value-type="float">
            <text:p>709285200</text:p>
          </table:table-cell>
          <table:table-cell office:value-type="float" office:value="33646510" calcext:value-type="float">
            <text:p>33646510</text:p>
          </table:table-cell>
        </table:table-row>
        <table:table-row table:style-name="ro1">
          <table:table-cell office:value-type="string" calcext:value-type="string">
            <text:p>0500000US17077</text:p>
          </table:table-cell>
          <table:table-cell office:value-type="float" office:value="17077" calcext:value-type="float">
            <text:p>17077</text:p>
          </table:table-cell>
          <table:table-cell office:value-type="string" calcext:value-type="string">
            <text:p>Jackson County, Illinois</text:p>
          </table:table-cell>
          <table:table-cell office:value-type="float" office:value="1021954500" calcext:value-type="float">
            <text:p>1021954500</text:p>
          </table:table-cell>
          <table:table-cell office:value-type="float" office:value="54947701" calcext:value-type="float">
            <text:p>54947701</text:p>
          </table:table-cell>
        </table:table-row>
        <table:table-row table:style-name="ro1">
          <table:table-cell office:value-type="string" calcext:value-type="string">
            <text:p>0500000US17079</text:p>
          </table:table-cell>
          <table:table-cell office:value-type="float" office:value="17079" calcext:value-type="float">
            <text:p>17079</text:p>
          </table:table-cell>
          <table:table-cell office:value-type="string" calcext:value-type="string">
            <text:p>Jasper County, Illinois</text:p>
          </table:table-cell>
          <table:table-cell office:value-type="float" office:value="235018200" calcext:value-type="float">
            <text:p>235018200</text:p>
          </table:table-cell>
          <table:table-cell office:value-type="float" office:value="16575939" calcext:value-type="float">
            <text:p>16575939</text:p>
          </table:table-cell>
        </table:table-row>
        <table:table-row table:style-name="ro1">
          <table:table-cell office:value-type="string" calcext:value-type="string">
            <text:p>0500000US17081</text:p>
          </table:table-cell>
          <table:table-cell office:value-type="float" office:value="17081" calcext:value-type="float">
            <text:p>17081</text:p>
          </table:table-cell>
          <table:table-cell office:value-type="string" calcext:value-type="string">
            <text:p>Jefferson County, Illinois</text:p>
          </table:table-cell>
          <table:table-cell office:value-type="float" office:value="819513000" calcext:value-type="float">
            <text:p>819513000</text:p>
          </table:table-cell>
          <table:table-cell office:value-type="float" office:value="33461324" calcext:value-type="float">
            <text:p>33461324</text:p>
          </table:table-cell>
        </table:table-row>
        <table:table-row table:style-name="ro1">
          <table:table-cell office:value-type="string" calcext:value-type="string">
            <text:p>0500000US17083</text:p>
          </table:table-cell>
          <table:table-cell office:value-type="float" office:value="17083" calcext:value-type="float">
            <text:p>17083</text:p>
          </table:table-cell>
          <table:table-cell office:value-type="string" calcext:value-type="string">
            <text:p>Jersey County, Illinois</text:p>
          </table:table-cell>
          <table:table-cell office:value-type="float" office:value="552610800" calcext:value-type="float">
            <text:p>552610800</text:p>
          </table:table-cell>
          <table:table-cell office:value-type="float" office:value="31619435" calcext:value-type="float">
            <text:p>31619435</text:p>
          </table:table-cell>
        </table:table-row>
        <table:table-row table:style-name="ro1">
          <table:table-cell office:value-type="string" calcext:value-type="string">
            <text:p>0500000US17085</text:p>
          </table:table-cell>
          <table:table-cell office:value-type="float" office:value="17085" calcext:value-type="float">
            <text:p>17085</text:p>
          </table:table-cell>
          <table:table-cell office:value-type="string" calcext:value-type="string">
            <text:p>Jo Daviess County, Illinois</text:p>
          </table:table-cell>
          <table:table-cell office:value-type="float" office:value="634040700" calcext:value-type="float">
            <text:p>634040700</text:p>
          </table:table-cell>
          <table:table-cell office:value-type="float" office:value="33652204" calcext:value-type="float">
            <text:p>33652204</text:p>
          </table:table-cell>
        </table:table-row>
        <table:table-row table:style-name="ro1">
          <table:table-cell office:value-type="string" calcext:value-type="string">
            <text:p>0500000US17087</text:p>
          </table:table-cell>
          <table:table-cell office:value-type="float" office:value="17087" calcext:value-type="float">
            <text:p>17087</text:p>
          </table:table-cell>
          <table:table-cell office:value-type="string" calcext:value-type="string">
            <text:p>Johnson County, Illinois</text:p>
          </table:table-cell>
          <table:table-cell office:value-type="float" office:value="234164300" calcext:value-type="float">
            <text:p>234164300</text:p>
          </table:table-cell>
          <table:table-cell office:value-type="float" office:value="15324612" calcext:value-type="float">
            <text:p>15324612</text:p>
          </table:table-cell>
        </table:table-row>
        <table:table-row table:style-name="ro1">
          <table:table-cell office:value-type="string" calcext:value-type="string">
            <text:p>0500000US17089</text:p>
          </table:table-cell>
          <table:table-cell office:value-type="float" office:value="17089" calcext:value-type="float">
            <text:p>17089</text:p>
          </table:table-cell>
          <table:table-cell office:value-type="string" calcext:value-type="string">
            <text:p>Kane County, Illinois</text:p>
          </table:table-cell>
          <table:table-cell office:value-type="float" office:value="12268774700" calcext:value-type="float">
            <text:p>12268774700</text:p>
          </table:table-cell>
          <table:table-cell office:value-type="float" office:value="246617837" calcext:value-type="float">
            <text:p>246617837</text:p>
          </table:table-cell>
        </table:table-row>
        <table:table-row table:style-name="ro1">
          <table:table-cell office:value-type="string" calcext:value-type="string">
            <text:p>0500000US17091</text:p>
          </table:table-cell>
          <table:table-cell office:value-type="float" office:value="17091" calcext:value-type="float">
            <text:p>17091</text:p>
          </table:table-cell>
          <table:table-cell office:value-type="string" calcext:value-type="string">
            <text:p>Kankakee County, Illinois</text:p>
          </table:table-cell>
          <table:table-cell office:value-type="float" office:value="2210462700" calcext:value-type="float">
            <text:p>2210462700</text:p>
          </table:table-cell>
          <table:table-cell office:value-type="float" office:value="59400638" calcext:value-type="float">
            <text:p>59400638</text:p>
          </table:table-cell>
        </table:table-row>
        <table:table-row table:style-name="ro1">
          <table:table-cell office:value-type="string" calcext:value-type="string">
            <text:p>0500000US17093</text:p>
          </table:table-cell>
          <table:table-cell office:value-type="float" office:value="17093" calcext:value-type="float">
            <text:p>17093</text:p>
          </table:table-cell>
          <table:table-cell office:value-type="string" calcext:value-type="string">
            <text:p>Kendall County, Illinois</text:p>
          </table:table-cell>
          <table:table-cell office:value-type="float" office:value="2966665400" calcext:value-type="float">
            <text:p>2966665400</text:p>
          </table:table-cell>
          <table:table-cell office:value-type="float" office:value="133469790" calcext:value-type="float">
            <text:p>133469790</text:p>
          </table:table-cell>
        </table:table-row>
        <table:table-row table:style-name="ro1">
          <table:table-cell office:value-type="string" calcext:value-type="string">
            <text:p>0500000US17095</text:p>
          </table:table-cell>
          <table:table-cell office:value-type="float" office:value="17095" calcext:value-type="float">
            <text:p>17095</text:p>
          </table:table-cell>
          <table:table-cell office:value-type="string" calcext:value-type="string">
            <text:p>Knox County, Illinois</text:p>
          </table:table-cell>
          <table:table-cell office:value-type="float" office:value="1048111600" calcext:value-type="float">
            <text:p>1048111600</text:p>
          </table:table-cell>
          <table:table-cell office:value-type="float" office:value="35996872" calcext:value-type="float">
            <text:p>35996872</text:p>
          </table:table-cell>
        </table:table-row>
        <table:table-row table:style-name="ro1">
          <table:table-cell office:value-type="string" calcext:value-type="string">
            <text:p>0500000US17097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Lake County, Illinois</text:p>
          </table:table-cell>
          <table:table-cell office:value-type="float" office:value="21839680000" calcext:value-type="float">
            <text:p>21839680000</text:p>
          </table:table-cell>
          <table:table-cell office:value-type="float" office:value="292164043" calcext:value-type="float">
            <text:p>292164043</text:p>
          </table:table-cell>
        </table:table-row>
        <table:table-row table:style-name="ro1">
          <table:table-cell office:value-type="string" calcext:value-type="string">
            <text:p>0500000US17099</text:p>
          </table:table-cell>
          <table:table-cell office:value-type="float" office:value="17099" calcext:value-type="float">
            <text:p>17099</text:p>
          </table:table-cell>
          <table:table-cell office:value-type="string" calcext:value-type="string">
            <text:p>LaSalle County, Illinois</text:p>
          </table:table-cell>
          <table:table-cell office:value-type="float" office:value="2646416700" calcext:value-type="float">
            <text:p>2646416700</text:p>
          </table:table-cell>
          <table:table-cell office:value-type="float" office:value="65920372" calcext:value-type="float">
            <text:p>65920372</text:p>
          </table:table-cell>
        </table:table-row>
        <table:table-row table:style-name="ro1">
          <table:table-cell office:value-type="string" calcext:value-type="string">
            <text:p>0500000US17101</text:p>
          </table:table-cell>
          <table:table-cell office:value-type="float" office:value="17101" calcext:value-type="float">
            <text:p>17101</text:p>
          </table:table-cell>
          <table:table-cell office:value-type="string" calcext:value-type="string">
            <text:p>Lawrence County, Illinois</text:p>
          </table:table-cell>
          <table:table-cell office:value-type="float" office:value="250132700" calcext:value-type="float">
            <text:p>250132700</text:p>
          </table:table-cell>
          <table:table-cell office:value-type="float" office:value="66159849" calcext:value-type="float">
            <text:p>66159849</text:p>
          </table:table-cell>
        </table:table-row>
        <table:table-row table:style-name="ro1">
          <table:table-cell office:value-type="string" calcext:value-type="string">
            <text:p>0500000US17103</text:p>
          </table:table-cell>
          <table:table-cell office:value-type="float" office:value="17103" calcext:value-type="float">
            <text:p>17103</text:p>
          </table:table-cell>
          <table:table-cell office:value-type="string" calcext:value-type="string">
            <text:p>Lee County, Illinois</text:p>
          </table:table-cell>
          <table:table-cell office:value-type="float" office:value="823996600" calcext:value-type="float">
            <text:p>823996600</text:p>
          </table:table-cell>
          <table:table-cell office:value-type="float" office:value="32290942" calcext:value-type="float">
            <text:p>32290942</text:p>
          </table:table-cell>
        </table:table-row>
        <table:table-row table:style-name="ro1">
          <table:table-cell office:value-type="string" calcext:value-type="string">
            <text:p>0500000US17105</text:p>
          </table:table-cell>
          <table:table-cell office:value-type="float" office:value="17105" calcext:value-type="float">
            <text:p>17105</text:p>
          </table:table-cell>
          <table:table-cell office:value-type="string" calcext:value-type="string">
            <text:p>Livingston County, Illinois</text:p>
          </table:table-cell>
          <table:table-cell office:value-type="float" office:value="939715300" calcext:value-type="float">
            <text:p>939715300</text:p>
          </table:table-cell>
          <table:table-cell office:value-type="float" office:value="42284145" calcext:value-type="float">
            <text:p>42284145</text:p>
          </table:table-cell>
        </table:table-row>
        <table:table-row table:style-name="ro1">
          <table:table-cell office:value-type="string" calcext:value-type="string">
            <text:p>0500000US17107</text:p>
          </table:table-cell>
          <table:table-cell office:value-type="float" office:value="17107" calcext:value-type="float">
            <text:p>17107</text:p>
          </table:table-cell>
          <table:table-cell office:value-type="string" calcext:value-type="string">
            <text:p>Logan County, Illinois</text:p>
          </table:table-cell>
          <table:table-cell office:value-type="float" office:value="616796400" calcext:value-type="float">
            <text:p>616796400</text:p>
          </table:table-cell>
          <table:table-cell office:value-type="float" office:value="63300546" calcext:value-type="float">
            <text:p>63300546</text:p>
          </table:table-cell>
        </table:table-row>
        <table:table-row table:style-name="ro1">
          <table:table-cell office:value-type="string" calcext:value-type="string">
            <text:p>0500000US17109</text:p>
          </table:table-cell>
          <table:table-cell office:value-type="float" office:value="17109" calcext:value-type="float">
            <text:p>17109</text:p>
          </table:table-cell>
          <table:table-cell office:value-type="string" calcext:value-type="string">
            <text:p>McDonough County, Illinois</text:p>
          </table:table-cell>
          <table:table-cell office:value-type="float" office:value="614979900" calcext:value-type="float">
            <text:p>614979900</text:p>
          </table:table-cell>
          <table:table-cell office:value-type="float" office:value="27460714" calcext:value-type="float">
            <text:p>27460714</text:p>
          </table:table-cell>
        </table:table-row>
        <table:table-row table:style-name="ro1">
          <table:table-cell office:value-type="string" calcext:value-type="string">
            <text:p>0500000US17111</text:p>
          </table:table-cell>
          <table:table-cell office:value-type="float" office:value="17111" calcext:value-type="float">
            <text:p>17111</text:p>
          </table:table-cell>
          <table:table-cell office:value-type="string" calcext:value-type="string">
            <text:p>McHenry County, Illinois</text:p>
          </table:table-cell>
          <table:table-cell office:value-type="float" office:value="9230613400" calcext:value-type="float">
            <text:p>9230613400</text:p>
          </table:table-cell>
          <table:table-cell office:value-type="float" office:value="142243407" calcext:value-type="float">
            <text:p>142243407</text:p>
          </table:table-cell>
        </table:table-row>
        <table:table-row table:style-name="ro1">
          <table:table-cell office:value-type="string" calcext:value-type="string">
            <text:p>0500000US17113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McLean County, Illinois</text:p>
          </table:table-cell>
          <table:table-cell office:value-type="float" office:value="4575659200" calcext:value-type="float">
            <text:p>4575659200</text:p>
          </table:table-cell>
          <table:table-cell office:value-type="float" office:value="101949828" calcext:value-type="float">
            <text:p>101949828</text:p>
          </table:table-cell>
        </table:table-row>
        <table:table-row table:style-name="ro1">
          <table:table-cell office:value-type="string" calcext:value-type="string">
            <text:p>0500000US17115</text:p>
          </table:table-cell>
          <table:table-cell office:value-type="float" office:value="17115" calcext:value-type="float">
            <text:p>17115</text:p>
          </table:table-cell>
          <table:table-cell office:value-type="string" calcext:value-type="string">
            <text:p>Macon County, Illinois</text:p>
          </table:table-cell>
          <table:table-cell office:value-type="float" office:value="2525540100" calcext:value-type="float">
            <text:p>2525540100</text:p>
          </table:table-cell>
          <table:table-cell office:value-type="float" office:value="71148185" calcext:value-type="float">
            <text:p>71148185</text:p>
          </table:table-cell>
        </table:table-row>
        <table:table-row table:style-name="ro1">
          <table:table-cell office:value-type="string" calcext:value-type="string">
            <text:p>0500000US17117</text:p>
          </table:table-cell>
          <table:table-cell office:value-type="float" office:value="17117" calcext:value-type="float">
            <text:p>17117</text:p>
          </table:table-cell>
          <table:table-cell office:value-type="string" calcext:value-type="string">
            <text:p>Macoupin County, Illinois</text:p>
          </table:table-cell>
          <table:table-cell office:value-type="float" office:value="1172489600" calcext:value-type="float">
            <text:p>1172489600</text:p>
          </table:table-cell>
          <table:table-cell office:value-type="float" office:value="35178726" calcext:value-type="float">
            <text:p>35178726</text:p>
          </table:table-cell>
        </table:table-row>
        <table:table-row table:style-name="ro1">
          <table:table-cell office:value-type="string" calcext:value-type="string">
            <text:p>0500000US17119</text:p>
          </table:table-cell>
          <table:table-cell office:value-type="float" office:value="17119" calcext:value-type="float">
            <text:p>17119</text:p>
          </table:table-cell>
          <table:table-cell office:value-type="string" calcext:value-type="string">
            <text:p>Madison County, Illinois</text:p>
          </table:table-cell>
          <table:table-cell office:value-type="float" office:value="6788529100" calcext:value-type="float">
            <text:p>6788529100</text:p>
          </table:table-cell>
          <table:table-cell office:value-type="float" office:value="157812396" calcext:value-type="float">
            <text:p>157812396</text:p>
          </table:table-cell>
        </table:table-row>
        <table:table-row table:style-name="ro1">
          <table:table-cell office:value-type="string" calcext:value-type="string">
            <text:p>0500000US17121</text:p>
          </table:table-cell>
          <table:table-cell office:value-type="float" office:value="17121" calcext:value-type="float">
            <text:p>17121</text:p>
          </table:table-cell>
          <table:table-cell office:value-type="string" calcext:value-type="string">
            <text:p>Marion County, Illinois</text:p>
          </table:table-cell>
          <table:table-cell office:value-type="float" office:value="816651600" calcext:value-type="float">
            <text:p>816651600</text:p>
          </table:table-cell>
          <table:table-cell office:value-type="float" office:value="31342295" calcext:value-type="float">
            <text:p>31342295</text:p>
          </table:table-cell>
        </table:table-row>
        <table:table-row table:style-name="ro1">
          <table:table-cell office:value-type="string" calcext:value-type="string">
            <text:p>0500000US17123</text:p>
          </table:table-cell>
          <table:table-cell office:value-type="float" office:value="17123" calcext:value-type="float">
            <text:p>17123</text:p>
          </table:table-cell>
          <table:table-cell office:value-type="string" calcext:value-type="string">
            <text:p>Marshall County, Illinois</text:p>
          </table:table-cell>
          <table:table-cell office:value-type="float" office:value="320313100" calcext:value-type="float">
            <text:p>320313100</text:p>
          </table:table-cell>
          <table:table-cell office:value-type="float" office:value="18922253" calcext:value-type="float">
            <text:p>18922253</text:p>
          </table:table-cell>
        </table:table-row>
        <table:table-row table:style-name="ro1">
          <table:table-cell office:value-type="string" calcext:value-type="string">
            <text:p>0500000US17125</text:p>
          </table:table-cell>
          <table:table-cell office:value-type="float" office:value="17125" calcext:value-type="float">
            <text:p>17125</text:p>
          </table:table-cell>
          <table:table-cell office:value-type="string" calcext:value-type="string">
            <text:p>Mason County, Illinois</text:p>
          </table:table-cell>
          <table:table-cell office:value-type="float" office:value="334148000" calcext:value-type="float">
            <text:p>334148000</text:p>
          </table:table-cell>
          <table:table-cell office:value-type="float" office:value="16383004" calcext:value-type="float">
            <text:p>16383004</text:p>
          </table:table-cell>
        </table:table-row>
        <table:table-row table:style-name="ro1">
          <table:table-cell office:value-type="string" calcext:value-type="string">
            <text:p>0500000US17127</text:p>
          </table:table-cell>
          <table:table-cell office:value-type="float" office:value="17127" calcext:value-type="float">
            <text:p>17127</text:p>
          </table:table-cell>
          <table:table-cell office:value-type="string" calcext:value-type="string">
            <text:p>Massac County, Illinois</text:p>
          </table:table-cell>
          <table:table-cell office:value-type="float" office:value="302322700" calcext:value-type="float">
            <text:p>302322700</text:p>
          </table:table-cell>
          <table:table-cell office:value-type="float" office:value="27332847" calcext:value-type="float">
            <text:p>27332847</text:p>
          </table:table-cell>
        </table:table-row>
        <table:table-row table:style-name="ro1">
          <table:table-cell office:value-type="string" calcext:value-type="string">
            <text:p>0500000US17129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Menard County, Illinois</text:p>
          </table:table-cell>
          <table:table-cell office:value-type="float" office:value="375078500" calcext:value-type="float">
            <text:p>375078500</text:p>
          </table:table-cell>
          <table:table-cell office:value-type="float" office:value="20508178" calcext:value-type="float">
            <text:p>20508178</text:p>
          </table:table-cell>
        </table:table-row>
        <table:table-row table:style-name="ro1">
          <table:table-cell office:value-type="string" calcext:value-type="string">
            <text:p>0500000US17131</text:p>
          </table:table-cell>
          <table:table-cell office:value-type="float" office:value="17131" calcext:value-type="float">
            <text:p>17131</text:p>
          </table:table-cell>
          <table:table-cell office:value-type="string" calcext:value-type="string">
            <text:p>Mercer County, Illinois</text:p>
          </table:table-cell>
          <table:table-cell office:value-type="float" office:value="415674100" calcext:value-type="float">
            <text:p>415674100</text:p>
          </table:table-cell>
          <table:table-cell office:value-type="float" office:value="18863444" calcext:value-type="float">
            <text:p>18863444</text:p>
          </table:table-cell>
        </table:table-row>
        <table:table-row table:style-name="ro1">
          <table:table-cell office:value-type="string" calcext:value-type="string">
            <text:p>0500000US17133</text:p>
          </table:table-cell>
          <table:table-cell office:value-type="float" office:value="17133" calcext:value-type="float">
            <text:p>17133</text:p>
          </table:table-cell>
          <table:table-cell office:value-type="string" calcext:value-type="string">
            <text:p>Monroe County, Illinois</text:p>
          </table:table-cell>
          <table:table-cell office:value-type="float" office:value="1056529500" calcext:value-type="float">
            <text:p>1056529500</text:p>
          </table:table-cell>
          <table:table-cell office:value-type="float" office:value="47839143" calcext:value-type="float">
            <text:p>47839143</text:p>
          </table:table-cell>
        </table:table-row>
        <table:table-row table:style-name="ro1">
          <table:table-cell office:value-type="string" calcext:value-type="string">
            <text:p>0500000US17135</text:p>
          </table:table-cell>
          <table:table-cell office:value-type="float" office:value="17135" calcext:value-type="float">
            <text:p>17135</text:p>
          </table:table-cell>
          <table:table-cell office:value-type="string" calcext:value-type="string">
            <text:p>Montgomery County, Illinois</text:p>
          </table:table-cell>
          <table:table-cell office:value-type="float" office:value="664187000" calcext:value-type="float">
            <text:p>664187000</text:p>
          </table:table-cell>
          <table:table-cell office:value-type="float" office:value="58568571" calcext:value-type="float">
            <text:p>58568571</text:p>
          </table:table-cell>
        </table:table-row>
        <table:table-row table:style-name="ro1">
          <table:table-cell office:value-type="string" calcext:value-type="string">
            <text:p>0500000US17137</text:p>
          </table:table-cell>
          <table:table-cell office:value-type="float" office:value="17137" calcext:value-type="float">
            <text:p>17137</text:p>
          </table:table-cell>
          <table:table-cell office:value-type="string" calcext:value-type="string">
            <text:p>Morgan County, Illinois</text:p>
          </table:table-cell>
          <table:table-cell office:value-type="float" office:value="817572800" calcext:value-type="float">
            <text:p>817572800</text:p>
          </table:table-cell>
          <table:table-cell office:value-type="float" office:value="28318548" calcext:value-type="float">
            <text:p>28318548</text:p>
          </table:table-cell>
        </table:table-row>
        <table:table-row table:style-name="ro1">
          <table:table-cell office:value-type="string" calcext:value-type="string">
            <text:p>0500000US17139</text:p>
          </table:table-cell>
          <table:table-cell office:value-type="float" office:value="17139" calcext:value-type="float">
            <text:p>17139</text:p>
          </table:table-cell>
          <table:table-cell office:value-type="string" calcext:value-type="string">
            <text:p>Moultrie County, Illinois</text:p>
          </table:table-cell>
          <table:table-cell office:value-type="float" office:value="351927100" calcext:value-type="float">
            <text:p>351927100</text:p>
          </table:table-cell>
          <table:table-cell office:value-type="float" office:value="17965824" calcext:value-type="float">
            <text:p>17965824</text:p>
          </table:table-cell>
        </table:table-row>
        <table:table-row table:style-name="ro1">
          <table:table-cell office:value-type="string" calcext:value-type="string">
            <text:p>0500000US17141</text:p>
          </table:table-cell>
          <table:table-cell office:value-type="float" office:value="17141" calcext:value-type="float">
            <text:p>17141</text:p>
          </table:table-cell>
          <table:table-cell office:value-type="string" calcext:value-type="string">
            <text:p>Ogle County, Illinois</text:p>
          </table:table-cell>
          <table:table-cell office:value-type="float" office:value="1341402100" calcext:value-type="float">
            <text:p>1341402100</text:p>
          </table:table-cell>
          <table:table-cell office:value-type="float" office:value="45669250" calcext:value-type="float">
            <text:p>45669250</text:p>
          </table:table-cell>
        </table:table-row>
        <table:table-row table:style-name="ro1">
          <table:table-cell office:value-type="string" calcext:value-type="string">
            <text:p>0500000US17143</text:p>
          </table:table-cell>
          <table:table-cell office:value-type="float" office:value="17143" calcext:value-type="float">
            <text:p>17143</text:p>
          </table:table-cell>
          <table:table-cell office:value-type="string" calcext:value-type="string">
            <text:p>Peoria County, Illinois</text:p>
          </table:table-cell>
          <table:table-cell office:value-type="float" office:value="4288426500" calcext:value-type="float">
            <text:p>4288426500</text:p>
          </table:table-cell>
          <table:table-cell office:value-type="float" office:value="100003532" calcext:value-type="float">
            <text:p>100003532</text:p>
          </table:table-cell>
        </table:table-row>
        <table:table-row table:style-name="ro1">
          <table:table-cell office:value-type="string" calcext:value-type="string">
            <text:p>0500000US17145</text:p>
          </table:table-cell>
          <table:table-cell office:value-type="float" office:value="17145" calcext:value-type="float">
            <text:p>17145</text:p>
          </table:table-cell>
          <table:table-cell office:value-type="string" calcext:value-type="string">
            <text:p>Perry County, Illinois</text:p>
          </table:table-cell>
          <table:table-cell office:value-type="float" office:value="440807600" calcext:value-type="float">
            <text:p>440807600</text:p>
          </table:table-cell>
          <table:table-cell office:value-type="float" office:value="33782327" calcext:value-type="float">
            <text:p>33782327</text:p>
          </table:table-cell>
        </table:table-row>
        <table:table-row table:style-name="ro1">
          <table:table-cell office:value-type="string" calcext:value-type="string">
            <text:p>0500000US17147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Piatt County, Illinois</text:p>
          </table:table-cell>
          <table:table-cell office:value-type="float" office:value="528231200" calcext:value-type="float">
            <text:p>528231200</text:p>
          </table:table-cell>
          <table:table-cell office:value-type="float" office:value="28690029" calcext:value-type="float">
            <text:p>28690029</text:p>
          </table:table-cell>
        </table:table-row>
        <table:table-row table:style-name="ro1">
          <table:table-cell office:value-type="string" calcext:value-type="string">
            <text:p>0500000US17149</text:p>
          </table:table-cell>
          <table:table-cell office:value-type="float" office:value="17149" calcext:value-type="float">
            <text:p>17149</text:p>
          </table:table-cell>
          <table:table-cell office:value-type="string" calcext:value-type="string">
            <text:p>Pike County, Illinois</text:p>
          </table:table-cell>
          <table:table-cell office:value-type="float" office:value="338514600" calcext:value-type="float">
            <text:p>338514600</text:p>
          </table:table-cell>
          <table:table-cell office:value-type="float" office:value="16291844" calcext:value-type="float">
            <text:p>16291844</text:p>
          </table:table-cell>
        </table:table-row>
        <table:table-row table:style-name="ro1">
          <table:table-cell office:value-type="string" calcext:value-type="string">
            <text:p>0500000US17151</text:p>
          </table:table-cell>
          <table:table-cell office:value-type="float" office:value="17151" calcext:value-type="float">
            <text:p>17151</text:p>
          </table:table-cell>
          <table:table-cell office:value-type="string" calcext:value-type="string">
            <text:p>Pope County, Illinois</text:p>
          </table:table-cell>
          <table:table-cell office:value-type="float" office:value="81147900" calcext:value-type="float">
            <text:p>81147900</text:p>
          </table:table-cell>
          <table:table-cell office:value-type="float" office:value="8667810" calcext:value-type="float">
            <text:p>8667810</text:p>
          </table:table-cell>
        </table:table-row>
        <table:table-row table:style-name="ro1">
          <table:table-cell office:value-type="string" calcext:value-type="string">
            <text:p>0500000US17153</text:p>
          </table:table-cell>
          <table:table-cell office:value-type="float" office:value="17153" calcext:value-type="float">
            <text:p>17153</text:p>
          </table:table-cell>
          <table:table-cell office:value-type="string" calcext:value-type="string">
            <text:p>Pulaski County, Illinois</text:p>
          </table:table-cell>
          <table:table-cell office:value-type="float" office:value="75561400" calcext:value-type="float">
            <text:p>75561400</text:p>
          </table:table-cell>
          <table:table-cell office:value-type="float" office:value="9576812" calcext:value-type="float">
            <text:p>9576812</text:p>
          </table:table-cell>
        </table:table-row>
        <table:table-row table:style-name="ro1">
          <table:table-cell office:value-type="string" calcext:value-type="string">
            <text:p>0500000US17155</text:p>
          </table:table-cell>
          <table:table-cell office:value-type="float" office:value="17155" calcext:value-type="float">
            <text:p>17155</text:p>
          </table:table-cell>
          <table:table-cell office:value-type="string" calcext:value-type="string">
            <text:p>Putnam County, Illinois</text:p>
          </table:table-cell>
          <table:table-cell office:value-type="float" office:value="167968300" calcext:value-type="float">
            <text:p>167968300</text:p>
          </table:table-cell>
          <table:table-cell office:value-type="float" office:value="12523291" calcext:value-type="float">
            <text:p>12523291</text:p>
          </table:table-cell>
        </table:table-row>
        <table:table-row table:style-name="ro1">
          <table:table-cell office:value-type="string" calcext:value-type="string">
            <text:p>0500000US17157</text:p>
          </table:table-cell>
          <table:table-cell office:value-type="float" office:value="17157" calcext:value-type="float">
            <text:p>17157</text:p>
          </table:table-cell>
          <table:table-cell office:value-type="string" calcext:value-type="string">
            <text:p>Randolph County, Illinois</text:p>
          </table:table-cell>
          <table:table-cell office:value-type="float" office:value="688275200" calcext:value-type="float">
            <text:p>688275200</text:p>
          </table:table-cell>
          <table:table-cell office:value-type="float" office:value="29546268" calcext:value-type="float">
            <text:p>29546268</text:p>
          </table:table-cell>
        </table:table-row>
        <table:table-row table:style-name="ro1">
          <table:table-cell office:value-type="string" calcext:value-type="string">
            <text:p>0500000US17159</text:p>
          </table:table-cell>
          <table:table-cell office:value-type="float" office:value="17159" calcext:value-type="float">
            <text:p>17159</text:p>
          </table:table-cell>
          <table:table-cell office:value-type="string" calcext:value-type="string">
            <text:p>Richland County, Illinois</text:p>
          </table:table-cell>
          <table:table-cell office:value-type="float" office:value="358372100" calcext:value-type="float">
            <text:p>358372100</text:p>
          </table:table-cell>
          <table:table-cell office:value-type="float" office:value="20065659" calcext:value-type="float">
            <text:p>20065659</text:p>
          </table:table-cell>
        </table:table-row>
        <table:table-row table:style-name="ro1">
          <table:table-cell office:value-type="string" calcext:value-type="string">
            <text:p>0500000US17161</text:p>
          </table:table-cell>
          <table:table-cell office:value-type="float" office:value="17161" calcext:value-type="float">
            <text:p>17161</text:p>
          </table:table-cell>
          <table:table-cell office:value-type="string" calcext:value-type="string">
            <text:p>Rock Island County, Illinois</text:p>
          </table:table-cell>
          <table:table-cell office:value-type="float" office:value="3211786700" calcext:value-type="float">
            <text:p>3211786700</text:p>
          </table:table-cell>
          <table:table-cell office:value-type="float" office:value="73949228" calcext:value-type="float">
            <text:p>73949228</text:p>
          </table:table-cell>
        </table:table-row>
        <table:table-row table:style-name="ro1">
          <table:table-cell office:value-type="string" calcext:value-type="string">
            <text:p>0500000US17163</text:p>
          </table:table-cell>
          <table:table-cell office:value-type="float" office:value="17163" calcext:value-type="float">
            <text:p>17163</text:p>
          </table:table-cell>
          <table:table-cell office:value-type="string" calcext:value-type="string">
            <text:p>St. Clair County, Illinois</text:p>
          </table:table-cell>
          <table:table-cell office:value-type="float" office:value="5328302600" calcext:value-type="float">
            <text:p>5328302600</text:p>
          </table:table-cell>
          <table:table-cell office:value-type="float" office:value="136302386" calcext:value-type="float">
            <text:p>136302386</text:p>
          </table:table-cell>
        </table:table-row>
        <table:table-row table:style-name="ro1">
          <table:table-cell office:value-type="string" calcext:value-type="string">
            <text:p>0500000US17165</text:p>
          </table:table-cell>
          <table:table-cell office:value-type="float" office:value="17165" calcext:value-type="float">
            <text:p>17165</text:p>
          </table:table-cell>
          <table:table-cell office:value-type="string" calcext:value-type="string">
            <text:p>Saline County, Illinois</text:p>
          </table:table-cell>
          <table:table-cell office:value-type="float" office:value="491455600" calcext:value-type="float">
            <text:p>491455600</text:p>
          </table:table-cell>
          <table:table-cell office:value-type="float" office:value="27252269" calcext:value-type="float">
            <text:p>27252269</text:p>
          </table:table-cell>
        </table:table-row>
        <table:table-row table:style-name="ro1">
          <table:table-cell office:value-type="string" calcext:value-type="string">
            <text:p>0500000US17167</text:p>
          </table:table-cell>
          <table:table-cell office:value-type="float" office:value="17167" calcext:value-type="float">
            <text:p>17167</text:p>
          </table:table-cell>
          <table:table-cell office:value-type="string" calcext:value-type="string">
            <text:p>Sangamon County, Illinois</text:p>
          </table:table-cell>
          <table:table-cell office:value-type="float" office:value="5460036700" calcext:value-type="float">
            <text:p>5460036700</text:p>
          </table:table-cell>
          <table:table-cell office:value-type="float" office:value="103373559" calcext:value-type="float">
            <text:p>103373559</text:p>
          </table:table-cell>
        </table:table-row>
        <table:table-row table:style-name="ro1">
          <table:table-cell office:value-type="string" calcext:value-type="string">
            <text:p>0500000US17169</text:p>
          </table:table-cell>
          <table:table-cell office:value-type="float" office:value="17169" calcext:value-type="float">
            <text:p>17169</text:p>
          </table:table-cell>
          <table:table-cell office:value-type="string" calcext:value-type="string">
            <text:p>Schuyler County, Illinois</text:p>
          </table:table-cell>
          <table:table-cell office:value-type="float" office:value="175053800" calcext:value-type="float">
            <text:p>175053800</text:p>
          </table:table-cell>
          <table:table-cell office:value-type="float" office:value="16608829" calcext:value-type="float">
            <text:p>16608829</text:p>
          </table:table-cell>
        </table:table-row>
        <table:table-row table:style-name="ro1">
          <table:table-cell office:value-type="string" calcext:value-type="string">
            <text:p>0500000US17171</text:p>
          </table:table-cell>
          <table:table-cell office:value-type="float" office:value="17171" calcext:value-type="float">
            <text:p>17171</text:p>
          </table:table-cell>
          <table:table-cell office:value-type="string" calcext:value-type="string">
            <text:p>Scott County, Illinois</text:p>
          </table:table-cell>
          <table:table-cell office:value-type="float" office:value="125736800" calcext:value-type="float">
            <text:p>125736800</text:p>
          </table:table-cell>
          <table:table-cell office:value-type="float" office:value="9206888" calcext:value-type="float">
            <text:p>9206888</text:p>
          </table:table-cell>
        </table:table-row>
        <table:table-row table:style-name="ro1">
          <table:table-cell office:value-type="string" calcext:value-type="string">
            <text:p>0500000US17173</text:p>
          </table:table-cell>
          <table:table-cell office:value-type="float" office:value="17173" calcext:value-type="float">
            <text:p>17173</text:p>
          </table:table-cell>
          <table:table-cell office:value-type="string" calcext:value-type="string">
            <text:p>Shelby County, Illinois</text:p>
          </table:table-cell>
          <table:table-cell office:value-type="float" office:value="509226000" calcext:value-type="float">
            <text:p>509226000</text:p>
          </table:table-cell>
          <table:table-cell office:value-type="float" office:value="28278321" calcext:value-type="float">
            <text:p>28278321</text:p>
          </table:table-cell>
        </table:table-row>
        <table:table-row table:style-name="ro1">
          <table:table-cell office:value-type="string" calcext:value-type="string">
            <text:p>0500000US17175</text:p>
          </table:table-cell>
          <table:table-cell office:value-type="float" office:value="17175" calcext:value-type="float">
            <text:p>17175</text:p>
          </table:table-cell>
          <table:table-cell office:value-type="string" calcext:value-type="string">
            <text:p>Stark County, Illinois</text:p>
          </table:table-cell>
          <table:table-cell office:value-type="float" office:value="151256900" calcext:value-type="float">
            <text:p>151256900</text:p>
          </table:table-cell>
          <table:table-cell office:value-type="float" office:value="13738615" calcext:value-type="float">
            <text:p>13738615</text:p>
          </table:table-cell>
        </table:table-row>
        <table:table-row table:style-name="ro1">
          <table:table-cell office:value-type="string" calcext:value-type="string">
            <text:p>0500000US17177</text:p>
          </table:table-cell>
          <table:table-cell office:value-type="float" office:value="17177" calcext:value-type="float">
            <text:p>17177</text:p>
          </table:table-cell>
          <table:table-cell office:value-type="string" calcext:value-type="string">
            <text:p>Stephenson County, Illinois</text:p>
          </table:table-cell>
          <table:table-cell office:value-type="float" office:value="1006681500" calcext:value-type="float">
            <text:p>1006681500</text:p>
          </table:table-cell>
          <table:table-cell office:value-type="float" office:value="40842274" calcext:value-type="float">
            <text:p>40842274</text:p>
          </table:table-cell>
        </table:table-row>
        <table:table-row table:style-name="ro1">
          <table:table-cell office:value-type="string" calcext:value-type="string">
            <text:p>0500000US17179</text:p>
          </table:table-cell>
          <table:table-cell office:value-type="float" office:value="17179" calcext:value-type="float">
            <text:p>17179</text:p>
          </table:table-cell>
          <table:table-cell office:value-type="string" calcext:value-type="string">
            <text:p>Tazewell County, Illinois</text:p>
          </table:table-cell>
          <table:table-cell office:value-type="float" office:value="3850643500" calcext:value-type="float">
            <text:p>3850643500</text:p>
          </table:table-cell>
          <table:table-cell office:value-type="float" office:value="94089775" calcext:value-type="float">
            <text:p>94089775</text:p>
          </table:table-cell>
        </table:table-row>
        <table:table-row table:style-name="ro1">
          <table:table-cell office:value-type="string" calcext:value-type="string">
            <text:p>0500000US17181</text:p>
          </table:table-cell>
          <table:table-cell office:value-type="float" office:value="17181" calcext:value-type="float">
            <text:p>17181</text:p>
          </table:table-cell>
          <table:table-cell office:value-type="string" calcext:value-type="string">
            <text:p>Union County, Illinois</text:p>
          </table:table-cell>
          <table:table-cell office:value-type="float" office:value="369684500" calcext:value-type="float">
            <text:p>369684500</text:p>
          </table:table-cell>
          <table:table-cell office:value-type="float" office:value="26085427" calcext:value-type="float">
            <text:p>26085427</text:p>
          </table:table-cell>
        </table:table-row>
        <table:table-row table:style-name="ro1">
          <table:table-cell office:value-type="string" calcext:value-type="string">
            <text:p>0500000US17183</text:p>
          </table:table-cell>
          <table:table-cell office:value-type="float" office:value="17183" calcext:value-type="float">
            <text:p>17183</text:p>
          </table:table-cell>
          <table:table-cell office:value-type="string" calcext:value-type="string">
            <text:p>Vermilion County, Illinois</text:p>
          </table:table-cell>
          <table:table-cell office:value-type="float" office:value="1546081800" calcext:value-type="float">
            <text:p>1546081800</text:p>
          </table:table-cell>
          <table:table-cell office:value-type="float" office:value="37449710" calcext:value-type="float">
            <text:p>37449710</text:p>
          </table:table-cell>
        </table:table-row>
        <table:table-row table:style-name="ro1">
          <table:table-cell office:value-type="string" calcext:value-type="string">
            <text:p>0500000US17185</text:p>
          </table:table-cell>
          <table:table-cell office:value-type="float" office:value="17185" calcext:value-type="float">
            <text:p>17185</text:p>
          </table:table-cell>
          <table:table-cell office:value-type="string" calcext:value-type="string">
            <text:p>Wabash County, Illinois</text:p>
          </table:table-cell>
          <table:table-cell office:value-type="float" office:value="267602100" calcext:value-type="float">
            <text:p>267602100</text:p>
          </table:table-cell>
          <table:table-cell office:value-type="float" office:value="13711055" calcext:value-type="float">
            <text:p>13711055</text:p>
          </table:table-cell>
        </table:table-row>
        <table:table-row table:style-name="ro1">
          <table:table-cell office:value-type="string" calcext:value-type="string">
            <text:p>0500000US17187</text:p>
          </table:table-cell>
          <table:table-cell office:value-type="float" office:value="17187" calcext:value-type="float">
            <text:p>17187</text:p>
          </table:table-cell>
          <table:table-cell office:value-type="string" calcext:value-type="string">
            <text:p>Warren County, Illinois</text:p>
          </table:table-cell>
          <table:table-cell office:value-type="float" office:value="367451100" calcext:value-type="float">
            <text:p>367451100</text:p>
          </table:table-cell>
          <table:table-cell office:value-type="float" office:value="21266729" calcext:value-type="float">
            <text:p>21266729</text:p>
          </table:table-cell>
        </table:table-row>
        <table:table-row table:style-name="ro1">
          <table:table-cell office:value-type="string" calcext:value-type="string">
            <text:p>0500000US17189</text:p>
          </table:table-cell>
          <table:table-cell office:value-type="float" office:value="17189" calcext:value-type="float">
            <text:p>17189</text:p>
          </table:table-cell>
          <table:table-cell office:value-type="string" calcext:value-type="string">
            <text:p>Washington County, Illinois</text:p>
          </table:table-cell>
          <table:table-cell office:value-type="float" office:value="391414000" calcext:value-type="float">
            <text:p>391414000</text:p>
          </table:table-cell>
          <table:table-cell office:value-type="float" office:value="24554982" calcext:value-type="float">
            <text:p>24554982</text:p>
          </table:table-cell>
        </table:table-row>
        <table:table-row table:style-name="ro1">
          <table:table-cell office:value-type="string" calcext:value-type="string">
            <text:p>0500000US17191</text:p>
          </table:table-cell>
          <table:table-cell office:value-type="float" office:value="17191" calcext:value-type="float">
            <text:p>17191</text:p>
          </table:table-cell>
          <table:table-cell office:value-type="string" calcext:value-type="string">
            <text:p>Wayne County, Illinois</text:p>
          </table:table-cell>
          <table:table-cell office:value-type="float" office:value="386563800" calcext:value-type="float">
            <text:p>386563800</text:p>
          </table:table-cell>
          <table:table-cell office:value-type="float" office:value="22143022" calcext:value-type="float">
            <text:p>22143022</text:p>
          </table:table-cell>
        </table:table-row>
        <table:table-row table:style-name="ro1">
          <table:table-cell office:value-type="string" calcext:value-type="string">
            <text:p>0500000US17193</text:p>
          </table:table-cell>
          <table:table-cell office:value-type="float" office:value="17193" calcext:value-type="float">
            <text:p>17193</text:p>
          </table:table-cell>
          <table:table-cell office:value-type="string" calcext:value-type="string">
            <text:p>White County, Illinois</text:p>
          </table:table-cell>
          <table:table-cell office:value-type="float" office:value="359655800" calcext:value-type="float">
            <text:p>359655800</text:p>
          </table:table-cell>
          <table:table-cell office:value-type="float" office:value="26563749" calcext:value-type="float">
            <text:p>26563749</text:p>
          </table:table-cell>
        </table:table-row>
        <table:table-row table:style-name="ro1">
          <table:table-cell office:value-type="string" calcext:value-type="string">
            <text:p>0500000US17195</text:p>
          </table:table-cell>
          <table:table-cell office:value-type="float" office:value="17195" calcext:value-type="float">
            <text:p>17195</text:p>
          </table:table-cell>
          <table:table-cell office:value-type="string" calcext:value-type="string">
            <text:p>Whiteside County, Illinois</text:p>
          </table:table-cell>
          <table:table-cell office:value-type="float" office:value="1303691600" calcext:value-type="float">
            <text:p>1303691600</text:p>
          </table:table-cell>
          <table:table-cell office:value-type="float" office:value="39035444" calcext:value-type="float">
            <text:p>39035444</text:p>
          </table:table-cell>
        </table:table-row>
        <table:table-row table:style-name="ro1">
          <table:table-cell office:value-type="string" calcext:value-type="string">
            <text:p>0500000US17197</text:p>
          </table:table-cell>
          <table:table-cell office:value-type="float" office:value="17197" calcext:value-type="float">
            <text:p>17197</text:p>
          </table:table-cell>
          <table:table-cell office:value-type="string" calcext:value-type="string">
            <text:p>Will County, Illinois</text:p>
          </table:table-cell>
          <table:table-cell office:value-type="float" office:value="15777357800" calcext:value-type="float">
            <text:p>15777357800</text:p>
          </table:table-cell>
          <table:table-cell office:value-type="float" office:value="192731977" calcext:value-type="float">
            <text:p>192731977</text:p>
          </table:table-cell>
        </table:table-row>
        <table:table-row table:style-name="ro1">
          <table:table-cell office:value-type="string" calcext:value-type="string">
            <text:p>0500000US17199</text:p>
          </table:table-cell>
          <table:table-cell office:value-type="float" office:value="17199" calcext:value-type="float">
            <text:p>17199</text:p>
          </table:table-cell>
          <table:table-cell office:value-type="string" calcext:value-type="string">
            <text:p>Williamson County, Illinois</text:p>
          </table:table-cell>
          <table:table-cell office:value-type="float" office:value="1522975800" calcext:value-type="float">
            <text:p>1522975800</text:p>
          </table:table-cell>
          <table:table-cell office:value-type="float" office:value="61338056" calcext:value-type="float">
            <text:p>61338056</text:p>
          </table:table-cell>
        </table:table-row>
        <table:table-row table:style-name="ro1">
          <table:table-cell office:value-type="string" calcext:value-type="string">
            <text:p>0500000US17201</text:p>
          </table:table-cell>
          <table:table-cell office:value-type="float" office:value="17201" calcext:value-type="float">
            <text:p>17201</text:p>
          </table:table-cell>
          <table:table-cell office:value-type="string" calcext:value-type="string">
            <text:p>Winnebago County, Illinois</text:p>
          </table:table-cell>
          <table:table-cell office:value-type="float" office:value="6004397500" calcext:value-type="float">
            <text:p>6004397500</text:p>
          </table:table-cell>
          <table:table-cell office:value-type="float" office:value="117630183" calcext:value-type="float">
            <text:p>117630183</text:p>
          </table:table-cell>
        </table:table-row>
        <table:table-row table:style-name="ro1">
          <table:table-cell office:value-type="string" calcext:value-type="string">
            <text:p>0500000US17203</text:p>
          </table:table-cell>
          <table:table-cell office:value-type="float" office:value="17203" calcext:value-type="float">
            <text:p>17203</text:p>
          </table:table-cell>
          <table:table-cell office:value-type="string" calcext:value-type="string">
            <text:p>Woodford County, Illinois</text:p>
          </table:table-cell>
          <table:table-cell office:value-type="float" office:value="1143456600" calcext:value-type="float">
            <text:p>1143456600</text:p>
          </table:table-cell>
          <table:table-cell office:value-type="float" office:value="46488032" calcext:value-type="float">
            <text:p>46488032</text:p>
          </table:table-cell>
        </table:table-row>
        <table:table-row table:style-name="ro1">
          <table:table-cell office:value-type="string" calcext:value-type="string">
            <text:p>0500000US18001</text:p>
          </table:table-cell>
          <table:table-cell office:value-type="float" office:value="18001" calcext:value-type="float">
            <text:p>18001</text:p>
          </table:table-cell>
          <table:table-cell office:value-type="string" calcext:value-type="string">
            <text:p>Adams County, Indiana</text:p>
          </table:table-cell>
          <table:table-cell office:value-type="float" office:value="697553500" calcext:value-type="float">
            <text:p>697553500</text:p>
          </table:table-cell>
          <table:table-cell office:value-type="float" office:value="36202584" calcext:value-type="float">
            <text:p>36202584</text:p>
          </table:table-cell>
        </table:table-row>
        <table:table-row table:style-name="ro1">
          <table:table-cell office:value-type="string" calcext:value-type="string">
            <text:p>0500000US18003</text:p>
          </table:table-cell>
          <table:table-cell office:value-type="float" office:value="18003" calcext:value-type="float">
            <text:p>18003</text:p>
          </table:table-cell>
          <table:table-cell office:value-type="string" calcext:value-type="string">
            <text:p>Allen County, Indiana</text:p>
          </table:table-cell>
          <table:table-cell office:value-type="float" office:value="7890870000" calcext:value-type="float">
            <text:p>7890870000</text:p>
          </table:table-cell>
          <table:table-cell office:value-type="float" office:value="158755008" calcext:value-type="float">
            <text:p>158755008</text:p>
          </table:table-cell>
        </table:table-row>
        <table:table-row table:style-name="ro1">
          <table:table-cell office:value-type="string" calcext:value-type="string">
            <text:p>0500000US18005</text:p>
          </table:table-cell>
          <table:table-cell office:value-type="float" office:value="18005" calcext:value-type="float">
            <text:p>18005</text:p>
          </table:table-cell>
          <table:table-cell office:value-type="string" calcext:value-type="string">
            <text:p>Bartholomew County, Indiana</text:p>
          </table:table-cell>
          <table:table-cell office:value-type="float" office:value="1855837600" calcext:value-type="float">
            <text:p>1855837600</text:p>
          </table:table-cell>
          <table:table-cell office:value-type="float" office:value="64305281" calcext:value-type="float">
            <text:p>64305281</text:p>
          </table:table-cell>
        </table:table-row>
        <table:table-row table:style-name="ro1">
          <table:table-cell office:value-type="string" calcext:value-type="string">
            <text:p>0500000US18007</text:p>
          </table:table-cell>
          <table:table-cell office:value-type="float" office:value="18007" calcext:value-type="float">
            <text:p>18007</text:p>
          </table:table-cell>
          <table:table-cell office:value-type="string" calcext:value-type="string">
            <text:p>Benton County, Indiana</text:p>
          </table:table-cell>
          <table:table-cell office:value-type="float" office:value="186382700" calcext:value-type="float">
            <text:p>186382700</text:p>
          </table:table-cell>
          <table:table-cell office:value-type="float" office:value="9027720" calcext:value-type="float">
            <text:p>9027720</text:p>
          </table:table-cell>
        </table:table-row>
        <table:table-row table:style-name="ro1">
          <table:table-cell office:value-type="string" calcext:value-type="string">
            <text:p>0500000US18009</text:p>
          </table:table-cell>
          <table:table-cell office:value-type="float" office:value="18009" calcext:value-type="float">
            <text:p>18009</text:p>
          </table:table-cell>
          <table:table-cell office:value-type="string" calcext:value-type="string">
            <text:p>Blackford County, Indiana</text:p>
          </table:table-cell>
          <table:table-cell office:value-type="float" office:value="254987600" calcext:value-type="float">
            <text:p>254987600</text:p>
          </table:table-cell>
          <table:table-cell office:value-type="float" office:value="17646982" calcext:value-type="float">
            <text:p>17646982</text:p>
          </table:table-cell>
        </table:table-row>
        <table:table-row table:style-name="ro1">
          <table:table-cell office:value-type="string" calcext:value-type="string">
            <text:p>0500000US18011</text:p>
          </table:table-cell>
          <table:table-cell office:value-type="float" office:value="18011" calcext:value-type="float">
            <text:p>18011</text:p>
          </table:table-cell>
          <table:table-cell office:value-type="string" calcext:value-type="string">
            <text:p>Boone County, Indiana</text:p>
          </table:table-cell>
          <table:table-cell office:value-type="float" office:value="2152078700" calcext:value-type="float">
            <text:p>2152078700</text:p>
          </table:table-cell>
          <table:table-cell office:value-type="float" office:value="100949408" calcext:value-type="float">
            <text:p>100949408</text:p>
          </table:table-cell>
        </table:table-row>
        <table:table-row table:style-name="ro1">
          <table:table-cell office:value-type="string" calcext:value-type="string">
            <text:p>0500000US18013</text:p>
          </table:table-cell>
          <table:table-cell office:value-type="float" office:value="18013" calcext:value-type="float">
            <text:p>18013</text:p>
          </table:table-cell>
          <table:table-cell office:value-type="string" calcext:value-type="string">
            <text:p>Brown County, Indiana</text:p>
          </table:table-cell>
          <table:table-cell office:value-type="float" office:value="427721900" calcext:value-type="float">
            <text:p>427721900</text:p>
          </table:table-cell>
          <table:table-cell office:value-type="float" office:value="46265623" calcext:value-type="float">
            <text:p>46265623</text:p>
          </table:table-cell>
        </table:table-row>
        <table:table-row table:style-name="ro1">
          <table:table-cell office:value-type="string" calcext:value-type="string">
            <text:p>0500000US18015</text:p>
          </table:table-cell>
          <table:table-cell office:value-type="float" office:value="18015" calcext:value-type="float">
            <text:p>18015</text:p>
          </table:table-cell>
          <table:table-cell office:value-type="string" calcext:value-type="string">
            <text:p>Carroll County, Indiana</text:p>
          </table:table-cell>
          <table:table-cell office:value-type="float" office:value="481065000" calcext:value-type="float">
            <text:p>481065000</text:p>
          </table:table-cell>
          <table:table-cell office:value-type="float" office:value="25600155" calcext:value-type="float">
            <text:p>25600155</text:p>
          </table:table-cell>
        </table:table-row>
        <table:table-row table:style-name="ro1">
          <table:table-cell office:value-type="string" calcext:value-type="string">
            <text:p>0500000US18017</text:p>
          </table:table-cell>
          <table:table-cell office:value-type="float" office:value="18017" calcext:value-type="float">
            <text:p>18017</text:p>
          </table:table-cell>
          <table:table-cell office:value-type="string" calcext:value-type="string">
            <text:p>Cass County, Indiana</text:p>
          </table:table-cell>
          <table:table-cell office:value-type="float" office:value="743137200" calcext:value-type="float">
            <text:p>743137200</text:p>
          </table:table-cell>
          <table:table-cell office:value-type="float" office:value="38512639" calcext:value-type="float">
            <text:p>38512639</text:p>
          </table:table-cell>
        </table:table-row>
        <table:table-row table:style-name="ro1">
          <table:table-cell office:value-type="string" calcext:value-type="string">
            <text:p>0500000US18019</text:p>
          </table:table-cell>
          <table:table-cell office:value-type="float" office:value="18019" calcext:value-type="float">
            <text:p>18019</text:p>
          </table:table-cell>
          <table:table-cell office:value-type="string" calcext:value-type="string">
            <text:p>Clark County, Indiana</text:p>
          </table:table-cell>
          <table:table-cell office:value-type="float" office:value="2444522800" calcext:value-type="float">
            <text:p>2444522800</text:p>
          </table:table-cell>
          <table:table-cell office:value-type="float" office:value="79374730" calcext:value-type="float">
            <text:p>79374730</text:p>
          </table:table-cell>
        </table:table-row>
        <table:table-row table:style-name="ro1">
          <table:table-cell office:value-type="string" calcext:value-type="string">
            <text:p>0500000US18021</text:p>
          </table:table-cell>
          <table:table-cell office:value-type="float" office:value="18021" calcext:value-type="float">
            <text:p>18021</text:p>
          </table:table-cell>
          <table:table-cell office:value-type="string" calcext:value-type="string">
            <text:p>Clay County, Indiana</text:p>
          </table:table-cell>
          <table:table-cell office:value-type="float" office:value="570186200" calcext:value-type="float">
            <text:p>570186200</text:p>
          </table:table-cell>
          <table:table-cell office:value-type="float" office:value="24199180" calcext:value-type="float">
            <text:p>24199180</text:p>
          </table:table-cell>
        </table:table-row>
        <table:table-row table:style-name="ro1">
          <table:table-cell office:value-type="string" calcext:value-type="string">
            <text:p>0500000US18023</text:p>
          </table:table-cell>
          <table:table-cell office:value-type="float" office:value="18023" calcext:value-type="float">
            <text:p>18023</text:p>
          </table:table-cell>
          <table:table-cell office:value-type="string" calcext:value-type="string">
            <text:p>Clinton County, Indiana</text:p>
          </table:table-cell>
          <table:table-cell office:value-type="float" office:value="646747200" calcext:value-type="float">
            <text:p>646747200</text:p>
          </table:table-cell>
          <table:table-cell office:value-type="float" office:value="33076441" calcext:value-type="float">
            <text:p>33076441</text:p>
          </table:table-cell>
        </table:table-row>
        <table:table-row table:style-name="ro1">
          <table:table-cell office:value-type="string" calcext:value-type="string">
            <text:p>0500000US18025</text:p>
          </table:table-cell>
          <table:table-cell office:value-type="float" office:value="18025" calcext:value-type="float">
            <text:p>18025</text:p>
          </table:table-cell>
          <table:table-cell office:value-type="string" calcext:value-type="string">
            <text:p>Crawford County, Indiana</text:p>
          </table:table-cell>
          <table:table-cell office:value-type="float" office:value="180308700" calcext:value-type="float">
            <text:p>180308700</text:p>
          </table:table-cell>
          <table:table-cell office:value-type="float" office:value="12854944" calcext:value-type="float">
            <text:p>12854944</text:p>
          </table:table-cell>
        </table:table-row>
        <table:table-row table:style-name="ro1">
          <table:table-cell office:value-type="string" calcext:value-type="string">
            <text:p>0500000US18027</text:p>
          </table:table-cell>
          <table:table-cell office:value-type="float" office:value="18027" calcext:value-type="float">
            <text:p>18027</text:p>
          </table:table-cell>
          <table:table-cell office:value-type="string" calcext:value-type="string">
            <text:p>Daviess County, Indiana</text:p>
          </table:table-cell>
          <table:table-cell office:value-type="float" office:value="648116900" calcext:value-type="float">
            <text:p>648116900</text:p>
          </table:table-cell>
          <table:table-cell office:value-type="float" office:value="28410428" calcext:value-type="float">
            <text:p>28410428</text:p>
          </table:table-cell>
        </table:table-row>
        <table:table-row table:style-name="ro1">
          <table:table-cell office:value-type="string" calcext:value-type="string">
            <text:p>0500000US18029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Dearborn County, Indiana</text:p>
          </table:table-cell>
          <table:table-cell office:value-type="float" office:value="1338073600" calcext:value-type="float">
            <text:p>1338073600</text:p>
          </table:table-cell>
          <table:table-cell office:value-type="float" office:value="82281259" calcext:value-type="float">
            <text:p>82281259</text:p>
          </table:table-cell>
        </table:table-row>
        <table:table-row table:style-name="ro1">
          <table:table-cell office:value-type="string" calcext:value-type="string">
            <text:p>0500000US18031</text:p>
          </table:table-cell>
          <table:table-cell office:value-type="float" office:value="18031" calcext:value-type="float">
            <text:p>18031</text:p>
          </table:table-cell>
          <table:table-cell office:value-type="string" calcext:value-type="string">
            <text:p>Decatur County, Indiana</text:p>
          </table:table-cell>
          <table:table-cell office:value-type="float" office:value="577930300" calcext:value-type="float">
            <text:p>577930300</text:p>
          </table:table-cell>
          <table:table-cell office:value-type="float" office:value="28047659" calcext:value-type="float">
            <text:p>28047659</text:p>
          </table:table-cell>
        </table:table-row>
        <table:table-row table:style-name="ro1">
          <table:table-cell office:value-type="string" calcext:value-type="string">
            <text:p>0500000US18033</text:p>
          </table:table-cell>
          <table:table-cell office:value-type="float" office:value="18033" calcext:value-type="float">
            <text:p>18033</text:p>
          </table:table-cell>
          <table:table-cell office:value-type="string" calcext:value-type="string">
            <text:p>DeKalb County, Indiana</text:p>
          </table:table-cell>
          <table:table-cell office:value-type="float" office:value="958153300" calcext:value-type="float">
            <text:p>958153300</text:p>
          </table:table-cell>
          <table:table-cell office:value-type="float" office:value="43258452" calcext:value-type="float">
            <text:p>43258452</text:p>
          </table:table-cell>
        </table:table-row>
        <table:table-row table:style-name="ro1">
          <table:table-cell office:value-type="string" calcext:value-type="string">
            <text:p>0500000US18035</text:p>
          </table:table-cell>
          <table:table-cell office:value-type="float" office:value="18035" calcext:value-type="float">
            <text:p>18035</text:p>
          </table:table-cell>
          <table:table-cell office:value-type="string" calcext:value-type="string">
            <text:p>Delaware County, Indiana</text:p>
          </table:table-cell>
          <table:table-cell office:value-type="float" office:value="2232206400" calcext:value-type="float">
            <text:p>2232206400</text:p>
          </table:table-cell>
          <table:table-cell office:value-type="float" office:value="80481316" calcext:value-type="float">
            <text:p>80481316</text:p>
          </table:table-cell>
        </table:table-row>
        <table:table-row table:style-name="ro1">
          <table:table-cell office:value-type="string" calcext:value-type="string">
            <text:p>0500000US18037</text:p>
          </table:table-cell>
          <table:table-cell office:value-type="float" office:value="18037" calcext:value-type="float">
            <text:p>18037</text:p>
          </table:table-cell>
          <table:table-cell office:value-type="string" calcext:value-type="string">
            <text:p>Dubois County, Indiana</text:p>
          </table:table-cell>
          <table:table-cell office:value-type="float" office:value="1036775700" calcext:value-type="float">
            <text:p>1036775700</text:p>
          </table:table-cell>
          <table:table-cell office:value-type="float" office:value="61842894" calcext:value-type="float">
            <text:p>61842894</text:p>
          </table:table-cell>
        </table:table-row>
        <table:table-row table:style-name="ro1">
          <table:table-cell office:value-type="string" calcext:value-type="string">
            <text:p>0500000US18039</text:p>
          </table:table-cell>
          <table:table-cell office:value-type="float" office:value="18039" calcext:value-type="float">
            <text:p>18039</text:p>
          </table:table-cell>
          <table:table-cell office:value-type="string" calcext:value-type="string">
            <text:p>Elkhart County, Indiana</text:p>
          </table:table-cell>
          <table:table-cell office:value-type="float" office:value="3709438600" calcext:value-type="float">
            <text:p>3709438600</text:p>
          </table:table-cell>
          <table:table-cell office:value-type="float" office:value="99612481" calcext:value-type="float">
            <text:p>99612481</text:p>
          </table:table-cell>
        </table:table-row>
        <table:table-row table:style-name="ro1">
          <table:table-cell office:value-type="string" calcext:value-type="string">
            <text:p>0500000US18041</text:p>
          </table:table-cell>
          <table:table-cell office:value-type="float" office:value="18041" calcext:value-type="float">
            <text:p>18041</text:p>
          </table:table-cell>
          <table:table-cell office:value-type="string" calcext:value-type="string">
            <text:p>Fayette County, Indiana</text:p>
          </table:table-cell>
          <table:table-cell office:value-type="float" office:value="453554100" calcext:value-type="float">
            <text:p>453554100</text:p>
          </table:table-cell>
          <table:table-cell office:value-type="float" office:value="30241502" calcext:value-type="float">
            <text:p>30241502</text:p>
          </table:table-cell>
        </table:table-row>
        <table:table-row table:style-name="ro1">
          <table:table-cell office:value-type="string" calcext:value-type="string">
            <text:p>0500000US18043</text:p>
          </table:table-cell>
          <table:table-cell office:value-type="float" office:value="18043" calcext:value-type="float">
            <text:p>18043</text:p>
          </table:table-cell>
          <table:table-cell office:value-type="string" calcext:value-type="string">
            <text:p>Floyd County, Indiana</text:p>
          </table:table-cell>
          <table:table-cell office:value-type="float" office:value="1925111500" calcext:value-type="float">
            <text:p>1925111500</text:p>
          </table:table-cell>
          <table:table-cell office:value-type="float" office:value="60391254" calcext:value-type="float">
            <text:p>60391254</text:p>
          </table:table-cell>
        </table:table-row>
        <table:table-row table:style-name="ro1">
          <table:table-cell office:value-type="string" calcext:value-type="string">
            <text:p>0500000US18045</text:p>
          </table:table-cell>
          <table:table-cell office:value-type="float" office:value="18045" calcext:value-type="float">
            <text:p>18045</text:p>
          </table:table-cell>
          <table:table-cell office:value-type="string" calcext:value-type="string">
            <text:p>Fountain County, Indiana</text:p>
          </table:table-cell>
          <table:table-cell office:value-type="float" office:value="408664000" calcext:value-type="float">
            <text:p>408664000</text:p>
          </table:table-cell>
          <table:table-cell office:value-type="float" office:value="26091999" calcext:value-type="float">
            <text:p>26091999</text:p>
          </table:table-cell>
        </table:table-row>
        <table:table-row table:style-name="ro1">
          <table:table-cell office:value-type="string" calcext:value-type="string">
            <text:p>0500000US18047</text:p>
          </table:table-cell>
          <table:table-cell office:value-type="float" office:value="18047" calcext:value-type="float">
            <text:p>18047</text:p>
          </table:table-cell>
          <table:table-cell office:value-type="string" calcext:value-type="string">
            <text:p>Franklin County, Indiana</text:p>
          </table:table-cell>
          <table:table-cell office:value-type="float" office:value="543101500" calcext:value-type="float">
            <text:p>543101500</text:p>
          </table:table-cell>
          <table:table-cell office:value-type="float" office:value="27019219" calcext:value-type="float">
            <text:p>27019219</text:p>
          </table:table-cell>
        </table:table-row>
        <table:table-row table:style-name="ro1">
          <table:table-cell office:value-type="string" calcext:value-type="string">
            <text:p>0500000US18049</text:p>
          </table:table-cell>
          <table:table-cell office:value-type="float" office:value="18049" calcext:value-type="float">
            <text:p>18049</text:p>
          </table:table-cell>
          <table:table-cell office:value-type="string" calcext:value-type="string">
            <text:p>Fulton County, Indiana</text:p>
          </table:table-cell>
          <table:table-cell office:value-type="float" office:value="424919900" calcext:value-type="float">
            <text:p>424919900</text:p>
          </table:table-cell>
          <table:table-cell office:value-type="float" office:value="40296508" calcext:value-type="float">
            <text:p>40296508</text:p>
          </table:table-cell>
        </table:table-row>
        <table:table-row table:style-name="ro1">
          <table:table-cell office:value-type="string" calcext:value-type="string">
            <text:p>0500000US18051</text:p>
          </table:table-cell>
          <table:table-cell office:value-type="float" office:value="18051" calcext:value-type="float">
            <text:p>18051</text:p>
          </table:table-cell>
          <table:table-cell office:value-type="string" calcext:value-type="string">
            <text:p>Gibson County, Indiana</text:p>
          </table:table-cell>
          <table:table-cell office:value-type="float" office:value="797402700" calcext:value-type="float">
            <text:p>797402700</text:p>
          </table:table-cell>
          <table:table-cell office:value-type="float" office:value="34889322" calcext:value-type="float">
            <text:p>34889322</text:p>
          </table:table-cell>
        </table:table-row>
        <table:table-row table:style-name="ro1">
          <table:table-cell office:value-type="string" calcext:value-type="string">
            <text:p>0500000US18053</text:p>
          </table:table-cell>
          <table:table-cell office:value-type="float" office:value="18053" calcext:value-type="float">
            <text:p>18053</text:p>
          </table:table-cell>
          <table:table-cell office:value-type="string" calcext:value-type="string">
            <text:p>Grant County, Indiana</text:p>
          </table:table-cell>
          <table:table-cell office:value-type="float" office:value="1236958900" calcext:value-type="float">
            <text:p>1236958900</text:p>
          </table:table-cell>
          <table:table-cell office:value-type="float" office:value="39700062" calcext:value-type="float">
            <text:p>39700062</text:p>
          </table:table-cell>
        </table:table-row>
        <table:table-row table:style-name="ro1">
          <table:table-cell office:value-type="string" calcext:value-type="string">
            <text:p>0500000US18055</text:p>
          </table:table-cell>
          <table:table-cell office:value-type="float" office:value="18055" calcext:value-type="float">
            <text:p>18055</text:p>
          </table:table-cell>
          <table:table-cell office:value-type="string" calcext:value-type="string">
            <text:p>Greene County, Indiana</text:p>
          </table:table-cell>
          <table:table-cell office:value-type="float" office:value="709507500" calcext:value-type="float">
            <text:p>709507500</text:p>
          </table:table-cell>
          <table:table-cell office:value-type="float" office:value="38181076" calcext:value-type="float">
            <text:p>38181076</text:p>
          </table:table-cell>
        </table:table-row>
        <table:table-row table:style-name="ro1">
          <table:table-cell office:value-type="string" calcext:value-type="string">
            <text:p>0500000US18057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Hamilton County, Indiana</text:p>
          </table:table-cell>
          <table:table-cell office:value-type="float" office:value="10591963000" calcext:value-type="float">
            <text:p>10591963000</text:p>
          </table:table-cell>
          <table:table-cell office:value-type="float" office:value="245393028" calcext:value-type="float">
            <text:p>245393028</text:p>
          </table:table-cell>
        </table:table-row>
        <table:table-row table:style-name="ro1">
          <table:table-cell office:value-type="string" calcext:value-type="string">
            <text:p>0500000US18059</text:p>
          </table:table-cell>
          <table:table-cell office:value-type="float" office:value="18059" calcext:value-type="float">
            <text:p>18059</text:p>
          </table:table-cell>
          <table:table-cell office:value-type="string" calcext:value-type="string">
            <text:p>Hancock County, Indiana</text:p>
          </table:table-cell>
          <table:table-cell office:value-type="float" office:value="1905009000" calcext:value-type="float">
            <text:p>1905009000</text:p>
          </table:table-cell>
          <table:table-cell office:value-type="float" office:value="64158006" calcext:value-type="float">
            <text:p>64158006</text:p>
          </table:table-cell>
        </table:table-row>
        <table:table-row table:style-name="ro1">
          <table:table-cell office:value-type="string" calcext:value-type="string">
            <text:p>0500000US18061</text:p>
          </table:table-cell>
          <table:table-cell office:value-type="float" office:value="18061" calcext:value-type="float">
            <text:p>18061</text:p>
          </table:table-cell>
          <table:table-cell office:value-type="string" calcext:value-type="string">
            <text:p>Harrison County, Indiana</text:p>
          </table:table-cell>
          <table:table-cell office:value-type="float" office:value="880996600" calcext:value-type="float">
            <text:p>880996600</text:p>
          </table:table-cell>
          <table:table-cell office:value-type="float" office:value="36909498" calcext:value-type="float">
            <text:p>36909498</text:p>
          </table:table-cell>
        </table:table-row>
        <table:table-row table:style-name="ro1">
          <table:table-cell office:value-type="string" calcext:value-type="string">
            <text:p>0500000US18063</text:p>
          </table:table-cell>
          <table:table-cell office:value-type="float" office:value="18063" calcext:value-type="float">
            <text:p>18063</text:p>
          </table:table-cell>
          <table:table-cell office:value-type="string" calcext:value-type="string">
            <text:p>Hendricks County, Indiana</text:p>
          </table:table-cell>
          <table:table-cell office:value-type="float" office:value="4143486900" calcext:value-type="float">
            <text:p>4143486900</text:p>
          </table:table-cell>
          <table:table-cell office:value-type="float" office:value="92905565" calcext:value-type="float">
            <text:p>92905565</text:p>
          </table:table-cell>
        </table:table-row>
        <table:table-row table:style-name="ro1">
          <table:table-cell office:value-type="string" calcext:value-type="string">
            <text:p>0500000US18065</text:p>
          </table:table-cell>
          <table:table-cell office:value-type="float" office:value="18065" calcext:value-type="float">
            <text:p>18065</text:p>
          </table:table-cell>
          <table:table-cell office:value-type="string" calcext:value-type="string">
            <text:p>Henry County, Indiana</text:p>
          </table:table-cell>
          <table:table-cell office:value-type="float" office:value="969453200" calcext:value-type="float">
            <text:p>969453200</text:p>
          </table:table-cell>
          <table:table-cell office:value-type="float" office:value="56713819" calcext:value-type="float">
            <text:p>56713819</text:p>
          </table:table-cell>
        </table:table-row>
        <table:table-row table:style-name="ro1">
          <table:table-cell office:value-type="string" calcext:value-type="string">
            <text:p>0500000US18067</text:p>
          </table:table-cell>
          <table:table-cell office:value-type="float" office:value="18067" calcext:value-type="float">
            <text:p>18067</text:p>
          </table:table-cell>
          <table:table-cell office:value-type="string" calcext:value-type="string">
            <text:p>Howard County, Indiana</text:p>
          </table:table-cell>
          <table:table-cell office:value-type="float" office:value="1799713500" calcext:value-type="float">
            <text:p>1799713500</text:p>
          </table:table-cell>
          <table:table-cell office:value-type="float" office:value="47406466" calcext:value-type="float">
            <text:p>47406466</text:p>
          </table:table-cell>
        </table:table-row>
        <table:table-row table:style-name="ro1">
          <table:table-cell office:value-type="string" calcext:value-type="string">
            <text:p>0500000US18069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Huntington County, Indiana</text:p>
          </table:table-cell>
          <table:table-cell office:value-type="float" office:value="798597900" calcext:value-type="float">
            <text:p>798597900</text:p>
          </table:table-cell>
          <table:table-cell office:value-type="float" office:value="26204225" calcext:value-type="float">
            <text:p>26204225</text:p>
          </table:table-cell>
        </table:table-row>
        <table:table-row table:style-name="ro1">
          <table:table-cell office:value-type="string" calcext:value-type="string">
            <text:p>0500000US18071</text:p>
          </table:table-cell>
          <table:table-cell office:value-type="float" office:value="18071" calcext:value-type="float">
            <text:p>18071</text:p>
          </table:table-cell>
          <table:table-cell office:value-type="string" calcext:value-type="string">
            <text:p>Jackson County, Indiana</text:p>
          </table:table-cell>
          <table:table-cell office:value-type="float" office:value="885229700" calcext:value-type="float">
            <text:p>885229700</text:p>
          </table:table-cell>
          <table:table-cell office:value-type="float" office:value="38565766" calcext:value-type="float">
            <text:p>38565766</text:p>
          </table:table-cell>
        </table:table-row>
        <table:table-row table:style-name="ro1">
          <table:table-cell office:value-type="string" calcext:value-type="string">
            <text:p>0500000US18073</text:p>
          </table:table-cell>
          <table:table-cell office:value-type="float" office:value="18073" calcext:value-type="float">
            <text:p>18073</text:p>
          </table:table-cell>
          <table:table-cell office:value-type="string" calcext:value-type="string">
            <text:p>Jasper County, Indiana</text:p>
          </table:table-cell>
          <table:table-cell office:value-type="float" office:value="752582400" calcext:value-type="float">
            <text:p>752582400</text:p>
          </table:table-cell>
          <table:table-cell office:value-type="float" office:value="32446118" calcext:value-type="float">
            <text:p>32446118</text:p>
          </table:table-cell>
        </table:table-row>
        <table:table-row table:style-name="ro1">
          <table:table-cell office:value-type="string" calcext:value-type="string">
            <text:p>0500000US18075</text:p>
          </table:table-cell>
          <table:table-cell office:value-type="float" office:value="18075" calcext:value-type="float">
            <text:p>18075</text:p>
          </table:table-cell>
          <table:table-cell office:value-type="string" calcext:value-type="string">
            <text:p>Jay County, Indiana</text:p>
          </table:table-cell>
          <table:table-cell office:value-type="float" office:value="397401300" calcext:value-type="float">
            <text:p>397401300</text:p>
          </table:table-cell>
          <table:table-cell office:value-type="float" office:value="21962727" calcext:value-type="float">
            <text:p>21962727</text:p>
          </table:table-cell>
        </table:table-row>
        <table:table-row table:style-name="ro1">
          <table:table-cell office:value-type="string" calcext:value-type="string">
            <text:p>0500000US18077</text:p>
          </table:table-cell>
          <table:table-cell office:value-type="float" office:value="18077" calcext:value-type="float">
            <text:p>18077</text:p>
          </table:table-cell>
          <table:table-cell office:value-type="string" calcext:value-type="string">
            <text:p>Jefferson County, Indiana</text:p>
          </table:table-cell>
          <table:table-cell office:value-type="float" office:value="684666100" calcext:value-type="float">
            <text:p>684666100</text:p>
          </table:table-cell>
          <table:table-cell office:value-type="float" office:value="34196318" calcext:value-type="float">
            <text:p>34196318</text:p>
          </table:table-cell>
        </table:table-row>
        <table:table-row table:style-name="ro1">
          <table:table-cell office:value-type="string" calcext:value-type="string">
            <text:p>0500000US18079</text:p>
          </table:table-cell>
          <table:table-cell office:value-type="float" office:value="18079" calcext:value-type="float">
            <text:p>18079</text:p>
          </table:table-cell>
          <table:table-cell office:value-type="string" calcext:value-type="string">
            <text:p>Jennings County, Indiana</text:p>
          </table:table-cell>
          <table:table-cell office:value-type="float" office:value="565951300" calcext:value-type="float">
            <text:p>565951300</text:p>
          </table:table-cell>
          <table:table-cell office:value-type="float" office:value="31002511" calcext:value-type="float">
            <text:p>31002511</text:p>
          </table:table-cell>
        </table:table-row>
        <table:table-row table:style-name="ro1">
          <table:table-cell office:value-type="string" calcext:value-type="string">
            <text:p>0500000US18081</text:p>
          </table:table-cell>
          <table:table-cell office:value-type="float" office:value="18081" calcext:value-type="float">
            <text:p>18081</text:p>
          </table:table-cell>
          <table:table-cell office:value-type="string" calcext:value-type="string">
            <text:p>Johnson County, Indiana</text:p>
          </table:table-cell>
          <table:table-cell office:value-type="float" office:value="3879965400" calcext:value-type="float">
            <text:p>3879965400</text:p>
          </table:table-cell>
          <table:table-cell office:value-type="float" office:value="96500458" calcext:value-type="float">
            <text:p>96500458</text:p>
          </table:table-cell>
        </table:table-row>
        <table:table-row table:style-name="ro1">
          <table:table-cell office:value-type="string" calcext:value-type="string">
            <text:p>0500000US18083</text:p>
          </table:table-cell>
          <table:table-cell office:value-type="float" office:value="18083" calcext:value-type="float">
            <text:p>18083</text:p>
          </table:table-cell>
          <table:table-cell office:value-type="string" calcext:value-type="string">
            <text:p>Knox County, Indiana</text:p>
          </table:table-cell>
          <table:table-cell office:value-type="float" office:value="767378700" calcext:value-type="float">
            <text:p>767378700</text:p>
          </table:table-cell>
          <table:table-cell office:value-type="float" office:value="32460621" calcext:value-type="float">
            <text:p>32460621</text:p>
          </table:table-cell>
        </table:table-row>
        <table:table-row table:style-name="ro1">
          <table:table-cell office:value-type="string" calcext:value-type="string">
            <text:p>0500000US18085</text:p>
          </table:table-cell>
          <table:table-cell office:value-type="float" office:value="18085" calcext:value-type="float">
            <text:p>18085</text:p>
          </table:table-cell>
          <table:table-cell office:value-type="string" calcext:value-type="string">
            <text:p>Kosciusko County, Indiana</text:p>
          </table:table-cell>
          <table:table-cell office:value-type="float" office:value="1879701200" calcext:value-type="float">
            <text:p>1879701200</text:p>
          </table:table-cell>
          <table:table-cell office:value-type="float" office:value="61433779" calcext:value-type="float">
            <text:p>61433779</text:p>
          </table:table-cell>
        </table:table-row>
        <table:table-row table:style-name="ro1">
          <table:table-cell office:value-type="string" calcext:value-type="string">
            <text:p>0500000US18087</text:p>
          </table:table-cell>
          <table:table-cell office:value-type="float" office:value="18087" calcext:value-type="float">
            <text:p>18087</text:p>
          </table:table-cell>
          <table:table-cell office:value-type="string" calcext:value-type="string">
            <text:p>LaGrange County, Indiana</text:p>
          </table:table-cell>
          <table:table-cell office:value-type="float" office:value="733421800" calcext:value-type="float">
            <text:p>733421800</text:p>
          </table:table-cell>
          <table:table-cell office:value-type="float" office:value="41728763" calcext:value-type="float">
            <text:p>41728763</text:p>
          </table:table-cell>
        </table:table-row>
        <table:table-row table:style-name="ro1">
          <table:table-cell office:value-type="string" calcext:value-type="string">
            <text:p>0500000US18089</text:p>
          </table:table-cell>
          <table:table-cell office:value-type="float" office:value="18089" calcext:value-type="float">
            <text:p>18089</text:p>
          </table:table-cell>
          <table:table-cell office:value-type="string" calcext:value-type="string">
            <text:p>Lake County, Indiana</text:p>
          </table:table-cell>
          <table:table-cell office:value-type="float" office:value="7994119500" calcext:value-type="float">
            <text:p>7994119500</text:p>
          </table:table-cell>
          <table:table-cell office:value-type="float" office:value="177731730" calcext:value-type="float">
            <text:p>177731730</text:p>
          </table:table-cell>
        </table:table-row>
        <table:table-row table:style-name="ro1">
          <table:table-cell office:value-type="string" calcext:value-type="string">
            <text:p>0500000US18091</text:p>
          </table:table-cell>
          <table:table-cell office:value-type="float" office:value="18091" calcext:value-type="float">
            <text:p>18091</text:p>
          </table:table-cell>
          <table:table-cell office:value-type="string" calcext:value-type="string">
            <text:p>LaPorte County, Indiana</text:p>
          </table:table-cell>
          <table:table-cell office:value-type="float" office:value="2412147000" calcext:value-type="float">
            <text:p>2412147000</text:p>
          </table:table-cell>
          <table:table-cell office:value-type="float" office:value="85034549" calcext:value-type="float">
            <text:p>85034549</text:p>
          </table:table-cell>
        </table:table-row>
        <table:table-row table:style-name="ro1">
          <table:table-cell office:value-type="string" calcext:value-type="string">
            <text:p>0500000US18093</text:p>
          </table:table-cell>
          <table:table-cell office:value-type="float" office:value="18093" calcext:value-type="float">
            <text:p>18093</text:p>
          </table:table-cell>
          <table:table-cell office:value-type="string" calcext:value-type="string">
            <text:p>Lawrence County, Indiana</text:p>
          </table:table-cell>
          <table:table-cell office:value-type="float" office:value="1025303000" calcext:value-type="float">
            <text:p>1025303000</text:p>
          </table:table-cell>
          <table:table-cell office:value-type="float" office:value="39584206" calcext:value-type="float">
            <text:p>39584206</text:p>
          </table:table-cell>
        </table:table-row>
        <table:table-row table:style-name="ro1">
          <table:table-cell office:value-type="string" calcext:value-type="string">
            <text:p>0500000US18095</text:p>
          </table:table-cell>
          <table:table-cell office:value-type="float" office:value="18095" calcext:value-type="float">
            <text:p>18095</text:p>
          </table:table-cell>
          <table:table-cell office:value-type="string" calcext:value-type="string">
            <text:p>Madison County, Indiana</text:p>
          </table:table-cell>
          <table:table-cell office:value-type="float" office:value="2621377900" calcext:value-type="float">
            <text:p>2621377900</text:p>
          </table:table-cell>
          <table:table-cell office:value-type="float" office:value="57303078" calcext:value-type="float">
            <text:p>57303078</text:p>
          </table:table-cell>
        </table:table-row>
        <table:table-row table:style-name="ro1">
          <table:table-cell office:value-type="string" calcext:value-type="string">
            <text:p>0500000US18097</text:p>
          </table:table-cell>
          <table:table-cell office:value-type="float" office:value="18097" calcext:value-type="float">
            <text:p>18097</text:p>
          </table:table-cell>
          <table:table-cell office:value-type="string" calcext:value-type="string">
            <text:p>Marion County, Indiana</text:p>
          </table:table-cell>
          <table:table-cell office:value-type="float" office:value="15751917500" calcext:value-type="float">
            <text:p>15751917500</text:p>
          </table:table-cell>
          <table:table-cell office:value-type="float" office:value="230915863" calcext:value-type="float">
            <text:p>230915863</text:p>
          </table:table-cell>
        </table:table-row>
        <table:table-row table:style-name="ro1">
          <table:table-cell office:value-type="string" calcext:value-type="string">
            <text:p>0500000US18099</text:p>
          </table:table-cell>
          <table:table-cell office:value-type="float" office:value="18099" calcext:value-type="float">
            <text:p>18099</text:p>
          </table:table-cell>
          <table:table-cell office:value-type="string" calcext:value-type="string">
            <text:p>Marshall County, Indiana</text:p>
          </table:table-cell>
          <table:table-cell office:value-type="float" office:value="991393700" calcext:value-type="float">
            <text:p>991393700</text:p>
          </table:table-cell>
          <table:table-cell office:value-type="float" office:value="37095371" calcext:value-type="float">
            <text:p>37095371</text:p>
          </table:table-cell>
        </table:table-row>
        <table:table-row table:style-name="ro1">
          <table:table-cell office:value-type="string" calcext:value-type="string">
            <text:p>0500000US18101</text:p>
          </table:table-cell>
          <table:table-cell office:value-type="float" office:value="18101" calcext:value-type="float">
            <text:p>18101</text:p>
          </table:table-cell>
          <table:table-cell office:value-type="string" calcext:value-type="string">
            <text:p>Martin County, Indiana</text:p>
          </table:table-cell>
          <table:table-cell office:value-type="float" office:value="227163000" calcext:value-type="float">
            <text:p>227163000</text:p>
          </table:table-cell>
          <table:table-cell office:value-type="float" office:value="13879826" calcext:value-type="float">
            <text:p>13879826</text:p>
          </table:table-cell>
        </table:table-row>
        <table:table-row table:style-name="ro1">
          <table:table-cell office:value-type="string" calcext:value-type="string">
            <text:p>0500000US18103</text:p>
          </table:table-cell>
          <table:table-cell office:value-type="float" office:value="18103" calcext:value-type="float">
            <text:p>18103</text:p>
          </table:table-cell>
          <table:table-cell office:value-type="string" calcext:value-type="string">
            <text:p>Miami County, Indiana</text:p>
          </table:table-cell>
          <table:table-cell office:value-type="float" office:value="696781600" calcext:value-type="float">
            <text:p>696781600</text:p>
          </table:table-cell>
          <table:table-cell office:value-type="float" office:value="39586798" calcext:value-type="float">
            <text:p>39586798</text:p>
          </table:table-cell>
        </table:table-row>
        <table:table-row table:style-name="ro1">
          <table:table-cell office:value-type="string" calcext:value-type="string">
            <text:p>0500000US18105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Monroe County, Indiana</text:p>
          </table:table-cell>
          <table:table-cell office:value-type="float" office:value="3014944200" calcext:value-type="float">
            <text:p>3014944200</text:p>
          </table:table-cell>
          <table:table-cell office:value-type="float" office:value="94350585" calcext:value-type="float">
            <text:p>94350585</text:p>
          </table:table-cell>
        </table:table-row>
        <table:table-row table:style-name="ro1">
          <table:table-cell office:value-type="string" calcext:value-type="string">
            <text:p>0500000US18107</text:p>
          </table:table-cell>
          <table:table-cell office:value-type="float" office:value="18107" calcext:value-type="float">
            <text:p>18107</text:p>
          </table:table-cell>
          <table:table-cell office:value-type="string" calcext:value-type="string">
            <text:p>Montgomery County, Indiana</text:p>
          </table:table-cell>
          <table:table-cell office:value-type="float" office:value="815722900" calcext:value-type="float">
            <text:p>815722900</text:p>
          </table:table-cell>
          <table:table-cell office:value-type="float" office:value="27501772" calcext:value-type="float">
            <text:p>27501772</text:p>
          </table:table-cell>
        </table:table-row>
        <table:table-row table:style-name="ro1">
          <table:table-cell office:value-type="string" calcext:value-type="string">
            <text:p>0500000US18109</text:p>
          </table:table-cell>
          <table:table-cell office:value-type="float" office:value="18109" calcext:value-type="float">
            <text:p>18109</text:p>
          </table:table-cell>
          <table:table-cell office:value-type="string" calcext:value-type="string">
            <text:p>Morgan County, Indiana</text:p>
          </table:table-cell>
          <table:table-cell office:value-type="float" office:value="1748172500" calcext:value-type="float">
            <text:p>1748172500</text:p>
          </table:table-cell>
          <table:table-cell office:value-type="float" office:value="69084711" calcext:value-type="float">
            <text:p>69084711</text:p>
          </table:table-cell>
        </table:table-row>
        <table:table-row table:style-name="ro1">
          <table:table-cell office:value-type="string" calcext:value-type="string">
            <text:p>0500000US18111</text:p>
          </table:table-cell>
          <table:table-cell office:value-type="float" office:value="18111" calcext:value-type="float">
            <text:p>18111</text:p>
          </table:table-cell>
          <table:table-cell office:value-type="string" calcext:value-type="string">
            <text:p>Newton County, Indiana</text:p>
          </table:table-cell>
          <table:table-cell office:value-type="float" office:value="302079000" calcext:value-type="float">
            <text:p>302079000</text:p>
          </table:table-cell>
          <table:table-cell office:value-type="float" office:value="18320144" calcext:value-type="float">
            <text:p>18320144</text:p>
          </table:table-cell>
        </table:table-row>
        <table:table-row table:style-name="ro1">
          <table:table-cell office:value-type="string" calcext:value-type="string">
            <text:p>0500000US18113</text:p>
          </table:table-cell>
          <table:table-cell office:value-type="float" office:value="18113" calcext:value-type="float">
            <text:p>18113</text:p>
          </table:table-cell>
          <table:table-cell office:value-type="string" calcext:value-type="string">
            <text:p>Noble County, Indiana</text:p>
          </table:table-cell>
          <table:table-cell office:value-type="float" office:value="1018373400" calcext:value-type="float">
            <text:p>1018373400</text:p>
          </table:table-cell>
          <table:table-cell office:value-type="float" office:value="39278972" calcext:value-type="float">
            <text:p>39278972</text:p>
          </table:table-cell>
        </table:table-row>
        <table:table-row table:style-name="ro1">
          <table:table-cell office:value-type="string" calcext:value-type="string">
            <text:p>0500000US18115</text:p>
          </table:table-cell>
          <table:table-cell office:value-type="float" office:value="18115" calcext:value-type="float">
            <text:p>18115</text:p>
          </table:table-cell>
          <table:table-cell office:value-type="string" calcext:value-type="string">
            <text:p>Ohio County, Indiana</text:p>
          </table:table-cell>
          <table:table-cell office:value-type="float" office:value="135345000" calcext:value-type="float">
            <text:p>135345000</text:p>
          </table:table-cell>
          <table:table-cell office:value-type="float" office:value="10468679" calcext:value-type="float">
            <text:p>10468679</text:p>
          </table:table-cell>
        </table:table-row>
        <table:table-row table:style-name="ro1">
          <table:table-cell office:value-type="string" calcext:value-type="string">
            <text:p>0500000US18117</text:p>
          </table:table-cell>
          <table:table-cell office:value-type="float" office:value="18117" calcext:value-type="float">
            <text:p>18117</text:p>
          </table:table-cell>
          <table:table-cell office:value-type="string" calcext:value-type="string">
            <text:p>Orange County, Indiana</text:p>
          </table:table-cell>
          <table:table-cell office:value-type="float" office:value="359597100" calcext:value-type="float">
            <text:p>359597100</text:p>
          </table:table-cell>
          <table:table-cell office:value-type="float" office:value="18575013" calcext:value-type="float">
            <text:p>18575013</text:p>
          </table:table-cell>
        </table:table-row>
        <table:table-row table:style-name="ro1">
          <table:table-cell office:value-type="string" calcext:value-type="string">
            <text:p>0500000US18119</text:p>
          </table:table-cell>
          <table:table-cell office:value-type="float" office:value="18119" calcext:value-type="float">
            <text:p>18119</text:p>
          </table:table-cell>
          <table:table-cell office:value-type="string" calcext:value-type="string">
            <text:p>Owen County, Indiana</text:p>
          </table:table-cell>
          <table:table-cell office:value-type="float" office:value="450390400" calcext:value-type="float">
            <text:p>450390400</text:p>
          </table:table-cell>
          <table:table-cell office:value-type="float" office:value="21267956" calcext:value-type="float">
            <text:p>21267956</text:p>
          </table:table-cell>
        </table:table-row>
        <table:table-row table:style-name="ro1">
          <table:table-cell office:value-type="string" calcext:value-type="string">
            <text:p>0500000US18121</text:p>
          </table:table-cell>
          <table:table-cell office:value-type="float" office:value="18121" calcext:value-type="float">
            <text:p>18121</text:p>
          </table:table-cell>
          <table:table-cell office:value-type="string" calcext:value-type="string">
            <text:p>Parke County, Indiana</text:p>
          </table:table-cell>
          <table:table-cell office:value-type="float" office:value="329395200" calcext:value-type="float">
            <text:p>329395200</text:p>
          </table:table-cell>
          <table:table-cell office:value-type="float" office:value="40534492" calcext:value-type="float">
            <text:p>40534492</text:p>
          </table:table-cell>
        </table:table-row>
        <table:table-row table:style-name="ro1">
          <table:table-cell office:value-type="string" calcext:value-type="string">
            <text:p>0500000US18123</text:p>
          </table:table-cell>
          <table:table-cell office:value-type="float" office:value="18123" calcext:value-type="float">
            <text:p>18123</text:p>
          </table:table-cell>
          <table:table-cell office:value-type="string" calcext:value-type="string">
            <text:p>Perry County, Indiana</text:p>
          </table:table-cell>
          <table:table-cell office:value-type="float" office:value="397082300" calcext:value-type="float">
            <text:p>397082300</text:p>
          </table:table-cell>
          <table:table-cell office:value-type="float" office:value="18700382" calcext:value-type="float">
            <text:p>18700382</text:p>
          </table:table-cell>
        </table:table-row>
        <table:table-row table:style-name="ro1">
          <table:table-cell office:value-type="string" calcext:value-type="string">
            <text:p>0500000US18125</text:p>
          </table:table-cell>
          <table:table-cell office:value-type="float" office:value="18125" calcext:value-type="float">
            <text:p>18125</text:p>
          </table:table-cell>
          <table:table-cell office:value-type="string" calcext:value-type="string">
            <text:p>Pike County, Indiana</text:p>
          </table:table-cell>
          <table:table-cell office:value-type="float" office:value="284826800" calcext:value-type="float">
            <text:p>284826800</text:p>
          </table:table-cell>
          <table:table-cell office:value-type="float" office:value="15395523" calcext:value-type="float">
            <text:p>15395523</text:p>
          </table:table-cell>
        </table:table-row>
        <table:table-row table:style-name="ro1">
          <table:table-cell office:value-type="string" calcext:value-type="string">
            <text:p>0500000US18127</text:p>
          </table:table-cell>
          <table:table-cell office:value-type="float" office:value="18127" calcext:value-type="float">
            <text:p>18127</text:p>
          </table:table-cell>
          <table:table-cell office:value-type="string" calcext:value-type="string">
            <text:p>Porter County, Indiana</text:p>
          </table:table-cell>
          <table:table-cell office:value-type="float" office:value="4360975900" calcext:value-type="float">
            <text:p>4360975900</text:p>
          </table:table-cell>
          <table:table-cell office:value-type="float" office:value="131722620" calcext:value-type="float">
            <text:p>131722620</text:p>
          </table:table-cell>
        </table:table-row>
        <table:table-row table:style-name="ro1">
          <table:table-cell office:value-type="string" calcext:value-type="string">
            <text:p>0500000US18129</text:p>
          </table:table-cell>
          <table:table-cell office:value-type="float" office:value="18129" calcext:value-type="float">
            <text:p>18129</text:p>
          </table:table-cell>
          <table:table-cell office:value-type="string" calcext:value-type="string">
            <text:p>Posey County, Indiana</text:p>
          </table:table-cell>
          <table:table-cell office:value-type="float" office:value="736507200" calcext:value-type="float">
            <text:p>736507200</text:p>
          </table:table-cell>
          <table:table-cell office:value-type="float" office:value="47213908" calcext:value-type="float">
            <text:p>47213908</text:p>
          </table:table-cell>
        </table:table-row>
        <table:table-row table:style-name="ro1">
          <table:table-cell office:value-type="string" calcext:value-type="string">
            <text:p>0500000US18131</text:p>
          </table:table-cell>
          <table:table-cell office:value-type="float" office:value="18131" calcext:value-type="float">
            <text:p>18131</text:p>
          </table:table-cell>
          <table:table-cell office:value-type="string" calcext:value-type="string">
            <text:p>Pulaski County, Indiana</text:p>
          </table:table-cell>
          <table:table-cell office:value-type="float" office:value="282739100" calcext:value-type="float">
            <text:p>282739100</text:p>
          </table:table-cell>
          <table:table-cell office:value-type="float" office:value="20571284" calcext:value-type="float">
            <text:p>20571284</text:p>
          </table:table-cell>
        </table:table-row>
        <table:table-row table:style-name="ro1">
          <table:table-cell office:value-type="string" calcext:value-type="string">
            <text:p>0500000US18133</text:p>
          </table:table-cell>
          <table:table-cell office:value-type="float" office:value="18133" calcext:value-type="float">
            <text:p>18133</text:p>
          </table:table-cell>
          <table:table-cell office:value-type="string" calcext:value-type="string">
            <text:p>Putnam County, Indiana</text:p>
          </table:table-cell>
          <table:table-cell office:value-type="float" office:value="828146100" calcext:value-type="float">
            <text:p>828146100</text:p>
          </table:table-cell>
          <table:table-cell office:value-type="float" office:value="51428137" calcext:value-type="float">
            <text:p>51428137</text:p>
          </table:table-cell>
        </table:table-row>
        <table:table-row table:style-name="ro1">
          <table:table-cell office:value-type="string" calcext:value-type="string">
            <text:p>0500000US18135</text:p>
          </table:table-cell>
          <table:table-cell office:value-type="float" office:value="18135" calcext:value-type="float">
            <text:p>18135</text:p>
          </table:table-cell>
          <table:table-cell office:value-type="string" calcext:value-type="string">
            <text:p>Randolph County, Indiana</text:p>
          </table:table-cell>
          <table:table-cell office:value-type="float" office:value="569833200" calcext:value-type="float">
            <text:p>569833200</text:p>
          </table:table-cell>
          <table:table-cell office:value-type="float" office:value="48685883" calcext:value-type="float">
            <text:p>48685883</text:p>
          </table:table-cell>
        </table:table-row>
        <table:table-row table:style-name="ro1">
          <table:table-cell office:value-type="string" calcext:value-type="string">
            <text:p>0500000US18137</text:p>
          </table:table-cell>
          <table:table-cell office:value-type="float" office:value="18137" calcext:value-type="float">
            <text:p>18137</text:p>
          </table:table-cell>
          <table:table-cell office:value-type="string" calcext:value-type="string">
            <text:p>Ripley County, Indiana</text:p>
          </table:table-cell>
          <table:table-cell office:value-type="float" office:value="652068900" calcext:value-type="float">
            <text:p>652068900</text:p>
          </table:table-cell>
          <table:table-cell office:value-type="float" office:value="26514667" calcext:value-type="float">
            <text:p>26514667</text:p>
          </table:table-cell>
        </table:table-row>
        <table:table-row table:style-name="ro1">
          <table:table-cell office:value-type="string" calcext:value-type="string">
            <text:p>0500000US18139</text:p>
          </table:table-cell>
          <table:table-cell office:value-type="float" office:value="18139" calcext:value-type="float">
            <text:p>18139</text:p>
          </table:table-cell>
          <table:table-cell office:value-type="string" calcext:value-type="string">
            <text:p>Rush County, Indiana</text:p>
          </table:table-cell>
          <table:table-cell office:value-type="float" office:value="377600300" calcext:value-type="float">
            <text:p>377600300</text:p>
          </table:table-cell>
          <table:table-cell office:value-type="float" office:value="17853005" calcext:value-type="float">
            <text:p>17853005</text:p>
          </table:table-cell>
        </table:table-row>
        <table:table-row table:style-name="ro1">
          <table:table-cell office:value-type="string" calcext:value-type="string">
            <text:p>0500000US18141</text:p>
          </table:table-cell>
          <table:table-cell office:value-type="float" office:value="18141" calcext:value-type="float">
            <text:p>18141</text:p>
          </table:table-cell>
          <table:table-cell office:value-type="string" calcext:value-type="string">
            <text:p>St. Joseph County, Indiana</text:p>
          </table:table-cell>
          <table:table-cell office:value-type="float" office:value="5428514200" calcext:value-type="float">
            <text:p>5428514200</text:p>
          </table:table-cell>
          <table:table-cell office:value-type="float" office:value="95898876" calcext:value-type="float">
            <text:p>95898876</text:p>
          </table:table-cell>
        </table:table-row>
        <table:table-row table:style-name="ro1">
          <table:table-cell office:value-type="string" calcext:value-type="string">
            <text:p>0500000US18143</text:p>
          </table:table-cell>
          <table:table-cell office:value-type="float" office:value="18143" calcext:value-type="float">
            <text:p>18143</text:p>
          </table:table-cell>
          <table:table-cell office:value-type="string" calcext:value-type="string">
            <text:p>Scott County, Indiana</text:p>
          </table:table-cell>
          <table:table-cell office:value-type="float" office:value="475044200" calcext:value-type="float">
            <text:p>475044200</text:p>
          </table:table-cell>
          <table:table-cell office:value-type="float" office:value="38672778" calcext:value-type="float">
            <text:p>38672778</text:p>
          </table:table-cell>
        </table:table-row>
        <table:table-row table:style-name="ro1">
          <table:table-cell office:value-type="string" calcext:value-type="string">
            <text:p>0500000US18145</text:p>
          </table:table-cell>
          <table:table-cell office:value-type="float" office:value="18145" calcext:value-type="float">
            <text:p>18145</text:p>
          </table:table-cell>
          <table:table-cell office:value-type="string" calcext:value-type="string">
            <text:p>Shelby County, Indiana</text:p>
          </table:table-cell>
          <table:table-cell office:value-type="float" office:value="1009013800" calcext:value-type="float">
            <text:p>1009013800</text:p>
          </table:table-cell>
          <table:table-cell office:value-type="float" office:value="30843612" calcext:value-type="float">
            <text:p>30843612</text:p>
          </table:table-cell>
        </table:table-row>
        <table:table-row table:style-name="ro1">
          <table:table-cell office:value-type="string" calcext:value-type="string">
            <text:p>0500000US18147</text:p>
          </table:table-cell>
          <table:table-cell office:value-type="float" office:value="18147" calcext:value-type="float">
            <text:p>18147</text:p>
          </table:table-cell>
          <table:table-cell office:value-type="string" calcext:value-type="string">
            <text:p>Spencer County, Indiana</text:p>
          </table:table-cell>
          <table:table-cell office:value-type="float" office:value="498404100" calcext:value-type="float">
            <text:p>498404100</text:p>
          </table:table-cell>
          <table:table-cell office:value-type="float" office:value="24180092" calcext:value-type="float">
            <text:p>24180092</text:p>
          </table:table-cell>
        </table:table-row>
        <table:table-row table:style-name="ro1">
          <table:table-cell office:value-type="string" calcext:value-type="string">
            <text:p>0500000US18149</text:p>
          </table:table-cell>
          <table:table-cell office:value-type="float" office:value="18149" calcext:value-type="float">
            <text:p>18149</text:p>
          </table:table-cell>
          <table:table-cell office:value-type="string" calcext:value-type="string">
            <text:p>Starke County, Indiana</text:p>
          </table:table-cell>
          <table:table-cell office:value-type="float" office:value="452999800" calcext:value-type="float">
            <text:p>452999800</text:p>
          </table:table-cell>
          <table:table-cell office:value-type="float" office:value="30665716" calcext:value-type="float">
            <text:p>30665716</text:p>
          </table:table-cell>
        </table:table-row>
        <table:table-row table:style-name="ro1">
          <table:table-cell office:value-type="string" calcext:value-type="string">
            <text:p>0500000US18151</text:p>
          </table:table-cell>
          <table:table-cell office:value-type="float" office:value="18151" calcext:value-type="float">
            <text:p>18151</text:p>
          </table:table-cell>
          <table:table-cell office:value-type="string" calcext:value-type="string">
            <text:p>Steuben County, Indiana</text:p>
          </table:table-cell>
          <table:table-cell office:value-type="float" office:value="802570100" calcext:value-type="float">
            <text:p>802570100</text:p>
          </table:table-cell>
          <table:table-cell office:value-type="float" office:value="34060174" calcext:value-type="float">
            <text:p>34060174</text:p>
          </table:table-cell>
        </table:table-row>
        <table:table-row table:style-name="ro1">
          <table:table-cell office:value-type="string" calcext:value-type="string">
            <text:p>0500000US18153</text:p>
          </table:table-cell>
          <table:table-cell office:value-type="float" office:value="18153" calcext:value-type="float">
            <text:p>18153</text:p>
          </table:table-cell>
          <table:table-cell office:value-type="string" calcext:value-type="string">
            <text:p>Sullivan County, Indiana</text:p>
          </table:table-cell>
          <table:table-cell office:value-type="float" office:value="397856800" calcext:value-type="float">
            <text:p>397856800</text:p>
          </table:table-cell>
          <table:table-cell office:value-type="float" office:value="24701826" calcext:value-type="float">
            <text:p>24701826</text:p>
          </table:table-cell>
        </table:table-row>
        <table:table-row table:style-name="ro1">
          <table:table-cell office:value-type="string" calcext:value-type="string">
            <text:p>0500000US18155</text:p>
          </table:table-cell>
          <table:table-cell office:value-type="float" office:value="18155" calcext:value-type="float">
            <text:p>18155</text:p>
          </table:table-cell>
          <table:table-cell office:value-type="string" calcext:value-type="string">
            <text:p>Switzerland County, Indiana</text:p>
          </table:table-cell>
          <table:table-cell office:value-type="float" office:value="192062600" calcext:value-type="float">
            <text:p>192062600</text:p>
          </table:table-cell>
          <table:table-cell office:value-type="float" office:value="14525807" calcext:value-type="float">
            <text:p>14525807</text:p>
          </table:table-cell>
        </table:table-row>
        <table:table-row table:style-name="ro1">
          <table:table-cell office:value-type="string" calcext:value-type="string">
            <text:p>0500000US18157</text:p>
          </table:table-cell>
          <table:table-cell office:value-type="float" office:value="18157" calcext:value-type="float">
            <text:p>18157</text:p>
          </table:table-cell>
          <table:table-cell office:value-type="string" calcext:value-type="string">
            <text:p>Tippecanoe County, Indiana</text:p>
          </table:table-cell>
          <table:table-cell office:value-type="float" office:value="3593360400" calcext:value-type="float">
            <text:p>3593360400</text:p>
          </table:table-cell>
          <table:table-cell office:value-type="float" office:value="95017428" calcext:value-type="float">
            <text:p>95017428</text:p>
          </table:table-cell>
        </table:table-row>
        <table:table-row table:style-name="ro1">
          <table:table-cell office:value-type="string" calcext:value-type="string">
            <text:p>0500000US18159</text:p>
          </table:table-cell>
          <table:table-cell office:value-type="float" office:value="18159" calcext:value-type="float">
            <text:p>18159</text:p>
          </table:table-cell>
          <table:table-cell office:value-type="string" calcext:value-type="string">
            <text:p>Tipton County, Indiana</text:p>
          </table:table-cell>
          <table:table-cell office:value-type="float" office:value="393821800" calcext:value-type="float">
            <text:p>393821800</text:p>
          </table:table-cell>
          <table:table-cell office:value-type="float" office:value="24259129" calcext:value-type="float">
            <text:p>24259129</text:p>
          </table:table-cell>
        </table:table-row>
        <table:table-row table:style-name="ro1">
          <table:table-cell office:value-type="string" calcext:value-type="string">
            <text:p>0500000US18161</text:p>
          </table:table-cell>
          <table:table-cell office:value-type="float" office:value="18161" calcext:value-type="float">
            <text:p>18161</text:p>
          </table:table-cell>
          <table:table-cell office:value-type="string" calcext:value-type="string">
            <text:p>Union County, Indiana</text:p>
          </table:table-cell>
          <table:table-cell office:value-type="float" office:value="152391300" calcext:value-type="float">
            <text:p>152391300</text:p>
          </table:table-cell>
          <table:table-cell office:value-type="float" office:value="10155956" calcext:value-type="float">
            <text:p>10155956</text:p>
          </table:table-cell>
        </table:table-row>
        <table:table-row table:style-name="ro1">
          <table:table-cell office:value-type="string" calcext:value-type="string">
            <text:p>0500000US18163</text:p>
          </table:table-cell>
          <table:table-cell office:value-type="float" office:value="18163" calcext:value-type="float">
            <text:p>18163</text:p>
          </table:table-cell>
          <table:table-cell office:value-type="string" calcext:value-type="string">
            <text:p>Vanderburgh County, Indiana</text:p>
          </table:table-cell>
          <table:table-cell office:value-type="float" office:value="4035547300" calcext:value-type="float">
            <text:p>4035547300</text:p>
          </table:table-cell>
          <table:table-cell office:value-type="float" office:value="120818054" calcext:value-type="float">
            <text:p>120818054</text:p>
          </table:table-cell>
        </table:table-row>
        <table:table-row table:style-name="ro1">
          <table:table-cell office:value-type="string" calcext:value-type="string">
            <text:p>0500000US18165</text:p>
          </table:table-cell>
          <table:table-cell office:value-type="float" office:value="18165" calcext:value-type="float">
            <text:p>18165</text:p>
          </table:table-cell>
          <table:table-cell office:value-type="string" calcext:value-type="string">
            <text:p>Vermillion County, Indiana</text:p>
          </table:table-cell>
          <table:table-cell office:value-type="float" office:value="332455300" calcext:value-type="float">
            <text:p>332455300</text:p>
          </table:table-cell>
          <table:table-cell office:value-type="float" office:value="14956977" calcext:value-type="float">
            <text:p>14956977</text:p>
          </table:table-cell>
        </table:table-row>
        <table:table-row table:style-name="ro1">
          <table:table-cell office:value-type="string" calcext:value-type="string">
            <text:p>0500000US18167</text:p>
          </table:table-cell>
          <table:table-cell office:value-type="float" office:value="18167" calcext:value-type="float">
            <text:p>18167</text:p>
          </table:table-cell>
          <table:table-cell office:value-type="string" calcext:value-type="string">
            <text:p>Vigo County, Indiana</text:p>
          </table:table-cell>
          <table:table-cell office:value-type="float" office:value="2023402800" calcext:value-type="float">
            <text:p>2023402800</text:p>
          </table:table-cell>
          <table:table-cell office:value-type="float" office:value="73542871" calcext:value-type="float">
            <text:p>73542871</text:p>
          </table:table-cell>
        </table:table-row>
        <table:table-row table:style-name="ro1">
          <table:table-cell office:value-type="string" calcext:value-type="string">
            <text:p>0500000US18169</text:p>
          </table:table-cell>
          <table:table-cell office:value-type="float" office:value="18169" calcext:value-type="float">
            <text:p>18169</text:p>
          </table:table-cell>
          <table:table-cell office:value-type="string" calcext:value-type="string">
            <text:p>Wabash County, Indiana</text:p>
          </table:table-cell>
          <table:table-cell office:value-type="float" office:value="683810700" calcext:value-type="float">
            <text:p>683810700</text:p>
          </table:table-cell>
          <table:table-cell office:value-type="float" office:value="37025193" calcext:value-type="float">
            <text:p>37025193</text:p>
          </table:table-cell>
        </table:table-row>
        <table:table-row table:style-name="ro1">
          <table:table-cell office:value-type="string" calcext:value-type="string">
            <text:p>0500000US18171</text:p>
          </table:table-cell>
          <table:table-cell office:value-type="float" office:value="18171" calcext:value-type="float">
            <text:p>18171</text:p>
          </table:table-cell>
          <table:table-cell office:value-type="string" calcext:value-type="string">
            <text:p>Warren County, Indiana</text:p>
          </table:table-cell>
          <table:table-cell office:value-type="float" office:value="223793200" calcext:value-type="float">
            <text:p>223793200</text:p>
          </table:table-cell>
          <table:table-cell office:value-type="float" office:value="18936890" calcext:value-type="float">
            <text:p>18936890</text:p>
          </table:table-cell>
        </table:table-row>
        <table:table-row table:style-name="ro1">
          <table:table-cell office:value-type="string" calcext:value-type="string">
            <text:p>0500000US18173</text:p>
          </table:table-cell>
          <table:table-cell office:value-type="float" office:value="18173" calcext:value-type="float">
            <text:p>18173</text:p>
          </table:table-cell>
          <table:table-cell office:value-type="string" calcext:value-type="string">
            <text:p>Warrick County, Indiana</text:p>
          </table:table-cell>
          <table:table-cell office:value-type="float" office:value="1707603600" calcext:value-type="float">
            <text:p>1707603600</text:p>
          </table:table-cell>
          <table:table-cell office:value-type="float" office:value="65340537" calcext:value-type="float">
            <text:p>65340537</text:p>
          </table:table-cell>
        </table:table-row>
        <table:table-row table:style-name="ro1">
          <table:table-cell office:value-type="string" calcext:value-type="string">
            <text:p>0500000US18175</text:p>
          </table:table-cell>
          <table:table-cell office:value-type="float" office:value="18175" calcext:value-type="float">
            <text:p>18175</text:p>
          </table:table-cell>
          <table:table-cell office:value-type="string" calcext:value-type="string">
            <text:p>Washington County, Indiana</text:p>
          </table:table-cell>
          <table:table-cell office:value-type="float" office:value="544507000" calcext:value-type="float">
            <text:p>544507000</text:p>
          </table:table-cell>
          <table:table-cell office:value-type="float" office:value="34345371" calcext:value-type="float">
            <text:p>34345371</text:p>
          </table:table-cell>
        </table:table-row>
        <table:table-row table:style-name="ro1">
          <table:table-cell office:value-type="string" calcext:value-type="string">
            <text:p>0500000US18177</text:p>
          </table:table-cell>
          <table:table-cell office:value-type="float" office:value="18177" calcext:value-type="float">
            <text:p>18177</text:p>
          </table:table-cell>
          <table:table-cell office:value-type="string" calcext:value-type="string">
            <text:p>Wayne County, Indiana</text:p>
          </table:table-cell>
          <table:table-cell office:value-type="float" office:value="1346913900" calcext:value-type="float">
            <text:p>1346913900</text:p>
          </table:table-cell>
          <table:table-cell office:value-type="float" office:value="56280552" calcext:value-type="float">
            <text:p>56280552</text:p>
          </table:table-cell>
        </table:table-row>
        <table:table-row table:style-name="ro1">
          <table:table-cell office:value-type="string" calcext:value-type="string">
            <text:p>0500000US18179</text:p>
          </table:table-cell>
          <table:table-cell office:value-type="float" office:value="18179" calcext:value-type="float">
            <text:p>18179</text:p>
          </table:table-cell>
          <table:table-cell office:value-type="string" calcext:value-type="string">
            <text:p>Wells County, Indiana</text:p>
          </table:table-cell>
          <table:table-cell office:value-type="float" office:value="641390200" calcext:value-type="float">
            <text:p>641390200</text:p>
          </table:table-cell>
          <table:table-cell office:value-type="float" office:value="27940814" calcext:value-type="float">
            <text:p>27940814</text:p>
          </table:table-cell>
        </table:table-row>
        <table:table-row table:style-name="ro1">
          <table:table-cell office:value-type="string" calcext:value-type="string">
            <text:p>0500000US18181</text:p>
          </table:table-cell>
          <table:table-cell office:value-type="float" office:value="18181" calcext:value-type="float">
            <text:p>18181</text:p>
          </table:table-cell>
          <table:table-cell office:value-type="string" calcext:value-type="string">
            <text:p>White County, Indiana</text:p>
          </table:table-cell>
          <table:table-cell office:value-type="float" office:value="569465200" calcext:value-type="float">
            <text:p>569465200</text:p>
          </table:table-cell>
          <table:table-cell office:value-type="float" office:value="32370350" calcext:value-type="float">
            <text:p>32370350</text:p>
          </table:table-cell>
        </table:table-row>
        <table:table-row table:style-name="ro1">
          <table:table-cell office:value-type="string" calcext:value-type="string">
            <text:p>0500000US18183</text:p>
          </table:table-cell>
          <table:table-cell office:value-type="float" office:value="18183" calcext:value-type="float">
            <text:p>18183</text:p>
          </table:table-cell>
          <table:table-cell office:value-type="string" calcext:value-type="string">
            <text:p>Whitley County, Indiana</text:p>
          </table:table-cell>
          <table:table-cell office:value-type="float" office:value="852507500" calcext:value-type="float">
            <text:p>852507500</text:p>
          </table:table-cell>
          <table:table-cell office:value-type="float" office:value="39247804" calcext:value-type="float">
            <text:p>39247804</text:p>
          </table:table-cell>
        </table:table-row>
        <table:table-row table:style-name="ro1">
          <table:table-cell office:value-type="string" calcext:value-type="string">
            <text:p>0500000US19001</text:p>
          </table:table-cell>
          <table:table-cell office:value-type="float" office:value="19001" calcext:value-type="float">
            <text:p>19001</text:p>
          </table:table-cell>
          <table:table-cell office:value-type="string" calcext:value-type="string">
            <text:p>Adair County, Iowa</text:p>
          </table:table-cell>
          <table:table-cell office:value-type="float" office:value="187471300" calcext:value-type="float">
            <text:p>187471300</text:p>
          </table:table-cell>
          <table:table-cell office:value-type="float" office:value="10985498" calcext:value-type="float">
            <text:p>10985498</text:p>
          </table:table-cell>
        </table:table-row>
        <table:table-row table:style-name="ro1">
          <table:table-cell office:value-type="string" calcext:value-type="string">
            <text:p>0500000US19003</text:p>
          </table:table-cell>
          <table:table-cell office:value-type="float" office:value="19003" calcext:value-type="float">
            <text:p>19003</text:p>
          </table:table-cell>
          <table:table-cell office:value-type="string" calcext:value-type="string">
            <text:p>Adams County, Iowa</text:p>
          </table:table-cell>
          <table:table-cell office:value-type="float" office:value="101515200" calcext:value-type="float">
            <text:p>101515200</text:p>
          </table:table-cell>
          <table:table-cell office:value-type="float" office:value="6826281" calcext:value-type="float">
            <text:p>6826281</text:p>
          </table:table-cell>
        </table:table-row>
        <table:table-row table:style-name="ro1">
          <table:table-cell office:value-type="string" calcext:value-type="string">
            <text:p>0500000US19005</text:p>
          </table:table-cell>
          <table:table-cell office:value-type="float" office:value="19005" calcext:value-type="float">
            <text:p>19005</text:p>
          </table:table-cell>
          <table:table-cell office:value-type="string" calcext:value-type="string">
            <text:p>Allamakee County, Iowa</text:p>
          </table:table-cell>
          <table:table-cell office:value-type="float" office:value="357609400" calcext:value-type="float">
            <text:p>357609400</text:p>
          </table:table-cell>
          <table:table-cell office:value-type="float" office:value="19975468" calcext:value-type="float">
            <text:p>19975468</text:p>
          </table:table-cell>
        </table:table-row>
        <table:table-row table:style-name="ro1">
          <table:table-cell office:value-type="string" calcext:value-type="string">
            <text:p>0500000US19007</text:p>
          </table:table-cell>
          <table:table-cell office:value-type="float" office:value="19007" calcext:value-type="float">
            <text:p>19007</text:p>
          </table:table-cell>
          <table:table-cell office:value-type="string" calcext:value-type="string">
            <text:p>Appanoose County, Iowa</text:p>
          </table:table-cell>
          <table:table-cell office:value-type="float" office:value="287162400" calcext:value-type="float">
            <text:p>287162400</text:p>
          </table:table-cell>
          <table:table-cell office:value-type="float" office:value="21652186" calcext:value-type="float">
            <text:p>21652186</text:p>
          </table:table-cell>
        </table:table-row>
        <table:table-row table:style-name="ro1">
          <table:table-cell office:value-type="string" calcext:value-type="string">
            <text:p>0500000US19009</text:p>
          </table:table-cell>
          <table:table-cell office:value-type="float" office:value="19009" calcext:value-type="float">
            <text:p>19009</text:p>
          </table:table-cell>
          <table:table-cell office:value-type="string" calcext:value-type="string">
            <text:p>Audubon County, Iowa</text:p>
          </table:table-cell>
          <table:table-cell office:value-type="float" office:value="171930500" calcext:value-type="float">
            <text:p>171930500</text:p>
          </table:table-cell>
          <table:table-cell office:value-type="float" office:value="17230925" calcext:value-type="float">
            <text:p>17230925</text:p>
          </table:table-cell>
        </table:table-row>
        <table:table-row table:style-name="ro1">
          <table:table-cell office:value-type="string" calcext:value-type="string">
            <text:p>0500000US19011</text:p>
          </table:table-cell>
          <table:table-cell office:value-type="float" office:value="19011" calcext:value-type="float">
            <text:p>19011</text:p>
          </table:table-cell>
          <table:table-cell office:value-type="string" calcext:value-type="string">
            <text:p>Benton County, Iowa</text:p>
          </table:table-cell>
          <table:table-cell office:value-type="float" office:value="758798500" calcext:value-type="float">
            <text:p>758798500</text:p>
          </table:table-cell>
          <table:table-cell office:value-type="float" office:value="48997260" calcext:value-type="float">
            <text:p>48997260</text:p>
          </table:table-cell>
        </table:table-row>
        <table:table-row table:style-name="ro1">
          <table:table-cell office:value-type="string" calcext:value-type="string">
            <text:p>0500000US19013</text:p>
          </table:table-cell>
          <table:table-cell office:value-type="float" office:value="19013" calcext:value-type="float">
            <text:p>19013</text:p>
          </table:table-cell>
          <table:table-cell office:value-type="string" calcext:value-type="string">
            <text:p>Black Hawk County, Iowa</text:p>
          </table:table-cell>
          <table:table-cell office:value-type="float" office:value="2922529600" calcext:value-type="float">
            <text:p>2922529600</text:p>
          </table:table-cell>
          <table:table-cell office:value-type="float" office:value="67655457" calcext:value-type="float">
            <text:p>67655457</text:p>
          </table:table-cell>
        </table:table-row>
        <table:table-row table:style-name="ro1">
          <table:table-cell office:value-type="string" calcext:value-type="string">
            <text:p>0500000US19015</text:p>
          </table:table-cell>
          <table:table-cell office:value-type="float" office:value="19015" calcext:value-type="float">
            <text:p>19015</text:p>
          </table:table-cell>
          <table:table-cell office:value-type="string" calcext:value-type="string">
            <text:p>Boone County, Iowa</text:p>
          </table:table-cell>
          <table:table-cell office:value-type="float" office:value="672574600" calcext:value-type="float">
            <text:p>672574600</text:p>
          </table:table-cell>
          <table:table-cell office:value-type="float" office:value="25485500" calcext:value-type="float">
            <text:p>25485500</text:p>
          </table:table-cell>
        </table:table-row>
        <table:table-row table:style-name="ro1">
          <table:table-cell office:value-type="string" calcext:value-type="string">
            <text:p>0500000US19017</text:p>
          </table:table-cell>
          <table:table-cell office:value-type="float" office:value="19017" calcext:value-type="float">
            <text:p>19017</text:p>
          </table:table-cell>
          <table:table-cell office:value-type="string" calcext:value-type="string">
            <text:p>Bremer County, Iowa</text:p>
          </table:table-cell>
          <table:table-cell office:value-type="float" office:value="714575600" calcext:value-type="float">
            <text:p>714575600</text:p>
          </table:table-cell>
          <table:table-cell office:value-type="float" office:value="29125723" calcext:value-type="float">
            <text:p>29125723</text:p>
          </table:table-cell>
        </table:table-row>
        <table:table-row table:style-name="ro1">
          <table:table-cell office:value-type="string" calcext:value-type="string">
            <text:p>0500000US19019</text:p>
          </table:table-cell>
          <table:table-cell office:value-type="float" office:value="19019" calcext:value-type="float">
            <text:p>19019</text:p>
          </table:table-cell>
          <table:table-cell office:value-type="string" calcext:value-type="string">
            <text:p>Buchanan County, Iowa</text:p>
          </table:table-cell>
          <table:table-cell office:value-type="float" office:value="602376700" calcext:value-type="float">
            <text:p>602376700</text:p>
          </table:table-cell>
          <table:table-cell office:value-type="float" office:value="47016253" calcext:value-type="float">
            <text:p>47016253</text:p>
          </table:table-cell>
        </table:table-row>
        <table:table-row table:style-name="ro1">
          <table:table-cell office:value-type="string" calcext:value-type="string">
            <text:p>0500000US19021</text:p>
          </table:table-cell>
          <table:table-cell office:value-type="float" office:value="19021" calcext:value-type="float">
            <text:p>19021</text:p>
          </table:table-cell>
          <table:table-cell office:value-type="string" calcext:value-type="string">
            <text:p>Buena Vista County, Iowa</text:p>
          </table:table-cell>
          <table:table-cell office:value-type="float" office:value="385300800" calcext:value-type="float">
            <text:p>385300800</text:p>
          </table:table-cell>
          <table:table-cell office:value-type="float" office:value="30607290" calcext:value-type="float">
            <text:p>30607290</text:p>
          </table:table-cell>
        </table:table-row>
        <table:table-row table:style-name="ro1">
          <table:table-cell office:value-type="string" calcext:value-type="string">
            <text:p>0500000US19023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Butler County, Iowa</text:p>
          </table:table-cell>
          <table:table-cell office:value-type="float" office:value="389720400" calcext:value-type="float">
            <text:p>389720400</text:p>
          </table:table-cell>
          <table:table-cell office:value-type="float" office:value="19548323" calcext:value-type="float">
            <text:p>19548323</text:p>
          </table:table-cell>
        </table:table-row>
        <table:table-row table:style-name="ro1">
          <table:table-cell office:value-type="string" calcext:value-type="string">
            <text:p>0500000US19025</text:p>
          </table:table-cell>
          <table:table-cell office:value-type="float" office:value="19025" calcext:value-type="float">
            <text:p>19025</text:p>
          </table:table-cell>
          <table:table-cell office:value-type="string" calcext:value-type="string">
            <text:p>Calhoun County, Iowa</text:p>
          </table:table-cell>
          <table:table-cell office:value-type="float" office:value="253868600" calcext:value-type="float">
            <text:p>253868600</text:p>
          </table:table-cell>
          <table:table-cell office:value-type="float" office:value="13454566" calcext:value-type="float">
            <text:p>13454566</text:p>
          </table:table-cell>
        </table:table-row>
        <table:table-row table:style-name="ro1">
          <table:table-cell office:value-type="string" calcext:value-type="string">
            <text:p>0500000US19027</text:p>
          </table:table-cell>
          <table:table-cell office:value-type="float" office:value="19027" calcext:value-type="float">
            <text:p>19027</text:p>
          </table:table-cell>
          <table:table-cell office:value-type="string" calcext:value-type="string">
            <text:p>Carroll County, Iowa</text:p>
          </table:table-cell>
          <table:table-cell office:value-type="float" office:value="535039200" calcext:value-type="float">
            <text:p>535039200</text:p>
          </table:table-cell>
          <table:table-cell office:value-type="float" office:value="21089633" calcext:value-type="float">
            <text:p>21089633</text:p>
          </table:table-cell>
        </table:table-row>
        <table:table-row table:style-name="ro1">
          <table:table-cell office:value-type="string" calcext:value-type="string">
            <text:p>0500000US19029</text:p>
          </table:table-cell>
          <table:table-cell office:value-type="float" office:value="19029" calcext:value-type="float">
            <text:p>19029</text:p>
          </table:table-cell>
          <table:table-cell office:value-type="string" calcext:value-type="string">
            <text:p>Cass County, Iowa</text:p>
          </table:table-cell>
          <table:table-cell office:value-type="float" office:value="336841900" calcext:value-type="float">
            <text:p>336841900</text:p>
          </table:table-cell>
          <table:table-cell office:value-type="float" office:value="22989980" calcext:value-type="float">
            <text:p>22989980</text:p>
          </table:table-cell>
        </table:table-row>
        <table:table-row table:style-name="ro1">
          <table:table-cell office:value-type="string" calcext:value-type="string">
            <text:p>0500000US19031</text:p>
          </table:table-cell>
          <table:table-cell office:value-type="float" office:value="19031" calcext:value-type="float">
            <text:p>19031</text:p>
          </table:table-cell>
          <table:table-cell office:value-type="string" calcext:value-type="string">
            <text:p>Cedar County, Iowa</text:p>
          </table:table-cell>
          <table:table-cell office:value-type="float" office:value="499466100" calcext:value-type="float">
            <text:p>499466100</text:p>
          </table:table-cell>
          <table:table-cell office:value-type="float" office:value="16669291" calcext:value-type="float">
            <text:p>16669291</text:p>
          </table:table-cell>
        </table:table-row>
        <table:table-row table:style-name="ro1">
          <table:table-cell office:value-type="string" calcext:value-type="string">
            <text:p>0500000US19033</text:p>
          </table:table-cell>
          <table:table-cell office:value-type="float" office:value="19033" calcext:value-type="float">
            <text:p>19033</text:p>
          </table:table-cell>
          <table:table-cell office:value-type="string" calcext:value-type="string">
            <text:p>Cerro Gordo County, Iowa</text:p>
          </table:table-cell>
          <table:table-cell office:value-type="float" office:value="1151568400" calcext:value-type="float">
            <text:p>1151568400</text:p>
          </table:table-cell>
          <table:table-cell office:value-type="float" office:value="57721164" calcext:value-type="float">
            <text:p>57721164</text:p>
          </table:table-cell>
        </table:table-row>
        <table:table-row table:style-name="ro1">
          <table:table-cell office:value-type="string" calcext:value-type="string">
            <text:p>0500000US19035</text:p>
          </table:table-cell>
          <table:table-cell office:value-type="float" office:value="19035" calcext:value-type="float">
            <text:p>19035</text:p>
          </table:table-cell>
          <table:table-cell office:value-type="string" calcext:value-type="string">
            <text:p>Cherokee County, Iowa</text:p>
          </table:table-cell>
          <table:table-cell office:value-type="float" office:value="323151600" calcext:value-type="float">
            <text:p>323151600</text:p>
          </table:table-cell>
          <table:table-cell office:value-type="float" office:value="22039224" calcext:value-type="float">
            <text:p>22039224</text:p>
          </table:table-cell>
        </table:table-row>
        <table:table-row table:style-name="ro1">
          <table:table-cell office:value-type="string" calcext:value-type="string">
            <text:p>0500000US19037</text:p>
          </table:table-cell>
          <table:table-cell office:value-type="float" office:value="19037" calcext:value-type="float">
            <text:p>19037</text:p>
          </table:table-cell>
          <table:table-cell office:value-type="string" calcext:value-type="string">
            <text:p>Chickasaw County, Iowa</text:p>
          </table:table-cell>
          <table:table-cell office:value-type="float" office:value="324380000" calcext:value-type="float">
            <text:p>324380000</text:p>
          </table:table-cell>
          <table:table-cell office:value-type="float" office:value="21059230" calcext:value-type="float">
            <text:p>21059230</text:p>
          </table:table-cell>
        </table:table-row>
        <table:table-row table:style-name="ro1">
          <table:table-cell office:value-type="string" calcext:value-type="string">
            <text:p>0500000US19039</text:p>
          </table:table-cell>
          <table:table-cell office:value-type="float" office:value="19039" calcext:value-type="float">
            <text:p>19039</text:p>
          </table:table-cell>
          <table:table-cell office:value-type="string" calcext:value-type="string">
            <text:p>Clarke County, Iowa</text:p>
          </table:table-cell>
          <table:table-cell office:value-type="float" office:value="191196200" calcext:value-type="float">
            <text:p>191196200</text:p>
          </table:table-cell>
          <table:table-cell office:value-type="float" office:value="11946742" calcext:value-type="float">
            <text:p>11946742</text:p>
          </table:table-cell>
        </table:table-row>
        <table:table-row table:style-name="ro1">
          <table:table-cell office:value-type="string" calcext:value-type="string">
            <text:p>0500000US19041</text:p>
          </table:table-cell>
          <table:table-cell office:value-type="float" office:value="19041" calcext:value-type="float">
            <text:p>19041</text:p>
          </table:table-cell>
          <table:table-cell office:value-type="string" calcext:value-type="string">
            <text:p>Clay County, Iowa</text:p>
          </table:table-cell>
          <table:table-cell office:value-type="float" office:value="438001600" calcext:value-type="float">
            <text:p>438001600</text:p>
          </table:table-cell>
          <table:table-cell office:value-type="float" office:value="26873522" calcext:value-type="float">
            <text:p>26873522</text:p>
          </table:table-cell>
        </table:table-row>
        <table:table-row table:style-name="ro1">
          <table:table-cell office:value-type="string" calcext:value-type="string">
            <text:p>0500000US19043</text:p>
          </table:table-cell>
          <table:table-cell office:value-type="float" office:value="19043" calcext:value-type="float">
            <text:p>19043</text:p>
          </table:table-cell>
          <table:table-cell office:value-type="string" calcext:value-type="string">
            <text:p>Clayton County, Iowa</text:p>
          </table:table-cell>
          <table:table-cell office:value-type="float" office:value="454205800" calcext:value-type="float">
            <text:p>454205800</text:p>
          </table:table-cell>
          <table:table-cell office:value-type="float" office:value="22169068" calcext:value-type="float">
            <text:p>22169068</text:p>
          </table:table-cell>
        </table:table-row>
        <table:table-row table:style-name="ro1">
          <table:table-cell office:value-type="string" calcext:value-type="string">
            <text:p>0500000US19045</text:p>
          </table:table-cell>
          <table:table-cell office:value-type="float" office:value="19045" calcext:value-type="float">
            <text:p>19045</text:p>
          </table:table-cell>
          <table:table-cell office:value-type="string" calcext:value-type="string">
            <text:p>Clinton County, Iowa</text:p>
          </table:table-cell>
          <table:table-cell office:value-type="float" office:value="1238403300" calcext:value-type="float">
            <text:p>1238403300</text:p>
          </table:table-cell>
          <table:table-cell office:value-type="float" office:value="48058266" calcext:value-type="float">
            <text:p>48058266</text:p>
          </table:table-cell>
        </table:table-row>
        <table:table-row table:style-name="ro1">
          <table:table-cell office:value-type="string" calcext:value-type="string">
            <text:p>0500000US19047</text:p>
          </table:table-cell>
          <table:table-cell office:value-type="float" office:value="19047" calcext:value-type="float">
            <text:p>19047</text:p>
          </table:table-cell>
          <table:table-cell office:value-type="string" calcext:value-type="string">
            <text:p>Crawford County, Iowa</text:p>
          </table:table-cell>
          <table:table-cell office:value-type="float" office:value="326446100" calcext:value-type="float">
            <text:p>326446100</text:p>
          </table:table-cell>
          <table:table-cell office:value-type="float" office:value="24691996" calcext:value-type="float">
            <text:p>24691996</text:p>
          </table:table-cell>
        </table:table-row>
        <table:table-row table:style-name="ro1">
          <table:table-cell office:value-type="string" calcext:value-type="string">
            <text:p>0500000US19049</text:p>
          </table:table-cell>
          <table:table-cell office:value-type="float" office:value="19049" calcext:value-type="float">
            <text:p>19049</text:p>
          </table:table-cell>
          <table:table-cell office:value-type="string" calcext:value-type="string">
            <text:p>Dallas County, Iowa</text:p>
          </table:table-cell>
          <table:table-cell office:value-type="float" office:value="2541002600" calcext:value-type="float">
            <text:p>2541002600</text:p>
          </table:table-cell>
          <table:table-cell office:value-type="float" office:value="91567362" calcext:value-type="float">
            <text:p>91567362</text:p>
          </table:table-cell>
        </table:table-row>
        <table:table-row table:style-name="ro1">
          <table:table-cell office:value-type="string" calcext:value-type="string">
            <text:p>0500000US19051</text:p>
          </table:table-cell>
          <table:table-cell office:value-type="float" office:value="19051" calcext:value-type="float">
            <text:p>19051</text:p>
          </table:table-cell>
          <table:table-cell office:value-type="string" calcext:value-type="string">
            <text:p>Davis County, Iowa</text:p>
          </table:table-cell>
          <table:table-cell office:value-type="float" office:value="199867500" calcext:value-type="float">
            <text:p>199867500</text:p>
          </table:table-cell>
          <table:table-cell office:value-type="float" office:value="21989117" calcext:value-type="float">
            <text:p>21989117</text:p>
          </table:table-cell>
        </table:table-row>
        <table:table-row table:style-name="ro1">
          <table:table-cell office:value-type="string" calcext:value-type="string">
            <text:p>0500000US19053</text:p>
          </table:table-cell>
          <table:table-cell office:value-type="float" office:value="19053" calcext:value-type="float">
            <text:p>19053</text:p>
          </table:table-cell>
          <table:table-cell office:value-type="string" calcext:value-type="string">
            <text:p>Decatur County, Iowa</text:p>
          </table:table-cell>
          <table:table-cell office:value-type="float" office:value="149854100" calcext:value-type="float">
            <text:p>149854100</text:p>
          </table:table-cell>
          <table:table-cell office:value-type="float" office:value="8101818" calcext:value-type="float">
            <text:p>8101818</text:p>
          </table:table-cell>
        </table:table-row>
        <table:table-row table:style-name="ro1">
          <table:table-cell office:value-type="string" calcext:value-type="string">
            <text:p>0500000US19055</text:p>
          </table:table-cell>
          <table:table-cell office:value-type="float" office:value="19055" calcext:value-type="float">
            <text:p>19055</text:p>
          </table:table-cell>
          <table:table-cell office:value-type="string" calcext:value-type="string">
            <text:p>Delaware County, Iowa</text:p>
          </table:table-cell>
          <table:table-cell office:value-type="float" office:value="470671000" calcext:value-type="float">
            <text:p>470671000</text:p>
          </table:table-cell>
          <table:table-cell office:value-type="float" office:value="25001256" calcext:value-type="float">
            <text:p>25001256</text:p>
          </table:table-cell>
        </table:table-row>
        <table:table-row table:style-name="ro1">
          <table:table-cell office:value-type="string" calcext:value-type="string">
            <text:p>0500000US19057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Des Moines County, Iowa</text:p>
          </table:table-cell>
          <table:table-cell office:value-type="float" office:value="915198100" calcext:value-type="float">
            <text:p>915198100</text:p>
          </table:table-cell>
          <table:table-cell office:value-type="float" office:value="34508090" calcext:value-type="float">
            <text:p>34508090</text:p>
          </table:table-cell>
        </table:table-row>
        <table:table-row table:style-name="ro1">
          <table:table-cell office:value-type="string" calcext:value-type="string">
            <text:p>0500000US19059</text:p>
          </table:table-cell>
          <table:table-cell office:value-type="float" office:value="19059" calcext:value-type="float">
            <text:p>19059</text:p>
          </table:table-cell>
          <table:table-cell office:value-type="string" calcext:value-type="string">
            <text:p>Dickinson County, Iowa</text:p>
          </table:table-cell>
          <table:table-cell office:value-type="float" office:value="573559000" calcext:value-type="float">
            <text:p>573559000</text:p>
          </table:table-cell>
          <table:table-cell office:value-type="float" office:value="30268897" calcext:value-type="float">
            <text:p>30268897</text:p>
          </table:table-cell>
        </table:table-row>
        <table:table-row table:style-name="ro1">
          <table:table-cell office:value-type="string" calcext:value-type="string">
            <text:p>0500000US19061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Dubuque County, Iowa</text:p>
          </table:table-cell>
          <table:table-cell office:value-type="float" office:value="2440577100" calcext:value-type="float">
            <text:p>2440577100</text:p>
          </table:table-cell>
          <table:table-cell office:value-type="float" office:value="62531838" calcext:value-type="float">
            <text:p>62531838</text:p>
          </table:table-cell>
        </table:table-row>
        <table:table-row table:style-name="ro1">
          <table:table-cell office:value-type="string" calcext:value-type="string">
            <text:p>0500000US19063</text:p>
          </table:table-cell>
          <table:table-cell office:value-type="float" office:value="19063" calcext:value-type="float">
            <text:p>19063</text:p>
          </table:table-cell>
          <table:table-cell office:value-type="string" calcext:value-type="string">
            <text:p>Emmet County, Iowa</text:p>
          </table:table-cell>
          <table:table-cell office:value-type="float" office:value="261041500" calcext:value-type="float">
            <text:p>261041500</text:p>
          </table:table-cell>
          <table:table-cell office:value-type="float" office:value="22761435" calcext:value-type="float">
            <text:p>22761435</text:p>
          </table:table-cell>
        </table:table-row>
        <table:table-row table:style-name="ro1">
          <table:table-cell office:value-type="string" calcext:value-type="string">
            <text:p>0500000US19065</text:p>
          </table:table-cell>
          <table:table-cell office:value-type="float" office:value="19065" calcext:value-type="float">
            <text:p>19065</text:p>
          </table:table-cell>
          <table:table-cell office:value-type="string" calcext:value-type="string">
            <text:p>Fayette County, Iowa</text:p>
          </table:table-cell>
          <table:table-cell office:value-type="float" office:value="486236500" calcext:value-type="float">
            <text:p>486236500</text:p>
          </table:table-cell>
          <table:table-cell office:value-type="float" office:value="19268264" calcext:value-type="float">
            <text:p>19268264</text:p>
          </table:table-cell>
        </table:table-row>
        <table:table-row table:style-name="ro1">
          <table:table-cell office:value-type="string" calcext:value-type="string">
            <text:p>0500000US19067</text:p>
          </table:table-cell>
          <table:table-cell office:value-type="float" office:value="19067" calcext:value-type="float">
            <text:p>19067</text:p>
          </table:table-cell>
          <table:table-cell office:value-type="string" calcext:value-type="string">
            <text:p>Floyd County, Iowa</text:p>
          </table:table-cell>
          <table:table-cell office:value-type="float" office:value="395952500" calcext:value-type="float">
            <text:p>395952500</text:p>
          </table:table-cell>
          <table:table-cell office:value-type="float" office:value="28912846" calcext:value-type="float">
            <text:p>28912846</text:p>
          </table:table-cell>
        </table:table-row>
        <table:table-row table:style-name="ro1">
          <table:table-cell office:value-type="string" calcext:value-type="string">
            <text:p>0500000US19069</text:p>
          </table:table-cell>
          <table:table-cell office:value-type="float" office:value="19069" calcext:value-type="float">
            <text:p>19069</text:p>
          </table:table-cell>
          <table:table-cell office:value-type="string" calcext:value-type="string">
            <text:p>Franklin County, Iowa</text:p>
          </table:table-cell>
          <table:table-cell office:value-type="float" office:value="245162400" calcext:value-type="float">
            <text:p>245162400</text:p>
          </table:table-cell>
          <table:table-cell office:value-type="float" office:value="16596989" calcext:value-type="float">
            <text:p>16596989</text:p>
          </table:table-cell>
        </table:table-row>
        <table:table-row table:style-name="ro1">
          <table:table-cell office:value-type="string" calcext:value-type="string">
            <text:p>0500000US19071</text:p>
          </table:table-cell>
          <table:table-cell office:value-type="float" office:value="19071" calcext:value-type="float">
            <text:p>19071</text:p>
          </table:table-cell>
          <table:table-cell office:value-type="string" calcext:value-type="string">
            <text:p>Fremont County, Iowa</text:p>
          </table:table-cell>
          <table:table-cell office:value-type="float" office:value="200432600" calcext:value-type="float">
            <text:p>200432600</text:p>
          </table:table-cell>
          <table:table-cell office:value-type="float" office:value="13785540" calcext:value-type="float">
            <text:p>13785540</text:p>
          </table:table-cell>
        </table:table-row>
        <table:table-row table:style-name="ro1">
          <table:table-cell office:value-type="string" calcext:value-type="string">
            <text:p>0500000US19073</text:p>
          </table:table-cell>
          <table:table-cell office:value-type="float" office:value="19073" calcext:value-type="float">
            <text:p>19073</text:p>
          </table:table-cell>
          <table:table-cell office:value-type="string" calcext:value-type="string">
            <text:p>Greene County, Iowa</text:p>
          </table:table-cell>
          <table:table-cell office:value-type="float" office:value="240680600" calcext:value-type="float">
            <text:p>240680600</text:p>
          </table:table-cell>
          <table:table-cell office:value-type="float" office:value="19278139" calcext:value-type="float">
            <text:p>19278139</text:p>
          </table:table-cell>
        </table:table-row>
        <table:table-row table:style-name="ro1">
          <table:table-cell office:value-type="string" calcext:value-type="string">
            <text:p>0500000US19075</text:p>
          </table:table-cell>
          <table:table-cell office:value-type="float" office:value="19075" calcext:value-type="float">
            <text:p>19075</text:p>
          </table:table-cell>
          <table:table-cell office:value-type="string" calcext:value-type="string">
            <text:p>Grundy County, Iowa</text:p>
          </table:table-cell>
          <table:table-cell office:value-type="float" office:value="376001700" calcext:value-type="float">
            <text:p>376001700</text:p>
          </table:table-cell>
          <table:table-cell office:value-type="float" office:value="17725706" calcext:value-type="float">
            <text:p>17725706</text:p>
          </table:table-cell>
        </table:table-row>
        <table:table-row table:style-name="ro1">
          <table:table-cell office:value-type="string" calcext:value-type="string">
            <text:p>0500000US19077</text:p>
          </table:table-cell>
          <table:table-cell office:value-type="float" office:value="19077" calcext:value-type="float">
            <text:p>19077</text:p>
          </table:table-cell>
          <table:table-cell office:value-type="string" calcext:value-type="string">
            <text:p>Guthrie County, Iowa</text:p>
          </table:table-cell>
          <table:table-cell office:value-type="float" office:value="301781100" calcext:value-type="float">
            <text:p>301781100</text:p>
          </table:table-cell>
          <table:table-cell office:value-type="float" office:value="23713027" calcext:value-type="float">
            <text:p>23713027</text:p>
          </table:table-cell>
        </table:table-row>
        <table:table-row table:style-name="ro1">
          <table:table-cell office:value-type="string" calcext:value-type="string">
            <text:p>0500000US19079</text:p>
          </table:table-cell>
          <table:table-cell office:value-type="float" office:value="19079" calcext:value-type="float">
            <text:p>19079</text:p>
          </table:table-cell>
          <table:table-cell office:value-type="string" calcext:value-type="string">
            <text:p>Hamilton County, Iowa</text:p>
          </table:table-cell>
          <table:table-cell office:value-type="float" office:value="372998400" calcext:value-type="float">
            <text:p>372998400</text:p>
          </table:table-cell>
          <table:table-cell office:value-type="float" office:value="31670427" calcext:value-type="float">
            <text:p>31670427</text:p>
          </table:table-cell>
        </table:table-row>
        <table:table-row table:style-name="ro1">
          <table:table-cell office:value-type="string" calcext:value-type="string">
            <text:p>0500000US19081</text:p>
          </table:table-cell>
          <table:table-cell office:value-type="float" office:value="19081" calcext:value-type="float">
            <text:p>19081</text:p>
          </table:table-cell>
          <table:table-cell office:value-type="string" calcext:value-type="string">
            <text:p>Hancock County, Iowa</text:p>
          </table:table-cell>
          <table:table-cell office:value-type="float" office:value="290320600" calcext:value-type="float">
            <text:p>290320600</text:p>
          </table:table-cell>
          <table:table-cell office:value-type="float" office:value="14580314" calcext:value-type="float">
            <text:p>14580314</text:p>
          </table:table-cell>
        </table:table-row>
        <table:table-row table:style-name="ro1">
          <table:table-cell office:value-type="string" calcext:value-type="string">
            <text:p>0500000US19083</text:p>
          </table:table-cell>
          <table:table-cell office:value-type="float" office:value="19083" calcext:value-type="float">
            <text:p>19083</text:p>
          </table:table-cell>
          <table:table-cell office:value-type="string" calcext:value-type="string">
            <text:p>Hardin County, Iowa</text:p>
          </table:table-cell>
          <table:table-cell office:value-type="float" office:value="424671300" calcext:value-type="float">
            <text:p>424671300</text:p>
          </table:table-cell>
          <table:table-cell office:value-type="float" office:value="24245458" calcext:value-type="float">
            <text:p>24245458</text:p>
          </table:table-cell>
        </table:table-row>
        <table:table-row table:style-name="ro1">
          <table:table-cell office:value-type="string" calcext:value-type="string">
            <text:p>0500000US19085</text:p>
          </table:table-cell>
          <table:table-cell office:value-type="float" office:value="19085" calcext:value-type="float">
            <text:p>19085</text:p>
          </table:table-cell>
          <table:table-cell office:value-type="string" calcext:value-type="string">
            <text:p>Harrison County, Iowa</text:p>
          </table:table-cell>
          <table:table-cell office:value-type="float" office:value="374557600" calcext:value-type="float">
            <text:p>374557600</text:p>
          </table:table-cell>
          <table:table-cell office:value-type="float" office:value="17727018" calcext:value-type="float">
            <text:p>17727018</text:p>
          </table:table-cell>
        </table:table-row>
        <table:table-row table:style-name="ro1">
          <table:table-cell office:value-type="string" calcext:value-type="string">
            <text:p>0500000US19087</text:p>
          </table:table-cell>
          <table:table-cell office:value-type="float" office:value="19087" calcext:value-type="float">
            <text:p>19087</text:p>
          </table:table-cell>
          <table:table-cell office:value-type="string" calcext:value-type="string">
            <text:p>Henry County, Iowa</text:p>
          </table:table-cell>
          <table:table-cell office:value-type="float" office:value="431730000" calcext:value-type="float">
            <text:p>431730000</text:p>
          </table:table-cell>
          <table:table-cell office:value-type="float" office:value="23559809" calcext:value-type="float">
            <text:p>23559809</text:p>
          </table:table-cell>
        </table:table-row>
        <table:table-row table:style-name="ro1">
          <table:table-cell office:value-type="string" calcext:value-type="string">
            <text:p>0500000US19089</text:p>
          </table:table-cell>
          <table:table-cell office:value-type="float" office:value="19089" calcext:value-type="float">
            <text:p>19089</text:p>
          </table:table-cell>
          <table:table-cell office:value-type="string" calcext:value-type="string">
            <text:p>Howard County, Iowa</text:p>
          </table:table-cell>
          <table:table-cell office:value-type="float" office:value="237126400" calcext:value-type="float">
            <text:p>237126400</text:p>
          </table:table-cell>
          <table:table-cell office:value-type="float" office:value="19524156" calcext:value-type="float">
            <text:p>19524156</text:p>
          </table:table-cell>
        </table:table-row>
        <table:table-row table:style-name="ro1">
          <table:table-cell office:value-type="string" calcext:value-type="string">
            <text:p>0500000US19091</text:p>
          </table:table-cell>
          <table:table-cell office:value-type="float" office:value="19091" calcext:value-type="float">
            <text:p>19091</text:p>
          </table:table-cell>
          <table:table-cell office:value-type="string" calcext:value-type="string">
            <text:p>Humboldt County, Iowa</text:p>
          </table:table-cell>
          <table:table-cell office:value-type="float" office:value="260493900" calcext:value-type="float">
            <text:p>260493900</text:p>
          </table:table-cell>
          <table:table-cell office:value-type="float" office:value="18103356" calcext:value-type="float">
            <text:p>18103356</text:p>
          </table:table-cell>
        </table:table-row>
        <table:table-row table:style-name="ro1">
          <table:table-cell office:value-type="string" calcext:value-type="string">
            <text:p>0500000US19093</text:p>
          </table:table-cell>
          <table:table-cell office:value-type="float" office:value="19093" calcext:value-type="float">
            <text:p>19093</text:p>
          </table:table-cell>
          <table:table-cell office:value-type="string" calcext:value-type="string">
            <text:p>Ida County, Iowa</text:p>
          </table:table-cell>
          <table:table-cell office:value-type="float" office:value="195624200" calcext:value-type="float">
            <text:p>195624200</text:p>
          </table:table-cell>
          <table:table-cell office:value-type="float" office:value="12831582" calcext:value-type="float">
            <text:p>12831582</text:p>
          </table:table-cell>
        </table:table-row>
        <table:table-row table:style-name="ro1">
          <table:table-cell office:value-type="string" calcext:value-type="string">
            <text:p>0500000US19095</text:p>
          </table:table-cell>
          <table:table-cell office:value-type="float" office:value="19095" calcext:value-type="float">
            <text:p>19095</text:p>
          </table:table-cell>
          <table:table-cell office:value-type="string" calcext:value-type="string">
            <text:p>Iowa County, Iowa</text:p>
          </table:table-cell>
          <table:table-cell office:value-type="float" office:value="473608100" calcext:value-type="float">
            <text:p>473608100</text:p>
          </table:table-cell>
          <table:table-cell office:value-type="float" office:value="24816652" calcext:value-type="float">
            <text:p>24816652</text:p>
          </table:table-cell>
        </table:table-row>
        <table:table-row table:style-name="ro1">
          <table:table-cell office:value-type="string" calcext:value-type="string">
            <text:p>0500000US19097</text:p>
          </table:table-cell>
          <table:table-cell office:value-type="float" office:value="19097" calcext:value-type="float">
            <text:p>19097</text:p>
          </table:table-cell>
          <table:table-cell office:value-type="string" calcext:value-type="string">
            <text:p>Jackson County, Iowa</text:p>
          </table:table-cell>
          <table:table-cell office:value-type="float" office:value="491862000" calcext:value-type="float">
            <text:p>491862000</text:p>
          </table:table-cell>
          <table:table-cell office:value-type="float" office:value="22915068" calcext:value-type="float">
            <text:p>22915068</text:p>
          </table:table-cell>
        </table:table-row>
        <table:table-row table:style-name="ro1">
          <table:table-cell office:value-type="string" calcext:value-type="string">
            <text:p>0500000US19099</text:p>
          </table:table-cell>
          <table:table-cell office:value-type="float" office:value="19099" calcext:value-type="float">
            <text:p>19099</text:p>
          </table:table-cell>
          <table:table-cell office:value-type="string" calcext:value-type="string">
            <text:p>Jasper County, Iowa</text:p>
          </table:table-cell>
          <table:table-cell office:value-type="float" office:value="929029500" calcext:value-type="float">
            <text:p>929029500</text:p>
          </table:table-cell>
          <table:table-cell office:value-type="float" office:value="35451094" calcext:value-type="float">
            <text:p>35451094</text:p>
          </table:table-cell>
        </table:table-row>
        <table:table-row table:style-name="ro1">
          <table:table-cell office:value-type="string" calcext:value-type="string">
            <text:p>0500000US19101</text:p>
          </table:table-cell>
          <table:table-cell office:value-type="float" office:value="19101" calcext:value-type="float">
            <text:p>19101</text:p>
          </table:table-cell>
          <table:table-cell office:value-type="string" calcext:value-type="string">
            <text:p>Jefferson County, Iowa</text:p>
          </table:table-cell>
          <table:table-cell office:value-type="float" office:value="399111400" calcext:value-type="float">
            <text:p>399111400</text:p>
          </table:table-cell>
          <table:table-cell office:value-type="float" office:value="40539961" calcext:value-type="float">
            <text:p>40539961</text:p>
          </table:table-cell>
        </table:table-row>
        <table:table-row table:style-name="ro1">
          <table:table-cell office:value-type="string" calcext:value-type="string">
            <text:p>0500000US19103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Johnson County, Iowa</text:p>
          </table:table-cell>
          <table:table-cell office:value-type="float" office:value="3793874900" calcext:value-type="float">
            <text:p>3793874900</text:p>
          </table:table-cell>
          <table:table-cell office:value-type="float" office:value="132499051" calcext:value-type="float">
            <text:p>132499051</text:p>
          </table:table-cell>
        </table:table-row>
        <table:table-row table:style-name="ro1">
          <table:table-cell office:value-type="string" calcext:value-type="string">
            <text:p>0500000US19105</text:p>
          </table:table-cell>
          <table:table-cell office:value-type="float" office:value="19105" calcext:value-type="float">
            <text:p>19105</text:p>
          </table:table-cell>
          <table:table-cell office:value-type="string" calcext:value-type="string">
            <text:p>Jones County, Iowa</text:p>
          </table:table-cell>
          <table:table-cell office:value-type="float" office:value="554616800" calcext:value-type="float">
            <text:p>554616800</text:p>
          </table:table-cell>
          <table:table-cell office:value-type="float" office:value="32494729" calcext:value-type="float">
            <text:p>32494729</text:p>
          </table:table-cell>
        </table:table-row>
        <table:table-row table:style-name="ro1">
          <table:table-cell office:value-type="string" calcext:value-type="string">
            <text:p>0500000US19107</text:p>
          </table:table-cell>
          <table:table-cell office:value-type="float" office:value="19107" calcext:value-type="float">
            <text:p>19107</text:p>
          </table:table-cell>
          <table:table-cell office:value-type="string" calcext:value-type="string">
            <text:p>Keokuk County, Iowa</text:p>
          </table:table-cell>
          <table:table-cell office:value-type="float" office:value="230914400" calcext:value-type="float">
            <text:p>230914400</text:p>
          </table:table-cell>
          <table:table-cell office:value-type="float" office:value="9865588" calcext:value-type="float">
            <text:p>9865588</text:p>
          </table:table-cell>
        </table:table-row>
        <table:table-row table:style-name="ro1">
          <table:table-cell office:value-type="string" calcext:value-type="string">
            <text:p>0500000US19109</text:p>
          </table:table-cell>
          <table:table-cell office:value-type="float" office:value="19109" calcext:value-type="float">
            <text:p>19109</text:p>
          </table:table-cell>
          <table:table-cell office:value-type="string" calcext:value-type="string">
            <text:p>Kossuth County, Iowa</text:p>
          </table:table-cell>
          <table:table-cell office:value-type="float" office:value="434613300" calcext:value-type="float">
            <text:p>434613300</text:p>
          </table:table-cell>
          <table:table-cell office:value-type="float" office:value="17282806" calcext:value-type="float">
            <text:p>17282806</text:p>
          </table:table-cell>
        </table:table-row>
        <table:table-row table:style-name="ro1">
          <table:table-cell office:value-type="string" calcext:value-type="string">
            <text:p>0500000US19111</text:p>
          </table:table-cell>
          <table:table-cell office:value-type="float" office:value="19111" calcext:value-type="float">
            <text:p>19111</text:p>
          </table:table-cell>
          <table:table-cell office:value-type="string" calcext:value-type="string">
            <text:p>Lee County, Iowa</text:p>
          </table:table-cell>
          <table:table-cell office:value-type="float" office:value="717195300" calcext:value-type="float">
            <text:p>717195300</text:p>
          </table:table-cell>
          <table:table-cell office:value-type="float" office:value="21317740" calcext:value-type="float">
            <text:p>21317740</text:p>
          </table:table-cell>
        </table:table-row>
        <table:table-row table:style-name="ro1">
          <table:table-cell office:value-type="string" calcext:value-type="string">
            <text:p>0500000US19113</text:p>
          </table:table-cell>
          <table:table-cell office:value-type="float" office:value="19113" calcext:value-type="float">
            <text:p>19113</text:p>
          </table:table-cell>
          <table:table-cell office:value-type="string" calcext:value-type="string">
            <text:p>Linn County, Iowa</text:p>
          </table:table-cell>
          <table:table-cell office:value-type="float" office:value="6141825500" calcext:value-type="float">
            <text:p>6141825500</text:p>
          </table:table-cell>
          <table:table-cell office:value-type="float" office:value="139815606" calcext:value-type="float">
            <text:p>139815606</text:p>
          </table:table-cell>
        </table:table-row>
        <table:table-row table:style-name="ro1">
          <table:table-cell office:value-type="string" calcext:value-type="string">
            <text:p>0500000US19115</text:p>
          </table:table-cell>
          <table:table-cell office:value-type="float" office:value="19115" calcext:value-type="float">
            <text:p>19115</text:p>
          </table:table-cell>
          <table:table-cell office:value-type="string" calcext:value-type="string">
            <text:p>Louisa County, Iowa</text:p>
          </table:table-cell>
          <table:table-cell office:value-type="float" office:value="251670700" calcext:value-type="float">
            <text:p>251670700</text:p>
          </table:table-cell>
          <table:table-cell office:value-type="float" office:value="26538043" calcext:value-type="float">
            <text:p>26538043</text:p>
          </table:table-cell>
        </table:table-row>
        <table:table-row table:style-name="ro1">
          <table:table-cell office:value-type="string" calcext:value-type="string">
            <text:p>0500000US19117</text:p>
          </table:table-cell>
          <table:table-cell office:value-type="float" office:value="19117" calcext:value-type="float">
            <text:p>19117</text:p>
          </table:table-cell>
          <table:table-cell office:value-type="string" calcext:value-type="string">
            <text:p>Lucas County, Iowa</text:p>
          </table:table-cell>
          <table:table-cell office:value-type="float" office:value="202101500" calcext:value-type="float">
            <text:p>202101500</text:p>
          </table:table-cell>
          <table:table-cell office:value-type="float" office:value="11245883" calcext:value-type="float">
            <text:p>11245883</text:p>
          </table:table-cell>
        </table:table-row>
        <table:table-row table:style-name="ro1">
          <table:table-cell office:value-type="string" calcext:value-type="string">
            <text:p>0500000US19119</text:p>
          </table:table-cell>
          <table:table-cell office:value-type="float" office:value="19119" calcext:value-type="float">
            <text:p>19119</text:p>
          </table:table-cell>
          <table:table-cell office:value-type="string" calcext:value-type="string">
            <text:p>Lyon County, Iowa</text:p>
          </table:table-cell>
          <table:table-cell office:value-type="float" office:value="307774300" calcext:value-type="float">
            <text:p>307774300</text:p>
          </table:table-cell>
          <table:table-cell office:value-type="float" office:value="17461077" calcext:value-type="float">
            <text:p>17461077</text:p>
          </table:table-cell>
        </table:table-row>
        <table:table-row table:style-name="ro1">
          <table:table-cell office:value-type="string" calcext:value-type="string">
            <text:p>0500000US19121</text:p>
          </table:table-cell>
          <table:table-cell office:value-type="float" office:value="19121" calcext:value-type="float">
            <text:p>19121</text:p>
          </table:table-cell>
          <table:table-cell office:value-type="string" calcext:value-type="string">
            <text:p>Madison County, Iowa</text:p>
          </table:table-cell>
          <table:table-cell office:value-type="float" office:value="447875500" calcext:value-type="float">
            <text:p>447875500</text:p>
          </table:table-cell>
          <table:table-cell office:value-type="float" office:value="27972604" calcext:value-type="float">
            <text:p>27972604</text:p>
          </table:table-cell>
        </table:table-row>
        <table:table-row table:style-name="ro1">
          <table:table-cell office:value-type="string" calcext:value-type="string">
            <text:p>0500000US19123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Mahaska County, Iowa</text:p>
          </table:table-cell>
          <table:table-cell office:value-type="float" office:value="537937000" calcext:value-type="float">
            <text:p>537937000</text:p>
          </table:table-cell>
          <table:table-cell office:value-type="float" office:value="39672133" calcext:value-type="float">
            <text:p>39672133</text:p>
          </table:table-cell>
        </table:table-row>
        <table:table-row table:style-name="ro1">
          <table:table-cell office:value-type="string" calcext:value-type="string">
            <text:p>0500000US19125</text:p>
          </table:table-cell>
          <table:table-cell office:value-type="float" office:value="19125" calcext:value-type="float">
            <text:p>19125</text:p>
          </table:table-cell>
          <table:table-cell office:value-type="string" calcext:value-type="string">
            <text:p>Marion County, Iowa</text:p>
          </table:table-cell>
          <table:table-cell office:value-type="float" office:value="833195500" calcext:value-type="float">
            <text:p>833195500</text:p>
          </table:table-cell>
          <table:table-cell office:value-type="float" office:value="39502725" calcext:value-type="float">
            <text:p>39502725</text:p>
          </table:table-cell>
        </table:table-row>
        <table:table-row table:style-name="ro1">
          <table:table-cell office:value-type="string" calcext:value-type="string">
            <text:p>0500000US19127</text:p>
          </table:table-cell>
          <table:table-cell office:value-type="float" office:value="19127" calcext:value-type="float">
            <text:p>19127</text:p>
          </table:table-cell>
          <table:table-cell office:value-type="string" calcext:value-type="string">
            <text:p>Marshall County, Iowa</text:p>
          </table:table-cell>
          <table:table-cell office:value-type="float" office:value="858866100" calcext:value-type="float">
            <text:p>858866100</text:p>
          </table:table-cell>
          <table:table-cell office:value-type="float" office:value="34968546" calcext:value-type="float">
            <text:p>34968546</text:p>
          </table:table-cell>
        </table:table-row>
        <table:table-row table:style-name="ro1">
          <table:table-cell office:value-type="string" calcext:value-type="string">
            <text:p>0500000US19129</text:p>
          </table:table-cell>
          <table:table-cell office:value-type="float" office:value="19129" calcext:value-type="float">
            <text:p>19129</text:p>
          </table:table-cell>
          <table:table-cell office:value-type="string" calcext:value-type="string">
            <text:p>Mills County, Iowa</text:p>
          </table:table-cell>
          <table:table-cell office:value-type="float" office:value="395546000" calcext:value-type="float">
            <text:p>395546000</text:p>
          </table:table-cell>
          <table:table-cell office:value-type="float" office:value="18865208" calcext:value-type="float">
            <text:p>18865208</text:p>
          </table:table-cell>
        </table:table-row>
        <table:table-row table:style-name="ro1">
          <table:table-cell office:value-type="string" calcext:value-type="string">
            <text:p>0500000US19131</text:p>
          </table:table-cell>
          <table:table-cell office:value-type="float" office:value="19131" calcext:value-type="float">
            <text:p>19131</text:p>
          </table:table-cell>
          <table:table-cell office:value-type="string" calcext:value-type="string">
            <text:p>Mitchell County, Iowa</text:p>
          </table:table-cell>
          <table:table-cell office:value-type="float" office:value="267457600" calcext:value-type="float">
            <text:p>267457600</text:p>
          </table:table-cell>
          <table:table-cell office:value-type="float" office:value="15191582" calcext:value-type="float">
            <text:p>15191582</text:p>
          </table:table-cell>
        </table:table-row>
        <table:table-row table:style-name="ro1">
          <table:table-cell office:value-type="string" calcext:value-type="string">
            <text:p>0500000US19133</text:p>
          </table:table-cell>
          <table:table-cell office:value-type="float" office:value="19133" calcext:value-type="float">
            <text:p>19133</text:p>
          </table:table-cell>
          <table:table-cell office:value-type="string" calcext:value-type="string">
            <text:p>Monona County, Iowa</text:p>
          </table:table-cell>
          <table:table-cell office:value-type="float" office:value="215361700" calcext:value-type="float">
            <text:p>215361700</text:p>
          </table:table-cell>
          <table:table-cell office:value-type="float" office:value="14613826" calcext:value-type="float">
            <text:p>14613826</text:p>
          </table:table-cell>
        </table:table-row>
        <table:table-row table:style-name="ro1">
          <table:table-cell office:value-type="string" calcext:value-type="string">
            <text:p>0500000US19135</text:p>
          </table:table-cell>
          <table:table-cell office:value-type="float" office:value="19135" calcext:value-type="float">
            <text:p>19135</text:p>
          </table:table-cell>
          <table:table-cell office:value-type="string" calcext:value-type="string">
            <text:p>Monroe County, Iowa</text:p>
          </table:table-cell>
          <table:table-cell office:value-type="float" office:value="195918900" calcext:value-type="float">
            <text:p>195918900</text:p>
          </table:table-cell>
          <table:table-cell office:value-type="float" office:value="23879865" calcext:value-type="float">
            <text:p>23879865</text:p>
          </table:table-cell>
        </table:table-row>
        <table:table-row table:style-name="ro1">
          <table:table-cell office:value-type="string" calcext:value-type="string">
            <text:p>0500000US19137</text:p>
          </table:table-cell>
          <table:table-cell office:value-type="float" office:value="19137" calcext:value-type="float">
            <text:p>19137</text:p>
          </table:table-cell>
          <table:table-cell office:value-type="string" calcext:value-type="string">
            <text:p>Montgomery County, Iowa</text:p>
          </table:table-cell>
          <table:table-cell office:value-type="float" office:value="239364200" calcext:value-type="float">
            <text:p>239364200</text:p>
          </table:table-cell>
          <table:table-cell office:value-type="float" office:value="13269477" calcext:value-type="float">
            <text:p>13269477</text:p>
          </table:table-cell>
        </table:table-row>
        <table:table-row table:style-name="ro1">
          <table:table-cell office:value-type="string" calcext:value-type="string">
            <text:p>0500000US19139</text:p>
          </table:table-cell>
          <table:table-cell office:value-type="float" office:value="19139" calcext:value-type="float">
            <text:p>19139</text:p>
          </table:table-cell>
          <table:table-cell office:value-type="string" calcext:value-type="string">
            <text:p>Muscatine County, Iowa</text:p>
          </table:table-cell>
          <table:table-cell office:value-type="float" office:value="948041600" calcext:value-type="float">
            <text:p>948041600</text:p>
          </table:table-cell>
          <table:table-cell office:value-type="float" office:value="49271689" calcext:value-type="float">
            <text:p>49271689</text:p>
          </table:table-cell>
        </table:table-row>
        <table:table-row table:style-name="ro1">
          <table:table-cell office:value-type="string" calcext:value-type="string">
            <text:p>0500000US19141</text:p>
          </table:table-cell>
          <table:table-cell office:value-type="float" office:value="19141" calcext:value-type="float">
            <text:p>19141</text:p>
          </table:table-cell>
          <table:table-cell office:value-type="string" calcext:value-type="string">
            <text:p>O'Brien County, Iowa</text:p>
          </table:table-cell>
          <table:table-cell office:value-type="float" office:value="415627000" calcext:value-type="float">
            <text:p>415627000</text:p>
          </table:table-cell>
          <table:table-cell office:value-type="float" office:value="33130500" calcext:value-type="float">
            <text:p>33130500</text:p>
          </table:table-cell>
        </table:table-row>
        <table:table-row table:style-name="ro1">
          <table:table-cell office:value-type="string" calcext:value-type="string">
            <text:p>0500000US19143</text:p>
          </table:table-cell>
          <table:table-cell office:value-type="float" office:value="19143" calcext:value-type="float">
            <text:p>19143</text:p>
          </table:table-cell>
          <table:table-cell office:value-type="string" calcext:value-type="string">
            <text:p>Osceola County, Iowa</text:p>
          </table:table-cell>
          <table:table-cell office:value-type="float" office:value="151393700" calcext:value-type="float">
            <text:p>151393700</text:p>
          </table:table-cell>
          <table:table-cell office:value-type="float" office:value="9280663" calcext:value-type="float">
            <text:p>9280663</text:p>
          </table:table-cell>
        </table:table-row>
        <table:table-row table:style-name="ro1">
          <table:table-cell office:value-type="string" calcext:value-type="string">
            <text:p>0500000US19145</text:p>
          </table:table-cell>
          <table:table-cell office:value-type="float" office:value="19145" calcext:value-type="float">
            <text:p>19145</text:p>
          </table:table-cell>
          <table:table-cell office:value-type="string" calcext:value-type="string">
            <text:p>Page County, Iowa</text:p>
          </table:table-cell>
          <table:table-cell office:value-type="float" office:value="347718300" calcext:value-type="float">
            <text:p>347718300</text:p>
          </table:table-cell>
          <table:table-cell office:value-type="float" office:value="19994749" calcext:value-type="float">
            <text:p>19994749</text:p>
          </table:table-cell>
        </table:table-row>
        <table:table-row table:style-name="ro1">
          <table:table-cell office:value-type="string" calcext:value-type="string">
            <text:p>0500000US19147</text:p>
          </table:table-cell>
          <table:table-cell office:value-type="float" office:value="19147" calcext:value-type="float">
            <text:p>19147</text:p>
          </table:table-cell>
          <table:table-cell office:value-type="string" calcext:value-type="string">
            <text:p>Palo Alto County, Iowa</text:p>
          </table:table-cell>
          <table:table-cell office:value-type="float" office:value="233992000" calcext:value-type="float">
            <text:p>233992000</text:p>
          </table:table-cell>
          <table:table-cell office:value-type="float" office:value="13355434" calcext:value-type="float">
            <text:p>13355434</text:p>
          </table:table-cell>
        </table:table-row>
        <table:table-row table:style-name="ro1">
          <table:table-cell office:value-type="string" calcext:value-type="string">
            <text:p>0500000US19149</text:p>
          </table:table-cell>
          <table:table-cell office:value-type="float" office:value="19149" calcext:value-type="float">
            <text:p>19149</text:p>
          </table:table-cell>
          <table:table-cell office:value-type="string" calcext:value-type="string">
            <text:p>Plymouth County, Iowa</text:p>
          </table:table-cell>
          <table:table-cell office:value-type="float" office:value="671888200" calcext:value-type="float">
            <text:p>671888200</text:p>
          </table:table-cell>
          <table:table-cell office:value-type="float" office:value="23860438" calcext:value-type="float">
            <text:p>23860438</text:p>
          </table:table-cell>
        </table:table-row>
        <table:table-row table:style-name="ro1">
          <table:table-cell office:value-type="string" calcext:value-type="string">
            <text:p>0500000US19151</text:p>
          </table:table-cell>
          <table:table-cell office:value-type="float" office:value="19151" calcext:value-type="float">
            <text:p>19151</text:p>
          </table:table-cell>
          <table:table-cell office:value-type="string" calcext:value-type="string">
            <text:p>Pocahontas County, Iowa</text:p>
          </table:table-cell>
          <table:table-cell office:value-type="float" office:value="182742500" calcext:value-type="float">
            <text:p>182742500</text:p>
          </table:table-cell>
          <table:table-cell office:value-type="float" office:value="9760316" calcext:value-type="float">
            <text:p>9760316</text:p>
          </table:table-cell>
        </table:table-row>
        <table:table-row table:style-name="ro1">
          <table:table-cell office:value-type="string" calcext:value-type="string">
            <text:p>0500000US19153</text:p>
          </table:table-cell>
          <table:table-cell office:value-type="float" office:value="19153" calcext:value-type="float">
            <text:p>19153</text:p>
          </table:table-cell>
          <table:table-cell office:value-type="string" calcext:value-type="string">
            <text:p>Polk County, Iowa</text:p>
          </table:table-cell>
          <table:table-cell office:value-type="float" office:value="12434658600" calcext:value-type="float">
            <text:p>12434658600</text:p>
          </table:table-cell>
          <table:table-cell office:value-type="float" office:value="250682978" calcext:value-type="float">
            <text:p>250682978</text:p>
          </table:table-cell>
        </table:table-row>
        <table:table-row table:style-name="ro1">
          <table:table-cell office:value-type="string" calcext:value-type="string">
            <text:p>0500000US19155</text:p>
          </table:table-cell>
          <table:table-cell office:value-type="float" office:value="19155" calcext:value-type="float">
            <text:p>19155</text:p>
          </table:table-cell>
          <table:table-cell office:value-type="string" calcext:value-type="string">
            <text:p>Pottawattamie County, Iowa</text:p>
          </table:table-cell>
          <table:table-cell office:value-type="float" office:value="2285996600" calcext:value-type="float">
            <text:p>2285996600</text:p>
          </table:table-cell>
          <table:table-cell office:value-type="float" office:value="79796440" calcext:value-type="float">
            <text:p>79796440</text:p>
          </table:table-cell>
        </table:table-row>
        <table:table-row table:style-name="ro1">
          <table:table-cell office:value-type="string" calcext:value-type="string">
            <text:p>0500000US19157</text:p>
          </table:table-cell>
          <table:table-cell office:value-type="float" office:value="19157" calcext:value-type="float">
            <text:p>19157</text:p>
          </table:table-cell>
          <table:table-cell office:value-type="string" calcext:value-type="string">
            <text:p>Poweshiek County, Iowa</text:p>
          </table:table-cell>
          <table:table-cell office:value-type="float" office:value="461842000" calcext:value-type="float">
            <text:p>461842000</text:p>
          </table:table-cell>
          <table:table-cell office:value-type="float" office:value="25508013" calcext:value-type="float">
            <text:p>25508013</text:p>
          </table:table-cell>
        </table:table-row>
        <table:table-row table:style-name="ro1">
          <table:table-cell office:value-type="string" calcext:value-type="string">
            <text:p>0500000US19159</text:p>
          </table:table-cell>
          <table:table-cell office:value-type="float" office:value="19159" calcext:value-type="float">
            <text:p>19159</text:p>
          </table:table-cell>
          <table:table-cell office:value-type="string" calcext:value-type="string">
            <text:p>Ringgold County, Iowa</text:p>
          </table:table-cell>
          <table:table-cell office:value-type="float" office:value="130113700" calcext:value-type="float">
            <text:p>130113700</text:p>
          </table:table-cell>
          <table:table-cell office:value-type="float" office:value="12375849" calcext:value-type="float">
            <text:p>12375849</text:p>
          </table:table-cell>
        </table:table-row>
        <table:table-row table:style-name="ro1">
          <table:table-cell office:value-type="string" calcext:value-type="string">
            <text:p>0500000US19161</text:p>
          </table:table-cell>
          <table:table-cell office:value-type="float" office:value="19161" calcext:value-type="float">
            <text:p>19161</text:p>
          </table:table-cell>
          <table:table-cell office:value-type="string" calcext:value-type="string">
            <text:p>Sac County, Iowa</text:p>
          </table:table-cell>
          <table:table-cell office:value-type="float" office:value="265851300" calcext:value-type="float">
            <text:p>265851300</text:p>
          </table:table-cell>
          <table:table-cell office:value-type="float" office:value="12391219" calcext:value-type="float">
            <text:p>12391219</text:p>
          </table:table-cell>
        </table:table-row>
        <table:table-row table:style-name="ro1">
          <table:table-cell office:value-type="string" calcext:value-type="string">
            <text:p>0500000US19163</text:p>
          </table:table-cell>
          <table:table-cell office:value-type="float" office:value="19163" calcext:value-type="float">
            <text:p>19163</text:p>
          </table:table-cell>
          <table:table-cell office:value-type="string" calcext:value-type="string">
            <text:p>Scott County, Iowa</text:p>
          </table:table-cell>
          <table:table-cell office:value-type="float" office:value="4355631100" calcext:value-type="float">
            <text:p>4355631100</text:p>
          </table:table-cell>
          <table:table-cell office:value-type="float" office:value="98013126" calcext:value-type="float">
            <text:p>98013126</text:p>
          </table:table-cell>
        </table:table-row>
        <table:table-row table:style-name="ro1">
          <table:table-cell office:value-type="string" calcext:value-type="string">
            <text:p>0500000US19165</text:p>
          </table:table-cell>
          <table:table-cell office:value-type="float" office:value="19165" calcext:value-type="float">
            <text:p>19165</text:p>
          </table:table-cell>
          <table:table-cell office:value-type="string" calcext:value-type="string">
            <text:p>Shelby County, Iowa</text:p>
          </table:table-cell>
          <table:table-cell office:value-type="float" office:value="317716900" calcext:value-type="float">
            <text:p>317716900</text:p>
          </table:table-cell>
          <table:table-cell office:value-type="float" office:value="17933053" calcext:value-type="float">
            <text:p>17933053</text:p>
          </table:table-cell>
        </table:table-row>
        <table:table-row table:style-name="ro1">
          <table:table-cell office:value-type="string" calcext:value-type="string">
            <text:p>0500000US19167</text:p>
          </table:table-cell>
          <table:table-cell office:value-type="float" office:value="19167" calcext:value-type="float">
            <text:p>19167</text:p>
          </table:table-cell>
          <table:table-cell office:value-type="string" calcext:value-type="string">
            <text:p>Sioux County, Iowa</text:p>
          </table:table-cell>
          <table:table-cell office:value-type="float" office:value="834211400" calcext:value-type="float">
            <text:p>834211400</text:p>
          </table:table-cell>
          <table:table-cell office:value-type="float" office:value="37027063" calcext:value-type="float">
            <text:p>37027063</text:p>
          </table:table-cell>
        </table:table-row>
        <table:table-row table:style-name="ro1">
          <table:table-cell office:value-type="string" calcext:value-type="string">
            <text:p>0500000US19169</text:p>
          </table:table-cell>
          <table:table-cell office:value-type="float" office:value="19169" calcext:value-type="float">
            <text:p>19169</text:p>
          </table:table-cell>
          <table:table-cell office:value-type="string" calcext:value-type="string">
            <text:p>Story County, Iowa</text:p>
          </table:table-cell>
          <table:table-cell office:value-type="float" office:value="2134382300" calcext:value-type="float">
            <text:p>2134382300</text:p>
          </table:table-cell>
          <table:table-cell office:value-type="float" office:value="64399715" calcext:value-type="float">
            <text:p>64399715</text:p>
          </table:table-cell>
        </table:table-row>
        <table:table-row table:style-name="ro1">
          <table:table-cell office:value-type="string" calcext:value-type="string">
            <text:p>0500000US19171</text:p>
          </table:table-cell>
          <table:table-cell office:value-type="float" office:value="19171" calcext:value-type="float">
            <text:p>19171</text:p>
          </table:table-cell>
          <table:table-cell office:value-type="string" calcext:value-type="string">
            <text:p>Tama County, Iowa</text:p>
          </table:table-cell>
          <table:table-cell office:value-type="float" office:value="412434000" calcext:value-type="float">
            <text:p>412434000</text:p>
          </table:table-cell>
          <table:table-cell office:value-type="float" office:value="19101701" calcext:value-type="float">
            <text:p>19101701</text:p>
          </table:table-cell>
        </table:table-row>
        <table:table-row table:style-name="ro1">
          <table:table-cell office:value-type="string" calcext:value-type="string">
            <text:p>0500000US19173</text:p>
          </table:table-cell>
          <table:table-cell office:value-type="float" office:value="19173" calcext:value-type="float">
            <text:p>19173</text:p>
          </table:table-cell>
          <table:table-cell office:value-type="string" calcext:value-type="string">
            <text:p>Taylor County, Iowa</text:p>
          </table:table-cell>
          <table:table-cell office:value-type="float" office:value="142919100" calcext:value-type="float">
            <text:p>142919100</text:p>
          </table:table-cell>
          <table:table-cell office:value-type="float" office:value="7152952" calcext:value-type="float">
            <text:p>7152952</text:p>
          </table:table-cell>
        </table:table-row>
        <table:table-row table:style-name="ro1">
          <table:table-cell office:value-type="string" calcext:value-type="string">
            <text:p>0500000US19175</text:p>
          </table:table-cell>
          <table:table-cell office:value-type="float" office:value="19175" calcext:value-type="float">
            <text:p>19175</text:p>
          </table:table-cell>
          <table:table-cell office:value-type="string" calcext:value-type="string">
            <text:p>Union County, Iowa</text:p>
          </table:table-cell>
          <table:table-cell office:value-type="float" office:value="293076600" calcext:value-type="float">
            <text:p>293076600</text:p>
          </table:table-cell>
          <table:table-cell office:value-type="float" office:value="17427488" calcext:value-type="float">
            <text:p>17427488</text:p>
          </table:table-cell>
        </table:table-row>
        <table:table-row table:style-name="ro1">
          <table:table-cell office:value-type="string" calcext:value-type="string">
            <text:p>0500000US19177</text:p>
          </table:table-cell>
          <table:table-cell office:value-type="float" office:value="19177" calcext:value-type="float">
            <text:p>19177</text:p>
          </table:table-cell>
          <table:table-cell office:value-type="string" calcext:value-type="string">
            <text:p>Van Buren County, Iowa</text:p>
          </table:table-cell>
          <table:table-cell office:value-type="float" office:value="168322900" calcext:value-type="float">
            <text:p>168322900</text:p>
          </table:table-cell>
          <table:table-cell office:value-type="float" office:value="12127705" calcext:value-type="float">
            <text:p>12127705</text:p>
          </table:table-cell>
        </table:table-row>
        <table:table-row table:style-name="ro1">
          <table:table-cell office:value-type="string" calcext:value-type="string">
            <text:p>0500000US19179</text:p>
          </table:table-cell>
          <table:table-cell office:value-type="float" office:value="19179" calcext:value-type="float">
            <text:p>19179</text:p>
          </table:table-cell>
          <table:table-cell office:value-type="string" calcext:value-type="string">
            <text:p>Wapello County, Iowa</text:p>
          </table:table-cell>
          <table:table-cell office:value-type="float" office:value="736303400" calcext:value-type="float">
            <text:p>736303400</text:p>
          </table:table-cell>
          <table:table-cell office:value-type="float" office:value="39623416" calcext:value-type="float">
            <text:p>39623416</text:p>
          </table:table-cell>
        </table:table-row>
        <table:table-row table:style-name="ro1">
          <table:table-cell office:value-type="string" calcext:value-type="string">
            <text:p>0500000US19181</text:p>
          </table:table-cell>
          <table:table-cell office:value-type="float" office:value="19181" calcext:value-type="float">
            <text:p>19181</text:p>
          </table:table-cell>
          <table:table-cell office:value-type="string" calcext:value-type="string">
            <text:p>Warren County, Iowa</text:p>
          </table:table-cell>
          <table:table-cell office:value-type="float" office:value="1353201900" calcext:value-type="float">
            <text:p>1353201900</text:p>
          </table:table-cell>
          <table:table-cell office:value-type="float" office:value="36644750" calcext:value-type="float">
            <text:p>36644750</text:p>
          </table:table-cell>
        </table:table-row>
        <table:table-row table:style-name="ro1">
          <table:table-cell office:value-type="string" calcext:value-type="string">
            <text:p>0500000US19183</text:p>
          </table:table-cell>
          <table:table-cell office:value-type="float" office:value="19183" calcext:value-type="float">
            <text:p>19183</text:p>
          </table:table-cell>
          <table:table-cell office:value-type="string" calcext:value-type="string">
            <text:p>Washington County, Iowa</text:p>
          </table:table-cell>
          <table:table-cell office:value-type="float" office:value="577526600" calcext:value-type="float">
            <text:p>577526600</text:p>
          </table:table-cell>
          <table:table-cell office:value-type="float" office:value="30995448" calcext:value-type="float">
            <text:p>30995448</text:p>
          </table:table-cell>
        </table:table-row>
        <table:table-row table:style-name="ro1">
          <table:table-cell office:value-type="string" calcext:value-type="string">
            <text:p>0500000US19185</text:p>
          </table:table-cell>
          <table:table-cell office:value-type="float" office:value="19185" calcext:value-type="float">
            <text:p>19185</text:p>
          </table:table-cell>
          <table:table-cell office:value-type="string" calcext:value-type="string">
            <text:p>Wayne County, Iowa</text:p>
          </table:table-cell>
          <table:table-cell office:value-type="float" office:value="143428500" calcext:value-type="float">
            <text:p>143428500</text:p>
          </table:table-cell>
          <table:table-cell office:value-type="float" office:value="9543867" calcext:value-type="float">
            <text:p>9543867</text:p>
          </table:table-cell>
        </table:table-row>
        <table:table-row table:style-name="ro1">
          <table:table-cell office:value-type="string" calcext:value-type="string">
            <text:p>0500000US19187</text:p>
          </table:table-cell>
          <table:table-cell office:value-type="float" office:value="19187" calcext:value-type="float">
            <text:p>19187</text:p>
          </table:table-cell>
          <table:table-cell office:value-type="string" calcext:value-type="string">
            <text:p>Webster County, Iowa</text:p>
          </table:table-cell>
          <table:table-cell office:value-type="float" office:value="810797300" calcext:value-type="float">
            <text:p>810797300</text:p>
          </table:table-cell>
          <table:table-cell office:value-type="float" office:value="30890338" calcext:value-type="float">
            <text:p>30890338</text:p>
          </table:table-cell>
        </table:table-row>
        <table:table-row table:style-name="ro1">
          <table:table-cell office:value-type="string" calcext:value-type="string">
            <text:p>0500000US19189</text:p>
          </table:table-cell>
          <table:table-cell office:value-type="float" office:value="19189" calcext:value-type="float">
            <text:p>19189</text:p>
          </table:table-cell>
          <table:table-cell office:value-type="string" calcext:value-type="string">
            <text:p>Winnebago County, Iowa</text:p>
          </table:table-cell>
          <table:table-cell office:value-type="float" office:value="255013200" calcext:value-type="float">
            <text:p>255013200</text:p>
          </table:table-cell>
          <table:table-cell office:value-type="float" office:value="19405535" calcext:value-type="float">
            <text:p>19405535</text:p>
          </table:table-cell>
        </table:table-row>
        <table:table-row table:style-name="ro1">
          <table:table-cell office:value-type="string" calcext:value-type="string">
            <text:p>0500000US19191</text:p>
          </table:table-cell>
          <table:table-cell office:value-type="float" office:value="19191" calcext:value-type="float">
            <text:p>19191</text:p>
          </table:table-cell>
          <table:table-cell office:value-type="string" calcext:value-type="string">
            <text:p>Winneshiek County, Iowa</text:p>
          </table:table-cell>
          <table:table-cell office:value-type="float" office:value="513537000" calcext:value-type="float">
            <text:p>513537000</text:p>
          </table:table-cell>
          <table:table-cell office:value-type="float" office:value="19478271" calcext:value-type="float">
            <text:p>19478271</text:p>
          </table:table-cell>
        </table:table-row>
        <table:table-row table:style-name="ro1">
          <table:table-cell office:value-type="string" calcext:value-type="string">
            <text:p>0500000US19193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Woodbury County, Iowa</text:p>
          </table:table-cell>
          <table:table-cell office:value-type="float" office:value="2037966500" calcext:value-type="float">
            <text:p>2037966500</text:p>
          </table:table-cell>
          <table:table-cell office:value-type="float" office:value="67749640" calcext:value-type="float">
            <text:p>67749640</text:p>
          </table:table-cell>
        </table:table-row>
        <table:table-row table:style-name="ro1">
          <table:table-cell office:value-type="string" calcext:value-type="string">
            <text:p>0500000US19195</text:p>
          </table:table-cell>
          <table:table-cell office:value-type="float" office:value="19195" calcext:value-type="float">
            <text:p>19195</text:p>
          </table:table-cell>
          <table:table-cell office:value-type="string" calcext:value-type="string">
            <text:p>Worth County, Iowa</text:p>
          </table:table-cell>
          <table:table-cell office:value-type="float" office:value="176432100" calcext:value-type="float">
            <text:p>176432100</text:p>
          </table:table-cell>
          <table:table-cell office:value-type="float" office:value="9761212" calcext:value-type="float">
            <text:p>9761212</text:p>
          </table:table-cell>
        </table:table-row>
        <table:table-row table:style-name="ro1">
          <table:table-cell office:value-type="string" calcext:value-type="string">
            <text:p>0500000US19197</text:p>
          </table:table-cell>
          <table:table-cell office:value-type="float" office:value="19197" calcext:value-type="float">
            <text:p>19197</text:p>
          </table:table-cell>
          <table:table-cell office:value-type="string" calcext:value-type="string">
            <text:p>Wright County, Iowa</text:p>
          </table:table-cell>
          <table:table-cell office:value-type="float" office:value="316343400" calcext:value-type="float">
            <text:p>316343400</text:p>
          </table:table-cell>
          <table:table-cell office:value-type="float" office:value="19924076" calcext:value-type="float">
            <text:p>19924076</text:p>
          </table:table-cell>
        </table:table-row>
        <table:table-row table:style-name="ro1">
          <table:table-cell office:value-type="string" calcext:value-type="string">
            <text:p>0500000US20001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Allen County, Kansas</text:p>
          </table:table-cell>
          <table:table-cell office:value-type="float" office:value="251913700" calcext:value-type="float">
            <text:p>251913700</text:p>
          </table:table-cell>
          <table:table-cell office:value-type="float" office:value="16573412" calcext:value-type="float">
            <text:p>16573412</text:p>
          </table:table-cell>
        </table:table-row>
        <table:table-row table:style-name="ro1">
          <table:table-cell office:value-type="string" calcext:value-type="string">
            <text:p>0500000US20003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Anderson County, Kansas</text:p>
          </table:table-cell>
          <table:table-cell office:value-type="float" office:value="162510500" calcext:value-type="float">
            <text:p>162510500</text:p>
          </table:table-cell>
          <table:table-cell office:value-type="float" office:value="12216234" calcext:value-type="float">
            <text:p>12216234</text:p>
          </table:table-cell>
        </table:table-row>
        <table:table-row table:style-name="ro1">
          <table:table-cell office:value-type="string" calcext:value-type="string">
            <text:p>0500000US20005</text:p>
          </table:table-cell>
          <table:table-cell office:value-type="float" office:value="20005" calcext:value-type="float">
            <text:p>20005</text:p>
          </table:table-cell>
          <table:table-cell office:value-type="string" calcext:value-type="string">
            <text:p>Atchison County, Kansas</text:p>
          </table:table-cell>
          <table:table-cell office:value-type="float" office:value="308559100" calcext:value-type="float">
            <text:p>308559100</text:p>
          </table:table-cell>
          <table:table-cell office:value-type="float" office:value="24388891" calcext:value-type="float">
            <text:p>24388891</text:p>
          </table:table-cell>
        </table:table-row>
        <table:table-row table:style-name="ro1">
          <table:table-cell office:value-type="string" calcext:value-type="string">
            <text:p>0500000US20007</text:p>
          </table:table-cell>
          <table:table-cell office:value-type="float" office:value="20007" calcext:value-type="float">
            <text:p>20007</text:p>
          </table:table-cell>
          <table:table-cell office:value-type="string" calcext:value-type="string">
            <text:p>Barber County, Kansas</text:p>
          </table:table-cell>
          <table:table-cell office:value-type="float" office:value="124347300" calcext:value-type="float">
            <text:p>124347300</text:p>
          </table:table-cell>
          <table:table-cell office:value-type="float" office:value="9848572" calcext:value-type="float">
            <text:p>9848572</text:p>
          </table:table-cell>
        </table:table-row>
        <table:table-row table:style-name="ro1">
          <table:table-cell office:value-type="string" calcext:value-type="string">
            <text:p>0500000US20009</text:p>
          </table:table-cell>
          <table:table-cell office:value-type="float" office:value="20009" calcext:value-type="float">
            <text:p>20009</text:p>
          </table:table-cell>
          <table:table-cell office:value-type="string" calcext:value-type="string">
            <text:p>Barton County, Kansas</text:p>
          </table:table-cell>
          <table:table-cell office:value-type="float" office:value="614818200" calcext:value-type="float">
            <text:p>614818200</text:p>
          </table:table-cell>
          <table:table-cell office:value-type="float" office:value="42489438" calcext:value-type="float">
            <text:p>42489438</text:p>
          </table:table-cell>
        </table:table-row>
        <table:table-row table:style-name="ro1">
          <table:table-cell office:value-type="string" calcext:value-type="string">
            <text:p>0500000US20011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Bourbon County, Kansas</text:p>
          </table:table-cell>
          <table:table-cell office:value-type="float" office:value="278930300" calcext:value-type="float">
            <text:p>278930300</text:p>
          </table:table-cell>
          <table:table-cell office:value-type="float" office:value="18570116" calcext:value-type="float">
            <text:p>18570116</text:p>
          </table:table-cell>
        </table:table-row>
        <table:table-row table:style-name="ro1">
          <table:table-cell office:value-type="string" calcext:value-type="string">
            <text:p>0500000US20013</text:p>
          </table:table-cell>
          <table:table-cell office:value-type="float" office:value="20013" calcext:value-type="float">
            <text:p>20013</text:p>
          </table:table-cell>
          <table:table-cell office:value-type="string" calcext:value-type="string">
            <text:p>Brown County, Kansas</text:p>
          </table:table-cell>
          <table:table-cell office:value-type="float" office:value="196585600" calcext:value-type="float">
            <text:p>196585600</text:p>
          </table:table-cell>
          <table:table-cell office:value-type="float" office:value="12612688" calcext:value-type="float">
            <text:p>12612688</text:p>
          </table:table-cell>
        </table:table-row>
        <table:table-row table:style-name="ro1">
          <table:table-cell office:value-type="string" calcext:value-type="string">
            <text:p>0500000US20015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Butler County, Kansas</text:p>
          </table:table-cell>
          <table:table-cell office:value-type="float" office:value="1680836700" calcext:value-type="float">
            <text:p>1680836700</text:p>
          </table:table-cell>
          <table:table-cell office:value-type="float" office:value="55802117" calcext:value-type="float">
            <text:p>55802117</text:p>
          </table:table-cell>
        </table:table-row>
        <table:table-row table:style-name="ro1">
          <table:table-cell office:value-type="string" calcext:value-type="string">
            <text:p>0500000US20017</text:p>
          </table:table-cell>
          <table:table-cell office:value-type="float" office:value="20017" calcext:value-type="float">
            <text:p>20017</text:p>
          </table:table-cell>
          <table:table-cell office:value-type="string" calcext:value-type="string">
            <text:p>Chase County, Kansas</text:p>
          </table:table-cell>
          <table:table-cell office:value-type="float" office:value="57699400" calcext:value-type="float">
            <text:p>57699400</text:p>
          </table:table-cell>
          <table:table-cell office:value-type="float" office:value="7550888" calcext:value-type="float">
            <text:p>7550888</text:p>
          </table:table-cell>
        </table:table-row>
        <table:table-row table:style-name="ro1">
          <table:table-cell office:value-type="string" calcext:value-type="string">
            <text:p>0500000US20019</text:p>
          </table:table-cell>
          <table:table-cell office:value-type="float" office:value="20019" calcext:value-type="float">
            <text:p>20019</text:p>
          </table:table-cell>
          <table:table-cell office:value-type="string" calcext:value-type="string">
            <text:p>Chautauqua County, Kansas</text:p>
          </table:table-cell>
          <table:table-cell office:value-type="float" office:value="75919300" calcext:value-type="float">
            <text:p>75919300</text:p>
          </table:table-cell>
          <table:table-cell office:value-type="float" office:value="6777344" calcext:value-type="float">
            <text:p>6777344</text:p>
          </table:table-cell>
        </table:table-row>
        <table:table-row table:style-name="ro1">
          <table:table-cell office:value-type="string" calcext:value-type="string">
            <text:p>0500000US20021</text:p>
          </table:table-cell>
          <table:table-cell office:value-type="float" office:value="20021" calcext:value-type="float">
            <text:p>20021</text:p>
          </table:table-cell>
          <table:table-cell office:value-type="string" calcext:value-type="string">
            <text:p>Cherokee County, Kansas</text:p>
          </table:table-cell>
          <table:table-cell office:value-type="float" office:value="367940900" calcext:value-type="float">
            <text:p>367940900</text:p>
          </table:table-cell>
          <table:table-cell office:value-type="float" office:value="20539117" calcext:value-type="float">
            <text:p>20539117</text:p>
          </table:table-cell>
        </table:table-row>
        <table:table-row table:style-name="ro1">
          <table:table-cell office:value-type="string" calcext:value-type="string">
            <text:p>0500000US20023</text:p>
          </table:table-cell>
          <table:table-cell office:value-type="float" office:value="20023" calcext:value-type="float">
            <text:p>20023</text:p>
          </table:table-cell>
          <table:table-cell office:value-type="string" calcext:value-type="string">
            <text:p>Cheyenne County, Kansas</text:p>
          </table:table-cell>
          <table:table-cell office:value-type="float" office:value="66321700" calcext:value-type="float">
            <text:p>66321700</text:p>
          </table:table-cell>
          <table:table-cell office:value-type="float" office:value="5323408" calcext:value-type="float">
            <text:p>5323408</text:p>
          </table:table-cell>
        </table:table-row>
        <table:table-row table:style-name="ro1">
          <table:table-cell office:value-type="string" calcext:value-type="string">
            <text:p>0500000US20025</text:p>
          </table:table-cell>
          <table:table-cell office:value-type="float" office:value="20025" calcext:value-type="float">
            <text:p>20025</text:p>
          </table:table-cell>
          <table:table-cell office:value-type="string" calcext:value-type="string">
            <text:p>Clark County, Kansas</text:p>
          </table:table-cell>
          <table:table-cell office:value-type="float" office:value="47514200" calcext:value-type="float">
            <text:p>47514200</text:p>
          </table:table-cell>
          <table:table-cell office:value-type="float" office:value="6276130" calcext:value-type="float">
            <text:p>6276130</text:p>
          </table:table-cell>
        </table:table-row>
        <table:table-row table:style-name="ro1">
          <table:table-cell office:value-type="string" calcext:value-type="string">
            <text:p>0500000US20027</text:p>
          </table:table-cell>
          <table:table-cell office:value-type="float" office:value="20027" calcext:value-type="float">
            <text:p>20027</text:p>
          </table:table-cell>
          <table:table-cell office:value-type="string" calcext:value-type="string">
            <text:p>Clay County, Kansas</text:p>
          </table:table-cell>
          <table:table-cell office:value-type="float" office:value="219933700" calcext:value-type="float">
            <text:p>219933700</text:p>
          </table:table-cell>
          <table:table-cell office:value-type="float" office:value="25535771" calcext:value-type="float">
            <text:p>25535771</text:p>
          </table:table-cell>
        </table:table-row>
        <table:table-row table:style-name="ro1">
          <table:table-cell office:value-type="string" calcext:value-type="string">
            <text:p>0500000US20029</text:p>
          </table:table-cell>
          <table:table-cell office:value-type="float" office:value="20029" calcext:value-type="float">
            <text:p>20029</text:p>
          </table:table-cell>
          <table:table-cell office:value-type="string" calcext:value-type="string">
            <text:p>Cloud County, Kansas</text:p>
          </table:table-cell>
          <table:table-cell office:value-type="float" office:value="190267400" calcext:value-type="float">
            <text:p>190267400</text:p>
          </table:table-cell>
          <table:table-cell office:value-type="float" office:value="14174299" calcext:value-type="float">
            <text:p>14174299</text:p>
          </table:table-cell>
        </table:table-row>
        <table:table-row table:style-name="ro1">
          <table:table-cell office:value-type="string" calcext:value-type="string">
            <text:p>0500000US20031</text:p>
          </table:table-cell>
          <table:table-cell office:value-type="float" office:value="20031" calcext:value-type="float">
            <text:p>20031</text:p>
          </table:table-cell>
          <table:table-cell office:value-type="string" calcext:value-type="string">
            <text:p>Coffey County, Kansas</text:p>
          </table:table-cell>
          <table:table-cell office:value-type="float" office:value="237284000" calcext:value-type="float">
            <text:p>237284000</text:p>
          </table:table-cell>
          <table:table-cell office:value-type="float" office:value="12211421" calcext:value-type="float">
            <text:p>12211421</text:p>
          </table:table-cell>
        </table:table-row>
        <table:table-row table:style-name="ro1">
          <table:table-cell office:value-type="string" calcext:value-type="string">
            <text:p>0500000US20033</text:p>
          </table:table-cell>
          <table:table-cell office:value-type="float" office:value="20033" calcext:value-type="float">
            <text:p>20033</text:p>
          </table:table-cell>
          <table:table-cell office:value-type="string" calcext:value-type="string">
            <text:p>Comanche County, Kansas</text:p>
          </table:table-cell>
          <table:table-cell office:value-type="float" office:value="41606800" calcext:value-type="float">
            <text:p>41606800</text:p>
          </table:table-cell>
          <table:table-cell office:value-type="float" office:value="4289140" calcext:value-type="float">
            <text:p>4289140</text:p>
          </table:table-cell>
        </table:table-row>
        <table:table-row table:style-name="ro1">
          <table:table-cell office:value-type="string" calcext:value-type="string">
            <text:p>0500000US20035</text:p>
          </table:table-cell>
          <table:table-cell office:value-type="float" office:value="20035" calcext:value-type="float">
            <text:p>20035</text:p>
          </table:table-cell>
          <table:table-cell office:value-type="string" calcext:value-type="string">
            <text:p>Cowley County, Kansas</text:p>
          </table:table-cell>
          <table:table-cell office:value-type="float" office:value="698311600" calcext:value-type="float">
            <text:p>698311600</text:p>
          </table:table-cell>
          <table:table-cell office:value-type="float" office:value="28708917" calcext:value-type="float">
            <text:p>28708917</text:p>
          </table:table-cell>
        </table:table-row>
        <table:table-row table:style-name="ro1">
          <table:table-cell office:value-type="string" calcext:value-type="string">
            <text:p>0500000US20037</text:p>
          </table:table-cell>
          <table:table-cell office:value-type="float" office:value="20037" calcext:value-type="float">
            <text:p>20037</text:p>
          </table:table-cell>
          <table:table-cell office:value-type="string" calcext:value-type="string">
            <text:p>Crawford County, Kansas</text:p>
          </table:table-cell>
          <table:table-cell office:value-type="float" office:value="703589400" calcext:value-type="float">
            <text:p>703589400</text:p>
          </table:table-cell>
          <table:table-cell office:value-type="float" office:value="29622897" calcext:value-type="float">
            <text:p>29622897</text:p>
          </table:table-cell>
        </table:table-row>
        <table:table-row table:style-name="ro1">
          <table:table-cell office:value-type="string" calcext:value-type="string">
            <text:p>0500000US20039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Decatur County, Kansas</text:p>
          </table:table-cell>
          <table:table-cell office:value-type="float" office:value="85898300" calcext:value-type="float">
            <text:p>85898300</text:p>
          </table:table-cell>
          <table:table-cell office:value-type="float" office:value="14677922" calcext:value-type="float">
            <text:p>14677922</text:p>
          </table:table-cell>
        </table:table-row>
        <table:table-row table:style-name="ro1">
          <table:table-cell office:value-type="string" calcext:value-type="string">
            <text:p>0500000US20041</text:p>
          </table:table-cell>
          <table:table-cell office:value-type="float" office:value="20041" calcext:value-type="float">
            <text:p>20041</text:p>
          </table:table-cell>
          <table:table-cell office:value-type="string" calcext:value-type="string">
            <text:p>Dickinson County, Kansas</text:p>
          </table:table-cell>
          <table:table-cell office:value-type="float" office:value="441021500" calcext:value-type="float">
            <text:p>441021500</text:p>
          </table:table-cell>
          <table:table-cell office:value-type="float" office:value="25748646" calcext:value-type="float">
            <text:p>25748646</text:p>
          </table:table-cell>
        </table:table-row>
        <table:table-row table:style-name="ro1">
          <table:table-cell office:value-type="string" calcext:value-type="string">
            <text:p>0500000US20043</text:p>
          </table:table-cell>
          <table:table-cell office:value-type="float" office:value="20043" calcext:value-type="float">
            <text:p>20043</text:p>
          </table:table-cell>
          <table:table-cell office:value-type="string" calcext:value-type="string">
            <text:p>Doniphan County, Kansas</text:p>
          </table:table-cell>
          <table:table-cell office:value-type="float" office:value="179262700" calcext:value-type="float">
            <text:p>179262700</text:p>
          </table:table-cell>
          <table:table-cell office:value-type="float" office:value="11529788" calcext:value-type="float">
            <text:p>11529788</text:p>
          </table:table-cell>
        </table:table-row>
        <table:table-row table:style-name="ro1">
          <table:table-cell office:value-type="string" calcext:value-type="string">
            <text:p>0500000US20045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Douglas County, Kansas</text:p>
          </table:table-cell>
          <table:table-cell office:value-type="float" office:value="2646288800" calcext:value-type="float">
            <text:p>2646288800</text:p>
          </table:table-cell>
          <table:table-cell office:value-type="float" office:value="95636933" calcext:value-type="float">
            <text:p>95636933</text:p>
          </table:table-cell>
        </table:table-row>
        <table:table-row table:style-name="ro1">
          <table:table-cell office:value-type="string" calcext:value-type="string">
            <text:p>0500000US20047</text:p>
          </table:table-cell>
          <table:table-cell office:value-type="float" office:value="20047" calcext:value-type="float">
            <text:p>20047</text:p>
          </table:table-cell>
          <table:table-cell office:value-type="string" calcext:value-type="string">
            <text:p>Edwards County, Kansas</text:p>
          </table:table-cell>
          <table:table-cell office:value-type="float" office:value="69546000" calcext:value-type="float">
            <text:p>69546000</text:p>
          </table:table-cell>
          <table:table-cell office:value-type="float" office:value="5374994" calcext:value-type="float">
            <text:p>5374994</text:p>
          </table:table-cell>
        </table:table-row>
        <table:table-row table:style-name="ro1">
          <table:table-cell office:value-type="string" calcext:value-type="string">
            <text:p>0500000US20049</text:p>
          </table:table-cell>
          <table:table-cell office:value-type="float" office:value="20049" calcext:value-type="float">
            <text:p>20049</text:p>
          </table:table-cell>
          <table:table-cell office:value-type="string" calcext:value-type="string">
            <text:p>Elk County, Kansas</text:p>
          </table:table-cell>
          <table:table-cell office:value-type="float" office:value="53156400" calcext:value-type="float">
            <text:p>53156400</text:p>
          </table:table-cell>
          <table:table-cell office:value-type="float" office:value="4463509" calcext:value-type="float">
            <text:p>4463509</text:p>
          </table:table-cell>
        </table:table-row>
        <table:table-row table:style-name="ro1">
          <table:table-cell office:value-type="string" calcext:value-type="string">
            <text:p>0500000US20051</text:p>
          </table:table-cell>
          <table:table-cell office:value-type="float" office:value="20051" calcext:value-type="float">
            <text:p>20051</text:p>
          </table:table-cell>
          <table:table-cell office:value-type="string" calcext:value-type="string">
            <text:p>Ellis County, Kansas</text:p>
          </table:table-cell>
          <table:table-cell office:value-type="float" office:value="713886300" calcext:value-type="float">
            <text:p>713886300</text:p>
          </table:table-cell>
          <table:table-cell office:value-type="float" office:value="42694475" calcext:value-type="float">
            <text:p>42694475</text:p>
          </table:table-cell>
        </table:table-row>
        <table:table-row table:style-name="ro1">
          <table:table-cell office:value-type="string" calcext:value-type="string">
            <text:p>0500000US20053</text:p>
          </table:table-cell>
          <table:table-cell office:value-type="float" office:value="20053" calcext:value-type="float">
            <text:p>20053</text:p>
          </table:table-cell>
          <table:table-cell office:value-type="string" calcext:value-type="string">
            <text:p>Ellsworth County, Kansas</text:p>
          </table:table-cell>
          <table:table-cell office:value-type="float" office:value="148995300" calcext:value-type="float">
            <text:p>148995300</text:p>
          </table:table-cell>
          <table:table-cell office:value-type="float" office:value="13745981" calcext:value-type="float">
            <text:p>13745981</text:p>
          </table:table-cell>
        </table:table-row>
        <table:table-row table:style-name="ro1">
          <table:table-cell office:value-type="string" calcext:value-type="string">
            <text:p>0500000US20055</text:p>
          </table:table-cell>
          <table:table-cell office:value-type="float" office:value="20055" calcext:value-type="float">
            <text:p>20055</text:p>
          </table:table-cell>
          <table:table-cell office:value-type="string" calcext:value-type="string">
            <text:p>Finney County, Kansas</text:p>
          </table:table-cell>
          <table:table-cell office:value-type="float" office:value="525774400" calcext:value-type="float">
            <text:p>525774400</text:p>
          </table:table-cell>
          <table:table-cell office:value-type="float" office:value="36269375" calcext:value-type="float">
            <text:p>36269375</text:p>
          </table:table-cell>
        </table:table-row>
        <table:table-row table:style-name="ro1">
          <table:table-cell office:value-type="string" calcext:value-type="string">
            <text:p>0500000US20057</text:p>
          </table:table-cell>
          <table:table-cell office:value-type="float" office:value="20057" calcext:value-type="float">
            <text:p>20057</text:p>
          </table:table-cell>
          <table:table-cell office:value-type="string" calcext:value-type="string">
            <text:p>Ford County, Kansas</text:p>
          </table:table-cell>
          <table:table-cell office:value-type="float" office:value="445214100" calcext:value-type="float">
            <text:p>445214100</text:p>
          </table:table-cell>
          <table:table-cell office:value-type="float" office:value="31943378" calcext:value-type="float">
            <text:p>31943378</text:p>
          </table:table-cell>
        </table:table-row>
        <table:table-row table:style-name="ro1">
          <table:table-cell office:value-type="string" calcext:value-type="string">
            <text:p>0500000US20059</text:p>
          </table:table-cell>
          <table:table-cell office:value-type="float" office:value="20059" calcext:value-type="float">
            <text:p>20059</text:p>
          </table:table-cell>
          <table:table-cell office:value-type="string" calcext:value-type="string">
            <text:p>Franklin County, Kansas</text:p>
          </table:table-cell>
          <table:table-cell office:value-type="float" office:value="597669200" calcext:value-type="float">
            <text:p>597669200</text:p>
          </table:table-cell>
          <table:table-cell office:value-type="float" office:value="37826244" calcext:value-type="float">
            <text:p>37826244</text:p>
          </table:table-cell>
        </table:table-row>
        <table:table-row table:style-name="ro1">
          <table:table-cell office:value-type="string" calcext:value-type="string">
            <text:p>0500000US20061</text:p>
          </table:table-cell>
          <table:table-cell office:value-type="float" office:value="20061" calcext:value-type="float">
            <text:p>20061</text:p>
          </table:table-cell>
          <table:table-cell office:value-type="string" calcext:value-type="string">
            <text:p>Geary County, Kansas</text:p>
          </table:table-cell>
          <table:table-cell office:value-type="float" office:value="497042800" calcext:value-type="float">
            <text:p>497042800</text:p>
          </table:table-cell>
          <table:table-cell office:value-type="float" office:value="44301129" calcext:value-type="float">
            <text:p>44301129</text:p>
          </table:table-cell>
        </table:table-row>
        <table:table-row table:style-name="ro1">
          <table:table-cell office:value-type="string" calcext:value-type="string">
            <text:p>0500000US20063</text:p>
          </table:table-cell>
          <table:table-cell office:value-type="float" office:value="20063" calcext:value-type="float">
            <text:p>20063</text:p>
          </table:table-cell>
          <table:table-cell office:value-type="string" calcext:value-type="string">
            <text:p>Gove County, Kansas</text:p>
          </table:table-cell>
          <table:table-cell office:value-type="float" office:value="68494800" calcext:value-type="float">
            <text:p>68494800</text:p>
          </table:table-cell>
          <table:table-cell office:value-type="float" office:value="8315148" calcext:value-type="float">
            <text:p>8315148</text:p>
          </table:table-cell>
        </table:table-row>
        <table:table-row table:style-name="ro1">
          <table:table-cell office:value-type="string" calcext:value-type="string">
            <text:p>0500000US20065</text:p>
          </table:table-cell>
          <table:table-cell office:value-type="float" office:value="20065" calcext:value-type="float">
            <text:p>20065</text:p>
          </table:table-cell>
          <table:table-cell office:value-type="string" calcext:value-type="string">
            <text:p>Graham County, Kansas</text:p>
          </table:table-cell>
          <table:table-cell office:value-type="float" office:value="67413300" calcext:value-type="float">
            <text:p>67413300</text:p>
          </table:table-cell>
          <table:table-cell office:value-type="float" office:value="7121379" calcext:value-type="float">
            <text:p>7121379</text:p>
          </table:table-cell>
        </table:table-row>
        <table:table-row table:style-name="ro1">
          <table:table-cell office:value-type="string" calcext:value-type="string">
            <text:p>0500000US20067</text:p>
          </table:table-cell>
          <table:table-cell office:value-type="float" office:value="20067" calcext:value-type="float">
            <text:p>20067</text:p>
          </table:table-cell>
          <table:table-cell office:value-type="string" calcext:value-type="string">
            <text:p>Grant County, Kansas</text:p>
          </table:table-cell>
          <table:table-cell office:value-type="float" office:value="127592800" calcext:value-type="float">
            <text:p>127592800</text:p>
          </table:table-cell>
          <table:table-cell office:value-type="float" office:value="19142945" calcext:value-type="float">
            <text:p>19142945</text:p>
          </table:table-cell>
        </table:table-row>
        <table:table-row table:style-name="ro1">
          <table:table-cell office:value-type="string" calcext:value-type="string">
            <text:p>0500000US20069</text:p>
          </table:table-cell>
          <table:table-cell office:value-type="float" office:value="20069" calcext:value-type="float">
            <text:p>20069</text:p>
          </table:table-cell>
          <table:table-cell office:value-type="string" calcext:value-type="string">
            <text:p>Gray County, Kansas</text:p>
          </table:table-cell>
          <table:table-cell office:value-type="float" office:value="141668100" calcext:value-type="float">
            <text:p>141668100</text:p>
          </table:table-cell>
          <table:table-cell office:value-type="float" office:value="7527807" calcext:value-type="float">
            <text:p>7527807</text:p>
          </table:table-cell>
        </table:table-row>
        <table:table-row table:style-name="ro1">
          <table:table-cell office:value-type="string" calcext:value-type="string">
            <text:p>0500000US20071</text:p>
          </table:table-cell>
          <table:table-cell office:value-type="float" office:value="20071" calcext:value-type="float">
            <text:p>20071</text:p>
          </table:table-cell>
          <table:table-cell office:value-type="string" calcext:value-type="string">
            <text:p>Greeley County, Kansas</text:p>
          </table:table-cell>
          <table:table-cell office:value-type="float" office:value="27613400" calcext:value-type="float">
            <text:p>27613400</text:p>
          </table:table-cell>
          <table:table-cell office:value-type="float" office:value="4202412" calcext:value-type="float">
            <text:p>4202412</text:p>
          </table:table-cell>
        </table:table-row>
        <table:table-row table:style-name="ro1">
          <table:table-cell office:value-type="string" calcext:value-type="string">
            <text:p>0500000US20073</text:p>
          </table:table-cell>
          <table:table-cell office:value-type="float" office:value="20073" calcext:value-type="float">
            <text:p>20073</text:p>
          </table:table-cell>
          <table:table-cell office:value-type="string" calcext:value-type="string">
            <text:p>Greenwood County, Kansas</text:p>
          </table:table-cell>
          <table:table-cell office:value-type="float" office:value="143240100" calcext:value-type="float">
            <text:p>143240100</text:p>
          </table:table-cell>
          <table:table-cell office:value-type="float" office:value="14692127" calcext:value-type="float">
            <text:p>14692127</text:p>
          </table:table-cell>
        </table:table-row>
        <table:table-row table:style-name="ro1">
          <table:table-cell office:value-type="string" calcext:value-type="string">
            <text:p>0500000US20075</text:p>
          </table:table-cell>
          <table:table-cell office:value-type="float" office:value="20075" calcext:value-type="float">
            <text:p>20075</text:p>
          </table:table-cell>
          <table:table-cell office:value-type="string" calcext:value-type="string">
            <text:p>Hamilton County, Kansas</text:p>
          </table:table-cell>
          <table:table-cell office:value-type="float" office:value="45913800" calcext:value-type="float">
            <text:p>45913800</text:p>
          </table:table-cell>
          <table:table-cell office:value-type="float" office:value="6453367" calcext:value-type="float">
            <text:p>6453367</text:p>
          </table:table-cell>
        </table:table-row>
        <table:table-row table:style-name="ro1">
          <table:table-cell office:value-type="string" calcext:value-type="string">
            <text:p>0500000US20077</text:p>
          </table:table-cell>
          <table:table-cell office:value-type="float" office:value="20077" calcext:value-type="float">
            <text:p>20077</text:p>
          </table:table-cell>
          <table:table-cell office:value-type="string" calcext:value-type="string">
            <text:p>Harper County, Kansas</text:p>
          </table:table-cell>
          <table:table-cell office:value-type="float" office:value="134698900" calcext:value-type="float">
            <text:p>134698900</text:p>
          </table:table-cell>
          <table:table-cell office:value-type="float" office:value="9357510" calcext:value-type="float">
            <text:p>9357510</text:p>
          </table:table-cell>
        </table:table-row>
        <table:table-row table:style-name="ro1">
          <table:table-cell office:value-type="string" calcext:value-type="string">
            <text:p>0500000US20079</text:p>
          </table:table-cell>
          <table:table-cell office:value-type="float" office:value="20079" calcext:value-type="float">
            <text:p>20079</text:p>
          </table:table-cell>
          <table:table-cell office:value-type="string" calcext:value-type="string">
            <text:p>Harvey County, Kansas</text:p>
          </table:table-cell>
          <table:table-cell office:value-type="float" office:value="761960100" calcext:value-type="float">
            <text:p>761960100</text:p>
          </table:table-cell>
          <table:table-cell office:value-type="float" office:value="30334266" calcext:value-type="float">
            <text:p>30334266</text:p>
          </table:table-cell>
        </table:table-row>
        <table:table-row table:style-name="ro1">
          <table:table-cell office:value-type="string" calcext:value-type="string">
            <text:p>0500000US20081</text:p>
          </table:table-cell>
          <table:table-cell office:value-type="float" office:value="20081" calcext:value-type="float">
            <text:p>20081</text:p>
          </table:table-cell>
          <table:table-cell office:value-type="string" calcext:value-type="string">
            <text:p>Haskell County, Kansas</text:p>
          </table:table-cell>
          <table:table-cell office:value-type="float" office:value="81326800" calcext:value-type="float">
            <text:p>81326800</text:p>
          </table:table-cell>
          <table:table-cell office:value-type="float" office:value="6696453" calcext:value-type="float">
            <text:p>6696453</text:p>
          </table:table-cell>
        </table:table-row>
        <table:table-row table:style-name="ro1">
          <table:table-cell office:value-type="string" calcext:value-type="string">
            <text:p>0500000US20083</text:p>
          </table:table-cell>
          <table:table-cell office:value-type="float" office:value="20083" calcext:value-type="float">
            <text:p>20083</text:p>
          </table:table-cell>
          <table:table-cell office:value-type="string" calcext:value-type="string">
            <text:p>Hodgeman County, Kansas</text:p>
          </table:table-cell>
          <table:table-cell office:value-type="float" office:value="56985000" calcext:value-type="float">
            <text:p>56985000</text:p>
          </table:table-cell>
          <table:table-cell office:value-type="float" office:value="12351404" calcext:value-type="float">
            <text:p>12351404</text:p>
          </table:table-cell>
        </table:table-row>
        <table:table-row table:style-name="ro1">
          <table:table-cell office:value-type="string" calcext:value-type="string">
            <text:p>0500000US20085</text:p>
          </table:table-cell>
          <table:table-cell office:value-type="float" office:value="20085" calcext:value-type="float">
            <text:p>20085</text:p>
          </table:table-cell>
          <table:table-cell office:value-type="string" calcext:value-type="string">
            <text:p>Jackson County, Kansas</text:p>
          </table:table-cell>
          <table:table-cell office:value-type="float" office:value="303606900" calcext:value-type="float">
            <text:p>303606900</text:p>
          </table:table-cell>
          <table:table-cell office:value-type="float" office:value="19665371" calcext:value-type="float">
            <text:p>19665371</text:p>
          </table:table-cell>
        </table:table-row>
        <table:table-row table:style-name="ro1">
          <table:table-cell office:value-type="string" calcext:value-type="string">
            <text:p>0500000US20087</text:p>
          </table:table-cell>
          <table:table-cell office:value-type="float" office:value="20087" calcext:value-type="float">
            <text:p>20087</text:p>
          </table:table-cell>
          <table:table-cell office:value-type="string" calcext:value-type="string">
            <text:p>Jefferson County, Kansas</text:p>
          </table:table-cell>
          <table:table-cell office:value-type="float" office:value="473099800" calcext:value-type="float">
            <text:p>473099800</text:p>
          </table:table-cell>
          <table:table-cell office:value-type="float" office:value="19095808" calcext:value-type="float">
            <text:p>19095808</text:p>
          </table:table-cell>
        </table:table-row>
        <table:table-row table:style-name="ro1">
          <table:table-cell office:value-type="string" calcext:value-type="string">
            <text:p>0500000US20089</text:p>
          </table:table-cell>
          <table:table-cell office:value-type="float" office:value="20089" calcext:value-type="float">
            <text:p>20089</text:p>
          </table:table-cell>
          <table:table-cell office:value-type="string" calcext:value-type="string">
            <text:p>Jewell County, Kansas</text:p>
          </table:table-cell>
          <table:table-cell office:value-type="float" office:value="69705300" calcext:value-type="float">
            <text:p>69705300</text:p>
          </table:table-cell>
          <table:table-cell office:value-type="float" office:value="6831875" calcext:value-type="float">
            <text:p>6831875</text:p>
          </table:table-cell>
        </table:table-row>
        <table:table-row table:style-name="ro1">
          <table:table-cell office:value-type="string" calcext:value-type="string">
            <text:p>0500000US20091</text:p>
          </table:table-cell>
          <table:table-cell office:value-type="float" office:value="20091" calcext:value-type="float">
            <text:p>20091</text:p>
          </table:table-cell>
          <table:table-cell office:value-type="string" calcext:value-type="string">
            <text:p>Johnson County, Kansas</text:p>
          </table:table-cell>
          <table:table-cell office:value-type="float" office:value="19867637600" calcext:value-type="float">
            <text:p>19867637600</text:p>
          </table:table-cell>
          <table:table-cell office:value-type="float" office:value="344549423" calcext:value-type="float">
            <text:p>344549423</text:p>
          </table:table-cell>
        </table:table-row>
        <table:table-row table:style-name="ro1">
          <table:table-cell office:value-type="string" calcext:value-type="string">
            <text:p>0500000US20093</text:p>
          </table:table-cell>
          <table:table-cell office:value-type="float" office:value="20093" calcext:value-type="float">
            <text:p>20093</text:p>
          </table:table-cell>
          <table:table-cell office:value-type="string" calcext:value-type="string">
            <text:p>Kearny County, Kansas</text:p>
          </table:table-cell>
          <table:table-cell office:value-type="float" office:value="72853400" calcext:value-type="float">
            <text:p>72853400</text:p>
          </table:table-cell>
          <table:table-cell office:value-type="float" office:value="8418116" calcext:value-type="float">
            <text:p>8418116</text:p>
          </table:table-cell>
        </table:table-row>
        <table:table-row table:style-name="ro1">
          <table:table-cell office:value-type="string" calcext:value-type="string">
            <text:p>0500000US20095</text:p>
          </table:table-cell>
          <table:table-cell office:value-type="float" office:value="20095" calcext:value-type="float">
            <text:p>20095</text:p>
          </table:table-cell>
          <table:table-cell office:value-type="string" calcext:value-type="string">
            <text:p>Kingman County, Kansas</text:p>
          </table:table-cell>
          <table:table-cell office:value-type="float" office:value="182659600" calcext:value-type="float">
            <text:p>182659600</text:p>
          </table:table-cell>
          <table:table-cell office:value-type="float" office:value="14509092" calcext:value-type="float">
            <text:p>14509092</text:p>
          </table:table-cell>
        </table:table-row>
        <table:table-row table:style-name="ro1">
          <table:table-cell office:value-type="string" calcext:value-type="string">
            <text:p>0500000US20097</text:p>
          </table:table-cell>
          <table:table-cell office:value-type="float" office:value="20097" calcext:value-type="float">
            <text:p>20097</text:p>
          </table:table-cell>
          <table:table-cell office:value-type="string" calcext:value-type="string">
            <text:p>Kiowa County, Kansas</text:p>
          </table:table-cell>
          <table:table-cell office:value-type="float" office:value="57456600" calcext:value-type="float">
            <text:p>57456600</text:p>
          </table:table-cell>
          <table:table-cell office:value-type="float" office:value="4870988" calcext:value-type="float">
            <text:p>4870988</text:p>
          </table:table-cell>
        </table:table-row>
        <table:table-row table:style-name="ro1">
          <table:table-cell office:value-type="string" calcext:value-type="string">
            <text:p>0500000US20099</text:p>
          </table:table-cell>
          <table:table-cell office:value-type="float" office:value="20099" calcext:value-type="float">
            <text:p>20099</text:p>
          </table:table-cell>
          <table:table-cell office:value-type="string" calcext:value-type="string">
            <text:p>Labette County, Kansas</text:p>
          </table:table-cell>
          <table:table-cell office:value-type="float" office:value="398691600" calcext:value-type="float">
            <text:p>398691600</text:p>
          </table:table-cell>
          <table:table-cell office:value-type="float" office:value="20318528" calcext:value-type="float">
            <text:p>20318528</text:p>
          </table:table-cell>
        </table:table-row>
        <table:table-row table:style-name="ro1">
          <table:table-cell office:value-type="string" calcext:value-type="string">
            <text:p>0500000US20101</text:p>
          </table:table-cell>
          <table:table-cell office:value-type="float" office:value="20101" calcext:value-type="float">
            <text:p>20101</text:p>
          </table:table-cell>
          <table:table-cell office:value-type="string" calcext:value-type="string">
            <text:p>Lane County, Kansas</text:p>
          </table:table-cell>
          <table:table-cell office:value-type="float" office:value="50124300" calcext:value-type="float">
            <text:p>50124300</text:p>
          </table:table-cell>
          <table:table-cell office:value-type="float" office:value="5502453" calcext:value-type="float">
            <text:p>5502453</text:p>
          </table:table-cell>
        </table:table-row>
        <table:table-row table:style-name="ro1">
          <table:table-cell office:value-type="string" calcext:value-type="string">
            <text:p>0500000US20103</text:p>
          </table:table-cell>
          <table:table-cell office:value-type="float" office:value="20103" calcext:value-type="float">
            <text:p>20103</text:p>
          </table:table-cell>
          <table:table-cell office:value-type="string" calcext:value-type="string">
            <text:p>Leavenworth County, Kansas</text:p>
          </table:table-cell>
          <table:table-cell office:value-type="float" office:value="1760243100" calcext:value-type="float">
            <text:p>1760243100</text:p>
          </table:table-cell>
          <table:table-cell office:value-type="float" office:value="46019554" calcext:value-type="float">
            <text:p>46019554</text:p>
          </table:table-cell>
        </table:table-row>
        <table:table-row table:style-name="ro1">
          <table:table-cell office:value-type="string" calcext:value-type="string">
            <text:p>0500000US20105</text:p>
          </table:table-cell>
          <table:table-cell office:value-type="float" office:value="20105" calcext:value-type="float">
            <text:p>20105</text:p>
          </table:table-cell>
          <table:table-cell office:value-type="string" calcext:value-type="string">
            <text:p>Lincoln County, Kansas</text:p>
          </table:table-cell>
          <table:table-cell office:value-type="float" office:value="75525600" calcext:value-type="float">
            <text:p>75525600</text:p>
          </table:table-cell>
          <table:table-cell office:value-type="float" office:value="7191889" calcext:value-type="float">
            <text:p>7191889</text:p>
          </table:table-cell>
        </table:table-row>
        <table:table-row table:style-name="ro1">
          <table:table-cell office:value-type="string" calcext:value-type="string">
            <text:p>0500000US20107</text:p>
          </table:table-cell>
          <table:table-cell office:value-type="float" office:value="20107" calcext:value-type="float">
            <text:p>20107</text:p>
          </table:table-cell>
          <table:table-cell office:value-type="string" calcext:value-type="string">
            <text:p>Linn County, Kansas</text:p>
          </table:table-cell>
          <table:table-cell office:value-type="float" office:value="241762300" calcext:value-type="float">
            <text:p>241762300</text:p>
          </table:table-cell>
          <table:table-cell office:value-type="float" office:value="32349335" calcext:value-type="float">
            <text:p>32349335</text:p>
          </table:table-cell>
        </table:table-row>
        <table:table-row table:style-name="ro1">
          <table:table-cell office:value-type="string" calcext:value-type="string">
            <text:p>0500000US20109</text:p>
          </table:table-cell>
          <table:table-cell office:value-type="float" office:value="20109" calcext:value-type="float">
            <text:p>20109</text:p>
          </table:table-cell>
          <table:table-cell office:value-type="string" calcext:value-type="string">
            <text:p>Logan County, Kansas</text:p>
          </table:table-cell>
          <table:table-cell office:value-type="float" office:value="75856200" calcext:value-type="float">
            <text:p>75856200</text:p>
          </table:table-cell>
          <table:table-cell office:value-type="float" office:value="7394128" calcext:value-type="float">
            <text:p>7394128</text:p>
          </table:table-cell>
        </table:table-row>
        <table:table-row table:style-name="ro1">
          <table:table-cell office:value-type="string" calcext:value-type="string">
            <text:p>0500000US20111</text:p>
          </table:table-cell>
          <table:table-cell office:value-type="float" office:value="20111" calcext:value-type="float">
            <text:p>20111</text:p>
          </table:table-cell>
          <table:table-cell office:value-type="string" calcext:value-type="string">
            <text:p>Lyon County, Kansas</text:p>
          </table:table-cell>
          <table:table-cell office:value-type="float" office:value="579752700" calcext:value-type="float">
            <text:p>579752700</text:p>
          </table:table-cell>
          <table:table-cell office:value-type="float" office:value="28906861" calcext:value-type="float">
            <text:p>28906861</text:p>
          </table:table-cell>
        </table:table-row>
        <table:table-row table:style-name="ro1">
          <table:table-cell office:value-type="string" calcext:value-type="string">
            <text:p>0500000US20113</text:p>
          </table:table-cell>
          <table:table-cell office:value-type="float" office:value="20113" calcext:value-type="float">
            <text:p>20113</text:p>
          </table:table-cell>
          <table:table-cell office:value-type="string" calcext:value-type="string">
            <text:p>McPherson County, Kansas</text:p>
          </table:table-cell>
          <table:table-cell office:value-type="float" office:value="780761500" calcext:value-type="float">
            <text:p>780761500</text:p>
          </table:table-cell>
          <table:table-cell office:value-type="float" office:value="37839177" calcext:value-type="float">
            <text:p>37839177</text:p>
          </table:table-cell>
        </table:table-row>
        <table:table-row table:style-name="ro1">
          <table:table-cell office:value-type="string" calcext:value-type="string">
            <text:p>0500000US20115</text:p>
          </table:table-cell>
          <table:table-cell office:value-type="float" office:value="20115" calcext:value-type="float">
            <text:p>20115</text:p>
          </table:table-cell>
          <table:table-cell office:value-type="string" calcext:value-type="string">
            <text:p>Marion County, Kansas</text:p>
          </table:table-cell>
          <table:table-cell office:value-type="float" office:value="270008200" calcext:value-type="float">
            <text:p>270008200</text:p>
          </table:table-cell>
          <table:table-cell office:value-type="float" office:value="14512069" calcext:value-type="float">
            <text:p>14512069</text:p>
          </table:table-cell>
        </table:table-row>
        <table:table-row table:style-name="ro1">
          <table:table-cell office:value-type="string" calcext:value-type="string">
            <text:p>0500000US20117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Marshall County, Kansas</text:p>
          </table:table-cell>
          <table:table-cell office:value-type="float" office:value="258498000" calcext:value-type="float">
            <text:p>258498000</text:p>
          </table:table-cell>
          <table:table-cell office:value-type="float" office:value="16473644" calcext:value-type="float">
            <text:p>16473644</text:p>
          </table:table-cell>
        </table:table-row>
        <table:table-row table:style-name="ro1">
          <table:table-cell office:value-type="string" calcext:value-type="string">
            <text:p>0500000US20119</text:p>
          </table:table-cell>
          <table:table-cell office:value-type="float" office:value="20119" calcext:value-type="float">
            <text:p>20119</text:p>
          </table:table-cell>
          <table:table-cell office:value-type="string" calcext:value-type="string">
            <text:p>Meade County, Kansas</text:p>
          </table:table-cell>
          <table:table-cell office:value-type="float" office:value="91337800" calcext:value-type="float">
            <text:p>91337800</text:p>
          </table:table-cell>
          <table:table-cell office:value-type="float" office:value="6294997" calcext:value-type="float">
            <text:p>6294997</text:p>
          </table:table-cell>
        </table:table-row>
        <table:table-row table:style-name="ro1">
          <table:table-cell office:value-type="string" calcext:value-type="string">
            <text:p>0500000US20121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Miami County, Kansas</text:p>
          </table:table-cell>
          <table:table-cell office:value-type="float" office:value="912202900" calcext:value-type="float">
            <text:p>912202900</text:p>
          </table:table-cell>
          <table:table-cell office:value-type="float" office:value="42678183" calcext:value-type="float">
            <text:p>42678183</text:p>
          </table:table-cell>
        </table:table-row>
        <table:table-row table:style-name="ro1">
          <table:table-cell office:value-type="string" calcext:value-type="string">
            <text:p>0500000US20123</text:p>
          </table:table-cell>
          <table:table-cell office:value-type="float" office:value="20123" calcext:value-type="float">
            <text:p>20123</text:p>
          </table:table-cell>
          <table:table-cell office:value-type="string" calcext:value-type="string">
            <text:p>Mitchell County, Kansas</text:p>
          </table:table-cell>
          <table:table-cell office:value-type="float" office:value="169435100" calcext:value-type="float">
            <text:p>169435100</text:p>
          </table:table-cell>
          <table:table-cell office:value-type="float" office:value="13657998" calcext:value-type="float">
            <text:p>13657998</text:p>
          </table:table-cell>
        </table:table-row>
        <table:table-row table:style-name="ro1">
          <table:table-cell office:value-type="string" calcext:value-type="string">
            <text:p>0500000US20125</text:p>
          </table:table-cell>
          <table:table-cell office:value-type="float" office:value="20125" calcext:value-type="float">
            <text:p>20125</text:p>
          </table:table-cell>
          <table:table-cell office:value-type="string" calcext:value-type="string">
            <text:p>Montgomery County, Kansas</text:p>
          </table:table-cell>
          <table:table-cell office:value-type="float" office:value="599734800" calcext:value-type="float">
            <text:p>599734800</text:p>
          </table:table-cell>
          <table:table-cell office:value-type="float" office:value="31848491" calcext:value-type="float">
            <text:p>31848491</text:p>
          </table:table-cell>
        </table:table-row>
        <table:table-row table:style-name="ro1">
          <table:table-cell office:value-type="string" calcext:value-type="string">
            <text:p>0500000US20127</text:p>
          </table:table-cell>
          <table:table-cell office:value-type="float" office:value="20127" calcext:value-type="float">
            <text:p>20127</text:p>
          </table:table-cell>
          <table:table-cell office:value-type="string" calcext:value-type="string">
            <text:p>Morris County, Kansas</text:p>
          </table:table-cell>
          <table:table-cell office:value-type="float" office:value="129024500" calcext:value-type="float">
            <text:p>129024500</text:p>
          </table:table-cell>
          <table:table-cell office:value-type="float" office:value="7932920" calcext:value-type="float">
            <text:p>7932920</text:p>
          </table:table-cell>
        </table:table-row>
        <table:table-row table:style-name="ro1">
          <table:table-cell office:value-type="string" calcext:value-type="string">
            <text:p>0500000US20129</text:p>
          </table:table-cell>
          <table:table-cell office:value-type="float" office:value="20129" calcext:value-type="float">
            <text:p>20129</text:p>
          </table:table-cell>
          <table:table-cell office:value-type="string" calcext:value-type="string">
            <text:p>Morton County, Kansas</text:p>
          </table:table-cell>
          <table:table-cell office:value-type="float" office:value="55607700" calcext:value-type="float">
            <text:p>55607700</text:p>
          </table:table-cell>
          <table:table-cell office:value-type="float" office:value="5803243" calcext:value-type="float">
            <text:p>5803243</text:p>
          </table:table-cell>
        </table:table-row>
        <table:table-row table:style-name="ro1">
          <table:table-cell office:value-type="string" calcext:value-type="string">
            <text:p>0500000US20131</text:p>
          </table:table-cell>
          <table:table-cell office:value-type="float" office:value="20131" calcext:value-type="float">
            <text:p>20131</text:p>
          </table:table-cell>
          <table:table-cell office:value-type="string" calcext:value-type="string">
            <text:p>Nemaha County, Kansas</text:p>
          </table:table-cell>
          <table:table-cell office:value-type="float" office:value="258518500" calcext:value-type="float">
            <text:p>258518500</text:p>
          </table:table-cell>
          <table:table-cell office:value-type="float" office:value="16331609" calcext:value-type="float">
            <text:p>16331609</text:p>
          </table:table-cell>
        </table:table-row>
        <table:table-row table:style-name="ro1">
          <table:table-cell office:value-type="string" calcext:value-type="string">
            <text:p>0500000US20133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Neosho County, Kansas</text:p>
          </table:table-cell>
          <table:table-cell office:value-type="float" office:value="330798900" calcext:value-type="float">
            <text:p>330798900</text:p>
          </table:table-cell>
          <table:table-cell office:value-type="float" office:value="23264895" calcext:value-type="float">
            <text:p>23264895</text:p>
          </table:table-cell>
        </table:table-row>
        <table:table-row table:style-name="ro1">
          <table:table-cell office:value-type="string" calcext:value-type="string">
            <text:p>0500000US20135</text:p>
          </table:table-cell>
          <table:table-cell office:value-type="float" office:value="20135" calcext:value-type="float">
            <text:p>20135</text:p>
          </table:table-cell>
          <table:table-cell office:value-type="string" calcext:value-type="string">
            <text:p>Ness County, Kansas</text:p>
          </table:table-cell>
          <table:table-cell office:value-type="float" office:value="89195200" calcext:value-type="float">
            <text:p>89195200</text:p>
          </table:table-cell>
          <table:table-cell office:value-type="float" office:value="8567784" calcext:value-type="float">
            <text:p>8567784</text:p>
          </table:table-cell>
        </table:table-row>
        <table:table-row table:style-name="ro1">
          <table:table-cell office:value-type="string" calcext:value-type="string">
            <text:p>0500000US20137</text:p>
          </table:table-cell>
          <table:table-cell office:value-type="float" office:value="20137" calcext:value-type="float">
            <text:p>20137</text:p>
          </table:table-cell>
          <table:table-cell office:value-type="string" calcext:value-type="string">
            <text:p>Norton County, Kansas</text:p>
          </table:table-cell>
          <table:table-cell office:value-type="float" office:value="123209100" calcext:value-type="float">
            <text:p>123209100</text:p>
          </table:table-cell>
          <table:table-cell office:value-type="float" office:value="17130336" calcext:value-type="float">
            <text:p>17130336</text:p>
          </table:table-cell>
        </table:table-row>
        <table:table-row table:style-name="ro1">
          <table:table-cell office:value-type="string" calcext:value-type="string">
            <text:p>0500000US20139</text:p>
          </table:table-cell>
          <table:table-cell office:value-type="float" office:value="20139" calcext:value-type="float">
            <text:p>20139</text:p>
          </table:table-cell>
          <table:table-cell office:value-type="string" calcext:value-type="string">
            <text:p>Osage County, Kansas</text:p>
          </table:table-cell>
          <table:table-cell office:value-type="float" office:value="373505500" calcext:value-type="float">
            <text:p>373505500</text:p>
          </table:table-cell>
          <table:table-cell office:value-type="float" office:value="16651741" calcext:value-type="float">
            <text:p>16651741</text:p>
          </table:table-cell>
        </table:table-row>
        <table:table-row table:style-name="ro1">
          <table:table-cell office:value-type="string" calcext:value-type="string">
            <text:p>0500000US20141</text:p>
          </table:table-cell>
          <table:table-cell office:value-type="float" office:value="20141" calcext:value-type="float">
            <text:p>20141</text:p>
          </table:table-cell>
          <table:table-cell office:value-type="string" calcext:value-type="string">
            <text:p>Osborne County, Kansas</text:p>
          </table:table-cell>
          <table:table-cell office:value-type="float" office:value="97350700" calcext:value-type="float">
            <text:p>97350700</text:p>
          </table:table-cell>
          <table:table-cell office:value-type="float" office:value="8121767" calcext:value-type="float">
            <text:p>8121767</text:p>
          </table:table-cell>
        </table:table-row>
        <table:table-row table:style-name="ro1">
          <table:table-cell office:value-type="string" calcext:value-type="string">
            <text:p>0500000US20143</text:p>
          </table:table-cell>
          <table:table-cell office:value-type="float" office:value="20143" calcext:value-type="float">
            <text:p>20143</text:p>
          </table:table-cell>
          <table:table-cell office:value-type="string" calcext:value-type="string">
            <text:p>Ottawa County, Kansas</text:p>
          </table:table-cell>
          <table:table-cell office:value-type="float" office:value="154663000" calcext:value-type="float">
            <text:p>154663000</text:p>
          </table:table-cell>
          <table:table-cell office:value-type="float" office:value="8572532" calcext:value-type="float">
            <text:p>8572532</text:p>
          </table:table-cell>
        </table:table-row>
        <table:table-row table:style-name="ro1">
          <table:table-cell office:value-type="string" calcext:value-type="string">
            <text:p>0500000US20145</text:p>
          </table:table-cell>
          <table:table-cell office:value-type="float" office:value="20145" calcext:value-type="float">
            <text:p>20145</text:p>
          </table:table-cell>
          <table:table-cell office:value-type="string" calcext:value-type="string">
            <text:p>Pawnee County, Kansas</text:p>
          </table:table-cell>
          <table:table-cell office:value-type="float" office:value="146808500" calcext:value-type="float">
            <text:p>146808500</text:p>
          </table:table-cell>
          <table:table-cell office:value-type="float" office:value="18278925" calcext:value-type="float">
            <text:p>18278925</text:p>
          </table:table-cell>
        </table:table-row>
        <table:table-row table:style-name="ro1">
          <table:table-cell office:value-type="string" calcext:value-type="string">
            <text:p>0500000US20147</text:p>
          </table:table-cell>
          <table:table-cell office:value-type="float" office:value="20147" calcext:value-type="float">
            <text:p>20147</text:p>
          </table:table-cell>
          <table:table-cell office:value-type="string" calcext:value-type="string">
            <text:p>Phillips County, Kansas</text:p>
          </table:table-cell>
          <table:table-cell office:value-type="float" office:value="132119200" calcext:value-type="float">
            <text:p>132119200</text:p>
          </table:table-cell>
          <table:table-cell office:value-type="float" office:value="9573488" calcext:value-type="float">
            <text:p>9573488</text:p>
          </table:table-cell>
        </table:table-row>
        <table:table-row table:style-name="ro1">
          <table:table-cell office:value-type="string" calcext:value-type="string">
            <text:p>0500000US20149</text:p>
          </table:table-cell>
          <table:table-cell office:value-type="float" office:value="20149" calcext:value-type="float">
            <text:p>20149</text:p>
          </table:table-cell>
          <table:table-cell office:value-type="string" calcext:value-type="string">
            <text:p>Pottawatomie County, Kansas</text:p>
          </table:table-cell>
          <table:table-cell office:value-type="float" office:value="549512900" calcext:value-type="float">
            <text:p>549512900</text:p>
          </table:table-cell>
          <table:table-cell office:value-type="float" office:value="25684074" calcext:value-type="float">
            <text:p>25684074</text:p>
          </table:table-cell>
        </table:table-row>
        <table:table-row table:style-name="ro1">
          <table:table-cell office:value-type="string" calcext:value-type="string">
            <text:p>0500000US20151</text:p>
          </table:table-cell>
          <table:table-cell office:value-type="float" office:value="20151" calcext:value-type="float">
            <text:p>20151</text:p>
          </table:table-cell>
          <table:table-cell office:value-type="string" calcext:value-type="string">
            <text:p>Pratt County, Kansas</text:p>
          </table:table-cell>
          <table:table-cell office:value-type="float" office:value="244484200" calcext:value-type="float">
            <text:p>244484200</text:p>
          </table:table-cell>
          <table:table-cell office:value-type="float" office:value="22055563" calcext:value-type="float">
            <text:p>22055563</text:p>
          </table:table-cell>
        </table:table-row>
        <table:table-row table:style-name="ro1">
          <table:table-cell office:value-type="string" calcext:value-type="string">
            <text:p>0500000US20153</text:p>
          </table:table-cell>
          <table:table-cell office:value-type="float" office:value="20153" calcext:value-type="float">
            <text:p>20153</text:p>
          </table:table-cell>
          <table:table-cell office:value-type="string" calcext:value-type="string">
            <text:p>Rawlins County, Kansas</text:p>
          </table:table-cell>
          <table:table-cell office:value-type="float" office:value="67715100" calcext:value-type="float">
            <text:p>67715100</text:p>
          </table:table-cell>
          <table:table-cell office:value-type="float" office:value="7349282" calcext:value-type="float">
            <text:p>7349282</text:p>
          </table:table-cell>
        </table:table-row>
        <table:table-row table:style-name="ro1">
          <table:table-cell office:value-type="string" calcext:value-type="string">
            <text:p>0500000US20155</text:p>
          </table:table-cell>
          <table:table-cell office:value-type="float" office:value="20155" calcext:value-type="float">
            <text:p>20155</text:p>
          </table:table-cell>
          <table:table-cell office:value-type="string" calcext:value-type="string">
            <text:p>Reno County, Kansas</text:p>
          </table:table-cell>
          <table:table-cell office:value-type="float" office:value="1343713500" calcext:value-type="float">
            <text:p>1343713500</text:p>
          </table:table-cell>
          <table:table-cell office:value-type="float" office:value="48048979" calcext:value-type="float">
            <text:p>48048979</text:p>
          </table:table-cell>
        </table:table-row>
        <table:table-row table:style-name="ro1">
          <table:table-cell office:value-type="string" calcext:value-type="string">
            <text:p>0500000US20157</text:p>
          </table:table-cell>
          <table:table-cell office:value-type="float" office:value="20157" calcext:value-type="float">
            <text:p>20157</text:p>
          </table:table-cell>
          <table:table-cell office:value-type="string" calcext:value-type="string">
            <text:p>Republic County, Kansas</text:p>
          </table:table-cell>
          <table:table-cell office:value-type="float" office:value="116648200" calcext:value-type="float">
            <text:p>116648200</text:p>
          </table:table-cell>
          <table:table-cell office:value-type="float" office:value="9765740" calcext:value-type="float">
            <text:p>9765740</text:p>
          </table:table-cell>
        </table:table-row>
        <table:table-row table:style-name="ro1">
          <table:table-cell office:value-type="string" calcext:value-type="string">
            <text:p>0500000US20159</text:p>
          </table:table-cell>
          <table:table-cell office:value-type="float" office:value="20159" calcext:value-type="float">
            <text:p>20159</text:p>
          </table:table-cell>
          <table:table-cell office:value-type="string" calcext:value-type="string">
            <text:p>Rice County, Kansas</text:p>
          </table:table-cell>
          <table:table-cell office:value-type="float" office:value="217148100" calcext:value-type="float">
            <text:p>217148100</text:p>
          </table:table-cell>
          <table:table-cell office:value-type="float" office:value="21393466" calcext:value-type="float">
            <text:p>21393466</text:p>
          </table:table-cell>
        </table:table-row>
        <table:table-row table:style-name="ro1">
          <table:table-cell office:value-type="string" calcext:value-type="string">
            <text:p>0500000US20161</text:p>
          </table:table-cell>
          <table:table-cell office:value-type="float" office:value="20161" calcext:value-type="float">
            <text:p>20161</text:p>
          </table:table-cell>
          <table:table-cell office:value-type="string" calcext:value-type="string">
            <text:p>Riley County, Kansas</text:p>
          </table:table-cell>
          <table:table-cell office:value-type="float" office:value="1416983300" calcext:value-type="float">
            <text:p>1416983300</text:p>
          </table:table-cell>
          <table:table-cell office:value-type="float" office:value="76843758" calcext:value-type="float">
            <text:p>76843758</text:p>
          </table:table-cell>
        </table:table-row>
        <table:table-row table:style-name="ro1">
          <table:table-cell office:value-type="string" calcext:value-type="string">
            <text:p>0500000US20163</text:p>
          </table:table-cell>
          <table:table-cell office:value-type="float" office:value="20163" calcext:value-type="float">
            <text:p>20163</text:p>
          </table:table-cell>
          <table:table-cell office:value-type="string" calcext:value-type="string">
            <text:p>Rooks County, Kansas</text:p>
          </table:table-cell>
          <table:table-cell office:value-type="float" office:value="118002500" calcext:value-type="float">
            <text:p>118002500</text:p>
          </table:table-cell>
          <table:table-cell office:value-type="float" office:value="7707635" calcext:value-type="float">
            <text:p>7707635</text:p>
          </table:table-cell>
        </table:table-row>
        <table:table-row table:style-name="ro1">
          <table:table-cell office:value-type="string" calcext:value-type="string">
            <text:p>0500000US20165</text:p>
          </table:table-cell>
          <table:table-cell office:value-type="float" office:value="20165" calcext:value-type="float">
            <text:p>20165</text:p>
          </table:table-cell>
          <table:table-cell office:value-type="string" calcext:value-type="string">
            <text:p>Rush County, Kansas</text:p>
          </table:table-cell>
          <table:table-cell office:value-type="float" office:value="74745900" calcext:value-type="float">
            <text:p>74745900</text:p>
          </table:table-cell>
          <table:table-cell office:value-type="float" office:value="4963349" calcext:value-type="float">
            <text:p>4963349</text:p>
          </table:table-cell>
        </table:table-row>
        <table:table-row table:style-name="ro1">
          <table:table-cell office:value-type="string" calcext:value-type="string">
            <text:p>0500000US20167</text:p>
          </table:table-cell>
          <table:table-cell office:value-type="float" office:value="20167" calcext:value-type="float">
            <text:p>20167</text:p>
          </table:table-cell>
          <table:table-cell office:value-type="string" calcext:value-type="string">
            <text:p>Russell County, Kansas</text:p>
          </table:table-cell>
          <table:table-cell office:value-type="float" office:value="176990800" calcext:value-type="float">
            <text:p>176990800</text:p>
          </table:table-cell>
          <table:table-cell office:value-type="float" office:value="23628055" calcext:value-type="float">
            <text:p>23628055</text:p>
          </table:table-cell>
        </table:table-row>
        <table:table-row table:style-name="ro1">
          <table:table-cell office:value-type="string" calcext:value-type="string">
            <text:p>0500000US20169</text:p>
          </table:table-cell>
          <table:table-cell office:value-type="float" office:value="20169" calcext:value-type="float">
            <text:p>20169</text:p>
          </table:table-cell>
          <table:table-cell office:value-type="string" calcext:value-type="string">
            <text:p>Saline County, Kansas</text:p>
          </table:table-cell>
          <table:table-cell office:value-type="float" office:value="1254621300" calcext:value-type="float">
            <text:p>1254621300</text:p>
          </table:table-cell>
          <table:table-cell office:value-type="float" office:value="58391186" calcext:value-type="float">
            <text:p>58391186</text:p>
          </table:table-cell>
        </table:table-row>
        <table:table-row table:style-name="ro1">
          <table:table-cell office:value-type="string" calcext:value-type="string">
            <text:p>0500000US20171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Scott County, Kansas</text:p>
          </table:table-cell>
          <table:table-cell office:value-type="float" office:value="135290300" calcext:value-type="float">
            <text:p>135290300</text:p>
          </table:table-cell>
          <table:table-cell office:value-type="float" office:value="17414735" calcext:value-type="float">
            <text:p>17414735</text:p>
          </table:table-cell>
        </table:table-row>
        <table:table-row table:style-name="ro1">
          <table:table-cell office:value-type="string" calcext:value-type="string">
            <text:p>0500000US20173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Sedgwick County, Kansas</text:p>
          </table:table-cell>
          <table:table-cell office:value-type="float" office:value="10503305900" calcext:value-type="float">
            <text:p>10503305900</text:p>
          </table:table-cell>
          <table:table-cell office:value-type="float" office:value="160417930" calcext:value-type="float">
            <text:p>160417930</text:p>
          </table:table-cell>
        </table:table-row>
        <table:table-row table:style-name="ro1">
          <table:table-cell office:value-type="string" calcext:value-type="string">
            <text:p>0500000US20175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Seward County, Kansas</text:p>
          </table:table-cell>
          <table:table-cell office:value-type="float" office:value="248052700" calcext:value-type="float">
            <text:p>248052700</text:p>
          </table:table-cell>
          <table:table-cell office:value-type="float" office:value="22607726" calcext:value-type="float">
            <text:p>22607726</text:p>
          </table:table-cell>
        </table:table-row>
        <table:table-row table:style-name="ro1">
          <table:table-cell office:value-type="string" calcext:value-type="string">
            <text:p>0500000US20177</text:p>
          </table:table-cell>
          <table:table-cell office:value-type="float" office:value="20177" calcext:value-type="float">
            <text:p>20177</text:p>
          </table:table-cell>
          <table:table-cell office:value-type="string" calcext:value-type="string">
            <text:p>Shawnee County, Kansas</text:p>
          </table:table-cell>
          <table:table-cell office:value-type="float" office:value="3976978300" calcext:value-type="float">
            <text:p>3976978300</text:p>
          </table:table-cell>
          <table:table-cell office:value-type="float" office:value="91507482" calcext:value-type="float">
            <text:p>91507482</text:p>
          </table:table-cell>
        </table:table-row>
        <table:table-row table:style-name="ro1">
          <table:table-cell office:value-type="string" calcext:value-type="string">
            <text:p>0500000US20179</text:p>
          </table:table-cell>
          <table:table-cell office:value-type="float" office:value="20179" calcext:value-type="float">
            <text:p>20179</text:p>
          </table:table-cell>
          <table:table-cell office:value-type="string" calcext:value-type="string">
            <text:p>Sheridan County, Kansas</text:p>
          </table:table-cell>
          <table:table-cell office:value-type="float" office:value="71066800" calcext:value-type="float">
            <text:p>71066800</text:p>
          </table:table-cell>
          <table:table-cell office:value-type="float" office:value="7631014" calcext:value-type="float">
            <text:p>7631014</text:p>
          </table:table-cell>
        </table:table-row>
        <table:table-row table:style-name="ro1">
          <table:table-cell office:value-type="string" calcext:value-type="string">
            <text:p>0500000US20181</text:p>
          </table:table-cell>
          <table:table-cell office:value-type="float" office:value="20181" calcext:value-type="float">
            <text:p>20181</text:p>
          </table:table-cell>
          <table:table-cell office:value-type="string" calcext:value-type="string">
            <text:p>Sherman County, Kansas</text:p>
          </table:table-cell>
          <table:table-cell office:value-type="float" office:value="120996400" calcext:value-type="float">
            <text:p>120996400</text:p>
          </table:table-cell>
          <table:table-cell office:value-type="float" office:value="10988384" calcext:value-type="float">
            <text:p>10988384</text:p>
          </table:table-cell>
        </table:table-row>
        <table:table-row table:style-name="ro1">
          <table:table-cell office:value-type="string" calcext:value-type="string">
            <text:p>0500000US20183</text:p>
          </table:table-cell>
          <table:table-cell office:value-type="float" office:value="20183" calcext:value-type="float">
            <text:p>20183</text:p>
          </table:table-cell>
          <table:table-cell office:value-type="string" calcext:value-type="string">
            <text:p>Smith County, Kansas</text:p>
          </table:table-cell>
          <table:table-cell office:value-type="float" office:value="98986100" calcext:value-type="float">
            <text:p>98986100</text:p>
          </table:table-cell>
          <table:table-cell office:value-type="float" office:value="10129837" calcext:value-type="float">
            <text:p>10129837</text:p>
          </table:table-cell>
        </table:table-row>
        <table:table-row table:style-name="ro1">
          <table:table-cell office:value-type="string" calcext:value-type="string">
            <text:p>0500000US20185</text:p>
          </table:table-cell>
          <table:table-cell office:value-type="float" office:value="20185" calcext:value-type="float">
            <text:p>20185</text:p>
          </table:table-cell>
          <table:table-cell office:value-type="string" calcext:value-type="string">
            <text:p>Stafford County, Kansas</text:p>
          </table:table-cell>
          <table:table-cell office:value-type="float" office:value="101223300" calcext:value-type="float">
            <text:p>101223300</text:p>
          </table:table-cell>
          <table:table-cell office:value-type="float" office:value="9103885" calcext:value-type="float">
            <text:p>9103885</text:p>
          </table:table-cell>
        </table:table-row>
        <table:table-row table:style-name="ro1">
          <table:table-cell office:value-type="string" calcext:value-type="string">
            <text:p>0500000US20187</text:p>
          </table:table-cell>
          <table:table-cell office:value-type="float" office:value="20187" calcext:value-type="float">
            <text:p>20187</text:p>
          </table:table-cell>
          <table:table-cell office:value-type="string" calcext:value-type="string">
            <text:p>Stanton County, Kansas</text:p>
          </table:table-cell>
          <table:table-cell office:value-type="float" office:value="37469400" calcext:value-type="float">
            <text:p>37469400</text:p>
          </table:table-cell>
          <table:table-cell office:value-type="float" office:value="5377878" calcext:value-type="float">
            <text:p>5377878</text:p>
          </table:table-cell>
        </table:table-row>
        <table:table-row table:style-name="ro1">
          <table:table-cell office:value-type="string" calcext:value-type="string">
            <text:p>0500000US20189</text:p>
          </table:table-cell>
          <table:table-cell office:value-type="float" office:value="20189" calcext:value-type="float">
            <text:p>20189</text:p>
          </table:table-cell>
          <table:table-cell office:value-type="string" calcext:value-type="string">
            <text:p>Stevens County, Kansas</text:p>
          </table:table-cell>
          <table:table-cell office:value-type="float" office:value="105153600" calcext:value-type="float">
            <text:p>105153600</text:p>
          </table:table-cell>
          <table:table-cell office:value-type="float" office:value="15255385" calcext:value-type="float">
            <text:p>15255385</text:p>
          </table:table-cell>
        </table:table-row>
        <table:table-row table:style-name="ro1">
          <table:table-cell office:value-type="string" calcext:value-type="string">
            <text:p>0500000US20191</text:p>
          </table:table-cell>
          <table:table-cell office:value-type="float" office:value="20191" calcext:value-type="float">
            <text:p>20191</text:p>
          </table:table-cell>
          <table:table-cell office:value-type="string" calcext:value-type="string">
            <text:p>Sumner County, Kansas</text:p>
          </table:table-cell>
          <table:table-cell office:value-type="float" office:value="521003300" calcext:value-type="float">
            <text:p>521003300</text:p>
          </table:table-cell>
          <table:table-cell office:value-type="float" office:value="21632572" calcext:value-type="float">
            <text:p>21632572</text:p>
          </table:table-cell>
        </table:table-row>
        <table:table-row table:style-name="ro1">
          <table:table-cell office:value-type="string" calcext:value-type="string">
            <text:p>0500000US20193</text:p>
          </table:table-cell>
          <table:table-cell office:value-type="float" office:value="20193" calcext:value-type="float">
            <text:p>20193</text:p>
          </table:table-cell>
          <table:table-cell office:value-type="string" calcext:value-type="string">
            <text:p>Thomas County, Kansas</text:p>
          </table:table-cell>
          <table:table-cell office:value-type="float" office:value="200159300" calcext:value-type="float">
            <text:p>200159300</text:p>
          </table:table-cell>
          <table:table-cell office:value-type="float" office:value="20000164" calcext:value-type="float">
            <text:p>20000164</text:p>
          </table:table-cell>
        </table:table-row>
        <table:table-row table:style-name="ro1">
          <table:table-cell office:value-type="string" calcext:value-type="string">
            <text:p>0500000US20195</text:p>
          </table:table-cell>
          <table:table-cell office:value-type="float" office:value="20195" calcext:value-type="float">
            <text:p>20195</text:p>
          </table:table-cell>
          <table:table-cell office:value-type="string" calcext:value-type="string">
            <text:p>Trego County, Kansas</text:p>
          </table:table-cell>
          <table:table-cell office:value-type="float" office:value="81674900" calcext:value-type="float">
            <text:p>81674900</text:p>
          </table:table-cell>
          <table:table-cell office:value-type="float" office:value="7981671" calcext:value-type="float">
            <text:p>7981671</text:p>
          </table:table-cell>
        </table:table-row>
        <table:table-row table:style-name="ro1">
          <table:table-cell office:value-type="string" calcext:value-type="string">
            <text:p>0500000US20197</text:p>
          </table:table-cell>
          <table:table-cell office:value-type="float" office:value="20197" calcext:value-type="float">
            <text:p>20197</text:p>
          </table:table-cell>
          <table:table-cell office:value-type="string" calcext:value-type="string">
            <text:p>Wabaunsee County, Kansas</text:p>
          </table:table-cell>
          <table:table-cell office:value-type="float" office:value="155177300" calcext:value-type="float">
            <text:p>155177300</text:p>
          </table:table-cell>
          <table:table-cell office:value-type="float" office:value="11060551" calcext:value-type="float">
            <text:p>11060551</text:p>
          </table:table-cell>
        </table:table-row>
        <table:table-row table:style-name="ro1">
          <table:table-cell office:value-type="string" calcext:value-type="string">
            <text:p>0500000US20199</text:p>
          </table:table-cell>
          <table:table-cell office:value-type="float" office:value="20199" calcext:value-type="float">
            <text:p>20199</text:p>
          </table:table-cell>
          <table:table-cell office:value-type="string" calcext:value-type="string">
            <text:p>Wallace County, Kansas</text:p>
          </table:table-cell>
          <table:table-cell office:value-type="float" office:value="43283200" calcext:value-type="float">
            <text:p>43283200</text:p>
          </table:table-cell>
          <table:table-cell office:value-type="float" office:value="6992455" calcext:value-type="float">
            <text:p>6992455</text:p>
          </table:table-cell>
        </table:table-row>
        <table:table-row table:style-name="ro1">
          <table:table-cell office:value-type="string" calcext:value-type="string">
            <text:p>0500000US20201</text:p>
          </table:table-cell>
          <table:table-cell office:value-type="float" office:value="20201" calcext:value-type="float">
            <text:p>20201</text:p>
          </table:table-cell>
          <table:table-cell office:value-type="string" calcext:value-type="string">
            <text:p>Washington County, Kansas</text:p>
          </table:table-cell>
          <table:table-cell office:value-type="float" office:value="129223300" calcext:value-type="float">
            <text:p>129223300</text:p>
          </table:table-cell>
          <table:table-cell office:value-type="float" office:value="7293568" calcext:value-type="float">
            <text:p>7293568</text:p>
          </table:table-cell>
        </table:table-row>
        <table:table-row table:style-name="ro1">
          <table:table-cell office:value-type="string" calcext:value-type="string">
            <text:p>0500000US20203</text:p>
          </table:table-cell>
          <table:table-cell office:value-type="float" office:value="20203" calcext:value-type="float">
            <text:p>20203</text:p>
          </table:table-cell>
          <table:table-cell office:value-type="string" calcext:value-type="string">
            <text:p>Wichita County, Kansas</text:p>
          </table:table-cell>
          <table:table-cell office:value-type="float" office:value="41173600" calcext:value-type="float">
            <text:p>41173600</text:p>
          </table:table-cell>
          <table:table-cell office:value-type="float" office:value="7360524" calcext:value-type="float">
            <text:p>7360524</text:p>
          </table:table-cell>
        </table:table-row>
        <table:table-row table:style-name="ro1">
          <table:table-cell office:value-type="string" calcext:value-type="string">
            <text:p>0500000US20205</text:p>
          </table:table-cell>
          <table:table-cell office:value-type="float" office:value="20205" calcext:value-type="float">
            <text:p>20205</text:p>
          </table:table-cell>
          <table:table-cell office:value-type="string" calcext:value-type="string">
            <text:p>Wilson County, Kansas</text:p>
          </table:table-cell>
          <table:table-cell office:value-type="float" office:value="193458700" calcext:value-type="float">
            <text:p>193458700</text:p>
          </table:table-cell>
          <table:table-cell office:value-type="float" office:value="13631032" calcext:value-type="float">
            <text:p>13631032</text:p>
          </table:table-cell>
        </table:table-row>
        <table:table-row table:style-name="ro1">
          <table:table-cell office:value-type="string" calcext:value-type="string">
            <text:p>0500000US20207</text:p>
          </table:table-cell>
          <table:table-cell office:value-type="float" office:value="20207" calcext:value-type="float">
            <text:p>20207</text:p>
          </table:table-cell>
          <table:table-cell office:value-type="string" calcext:value-type="string">
            <text:p>Woodson County, Kansas</text:p>
          </table:table-cell>
          <table:table-cell office:value-type="float" office:value="68014700" calcext:value-type="float">
            <text:p>68014700</text:p>
          </table:table-cell>
          <table:table-cell office:value-type="float" office:value="5520222" calcext:value-type="float">
            <text:p>5520222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1675719900" calcext:value-type="float">
            <text:p>1675719900</text:p>
          </table:table-cell>
          <table:table-cell office:value-type="float" office:value="42367797" calcext:value-type="float">
            <text:p>42367797</text:p>
          </table:table-cell>
        </table:table-row>
        <table:table-row table:style-name="ro1">
          <table:table-cell office:value-type="string" calcext:value-type="string">
            <text:p>0500000US21001</text:p>
          </table:table-cell>
          <table:table-cell office:value-type="float" office:value="21001" calcext:value-type="float">
            <text:p>21001</text:p>
          </table:table-cell>
          <table:table-cell office:value-type="string" calcext:value-type="string">
            <text:p>Adair County, Kentucky</text:p>
          </table:table-cell>
          <table:table-cell office:value-type="float" office:value="307625700" calcext:value-type="float">
            <text:p>307625700</text:p>
          </table:table-cell>
          <table:table-cell office:value-type="float" office:value="19202644" calcext:value-type="float">
            <text:p>19202644</text:p>
          </table:table-cell>
        </table:table-row>
        <table:table-row table:style-name="ro1">
          <table:table-cell office:value-type="string" calcext:value-type="string">
            <text:p>0500000US21003</text:p>
          </table:table-cell>
          <table:table-cell office:value-type="float" office:value="21003" calcext:value-type="float">
            <text:p>21003</text:p>
          </table:table-cell>
          <table:table-cell office:value-type="string" calcext:value-type="string">
            <text:p>Allen County, Kentucky</text:p>
          </table:table-cell>
          <table:table-cell office:value-type="float" office:value="388430400" calcext:value-type="float">
            <text:p>388430400</text:p>
          </table:table-cell>
          <table:table-cell office:value-type="float" office:value="21905929" calcext:value-type="float">
            <text:p>21905929</text:p>
          </table:table-cell>
        </table:table-row>
        <table:table-row table:style-name="ro1">
          <table:table-cell office:value-type="string" calcext:value-type="string">
            <text:p>0500000US21005</text:p>
          </table:table-cell>
          <table:table-cell office:value-type="float" office:value="21005" calcext:value-type="float">
            <text:p>21005</text:p>
          </table:table-cell>
          <table:table-cell office:value-type="string" calcext:value-type="string">
            <text:p>Anderson County, Kentucky</text:p>
          </table:table-cell>
          <table:table-cell office:value-type="float" office:value="499672500" calcext:value-type="float">
            <text:p>499672500</text:p>
          </table:table-cell>
          <table:table-cell office:value-type="float" office:value="27375819" calcext:value-type="float">
            <text:p>27375819</text:p>
          </table:table-cell>
        </table:table-row>
        <table:table-row table:style-name="ro1">
          <table:table-cell office:value-type="string" calcext:value-type="string">
            <text:p>0500000US21007</text:p>
          </table:table-cell>
          <table:table-cell office:value-type="float" office:value="21007" calcext:value-type="float">
            <text:p>21007</text:p>
          </table:table-cell>
          <table:table-cell office:value-type="string" calcext:value-type="string">
            <text:p>Ballard County, Kentucky</text:p>
          </table:table-cell>
          <table:table-cell office:value-type="float" office:value="185875100" calcext:value-type="float">
            <text:p>185875100</text:p>
          </table:table-cell>
          <table:table-cell office:value-type="float" office:value="12549133" calcext:value-type="float">
            <text:p>12549133</text:p>
          </table:table-cell>
        </table:table-row>
        <table:table-row table:style-name="ro1">
          <table:table-cell office:value-type="string" calcext:value-type="string">
            <text:p>0500000US21009</text:p>
          </table:table-cell>
          <table:table-cell office:value-type="float" office:value="21009" calcext:value-type="float">
            <text:p>21009</text:p>
          </table:table-cell>
          <table:table-cell office:value-type="string" calcext:value-type="string">
            <text:p>Barren County, Kentucky</text:p>
          </table:table-cell>
          <table:table-cell office:value-type="float" office:value="786381400" calcext:value-type="float">
            <text:p>786381400</text:p>
          </table:table-cell>
          <table:table-cell office:value-type="float" office:value="34440476" calcext:value-type="float">
            <text:p>34440476</text:p>
          </table:table-cell>
        </table:table-row>
        <table:table-row table:style-name="ro1">
          <table:table-cell office:value-type="string" calcext:value-type="string">
            <text:p>0500000US21011</text:p>
          </table:table-cell>
          <table:table-cell office:value-type="float" office:value="21011" calcext:value-type="float">
            <text:p>21011</text:p>
          </table:table-cell>
          <table:table-cell office:value-type="string" calcext:value-type="string">
            <text:p>Bath County, Kentucky</text:p>
          </table:table-cell>
          <table:table-cell office:value-type="float" office:value="206169600" calcext:value-type="float">
            <text:p>206169600</text:p>
          </table:table-cell>
          <table:table-cell office:value-type="float" office:value="35925338" calcext:value-type="float">
            <text:p>35925338</text:p>
          </table:table-cell>
        </table:table-row>
        <table:table-row table:style-name="ro1">
          <table:table-cell office:value-type="string" calcext:value-type="string">
            <text:p>0500000US21013</text:p>
          </table:table-cell>
          <table:table-cell office:value-type="float" office:value="21013" calcext:value-type="float">
            <text:p>21013</text:p>
          </table:table-cell>
          <table:table-cell office:value-type="string" calcext:value-type="string">
            <text:p>Bell County, Kentucky</text:p>
          </table:table-cell>
          <table:table-cell office:value-type="float" office:value="348441000" calcext:value-type="float">
            <text:p>348441000</text:p>
          </table:table-cell>
          <table:table-cell office:value-type="float" office:value="19644196" calcext:value-type="float">
            <text:p>19644196</text:p>
          </table:table-cell>
        </table:table-row>
        <table:table-row table:style-name="ro1">
          <table:table-cell office:value-type="string" calcext:value-type="string">
            <text:p>0500000US21015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Boone County, Kentucky</text:p>
          </table:table-cell>
          <table:table-cell office:value-type="float" office:value="3283841600" calcext:value-type="float">
            <text:p>3283841600</text:p>
          </table:table-cell>
          <table:table-cell office:value-type="float" office:value="87266015" calcext:value-type="float">
            <text:p>87266015</text:p>
          </table:table-cell>
        </table:table-row>
        <table:table-row table:style-name="ro1">
          <table:table-cell office:value-type="string" calcext:value-type="string">
            <text:p>0500000US21017</text:p>
          </table:table-cell>
          <table:table-cell office:value-type="float" office:value="21017" calcext:value-type="float">
            <text:p>21017</text:p>
          </table:table-cell>
          <table:table-cell office:value-type="string" calcext:value-type="string">
            <text:p>Bourbon County, Kentucky</text:p>
          </table:table-cell>
          <table:table-cell office:value-type="float" office:value="420421300" calcext:value-type="float">
            <text:p>420421300</text:p>
          </table:table-cell>
          <table:table-cell office:value-type="float" office:value="27673449" calcext:value-type="float">
            <text:p>27673449</text:p>
          </table:table-cell>
        </table:table-row>
        <table:table-row table:style-name="ro1">
          <table:table-cell office:value-type="string" calcext:value-type="string">
            <text:p>0500000US21019</text:p>
          </table:table-cell>
          <table:table-cell office:value-type="float" office:value="21019" calcext:value-type="float">
            <text:p>21019</text:p>
          </table:table-cell>
          <table:table-cell office:value-type="string" calcext:value-type="string">
            <text:p>Boyd County, Kentucky</text:p>
          </table:table-cell>
          <table:table-cell office:value-type="float" office:value="1177002300" calcext:value-type="float">
            <text:p>1177002300</text:p>
          </table:table-cell>
          <table:table-cell office:value-type="float" office:value="138087568" calcext:value-type="float">
            <text:p>138087568</text:p>
          </table:table-cell>
        </table:table-row>
        <table:table-row table:style-name="ro1">
          <table:table-cell office:value-type="string" calcext:value-type="string">
            <text:p>0500000US21021</text:p>
          </table:table-cell>
          <table:table-cell office:value-type="float" office:value="21021" calcext:value-type="float">
            <text:p>21021</text:p>
          </table:table-cell>
          <table:table-cell office:value-type="string" calcext:value-type="string">
            <text:p>Boyle County, Kentucky</text:p>
          </table:table-cell>
          <table:table-cell office:value-type="float" office:value="566326500" calcext:value-type="float">
            <text:p>566326500</text:p>
          </table:table-cell>
          <table:table-cell office:value-type="float" office:value="36576473" calcext:value-type="float">
            <text:p>36576473</text:p>
          </table:table-cell>
        </table:table-row>
        <table:table-row table:style-name="ro1">
          <table:table-cell office:value-type="string" calcext:value-type="string">
            <text:p>0500000US21023</text:p>
          </table:table-cell>
          <table:table-cell office:value-type="float" office:value="21023" calcext:value-type="float">
            <text:p>21023</text:p>
          </table:table-cell>
          <table:table-cell office:value-type="string" calcext:value-type="string">
            <text:p>Bracken County, Kentucky</text:p>
          </table:table-cell>
          <table:table-cell office:value-type="float" office:value="168397500" calcext:value-type="float">
            <text:p>168397500</text:p>
          </table:table-cell>
          <table:table-cell office:value-type="float" office:value="11636983" calcext:value-type="float">
            <text:p>11636983</text:p>
          </table:table-cell>
        </table:table-row>
        <table:table-row table:style-name="ro1">
          <table:table-cell office:value-type="string" calcext:value-type="string">
            <text:p>0500000US21025</text:p>
          </table:table-cell>
          <table:table-cell office:value-type="float" office:value="21025" calcext:value-type="float">
            <text:p>21025</text:p>
          </table:table-cell>
          <table:table-cell office:value-type="string" calcext:value-type="string">
            <text:p>Breathitt County, Kentucky</text:p>
          </table:table-cell>
          <table:table-cell office:value-type="float" office:value="202070400" calcext:value-type="float">
            <text:p>202070400</text:p>
          </table:table-cell>
          <table:table-cell office:value-type="float" office:value="12699069" calcext:value-type="float">
            <text:p>12699069</text:p>
          </table:table-cell>
        </table:table-row>
        <table:table-row table:style-name="ro1">
          <table:table-cell office:value-type="string" calcext:value-type="string">
            <text:p>0500000US21027</text:p>
          </table:table-cell>
          <table:table-cell office:value-type="float" office:value="21027" calcext:value-type="float">
            <text:p>21027</text:p>
          </table:table-cell>
          <table:table-cell office:value-type="string" calcext:value-type="string">
            <text:p>Breckinridge County, Kentucky</text:p>
          </table:table-cell>
          <table:table-cell office:value-type="float" office:value="363802300" calcext:value-type="float">
            <text:p>363802300</text:p>
          </table:table-cell>
          <table:table-cell office:value-type="float" office:value="16980424" calcext:value-type="float">
            <text:p>16980424</text:p>
          </table:table-cell>
        </table:table-row>
        <table:table-row table:style-name="ro1">
          <table:table-cell office:value-type="string" calcext:value-type="string">
            <text:p>0500000US21029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Bullitt County, Kentucky</text:p>
          </table:table-cell>
          <table:table-cell office:value-type="float" office:value="1751524500" calcext:value-type="float">
            <text:p>1751524500</text:p>
          </table:table-cell>
          <table:table-cell office:value-type="float" office:value="55709147" calcext:value-type="float">
            <text:p>55709147</text:p>
          </table:table-cell>
        </table:table-row>
        <table:table-row table:style-name="ro1">
          <table:table-cell office:value-type="string" calcext:value-type="string">
            <text:p>0500000US21031</text:p>
          </table:table-cell>
          <table:table-cell office:value-type="float" office:value="21031" calcext:value-type="float">
            <text:p>21031</text:p>
          </table:table-cell>
          <table:table-cell office:value-type="string" calcext:value-type="string">
            <text:p>Butler County, Kentucky</text:p>
          </table:table-cell>
          <table:table-cell office:value-type="float" office:value="218884000" calcext:value-type="float">
            <text:p>218884000</text:p>
          </table:table-cell>
          <table:table-cell office:value-type="float" office:value="14824018" calcext:value-type="float">
            <text:p>14824018</text:p>
          </table:table-cell>
        </table:table-row>
        <table:table-row table:style-name="ro1">
          <table:table-cell office:value-type="string" calcext:value-type="string">
            <text:p>0500000US21033</text:p>
          </table:table-cell>
          <table:table-cell office:value-type="float" office:value="21033" calcext:value-type="float">
            <text:p>21033</text:p>
          </table:table-cell>
          <table:table-cell office:value-type="string" calcext:value-type="string">
            <text:p>Caldwell County, Kentucky</text:p>
          </table:table-cell>
          <table:table-cell office:value-type="float" office:value="248404900" calcext:value-type="float">
            <text:p>248404900</text:p>
          </table:table-cell>
          <table:table-cell office:value-type="float" office:value="20127578" calcext:value-type="float">
            <text:p>20127578</text:p>
          </table:table-cell>
        </table:table-row>
        <table:table-row table:style-name="ro1">
          <table:table-cell office:value-type="string" calcext:value-type="string">
            <text:p>0500000US21035</text:p>
          </table:table-cell>
          <table:table-cell office:value-type="float" office:value="21035" calcext:value-type="float">
            <text:p>21035</text:p>
          </table:table-cell>
          <table:table-cell office:value-type="string" calcext:value-type="string">
            <text:p>Calloway County, Kentucky</text:p>
          </table:table-cell>
          <table:table-cell office:value-type="float" office:value="708723400" calcext:value-type="float">
            <text:p>708723400</text:p>
          </table:table-cell>
          <table:table-cell office:value-type="float" office:value="37052435" calcext:value-type="float">
            <text:p>37052435</text:p>
          </table:table-cell>
        </table:table-row>
        <table:table-row table:style-name="ro1">
          <table:table-cell office:value-type="string" calcext:value-type="string">
            <text:p>0500000US21037</text:p>
          </table:table-cell>
          <table:table-cell office:value-type="float" office:value="21037" calcext:value-type="float">
            <text:p>21037</text:p>
          </table:table-cell>
          <table:table-cell office:value-type="string" calcext:value-type="string">
            <text:p>Campbell County, Kentucky</text:p>
          </table:table-cell>
          <table:table-cell office:value-type="float" office:value="2429052300" calcext:value-type="float">
            <text:p>2429052300</text:p>
          </table:table-cell>
          <table:table-cell office:value-type="float" office:value="76987105" calcext:value-type="float">
            <text:p>76987105</text:p>
          </table:table-cell>
        </table:table-row>
        <table:table-row table:style-name="ro1">
          <table:table-cell office:value-type="string" calcext:value-type="string">
            <text:p>0500000US21039</text:p>
          </table:table-cell>
          <table:table-cell office:value-type="float" office:value="21039" calcext:value-type="float">
            <text:p>21039</text:p>
          </table:table-cell>
          <table:table-cell office:value-type="string" calcext:value-type="string">
            <text:p>Carlisle County, Kentucky</text:p>
          </table:table-cell>
          <table:table-cell office:value-type="float" office:value="103764800" calcext:value-type="float">
            <text:p>103764800</text:p>
          </table:table-cell>
          <table:table-cell office:value-type="float" office:value="9734899" calcext:value-type="float">
            <text:p>9734899</text:p>
          </table:table-cell>
        </table:table-row>
        <table:table-row table:style-name="ro1">
          <table:table-cell office:value-type="string" calcext:value-type="string">
            <text:p>0500000US21041</text:p>
          </table:table-cell>
          <table:table-cell office:value-type="float" office:value="21041" calcext:value-type="float">
            <text:p>21041</text:p>
          </table:table-cell>
          <table:table-cell office:value-type="string" calcext:value-type="string">
            <text:p>Carroll County, Kentucky</text:p>
          </table:table-cell>
          <table:table-cell office:value-type="float" office:value="202941500" calcext:value-type="float">
            <text:p>202941500</text:p>
          </table:table-cell>
          <table:table-cell office:value-type="float" office:value="16719059" calcext:value-type="float">
            <text:p>16719059</text:p>
          </table:table-cell>
        </table:table-row>
        <table:table-row table:style-name="ro1">
          <table:table-cell office:value-type="string" calcext:value-type="string">
            <text:p>0500000US21043</text:p>
          </table:table-cell>
          <table:table-cell office:value-type="float" office:value="21043" calcext:value-type="float">
            <text:p>21043</text:p>
          </table:table-cell>
          <table:table-cell office:value-type="string" calcext:value-type="string">
            <text:p>Carter County, Kentucky</text:p>
          </table:table-cell>
          <table:table-cell office:value-type="float" office:value="489609100" calcext:value-type="float">
            <text:p>489609100</text:p>
          </table:table-cell>
          <table:table-cell office:value-type="float" office:value="25374537" calcext:value-type="float">
            <text:p>25374537</text:p>
          </table:table-cell>
        </table:table-row>
        <table:table-row table:style-name="ro1">
          <table:table-cell office:value-type="string" calcext:value-type="string">
            <text:p>0500000US21045</text:p>
          </table:table-cell>
          <table:table-cell office:value-type="float" office:value="21045" calcext:value-type="float">
            <text:p>21045</text:p>
          </table:table-cell>
          <table:table-cell office:value-type="string" calcext:value-type="string">
            <text:p>Casey County, Kentucky</text:p>
          </table:table-cell>
          <table:table-cell office:value-type="float" office:value="267314700" calcext:value-type="float">
            <text:p>267314700</text:p>
          </table:table-cell>
          <table:table-cell office:value-type="float" office:value="21396813" calcext:value-type="float">
            <text:p>21396813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1016807400" calcext:value-type="float">
            <text:p>1016807400</text:p>
          </table:table-cell>
          <table:table-cell office:value-type="float" office:value="55669883" calcext:value-type="float">
            <text:p>55669883</text:p>
          </table:table-cell>
        </table:table-row>
        <table:table-row table:style-name="ro1">
          <table:table-cell office:value-type="string" calcext:value-type="string">
            <text:p>0500000US21049</text:p>
          </table:table-cell>
          <table:table-cell office:value-type="float" office:value="21049" calcext:value-type="float">
            <text:p>21049</text:p>
          </table:table-cell>
          <table:table-cell office:value-type="string" calcext:value-type="string">
            <text:p>Clark County, Kentucky</text:p>
          </table:table-cell>
          <table:table-cell office:value-type="float" office:value="840109100" calcext:value-type="float">
            <text:p>840109100</text:p>
          </table:table-cell>
          <table:table-cell office:value-type="float" office:value="49474610" calcext:value-type="float">
            <text:p>49474610</text:p>
          </table:table-cell>
        </table:table-row>
        <table:table-row table:style-name="ro1">
          <table:table-cell office:value-type="string" calcext:value-type="string">
            <text:p>0500000US21051</text:p>
          </table:table-cell>
          <table:table-cell office:value-type="float" office:value="21051" calcext:value-type="float">
            <text:p>21051</text:p>
          </table:table-cell>
          <table:table-cell office:value-type="string" calcext:value-type="string">
            <text:p>Clay County, Kentucky</text:p>
          </table:table-cell>
          <table:table-cell office:value-type="float" office:value="263851000" calcext:value-type="float">
            <text:p>263851000</text:p>
          </table:table-cell>
          <table:table-cell office:value-type="float" office:value="20500535" calcext:value-type="float">
            <text:p>20500535</text:p>
          </table:table-cell>
        </table:table-row>
        <table:table-row table:style-name="ro1">
          <table:table-cell office:value-type="string" calcext:value-type="string">
            <text:p>0500000US21053</text:p>
          </table:table-cell>
          <table:table-cell office:value-type="float" office:value="21053" calcext:value-type="float">
            <text:p>21053</text:p>
          </table:table-cell>
          <table:table-cell office:value-type="string" calcext:value-type="string">
            <text:p>Clinton County, Kentucky</text:p>
          </table:table-cell>
          <table:table-cell office:value-type="float" office:value="156956400" calcext:value-type="float">
            <text:p>156956400</text:p>
          </table:table-cell>
          <table:table-cell office:value-type="float" office:value="14947802" calcext:value-type="float">
            <text:p>14947802</text:p>
          </table:table-cell>
        </table:table-row>
        <table:table-row table:style-name="ro1">
          <table:table-cell office:value-type="string" calcext:value-type="string">
            <text:p>0500000US21055</text:p>
          </table:table-cell>
          <table:table-cell office:value-type="float" office:value="21055" calcext:value-type="float">
            <text:p>21055</text:p>
          </table:table-cell>
          <table:table-cell office:value-type="string" calcext:value-type="string">
            <text:p>Crittenden County, Kentucky</text:p>
          </table:table-cell>
          <table:table-cell office:value-type="float" office:value="191723700" calcext:value-type="float">
            <text:p>191723700</text:p>
          </table:table-cell>
          <table:table-cell office:value-type="float" office:value="15829727" calcext:value-type="float">
            <text:p>15829727</text:p>
          </table:table-cell>
        </table:table-row>
        <table:table-row table:style-name="ro1">
          <table:table-cell office:value-type="string" calcext:value-type="string">
            <text:p>0500000US21057</text:p>
          </table:table-cell>
          <table:table-cell office:value-type="float" office:value="21057" calcext:value-type="float">
            <text:p>21057</text:p>
          </table:table-cell>
          <table:table-cell office:value-type="string" calcext:value-type="string">
            <text:p>Cumberland County, Kentucky</text:p>
          </table:table-cell>
          <table:table-cell office:value-type="float" office:value="109696500" calcext:value-type="float">
            <text:p>109696500</text:p>
          </table:table-cell>
          <table:table-cell office:value-type="float" office:value="15871866" calcext:value-type="float">
            <text:p>15871866</text:p>
          </table:table-cell>
        </table:table-row>
        <table:table-row table:style-name="ro1">
          <table:table-cell office:value-type="string" calcext:value-type="string">
            <text:p>0500000US21059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Daviess County, Kentucky</text:p>
          </table:table-cell>
          <table:table-cell office:value-type="float" office:value="2188169500" calcext:value-type="float">
            <text:p>2188169500</text:p>
          </table:table-cell>
          <table:table-cell office:value-type="float" office:value="62471876" calcext:value-type="float">
            <text:p>62471876</text:p>
          </table:table-cell>
        </table:table-row>
        <table:table-row table:style-name="ro1">
          <table:table-cell office:value-type="string" calcext:value-type="string">
            <text:p>0500000US21061</text:p>
          </table:table-cell>
          <table:table-cell office:value-type="float" office:value="21061" calcext:value-type="float">
            <text:p>21061</text:p>
          </table:table-cell>
          <table:table-cell office:value-type="string" calcext:value-type="string">
            <text:p>Edmonson County, Kentucky</text:p>
          </table:table-cell>
          <table:table-cell office:value-type="float" office:value="238695400" calcext:value-type="float">
            <text:p>238695400</text:p>
          </table:table-cell>
          <table:table-cell office:value-type="float" office:value="21278239" calcext:value-type="float">
            <text:p>21278239</text:p>
          </table:table-cell>
        </table:table-row>
        <table:table-row table:style-name="ro1">
          <table:table-cell office:value-type="string" calcext:value-type="string">
            <text:p>0500000US21063</text:p>
          </table:table-cell>
          <table:table-cell office:value-type="float" office:value="21063" calcext:value-type="float">
            <text:p>21063</text:p>
          </table:table-cell>
          <table:table-cell office:value-type="string" calcext:value-type="string">
            <text:p>Elliott County, Kentucky</text:p>
          </table:table-cell>
          <table:table-cell office:value-type="float" office:value="107958100" calcext:value-type="float">
            <text:p>107958100</text:p>
          </table:table-cell>
          <table:table-cell office:value-type="float" office:value="11258155" calcext:value-type="float">
            <text:p>11258155</text:p>
          </table:table-cell>
        </table:table-row>
        <table:table-row table:style-name="ro1">
          <table:table-cell office:value-type="string" calcext:value-type="string">
            <text:p>0500000US21065</text:p>
          </table:table-cell>
          <table:table-cell office:value-type="float" office:value="21065" calcext:value-type="float">
            <text:p>21065</text:p>
          </table:table-cell>
          <table:table-cell office:value-type="string" calcext:value-type="string">
            <text:p>Estill County, Kentucky</text:p>
          </table:table-cell>
          <table:table-cell office:value-type="float" office:value="225293700" calcext:value-type="float">
            <text:p>225293700</text:p>
          </table:table-cell>
          <table:table-cell office:value-type="float" office:value="15848247" calcext:value-type="float">
            <text:p>15848247</text:p>
          </table:table-cell>
        </table:table-row>
        <table:table-row table:style-name="ro1">
          <table:table-cell office:value-type="string" calcext:value-type="string">
            <text:p>0500000US21067</text:p>
          </table:table-cell>
          <table:table-cell office:value-type="float" office:value="21067" calcext:value-type="float">
            <text:p>21067</text:p>
          </table:table-cell>
          <table:table-cell office:value-type="string" calcext:value-type="string">
            <text:p>Fayette County, Kentucky</text:p>
          </table:table-cell>
          <table:table-cell office:value-type="float" office:value="7596979600" calcext:value-type="float">
            <text:p>7596979600</text:p>
          </table:table-cell>
          <table:table-cell office:value-type="float" office:value="170848694" calcext:value-type="float">
            <text:p>170848694</text:p>
          </table:table-cell>
        </table:table-row>
        <table:table-row table:style-name="ro1">
          <table:table-cell office:value-type="string" calcext:value-type="string">
            <text:p>0500000US21069</text:p>
          </table:table-cell>
          <table:table-cell office:value-type="float" office:value="21069" calcext:value-type="float">
            <text:p>21069</text:p>
          </table:table-cell>
          <table:table-cell office:value-type="string" calcext:value-type="string">
            <text:p>Fleming County, Kentucky</text:p>
          </table:table-cell>
          <table:table-cell office:value-type="float" office:value="298278700" calcext:value-type="float">
            <text:p>298278700</text:p>
          </table:table-cell>
          <table:table-cell office:value-type="float" office:value="36580551" calcext:value-type="float">
            <text:p>36580551</text:p>
          </table:table-cell>
        </table:table-row>
        <table:table-row table:style-name="ro1">
          <table:table-cell office:value-type="string" calcext:value-type="string">
            <text:p>0500000US21071</text:p>
          </table:table-cell>
          <table:table-cell office:value-type="float" office:value="21071" calcext:value-type="float">
            <text:p>21071</text:p>
          </table:table-cell>
          <table:table-cell office:value-type="string" calcext:value-type="string">
            <text:p>Floyd County, Kentucky</text:p>
          </table:table-cell>
          <table:table-cell office:value-type="float" office:value="667211100" calcext:value-type="float">
            <text:p>667211100</text:p>
          </table:table-cell>
          <table:table-cell office:value-type="float" office:value="43018844" calcext:value-type="float">
            <text:p>43018844</text:p>
          </table:table-cell>
        </table:table-row>
        <table:table-row table:style-name="ro1">
          <table:table-cell office:value-type="string" calcext:value-type="string">
            <text:p>0500000US21073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Franklin County, Kentucky</text:p>
          </table:table-cell>
          <table:table-cell office:value-type="float" office:value="1159109600" calcext:value-type="float">
            <text:p>1159109600</text:p>
          </table:table-cell>
          <table:table-cell office:value-type="float" office:value="43928730" calcext:value-type="float">
            <text:p>43928730</text:p>
          </table:table-cell>
        </table:table-row>
        <table:table-row table:style-name="ro1">
          <table:table-cell office:value-type="string" calcext:value-type="string">
            <text:p>0500000US21075</text:p>
          </table:table-cell>
          <table:table-cell office:value-type="float" office:value="21075" calcext:value-type="float">
            <text:p>21075</text:p>
          </table:table-cell>
          <table:table-cell office:value-type="string" calcext:value-type="string">
            <text:p>Fulton County, Kentucky</text:p>
          </table:table-cell>
          <table:table-cell office:value-type="float" office:value="85872800" calcext:value-type="float">
            <text:p>85872800</text:p>
          </table:table-cell>
          <table:table-cell office:value-type="float" office:value="8082502" calcext:value-type="float">
            <text:p>8082502</text:p>
          </table:table-cell>
        </table:table-row>
        <table:table-row table:style-name="ro1">
          <table:table-cell office:value-type="string" calcext:value-type="string">
            <text:p>0500000US21077</text:p>
          </table:table-cell>
          <table:table-cell office:value-type="float" office:value="21077" calcext:value-type="float">
            <text:p>21077</text:p>
          </table:table-cell>
          <table:table-cell office:value-type="string" calcext:value-type="string">
            <text:p>Gallatin County, Kentucky</text:p>
          </table:table-cell>
          <table:table-cell office:value-type="float" office:value="168639900" calcext:value-type="float">
            <text:p>168639900</text:p>
          </table:table-cell>
          <table:table-cell office:value-type="float" office:value="13658565" calcext:value-type="float">
            <text:p>13658565</text:p>
          </table:table-cell>
        </table:table-row>
        <table:table-row table:style-name="ro1">
          <table:table-cell office:value-type="string" calcext:value-type="string">
            <text:p>0500000US21079</text:p>
          </table:table-cell>
          <table:table-cell office:value-type="float" office:value="21079" calcext:value-type="float">
            <text:p>21079</text:p>
          </table:table-cell>
          <table:table-cell office:value-type="string" calcext:value-type="string">
            <text:p>Garrard County, Kentucky</text:p>
          </table:table-cell>
          <table:table-cell office:value-type="float" office:value="361929900" calcext:value-type="float">
            <text:p>361929900</text:p>
          </table:table-cell>
          <table:table-cell office:value-type="float" office:value="28731132" calcext:value-type="float">
            <text:p>28731132</text:p>
          </table:table-cell>
        </table:table-row>
        <table:table-row table:style-name="ro1">
          <table:table-cell office:value-type="string" calcext:value-type="string">
            <text:p>0500000US21081</text:p>
          </table:table-cell>
          <table:table-cell office:value-type="float" office:value="21081" calcext:value-type="float">
            <text:p>21081</text:p>
          </table:table-cell>
          <table:table-cell office:value-type="string" calcext:value-type="string">
            <text:p>Grant County, Kentucky</text:p>
          </table:table-cell>
          <table:table-cell office:value-type="float" office:value="442548000" calcext:value-type="float">
            <text:p>442548000</text:p>
          </table:table-cell>
          <table:table-cell office:value-type="float" office:value="25055153" calcext:value-type="float">
            <text:p>25055153</text:p>
          </table:table-cell>
        </table:table-row>
        <table:table-row table:style-name="ro1">
          <table:table-cell office:value-type="string" calcext:value-type="string">
            <text:p>0500000US21083</text:p>
          </table:table-cell>
          <table:table-cell office:value-type="float" office:value="21083" calcext:value-type="float">
            <text:p>21083</text:p>
          </table:table-cell>
          <table:table-cell office:value-type="string" calcext:value-type="string">
            <text:p>Graves County, Kentucky</text:p>
          </table:table-cell>
          <table:table-cell office:value-type="float" office:value="686928100" calcext:value-type="float">
            <text:p>686928100</text:p>
          </table:table-cell>
          <table:table-cell office:value-type="float" office:value="32412227" calcext:value-type="float">
            <text:p>32412227</text:p>
          </table:table-cell>
        </table:table-row>
        <table:table-row table:style-name="ro1">
          <table:table-cell office:value-type="string" calcext:value-type="string">
            <text:p>0500000US21085</text:p>
          </table:table-cell>
          <table:table-cell office:value-type="float" office:value="21085" calcext:value-type="float">
            <text:p>21085</text:p>
          </table:table-cell>
          <table:table-cell office:value-type="string" calcext:value-type="string">
            <text:p>Grayson County, Kentucky</text:p>
          </table:table-cell>
          <table:table-cell office:value-type="float" office:value="473181900" calcext:value-type="float">
            <text:p>473181900</text:p>
          </table:table-cell>
          <table:table-cell office:value-type="float" office:value="48685395" calcext:value-type="float">
            <text:p>48685395</text:p>
          </table:table-cell>
        </table:table-row>
        <table:table-row table:style-name="ro1">
          <table:table-cell office:value-type="string" calcext:value-type="string">
            <text:p>0500000US21087</text:p>
          </table:table-cell>
          <table:table-cell office:value-type="float" office:value="21087" calcext:value-type="float">
            <text:p>21087</text:p>
          </table:table-cell>
          <table:table-cell office:value-type="string" calcext:value-type="string">
            <text:p>Green County, Kentucky</text:p>
          </table:table-cell>
          <table:table-cell office:value-type="float" office:value="202916700" calcext:value-type="float">
            <text:p>202916700</text:p>
          </table:table-cell>
          <table:table-cell office:value-type="float" office:value="21059666" calcext:value-type="float">
            <text:p>21059666</text:p>
          </table:table-cell>
        </table:table-row>
        <table:table-row table:style-name="ro1">
          <table:table-cell office:value-type="string" calcext:value-type="string">
            <text:p>0500000US21089</text:p>
          </table:table-cell>
          <table:table-cell office:value-type="float" office:value="21089" calcext:value-type="float">
            <text:p>21089</text:p>
          </table:table-cell>
          <table:table-cell office:value-type="string" calcext:value-type="string">
            <text:p>Greenup County, Kentucky</text:p>
          </table:table-cell>
          <table:table-cell office:value-type="float" office:value="817394200" calcext:value-type="float">
            <text:p>817394200</text:p>
          </table:table-cell>
          <table:table-cell office:value-type="float" office:value="39040454" calcext:value-type="float">
            <text:p>39040454</text:p>
          </table:table-cell>
        </table:table-row>
        <table:table-row table:style-name="ro1">
          <table:table-cell office:value-type="string" calcext:value-type="string">
            <text:p>0500000US21091</text:p>
          </table:table-cell>
          <table:table-cell office:value-type="float" office:value="21091" calcext:value-type="float">
            <text:p>21091</text:p>
          </table:table-cell>
          <table:table-cell office:value-type="string" calcext:value-type="string">
            <text:p>Hancock County, Kentucky</text:p>
          </table:table-cell>
          <table:table-cell office:value-type="float" office:value="187473200" calcext:value-type="float">
            <text:p>187473200</text:p>
          </table:table-cell>
          <table:table-cell office:value-type="float" office:value="12111892" calcext:value-type="float">
            <text:p>12111892</text:p>
          </table:table-cell>
        </table:table-row>
        <table:table-row table:style-name="ro1">
          <table:table-cell office:value-type="string" calcext:value-type="string">
            <text:p>0500000US21093</text:p>
          </table:table-cell>
          <table:table-cell office:value-type="float" office:value="21093" calcext:value-type="float">
            <text:p>21093</text:p>
          </table:table-cell>
          <table:table-cell office:value-type="string" calcext:value-type="string">
            <text:p>Hardin County, Kentucky</text:p>
          </table:table-cell>
          <table:table-cell office:value-type="float" office:value="2000342300" calcext:value-type="float">
            <text:p>2000342300</text:p>
          </table:table-cell>
          <table:table-cell office:value-type="float" office:value="65754859" calcext:value-type="float">
            <text:p>65754859</text:p>
          </table:table-cell>
        </table:table-row>
        <table:table-row table:style-name="ro1">
          <table:table-cell office:value-type="string" calcext:value-type="string">
            <text:p>0500000US21095</text:p>
          </table:table-cell>
          <table:table-cell office:value-type="float" office:value="21095" calcext:value-type="float">
            <text:p>21095</text:p>
          </table:table-cell>
          <table:table-cell office:value-type="string" calcext:value-type="string">
            <text:p>Harlan County, Kentucky</text:p>
          </table:table-cell>
          <table:table-cell office:value-type="float" office:value="420601300" calcext:value-type="float">
            <text:p>420601300</text:p>
          </table:table-cell>
          <table:table-cell office:value-type="float" office:value="21283002" calcext:value-type="float">
            <text:p>21283002</text:p>
          </table:table-cell>
        </table:table-row>
        <table:table-row table:style-name="ro1">
          <table:table-cell office:value-type="string" calcext:value-type="string">
            <text:p>0500000US21097</text:p>
          </table:table-cell>
          <table:table-cell office:value-type="float" office:value="21097" calcext:value-type="float">
            <text:p>21097</text:p>
          </table:table-cell>
          <table:table-cell office:value-type="string" calcext:value-type="string">
            <text:p>Harrison County, Kentucky</text:p>
          </table:table-cell>
          <table:table-cell office:value-type="float" office:value="350933100" calcext:value-type="float">
            <text:p>350933100</text:p>
          </table:table-cell>
          <table:table-cell office:value-type="float" office:value="25995697" calcext:value-type="float">
            <text:p>25995697</text:p>
          </table:table-cell>
        </table:table-row>
        <table:table-row table:style-name="ro1">
          <table:table-cell office:value-type="string" calcext:value-type="string">
            <text:p>0500000US21099</text:p>
          </table:table-cell>
          <table:table-cell office:value-type="float" office:value="21099" calcext:value-type="float">
            <text:p>21099</text:p>
          </table:table-cell>
          <table:table-cell office:value-type="string" calcext:value-type="string">
            <text:p>Hart County, Kentucky</text:p>
          </table:table-cell>
          <table:table-cell office:value-type="float" office:value="313433500" calcext:value-type="float">
            <text:p>313433500</text:p>
          </table:table-cell>
          <table:table-cell office:value-type="float" office:value="25530248" calcext:value-type="float">
            <text:p>25530248</text:p>
          </table:table-cell>
        </table:table-row>
        <table:table-row table:style-name="ro1">
          <table:table-cell office:value-type="string" calcext:value-type="string">
            <text:p>0500000US21101</text:p>
          </table:table-cell>
          <table:table-cell office:value-type="float" office:value="21101" calcext:value-type="float">
            <text:p>21101</text:p>
          </table:table-cell>
          <table:table-cell office:value-type="string" calcext:value-type="string">
            <text:p>Henderson County, Kentucky</text:p>
          </table:table-cell>
          <table:table-cell office:value-type="float" office:value="950303700" calcext:value-type="float">
            <text:p>950303700</text:p>
          </table:table-cell>
          <table:table-cell office:value-type="float" office:value="44878895" calcext:value-type="float">
            <text:p>44878895</text:p>
          </table:table-cell>
        </table:table-row>
        <table:table-row table:style-name="ro1">
          <table:table-cell office:value-type="string" calcext:value-type="string">
            <text:p>0500000US21103</text:p>
          </table:table-cell>
          <table:table-cell office:value-type="float" office:value="21103" calcext:value-type="float">
            <text:p>21103</text:p>
          </table:table-cell>
          <table:table-cell office:value-type="string" calcext:value-type="string">
            <text:p>Henry County, Kentucky</text:p>
          </table:table-cell>
          <table:table-cell office:value-type="float" office:value="316876600" calcext:value-type="float">
            <text:p>316876600</text:p>
          </table:table-cell>
          <table:table-cell office:value-type="float" office:value="18916196" calcext:value-type="float">
            <text:p>18916196</text:p>
          </table:table-cell>
        </table:table-row>
        <table:table-row table:style-name="ro1">
          <table:table-cell office:value-type="string" calcext:value-type="string">
            <text:p>0500000US21105</text:p>
          </table:table-cell>
          <table:table-cell office:value-type="float" office:value="21105" calcext:value-type="float">
            <text:p>21105</text:p>
          </table:table-cell>
          <table:table-cell office:value-type="string" calcext:value-type="string">
            <text:p>Hickman County, Kentucky</text:p>
          </table:table-cell>
          <table:table-cell office:value-type="float" office:value="82622900" calcext:value-type="float">
            <text:p>82622900</text:p>
          </table:table-cell>
          <table:table-cell office:value-type="float" office:value="7472287" calcext:value-type="float">
            <text:p>7472287</text:p>
          </table:table-cell>
        </table:table-row>
        <table:table-row table:style-name="ro1">
          <table:table-cell office:value-type="string" calcext:value-type="string">
            <text:p>0500000US21107</text:p>
          </table:table-cell>
          <table:table-cell office:value-type="float" office:value="21107" calcext:value-type="float">
            <text:p>21107</text:p>
          </table:table-cell>
          <table:table-cell office:value-type="string" calcext:value-type="string">
            <text:p>Hopkins County, Kentucky</text:p>
          </table:table-cell>
          <table:table-cell office:value-type="float" office:value="948649300" calcext:value-type="float">
            <text:p>948649300</text:p>
          </table:table-cell>
          <table:table-cell office:value-type="float" office:value="42637531" calcext:value-type="float">
            <text:p>42637531</text:p>
          </table:table-cell>
        </table:table-row>
        <table:table-row table:style-name="ro1">
          <table:table-cell office:value-type="string" calcext:value-type="string">
            <text:p>0500000US21109</text:p>
          </table:table-cell>
          <table:table-cell office:value-type="float" office:value="21109" calcext:value-type="float">
            <text:p>21109</text:p>
          </table:table-cell>
          <table:table-cell office:value-type="string" calcext:value-type="string">
            <text:p>Jackson County, Kentucky</text:p>
          </table:table-cell>
          <table:table-cell office:value-type="float" office:value="221060400" calcext:value-type="float">
            <text:p>221060400</text:p>
          </table:table-cell>
          <table:table-cell office:value-type="float" office:value="21978357" calcext:value-type="float">
            <text:p>21978357</text:p>
          </table:table-cell>
        </table:table-row>
        <table:table-row table:style-name="ro1">
          <table:table-cell office:value-type="string" calcext:value-type="string">
            <text:p>0500000US21111</text:p>
          </table:table-cell>
          <table:table-cell office:value-type="float" office:value="21111" calcext:value-type="float">
            <text:p>21111</text:p>
          </table:table-cell>
          <table:table-cell office:value-type="string" calcext:value-type="string">
            <text:p>Jefferson County, Kentucky</text:p>
          </table:table-cell>
          <table:table-cell office:value-type="float" office:value="17199030000" calcext:value-type="float">
            <text:p>17199030000</text:p>
          </table:table-cell>
          <table:table-cell office:value-type="float" office:value="255814197" calcext:value-type="float">
            <text:p>255814197</text:p>
          </table:table-cell>
        </table:table-row>
        <table:table-row table:style-name="ro1">
          <table:table-cell office:value-type="string" calcext:value-type="string">
            <text:p>0500000US21113</text:p>
          </table:table-cell>
          <table:table-cell office:value-type="float" office:value="21113" calcext:value-type="float">
            <text:p>21113</text:p>
          </table:table-cell>
          <table:table-cell office:value-type="string" calcext:value-type="string">
            <text:p>Jessamine County, Kentucky</text:p>
          </table:table-cell>
          <table:table-cell office:value-type="float" office:value="1236246000" calcext:value-type="float">
            <text:p>1236246000</text:p>
          </table:table-cell>
          <table:table-cell office:value-type="float" office:value="73998569" calcext:value-type="float">
            <text:p>73998569</text:p>
          </table:table-cell>
        </table:table-row>
        <table:table-row table:style-name="ro1">
          <table:table-cell office:value-type="string" calcext:value-type="string">
            <text:p>0500000US21115</text:p>
          </table:table-cell>
          <table:table-cell office:value-type="float" office:value="21115" calcext:value-type="float">
            <text:p>21115</text:p>
          </table:table-cell>
          <table:table-cell office:value-type="string" calcext:value-type="string">
            <text:p>Johnson County, Kentucky</text:p>
          </table:table-cell>
          <table:table-cell office:value-type="float" office:value="411943800" calcext:value-type="float">
            <text:p>411943800</text:p>
          </table:table-cell>
          <table:table-cell office:value-type="float" office:value="31470534" calcext:value-type="float">
            <text:p>31470534</text:p>
          </table:table-cell>
        </table:table-row>
        <table:table-row table:style-name="ro1">
          <table:table-cell office:value-type="string" calcext:value-type="string">
            <text:p>0500000US21117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Kenton County, Kentucky</text:p>
          </table:table-cell>
          <table:table-cell office:value-type="float" office:value="4098118600" calcext:value-type="float">
            <text:p>4098118600</text:p>
          </table:table-cell>
          <table:table-cell office:value-type="float" office:value="108115365" calcext:value-type="float">
            <text:p>108115365</text:p>
          </table:table-cell>
        </table:table-row>
        <table:table-row table:style-name="ro1">
          <table:table-cell office:value-type="string" calcext:value-type="string">
            <text:p>0500000US21119</text:p>
          </table:table-cell>
          <table:table-cell office:value-type="float" office:value="21119" calcext:value-type="float">
            <text:p>21119</text:p>
          </table:table-cell>
          <table:table-cell office:value-type="string" calcext:value-type="string">
            <text:p>Knott County, Kentucky</text:p>
          </table:table-cell>
          <table:table-cell office:value-type="float" office:value="262503700" calcext:value-type="float">
            <text:p>262503700</text:p>
          </table:table-cell>
          <table:table-cell office:value-type="float" office:value="22293101" calcext:value-type="float">
            <text:p>22293101</text:p>
          </table:table-cell>
        </table:table-row>
        <table:table-row table:style-name="ro1">
          <table:table-cell office:value-type="string" calcext:value-type="string">
            <text:p>0500000US21121</text:p>
          </table:table-cell>
          <table:table-cell office:value-type="float" office:value="21121" calcext:value-type="float">
            <text:p>21121</text:p>
          </table:table-cell>
          <table:table-cell office:value-type="string" calcext:value-type="string">
            <text:p>Knox County, Kentucky</text:p>
          </table:table-cell>
          <table:table-cell office:value-type="float" office:value="461969600" calcext:value-type="float">
            <text:p>461969600</text:p>
          </table:table-cell>
          <table:table-cell office:value-type="float" office:value="38495868" calcext:value-type="float">
            <text:p>38495868</text:p>
          </table:table-cell>
        </table:table-row>
        <table:table-row table:style-name="ro1">
          <table:table-cell office:value-type="string" calcext:value-type="string">
            <text:p>0500000US21123</text:p>
          </table:table-cell>
          <table:table-cell office:value-type="float" office:value="21123" calcext:value-type="float">
            <text:p>21123</text:p>
          </table:table-cell>
          <table:table-cell office:value-type="string" calcext:value-type="string">
            <text:p>Larue County, Kentucky</text:p>
          </table:table-cell>
          <table:table-cell office:value-type="float" office:value="262748000" calcext:value-type="float">
            <text:p>262748000</text:p>
          </table:table-cell>
          <table:table-cell office:value-type="float" office:value="24510844" calcext:value-type="float">
            <text:p>24510844</text:p>
          </table:table-cell>
        </table:table-row>
        <table:table-row table:style-name="ro1">
          <table:table-cell office:value-type="string" calcext:value-type="string">
            <text:p>0500000US21125</text:p>
          </table:table-cell>
          <table:table-cell office:value-type="float" office:value="21125" calcext:value-type="float">
            <text:p>21125</text:p>
          </table:table-cell>
          <table:table-cell office:value-type="string" calcext:value-type="string">
            <text:p>Laurel County, Kentucky</text:p>
          </table:table-cell>
          <table:table-cell office:value-type="float" office:value="1072312100" calcext:value-type="float">
            <text:p>1072312100</text:p>
          </table:table-cell>
          <table:table-cell office:value-type="float" office:value="43653214" calcext:value-type="float">
            <text:p>43653214</text:p>
          </table:table-cell>
        </table:table-row>
        <table:table-row table:style-name="ro1">
          <table:table-cell office:value-type="string" calcext:value-type="string">
            <text:p>0500000US21127</text:p>
          </table:table-cell>
          <table:table-cell office:value-type="float" office:value="21127" calcext:value-type="float">
            <text:p>21127</text:p>
          </table:table-cell>
          <table:table-cell office:value-type="string" calcext:value-type="string">
            <text:p>Lawrence County, Kentucky</text:p>
          </table:table-cell>
          <table:table-cell office:value-type="float" office:value="283490300" calcext:value-type="float">
            <text:p>283490300</text:p>
          </table:table-cell>
          <table:table-cell office:value-type="float" office:value="23769111" calcext:value-type="float">
            <text:p>23769111</text:p>
          </table:table-cell>
        </table:table-row>
        <table:table-row table:style-name="ro1">
          <table:table-cell office:value-type="string" calcext:value-type="string">
            <text:p>0500000US21129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Lee County, Kentucky</text:p>
          </table:table-cell>
          <table:table-cell office:value-type="float" office:value="94122100" calcext:value-type="float">
            <text:p>94122100</text:p>
          </table:table-cell>
          <table:table-cell office:value-type="float" office:value="11542852" calcext:value-type="float">
            <text:p>11542852</text:p>
          </table:table-cell>
        </table:table-row>
        <table:table-row table:style-name="ro1">
          <table:table-cell office:value-type="string" calcext:value-type="string">
            <text:p>0500000US21131</text:p>
          </table:table-cell>
          <table:table-cell office:value-type="float" office:value="21131" calcext:value-type="float">
            <text:p>21131</text:p>
          </table:table-cell>
          <table:table-cell office:value-type="string" calcext:value-type="string">
            <text:p>Leslie County, Kentucky</text:p>
          </table:table-cell>
          <table:table-cell office:value-type="float" office:value="159580700" calcext:value-type="float">
            <text:p>159580700</text:p>
          </table:table-cell>
          <table:table-cell office:value-type="float" office:value="17876077" calcext:value-type="float">
            <text:p>17876077</text:p>
          </table:table-cell>
        </table:table-row>
        <table:table-row table:style-name="ro1">
          <table:table-cell office:value-type="string" calcext:value-type="string">
            <text:p>0500000US21133</text:p>
          </table:table-cell>
          <table:table-cell office:value-type="float" office:value="21133" calcext:value-type="float">
            <text:p>21133</text:p>
          </table:table-cell>
          <table:table-cell office:value-type="string" calcext:value-type="string">
            <text:p>Letcher County, Kentucky</text:p>
          </table:table-cell>
          <table:table-cell office:value-type="float" office:value="388940300" calcext:value-type="float">
            <text:p>388940300</text:p>
          </table:table-cell>
          <table:table-cell office:value-type="float" office:value="24586805" calcext:value-type="float">
            <text:p>24586805</text:p>
          </table:table-cell>
        </table:table-row>
        <table:table-row table:style-name="ro1">
          <table:table-cell office:value-type="string" calcext:value-type="string">
            <text:p>0500000US21135</text:p>
          </table:table-cell>
          <table:table-cell office:value-type="float" office:value="21135" calcext:value-type="float">
            <text:p>21135</text:p>
          </table:table-cell>
          <table:table-cell office:value-type="string" calcext:value-type="string">
            <text:p>Lewis County, Kentucky</text:p>
          </table:table-cell>
          <table:table-cell office:value-type="float" office:value="222877800" calcext:value-type="float">
            <text:p>222877800</text:p>
          </table:table-cell>
          <table:table-cell office:value-type="float" office:value="17914032" calcext:value-type="float">
            <text:p>17914032</text:p>
          </table:table-cell>
        </table:table-row>
        <table:table-row table:style-name="ro1">
          <table:table-cell office:value-type="string" calcext:value-type="string">
            <text:p>0500000US21137</text:p>
          </table:table-cell>
          <table:table-cell office:value-type="float" office:value="21137" calcext:value-type="float">
            <text:p>21137</text:p>
          </table:table-cell>
          <table:table-cell office:value-type="string" calcext:value-type="string">
            <text:p>Lincoln County, Kentucky</text:p>
          </table:table-cell>
          <table:table-cell office:value-type="float" office:value="431369000" calcext:value-type="float">
            <text:p>431369000</text:p>
          </table:table-cell>
          <table:table-cell office:value-type="float" office:value="25404176" calcext:value-type="float">
            <text:p>25404176</text:p>
          </table:table-cell>
        </table:table-row>
        <table:table-row table:style-name="ro1">
          <table:table-cell office:value-type="string" calcext:value-type="string">
            <text:p>0500000US21139</text:p>
          </table:table-cell>
          <table:table-cell office:value-type="float" office:value="21139" calcext:value-type="float">
            <text:p>21139</text:p>
          </table:table-cell>
          <table:table-cell office:value-type="string" calcext:value-type="string">
            <text:p>Livingston County, Kentucky</text:p>
          </table:table-cell>
          <table:table-cell office:value-type="float" office:value="205855200" calcext:value-type="float">
            <text:p>205855200</text:p>
          </table:table-cell>
          <table:table-cell office:value-type="float" office:value="27940772" calcext:value-type="float">
            <text:p>27940772</text:p>
          </table:table-cell>
        </table:table-row>
        <table:table-row table:style-name="ro1">
          <table:table-cell office:value-type="string" calcext:value-type="string">
            <text:p>0500000US21141</text:p>
          </table:table-cell>
          <table:table-cell office:value-type="float" office:value="21141" calcext:value-type="float">
            <text:p>21141</text:p>
          </table:table-cell>
          <table:table-cell office:value-type="string" calcext:value-type="string">
            <text:p>Logan County, Kentucky</text:p>
          </table:table-cell>
          <table:table-cell office:value-type="float" office:value="478667700" calcext:value-type="float">
            <text:p>478667700</text:p>
          </table:table-cell>
          <table:table-cell office:value-type="float" office:value="25235678" calcext:value-type="float">
            <text:p>25235678</text:p>
          </table:table-cell>
        </table:table-row>
        <table:table-row table:style-name="ro1">
          <table:table-cell office:value-type="string" calcext:value-type="string">
            <text:p>0500000US21143</text:p>
          </table:table-cell>
          <table:table-cell office:value-type="float" office:value="21143" calcext:value-type="float">
            <text:p>21143</text:p>
          </table:table-cell>
          <table:table-cell office:value-type="string" calcext:value-type="string">
            <text:p>Lyon County, Kentucky</text:p>
          </table:table-cell>
          <table:table-cell office:value-type="float" office:value="189391000" calcext:value-type="float">
            <text:p>189391000</text:p>
          </table:table-cell>
          <table:table-cell office:value-type="float" office:value="22365638" calcext:value-type="float">
            <text:p>22365638</text:p>
          </table:table-cell>
        </table:table-row>
        <table:table-row table:style-name="ro1">
          <table:table-cell office:value-type="string" calcext:value-type="string">
            <text:p>0500000US21145</text:p>
          </table:table-cell>
          <table:table-cell office:value-type="float" office:value="21145" calcext:value-type="float">
            <text:p>21145</text:p>
          </table:table-cell>
          <table:table-cell office:value-type="string" calcext:value-type="string">
            <text:p>McCracken County, Kentucky</text:p>
          </table:table-cell>
          <table:table-cell office:value-type="float" office:value="1647559000" calcext:value-type="float">
            <text:p>1647559000</text:p>
          </table:table-cell>
          <table:table-cell office:value-type="float" office:value="115420547" calcext:value-type="float">
            <text:p>115420547</text:p>
          </table:table-cell>
        </table:table-row>
        <table:table-row table:style-name="ro1">
          <table:table-cell office:value-type="string" calcext:value-type="string">
            <text:p>0500000US21147</text:p>
          </table:table-cell>
          <table:table-cell office:value-type="float" office:value="21147" calcext:value-type="float">
            <text:p>21147</text:p>
          </table:table-cell>
          <table:table-cell office:value-type="string" calcext:value-type="string">
            <text:p>McCreary County, Kentucky</text:p>
          </table:table-cell>
          <table:table-cell office:value-type="float" office:value="181538300" calcext:value-type="float">
            <text:p>181538300</text:p>
          </table:table-cell>
          <table:table-cell office:value-type="float" office:value="16658629" calcext:value-type="float">
            <text:p>16658629</text:p>
          </table:table-cell>
        </table:table-row>
        <table:table-row table:style-name="ro1">
          <table:table-cell office:value-type="string" calcext:value-type="string">
            <text:p>0500000US21149</text:p>
          </table:table-cell>
          <table:table-cell office:value-type="float" office:value="21149" calcext:value-type="float">
            <text:p>21149</text:p>
          </table:table-cell>
          <table:table-cell office:value-type="string" calcext:value-type="string">
            <text:p>McLean County, Kentucky</text:p>
          </table:table-cell>
          <table:table-cell office:value-type="float" office:value="193732700" calcext:value-type="float">
            <text:p>193732700</text:p>
          </table:table-cell>
          <table:table-cell office:value-type="float" office:value="12738278" calcext:value-type="float">
            <text:p>12738278</text:p>
          </table:table-cell>
        </table:table-row>
        <table:table-row table:style-name="ro1">
          <table:table-cell office:value-type="string" calcext:value-type="string">
            <text:p>0500000US21151</text:p>
          </table:table-cell>
          <table:table-cell office:value-type="float" office:value="21151" calcext:value-type="float">
            <text:p>21151</text:p>
          </table:table-cell>
          <table:table-cell office:value-type="string" calcext:value-type="string">
            <text:p>Madison County, Kentucky</text:p>
          </table:table-cell>
          <table:table-cell office:value-type="float" office:value="1701775200" calcext:value-type="float">
            <text:p>1701775200</text:p>
          </table:table-cell>
          <table:table-cell office:value-type="float" office:value="59550758" calcext:value-type="float">
            <text:p>59550758</text:p>
          </table:table-cell>
        </table:table-row>
        <table:table-row table:style-name="ro1">
          <table:table-cell office:value-type="string" calcext:value-type="string">
            <text:p>0500000US21153</text:p>
          </table:table-cell>
          <table:table-cell office:value-type="float" office:value="21153" calcext:value-type="float">
            <text:p>21153</text:p>
          </table:table-cell>
          <table:table-cell office:value-type="string" calcext:value-type="string">
            <text:p>Magoffin County, Kentucky</text:p>
          </table:table-cell>
          <table:table-cell office:value-type="float" office:value="195959000" calcext:value-type="float">
            <text:p>195959000</text:p>
          </table:table-cell>
          <table:table-cell office:value-type="float" office:value="17720124" calcext:value-type="float">
            <text:p>17720124</text:p>
          </table:table-cell>
        </table:table-row>
        <table:table-row table:style-name="ro1">
          <table:table-cell office:value-type="string" calcext:value-type="string">
            <text:p>0500000US21155</text:p>
          </table:table-cell>
          <table:table-cell office:value-type="float" office:value="21155" calcext:value-type="float">
            <text:p>21155</text:p>
          </table:table-cell>
          <table:table-cell office:value-type="string" calcext:value-type="string">
            <text:p>Marion County, Kentucky</text:p>
          </table:table-cell>
          <table:table-cell office:value-type="float" office:value="341313000" calcext:value-type="float">
            <text:p>341313000</text:p>
          </table:table-cell>
          <table:table-cell office:value-type="float" office:value="26030105" calcext:value-type="float">
            <text:p>26030105</text:p>
          </table:table-cell>
        </table:table-row>
        <table:table-row table:style-name="ro1">
          <table:table-cell office:value-type="string" calcext:value-type="string">
            <text:p>0500000US21157</text:p>
          </table:table-cell>
          <table:table-cell office:value-type="float" office:value="21157" calcext:value-type="float">
            <text:p>21157</text:p>
          </table:table-cell>
          <table:table-cell office:value-type="string" calcext:value-type="string">
            <text:p>Marshall County, Kentucky</text:p>
          </table:table-cell>
          <table:table-cell office:value-type="float" office:value="710513500" calcext:value-type="float">
            <text:p>710513500</text:p>
          </table:table-cell>
          <table:table-cell office:value-type="float" office:value="38679758" calcext:value-type="float">
            <text:p>38679758</text:p>
          </table:table-cell>
        </table:table-row>
        <table:table-row table:style-name="ro1">
          <table:table-cell office:value-type="string" calcext:value-type="string">
            <text:p>0500000US21159</text:p>
          </table:table-cell>
          <table:table-cell office:value-type="float" office:value="21159" calcext:value-type="float">
            <text:p>21159</text:p>
          </table:table-cell>
          <table:table-cell office:value-type="string" calcext:value-type="string">
            <text:p>Martin County, Kentucky</text:p>
          </table:table-cell>
          <table:table-cell office:value-type="float" office:value="161995300" calcext:value-type="float">
            <text:p>161995300</text:p>
          </table:table-cell>
          <table:table-cell office:value-type="float" office:value="23081986" calcext:value-type="float">
            <text:p>23081986</text:p>
          </table:table-cell>
        </table:table-row>
        <table:table-row table:style-name="ro1">
          <table:table-cell office:value-type="string" calcext:value-type="string">
            <text:p>0500000US21161</text:p>
          </table:table-cell>
          <table:table-cell office:value-type="float" office:value="21161" calcext:value-type="float">
            <text:p>21161</text:p>
          </table:table-cell>
          <table:table-cell office:value-type="string" calcext:value-type="string">
            <text:p>Mason County, Kentucky</text:p>
          </table:table-cell>
          <table:table-cell office:value-type="float" office:value="385247700" calcext:value-type="float">
            <text:p>385247700</text:p>
          </table:table-cell>
          <table:table-cell office:value-type="float" office:value="37962807" calcext:value-type="float">
            <text:p>37962807</text:p>
          </table:table-cell>
        </table:table-row>
        <table:table-row table:style-name="ro1">
          <table:table-cell office:value-type="string" calcext:value-type="string">
            <text:p>0500000US21163</text:p>
          </table:table-cell>
          <table:table-cell office:value-type="float" office:value="21163" calcext:value-type="float">
            <text:p>21163</text:p>
          </table:table-cell>
          <table:table-cell office:value-type="string" calcext:value-type="string">
            <text:p>Meade County, Kentucky</text:p>
          </table:table-cell>
          <table:table-cell office:value-type="float" office:value="605744200" calcext:value-type="float">
            <text:p>605744200</text:p>
          </table:table-cell>
          <table:table-cell office:value-type="float" office:value="45892185" calcext:value-type="float">
            <text:p>45892185</text:p>
          </table:table-cell>
        </table:table-row>
        <table:table-row table:style-name="ro1">
          <table:table-cell office:value-type="string" calcext:value-type="string">
            <text:p>0500000US21165</text:p>
          </table:table-cell>
          <table:table-cell office:value-type="float" office:value="21165" calcext:value-type="float">
            <text:p>21165</text:p>
          </table:table-cell>
          <table:table-cell office:value-type="string" calcext:value-type="string">
            <text:p>Menifee County, Kentucky</text:p>
          </table:table-cell>
          <table:table-cell office:value-type="float" office:value="99414000" calcext:value-type="float">
            <text:p>99414000</text:p>
          </table:table-cell>
          <table:table-cell office:value-type="float" office:value="9602975" calcext:value-type="float">
            <text:p>9602975</text:p>
          </table:table-cell>
        </table:table-row>
        <table:table-row table:style-name="ro1">
          <table:table-cell office:value-type="string" calcext:value-type="string">
            <text:p>0500000US21167</text:p>
          </table:table-cell>
          <table:table-cell office:value-type="float" office:value="21167" calcext:value-type="float">
            <text:p>21167</text:p>
          </table:table-cell>
          <table:table-cell office:value-type="string" calcext:value-type="string">
            <text:p>Mercer County, Kentucky</text:p>
          </table:table-cell>
          <table:table-cell office:value-type="float" office:value="460279300" calcext:value-type="float">
            <text:p>460279300</text:p>
          </table:table-cell>
          <table:table-cell office:value-type="float" office:value="23518535" calcext:value-type="float">
            <text:p>23518535</text:p>
          </table:table-cell>
        </table:table-row>
        <table:table-row table:style-name="ro1">
          <table:table-cell office:value-type="string" calcext:value-type="string">
            <text:p>0500000US21169</text:p>
          </table:table-cell>
          <table:table-cell office:value-type="float" office:value="21169" calcext:value-type="float">
            <text:p>21169</text:p>
          </table:table-cell>
          <table:table-cell office:value-type="string" calcext:value-type="string">
            <text:p>Metcalfe County, Kentucky</text:p>
          </table:table-cell>
          <table:table-cell office:value-type="float" office:value="164757800" calcext:value-type="float">
            <text:p>164757800</text:p>
          </table:table-cell>
          <table:table-cell office:value-type="float" office:value="12244156" calcext:value-type="float">
            <text:p>12244156</text:p>
          </table:table-cell>
        </table:table-row>
        <table:table-row table:style-name="ro1">
          <table:table-cell office:value-type="string" calcext:value-type="string">
            <text:p>0500000US21171</text:p>
          </table:table-cell>
          <table:table-cell office:value-type="float" office:value="21171" calcext:value-type="float">
            <text:p>21171</text:p>
          </table:table-cell>
          <table:table-cell office:value-type="string" calcext:value-type="string">
            <text:p>Monroe County, Kentucky</text:p>
          </table:table-cell>
          <table:table-cell office:value-type="float" office:value="181576900" calcext:value-type="float">
            <text:p>181576900</text:p>
          </table:table-cell>
          <table:table-cell office:value-type="float" office:value="12879046" calcext:value-type="float">
            <text:p>12879046</text:p>
          </table:table-cell>
        </table:table-row>
        <table:table-row table:style-name="ro1">
          <table:table-cell office:value-type="string" calcext:value-type="string">
            <text:p>0500000US21173</text:p>
          </table:table-cell>
          <table:table-cell office:value-type="float" office:value="21173" calcext:value-type="float">
            <text:p>21173</text:p>
          </table:table-cell>
          <table:table-cell office:value-type="string" calcext:value-type="string">
            <text:p>Montgomery County, Kentucky</text:p>
          </table:table-cell>
          <table:table-cell office:value-type="float" office:value="514962700" calcext:value-type="float">
            <text:p>514962700</text:p>
          </table:table-cell>
          <table:table-cell office:value-type="float" office:value="42551061" calcext:value-type="float">
            <text:p>42551061</text:p>
          </table:table-cell>
        </table:table-row>
        <table:table-row table:style-name="ro1">
          <table:table-cell office:value-type="string" calcext:value-type="string">
            <text:p>0500000US21175</text:p>
          </table:table-cell>
          <table:table-cell office:value-type="float" office:value="21175" calcext:value-type="float">
            <text:p>21175</text:p>
          </table:table-cell>
          <table:table-cell office:value-type="string" calcext:value-type="string">
            <text:p>Morgan County, Kentucky</text:p>
          </table:table-cell>
          <table:table-cell office:value-type="float" office:value="198339900" calcext:value-type="float">
            <text:p>198339900</text:p>
          </table:table-cell>
          <table:table-cell office:value-type="float" office:value="15637482" calcext:value-type="float">
            <text:p>15637482</text:p>
          </table:table-cell>
        </table:table-row>
        <table:table-row table:style-name="ro1">
          <table:table-cell office:value-type="string" calcext:value-type="string">
            <text:p>0500000US21177</text:p>
          </table:table-cell>
          <table:table-cell office:value-type="float" office:value="21177" calcext:value-type="float">
            <text:p>21177</text:p>
          </table:table-cell>
          <table:table-cell office:value-type="string" calcext:value-type="string">
            <text:p>Muhlenberg County, Kentucky</text:p>
          </table:table-cell>
          <table:table-cell office:value-type="float" office:value="557896600" calcext:value-type="float">
            <text:p>557896600</text:p>
          </table:table-cell>
          <table:table-cell office:value-type="float" office:value="31028894" calcext:value-type="float">
            <text:p>31028894</text:p>
          </table:table-cell>
        </table:table-row>
        <table:table-row table:style-name="ro1">
          <table:table-cell office:value-type="string" calcext:value-type="string">
            <text:p>0500000US21179</text:p>
          </table:table-cell>
          <table:table-cell office:value-type="float" office:value="21179" calcext:value-type="float">
            <text:p>21179</text:p>
          </table:table-cell>
          <table:table-cell office:value-type="string" calcext:value-type="string">
            <text:p>Nelson County, Kentucky</text:p>
          </table:table-cell>
          <table:table-cell office:value-type="float" office:value="998324600" calcext:value-type="float">
            <text:p>998324600</text:p>
          </table:table-cell>
          <table:table-cell office:value-type="float" office:value="61396371" calcext:value-type="float">
            <text:p>61396371</text:p>
          </table:table-cell>
        </table:table-row>
        <table:table-row table:style-name="ro1">
          <table:table-cell office:value-type="string" calcext:value-type="string">
            <text:p>0500000US21181</text:p>
          </table:table-cell>
          <table:table-cell office:value-type="float" office:value="21181" calcext:value-type="float">
            <text:p>21181</text:p>
          </table:table-cell>
          <table:table-cell office:value-type="string" calcext:value-type="string">
            <text:p>Nicholas County, Kentucky</text:p>
          </table:table-cell>
          <table:table-cell office:value-type="float" office:value="135804200" calcext:value-type="float">
            <text:p>135804200</text:p>
          </table:table-cell>
          <table:table-cell office:value-type="float" office:value="10559788" calcext:value-type="float">
            <text:p>10559788</text:p>
          </table:table-cell>
        </table:table-row>
        <table:table-row table:style-name="ro1">
          <table:table-cell office:value-type="string" calcext:value-type="string">
            <text:p>0500000US21183</text:p>
          </table:table-cell>
          <table:table-cell office:value-type="float" office:value="21183" calcext:value-type="float">
            <text:p>21183</text:p>
          </table:table-cell>
          <table:table-cell office:value-type="string" calcext:value-type="string">
            <text:p>Ohio County, Kentucky</text:p>
          </table:table-cell>
          <table:table-cell office:value-type="float" office:value="426509400" calcext:value-type="float">
            <text:p>426509400</text:p>
          </table:table-cell>
          <table:table-cell office:value-type="float" office:value="31371168" calcext:value-type="float">
            <text:p>31371168</text:p>
          </table:table-cell>
        </table:table-row>
        <table:table-row table:style-name="ro1">
          <table:table-cell office:value-type="string" calcext:value-type="string">
            <text:p>0500000US21185</text:p>
          </table:table-cell>
          <table:table-cell office:value-type="float" office:value="21185" calcext:value-type="float">
            <text:p>21185</text:p>
          </table:table-cell>
          <table:table-cell office:value-type="string" calcext:value-type="string">
            <text:p>Oldham County, Kentucky</text:p>
          </table:table-cell>
          <table:table-cell office:value-type="float" office:value="1929861300" calcext:value-type="float">
            <text:p>1929861300</text:p>
          </table:table-cell>
          <table:table-cell office:value-type="float" office:value="66932763" calcext:value-type="float">
            <text:p>66932763</text:p>
          </table:table-cell>
        </table:table-row>
        <table:table-row table:style-name="ro1">
          <table:table-cell office:value-type="string" calcext:value-type="string">
            <text:p>0500000US21187</text:p>
          </table:table-cell>
          <table:table-cell office:value-type="float" office:value="21187" calcext:value-type="float">
            <text:p>21187</text:p>
          </table:table-cell>
          <table:table-cell office:value-type="string" calcext:value-type="string">
            <text:p>Owen County, Kentucky</text:p>
          </table:table-cell>
          <table:table-cell office:value-type="float" office:value="236587700" calcext:value-type="float">
            <text:p>236587700</text:p>
          </table:table-cell>
          <table:table-cell office:value-type="float" office:value="27851481" calcext:value-type="float">
            <text:p>27851481</text:p>
          </table:table-cell>
        </table:table-row>
        <table:table-row table:style-name="ro1">
          <table:table-cell office:value-type="string" calcext:value-type="string">
            <text:p>0500000US21189</text:p>
          </table:table-cell>
          <table:table-cell office:value-type="float" office:value="21189" calcext:value-type="float">
            <text:p>21189</text:p>
          </table:table-cell>
          <table:table-cell office:value-type="string" calcext:value-type="string">
            <text:p>Owsley County, Kentucky</text:p>
          </table:table-cell>
          <table:table-cell office:value-type="float" office:value="62999800" calcext:value-type="float">
            <text:p>62999800</text:p>
          </table:table-cell>
          <table:table-cell office:value-type="float" office:value="8586839" calcext:value-type="float">
            <text:p>8586839</text:p>
          </table:table-cell>
        </table:table-row>
        <table:table-row table:style-name="ro1">
          <table:table-cell office:value-type="string" calcext:value-type="string">
            <text:p>0500000US21191</text:p>
          </table:table-cell>
          <table:table-cell office:value-type="float" office:value="21191" calcext:value-type="float">
            <text:p>21191</text:p>
          </table:table-cell>
          <table:table-cell office:value-type="string" calcext:value-type="string">
            <text:p>Pendleton County, Kentucky</text:p>
          </table:table-cell>
          <table:table-cell office:value-type="float" office:value="322150000" calcext:value-type="float">
            <text:p>322150000</text:p>
          </table:table-cell>
          <table:table-cell office:value-type="float" office:value="30735626" calcext:value-type="float">
            <text:p>30735626</text:p>
          </table:table-cell>
        </table:table-row>
        <table:table-row table:style-name="ro1">
          <table:table-cell office:value-type="string" calcext:value-type="string">
            <text:p>0500000US21193</text:p>
          </table:table-cell>
          <table:table-cell office:value-type="float" office:value="21193" calcext:value-type="float">
            <text:p>21193</text:p>
          </table:table-cell>
          <table:table-cell office:value-type="string" calcext:value-type="string">
            <text:p>Perry County, Kentucky</text:p>
          </table:table-cell>
          <table:table-cell office:value-type="float" office:value="498604300" calcext:value-type="float">
            <text:p>498604300</text:p>
          </table:table-cell>
          <table:table-cell office:value-type="float" office:value="39234767" calcext:value-type="float">
            <text:p>39234767</text:p>
          </table:table-cell>
        </table:table-row>
        <table:table-row table:style-name="ro1">
          <table:table-cell office:value-type="string" calcext:value-type="string">
            <text:p>0500000US21195</text:p>
          </table:table-cell>
          <table:table-cell office:value-type="float" office:value="21195" calcext:value-type="float">
            <text:p>21195</text:p>
          </table:table-cell>
          <table:table-cell office:value-type="string" calcext:value-type="string">
            <text:p>Pike County, Kentucky</text:p>
          </table:table-cell>
          <table:table-cell office:value-type="float" office:value="1208694000" calcext:value-type="float">
            <text:p>1208694000</text:p>
          </table:table-cell>
          <table:table-cell office:value-type="float" office:value="46673576" calcext:value-type="float">
            <text:p>46673576</text:p>
          </table:table-cell>
        </table:table-row>
        <table:table-row table:style-name="ro1">
          <table:table-cell office:value-type="string" calcext:value-type="string">
            <text:p>0500000US21197</text:p>
          </table:table-cell>
          <table:table-cell office:value-type="float" office:value="21197" calcext:value-type="float">
            <text:p>21197</text:p>
          </table:table-cell>
          <table:table-cell office:value-type="string" calcext:value-type="string">
            <text:p>Powell County, Kentucky</text:p>
          </table:table-cell>
          <table:table-cell office:value-type="float" office:value="201942100" calcext:value-type="float">
            <text:p>201942100</text:p>
          </table:table-cell>
          <table:table-cell office:value-type="float" office:value="23081824" calcext:value-type="float">
            <text:p>23081824</text:p>
          </table:table-cell>
        </table:table-row>
        <table:table-row table:style-name="ro1">
          <table:table-cell office:value-type="string" calcext:value-type="string">
            <text:p>0500000US21199</text:p>
          </table:table-cell>
          <table:table-cell office:value-type="float" office:value="21199" calcext:value-type="float">
            <text:p>21199</text:p>
          </table:table-cell>
          <table:table-cell office:value-type="string" calcext:value-type="string">
            <text:p>Pulaski County, Kentucky</text:p>
          </table:table-cell>
          <table:table-cell office:value-type="float" office:value="1211657300" calcext:value-type="float">
            <text:p>1211657300</text:p>
          </table:table-cell>
          <table:table-cell office:value-type="float" office:value="73811114" calcext:value-type="float">
            <text:p>73811114</text:p>
          </table:table-cell>
        </table:table-row>
        <table:table-row table:style-name="ro1">
          <table:table-cell office:value-type="string" calcext:value-type="string">
            <text:p>0500000US21201</text:p>
          </table:table-cell>
          <table:table-cell office:value-type="float" office:value="21201" calcext:value-type="float">
            <text:p>21201</text:p>
          </table:table-cell>
          <table:table-cell office:value-type="string" calcext:value-type="string">
            <text:p>Robertson County, Kentucky</text:p>
          </table:table-cell>
          <table:table-cell office:value-type="float" office:value="40565500" calcext:value-type="float">
            <text:p>40565500</text:p>
          </table:table-cell>
          <table:table-cell office:value-type="float" office:value="5793432" calcext:value-type="float">
            <text:p>5793432</text:p>
          </table:table-cell>
        </table:table-row>
        <table:table-row table:style-name="ro1">
          <table:table-cell office:value-type="string" calcext:value-type="string">
            <text:p>0500000US21203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Rockcastle County, Kentucky</text:p>
          </table:table-cell>
          <table:table-cell office:value-type="float" office:value="275862700" calcext:value-type="float">
            <text:p>275862700</text:p>
          </table:table-cell>
          <table:table-cell office:value-type="float" office:value="18226426" calcext:value-type="float">
            <text:p>18226426</text:p>
          </table:table-cell>
        </table:table-row>
        <table:table-row table:style-name="ro1">
          <table:table-cell office:value-type="string" calcext:value-type="string">
            <text:p>0500000US21205</text:p>
          </table:table-cell>
          <table:table-cell office:value-type="float" office:value="21205" calcext:value-type="float">
            <text:p>21205</text:p>
          </table:table-cell>
          <table:table-cell office:value-type="string" calcext:value-type="string">
            <text:p>Rowan County, Kentucky</text:p>
          </table:table-cell>
          <table:table-cell office:value-type="float" office:value="390293600" calcext:value-type="float">
            <text:p>390293600</text:p>
          </table:table-cell>
          <table:table-cell office:value-type="float" office:value="27151226" calcext:value-type="float">
            <text:p>27151226</text:p>
          </table:table-cell>
        </table:table-row>
        <table:table-row table:style-name="ro1">
          <table:table-cell office:value-type="string" calcext:value-type="string">
            <text:p>0500000US21207</text:p>
          </table:table-cell>
          <table:table-cell office:value-type="float" office:value="21207" calcext:value-type="float">
            <text:p>21207</text:p>
          </table:table-cell>
          <table:table-cell office:value-type="string" calcext:value-type="string">
            <text:p>Russell County, Kentucky</text:p>
          </table:table-cell>
          <table:table-cell office:value-type="float" office:value="274996500" calcext:value-type="float">
            <text:p>274996500</text:p>
          </table:table-cell>
          <table:table-cell office:value-type="float" office:value="18781711" calcext:value-type="float">
            <text:p>18781711</text:p>
          </table:table-cell>
        </table:table-row>
        <table:table-row table:style-name="ro1">
          <table:table-cell office:value-type="string" calcext:value-type="string">
            <text:p>0500000US21209</text:p>
          </table:table-cell>
          <table:table-cell office:value-type="float" office:value="21209" calcext:value-type="float">
            <text:p>21209</text:p>
          </table:table-cell>
          <table:table-cell office:value-type="string" calcext:value-type="string">
            <text:p>Scott County, Kentucky</text:p>
          </table:table-cell>
          <table:table-cell office:value-type="float" office:value="1273591700" calcext:value-type="float">
            <text:p>1273591700</text:p>
          </table:table-cell>
          <table:table-cell office:value-type="float" office:value="63420511" calcext:value-type="float">
            <text:p>63420511</text:p>
          </table:table-cell>
        </table:table-row>
        <table:table-row table:style-name="ro1">
          <table:table-cell office:value-type="string" calcext:value-type="string">
            <text:p>0500000US21211</text:p>
          </table:table-cell>
          <table:table-cell office:value-type="float" office:value="21211" calcext:value-type="float">
            <text:p>21211</text:p>
          </table:table-cell>
          <table:table-cell office:value-type="string" calcext:value-type="string">
            <text:p>Shelby County, Kentucky</text:p>
          </table:table-cell>
          <table:table-cell office:value-type="float" office:value="1084361500" calcext:value-type="float">
            <text:p>1084361500</text:p>
          </table:table-cell>
          <table:table-cell office:value-type="float" office:value="47606399" calcext:value-type="float">
            <text:p>47606399</text:p>
          </table:table-cell>
        </table:table-row>
        <table:table-row table:style-name="ro1">
          <table:table-cell office:value-type="string" calcext:value-type="string">
            <text:p>0500000US21213</text:p>
          </table:table-cell>
          <table:table-cell office:value-type="float" office:value="21213" calcext:value-type="float">
            <text:p>21213</text:p>
          </table:table-cell>
          <table:table-cell office:value-type="string" calcext:value-type="string">
            <text:p>Simpson County, Kentucky</text:p>
          </table:table-cell>
          <table:table-cell office:value-type="float" office:value="310264900" calcext:value-type="float">
            <text:p>310264900</text:p>
          </table:table-cell>
          <table:table-cell office:value-type="float" office:value="19519239" calcext:value-type="float">
            <text:p>19519239</text:p>
          </table:table-cell>
        </table:table-row>
        <table:table-row table:style-name="ro1">
          <table:table-cell office:value-type="string" calcext:value-type="string">
            <text:p>0500000US21215</text:p>
          </table:table-cell>
          <table:table-cell office:value-type="float" office:value="21215" calcext:value-type="float">
            <text:p>21215</text:p>
          </table:table-cell>
          <table:table-cell office:value-type="string" calcext:value-type="string">
            <text:p>Spencer County, Kentucky</text:p>
          </table:table-cell>
          <table:table-cell office:value-type="float" office:value="458919200" calcext:value-type="float">
            <text:p>458919200</text:p>
          </table:table-cell>
          <table:table-cell office:value-type="float" office:value="28000897" calcext:value-type="float">
            <text:p>28000897</text:p>
          </table:table-cell>
        </table:table-row>
        <table:table-row table:style-name="ro1">
          <table:table-cell office:value-type="string" calcext:value-type="string">
            <text:p>0500000US21217</text:p>
          </table:table-cell>
          <table:table-cell office:value-type="float" office:value="21217" calcext:value-type="float">
            <text:p>21217</text:p>
          </table:table-cell>
          <table:table-cell office:value-type="string" calcext:value-type="string">
            <text:p>Taylor County, Kentucky</text:p>
          </table:table-cell>
          <table:table-cell office:value-type="float" office:value="404425700" calcext:value-type="float">
            <text:p>404425700</text:p>
          </table:table-cell>
          <table:table-cell office:value-type="float" office:value="24930898" calcext:value-type="float">
            <text:p>24930898</text:p>
          </table:table-cell>
        </table:table-row>
        <table:table-row table:style-name="ro1">
          <table:table-cell office:value-type="string" calcext:value-type="string">
            <text:p>0500000US21219</text:p>
          </table:table-cell>
          <table:table-cell office:value-type="float" office:value="21219" calcext:value-type="float">
            <text:p>21219</text:p>
          </table:table-cell>
          <table:table-cell office:value-type="string" calcext:value-type="string">
            <text:p>Todd County, Kentucky</text:p>
          </table:table-cell>
          <table:table-cell office:value-type="float" office:value="209407100" calcext:value-type="float">
            <text:p>209407100</text:p>
          </table:table-cell>
          <table:table-cell office:value-type="float" office:value="13647527" calcext:value-type="float">
            <text:p>13647527</text:p>
          </table:table-cell>
        </table:table-row>
        <table:table-row table:style-name="ro1">
          <table:table-cell office:value-type="string" calcext:value-type="string">
            <text:p>0500000US21221</text:p>
          </table:table-cell>
          <table:table-cell office:value-type="float" office:value="21221" calcext:value-type="float">
            <text:p>21221</text:p>
          </table:table-cell>
          <table:table-cell office:value-type="string" calcext:value-type="string">
            <text:p>Trigg County, Kentucky</text:p>
          </table:table-cell>
          <table:table-cell office:value-type="float" office:value="323532400" calcext:value-type="float">
            <text:p>323532400</text:p>
          </table:table-cell>
          <table:table-cell office:value-type="float" office:value="25317042" calcext:value-type="float">
            <text:p>25317042</text:p>
          </table:table-cell>
        </table:table-row>
        <table:table-row table:style-name="ro1">
          <table:table-cell office:value-type="string" calcext:value-type="string">
            <text:p>0500000US21223</text:p>
          </table:table-cell>
          <table:table-cell office:value-type="float" office:value="21223" calcext:value-type="float">
            <text:p>21223</text:p>
          </table:table-cell>
          <table:table-cell office:value-type="string" calcext:value-type="string">
            <text:p>Trimble County, Kentucky</text:p>
          </table:table-cell>
          <table:table-cell office:value-type="float" office:value="194818500" calcext:value-type="float">
            <text:p>194818500</text:p>
          </table:table-cell>
          <table:table-cell office:value-type="float" office:value="18233823" calcext:value-type="float">
            <text:p>18233823</text:p>
          </table:table-cell>
        </table:table-row>
        <table:table-row table:style-name="ro1">
          <table:table-cell office:value-type="string" calcext:value-type="string">
            <text:p>0500000US21225</text:p>
          </table:table-cell>
          <table:table-cell office:value-type="float" office:value="21225" calcext:value-type="float">
            <text:p>21225</text:p>
          </table:table-cell>
          <table:table-cell office:value-type="string" calcext:value-type="string">
            <text:p>Union County, Kentucky</text:p>
          </table:table-cell>
          <table:table-cell office:value-type="float" office:value="274460200" calcext:value-type="float">
            <text:p>274460200</text:p>
          </table:table-cell>
          <table:table-cell office:value-type="float" office:value="17370505" calcext:value-type="float">
            <text:p>17370505</text:p>
          </table:table-cell>
        </table:table-row>
        <table:table-row table:style-name="ro1">
          <table:table-cell office:value-type="string" calcext:value-type="string">
            <text:p>0500000US21227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Warren County, Kentucky</text:p>
          </table:table-cell>
          <table:table-cell office:value-type="float" office:value="2462426600" calcext:value-type="float">
            <text:p>2462426600</text:p>
          </table:table-cell>
          <table:table-cell office:value-type="float" office:value="99061830" calcext:value-type="float">
            <text:p>99061830</text:p>
          </table:table-cell>
        </table:table-row>
        <table:table-row table:style-name="ro1">
          <table:table-cell office:value-type="string" calcext:value-type="string">
            <text:p>0500000US21229</text:p>
          </table:table-cell>
          <table:table-cell office:value-type="float" office:value="21229" calcext:value-type="float">
            <text:p>21229</text:p>
          </table:table-cell>
          <table:table-cell office:value-type="string" calcext:value-type="string">
            <text:p>Washington County, Kentucky</text:p>
          </table:table-cell>
          <table:table-cell office:value-type="float" office:value="209725700" calcext:value-type="float">
            <text:p>209725700</text:p>
          </table:table-cell>
          <table:table-cell office:value-type="float" office:value="12026802" calcext:value-type="float">
            <text:p>12026802</text:p>
          </table:table-cell>
        </table:table-row>
        <table:table-row table:style-name="ro1">
          <table:table-cell office:value-type="string" calcext:value-type="string">
            <text:p>0500000US21231</text:p>
          </table:table-cell>
          <table:table-cell office:value-type="float" office:value="21231" calcext:value-type="float">
            <text:p>21231</text:p>
          </table:table-cell>
          <table:table-cell office:value-type="string" calcext:value-type="string">
            <text:p>Wayne County, Kentucky</text:p>
          </table:table-cell>
          <table:table-cell office:value-type="float" office:value="284039400" calcext:value-type="float">
            <text:p>284039400</text:p>
          </table:table-cell>
          <table:table-cell office:value-type="float" office:value="20159807" calcext:value-type="float">
            <text:p>20159807</text:p>
          </table:table-cell>
        </table:table-row>
        <table:table-row table:style-name="ro1">
          <table:table-cell office:value-type="string" calcext:value-type="string">
            <text:p>0500000US21233</text:p>
          </table:table-cell>
          <table:table-cell office:value-type="float" office:value="21233" calcext:value-type="float">
            <text:p>21233</text:p>
          </table:table-cell>
          <table:table-cell office:value-type="string" calcext:value-type="string">
            <text:p>Webster County, Kentucky</text:p>
          </table:table-cell>
          <table:table-cell office:value-type="float" office:value="244777000" calcext:value-type="float">
            <text:p>244777000</text:p>
          </table:table-cell>
          <table:table-cell office:value-type="float" office:value="14321762" calcext:value-type="float">
            <text:p>14321762</text:p>
          </table:table-cell>
        </table:table-row>
        <table:table-row table:style-name="ro1">
          <table:table-cell office:value-type="string" calcext:value-type="string">
            <text:p>0500000US21235</text:p>
          </table:table-cell>
          <table:table-cell office:value-type="float" office:value="21235" calcext:value-type="float">
            <text:p>21235</text:p>
          </table:table-cell>
          <table:table-cell office:value-type="string" calcext:value-type="string">
            <text:p>Whitley County, Kentucky</text:p>
          </table:table-cell>
          <table:table-cell office:value-type="float" office:value="567580400" calcext:value-type="float">
            <text:p>567580400</text:p>
          </table:table-cell>
          <table:table-cell office:value-type="float" office:value="36820837" calcext:value-type="float">
            <text:p>36820837</text:p>
          </table:table-cell>
        </table:table-row>
        <table:table-row table:style-name="ro1">
          <table:table-cell office:value-type="string" calcext:value-type="string">
            <text:p>0500000US21237</text:p>
          </table:table-cell>
          <table:table-cell office:value-type="float" office:value="21237" calcext:value-type="float">
            <text:p>21237</text:p>
          </table:table-cell>
          <table:table-cell office:value-type="string" calcext:value-type="string">
            <text:p>Wolfe County, Kentucky</text:p>
          </table:table-cell>
          <table:table-cell office:value-type="float" office:value="94941900" calcext:value-type="float">
            <text:p>94941900</text:p>
          </table:table-cell>
          <table:table-cell office:value-type="float" office:value="12330180" calcext:value-type="float">
            <text:p>12330180</text:p>
          </table:table-cell>
        </table:table-row>
        <table:table-row table:style-name="ro1">
          <table:table-cell office:value-type="string" calcext:value-type="string">
            <text:p>0500000US21239</text:p>
          </table:table-cell>
          <table:table-cell office:value-type="float" office:value="21239" calcext:value-type="float">
            <text:p>21239</text:p>
          </table:table-cell>
          <table:table-cell office:value-type="string" calcext:value-type="string">
            <text:p>Woodford County, Kentucky</text:p>
          </table:table-cell>
          <table:table-cell office:value-type="float" office:value="701421500" calcext:value-type="float">
            <text:p>701421500</text:p>
          </table:table-cell>
          <table:table-cell office:value-type="float" office:value="47692965" calcext:value-type="float">
            <text:p>47692965</text:p>
          </table:table-cell>
        </table:table-row>
        <table:table-row table:style-name="ro1">
          <table:table-cell office:value-type="string" calcext:value-type="string">
            <text:p>0500000US22001</text:p>
          </table:table-cell>
          <table:table-cell office:value-type="float" office:value="22001" calcext:value-type="float">
            <text:p>22001</text:p>
          </table:table-cell>
          <table:table-cell office:value-type="string" calcext:value-type="string">
            <text:p>Acadia Parish, Louisiana</text:p>
          </table:table-cell>
          <table:table-cell office:value-type="float" office:value="1057811700" calcext:value-type="float">
            <text:p>1057811700</text:p>
          </table:table-cell>
          <table:table-cell office:value-type="float" office:value="45486704" calcext:value-type="float">
            <text:p>45486704</text:p>
          </table:table-cell>
        </table:table-row>
        <table:table-row table:style-name="ro1">
          <table:table-cell office:value-type="string" calcext:value-type="string">
            <text:p>0500000US22003</text:p>
          </table:table-cell>
          <table:table-cell office:value-type="float" office:value="22003" calcext:value-type="float">
            <text:p>22003</text:p>
          </table:table-cell>
          <table:table-cell office:value-type="string" calcext:value-type="string">
            <text:p>Allen Parish, Louisiana</text:p>
          </table:table-cell>
          <table:table-cell office:value-type="float" office:value="386336700" calcext:value-type="float">
            <text:p>386336700</text:p>
          </table:table-cell>
          <table:table-cell office:value-type="float" office:value="37555334" calcext:value-type="float">
            <text:p>37555334</text:p>
          </table:table-cell>
        </table:table-row>
        <table:table-row table:style-name="ro1">
          <table:table-cell office:value-type="string" calcext:value-type="string">
            <text:p>0500000US22005</text:p>
          </table:table-cell>
          <table:table-cell office:value-type="float" office:value="22005" calcext:value-type="float">
            <text:p>22005</text:p>
          </table:table-cell>
          <table:table-cell office:value-type="string" calcext:value-type="string">
            <text:p>Ascension Parish, Louisiana</text:p>
          </table:table-cell>
          <table:table-cell office:value-type="float" office:value="2588027500" calcext:value-type="float">
            <text:p>2588027500</text:p>
          </table:table-cell>
          <table:table-cell office:value-type="float" office:value="92202115" calcext:value-type="float">
            <text:p>92202115</text:p>
          </table:table-cell>
        </table:table-row>
        <table:table-row table:style-name="ro1">
          <table:table-cell office:value-type="string" calcext:value-type="string">
            <text:p>0500000US22007</text:p>
          </table:table-cell>
          <table:table-cell office:value-type="float" office:value="22007" calcext:value-type="float">
            <text:p>22007</text:p>
          </table:table-cell>
          <table:table-cell office:value-type="string" calcext:value-type="string">
            <text:p>Assumption Parish, Louisiana</text:p>
          </table:table-cell>
          <table:table-cell office:value-type="float" office:value="445020200" calcext:value-type="float">
            <text:p>445020200</text:p>
          </table:table-cell>
          <table:table-cell office:value-type="float" office:value="39094151" calcext:value-type="float">
            <text:p>39094151</text:p>
          </table:table-cell>
        </table:table-row>
        <table:table-row table:style-name="ro1">
          <table:table-cell office:value-type="string" calcext:value-type="string">
            <text:p>0500000US22009</text:p>
          </table:table-cell>
          <table:table-cell office:value-type="float" office:value="22009" calcext:value-type="float">
            <text:p>22009</text:p>
          </table:table-cell>
          <table:table-cell office:value-type="string" calcext:value-type="string">
            <text:p>Avoyelles Parish, Louisiana</text:p>
          </table:table-cell>
          <table:table-cell office:value-type="float" office:value="605991200" calcext:value-type="float">
            <text:p>605991200</text:p>
          </table:table-cell>
          <table:table-cell office:value-type="float" office:value="35119774" calcext:value-type="float">
            <text:p>35119774</text:p>
          </table:table-cell>
        </table:table-row>
        <table:table-row table:style-name="ro1">
          <table:table-cell office:value-type="string" calcext:value-type="string">
            <text:p>0500000US22011</text:p>
          </table:table-cell>
          <table:table-cell office:value-type="float" office:value="22011" calcext:value-type="float">
            <text:p>22011</text:p>
          </table:table-cell>
          <table:table-cell office:value-type="string" calcext:value-type="string">
            <text:p>Beauregard Parish, Louisiana</text:p>
          </table:table-cell>
          <table:table-cell office:value-type="float" office:value="693915100" calcext:value-type="float">
            <text:p>693915100</text:p>
          </table:table-cell>
          <table:table-cell office:value-type="float" office:value="47408014" calcext:value-type="float">
            <text:p>47408014</text:p>
          </table:table-cell>
        </table:table-row>
        <table:table-row table:style-name="ro1">
          <table:table-cell office:value-type="string" calcext:value-type="string">
            <text:p>0500000US22013</text:p>
          </table:table-cell>
          <table:table-cell office:value-type="float" office:value="22013" calcext:value-type="float">
            <text:p>22013</text:p>
          </table:table-cell>
          <table:table-cell office:value-type="string" calcext:value-type="string">
            <text:p>Bienville Parish, Louisiana</text:p>
          </table:table-cell>
          <table:table-cell office:value-type="float" office:value="186713600" calcext:value-type="float">
            <text:p>186713600</text:p>
          </table:table-cell>
          <table:table-cell office:value-type="float" office:value="19935453" calcext:value-type="float">
            <text:p>19935453</text:p>
          </table:table-cell>
        </table:table-row>
        <table:table-row table:style-name="ro1">
          <table:table-cell office:value-type="string" calcext:value-type="string">
            <text:p>0500000US22015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ossier Parish, Louisiana</text:p>
          </table:table-cell>
          <table:table-cell office:value-type="float" office:value="2622754100" calcext:value-type="float">
            <text:p>2622754100</text:p>
          </table:table-cell>
          <table:table-cell office:value-type="float" office:value="109786494" calcext:value-type="float">
            <text:p>109786494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4007325300" calcext:value-type="float">
            <text:p>4007325300</text:p>
          </table:table-cell>
          <table:table-cell office:value-type="float" office:value="146566167" calcext:value-type="float">
            <text:p>146566167</text:p>
          </table:table-cell>
        </table:table-row>
        <table:table-row table:style-name="ro1">
          <table:table-cell office:value-type="string" calcext:value-type="string">
            <text:p>0500000US22019</text:p>
          </table:table-cell>
          <table:table-cell office:value-type="float" office:value="22019" calcext:value-type="float">
            <text:p>22019</text:p>
          </table:table-cell>
          <table:table-cell office:value-type="string" calcext:value-type="string">
            <text:p>Calcasieu Parish, Louisiana</text:p>
          </table:table-cell>
          <table:table-cell office:value-type="float" office:value="3786906200" calcext:value-type="float">
            <text:p>3786906200</text:p>
          </table:table-cell>
          <table:table-cell office:value-type="float" office:value="116212260" calcext:value-type="float">
            <text:p>116212260</text:p>
          </table:table-cell>
        </table:table-row>
        <table:table-row table:style-name="ro1">
          <table:table-cell office:value-type="string" calcext:value-type="string">
            <text:p>0500000US22021</text:p>
          </table:table-cell>
          <table:table-cell office:value-type="float" office:value="22021" calcext:value-type="float">
            <text:p>22021</text:p>
          </table:table-cell>
          <table:table-cell office:value-type="string" calcext:value-type="string">
            <text:p>Caldwell Parish, Louisiana</text:p>
          </table:table-cell>
          <table:table-cell office:value-type="float" office:value="182788500" calcext:value-type="float">
            <text:p>182788500</text:p>
          </table:table-cell>
          <table:table-cell office:value-type="float" office:value="27230976" calcext:value-type="float">
            <text:p>27230976</text:p>
          </table:table-cell>
        </table:table-row>
        <table:table-row table:style-name="ro1">
          <table:table-cell office:value-type="string" calcext:value-type="string">
            <text:p>0500000US22023</text:p>
          </table:table-cell>
          <table:table-cell office:value-type="float" office:value="22023" calcext:value-type="float">
            <text:p>22023</text:p>
          </table:table-cell>
          <table:table-cell office:value-type="string" calcext:value-type="string">
            <text:p>Cameron Parish, Louisiana</text:p>
          </table:table-cell>
          <table:table-cell office:value-type="float" office:value="190653600" calcext:value-type="float">
            <text:p>190653600</text:p>
          </table:table-cell>
          <table:table-cell office:value-type="float" office:value="19604769" calcext:value-type="float">
            <text:p>19604769</text:p>
          </table:table-cell>
        </table:table-row>
        <table:table-row table:style-name="ro1">
          <table:table-cell office:value-type="string" calcext:value-type="string">
            <text:p>0500000US22025</text:p>
          </table:table-cell>
          <table:table-cell office:value-type="float" office:value="22025" calcext:value-type="float">
            <text:p>22025</text:p>
          </table:table-cell>
          <table:table-cell office:value-type="string" calcext:value-type="string">
            <text:p>Catahoula Parish, Louisiana</text:p>
          </table:table-cell>
          <table:table-cell office:value-type="float" office:value="182494000" calcext:value-type="float">
            <text:p>182494000</text:p>
          </table:table-cell>
          <table:table-cell office:value-type="float" office:value="24047809" calcext:value-type="float">
            <text:p>24047809</text:p>
          </table:table-cell>
        </table:table-row>
        <table:table-row table:style-name="ro1">
          <table:table-cell office:value-type="string" calcext:value-type="string">
            <text:p>0500000US22027</text:p>
          </table:table-cell>
          <table:table-cell office:value-type="float" office:value="22027" calcext:value-type="float">
            <text:p>22027</text:p>
          </table:table-cell>
          <table:table-cell office:value-type="string" calcext:value-type="string">
            <text:p>Claiborne Parish, Louisiana</text:p>
          </table:table-cell>
          <table:table-cell office:value-type="float" office:value="188846400" calcext:value-type="float">
            <text:p>188846400</text:p>
          </table:table-cell>
          <table:table-cell office:value-type="float" office:value="15052375" calcext:value-type="float">
            <text:p>15052375</text:p>
          </table:table-cell>
        </table:table-row>
        <table:table-row table:style-name="ro1">
          <table:table-cell office:value-type="string" calcext:value-type="string">
            <text:p>0500000US22029</text:p>
          </table:table-cell>
          <table:table-cell office:value-type="float" office:value="22029" calcext:value-type="float">
            <text:p>22029</text:p>
          </table:table-cell>
          <table:table-cell office:value-type="string" calcext:value-type="string">
            <text:p>Concordia Parish, Louisiana</text:p>
          </table:table-cell>
          <table:table-cell office:value-type="float" office:value="269304800" calcext:value-type="float">
            <text:p>269304800</text:p>
          </table:table-cell>
          <table:table-cell office:value-type="float" office:value="22932017" calcext:value-type="float">
            <text:p>22932017</text:p>
          </table:table-cell>
        </table:table-row>
        <table:table-row table:style-name="ro1">
          <table:table-cell office:value-type="string" calcext:value-type="string">
            <text:p>0500000US22031</text:p>
          </table:table-cell>
          <table:table-cell office:value-type="float" office:value="22031" calcext:value-type="float">
            <text:p>22031</text:p>
          </table:table-cell>
          <table:table-cell office:value-type="string" calcext:value-type="string">
            <text:p>De Soto Parish, Louisiana</text:p>
          </table:table-cell>
          <table:table-cell office:value-type="float" office:value="416275300" calcext:value-type="float">
            <text:p>416275300</text:p>
          </table:table-cell>
          <table:table-cell office:value-type="float" office:value="32463738" calcext:value-type="float">
            <text:p>32463738</text:p>
          </table:table-cell>
        </table:table-row>
        <table:table-row table:style-name="ro1">
          <table:table-cell office:value-type="string" calcext:value-type="string">
            <text:p>0500000US22033</text:p>
          </table:table-cell>
          <table:table-cell office:value-type="float" office:value="22033" calcext:value-type="float">
            <text:p>22033</text:p>
          </table:table-cell>
          <table:table-cell office:value-type="string" calcext:value-type="string">
            <text:p>East Baton Rouge Parish, Louisiana</text:p>
          </table:table-cell>
          <table:table-cell office:value-type="float" office:value="7715451200" calcext:value-type="float">
            <text:p>7715451200</text:p>
          </table:table-cell>
          <table:table-cell office:value-type="float" office:value="176817734" calcext:value-type="float">
            <text:p>176817734</text:p>
          </table:table-cell>
        </table:table-row>
        <table:table-row table:style-name="ro1">
          <table:table-cell office:value-type="string" calcext:value-type="string">
            <text:p>0500000US22035</text:p>
          </table:table-cell>
          <table:table-cell office:value-type="float" office:value="22035" calcext:value-type="float">
            <text:p>22035</text:p>
          </table:table-cell>
          <table:table-cell office:value-type="string" calcext:value-type="string">
            <text:p>East Carroll Parish, Louisiana</text:p>
          </table:table-cell>
          <table:table-cell office:value-type="float" office:value="46994300" calcext:value-type="float">
            <text:p>46994300</text:p>
          </table:table-cell>
          <table:table-cell office:value-type="float" office:value="8167724" calcext:value-type="float">
            <text:p>8167724</text:p>
          </table:table-cell>
        </table:table-row>
        <table:table-row table:style-name="ro1">
          <table:table-cell office:value-type="string" calcext:value-type="string">
            <text:p>0500000US22037</text:p>
          </table:table-cell>
          <table:table-cell office:value-type="float" office:value="22037" calcext:value-type="float">
            <text:p>22037</text:p>
          </table:table-cell>
          <table:table-cell office:value-type="string" calcext:value-type="string">
            <text:p>East Feliciana Parish, Louisiana</text:p>
          </table:table-cell>
          <table:table-cell office:value-type="float" office:value="273977500" calcext:value-type="float">
            <text:p>273977500</text:p>
          </table:table-cell>
          <table:table-cell office:value-type="float" office:value="22173116" calcext:value-type="float">
            <text:p>22173116</text:p>
          </table:table-cell>
        </table:table-row>
        <table:table-row table:style-name="ro1">
          <table:table-cell office:value-type="string" calcext:value-type="string">
            <text:p>0500000US22039</text:p>
          </table:table-cell>
          <table:table-cell office:value-type="float" office:value="22039" calcext:value-type="float">
            <text:p>22039</text:p>
          </table:table-cell>
          <table:table-cell office:value-type="string" calcext:value-type="string">
            <text:p>Evangeline Parish, Louisiana</text:p>
          </table:table-cell>
          <table:table-cell office:value-type="float" office:value="504194100" calcext:value-type="float">
            <text:p>504194100</text:p>
          </table:table-cell>
          <table:table-cell office:value-type="float" office:value="38509806" calcext:value-type="float">
            <text:p>38509806</text:p>
          </table:table-cell>
        </table:table-row>
        <table:table-row table:style-name="ro1">
          <table:table-cell office:value-type="string" calcext:value-type="string">
            <text:p>0500000US22041</text:p>
          </table:table-cell>
          <table:table-cell office:value-type="float" office:value="22041" calcext:value-type="float">
            <text:p>22041</text:p>
          </table:table-cell>
          <table:table-cell office:value-type="string" calcext:value-type="string">
            <text:p>Franklin Parish, Louisiana</text:p>
          </table:table-cell>
          <table:table-cell office:value-type="float" office:value="288221700" calcext:value-type="float">
            <text:p>288221700</text:p>
          </table:table-cell>
          <table:table-cell office:value-type="float" office:value="20567956" calcext:value-type="float">
            <text:p>20567956</text:p>
          </table:table-cell>
        </table:table-row>
        <table:table-row table:style-name="ro1">
          <table:table-cell office:value-type="string" calcext:value-type="string">
            <text:p>0500000US22043</text:p>
          </table:table-cell>
          <table:table-cell office:value-type="float" office:value="22043" calcext:value-type="float">
            <text:p>22043</text:p>
          </table:table-cell>
          <table:table-cell office:value-type="string" calcext:value-type="string">
            <text:p>Grant Parish, Louisiana</text:p>
          </table:table-cell>
          <table:table-cell office:value-type="float" office:value="336217600" calcext:value-type="float">
            <text:p>336217600</text:p>
          </table:table-cell>
          <table:table-cell office:value-type="float" office:value="21114025" calcext:value-type="float">
            <text:p>21114025</text:p>
          </table:table-cell>
        </table:table-row>
        <table:table-row table:style-name="ro1">
          <table:table-cell office:value-type="string" calcext:value-type="string">
            <text:p>0500000US22045</text:p>
          </table:table-cell>
          <table:table-cell office:value-type="float" office:value="22045" calcext:value-type="float">
            <text:p>22045</text:p>
          </table:table-cell>
          <table:table-cell office:value-type="string" calcext:value-type="string">
            <text:p>Iberia Parish, Louisiana</text:p>
          </table:table-cell>
          <table:table-cell office:value-type="float" office:value="1294578700" calcext:value-type="float">
            <text:p>1294578700</text:p>
          </table:table-cell>
          <table:table-cell office:value-type="float" office:value="113091569" calcext:value-type="float">
            <text:p>113091569</text:p>
          </table:table-cell>
        </table:table-row>
        <table:table-row table:style-name="ro1">
          <table:table-cell office:value-type="string" calcext:value-type="string">
            <text:p>0500000US22047</text:p>
          </table:table-cell>
          <table:table-cell office:value-type="float" office:value="22047" calcext:value-type="float">
            <text:p>22047</text:p>
          </table:table-cell>
          <table:table-cell office:value-type="string" calcext:value-type="string">
            <text:p>Iberville Parish, Louisiana</text:p>
          </table:table-cell>
          <table:table-cell office:value-type="float" office:value="448556300" calcext:value-type="float">
            <text:p>448556300</text:p>
          </table:table-cell>
          <table:table-cell office:value-type="float" office:value="38058220" calcext:value-type="float">
            <text:p>38058220</text:p>
          </table:table-cell>
        </table:table-row>
        <table:table-row table:style-name="ro1">
          <table:table-cell office:value-type="string" calcext:value-type="string">
            <text:p>0500000US22049</text:p>
          </table:table-cell>
          <table:table-cell office:value-type="float" office:value="22049" calcext:value-type="float">
            <text:p>22049</text:p>
          </table:table-cell>
          <table:table-cell office:value-type="string" calcext:value-type="string">
            <text:p>Jackson Parish, Louisiana</text:p>
          </table:table-cell>
          <table:table-cell office:value-type="float" office:value="234210100" calcext:value-type="float">
            <text:p>234210100</text:p>
          </table:table-cell>
          <table:table-cell office:value-type="float" office:value="14745715" calcext:value-type="float">
            <text:p>14745715</text:p>
          </table:table-cell>
        </table:table-row>
        <table:table-row table:style-name="ro1">
          <table:table-cell office:value-type="string" calcext:value-type="string">
            <text:p>0500000US22051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efferson Parish, Louisiana</text:p>
          </table:table-cell>
          <table:table-cell office:value-type="float" office:value="7796415100" calcext:value-type="float">
            <text:p>7796415100</text:p>
          </table:table-cell>
          <table:table-cell office:value-type="float" office:value="142691725" calcext:value-type="float">
            <text:p>142691725</text:p>
          </table:table-cell>
        </table:table-row>
        <table:table-row table:style-name="ro1">
          <table:table-cell office:value-type="string" calcext:value-type="string">
            <text:p>0500000US22053</text:p>
          </table:table-cell>
          <table:table-cell office:value-type="float" office:value="22053" calcext:value-type="float">
            <text:p>22053</text:p>
          </table:table-cell>
          <table:table-cell office:value-type="string" calcext:value-type="string">
            <text:p>Jefferson Davis Parish, Louisiana</text:p>
          </table:table-cell>
          <table:table-cell office:value-type="float" office:value="578330900" calcext:value-type="float">
            <text:p>578330900</text:p>
          </table:table-cell>
          <table:table-cell office:value-type="float" office:value="35642317" calcext:value-type="float">
            <text:p>35642317</text:p>
          </table:table-cell>
        </table:table-row>
        <table:table-row table:style-name="ro1">
          <table:table-cell office:value-type="string" calcext:value-type="string">
            <text:p>0500000US22055</text:p>
          </table:table-cell>
          <table:table-cell office:value-type="float" office:value="22055" calcext:value-type="float">
            <text:p>22055</text:p>
          </table:table-cell>
          <table:table-cell office:value-type="string" calcext:value-type="string">
            <text:p>Lafayette Parish, Louisiana</text:p>
          </table:table-cell>
          <table:table-cell office:value-type="float" office:value="5428100800" calcext:value-type="float">
            <text:p>5428100800</text:p>
          </table:table-cell>
          <table:table-cell office:value-type="float" office:value="155094091" calcext:value-type="float">
            <text:p>155094091</text:p>
          </table:table-cell>
        </table:table-row>
        <table:table-row table:style-name="ro1">
          <table:table-cell office:value-type="string" calcext:value-type="string">
            <text:p>0500000US22057</text:p>
          </table:table-cell>
          <table:table-cell office:value-type="float" office:value="22057" calcext:value-type="float">
            <text:p>22057</text:p>
          </table:table-cell>
          <table:table-cell office:value-type="string" calcext:value-type="string">
            <text:p>Lafourche Parish, Louisiana</text:p>
          </table:table-cell>
          <table:table-cell office:value-type="float" office:value="2050317100" calcext:value-type="float">
            <text:p>2050317100</text:p>
          </table:table-cell>
          <table:table-cell office:value-type="float" office:value="81552819" calcext:value-type="float">
            <text:p>81552819</text:p>
          </table:table-cell>
        </table:table-row>
        <table:table-row table:style-name="ro1">
          <table:table-cell office:value-type="string" calcext:value-type="string">
            <text:p>0500000US22059</text:p>
          </table:table-cell>
          <table:table-cell office:value-type="float" office:value="22059" calcext:value-type="float">
            <text:p>22059</text:p>
          </table:table-cell>
          <table:table-cell office:value-type="string" calcext:value-type="string">
            <text:p>LaSalle Parish, Louisiana</text:p>
          </table:table-cell>
          <table:table-cell office:value-type="float" office:value="284328600" calcext:value-type="float">
            <text:p>284328600</text:p>
          </table:table-cell>
          <table:table-cell office:value-type="float" office:value="27931703" calcext:value-type="float">
            <text:p>27931703</text:p>
          </table:table-cell>
        </table:table-row>
        <table:table-row table:style-name="ro1">
          <table:table-cell office:value-type="string" calcext:value-type="string">
            <text:p>0500000US22061</text:p>
          </table:table-cell>
          <table:table-cell office:value-type="float" office:value="22061" calcext:value-type="float">
            <text:p>22061</text:p>
          </table:table-cell>
          <table:table-cell office:value-type="string" calcext:value-type="string">
            <text:p>Lincoln Parish, Louisiana</text:p>
          </table:table-cell>
          <table:table-cell office:value-type="float" office:value="711094800" calcext:value-type="float">
            <text:p>711094800</text:p>
          </table:table-cell>
          <table:table-cell office:value-type="float" office:value="55537394" calcext:value-type="float">
            <text:p>55537394</text:p>
          </table:table-cell>
        </table:table-row>
        <table:table-row table:style-name="ro1">
          <table:table-cell office:value-type="string" calcext:value-type="string">
            <text:p>0500000US22063</text:p>
          </table:table-cell>
          <table:table-cell office:value-type="float" office:value="22063" calcext:value-type="float">
            <text:p>22063</text:p>
          </table:table-cell>
          <table:table-cell office:value-type="string" calcext:value-type="string">
            <text:p>Livingston Parish, Louisiana</text:p>
          </table:table-cell>
          <table:table-cell office:value-type="float" office:value="3065071700" calcext:value-type="float">
            <text:p>3065071700</text:p>
          </table:table-cell>
          <table:table-cell office:value-type="float" office:value="102395143" calcext:value-type="float">
            <text:p>102395143</text:p>
          </table:table-cell>
        </table:table-row>
        <table:table-row table:style-name="ro1">
          <table:table-cell office:value-type="string" calcext:value-type="string">
            <text:p>0500000US22065</text:p>
          </table:table-cell>
          <table:table-cell office:value-type="float" office:value="22065" calcext:value-type="float">
            <text:p>22065</text:p>
          </table:table-cell>
          <table:table-cell office:value-type="string" calcext:value-type="string">
            <text:p>Madison Parish, Louisiana</text:p>
          </table:table-cell>
          <table:table-cell office:value-type="float" office:value="76015600" calcext:value-type="float">
            <text:p>76015600</text:p>
          </table:table-cell>
          <table:table-cell office:value-type="float" office:value="8655642" calcext:value-type="float">
            <text:p>8655642</text:p>
          </table:table-cell>
        </table:table-row>
        <table:table-row table:style-name="ro1">
          <table:table-cell office:value-type="string" calcext:value-type="string">
            <text:p>0500000US22067</text:p>
          </table:table-cell>
          <table:table-cell office:value-type="float" office:value="22067" calcext:value-type="float">
            <text:p>22067</text:p>
          </table:table-cell>
          <table:table-cell office:value-type="string" calcext:value-type="string">
            <text:p>Morehouse Parish, Louisiana</text:p>
          </table:table-cell>
          <table:table-cell office:value-type="float" office:value="294191900" calcext:value-type="float">
            <text:p>294191900</text:p>
          </table:table-cell>
          <table:table-cell office:value-type="float" office:value="24686595" calcext:value-type="float">
            <text:p>24686595</text:p>
          </table:table-cell>
        </table:table-row>
        <table:table-row table:style-name="ro1">
          <table:table-cell office:value-type="string" calcext:value-type="string">
            <text:p>0500000US22069</text:p>
          </table:table-cell>
          <table:table-cell office:value-type="float" office:value="22069" calcext:value-type="float">
            <text:p>22069</text:p>
          </table:table-cell>
          <table:table-cell office:value-type="string" calcext:value-type="string">
            <text:p>Natchitoches Parish, Louisiana</text:p>
          </table:table-cell>
          <table:table-cell office:value-type="float" office:value="519216700" calcext:value-type="float">
            <text:p>519216700</text:p>
          </table:table-cell>
          <table:table-cell office:value-type="float" office:value="39850526" calcext:value-type="float">
            <text:p>39850526</text:p>
          </table:table-cell>
        </table:table-row>
        <table:table-row table:style-name="ro1">
          <table:table-cell office:value-type="string" calcext:value-type="string">
            <text:p>0500000US22071</text:p>
          </table:table-cell>
          <table:table-cell office:value-type="float" office:value="22071" calcext:value-type="float">
            <text:p>22071</text:p>
          </table:table-cell>
          <table:table-cell office:value-type="string" calcext:value-type="string">
            <text:p>Orleans Parish, Louisiana</text:p>
          </table:table-cell>
          <table:table-cell office:value-type="float" office:value="5597168900" calcext:value-type="float">
            <text:p>5597168900</text:p>
          </table:table-cell>
          <table:table-cell office:value-type="float" office:value="144646008" calcext:value-type="float">
            <text:p>144646008</text:p>
          </table:table-cell>
        </table:table-row>
        <table:table-row table:style-name="ro1">
          <table:table-cell office:value-type="string" calcext:value-type="string">
            <text:p>0500000US22073</text:p>
          </table:table-cell>
          <table:table-cell office:value-type="float" office:value="22073" calcext:value-type="float">
            <text:p>22073</text:p>
          </table:table-cell>
          <table:table-cell office:value-type="string" calcext:value-type="string">
            <text:p>Ouachita Parish, Louisiana</text:p>
          </table:table-cell>
          <table:table-cell office:value-type="float" office:value="2486176000" calcext:value-type="float">
            <text:p>2486176000</text:p>
          </table:table-cell>
          <table:table-cell office:value-type="float" office:value="94872156" calcext:value-type="float">
            <text:p>94872156</text:p>
          </table:table-cell>
        </table:table-row>
        <table:table-row table:style-name="ro1">
          <table:table-cell office:value-type="string" calcext:value-type="string">
            <text:p>0500000US22075</text:p>
          </table:table-cell>
          <table:table-cell office:value-type="float" office:value="22075" calcext:value-type="float">
            <text:p>22075</text:p>
          </table:table-cell>
          <table:table-cell office:value-type="string" calcext:value-type="string">
            <text:p>Plaquemines Parish, Louisiana</text:p>
          </table:table-cell>
          <table:table-cell office:value-type="float" office:value="438000400" calcext:value-type="float">
            <text:p>438000400</text:p>
          </table:table-cell>
          <table:table-cell office:value-type="float" office:value="30796220" calcext:value-type="float">
            <text:p>30796220</text:p>
          </table:table-cell>
        </table:table-row>
        <table:table-row table:style-name="ro1">
          <table:table-cell office:value-type="string" calcext:value-type="string">
            <text:p>0500000US22077</text:p>
          </table:table-cell>
          <table:table-cell office:value-type="float" office:value="22077" calcext:value-type="float">
            <text:p>22077</text:p>
          </table:table-cell>
          <table:table-cell office:value-type="string" calcext:value-type="string">
            <text:p>Pointe Coupee Parish, Louisiana</text:p>
          </table:table-cell>
          <table:table-cell office:value-type="float" office:value="422081800" calcext:value-type="float">
            <text:p>422081800</text:p>
          </table:table-cell>
          <table:table-cell office:value-type="float" office:value="34137215" calcext:value-type="float">
            <text:p>34137215</text:p>
          </table:table-cell>
        </table:table-row>
        <table:table-row table:style-name="ro1">
          <table:table-cell office:value-type="string" calcext:value-type="string">
            <text:p>0500000US22079</text:p>
          </table:table-cell>
          <table:table-cell office:value-type="float" office:value="22079" calcext:value-type="float">
            <text:p>22079</text:p>
          </table:table-cell>
          <table:table-cell office:value-type="string" calcext:value-type="string">
            <text:p>Rapides Parish, Louisiana</text:p>
          </table:table-cell>
          <table:table-cell office:value-type="float" office:value="2008702100" calcext:value-type="float">
            <text:p>2008702100</text:p>
          </table:table-cell>
          <table:table-cell office:value-type="float" office:value="79388406" calcext:value-type="float">
            <text:p>79388406</text:p>
          </table:table-cell>
        </table:table-row>
        <table:table-row table:style-name="ro1">
          <table:table-cell office:value-type="string" calcext:value-type="string">
            <text:p>0500000US22081</text:p>
          </table:table-cell>
          <table:table-cell office:value-type="float" office:value="22081" calcext:value-type="float">
            <text:p>22081</text:p>
          </table:table-cell>
          <table:table-cell office:value-type="string" calcext:value-type="string">
            <text:p>Red River Parish, Louisiana</text:p>
          </table:table-cell>
          <table:table-cell office:value-type="float" office:value="149783400" calcext:value-type="float">
            <text:p>149783400</text:p>
          </table:table-cell>
          <table:table-cell office:value-type="float" office:value="21556897" calcext:value-type="float">
            <text:p>21556897</text:p>
          </table:table-cell>
        </table:table-row>
        <table:table-row table:style-name="ro1">
          <table:table-cell office:value-type="string" calcext:value-type="string">
            <text:p>0500000US22083</text:p>
          </table:table-cell>
          <table:table-cell office:value-type="float" office:value="22083" calcext:value-type="float">
            <text:p>22083</text:p>
          </table:table-cell>
          <table:table-cell office:value-type="string" calcext:value-type="string">
            <text:p>Richland Parish, Louisiana</text:p>
          </table:table-cell>
          <table:table-cell office:value-type="float" office:value="322132000" calcext:value-type="float">
            <text:p>322132000</text:p>
          </table:table-cell>
          <table:table-cell office:value-type="float" office:value="25197456" calcext:value-type="float">
            <text:p>25197456</text:p>
          </table:table-cell>
        </table:table-row>
        <table:table-row table:style-name="ro1">
          <table:table-cell office:value-type="string" calcext:value-type="string">
            <text:p>0500000US22085</text:p>
          </table:table-cell>
          <table:table-cell office:value-type="float" office:value="22085" calcext:value-type="float">
            <text:p>22085</text:p>
          </table:table-cell>
          <table:table-cell office:value-type="string" calcext:value-type="string">
            <text:p>Sabine Parish, Louisiana</text:p>
          </table:table-cell>
          <table:table-cell office:value-type="float" office:value="414657300" calcext:value-type="float">
            <text:p>414657300</text:p>
          </table:table-cell>
          <table:table-cell office:value-type="float" office:value="25811751" calcext:value-type="float">
            <text:p>25811751</text:p>
          </table:table-cell>
        </table:table-row>
        <table:table-row table:style-name="ro1">
          <table:table-cell office:value-type="string" calcext:value-type="string">
            <text:p>0500000US22087</text:p>
          </table:table-cell>
          <table:table-cell office:value-type="float" office:value="22087" calcext:value-type="float">
            <text:p>22087</text:p>
          </table:table-cell>
          <table:table-cell office:value-type="string" calcext:value-type="string">
            <text:p>St. Bernard Parish, Louisiana</text:p>
          </table:table-cell>
          <table:table-cell office:value-type="float" office:value="596722900" calcext:value-type="float">
            <text:p>596722900</text:p>
          </table:table-cell>
          <table:table-cell office:value-type="float" office:value="29005476" calcext:value-type="float">
            <text:p>29005476</text:p>
          </table:table-cell>
        </table:table-row>
        <table:table-row table:style-name="ro1">
          <table:table-cell office:value-type="string" calcext:value-type="string">
            <text:p>0500000US22089</text:p>
          </table:table-cell>
          <table:table-cell office:value-type="float" office:value="22089" calcext:value-type="float">
            <text:p>22089</text:p>
          </table:table-cell>
          <table:table-cell office:value-type="string" calcext:value-type="string">
            <text:p>St. Charles Parish, Louisiana</text:p>
          </table:table-cell>
          <table:table-cell office:value-type="float" office:value="1077476400" calcext:value-type="float">
            <text:p>1077476400</text:p>
          </table:table-cell>
          <table:table-cell office:value-type="float" office:value="48334138" calcext:value-type="float">
            <text:p>48334138</text:p>
          </table:table-cell>
        </table:table-row>
        <table:table-row table:style-name="ro1">
          <table:table-cell office:value-type="string" calcext:value-type="string">
            <text:p>0500000US22091</text:p>
          </table:table-cell>
          <table:table-cell office:value-type="float" office:value="22091" calcext:value-type="float">
            <text:p>22091</text:p>
          </table:table-cell>
          <table:table-cell office:value-type="string" calcext:value-type="string">
            <text:p>St. Helena Parish, Louisiana</text:p>
          </table:table-cell>
          <table:table-cell office:value-type="float" office:value="127184100" calcext:value-type="float">
            <text:p>127184100</text:p>
          </table:table-cell>
          <table:table-cell office:value-type="float" office:value="25826034" calcext:value-type="float">
            <text:p>25826034</text:p>
          </table:table-cell>
        </table:table-row>
        <table:table-row table:style-name="ro1">
          <table:table-cell office:value-type="string" calcext:value-type="string">
            <text:p>0500000US22093</text:p>
          </table:table-cell>
          <table:table-cell office:value-type="float" office:value="22093" calcext:value-type="float">
            <text:p>22093</text:p>
          </table:table-cell>
          <table:table-cell office:value-type="string" calcext:value-type="string">
            <text:p>St. James Parish, Louisiana</text:p>
          </table:table-cell>
          <table:table-cell office:value-type="float" office:value="334349100" calcext:value-type="float">
            <text:p>334349100</text:p>
          </table:table-cell>
          <table:table-cell office:value-type="float" office:value="21498147" calcext:value-type="float">
            <text:p>21498147</text:p>
          </table:table-cell>
        </table:table-row>
        <table:table-row table:style-name="ro1">
          <table:table-cell office:value-type="string" calcext:value-type="string">
            <text:p>0500000US22095</text:p>
          </table:table-cell>
          <table:table-cell office:value-type="float" office:value="22095" calcext:value-type="float">
            <text:p>22095</text:p>
          </table:table-cell>
          <table:table-cell office:value-type="string" calcext:value-type="string">
            <text:p>St. John the Baptist Parish, Louisiana</text:p>
          </table:table-cell>
          <table:table-cell office:value-type="float" office:value="487130300" calcext:value-type="float">
            <text:p>487130300</text:p>
          </table:table-cell>
          <table:table-cell office:value-type="float" office:value="26697640" calcext:value-type="float">
            <text:p>26697640</text:p>
          </table:table-cell>
        </table:table-row>
        <table:table-row table:style-name="ro1">
          <table:table-cell office:value-type="string" calcext:value-type="string">
            <text:p>0500000US22097</text:p>
          </table:table-cell>
          <table:table-cell office:value-type="float" office:value="22097" calcext:value-type="float">
            <text:p>22097</text:p>
          </table:table-cell>
          <table:table-cell office:value-type="string" calcext:value-type="string">
            <text:p>St. Landry Parish, Louisiana</text:p>
          </table:table-cell>
          <table:table-cell office:value-type="float" office:value="1111965300" calcext:value-type="float">
            <text:p>1111965300</text:p>
          </table:table-cell>
          <table:table-cell office:value-type="float" office:value="54952646" calcext:value-type="float">
            <text:p>54952646</text:p>
          </table:table-cell>
        </table:table-row>
        <table:table-row table:style-name="ro1">
          <table:table-cell office:value-type="string" calcext:value-type="string">
            <text:p>0500000US22099</text:p>
          </table:table-cell>
          <table:table-cell office:value-type="float" office:value="22099" calcext:value-type="float">
            <text:p>22099</text:p>
          </table:table-cell>
          <table:table-cell office:value-type="string" calcext:value-type="string">
            <text:p>St. Martin Parish, Louisiana</text:p>
          </table:table-cell>
          <table:table-cell office:value-type="float" office:value="899496300" calcext:value-type="float">
            <text:p>899496300</text:p>
          </table:table-cell>
          <table:table-cell office:value-type="float" office:value="57145230" calcext:value-type="float">
            <text:p>57145230</text:p>
          </table:table-cell>
        </table:table-row>
        <table:table-row table:style-name="ro1">
          <table:table-cell office:value-type="string" calcext:value-type="string">
            <text:p>0500000US22101</text:p>
          </table:table-cell>
          <table:table-cell office:value-type="float" office:value="22101" calcext:value-type="float">
            <text:p>22101</text:p>
          </table:table-cell>
          <table:table-cell office:value-type="string" calcext:value-type="string">
            <text:p>St. Mary Parish, Louisiana</text:p>
          </table:table-cell>
          <table:table-cell office:value-type="float" office:value="803969500" calcext:value-type="float">
            <text:p>803969500</text:p>
          </table:table-cell>
          <table:table-cell office:value-type="float" office:value="39717302" calcext:value-type="float">
            <text:p>39717302</text:p>
          </table:table-cell>
        </table:table-row>
        <table:table-row table:style-name="ro1">
          <table:table-cell office:value-type="string" calcext:value-type="string">
            <text:p>0500000US22103</text:p>
          </table:table-cell>
          <table:table-cell office:value-type="float" office:value="22103" calcext:value-type="float">
            <text:p>22103</text:p>
          </table:table-cell>
          <table:table-cell office:value-type="string" calcext:value-type="string">
            <text:p>St. Tammany Parish, Louisiana</text:p>
          </table:table-cell>
          <table:table-cell office:value-type="float" office:value="6423958400" calcext:value-type="float">
            <text:p>6423958400</text:p>
          </table:table-cell>
          <table:table-cell office:value-type="float" office:value="164348974" calcext:value-type="float">
            <text:p>164348974</text:p>
          </table:table-cell>
        </table:table-row>
        <table:table-row table:style-name="ro1">
          <table:table-cell office:value-type="string" calcext:value-type="string">
            <text:p>0500000US2210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Tangipahoa Parish, Louisiana</text:p>
          </table:table-cell>
          <table:table-cell office:value-type="float" office:value="2038914200" calcext:value-type="float">
            <text:p>2038914200</text:p>
          </table:table-cell>
          <table:table-cell office:value-type="float" office:value="80138172" calcext:value-type="float">
            <text:p>80138172</text:p>
          </table:table-cell>
        </table:table-row>
        <table:table-row table:style-name="ro1">
          <table:table-cell office:value-type="string" calcext:value-type="string">
            <text:p>0500000US22107</text:p>
          </table:table-cell>
          <table:table-cell office:value-type="float" office:value="22107" calcext:value-type="float">
            <text:p>22107</text:p>
          </table:table-cell>
          <table:table-cell office:value-type="string" calcext:value-type="string">
            <text:p>Tensas Parish, Louisiana</text:p>
          </table:table-cell>
          <table:table-cell office:value-type="float" office:value="50668800" calcext:value-type="float">
            <text:p>50668800</text:p>
          </table:table-cell>
          <table:table-cell office:value-type="float" office:value="7648014" calcext:value-type="float">
            <text:p>7648014</text:p>
          </table:table-cell>
        </table:table-row>
        <table:table-row table:style-name="ro1">
          <table:table-cell office:value-type="string" calcext:value-type="string">
            <text:p>0500000US22109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Terrebonne Parish, Louisiana</text:p>
          </table:table-cell>
          <table:table-cell office:value-type="float" office:value="2017847300" calcext:value-type="float">
            <text:p>2017847300</text:p>
          </table:table-cell>
          <table:table-cell office:value-type="float" office:value="69362696" calcext:value-type="float">
            <text:p>69362696</text:p>
          </table:table-cell>
        </table:table-row>
        <table:table-row table:style-name="ro1">
          <table:table-cell office:value-type="string" calcext:value-type="string">
            <text:p>0500000US22111</text:p>
          </table:table-cell>
          <table:table-cell office:value-type="float" office:value="22111" calcext:value-type="float">
            <text:p>22111</text:p>
          </table:table-cell>
          <table:table-cell office:value-type="string" calcext:value-type="string">
            <text:p>Union Parish, Louisiana</text:p>
          </table:table-cell>
          <table:table-cell office:value-type="float" office:value="347110600" calcext:value-type="float">
            <text:p>347110600</text:p>
          </table:table-cell>
          <table:table-cell office:value-type="float" office:value="25762823" calcext:value-type="float">
            <text:p>25762823</text:p>
          </table:table-cell>
        </table:table-row>
        <table:table-row table:style-name="ro1">
          <table:table-cell office:value-type="string" calcext:value-type="string">
            <text:p>0500000US22113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Vermilion Parish, Louisiana</text:p>
          </table:table-cell>
          <table:table-cell office:value-type="float" office:value="1179613000" calcext:value-type="float">
            <text:p>1179613000</text:p>
          </table:table-cell>
          <table:table-cell office:value-type="float" office:value="43572902" calcext:value-type="float">
            <text:p>43572902</text:p>
          </table:table-cell>
        </table:table-row>
        <table:table-row table:style-name="ro1">
          <table:table-cell office:value-type="string" calcext:value-type="string">
            <text:p>0500000US22115</text:p>
          </table:table-cell>
          <table:table-cell office:value-type="float" office:value="22115" calcext:value-type="float">
            <text:p>22115</text:p>
          </table:table-cell>
          <table:table-cell office:value-type="string" calcext:value-type="string">
            <text:p>Vernon Parish, Louisiana</text:p>
          </table:table-cell>
          <table:table-cell office:value-type="float" office:value="772008000" calcext:value-type="float">
            <text:p>772008000</text:p>
          </table:table-cell>
          <table:table-cell office:value-type="float" office:value="29920516" calcext:value-type="float">
            <text:p>29920516</text:p>
          </table:table-cell>
        </table:table-row>
        <table:table-row table:style-name="ro1">
          <table:table-cell office:value-type="string" calcext:value-type="string">
            <text:p>0500000US22117</text:p>
          </table:table-cell>
          <table:table-cell office:value-type="float" office:value="22117" calcext:value-type="float">
            <text:p>22117</text:p>
          </table:table-cell>
          <table:table-cell office:value-type="string" calcext:value-type="string">
            <text:p>Washington Parish, Louisiana</text:p>
          </table:table-cell>
          <table:table-cell office:value-type="float" office:value="636717000" calcext:value-type="float">
            <text:p>636717000</text:p>
          </table:table-cell>
          <table:table-cell office:value-type="float" office:value="50665551" calcext:value-type="float">
            <text:p>50665551</text:p>
          </table:table-cell>
        </table:table-row>
        <table:table-row table:style-name="ro1">
          <table:table-cell office:value-type="string" calcext:value-type="string">
            <text:p>0500000US22119</text:p>
          </table:table-cell>
          <table:table-cell office:value-type="float" office:value="22119" calcext:value-type="float">
            <text:p>22119</text:p>
          </table:table-cell>
          <table:table-cell office:value-type="string" calcext:value-type="string">
            <text:p>Webster Parish, Louisiana</text:p>
          </table:table-cell>
          <table:table-cell office:value-type="float" office:value="607955900" calcext:value-type="float">
            <text:p>607955900</text:p>
          </table:table-cell>
          <table:table-cell office:value-type="float" office:value="42090961" calcext:value-type="float">
            <text:p>42090961</text:p>
          </table:table-cell>
        </table:table-row>
        <table:table-row table:style-name="ro1">
          <table:table-cell office:value-type="string" calcext:value-type="string">
            <text:p>0500000US22121</text:p>
          </table:table-cell>
          <table:table-cell office:value-type="float" office:value="22121" calcext:value-type="float">
            <text:p>22121</text:p>
          </table:table-cell>
          <table:table-cell office:value-type="string" calcext:value-type="string">
            <text:p>West Baton Rouge Parish, Louisiana</text:p>
          </table:table-cell>
          <table:table-cell office:value-type="float" office:value="466085000" calcext:value-type="float">
            <text:p>466085000</text:p>
          </table:table-cell>
          <table:table-cell office:value-type="float" office:value="25816239" calcext:value-type="float">
            <text:p>25816239</text:p>
          </table:table-cell>
        </table:table-row>
        <table:table-row table:style-name="ro1">
          <table:table-cell office:value-type="string" calcext:value-type="string">
            <text:p>0500000US22123</text:p>
          </table:table-cell>
          <table:table-cell office:value-type="float" office:value="22123" calcext:value-type="float">
            <text:p>22123</text:p>
          </table:table-cell>
          <table:table-cell office:value-type="string" calcext:value-type="string">
            <text:p>West Carroll Parish, Louisiana</text:p>
          </table:table-cell>
          <table:table-cell office:value-type="float" office:value="199904000" calcext:value-type="float">
            <text:p>199904000</text:p>
          </table:table-cell>
          <table:table-cell office:value-type="float" office:value="23341984" calcext:value-type="float">
            <text:p>23341984</text:p>
          </table:table-cell>
        </table:table-row>
        <table:table-row table:style-name="ro1">
          <table:table-cell office:value-type="string" calcext:value-type="string">
            <text:p>0500000US22125</text:p>
          </table:table-cell>
          <table:table-cell office:value-type="float" office:value="22125" calcext:value-type="float">
            <text:p>22125</text:p>
          </table:table-cell>
          <table:table-cell office:value-type="string" calcext:value-type="string">
            <text:p>West Feliciana Parish, Louisiana</text:p>
          </table:table-cell>
          <table:table-cell office:value-type="float" office:value="225105300" calcext:value-type="float">
            <text:p>225105300</text:p>
          </table:table-cell>
          <table:table-cell office:value-type="float" office:value="26539423" calcext:value-type="float">
            <text:p>26539423</text:p>
          </table:table-cell>
        </table:table-row>
        <table:table-row table:style-name="ro1">
          <table:table-cell office:value-type="string" calcext:value-type="string">
            <text:p>0500000US22127</text:p>
          </table:table-cell>
          <table:table-cell office:value-type="float" office:value="22127" calcext:value-type="float">
            <text:p>22127</text:p>
          </table:table-cell>
          <table:table-cell office:value-type="string" calcext:value-type="string">
            <text:p>Winn Parish, Louisiana</text:p>
          </table:table-cell>
          <table:table-cell office:value-type="float" office:value="221515600" calcext:value-type="float">
            <text:p>221515600</text:p>
          </table:table-cell>
          <table:table-cell office:value-type="float" office:value="18966614" calcext:value-type="float">
            <text:p>18966614</text:p>
          </table:table-cell>
        </table:table-row>
        <table:table-row table:style-name="ro1">
          <table:table-cell office:value-type="string" calcext:value-type="string">
            <text:p>0500000US2300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Androscoggin County, Maine</text:p>
          </table:table-cell>
          <table:table-cell office:value-type="float" office:value="2545081800" calcext:value-type="float">
            <text:p>2545081800</text:p>
          </table:table-cell>
          <table:table-cell office:value-type="float" office:value="86259738" calcext:value-type="float">
            <text:p>86259738</text:p>
          </table:table-cell>
        </table:table-row>
        <table:table-row table:style-name="ro1">
          <table:table-cell office:value-type="string" calcext:value-type="string">
            <text:p>0500000US23003</text:p>
          </table:table-cell>
          <table:table-cell office:value-type="float" office:value="23003" calcext:value-type="float">
            <text:p>23003</text:p>
          </table:table-cell>
          <table:table-cell office:value-type="string" calcext:value-type="string">
            <text:p>Aroostook County, Maine</text:p>
          </table:table-cell>
          <table:table-cell office:value-type="float" office:value="1438678000" calcext:value-type="float">
            <text:p>1438678000</text:p>
          </table:table-cell>
          <table:table-cell office:value-type="float" office:value="38060322" calcext:value-type="float">
            <text:p>38060322</text:p>
          </table:table-cell>
        </table:table-row>
        <table:table-row table:style-name="ro1">
          <table:table-cell office:value-type="string" calcext:value-type="string">
            <text:p>0500000US23005</text:p>
          </table:table-cell>
          <table:table-cell office:value-type="float" office:value="23005" calcext:value-type="float">
            <text:p>23005</text:p>
          </table:table-cell>
          <table:table-cell office:value-type="string" calcext:value-type="string">
            <text:p>Cumberland County, Maine</text:p>
          </table:table-cell>
          <table:table-cell office:value-type="float" office:value="9129988100" calcext:value-type="float">
            <text:p>9129988100</text:p>
          </table:table-cell>
          <table:table-cell office:value-type="float" office:value="205172102" calcext:value-type="float">
            <text:p>205172102</text:p>
          </table:table-cell>
        </table:table-row>
        <table:table-row table:style-name="ro1">
          <table:table-cell office:value-type="string" calcext:value-type="string">
            <text:p>0500000US23007</text:p>
          </table:table-cell>
          <table:table-cell office:value-type="float" office:value="23007" calcext:value-type="float">
            <text:p>23007</text:p>
          </table:table-cell>
          <table:table-cell office:value-type="string" calcext:value-type="string">
            <text:p>Franklin County, Maine</text:p>
          </table:table-cell>
          <table:table-cell office:value-type="float" office:value="635466700" calcext:value-type="float">
            <text:p>635466700</text:p>
          </table:table-cell>
          <table:table-cell office:value-type="float" office:value="33229519" calcext:value-type="float">
            <text:p>33229519</text:p>
          </table:table-cell>
        </table:table-row>
        <table:table-row table:style-name="ro1">
          <table:table-cell office:value-type="string" calcext:value-type="string">
            <text:p>0500000US23009</text:p>
          </table:table-cell>
          <table:table-cell office:value-type="float" office:value="23009" calcext:value-type="float">
            <text:p>23009</text:p>
          </table:table-cell>
          <table:table-cell office:value-type="string" calcext:value-type="string">
            <text:p>Hancock County, Maine</text:p>
          </table:table-cell>
          <table:table-cell office:value-type="float" office:value="1477884100" calcext:value-type="float">
            <text:p>1477884100</text:p>
          </table:table-cell>
          <table:table-cell office:value-type="float" office:value="58628557" calcext:value-type="float">
            <text:p>58628557</text:p>
          </table:table-cell>
        </table:table-row>
        <table:table-row table:style-name="ro1">
          <table:table-cell office:value-type="string" calcext:value-type="string">
            <text:p>0500000US23011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Kennebec County, Maine</text:p>
          </table:table-cell>
          <table:table-cell office:value-type="float" office:value="3010346200" calcext:value-type="float">
            <text:p>3010346200</text:p>
          </table:table-cell>
          <table:table-cell office:value-type="float" office:value="79973413" calcext:value-type="float">
            <text:p>79973413</text:p>
          </table:table-cell>
        </table:table-row>
        <table:table-row table:style-name="ro1">
          <table:table-cell office:value-type="string" calcext:value-type="string">
            <text:p>0500000US23013</text:p>
          </table:table-cell>
          <table:table-cell office:value-type="float" office:value="23013" calcext:value-type="float">
            <text:p>23013</text:p>
          </table:table-cell>
          <table:table-cell office:value-type="string" calcext:value-type="string">
            <text:p>Knox County, Maine</text:p>
          </table:table-cell>
          <table:table-cell office:value-type="float" office:value="1064479600" calcext:value-type="float">
            <text:p>1064479600</text:p>
          </table:table-cell>
          <table:table-cell office:value-type="float" office:value="41085256" calcext:value-type="float">
            <text:p>41085256</text:p>
          </table:table-cell>
        </table:table-row>
        <table:table-row table:style-name="ro1">
          <table:table-cell office:value-type="string" calcext:value-type="string">
            <text:p>0500000US23015</text:p>
          </table:table-cell>
          <table:table-cell office:value-type="float" office:value="23015" calcext:value-type="float">
            <text:p>23015</text:p>
          </table:table-cell>
          <table:table-cell office:value-type="string" calcext:value-type="string">
            <text:p>Lincoln County, Maine</text:p>
          </table:table-cell>
          <table:table-cell office:value-type="float" office:value="954451100" calcext:value-type="float">
            <text:p>954451100</text:p>
          </table:table-cell>
          <table:table-cell office:value-type="float" office:value="49758686" calcext:value-type="float">
            <text:p>49758686</text:p>
          </table:table-cell>
        </table:table-row>
        <table:table-row table:style-name="ro1">
          <table:table-cell office:value-type="string" calcext:value-type="string">
            <text:p>0500000US23017</text:p>
          </table:table-cell>
          <table:table-cell office:value-type="float" office:value="23017" calcext:value-type="float">
            <text:p>23017</text:p>
          </table:table-cell>
          <table:table-cell office:value-type="string" calcext:value-type="string">
            <text:p>Oxford County, Maine</text:p>
          </table:table-cell>
          <table:table-cell office:value-type="float" office:value="1106498200" calcext:value-type="float">
            <text:p>1106498200</text:p>
          </table:table-cell>
          <table:table-cell office:value-type="float" office:value="35562448" calcext:value-type="float">
            <text:p>35562448</text:p>
          </table:table-cell>
        </table:table-row>
        <table:table-row table:style-name="ro1">
          <table:table-cell office:value-type="string" calcext:value-type="string">
            <text:p>0500000US23019</text:p>
          </table:table-cell>
          <table:table-cell office:value-type="float" office:value="23019" calcext:value-type="float">
            <text:p>23019</text:p>
          </table:table-cell>
          <table:table-cell office:value-type="string" calcext:value-type="string">
            <text:p>Penobscot County, Maine</text:p>
          </table:table-cell>
          <table:table-cell office:value-type="float" office:value="3432503600" calcext:value-type="float">
            <text:p>3432503600</text:p>
          </table:table-cell>
          <table:table-cell office:value-type="float" office:value="74881958" calcext:value-type="float">
            <text:p>74881958</text:p>
          </table:table-cell>
        </table:table-row>
        <table:table-row table:style-name="ro1">
          <table:table-cell office:value-type="string" calcext:value-type="string">
            <text:p>0500000US23021</text:p>
          </table:table-cell>
          <table:table-cell office:value-type="float" office:value="23021" calcext:value-type="float">
            <text:p>23021</text:p>
          </table:table-cell>
          <table:table-cell office:value-type="string" calcext:value-type="string">
            <text:p>Piscataquis County, Maine</text:p>
          </table:table-cell>
          <table:table-cell office:value-type="float" office:value="373441500" calcext:value-type="float">
            <text:p>373441500</text:p>
          </table:table-cell>
          <table:table-cell office:value-type="float" office:value="26233299" calcext:value-type="float">
            <text:p>26233299</text:p>
          </table:table-cell>
        </table:table-row>
        <table:table-row table:style-name="ro1">
          <table:table-cell office:value-type="string" calcext:value-type="string">
            <text:p>0500000US23023</text:p>
          </table:table-cell>
          <table:table-cell office:value-type="float" office:value="23023" calcext:value-type="float">
            <text:p>23023</text:p>
          </table:table-cell>
          <table:table-cell office:value-type="string" calcext:value-type="string">
            <text:p>Sagadahoc County, Maine</text:p>
          </table:table-cell>
          <table:table-cell office:value-type="float" office:value="1036709600" calcext:value-type="float">
            <text:p>1036709600</text:p>
          </table:table-cell>
          <table:table-cell office:value-type="float" office:value="56590097" calcext:value-type="float">
            <text:p>56590097</text:p>
          </table:table-cell>
        </table:table-row>
        <table:table-row table:style-name="ro1">
          <table:table-cell office:value-type="string" calcext:value-type="string">
            <text:p>0500000US23025</text:p>
          </table:table-cell>
          <table:table-cell office:value-type="float" office:value="23025" calcext:value-type="float">
            <text:p>23025</text:p>
          </table:table-cell>
          <table:table-cell office:value-type="string" calcext:value-type="string">
            <text:p>Somerset County, Maine</text:p>
          </table:table-cell>
          <table:table-cell office:value-type="float" office:value="1069163700" calcext:value-type="float">
            <text:p>1069163700</text:p>
          </table:table-cell>
          <table:table-cell office:value-type="float" office:value="36268946" calcext:value-type="float">
            <text:p>36268946</text:p>
          </table:table-cell>
        </table:table-row>
        <table:table-row table:style-name="ro1">
          <table:table-cell office:value-type="string" calcext:value-type="string">
            <text:p>0500000US23027</text:p>
          </table:table-cell>
          <table:table-cell office:value-type="float" office:value="23027" calcext:value-type="float">
            <text:p>23027</text:p>
          </table:table-cell>
          <table:table-cell office:value-type="string" calcext:value-type="string">
            <text:p>Waldo County, Maine</text:p>
          </table:table-cell>
          <table:table-cell office:value-type="float" office:value="934593100" calcext:value-type="float">
            <text:p>934593100</text:p>
          </table:table-cell>
          <table:table-cell office:value-type="float" office:value="33856154" calcext:value-type="float">
            <text:p>33856154</text:p>
          </table:table-cell>
        </table:table-row>
        <table:table-row table:style-name="ro1">
          <table:table-cell office:value-type="string" calcext:value-type="string">
            <text:p>0500000US23029</text:p>
          </table:table-cell>
          <table:table-cell office:value-type="float" office:value="23029" calcext:value-type="float">
            <text:p>23029</text:p>
          </table:table-cell>
          <table:table-cell office:value-type="string" calcext:value-type="string">
            <text:p>Washington County, Maine</text:p>
          </table:table-cell>
          <table:table-cell office:value-type="float" office:value="660351600" calcext:value-type="float">
            <text:p>660351600</text:p>
          </table:table-cell>
          <table:table-cell office:value-type="float" office:value="35680516" calcext:value-type="float">
            <text:p>35680516</text:p>
          </table:table-cell>
        </table:table-row>
        <table:table-row table:style-name="ro1">
          <table:table-cell office:value-type="string" calcext:value-type="string">
            <text:p>0500000US23031</text:p>
          </table:table-cell>
          <table:table-cell office:value-type="float" office:value="23031" calcext:value-type="float">
            <text:p>23031</text:p>
          </table:table-cell>
          <table:table-cell office:value-type="string" calcext:value-type="string">
            <text:p>York County, Maine</text:p>
          </table:table-cell>
          <table:table-cell office:value-type="float" office:value="5850193000" calcext:value-type="float">
            <text:p>5850193000</text:p>
          </table:table-cell>
          <table:table-cell office:value-type="float" office:value="144930052" calcext:value-type="float">
            <text:p>144930052</text:p>
          </table:table-cell>
        </table:table-row>
        <table:table-row table:style-name="ro1">
          <table:table-cell office:value-type="string" calcext:value-type="string">
            <text:p>0500000US24001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Allegany County, Maryland</text:p>
          </table:table-cell>
          <table:table-cell office:value-type="float" office:value="1497208000" calcext:value-type="float">
            <text:p>1497208000</text:p>
          </table:table-cell>
          <table:table-cell office:value-type="float" office:value="49467653" calcext:value-type="float">
            <text:p>49467653</text:p>
          </table:table-cell>
        </table:table-row>
        <table:table-row table:style-name="ro1">
          <table:table-cell office:value-type="string" calcext:value-type="string">
            <text:p>0500000US24003</text:p>
          </table:table-cell>
          <table:table-cell office:value-type="float" office:value="24003" calcext:value-type="float">
            <text:p>24003</text:p>
          </table:table-cell>
          <table:table-cell office:value-type="string" calcext:value-type="string">
            <text:p>Anne Arundel County, Maryland</text:p>
          </table:table-cell>
          <table:table-cell office:value-type="float" office:value="18069910400" calcext:value-type="float">
            <text:p>18069910400</text:p>
          </table:table-cell>
          <table:table-cell office:value-type="float" office:value="274103826" calcext:value-type="float">
            <text:p>274103826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19618645400" calcext:value-type="float">
            <text:p>19618645400</text:p>
          </table:table-cell>
          <table:table-cell office:value-type="float" office:value="263097081" calcext:value-type="float">
            <text:p>263097081</text:p>
          </table:table-cell>
        </table:table-row>
        <table:table-row table:style-name="ro1">
          <table:table-cell office:value-type="string" calcext:value-type="string">
            <text:p>0500000US24009</text:p>
          </table:table-cell>
          <table:table-cell office:value-type="float" office:value="24009" calcext:value-type="float">
            <text:p>24009</text:p>
          </table:table-cell>
          <table:table-cell office:value-type="string" calcext:value-type="string">
            <text:p>Calvert County, Maryland</text:p>
          </table:table-cell>
          <table:table-cell office:value-type="float" office:value="2947809900" calcext:value-type="float">
            <text:p>2947809900</text:p>
          </table:table-cell>
          <table:table-cell office:value-type="float" office:value="88597238" calcext:value-type="float">
            <text:p>88597238</text:p>
          </table:table-cell>
        </table:table-row>
        <table:table-row table:style-name="ro1">
          <table:table-cell office:value-type="string" calcext:value-type="string">
            <text:p>0500000US24011</text:p>
          </table:table-cell>
          <table:table-cell office:value-type="float" office:value="24011" calcext:value-type="float">
            <text:p>24011</text:p>
          </table:table-cell>
          <table:table-cell office:value-type="string" calcext:value-type="string">
            <text:p>Caroline County, Maryland</text:p>
          </table:table-cell>
          <table:table-cell office:value-type="float" office:value="659426800" calcext:value-type="float">
            <text:p>659426800</text:p>
          </table:table-cell>
          <table:table-cell office:value-type="float" office:value="29217981" calcext:value-type="float">
            <text:p>29217981</text:p>
          </table:table-cell>
        </table:table-row>
        <table:table-row table:style-name="ro1">
          <table:table-cell office:value-type="string" calcext:value-type="string">
            <text:p>0500000US24013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Carroll County, Maryland</text:p>
          </table:table-cell>
          <table:table-cell office:value-type="float" office:value="5751799100" calcext:value-type="float">
            <text:p>5751799100</text:p>
          </table:table-cell>
          <table:table-cell office:value-type="float" office:value="161413464" calcext:value-type="float">
            <text:p>161413464</text:p>
          </table:table-cell>
        </table:table-row>
        <table:table-row table:style-name="ro1">
          <table:table-cell office:value-type="string" calcext:value-type="string">
            <text:p>0500000US24015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Cecil County, Maryland</text:p>
          </table:table-cell>
          <table:table-cell office:value-type="float" office:value="2645694000" calcext:value-type="float">
            <text:p>2645694000</text:p>
          </table:table-cell>
          <table:table-cell office:value-type="float" office:value="76960176" calcext:value-type="float">
            <text:p>76960176</text:p>
          </table:table-cell>
        </table:table-row>
        <table:table-row table:style-name="ro1">
          <table:table-cell office:value-type="string" calcext:value-type="string">
            <text:p>0500000US24017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Charles County, Maryland</text:p>
          </table:table-cell>
          <table:table-cell office:value-type="float" office:value="2875039200" calcext:value-type="float">
            <text:p>2875039200</text:p>
          </table:table-cell>
          <table:table-cell office:value-type="float" office:value="83059750" calcext:value-type="float">
            <text:p>83059750</text:p>
          </table:table-cell>
        </table:table-row>
        <table:table-row table:style-name="ro1">
          <table:table-cell office:value-type="string" calcext:value-type="string">
            <text:p>0500000US24019</text:p>
          </table:table-cell>
          <table:table-cell office:value-type="float" office:value="24019" calcext:value-type="float">
            <text:p>24019</text:p>
          </table:table-cell>
          <table:table-cell office:value-type="string" calcext:value-type="string">
            <text:p>Dorchester County, Maryland</text:p>
          </table:table-cell>
          <table:table-cell office:value-type="float" office:value="680019300" calcext:value-type="float">
            <text:p>680019300</text:p>
          </table:table-cell>
          <table:table-cell office:value-type="float" office:value="33604523" calcext:value-type="float">
            <text:p>33604523</text:p>
          </table:table-cell>
        </table:table-row>
        <table:table-row table:style-name="ro1">
          <table:table-cell office:value-type="string" calcext:value-type="string">
            <text:p>0500000US24021</text:p>
          </table:table-cell>
          <table:table-cell office:value-type="float" office:value="24021" calcext:value-type="float">
            <text:p>24021</text:p>
          </table:table-cell>
          <table:table-cell office:value-type="string" calcext:value-type="string">
            <text:p>Frederick County, Maryland</text:p>
          </table:table-cell>
          <table:table-cell office:value-type="float" office:value="7413430500" calcext:value-type="float">
            <text:p>7413430500</text:p>
          </table:table-cell>
          <table:table-cell office:value-type="float" office:value="130153202" calcext:value-type="float">
            <text:p>130153202</text:p>
          </table:table-cell>
        </table:table-row>
        <table:table-row table:style-name="ro1">
          <table:table-cell office:value-type="string" calcext:value-type="string">
            <text:p>0500000US24023</text:p>
          </table:table-cell>
          <table:table-cell office:value-type="float" office:value="24023" calcext:value-type="float">
            <text:p>24023</text:p>
          </table:table-cell>
          <table:table-cell office:value-type="string" calcext:value-type="string">
            <text:p>Garrett County, Maryland</text:p>
          </table:table-cell>
          <table:table-cell office:value-type="float" office:value="710745400" calcext:value-type="float">
            <text:p>710745400</text:p>
          </table:table-cell>
          <table:table-cell office:value-type="float" office:value="48246510" calcext:value-type="float">
            <text:p>48246510</text:p>
          </table:table-cell>
        </table:table-row>
        <table:table-row table:style-name="ro1">
          <table:table-cell office:value-type="string" calcext:value-type="string">
            <text:p>0500000US24025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Harford County, Maryland</text:p>
          </table:table-cell>
          <table:table-cell office:value-type="float" office:value="7335090600" calcext:value-type="float">
            <text:p>7335090600</text:p>
          </table:table-cell>
          <table:table-cell office:value-type="float" office:value="151853656" calcext:value-type="float">
            <text:p>151853656</text:p>
          </table:table-cell>
        </table:table-row>
        <table:table-row table:style-name="ro1">
          <table:table-cell office:value-type="string" calcext:value-type="string">
            <text:p>0500000US24027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Howard County, Maryland</text:p>
          </table:table-cell>
          <table:table-cell office:value-type="float" office:value="9596086100" calcext:value-type="float">
            <text:p>9596086100</text:p>
          </table:table-cell>
          <table:table-cell office:value-type="float" office:value="169526219" calcext:value-type="float">
            <text:p>169526219</text:p>
          </table:table-cell>
        </table:table-row>
        <table:table-row table:style-name="ro1">
          <table:table-cell office:value-type="string" calcext:value-type="string">
            <text:p>0500000US24029</text:p>
          </table:table-cell>
          <table:table-cell office:value-type="float" office:value="24029" calcext:value-type="float">
            <text:p>24029</text:p>
          </table:table-cell>
          <table:table-cell office:value-type="string" calcext:value-type="string">
            <text:p>Kent County, Maryland</text:p>
          </table:table-cell>
          <table:table-cell office:value-type="float" office:value="504500400" calcext:value-type="float">
            <text:p>504500400</text:p>
          </table:table-cell>
          <table:table-cell office:value-type="float" office:value="32692105" calcext:value-type="float">
            <text:p>32692105</text:p>
          </table:table-cell>
        </table:table-row>
        <table:table-row table:style-name="ro1">
          <table:table-cell office:value-type="string" calcext:value-type="string">
            <text:p>0500000US24031</text:p>
          </table:table-cell>
          <table:table-cell office:value-type="float" office:value="24031" calcext:value-type="float">
            <text:p>24031</text:p>
          </table:table-cell>
          <table:table-cell office:value-type="string" calcext:value-type="string">
            <text:p>Montgomery County, Maryland</text:p>
          </table:table-cell>
          <table:table-cell office:value-type="float" office:value="31913841600" calcext:value-type="float">
            <text:p>31913841600</text:p>
          </table:table-cell>
          <table:table-cell office:value-type="float" office:value="307820712" calcext:value-type="float">
            <text:p>307820712</text:p>
          </table:table-cell>
        </table:table-row>
        <table:table-row table:style-name="ro1">
          <table:table-cell office:value-type="string" calcext:value-type="string">
            <text:p>0500000US24033</text:p>
          </table:table-cell>
          <table:table-cell office:value-type="float" office:value="24033" calcext:value-type="float">
            <text:p>24033</text:p>
          </table:table-cell>
          <table:table-cell office:value-type="string" calcext:value-type="string">
            <text:p>Prince George's County, Maryland</text:p>
          </table:table-cell>
          <table:table-cell office:value-type="float" office:value="5105918300" calcext:value-type="float">
            <text:p>5105918300</text:p>
          </table:table-cell>
          <table:table-cell office:value-type="float" office:value="97675586" calcext:value-type="float">
            <text:p>97675586</text:p>
          </table:table-cell>
        </table:table-row>
        <table:table-row table:style-name="ro1">
          <table:table-cell office:value-type="string" calcext:value-type="string">
            <text:p>0500000US24035</text:p>
          </table:table-cell>
          <table:table-cell office:value-type="float" office:value="24035" calcext:value-type="float">
            <text:p>24035</text:p>
          </table:table-cell>
          <table:table-cell office:value-type="string" calcext:value-type="string">
            <text:p>Queen Anne's County, Maryland</text:p>
          </table:table-cell>
          <table:table-cell office:value-type="float" office:value="1693625700" calcext:value-type="float">
            <text:p>1693625700</text:p>
          </table:table-cell>
          <table:table-cell office:value-type="float" office:value="70794691" calcext:value-type="float">
            <text:p>70794691</text:p>
          </table:table-cell>
        </table:table-row>
        <table:table-row table:style-name="ro1">
          <table:table-cell office:value-type="string" calcext:value-type="string">
            <text:p>0500000US24037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St. Mary's County, Maryland</text:p>
          </table:table-cell>
          <table:table-cell office:value-type="float" office:value="3260182100" calcext:value-type="float">
            <text:p>3260182100</text:p>
          </table:table-cell>
          <table:table-cell office:value-type="float" office:value="106366306" calcext:value-type="float">
            <text:p>106366306</text:p>
          </table:table-cell>
        </table:table-row>
        <table:table-row table:style-name="ro1">
          <table:table-cell office:value-type="string" calcext:value-type="string">
            <text:p>0500000US24039</text:p>
          </table:table-cell>
          <table:table-cell office:value-type="float" office:value="24039" calcext:value-type="float">
            <text:p>24039</text:p>
          </table:table-cell>
          <table:table-cell office:value-type="string" calcext:value-type="string">
            <text:p>Somerset County, Maryland</text:p>
          </table:table-cell>
          <table:table-cell office:value-type="float" office:value="308446800" calcext:value-type="float">
            <text:p>308446800</text:p>
          </table:table-cell>
          <table:table-cell office:value-type="float" office:value="32782199" calcext:value-type="float">
            <text:p>32782199</text:p>
          </table:table-cell>
        </table:table-row>
        <table:table-row table:style-name="ro1">
          <table:table-cell office:value-type="string" calcext:value-type="string">
            <text:p>0500000US24041</text:p>
          </table:table-cell>
          <table:table-cell office:value-type="float" office:value="24041" calcext:value-type="float">
            <text:p>24041</text:p>
          </table:table-cell>
          <table:table-cell office:value-type="string" calcext:value-type="string">
            <text:p>Talbot County, Maryland</text:p>
          </table:table-cell>
          <table:table-cell office:value-type="float" office:value="1278926800" calcext:value-type="float">
            <text:p>1278926800</text:p>
          </table:table-cell>
          <table:table-cell office:value-type="float" office:value="67769273" calcext:value-type="float">
            <text:p>67769273</text:p>
          </table:table-cell>
        </table:table-row>
        <table:table-row table:style-name="ro1">
          <table:table-cell office:value-type="string" calcext:value-type="string">
            <text:p>0500000US24043</text:p>
          </table:table-cell>
          <table:table-cell office:value-type="float" office:value="24043" calcext:value-type="float">
            <text:p>24043</text:p>
          </table:table-cell>
          <table:table-cell office:value-type="string" calcext:value-type="string">
            <text:p>Washington County, Maryland</text:p>
          </table:table-cell>
          <table:table-cell office:value-type="float" office:value="3603991100" calcext:value-type="float">
            <text:p>3603991100</text:p>
          </table:table-cell>
          <table:table-cell office:value-type="float" office:value="78246025" calcext:value-type="float">
            <text:p>78246025</text:p>
          </table:table-cell>
        </table:table-row>
        <table:table-row table:style-name="ro1">
          <table:table-cell office:value-type="string" calcext:value-type="string">
            <text:p>0500000US24045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Wicomico County, Maryland</text:p>
          </table:table-cell>
          <table:table-cell office:value-type="float" office:value="1929623600" calcext:value-type="float">
            <text:p>1929623600</text:p>
          </table:table-cell>
          <table:table-cell office:value-type="float" office:value="92071681" calcext:value-type="float">
            <text:p>92071681</text:p>
          </table:table-cell>
        </table:table-row>
        <table:table-row table:style-name="ro1">
          <table:table-cell office:value-type="string" calcext:value-type="string">
            <text:p>0500000US24047</text:p>
          </table:table-cell>
          <table:table-cell office:value-type="float" office:value="24047" calcext:value-type="float">
            <text:p>24047</text:p>
          </table:table-cell>
          <table:table-cell office:value-type="string" calcext:value-type="string">
            <text:p>Worcester County, Maryland</text:p>
          </table:table-cell>
          <table:table-cell office:value-type="float" office:value="1406591500" calcext:value-type="float">
            <text:p>1406591500</text:p>
          </table:table-cell>
          <table:table-cell office:value-type="float" office:value="67133511" calcext:value-type="float">
            <text:p>67133511</text:p>
          </table:table-cell>
        </table:table-row>
        <table:table-row table:style-name="ro1">
          <table:table-cell office:value-type="string" calcext:value-type="string">
            <text:p>0500000US24510</text:p>
          </table:table-cell>
          <table:table-cell office:value-type="float" office:value="24510" calcext:value-type="float">
            <text:p>24510</text:p>
          </table:table-cell>
          <table:table-cell office:value-type="string" calcext:value-type="string">
            <text:p>Baltimore city, Maryland</text:p>
          </table:table-cell>
          <table:table-cell office:value-type="float" office:value="7116608500" calcext:value-type="float">
            <text:p>7116608500</text:p>
          </table:table-cell>
          <table:table-cell office:value-type="float" office:value="158055311" calcext:value-type="float">
            <text:p>158055311</text:p>
          </table:table-cell>
        </table:table-row>
        <table:table-row table:style-name="ro1">
          <table:table-cell office:value-type="string" calcext:value-type="string">
            <text:p>0500000US25001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Barnstable County, Massachusetts</text:p>
          </table:table-cell>
          <table:table-cell office:value-type="float" office:value="7548135200" calcext:value-type="float">
            <text:p>7548135200</text:p>
          </table:table-cell>
          <table:table-cell office:value-type="float" office:value="139802357" calcext:value-type="float">
            <text:p>139802357</text:p>
          </table:table-cell>
        </table:table-row>
        <table:table-row table:style-name="ro1">
          <table:table-cell office:value-type="string" calcext:value-type="string">
            <text:p>0500000US25003</text:p>
          </table:table-cell>
          <table:table-cell office:value-type="float" office:value="25003" calcext:value-type="float">
            <text:p>25003</text:p>
          </table:table-cell>
          <table:table-cell office:value-type="string" calcext:value-type="string">
            <text:p>Berkshire County, Massachusetts</text:p>
          </table:table-cell>
          <table:table-cell office:value-type="float" office:value="3639542900" calcext:value-type="float">
            <text:p>3639542900</text:p>
          </table:table-cell>
          <table:table-cell office:value-type="float" office:value="105841250" calcext:value-type="float">
            <text:p>105841250</text:p>
          </table:table-cell>
        </table:table-row>
        <table:table-row table:style-name="ro1">
          <table:table-cell office:value-type="string" calcext:value-type="string">
            <text:p>0500000US25005</text:p>
          </table:table-cell>
          <table:table-cell office:value-type="float" office:value="25005" calcext:value-type="float">
            <text:p>25005</text:p>
          </table:table-cell>
          <table:table-cell office:value-type="string" calcext:value-type="string">
            <text:p>Bristol County, Massachusetts</text:p>
          </table:table-cell>
          <table:table-cell office:value-type="float" office:value="14410050700" calcext:value-type="float">
            <text:p>14410050700</text:p>
          </table:table-cell>
          <table:table-cell office:value-type="float" office:value="187984728" calcext:value-type="float">
            <text:p>187984728</text:p>
          </table:table-cell>
        </table:table-row>
        <table:table-row table:style-name="ro1">
          <table:table-cell office:value-type="string" calcext:value-type="string">
            <text:p>0500000US25007</text:p>
          </table:table-cell>
          <table:table-cell office:value-type="float" office:value="25007" calcext:value-type="float">
            <text:p>25007</text:p>
          </table:table-cell>
          <table:table-cell office:value-type="string" calcext:value-type="string">
            <text:p>Dukes County, Massachusetts</text:p>
          </table:table-cell>
          <table:table-cell office:value-type="float" office:value="552161800" calcext:value-type="float">
            <text:p>552161800</text:p>
          </table:table-cell>
          <table:table-cell office:value-type="float" office:value="75857750" calcext:value-type="float">
            <text:p>75857750</text:p>
          </table:table-cell>
        </table:table-row>
        <table:table-row table:style-name="ro1">
          <table:table-cell office:value-type="string" calcext:value-type="string">
            <text:p>0500000US25009</text:p>
          </table:table-cell>
          <table:table-cell office:value-type="float" office:value="25009" calcext:value-type="float">
            <text:p>25009</text:p>
          </table:table-cell>
          <table:table-cell office:value-type="string" calcext:value-type="string">
            <text:p>Essex County, Massachusetts</text:p>
          </table:table-cell>
          <table:table-cell office:value-type="float" office:value="23325948400" calcext:value-type="float">
            <text:p>23325948400</text:p>
          </table:table-cell>
          <table:table-cell office:value-type="float" office:value="367913712" calcext:value-type="float">
            <text:p>367913712</text:p>
          </table:table-cell>
        </table:table-row>
        <table:table-row table:style-name="ro1">
          <table:table-cell office:value-type="string" calcext:value-type="string">
            <text:p>0500000US25011</text:p>
          </table:table-cell>
          <table:table-cell office:value-type="float" office:value="25011" calcext:value-type="float">
            <text:p>25011</text:p>
          </table:table-cell>
          <table:table-cell office:value-type="string" calcext:value-type="string">
            <text:p>Franklin County, Massachusetts</text:p>
          </table:table-cell>
          <table:table-cell office:value-type="float" office:value="2023645500" calcext:value-type="float">
            <text:p>2023645500</text:p>
          </table:table-cell>
          <table:table-cell office:value-type="float" office:value="71359565" calcext:value-type="float">
            <text:p>71359565</text:p>
          </table:table-cell>
        </table:table-row>
        <table:table-row table:style-name="ro1">
          <table:table-cell office:value-type="string" calcext:value-type="string">
            <text:p>0500000US25013</text:p>
          </table:table-cell>
          <table:table-cell office:value-type="float" office:value="25013" calcext:value-type="float">
            <text:p>25013</text:p>
          </table:table-cell>
          <table:table-cell office:value-type="string" calcext:value-type="string">
            <text:p>Hampden County, Massachusetts</text:p>
          </table:table-cell>
          <table:table-cell office:value-type="float" office:value="9729311700" calcext:value-type="float">
            <text:p>9729311700</text:p>
          </table:table-cell>
          <table:table-cell office:value-type="float" office:value="143263784" calcext:value-type="float">
            <text:p>143263784</text:p>
          </table:table-cell>
        </table:table-row>
        <table:table-row table:style-name="ro1">
          <table:table-cell office:value-type="string" calcext:value-type="string">
            <text:p>0500000US25015</text:p>
          </table:table-cell>
          <table:table-cell office:value-type="float" office:value="25015" calcext:value-type="float">
            <text:p>25015</text:p>
          </table:table-cell>
          <table:table-cell office:value-type="string" calcext:value-type="string">
            <text:p>Hampshire County, Massachusetts</text:p>
          </table:table-cell>
          <table:table-cell office:value-type="float" office:value="4297048800" calcext:value-type="float">
            <text:p>4297048800</text:p>
          </table:table-cell>
          <table:table-cell office:value-type="float" office:value="107537435" calcext:value-type="float">
            <text:p>107537435</text:p>
          </table:table-cell>
        </table:table-row>
        <table:table-row table:style-name="ro1">
          <table:table-cell office:value-type="string" calcext:value-type="string">
            <text:p>0500000US25017</text:p>
          </table:table-cell>
          <table:table-cell office:value-type="float" office:value="25017" calcext:value-type="float">
            <text:p>25017</text:p>
          </table:table-cell>
          <table:table-cell office:value-type="string" calcext:value-type="string">
            <text:p>Middlesex County, Massachusetts</text:p>
          </table:table-cell>
          <table:table-cell office:value-type="float" office:value="55969856200" calcext:value-type="float">
            <text:p>55969856200</text:p>
          </table:table-cell>
          <table:table-cell office:value-type="float" office:value="559493112" calcext:value-type="float">
            <text:p>559493112</text:p>
          </table:table-cell>
        </table:table-row>
        <table:table-row table:style-name="ro1">
          <table:table-cell office:value-type="string" calcext:value-type="string">
            <text:p>0500000US25019</text:p>
          </table:table-cell>
          <table:table-cell office:value-type="float" office:value="25019" calcext:value-type="float">
            <text:p>25019</text:p>
          </table:table-cell>
          <table:table-cell office:value-type="string" calcext:value-type="string">
            <text:p>Nantucket County, Massachusetts</text:p>
          </table:table-cell>
          <table:table-cell office:value-type="float" office:value="399420400" calcext:value-type="float">
            <text:p>399420400</text:p>
          </table:table-cell>
          <table:table-cell office:value-type="float" office:value="41818869" calcext:value-type="float">
            <text:p>41818869</text:p>
          </table:table-cell>
        </table:table-row>
        <table:table-row table:style-name="ro1">
          <table:table-cell office:value-type="string" calcext:value-type="string">
            <text:p>0500000US25021</text:p>
          </table:table-cell>
          <table:table-cell office:value-type="float" office:value="25021" calcext:value-type="float">
            <text:p>25021</text:p>
          </table:table-cell>
          <table:table-cell office:value-type="string" calcext:value-type="string">
            <text:p>Norfolk County, Massachusetts</text:p>
          </table:table-cell>
          <table:table-cell office:value-type="float" office:value="26207021200" calcext:value-type="float">
            <text:p>26207021200</text:p>
          </table:table-cell>
          <table:table-cell office:value-type="float" office:value="355998648" calcext:value-type="float">
            <text:p>355998648</text:p>
          </table:table-cell>
        </table:table-row>
        <table:table-row table:style-name="ro1">
          <table:table-cell office:value-type="string" calcext:value-type="string">
            <text:p>0500000US25023</text:p>
          </table:table-cell>
          <table:table-cell office:value-type="float" office:value="25023" calcext:value-type="float">
            <text:p>25023</text:p>
          </table:table-cell>
          <table:table-cell office:value-type="string" calcext:value-type="string">
            <text:p>Plymouth County, Massachusetts</text:p>
          </table:table-cell>
          <table:table-cell office:value-type="float" office:value="16062101700" calcext:value-type="float">
            <text:p>16062101700</text:p>
          </table:table-cell>
          <table:table-cell office:value-type="float" office:value="268983325" calcext:value-type="float">
            <text:p>268983325</text:p>
          </table:table-cell>
        </table:table-row>
        <table:table-row table:style-name="ro1">
          <table:table-cell office:value-type="string" calcext:value-type="string">
            <text:p>0500000US25025</text:p>
          </table:table-cell>
          <table:table-cell office:value-type="float" office:value="25025" calcext:value-type="float">
            <text:p>25025</text:p>
          </table:table-cell>
          <table:table-cell office:value-type="string" calcext:value-type="string">
            <text:p>Suffolk County, Massachusetts</text:p>
          </table:table-cell>
          <table:table-cell office:value-type="float" office:value="16857831600" calcext:value-type="float">
            <text:p>16857831600</text:p>
          </table:table-cell>
          <table:table-cell office:value-type="float" office:value="340181477" calcext:value-type="float">
            <text:p>340181477</text:p>
          </table:table-cell>
        </table:table-row>
        <table:table-row table:style-name="ro1">
          <table:table-cell office:value-type="string" calcext:value-type="string">
            <text:p>0500000US25027</text:p>
          </table:table-cell>
          <table:table-cell office:value-type="float" office:value="25027" calcext:value-type="float">
            <text:p>25027</text:p>
          </table:table-cell>
          <table:table-cell office:value-type="string" calcext:value-type="string">
            <text:p>Worcester County, Massachusetts</text:p>
          </table:table-cell>
          <table:table-cell office:value-type="float" office:value="22216332800" calcext:value-type="float">
            <text:p>22216332800</text:p>
          </table:table-cell>
          <table:table-cell office:value-type="float" office:value="234451041" calcext:value-type="float">
            <text:p>234451041</text:p>
          </table:table-cell>
        </table:table-row>
        <table:table-row table:style-name="ro1">
          <table:table-cell office:value-type="string" calcext:value-type="string">
            <text:p>0500000US26001</text:p>
          </table:table-cell>
          <table:table-cell office:value-type="float" office:value="26001" calcext:value-type="float">
            <text:p>26001</text:p>
          </table:table-cell>
          <table:table-cell office:value-type="string" calcext:value-type="string">
            <text:p>Alcona County, Michigan</text:p>
          </table:table-cell>
          <table:table-cell office:value-type="float" office:value="244302600" calcext:value-type="float">
            <text:p>244302600</text:p>
          </table:table-cell>
          <table:table-cell office:value-type="float" office:value="13410543" calcext:value-type="float">
            <text:p>13410543</text:p>
          </table:table-cell>
        </table:table-row>
        <table:table-row table:style-name="ro1">
          <table:table-cell office:value-type="string" calcext:value-type="string">
            <text:p>0500000US26003</text:p>
          </table:table-cell>
          <table:table-cell office:value-type="float" office:value="26003" calcext:value-type="float">
            <text:p>26003</text:p>
          </table:table-cell>
          <table:table-cell office:value-type="string" calcext:value-type="string">
            <text:p>Alger County, Michigan</text:p>
          </table:table-cell>
          <table:table-cell office:value-type="float" office:value="173904800" calcext:value-type="float">
            <text:p>173904800</text:p>
          </table:table-cell>
          <table:table-cell office:value-type="float" office:value="15841017" calcext:value-type="float">
            <text:p>15841017</text:p>
          </table:table-cell>
        </table:table-row>
        <table:table-row table:style-name="ro1">
          <table:table-cell office:value-type="string" calcext:value-type="string">
            <text:p>0500000US26005</text:p>
          </table:table-cell>
          <table:table-cell office:value-type="float" office:value="26005" calcext:value-type="float">
            <text:p>26005</text:p>
          </table:table-cell>
          <table:table-cell office:value-type="string" calcext:value-type="string">
            <text:p>Allegan County, Michigan</text:p>
          </table:table-cell>
          <table:table-cell office:value-type="float" office:value="2638840100" calcext:value-type="float">
            <text:p>2638840100</text:p>
          </table:table-cell>
          <table:table-cell office:value-type="float" office:value="75881968" calcext:value-type="float">
            <text:p>75881968</text:p>
          </table:table-cell>
        </table:table-row>
        <table:table-row table:style-name="ro1">
          <table:table-cell office:value-type="string" calcext:value-type="string">
            <text:p>0500000US26007</text:p>
          </table:table-cell>
          <table:table-cell office:value-type="float" office:value="26007" calcext:value-type="float">
            <text:p>26007</text:p>
          </table:table-cell>
          <table:table-cell office:value-type="string" calcext:value-type="string">
            <text:p>Alpena County, Michigan</text:p>
          </table:table-cell>
          <table:table-cell office:value-type="float" office:value="612882300" calcext:value-type="float">
            <text:p>612882300</text:p>
          </table:table-cell>
          <table:table-cell office:value-type="float" office:value="20774756" calcext:value-type="float">
            <text:p>20774756</text:p>
          </table:table-cell>
        </table:table-row>
        <table:table-row table:style-name="ro1">
          <table:table-cell office:value-type="string" calcext:value-type="string">
            <text:p>0500000US26009</text:p>
          </table:table-cell>
          <table:table-cell office:value-type="float" office:value="26009" calcext:value-type="float">
            <text:p>26009</text:p>
          </table:table-cell>
          <table:table-cell office:value-type="string" calcext:value-type="string">
            <text:p>Antrim County, Michigan</text:p>
          </table:table-cell>
          <table:table-cell office:value-type="float" office:value="610712100" calcext:value-type="float">
            <text:p>610712100</text:p>
          </table:table-cell>
          <table:table-cell office:value-type="float" office:value="29901661" calcext:value-type="float">
            <text:p>29901661</text:p>
          </table:table-cell>
        </table:table-row>
        <table:table-row table:style-name="ro1">
          <table:table-cell office:value-type="string" calcext:value-type="string">
            <text:p>0500000US26011</text:p>
          </table:table-cell>
          <table:table-cell office:value-type="float" office:value="26011" calcext:value-type="float">
            <text:p>26011</text:p>
          </table:table-cell>
          <table:table-cell office:value-type="string" calcext:value-type="string">
            <text:p>Arenac County, Michigan</text:p>
          </table:table-cell>
          <table:table-cell office:value-type="float" office:value="309001200" calcext:value-type="float">
            <text:p>309001200</text:p>
          </table:table-cell>
          <table:table-cell office:value-type="float" office:value="12636316" calcext:value-type="float">
            <text:p>12636316</text:p>
          </table:table-cell>
        </table:table-row>
        <table:table-row table:style-name="ro1">
          <table:table-cell office:value-type="string" calcext:value-type="string">
            <text:p>0500000US26013</text:p>
          </table:table-cell>
          <table:table-cell office:value-type="float" office:value="26013" calcext:value-type="float">
            <text:p>26013</text:p>
          </table:table-cell>
          <table:table-cell office:value-type="string" calcext:value-type="string">
            <text:p>Baraga County, Michigan</text:p>
          </table:table-cell>
          <table:table-cell office:value-type="float" office:value="137956800" calcext:value-type="float">
            <text:p>137956800</text:p>
          </table:table-cell>
          <table:table-cell office:value-type="float" office:value="11271818" calcext:value-type="float">
            <text:p>11271818</text:p>
          </table:table-cell>
        </table:table-row>
        <table:table-row table:style-name="ro1">
          <table:table-cell office:value-type="string" calcext:value-type="string">
            <text:p>0500000US26015</text:p>
          </table:table-cell>
          <table:table-cell office:value-type="float" office:value="26015" calcext:value-type="float">
            <text:p>26015</text:p>
          </table:table-cell>
          <table:table-cell office:value-type="string" calcext:value-type="string">
            <text:p>Barry County, Michigan</text:p>
          </table:table-cell>
          <table:table-cell office:value-type="float" office:value="1466385500" calcext:value-type="float">
            <text:p>1466385500</text:p>
          </table:table-cell>
          <table:table-cell office:value-type="float" office:value="54695200" calcext:value-type="float">
            <text:p>54695200</text:p>
          </table:table-cell>
        </table:table-row>
        <table:table-row table:style-name="ro1">
          <table:table-cell office:value-type="string" calcext:value-type="string">
            <text:p>0500000US26017</text:p>
          </table:table-cell>
          <table:table-cell office:value-type="float" office:value="26017" calcext:value-type="float">
            <text:p>26017</text:p>
          </table:table-cell>
          <table:table-cell office:value-type="string" calcext:value-type="string">
            <text:p>Bay County, Michigan</text:p>
          </table:table-cell>
          <table:table-cell office:value-type="float" office:value="2406039000" calcext:value-type="float">
            <text:p>2406039000</text:p>
          </table:table-cell>
          <table:table-cell office:value-type="float" office:value="78785665" calcext:value-type="float">
            <text:p>78785665</text:p>
          </table:table-cell>
        </table:table-row>
        <table:table-row table:style-name="ro1">
          <table:table-cell office:value-type="string" calcext:value-type="string">
            <text:p>0500000US26019</text:p>
          </table:table-cell>
          <table:table-cell office:value-type="float" office:value="26019" calcext:value-type="float">
            <text:p>26019</text:p>
          </table:table-cell>
          <table:table-cell office:value-type="string" calcext:value-type="string">
            <text:p>Benzie County, Michigan</text:p>
          </table:table-cell>
          <table:table-cell office:value-type="float" office:value="412830400" calcext:value-type="float">
            <text:p>412830400</text:p>
          </table:table-cell>
          <table:table-cell office:value-type="float" office:value="18082963" calcext:value-type="float">
            <text:p>18082963</text:p>
          </table:table-cell>
        </table:table-row>
        <table:table-row table:style-name="ro1">
          <table:table-cell office:value-type="string" calcext:value-type="string">
            <text:p>0500000US26021</text:p>
          </table:table-cell>
          <table:table-cell office:value-type="float" office:value="26021" calcext:value-type="float">
            <text:p>26021</text:p>
          </table:table-cell>
          <table:table-cell office:value-type="string" calcext:value-type="string">
            <text:p>Berrien County, Michigan</text:p>
          </table:table-cell>
          <table:table-cell office:value-type="float" office:value="3343006300" calcext:value-type="float">
            <text:p>3343006300</text:p>
          </table:table-cell>
          <table:table-cell office:value-type="float" office:value="89816206" calcext:value-type="float">
            <text:p>89816206</text:p>
          </table:table-cell>
        </table:table-row>
        <table:table-row table:style-name="ro1">
          <table:table-cell office:value-type="string" calcext:value-type="string">
            <text:p>0500000US26023</text:p>
          </table:table-cell>
          <table:table-cell office:value-type="float" office:value="26023" calcext:value-type="float">
            <text:p>26023</text:p>
          </table:table-cell>
          <table:table-cell office:value-type="string" calcext:value-type="string">
            <text:p>Branch County, Michigan</text:p>
          </table:table-cell>
          <table:table-cell office:value-type="float" office:value="865785400" calcext:value-type="float">
            <text:p>865785400</text:p>
          </table:table-cell>
          <table:table-cell office:value-type="float" office:value="26024877" calcext:value-type="float">
            <text:p>26024877</text:p>
          </table:table-cell>
        </table:table-row>
        <table:table-row table:style-name="ro1">
          <table:table-cell office:value-type="string" calcext:value-type="string">
            <text:p>0500000US26025</text:p>
          </table:table-cell>
          <table:table-cell office:value-type="float" office:value="26025" calcext:value-type="float">
            <text:p>26025</text:p>
          </table:table-cell>
          <table:table-cell office:value-type="string" calcext:value-type="string">
            <text:p>Calhoun County, Michigan</text:p>
          </table:table-cell>
          <table:table-cell office:value-type="float" office:value="2624306500" calcext:value-type="float">
            <text:p>2624306500</text:p>
          </table:table-cell>
          <table:table-cell office:value-type="float" office:value="65907242" calcext:value-type="float">
            <text:p>65907242</text:p>
          </table:table-cell>
        </table:table-row>
        <table:table-row table:style-name="ro1">
          <table:table-cell office:value-type="string" calcext:value-type="string">
            <text:p>0500000US26027</text:p>
          </table:table-cell>
          <table:table-cell office:value-type="float" office:value="26027" calcext:value-type="float">
            <text:p>26027</text:p>
          </table:table-cell>
          <table:table-cell office:value-type="string" calcext:value-type="string">
            <text:p>Cass County, Michigan</text:p>
          </table:table-cell>
          <table:table-cell office:value-type="float" office:value="1129288600" calcext:value-type="float">
            <text:p>1129288600</text:p>
          </table:table-cell>
          <table:table-cell office:value-type="float" office:value="38857245" calcext:value-type="float">
            <text:p>38857245</text:p>
          </table:table-cell>
        </table:table-row>
        <table:table-row table:style-name="ro1">
          <table:table-cell office:value-type="string" calcext:value-type="string">
            <text:p>0500000US26029</text:p>
          </table:table-cell>
          <table:table-cell office:value-type="float" office:value="26029" calcext:value-type="float">
            <text:p>26029</text:p>
          </table:table-cell>
          <table:table-cell office:value-type="string" calcext:value-type="string">
            <text:p>Charlevoix County, Michigan</text:p>
          </table:table-cell>
          <table:table-cell office:value-type="float" office:value="695902600" calcext:value-type="float">
            <text:p>695902600</text:p>
          </table:table-cell>
          <table:table-cell office:value-type="float" office:value="40388337" calcext:value-type="float">
            <text:p>40388337</text:p>
          </table:table-cell>
        </table:table-row>
        <table:table-row table:style-name="ro1">
          <table:table-cell office:value-type="string" calcext:value-type="string">
            <text:p>0500000US26031</text:p>
          </table:table-cell>
          <table:table-cell office:value-type="float" office:value="26031" calcext:value-type="float">
            <text:p>26031</text:p>
          </table:table-cell>
          <table:table-cell office:value-type="string" calcext:value-type="string">
            <text:p>Cheboygan County, Michigan</text:p>
          </table:table-cell>
          <table:table-cell office:value-type="float" office:value="576692700" calcext:value-type="float">
            <text:p>576692700</text:p>
          </table:table-cell>
          <table:table-cell office:value-type="float" office:value="30659832" calcext:value-type="float">
            <text:p>30659832</text:p>
          </table:table-cell>
        </table:table-row>
        <table:table-row table:style-name="ro1">
          <table:table-cell office:value-type="string" calcext:value-type="string">
            <text:p>0500000US26033</text:p>
          </table:table-cell>
          <table:table-cell office:value-type="float" office:value="26033" calcext:value-type="float">
            <text:p>26033</text:p>
          </table:table-cell>
          <table:table-cell office:value-type="string" calcext:value-type="string">
            <text:p>Chippewa County, Michigan</text:p>
          </table:table-cell>
          <table:table-cell office:value-type="float" office:value="600173600" calcext:value-type="float">
            <text:p>600173600</text:p>
          </table:table-cell>
          <table:table-cell office:value-type="float" office:value="21897917" calcext:value-type="float">
            <text:p>21897917</text:p>
          </table:table-cell>
        </table:table-row>
        <table:table-row table:style-name="ro1">
          <table:table-cell office:value-type="string" calcext:value-type="string">
            <text:p>0500000US26035</text:p>
          </table:table-cell>
          <table:table-cell office:value-type="float" office:value="26035" calcext:value-type="float">
            <text:p>26035</text:p>
          </table:table-cell>
          <table:table-cell office:value-type="string" calcext:value-type="string">
            <text:p>Clare County, Michigan</text:p>
          </table:table-cell>
          <table:table-cell office:value-type="float" office:value="566552400" calcext:value-type="float">
            <text:p>566552400</text:p>
          </table:table-cell>
          <table:table-cell office:value-type="float" office:value="25224876" calcext:value-type="float">
            <text:p>25224876</text:p>
          </table:table-cell>
        </table:table-row>
        <table:table-row table:style-name="ro1">
          <table:table-cell office:value-type="string" calcext:value-type="string">
            <text:p>0500000US26037</text:p>
          </table:table-cell>
          <table:table-cell office:value-type="float" office:value="26037" calcext:value-type="float">
            <text:p>26037</text:p>
          </table:table-cell>
          <table:table-cell office:value-type="string" calcext:value-type="string">
            <text:p>Clinton County, Michigan</text:p>
          </table:table-cell>
          <table:table-cell office:value-type="float" office:value="2093742900" calcext:value-type="float">
            <text:p>2093742900</text:p>
          </table:table-cell>
          <table:table-cell office:value-type="float" office:value="66299329" calcext:value-type="float">
            <text:p>66299329</text:p>
          </table:table-cell>
        </table:table-row>
        <table:table-row table:style-name="ro1">
          <table:table-cell office:value-type="string" calcext:value-type="string">
            <text:p>0500000US26039</text:p>
          </table:table-cell>
          <table:table-cell office:value-type="float" office:value="26039" calcext:value-type="float">
            <text:p>26039</text:p>
          </table:table-cell>
          <table:table-cell office:value-type="string" calcext:value-type="string">
            <text:p>Crawford County, Michigan</text:p>
          </table:table-cell>
          <table:table-cell office:value-type="float" office:value="304392500" calcext:value-type="float">
            <text:p>304392500</text:p>
          </table:table-cell>
          <table:table-cell office:value-type="float" office:value="20518990" calcext:value-type="float">
            <text:p>20518990</text:p>
          </table:table-cell>
        </table:table-row>
        <table:table-row table:style-name="ro1">
          <table:table-cell office:value-type="string" calcext:value-type="string">
            <text:p>0500000US26041</text:p>
          </table:table-cell>
          <table:table-cell office:value-type="float" office:value="26041" calcext:value-type="float">
            <text:p>26041</text:p>
          </table:table-cell>
          <table:table-cell office:value-type="string" calcext:value-type="string">
            <text:p>Delta County, Michigan</text:p>
          </table:table-cell>
          <table:table-cell office:value-type="float" office:value="801363600" calcext:value-type="float">
            <text:p>801363600</text:p>
          </table:table-cell>
          <table:table-cell office:value-type="float" office:value="33512331" calcext:value-type="float">
            <text:p>33512331</text:p>
          </table:table-cell>
        </table:table-row>
        <table:table-row table:style-name="ro1">
          <table:table-cell office:value-type="string" calcext:value-type="string">
            <text:p>0500000US26043</text:p>
          </table:table-cell>
          <table:table-cell office:value-type="float" office:value="26043" calcext:value-type="float">
            <text:p>26043</text:p>
          </table:table-cell>
          <table:table-cell office:value-type="string" calcext:value-type="string">
            <text:p>Dickinson County, Michigan</text:p>
          </table:table-cell>
          <table:table-cell office:value-type="float" office:value="622772400" calcext:value-type="float">
            <text:p>622772400</text:p>
          </table:table-cell>
          <table:table-cell office:value-type="float" office:value="35719766" calcext:value-type="float">
            <text:p>35719766</text:p>
          </table:table-cell>
        </table:table-row>
        <table:table-row table:style-name="ro1">
          <table:table-cell office:value-type="string" calcext:value-type="string">
            <text:p>0500000US26045</text:p>
          </table:table-cell>
          <table:table-cell office:value-type="float" office:value="26045" calcext:value-type="float">
            <text:p>26045</text:p>
          </table:table-cell>
          <table:table-cell office:value-type="string" calcext:value-type="string">
            <text:p>Eaton County, Michigan</text:p>
          </table:table-cell>
          <table:table-cell office:value-type="float" office:value="2584939400" calcext:value-type="float">
            <text:p>2584939400</text:p>
          </table:table-cell>
          <table:table-cell office:value-type="float" office:value="61349295" calcext:value-type="float">
            <text:p>61349295</text:p>
          </table:table-cell>
        </table:table-row>
        <table:table-row table:style-name="ro1">
          <table:table-cell office:value-type="string" calcext:value-type="string">
            <text:p>0500000US26047</text:p>
          </table:table-cell>
          <table:table-cell office:value-type="float" office:value="26047" calcext:value-type="float">
            <text:p>26047</text:p>
          </table:table-cell>
          <table:table-cell office:value-type="string" calcext:value-type="string">
            <text:p>Emmet County, Michigan</text:p>
          </table:table-cell>
          <table:table-cell office:value-type="float" office:value="974779900" calcext:value-type="float">
            <text:p>974779900</text:p>
          </table:table-cell>
          <table:table-cell office:value-type="float" office:value="77457248" calcext:value-type="float">
            <text:p>77457248</text:p>
          </table:table-cell>
        </table:table-row>
        <table:table-row table:style-name="ro1">
          <table:table-cell office:value-type="string" calcext:value-type="string">
            <text:p>0500000US26049</text:p>
          </table:table-cell>
          <table:table-cell office:value-type="float" office:value="26049" calcext:value-type="float">
            <text:p>26049</text:p>
          </table:table-cell>
          <table:table-cell office:value-type="string" calcext:value-type="string">
            <text:p>Genesee County, Michigan</text:p>
          </table:table-cell>
          <table:table-cell office:value-type="float" office:value="7604668000" calcext:value-type="float">
            <text:p>7604668000</text:p>
          </table:table-cell>
          <table:table-cell office:value-type="float" office:value="117945793" calcext:value-type="float">
            <text:p>117945793</text:p>
          </table:table-cell>
        </table:table-row>
        <table:table-row table:style-name="ro1">
          <table:table-cell office:value-type="string" calcext:value-type="string">
            <text:p>0500000US26051</text:p>
          </table:table-cell>
          <table:table-cell office:value-type="float" office:value="26051" calcext:value-type="float">
            <text:p>26051</text:p>
          </table:table-cell>
          <table:table-cell office:value-type="string" calcext:value-type="string">
            <text:p>Gladwin County, Michigan</text:p>
          </table:table-cell>
          <table:table-cell office:value-type="float" office:value="527386100" calcext:value-type="float">
            <text:p>527386100</text:p>
          </table:table-cell>
          <table:table-cell office:value-type="float" office:value="18584010" calcext:value-type="float">
            <text:p>18584010</text:p>
          </table:table-cell>
        </table:table-row>
        <table:table-row table:style-name="ro1">
          <table:table-cell office:value-type="string" calcext:value-type="string">
            <text:p>0500000US26053</text:p>
          </table:table-cell>
          <table:table-cell office:value-type="float" office:value="26053" calcext:value-type="float">
            <text:p>26053</text:p>
          </table:table-cell>
          <table:table-cell office:value-type="string" calcext:value-type="string">
            <text:p>Gogebic County, Michigan</text:p>
          </table:table-cell>
          <table:table-cell office:value-type="float" office:value="309210200" calcext:value-type="float">
            <text:p>309210200</text:p>
          </table:table-cell>
          <table:table-cell office:value-type="float" office:value="24028843" calcext:value-type="float">
            <text:p>24028843</text:p>
          </table:table-cell>
        </table:table-row>
        <table:table-row table:style-name="ro1">
          <table:table-cell office:value-type="string" calcext:value-type="string">
            <text:p>0500000US26055</text:p>
          </table:table-cell>
          <table:table-cell office:value-type="float" office:value="26055" calcext:value-type="float">
            <text:p>26055</text:p>
          </table:table-cell>
          <table:table-cell office:value-type="string" calcext:value-type="string">
            <text:p>Grand Traverse County, Michigan</text:p>
          </table:table-cell>
          <table:table-cell office:value-type="float" office:value="2370964400" calcext:value-type="float">
            <text:p>2370964400</text:p>
          </table:table-cell>
          <table:table-cell office:value-type="float" office:value="96260400" calcext:value-type="float">
            <text:p>96260400</text:p>
          </table:table-cell>
        </table:table-row>
        <table:table-row table:style-name="ro1">
          <table:table-cell office:value-type="string" calcext:value-type="string">
            <text:p>0500000US26057</text:p>
          </table:table-cell>
          <table:table-cell office:value-type="float" office:value="26057" calcext:value-type="float">
            <text:p>26057</text:p>
          </table:table-cell>
          <table:table-cell office:value-type="string" calcext:value-type="string">
            <text:p>Gratiot County, Michigan</text:p>
          </table:table-cell>
          <table:table-cell office:value-type="float" office:value="760500900" calcext:value-type="float">
            <text:p>760500900</text:p>
          </table:table-cell>
          <table:table-cell office:value-type="float" office:value="24497791" calcext:value-type="float">
            <text:p>24497791</text:p>
          </table:table-cell>
        </table:table-row>
        <table:table-row table:style-name="ro1">
          <table:table-cell office:value-type="string" calcext:value-type="string">
            <text:p>0500000US26059</text:p>
          </table:table-cell>
          <table:table-cell office:value-type="float" office:value="26059" calcext:value-type="float">
            <text:p>26059</text:p>
          </table:table-cell>
          <table:table-cell office:value-type="string" calcext:value-type="string">
            <text:p>Hillsdale County, Michigan</text:p>
          </table:table-cell>
          <table:table-cell office:value-type="float" office:value="926665800" calcext:value-type="float">
            <text:p>926665800</text:p>
          </table:table-cell>
          <table:table-cell office:value-type="float" office:value="30483107" calcext:value-type="float">
            <text:p>30483107</text:p>
          </table:table-cell>
        </table:table-row>
        <table:table-row table:style-name="ro1">
          <table:table-cell office:value-type="string" calcext:value-type="string">
            <text:p>0500000US26061</text:p>
          </table:table-cell>
          <table:table-cell office:value-type="float" office:value="26061" calcext:value-type="float">
            <text:p>26061</text:p>
          </table:table-cell>
          <table:table-cell office:value-type="string" calcext:value-type="string">
            <text:p>Houghton County, Michigan</text:p>
          </table:table-cell>
          <table:table-cell office:value-type="float" office:value="661346600" calcext:value-type="float">
            <text:p>661346600</text:p>
          </table:table-cell>
          <table:table-cell office:value-type="float" office:value="25197655" calcext:value-type="float">
            <text:p>25197655</text:p>
          </table:table-cell>
        </table:table-row>
        <table:table-row table:style-name="ro1">
          <table:table-cell office:value-type="string" calcext:value-type="string">
            <text:p>0500000US26063</text:p>
          </table:table-cell>
          <table:table-cell office:value-type="float" office:value="26063" calcext:value-type="float">
            <text:p>26063</text:p>
          </table:table-cell>
          <table:table-cell office:value-type="string" calcext:value-type="string">
            <text:p>Huron County, Michigan</text:p>
          </table:table-cell>
          <table:table-cell office:value-type="float" office:value="719900500" calcext:value-type="float">
            <text:p>719900500</text:p>
          </table:table-cell>
          <table:table-cell office:value-type="float" office:value="19379651" calcext:value-type="float">
            <text:p>19379651</text:p>
          </table:table-cell>
        </table:table-row>
        <table:table-row table:style-name="ro1">
          <table:table-cell office:value-type="string" calcext:value-type="string">
            <text:p>0500000US26065</text:p>
          </table:table-cell>
          <table:table-cell office:value-type="float" office:value="26065" calcext:value-type="float">
            <text:p>26065</text:p>
          </table:table-cell>
          <table:table-cell office:value-type="string" calcext:value-type="string">
            <text:p>Ingham County, Michigan</text:p>
          </table:table-cell>
          <table:table-cell office:value-type="float" office:value="5671328600" calcext:value-type="float">
            <text:p>5671328600</text:p>
          </table:table-cell>
          <table:table-cell office:value-type="float" office:value="92127741" calcext:value-type="float">
            <text:p>92127741</text:p>
          </table:table-cell>
        </table:table-row>
        <table:table-row table:style-name="ro1">
          <table:table-cell office:value-type="string" calcext:value-type="string">
            <text:p>0500000US26067</text:p>
          </table:table-cell>
          <table:table-cell office:value-type="float" office:value="26067" calcext:value-type="float">
            <text:p>26067</text:p>
          </table:table-cell>
          <table:table-cell office:value-type="string" calcext:value-type="string">
            <text:p>Ionia County, Michigan</text:p>
          </table:table-cell>
          <table:table-cell office:value-type="float" office:value="1228597300" calcext:value-type="float">
            <text:p>1228597300</text:p>
          </table:table-cell>
          <table:table-cell office:value-type="float" office:value="34719270" calcext:value-type="float">
            <text:p>34719270</text:p>
          </table:table-cell>
        </table:table-row>
        <table:table-row table:style-name="ro1">
          <table:table-cell office:value-type="string" calcext:value-type="string">
            <text:p>0500000US26069</text:p>
          </table:table-cell>
          <table:table-cell office:value-type="float" office:value="26069" calcext:value-type="float">
            <text:p>26069</text:p>
          </table:table-cell>
          <table:table-cell office:value-type="string" calcext:value-type="string">
            <text:p>Iosco County, Michigan</text:p>
          </table:table-cell>
          <table:table-cell office:value-type="float" office:value="556145900" calcext:value-type="float">
            <text:p>556145900</text:p>
          </table:table-cell>
          <table:table-cell office:value-type="float" office:value="37424460" calcext:value-type="float">
            <text:p>37424460</text:p>
          </table:table-cell>
        </table:table-row>
        <table:table-row table:style-name="ro1">
          <table:table-cell office:value-type="string" calcext:value-type="string">
            <text:p>0500000US26071</text:p>
          </table:table-cell>
          <table:table-cell office:value-type="float" office:value="26071" calcext:value-type="float">
            <text:p>26071</text:p>
          </table:table-cell>
          <table:table-cell office:value-type="string" calcext:value-type="string">
            <text:p>Iron County, Michigan</text:p>
          </table:table-cell>
          <table:table-cell office:value-type="float" office:value="236733200" calcext:value-type="float">
            <text:p>236733200</text:p>
          </table:table-cell>
          <table:table-cell office:value-type="float" office:value="12208022" calcext:value-type="float">
            <text:p>12208022</text:p>
          </table:table-cell>
        </table:table-row>
        <table:table-row table:style-name="ro1">
          <table:table-cell office:value-type="string" calcext:value-type="string">
            <text:p>0500000US26073</text:p>
          </table:table-cell>
          <table:table-cell office:value-type="float" office:value="26073" calcext:value-type="float">
            <text:p>26073</text:p>
          </table:table-cell>
          <table:table-cell office:value-type="string" calcext:value-type="string">
            <text:p>Isabella County, Michigan</text:p>
          </table:table-cell>
          <table:table-cell office:value-type="float" office:value="1216366200" calcext:value-type="float">
            <text:p>1216366200</text:p>
          </table:table-cell>
          <table:table-cell office:value-type="float" office:value="37689435" calcext:value-type="float">
            <text:p>37689435</text:p>
          </table:table-cell>
        </table:table-row>
        <table:table-row table:style-name="ro1">
          <table:table-cell office:value-type="string" calcext:value-type="string">
            <text:p>0500000US26075</text:p>
          </table:table-cell>
          <table:table-cell office:value-type="float" office:value="26075" calcext:value-type="float">
            <text:p>26075</text:p>
          </table:table-cell>
          <table:table-cell office:value-type="string" calcext:value-type="string">
            <text:p>Jackson County, Michigan</text:p>
          </table:table-cell>
          <table:table-cell office:value-type="float" office:value="3362091800" calcext:value-type="float">
            <text:p>3362091800</text:p>
          </table:table-cell>
          <table:table-cell office:value-type="float" office:value="79387601" calcext:value-type="float">
            <text:p>79387601</text:p>
          </table:table-cell>
        </table:table-row>
        <table:table-row table:style-name="ro1">
          <table:table-cell office:value-type="string" calcext:value-type="string">
            <text:p>0500000US26077</text:p>
          </table:table-cell>
          <table:table-cell office:value-type="float" office:value="26077" calcext:value-type="float">
            <text:p>26077</text:p>
          </table:table-cell>
          <table:table-cell office:value-type="string" calcext:value-type="string">
            <text:p>Kalamazoo County, Michigan</text:p>
          </table:table-cell>
          <table:table-cell office:value-type="float" office:value="5763148300" calcext:value-type="float">
            <text:p>5763148300</text:p>
          </table:table-cell>
          <table:table-cell office:value-type="float" office:value="133098636" calcext:value-type="float">
            <text:p>133098636</text:p>
          </table:table-cell>
        </table:table-row>
        <table:table-row table:style-name="ro1">
          <table:table-cell office:value-type="string" calcext:value-type="string">
            <text:p>0500000US26079</text:p>
          </table:table-cell>
          <table:table-cell office:value-type="float" office:value="26079" calcext:value-type="float">
            <text:p>26079</text:p>
          </table:table-cell>
          <table:table-cell office:value-type="string" calcext:value-type="string">
            <text:p>Kalkaska County, Michigan</text:p>
          </table:table-cell>
          <table:table-cell office:value-type="float" office:value="347660500" calcext:value-type="float">
            <text:p>347660500</text:p>
          </table:table-cell>
          <table:table-cell office:value-type="float" office:value="20936220" calcext:value-type="float">
            <text:p>20936220</text:p>
          </table:table-cell>
        </table:table-row>
        <table:table-row table:style-name="ro1">
          <table:table-cell office:value-type="string" calcext:value-type="string">
            <text:p>0500000US26081</text:p>
          </table:table-cell>
          <table:table-cell office:value-type="float" office:value="26081" calcext:value-type="float">
            <text:p>26081</text:p>
          </table:table-cell>
          <table:table-cell office:value-type="string" calcext:value-type="string">
            <text:p>Kent County, Michigan</text:p>
          </table:table-cell>
          <table:table-cell office:value-type="float" office:value="14422011000" calcext:value-type="float">
            <text:p>14422011000</text:p>
          </table:table-cell>
          <table:table-cell office:value-type="float" office:value="196995171" calcext:value-type="float">
            <text:p>196995171</text:p>
          </table:table-cell>
        </table:table-row>
        <table:table-row table:style-name="ro1">
          <table:table-cell office:value-type="string" calcext:value-type="string">
            <text:p>0500000US26083</text:p>
          </table:table-cell>
          <table:table-cell office:value-type="float" office:value="26083" calcext:value-type="float">
            <text:p>26083</text:p>
          </table:table-cell>
          <table:table-cell office:value-type="string" calcext:value-type="string">
            <text:p>Keweenaw County, Michigan</text:p>
          </table:table-cell>
          <table:table-cell office:value-type="float" office:value="51125400" calcext:value-type="float">
            <text:p>51125400</text:p>
          </table:table-cell>
          <table:table-cell office:value-type="float" office:value="6498160" calcext:value-type="float">
            <text:p>6498160</text:p>
          </table:table-cell>
        </table:table-row>
        <table:table-row table:style-name="ro1">
          <table:table-cell office:value-type="string" calcext:value-type="string">
            <text:p>0500000US26085</text:p>
          </table:table-cell>
          <table:table-cell office:value-type="float" office:value="26085" calcext:value-type="float">
            <text:p>26085</text:p>
          </table:table-cell>
          <table:table-cell office:value-type="string" calcext:value-type="string">
            <text:p>Lake County, Michigan</text:p>
          </table:table-cell>
          <table:table-cell office:value-type="float" office:value="153690000" calcext:value-type="float">
            <text:p>153690000</text:p>
          </table:table-cell>
          <table:table-cell office:value-type="float" office:value="7039504" calcext:value-type="float">
            <text:p>7039504</text:p>
          </table:table-cell>
        </table:table-row>
        <table:table-row table:style-name="ro1">
          <table:table-cell office:value-type="string" calcext:value-type="string">
            <text:p>0500000US26087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Lapeer County, Michigan</text:p>
          </table:table-cell>
          <table:table-cell office:value-type="float" office:value="2040285000" calcext:value-type="float">
            <text:p>2040285000</text:p>
          </table:table-cell>
          <table:table-cell office:value-type="float" office:value="41520349" calcext:value-type="float">
            <text:p>41520349</text:p>
          </table:table-cell>
        </table:table-row>
        <table:table-row table:style-name="ro1">
          <table:table-cell office:value-type="string" calcext:value-type="string">
            <text:p>0500000US26089</text:p>
          </table:table-cell>
          <table:table-cell office:value-type="float" office:value="26089" calcext:value-type="float">
            <text:p>26089</text:p>
          </table:table-cell>
          <table:table-cell office:value-type="string" calcext:value-type="string">
            <text:p>Leelanau County, Michigan</text:p>
          </table:table-cell>
          <table:table-cell office:value-type="float" office:value="714140600" calcext:value-type="float">
            <text:p>714140600</text:p>
          </table:table-cell>
          <table:table-cell office:value-type="float" office:value="42742047" calcext:value-type="float">
            <text:p>42742047</text:p>
          </table:table-cell>
        </table:table-row>
        <table:table-row table:style-name="ro1">
          <table:table-cell office:value-type="string" calcext:value-type="string">
            <text:p>0500000US26091</text:p>
          </table:table-cell>
          <table:table-cell office:value-type="float" office:value="26091" calcext:value-type="float">
            <text:p>26091</text:p>
          </table:table-cell>
          <table:table-cell office:value-type="string" calcext:value-type="string">
            <text:p>Lenawee County, Michigan</text:p>
          </table:table-cell>
          <table:table-cell office:value-type="float" office:value="2078796600" calcext:value-type="float">
            <text:p>2078796600</text:p>
          </table:table-cell>
          <table:table-cell office:value-type="float" office:value="49741512" calcext:value-type="float">
            <text:p>49741512</text:p>
          </table:table-cell>
        </table:table-row>
        <table:table-row table:style-name="ro1">
          <table:table-cell office:value-type="string" calcext:value-type="string">
            <text:p>0500000US26093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Livingston County, Michigan</text:p>
          </table:table-cell>
          <table:table-cell office:value-type="float" office:value="5901891200" calcext:value-type="float">
            <text:p>5901891200</text:p>
          </table:table-cell>
          <table:table-cell office:value-type="float" office:value="86533670" calcext:value-type="float">
            <text:p>86533670</text:p>
          </table:table-cell>
        </table:table-row>
        <table:table-row table:style-name="ro1">
          <table:table-cell office:value-type="string" calcext:value-type="string">
            <text:p>0500000US26095</text:p>
          </table:table-cell>
          <table:table-cell office:value-type="float" office:value="26095" calcext:value-type="float">
            <text:p>26095</text:p>
          </table:table-cell>
          <table:table-cell office:value-type="string" calcext:value-type="string">
            <text:p>Luce County, Michigan</text:p>
          </table:table-cell>
          <table:table-cell office:value-type="float" office:value="103540100" calcext:value-type="float">
            <text:p>103540100</text:p>
          </table:table-cell>
          <table:table-cell office:value-type="float" office:value="7670481" calcext:value-type="float">
            <text:p>7670481</text:p>
          </table:table-cell>
        </table:table-row>
        <table:table-row table:style-name="ro1">
          <table:table-cell office:value-type="string" calcext:value-type="string">
            <text:p>0500000US26097</text:p>
          </table:table-cell>
          <table:table-cell office:value-type="float" office:value="26097" calcext:value-type="float">
            <text:p>26097</text:p>
          </table:table-cell>
          <table:table-cell office:value-type="string" calcext:value-type="string">
            <text:p>Mackinac County, Michigan</text:p>
          </table:table-cell>
          <table:table-cell office:value-type="float" office:value="219524000" calcext:value-type="float">
            <text:p>219524000</text:p>
          </table:table-cell>
          <table:table-cell office:value-type="float" office:value="14431215" calcext:value-type="float">
            <text:p>14431215</text:p>
          </table:table-cell>
        </table:table-row>
        <table:table-row table:style-name="ro1">
          <table:table-cell office:value-type="string" calcext:value-type="string">
            <text:p>0500000US26099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Macomb County, Michigan</text:p>
          </table:table-cell>
          <table:table-cell office:value-type="float" office:value="20205992200" calcext:value-type="float">
            <text:p>20205992200</text:p>
          </table:table-cell>
          <table:table-cell office:value-type="float" office:value="225947351" calcext:value-type="float">
            <text:p>225947351</text:p>
          </table:table-cell>
        </table:table-row>
        <table:table-row table:style-name="ro1">
          <table:table-cell office:value-type="string" calcext:value-type="string">
            <text:p>0500000US26101</text:p>
          </table:table-cell>
          <table:table-cell office:value-type="float" office:value="26101" calcext:value-type="float">
            <text:p>26101</text:p>
          </table:table-cell>
          <table:table-cell office:value-type="string" calcext:value-type="string">
            <text:p>Manistee County, Michigan</text:p>
          </table:table-cell>
          <table:table-cell office:value-type="float" office:value="522939700" calcext:value-type="float">
            <text:p>522939700</text:p>
          </table:table-cell>
          <table:table-cell office:value-type="float" office:value="25215211" calcext:value-type="float">
            <text:p>25215211</text:p>
          </table:table-cell>
        </table:table-row>
        <table:table-row table:style-name="ro1">
          <table:table-cell office:value-type="string" calcext:value-type="string">
            <text:p>0500000US26103</text:p>
          </table:table-cell>
          <table:table-cell office:value-type="float" office:value="26103" calcext:value-type="float">
            <text:p>26103</text:p>
          </table:table-cell>
          <table:table-cell office:value-type="string" calcext:value-type="string">
            <text:p>Marquette County, Michigan</text:p>
          </table:table-cell>
          <table:table-cell office:value-type="float" office:value="1495879700" calcext:value-type="float">
            <text:p>1495879700</text:p>
          </table:table-cell>
          <table:table-cell office:value-type="float" office:value="46078009" calcext:value-type="float">
            <text:p>46078009</text:p>
          </table:table-cell>
        </table:table-row>
        <table:table-row table:style-name="ro1">
          <table:table-cell office:value-type="string" calcext:value-type="string">
            <text:p>0500000US26105</text:p>
          </table:table-cell>
          <table:table-cell office:value-type="float" office:value="26105" calcext:value-type="float">
            <text:p>26105</text:p>
          </table:table-cell>
          <table:table-cell office:value-type="string" calcext:value-type="string">
            <text:p>Mason County, Michigan</text:p>
          </table:table-cell>
          <table:table-cell office:value-type="float" office:value="659492200" calcext:value-type="float">
            <text:p>659492200</text:p>
          </table:table-cell>
          <table:table-cell office:value-type="float" office:value="37158664" calcext:value-type="float">
            <text:p>37158664</text:p>
          </table:table-cell>
        </table:table-row>
        <table:table-row table:style-name="ro1">
          <table:table-cell office:value-type="string" calcext:value-type="string">
            <text:p>0500000US26107</text:p>
          </table:table-cell>
          <table:table-cell office:value-type="float" office:value="26107" calcext:value-type="float">
            <text:p>26107</text:p>
          </table:table-cell>
          <table:table-cell office:value-type="string" calcext:value-type="string">
            <text:p>Mecosta County, Michigan</text:p>
          </table:table-cell>
          <table:table-cell office:value-type="float" office:value="788986200" calcext:value-type="float">
            <text:p>788986200</text:p>
          </table:table-cell>
          <table:table-cell office:value-type="float" office:value="31933387" calcext:value-type="float">
            <text:p>31933387</text:p>
          </table:table-cell>
        </table:table-row>
        <table:table-row table:style-name="ro1">
          <table:table-cell office:value-type="string" calcext:value-type="string">
            <text:p>0500000US26109</text:p>
          </table:table-cell>
          <table:table-cell office:value-type="float" office:value="26109" calcext:value-type="float">
            <text:p>26109</text:p>
          </table:table-cell>
          <table:table-cell office:value-type="string" calcext:value-type="string">
            <text:p>Menominee County, Michigan</text:p>
          </table:table-cell>
          <table:table-cell office:value-type="float" office:value="522233500" calcext:value-type="float">
            <text:p>522233500</text:p>
          </table:table-cell>
          <table:table-cell office:value-type="float" office:value="20137438" calcext:value-type="float">
            <text:p>20137438</text:p>
          </table:table-cell>
        </table:table-row>
        <table:table-row table:style-name="ro1">
          <table:table-cell office:value-type="string" calcext:value-type="string">
            <text:p>0500000US26111</text:p>
          </table:table-cell>
          <table:table-cell office:value-type="float" office:value="26111" calcext:value-type="float">
            <text:p>26111</text:p>
          </table:table-cell>
          <table:table-cell office:value-type="string" calcext:value-type="string">
            <text:p>Midland County, Michigan</text:p>
          </table:table-cell>
          <table:table-cell office:value-type="float" office:value="2352195600" calcext:value-type="float">
            <text:p>2352195600</text:p>
          </table:table-cell>
          <table:table-cell office:value-type="float" office:value="82203829" calcext:value-type="float">
            <text:p>82203829</text:p>
          </table:table-cell>
        </table:table-row>
        <table:table-row table:style-name="ro1">
          <table:table-cell office:value-type="string" calcext:value-type="string">
            <text:p>0500000US26113</text:p>
          </table:table-cell>
          <table:table-cell office:value-type="float" office:value="26113" calcext:value-type="float">
            <text:p>26113</text:p>
          </table:table-cell>
          <table:table-cell office:value-type="string" calcext:value-type="string">
            <text:p>Missaukee County, Michigan</text:p>
          </table:table-cell>
          <table:table-cell office:value-type="float" office:value="291624500" calcext:value-type="float">
            <text:p>291624500</text:p>
          </table:table-cell>
          <table:table-cell office:value-type="float" office:value="11862227" calcext:value-type="float">
            <text:p>11862227</text:p>
          </table:table-cell>
        </table:table-row>
        <table:table-row table:style-name="ro1">
          <table:table-cell office:value-type="string" calcext:value-type="string">
            <text:p>0500000US26115</text:p>
          </table:table-cell>
          <table:table-cell office:value-type="float" office:value="26115" calcext:value-type="float">
            <text:p>26115</text:p>
          </table:table-cell>
          <table:table-cell office:value-type="string" calcext:value-type="string">
            <text:p>Monroe County, Michigan</text:p>
          </table:table-cell>
          <table:table-cell office:value-type="float" office:value="3815549700" calcext:value-type="float">
            <text:p>3815549700</text:p>
          </table:table-cell>
          <table:table-cell office:value-type="float" office:value="85780622" calcext:value-type="float">
            <text:p>85780622</text:p>
          </table:table-cell>
        </table:table-row>
        <table:table-row table:style-name="ro1">
          <table:table-cell office:value-type="string" calcext:value-type="string">
            <text:p>0500000US26117</text:p>
          </table:table-cell>
          <table:table-cell office:value-type="float" office:value="26117" calcext:value-type="float">
            <text:p>26117</text:p>
          </table:table-cell>
          <table:table-cell office:value-type="string" calcext:value-type="string">
            <text:p>Montcalm County, Michigan</text:p>
          </table:table-cell>
          <table:table-cell office:value-type="float" office:value="1155194200" calcext:value-type="float">
            <text:p>1155194200</text:p>
          </table:table-cell>
          <table:table-cell office:value-type="float" office:value="29035336" calcext:value-type="float">
            <text:p>29035336</text:p>
          </table:table-cell>
        </table:table-row>
        <table:table-row table:style-name="ro1">
          <table:table-cell office:value-type="string" calcext:value-type="string">
            <text:p>0500000US26119</text:p>
          </table:table-cell>
          <table:table-cell office:value-type="float" office:value="26119" calcext:value-type="float">
            <text:p>26119</text:p>
          </table:table-cell>
          <table:table-cell office:value-type="string" calcext:value-type="string">
            <text:p>Montmorency County, Michigan</text:p>
          </table:table-cell>
          <table:table-cell office:value-type="float" office:value="178728100" calcext:value-type="float">
            <text:p>178728100</text:p>
          </table:table-cell>
          <table:table-cell office:value-type="float" office:value="9854980" calcext:value-type="float">
            <text:p>9854980</text:p>
          </table:table-cell>
        </table:table-row>
        <table:table-row table:style-name="ro1">
          <table:table-cell office:value-type="string" calcext:value-type="string">
            <text:p>0500000US26121</text:p>
          </table:table-cell>
          <table:table-cell office:value-type="float" office:value="26121" calcext:value-type="float">
            <text:p>26121</text:p>
          </table:table-cell>
          <table:table-cell office:value-type="string" calcext:value-type="string">
            <text:p>Muskegon County, Michigan</text:p>
          </table:table-cell>
          <table:table-cell office:value-type="float" office:value="3084211600" calcext:value-type="float">
            <text:p>3084211600</text:p>
          </table:table-cell>
          <table:table-cell office:value-type="float" office:value="75774029" calcext:value-type="float">
            <text:p>75774029</text:p>
          </table:table-cell>
        </table:table-row>
        <table:table-row table:style-name="ro1">
          <table:table-cell office:value-type="string" calcext:value-type="string">
            <text:p>0500000US26123</text:p>
          </table:table-cell>
          <table:table-cell office:value-type="float" office:value="26123" calcext:value-type="float">
            <text:p>26123</text:p>
          </table:table-cell>
          <table:table-cell office:value-type="string" calcext:value-type="string">
            <text:p>Newaygo County, Michigan</text:p>
          </table:table-cell>
          <table:table-cell office:value-type="float" office:value="949415300" calcext:value-type="float">
            <text:p>949415300</text:p>
          </table:table-cell>
          <table:table-cell office:value-type="float" office:value="35518248" calcext:value-type="float">
            <text:p>35518248</text:p>
          </table:table-cell>
        </table:table-row>
        <table:table-row table:style-name="ro1">
          <table:table-cell office:value-type="string" calcext:value-type="string">
            <text:p>0500000US26125</text:p>
          </table:table-cell>
          <table:table-cell office:value-type="float" office:value="26125" calcext:value-type="float">
            <text:p>26125</text:p>
          </table:table-cell>
          <table:table-cell office:value-type="string" calcext:value-type="string">
            <text:p>Oakland County, Michigan</text:p>
          </table:table-cell>
          <table:table-cell office:value-type="float" office:value="36436268600" calcext:value-type="float">
            <text:p>36436268600</text:p>
          </table:table-cell>
          <table:table-cell office:value-type="float" office:value="331000953" calcext:value-type="float">
            <text:p>331000953</text:p>
          </table:table-cell>
        </table:table-row>
        <table:table-row table:style-name="ro1">
          <table:table-cell office:value-type="string" calcext:value-type="string">
            <text:p>0500000US26127</text:p>
          </table:table-cell>
          <table:table-cell office:value-type="float" office:value="26127" calcext:value-type="float">
            <text:p>26127</text:p>
          </table:table-cell>
          <table:table-cell office:value-type="string" calcext:value-type="string">
            <text:p>Oceana County, Michigan</text:p>
          </table:table-cell>
          <table:table-cell office:value-type="float" office:value="471810400" calcext:value-type="float">
            <text:p>471810400</text:p>
          </table:table-cell>
          <table:table-cell office:value-type="float" office:value="20012284" calcext:value-type="float">
            <text:p>20012284</text:p>
          </table:table-cell>
        </table:table-row>
        <table:table-row table:style-name="ro1">
          <table:table-cell office:value-type="string" calcext:value-type="string">
            <text:p>0500000US26129</text:p>
          </table:table-cell>
          <table:table-cell office:value-type="float" office:value="26129" calcext:value-type="float">
            <text:p>26129</text:p>
          </table:table-cell>
          <table:table-cell office:value-type="string" calcext:value-type="string">
            <text:p>Ogemaw County, Michigan</text:p>
          </table:table-cell>
          <table:table-cell office:value-type="float" office:value="423592200" calcext:value-type="float">
            <text:p>423592200</text:p>
          </table:table-cell>
          <table:table-cell office:value-type="float" office:value="16112671" calcext:value-type="float">
            <text:p>16112671</text:p>
          </table:table-cell>
        </table:table-row>
        <table:table-row table:style-name="ro1">
          <table:table-cell office:value-type="string" calcext:value-type="string">
            <text:p>0500000US26131</text:p>
          </table:table-cell>
          <table:table-cell office:value-type="float" office:value="26131" calcext:value-type="float">
            <text:p>26131</text:p>
          </table:table-cell>
          <table:table-cell office:value-type="string" calcext:value-type="string">
            <text:p>Ontonagon County, Michigan</text:p>
          </table:table-cell>
          <table:table-cell office:value-type="float" office:value="132039000" calcext:value-type="float">
            <text:p>132039000</text:p>
          </table:table-cell>
          <table:table-cell office:value-type="float" office:value="7023838" calcext:value-type="float">
            <text:p>7023838</text:p>
          </table:table-cell>
        </table:table-row>
        <table:table-row table:style-name="ro1">
          <table:table-cell office:value-type="string" calcext:value-type="string">
            <text:p>0500000US26133</text:p>
          </table:table-cell>
          <table:table-cell office:value-type="float" office:value="26133" calcext:value-type="float">
            <text:p>26133</text:p>
          </table:table-cell>
          <table:table-cell office:value-type="string" calcext:value-type="string">
            <text:p>Osceola County, Michigan</text:p>
          </table:table-cell>
          <table:table-cell office:value-type="float" office:value="413738100" calcext:value-type="float">
            <text:p>413738100</text:p>
          </table:table-cell>
          <table:table-cell office:value-type="float" office:value="15080607" calcext:value-type="float">
            <text:p>15080607</text:p>
          </table:table-cell>
        </table:table-row>
        <table:table-row table:style-name="ro1">
          <table:table-cell office:value-type="string" calcext:value-type="string">
            <text:p>0500000US26135</text:p>
          </table:table-cell>
          <table:table-cell office:value-type="float" office:value="26135" calcext:value-type="float">
            <text:p>26135</text:p>
          </table:table-cell>
          <table:table-cell office:value-type="string" calcext:value-type="string">
            <text:p>Oscoda County, Michigan</text:p>
          </table:table-cell>
          <table:table-cell office:value-type="float" office:value="155184300" calcext:value-type="float">
            <text:p>155184300</text:p>
          </table:table-cell>
          <table:table-cell office:value-type="float" office:value="10694453" calcext:value-type="float">
            <text:p>10694453</text:p>
          </table:table-cell>
        </table:table-row>
        <table:table-row table:style-name="ro1">
          <table:table-cell office:value-type="string" calcext:value-type="string">
            <text:p>0500000US26137</text:p>
          </table:table-cell>
          <table:table-cell office:value-type="float" office:value="26137" calcext:value-type="float">
            <text:p>26137</text:p>
          </table:table-cell>
          <table:table-cell office:value-type="string" calcext:value-type="string">
            <text:p>Otsego County, Michigan</text:p>
          </table:table-cell>
          <table:table-cell office:value-type="float" office:value="605788200" calcext:value-type="float">
            <text:p>605788200</text:p>
          </table:table-cell>
          <table:table-cell office:value-type="float" office:value="32527561" calcext:value-type="float">
            <text:p>32527561</text:p>
          </table:table-cell>
        </table:table-row>
        <table:table-row table:style-name="ro1">
          <table:table-cell office:value-type="string" calcext:value-type="string">
            <text:p>0500000US26139</text:p>
          </table:table-cell>
          <table:table-cell office:value-type="float" office:value="26139" calcext:value-type="float">
            <text:p>26139</text:p>
          </table:table-cell>
          <table:table-cell office:value-type="string" calcext:value-type="string">
            <text:p>Ottawa County, Michigan</text:p>
          </table:table-cell>
          <table:table-cell office:value-type="float" office:value="6549774800" calcext:value-type="float">
            <text:p>6549774800</text:p>
          </table:table-cell>
          <table:table-cell office:value-type="float" office:value="113376124" calcext:value-type="float">
            <text:p>113376124</text:p>
          </table:table-cell>
        </table:table-row>
        <table:table-row table:style-name="ro1">
          <table:table-cell office:value-type="string" calcext:value-type="string">
            <text:p>0500000US26141</text:p>
          </table:table-cell>
          <table:table-cell office:value-type="float" office:value="26141" calcext:value-type="float">
            <text:p>26141</text:p>
          </table:table-cell>
          <table:table-cell office:value-type="string" calcext:value-type="string">
            <text:p>Presque Isle County, Michigan</text:p>
          </table:table-cell>
          <table:table-cell office:value-type="float" office:value="299876300" calcext:value-type="float">
            <text:p>299876300</text:p>
          </table:table-cell>
          <table:table-cell office:value-type="float" office:value="11456612" calcext:value-type="float">
            <text:p>11456612</text:p>
          </table:table-cell>
        </table:table-row>
        <table:table-row table:style-name="ro1">
          <table:table-cell office:value-type="string" calcext:value-type="string">
            <text:p>0500000US26143</text:p>
          </table:table-cell>
          <table:table-cell office:value-type="float" office:value="26143" calcext:value-type="float">
            <text:p>26143</text:p>
          </table:table-cell>
          <table:table-cell office:value-type="string" calcext:value-type="string">
            <text:p>Roscommon County, Michigan</text:p>
          </table:table-cell>
          <table:table-cell office:value-type="float" office:value="524903200" calcext:value-type="float">
            <text:p>524903200</text:p>
          </table:table-cell>
          <table:table-cell office:value-type="float" office:value="38909987" calcext:value-type="float">
            <text:p>38909987</text:p>
          </table:table-cell>
        </table:table-row>
        <table:table-row table:style-name="ro1">
          <table:table-cell office:value-type="string" calcext:value-type="string">
            <text:p>0500000US26145</text:p>
          </table:table-cell>
          <table:table-cell office:value-type="float" office:value="26145" calcext:value-type="float">
            <text:p>26145</text:p>
          </table:table-cell>
          <table:table-cell office:value-type="string" calcext:value-type="string">
            <text:p>Saginaw County, Michigan</text:p>
          </table:table-cell>
          <table:table-cell office:value-type="float" office:value="3612392800" calcext:value-type="float">
            <text:p>3612392800</text:p>
          </table:table-cell>
          <table:table-cell office:value-type="float" office:value="70625758" calcext:value-type="float">
            <text:p>70625758</text:p>
          </table:table-cell>
        </table:table-row>
        <table:table-row table:style-name="ro1">
          <table:table-cell office:value-type="string" calcext:value-type="string">
            <text:p>0500000US26147</text:p>
          </table:table-cell>
          <table:table-cell office:value-type="float" office:value="26147" calcext:value-type="float">
            <text:p>26147</text:p>
          </table:table-cell>
          <table:table-cell office:value-type="string" calcext:value-type="string">
            <text:p>St. Clair County, Michigan</text:p>
          </table:table-cell>
          <table:table-cell office:value-type="float" office:value="3831269600" calcext:value-type="float">
            <text:p>3831269600</text:p>
          </table:table-cell>
          <table:table-cell office:value-type="float" office:value="91355971" calcext:value-type="float">
            <text:p>91355971</text:p>
          </table:table-cell>
        </table:table-row>
        <table:table-row table:style-name="ro1">
          <table:table-cell office:value-type="string" calcext:value-type="string">
            <text:p>0500000US26149</text:p>
          </table:table-cell>
          <table:table-cell office:value-type="float" office:value="26149" calcext:value-type="float">
            <text:p>26149</text:p>
          </table:table-cell>
          <table:table-cell office:value-type="string" calcext:value-type="string">
            <text:p>St. Joseph County, Michigan</text:p>
          </table:table-cell>
          <table:table-cell office:value-type="float" office:value="1185226900" calcext:value-type="float">
            <text:p>1185226900</text:p>
          </table:table-cell>
          <table:table-cell office:value-type="float" office:value="38328143" calcext:value-type="float">
            <text:p>38328143</text:p>
          </table:table-cell>
        </table:table-row>
        <table:table-row table:style-name="ro1">
          <table:table-cell office:value-type="string" calcext:value-type="string">
            <text:p>0500000US26151</text:p>
          </table:table-cell>
          <table:table-cell office:value-type="float" office:value="26151" calcext:value-type="float">
            <text:p>26151</text:p>
          </table:table-cell>
          <table:table-cell office:value-type="string" calcext:value-type="string">
            <text:p>Sanilac County, Michigan</text:p>
          </table:table-cell>
          <table:table-cell office:value-type="float" office:value="828791000" calcext:value-type="float">
            <text:p>828791000</text:p>
          </table:table-cell>
          <table:table-cell office:value-type="float" office:value="21753768" calcext:value-type="float">
            <text:p>21753768</text:p>
          </table:table-cell>
        </table:table-row>
        <table:table-row table:style-name="ro1">
          <table:table-cell office:value-type="string" calcext:value-type="string">
            <text:p>0500000US26153</text:p>
          </table:table-cell>
          <table:table-cell office:value-type="float" office:value="26153" calcext:value-type="float">
            <text:p>26153</text:p>
          </table:table-cell>
          <table:table-cell office:value-type="string" calcext:value-type="string">
            <text:p>Schoolcraft County, Michigan</text:p>
          </table:table-cell>
          <table:table-cell office:value-type="float" office:value="144621600" calcext:value-type="float">
            <text:p>144621600</text:p>
          </table:table-cell>
          <table:table-cell office:value-type="float" office:value="12025919" calcext:value-type="float">
            <text:p>12025919</text:p>
          </table:table-cell>
        </table:table-row>
        <table:table-row table:style-name="ro1">
          <table:table-cell office:value-type="string" calcext:value-type="string">
            <text:p>0500000US26155</text:p>
          </table:table-cell>
          <table:table-cell office:value-type="float" office:value="26155" calcext:value-type="float">
            <text:p>26155</text:p>
          </table:table-cell>
          <table:table-cell office:value-type="string" calcext:value-type="string">
            <text:p>Shiawassee County, Michigan</text:p>
          </table:table-cell>
          <table:table-cell office:value-type="float" office:value="1544297100" calcext:value-type="float">
            <text:p>1544297100</text:p>
          </table:table-cell>
          <table:table-cell office:value-type="float" office:value="40789617" calcext:value-type="float">
            <text:p>40789617</text:p>
          </table:table-cell>
        </table:table-row>
        <table:table-row table:style-name="ro1">
          <table:table-cell office:value-type="string" calcext:value-type="string">
            <text:p>0500000US26157</text:p>
          </table:table-cell>
          <table:table-cell office:value-type="float" office:value="26157" calcext:value-type="float">
            <text:p>26157</text:p>
          </table:table-cell>
          <table:table-cell office:value-type="string" calcext:value-type="string">
            <text:p>Tuscola County, Michigan</text:p>
          </table:table-cell>
          <table:table-cell office:value-type="float" office:value="1112738100" calcext:value-type="float">
            <text:p>1112738100</text:p>
          </table:table-cell>
          <table:table-cell office:value-type="float" office:value="27746222" calcext:value-type="float">
            <text:p>27746222</text:p>
          </table:table-cell>
        </table:table-row>
        <table:table-row table:style-name="ro1">
          <table:table-cell office:value-type="string" calcext:value-type="string">
            <text:p>0500000US26159</text:p>
          </table:table-cell>
          <table:table-cell office:value-type="float" office:value="26159" calcext:value-type="float">
            <text:p>26159</text:p>
          </table:table-cell>
          <table:table-cell office:value-type="string" calcext:value-type="string">
            <text:p>Van Buren County, Michigan</text:p>
          </table:table-cell>
          <table:table-cell office:value-type="float" office:value="1479221000" calcext:value-type="float">
            <text:p>1479221000</text:p>
          </table:table-cell>
          <table:table-cell office:value-type="float" office:value="49232178" calcext:value-type="float">
            <text:p>49232178</text:p>
          </table:table-cell>
        </table:table-row>
        <table:table-row table:style-name="ro1">
          <table:table-cell office:value-type="string" calcext:value-type="string">
            <text:p>0500000US26161</text:p>
          </table:table-cell>
          <table:table-cell office:value-type="float" office:value="26161" calcext:value-type="float">
            <text:p>26161</text:p>
          </table:table-cell>
          <table:table-cell office:value-type="string" calcext:value-type="string">
            <text:p>Washtenaw County, Michigan</text:p>
          </table:table-cell>
          <table:table-cell office:value-type="float" office:value="9434844000" calcext:value-type="float">
            <text:p>9434844000</text:p>
          </table:table-cell>
          <table:table-cell office:value-type="float" office:value="149737134" calcext:value-type="float">
            <text:p>149737134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25560317700" calcext:value-type="float">
            <text:p>25560317700</text:p>
          </table:table-cell>
          <table:table-cell office:value-type="float" office:value="231480052" calcext:value-type="float">
            <text:p>231480052</text:p>
          </table:table-cell>
        </table:table-row>
        <table:table-row table:style-name="ro1">
          <table:table-cell office:value-type="string" calcext:value-type="string">
            <text:p>0500000US26165</text:p>
          </table:table-cell>
          <table:table-cell office:value-type="float" office:value="26165" calcext:value-type="float">
            <text:p>26165</text:p>
          </table:table-cell>
          <table:table-cell office:value-type="string" calcext:value-type="string">
            <text:p>Wexford County, Michigan</text:p>
          </table:table-cell>
          <table:table-cell office:value-type="float" office:value="644723900" calcext:value-type="float">
            <text:p>644723900</text:p>
          </table:table-cell>
          <table:table-cell office:value-type="float" office:value="29167867" calcext:value-type="float">
            <text:p>29167867</text:p>
          </table:table-cell>
        </table:table-row>
        <table:table-row table:style-name="ro1">
          <table:table-cell office:value-type="string" calcext:value-type="string">
            <text:p>0500000US27001</text:p>
          </table:table-cell>
          <table:table-cell office:value-type="float" office:value="27001" calcext:value-type="float">
            <text:p>27001</text:p>
          </table:table-cell>
          <table:table-cell office:value-type="string" calcext:value-type="string">
            <text:p>Aitkin County, Minnesota</text:p>
          </table:table-cell>
          <table:table-cell office:value-type="float" office:value="398293100" calcext:value-type="float">
            <text:p>398293100</text:p>
          </table:table-cell>
          <table:table-cell office:value-type="float" office:value="32713049" calcext:value-type="float">
            <text:p>32713049</text:p>
          </table:table-cell>
        </table:table-row>
        <table:table-row table:style-name="ro1">
          <table:table-cell office:value-type="string" calcext:value-type="string">
            <text:p>0500000US27003</text:p>
          </table:table-cell>
          <table:table-cell office:value-type="float" office:value="27003" calcext:value-type="float">
            <text:p>27003</text:p>
          </table:table-cell>
          <table:table-cell office:value-type="string" calcext:value-type="string">
            <text:p>Anoka County, Minnesota</text:p>
          </table:table-cell>
          <table:table-cell office:value-type="float" office:value="9637444700" calcext:value-type="float">
            <text:p>9637444700</text:p>
          </table:table-cell>
          <table:table-cell office:value-type="float" office:value="140746819" calcext:value-type="float">
            <text:p>140746819</text:p>
          </table:table-cell>
        </table:table-row>
        <table:table-row table:style-name="ro1">
          <table:table-cell office:value-type="string" calcext:value-type="string">
            <text:p>0500000US27005</text:p>
          </table:table-cell>
          <table:table-cell office:value-type="float" office:value="27005" calcext:value-type="float">
            <text:p>27005</text:p>
          </table:table-cell>
          <table:table-cell office:value-type="string" calcext:value-type="string">
            <text:p>Becker County, Minnesota</text:p>
          </table:table-cell>
          <table:table-cell office:value-type="float" office:value="801492900" calcext:value-type="float">
            <text:p>801492900</text:p>
          </table:table-cell>
          <table:table-cell office:value-type="float" office:value="22380139" calcext:value-type="float">
            <text:p>22380139</text:p>
          </table:table-cell>
        </table:table-row>
        <table:table-row table:style-name="ro1">
          <table:table-cell office:value-type="string" calcext:value-type="string">
            <text:p>0500000US27007</text:p>
          </table:table-cell>
          <table:table-cell office:value-type="float" office:value="27007" calcext:value-type="float">
            <text:p>27007</text:p>
          </table:table-cell>
          <table:table-cell office:value-type="string" calcext:value-type="string">
            <text:p>Beltrami County, Minnesota</text:p>
          </table:table-cell>
          <table:table-cell office:value-type="float" office:value="824394700" calcext:value-type="float">
            <text:p>824394700</text:p>
          </table:table-cell>
          <table:table-cell office:value-type="float" office:value="43314749" calcext:value-type="float">
            <text:p>43314749</text:p>
          </table:table-cell>
        </table:table-row>
        <table:table-row table:style-name="ro1">
          <table:table-cell office:value-type="string" calcext:value-type="string">
            <text:p>0500000US27009</text:p>
          </table:table-cell>
          <table:table-cell office:value-type="float" office:value="27009" calcext:value-type="float">
            <text:p>27009</text:p>
          </table:table-cell>
          <table:table-cell office:value-type="string" calcext:value-type="string">
            <text:p>Benton County, Minnesota</text:p>
          </table:table-cell>
          <table:table-cell office:value-type="float" office:value="939782400" calcext:value-type="float">
            <text:p>939782400</text:p>
          </table:table-cell>
          <table:table-cell office:value-type="float" office:value="28404018" calcext:value-type="float">
            <text:p>28404018</text:p>
          </table:table-cell>
        </table:table-row>
        <table:table-row table:style-name="ro1">
          <table:table-cell office:value-type="string" calcext:value-type="string">
            <text:p>0500000US27011</text:p>
          </table:table-cell>
          <table:table-cell office:value-type="float" office:value="27011" calcext:value-type="float">
            <text:p>27011</text:p>
          </table:table-cell>
          <table:table-cell office:value-type="string" calcext:value-type="string">
            <text:p>Big Stone County, Minnesota</text:p>
          </table:table-cell>
          <table:table-cell office:value-type="float" office:value="137361200" calcext:value-type="float">
            <text:p>137361200</text:p>
          </table:table-cell>
          <table:table-cell office:value-type="float" office:value="9256813" calcext:value-type="float">
            <text:p>9256813</text:p>
          </table:table-cell>
        </table:table-row>
        <table:table-row table:style-name="ro1">
          <table:table-cell office:value-type="string" calcext:value-type="string">
            <text:p>0500000US27013</text:p>
          </table:table-cell>
          <table:table-cell office:value-type="float" office:value="27013" calcext:value-type="float">
            <text:p>27013</text:p>
          </table:table-cell>
          <table:table-cell office:value-type="string" calcext:value-type="string">
            <text:p>Blue Earth County, Minnesota</text:p>
          </table:table-cell>
          <table:table-cell office:value-type="float" office:value="1573448600" calcext:value-type="float">
            <text:p>1573448600</text:p>
          </table:table-cell>
          <table:table-cell office:value-type="float" office:value="51825914" calcext:value-type="float">
            <text:p>51825914</text:p>
          </table:table-cell>
        </table:table-row>
        <table:table-row table:style-name="ro1">
          <table:table-cell office:value-type="string" calcext:value-type="string">
            <text:p>0500000US27015</text:p>
          </table:table-cell>
          <table:table-cell office:value-type="float" office:value="27015" calcext:value-type="float">
            <text:p>27015</text:p>
          </table:table-cell>
          <table:table-cell office:value-type="string" calcext:value-type="string">
            <text:p>Brown County, Minnesota</text:p>
          </table:table-cell>
          <table:table-cell office:value-type="float" office:value="689791500" calcext:value-type="float">
            <text:p>689791500</text:p>
          </table:table-cell>
          <table:table-cell office:value-type="float" office:value="29073824" calcext:value-type="float">
            <text:p>29073824</text:p>
          </table:table-cell>
        </table:table-row>
        <table:table-row table:style-name="ro1">
          <table:table-cell office:value-type="string" calcext:value-type="string">
            <text:p>0500000US27017</text:p>
          </table:table-cell>
          <table:table-cell office:value-type="float" office:value="27017" calcext:value-type="float">
            <text:p>27017</text:p>
          </table:table-cell>
          <table:table-cell office:value-type="string" calcext:value-type="string">
            <text:p>Carlton County, Minnesota</text:p>
          </table:table-cell>
          <table:table-cell office:value-type="float" office:value="789261300" calcext:value-type="float">
            <text:p>789261300</text:p>
          </table:table-cell>
          <table:table-cell office:value-type="float" office:value="25360588" calcext:value-type="float">
            <text:p>25360588</text:p>
          </table:table-cell>
        </table:table-row>
        <table:table-row table:style-name="ro1">
          <table:table-cell office:value-type="string" calcext:value-type="string">
            <text:p>0500000US27019</text:p>
          </table:table-cell>
          <table:table-cell office:value-type="float" office:value="27019" calcext:value-type="float">
            <text:p>27019</text:p>
          </table:table-cell>
          <table:table-cell office:value-type="string" calcext:value-type="string">
            <text:p>Carver County, Minnesota</text:p>
          </table:table-cell>
          <table:table-cell office:value-type="float" office:value="3614346400" calcext:value-type="float">
            <text:p>3614346400</text:p>
          </table:table-cell>
          <table:table-cell office:value-type="float" office:value="112722748" calcext:value-type="float">
            <text:p>112722748</text:p>
          </table:table-cell>
        </table:table-row>
        <table:table-row table:style-name="ro1">
          <table:table-cell office:value-type="string" calcext:value-type="string">
            <text:p>0500000US27021</text:p>
          </table:table-cell>
          <table:table-cell office:value-type="float" office:value="27021" calcext:value-type="float">
            <text:p>27021</text:p>
          </table:table-cell>
          <table:table-cell office:value-type="string" calcext:value-type="string">
            <text:p>Cass County, Minnesota</text:p>
          </table:table-cell>
          <table:table-cell office:value-type="float" office:value="693054900" calcext:value-type="float">
            <text:p>693054900</text:p>
          </table:table-cell>
          <table:table-cell office:value-type="float" office:value="31628828" calcext:value-type="float">
            <text:p>31628828</text:p>
          </table:table-cell>
        </table:table-row>
        <table:table-row table:style-name="ro1">
          <table:table-cell office:value-type="string" calcext:value-type="string">
            <text:p>0500000US27023</text:p>
          </table:table-cell>
          <table:table-cell office:value-type="float" office:value="27023" calcext:value-type="float">
            <text:p>27023</text:p>
          </table:table-cell>
          <table:table-cell office:value-type="string" calcext:value-type="string">
            <text:p>Chippewa County, Minnesota</text:p>
          </table:table-cell>
          <table:table-cell office:value-type="float" office:value="298332800" calcext:value-type="float">
            <text:p>298332800</text:p>
          </table:table-cell>
          <table:table-cell office:value-type="float" office:value="13066874" calcext:value-type="float">
            <text:p>13066874</text:p>
          </table:table-cell>
        </table:table-row>
        <table:table-row table:style-name="ro1">
          <table:table-cell office:value-type="string" calcext:value-type="string">
            <text:p>0500000US27025</text:p>
          </table:table-cell>
          <table:table-cell office:value-type="float" office:value="27025" calcext:value-type="float">
            <text:p>27025</text:p>
          </table:table-cell>
          <table:table-cell office:value-type="string" calcext:value-type="string">
            <text:p>Chisago County, Minnesota</text:p>
          </table:table-cell>
          <table:table-cell office:value-type="float" office:value="1537034800" calcext:value-type="float">
            <text:p>1537034800</text:p>
          </table:table-cell>
          <table:table-cell office:value-type="float" office:value="43791946" calcext:value-type="float">
            <text:p>43791946</text:p>
          </table:table-cell>
        </table:table-row>
        <table:table-row table:style-name="ro1">
          <table:table-cell office:value-type="string" calcext:value-type="string">
            <text:p>0500000US27027</text:p>
          </table:table-cell>
          <table:table-cell office:value-type="float" office:value="27027" calcext:value-type="float">
            <text:p>27027</text:p>
          </table:table-cell>
          <table:table-cell office:value-type="string" calcext:value-type="string">
            <text:p>Clay County, Minnesota</text:p>
          </table:table-cell>
          <table:table-cell office:value-type="float" office:value="1468000000" calcext:value-type="float">
            <text:p>1468000000</text:p>
          </table:table-cell>
          <table:table-cell office:value-type="float" office:value="40481048" calcext:value-type="float">
            <text:p>40481048</text:p>
          </table:table-cell>
        </table:table-row>
        <table:table-row table:style-name="ro1">
          <table:table-cell office:value-type="string" calcext:value-type="string">
            <text:p>0500000US27029</text:p>
          </table:table-cell>
          <table:table-cell office:value-type="float" office:value="27029" calcext:value-type="float">
            <text:p>27029</text:p>
          </table:table-cell>
          <table:table-cell office:value-type="string" calcext:value-type="string">
            <text:p>Clearwater County, Minnesota</text:p>
          </table:table-cell>
          <table:table-cell office:value-type="float" office:value="182350800" calcext:value-type="float">
            <text:p>182350800</text:p>
          </table:table-cell>
          <table:table-cell office:value-type="float" office:value="9895377" calcext:value-type="float">
            <text:p>9895377</text:p>
          </table:table-cell>
        </table:table-row>
        <table:table-row table:style-name="ro1">
          <table:table-cell office:value-type="string" calcext:value-type="string">
            <text:p>0500000US27031</text:p>
          </table:table-cell>
          <table:table-cell office:value-type="float" office:value="27031" calcext:value-type="float">
            <text:p>27031</text:p>
          </table:table-cell>
          <table:table-cell office:value-type="string" calcext:value-type="string">
            <text:p>Cook County, Minnesota</text:p>
          </table:table-cell>
          <table:table-cell office:value-type="float" office:value="160149100" calcext:value-type="float">
            <text:p>160149100</text:p>
          </table:table-cell>
          <table:table-cell office:value-type="float" office:value="16014866" calcext:value-type="float">
            <text:p>16014866</text:p>
          </table:table-cell>
        </table:table-row>
        <table:table-row table:style-name="ro1">
          <table:table-cell office:value-type="string" calcext:value-type="string">
            <text:p>0500000US27033</text:p>
          </table:table-cell>
          <table:table-cell office:value-type="float" office:value="27033" calcext:value-type="float">
            <text:p>27033</text:p>
          </table:table-cell>
          <table:table-cell office:value-type="string" calcext:value-type="string">
            <text:p>Cottonwood County, Minnesota</text:p>
          </table:table-cell>
          <table:table-cell office:value-type="float" office:value="270795100" calcext:value-type="float">
            <text:p>270795100</text:p>
          </table:table-cell>
          <table:table-cell office:value-type="float" office:value="15422341" calcext:value-type="float">
            <text:p>15422341</text:p>
          </table:table-cell>
        </table:table-row>
        <table:table-row table:style-name="ro1">
          <table:table-cell office:value-type="string" calcext:value-type="string">
            <text:p>0500000US27035</text:p>
          </table:table-cell>
          <table:table-cell office:value-type="float" office:value="27035" calcext:value-type="float">
            <text:p>27035</text:p>
          </table:table-cell>
          <table:table-cell office:value-type="string" calcext:value-type="string">
            <text:p>Crow Wing County, Minnesota</text:p>
          </table:table-cell>
          <table:table-cell office:value-type="float" office:value="1699467600" calcext:value-type="float">
            <text:p>1699467600</text:p>
          </table:table-cell>
          <table:table-cell office:value-type="float" office:value="55872877" calcext:value-type="float">
            <text:p>55872877</text:p>
          </table:table-cell>
        </table:table-row>
        <table:table-row table:style-name="ro1">
          <table:table-cell office:value-type="string" calcext:value-type="string">
            <text:p>0500000US27037</text:p>
          </table:table-cell>
          <table:table-cell office:value-type="float" office:value="27037" calcext:value-type="float">
            <text:p>27037</text:p>
          </table:table-cell>
          <table:table-cell office:value-type="string" calcext:value-type="string">
            <text:p>Dakota County, Minnesota</text:p>
          </table:table-cell>
          <table:table-cell office:value-type="float" office:value="13067940600" calcext:value-type="float">
            <text:p>13067940600</text:p>
          </table:table-cell>
          <table:table-cell office:value-type="float" office:value="160530534" calcext:value-type="float">
            <text:p>160530534</text:p>
          </table:table-cell>
        </table:table-row>
        <table:table-row table:style-name="ro1">
          <table:table-cell office:value-type="string" calcext:value-type="string">
            <text:p>0500000US27039</text:p>
          </table:table-cell>
          <table:table-cell office:value-type="float" office:value="27039" calcext:value-type="float">
            <text:p>27039</text:p>
          </table:table-cell>
          <table:table-cell office:value-type="string" calcext:value-type="string">
            <text:p>Dodge County, Minnesota</text:p>
          </table:table-cell>
          <table:table-cell office:value-type="float" office:value="581500900" calcext:value-type="float">
            <text:p>581500900</text:p>
          </table:table-cell>
          <table:table-cell office:value-type="float" office:value="21295211" calcext:value-type="float">
            <text:p>21295211</text:p>
          </table:table-cell>
        </table:table-row>
        <table:table-row table:style-name="ro1">
          <table:table-cell office:value-type="string" calcext:value-type="string">
            <text:p>0500000US27041</text:p>
          </table:table-cell>
          <table:table-cell office:value-type="float" office:value="27041" calcext:value-type="float">
            <text:p>27041</text:p>
          </table:table-cell>
          <table:table-cell office:value-type="string" calcext:value-type="string">
            <text:p>Douglas County, Minnesota</text:p>
          </table:table-cell>
          <table:table-cell office:value-type="float" office:value="1072804700" calcext:value-type="float">
            <text:p>1072804700</text:p>
          </table:table-cell>
          <table:table-cell office:value-type="float" office:value="56365037" calcext:value-type="float">
            <text:p>56365037</text:p>
          </table:table-cell>
        </table:table-row>
        <table:table-row table:style-name="ro1">
          <table:table-cell office:value-type="string" calcext:value-type="string">
            <text:p>0500000US27043</text:p>
          </table:table-cell>
          <table:table-cell office:value-type="float" office:value="27043" calcext:value-type="float">
            <text:p>27043</text:p>
          </table:table-cell>
          <table:table-cell office:value-type="string" calcext:value-type="string">
            <text:p>Faribault County, Minnesota</text:p>
          </table:table-cell>
          <table:table-cell office:value-type="float" office:value="362106300" calcext:value-type="float">
            <text:p>362106300</text:p>
          </table:table-cell>
          <table:table-cell office:value-type="float" office:value="11948403" calcext:value-type="float">
            <text:p>11948403</text:p>
          </table:table-cell>
        </table:table-row>
        <table:table-row table:style-name="ro1">
          <table:table-cell office:value-type="string" calcext:value-type="string">
            <text:p>0500000US27045</text:p>
          </table:table-cell>
          <table:table-cell office:value-type="float" office:value="27045" calcext:value-type="float">
            <text:p>27045</text:p>
          </table:table-cell>
          <table:table-cell office:value-type="string" calcext:value-type="string">
            <text:p>Fillmore County, Minnesota</text:p>
          </table:table-cell>
          <table:table-cell office:value-type="float" office:value="534032300" calcext:value-type="float">
            <text:p>534032300</text:p>
          </table:table-cell>
          <table:table-cell office:value-type="float" office:value="16098772" calcext:value-type="float">
            <text:p>16098772</text:p>
          </table:table-cell>
        </table:table-row>
        <table:table-row table:style-name="ro1">
          <table:table-cell office:value-type="string" calcext:value-type="string">
            <text:p>0500000US27047</text:p>
          </table:table-cell>
          <table:table-cell office:value-type="float" office:value="27047" calcext:value-type="float">
            <text:p>27047</text:p>
          </table:table-cell>
          <table:table-cell office:value-type="string" calcext:value-type="string">
            <text:p>Freeborn County, Minnesota</text:p>
          </table:table-cell>
          <table:table-cell office:value-type="float" office:value="756038200" calcext:value-type="float">
            <text:p>756038200</text:p>
          </table:table-cell>
          <table:table-cell office:value-type="float" office:value="24301939" calcext:value-type="float">
            <text:p>24301939</text:p>
          </table:table-cell>
        </table:table-row>
        <table:table-row table:style-name="ro1">
          <table:table-cell office:value-type="string" calcext:value-type="string">
            <text:p>0500000US27049</text:p>
          </table:table-cell>
          <table:table-cell office:value-type="float" office:value="27049" calcext:value-type="float">
            <text:p>27049</text:p>
          </table:table-cell>
          <table:table-cell office:value-type="string" calcext:value-type="string">
            <text:p>Goodhue County, Minnesota</text:p>
          </table:table-cell>
          <table:table-cell office:value-type="float" office:value="1321182000" calcext:value-type="float">
            <text:p>1321182000</text:p>
          </table:table-cell>
          <table:table-cell office:value-type="float" office:value="52878737" calcext:value-type="float">
            <text:p>52878737</text:p>
          </table:table-cell>
        </table:table-row>
        <table:table-row table:style-name="ro1">
          <table:table-cell office:value-type="string" calcext:value-type="string">
            <text:p>0500000US27051</text:p>
          </table:table-cell>
          <table:table-cell office:value-type="float" office:value="27051" calcext:value-type="float">
            <text:p>27051</text:p>
          </table:table-cell>
          <table:table-cell office:value-type="string" calcext:value-type="string">
            <text:p>Grant County, Minnesota</text:p>
          </table:table-cell>
          <table:table-cell office:value-type="float" office:value="158621500" calcext:value-type="float">
            <text:p>158621500</text:p>
          </table:table-cell>
          <table:table-cell office:value-type="float" office:value="9439921" calcext:value-type="float">
            <text:p>9439921</text:p>
          </table:table-cell>
        </table:table-row>
        <table:table-row table:style-name="ro1">
          <table:table-cell office:value-type="string" calcext:value-type="string">
            <text:p>0500000US27053</text:p>
          </table:table-cell>
          <table:table-cell office:value-type="float" office:value="27053" calcext:value-type="float">
            <text:p>27053</text:p>
          </table:table-cell>
          <table:table-cell office:value-type="string" calcext:value-type="string">
            <text:p>Hennepin County, Minnesota</text:p>
          </table:table-cell>
          <table:table-cell office:value-type="float" office:value="38967026200" calcext:value-type="float">
            <text:p>38967026200</text:p>
          </table:table-cell>
          <table:table-cell office:value-type="float" office:value="378106206" calcext:value-type="float">
            <text:p>378106206</text:p>
          </table:table-cell>
        </table:table-row>
        <table:table-row table:style-name="ro1">
          <table:table-cell office:value-type="string" calcext:value-type="string">
            <text:p>0500000US27055</text:p>
          </table:table-cell>
          <table:table-cell office:value-type="float" office:value="27055" calcext:value-type="float">
            <text:p>27055</text:p>
          </table:table-cell>
          <table:table-cell office:value-type="string" calcext:value-type="string">
            <text:p>Houston County, Minnesota</text:p>
          </table:table-cell>
          <table:table-cell office:value-type="float" office:value="501966900" calcext:value-type="float">
            <text:p>501966900</text:p>
          </table:table-cell>
          <table:table-cell office:value-type="float" office:value="18203688" calcext:value-type="float">
            <text:p>18203688</text:p>
          </table:table-cell>
        </table:table-row>
        <table:table-row table:style-name="ro1">
          <table:table-cell office:value-type="string" calcext:value-type="string">
            <text:p>0500000US27057</text:p>
          </table:table-cell>
          <table:table-cell office:value-type="float" office:value="27057" calcext:value-type="float">
            <text:p>27057</text:p>
          </table:table-cell>
          <table:table-cell office:value-type="string" calcext:value-type="string">
            <text:p>Hubbard County, Minnesota</text:p>
          </table:table-cell>
          <table:table-cell office:value-type="float" office:value="512433900" calcext:value-type="float">
            <text:p>512433900</text:p>
          </table:table-cell>
          <table:table-cell office:value-type="float" office:value="18177174" calcext:value-type="float">
            <text:p>18177174</text:p>
          </table:table-cell>
        </table:table-row>
        <table:table-row table:style-name="ro1">
          <table:table-cell office:value-type="string" calcext:value-type="string">
            <text:p>0500000US27059</text:p>
          </table:table-cell>
          <table:table-cell office:value-type="float" office:value="27059" calcext:value-type="float">
            <text:p>27059</text:p>
          </table:table-cell>
          <table:table-cell office:value-type="string" calcext:value-type="string">
            <text:p>Isanti County, Minnesota</text:p>
          </table:table-cell>
          <table:table-cell office:value-type="float" office:value="983426300" calcext:value-type="float">
            <text:p>983426300</text:p>
          </table:table-cell>
          <table:table-cell office:value-type="float" office:value="39796952" calcext:value-type="float">
            <text:p>39796952</text:p>
          </table:table-cell>
        </table:table-row>
        <table:table-row table:style-name="ro1">
          <table:table-cell office:value-type="string" calcext:value-type="string">
            <text:p>0500000US27061</text:p>
          </table:table-cell>
          <table:table-cell office:value-type="float" office:value="27061" calcext:value-type="float">
            <text:p>27061</text:p>
          </table:table-cell>
          <table:table-cell office:value-type="string" calcext:value-type="string">
            <text:p>Itasca County, Minnesota</text:p>
          </table:table-cell>
          <table:table-cell office:value-type="float" office:value="1075779000" calcext:value-type="float">
            <text:p>1075779000</text:p>
          </table:table-cell>
          <table:table-cell office:value-type="float" office:value="31681261" calcext:value-type="float">
            <text:p>31681261</text:p>
          </table:table-cell>
        </table:table-row>
        <table:table-row table:style-name="ro1">
          <table:table-cell office:value-type="string" calcext:value-type="string">
            <text:p>0500000US27063</text:p>
          </table:table-cell>
          <table:table-cell office:value-type="float" office:value="27063" calcext:value-type="float">
            <text:p>27063</text:p>
          </table:table-cell>
          <table:table-cell office:value-type="string" calcext:value-type="string">
            <text:p>Jackson County, Minnesota</text:p>
          </table:table-cell>
          <table:table-cell office:value-type="float" office:value="269950400" calcext:value-type="float">
            <text:p>269950400</text:p>
          </table:table-cell>
          <table:table-cell office:value-type="float" office:value="12146380" calcext:value-type="float">
            <text:p>12146380</text:p>
          </table:table-cell>
        </table:table-row>
        <table:table-row table:style-name="ro1">
          <table:table-cell office:value-type="string" calcext:value-type="string">
            <text:p>0500000US27065</text:p>
          </table:table-cell>
          <table:table-cell office:value-type="float" office:value="27065" calcext:value-type="float">
            <text:p>27065</text:p>
          </table:table-cell>
          <table:table-cell office:value-type="string" calcext:value-type="string">
            <text:p>Kanabec County, Minnesota</text:p>
          </table:table-cell>
          <table:table-cell office:value-type="float" office:value="357008400" calcext:value-type="float">
            <text:p>357008400</text:p>
          </table:table-cell>
          <table:table-cell office:value-type="float" office:value="14541951" calcext:value-type="float">
            <text:p>14541951</text:p>
          </table:table-cell>
        </table:table-row>
        <table:table-row table:style-name="ro1">
          <table:table-cell office:value-type="string" calcext:value-type="string">
            <text:p>0500000US27067</text:p>
          </table:table-cell>
          <table:table-cell office:value-type="float" office:value="27067" calcext:value-type="float">
            <text:p>27067</text:p>
          </table:table-cell>
          <table:table-cell office:value-type="string" calcext:value-type="string">
            <text:p>Kandiyohi County, Minnesota</text:p>
          </table:table-cell>
          <table:table-cell office:value-type="float" office:value="1056607800" calcext:value-type="float">
            <text:p>1056607800</text:p>
          </table:table-cell>
          <table:table-cell office:value-type="float" office:value="40161637" calcext:value-type="float">
            <text:p>40161637</text:p>
          </table:table-cell>
        </table:table-row>
        <table:table-row table:style-name="ro1">
          <table:table-cell office:value-type="string" calcext:value-type="string">
            <text:p>0500000US27069</text:p>
          </table:table-cell>
          <table:table-cell office:value-type="float" office:value="27069" calcext:value-type="float">
            <text:p>27069</text:p>
          </table:table-cell>
          <table:table-cell office:value-type="string" calcext:value-type="string">
            <text:p>Kittson County, Minnesota</text:p>
          </table:table-cell>
          <table:table-cell office:value-type="float" office:value="124364100" calcext:value-type="float">
            <text:p>124364100</text:p>
          </table:table-cell>
          <table:table-cell office:value-type="float" office:value="8491116" calcext:value-type="float">
            <text:p>8491116</text:p>
          </table:table-cell>
        </table:table-row>
        <table:table-row table:style-name="ro1">
          <table:table-cell office:value-type="string" calcext:value-type="string">
            <text:p>0500000US27071</text:p>
          </table:table-cell>
          <table:table-cell office:value-type="float" office:value="27071" calcext:value-type="float">
            <text:p>27071</text:p>
          </table:table-cell>
          <table:table-cell office:value-type="string" calcext:value-type="string">
            <text:p>Koochiching County, Minnesota</text:p>
          </table:table-cell>
          <table:table-cell office:value-type="float" office:value="315174900" calcext:value-type="float">
            <text:p>315174900</text:p>
          </table:table-cell>
          <table:table-cell office:value-type="float" office:value="25933316" calcext:value-type="float">
            <text:p>25933316</text:p>
          </table:table-cell>
        </table:table-row>
        <table:table-row table:style-name="ro1">
          <table:table-cell office:value-type="string" calcext:value-type="string">
            <text:p>0500000US27073</text:p>
          </table:table-cell>
          <table:table-cell office:value-type="float" office:value="27073" calcext:value-type="float">
            <text:p>27073</text:p>
          </table:table-cell>
          <table:table-cell office:value-type="string" calcext:value-type="string">
            <text:p>Lac qui Parle County, Minnesota</text:p>
          </table:table-cell>
          <table:table-cell office:value-type="float" office:value="201807600" calcext:value-type="float">
            <text:p>201807600</text:p>
          </table:table-cell>
          <table:table-cell office:value-type="float" office:value="10778627" calcext:value-type="float">
            <text:p>10778627</text:p>
          </table:table-cell>
        </table:table-row>
        <table:table-row table:style-name="ro1">
          <table:table-cell office:value-type="string" calcext:value-type="string">
            <text:p>0500000US27075</text:p>
          </table:table-cell>
          <table:table-cell office:value-type="float" office:value="27075" calcext:value-type="float">
            <text:p>27075</text:p>
          </table:table-cell>
          <table:table-cell office:value-type="string" calcext:value-type="string">
            <text:p>Lake County, Minnesota</text:p>
          </table:table-cell>
          <table:table-cell office:value-type="float" office:value="312455100" calcext:value-type="float">
            <text:p>312455100</text:p>
          </table:table-cell>
          <table:table-cell office:value-type="float" office:value="16477652" calcext:value-type="float">
            <text:p>16477652</text:p>
          </table:table-cell>
        </table:table-row>
        <table:table-row table:style-name="ro1">
          <table:table-cell office:value-type="string" calcext:value-type="string">
            <text:p>0500000US27077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Lake of the Woods County, Minnesota</text:p>
          </table:table-cell>
          <table:table-cell office:value-type="float" office:value="80196900" calcext:value-type="float">
            <text:p>80196900</text:p>
          </table:table-cell>
          <table:table-cell office:value-type="float" office:value="9557721" calcext:value-type="float">
            <text:p>9557721</text:p>
          </table:table-cell>
        </table:table-row>
        <table:table-row table:style-name="ro1">
          <table:table-cell office:value-type="string" calcext:value-type="string">
            <text:p>0500000US27079</text:p>
          </table:table-cell>
          <table:table-cell office:value-type="float" office:value="27079" calcext:value-type="float">
            <text:p>27079</text:p>
          </table:table-cell>
          <table:table-cell office:value-type="string" calcext:value-type="string">
            <text:p>Le Sueur County, Minnesota</text:p>
          </table:table-cell>
          <table:table-cell office:value-type="float" office:value="753027000" calcext:value-type="float">
            <text:p>753027000</text:p>
          </table:table-cell>
          <table:table-cell office:value-type="float" office:value="22371909" calcext:value-type="float">
            <text:p>22371909</text:p>
          </table:table-cell>
        </table:table-row>
        <table:table-row table:style-name="ro1">
          <table:table-cell office:value-type="string" calcext:value-type="string">
            <text:p>0500000US27081</text:p>
          </table:table-cell>
          <table:table-cell office:value-type="float" office:value="27081" calcext:value-type="float">
            <text:p>27081</text:p>
          </table:table-cell>
          <table:table-cell office:value-type="string" calcext:value-type="string">
            <text:p>Lincoln County, Minnesota</text:p>
          </table:table-cell>
          <table:table-cell office:value-type="float" office:value="152022500" calcext:value-type="float">
            <text:p>152022500</text:p>
          </table:table-cell>
          <table:table-cell office:value-type="float" office:value="8404043" calcext:value-type="float">
            <text:p>8404043</text:p>
          </table:table-cell>
        </table:table-row>
        <table:table-row table:style-name="ro1">
          <table:table-cell office:value-type="string" calcext:value-type="string">
            <text:p>0500000US27083</text:p>
          </table:table-cell>
          <table:table-cell office:value-type="float" office:value="27083" calcext:value-type="float">
            <text:p>27083</text:p>
          </table:table-cell>
          <table:table-cell office:value-type="string" calcext:value-type="string">
            <text:p>Lyon County, Minnesota</text:p>
          </table:table-cell>
          <table:table-cell office:value-type="float" office:value="646267400" calcext:value-type="float">
            <text:p>646267400</text:p>
          </table:table-cell>
          <table:table-cell office:value-type="float" office:value="45465597" calcext:value-type="float">
            <text:p>45465597</text:p>
          </table:table-cell>
        </table:table-row>
        <table:table-row table:style-name="ro1">
          <table:table-cell office:value-type="string" calcext:value-type="string">
            <text:p>0500000US27085</text:p>
          </table:table-cell>
          <table:table-cell office:value-type="float" office:value="27085" calcext:value-type="float">
            <text:p>27085</text:p>
          </table:table-cell>
          <table:table-cell office:value-type="string" calcext:value-type="string">
            <text:p>McLeod County, Minnesota</text:p>
          </table:table-cell>
          <table:table-cell office:value-type="float" office:value="958198500" calcext:value-type="float">
            <text:p>958198500</text:p>
          </table:table-cell>
          <table:table-cell office:value-type="float" office:value="31631929" calcext:value-type="float">
            <text:p>31631929</text:p>
          </table:table-cell>
        </table:table-row>
        <table:table-row table:style-name="ro1">
          <table:table-cell office:value-type="string" calcext:value-type="string">
            <text:p>0500000US27087</text:p>
          </table:table-cell>
          <table:table-cell office:value-type="float" office:value="27087" calcext:value-type="float">
            <text:p>27087</text:p>
          </table:table-cell>
          <table:table-cell office:value-type="string" calcext:value-type="string">
            <text:p>Mahnomen County, Minnesota</text:p>
          </table:table-cell>
          <table:table-cell office:value-type="float" office:value="67732400" calcext:value-type="float">
            <text:p>67732400</text:p>
          </table:table-cell>
          <table:table-cell office:value-type="float" office:value="4854340" calcext:value-type="float">
            <text:p>4854340</text:p>
          </table:table-cell>
        </table:table-row>
        <table:table-row table:style-name="ro1">
          <table:table-cell office:value-type="string" calcext:value-type="string">
            <text:p>0500000US27089</text:p>
          </table:table-cell>
          <table:table-cell office:value-type="float" office:value="27089" calcext:value-type="float">
            <text:p>27089</text:p>
          </table:table-cell>
          <table:table-cell office:value-type="string" calcext:value-type="string">
            <text:p>Marshall County, Minnesota</text:p>
          </table:table-cell>
          <table:table-cell office:value-type="float" office:value="252100300" calcext:value-type="float">
            <text:p>252100300</text:p>
          </table:table-cell>
          <table:table-cell office:value-type="float" office:value="12151082" calcext:value-type="float">
            <text:p>12151082</text:p>
          </table:table-cell>
        </table:table-row>
        <table:table-row table:style-name="ro1">
          <table:table-cell office:value-type="string" calcext:value-type="string">
            <text:p>0500000US27091</text:p>
          </table:table-cell>
          <table:table-cell office:value-type="float" office:value="27091" calcext:value-type="float">
            <text:p>27091</text:p>
          </table:table-cell>
          <table:table-cell office:value-type="string" calcext:value-type="string">
            <text:p>Martin County, Minnesota</text:p>
          </table:table-cell>
          <table:table-cell office:value-type="float" office:value="551861600" calcext:value-type="float">
            <text:p>551861600</text:p>
          </table:table-cell>
          <table:table-cell office:value-type="float" office:value="26247902" calcext:value-type="float">
            <text:p>26247902</text:p>
          </table:table-cell>
        </table:table-row>
        <table:table-row table:style-name="ro1">
          <table:table-cell office:value-type="string" calcext:value-type="string">
            <text:p>0500000US27093</text:p>
          </table:table-cell>
          <table:table-cell office:value-type="float" office:value="27093" calcext:value-type="float">
            <text:p>27093</text:p>
          </table:table-cell>
          <table:table-cell office:value-type="string" calcext:value-type="string">
            <text:p>Meeker County, Minnesota</text:p>
          </table:table-cell>
          <table:table-cell office:value-type="float" office:value="610308600" calcext:value-type="float">
            <text:p>610308600</text:p>
          </table:table-cell>
          <table:table-cell office:value-type="float" office:value="19481379" calcext:value-type="float">
            <text:p>19481379</text:p>
          </table:table-cell>
        </table:table-row>
        <table:table-row table:style-name="ro1">
          <table:table-cell office:value-type="string" calcext:value-type="string">
            <text:p>0500000US27095</text:p>
          </table:table-cell>
          <table:table-cell office:value-type="float" office:value="27095" calcext:value-type="float">
            <text:p>27095</text:p>
          </table:table-cell>
          <table:table-cell office:value-type="string" calcext:value-type="string">
            <text:p>Mille Lacs County, Minnesota</text:p>
          </table:table-cell>
          <table:table-cell office:value-type="float" office:value="555007400" calcext:value-type="float">
            <text:p>555007400</text:p>
          </table:table-cell>
          <table:table-cell office:value-type="float" office:value="20729366" calcext:value-type="float">
            <text:p>20729366</text:p>
          </table:table-cell>
        </table:table-row>
        <table:table-row table:style-name="ro1">
          <table:table-cell office:value-type="string" calcext:value-type="string">
            <text:p>0500000US27097</text:p>
          </table:table-cell>
          <table:table-cell office:value-type="float" office:value="27097" calcext:value-type="float">
            <text:p>27097</text:p>
          </table:table-cell>
          <table:table-cell office:value-type="string" calcext:value-type="string">
            <text:p>Morrison County, Minnesota</text:p>
          </table:table-cell>
          <table:table-cell office:value-type="float" office:value="798326900" calcext:value-type="float">
            <text:p>798326900</text:p>
          </table:table-cell>
          <table:table-cell office:value-type="float" office:value="26950973" calcext:value-type="float">
            <text:p>26950973</text:p>
          </table:table-cell>
        </table:table-row>
        <table:table-row table:style-name="ro1">
          <table:table-cell office:value-type="string" calcext:value-type="string">
            <text:p>0500000US27099</text:p>
          </table:table-cell>
          <table:table-cell office:value-type="float" office:value="27099" calcext:value-type="float">
            <text:p>27099</text:p>
          </table:table-cell>
          <table:table-cell office:value-type="string" calcext:value-type="string">
            <text:p>Mower County, Minnesota</text:p>
          </table:table-cell>
          <table:table-cell office:value-type="float" office:value="923139100" calcext:value-type="float">
            <text:p>923139100</text:p>
          </table:table-cell>
          <table:table-cell office:value-type="float" office:value="42956150" calcext:value-type="float">
            <text:p>42956150</text:p>
          </table:table-cell>
        </table:table-row>
        <table:table-row table:style-name="ro1">
          <table:table-cell office:value-type="string" calcext:value-type="string">
            <text:p>0500000US27101</text:p>
          </table:table-cell>
          <table:table-cell office:value-type="float" office:value="27101" calcext:value-type="float">
            <text:p>27101</text:p>
          </table:table-cell>
          <table:table-cell office:value-type="string" calcext:value-type="string">
            <text:p>Murray County, Minnesota</text:p>
          </table:table-cell>
          <table:table-cell office:value-type="float" office:value="236983800" calcext:value-type="float">
            <text:p>236983800</text:p>
          </table:table-cell>
          <table:table-cell office:value-type="float" office:value="8511068" calcext:value-type="float">
            <text:p>8511068</text:p>
          </table:table-cell>
        </table:table-row>
        <table:table-row table:style-name="ro1">
          <table:table-cell office:value-type="string" calcext:value-type="string">
            <text:p>0500000US27103</text:p>
          </table:table-cell>
          <table:table-cell office:value-type="float" office:value="27103" calcext:value-type="float">
            <text:p>27103</text:p>
          </table:table-cell>
          <table:table-cell office:value-type="string" calcext:value-type="string">
            <text:p>Nicollet County, Minnesota</text:p>
          </table:table-cell>
          <table:table-cell office:value-type="float" office:value="849713000" calcext:value-type="float">
            <text:p>849713000</text:p>
          </table:table-cell>
          <table:table-cell office:value-type="float" office:value="33619623" calcext:value-type="float">
            <text:p>33619623</text:p>
          </table:table-cell>
        </table:table-row>
        <table:table-row table:style-name="ro1">
          <table:table-cell office:value-type="string" calcext:value-type="string">
            <text:p>0500000US27105</text:p>
          </table:table-cell>
          <table:table-cell office:value-type="float" office:value="27105" calcext:value-type="float">
            <text:p>27105</text:p>
          </table:table-cell>
          <table:table-cell office:value-type="string" calcext:value-type="string">
            <text:p>Nobles County, Minnesota</text:p>
          </table:table-cell>
          <table:table-cell office:value-type="float" office:value="385671400" calcext:value-type="float">
            <text:p>385671400</text:p>
          </table:table-cell>
          <table:table-cell office:value-type="float" office:value="15703459" calcext:value-type="float">
            <text:p>15703459</text:p>
          </table:table-cell>
        </table:table-row>
        <table:table-row table:style-name="ro1">
          <table:table-cell office:value-type="string" calcext:value-type="string">
            <text:p>0500000US27107</text:p>
          </table:table-cell>
          <table:table-cell office:value-type="float" office:value="27107" calcext:value-type="float">
            <text:p>27107</text:p>
          </table:table-cell>
          <table:table-cell office:value-type="string" calcext:value-type="string">
            <text:p>Norman County, Minnesota</text:p>
          </table:table-cell>
          <table:table-cell office:value-type="float" office:value="157330000" calcext:value-type="float">
            <text:p>157330000</text:p>
          </table:table-cell>
          <table:table-cell office:value-type="float" office:value="6787248" calcext:value-type="float">
            <text:p>6787248</text:p>
          </table:table-cell>
        </table:table-row>
        <table:table-row table:style-name="ro1">
          <table:table-cell office:value-type="string" calcext:value-type="string">
            <text:p>0500000US27109</text:p>
          </table:table-cell>
          <table:table-cell office:value-type="float" office:value="27109" calcext:value-type="float">
            <text:p>27109</text:p>
          </table:table-cell>
          <table:table-cell office:value-type="string" calcext:value-type="string">
            <text:p>Olmsted County, Minnesota</text:p>
          </table:table-cell>
          <table:table-cell office:value-type="float" office:value="4600160000" calcext:value-type="float">
            <text:p>4600160000</text:p>
          </table:table-cell>
          <table:table-cell office:value-type="float" office:value="94132748" calcext:value-type="float">
            <text:p>94132748</text:p>
          </table:table-cell>
        </table:table-row>
        <table:table-row table:style-name="ro1">
          <table:table-cell office:value-type="string" calcext:value-type="string">
            <text:p>0500000US27111</text:p>
          </table:table-cell>
          <table:table-cell office:value-type="float" office:value="27111" calcext:value-type="float">
            <text:p>27111</text:p>
          </table:table-cell>
          <table:table-cell office:value-type="string" calcext:value-type="string">
            <text:p>Otter Tail County, Minnesota</text:p>
          </table:table-cell>
          <table:table-cell office:value-type="float" office:value="1531707800" calcext:value-type="float">
            <text:p>1531707800</text:p>
          </table:table-cell>
          <table:table-cell office:value-type="float" office:value="41745634" calcext:value-type="float">
            <text:p>41745634</text:p>
          </table:table-cell>
        </table:table-row>
        <table:table-row table:style-name="ro1">
          <table:table-cell office:value-type="string" calcext:value-type="string">
            <text:p>0500000US27113</text:p>
          </table:table-cell>
          <table:table-cell office:value-type="float" office:value="27113" calcext:value-type="float">
            <text:p>27113</text:p>
          </table:table-cell>
          <table:table-cell office:value-type="string" calcext:value-type="string">
            <text:p>Pennington County, Minnesota</text:p>
          </table:table-cell>
          <table:table-cell office:value-type="float" office:value="330859800" calcext:value-type="float">
            <text:p>330859800</text:p>
          </table:table-cell>
          <table:table-cell office:value-type="float" office:value="14312842" calcext:value-type="float">
            <text:p>14312842</text:p>
          </table:table-cell>
        </table:table-row>
        <table:table-row table:style-name="ro1">
          <table:table-cell office:value-type="string" calcext:value-type="string">
            <text:p>0500000US27115</text:p>
          </table:table-cell>
          <table:table-cell office:value-type="float" office:value="27115" calcext:value-type="float">
            <text:p>27115</text:p>
          </table:table-cell>
          <table:table-cell office:value-type="string" calcext:value-type="string">
            <text:p>Pine County, Minnesota</text:p>
          </table:table-cell>
          <table:table-cell office:value-type="float" office:value="600492500" calcext:value-type="float">
            <text:p>600492500</text:p>
          </table:table-cell>
          <table:table-cell office:value-type="float" office:value="20378836" calcext:value-type="float">
            <text:p>20378836</text:p>
          </table:table-cell>
        </table:table-row>
        <table:table-row table:style-name="ro1">
          <table:table-cell office:value-type="string" calcext:value-type="string">
            <text:p>0500000US27117</text:p>
          </table:table-cell>
          <table:table-cell office:value-type="float" office:value="27117" calcext:value-type="float">
            <text:p>27117</text:p>
          </table:table-cell>
          <table:table-cell office:value-type="string" calcext:value-type="string">
            <text:p>Pipestone County, Minnesota</text:p>
          </table:table-cell>
          <table:table-cell office:value-type="float" office:value="234521600" calcext:value-type="float">
            <text:p>234521600</text:p>
          </table:table-cell>
          <table:table-cell office:value-type="float" office:value="19340634" calcext:value-type="float">
            <text:p>19340634</text:p>
          </table:table-cell>
        </table:table-row>
        <table:table-row table:style-name="ro1">
          <table:table-cell office:value-type="string" calcext:value-type="string">
            <text:p>0500000US27119</text:p>
          </table:table-cell>
          <table:table-cell office:value-type="float" office:value="27119" calcext:value-type="float">
            <text:p>27119</text:p>
          </table:table-cell>
          <table:table-cell office:value-type="string" calcext:value-type="string">
            <text:p>Polk County, Minnesota</text:p>
          </table:table-cell>
          <table:table-cell office:value-type="float" office:value="783231100" calcext:value-type="float">
            <text:p>783231100</text:p>
          </table:table-cell>
          <table:table-cell office:value-type="float" office:value="21560848" calcext:value-type="float">
            <text:p>21560848</text:p>
          </table:table-cell>
        </table:table-row>
        <table:table-row table:style-name="ro1">
          <table:table-cell office:value-type="string" calcext:value-type="string">
            <text:p>0500000US27121</text:p>
          </table:table-cell>
          <table:table-cell office:value-type="float" office:value="27121" calcext:value-type="float">
            <text:p>27121</text:p>
          </table:table-cell>
          <table:table-cell office:value-type="string" calcext:value-type="string">
            <text:p>Pope County, Minnesota</text:p>
          </table:table-cell>
          <table:table-cell office:value-type="float" office:value="321109800" calcext:value-type="float">
            <text:p>321109800</text:p>
          </table:table-cell>
          <table:table-cell office:value-type="float" office:value="19793190" calcext:value-type="float">
            <text:p>19793190</text:p>
          </table:table-cell>
        </table:table-row>
        <table:table-row table:style-name="ro1">
          <table:table-cell office:value-type="string" calcext:value-type="string">
            <text:p>0500000US27123</text:p>
          </table:table-cell>
          <table:table-cell office:value-type="float" office:value="27123" calcext:value-type="float">
            <text:p>27123</text:p>
          </table:table-cell>
          <table:table-cell office:value-type="string" calcext:value-type="string">
            <text:p>Ramsey County, Minnesota</text:p>
          </table:table-cell>
          <table:table-cell office:value-type="float" office:value="12946609000" calcext:value-type="float">
            <text:p>12946609000</text:p>
          </table:table-cell>
          <table:table-cell office:value-type="float" office:value="166411277" calcext:value-type="float">
            <text:p>166411277</text:p>
          </table:table-cell>
        </table:table-row>
        <table:table-row table:style-name="ro1">
          <table:table-cell office:value-type="string" calcext:value-type="string">
            <text:p>0500000US27125</text:p>
          </table:table-cell>
          <table:table-cell office:value-type="float" office:value="27125" calcext:value-type="float">
            <text:p>27125</text:p>
          </table:table-cell>
          <table:table-cell office:value-type="string" calcext:value-type="string">
            <text:p>Red Lake County, Minnesota</text:p>
          </table:table-cell>
          <table:table-cell office:value-type="float" office:value="98858800" calcext:value-type="float">
            <text:p>98858800</text:p>
          </table:table-cell>
          <table:table-cell office:value-type="float" office:value="6246893" calcext:value-type="float">
            <text:p>6246893</text:p>
          </table:table-cell>
        </table:table-row>
        <table:table-row table:style-name="ro1">
          <table:table-cell office:value-type="string" calcext:value-type="string">
            <text:p>0500000US27127</text:p>
          </table:table-cell>
          <table:table-cell office:value-type="float" office:value="27127" calcext:value-type="float">
            <text:p>27127</text:p>
          </table:table-cell>
          <table:table-cell office:value-type="string" calcext:value-type="string">
            <text:p>Redwood County, Minnesota</text:p>
          </table:table-cell>
          <table:table-cell office:value-type="float" office:value="367034200" calcext:value-type="float">
            <text:p>367034200</text:p>
          </table:table-cell>
          <table:table-cell office:value-type="float" office:value="15195205" calcext:value-type="float">
            <text:p>15195205</text:p>
          </table:table-cell>
        </table:table-row>
        <table:table-row table:style-name="ro1">
          <table:table-cell office:value-type="string" calcext:value-type="string">
            <text:p>0500000US27129</text:p>
          </table:table-cell>
          <table:table-cell office:value-type="float" office:value="27129" calcext:value-type="float">
            <text:p>27129</text:p>
          </table:table-cell>
          <table:table-cell office:value-type="string" calcext:value-type="string">
            <text:p>Renville County, Minnesota</text:p>
          </table:table-cell>
          <table:table-cell office:value-type="float" office:value="411627300" calcext:value-type="float">
            <text:p>411627300</text:p>
          </table:table-cell>
          <table:table-cell office:value-type="float" office:value="17235228" calcext:value-type="float">
            <text:p>17235228</text:p>
          </table:table-cell>
        </table:table-row>
        <table:table-row table:style-name="ro1">
          <table:table-cell office:value-type="string" calcext:value-type="string">
            <text:p>0500000US27131</text:p>
          </table:table-cell>
          <table:table-cell office:value-type="float" office:value="27131" calcext:value-type="float">
            <text:p>27131</text:p>
          </table:table-cell>
          <table:table-cell office:value-type="string" calcext:value-type="string">
            <text:p>Rice County, Minnesota</text:p>
          </table:table-cell>
          <table:table-cell office:value-type="float" office:value="1583222500" calcext:value-type="float">
            <text:p>1583222500</text:p>
          </table:table-cell>
          <table:table-cell office:value-type="float" office:value="49246247" calcext:value-type="float">
            <text:p>49246247</text:p>
          </table:table-cell>
        </table:table-row>
        <table:table-row table:style-name="ro1">
          <table:table-cell office:value-type="string" calcext:value-type="string">
            <text:p>0500000US27133</text:p>
          </table:table-cell>
          <table:table-cell office:value-type="float" office:value="27133" calcext:value-type="float">
            <text:p>27133</text:p>
          </table:table-cell>
          <table:table-cell office:value-type="string" calcext:value-type="string">
            <text:p>Rock County, Minnesota</text:p>
          </table:table-cell>
          <table:table-cell office:value-type="float" office:value="246423900" calcext:value-type="float">
            <text:p>246423900</text:p>
          </table:table-cell>
          <table:table-cell office:value-type="float" office:value="13697402" calcext:value-type="float">
            <text:p>13697402</text:p>
          </table:table-cell>
        </table:table-row>
        <table:table-row table:style-name="ro1">
          <table:table-cell office:value-type="string" calcext:value-type="string">
            <text:p>0500000US27135</text:p>
          </table:table-cell>
          <table:table-cell office:value-type="float" office:value="27135" calcext:value-type="float">
            <text:p>27135</text:p>
          </table:table-cell>
          <table:table-cell office:value-type="string" calcext:value-type="string">
            <text:p>Roseau County, Minnesota</text:p>
          </table:table-cell>
          <table:table-cell office:value-type="float" office:value="399424400" calcext:value-type="float">
            <text:p>399424400</text:p>
          </table:table-cell>
          <table:table-cell office:value-type="float" office:value="16087573" calcext:value-type="float">
            <text:p>16087573</text:p>
          </table:table-cell>
        </table:table-row>
        <table:table-row table:style-name="ro1">
          <table:table-cell office:value-type="string" calcext:value-type="string">
            <text:p>0500000US27137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St. Louis County, Minnesota</text:p>
          </table:table-cell>
          <table:table-cell office:value-type="float" office:value="5104475100" calcext:value-type="float">
            <text:p>5104475100</text:p>
          </table:table-cell>
          <table:table-cell office:value-type="float" office:value="93371578" calcext:value-type="float">
            <text:p>93371578</text:p>
          </table:table-cell>
        </table:table-row>
        <table:table-row table:style-name="ro1">
          <table:table-cell office:value-type="string" calcext:value-type="string">
            <text:p>0500000US27139</text:p>
          </table:table-cell>
          <table:table-cell office:value-type="float" office:value="27139" calcext:value-type="float">
            <text:p>27139</text:p>
          </table:table-cell>
          <table:table-cell office:value-type="string" calcext:value-type="string">
            <text:p>Scott County, Minnesota</text:p>
          </table:table-cell>
          <table:table-cell office:value-type="float" office:value="4356329700" calcext:value-type="float">
            <text:p>4356329700</text:p>
          </table:table-cell>
          <table:table-cell office:value-type="float" office:value="89998199" calcext:value-type="float">
            <text:p>89998199</text:p>
          </table:table-cell>
        </table:table-row>
        <table:table-row table:style-name="ro1">
          <table:table-cell office:value-type="string" calcext:value-type="string">
            <text:p>0500000US27141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Sherburne County, Minnesota</text:p>
          </table:table-cell>
          <table:table-cell office:value-type="float" office:value="2526296800" calcext:value-type="float">
            <text:p>2526296800</text:p>
          </table:table-cell>
          <table:table-cell office:value-type="float" office:value="78671598" calcext:value-type="float">
            <text:p>78671598</text:p>
          </table:table-cell>
        </table:table-row>
        <table:table-row table:style-name="ro1">
          <table:table-cell office:value-type="string" calcext:value-type="string">
            <text:p>0500000US27143</text:p>
          </table:table-cell>
          <table:table-cell office:value-type="float" office:value="27143" calcext:value-type="float">
            <text:p>27143</text:p>
          </table:table-cell>
          <table:table-cell office:value-type="string" calcext:value-type="string">
            <text:p>Sibley County, Minnesota</text:p>
          </table:table-cell>
          <table:table-cell office:value-type="float" office:value="386851000" calcext:value-type="float">
            <text:p>386851000</text:p>
          </table:table-cell>
          <table:table-cell office:value-type="float" office:value="14006276" calcext:value-type="float">
            <text:p>14006276</text:p>
          </table:table-cell>
        </table:table-row>
        <table:table-row table:style-name="ro1">
          <table:table-cell office:value-type="string" calcext:value-type="string">
            <text:p>0500000US27145</text:p>
          </table:table-cell>
          <table:table-cell office:value-type="float" office:value="27145" calcext:value-type="float">
            <text:p>27145</text:p>
          </table:table-cell>
          <table:table-cell office:value-type="string" calcext:value-type="string">
            <text:p>Stearns County, Minnesota</text:p>
          </table:table-cell>
          <table:table-cell office:value-type="float" office:value="3816774200" calcext:value-type="float">
            <text:p>3816774200</text:p>
          </table:table-cell>
          <table:table-cell office:value-type="float" office:value="79313523" calcext:value-type="float">
            <text:p>79313523</text:p>
          </table:table-cell>
        </table:table-row>
        <table:table-row table:style-name="ro1">
          <table:table-cell office:value-type="string" calcext:value-type="string">
            <text:p>0500000US27147</text:p>
          </table:table-cell>
          <table:table-cell office:value-type="float" office:value="27147" calcext:value-type="float">
            <text:p>27147</text:p>
          </table:table-cell>
          <table:table-cell office:value-type="string" calcext:value-type="string">
            <text:p>Steele County, Minnesota</text:p>
          </table:table-cell>
          <table:table-cell office:value-type="float" office:value="943277500" calcext:value-type="float">
            <text:p>943277500</text:p>
          </table:table-cell>
          <table:table-cell office:value-type="float" office:value="36456963" calcext:value-type="float">
            <text:p>36456963</text:p>
          </table:table-cell>
        </table:table-row>
        <table:table-row table:style-name="ro1">
          <table:table-cell office:value-type="string" calcext:value-type="string">
            <text:p>0500000US27149</text:p>
          </table:table-cell>
          <table:table-cell office:value-type="float" office:value="27149" calcext:value-type="float">
            <text:p>27149</text:p>
          </table:table-cell>
          <table:table-cell office:value-type="string" calcext:value-type="string">
            <text:p>Stevens County, Minnesota</text:p>
          </table:table-cell>
          <table:table-cell office:value-type="float" office:value="225517500" calcext:value-type="float">
            <text:p>225517500</text:p>
          </table:table-cell>
          <table:table-cell office:value-type="float" office:value="11576890" calcext:value-type="float">
            <text:p>11576890</text:p>
          </table:table-cell>
        </table:table-row>
        <table:table-row table:style-name="ro1">
          <table:table-cell office:value-type="string" calcext:value-type="string">
            <text:p>0500000US27151</text:p>
          </table:table-cell>
          <table:table-cell office:value-type="float" office:value="27151" calcext:value-type="float">
            <text:p>27151</text:p>
          </table:table-cell>
          <table:table-cell office:value-type="string" calcext:value-type="string">
            <text:p>Swift County, Minnesota</text:p>
          </table:table-cell>
          <table:table-cell office:value-type="float" office:value="248179000" calcext:value-type="float">
            <text:p>248179000</text:p>
          </table:table-cell>
          <table:table-cell office:value-type="float" office:value="11498210" calcext:value-type="float">
            <text:p>11498210</text:p>
          </table:table-cell>
        </table:table-row>
        <table:table-row table:style-name="ro1">
          <table:table-cell office:value-type="string" calcext:value-type="string">
            <text:p>0500000US27153</text:p>
          </table:table-cell>
          <table:table-cell office:value-type="float" office:value="27153" calcext:value-type="float">
            <text:p>27153</text:p>
          </table:table-cell>
          <table:table-cell office:value-type="string" calcext:value-type="string">
            <text:p>Todd County, Minnesota</text:p>
          </table:table-cell>
          <table:table-cell office:value-type="float" office:value="546077700" calcext:value-type="float">
            <text:p>546077700</text:p>
          </table:table-cell>
          <table:table-cell office:value-type="float" office:value="16827572" calcext:value-type="float">
            <text:p>16827572</text:p>
          </table:table-cell>
        </table:table-row>
        <table:table-row table:style-name="ro1">
          <table:table-cell office:value-type="string" calcext:value-type="string">
            <text:p>0500000US27155</text:p>
          </table:table-cell>
          <table:table-cell office:value-type="float" office:value="27155" calcext:value-type="float">
            <text:p>27155</text:p>
          </table:table-cell>
          <table:table-cell office:value-type="string" calcext:value-type="string">
            <text:p>Traverse County, Minnesota</text:p>
          </table:table-cell>
          <table:table-cell office:value-type="float" office:value="95854400" calcext:value-type="float">
            <text:p>95854400</text:p>
          </table:table-cell>
          <table:table-cell office:value-type="float" office:value="6519101" calcext:value-type="float">
            <text:p>6519101</text:p>
          </table:table-cell>
        </table:table-row>
        <table:table-row table:style-name="ro1">
          <table:table-cell office:value-type="string" calcext:value-type="string">
            <text:p>0500000US27157</text:p>
          </table:table-cell>
          <table:table-cell office:value-type="float" office:value="27157" calcext:value-type="float">
            <text:p>27157</text:p>
          </table:table-cell>
          <table:table-cell office:value-type="string" calcext:value-type="string">
            <text:p>Wabasha County, Minnesota</text:p>
          </table:table-cell>
          <table:table-cell office:value-type="float" office:value="634359300" calcext:value-type="float">
            <text:p>634359300</text:p>
          </table:table-cell>
          <table:table-cell office:value-type="float" office:value="29172685" calcext:value-type="float">
            <text:p>29172685</text:p>
          </table:table-cell>
        </table:table-row>
        <table:table-row table:style-name="ro1">
          <table:table-cell office:value-type="string" calcext:value-type="string">
            <text:p>0500000US27159</text:p>
          </table:table-cell>
          <table:table-cell office:value-type="float" office:value="27159" calcext:value-type="float">
            <text:p>27159</text:p>
          </table:table-cell>
          <table:table-cell office:value-type="string" calcext:value-type="string">
            <text:p>Wadena County, Minnesota</text:p>
          </table:table-cell>
          <table:table-cell office:value-type="float" office:value="291547500" calcext:value-type="float">
            <text:p>291547500</text:p>
          </table:table-cell>
          <table:table-cell office:value-type="float" office:value="19779119" calcext:value-type="float">
            <text:p>19779119</text:p>
          </table:table-cell>
        </table:table-row>
        <table:table-row table:style-name="ro1">
          <table:table-cell office:value-type="string" calcext:value-type="string">
            <text:p>0500000US27161</text:p>
          </table:table-cell>
          <table:table-cell office:value-type="float" office:value="27161" calcext:value-type="float">
            <text:p>27161</text:p>
          </table:table-cell>
          <table:table-cell office:value-type="string" calcext:value-type="string">
            <text:p>Waseca County, Minnesota</text:p>
          </table:table-cell>
          <table:table-cell office:value-type="float" office:value="480844300" calcext:value-type="float">
            <text:p>480844300</text:p>
          </table:table-cell>
          <table:table-cell office:value-type="float" office:value="25821095" calcext:value-type="float">
            <text:p>25821095</text:p>
          </table:table-cell>
        </table:table-row>
        <table:table-row table:style-name="ro1">
          <table:table-cell office:value-type="string" calcext:value-type="string">
            <text:p>0500000US27163</text:p>
          </table:table-cell>
          <table:table-cell office:value-type="float" office:value="27163" calcext:value-type="float">
            <text:p>27163</text:p>
          </table:table-cell>
          <table:table-cell office:value-type="string" calcext:value-type="string">
            <text:p>Washington County, Minnesota</text:p>
          </table:table-cell>
          <table:table-cell office:value-type="float" office:value="8468541500" calcext:value-type="float">
            <text:p>8468541500</text:p>
          </table:table-cell>
          <table:table-cell office:value-type="float" office:value="151418212" calcext:value-type="float">
            <text:p>151418212</text:p>
          </table:table-cell>
        </table:table-row>
        <table:table-row table:style-name="ro1">
          <table:table-cell office:value-type="string" calcext:value-type="string">
            <text:p>0500000US27165</text:p>
          </table:table-cell>
          <table:table-cell office:value-type="float" office:value="27165" calcext:value-type="float">
            <text:p>27165</text:p>
          </table:table-cell>
          <table:table-cell office:value-type="string" calcext:value-type="string">
            <text:p>Watonwan County, Minnesota</text:p>
          </table:table-cell>
          <table:table-cell office:value-type="float" office:value="240802500" calcext:value-type="float">
            <text:p>240802500</text:p>
          </table:table-cell>
          <table:table-cell office:value-type="float" office:value="15336483" calcext:value-type="float">
            <text:p>15336483</text:p>
          </table:table-cell>
        </table:table-row>
        <table:table-row table:style-name="ro1">
          <table:table-cell office:value-type="string" calcext:value-type="string">
            <text:p>0500000US27167</text:p>
          </table:table-cell>
          <table:table-cell office:value-type="float" office:value="27167" calcext:value-type="float">
            <text:p>27167</text:p>
          </table:table-cell>
          <table:table-cell office:value-type="string" calcext:value-type="string">
            <text:p>Wilkin County, Minnesota</text:p>
          </table:table-cell>
          <table:table-cell office:value-type="float" office:value="166835700" calcext:value-type="float">
            <text:p>166835700</text:p>
          </table:table-cell>
          <table:table-cell office:value-type="float" office:value="8702631" calcext:value-type="float">
            <text:p>8702631</text:p>
          </table:table-cell>
        </table:table-row>
        <table:table-row table:style-name="ro1">
          <table:table-cell office:value-type="string" calcext:value-type="string">
            <text:p>0500000US27169</text:p>
          </table:table-cell>
          <table:table-cell office:value-type="float" office:value="27169" calcext:value-type="float">
            <text:p>27169</text:p>
          </table:table-cell>
          <table:table-cell office:value-type="string" calcext:value-type="string">
            <text:p>Winona County, Minnesota</text:p>
          </table:table-cell>
          <table:table-cell office:value-type="float" office:value="1150207000" calcext:value-type="float">
            <text:p>1150207000</text:p>
          </table:table-cell>
          <table:table-cell office:value-type="float" office:value="27579941" calcext:value-type="float">
            <text:p>27579941</text:p>
          </table:table-cell>
        </table:table-row>
        <table:table-row table:style-name="ro1">
          <table:table-cell office:value-type="string" calcext:value-type="string">
            <text:p>0500000US27171</text:p>
          </table:table-cell>
          <table:table-cell office:value-type="float" office:value="27171" calcext:value-type="float">
            <text:p>27171</text:p>
          </table:table-cell>
          <table:table-cell office:value-type="string" calcext:value-type="string">
            <text:p>Wright County, Minnesota</text:p>
          </table:table-cell>
          <table:table-cell office:value-type="float" office:value="3661320500" calcext:value-type="float">
            <text:p>3661320500</text:p>
          </table:table-cell>
          <table:table-cell office:value-type="float" office:value="85533736" calcext:value-type="float">
            <text:p>85533736</text:p>
          </table:table-cell>
        </table:table-row>
        <table:table-row table:style-name="ro1">
          <table:table-cell office:value-type="string" calcext:value-type="string">
            <text:p>0500000US27173</text:p>
          </table:table-cell>
          <table:table-cell office:value-type="float" office:value="27173" calcext:value-type="float">
            <text:p>27173</text:p>
          </table:table-cell>
          <table:table-cell office:value-type="string" calcext:value-type="string">
            <text:p>Yellow Medicine County, Minnesota</text:p>
          </table:table-cell>
          <table:table-cell office:value-type="float" office:value="255870300" calcext:value-type="float">
            <text:p>255870300</text:p>
          </table:table-cell>
          <table:table-cell office:value-type="float" office:value="7107949" calcext:value-type="float">
            <text:p>7107949</text:p>
          </table:table-cell>
        </table:table-row>
        <table:table-row table:style-name="ro1">
          <table:table-cell office:value-type="string" calcext:value-type="string">
            <text:p>0500000US28001</text:p>
          </table:table-cell>
          <table:table-cell office:value-type="float" office:value="28001" calcext:value-type="float">
            <text:p>28001</text:p>
          </table:table-cell>
          <table:table-cell office:value-type="string" calcext:value-type="string">
            <text:p>Adams County, Mississippi</text:p>
          </table:table-cell>
          <table:table-cell office:value-type="float" office:value="331956600" calcext:value-type="float">
            <text:p>331956600</text:p>
          </table:table-cell>
          <table:table-cell office:value-type="float" office:value="30788952" calcext:value-type="float">
            <text:p>30788952</text:p>
          </table:table-cell>
        </table:table-row>
        <table:table-row table:style-name="ro1">
          <table:table-cell office:value-type="string" calcext:value-type="string">
            <text:p>0500000US28003</text:p>
          </table:table-cell>
          <table:table-cell office:value-type="float" office:value="28003" calcext:value-type="float">
            <text:p>28003</text:p>
          </table:table-cell>
          <table:table-cell office:value-type="string" calcext:value-type="string">
            <text:p>Alcorn County, Mississippi</text:p>
          </table:table-cell>
          <table:table-cell office:value-type="float" office:value="646078400" calcext:value-type="float">
            <text:p>646078400</text:p>
          </table:table-cell>
          <table:table-cell office:value-type="float" office:value="38161486" calcext:value-type="float">
            <text:p>38161486</text:p>
          </table:table-cell>
        </table:table-row>
        <table:table-row table:style-name="ro1">
          <table:table-cell office:value-type="string" calcext:value-type="string">
            <text:p>0500000US28005</text:p>
          </table:table-cell>
          <table:table-cell office:value-type="float" office:value="28005" calcext:value-type="float">
            <text:p>28005</text:p>
          </table:table-cell>
          <table:table-cell office:value-type="string" calcext:value-type="string">
            <text:p>Amite County, Mississippi</text:p>
          </table:table-cell>
          <table:table-cell office:value-type="float" office:value="152857400" calcext:value-type="float">
            <text:p>152857400</text:p>
          </table:table-cell>
          <table:table-cell office:value-type="float" office:value="17431273" calcext:value-type="float">
            <text:p>17431273</text:p>
          </table:table-cell>
        </table:table-row>
        <table:table-row table:style-name="ro1">
          <table:table-cell office:value-type="string" calcext:value-type="string">
            <text:p>0500000US28007</text:p>
          </table:table-cell>
          <table:table-cell office:value-type="float" office:value="28007" calcext:value-type="float">
            <text:p>28007</text:p>
          </table:table-cell>
          <table:table-cell office:value-type="string" calcext:value-type="string">
            <text:p>Attala County, Mississippi</text:p>
          </table:table-cell>
          <table:table-cell office:value-type="float" office:value="251016200" calcext:value-type="float">
            <text:p>251016200</text:p>
          </table:table-cell>
          <table:table-cell office:value-type="float" office:value="23542889" calcext:value-type="float">
            <text:p>23542889</text:p>
          </table:table-cell>
        </table:table-row>
        <table:table-row table:style-name="ro1">
          <table:table-cell office:value-type="string" calcext:value-type="string">
            <text:p>0500000US28009</text:p>
          </table:table-cell>
          <table:table-cell office:value-type="float" office:value="28009" calcext:value-type="float">
            <text:p>28009</text:p>
          </table:table-cell>
          <table:table-cell office:value-type="string" calcext:value-type="string">
            <text:p>Benton County, Mississippi</text:p>
          </table:table-cell>
          <table:table-cell office:value-type="float" office:value="110995600" calcext:value-type="float">
            <text:p>110995600</text:p>
          </table:table-cell>
          <table:table-cell office:value-type="float" office:value="23053287" calcext:value-type="float">
            <text:p>23053287</text:p>
          </table:table-cell>
        </table:table-row>
        <table:table-row table:style-name="ro1">
          <table:table-cell office:value-type="string" calcext:value-type="string">
            <text:p>0500000US28011</text:p>
          </table:table-cell>
          <table:table-cell office:value-type="float" office:value="28011" calcext:value-type="float">
            <text:p>28011</text:p>
          </table:table-cell>
          <table:table-cell office:value-type="string" calcext:value-type="string">
            <text:p>Bolivar County, Mississippi</text:p>
          </table:table-cell>
          <table:table-cell office:value-type="float" office:value="270331300" calcext:value-type="float">
            <text:p>270331300</text:p>
          </table:table-cell>
          <table:table-cell office:value-type="float" office:value="21183668" calcext:value-type="float">
            <text:p>21183668</text:p>
          </table:table-cell>
        </table:table-row>
        <table:table-row table:style-name="ro1">
          <table:table-cell office:value-type="string" calcext:value-type="string">
            <text:p>0500000US28013</text:p>
          </table:table-cell>
          <table:table-cell office:value-type="float" office:value="28013" calcext:value-type="float">
            <text:p>28013</text:p>
          </table:table-cell>
          <table:table-cell office:value-type="string" calcext:value-type="string">
            <text:p>Calhoun County, Mississippi</text:p>
          </table:table-cell>
          <table:table-cell office:value-type="float" office:value="196847000" calcext:value-type="float">
            <text:p>196847000</text:p>
          </table:table-cell>
          <table:table-cell office:value-type="float" office:value="11956349" calcext:value-type="float">
            <text:p>11956349</text:p>
          </table:table-cell>
        </table:table-row>
        <table:table-row table:style-name="ro1">
          <table:table-cell office:value-type="string" calcext:value-type="string">
            <text:p>0500000US28015</text:p>
          </table:table-cell>
          <table:table-cell office:value-type="float" office:value="28015" calcext:value-type="float">
            <text:p>28015</text:p>
          </table:table-cell>
          <table:table-cell office:value-type="string" calcext:value-type="string">
            <text:p>Carroll County, Mississippi</text:p>
          </table:table-cell>
          <table:table-cell office:value-type="float" office:value="160181300" calcext:value-type="float">
            <text:p>160181300</text:p>
          </table:table-cell>
          <table:table-cell office:value-type="float" office:value="21081920" calcext:value-type="float">
            <text:p>21081920</text:p>
          </table:table-cell>
        </table:table-row>
        <table:table-row table:style-name="ro1">
          <table:table-cell office:value-type="string" calcext:value-type="string">
            <text:p>0500000US28017</text:p>
          </table:table-cell>
          <table:table-cell office:value-type="float" office:value="28017" calcext:value-type="float">
            <text:p>28017</text:p>
          </table:table-cell>
          <table:table-cell office:value-type="string" calcext:value-type="string">
            <text:p>Chickasaw County, Mississippi</text:p>
          </table:table-cell>
          <table:table-cell office:value-type="float" office:value="198674500" calcext:value-type="float">
            <text:p>198674500</text:p>
          </table:table-cell>
          <table:table-cell office:value-type="float" office:value="25684303" calcext:value-type="float">
            <text:p>25684303</text:p>
          </table:table-cell>
        </table:table-row>
        <table:table-row table:style-name="ro1">
          <table:table-cell office:value-type="string" calcext:value-type="string">
            <text:p>0500000US28019</text:p>
          </table:table-cell>
          <table:table-cell office:value-type="float" office:value="28019" calcext:value-type="float">
            <text:p>28019</text:p>
          </table:table-cell>
          <table:table-cell office:value-type="string" calcext:value-type="string">
            <text:p>Choctaw County, Mississippi</text:p>
          </table:table-cell>
          <table:table-cell office:value-type="float" office:value="110634200" calcext:value-type="float">
            <text:p>110634200</text:p>
          </table:table-cell>
          <table:table-cell office:value-type="float" office:value="9369543" calcext:value-type="float">
            <text:p>9369543</text:p>
          </table:table-cell>
        </table:table-row>
        <table:table-row table:style-name="ro1">
          <table:table-cell office:value-type="string" calcext:value-type="string">
            <text:p>0500000US28021</text:p>
          </table:table-cell>
          <table:table-cell office:value-type="float" office:value="28021" calcext:value-type="float">
            <text:p>28021</text:p>
          </table:table-cell>
          <table:table-cell office:value-type="string" calcext:value-type="string">
            <text:p>Claiborne County, Mississippi</text:p>
          </table:table-cell>
          <table:table-cell office:value-type="float" office:value="34775700" calcext:value-type="float">
            <text:p>34775700</text:p>
          </table:table-cell>
          <table:table-cell office:value-type="float" office:value="6132682" calcext:value-type="float">
            <text:p>6132682</text:p>
          </table:table-cell>
        </table:table-row>
        <table:table-row table:style-name="ro1">
          <table:table-cell office:value-type="string" calcext:value-type="string">
            <text:p>0500000US28023</text:p>
          </table:table-cell>
          <table:table-cell office:value-type="float" office:value="28023" calcext:value-type="float">
            <text:p>28023</text:p>
          </table:table-cell>
          <table:table-cell office:value-type="string" calcext:value-type="string">
            <text:p>Clarke County, Mississippi</text:p>
          </table:table-cell>
          <table:table-cell office:value-type="float" office:value="248480100" calcext:value-type="float">
            <text:p>248480100</text:p>
          </table:table-cell>
          <table:table-cell office:value-type="float" office:value="17507207" calcext:value-type="float">
            <text:p>17507207</text:p>
          </table:table-cell>
        </table:table-row>
        <table:table-row table:style-name="ro1">
          <table:table-cell office:value-type="string" calcext:value-type="string">
            <text:p>0500000US28025</text:p>
          </table:table-cell>
          <table:table-cell office:value-type="float" office:value="28025" calcext:value-type="float">
            <text:p>28025</text:p>
          </table:table-cell>
          <table:table-cell office:value-type="string" calcext:value-type="string">
            <text:p>Clay County, Mississippi</text:p>
          </table:table-cell>
          <table:table-cell office:value-type="float" office:value="224466600" calcext:value-type="float">
            <text:p>224466600</text:p>
          </table:table-cell>
          <table:table-cell office:value-type="float" office:value="21077808" calcext:value-type="float">
            <text:p>21077808</text:p>
          </table:table-cell>
        </table:table-row>
        <table:table-row table:style-name="ro1">
          <table:table-cell office:value-type="string" calcext:value-type="string">
            <text:p>0500000US28027</text:p>
          </table:table-cell>
          <table:table-cell office:value-type="float" office:value="28027" calcext:value-type="float">
            <text:p>28027</text:p>
          </table:table-cell>
          <table:table-cell office:value-type="string" calcext:value-type="string">
            <text:p>Coahoma County, Mississippi</text:p>
          </table:table-cell>
          <table:table-cell office:value-type="float" office:value="161388900" calcext:value-type="float">
            <text:p>161388900</text:p>
          </table:table-cell>
          <table:table-cell office:value-type="float" office:value="14674644" calcext:value-type="float">
            <text:p>14674644</text:p>
          </table:table-cell>
        </table:table-row>
        <table:table-row table:style-name="ro1">
          <table:table-cell office:value-type="string" calcext:value-type="string">
            <text:p>0500000US28029</text:p>
          </table:table-cell>
          <table:table-cell office:value-type="float" office:value="28029" calcext:value-type="float">
            <text:p>28029</text:p>
          </table:table-cell>
          <table:table-cell office:value-type="string" calcext:value-type="string">
            <text:p>Copiah County, Mississippi</text:p>
          </table:table-cell>
          <table:table-cell office:value-type="float" office:value="316692800" calcext:value-type="float">
            <text:p>316692800</text:p>
          </table:table-cell>
          <table:table-cell office:value-type="float" office:value="27330696" calcext:value-type="float">
            <text:p>27330696</text:p>
          </table:table-cell>
        </table:table-row>
        <table:table-row table:style-name="ro1">
          <table:table-cell office:value-type="string" calcext:value-type="string">
            <text:p>0500000US28031</text:p>
          </table:table-cell>
          <table:table-cell office:value-type="float" office:value="28031" calcext:value-type="float">
            <text:p>28031</text:p>
          </table:table-cell>
          <table:table-cell office:value-type="string" calcext:value-type="string">
            <text:p>Covington County, Mississippi</text:p>
          </table:table-cell>
          <table:table-cell office:value-type="float" office:value="215995600" calcext:value-type="float">
            <text:p>215995600</text:p>
          </table:table-cell>
          <table:table-cell office:value-type="float" office:value="17162564" calcext:value-type="float">
            <text:p>17162564</text:p>
          </table:table-cell>
        </table:table-row>
        <table:table-row table:style-name="ro1">
          <table:table-cell office:value-type="string" calcext:value-type="string">
            <text:p>0500000US28033</text:p>
          </table:table-cell>
          <table:table-cell office:value-type="float" office:value="28033" calcext:value-type="float">
            <text:p>28033</text:p>
          </table:table-cell>
          <table:table-cell office:value-type="string" calcext:value-type="string">
            <text:p>DeSoto County, Mississippi</text:p>
          </table:table-cell>
          <table:table-cell office:value-type="float" office:value="3295894100" calcext:value-type="float">
            <text:p>3295894100</text:p>
          </table:table-cell>
          <table:table-cell office:value-type="float" office:value="95144999" calcext:value-type="float">
            <text:p>95144999</text:p>
          </table:table-cell>
        </table:table-row>
        <table:table-row table:style-name="ro1">
          <table:table-cell office:value-type="string" calcext:value-type="string">
            <text:p>0500000US28035</text:p>
          </table:table-cell>
          <table:table-cell office:value-type="float" office:value="28035" calcext:value-type="float">
            <text:p>28035</text:p>
          </table:table-cell>
          <table:table-cell office:value-type="string" calcext:value-type="string">
            <text:p>Forrest County, Mississippi</text:p>
          </table:table-cell>
          <table:table-cell office:value-type="float" office:value="1090483500" calcext:value-type="float">
            <text:p>1090483500</text:p>
          </table:table-cell>
          <table:table-cell office:value-type="float" office:value="61001690" calcext:value-type="float">
            <text:p>61001690</text:p>
          </table:table-cell>
        </table:table-row>
        <table:table-row table:style-name="ro1">
          <table:table-cell office:value-type="string" calcext:value-type="string">
            <text:p>0500000US28037</text:p>
          </table:table-cell>
          <table:table-cell office:value-type="float" office:value="28037" calcext:value-type="float">
            <text:p>28037</text:p>
          </table:table-cell>
          <table:table-cell office:value-type="string" calcext:value-type="string">
            <text:p>Franklin County, Mississippi</text:p>
          </table:table-cell>
          <table:table-cell office:value-type="float" office:value="131881900" calcext:value-type="float">
            <text:p>131881900</text:p>
          </table:table-cell>
          <table:table-cell office:value-type="float" office:value="14584497" calcext:value-type="float">
            <text:p>14584497</text:p>
          </table:table-cell>
        </table:table-row>
        <table:table-row table:style-name="ro1">
          <table:table-cell office:value-type="string" calcext:value-type="string">
            <text:p>0500000US28039</text:p>
          </table:table-cell>
          <table:table-cell office:value-type="float" office:value="28039" calcext:value-type="float">
            <text:p>28039</text:p>
          </table:table-cell>
          <table:table-cell office:value-type="string" calcext:value-type="string">
            <text:p>George County, Mississippi</text:p>
          </table:table-cell>
          <table:table-cell office:value-type="float" office:value="427385100" calcext:value-type="float">
            <text:p>427385100</text:p>
          </table:table-cell>
          <table:table-cell office:value-type="float" office:value="47990975" calcext:value-type="float">
            <text:p>47990975</text:p>
          </table:table-cell>
        </table:table-row>
        <table:table-row table:style-name="ro1">
          <table:table-cell office:value-type="string" calcext:value-type="string">
            <text:p>0500000US28041</text:p>
          </table:table-cell>
          <table:table-cell office:value-type="float" office:value="28041" calcext:value-type="float">
            <text:p>28041</text:p>
          </table:table-cell>
          <table:table-cell office:value-type="string" calcext:value-type="string">
            <text:p>Greene County, Mississippi</text:p>
          </table:table-cell>
          <table:table-cell office:value-type="float" office:value="188380100" calcext:value-type="float">
            <text:p>188380100</text:p>
          </table:table-cell>
          <table:table-cell office:value-type="float" office:value="21221512" calcext:value-type="float">
            <text:p>21221512</text:p>
          </table:table-cell>
        </table:table-row>
        <table:table-row table:style-name="ro1">
          <table:table-cell office:value-type="string" calcext:value-type="string">
            <text:p>0500000US28043</text:p>
          </table:table-cell>
          <table:table-cell office:value-type="float" office:value="28043" calcext:value-type="float">
            <text:p>28043</text:p>
          </table:table-cell>
          <table:table-cell office:value-type="string" calcext:value-type="string">
            <text:p>Grenada County, Mississippi</text:p>
          </table:table-cell>
          <table:table-cell office:value-type="float" office:value="267604700" calcext:value-type="float">
            <text:p>267604700</text:p>
          </table:table-cell>
          <table:table-cell office:value-type="float" office:value="37272295" calcext:value-type="float">
            <text:p>37272295</text:p>
          </table:table-cell>
        </table:table-row>
        <table:table-row table:style-name="ro1">
          <table:table-cell office:value-type="string" calcext:value-type="string">
            <text:p>0500000US28045</text:p>
          </table:table-cell>
          <table:table-cell office:value-type="float" office:value="28045" calcext:value-type="float">
            <text:p>28045</text:p>
          </table:table-cell>
          <table:table-cell office:value-type="string" calcext:value-type="string">
            <text:p>Hancock County, Mississippi</text:p>
          </table:table-cell>
          <table:table-cell office:value-type="float" office:value="912252200" calcext:value-type="float">
            <text:p>912252200</text:p>
          </table:table-cell>
          <table:table-cell office:value-type="float" office:value="50746109" calcext:value-type="float">
            <text:p>50746109</text:p>
          </table:table-cell>
        </table:table-row>
        <table:table-row table:style-name="ro1">
          <table:table-cell office:value-type="string" calcext:value-type="string">
            <text:p>0500000US28047</text:p>
          </table:table-cell>
          <table:table-cell office:value-type="float" office:value="28047" calcext:value-type="float">
            <text:p>28047</text:p>
          </table:table-cell>
          <table:table-cell office:value-type="string" calcext:value-type="string">
            <text:p>Harrison County, Mississippi</text:p>
          </table:table-cell>
          <table:table-cell office:value-type="float" office:value="3199631000" calcext:value-type="float">
            <text:p>3199631000</text:p>
          </table:table-cell>
          <table:table-cell office:value-type="float" office:value="83468442" calcext:value-type="float">
            <text:p>83468442</text:p>
          </table:table-cell>
        </table:table-row>
        <table:table-row table:style-name="ro1">
          <table:table-cell office:value-type="string" calcext:value-type="string">
            <text:p>0500000US28049</text:p>
          </table:table-cell>
          <table:table-cell office:value-type="float" office:value="28049" calcext:value-type="float">
            <text:p>28049</text:p>
          </table:table-cell>
          <table:table-cell office:value-type="string" calcext:value-type="string">
            <text:p>Hinds County, Mississippi</text:p>
          </table:table-cell>
          <table:table-cell office:value-type="float" office:value="2180993500" calcext:value-type="float">
            <text:p>2180993500</text:p>
          </table:table-cell>
          <table:table-cell office:value-type="float" office:value="102209411" calcext:value-type="float">
            <text:p>102209411</text:p>
          </table:table-cell>
        </table:table-row>
        <table:table-row table:style-name="ro1">
          <table:table-cell office:value-type="string" calcext:value-type="string">
            <text:p>0500000US28051</text:p>
          </table:table-cell>
          <table:table-cell office:value-type="float" office:value="28051" calcext:value-type="float">
            <text:p>28051</text:p>
          </table:table-cell>
          <table:table-cell office:value-type="string" calcext:value-type="string">
            <text:p>Holmes County, Mississippi</text:p>
          </table:table-cell>
          <table:table-cell office:value-type="float" office:value="64469900" calcext:value-type="float">
            <text:p>64469900</text:p>
          </table:table-cell>
          <table:table-cell office:value-type="float" office:value="14164923" calcext:value-type="float">
            <text:p>14164923</text:p>
          </table:table-cell>
        </table:table-row>
        <table:table-row table:style-name="ro1">
          <table:table-cell office:value-type="string" calcext:value-type="string">
            <text:p>0500000US28053</text:p>
          </table:table-cell>
          <table:table-cell office:value-type="float" office:value="28053" calcext:value-type="float">
            <text:p>28053</text:p>
          </table:table-cell>
          <table:table-cell office:value-type="string" calcext:value-type="string">
            <text:p>Humphreys County, Mississippi</text:p>
          </table:table-cell>
          <table:table-cell office:value-type="float" office:value="42063600" calcext:value-type="float">
            <text:p>42063600</text:p>
          </table:table-cell>
          <table:table-cell office:value-type="float" office:value="8021695" calcext:value-type="float">
            <text:p>8021695</text:p>
          </table:table-cell>
        </table:table-row>
        <table:table-row table:style-name="ro1">
          <table:table-cell office:value-type="string" calcext:value-type="string">
            <text:p>0500000US28055</text:p>
          </table:table-cell>
          <table:table-cell office:value-type="float" office:value="28055" calcext:value-type="float">
            <text:p>28055</text:p>
          </table:table-cell>
          <table:table-cell office:value-type="string" calcext:value-type="string">
            <text:p>Issaquena County, Mississippi</text:p>
          </table:table-cell>
          <table:table-cell office:value-type="float" office:value="8592500" calcext:value-type="float">
            <text:p>8592500</text:p>
          </table:table-cell>
          <table:table-cell office:value-type="float" office:value="3170058" calcext:value-type="float">
            <text:p>3170058</text:p>
          </table:table-cell>
        </table:table-row>
        <table:table-row table:style-name="ro1">
          <table:table-cell office:value-type="string" calcext:value-type="string">
            <text:p>0500000US28057</text:p>
          </table:table-cell>
          <table:table-cell office:value-type="float" office:value="28057" calcext:value-type="float">
            <text:p>28057</text:p>
          </table:table-cell>
          <table:table-cell office:value-type="string" calcext:value-type="string">
            <text:p>Itawamba County, Mississippi</text:p>
          </table:table-cell>
          <table:table-cell office:value-type="float" office:value="419959500" calcext:value-type="float">
            <text:p>419959500</text:p>
          </table:table-cell>
          <table:table-cell office:value-type="float" office:value="42899219" calcext:value-type="float">
            <text:p>42899219</text:p>
          </table:table-cell>
        </table:table-row>
        <table:table-row table:style-name="ro1">
          <table:table-cell office:value-type="string" calcext:value-type="string">
            <text:p>0500000US28059</text:p>
          </table:table-cell>
          <table:table-cell office:value-type="float" office:value="28059" calcext:value-type="float">
            <text:p>28059</text:p>
          </table:table-cell>
          <table:table-cell office:value-type="string" calcext:value-type="string">
            <text:p>Jackson County, Mississippi</text:p>
          </table:table-cell>
          <table:table-cell office:value-type="float" office:value="2510042700" calcext:value-type="float">
            <text:p>2510042700</text:p>
          </table:table-cell>
          <table:table-cell office:value-type="float" office:value="92886071" calcext:value-type="float">
            <text:p>92886071</text:p>
          </table:table-cell>
        </table:table-row>
        <table:table-row table:style-name="ro1">
          <table:table-cell office:value-type="string" calcext:value-type="string">
            <text:p>0500000US28061</text:p>
          </table:table-cell>
          <table:table-cell office:value-type="float" office:value="28061" calcext:value-type="float">
            <text:p>28061</text:p>
          </table:table-cell>
          <table:table-cell office:value-type="string" calcext:value-type="string">
            <text:p>Jasper County, Mississippi</text:p>
          </table:table-cell>
          <table:table-cell office:value-type="float" office:value="191784100" calcext:value-type="float">
            <text:p>191784100</text:p>
          </table:table-cell>
          <table:table-cell office:value-type="float" office:value="26108152" calcext:value-type="float">
            <text:p>26108152</text:p>
          </table:table-cell>
        </table:table-row>
        <table:table-row table:style-name="ro1">
          <table:table-cell office:value-type="string" calcext:value-type="string">
            <text:p>0500000US28063</text:p>
          </table:table-cell>
          <table:table-cell office:value-type="float" office:value="28063" calcext:value-type="float">
            <text:p>28063</text:p>
          </table:table-cell>
          <table:table-cell office:value-type="string" calcext:value-type="string">
            <text:p>Jefferson County, Mississippi</text:p>
          </table:table-cell>
          <table:table-cell office:value-type="float" office:value="24577700" calcext:value-type="float">
            <text:p>24577700</text:p>
          </table:table-cell>
          <table:table-cell office:value-type="float" office:value="9236142" calcext:value-type="float">
            <text:p>9236142</text:p>
          </table:table-cell>
        </table:table-row>
        <table:table-row table:style-name="ro1">
          <table:table-cell office:value-type="string" calcext:value-type="string">
            <text:p>0500000US28065</text:p>
          </table:table-cell>
          <table:table-cell office:value-type="float" office:value="28065" calcext:value-type="float">
            <text:p>28065</text:p>
          </table:table-cell>
          <table:table-cell office:value-type="string" calcext:value-type="string">
            <text:p>Jefferson Davis County, Mississippi</text:p>
          </table:table-cell>
          <table:table-cell office:value-type="float" office:value="88740400" calcext:value-type="float">
            <text:p>88740400</text:p>
          </table:table-cell>
          <table:table-cell office:value-type="float" office:value="11690045" calcext:value-type="float">
            <text:p>11690045</text:p>
          </table:table-cell>
        </table:table-row>
        <table:table-row table:style-name="ro1">
          <table:table-cell office:value-type="string" calcext:value-type="string">
            <text:p>0500000US28067</text:p>
          </table:table-cell>
          <table:table-cell office:value-type="float" office:value="28067" calcext:value-type="float">
            <text:p>28067</text:p>
          </table:table-cell>
          <table:table-cell office:value-type="string" calcext:value-type="string">
            <text:p>Jones County, Mississippi</text:p>
          </table:table-cell>
          <table:table-cell office:value-type="float" office:value="1071030300" calcext:value-type="float">
            <text:p>1071030300</text:p>
          </table:table-cell>
          <table:table-cell office:value-type="float" office:value="65302284" calcext:value-type="float">
            <text:p>65302284</text:p>
          </table:table-cell>
        </table:table-row>
        <table:table-row table:style-name="ro1">
          <table:table-cell office:value-type="string" calcext:value-type="string">
            <text:p>0500000US28069</text:p>
          </table:table-cell>
          <table:table-cell office:value-type="float" office:value="28069" calcext:value-type="float">
            <text:p>28069</text:p>
          </table:table-cell>
          <table:table-cell office:value-type="string" calcext:value-type="string">
            <text:p>Kemper County, Mississippi</text:p>
          </table:table-cell>
          <table:table-cell office:value-type="float" office:value="73686300" calcext:value-type="float">
            <text:p>73686300</text:p>
          </table:table-cell>
          <table:table-cell office:value-type="float" office:value="11058647" calcext:value-type="float">
            <text:p>11058647</text:p>
          </table:table-cell>
        </table:table-row>
        <table:table-row table:style-name="ro1">
          <table:table-cell office:value-type="string" calcext:value-type="string">
            <text:p>0500000US28071</text:p>
          </table:table-cell>
          <table:table-cell office:value-type="float" office:value="28071" calcext:value-type="float">
            <text:p>28071</text:p>
          </table:table-cell>
          <table:table-cell office:value-type="string" calcext:value-type="string">
            <text:p>Lafayette County, Mississippi</text:p>
          </table:table-cell>
          <table:table-cell office:value-type="float" office:value="904170000" calcext:value-type="float">
            <text:p>904170000</text:p>
          </table:table-cell>
          <table:table-cell office:value-type="float" office:value="76749170" calcext:value-type="float">
            <text:p>76749170</text:p>
          </table:table-cell>
        </table:table-row>
        <table:table-row table:style-name="ro1">
          <table:table-cell office:value-type="string" calcext:value-type="string">
            <text:p>0500000US28073</text:p>
          </table:table-cell>
          <table:table-cell office:value-type="float" office:value="28073" calcext:value-type="float">
            <text:p>28073</text:p>
          </table:table-cell>
          <table:table-cell office:value-type="string" calcext:value-type="string">
            <text:p>Lamar County, Mississippi</text:p>
          </table:table-cell>
          <table:table-cell office:value-type="float" office:value="1269779000" calcext:value-type="float">
            <text:p>1269779000</text:p>
          </table:table-cell>
          <table:table-cell office:value-type="float" office:value="78856285" calcext:value-type="float">
            <text:p>78856285</text:p>
          </table:table-cell>
        </table:table-row>
        <table:table-row table:style-name="ro1">
          <table:table-cell office:value-type="string" calcext:value-type="string">
            <text:p>0500000US28075</text:p>
          </table:table-cell>
          <table:table-cell office:value-type="float" office:value="28075" calcext:value-type="float">
            <text:p>28075</text:p>
          </table:table-cell>
          <table:table-cell office:value-type="string" calcext:value-type="string">
            <text:p>Lauderdale County, Mississippi</text:p>
          </table:table-cell>
          <table:table-cell office:value-type="float" office:value="1171489400" calcext:value-type="float">
            <text:p>1171489400</text:p>
          </table:table-cell>
          <table:table-cell office:value-type="float" office:value="74637334" calcext:value-type="float">
            <text:p>74637334</text:p>
          </table:table-cell>
        </table:table-row>
        <table:table-row table:style-name="ro1">
          <table:table-cell office:value-type="string" calcext:value-type="string">
            <text:p>0500000US28077</text:p>
          </table:table-cell>
          <table:table-cell office:value-type="float" office:value="28077" calcext:value-type="float">
            <text:p>28077</text:p>
          </table:table-cell>
          <table:table-cell office:value-type="string" calcext:value-type="string">
            <text:p>Lawrence County, Mississippi</text:p>
          </table:table-cell>
          <table:table-cell office:value-type="float" office:value="180547000" calcext:value-type="float">
            <text:p>180547000</text:p>
          </table:table-cell>
          <table:table-cell office:value-type="float" office:value="18759643" calcext:value-type="float">
            <text:p>18759643</text:p>
          </table:table-cell>
        </table:table-row>
        <table:table-row table:style-name="ro1">
          <table:table-cell office:value-type="string" calcext:value-type="string">
            <text:p>0500000US28079</text:p>
          </table:table-cell>
          <table:table-cell office:value-type="float" office:value="28079" calcext:value-type="float">
            <text:p>28079</text:p>
          </table:table-cell>
          <table:table-cell office:value-type="string" calcext:value-type="string">
            <text:p>Leake County, Mississippi</text:p>
          </table:table-cell>
          <table:table-cell office:value-type="float" office:value="259603400" calcext:value-type="float">
            <text:p>259603400</text:p>
          </table:table-cell>
          <table:table-cell office:value-type="float" office:value="20133635" calcext:value-type="float">
            <text:p>20133635</text:p>
          </table:table-cell>
        </table:table-row>
        <table:table-row table:style-name="ro1">
          <table:table-cell office:value-type="string" calcext:value-type="string">
            <text:p>0500000US28081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Lee County, Mississippi</text:p>
          </table:table-cell>
          <table:table-cell office:value-type="float" office:value="1466704500" calcext:value-type="float">
            <text:p>1466704500</text:p>
          </table:table-cell>
          <table:table-cell office:value-type="float" office:value="61789132" calcext:value-type="float">
            <text:p>61789132</text:p>
          </table:table-cell>
        </table:table-row>
        <table:table-row table:style-name="ro1">
          <table:table-cell office:value-type="string" calcext:value-type="string">
            <text:p>0500000US28083</text:p>
          </table:table-cell>
          <table:table-cell office:value-type="float" office:value="28083" calcext:value-type="float">
            <text:p>28083</text:p>
          </table:table-cell>
          <table:table-cell office:value-type="string" calcext:value-type="string">
            <text:p>Leflore County, Mississippi</text:p>
          </table:table-cell>
          <table:table-cell office:value-type="float" office:value="193898200" calcext:value-type="float">
            <text:p>193898200</text:p>
          </table:table-cell>
          <table:table-cell office:value-type="float" office:value="21527516" calcext:value-type="float">
            <text:p>21527516</text:p>
          </table:table-cell>
        </table:table-row>
        <table:table-row table:style-name="ro1">
          <table:table-cell office:value-type="string" calcext:value-type="string">
            <text:p>0500000US28085</text:p>
          </table:table-cell>
          <table:table-cell office:value-type="float" office:value="28085" calcext:value-type="float">
            <text:p>28085</text:p>
          </table:table-cell>
          <table:table-cell office:value-type="string" calcext:value-type="string">
            <text:p>Lincoln County, Mississippi</text:p>
          </table:table-cell>
          <table:table-cell office:value-type="float" office:value="506055600" calcext:value-type="float">
            <text:p>506055600</text:p>
          </table:table-cell>
          <table:table-cell office:value-type="float" office:value="32156429" calcext:value-type="float">
            <text:p>32156429</text:p>
          </table:table-cell>
        </table:table-row>
        <table:table-row table:style-name="ro1">
          <table:table-cell office:value-type="string" calcext:value-type="string">
            <text:p>0500000US28087</text:p>
          </table:table-cell>
          <table:table-cell office:value-type="float" office:value="28087" calcext:value-type="float">
            <text:p>28087</text:p>
          </table:table-cell>
          <table:table-cell office:value-type="string" calcext:value-type="string">
            <text:p>Lowndes County, Mississippi</text:p>
          </table:table-cell>
          <table:table-cell office:value-type="float" office:value="883583300" calcext:value-type="float">
            <text:p>883583300</text:p>
          </table:table-cell>
          <table:table-cell office:value-type="float" office:value="44745577" calcext:value-type="float">
            <text:p>44745577</text:p>
          </table:table-cell>
        </table:table-row>
        <table:table-row table:style-name="ro1">
          <table:table-cell office:value-type="string" calcext:value-type="string">
            <text:p>0500000US28089</text:p>
          </table:table-cell>
          <table:table-cell office:value-type="float" office:value="28089" calcext:value-type="float">
            <text:p>28089</text:p>
          </table:table-cell>
          <table:table-cell office:value-type="string" calcext:value-type="string">
            <text:p>Madison County, Mississippi</text:p>
          </table:table-cell>
          <table:table-cell office:value-type="float" office:value="2507507400" calcext:value-type="float">
            <text:p>2507507400</text:p>
          </table:table-cell>
          <table:table-cell office:value-type="float" office:value="106090476" calcext:value-type="float">
            <text:p>106090476</text:p>
          </table:table-cell>
        </table:table-row>
        <table:table-row table:style-name="ro1">
          <table:table-cell office:value-type="string" calcext:value-type="string">
            <text:p>0500000US28091</text:p>
          </table:table-cell>
          <table:table-cell office:value-type="float" office:value="28091" calcext:value-type="float">
            <text:p>28091</text:p>
          </table:table-cell>
          <table:table-cell office:value-type="string" calcext:value-type="string">
            <text:p>Marion County, Mississippi</text:p>
          </table:table-cell>
          <table:table-cell office:value-type="float" office:value="373658300" calcext:value-type="float">
            <text:p>373658300</text:p>
          </table:table-cell>
          <table:table-cell office:value-type="float" office:value="37460144" calcext:value-type="float">
            <text:p>37460144</text:p>
          </table:table-cell>
        </table:table-row>
        <table:table-row table:style-name="ro1">
          <table:table-cell office:value-type="string" calcext:value-type="string">
            <text:p>0500000US28093</text:p>
          </table:table-cell>
          <table:table-cell office:value-type="float" office:value="28093" calcext:value-type="float">
            <text:p>28093</text:p>
          </table:table-cell>
          <table:table-cell office:value-type="string" calcext:value-type="string">
            <text:p>Marshall County, Mississippi</text:p>
          </table:table-cell>
          <table:table-cell office:value-type="float" office:value="388897900" calcext:value-type="float">
            <text:p>388897900</text:p>
          </table:table-cell>
          <table:table-cell office:value-type="float" office:value="29547933" calcext:value-type="float">
            <text:p>29547933</text:p>
          </table:table-cell>
        </table:table-row>
        <table:table-row table:style-name="ro1">
          <table:table-cell office:value-type="string" calcext:value-type="string">
            <text:p>0500000US28095</text:p>
          </table:table-cell>
          <table:table-cell office:value-type="float" office:value="28095" calcext:value-type="float">
            <text:p>28095</text:p>
          </table:table-cell>
          <table:table-cell office:value-type="string" calcext:value-type="string">
            <text:p>Monroe County, Mississippi</text:p>
          </table:table-cell>
          <table:table-cell office:value-type="float" office:value="518575300" calcext:value-type="float">
            <text:p>518575300</text:p>
          </table:table-cell>
          <table:table-cell office:value-type="float" office:value="32897086" calcext:value-type="float">
            <text:p>32897086</text:p>
          </table:table-cell>
        </table:table-row>
        <table:table-row table:style-name="ro1">
          <table:table-cell office:value-type="string" calcext:value-type="string">
            <text:p>0500000US28097</text:p>
          </table:table-cell>
          <table:table-cell office:value-type="float" office:value="28097" calcext:value-type="float">
            <text:p>28097</text:p>
          </table:table-cell>
          <table:table-cell office:value-type="string" calcext:value-type="string">
            <text:p>Montgomery County, Mississippi</text:p>
          </table:table-cell>
          <table:table-cell office:value-type="float" office:value="129533900" calcext:value-type="float">
            <text:p>129533900</text:p>
          </table:table-cell>
          <table:table-cell office:value-type="float" office:value="17504544" calcext:value-type="float">
            <text:p>17504544</text:p>
          </table:table-cell>
        </table:table-row>
        <table:table-row table:style-name="ro1">
          <table:table-cell office:value-type="string" calcext:value-type="string">
            <text:p>0500000US28099</text:p>
          </table:table-cell>
          <table:table-cell office:value-type="float" office:value="28099" calcext:value-type="float">
            <text:p>28099</text:p>
          </table:table-cell>
          <table:table-cell office:value-type="string" calcext:value-type="string">
            <text:p>Neshoba County, Mississippi</text:p>
          </table:table-cell>
          <table:table-cell office:value-type="float" office:value="381221900" calcext:value-type="float">
            <text:p>381221900</text:p>
          </table:table-cell>
          <table:table-cell office:value-type="float" office:value="23549214" calcext:value-type="float">
            <text:p>23549214</text:p>
          </table:table-cell>
        </table:table-row>
        <table:table-row table:style-name="ro1">
          <table:table-cell office:value-type="string" calcext:value-type="string">
            <text:p>0500000US28101</text:p>
          </table:table-cell>
          <table:table-cell office:value-type="float" office:value="28101" calcext:value-type="float">
            <text:p>28101</text:p>
          </table:table-cell>
          <table:table-cell office:value-type="string" calcext:value-type="string">
            <text:p>Newton County, Mississippi</text:p>
          </table:table-cell>
          <table:table-cell office:value-type="float" office:value="334151000" calcext:value-type="float">
            <text:p>334151000</text:p>
          </table:table-cell>
          <table:table-cell office:value-type="float" office:value="53388006" calcext:value-type="float">
            <text:p>53388006</text:p>
          </table:table-cell>
        </table:table-row>
        <table:table-row table:style-name="ro1">
          <table:table-cell office:value-type="string" calcext:value-type="string">
            <text:p>0500000US28103</text:p>
          </table:table-cell>
          <table:table-cell office:value-type="float" office:value="28103" calcext:value-type="float">
            <text:p>28103</text:p>
          </table:table-cell>
          <table:table-cell office:value-type="string" calcext:value-type="string">
            <text:p>Noxubee County, Mississippi</text:p>
          </table:table-cell>
          <table:table-cell office:value-type="float" office:value="64872700" calcext:value-type="float">
            <text:p>64872700</text:p>
          </table:table-cell>
          <table:table-cell office:value-type="float" office:value="10295523" calcext:value-type="float">
            <text:p>10295523</text:p>
          </table:table-cell>
        </table:table-row>
        <table:table-row table:style-name="ro1">
          <table:table-cell office:value-type="string" calcext:value-type="string">
            <text:p>0500000US28105</text:p>
          </table:table-cell>
          <table:table-cell office:value-type="float" office:value="28105" calcext:value-type="float">
            <text:p>28105</text:p>
          </table:table-cell>
          <table:table-cell office:value-type="string" calcext:value-type="string">
            <text:p>Oktibbeha County, Mississippi</text:p>
          </table:table-cell>
          <table:table-cell office:value-type="float" office:value="685246700" calcext:value-type="float">
            <text:p>685246700</text:p>
          </table:table-cell>
          <table:table-cell office:value-type="float" office:value="48941678" calcext:value-type="float">
            <text:p>48941678</text:p>
          </table:table-cell>
        </table:table-row>
        <table:table-row table:style-name="ro1">
          <table:table-cell office:value-type="string" calcext:value-type="string">
            <text:p>0500000US28107</text:p>
          </table:table-cell>
          <table:table-cell office:value-type="float" office:value="28107" calcext:value-type="float">
            <text:p>28107</text:p>
          </table:table-cell>
          <table:table-cell office:value-type="string" calcext:value-type="string">
            <text:p>Panola County, Mississippi</text:p>
          </table:table-cell>
          <table:table-cell office:value-type="float" office:value="437784300" calcext:value-type="float">
            <text:p>437784300</text:p>
          </table:table-cell>
          <table:table-cell office:value-type="float" office:value="51248910" calcext:value-type="float">
            <text:p>51248910</text:p>
          </table:table-cell>
        </table:table-row>
        <table:table-row table:style-name="ro1">
          <table:table-cell office:value-type="string" calcext:value-type="string">
            <text:p>0500000US28109</text:p>
          </table:table-cell>
          <table:table-cell office:value-type="float" office:value="28109" calcext:value-type="float">
            <text:p>28109</text:p>
          </table:table-cell>
          <table:table-cell office:value-type="string" calcext:value-type="string">
            <text:p>Pearl River County, Mississippi</text:p>
          </table:table-cell>
          <table:table-cell office:value-type="float" office:value="918929000" calcext:value-type="float">
            <text:p>918929000</text:p>
          </table:table-cell>
          <table:table-cell office:value-type="float" office:value="42267841" calcext:value-type="float">
            <text:p>42267841</text:p>
          </table:table-cell>
        </table:table-row>
        <table:table-row table:style-name="ro1">
          <table:table-cell office:value-type="string" calcext:value-type="string">
            <text:p>0500000US28111</text:p>
          </table:table-cell>
          <table:table-cell office:value-type="float" office:value="28111" calcext:value-type="float">
            <text:p>28111</text:p>
          </table:table-cell>
          <table:table-cell office:value-type="string" calcext:value-type="string">
            <text:p>Perry County, Mississippi</text:p>
          </table:table-cell>
          <table:table-cell office:value-type="float" office:value="173547500" calcext:value-type="float">
            <text:p>173547500</text:p>
          </table:table-cell>
          <table:table-cell office:value-type="float" office:value="18017078" calcext:value-type="float">
            <text:p>18017078</text:p>
          </table:table-cell>
        </table:table-row>
        <table:table-row table:style-name="ro1">
          <table:table-cell office:value-type="string" calcext:value-type="string">
            <text:p>0500000US28113</text:p>
          </table:table-cell>
          <table:table-cell office:value-type="float" office:value="28113" calcext:value-type="float">
            <text:p>28113</text:p>
          </table:table-cell>
          <table:table-cell office:value-type="string" calcext:value-type="string">
            <text:p>Pike County, Mississippi</text:p>
          </table:table-cell>
          <table:table-cell office:value-type="float" office:value="399425800" calcext:value-type="float">
            <text:p>399425800</text:p>
          </table:table-cell>
          <table:table-cell office:value-type="float" office:value="30687997" calcext:value-type="float">
            <text:p>30687997</text:p>
          </table:table-cell>
        </table:table-row>
        <table:table-row table:style-name="ro1">
          <table:table-cell office:value-type="string" calcext:value-type="string">
            <text:p>0500000US28115</text:p>
          </table:table-cell>
          <table:table-cell office:value-type="float" office:value="28115" calcext:value-type="float">
            <text:p>28115</text:p>
          </table:table-cell>
          <table:table-cell office:value-type="string" calcext:value-type="string">
            <text:p>Pontotoc County, Mississippi</text:p>
          </table:table-cell>
          <table:table-cell office:value-type="float" office:value="482793200" calcext:value-type="float">
            <text:p>482793200</text:p>
          </table:table-cell>
          <table:table-cell office:value-type="float" office:value="36846967" calcext:value-type="float">
            <text:p>36846967</text:p>
          </table:table-cell>
        </table:table-row>
        <table:table-row table:style-name="ro1">
          <table:table-cell office:value-type="string" calcext:value-type="string">
            <text:p>0500000US28117</text:p>
          </table:table-cell>
          <table:table-cell office:value-type="float" office:value="28117" calcext:value-type="float">
            <text:p>28117</text:p>
          </table:table-cell>
          <table:table-cell office:value-type="string" calcext:value-type="string">
            <text:p>Prentiss County, Mississippi</text:p>
          </table:table-cell>
          <table:table-cell office:value-type="float" office:value="391479200" calcext:value-type="float">
            <text:p>391479200</text:p>
          </table:table-cell>
          <table:table-cell office:value-type="float" office:value="35339224" calcext:value-type="float">
            <text:p>35339224</text:p>
          </table:table-cell>
        </table:table-row>
        <table:table-row table:style-name="ro1">
          <table:table-cell office:value-type="string" calcext:value-type="string">
            <text:p>0500000US28119</text:p>
          </table:table-cell>
          <table:table-cell office:value-type="float" office:value="28119" calcext:value-type="float">
            <text:p>28119</text:p>
          </table:table-cell>
          <table:table-cell office:value-type="string" calcext:value-type="string">
            <text:p>Quitman County, Mississippi</text:p>
          </table:table-cell>
          <table:table-cell office:value-type="float" office:value="53420800" calcext:value-type="float">
            <text:p>53420800</text:p>
          </table:table-cell>
          <table:table-cell office:value-type="float" office:value="9656293" calcext:value-type="float">
            <text:p>9656293</text:p>
          </table:table-cell>
        </table:table-row>
        <table:table-row table:style-name="ro1">
          <table:table-cell office:value-type="string" calcext:value-type="string">
            <text:p>0500000US28121</text:p>
          </table:table-cell>
          <table:table-cell office:value-type="float" office:value="28121" calcext:value-type="float">
            <text:p>28121</text:p>
          </table:table-cell>
          <table:table-cell office:value-type="string" calcext:value-type="string">
            <text:p>Rankin County, Mississippi</text:p>
          </table:table-cell>
          <table:table-cell office:value-type="float" office:value="3275111400" calcext:value-type="float">
            <text:p>3275111400</text:p>
          </table:table-cell>
          <table:table-cell office:value-type="float" office:value="103365490" calcext:value-type="float">
            <text:p>103365490</text:p>
          </table:table-cell>
        </table:table-row>
        <table:table-row table:style-name="ro1">
          <table:table-cell office:value-type="string" calcext:value-type="string">
            <text:p>0500000US28123</text:p>
          </table:table-cell>
          <table:table-cell office:value-type="float" office:value="28123" calcext:value-type="float">
            <text:p>28123</text:p>
          </table:table-cell>
          <table:table-cell office:value-type="string" calcext:value-type="string">
            <text:p>Scott County, Mississippi</text:p>
          </table:table-cell>
          <table:table-cell office:value-type="float" office:value="326990000" calcext:value-type="float">
            <text:p>326990000</text:p>
          </table:table-cell>
          <table:table-cell office:value-type="float" office:value="42333959" calcext:value-type="float">
            <text:p>42333959</text:p>
          </table:table-cell>
        </table:table-row>
        <table:table-row table:style-name="ro1">
          <table:table-cell office:value-type="string" calcext:value-type="string">
            <text:p>0500000US28125</text:p>
          </table:table-cell>
          <table:table-cell office:value-type="float" office:value="28125" calcext:value-type="float">
            <text:p>28125</text:p>
          </table:table-cell>
          <table:table-cell office:value-type="string" calcext:value-type="string">
            <text:p>Sharkey County, Mississippi</text:p>
          </table:table-cell>
          <table:table-cell office:value-type="float" office:value="38096100" calcext:value-type="float">
            <text:p>38096100</text:p>
          </table:table-cell>
          <table:table-cell office:value-type="float" office:value="5482851" calcext:value-type="float">
            <text:p>5482851</text:p>
          </table:table-cell>
        </table:table-row>
        <table:table-row table:style-name="ro1">
          <table:table-cell office:value-type="string" calcext:value-type="string">
            <text:p>0500000US28127</text:p>
          </table:table-cell>
          <table:table-cell office:value-type="float" office:value="28127" calcext:value-type="float">
            <text:p>28127</text:p>
          </table:table-cell>
          <table:table-cell office:value-type="string" calcext:value-type="string">
            <text:p>Simpson County, Mississippi</text:p>
          </table:table-cell>
          <table:table-cell office:value-type="float" office:value="335441400" calcext:value-type="float">
            <text:p>335441400</text:p>
          </table:table-cell>
          <table:table-cell office:value-type="float" office:value="31994822" calcext:value-type="float">
            <text:p>31994822</text:p>
          </table:table-cell>
        </table:table-row>
        <table:table-row table:style-name="ro1">
          <table:table-cell office:value-type="string" calcext:value-type="string">
            <text:p>0500000US28129</text:p>
          </table:table-cell>
          <table:table-cell office:value-type="float" office:value="28129" calcext:value-type="float">
            <text:p>28129</text:p>
          </table:table-cell>
          <table:table-cell office:value-type="string" calcext:value-type="string">
            <text:p>Smith County, Mississippi</text:p>
          </table:table-cell>
          <table:table-cell office:value-type="float" office:value="290801100" calcext:value-type="float">
            <text:p>290801100</text:p>
          </table:table-cell>
          <table:table-cell office:value-type="float" office:value="40453575" calcext:value-type="float">
            <text:p>40453575</text:p>
          </table:table-cell>
        </table:table-row>
        <table:table-row table:style-name="ro1">
          <table:table-cell office:value-type="string" calcext:value-type="string">
            <text:p>0500000US28131</text:p>
          </table:table-cell>
          <table:table-cell office:value-type="float" office:value="28131" calcext:value-type="float">
            <text:p>28131</text:p>
          </table:table-cell>
          <table:table-cell office:value-type="string" calcext:value-type="string">
            <text:p>Stone County, Mississippi</text:p>
          </table:table-cell>
          <table:table-cell office:value-type="float" office:value="273790700" calcext:value-type="float">
            <text:p>273790700</text:p>
          </table:table-cell>
          <table:table-cell office:value-type="float" office:value="28717680" calcext:value-type="float">
            <text:p>28717680</text:p>
          </table:table-cell>
        </table:table-row>
        <table:table-row table:style-name="ro1">
          <table:table-cell office:value-type="string" calcext:value-type="string">
            <text:p>0500000US28133</text:p>
          </table:table-cell>
          <table:table-cell office:value-type="float" office:value="28133" calcext:value-type="float">
            <text:p>28133</text:p>
          </table:table-cell>
          <table:table-cell office:value-type="string" calcext:value-type="string">
            <text:p>Sunflower County, Mississippi</text:p>
          </table:table-cell>
          <table:table-cell office:value-type="float" office:value="158155000" calcext:value-type="float">
            <text:p>158155000</text:p>
          </table:table-cell>
          <table:table-cell office:value-type="float" office:value="14347267" calcext:value-type="float">
            <text:p>14347267</text:p>
          </table:table-cell>
        </table:table-row>
        <table:table-row table:style-name="ro1">
          <table:table-cell office:value-type="string" calcext:value-type="string">
            <text:p>0500000US28135</text:p>
          </table:table-cell>
          <table:table-cell office:value-type="float" office:value="28135" calcext:value-type="float">
            <text:p>28135</text:p>
          </table:table-cell>
          <table:table-cell office:value-type="string" calcext:value-type="string">
            <text:p>Tallahatchie County, Mississippi</text:p>
          </table:table-cell>
          <table:table-cell office:value-type="float" office:value="110081000" calcext:value-type="float">
            <text:p>110081000</text:p>
          </table:table-cell>
          <table:table-cell office:value-type="float" office:value="13121414" calcext:value-type="float">
            <text:p>13121414</text:p>
          </table:table-cell>
        </table:table-row>
        <table:table-row table:style-name="ro1">
          <table:table-cell office:value-type="string" calcext:value-type="string">
            <text:p>0500000US28137</text:p>
          </table:table-cell>
          <table:table-cell office:value-type="float" office:value="28137" calcext:value-type="float">
            <text:p>28137</text:p>
          </table:table-cell>
          <table:table-cell office:value-type="string" calcext:value-type="string">
            <text:p>Tate County, Mississippi</text:p>
          </table:table-cell>
          <table:table-cell office:value-type="float" office:value="477451200" calcext:value-type="float">
            <text:p>477451200</text:p>
          </table:table-cell>
          <table:table-cell office:value-type="float" office:value="42560668" calcext:value-type="float">
            <text:p>42560668</text:p>
          </table:table-cell>
        </table:table-row>
        <table:table-row table:style-name="ro1">
          <table:table-cell office:value-type="string" calcext:value-type="string">
            <text:p>0500000US28139</text:p>
          </table:table-cell>
          <table:table-cell office:value-type="float" office:value="28139" calcext:value-type="float">
            <text:p>28139</text:p>
          </table:table-cell>
          <table:table-cell office:value-type="string" calcext:value-type="string">
            <text:p>Tippah County, Mississippi</text:p>
          </table:table-cell>
          <table:table-cell office:value-type="float" office:value="343880300" calcext:value-type="float">
            <text:p>343880300</text:p>
          </table:table-cell>
          <table:table-cell office:value-type="float" office:value="26698058" calcext:value-type="float">
            <text:p>26698058</text:p>
          </table:table-cell>
        </table:table-row>
        <table:table-row table:style-name="ro1">
          <table:table-cell office:value-type="string" calcext:value-type="string">
            <text:p>0500000US28141</text:p>
          </table:table-cell>
          <table:table-cell office:value-type="float" office:value="28141" calcext:value-type="float">
            <text:p>28141</text:p>
          </table:table-cell>
          <table:table-cell office:value-type="string" calcext:value-type="string">
            <text:p>Tishomingo County, Mississippi</text:p>
          </table:table-cell>
          <table:table-cell office:value-type="float" office:value="337601300" calcext:value-type="float">
            <text:p>337601300</text:p>
          </table:table-cell>
          <table:table-cell office:value-type="float" office:value="23633207" calcext:value-type="float">
            <text:p>23633207</text:p>
          </table:table-cell>
        </table:table-row>
        <table:table-row table:style-name="ro1">
          <table:table-cell office:value-type="string" calcext:value-type="string">
            <text:p>0500000US28143</text:p>
          </table:table-cell>
          <table:table-cell office:value-type="float" office:value="28143" calcext:value-type="float">
            <text:p>28143</text:p>
          </table:table-cell>
          <table:table-cell office:value-type="string" calcext:value-type="string">
            <text:p>Tunica County, Mississippi</text:p>
          </table:table-cell>
          <table:table-cell office:value-type="float" office:value="56398500" calcext:value-type="float">
            <text:p>56398500</text:p>
          </table:table-cell>
          <table:table-cell office:value-type="float" office:value="7750071" calcext:value-type="float">
            <text:p>7750071</text:p>
          </table:table-cell>
        </table:table-row>
        <table:table-row table:style-name="ro1">
          <table:table-cell office:value-type="string" calcext:value-type="string">
            <text:p>0500000US28145</text:p>
          </table:table-cell>
          <table:table-cell office:value-type="float" office:value="28145" calcext:value-type="float">
            <text:p>28145</text:p>
          </table:table-cell>
          <table:table-cell office:value-type="string" calcext:value-type="string">
            <text:p>Union County, Mississippi</text:p>
          </table:table-cell>
          <table:table-cell office:value-type="float" office:value="451665000" calcext:value-type="float">
            <text:p>451665000</text:p>
          </table:table-cell>
          <table:table-cell office:value-type="float" office:value="27774466" calcext:value-type="float">
            <text:p>27774466</text:p>
          </table:table-cell>
        </table:table-row>
        <table:table-row table:style-name="ro1">
          <table:table-cell office:value-type="string" calcext:value-type="string">
            <text:p>0500000US28147</text:p>
          </table:table-cell>
          <table:table-cell office:value-type="float" office:value="28147" calcext:value-type="float">
            <text:p>28147</text:p>
          </table:table-cell>
          <table:table-cell office:value-type="string" calcext:value-type="string">
            <text:p>Walthall County, Mississippi</text:p>
          </table:table-cell>
          <table:table-cell office:value-type="float" office:value="186569800" calcext:value-type="float">
            <text:p>186569800</text:p>
          </table:table-cell>
          <table:table-cell office:value-type="float" office:value="21051556" calcext:value-type="float">
            <text:p>21051556</text:p>
          </table:table-cell>
        </table:table-row>
        <table:table-row table:style-name="ro1">
          <table:table-cell office:value-type="string" calcext:value-type="string">
            <text:p>0500000US28149</text:p>
          </table:table-cell>
          <table:table-cell office:value-type="float" office:value="28149" calcext:value-type="float">
            <text:p>28149</text:p>
          </table:table-cell>
          <table:table-cell office:value-type="string" calcext:value-type="string">
            <text:p>Warren County, Mississippi</text:p>
          </table:table-cell>
          <table:table-cell office:value-type="float" office:value="674385200" calcext:value-type="float">
            <text:p>674385200</text:p>
          </table:table-cell>
          <table:table-cell office:value-type="float" office:value="37729473" calcext:value-type="float">
            <text:p>37729473</text:p>
          </table:table-cell>
        </table:table-row>
        <table:table-row table:style-name="ro1">
          <table:table-cell office:value-type="string" calcext:value-type="string">
            <text:p>0500000US28151</text:p>
          </table:table-cell>
          <table:table-cell office:value-type="float" office:value="28151" calcext:value-type="float">
            <text:p>28151</text:p>
          </table:table-cell>
          <table:table-cell office:value-type="string" calcext:value-type="string">
            <text:p>Washington County, Mississippi</text:p>
          </table:table-cell>
          <table:table-cell office:value-type="float" office:value="364879700" calcext:value-type="float">
            <text:p>364879700</text:p>
          </table:table-cell>
          <table:table-cell office:value-type="float" office:value="25791975" calcext:value-type="float">
            <text:p>25791975</text:p>
          </table:table-cell>
        </table:table-row>
        <table:table-row table:style-name="ro1">
          <table:table-cell office:value-type="string" calcext:value-type="string">
            <text:p>0500000US28153</text:p>
          </table:table-cell>
          <table:table-cell office:value-type="float" office:value="28153" calcext:value-type="float">
            <text:p>28153</text:p>
          </table:table-cell>
          <table:table-cell office:value-type="string" calcext:value-type="string">
            <text:p>Wayne County, Mississippi</text:p>
          </table:table-cell>
          <table:table-cell office:value-type="float" office:value="300054600" calcext:value-type="float">
            <text:p>300054600</text:p>
          </table:table-cell>
          <table:table-cell office:value-type="float" office:value="28292676" calcext:value-type="float">
            <text:p>28292676</text:p>
          </table:table-cell>
        </table:table-row>
        <table:table-row table:style-name="ro1">
          <table:table-cell office:value-type="string" calcext:value-type="string">
            <text:p>0500000US28155</text:p>
          </table:table-cell>
          <table:table-cell office:value-type="float" office:value="28155" calcext:value-type="float">
            <text:p>28155</text:p>
          </table:table-cell>
          <table:table-cell office:value-type="string" calcext:value-type="string">
            <text:p>Webster County, Mississippi</text:p>
          </table:table-cell>
          <table:table-cell office:value-type="float" office:value="172958200" calcext:value-type="float">
            <text:p>172958200</text:p>
          </table:table-cell>
          <table:table-cell office:value-type="float" office:value="13321404" calcext:value-type="float">
            <text:p>13321404</text:p>
          </table:table-cell>
        </table:table-row>
        <table:table-row table:style-name="ro1">
          <table:table-cell office:value-type="string" calcext:value-type="string">
            <text:p>0500000US28157</text:p>
          </table:table-cell>
          <table:table-cell office:value-type="float" office:value="28157" calcext:value-type="float">
            <text:p>28157</text:p>
          </table:table-cell>
          <table:table-cell office:value-type="string" calcext:value-type="string">
            <text:p>Wilkinson County, Mississippi</text:p>
          </table:table-cell>
          <table:table-cell office:value-type="float" office:value="60161800" calcext:value-type="float">
            <text:p>60161800</text:p>
          </table:table-cell>
          <table:table-cell office:value-type="float" office:value="10136243" calcext:value-type="float">
            <text:p>10136243</text:p>
          </table:table-cell>
        </table:table-row>
        <table:table-row table:style-name="ro1">
          <table:table-cell office:value-type="string" calcext:value-type="string">
            <text:p>0500000US28159</text:p>
          </table:table-cell>
          <table:table-cell office:value-type="float" office:value="28159" calcext:value-type="float">
            <text:p>28159</text:p>
          </table:table-cell>
          <table:table-cell office:value-type="string" calcext:value-type="string">
            <text:p>Winston County, Mississippi</text:p>
          </table:table-cell>
          <table:table-cell office:value-type="float" office:value="246778100" calcext:value-type="float">
            <text:p>246778100</text:p>
          </table:table-cell>
          <table:table-cell office:value-type="float" office:value="21877385" calcext:value-type="float">
            <text:p>21877385</text:p>
          </table:table-cell>
        </table:table-row>
        <table:table-row table:style-name="ro1">
          <table:table-cell office:value-type="string" calcext:value-type="string">
            <text:p>0500000US28161</text:p>
          </table:table-cell>
          <table:table-cell office:value-type="float" office:value="28161" calcext:value-type="float">
            <text:p>28161</text:p>
          </table:table-cell>
          <table:table-cell office:value-type="string" calcext:value-type="string">
            <text:p>Yalobusha County, Mississippi</text:p>
          </table:table-cell>
          <table:table-cell office:value-type="float" office:value="158009300" calcext:value-type="float">
            <text:p>158009300</text:p>
          </table:table-cell>
          <table:table-cell office:value-type="float" office:value="17618363" calcext:value-type="float">
            <text:p>17618363</text:p>
          </table:table-cell>
        </table:table-row>
        <table:table-row table:style-name="ro1">
          <table:table-cell office:value-type="string" calcext:value-type="string">
            <text:p>0500000US28163</text:p>
          </table:table-cell>
          <table:table-cell office:value-type="float" office:value="28163" calcext:value-type="float">
            <text:p>28163</text:p>
          </table:table-cell>
          <table:table-cell office:value-type="string" calcext:value-type="string">
            <text:p>Yazoo County, Mississippi</text:p>
          </table:table-cell>
          <table:table-cell office:value-type="float" office:value="205852000" calcext:value-type="float">
            <text:p>205852000</text:p>
          </table:table-cell>
          <table:table-cell office:value-type="float" office:value="17415737" calcext:value-type="float">
            <text:p>17415737</text:p>
          </table:table-cell>
        </table:table-row>
        <table:table-row table:style-name="ro1">
          <table:table-cell office:value-type="string" calcext:value-type="string">
            <text:p>0500000US29001</text:p>
          </table:table-cell>
          <table:table-cell office:value-type="float" office:value="29001" calcext:value-type="float">
            <text:p>29001</text:p>
          </table:table-cell>
          <table:table-cell office:value-type="string" calcext:value-type="string">
            <text:p>Adair County, Missouri</text:p>
          </table:table-cell>
          <table:table-cell office:value-type="float" office:value="465945200" calcext:value-type="float">
            <text:p>465945200</text:p>
          </table:table-cell>
          <table:table-cell office:value-type="float" office:value="25600332" calcext:value-type="float">
            <text:p>25600332</text:p>
          </table:table-cell>
        </table:table-row>
        <table:table-row table:style-name="ro1">
          <table:table-cell office:value-type="string" calcext:value-type="string">
            <text:p>0500000US29003</text:p>
          </table:table-cell>
          <table:table-cell office:value-type="float" office:value="29003" calcext:value-type="float">
            <text:p>29003</text:p>
          </table:table-cell>
          <table:table-cell office:value-type="string" calcext:value-type="string">
            <text:p>Andrew County, Missouri</text:p>
          </table:table-cell>
          <table:table-cell office:value-type="float" office:value="446880700" calcext:value-type="float">
            <text:p>446880700</text:p>
          </table:table-cell>
          <table:table-cell office:value-type="float" office:value="27903250" calcext:value-type="float">
            <text:p>27903250</text:p>
          </table:table-cell>
        </table:table-row>
        <table:table-row table:style-name="ro1">
          <table:table-cell office:value-type="string" calcext:value-type="string">
            <text:p>0500000US29005</text:p>
          </table:table-cell>
          <table:table-cell office:value-type="float" office:value="29005" calcext:value-type="float">
            <text:p>29005</text:p>
          </table:table-cell>
          <table:table-cell office:value-type="string" calcext:value-type="string">
            <text:p>Atchison County, Missouri</text:p>
          </table:table-cell>
          <table:table-cell office:value-type="float" office:value="138225900" calcext:value-type="float">
            <text:p>138225900</text:p>
          </table:table-cell>
          <table:table-cell office:value-type="float" office:value="8491268" calcext:value-type="float">
            <text:p>8491268</text:p>
          </table:table-cell>
        </table:table-row>
        <table:table-row table:style-name="ro1">
          <table:table-cell office:value-type="string" calcext:value-type="string">
            <text:p>0500000US29007</text:p>
          </table:table-cell>
          <table:table-cell office:value-type="float" office:value="29007" calcext:value-type="float">
            <text:p>29007</text:p>
          </table:table-cell>
          <table:table-cell office:value-type="string" calcext:value-type="string">
            <text:p>Audrain County, Missouri</text:p>
          </table:table-cell>
          <table:table-cell office:value-type="float" office:value="439898900" calcext:value-type="float">
            <text:p>439898900</text:p>
          </table:table-cell>
          <table:table-cell office:value-type="float" office:value="24254024" calcext:value-type="float">
            <text:p>24254024</text:p>
          </table:table-cell>
        </table:table-row>
        <table:table-row table:style-name="ro1">
          <table:table-cell office:value-type="string" calcext:value-type="string">
            <text:p>0500000US29009</text:p>
          </table:table-cell>
          <table:table-cell office:value-type="float" office:value="29009" calcext:value-type="float">
            <text:p>29009</text:p>
          </table:table-cell>
          <table:table-cell office:value-type="string" calcext:value-type="string">
            <text:p>Barry County, Missouri</text:p>
          </table:table-cell>
          <table:table-cell office:value-type="float" office:value="605055300" calcext:value-type="float">
            <text:p>605055300</text:p>
          </table:table-cell>
          <table:table-cell office:value-type="float" office:value="30518519" calcext:value-type="float">
            <text:p>30518519</text:p>
          </table:table-cell>
        </table:table-row>
        <table:table-row table:style-name="ro1">
          <table:table-cell office:value-type="string" calcext:value-type="string">
            <text:p>0500000US29011</text:p>
          </table:table-cell>
          <table:table-cell office:value-type="float" office:value="29011" calcext:value-type="float">
            <text:p>29011</text:p>
          </table:table-cell>
          <table:table-cell office:value-type="string" calcext:value-type="string">
            <text:p>Barton County, Missouri</text:p>
          </table:table-cell>
          <table:table-cell office:value-type="float" office:value="245406000" calcext:value-type="float">
            <text:p>245406000</text:p>
          </table:table-cell>
          <table:table-cell office:value-type="float" office:value="19415521" calcext:value-type="float">
            <text:p>19415521</text:p>
          </table:table-cell>
        </table:table-row>
        <table:table-row table:style-name="ro1">
          <table:table-cell office:value-type="string" calcext:value-type="string">
            <text:p>0500000US29013</text:p>
          </table:table-cell>
          <table:table-cell office:value-type="float" office:value="29013" calcext:value-type="float">
            <text:p>29013</text:p>
          </table:table-cell>
          <table:table-cell office:value-type="string" calcext:value-type="string">
            <text:p>Bates County, Missouri</text:p>
          </table:table-cell>
          <table:table-cell office:value-type="float" office:value="342837300" calcext:value-type="float">
            <text:p>342837300</text:p>
          </table:table-cell>
          <table:table-cell office:value-type="float" office:value="18843532" calcext:value-type="float">
            <text:p>18843532</text:p>
          </table:table-cell>
        </table:table-row>
        <table:table-row table:style-name="ro1">
          <table:table-cell office:value-type="string" calcext:value-type="string">
            <text:p>0500000US29015</text:p>
          </table:table-cell>
          <table:table-cell office:value-type="float" office:value="29015" calcext:value-type="float">
            <text:p>29015</text:p>
          </table:table-cell>
          <table:table-cell office:value-type="string" calcext:value-type="string">
            <text:p>Benton County, Missouri</text:p>
          </table:table-cell>
          <table:table-cell office:value-type="float" office:value="341454500" calcext:value-type="float">
            <text:p>341454500</text:p>
          </table:table-cell>
          <table:table-cell office:value-type="float" office:value="21856131" calcext:value-type="float">
            <text:p>21856131</text:p>
          </table:table-cell>
        </table:table-row>
        <table:table-row table:style-name="ro1">
          <table:table-cell office:value-type="string" calcext:value-type="string">
            <text:p>0500000US29017</text:p>
          </table:table-cell>
          <table:table-cell office:value-type="float" office:value="29017" calcext:value-type="float">
            <text:p>29017</text:p>
          </table:table-cell>
          <table:table-cell office:value-type="string" calcext:value-type="string">
            <text:p>Bollinger County, Missouri</text:p>
          </table:table-cell>
          <table:table-cell office:value-type="float" office:value="231808000" calcext:value-type="float">
            <text:p>231808000</text:p>
          </table:table-cell>
          <table:table-cell office:value-type="float" office:value="17951483" calcext:value-type="float">
            <text:p>17951483</text:p>
          </table:table-cell>
        </table:table-row>
        <table:table-row table:style-name="ro1">
          <table:table-cell office:value-type="string" calcext:value-type="string">
            <text:p>0500000US29019</text:p>
          </table:table-cell>
          <table:table-cell office:value-type="float" office:value="29019" calcext:value-type="float">
            <text:p>29019</text:p>
          </table:table-cell>
          <table:table-cell office:value-type="string" calcext:value-type="string">
            <text:p>Boone County, Missouri</text:p>
          </table:table-cell>
          <table:table-cell office:value-type="float" office:value="3958210600" calcext:value-type="float">
            <text:p>3958210600</text:p>
          </table:table-cell>
          <table:table-cell office:value-type="float" office:value="112026440" calcext:value-type="float">
            <text:p>112026440</text:p>
          </table:table-cell>
        </table:table-row>
        <table:table-row table:style-name="ro1">
          <table:table-cell office:value-type="string" calcext:value-type="string">
            <text:p>0500000US2902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Buchanan County, Missouri</text:p>
          </table:table-cell>
          <table:table-cell office:value-type="float" office:value="1710195900" calcext:value-type="float">
            <text:p>1710195900</text:p>
          </table:table-cell>
          <table:table-cell office:value-type="float" office:value="51242105" calcext:value-type="float">
            <text:p>51242105</text:p>
          </table:table-cell>
        </table:table-row>
        <table:table-row table:style-name="ro1">
          <table:table-cell office:value-type="string" calcext:value-type="string">
            <text:p>0500000US29023</text:p>
          </table:table-cell>
          <table:table-cell office:value-type="float" office:value="29023" calcext:value-type="float">
            <text:p>29023</text:p>
          </table:table-cell>
          <table:table-cell office:value-type="string" calcext:value-type="string">
            <text:p>Butler County, Missouri</text:p>
          </table:table-cell>
          <table:table-cell office:value-type="float" office:value="752700500" calcext:value-type="float">
            <text:p>752700500</text:p>
          </table:table-cell>
          <table:table-cell office:value-type="float" office:value="40822775" calcext:value-type="float">
            <text:p>40822775</text:p>
          </table:table-cell>
        </table:table-row>
        <table:table-row table:style-name="ro1">
          <table:table-cell office:value-type="string" calcext:value-type="string">
            <text:p>0500000US29025</text:p>
          </table:table-cell>
          <table:table-cell office:value-type="float" office:value="29025" calcext:value-type="float">
            <text:p>29025</text:p>
          </table:table-cell>
          <table:table-cell office:value-type="string" calcext:value-type="string">
            <text:p>Caldwell County, Missouri</text:p>
          </table:table-cell>
          <table:table-cell office:value-type="float" office:value="198718000" calcext:value-type="float">
            <text:p>198718000</text:p>
          </table:table-cell>
          <table:table-cell office:value-type="float" office:value="13656453" calcext:value-type="float">
            <text:p>13656453</text:p>
          </table:table-cell>
        </table:table-row>
        <table:table-row table:style-name="ro1">
          <table:table-cell office:value-type="string" calcext:value-type="string">
            <text:p>0500000US29027</text:p>
          </table:table-cell>
          <table:table-cell office:value-type="float" office:value="29027" calcext:value-type="float">
            <text:p>29027</text:p>
          </table:table-cell>
          <table:table-cell office:value-type="string" calcext:value-type="string">
            <text:p>Callaway County, Missouri</text:p>
          </table:table-cell>
          <table:table-cell office:value-type="float" office:value="909498000" calcext:value-type="float">
            <text:p>909498000</text:p>
          </table:table-cell>
          <table:table-cell office:value-type="float" office:value="46326636" calcext:value-type="float">
            <text:p>46326636</text:p>
          </table:table-cell>
        </table:table-row>
        <table:table-row table:style-name="ro1">
          <table:table-cell office:value-type="string" calcext:value-type="string">
            <text:p>0500000US29029</text:p>
          </table:table-cell>
          <table:table-cell office:value-type="float" office:value="29029" calcext:value-type="float">
            <text:p>29029</text:p>
          </table:table-cell>
          <table:table-cell office:value-type="string" calcext:value-type="string">
            <text:p>Camden County, Missouri</text:p>
          </table:table-cell>
          <table:table-cell office:value-type="float" office:value="969844500" calcext:value-type="float">
            <text:p>969844500</text:p>
          </table:table-cell>
          <table:table-cell office:value-type="float" office:value="55973232" calcext:value-type="float">
            <text:p>55973232</text:p>
          </table:table-cell>
        </table:table-row>
        <table:table-row table:style-name="ro1">
          <table:table-cell office:value-type="string" calcext:value-type="string">
            <text:p>0500000US29031</text:p>
          </table:table-cell>
          <table:table-cell office:value-type="float" office:value="29031" calcext:value-type="float">
            <text:p>29031</text:p>
          </table:table-cell>
          <table:table-cell office:value-type="string" calcext:value-type="string">
            <text:p>Cape Girardeau County, Missouri</text:p>
          </table:table-cell>
          <table:table-cell office:value-type="float" office:value="1720506400" calcext:value-type="float">
            <text:p>1720506400</text:p>
          </table:table-cell>
          <table:table-cell office:value-type="float" office:value="69043119" calcext:value-type="float">
            <text:p>69043119</text:p>
          </table:table-cell>
        </table:table-row>
        <table:table-row table:style-name="ro1">
          <table:table-cell office:value-type="string" calcext:value-type="string">
            <text:p>0500000US29033</text:p>
          </table:table-cell>
          <table:table-cell office:value-type="float" office:value="29033" calcext:value-type="float">
            <text:p>29033</text:p>
          </table:table-cell>
          <table:table-cell office:value-type="string" calcext:value-type="string">
            <text:p>Carroll County, Missouri</text:p>
          </table:table-cell>
          <table:table-cell office:value-type="float" office:value="203471200" calcext:value-type="float">
            <text:p>203471200</text:p>
          </table:table-cell>
          <table:table-cell office:value-type="float" office:value="15594642" calcext:value-type="float">
            <text:p>15594642</text:p>
          </table:table-cell>
        </table:table-row>
        <table:table-row table:style-name="ro1">
          <table:table-cell office:value-type="string" calcext:value-type="string">
            <text:p>0500000US29035</text:p>
          </table:table-cell>
          <table:table-cell office:value-type="float" office:value="29035" calcext:value-type="float">
            <text:p>29035</text:p>
          </table:table-cell>
          <table:table-cell office:value-type="string" calcext:value-type="string">
            <text:p>Carter County, Missouri</text:p>
          </table:table-cell>
          <table:table-cell office:value-type="float" office:value="117654000" calcext:value-type="float">
            <text:p>117654000</text:p>
          </table:table-cell>
          <table:table-cell office:value-type="float" office:value="15676684" calcext:value-type="float">
            <text:p>15676684</text:p>
          </table:table-cell>
        </table:table-row>
        <table:table-row table:style-name="ro1">
          <table:table-cell office:value-type="string" calcext:value-type="string">
            <text:p>0500000US29037</text:p>
          </table:table-cell>
          <table:table-cell office:value-type="float" office:value="29037" calcext:value-type="float">
            <text:p>29037</text:p>
          </table:table-cell>
          <table:table-cell office:value-type="string" calcext:value-type="string">
            <text:p>Cass County, Missouri</text:p>
          </table:table-cell>
          <table:table-cell office:value-type="float" office:value="2588355100" calcext:value-type="float">
            <text:p>2588355100</text:p>
          </table:table-cell>
          <table:table-cell office:value-type="float" office:value="71244667" calcext:value-type="float">
            <text:p>71244667</text:p>
          </table:table-cell>
        </table:table-row>
        <table:table-row table:style-name="ro1">
          <table:table-cell office:value-type="string" calcext:value-type="string">
            <text:p>0500000US29039</text:p>
          </table:table-cell>
          <table:table-cell office:value-type="float" office:value="29039" calcext:value-type="float">
            <text:p>29039</text:p>
          </table:table-cell>
          <table:table-cell office:value-type="string" calcext:value-type="string">
            <text:p>Cedar County, Missouri</text:p>
          </table:table-cell>
          <table:table-cell office:value-type="float" office:value="245207300" calcext:value-type="float">
            <text:p>245207300</text:p>
          </table:table-cell>
          <table:table-cell office:value-type="float" office:value="22777463" calcext:value-type="float">
            <text:p>22777463</text:p>
          </table:table-cell>
        </table:table-row>
        <table:table-row table:style-name="ro1">
          <table:table-cell office:value-type="string" calcext:value-type="string">
            <text:p>0500000US29041</text:p>
          </table:table-cell>
          <table:table-cell office:value-type="float" office:value="29041" calcext:value-type="float">
            <text:p>29041</text:p>
          </table:table-cell>
          <table:table-cell office:value-type="string" calcext:value-type="string">
            <text:p>Chariton County, Missouri</text:p>
          </table:table-cell>
          <table:table-cell office:value-type="float" office:value="151154700" calcext:value-type="float">
            <text:p>151154700</text:p>
          </table:table-cell>
          <table:table-cell office:value-type="float" office:value="10104217" calcext:value-type="float">
            <text:p>10104217</text:p>
          </table:table-cell>
        </table:table-row>
        <table:table-row table:style-name="ro1">
          <table:table-cell office:value-type="string" calcext:value-type="string">
            <text:p>0500000US29043</text:p>
          </table:table-cell>
          <table:table-cell office:value-type="float" office:value="29043" calcext:value-type="float">
            <text:p>29043</text:p>
          </table:table-cell>
          <table:table-cell office:value-type="string" calcext:value-type="string">
            <text:p>Christian County, Missouri</text:p>
          </table:table-cell>
          <table:table-cell office:value-type="float" office:value="1904953600" calcext:value-type="float">
            <text:p>1904953600</text:p>
          </table:table-cell>
          <table:table-cell office:value-type="float" office:value="56467757" calcext:value-type="float">
            <text:p>56467757</text:p>
          </table:table-cell>
        </table:table-row>
        <table:table-row table:style-name="ro1">
          <table:table-cell office:value-type="string" calcext:value-type="string">
            <text:p>0500000US29045</text:p>
          </table:table-cell>
          <table:table-cell office:value-type="float" office:value="29045" calcext:value-type="float">
            <text:p>29045</text:p>
          </table:table-cell>
          <table:table-cell office:value-type="string" calcext:value-type="string">
            <text:p>Clark County, Missouri</text:p>
          </table:table-cell>
          <table:table-cell office:value-type="float" office:value="153270500" calcext:value-type="float">
            <text:p>153270500</text:p>
          </table:table-cell>
          <table:table-cell office:value-type="float" office:value="10565445" calcext:value-type="float">
            <text:p>10565445</text:p>
          </table:table-cell>
        </table:table-row>
        <table:table-row table:style-name="ro1">
          <table:table-cell office:value-type="string" calcext:value-type="string">
            <text:p>0500000US29047</text:p>
          </table:table-cell>
          <table:table-cell office:value-type="float" office:value="29047" calcext:value-type="float">
            <text:p>29047</text:p>
          </table:table-cell>
          <table:table-cell office:value-type="string" calcext:value-type="string">
            <text:p>Clay County, Missouri</text:p>
          </table:table-cell>
          <table:table-cell office:value-type="float" office:value="5912050400" calcext:value-type="float">
            <text:p>5912050400</text:p>
          </table:table-cell>
          <table:table-cell office:value-type="float" office:value="120896479" calcext:value-type="float">
            <text:p>120896479</text:p>
          </table:table-cell>
        </table:table-row>
        <table:table-row table:style-name="ro1">
          <table:table-cell office:value-type="string" calcext:value-type="string">
            <text:p>0500000US29049</text:p>
          </table:table-cell>
          <table:table-cell office:value-type="float" office:value="29049" calcext:value-type="float">
            <text:p>29049</text:p>
          </table:table-cell>
          <table:table-cell office:value-type="string" calcext:value-type="string">
            <text:p>Clinton County, Missouri</text:p>
          </table:table-cell>
          <table:table-cell office:value-type="float" office:value="497786900" calcext:value-type="float">
            <text:p>497786900</text:p>
          </table:table-cell>
          <table:table-cell office:value-type="float" office:value="20904743" calcext:value-type="float">
            <text:p>20904743</text:p>
          </table:table-cell>
        </table:table-row>
        <table:table-row table:style-name="ro1">
          <table:table-cell office:value-type="string" calcext:value-type="string">
            <text:p>0500000US29051</text:p>
          </table:table-cell>
          <table:table-cell office:value-type="float" office:value="29051" calcext:value-type="float">
            <text:p>29051</text:p>
          </table:table-cell>
          <table:table-cell office:value-type="string" calcext:value-type="string">
            <text:p>Cole County, Missouri</text:p>
          </table:table-cell>
          <table:table-cell office:value-type="float" office:value="1802503000" calcext:value-type="float">
            <text:p>1802503000</text:p>
          </table:table-cell>
          <table:table-cell office:value-type="float" office:value="69320707" calcext:value-type="float">
            <text:p>69320707</text:p>
          </table:table-cell>
        </table:table-row>
        <table:table-row table:style-name="ro1">
          <table:table-cell office:value-type="string" calcext:value-type="string">
            <text:p>0500000US29053</text:p>
          </table:table-cell>
          <table:table-cell office:value-type="float" office:value="29053" calcext:value-type="float">
            <text:p>29053</text:p>
          </table:table-cell>
          <table:table-cell office:value-type="string" calcext:value-type="string">
            <text:p>Cooper County, Missouri</text:p>
          </table:table-cell>
          <table:table-cell office:value-type="float" office:value="377540000" calcext:value-type="float">
            <text:p>377540000</text:p>
          </table:table-cell>
          <table:table-cell office:value-type="float" office:value="28443968" calcext:value-type="float">
            <text:p>28443968</text:p>
          </table:table-cell>
        </table:table-row>
        <table:table-row table:style-name="ro1">
          <table:table-cell office:value-type="string" calcext:value-type="string">
            <text:p>0500000US29055</text:p>
          </table:table-cell>
          <table:table-cell office:value-type="float" office:value="29055" calcext:value-type="float">
            <text:p>29055</text:p>
          </table:table-cell>
          <table:table-cell office:value-type="string" calcext:value-type="string">
            <text:p>Crawford County, Missouri</text:p>
          </table:table-cell>
          <table:table-cell office:value-type="float" office:value="440006100" calcext:value-type="float">
            <text:p>440006100</text:p>
          </table:table-cell>
          <table:table-cell office:value-type="float" office:value="29790561" calcext:value-type="float">
            <text:p>29790561</text:p>
          </table:table-cell>
        </table:table-row>
        <table:table-row table:style-name="ro1">
          <table:table-cell office:value-type="string" calcext:value-type="string">
            <text:p>0500000US29057</text:p>
          </table:table-cell>
          <table:table-cell office:value-type="float" office:value="29057" calcext:value-type="float">
            <text:p>29057</text:p>
          </table:table-cell>
          <table:table-cell office:value-type="string" calcext:value-type="string">
            <text:p>Dade County, Missouri</text:p>
          </table:table-cell>
          <table:table-cell office:value-type="float" office:value="151144000" calcext:value-type="float">
            <text:p>151144000</text:p>
          </table:table-cell>
          <table:table-cell office:value-type="float" office:value="10515663" calcext:value-type="float">
            <text:p>10515663</text:p>
          </table:table-cell>
        </table:table-row>
        <table:table-row table:style-name="ro1">
          <table:table-cell office:value-type="string" calcext:value-type="string">
            <text:p>0500000US29059</text:p>
          </table:table-cell>
          <table:table-cell office:value-type="float" office:value="29059" calcext:value-type="float">
            <text:p>29059</text:p>
          </table:table-cell>
          <table:table-cell office:value-type="string" calcext:value-type="string">
            <text:p>Dallas County, Missouri</text:p>
          </table:table-cell>
          <table:table-cell office:value-type="float" office:value="275445900" calcext:value-type="float">
            <text:p>275445900</text:p>
          </table:table-cell>
          <table:table-cell office:value-type="float" office:value="23550376" calcext:value-type="float">
            <text:p>23550376</text:p>
          </table:table-cell>
        </table:table-row>
        <table:table-row table:style-name="ro1">
          <table:table-cell office:value-type="string" calcext:value-type="string">
            <text:p>0500000US29061</text:p>
          </table:table-cell>
          <table:table-cell office:value-type="float" office:value="29061" calcext:value-type="float">
            <text:p>29061</text:p>
          </table:table-cell>
          <table:table-cell office:value-type="string" calcext:value-type="string">
            <text:p>Daviess County, Missouri</text:p>
          </table:table-cell>
          <table:table-cell office:value-type="float" office:value="154055100" calcext:value-type="float">
            <text:p>154055100</text:p>
          </table:table-cell>
          <table:table-cell office:value-type="float" office:value="8599580" calcext:value-type="float">
            <text:p>8599580</text:p>
          </table:table-cell>
        </table:table-row>
        <table:table-row table:style-name="ro1">
          <table:table-cell office:value-type="string" calcext:value-type="string">
            <text:p>0500000US29063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DeKalb County, Missouri</text:p>
          </table:table-cell>
          <table:table-cell office:value-type="float" office:value="198566200" calcext:value-type="float">
            <text:p>198566200</text:p>
          </table:table-cell>
          <table:table-cell office:value-type="float" office:value="15180093" calcext:value-type="float">
            <text:p>15180093</text:p>
          </table:table-cell>
        </table:table-row>
        <table:table-row table:style-name="ro1">
          <table:table-cell office:value-type="string" calcext:value-type="string">
            <text:p>0500000US29065</text:p>
          </table:table-cell>
          <table:table-cell office:value-type="float" office:value="29065" calcext:value-type="float">
            <text:p>29065</text:p>
          </table:table-cell>
          <table:table-cell office:value-type="string" calcext:value-type="string">
            <text:p>Dent County, Missouri</text:p>
          </table:table-cell>
          <table:table-cell office:value-type="float" office:value="285281300" calcext:value-type="float">
            <text:p>285281300</text:p>
          </table:table-cell>
          <table:table-cell office:value-type="float" office:value="29526759" calcext:value-type="float">
            <text:p>29526759</text:p>
          </table:table-cell>
        </table:table-row>
        <table:table-row table:style-name="ro1">
          <table:table-cell office:value-type="string" calcext:value-type="string">
            <text:p>0500000US29067</text:p>
          </table:table-cell>
          <table:table-cell office:value-type="float" office:value="29067" calcext:value-type="float">
            <text:p>29067</text:p>
          </table:table-cell>
          <table:table-cell office:value-type="string" calcext:value-type="string">
            <text:p>Douglas County, Missouri</text:p>
          </table:table-cell>
          <table:table-cell office:value-type="float" office:value="212622100" calcext:value-type="float">
            <text:p>212622100</text:p>
          </table:table-cell>
          <table:table-cell office:value-type="float" office:value="20699911" calcext:value-type="float">
            <text:p>20699911</text:p>
          </table:table-cell>
        </table:table-row>
        <table:table-row table:style-name="ro1">
          <table:table-cell office:value-type="string" calcext:value-type="string">
            <text:p>0500000US29069</text:p>
          </table:table-cell>
          <table:table-cell office:value-type="float" office:value="29069" calcext:value-type="float">
            <text:p>29069</text:p>
          </table:table-cell>
          <table:table-cell office:value-type="string" calcext:value-type="string">
            <text:p>Dunklin County, Missouri</text:p>
          </table:table-cell>
          <table:table-cell office:value-type="float" office:value="486193900" calcext:value-type="float">
            <text:p>486193900</text:p>
          </table:table-cell>
          <table:table-cell office:value-type="float" office:value="28939350" calcext:value-type="float">
            <text:p>28939350</text:p>
          </table:table-cell>
        </table:table-row>
        <table:table-row table:style-name="ro1">
          <table:table-cell office:value-type="string" calcext:value-type="string">
            <text:p>0500000US29071</text:p>
          </table:table-cell>
          <table:table-cell office:value-type="float" office:value="29071" calcext:value-type="float">
            <text:p>29071</text:p>
          </table:table-cell>
          <table:table-cell office:value-type="string" calcext:value-type="string">
            <text:p>Franklin County, Missouri</text:p>
          </table:table-cell>
          <table:table-cell office:value-type="float" office:value="2449059400" calcext:value-type="float">
            <text:p>2449059400</text:p>
          </table:table-cell>
          <table:table-cell office:value-type="float" office:value="93889834" calcext:value-type="float">
            <text:p>93889834</text:p>
          </table:table-cell>
        </table:table-row>
        <table:table-row table:style-name="ro1">
          <table:table-cell office:value-type="string" calcext:value-type="string">
            <text:p>0500000US29073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Gasconade County, Missouri</text:p>
          </table:table-cell>
          <table:table-cell office:value-type="float" office:value="330201100" calcext:value-type="float">
            <text:p>330201100</text:p>
          </table:table-cell>
          <table:table-cell office:value-type="float" office:value="26568373" calcext:value-type="float">
            <text:p>26568373</text:p>
          </table:table-cell>
        </table:table-row>
        <table:table-row table:style-name="ro1">
          <table:table-cell office:value-type="string" calcext:value-type="string">
            <text:p>0500000US29075</text:p>
          </table:table-cell>
          <table:table-cell office:value-type="float" office:value="29075" calcext:value-type="float">
            <text:p>29075</text:p>
          </table:table-cell>
          <table:table-cell office:value-type="string" calcext:value-type="string">
            <text:p>Gentry County, Missouri</text:p>
          </table:table-cell>
          <table:table-cell office:value-type="float" office:value="138565400" calcext:value-type="float">
            <text:p>138565400</text:p>
          </table:table-cell>
          <table:table-cell office:value-type="float" office:value="9757492" calcext:value-type="float">
            <text:p>9757492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6234424000" calcext:value-type="float">
            <text:p>6234424000</text:p>
          </table:table-cell>
          <table:table-cell office:value-type="float" office:value="135023888" calcext:value-type="float">
            <text:p>135023888</text:p>
          </table:table-cell>
        </table:table-row>
        <table:table-row table:style-name="ro1">
          <table:table-cell office:value-type="string" calcext:value-type="string">
            <text:p>0500000US29079</text:p>
          </table:table-cell>
          <table:table-cell office:value-type="float" office:value="29079" calcext:value-type="float">
            <text:p>29079</text:p>
          </table:table-cell>
          <table:table-cell office:value-type="string" calcext:value-type="string">
            <text:p>Grundy County, Missouri</text:p>
          </table:table-cell>
          <table:table-cell office:value-type="float" office:value="189080300" calcext:value-type="float">
            <text:p>189080300</text:p>
          </table:table-cell>
          <table:table-cell office:value-type="float" office:value="9877223" calcext:value-type="float">
            <text:p>9877223</text:p>
          </table:table-cell>
        </table:table-row>
        <table:table-row table:style-name="ro1">
          <table:table-cell office:value-type="string" calcext:value-type="string">
            <text:p>0500000US29081</text:p>
          </table:table-cell>
          <table:table-cell office:value-type="float" office:value="29081" calcext:value-type="float">
            <text:p>29081</text:p>
          </table:table-cell>
          <table:table-cell office:value-type="string" calcext:value-type="string">
            <text:p>Harrison County, Missouri</text:p>
          </table:table-cell>
          <table:table-cell office:value-type="float" office:value="170881500" calcext:value-type="float">
            <text:p>170881500</text:p>
          </table:table-cell>
          <table:table-cell office:value-type="float" office:value="10722516" calcext:value-type="float">
            <text:p>10722516</text:p>
          </table:table-cell>
        </table:table-row>
        <table:table-row table:style-name="ro1">
          <table:table-cell office:value-type="string" calcext:value-type="string">
            <text:p>0500000US29083</text:p>
          </table:table-cell>
          <table:table-cell office:value-type="float" office:value="29083" calcext:value-type="float">
            <text:p>29083</text:p>
          </table:table-cell>
          <table:table-cell office:value-type="string" calcext:value-type="string">
            <text:p>Henry County, Missouri</text:p>
          </table:table-cell>
          <table:table-cell office:value-type="float" office:value="513862700" calcext:value-type="float">
            <text:p>513862700</text:p>
          </table:table-cell>
          <table:table-cell office:value-type="float" office:value="36064329" calcext:value-type="float">
            <text:p>36064329</text:p>
          </table:table-cell>
        </table:table-row>
        <table:table-row table:style-name="ro1">
          <table:table-cell office:value-type="string" calcext:value-type="string">
            <text:p>0500000US29085</text:p>
          </table:table-cell>
          <table:table-cell office:value-type="float" office:value="29085" calcext:value-type="float">
            <text:p>29085</text:p>
          </table:table-cell>
          <table:table-cell office:value-type="string" calcext:value-type="string">
            <text:p>Hickory County, Missouri</text:p>
          </table:table-cell>
          <table:table-cell office:value-type="float" office:value="161848700" calcext:value-type="float">
            <text:p>161848700</text:p>
          </table:table-cell>
          <table:table-cell office:value-type="float" office:value="13526843" calcext:value-type="float">
            <text:p>13526843</text:p>
          </table:table-cell>
        </table:table-row>
        <table:table-row table:style-name="ro1">
          <table:table-cell office:value-type="string" calcext:value-type="string">
            <text:p>0500000US29087</text:p>
          </table:table-cell>
          <table:table-cell office:value-type="float" office:value="29087" calcext:value-type="float">
            <text:p>29087</text:p>
          </table:table-cell>
          <table:table-cell office:value-type="string" calcext:value-type="string">
            <text:p>Holt County, Missouri</text:p>
          </table:table-cell>
          <table:table-cell office:value-type="float" office:value="115152800" calcext:value-type="float">
            <text:p>115152800</text:p>
          </table:table-cell>
          <table:table-cell office:value-type="float" office:value="9283065" calcext:value-type="float">
            <text:p>9283065</text:p>
          </table:table-cell>
        </table:table-row>
        <table:table-row table:style-name="ro1">
          <table:table-cell office:value-type="string" calcext:value-type="string">
            <text:p>0500000US29089</text:p>
          </table:table-cell>
          <table:table-cell office:value-type="float" office:value="29089" calcext:value-type="float">
            <text:p>29089</text:p>
          </table:table-cell>
          <table:table-cell office:value-type="string" calcext:value-type="string">
            <text:p>Howard County, Missouri</text:p>
          </table:table-cell>
          <table:table-cell office:value-type="float" office:value="204556100" calcext:value-type="float">
            <text:p>204556100</text:p>
          </table:table-cell>
          <table:table-cell office:value-type="float" office:value="13029133" calcext:value-type="float">
            <text:p>13029133</text:p>
          </table:table-cell>
        </table:table-row>
        <table:table-row table:style-name="ro1">
          <table:table-cell office:value-type="string" calcext:value-type="string">
            <text:p>0500000US29091</text:p>
          </table:table-cell>
          <table:table-cell office:value-type="float" office:value="29091" calcext:value-type="float">
            <text:p>29091</text:p>
          </table:table-cell>
          <table:table-cell office:value-type="string" calcext:value-type="string">
            <text:p>Howell County, Missouri</text:p>
          </table:table-cell>
          <table:table-cell office:value-type="float" office:value="707679800" calcext:value-type="float">
            <text:p>707679800</text:p>
          </table:table-cell>
          <table:table-cell office:value-type="float" office:value="36613883" calcext:value-type="float">
            <text:p>36613883</text:p>
          </table:table-cell>
        </table:table-row>
        <table:table-row table:style-name="ro1">
          <table:table-cell office:value-type="string" calcext:value-type="string">
            <text:p>0500000US29093</text:p>
          </table:table-cell>
          <table:table-cell office:value-type="float" office:value="29093" calcext:value-type="float">
            <text:p>29093</text:p>
          </table:table-cell>
          <table:table-cell office:value-type="string" calcext:value-type="string">
            <text:p>Iron County, Missouri</text:p>
          </table:table-cell>
          <table:table-cell office:value-type="float" office:value="187238800" calcext:value-type="float">
            <text:p>187238800</text:p>
          </table:table-cell>
          <table:table-cell office:value-type="float" office:value="20958317" calcext:value-type="float">
            <text:p>20958317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13450719100" calcext:value-type="float">
            <text:p>13450719100</text:p>
          </table:table-cell>
          <table:table-cell office:value-type="float" office:value="224922716" calcext:value-type="float">
            <text:p>224922716</text:p>
          </table:table-cell>
        </table:table-row>
        <table:table-row table:style-name="ro1">
          <table:table-cell office:value-type="string" calcext:value-type="string">
            <text:p>0500000US29097</text:p>
          </table:table-cell>
          <table:table-cell office:value-type="float" office:value="29097" calcext:value-type="float">
            <text:p>29097</text:p>
          </table:table-cell>
          <table:table-cell office:value-type="string" calcext:value-type="string">
            <text:p>Jasper County, Missouri</text:p>
          </table:table-cell>
          <table:table-cell office:value-type="float" office:value="2346718600" calcext:value-type="float">
            <text:p>2346718600</text:p>
          </table:table-cell>
          <table:table-cell office:value-type="float" office:value="80074983" calcext:value-type="float">
            <text:p>80074983</text:p>
          </table:table-cell>
        </table:table-row>
        <table:table-row table:style-name="ro1">
          <table:table-cell office:value-type="string" calcext:value-type="string">
            <text:p>0500000US29099</text:p>
          </table:table-cell>
          <table:table-cell office:value-type="float" office:value="29099" calcext:value-type="float">
            <text:p>29099</text:p>
          </table:table-cell>
          <table:table-cell office:value-type="string" calcext:value-type="string">
            <text:p>Jefferson County, Missouri</text:p>
          </table:table-cell>
          <table:table-cell office:value-type="float" office:value="5261036200" calcext:value-type="float">
            <text:p>5261036200</text:p>
          </table:table-cell>
          <table:table-cell office:value-type="float" office:value="97333374" calcext:value-type="float">
            <text:p>97333374</text:p>
          </table:table-cell>
        </table:table-row>
        <table:table-row table:style-name="ro1">
          <table:table-cell office:value-type="string" calcext:value-type="string">
            <text:p>0500000US29101</text:p>
          </table:table-cell>
          <table:table-cell office:value-type="float" office:value="29101" calcext:value-type="float">
            <text:p>29101</text:p>
          </table:table-cell>
          <table:table-cell office:value-type="string" calcext:value-type="string">
            <text:p>Johnson County, Missouri</text:p>
          </table:table-cell>
          <table:table-cell office:value-type="float" office:value="1073548000" calcext:value-type="float">
            <text:p>1073548000</text:p>
          </table:table-cell>
          <table:table-cell office:value-type="float" office:value="42843393" calcext:value-type="float">
            <text:p>42843393</text:p>
          </table:table-cell>
        </table:table-row>
        <table:table-row table:style-name="ro1">
          <table:table-cell office:value-type="string" calcext:value-type="string">
            <text:p>0500000US29103</text:p>
          </table:table-cell>
          <table:table-cell office:value-type="float" office:value="29103" calcext:value-type="float">
            <text:p>29103</text:p>
          </table:table-cell>
          <table:table-cell office:value-type="string" calcext:value-type="string">
            <text:p>Knox County, Missouri</text:p>
          </table:table-cell>
          <table:table-cell office:value-type="float" office:value="88023600" calcext:value-type="float">
            <text:p>88023600</text:p>
          </table:table-cell>
          <table:table-cell office:value-type="float" office:value="8881523" calcext:value-type="float">
            <text:p>8881523</text:p>
          </table:table-cell>
        </table:table-row>
        <table:table-row table:style-name="ro1">
          <table:table-cell office:value-type="string" calcext:value-type="string">
            <text:p>0500000US29105</text:p>
          </table:table-cell>
          <table:table-cell office:value-type="float" office:value="29105" calcext:value-type="float">
            <text:p>29105</text:p>
          </table:table-cell>
          <table:table-cell office:value-type="string" calcext:value-type="string">
            <text:p>Laclede County, Missouri</text:p>
          </table:table-cell>
          <table:table-cell office:value-type="float" office:value="643540200" calcext:value-type="float">
            <text:p>643540200</text:p>
          </table:table-cell>
          <table:table-cell office:value-type="float" office:value="30193423" calcext:value-type="float">
            <text:p>30193423</text:p>
          </table:table-cell>
        </table:table-row>
        <table:table-row table:style-name="ro1">
          <table:table-cell office:value-type="string" calcext:value-type="string">
            <text:p>0500000US29107</text:p>
          </table:table-cell>
          <table:table-cell office:value-type="float" office:value="29107" calcext:value-type="float">
            <text:p>29107</text:p>
          </table:table-cell>
          <table:table-cell office:value-type="string" calcext:value-type="string">
            <text:p>Lafayette County, Missouri</text:p>
          </table:table-cell>
          <table:table-cell office:value-type="float" office:value="752435000" calcext:value-type="float">
            <text:p>752435000</text:p>
          </table:table-cell>
          <table:table-cell office:value-type="float" office:value="34433611" calcext:value-type="float">
            <text:p>34433611</text:p>
          </table:table-cell>
        </table:table-row>
        <table:table-row table:style-name="ro1">
          <table:table-cell office:value-type="string" calcext:value-type="string">
            <text:p>0500000US29109</text:p>
          </table:table-cell>
          <table:table-cell office:value-type="float" office:value="29109" calcext:value-type="float">
            <text:p>29109</text:p>
          </table:table-cell>
          <table:table-cell office:value-type="string" calcext:value-type="string">
            <text:p>Lawrence County, Missouri</text:p>
          </table:table-cell>
          <table:table-cell office:value-type="float" office:value="693464600" calcext:value-type="float">
            <text:p>693464600</text:p>
          </table:table-cell>
          <table:table-cell office:value-type="float" office:value="34286533" calcext:value-type="float">
            <text:p>34286533</text:p>
          </table:table-cell>
        </table:table-row>
        <table:table-row table:style-name="ro1">
          <table:table-cell office:value-type="string" calcext:value-type="string">
            <text:p>0500000US29111</text:p>
          </table:table-cell>
          <table:table-cell office:value-type="float" office:value="29111" calcext:value-type="float">
            <text:p>29111</text:p>
          </table:table-cell>
          <table:table-cell office:value-type="string" calcext:value-type="string">
            <text:p>Lewis County, Missouri</text:p>
          </table:table-cell>
          <table:table-cell office:value-type="float" office:value="188783400" calcext:value-type="float">
            <text:p>188783400</text:p>
          </table:table-cell>
          <table:table-cell office:value-type="float" office:value="11678072" calcext:value-type="float">
            <text:p>11678072</text:p>
          </table:table-cell>
        </table:table-row>
        <table:table-row table:style-name="ro1">
          <table:table-cell office:value-type="string" calcext:value-type="string">
            <text:p>0500000US29113</text:p>
          </table:table-cell>
          <table:table-cell office:value-type="float" office:value="29113" calcext:value-type="float">
            <text:p>29113</text:p>
          </table:table-cell>
          <table:table-cell office:value-type="string" calcext:value-type="string">
            <text:p>Lincoln County, Missouri</text:p>
          </table:table-cell>
          <table:table-cell office:value-type="float" office:value="1110032800" calcext:value-type="float">
            <text:p>1110032800</text:p>
          </table:table-cell>
          <table:table-cell office:value-type="float" office:value="37233100" calcext:value-type="float">
            <text:p>37233100</text:p>
          </table:table-cell>
        </table:table-row>
        <table:table-row table:style-name="ro1">
          <table:table-cell office:value-type="string" calcext:value-type="string">
            <text:p>0500000US29115</text:p>
          </table:table-cell>
          <table:table-cell office:value-type="float" office:value="29115" calcext:value-type="float">
            <text:p>29115</text:p>
          </table:table-cell>
          <table:table-cell office:value-type="string" calcext:value-type="string">
            <text:p>Linn County, Missouri</text:p>
          </table:table-cell>
          <table:table-cell office:value-type="float" office:value="231871700" calcext:value-type="float">
            <text:p>231871700</text:p>
          </table:table-cell>
          <table:table-cell office:value-type="float" office:value="10673113" calcext:value-type="float">
            <text:p>10673113</text:p>
          </table:table-cell>
        </table:table-row>
        <table:table-row table:style-name="ro1">
          <table:table-cell office:value-type="string" calcext:value-type="string">
            <text:p>0500000US29117</text:p>
          </table:table-cell>
          <table:table-cell office:value-type="float" office:value="29117" calcext:value-type="float">
            <text:p>29117</text:p>
          </table:table-cell>
          <table:table-cell office:value-type="string" calcext:value-type="string">
            <text:p>Livingston County, Missouri</text:p>
          </table:table-cell>
          <table:table-cell office:value-type="float" office:value="327649200" calcext:value-type="float">
            <text:p>327649200</text:p>
          </table:table-cell>
          <table:table-cell office:value-type="float" office:value="29428338" calcext:value-type="float">
            <text:p>29428338</text:p>
          </table:table-cell>
        </table:table-row>
        <table:table-row table:style-name="ro1">
          <table:table-cell office:value-type="string" calcext:value-type="string">
            <text:p>0500000US29119</text:p>
          </table:table-cell>
          <table:table-cell office:value-type="float" office:value="29119" calcext:value-type="float">
            <text:p>29119</text:p>
          </table:table-cell>
          <table:table-cell office:value-type="string" calcext:value-type="string">
            <text:p>McDonald County, Missouri</text:p>
          </table:table-cell>
          <table:table-cell office:value-type="float" office:value="356451200" calcext:value-type="float">
            <text:p>356451200</text:p>
          </table:table-cell>
          <table:table-cell office:value-type="float" office:value="22838598" calcext:value-type="float">
            <text:p>22838598</text:p>
          </table:table-cell>
        </table:table-row>
        <table:table-row table:style-name="ro1">
          <table:table-cell office:value-type="string" calcext:value-type="string">
            <text:p>0500000US29121</text:p>
          </table:table-cell>
          <table:table-cell office:value-type="float" office:value="29121" calcext:value-type="float">
            <text:p>29121</text:p>
          </table:table-cell>
          <table:table-cell office:value-type="string" calcext:value-type="string">
            <text:p>Macon County, Missouri</text:p>
          </table:table-cell>
          <table:table-cell office:value-type="float" office:value="286829600" calcext:value-type="float">
            <text:p>286829600</text:p>
          </table:table-cell>
          <table:table-cell office:value-type="float" office:value="17001632" calcext:value-type="float">
            <text:p>17001632</text:p>
          </table:table-cell>
        </table:table-row>
        <table:table-row table:style-name="ro1">
          <table:table-cell office:value-type="string" calcext:value-type="string">
            <text:p>0500000US29123</text:p>
          </table:table-cell>
          <table:table-cell office:value-type="float" office:value="29123" calcext:value-type="float">
            <text:p>29123</text:p>
          </table:table-cell>
          <table:table-cell office:value-type="string" calcext:value-type="string">
            <text:p>Madison County, Missouri</text:p>
          </table:table-cell>
          <table:table-cell office:value-type="float" office:value="194244200" calcext:value-type="float">
            <text:p>194244200</text:p>
          </table:table-cell>
          <table:table-cell office:value-type="float" office:value="17452966" calcext:value-type="float">
            <text:p>17452966</text:p>
          </table:table-cell>
        </table:table-row>
        <table:table-row table:style-name="ro1">
          <table:table-cell office:value-type="string" calcext:value-type="string">
            <text:p>0500000US29125</text:p>
          </table:table-cell>
          <table:table-cell office:value-type="float" office:value="29125" calcext:value-type="float">
            <text:p>29125</text:p>
          </table:table-cell>
          <table:table-cell office:value-type="string" calcext:value-type="string">
            <text:p>Maries County, Missouri</text:p>
          </table:table-cell>
          <table:table-cell office:value-type="float" office:value="177841000" calcext:value-type="float">
            <text:p>177841000</text:p>
          </table:table-cell>
          <table:table-cell office:value-type="float" office:value="15989206" calcext:value-type="float">
            <text:p>15989206</text:p>
          </table:table-cell>
        </table:table-row>
        <table:table-row table:style-name="ro1">
          <table:table-cell office:value-type="string" calcext:value-type="string">
            <text:p>0500000US29127</text:p>
          </table:table-cell>
          <table:table-cell office:value-type="float" office:value="29127" calcext:value-type="float">
            <text:p>29127</text:p>
          </table:table-cell>
          <table:table-cell office:value-type="string" calcext:value-type="string">
            <text:p>Marion County, Missouri</text:p>
          </table:table-cell>
          <table:table-cell office:value-type="float" office:value="567490900" calcext:value-type="float">
            <text:p>567490900</text:p>
          </table:table-cell>
          <table:table-cell office:value-type="float" office:value="28395206" calcext:value-type="float">
            <text:p>28395206</text:p>
          </table:table-cell>
        </table:table-row>
        <table:table-row table:style-name="ro1">
          <table:table-cell office:value-type="string" calcext:value-type="string">
            <text:p>0500000US29129</text:p>
          </table:table-cell>
          <table:table-cell office:value-type="float" office:value="29129" calcext:value-type="float">
            <text:p>29129</text:p>
          </table:table-cell>
          <table:table-cell office:value-type="string" calcext:value-type="string">
            <text:p>Mercer County, Missouri</text:p>
          </table:table-cell>
          <table:table-cell office:value-type="float" office:value="73150300" calcext:value-type="float">
            <text:p>73150300</text:p>
          </table:table-cell>
          <table:table-cell office:value-type="float" office:value="6630765" calcext:value-type="float">
            <text:p>6630765</text:p>
          </table:table-cell>
        </table:table-row>
        <table:table-row table:style-name="ro1">
          <table:table-cell office:value-type="string" calcext:value-type="string">
            <text:p>0500000US29131</text:p>
          </table:table-cell>
          <table:table-cell office:value-type="float" office:value="29131" calcext:value-type="float">
            <text:p>29131</text:p>
          </table:table-cell>
          <table:table-cell office:value-type="string" calcext:value-type="string">
            <text:p>Miller County, Missouri</text:p>
          </table:table-cell>
          <table:table-cell office:value-type="float" office:value="481804500" calcext:value-type="float">
            <text:p>481804500</text:p>
          </table:table-cell>
          <table:table-cell office:value-type="float" office:value="37507781" calcext:value-type="float">
            <text:p>37507781</text:p>
          </table:table-cell>
        </table:table-row>
        <table:table-row table:style-name="ro1">
          <table:table-cell office:value-type="string" calcext:value-type="string">
            <text:p>0500000US29133</text:p>
          </table:table-cell>
          <table:table-cell office:value-type="float" office:value="29133" calcext:value-type="float">
            <text:p>29133</text:p>
          </table:table-cell>
          <table:table-cell office:value-type="string" calcext:value-type="string">
            <text:p>Mississippi County, Missouri</text:p>
          </table:table-cell>
          <table:table-cell office:value-type="float" office:value="199923300" calcext:value-type="float">
            <text:p>199923300</text:p>
          </table:table-cell>
          <table:table-cell office:value-type="float" office:value="18683478" calcext:value-type="float">
            <text:p>18683478</text:p>
          </table:table-cell>
        </table:table-row>
        <table:table-row table:style-name="ro1">
          <table:table-cell office:value-type="string" calcext:value-type="string">
            <text:p>0500000US29135</text:p>
          </table:table-cell>
          <table:table-cell office:value-type="float" office:value="29135" calcext:value-type="float">
            <text:p>29135</text:p>
          </table:table-cell>
          <table:table-cell office:value-type="string" calcext:value-type="string">
            <text:p>Moniteau County, Missouri</text:p>
          </table:table-cell>
          <table:table-cell office:value-type="float" office:value="311068600" calcext:value-type="float">
            <text:p>311068600</text:p>
          </table:table-cell>
          <table:table-cell office:value-type="float" office:value="20464499" calcext:value-type="float">
            <text:p>20464499</text:p>
          </table:table-cell>
        </table:table-row>
        <table:table-row table:style-name="ro1">
          <table:table-cell office:value-type="string" calcext:value-type="string">
            <text:p>0500000US29137</text:p>
          </table:table-cell>
          <table:table-cell office:value-type="float" office:value="29137" calcext:value-type="float">
            <text:p>29137</text:p>
          </table:table-cell>
          <table:table-cell office:value-type="string" calcext:value-type="string">
            <text:p>Monroe County, Missouri</text:p>
          </table:table-cell>
          <table:table-cell office:value-type="float" office:value="171552200" calcext:value-type="float">
            <text:p>171552200</text:p>
          </table:table-cell>
          <table:table-cell office:value-type="float" office:value="9802922" calcext:value-type="float">
            <text:p>9802922</text:p>
          </table:table-cell>
        </table:table-row>
        <table:table-row table:style-name="ro1">
          <table:table-cell office:value-type="string" calcext:value-type="string">
            <text:p>0500000US29139</text:p>
          </table:table-cell>
          <table:table-cell office:value-type="float" office:value="29139" calcext:value-type="float">
            <text:p>29139</text:p>
          </table:table-cell>
          <table:table-cell office:value-type="string" calcext:value-type="string">
            <text:p>Montgomery County, Missouri</text:p>
          </table:table-cell>
          <table:table-cell office:value-type="float" office:value="237924900" calcext:value-type="float">
            <text:p>237924900</text:p>
          </table:table-cell>
          <table:table-cell office:value-type="float" office:value="14692593" calcext:value-type="float">
            <text:p>14692593</text:p>
          </table:table-cell>
        </table:table-row>
        <table:table-row table:style-name="ro1">
          <table:table-cell office:value-type="string" calcext:value-type="string">
            <text:p>0500000US29141</text:p>
          </table:table-cell>
          <table:table-cell office:value-type="float" office:value="29141" calcext:value-type="float">
            <text:p>29141</text:p>
          </table:table-cell>
          <table:table-cell office:value-type="string" calcext:value-type="string">
            <text:p>Morgan County, Missouri</text:p>
          </table:table-cell>
          <table:table-cell office:value-type="float" office:value="342476800" calcext:value-type="float">
            <text:p>342476800</text:p>
          </table:table-cell>
          <table:table-cell office:value-type="float" office:value="20479983" calcext:value-type="float">
            <text:p>20479983</text:p>
          </table:table-cell>
        </table:table-row>
        <table:table-row table:style-name="ro1">
          <table:table-cell office:value-type="string" calcext:value-type="string">
            <text:p>0500000US29143</text:p>
          </table:table-cell>
          <table:table-cell office:value-type="float" office:value="29143" calcext:value-type="float">
            <text:p>29143</text:p>
          </table:table-cell>
          <table:table-cell office:value-type="string" calcext:value-type="string">
            <text:p>New Madrid County, Missouri</text:p>
          </table:table-cell>
          <table:table-cell office:value-type="float" office:value="307947500" calcext:value-type="float">
            <text:p>307947500</text:p>
          </table:table-cell>
          <table:table-cell office:value-type="float" office:value="22446147" calcext:value-type="float">
            <text:p>22446147</text:p>
          </table:table-cell>
        </table:table-row>
        <table:table-row table:style-name="ro1">
          <table:table-cell office:value-type="string" calcext:value-type="string">
            <text:p>0500000US29145</text:p>
          </table:table-cell>
          <table:table-cell office:value-type="float" office:value="29145" calcext:value-type="float">
            <text:p>29145</text:p>
          </table:table-cell>
          <table:table-cell office:value-type="string" calcext:value-type="string">
            <text:p>Newton County, Missouri</text:p>
          </table:table-cell>
          <table:table-cell office:value-type="float" office:value="1202498400" calcext:value-type="float">
            <text:p>1202498400</text:p>
          </table:table-cell>
          <table:table-cell office:value-type="float" office:value="55642758" calcext:value-type="float">
            <text:p>55642758</text:p>
          </table:table-cell>
        </table:table-row>
        <table:table-row table:style-name="ro1">
          <table:table-cell office:value-type="string" calcext:value-type="string">
            <text:p>0500000US29147</text:p>
          </table:table-cell>
          <table:table-cell office:value-type="float" office:value="29147" calcext:value-type="float">
            <text:p>29147</text:p>
          </table:table-cell>
          <table:table-cell office:value-type="string" calcext:value-type="string">
            <text:p>Nodaway County, Missouri</text:p>
          </table:table-cell>
          <table:table-cell office:value-type="float" office:value="404138400" calcext:value-type="float">
            <text:p>404138400</text:p>
          </table:table-cell>
          <table:table-cell office:value-type="float" office:value="18105849" calcext:value-type="float">
            <text:p>18105849</text:p>
          </table:table-cell>
        </table:table-row>
        <table:table-row table:style-name="ro1">
          <table:table-cell office:value-type="string" calcext:value-type="string">
            <text:p>0500000US29149</text:p>
          </table:table-cell>
          <table:table-cell office:value-type="float" office:value="29149" calcext:value-type="float">
            <text:p>29149</text:p>
          </table:table-cell>
          <table:table-cell office:value-type="string" calcext:value-type="string">
            <text:p>Oregon County, Missouri</text:p>
          </table:table-cell>
          <table:table-cell office:value-type="float" office:value="168172600" calcext:value-type="float">
            <text:p>168172600</text:p>
          </table:table-cell>
          <table:table-cell office:value-type="float" office:value="12044888" calcext:value-type="float">
            <text:p>12044888</text:p>
          </table:table-cell>
        </table:table-row>
        <table:table-row table:style-name="ro1">
          <table:table-cell office:value-type="string" calcext:value-type="string">
            <text:p>0500000US29151</text:p>
          </table:table-cell>
          <table:table-cell office:value-type="float" office:value="29151" calcext:value-type="float">
            <text:p>29151</text:p>
          </table:table-cell>
          <table:table-cell office:value-type="string" calcext:value-type="string">
            <text:p>Osage County, Missouri</text:p>
          </table:table-cell>
          <table:table-cell office:value-type="float" office:value="311214900" calcext:value-type="float">
            <text:p>311214900</text:p>
          </table:table-cell>
          <table:table-cell office:value-type="float" office:value="13824877" calcext:value-type="float">
            <text:p>13824877</text:p>
          </table:table-cell>
        </table:table-row>
        <table:table-row table:style-name="ro1">
          <table:table-cell office:value-type="string" calcext:value-type="string">
            <text:p>0500000US29153</text:p>
          </table:table-cell>
          <table:table-cell office:value-type="float" office:value="29153" calcext:value-type="float">
            <text:p>29153</text:p>
          </table:table-cell>
          <table:table-cell office:value-type="string" calcext:value-type="string">
            <text:p>Ozark County, Missouri</text:p>
          </table:table-cell>
          <table:table-cell office:value-type="float" office:value="160540700" calcext:value-type="float">
            <text:p>160540700</text:p>
          </table:table-cell>
          <table:table-cell office:value-type="float" office:value="10187088" calcext:value-type="float">
            <text:p>10187088</text:p>
          </table:table-cell>
        </table:table-row>
        <table:table-row table:style-name="ro1">
          <table:table-cell office:value-type="string" calcext:value-type="string">
            <text:p>0500000US29155</text:p>
          </table:table-cell>
          <table:table-cell office:value-type="float" office:value="29155" calcext:value-type="float">
            <text:p>29155</text:p>
          </table:table-cell>
          <table:table-cell office:value-type="string" calcext:value-type="string">
            <text:p>Pemiscot County, Missouri</text:p>
          </table:table-cell>
          <table:table-cell office:value-type="float" office:value="237622000" calcext:value-type="float">
            <text:p>237622000</text:p>
          </table:table-cell>
          <table:table-cell office:value-type="float" office:value="12936720" calcext:value-type="float">
            <text:p>12936720</text:p>
          </table:table-cell>
        </table:table-row>
        <table:table-row table:style-name="ro1">
          <table:table-cell office:value-type="string" calcext:value-type="string">
            <text:p>0500000US29157</text:p>
          </table:table-cell>
          <table:table-cell office:value-type="float" office:value="29157" calcext:value-type="float">
            <text:p>29157</text:p>
          </table:table-cell>
          <table:table-cell office:value-type="string" calcext:value-type="string">
            <text:p>Perry County, Missouri</text:p>
          </table:table-cell>
          <table:table-cell office:value-type="float" office:value="437033900" calcext:value-type="float">
            <text:p>437033900</text:p>
          </table:table-cell>
          <table:table-cell office:value-type="float" office:value="25720314" calcext:value-type="float">
            <text:p>25720314</text:p>
          </table:table-cell>
        </table:table-row>
        <table:table-row table:style-name="ro1">
          <table:table-cell office:value-type="string" calcext:value-type="string">
            <text:p>0500000US29159</text:p>
          </table:table-cell>
          <table:table-cell office:value-type="float" office:value="29159" calcext:value-type="float">
            <text:p>29159</text:p>
          </table:table-cell>
          <table:table-cell office:value-type="string" calcext:value-type="string">
            <text:p>Pettis County, Missouri</text:p>
          </table:table-cell>
          <table:table-cell office:value-type="float" office:value="772839200" calcext:value-type="float">
            <text:p>772839200</text:p>
          </table:table-cell>
          <table:table-cell office:value-type="float" office:value="28689894" calcext:value-type="float">
            <text:p>28689894</text:p>
          </table:table-cell>
        </table:table-row>
        <table:table-row table:style-name="ro1">
          <table:table-cell office:value-type="string" calcext:value-type="string">
            <text:p>0500000US29161</text:p>
          </table:table-cell>
          <table:table-cell office:value-type="float" office:value="29161" calcext:value-type="float">
            <text:p>29161</text:p>
          </table:table-cell>
          <table:table-cell office:value-type="string" calcext:value-type="string">
            <text:p>Phelps County, Missouri</text:p>
          </table:table-cell>
          <table:table-cell office:value-type="float" office:value="840173400" calcext:value-type="float">
            <text:p>840173400</text:p>
          </table:table-cell>
          <table:table-cell office:value-type="float" office:value="44119429" calcext:value-type="float">
            <text:p>44119429</text:p>
          </table:table-cell>
        </table:table-row>
        <table:table-row table:style-name="ro1">
          <table:table-cell office:value-type="string" calcext:value-type="string">
            <text:p>0500000US29163</text:p>
          </table:table-cell>
          <table:table-cell office:value-type="float" office:value="29163" calcext:value-type="float">
            <text:p>29163</text:p>
          </table:table-cell>
          <table:table-cell office:value-type="string" calcext:value-type="string">
            <text:p>Pike County, Missouri</text:p>
          </table:table-cell>
          <table:table-cell office:value-type="float" office:value="328085300" calcext:value-type="float">
            <text:p>328085300</text:p>
          </table:table-cell>
          <table:table-cell office:value-type="float" office:value="18651432" calcext:value-type="float">
            <text:p>18651432</text:p>
          </table:table-cell>
        </table:table-row>
        <table:table-row table:style-name="ro1">
          <table:table-cell office:value-type="string" calcext:value-type="string">
            <text:p>0500000US29165</text:p>
          </table:table-cell>
          <table:table-cell office:value-type="float" office:value="29165" calcext:value-type="float">
            <text:p>29165</text:p>
          </table:table-cell>
          <table:table-cell office:value-type="string" calcext:value-type="string">
            <text:p>Platte County, Missouri</text:p>
          </table:table-cell>
          <table:table-cell office:value-type="float" office:value="2924070400" calcext:value-type="float">
            <text:p>2924070400</text:p>
          </table:table-cell>
          <table:table-cell office:value-type="float" office:value="108379894" calcext:value-type="float">
            <text:p>108379894</text:p>
          </table:table-cell>
        </table:table-row>
        <table:table-row table:style-name="ro1">
          <table:table-cell office:value-type="string" calcext:value-type="string">
            <text:p>0500000US29167</text:p>
          </table:table-cell>
          <table:table-cell office:value-type="float" office:value="29167" calcext:value-type="float">
            <text:p>29167</text:p>
          </table:table-cell>
          <table:table-cell office:value-type="string" calcext:value-type="string">
            <text:p>Polk County, Missouri</text:p>
          </table:table-cell>
          <table:table-cell office:value-type="float" office:value="591404500" calcext:value-type="float">
            <text:p>591404500</text:p>
          </table:table-cell>
          <table:table-cell office:value-type="float" office:value="30338937" calcext:value-type="float">
            <text:p>30338937</text:p>
          </table:table-cell>
        </table:table-row>
        <table:table-row table:style-name="ro1">
          <table:table-cell office:value-type="string" calcext:value-type="string">
            <text:p>0500000US29169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Pulaski County, Missouri</text:p>
          </table:table-cell>
          <table:table-cell office:value-type="float" office:value="640336400" calcext:value-type="float">
            <text:p>640336400</text:p>
          </table:table-cell>
          <table:table-cell office:value-type="float" office:value="38235689" calcext:value-type="float">
            <text:p>38235689</text:p>
          </table:table-cell>
        </table:table-row>
        <table:table-row table:style-name="ro1">
          <table:table-cell office:value-type="string" calcext:value-type="string">
            <text:p>0500000US29171</text:p>
          </table:table-cell>
          <table:table-cell office:value-type="float" office:value="29171" calcext:value-type="float">
            <text:p>29171</text:p>
          </table:table-cell>
          <table:table-cell office:value-type="string" calcext:value-type="string">
            <text:p>Putnam County, Missouri</text:p>
          </table:table-cell>
          <table:table-cell office:value-type="float" office:value="94982900" calcext:value-type="float">
            <text:p>94982900</text:p>
          </table:table-cell>
          <table:table-cell office:value-type="float" office:value="9324031" calcext:value-type="float">
            <text:p>9324031</text:p>
          </table:table-cell>
        </table:table-row>
        <table:table-row table:style-name="ro1">
          <table:table-cell office:value-type="string" calcext:value-type="string">
            <text:p>0500000US29173</text:p>
          </table:table-cell>
          <table:table-cell office:value-type="float" office:value="29173" calcext:value-type="float">
            <text:p>29173</text:p>
          </table:table-cell>
          <table:table-cell office:value-type="string" calcext:value-type="string">
            <text:p>Ralls County, Missouri</text:p>
          </table:table-cell>
          <table:table-cell office:value-type="float" office:value="227662200" calcext:value-type="float">
            <text:p>227662200</text:p>
          </table:table-cell>
          <table:table-cell office:value-type="float" office:value="14288784" calcext:value-type="float">
            <text:p>14288784</text:p>
          </table:table-cell>
        </table:table-row>
        <table:table-row table:style-name="ro1">
          <table:table-cell office:value-type="string" calcext:value-type="string">
            <text:p>0500000US29175</text:p>
          </table:table-cell>
          <table:table-cell office:value-type="float" office:value="29175" calcext:value-type="float">
            <text:p>29175</text:p>
          </table:table-cell>
          <table:table-cell office:value-type="string" calcext:value-type="string">
            <text:p>Randolph County, Missouri</text:p>
          </table:table-cell>
          <table:table-cell office:value-type="float" office:value="407874800" calcext:value-type="float">
            <text:p>407874800</text:p>
          </table:table-cell>
          <table:table-cell office:value-type="float" office:value="24007535" calcext:value-type="float">
            <text:p>24007535</text:p>
          </table:table-cell>
        </table:table-row>
        <table:table-row table:style-name="ro1">
          <table:table-cell office:value-type="string" calcext:value-type="string">
            <text:p>0500000US29177</text:p>
          </table:table-cell>
          <table:table-cell office:value-type="float" office:value="29177" calcext:value-type="float">
            <text:p>29177</text:p>
          </table:table-cell>
          <table:table-cell office:value-type="string" calcext:value-type="string">
            <text:p>Ray County, Missouri</text:p>
          </table:table-cell>
          <table:table-cell office:value-type="float" office:value="508119100" calcext:value-type="float">
            <text:p>508119100</text:p>
          </table:table-cell>
          <table:table-cell office:value-type="float" office:value="25597236" calcext:value-type="float">
            <text:p>25597236</text:p>
          </table:table-cell>
        </table:table-row>
        <table:table-row table:style-name="ro1">
          <table:table-cell office:value-type="string" calcext:value-type="string">
            <text:p>0500000US29179</text:p>
          </table:table-cell>
          <table:table-cell office:value-type="float" office:value="29179" calcext:value-type="float">
            <text:p>29179</text:p>
          </table:table-cell>
          <table:table-cell office:value-type="string" calcext:value-type="string">
            <text:p>Reynolds County, Missouri</text:p>
          </table:table-cell>
          <table:table-cell office:value-type="float" office:value="125801500" calcext:value-type="float">
            <text:p>125801500</text:p>
          </table:table-cell>
          <table:table-cell office:value-type="float" office:value="10978091" calcext:value-type="float">
            <text:p>10978091</text:p>
          </table:table-cell>
        </table:table-row>
        <table:table-row table:style-name="ro1">
          <table:table-cell office:value-type="string" calcext:value-type="string">
            <text:p>0500000US29181</text:p>
          </table:table-cell>
          <table:table-cell office:value-type="float" office:value="29181" calcext:value-type="float">
            <text:p>29181</text:p>
          </table:table-cell>
          <table:table-cell office:value-type="string" calcext:value-type="string">
            <text:p>Ripley County, Missouri</text:p>
          </table:table-cell>
          <table:table-cell office:value-type="float" office:value="221772700" calcext:value-type="float">
            <text:p>221772700</text:p>
          </table:table-cell>
          <table:table-cell office:value-type="float" office:value="13499705" calcext:value-type="float">
            <text:p>13499705</text:p>
          </table:table-cell>
        </table:table-row>
        <table:table-row table:style-name="ro1">
          <table:table-cell office:value-type="string" calcext:value-type="string">
            <text:p>0500000US29183</text:p>
          </table:table-cell>
          <table:table-cell office:value-type="float" office:value="29183" calcext:value-type="float">
            <text:p>29183</text:p>
          </table:table-cell>
          <table:table-cell office:value-type="string" calcext:value-type="string">
            <text:p>St. Charles County, Missouri</text:p>
          </table:table-cell>
          <table:table-cell office:value-type="float" office:value="11181577500" calcext:value-type="float">
            <text:p>11181577500</text:p>
          </table:table-cell>
          <table:table-cell office:value-type="float" office:value="173104424" calcext:value-type="float">
            <text:p>173104424</text:p>
          </table:table-cell>
        </table:table-row>
        <table:table-row table:style-name="ro1">
          <table:table-cell office:value-type="string" calcext:value-type="string">
            <text:p>0500000US29185</text:p>
          </table:table-cell>
          <table:table-cell office:value-type="float" office:value="29185" calcext:value-type="float">
            <text:p>29185</text:p>
          </table:table-cell>
          <table:table-cell office:value-type="string" calcext:value-type="string">
            <text:p>St. Clair County, Missouri</text:p>
          </table:table-cell>
          <table:table-cell office:value-type="float" office:value="168923700" calcext:value-type="float">
            <text:p>168923700</text:p>
          </table:table-cell>
          <table:table-cell office:value-type="float" office:value="13783493" calcext:value-type="float">
            <text:p>13783493</text:p>
          </table:table-cell>
        </table:table-row>
        <table:table-row table:style-name="ro1">
          <table:table-cell office:value-type="string" calcext:value-type="string">
            <text:p>0500000US29186</text:p>
          </table:table-cell>
          <table:table-cell office:value-type="float" office:value="29186" calcext:value-type="float">
            <text:p>29186</text:p>
          </table:table-cell>
          <table:table-cell office:value-type="string" calcext:value-type="string">
            <text:p>Ste. Genevieve County, Missouri</text:p>
          </table:table-cell>
          <table:table-cell office:value-type="float" office:value="413334600" calcext:value-type="float">
            <text:p>413334600</text:p>
          </table:table-cell>
          <table:table-cell office:value-type="float" office:value="32445706" calcext:value-type="float">
            <text:p>32445706</text:p>
          </table:table-cell>
        </table:table-row>
        <table:table-row table:style-name="ro1">
          <table:table-cell office:value-type="string" calcext:value-type="string">
            <text:p>0500000US29187</text:p>
          </table:table-cell>
          <table:table-cell office:value-type="float" office:value="29187" calcext:value-type="float">
            <text:p>29187</text:p>
          </table:table-cell>
          <table:table-cell office:value-type="string" calcext:value-type="string">
            <text:p>St. Francois County, Missouri</text:p>
          </table:table-cell>
          <table:table-cell office:value-type="float" office:value="1234270400" calcext:value-type="float">
            <text:p>1234270400</text:p>
          </table:table-cell>
          <table:table-cell office:value-type="float" office:value="49891288" calcext:value-type="float">
            <text:p>49891288</text:p>
          </table:table-cell>
        </table:table-row>
        <table:table-row table:style-name="ro1">
          <table:table-cell office:value-type="string" calcext:value-type="string">
            <text:p>0500000US29189</text:p>
          </table:table-cell>
          <table:table-cell office:value-type="float" office:value="29189" calcext:value-type="float">
            <text:p>29189</text:p>
          </table:table-cell>
          <table:table-cell office:value-type="string" calcext:value-type="string">
            <text:p>St. Louis County, Missouri</text:p>
          </table:table-cell>
          <table:table-cell office:value-type="float" office:value="28158149000" calcext:value-type="float">
            <text:p>28158149000</text:p>
          </table:table-cell>
          <table:table-cell office:value-type="float" office:value="357505783" calcext:value-type="float">
            <text:p>357505783</text:p>
          </table:table-cell>
        </table:table-row>
        <table:table-row table:style-name="ro1">
          <table:table-cell office:value-type="string" calcext:value-type="string">
            <text:p>0500000US29195</text:p>
          </table:table-cell>
          <table:table-cell office:value-type="float" office:value="29195" calcext:value-type="float">
            <text:p>29195</text:p>
          </table:table-cell>
          <table:table-cell office:value-type="string" calcext:value-type="string">
            <text:p>Saline County, Missouri</text:p>
          </table:table-cell>
          <table:table-cell office:value-type="float" office:value="402113300" calcext:value-type="float">
            <text:p>402113300</text:p>
          </table:table-cell>
          <table:table-cell office:value-type="float" office:value="21920046" calcext:value-type="float">
            <text:p>21920046</text:p>
          </table:table-cell>
        </table:table-row>
        <table:table-row table:style-name="ro1">
          <table:table-cell office:value-type="string" calcext:value-type="string">
            <text:p>0500000US29197</text:p>
          </table:table-cell>
          <table:table-cell office:value-type="float" office:value="29197" calcext:value-type="float">
            <text:p>29197</text:p>
          </table:table-cell>
          <table:table-cell office:value-type="string" calcext:value-type="string">
            <text:p>Schuyler County, Missouri</text:p>
          </table:table-cell>
          <table:table-cell office:value-type="float" office:value="85553500" calcext:value-type="float">
            <text:p>85553500</text:p>
          </table:table-cell>
          <table:table-cell office:value-type="float" office:value="6955136" calcext:value-type="float">
            <text:p>6955136</text:p>
          </table:table-cell>
        </table:table-row>
        <table:table-row table:style-name="ro1">
          <table:table-cell office:value-type="string" calcext:value-type="string">
            <text:p>0500000US29199</text:p>
          </table:table-cell>
          <table:table-cell office:value-type="float" office:value="29199" calcext:value-type="float">
            <text:p>29199</text:p>
          </table:table-cell>
          <table:table-cell office:value-type="string" calcext:value-type="string">
            <text:p>Scotland County, Missouri</text:p>
          </table:table-cell>
          <table:table-cell office:value-type="float" office:value="97317000" calcext:value-type="float">
            <text:p>97317000</text:p>
          </table:table-cell>
          <table:table-cell office:value-type="float" office:value="10509150" calcext:value-type="float">
            <text:p>10509150</text:p>
          </table:table-cell>
        </table:table-row>
        <table:table-row table:style-name="ro1">
          <table:table-cell office:value-type="string" calcext:value-type="string">
            <text:p>0500000US29201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Scott County, Missouri</text:p>
          </table:table-cell>
          <table:table-cell office:value-type="float" office:value="701349700" calcext:value-type="float">
            <text:p>701349700</text:p>
          </table:table-cell>
          <table:table-cell office:value-type="float" office:value="29168178" calcext:value-type="float">
            <text:p>29168178</text:p>
          </table:table-cell>
        </table:table-row>
        <table:table-row table:style-name="ro1">
          <table:table-cell office:value-type="string" calcext:value-type="string">
            <text:p>0500000US29203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Shannon County, Missouri</text:p>
          </table:table-cell>
          <table:table-cell office:value-type="float" office:value="148031900" calcext:value-type="float">
            <text:p>148031900</text:p>
          </table:table-cell>
          <table:table-cell office:value-type="float" office:value="15189209" calcext:value-type="float">
            <text:p>15189209</text:p>
          </table:table-cell>
        </table:table-row>
        <table:table-row table:style-name="ro1">
          <table:table-cell office:value-type="string" calcext:value-type="string">
            <text:p>0500000US29205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Shelby County, Missouri</text:p>
          </table:table-cell>
          <table:table-cell office:value-type="float" office:value="122672800" calcext:value-type="float">
            <text:p>122672800</text:p>
          </table:table-cell>
          <table:table-cell office:value-type="float" office:value="7915975" calcext:value-type="float">
            <text:p>7915975</text:p>
          </table:table-cell>
        </table:table-row>
        <table:table-row table:style-name="ro1">
          <table:table-cell office:value-type="string" calcext:value-type="string">
            <text:p>0500000US29207</text:p>
          </table:table-cell>
          <table:table-cell office:value-type="float" office:value="29207" calcext:value-type="float">
            <text:p>29207</text:p>
          </table:table-cell>
          <table:table-cell office:value-type="string" calcext:value-type="string">
            <text:p>Stoddard County, Missouri</text:p>
          </table:table-cell>
          <table:table-cell office:value-type="float" office:value="607761300" calcext:value-type="float">
            <text:p>607761300</text:p>
          </table:table-cell>
          <table:table-cell office:value-type="float" office:value="30527636" calcext:value-type="float">
            <text:p>30527636</text:p>
          </table:table-cell>
        </table:table-row>
        <table:table-row table:style-name="ro1">
          <table:table-cell office:value-type="string" calcext:value-type="string">
            <text:p>0500000US29209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Stone County, Missouri</text:p>
          </table:table-cell>
          <table:table-cell office:value-type="float" office:value="659327500" calcext:value-type="float">
            <text:p>659327500</text:p>
          </table:table-cell>
          <table:table-cell office:value-type="float" office:value="39754550" calcext:value-type="float">
            <text:p>39754550</text:p>
          </table:table-cell>
        </table:table-row>
        <table:table-row table:style-name="ro1">
          <table:table-cell office:value-type="string" calcext:value-type="string">
            <text:p>0500000US29211</text:p>
          </table:table-cell>
          <table:table-cell office:value-type="float" office:value="29211" calcext:value-type="float">
            <text:p>29211</text:p>
          </table:table-cell>
          <table:table-cell office:value-type="string" calcext:value-type="string">
            <text:p>Sullivan County, Missouri</text:p>
          </table:table-cell>
          <table:table-cell office:value-type="float" office:value="106655400" calcext:value-type="float">
            <text:p>106655400</text:p>
          </table:table-cell>
          <table:table-cell office:value-type="float" office:value="6852401" calcext:value-type="float">
            <text:p>6852401</text:p>
          </table:table-cell>
        </table:table-row>
        <table:table-row table:style-name="ro1">
          <table:table-cell office:value-type="string" calcext:value-type="string">
            <text:p>0500000US29213</text:p>
          </table:table-cell>
          <table:table-cell office:value-type="float" office:value="29213" calcext:value-type="float">
            <text:p>29213</text:p>
          </table:table-cell>
          <table:table-cell office:value-type="string" calcext:value-type="string">
            <text:p>Taney County, Missouri</text:p>
          </table:table-cell>
          <table:table-cell office:value-type="float" office:value="995340900" calcext:value-type="float">
            <text:p>995340900</text:p>
          </table:table-cell>
          <table:table-cell office:value-type="float" office:value="49554758" calcext:value-type="float">
            <text:p>49554758</text:p>
          </table:table-cell>
        </table:table-row>
        <table:table-row table:style-name="ro1">
          <table:table-cell office:value-type="string" calcext:value-type="string">
            <text:p>0500000US29215</text:p>
          </table:table-cell>
          <table:table-cell office:value-type="float" office:value="29215" calcext:value-type="float">
            <text:p>29215</text:p>
          </table:table-cell>
          <table:table-cell office:value-type="string" calcext:value-type="string">
            <text:p>Texas County, Missouri</text:p>
          </table:table-cell>
          <table:table-cell office:value-type="float" office:value="411073800" calcext:value-type="float">
            <text:p>411073800</text:p>
          </table:table-cell>
          <table:table-cell office:value-type="float" office:value="29359465" calcext:value-type="float">
            <text:p>29359465</text:p>
          </table:table-cell>
        </table:table-row>
        <table:table-row table:style-name="ro1">
          <table:table-cell office:value-type="string" calcext:value-type="string">
            <text:p>0500000US29217</text:p>
          </table:table-cell>
          <table:table-cell office:value-type="float" office:value="29217" calcext:value-type="float">
            <text:p>29217</text:p>
          </table:table-cell>
          <table:table-cell office:value-type="string" calcext:value-type="string">
            <text:p>Vernon County, Missouri</text:p>
          </table:table-cell>
          <table:table-cell office:value-type="float" office:value="399308700" calcext:value-type="float">
            <text:p>399308700</text:p>
          </table:table-cell>
          <table:table-cell office:value-type="float" office:value="26626844" calcext:value-type="float">
            <text:p>26626844</text:p>
          </table:table-cell>
        </table:table-row>
        <table:table-row table:style-name="ro1">
          <table:table-cell office:value-type="string" calcext:value-type="string">
            <text:p>0500000US29219</text:p>
          </table:table-cell>
          <table:table-cell office:value-type="float" office:value="29219" calcext:value-type="float">
            <text:p>29219</text:p>
          </table:table-cell>
          <table:table-cell office:value-type="string" calcext:value-type="string">
            <text:p>Warren County, Missouri</text:p>
          </table:table-cell>
          <table:table-cell office:value-type="float" office:value="748904900" calcext:value-type="float">
            <text:p>748904900</text:p>
          </table:table-cell>
          <table:table-cell office:value-type="float" office:value="44023700" calcext:value-type="float">
            <text:p>44023700</text:p>
          </table:table-cell>
        </table:table-row>
        <table:table-row table:style-name="ro1">
          <table:table-cell office:value-type="string" calcext:value-type="string">
            <text:p>0500000US29221</text:p>
          </table:table-cell>
          <table:table-cell office:value-type="float" office:value="29221" calcext:value-type="float">
            <text:p>29221</text:p>
          </table:table-cell>
          <table:table-cell office:value-type="string" calcext:value-type="string">
            <text:p>Washington County, Missouri</text:p>
          </table:table-cell>
          <table:table-cell office:value-type="float" office:value="406753400" calcext:value-type="float">
            <text:p>406753400</text:p>
          </table:table-cell>
          <table:table-cell office:value-type="float" office:value="36391971" calcext:value-type="float">
            <text:p>36391971</text:p>
          </table:table-cell>
        </table:table-row>
        <table:table-row table:style-name="ro1">
          <table:table-cell office:value-type="string" calcext:value-type="string">
            <text:p>0500000US29223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Wayne County, Missouri</text:p>
          </table:table-cell>
          <table:table-cell office:value-type="float" office:value="235849400" calcext:value-type="float">
            <text:p>235849400</text:p>
          </table:table-cell>
          <table:table-cell office:value-type="float" office:value="27828837" calcext:value-type="float">
            <text:p>27828837</text:p>
          </table:table-cell>
        </table:table-row>
        <table:table-row table:style-name="ro1">
          <table:table-cell office:value-type="string" calcext:value-type="string">
            <text:p>0500000US29225</text:p>
          </table:table-cell>
          <table:table-cell office:value-type="float" office:value="29225" calcext:value-type="float">
            <text:p>29225</text:p>
          </table:table-cell>
          <table:table-cell office:value-type="string" calcext:value-type="string">
            <text:p>Webster County, Missouri</text:p>
          </table:table-cell>
          <table:table-cell office:value-type="float" office:value="682656500" calcext:value-type="float">
            <text:p>682656500</text:p>
          </table:table-cell>
          <table:table-cell office:value-type="float" office:value="35383507" calcext:value-type="float">
            <text:p>35383507</text:p>
          </table:table-cell>
        </table:table-row>
        <table:table-row table:style-name="ro1">
          <table:table-cell office:value-type="string" calcext:value-type="string">
            <text:p>0500000US29227</text:p>
          </table:table-cell>
          <table:table-cell office:value-type="float" office:value="29227" calcext:value-type="float">
            <text:p>29227</text:p>
          </table:table-cell>
          <table:table-cell office:value-type="string" calcext:value-type="string">
            <text:p>Worth County, Missouri</text:p>
          </table:table-cell>
          <table:table-cell office:value-type="float" office:value="48546900" calcext:value-type="float">
            <text:p>48546900</text:p>
          </table:table-cell>
          <table:table-cell office:value-type="float" office:value="5437555" calcext:value-type="float">
            <text:p>5437555</text:p>
          </table:table-cell>
        </table:table-row>
        <table:table-row table:style-name="ro1">
          <table:table-cell office:value-type="string" calcext:value-type="string">
            <text:p>0500000US29229</text:p>
          </table:table-cell>
          <table:table-cell office:value-type="float" office:value="29229" calcext:value-type="float">
            <text:p>29229</text:p>
          </table:table-cell>
          <table:table-cell office:value-type="string" calcext:value-type="string">
            <text:p>Wright County, Missouri</text:p>
          </table:table-cell>
          <table:table-cell office:value-type="float" office:value="288963100" calcext:value-type="float">
            <text:p>288963100</text:p>
          </table:table-cell>
          <table:table-cell office:value-type="float" office:value="27181890" calcext:value-type="float">
            <text:p>27181890</text:p>
          </table:table-cell>
        </table:table-row>
        <table:table-row table:style-name="ro1">
          <table:table-cell office:value-type="string" calcext:value-type="string">
            <text:p>0500000US29510</text:p>
          </table:table-cell>
          <table:table-cell office:value-type="float" office:value="29510" calcext:value-type="float">
            <text:p>29510</text:p>
          </table:table-cell>
          <table:table-cell office:value-type="string" calcext:value-type="string">
            <text:p>St. Louis city, Missouri</text:p>
          </table:table-cell>
          <table:table-cell office:value-type="float" office:value="4673712200" calcext:value-type="float">
            <text:p>4673712200</text:p>
          </table:table-cell>
          <table:table-cell office:value-type="float" office:value="113930124" calcext:value-type="float">
            <text:p>113930124</text:p>
          </table:table-cell>
        </table:table-row>
        <table:table-row table:style-name="ro1">
          <table:table-cell office:value-type="string" calcext:value-type="string">
            <text:p>0500000US30001</text:p>
          </table:table-cell>
          <table:table-cell office:value-type="float" office:value="30001" calcext:value-type="float">
            <text:p>30001</text:p>
          </table:table-cell>
          <table:table-cell office:value-type="string" calcext:value-type="string">
            <text:p>Beaverhead County, Montana</text:p>
          </table:table-cell>
          <table:table-cell office:value-type="float" office:value="233152400" calcext:value-type="float">
            <text:p>233152400</text:p>
          </table:table-cell>
          <table:table-cell office:value-type="float" office:value="27126817" calcext:value-type="float">
            <text:p>27126817</text:p>
          </table:table-cell>
        </table:table-row>
        <table:table-row table:style-name="ro1">
          <table:table-cell office:value-type="string" calcext:value-type="string">
            <text:p>0500000US30003</text:p>
          </table:table-cell>
          <table:table-cell office:value-type="float" office:value="30003" calcext:value-type="float">
            <text:p>30003</text:p>
          </table:table-cell>
          <table:table-cell office:value-type="string" calcext:value-type="string">
            <text:p>Big Horn County, Montana</text:p>
          </table:table-cell>
          <table:table-cell office:value-type="float" office:value="104510700" calcext:value-type="float">
            <text:p>104510700</text:p>
          </table:table-cell>
          <table:table-cell office:value-type="float" office:value="10927337" calcext:value-type="float">
            <text:p>10927337</text:p>
          </table:table-cell>
        </table:table-row>
        <table:table-row table:style-name="ro1">
          <table:table-cell office:value-type="string" calcext:value-type="string">
            <text:p>0500000US30005</text:p>
          </table:table-cell>
          <table:table-cell office:value-type="float" office:value="30005" calcext:value-type="float">
            <text:p>30005</text:p>
          </table:table-cell>
          <table:table-cell office:value-type="string" calcext:value-type="string">
            <text:p>Blaine County, Montana</text:p>
          </table:table-cell>
          <table:table-cell office:value-type="float" office:value="71377100" calcext:value-type="float">
            <text:p>71377100</text:p>
          </table:table-cell>
          <table:table-cell office:value-type="float" office:value="7124369" calcext:value-type="float">
            <text:p>7124369</text:p>
          </table:table-cell>
        </table:table-row>
        <table:table-row table:style-name="ro1">
          <table:table-cell office:value-type="string" calcext:value-type="string">
            <text:p>0500000US30007</text:p>
          </table:table-cell>
          <table:table-cell office:value-type="float" office:value="30007" calcext:value-type="float">
            <text:p>30007</text:p>
          </table:table-cell>
          <table:table-cell office:value-type="string" calcext:value-type="string">
            <text:p>Broadwater County, Montana</text:p>
          </table:table-cell>
          <table:table-cell office:value-type="float" office:value="157795800" calcext:value-type="float">
            <text:p>157795800</text:p>
          </table:table-cell>
          <table:table-cell office:value-type="float" office:value="15355859" calcext:value-type="float">
            <text:p>15355859</text:p>
          </table:table-cell>
        </table:table-row>
        <table:table-row table:style-name="ro1">
          <table:table-cell office:value-type="string" calcext:value-type="string">
            <text:p>0500000US30009</text:p>
          </table:table-cell>
          <table:table-cell office:value-type="float" office:value="30009" calcext:value-type="float">
            <text:p>30009</text:p>
          </table:table-cell>
          <table:table-cell office:value-type="string" calcext:value-type="string">
            <text:p>Carbon County, Montana</text:p>
          </table:table-cell>
          <table:table-cell office:value-type="float" office:value="273100800" calcext:value-type="float">
            <text:p>273100800</text:p>
          </table:table-cell>
          <table:table-cell office:value-type="float" office:value="16298827" calcext:value-type="float">
            <text:p>16298827</text:p>
          </table:table-cell>
        </table:table-row>
        <table:table-row table:style-name="ro1">
          <table:table-cell office:value-type="string" calcext:value-type="string">
            <text:p>0500000US30011</text:p>
          </table:table-cell>
          <table:table-cell office:value-type="float" office:value="30011" calcext:value-type="float">
            <text:p>30011</text:p>
          </table:table-cell>
          <table:table-cell office:value-type="string" calcext:value-type="string">
            <text:p>Carter County, Montana</text:p>
          </table:table-cell>
          <table:table-cell office:value-type="float" office:value="32679400" calcext:value-type="float">
            <text:p>32679400</text:p>
          </table:table-cell>
          <table:table-cell office:value-type="float" office:value="5082434" calcext:value-type="float">
            <text:p>5082434</text:p>
          </table:table-cell>
        </table:table-row>
        <table:table-row table:style-name="ro1">
          <table:table-cell office:value-type="string" calcext:value-type="string">
            <text:p>0500000US3001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Cascade County, Montana</text:p>
          </table:table-cell>
          <table:table-cell office:value-type="float" office:value="1877397800" calcext:value-type="float">
            <text:p>1877397800</text:p>
          </table:table-cell>
          <table:table-cell office:value-type="float" office:value="61603421" calcext:value-type="float">
            <text:p>61603421</text:p>
          </table:table-cell>
        </table:table-row>
        <table:table-row table:style-name="ro1">
          <table:table-cell office:value-type="string" calcext:value-type="string">
            <text:p>0500000US30015</text:p>
          </table:table-cell>
          <table:table-cell office:value-type="float" office:value="30015" calcext:value-type="float">
            <text:p>30015</text:p>
          </table:table-cell>
          <table:table-cell office:value-type="string" calcext:value-type="string">
            <text:p>Chouteau County, Montana</text:p>
          </table:table-cell>
          <table:table-cell office:value-type="float" office:value="112823600" calcext:value-type="float">
            <text:p>112823600</text:p>
          </table:table-cell>
          <table:table-cell office:value-type="float" office:value="8017807" calcext:value-type="float">
            <text:p>8017807</text:p>
          </table:table-cell>
        </table:table-row>
        <table:table-row table:style-name="ro1">
          <table:table-cell office:value-type="string" calcext:value-type="string">
            <text:p>0500000US30017</text:p>
          </table:table-cell>
          <table:table-cell office:value-type="float" office:value="30017" calcext:value-type="float">
            <text:p>30017</text:p>
          </table:table-cell>
          <table:table-cell office:value-type="string" calcext:value-type="string">
            <text:p>Custer County, Montana</text:p>
          </table:table-cell>
          <table:table-cell office:value-type="float" office:value="279333000" calcext:value-type="float">
            <text:p>279333000</text:p>
          </table:table-cell>
          <table:table-cell office:value-type="float" office:value="15849570" calcext:value-type="float">
            <text:p>15849570</text:p>
          </table:table-cell>
        </table:table-row>
        <table:table-row table:style-name="ro1">
          <table:table-cell office:value-type="string" calcext:value-type="string">
            <text:p>0500000US30019</text:p>
          </table:table-cell>
          <table:table-cell office:value-type="float" office:value="30019" calcext:value-type="float">
            <text:p>30019</text:p>
          </table:table-cell>
          <table:table-cell office:value-type="string" calcext:value-type="string">
            <text:p>Daniels County, Montana</text:p>
          </table:table-cell>
          <table:table-cell office:value-type="float" office:value="56603800" calcext:value-type="float">
            <text:p>56603800</text:p>
          </table:table-cell>
          <table:table-cell office:value-type="float" office:value="9259662" calcext:value-type="float">
            <text:p>9259662</text:p>
          </table:table-cell>
        </table:table-row>
        <table:table-row table:style-name="ro1">
          <table:table-cell office:value-type="string" calcext:value-type="string">
            <text:p>0500000US30021</text:p>
          </table:table-cell>
          <table:table-cell office:value-type="float" office:value="30021" calcext:value-type="float">
            <text:p>30021</text:p>
          </table:table-cell>
          <table:table-cell office:value-type="string" calcext:value-type="string">
            <text:p>Dawson County, Montana</text:p>
          </table:table-cell>
          <table:table-cell office:value-type="float" office:value="253590800" calcext:value-type="float">
            <text:p>253590800</text:p>
          </table:table-cell>
          <table:table-cell office:value-type="float" office:value="14557384" calcext:value-type="float">
            <text:p>14557384</text:p>
          </table:table-cell>
        </table:table-row>
        <table:table-row table:style-name="ro1">
          <table:table-cell office:value-type="string" calcext:value-type="string">
            <text:p>0500000US30023</text:p>
          </table:table-cell>
          <table:table-cell office:value-type="float" office:value="30023" calcext:value-type="float">
            <text:p>30023</text:p>
          </table:table-cell>
          <table:table-cell office:value-type="string" calcext:value-type="string">
            <text:p>Deer Lodge County, Montana</text:p>
          </table:table-cell>
          <table:table-cell office:value-type="float" office:value="189829100" calcext:value-type="float">
            <text:p>189829100</text:p>
          </table:table-cell>
          <table:table-cell office:value-type="float" office:value="18371501" calcext:value-type="float">
            <text:p>18371501</text:p>
          </table:table-cell>
        </table:table-row>
        <table:table-row table:style-name="ro1">
          <table:table-cell office:value-type="string" calcext:value-type="string">
            <text:p>0500000US30025</text:p>
          </table:table-cell>
          <table:table-cell office:value-type="float" office:value="30025" calcext:value-type="float">
            <text:p>30025</text:p>
          </table:table-cell>
          <table:table-cell office:value-type="string" calcext:value-type="string">
            <text:p>Fallon County, Montana</text:p>
          </table:table-cell>
          <table:table-cell office:value-type="float" office:value="92040000" calcext:value-type="float">
            <text:p>92040000</text:p>
          </table:table-cell>
          <table:table-cell office:value-type="float" office:value="16459506" calcext:value-type="float">
            <text:p>16459506</text:p>
          </table:table-cell>
        </table:table-row>
        <table:table-row table:style-name="ro1">
          <table:table-cell office:value-type="string" calcext:value-type="string">
            <text:p>0500000US30027</text:p>
          </table:table-cell>
          <table:table-cell office:value-type="float" office:value="30027" calcext:value-type="float">
            <text:p>30027</text:p>
          </table:table-cell>
          <table:table-cell office:value-type="string" calcext:value-type="string">
            <text:p>Fergus County, Montana</text:p>
          </table:table-cell>
          <table:table-cell office:value-type="float" office:value="267863300" calcext:value-type="float">
            <text:p>267863300</text:p>
          </table:table-cell>
          <table:table-cell office:value-type="float" office:value="24046732" calcext:value-type="float">
            <text:p>24046732</text:p>
          </table:table-cell>
        </table:table-row>
        <table:table-row table:style-name="ro1">
          <table:table-cell office:value-type="string" calcext:value-type="string">
            <text:p>0500000US30029</text:p>
          </table:table-cell>
          <table:table-cell office:value-type="float" office:value="30029" calcext:value-type="float">
            <text:p>30029</text:p>
          </table:table-cell>
          <table:table-cell office:value-type="string" calcext:value-type="string">
            <text:p>Flathead County, Montana</text:p>
          </table:table-cell>
          <table:table-cell office:value-type="float" office:value="2262147700" calcext:value-type="float">
            <text:p>2262147700</text:p>
          </table:table-cell>
          <table:table-cell office:value-type="float" office:value="107235171" calcext:value-type="float">
            <text:p>107235171</text:p>
          </table:table-cell>
        </table:table-row>
        <table:table-row table:style-name="ro1">
          <table:table-cell office:value-type="string" calcext:value-type="string">
            <text:p>0500000US30031</text:p>
          </table:table-cell>
          <table:table-cell office:value-type="float" office:value="30031" calcext:value-type="float">
            <text:p>30031</text:p>
          </table:table-cell>
          <table:table-cell office:value-type="string" calcext:value-type="string">
            <text:p>Gallatin County, Montana</text:p>
          </table:table-cell>
          <table:table-cell office:value-type="float" office:value="2733340000" calcext:value-type="float">
            <text:p>2733340000</text:p>
          </table:table-cell>
          <table:table-cell office:value-type="float" office:value="107774541" calcext:value-type="float">
            <text:p>107774541</text:p>
          </table:table-cell>
        </table:table-row>
        <table:table-row table:style-name="ro1">
          <table:table-cell office:value-type="string" calcext:value-type="string">
            <text:p>0500000US30033</text:p>
          </table:table-cell>
          <table:table-cell office:value-type="float" office:value="30033" calcext:value-type="float">
            <text:p>30033</text:p>
          </table:table-cell>
          <table:table-cell office:value-type="string" calcext:value-type="string">
            <text:p>Garfield County, Montana</text:p>
          </table:table-cell>
          <table:table-cell office:value-type="float" office:value="25758500" calcext:value-type="float">
            <text:p>25758500</text:p>
          </table:table-cell>
          <table:table-cell office:value-type="float" office:value="4151791" calcext:value-type="float">
            <text:p>4151791</text:p>
          </table:table-cell>
        </table:table-row>
        <table:table-row table:style-name="ro1">
          <table:table-cell office:value-type="string" calcext:value-type="string">
            <text:p>0500000US30035</text:p>
          </table:table-cell>
          <table:table-cell office:value-type="float" office:value="30035" calcext:value-type="float">
            <text:p>30035</text:p>
          </table:table-cell>
          <table:table-cell office:value-type="string" calcext:value-type="string">
            <text:p>Glacier County, Montana</text:p>
          </table:table-cell>
          <table:table-cell office:value-type="float" office:value="95040700" calcext:value-type="float">
            <text:p>95040700</text:p>
          </table:table-cell>
          <table:table-cell office:value-type="float" office:value="15257245" calcext:value-type="float">
            <text:p>15257245</text:p>
          </table:table-cell>
        </table:table-row>
        <table:table-row table:style-name="ro1">
          <table:table-cell office:value-type="string" calcext:value-type="string">
            <text:p>0500000US30037</text:p>
          </table:table-cell>
          <table:table-cell office:value-type="float" office:value="30037" calcext:value-type="float">
            <text:p>30037</text:p>
          </table:table-cell>
          <table:table-cell office:value-type="string" calcext:value-type="string">
            <text:p>Golden Valley County, Montana</text:p>
          </table:table-cell>
          <table:table-cell office:value-type="float" office:value="14651800" calcext:value-type="float">
            <text:p>14651800</text:p>
          </table:table-cell>
          <table:table-cell office:value-type="float" office:value="2182256" calcext:value-type="float">
            <text:p>2182256</text:p>
          </table:table-cell>
        </table:table-row>
        <table:table-row table:style-name="ro1">
          <table:table-cell office:value-type="string" calcext:value-type="string">
            <text:p>0500000US30039</text:p>
          </table:table-cell>
          <table:table-cell office:value-type="float" office:value="30039" calcext:value-type="float">
            <text:p>30039</text:p>
          </table:table-cell>
          <table:table-cell office:value-type="string" calcext:value-type="string">
            <text:p>Granite County, Montana</text:p>
          </table:table-cell>
          <table:table-cell office:value-type="float" office:value="84460300" calcext:value-type="float">
            <text:p>84460300</text:p>
          </table:table-cell>
          <table:table-cell office:value-type="float" office:value="10716633" calcext:value-type="float">
            <text:p>10716633</text:p>
          </table:table-cell>
        </table:table-row>
        <table:table-row table:style-name="ro1">
          <table:table-cell office:value-type="string" calcext:value-type="string">
            <text:p>0500000US30041</text:p>
          </table:table-cell>
          <table:table-cell office:value-type="float" office:value="30041" calcext:value-type="float">
            <text:p>30041</text:p>
          </table:table-cell>
          <table:table-cell office:value-type="string" calcext:value-type="string">
            <text:p>Hill County, Montana</text:p>
          </table:table-cell>
          <table:table-cell office:value-type="float" office:value="283890300" calcext:value-type="float">
            <text:p>283890300</text:p>
          </table:table-cell>
          <table:table-cell office:value-type="float" office:value="17155961" calcext:value-type="float">
            <text:p>17155961</text:p>
          </table:table-cell>
        </table:table-row>
        <table:table-row table:style-name="ro1">
          <table:table-cell office:value-type="string" calcext:value-type="string">
            <text:p>0500000US30043</text:p>
          </table:table-cell>
          <table:table-cell office:value-type="float" office:value="30043" calcext:value-type="float">
            <text:p>30043</text:p>
          </table:table-cell>
          <table:table-cell office:value-type="string" calcext:value-type="string">
            <text:p>Jefferson County, Montana</text:p>
          </table:table-cell>
          <table:table-cell office:value-type="float" office:value="320088900" calcext:value-type="float">
            <text:p>320088900</text:p>
          </table:table-cell>
          <table:table-cell office:value-type="float" office:value="15399464" calcext:value-type="float">
            <text:p>15399464</text:p>
          </table:table-cell>
        </table:table-row>
        <table:table-row table:style-name="ro1">
          <table:table-cell office:value-type="string" calcext:value-type="string">
            <text:p>0500000US30045</text:p>
          </table:table-cell>
          <table:table-cell office:value-type="float" office:value="30045" calcext:value-type="float">
            <text:p>30045</text:p>
          </table:table-cell>
          <table:table-cell office:value-type="string" calcext:value-type="string">
            <text:p>Judith Basin County, Montana</text:p>
          </table:table-cell>
          <table:table-cell office:value-type="float" office:value="51965600" calcext:value-type="float">
            <text:p>51965600</text:p>
          </table:table-cell>
          <table:table-cell office:value-type="float" office:value="5370593" calcext:value-type="float">
            <text:p>5370593</text:p>
          </table:table-cell>
        </table:table-row>
        <table:table-row table:style-name="ro1">
          <table:table-cell office:value-type="string" calcext:value-type="string">
            <text:p>0500000US30047</text:p>
          </table:table-cell>
          <table:table-cell office:value-type="float" office:value="30047" calcext:value-type="float">
            <text:p>30047</text:p>
          </table:table-cell>
          <table:table-cell office:value-type="string" calcext:value-type="string">
            <text:p>Lake County, Montana</text:p>
          </table:table-cell>
          <table:table-cell office:value-type="float" office:value="512252000" calcext:value-type="float">
            <text:p>512252000</text:p>
          </table:table-cell>
          <table:table-cell office:value-type="float" office:value="36003576" calcext:value-type="float">
            <text:p>36003576</text:p>
          </table:table-cell>
        </table:table-row>
        <table:table-row table:style-name="ro1">
          <table:table-cell office:value-type="string" calcext:value-type="string">
            <text:p>0500000US30049</text:p>
          </table:table-cell>
          <table:table-cell office:value-type="float" office:value="30049" calcext:value-type="float">
            <text:p>30049</text:p>
          </table:table-cell>
          <table:table-cell office:value-type="string" calcext:value-type="string">
            <text:p>Lewis and Clark County, Montana</text:p>
          </table:table-cell>
          <table:table-cell office:value-type="float" office:value="1747856900" calcext:value-type="float">
            <text:p>1747856900</text:p>
          </table:table-cell>
          <table:table-cell office:value-type="float" office:value="62797180" calcext:value-type="float">
            <text:p>62797180</text:p>
          </table:table-cell>
        </table:table-row>
        <table:table-row table:style-name="ro1">
          <table:table-cell office:value-type="string" calcext:value-type="string">
            <text:p>0500000US30051</text:p>
          </table:table-cell>
          <table:table-cell office:value-type="float" office:value="30051" calcext:value-type="float">
            <text:p>30051</text:p>
          </table:table-cell>
          <table:table-cell office:value-type="string" calcext:value-type="string">
            <text:p>Liberty County, Montana</text:p>
          </table:table-cell>
          <table:table-cell office:value-type="float" office:value="52113800" calcext:value-type="float">
            <text:p>52113800</text:p>
          </table:table-cell>
          <table:table-cell office:value-type="float" office:value="9109247" calcext:value-type="float">
            <text:p>9109247</text:p>
          </table:table-cell>
        </table:table-row>
        <table:table-row table:style-name="ro1">
          <table:table-cell office:value-type="string" calcext:value-type="string">
            <text:p>0500000US30053</text:p>
          </table:table-cell>
          <table:table-cell office:value-type="float" office:value="30053" calcext:value-type="float">
            <text:p>30053</text:p>
          </table:table-cell>
          <table:table-cell office:value-type="string" calcext:value-type="string">
            <text:p>Lincoln County, Montana</text:p>
          </table:table-cell>
          <table:table-cell office:value-type="float" office:value="408590400" calcext:value-type="float">
            <text:p>408590400</text:p>
          </table:table-cell>
          <table:table-cell office:value-type="float" office:value="32599083" calcext:value-type="float">
            <text:p>32599083</text:p>
          </table:table-cell>
        </table:table-row>
        <table:table-row table:style-name="ro1">
          <table:table-cell office:value-type="string" calcext:value-type="string">
            <text:p>0500000US30055</text:p>
          </table:table-cell>
          <table:table-cell office:value-type="float" office:value="30055" calcext:value-type="float">
            <text:p>30055</text:p>
          </table:table-cell>
          <table:table-cell office:value-type="string" calcext:value-type="string">
            <text:p>McCone County, Montana</text:p>
          </table:table-cell>
          <table:table-cell office:value-type="float" office:value="46224900" calcext:value-type="float">
            <text:p>46224900</text:p>
          </table:table-cell>
          <table:table-cell office:value-type="float" office:value="6706111" calcext:value-type="float">
            <text:p>6706111</text:p>
          </table:table-cell>
        </table:table-row>
        <table:table-row table:style-name="ro1">
          <table:table-cell office:value-type="string" calcext:value-type="string">
            <text:p>0500000US30057</text:p>
          </table:table-cell>
          <table:table-cell office:value-type="float" office:value="30057" calcext:value-type="float">
            <text:p>30057</text:p>
          </table:table-cell>
          <table:table-cell office:value-type="string" calcext:value-type="string">
            <text:p>Madison County, Montana</text:p>
          </table:table-cell>
          <table:table-cell office:value-type="float" office:value="210214500" calcext:value-type="float">
            <text:p>210214500</text:p>
          </table:table-cell>
          <table:table-cell office:value-type="float" office:value="22606169" calcext:value-type="float">
            <text:p>22606169</text:p>
          </table:table-cell>
        </table:table-row>
        <table:table-row table:style-name="ro1">
          <table:table-cell office:value-type="string" calcext:value-type="string">
            <text:p>0500000US30059</text:p>
          </table:table-cell>
          <table:table-cell office:value-type="float" office:value="30059" calcext:value-type="float">
            <text:p>30059</text:p>
          </table:table-cell>
          <table:table-cell office:value-type="string" calcext:value-type="string">
            <text:p>Meagher County, Montana</text:p>
          </table:table-cell>
          <table:table-cell office:value-type="float" office:value="37079600" calcext:value-type="float">
            <text:p>37079600</text:p>
          </table:table-cell>
          <table:table-cell office:value-type="float" office:value="3502656" calcext:value-type="float">
            <text:p>3502656</text:p>
          </table:table-cell>
        </table:table-row>
        <table:table-row table:style-name="ro1">
          <table:table-cell office:value-type="string" calcext:value-type="string">
            <text:p>0500000US30061</text:p>
          </table:table-cell>
          <table:table-cell office:value-type="float" office:value="30061" calcext:value-type="float">
            <text:p>30061</text:p>
          </table:table-cell>
          <table:table-cell office:value-type="string" calcext:value-type="string">
            <text:p>Mineral County, Montana</text:p>
          </table:table-cell>
          <table:table-cell office:value-type="float" office:value="73473300" calcext:value-type="float">
            <text:p>73473300</text:p>
          </table:table-cell>
          <table:table-cell office:value-type="float" office:value="9786637" calcext:value-type="float">
            <text:p>9786637</text:p>
          </table:table-cell>
        </table:table-row>
        <table:table-row table:style-name="ro1">
          <table:table-cell office:value-type="string" calcext:value-type="string">
            <text:p>0500000US30063</text:p>
          </table:table-cell>
          <table:table-cell office:value-type="float" office:value="30063" calcext:value-type="float">
            <text:p>30063</text:p>
          </table:table-cell>
          <table:table-cell office:value-type="string" calcext:value-type="string">
            <text:p>Missoula County, Montana</text:p>
          </table:table-cell>
          <table:table-cell office:value-type="float" office:value="2767832300" calcext:value-type="float">
            <text:p>2767832300</text:p>
          </table:table-cell>
          <table:table-cell office:value-type="float" office:value="80117750" calcext:value-type="float">
            <text:p>80117750</text:p>
          </table:table-cell>
        </table:table-row>
        <table:table-row table:style-name="ro1">
          <table:table-cell office:value-type="string" calcext:value-type="string">
            <text:p>0500000US30065</text:p>
          </table:table-cell>
          <table:table-cell office:value-type="float" office:value="30065" calcext:value-type="float">
            <text:p>30065</text:p>
          </table:table-cell>
          <table:table-cell office:value-type="string" calcext:value-type="string">
            <text:p>Musselshell County, Montana</text:p>
          </table:table-cell>
          <table:table-cell office:value-type="float" office:value="99511000" calcext:value-type="float">
            <text:p>99511000</text:p>
          </table:table-cell>
          <table:table-cell office:value-type="float" office:value="9807246" calcext:value-type="float">
            <text:p>9807246</text:p>
          </table:table-cell>
        </table:table-row>
        <table:table-row table:style-name="ro1">
          <table:table-cell office:value-type="string" calcext:value-type="string">
            <text:p>0500000US30067</text:p>
          </table:table-cell>
          <table:table-cell office:value-type="float" office:value="30067" calcext:value-type="float">
            <text:p>30067</text:p>
          </table:table-cell>
          <table:table-cell office:value-type="string" calcext:value-type="string">
            <text:p>Park County, Montana</text:p>
          </table:table-cell>
          <table:table-cell office:value-type="float" office:value="390557700" calcext:value-type="float">
            <text:p>390557700</text:p>
          </table:table-cell>
          <table:table-cell office:value-type="float" office:value="30344888" calcext:value-type="float">
            <text:p>30344888</text:p>
          </table:table-cell>
        </table:table-row>
        <table:table-row table:style-name="ro1">
          <table:table-cell office:value-type="string" calcext:value-type="string">
            <text:p>0500000US30069</text:p>
          </table:table-cell>
          <table:table-cell office:value-type="float" office:value="30069" calcext:value-type="float">
            <text:p>30069</text:p>
          </table:table-cell>
          <table:table-cell office:value-type="string" calcext:value-type="string">
            <text:p>Petroleum County, Montana</text:p>
          </table:table-cell>
          <table:table-cell office:value-type="float" office:value="10389100" calcext:value-type="float">
            <text:p>10389100</text:p>
          </table:table-cell>
          <table:table-cell office:value-type="float" office:value="2146725" calcext:value-type="float">
            <text:p>2146725</text:p>
          </table:table-cell>
        </table:table-row>
        <table:table-row table:style-name="ro1">
          <table:table-cell office:value-type="string" calcext:value-type="string">
            <text:p>0500000US30071</text:p>
          </table:table-cell>
          <table:table-cell office:value-type="float" office:value="30071" calcext:value-type="float">
            <text:p>30071</text:p>
          </table:table-cell>
          <table:table-cell office:value-type="string" calcext:value-type="string">
            <text:p>Phillips County, Montana</text:p>
          </table:table-cell>
          <table:table-cell office:value-type="float" office:value="81967300" calcext:value-type="float">
            <text:p>81967300</text:p>
          </table:table-cell>
          <table:table-cell office:value-type="float" office:value="7984767" calcext:value-type="float">
            <text:p>7984767</text:p>
          </table:table-cell>
        </table:table-row>
        <table:table-row table:style-name="ro1">
          <table:table-cell office:value-type="string" calcext:value-type="string">
            <text:p>0500000US30073</text:p>
          </table:table-cell>
          <table:table-cell office:value-type="float" office:value="30073" calcext:value-type="float">
            <text:p>30073</text:p>
          </table:table-cell>
          <table:table-cell office:value-type="string" calcext:value-type="string">
            <text:p>Pondera County, Montana</text:p>
          </table:table-cell>
          <table:table-cell office:value-type="float" office:value="124251000" calcext:value-type="float">
            <text:p>124251000</text:p>
          </table:table-cell>
          <table:table-cell office:value-type="float" office:value="18511451" calcext:value-type="float">
            <text:p>18511451</text:p>
          </table:table-cell>
        </table:table-row>
        <table:table-row table:style-name="ro1">
          <table:table-cell office:value-type="string" calcext:value-type="string">
            <text:p>0500000US30075</text:p>
          </table:table-cell>
          <table:table-cell office:value-type="float" office:value="30075" calcext:value-type="float">
            <text:p>30075</text:p>
          </table:table-cell>
          <table:table-cell office:value-type="string" calcext:value-type="string">
            <text:p>Powder River County, Montana</text:p>
          </table:table-cell>
          <table:table-cell office:value-type="float" office:value="44721300" calcext:value-type="float">
            <text:p>44721300</text:p>
          </table:table-cell>
          <table:table-cell office:value-type="float" office:value="6386554" calcext:value-type="float">
            <text:p>6386554</text:p>
          </table:table-cell>
        </table:table-row>
        <table:table-row table:style-name="ro1">
          <table:table-cell office:value-type="string" calcext:value-type="string">
            <text:p>0500000US30077</text:p>
          </table:table-cell>
          <table:table-cell office:value-type="float" office:value="30077" calcext:value-type="float">
            <text:p>30077</text:p>
          </table:table-cell>
          <table:table-cell office:value-type="string" calcext:value-type="string">
            <text:p>Powell County, Montana</text:p>
          </table:table-cell>
          <table:table-cell office:value-type="float" office:value="133419900" calcext:value-type="float">
            <text:p>133419900</text:p>
          </table:table-cell>
          <table:table-cell office:value-type="float" office:value="15102322" calcext:value-type="float">
            <text:p>15102322</text:p>
          </table:table-cell>
        </table:table-row>
        <table:table-row table:style-name="ro1">
          <table:table-cell office:value-type="string" calcext:value-type="string">
            <text:p>0500000US30079</text:p>
          </table:table-cell>
          <table:table-cell office:value-type="float" office:value="30079" calcext:value-type="float">
            <text:p>30079</text:p>
          </table:table-cell>
          <table:table-cell office:value-type="string" calcext:value-type="string">
            <text:p>Prairie County, Montana</text:p>
          </table:table-cell>
          <table:table-cell office:value-type="float" office:value="28797200" calcext:value-type="float">
            <text:p>28797200</text:p>
          </table:table-cell>
          <table:table-cell office:value-type="float" office:value="3457063" calcext:value-type="float">
            <text:p>3457063</text:p>
          </table:table-cell>
        </table:table-row>
        <table:table-row table:style-name="ro1">
          <table:table-cell office:value-type="string" calcext:value-type="string">
            <text:p>0500000US30081</text:p>
          </table:table-cell>
          <table:table-cell office:value-type="float" office:value="30081" calcext:value-type="float">
            <text:p>30081</text:p>
          </table:table-cell>
          <table:table-cell office:value-type="string" calcext:value-type="string">
            <text:p>Ravalli County, Montana</text:p>
          </table:table-cell>
          <table:table-cell office:value-type="float" office:value="828868800" calcext:value-type="float">
            <text:p>828868800</text:p>
          </table:table-cell>
          <table:table-cell office:value-type="float" office:value="38594400" calcext:value-type="float">
            <text:p>38594400</text:p>
          </table:table-cell>
        </table:table-row>
        <table:table-row table:style-name="ro1">
          <table:table-cell office:value-type="string" calcext:value-type="string">
            <text:p>0500000US30083</text:p>
          </table:table-cell>
          <table:table-cell office:value-type="float" office:value="30083" calcext:value-type="float">
            <text:p>30083</text:p>
          </table:table-cell>
          <table:table-cell office:value-type="string" calcext:value-type="string">
            <text:p>Richland County, Montana</text:p>
          </table:table-cell>
          <table:table-cell office:value-type="float" office:value="343935100" calcext:value-type="float">
            <text:p>343935100</text:p>
          </table:table-cell>
          <table:table-cell office:value-type="float" office:value="37723797" calcext:value-type="float">
            <text:p>37723797</text:p>
          </table:table-cell>
        </table:table-row>
        <table:table-row table:style-name="ro1">
          <table:table-cell office:value-type="string" calcext:value-type="string">
            <text:p>0500000US30085</text:p>
          </table:table-cell>
          <table:table-cell office:value-type="float" office:value="30085" calcext:value-type="float">
            <text:p>30085</text:p>
          </table:table-cell>
          <table:table-cell office:value-type="string" calcext:value-type="string">
            <text:p>Roosevelt County, Montana</text:p>
          </table:table-cell>
          <table:table-cell office:value-type="float" office:value="101025500" calcext:value-type="float">
            <text:p>101025500</text:p>
          </table:table-cell>
          <table:table-cell office:value-type="float" office:value="8902225" calcext:value-type="float">
            <text:p>8902225</text:p>
          </table:table-cell>
        </table:table-row>
        <table:table-row table:style-name="ro1">
          <table:table-cell office:value-type="string" calcext:value-type="string">
            <text:p>0500000US30087</text:p>
          </table:table-cell>
          <table:table-cell office:value-type="float" office:value="30087" calcext:value-type="float">
            <text:p>30087</text:p>
          </table:table-cell>
          <table:table-cell office:value-type="string" calcext:value-type="string">
            <text:p>Rosebud County, Montana</text:p>
          </table:table-cell>
          <table:table-cell office:value-type="float" office:value="160319500" calcext:value-type="float">
            <text:p>160319500</text:p>
          </table:table-cell>
          <table:table-cell office:value-type="float" office:value="11154174" calcext:value-type="float">
            <text:p>11154174</text:p>
          </table:table-cell>
        </table:table-row>
        <table:table-row table:style-name="ro1">
          <table:table-cell office:value-type="string" calcext:value-type="string">
            <text:p>0500000US30089</text:p>
          </table:table-cell>
          <table:table-cell office:value-type="float" office:value="30089" calcext:value-type="float">
            <text:p>30089</text:p>
          </table:table-cell>
          <table:table-cell office:value-type="string" calcext:value-type="string">
            <text:p>Sanders County, Montana</text:p>
          </table:table-cell>
          <table:table-cell office:value-type="float" office:value="208637300" calcext:value-type="float">
            <text:p>208637300</text:p>
          </table:table-cell>
          <table:table-cell office:value-type="float" office:value="13147219" calcext:value-type="float">
            <text:p>13147219</text:p>
          </table:table-cell>
        </table:table-row>
        <table:table-row table:style-name="ro1">
          <table:table-cell office:value-type="string" calcext:value-type="string">
            <text:p>0500000US30091</text:p>
          </table:table-cell>
          <table:table-cell office:value-type="float" office:value="30091" calcext:value-type="float">
            <text:p>30091</text:p>
          </table:table-cell>
          <table:table-cell office:value-type="string" calcext:value-type="string">
            <text:p>Sheridan County, Montana</text:p>
          </table:table-cell>
          <table:table-cell office:value-type="float" office:value="108077000" calcext:value-type="float">
            <text:p>108077000</text:p>
          </table:table-cell>
          <table:table-cell office:value-type="float" office:value="9805902" calcext:value-type="float">
            <text:p>9805902</text:p>
          </table:table-cell>
        </table:table-row>
        <table:table-row table:style-name="ro1">
          <table:table-cell office:value-type="string" calcext:value-type="string">
            <text:p>0500000US30093</text:p>
          </table:table-cell>
          <table:table-cell office:value-type="float" office:value="30093" calcext:value-type="float">
            <text:p>30093</text:p>
          </table:table-cell>
          <table:table-cell office:value-type="string" calcext:value-type="string">
            <text:p>Silver Bow County, Montana</text:p>
          </table:table-cell>
          <table:table-cell office:value-type="float" office:value="769008400" calcext:value-type="float">
            <text:p>769008400</text:p>
          </table:table-cell>
          <table:table-cell office:value-type="float" office:value="39790626" calcext:value-type="float">
            <text:p>39790626</text:p>
          </table:table-cell>
        </table:table-row>
        <table:table-row table:style-name="ro1">
          <table:table-cell office:value-type="string" calcext:value-type="string">
            <text:p>0500000US30095</text:p>
          </table:table-cell>
          <table:table-cell office:value-type="float" office:value="30095" calcext:value-type="float">
            <text:p>30095</text:p>
          </table:table-cell>
          <table:table-cell office:value-type="string" calcext:value-type="string">
            <text:p>Stillwater County, Montana</text:p>
          </table:table-cell>
          <table:table-cell office:value-type="float" office:value="252981200" calcext:value-type="float">
            <text:p>252981200</text:p>
          </table:table-cell>
          <table:table-cell office:value-type="float" office:value="19732230" calcext:value-type="float">
            <text:p>19732230</text:p>
          </table:table-cell>
        </table:table-row>
        <table:table-row table:style-name="ro1">
          <table:table-cell office:value-type="string" calcext:value-type="string">
            <text:p>0500000US30097</text:p>
          </table:table-cell>
          <table:table-cell office:value-type="float" office:value="30097" calcext:value-type="float">
            <text:p>30097</text:p>
          </table:table-cell>
          <table:table-cell office:value-type="string" calcext:value-type="string">
            <text:p>Sweet Grass County, Montana</text:p>
          </table:table-cell>
          <table:table-cell office:value-type="float" office:value="88652400" calcext:value-type="float">
            <text:p>88652400</text:p>
          </table:table-cell>
          <table:table-cell office:value-type="float" office:value="9352295" calcext:value-type="float">
            <text:p>9352295</text:p>
          </table:table-cell>
        </table:table-row>
        <table:table-row table:style-name="ro1">
          <table:table-cell office:value-type="string" calcext:value-type="string">
            <text:p>0500000US30099</text:p>
          </table:table-cell>
          <table:table-cell office:value-type="float" office:value="30099" calcext:value-type="float">
            <text:p>30099</text:p>
          </table:table-cell>
          <table:table-cell office:value-type="string" calcext:value-type="string">
            <text:p>Teton County, Montana</text:p>
          </table:table-cell>
          <table:table-cell office:value-type="float" office:value="136203600" calcext:value-type="float">
            <text:p>136203600</text:p>
          </table:table-cell>
          <table:table-cell office:value-type="float" office:value="10189169" calcext:value-type="float">
            <text:p>10189169</text:p>
          </table:table-cell>
        </table:table-row>
        <table:table-row table:style-name="ro1">
          <table:table-cell office:value-type="string" calcext:value-type="string">
            <text:p>0500000US30101</text:p>
          </table:table-cell>
          <table:table-cell office:value-type="float" office:value="30101" calcext:value-type="float">
            <text:p>30101</text:p>
          </table:table-cell>
          <table:table-cell office:value-type="string" calcext:value-type="string">
            <text:p>Toole County, Montana</text:p>
          </table:table-cell>
          <table:table-cell office:value-type="float" office:value="93083100" calcext:value-type="float">
            <text:p>93083100</text:p>
          </table:table-cell>
          <table:table-cell office:value-type="float" office:value="8143353" calcext:value-type="float">
            <text:p>8143353</text:p>
          </table:table-cell>
        </table:table-row>
        <table:table-row table:style-name="ro1">
          <table:table-cell office:value-type="string" calcext:value-type="string">
            <text:p>0500000US30103</text:p>
          </table:table-cell>
          <table:table-cell office:value-type="float" office:value="30103" calcext:value-type="float">
            <text:p>30103</text:p>
          </table:table-cell>
          <table:table-cell office:value-type="string" calcext:value-type="string">
            <text:p>Treasure County, Montana</text:p>
          </table:table-cell>
          <table:table-cell office:value-type="float" office:value="15575900" calcext:value-type="float">
            <text:p>15575900</text:p>
          </table:table-cell>
          <table:table-cell office:value-type="float" office:value="2385351" calcext:value-type="float">
            <text:p>2385351</text:p>
          </table:table-cell>
        </table:table-row>
        <table:table-row table:style-name="ro1">
          <table:table-cell office:value-type="string" calcext:value-type="string">
            <text:p>0500000US30105</text:p>
          </table:table-cell>
          <table:table-cell office:value-type="float" office:value="30105" calcext:value-type="float">
            <text:p>30105</text:p>
          </table:table-cell>
          <table:table-cell office:value-type="string" calcext:value-type="string">
            <text:p>Valley County, Montana</text:p>
          </table:table-cell>
          <table:table-cell office:value-type="float" office:value="184608700" calcext:value-type="float">
            <text:p>184608700</text:p>
          </table:table-cell>
          <table:table-cell office:value-type="float" office:value="13812106" calcext:value-type="float">
            <text:p>13812106</text:p>
          </table:table-cell>
        </table:table-row>
        <table:table-row table:style-name="ro1">
          <table:table-cell office:value-type="string" calcext:value-type="string">
            <text:p>0500000US30107</text:p>
          </table:table-cell>
          <table:table-cell office:value-type="float" office:value="30107" calcext:value-type="float">
            <text:p>30107</text:p>
          </table:table-cell>
          <table:table-cell office:value-type="string" calcext:value-type="string">
            <text:p>Wheatland County, Montana</text:p>
          </table:table-cell>
          <table:table-cell office:value-type="float" office:value="38642300" calcext:value-type="float">
            <text:p>38642300</text:p>
          </table:table-cell>
          <table:table-cell office:value-type="float" office:value="4450915" calcext:value-type="float">
            <text:p>4450915</text:p>
          </table:table-cell>
        </table:table-row>
        <table:table-row table:style-name="ro1">
          <table:table-cell office:value-type="string" calcext:value-type="string">
            <text:p>0500000US30109</text:p>
          </table:table-cell>
          <table:table-cell office:value-type="float" office:value="30109" calcext:value-type="float">
            <text:p>30109</text:p>
          </table:table-cell>
          <table:table-cell office:value-type="string" calcext:value-type="string">
            <text:p>Wibaux County, Montana</text:p>
          </table:table-cell>
          <table:table-cell office:value-type="float" office:value="21893500" calcext:value-type="float">
            <text:p>21893500</text:p>
          </table:table-cell>
          <table:table-cell office:value-type="float" office:value="3377781" calcext:value-type="float">
            <text:p>3377781</text:p>
          </table:table-cell>
        </table:table-row>
        <table:table-row table:style-name="ro1">
          <table:table-cell office:value-type="string" calcext:value-type="string">
            <text:p>0500000US30111</text:p>
          </table:table-cell>
          <table:table-cell office:value-type="float" office:value="30111" calcext:value-type="float">
            <text:p>30111</text:p>
          </table:table-cell>
          <table:table-cell office:value-type="string" calcext:value-type="string">
            <text:p>Yellowstone County, Montana</text:p>
          </table:table-cell>
          <table:table-cell office:value-type="float" office:value="4141695000" calcext:value-type="float">
            <text:p>4141695000</text:p>
          </table:table-cell>
          <table:table-cell office:value-type="float" office:value="117234387" calcext:value-type="float">
            <text:p>117234387</text:p>
          </table:table-cell>
        </table:table-row>
        <table:table-row table:style-name="ro1">
          <table:table-cell office:value-type="string" calcext:value-type="string">
            <text:p>0500000US31001</text:p>
          </table:table-cell>
          <table:table-cell office:value-type="float" office:value="31001" calcext:value-type="float">
            <text:p>31001</text:p>
          </table:table-cell>
          <table:table-cell office:value-type="string" calcext:value-type="string">
            <text:p>Adams County, Nebraska</text:p>
          </table:table-cell>
          <table:table-cell office:value-type="float" office:value="798403200" calcext:value-type="float">
            <text:p>798403200</text:p>
          </table:table-cell>
          <table:table-cell office:value-type="float" office:value="58545593" calcext:value-type="float">
            <text:p>58545593</text:p>
          </table:table-cell>
        </table:table-row>
        <table:table-row table:style-name="ro1">
          <table:table-cell office:value-type="string" calcext:value-type="string">
            <text:p>0500000US31003</text:p>
          </table:table-cell>
          <table:table-cell office:value-type="float" office:value="31003" calcext:value-type="float">
            <text:p>31003</text:p>
          </table:table-cell>
          <table:table-cell office:value-type="string" calcext:value-type="string">
            <text:p>Antelope County, Nebraska</text:p>
          </table:table-cell>
          <table:table-cell office:value-type="float" office:value="167691300" calcext:value-type="float">
            <text:p>167691300</text:p>
          </table:table-cell>
          <table:table-cell office:value-type="float" office:value="13862803" calcext:value-type="float">
            <text:p>13862803</text:p>
          </table:table-cell>
        </table:table-row>
        <table:table-row table:style-name="ro1">
          <table:table-cell office:value-type="string" calcext:value-type="string">
            <text:p>0500000US31005</text:p>
          </table:table-cell>
          <table:table-cell office:value-type="float" office:value="31005" calcext:value-type="float">
            <text:p>31005</text:p>
          </table:table-cell>
          <table:table-cell office:value-type="string" calcext:value-type="string">
            <text:p>Arthur County, Nebraska</text:p>
          </table:table-cell>
          <table:table-cell office:value-type="float" office:value="9601300" calcext:value-type="float">
            <text:p>9601300</text:p>
          </table:table-cell>
          <table:table-cell office:value-type="float" office:value="2645567" calcext:value-type="float">
            <text:p>2645567</text:p>
          </table:table-cell>
        </table:table-row>
        <table:table-row table:style-name="ro1">
          <table:table-cell office:value-type="string" calcext:value-type="string">
            <text:p>0500000US31007</text:p>
          </table:table-cell>
          <table:table-cell office:value-type="float" office:value="31007" calcext:value-type="float">
            <text:p>31007</text:p>
          </table:table-cell>
          <table:table-cell office:value-type="string" calcext:value-type="string">
            <text:p>Banner County, Nebraska</text:p>
          </table:table-cell>
          <table:table-cell office:value-type="float" office:value="24799800" calcext:value-type="float">
            <text:p>24799800</text:p>
          </table:table-cell>
          <table:table-cell office:value-type="float" office:value="6237288" calcext:value-type="float">
            <text:p>6237288</text:p>
          </table:table-cell>
        </table:table-row>
        <table:table-row table:style-name="ro1">
          <table:table-cell office:value-type="string" calcext:value-type="string">
            <text:p>0500000US31009</text:p>
          </table:table-cell>
          <table:table-cell office:value-type="float" office:value="31009" calcext:value-type="float">
            <text:p>31009</text:p>
          </table:table-cell>
          <table:table-cell office:value-type="string" calcext:value-type="string">
            <text:p>Blaine County, Nebraska</text:p>
          </table:table-cell>
          <table:table-cell office:value-type="float" office:value="12751800" calcext:value-type="float">
            <text:p>12751800</text:p>
          </table:table-cell>
          <table:table-cell office:value-type="float" office:value="1714181" calcext:value-type="float">
            <text:p>1714181</text:p>
          </table:table-cell>
        </table:table-row>
        <table:table-row table:style-name="ro1">
          <table:table-cell office:value-type="string" calcext:value-type="string">
            <text:p>0500000US31011</text:p>
          </table:table-cell>
          <table:table-cell office:value-type="float" office:value="31011" calcext:value-type="float">
            <text:p>31011</text:p>
          </table:table-cell>
          <table:table-cell office:value-type="string" calcext:value-type="string">
            <text:p>Boone County, Nebraska</text:p>
          </table:table-cell>
          <table:table-cell office:value-type="float" office:value="144733900" calcext:value-type="float">
            <text:p>144733900</text:p>
          </table:table-cell>
          <table:table-cell office:value-type="float" office:value="11253478" calcext:value-type="float">
            <text:p>11253478</text:p>
          </table:table-cell>
        </table:table-row>
        <table:table-row table:style-name="ro1">
          <table:table-cell office:value-type="string" calcext:value-type="string">
            <text:p>0500000US31013</text:p>
          </table:table-cell>
          <table:table-cell office:value-type="float" office:value="31013" calcext:value-type="float">
            <text:p>31013</text:p>
          </table:table-cell>
          <table:table-cell office:value-type="string" calcext:value-type="string">
            <text:p>Box Butte County, Nebraska</text:p>
          </table:table-cell>
          <table:table-cell office:value-type="float" office:value="272915700" calcext:value-type="float">
            <text:p>272915700</text:p>
          </table:table-cell>
          <table:table-cell office:value-type="float" office:value="19400004" calcext:value-type="float">
            <text:p>19400004</text:p>
          </table:table-cell>
        </table:table-row>
        <table:table-row table:style-name="ro1">
          <table:table-cell office:value-type="string" calcext:value-type="string">
            <text:p>0500000US31015</text:p>
          </table:table-cell>
          <table:table-cell office:value-type="float" office:value="31015" calcext:value-type="float">
            <text:p>31015</text:p>
          </table:table-cell>
          <table:table-cell office:value-type="string" calcext:value-type="string">
            <text:p>Boyd County, Nebraska</text:p>
          </table:table-cell>
          <table:table-cell office:value-type="float" office:value="48139900" calcext:value-type="float">
            <text:p>48139900</text:p>
          </table:table-cell>
          <table:table-cell office:value-type="float" office:value="5262624" calcext:value-type="float">
            <text:p>5262624</text:p>
          </table:table-cell>
        </table:table-row>
        <table:table-row table:style-name="ro1">
          <table:table-cell office:value-type="string" calcext:value-type="string">
            <text:p>0500000US31017</text:p>
          </table:table-cell>
          <table:table-cell office:value-type="float" office:value="31017" calcext:value-type="float">
            <text:p>31017</text:p>
          </table:table-cell>
          <table:table-cell office:value-type="string" calcext:value-type="string">
            <text:p>Brown County, Nebraska</text:p>
          </table:table-cell>
          <table:table-cell office:value-type="float" office:value="78882500" calcext:value-type="float">
            <text:p>78882500</text:p>
          </table:table-cell>
          <table:table-cell office:value-type="float" office:value="10177816" calcext:value-type="float">
            <text:p>10177816</text:p>
          </table:table-cell>
        </table:table-row>
        <table:table-row table:style-name="ro1">
          <table:table-cell office:value-type="string" calcext:value-type="string">
            <text:p>0500000US31019</text:p>
          </table:table-cell>
          <table:table-cell office:value-type="float" office:value="31019" calcext:value-type="float">
            <text:p>31019</text:p>
          </table:table-cell>
          <table:table-cell office:value-type="string" calcext:value-type="string">
            <text:p>Buffalo County, Nebraska</text:p>
          </table:table-cell>
          <table:table-cell office:value-type="float" office:value="1191480200" calcext:value-type="float">
            <text:p>1191480200</text:p>
          </table:table-cell>
          <table:table-cell office:value-type="float" office:value="57286150" calcext:value-type="float">
            <text:p>57286150</text:p>
          </table:table-cell>
        </table:table-row>
        <table:table-row table:style-name="ro1">
          <table:table-cell office:value-type="string" calcext:value-type="string">
            <text:p>0500000US31021</text:p>
          </table:table-cell>
          <table:table-cell office:value-type="float" office:value="31021" calcext:value-type="float">
            <text:p>31021</text:p>
          </table:table-cell>
          <table:table-cell office:value-type="string" calcext:value-type="string">
            <text:p>Burt County, Nebraska</text:p>
          </table:table-cell>
          <table:table-cell office:value-type="float" office:value="159365200" calcext:value-type="float">
            <text:p>159365200</text:p>
          </table:table-cell>
          <table:table-cell office:value-type="float" office:value="8488734" calcext:value-type="float">
            <text:p>8488734</text:p>
          </table:table-cell>
        </table:table-row>
        <table:table-row table:style-name="ro1">
          <table:table-cell office:value-type="string" calcext:value-type="string">
            <text:p>0500000US31023</text:p>
          </table:table-cell>
          <table:table-cell office:value-type="float" office:value="31023" calcext:value-type="float">
            <text:p>31023</text:p>
          </table:table-cell>
          <table:table-cell office:value-type="string" calcext:value-type="string">
            <text:p>Butler County, Nebraska</text:p>
          </table:table-cell>
          <table:table-cell office:value-type="float" office:value="244817500" calcext:value-type="float">
            <text:p>244817500</text:p>
          </table:table-cell>
          <table:table-cell office:value-type="float" office:value="26373496" calcext:value-type="float">
            <text:p>26373496</text:p>
          </table:table-cell>
        </table:table-row>
        <table:table-row table:style-name="ro1">
          <table:table-cell office:value-type="string" calcext:value-type="string">
            <text:p>0500000US31025</text:p>
          </table:table-cell>
          <table:table-cell office:value-type="float" office:value="31025" calcext:value-type="float">
            <text:p>31025</text:p>
          </table:table-cell>
          <table:table-cell office:value-type="string" calcext:value-type="string">
            <text:p>Cass County, Nebraska</text:p>
          </table:table-cell>
          <table:table-cell office:value-type="float" office:value="748072900" calcext:value-type="float">
            <text:p>748072900</text:p>
          </table:table-cell>
          <table:table-cell office:value-type="float" office:value="30898518" calcext:value-type="float">
            <text:p>30898518</text:p>
          </table:table-cell>
        </table:table-row>
        <table:table-row table:style-name="ro1">
          <table:table-cell office:value-type="string" calcext:value-type="string">
            <text:p>0500000US31027</text:p>
          </table:table-cell>
          <table:table-cell office:value-type="float" office:value="31027" calcext:value-type="float">
            <text:p>31027</text:p>
          </table:table-cell>
          <table:table-cell office:value-type="string" calcext:value-type="string">
            <text:p>Cedar County, Nebraska</text:p>
          </table:table-cell>
          <table:table-cell office:value-type="float" office:value="236694300" calcext:value-type="float">
            <text:p>236694300</text:p>
          </table:table-cell>
          <table:table-cell office:value-type="float" office:value="12388998" calcext:value-type="float">
            <text:p>12388998</text:p>
          </table:table-cell>
        </table:table-row>
        <table:table-row table:style-name="ro1">
          <table:table-cell office:value-type="string" calcext:value-type="string">
            <text:p>0500000US31029</text:p>
          </table:table-cell>
          <table:table-cell office:value-type="float" office:value="31029" calcext:value-type="float">
            <text:p>31029</text:p>
          </table:table-cell>
          <table:table-cell office:value-type="string" calcext:value-type="string">
            <text:p>Chase County, Nebraska</text:p>
          </table:table-cell>
          <table:table-cell office:value-type="float" office:value="111811400" calcext:value-type="float">
            <text:p>111811400</text:p>
          </table:table-cell>
          <table:table-cell office:value-type="float" office:value="19158237" calcext:value-type="float">
            <text:p>19158237</text:p>
          </table:table-cell>
        </table:table-row>
        <table:table-row table:style-name="ro1">
          <table:table-cell office:value-type="string" calcext:value-type="string">
            <text:p>0500000US31031</text:p>
          </table:table-cell>
          <table:table-cell office:value-type="float" office:value="31031" calcext:value-type="float">
            <text:p>31031</text:p>
          </table:table-cell>
          <table:table-cell office:value-type="string" calcext:value-type="string">
            <text:p>Cherry County, Nebraska</text:p>
          </table:table-cell>
          <table:table-cell office:value-type="float" office:value="151535400" calcext:value-type="float">
            <text:p>151535400</text:p>
          </table:table-cell>
          <table:table-cell office:value-type="float" office:value="12890846" calcext:value-type="float">
            <text:p>12890846</text:p>
          </table:table-cell>
        </table:table-row>
        <table:table-row table:style-name="ro1">
          <table:table-cell office:value-type="string" calcext:value-type="string">
            <text:p>0500000US31033</text:p>
          </table:table-cell>
          <table:table-cell office:value-type="float" office:value="31033" calcext:value-type="float">
            <text:p>31033</text:p>
          </table:table-cell>
          <table:table-cell office:value-type="string" calcext:value-type="string">
            <text:p>Cheyenne County, Nebraska</text:p>
          </table:table-cell>
          <table:table-cell office:value-type="float" office:value="283239200" calcext:value-type="float">
            <text:p>283239200</text:p>
          </table:table-cell>
          <table:table-cell office:value-type="float" office:value="14828699" calcext:value-type="float">
            <text:p>14828699</text:p>
          </table:table-cell>
        </table:table-row>
        <table:table-row table:style-name="ro1">
          <table:table-cell office:value-type="string" calcext:value-type="string">
            <text:p>0500000US31035</text:p>
          </table:table-cell>
          <table:table-cell office:value-type="float" office:value="31035" calcext:value-type="float">
            <text:p>31035</text:p>
          </table:table-cell>
          <table:table-cell office:value-type="string" calcext:value-type="string">
            <text:p>Clay County, Nebraska</text:p>
          </table:table-cell>
          <table:table-cell office:value-type="float" office:value="161060700" calcext:value-type="float">
            <text:p>161060700</text:p>
          </table:table-cell>
          <table:table-cell office:value-type="float" office:value="9735678" calcext:value-type="float">
            <text:p>9735678</text:p>
          </table:table-cell>
        </table:table-row>
        <table:table-row table:style-name="ro1">
          <table:table-cell office:value-type="string" calcext:value-type="string">
            <text:p>0500000US31037</text:p>
          </table:table-cell>
          <table:table-cell office:value-type="float" office:value="31037" calcext:value-type="float">
            <text:p>31037</text:p>
          </table:table-cell>
          <table:table-cell office:value-type="string" calcext:value-type="string">
            <text:p>Colfax County, Nebraska</text:p>
          </table:table-cell>
          <table:table-cell office:value-type="float" office:value="169376000" calcext:value-type="float">
            <text:p>169376000</text:p>
          </table:table-cell>
          <table:table-cell office:value-type="float" office:value="12725897" calcext:value-type="float">
            <text:p>12725897</text:p>
          </table:table-cell>
        </table:table-row>
        <table:table-row table:style-name="ro1">
          <table:table-cell office:value-type="string" calcext:value-type="string">
            <text:p>0500000US31039</text:p>
          </table:table-cell>
          <table:table-cell office:value-type="float" office:value="31039" calcext:value-type="float">
            <text:p>31039</text:p>
          </table:table-cell>
          <table:table-cell office:value-type="string" calcext:value-type="string">
            <text:p>Cuming County, Nebraska</text:p>
          </table:table-cell>
          <table:table-cell office:value-type="float" office:value="214102900" calcext:value-type="float">
            <text:p>214102900</text:p>
          </table:table-cell>
          <table:table-cell office:value-type="float" office:value="15299530" calcext:value-type="float">
            <text:p>15299530</text:p>
          </table:table-cell>
        </table:table-row>
        <table:table-row table:style-name="ro1">
          <table:table-cell office:value-type="string" calcext:value-type="string">
            <text:p>0500000US31041</text:p>
          </table:table-cell>
          <table:table-cell office:value-type="float" office:value="31041" calcext:value-type="float">
            <text:p>31041</text:p>
          </table:table-cell>
          <table:table-cell office:value-type="string" calcext:value-type="string">
            <text:p>Custer County, Nebraska</text:p>
          </table:table-cell>
          <table:table-cell office:value-type="float" office:value="312137200" calcext:value-type="float">
            <text:p>312137200</text:p>
          </table:table-cell>
          <table:table-cell office:value-type="float" office:value="38778169" calcext:value-type="float">
            <text:p>38778169</text:p>
          </table:table-cell>
        </table:table-row>
        <table:table-row table:style-name="ro1">
          <table:table-cell office:value-type="string" calcext:value-type="string">
            <text:p>0500000US31043</text:p>
          </table:table-cell>
          <table:table-cell office:value-type="float" office:value="31043" calcext:value-type="float">
            <text:p>31043</text:p>
          </table:table-cell>
          <table:table-cell office:value-type="string" calcext:value-type="string">
            <text:p>Dakota County, Nebraska</text:p>
          </table:table-cell>
          <table:table-cell office:value-type="float" office:value="306638400" calcext:value-type="float">
            <text:p>306638400</text:p>
          </table:table-cell>
          <table:table-cell office:value-type="float" office:value="20202954" calcext:value-type="float">
            <text:p>20202954</text:p>
          </table:table-cell>
        </table:table-row>
        <table:table-row table:style-name="ro1">
          <table:table-cell office:value-type="string" calcext:value-type="string">
            <text:p>0500000US31045</text:p>
          </table:table-cell>
          <table:table-cell office:value-type="float" office:value="31045" calcext:value-type="float">
            <text:p>31045</text:p>
          </table:table-cell>
          <table:table-cell office:value-type="string" calcext:value-type="string">
            <text:p>Dawes County, Nebraska</text:p>
          </table:table-cell>
          <table:table-cell office:value-type="float" office:value="170112400" calcext:value-type="float">
            <text:p>170112400</text:p>
          </table:table-cell>
          <table:table-cell office:value-type="float" office:value="13383920" calcext:value-type="float">
            <text:p>13383920</text:p>
          </table:table-cell>
        </table:table-row>
        <table:table-row table:style-name="ro1">
          <table:table-cell office:value-type="string" calcext:value-type="string">
            <text:p>0500000US31047</text:p>
          </table:table-cell>
          <table:table-cell office:value-type="float" office:value="31047" calcext:value-type="float">
            <text:p>31047</text:p>
          </table:table-cell>
          <table:table-cell office:value-type="string" calcext:value-type="string">
            <text:p>Dawson County, Nebraska</text:p>
          </table:table-cell>
          <table:table-cell office:value-type="float" office:value="400346000" calcext:value-type="float">
            <text:p>400346000</text:p>
          </table:table-cell>
          <table:table-cell office:value-type="float" office:value="19692163" calcext:value-type="float">
            <text:p>19692163</text:p>
          </table:table-cell>
        </table:table-row>
        <table:table-row table:style-name="ro1">
          <table:table-cell office:value-type="string" calcext:value-type="string">
            <text:p>0500000US31049</text:p>
          </table:table-cell>
          <table:table-cell office:value-type="float" office:value="31049" calcext:value-type="float">
            <text:p>31049</text:p>
          </table:table-cell>
          <table:table-cell office:value-type="string" calcext:value-type="string">
            <text:p>Deuel County, Nebraska</text:p>
          </table:table-cell>
          <table:table-cell office:value-type="float" office:value="46784500" calcext:value-type="float">
            <text:p>46784500</text:p>
          </table:table-cell>
          <table:table-cell office:value-type="float" office:value="5606995" calcext:value-type="float">
            <text:p>5606995</text:p>
          </table:table-cell>
        </table:table-row>
        <table:table-row table:style-name="ro1">
          <table:table-cell office:value-type="string" calcext:value-type="string">
            <text:p>0500000US31051</text:p>
          </table:table-cell>
          <table:table-cell office:value-type="float" office:value="31051" calcext:value-type="float">
            <text:p>31051</text:p>
          </table:table-cell>
          <table:table-cell office:value-type="string" calcext:value-type="string">
            <text:p>Dixon County, Nebraska</text:p>
          </table:table-cell>
          <table:table-cell office:value-type="float" office:value="132365900" calcext:value-type="float">
            <text:p>132365900</text:p>
          </table:table-cell>
          <table:table-cell office:value-type="float" office:value="7152205" calcext:value-type="float">
            <text:p>7152205</text:p>
          </table:table-cell>
        </table:table-row>
        <table:table-row table:style-name="ro1">
          <table:table-cell office:value-type="string" calcext:value-type="string">
            <text:p>0500000US31053</text:p>
          </table:table-cell>
          <table:table-cell office:value-type="float" office:value="31053" calcext:value-type="float">
            <text:p>31053</text:p>
          </table:table-cell>
          <table:table-cell office:value-type="string" calcext:value-type="string">
            <text:p>Dodge County, Nebraska</text:p>
          </table:table-cell>
          <table:table-cell office:value-type="float" office:value="870473100" calcext:value-type="float">
            <text:p>870473100</text:p>
          </table:table-cell>
          <table:table-cell office:value-type="float" office:value="34546157" calcext:value-type="float">
            <text:p>34546157</text:p>
          </table:table-cell>
        </table:table-row>
        <table:table-row table:style-name="ro1">
          <table:table-cell office:value-type="string" calcext:value-type="string">
            <text:p>0500000US31055</text:p>
          </table:table-cell>
          <table:table-cell office:value-type="float" office:value="31055" calcext:value-type="float">
            <text:p>31055</text:p>
          </table:table-cell>
          <table:table-cell office:value-type="string" calcext:value-type="string">
            <text:p>Douglas County, Nebraska</text:p>
          </table:table-cell>
          <table:table-cell office:value-type="float" office:value="13380249700" calcext:value-type="float">
            <text:p>13380249700</text:p>
          </table:table-cell>
          <table:table-cell office:value-type="float" office:value="204179194" calcext:value-type="float">
            <text:p>204179194</text:p>
          </table:table-cell>
        </table:table-row>
        <table:table-row table:style-name="ro1">
          <table:table-cell office:value-type="string" calcext:value-type="string">
            <text:p>0500000US31057</text:p>
          </table:table-cell>
          <table:table-cell office:value-type="float" office:value="31057" calcext:value-type="float">
            <text:p>31057</text:p>
          </table:table-cell>
          <table:table-cell office:value-type="string" calcext:value-type="string">
            <text:p>Dundy County, Nebraska</text:p>
          </table:table-cell>
          <table:table-cell office:value-type="float" office:value="55631300" calcext:value-type="float">
            <text:p>55631300</text:p>
          </table:table-cell>
          <table:table-cell office:value-type="float" office:value="7871862" calcext:value-type="float">
            <text:p>7871862</text:p>
          </table:table-cell>
        </table:table-row>
        <table:table-row table:style-name="ro1">
          <table:table-cell office:value-type="string" calcext:value-type="string">
            <text:p>0500000US31059</text:p>
          </table:table-cell>
          <table:table-cell office:value-type="float" office:value="31059" calcext:value-type="float">
            <text:p>31059</text:p>
          </table:table-cell>
          <table:table-cell office:value-type="string" calcext:value-type="string">
            <text:p>Fillmore County, Nebraska</text:p>
          </table:table-cell>
          <table:table-cell office:value-type="float" office:value="154357600" calcext:value-type="float">
            <text:p>154357600</text:p>
          </table:table-cell>
          <table:table-cell office:value-type="float" office:value="10787284" calcext:value-type="float">
            <text:p>10787284</text:p>
          </table:table-cell>
        </table:table-row>
        <table:table-row table:style-name="ro1">
          <table:table-cell office:value-type="string" calcext:value-type="string">
            <text:p>0500000US31061</text:p>
          </table:table-cell>
          <table:table-cell office:value-type="float" office:value="31061" calcext:value-type="float">
            <text:p>31061</text:p>
          </table:table-cell>
          <table:table-cell office:value-type="string" calcext:value-type="string">
            <text:p>Franklin County, Nebraska</text:p>
          </table:table-cell>
          <table:table-cell office:value-type="float" office:value="86645100" calcext:value-type="float">
            <text:p>86645100</text:p>
          </table:table-cell>
          <table:table-cell office:value-type="float" office:value="6607630" calcext:value-type="float">
            <text:p>6607630</text:p>
          </table:table-cell>
        </table:table-row>
        <table:table-row table:style-name="ro1">
          <table:table-cell office:value-type="string" calcext:value-type="string">
            <text:p>0500000US31063</text:p>
          </table:table-cell>
          <table:table-cell office:value-type="float" office:value="31063" calcext:value-type="float">
            <text:p>31063</text:p>
          </table:table-cell>
          <table:table-cell office:value-type="string" calcext:value-type="string">
            <text:p>Frontier County, Nebraska</text:p>
          </table:table-cell>
          <table:table-cell office:value-type="float" office:value="65119600" calcext:value-type="float">
            <text:p>65119600</text:p>
          </table:table-cell>
          <table:table-cell office:value-type="float" office:value="6559482" calcext:value-type="float">
            <text:p>6559482</text:p>
          </table:table-cell>
        </table:table-row>
        <table:table-row table:style-name="ro1">
          <table:table-cell office:value-type="string" calcext:value-type="string">
            <text:p>0500000US31065</text:p>
          </table:table-cell>
          <table:table-cell office:value-type="float" office:value="31065" calcext:value-type="float">
            <text:p>31065</text:p>
          </table:table-cell>
          <table:table-cell office:value-type="string" calcext:value-type="string">
            <text:p>Furnas County, Nebraska</text:p>
          </table:table-cell>
          <table:table-cell office:value-type="float" office:value="111263100" calcext:value-type="float">
            <text:p>111263100</text:p>
          </table:table-cell>
          <table:table-cell office:value-type="float" office:value="6990657" calcext:value-type="float">
            <text:p>6990657</text:p>
          </table:table-cell>
        </table:table-row>
        <table:table-row table:style-name="ro1">
          <table:table-cell office:value-type="string" calcext:value-type="string">
            <text:p>0500000US31067</text:p>
          </table:table-cell>
          <table:table-cell office:value-type="float" office:value="31067" calcext:value-type="float">
            <text:p>31067</text:p>
          </table:table-cell>
          <table:table-cell office:value-type="string" calcext:value-type="string">
            <text:p>Gage County, Nebraska</text:p>
          </table:table-cell>
          <table:table-cell office:value-type="float" office:value="543835600" calcext:value-type="float">
            <text:p>543835600</text:p>
          </table:table-cell>
          <table:table-cell office:value-type="float" office:value="23333001" calcext:value-type="float">
            <text:p>23333001</text:p>
          </table:table-cell>
        </table:table-row>
        <table:table-row table:style-name="ro1">
          <table:table-cell office:value-type="string" calcext:value-type="string">
            <text:p>0500000US31069</text:p>
          </table:table-cell>
          <table:table-cell office:value-type="float" office:value="31069" calcext:value-type="float">
            <text:p>31069</text:p>
          </table:table-cell>
          <table:table-cell office:value-type="string" calcext:value-type="string">
            <text:p>Garden County, Nebraska</text:p>
          </table:table-cell>
          <table:table-cell office:value-type="float" office:value="54502000" calcext:value-type="float">
            <text:p>54502000</text:p>
          </table:table-cell>
          <table:table-cell office:value-type="float" office:value="9862519" calcext:value-type="float">
            <text:p>9862519</text:p>
          </table:table-cell>
        </table:table-row>
        <table:table-row table:style-name="ro1">
          <table:table-cell office:value-type="string" calcext:value-type="string">
            <text:p>0500000US31071</text:p>
          </table:table-cell>
          <table:table-cell office:value-type="float" office:value="31071" calcext:value-type="float">
            <text:p>31071</text:p>
          </table:table-cell>
          <table:table-cell office:value-type="string" calcext:value-type="string">
            <text:p>Garfield County, Nebraska</text:p>
          </table:table-cell>
          <table:table-cell office:value-type="float" office:value="44402800" calcext:value-type="float">
            <text:p>44402800</text:p>
          </table:table-cell>
          <table:table-cell office:value-type="float" office:value="4522854" calcext:value-type="float">
            <text:p>4522854</text:p>
          </table:table-cell>
        </table:table-row>
        <table:table-row table:style-name="ro1">
          <table:table-cell office:value-type="string" calcext:value-type="string">
            <text:p>0500000US31073</text:p>
          </table:table-cell>
          <table:table-cell office:value-type="float" office:value="31073" calcext:value-type="float">
            <text:p>31073</text:p>
          </table:table-cell>
          <table:table-cell office:value-type="string" calcext:value-type="string">
            <text:p>Gosper County, Nebraska</text:p>
          </table:table-cell>
          <table:table-cell office:value-type="float" office:value="52514700" calcext:value-type="float">
            <text:p>52514700</text:p>
          </table:table-cell>
          <table:table-cell office:value-type="float" office:value="5764138" calcext:value-type="float">
            <text:p>5764138</text:p>
          </table:table-cell>
        </table:table-row>
        <table:table-row table:style-name="ro1">
          <table:table-cell office:value-type="string" calcext:value-type="string">
            <text:p>0500000US31075</text:p>
          </table:table-cell>
          <table:table-cell office:value-type="float" office:value="31075" calcext:value-type="float">
            <text:p>31075</text:p>
          </table:table-cell>
          <table:table-cell office:value-type="string" calcext:value-type="string">
            <text:p>Grant County, Nebraska</text:p>
          </table:table-cell>
          <table:table-cell office:value-type="float" office:value="14971300" calcext:value-type="float">
            <text:p>14971300</text:p>
          </table:table-cell>
          <table:table-cell office:value-type="float" office:value="2845088" calcext:value-type="float">
            <text:p>2845088</text:p>
          </table:table-cell>
        </table:table-row>
        <table:table-row table:style-name="ro1">
          <table:table-cell office:value-type="string" calcext:value-type="string">
            <text:p>0500000US31077</text:p>
          </table:table-cell>
          <table:table-cell office:value-type="float" office:value="31077" calcext:value-type="float">
            <text:p>31077</text:p>
          </table:table-cell>
          <table:table-cell office:value-type="string" calcext:value-type="string">
            <text:p>Greeley County, Nebraska</text:p>
          </table:table-cell>
          <table:table-cell office:value-type="float" office:value="54875500" calcext:value-type="float">
            <text:p>54875500</text:p>
          </table:table-cell>
          <table:table-cell office:value-type="float" office:value="5430357" calcext:value-type="float">
            <text:p>5430357</text:p>
          </table:table-cell>
        </table:table-row>
        <table:table-row table:style-name="ro1">
          <table:table-cell office:value-type="string" calcext:value-type="string">
            <text:p>0500000US31079</text:p>
          </table:table-cell>
          <table:table-cell office:value-type="float" office:value="31079" calcext:value-type="float">
            <text:p>31079</text:p>
          </table:table-cell>
          <table:table-cell office:value-type="string" calcext:value-type="string">
            <text:p>Hall County, Nebraska</text:p>
          </table:table-cell>
          <table:table-cell office:value-type="float" office:value="1152902900" calcext:value-type="float">
            <text:p>1152902900</text:p>
          </table:table-cell>
          <table:table-cell office:value-type="float" office:value="43941952" calcext:value-type="float">
            <text:p>43941952</text:p>
          </table:table-cell>
        </table:table-row>
        <table:table-row table:style-name="ro1">
          <table:table-cell office:value-type="string" calcext:value-type="string">
            <text:p>0500000US31081</text:p>
          </table:table-cell>
          <table:table-cell office:value-type="float" office:value="31081" calcext:value-type="float">
            <text:p>31081</text:p>
          </table:table-cell>
          <table:table-cell office:value-type="string" calcext:value-type="string">
            <text:p>Hamilton County, Nebraska</text:p>
          </table:table-cell>
          <table:table-cell office:value-type="float" office:value="273263300" calcext:value-type="float">
            <text:p>273263300</text:p>
          </table:table-cell>
          <table:table-cell office:value-type="float" office:value="18061582" calcext:value-type="float">
            <text:p>18061582</text:p>
          </table:table-cell>
        </table:table-row>
        <table:table-row table:style-name="ro1">
          <table:table-cell office:value-type="string" calcext:value-type="string">
            <text:p>0500000US31083</text:p>
          </table:table-cell>
          <table:table-cell office:value-type="float" office:value="31083" calcext:value-type="float">
            <text:p>31083</text:p>
          </table:table-cell>
          <table:table-cell office:value-type="string" calcext:value-type="string">
            <text:p>Harlan County, Nebraska</text:p>
          </table:table-cell>
          <table:table-cell office:value-type="float" office:value="82413800" calcext:value-type="float">
            <text:p>82413800</text:p>
          </table:table-cell>
          <table:table-cell office:value-type="float" office:value="7175156" calcext:value-type="float">
            <text:p>7175156</text:p>
          </table:table-cell>
        </table:table-row>
        <table:table-row table:style-name="ro1">
          <table:table-cell office:value-type="string" calcext:value-type="string">
            <text:p>0500000US31085</text:p>
          </table:table-cell>
          <table:table-cell office:value-type="float" office:value="31085" calcext:value-type="float">
            <text:p>31085</text:p>
          </table:table-cell>
          <table:table-cell office:value-type="string" calcext:value-type="string">
            <text:p>Hayes County, Nebraska</text:p>
          </table:table-cell>
          <table:table-cell office:value-type="float" office:value="28316200" calcext:value-type="float">
            <text:p>28316200</text:p>
          </table:table-cell>
          <table:table-cell office:value-type="float" office:value="5711344" calcext:value-type="float">
            <text:p>5711344</text:p>
          </table:table-cell>
        </table:table-row>
        <table:table-row table:style-name="ro1">
          <table:table-cell office:value-type="string" calcext:value-type="string">
            <text:p>0500000US31087</text:p>
          </table:table-cell>
          <table:table-cell office:value-type="float" office:value="31087" calcext:value-type="float">
            <text:p>31087</text:p>
          </table:table-cell>
          <table:table-cell office:value-type="string" calcext:value-type="string">
            <text:p>Hitchcock County, Nebraska</text:p>
          </table:table-cell>
          <table:table-cell office:value-type="float" office:value="65866400" calcext:value-type="float">
            <text:p>65866400</text:p>
          </table:table-cell>
          <table:table-cell office:value-type="float" office:value="5659043" calcext:value-type="float">
            <text:p>5659043</text:p>
          </table:table-cell>
        </table:table-row>
        <table:table-row table:style-name="ro1">
          <table:table-cell office:value-type="string" calcext:value-type="string">
            <text:p>0500000US31089</text:p>
          </table:table-cell>
          <table:table-cell office:value-type="float" office:value="31089" calcext:value-type="float">
            <text:p>31089</text:p>
          </table:table-cell>
          <table:table-cell office:value-type="string" calcext:value-type="string">
            <text:p>Holt County, Nebraska</text:p>
          </table:table-cell>
          <table:table-cell office:value-type="float" office:value="267401800" calcext:value-type="float">
            <text:p>267401800</text:p>
          </table:table-cell>
          <table:table-cell office:value-type="float" office:value="17777331" calcext:value-type="float">
            <text:p>17777331</text:p>
          </table:table-cell>
        </table:table-row>
        <table:table-row table:style-name="ro1">
          <table:table-cell office:value-type="string" calcext:value-type="string">
            <text:p>0500000US31091</text:p>
          </table:table-cell>
          <table:table-cell office:value-type="float" office:value="31091" calcext:value-type="float">
            <text:p>31091</text:p>
          </table:table-cell>
          <table:table-cell office:value-type="string" calcext:value-type="string">
            <text:p>Hooker County, Nebraska</text:p>
          </table:table-cell>
          <table:table-cell office:value-type="float" office:value="14278100" calcext:value-type="float">
            <text:p>14278100</text:p>
          </table:table-cell>
          <table:table-cell office:value-type="float" office:value="3292084" calcext:value-type="float">
            <text:p>3292084</text:p>
          </table:table-cell>
        </table:table-row>
        <table:table-row table:style-name="ro1">
          <table:table-cell office:value-type="string" calcext:value-type="string">
            <text:p>0500000US31093</text:p>
          </table:table-cell>
          <table:table-cell office:value-type="float" office:value="31093" calcext:value-type="float">
            <text:p>31093</text:p>
          </table:table-cell>
          <table:table-cell office:value-type="string" calcext:value-type="string">
            <text:p>Howard County, Nebraska</text:p>
          </table:table-cell>
          <table:table-cell office:value-type="float" office:value="160128000" calcext:value-type="float">
            <text:p>160128000</text:p>
          </table:table-cell>
          <table:table-cell office:value-type="float" office:value="15858257" calcext:value-type="float">
            <text:p>15858257</text:p>
          </table:table-cell>
        </table:table-row>
        <table:table-row table:style-name="ro1">
          <table:table-cell office:value-type="string" calcext:value-type="string">
            <text:p>0500000US31095</text:p>
          </table:table-cell>
          <table:table-cell office:value-type="float" office:value="31095" calcext:value-type="float">
            <text:p>31095</text:p>
          </table:table-cell>
          <table:table-cell office:value-type="string" calcext:value-type="string">
            <text:p>Jefferson County, Nebraska</text:p>
          </table:table-cell>
          <table:table-cell office:value-type="float" office:value="183555100" calcext:value-type="float">
            <text:p>183555100</text:p>
          </table:table-cell>
          <table:table-cell office:value-type="float" office:value="15770928" calcext:value-type="float">
            <text:p>15770928</text:p>
          </table:table-cell>
        </table:table-row>
        <table:table-row table:style-name="ro1">
          <table:table-cell office:value-type="string" calcext:value-type="string">
            <text:p>0500000US31097</text:p>
          </table:table-cell>
          <table:table-cell office:value-type="float" office:value="31097" calcext:value-type="float">
            <text:p>31097</text:p>
          </table:table-cell>
          <table:table-cell office:value-type="string" calcext:value-type="string">
            <text:p>Johnson County, Nebraska</text:p>
          </table:table-cell>
          <table:table-cell office:value-type="float" office:value="106595600" calcext:value-type="float">
            <text:p>106595600</text:p>
          </table:table-cell>
          <table:table-cell office:value-type="float" office:value="11480510" calcext:value-type="float">
            <text:p>11480510</text:p>
          </table:table-cell>
        </table:table-row>
        <table:table-row table:style-name="ro1">
          <table:table-cell office:value-type="string" calcext:value-type="string">
            <text:p>0500000US31099</text:p>
          </table:table-cell>
          <table:table-cell office:value-type="float" office:value="31099" calcext:value-type="float">
            <text:p>31099</text:p>
          </table:table-cell>
          <table:table-cell office:value-type="string" calcext:value-type="string">
            <text:p>Kearney County, Nebraska</text:p>
          </table:table-cell>
          <table:table-cell office:value-type="float" office:value="169200400" calcext:value-type="float">
            <text:p>169200400</text:p>
          </table:table-cell>
          <table:table-cell office:value-type="float" office:value="11165956" calcext:value-type="float">
            <text:p>11165956</text:p>
          </table:table-cell>
        </table:table-row>
        <table:table-row table:style-name="ro1">
          <table:table-cell office:value-type="string" calcext:value-type="string">
            <text:p>0500000US31101</text:p>
          </table:table-cell>
          <table:table-cell office:value-type="float" office:value="31101" calcext:value-type="float">
            <text:p>31101</text:p>
          </table:table-cell>
          <table:table-cell office:value-type="string" calcext:value-type="string">
            <text:p>Keith County, Nebraska</text:p>
          </table:table-cell>
          <table:table-cell office:value-type="float" office:value="214341000" calcext:value-type="float">
            <text:p>214341000</text:p>
          </table:table-cell>
          <table:table-cell office:value-type="float" office:value="20008479" calcext:value-type="float">
            <text:p>20008479</text:p>
          </table:table-cell>
        </table:table-row>
        <table:table-row table:style-name="ro1">
          <table:table-cell office:value-type="string" calcext:value-type="string">
            <text:p>0500000US31103</text:p>
          </table:table-cell>
          <table:table-cell office:value-type="float" office:value="31103" calcext:value-type="float">
            <text:p>31103</text:p>
          </table:table-cell>
          <table:table-cell office:value-type="string" calcext:value-type="string">
            <text:p>Keya Paha County, Nebraska</text:p>
          </table:table-cell>
          <table:table-cell office:value-type="float" office:value="18138700" calcext:value-type="float">
            <text:p>18138700</text:p>
          </table:table-cell>
          <table:table-cell office:value-type="float" office:value="3333708" calcext:value-type="float">
            <text:p>3333708</text:p>
          </table:table-cell>
        </table:table-row>
        <table:table-row table:style-name="ro1">
          <table:table-cell office:value-type="string" calcext:value-type="string">
            <text:p>0500000US31105</text:p>
          </table:table-cell>
          <table:table-cell office:value-type="float" office:value="31105" calcext:value-type="float">
            <text:p>31105</text:p>
          </table:table-cell>
          <table:table-cell office:value-type="string" calcext:value-type="string">
            <text:p>Kimball County, Nebraska</text:p>
          </table:table-cell>
          <table:table-cell office:value-type="float" office:value="79346300" calcext:value-type="float">
            <text:p>79346300</text:p>
          </table:table-cell>
          <table:table-cell office:value-type="float" office:value="12167078" calcext:value-type="float">
            <text:p>12167078</text:p>
          </table:table-cell>
        </table:table-row>
        <table:table-row table:style-name="ro1">
          <table:table-cell office:value-type="string" calcext:value-type="string">
            <text:p>0500000US31107</text:p>
          </table:table-cell>
          <table:table-cell office:value-type="float" office:value="31107" calcext:value-type="float">
            <text:p>31107</text:p>
          </table:table-cell>
          <table:table-cell office:value-type="string" calcext:value-type="string">
            <text:p>Knox County, Nebraska</text:p>
          </table:table-cell>
          <table:table-cell office:value-type="float" office:value="212836700" calcext:value-type="float">
            <text:p>212836700</text:p>
          </table:table-cell>
          <table:table-cell office:value-type="float" office:value="14861789" calcext:value-type="float">
            <text:p>14861789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7400752000" calcext:value-type="float">
            <text:p>7400752000</text:p>
          </table:table-cell>
          <table:table-cell office:value-type="float" office:value="112635358" calcext:value-type="float">
            <text:p>112635358</text:p>
          </table:table-cell>
        </table:table-row>
        <table:table-row table:style-name="ro1">
          <table:table-cell office:value-type="string" calcext:value-type="string">
            <text:p>0500000US31111</text:p>
          </table:table-cell>
          <table:table-cell office:value-type="float" office:value="31111" calcext:value-type="float">
            <text:p>31111</text:p>
          </table:table-cell>
          <table:table-cell office:value-type="string" calcext:value-type="string">
            <text:p>Lincoln County, Nebraska</text:p>
          </table:table-cell>
          <table:table-cell office:value-type="float" office:value="904853300" calcext:value-type="float">
            <text:p>904853300</text:p>
          </table:table-cell>
          <table:table-cell office:value-type="float" office:value="50898483" calcext:value-type="float">
            <text:p>50898483</text:p>
          </table:table-cell>
        </table:table-row>
        <table:table-row table:style-name="ro1">
          <table:table-cell office:value-type="string" calcext:value-type="string">
            <text:p>0500000US31113</text:p>
          </table:table-cell>
          <table:table-cell office:value-type="float" office:value="31113" calcext:value-type="float">
            <text:p>31113</text:p>
          </table:table-cell>
          <table:table-cell office:value-type="string" calcext:value-type="string">
            <text:p>Logan County, Nebraska</text:p>
          </table:table-cell>
          <table:table-cell office:value-type="float" office:value="21697800" calcext:value-type="float">
            <text:p>21697800</text:p>
          </table:table-cell>
          <table:table-cell office:value-type="float" office:value="2948480" calcext:value-type="float">
            <text:p>2948480</text:p>
          </table:table-cell>
        </table:table-row>
        <table:table-row table:style-name="ro1">
          <table:table-cell office:value-type="string" calcext:value-type="string">
            <text:p>0500000US31115</text:p>
          </table:table-cell>
          <table:table-cell office:value-type="float" office:value="31115" calcext:value-type="float">
            <text:p>31115</text:p>
          </table:table-cell>
          <table:table-cell office:value-type="string" calcext:value-type="string">
            <text:p>Loup County, Nebraska</text:p>
          </table:table-cell>
          <table:table-cell office:value-type="float" office:value="15220600" calcext:value-type="float">
            <text:p>15220600</text:p>
          </table:table-cell>
          <table:table-cell office:value-type="float" office:value="1928104" calcext:value-type="float">
            <text:p>1928104</text:p>
          </table:table-cell>
        </table:table-row>
        <table:table-row table:style-name="ro1">
          <table:table-cell office:value-type="string" calcext:value-type="string">
            <text:p>0500000US31117</text:p>
          </table:table-cell>
          <table:table-cell office:value-type="float" office:value="31117" calcext:value-type="float">
            <text:p>31117</text:p>
          </table:table-cell>
          <table:table-cell office:value-type="string" calcext:value-type="string">
            <text:p>McPherson County, Nebraska</text:p>
          </table:table-cell>
          <table:table-cell office:value-type="float" office:value="11925000" calcext:value-type="float">
            <text:p>11925000</text:p>
          </table:table-cell>
          <table:table-cell office:value-type="float" office:value="2877317" calcext:value-type="float">
            <text:p>2877317</text:p>
          </table:table-cell>
        </table:table-row>
        <table:table-row table:style-name="ro1">
          <table:table-cell office:value-type="string" calcext:value-type="string">
            <text:p>0500000US31119</text:p>
          </table:table-cell>
          <table:table-cell office:value-type="float" office:value="31119" calcext:value-type="float">
            <text:p>31119</text:p>
          </table:table-cell>
          <table:table-cell office:value-type="string" calcext:value-type="string">
            <text:p>Madison County, Nebraska</text:p>
          </table:table-cell>
          <table:table-cell office:value-type="float" office:value="785089900" calcext:value-type="float">
            <text:p>785089900</text:p>
          </table:table-cell>
          <table:table-cell office:value-type="float" office:value="35446662" calcext:value-type="float">
            <text:p>35446662</text:p>
          </table:table-cell>
        </table:table-row>
        <table:table-row table:style-name="ro1">
          <table:table-cell office:value-type="string" calcext:value-type="string">
            <text:p>0500000US31121</text:p>
          </table:table-cell>
          <table:table-cell office:value-type="float" office:value="31121" calcext:value-type="float">
            <text:p>31121</text:p>
          </table:table-cell>
          <table:table-cell office:value-type="string" calcext:value-type="string">
            <text:p>Merrick County, Nebraska</text:p>
          </table:table-cell>
          <table:table-cell office:value-type="float" office:value="204754200" calcext:value-type="float">
            <text:p>204754200</text:p>
          </table:table-cell>
          <table:table-cell office:value-type="float" office:value="19595978" calcext:value-type="float">
            <text:p>19595978</text:p>
          </table:table-cell>
        </table:table-row>
        <table:table-row table:style-name="ro1">
          <table:table-cell office:value-type="string" calcext:value-type="string">
            <text:p>0500000US31123</text:p>
          </table:table-cell>
          <table:table-cell office:value-type="float" office:value="31123" calcext:value-type="float">
            <text:p>31123</text:p>
          </table:table-cell>
          <table:table-cell office:value-type="string" calcext:value-type="string">
            <text:p>Morrill County, Nebraska</text:p>
          </table:table-cell>
          <table:table-cell office:value-type="float" office:value="106740200" calcext:value-type="float">
            <text:p>106740200</text:p>
          </table:table-cell>
          <table:table-cell office:value-type="float" office:value="10692980" calcext:value-type="float">
            <text:p>10692980</text:p>
          </table:table-cell>
        </table:table-row>
        <table:table-row table:style-name="ro1">
          <table:table-cell office:value-type="string" calcext:value-type="string">
            <text:p>0500000US31125</text:p>
          </table:table-cell>
          <table:table-cell office:value-type="float" office:value="31125" calcext:value-type="float">
            <text:p>31125</text:p>
          </table:table-cell>
          <table:table-cell office:value-type="string" calcext:value-type="string">
            <text:p>Nance County, Nebraska</text:p>
          </table:table-cell>
          <table:table-cell office:value-type="float" office:value="88957000" calcext:value-type="float">
            <text:p>88957000</text:p>
          </table:table-cell>
          <table:table-cell office:value-type="float" office:value="8095632" calcext:value-type="float">
            <text:p>8095632</text:p>
          </table:table-cell>
        </table:table-row>
        <table:table-row table:style-name="ro1">
          <table:table-cell office:value-type="string" calcext:value-type="string">
            <text:p>0500000US31127</text:p>
          </table:table-cell>
          <table:table-cell office:value-type="float" office:value="31127" calcext:value-type="float">
            <text:p>31127</text:p>
          </table:table-cell>
          <table:table-cell office:value-type="string" calcext:value-type="string">
            <text:p>Nemaha County, Nebraska</text:p>
          </table:table-cell>
          <table:table-cell office:value-type="float" office:value="189890200" calcext:value-type="float">
            <text:p>189890200</text:p>
          </table:table-cell>
          <table:table-cell office:value-type="float" office:value="12067551" calcext:value-type="float">
            <text:p>12067551</text:p>
          </table:table-cell>
        </table:table-row>
        <table:table-row table:style-name="ro1">
          <table:table-cell office:value-type="string" calcext:value-type="string">
            <text:p>0500000US31129</text:p>
          </table:table-cell>
          <table:table-cell office:value-type="float" office:value="31129" calcext:value-type="float">
            <text:p>31129</text:p>
          </table:table-cell>
          <table:table-cell office:value-type="string" calcext:value-type="string">
            <text:p>Nuckolls County, Nebraska</text:p>
          </table:table-cell>
          <table:table-cell office:value-type="float" office:value="108543100" calcext:value-type="float">
            <text:p>108543100</text:p>
          </table:table-cell>
          <table:table-cell office:value-type="float" office:value="7869566" calcext:value-type="float">
            <text:p>7869566</text:p>
          </table:table-cell>
        </table:table-row>
        <table:table-row table:style-name="ro1">
          <table:table-cell office:value-type="string" calcext:value-type="string">
            <text:p>0500000US31131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Otoe County, Nebraska</text:p>
          </table:table-cell>
          <table:table-cell office:value-type="float" office:value="383435500" calcext:value-type="float">
            <text:p>383435500</text:p>
          </table:table-cell>
          <table:table-cell office:value-type="float" office:value="19885145" calcext:value-type="float">
            <text:p>19885145</text:p>
          </table:table-cell>
        </table:table-row>
        <table:table-row table:style-name="ro1">
          <table:table-cell office:value-type="string" calcext:value-type="string">
            <text:p>0500000US31133</text:p>
          </table:table-cell>
          <table:table-cell office:value-type="float" office:value="31133" calcext:value-type="float">
            <text:p>31133</text:p>
          </table:table-cell>
          <table:table-cell office:value-type="string" calcext:value-type="string">
            <text:p>Pawnee County, Nebraska</text:p>
          </table:table-cell>
          <table:table-cell office:value-type="float" office:value="76562300" calcext:value-type="float">
            <text:p>76562300</text:p>
          </table:table-cell>
          <table:table-cell office:value-type="float" office:value="8231808" calcext:value-type="float">
            <text:p>8231808</text:p>
          </table:table-cell>
        </table:table-row>
        <table:table-row table:style-name="ro1">
          <table:table-cell office:value-type="string" calcext:value-type="string">
            <text:p>0500000US31135</text:p>
          </table:table-cell>
          <table:table-cell office:value-type="float" office:value="31135" calcext:value-type="float">
            <text:p>31135</text:p>
          </table:table-cell>
          <table:table-cell office:value-type="string" calcext:value-type="string">
            <text:p>Perkins County, Nebraska</text:p>
          </table:table-cell>
          <table:table-cell office:value-type="float" office:value="82394900" calcext:value-type="float">
            <text:p>82394900</text:p>
          </table:table-cell>
          <table:table-cell office:value-type="float" office:value="8473485" calcext:value-type="float">
            <text:p>8473485</text:p>
          </table:table-cell>
        </table:table-row>
        <table:table-row table:style-name="ro1">
          <table:table-cell office:value-type="string" calcext:value-type="string">
            <text:p>0500000US31137</text:p>
          </table:table-cell>
          <table:table-cell office:value-type="float" office:value="31137" calcext:value-type="float">
            <text:p>31137</text:p>
          </table:table-cell>
          <table:table-cell office:value-type="string" calcext:value-type="string">
            <text:p>Phelps County, Nebraska</text:p>
          </table:table-cell>
          <table:table-cell office:value-type="float" office:value="237355200" calcext:value-type="float">
            <text:p>237355200</text:p>
          </table:table-cell>
          <table:table-cell office:value-type="float" office:value="17205877" calcext:value-type="float">
            <text:p>17205877</text:p>
          </table:table-cell>
        </table:table-row>
        <table:table-row table:style-name="ro1">
          <table:table-cell office:value-type="string" calcext:value-type="string">
            <text:p>0500000US31139</text:p>
          </table:table-cell>
          <table:table-cell office:value-type="float" office:value="31139" calcext:value-type="float">
            <text:p>31139</text:p>
          </table:table-cell>
          <table:table-cell office:value-type="string" calcext:value-type="string">
            <text:p>Pierce County, Nebraska</text:p>
          </table:table-cell>
          <table:table-cell office:value-type="float" office:value="186528500" calcext:value-type="float">
            <text:p>186528500</text:p>
          </table:table-cell>
          <table:table-cell office:value-type="float" office:value="7704769" calcext:value-type="float">
            <text:p>7704769</text:p>
          </table:table-cell>
        </table:table-row>
        <table:table-row table:style-name="ro1">
          <table:table-cell office:value-type="string" calcext:value-type="string">
            <text:p>0500000US31141</text:p>
          </table:table-cell>
          <table:table-cell office:value-type="float" office:value="31141" calcext:value-type="float">
            <text:p>31141</text:p>
          </table:table-cell>
          <table:table-cell office:value-type="string" calcext:value-type="string">
            <text:p>Platte County, Nebraska</text:p>
          </table:table-cell>
          <table:table-cell office:value-type="float" office:value="753019000" calcext:value-type="float">
            <text:p>753019000</text:p>
          </table:table-cell>
          <table:table-cell office:value-type="float" office:value="30087653" calcext:value-type="float">
            <text:p>30087653</text:p>
          </table:table-cell>
        </table:table-row>
        <table:table-row table:style-name="ro1">
          <table:table-cell office:value-type="string" calcext:value-type="string">
            <text:p>0500000US31143</text:p>
          </table:table-cell>
          <table:table-cell office:value-type="float" office:value="31143" calcext:value-type="float">
            <text:p>31143</text:p>
          </table:table-cell>
          <table:table-cell office:value-type="string" calcext:value-type="string">
            <text:p>Polk County, Nebraska</text:p>
          </table:table-cell>
          <table:table-cell office:value-type="float" office:value="152840800" calcext:value-type="float">
            <text:p>152840800</text:p>
          </table:table-cell>
          <table:table-cell office:value-type="float" office:value="11155250" calcext:value-type="float">
            <text:p>11155250</text:p>
          </table:table-cell>
        </table:table-row>
        <table:table-row table:style-name="ro1">
          <table:table-cell office:value-type="string" calcext:value-type="string">
            <text:p>0500000US31145</text:p>
          </table:table-cell>
          <table:table-cell office:value-type="float" office:value="31145" calcext:value-type="float">
            <text:p>31145</text:p>
          </table:table-cell>
          <table:table-cell office:value-type="string" calcext:value-type="string">
            <text:p>Red Willow County, Nebraska</text:p>
          </table:table-cell>
          <table:table-cell office:value-type="float" office:value="250869800" calcext:value-type="float">
            <text:p>250869800</text:p>
          </table:table-cell>
          <table:table-cell office:value-type="float" office:value="16031889" calcext:value-type="float">
            <text:p>16031889</text:p>
          </table:table-cell>
        </table:table-row>
        <table:table-row table:style-name="ro1">
          <table:table-cell office:value-type="string" calcext:value-type="string">
            <text:p>0500000US31147</text:p>
          </table:table-cell>
          <table:table-cell office:value-type="float" office:value="31147" calcext:value-type="float">
            <text:p>31147</text:p>
          </table:table-cell>
          <table:table-cell office:value-type="string" calcext:value-type="string">
            <text:p>Richardson County, Nebraska</text:p>
          </table:table-cell>
          <table:table-cell office:value-type="float" office:value="197582900" calcext:value-type="float">
            <text:p>197582900</text:p>
          </table:table-cell>
          <table:table-cell office:value-type="float" office:value="15995474" calcext:value-type="float">
            <text:p>15995474</text:p>
          </table:table-cell>
        </table:table-row>
        <table:table-row table:style-name="ro1">
          <table:table-cell office:value-type="string" calcext:value-type="string">
            <text:p>0500000US31149</text:p>
          </table:table-cell>
          <table:table-cell office:value-type="float" office:value="31149" calcext:value-type="float">
            <text:p>31149</text:p>
          </table:table-cell>
          <table:table-cell office:value-type="string" calcext:value-type="string">
            <text:p>Rock County, Nebraska</text:p>
          </table:table-cell>
          <table:table-cell office:value-type="float" office:value="42537800" calcext:value-type="float">
            <text:p>42537800</text:p>
          </table:table-cell>
          <table:table-cell office:value-type="float" office:value="6603587" calcext:value-type="float">
            <text:p>6603587</text:p>
          </table:table-cell>
        </table:table-row>
        <table:table-row table:style-name="ro1">
          <table:table-cell office:value-type="string" calcext:value-type="string">
            <text:p>0500000US31151</text:p>
          </table:table-cell>
          <table:table-cell office:value-type="float" office:value="31151" calcext:value-type="float">
            <text:p>31151</text:p>
          </table:table-cell>
          <table:table-cell office:value-type="string" calcext:value-type="string">
            <text:p>Saline County, Nebraska</text:p>
          </table:table-cell>
          <table:table-cell office:value-type="float" office:value="253210400" calcext:value-type="float">
            <text:p>253210400</text:p>
          </table:table-cell>
          <table:table-cell office:value-type="float" office:value="18619121" calcext:value-type="float">
            <text:p>18619121</text:p>
          </table:table-cell>
        </table:table-row>
        <table:table-row table:style-name="ro1">
          <table:table-cell office:value-type="string" calcext:value-type="string">
            <text:p>0500000US31153</text:p>
          </table:table-cell>
          <table:table-cell office:value-type="float" office:value="31153" calcext:value-type="float">
            <text:p>31153</text:p>
          </table:table-cell>
          <table:table-cell office:value-type="string" calcext:value-type="string">
            <text:p>Sarpy County, Nebraska</text:p>
          </table:table-cell>
          <table:table-cell office:value-type="float" office:value="4570189400" calcext:value-type="float">
            <text:p>4570189400</text:p>
          </table:table-cell>
          <table:table-cell office:value-type="float" office:value="76307170" calcext:value-type="float">
            <text:p>76307170</text:p>
          </table:table-cell>
        </table:table-row>
        <table:table-row table:style-name="ro1">
          <table:table-cell office:value-type="string" calcext:value-type="string">
            <text:p>0500000US31155</text:p>
          </table:table-cell>
          <table:table-cell office:value-type="float" office:value="31155" calcext:value-type="float">
            <text:p>31155</text:p>
          </table:table-cell>
          <table:table-cell office:value-type="string" calcext:value-type="string">
            <text:p>Saunders County, Nebraska</text:p>
          </table:table-cell>
          <table:table-cell office:value-type="float" office:value="594522400" calcext:value-type="float">
            <text:p>594522400</text:p>
          </table:table-cell>
          <table:table-cell office:value-type="float" office:value="31750992" calcext:value-type="float">
            <text:p>31750992</text:p>
          </table:table-cell>
        </table:table-row>
        <table:table-row table:style-name="ro1">
          <table:table-cell office:value-type="string" calcext:value-type="string">
            <text:p>0500000US31157</text:p>
          </table:table-cell>
          <table:table-cell office:value-type="float" office:value="31157" calcext:value-type="float">
            <text:p>31157</text:p>
          </table:table-cell>
          <table:table-cell office:value-type="string" calcext:value-type="string">
            <text:p>Scotts Bluff County, Nebraska</text:p>
          </table:table-cell>
          <table:table-cell office:value-type="float" office:value="771841000" calcext:value-type="float">
            <text:p>771841000</text:p>
          </table:table-cell>
          <table:table-cell office:value-type="float" office:value="41239988" calcext:value-type="float">
            <text:p>41239988</text:p>
          </table:table-cell>
        </table:table-row>
        <table:table-row table:style-name="ro1">
          <table:table-cell office:value-type="string" calcext:value-type="string">
            <text:p>0500000US31159</text:p>
          </table:table-cell>
          <table:table-cell office:value-type="float" office:value="31159" calcext:value-type="float">
            <text:p>31159</text:p>
          </table:table-cell>
          <table:table-cell office:value-type="string" calcext:value-type="string">
            <text:p>Seward County, Nebraska</text:p>
          </table:table-cell>
          <table:table-cell office:value-type="float" office:value="460879700" calcext:value-type="float">
            <text:p>460879700</text:p>
          </table:table-cell>
          <table:table-cell office:value-type="float" office:value="21312638" calcext:value-type="float">
            <text:p>21312638</text:p>
          </table:table-cell>
        </table:table-row>
        <table:table-row table:style-name="ro1">
          <table:table-cell office:value-type="string" calcext:value-type="string">
            <text:p>0500000US31161</text:p>
          </table:table-cell>
          <table:table-cell office:value-type="float" office:value="31161" calcext:value-type="float">
            <text:p>31161</text:p>
          </table:table-cell>
          <table:table-cell office:value-type="string" calcext:value-type="string">
            <text:p>Sheridan County, Nebraska</text:p>
          </table:table-cell>
          <table:table-cell office:value-type="float" office:value="115334700" calcext:value-type="float">
            <text:p>115334700</text:p>
          </table:table-cell>
          <table:table-cell office:value-type="float" office:value="9706150" calcext:value-type="float">
            <text:p>9706150</text:p>
          </table:table-cell>
        </table:table-row>
        <table:table-row table:style-name="ro1">
          <table:table-cell office:value-type="string" calcext:value-type="string">
            <text:p>0500000US31163</text:p>
          </table:table-cell>
          <table:table-cell office:value-type="float" office:value="31163" calcext:value-type="float">
            <text:p>31163</text:p>
          </table:table-cell>
          <table:table-cell office:value-type="string" calcext:value-type="string">
            <text:p>Sherman County, Nebraska</text:p>
          </table:table-cell>
          <table:table-cell office:value-type="float" office:value="79855000" calcext:value-type="float">
            <text:p>79855000</text:p>
          </table:table-cell>
          <table:table-cell office:value-type="float" office:value="7409451" calcext:value-type="float">
            <text:p>7409451</text:p>
          </table:table-cell>
        </table:table-row>
        <table:table-row table:style-name="ro1">
          <table:table-cell office:value-type="string" calcext:value-type="string">
            <text:p>0500000US31165</text:p>
          </table:table-cell>
          <table:table-cell office:value-type="float" office:value="31165" calcext:value-type="float">
            <text:p>31165</text:p>
          </table:table-cell>
          <table:table-cell office:value-type="string" calcext:value-type="string">
            <text:p>Sioux County, Nebraska</text:p>
          </table:table-cell>
          <table:table-cell office:value-type="float" office:value="29348800" calcext:value-type="float">
            <text:p>29348800</text:p>
          </table:table-cell>
          <table:table-cell office:value-type="float" office:value="4450168" calcext:value-type="float">
            <text:p>4450168</text:p>
          </table:table-cell>
        </table:table-row>
        <table:table-row table:style-name="ro1">
          <table:table-cell office:value-type="string" calcext:value-type="string">
            <text:p>0500000US31167</text:p>
          </table:table-cell>
          <table:table-cell office:value-type="float" office:value="31167" calcext:value-type="float">
            <text:p>31167</text:p>
          </table:table-cell>
          <table:table-cell office:value-type="string" calcext:value-type="string">
            <text:p>Stanton County, Nebraska</text:p>
          </table:table-cell>
          <table:table-cell office:value-type="float" office:value="152755600" calcext:value-type="float">
            <text:p>152755600</text:p>
          </table:table-cell>
          <table:table-cell office:value-type="float" office:value="28274198" calcext:value-type="float">
            <text:p>28274198</text:p>
          </table:table-cell>
        </table:table-row>
        <table:table-row table:style-name="ro1">
          <table:table-cell office:value-type="string" calcext:value-type="string">
            <text:p>0500000US31169</text:p>
          </table:table-cell>
          <table:table-cell office:value-type="float" office:value="31169" calcext:value-type="float">
            <text:p>31169</text:p>
          </table:table-cell>
          <table:table-cell office:value-type="string" calcext:value-type="string">
            <text:p>Thayer County, Nebraska</text:p>
          </table:table-cell>
          <table:table-cell office:value-type="float" office:value="143536800" calcext:value-type="float">
            <text:p>143536800</text:p>
          </table:table-cell>
          <table:table-cell office:value-type="float" office:value="22591944" calcext:value-type="float">
            <text:p>22591944</text:p>
          </table:table-cell>
        </table:table-row>
        <table:table-row table:style-name="ro1">
          <table:table-cell office:value-type="string" calcext:value-type="string">
            <text:p>0500000US31171</text:p>
          </table:table-cell>
          <table:table-cell office:value-type="float" office:value="31171" calcext:value-type="float">
            <text:p>31171</text:p>
          </table:table-cell>
          <table:table-cell office:value-type="string" calcext:value-type="string">
            <text:p>Thomas County, Nebraska</text:p>
          </table:table-cell>
          <table:table-cell office:value-type="float" office:value="18255400" calcext:value-type="float">
            <text:p>18255400</text:p>
          </table:table-cell>
          <table:table-cell office:value-type="float" office:value="2963085" calcext:value-type="float">
            <text:p>2963085</text:p>
          </table:table-cell>
        </table:table-row>
        <table:table-row table:style-name="ro1">
          <table:table-cell office:value-type="string" calcext:value-type="string">
            <text:p>0500000US31173</text:p>
          </table:table-cell>
          <table:table-cell office:value-type="float" office:value="31173" calcext:value-type="float">
            <text:p>31173</text:p>
          </table:table-cell>
          <table:table-cell office:value-type="string" calcext:value-type="string">
            <text:p>Thurston County, Nebraska</text:p>
          </table:table-cell>
          <table:table-cell office:value-type="float" office:value="83416300" calcext:value-type="float">
            <text:p>83416300</text:p>
          </table:table-cell>
          <table:table-cell office:value-type="float" office:value="8729909" calcext:value-type="float">
            <text:p>8729909</text:p>
          </table:table-cell>
        </table:table-row>
        <table:table-row table:style-name="ro1">
          <table:table-cell office:value-type="string" calcext:value-type="string">
            <text:p>0500000US31175</text:p>
          </table:table-cell>
          <table:table-cell office:value-type="float" office:value="31175" calcext:value-type="float">
            <text:p>31175</text:p>
          </table:table-cell>
          <table:table-cell office:value-type="string" calcext:value-type="string">
            <text:p>Valley County, Nebraska</text:p>
          </table:table-cell>
          <table:table-cell office:value-type="float" office:value="111211900" calcext:value-type="float">
            <text:p>111211900</text:p>
          </table:table-cell>
          <table:table-cell office:value-type="float" office:value="7956200" calcext:value-type="float">
            <text:p>7956200</text:p>
          </table:table-cell>
        </table:table-row>
        <table:table-row table:style-name="ro1">
          <table:table-cell office:value-type="string" calcext:value-type="string">
            <text:p>0500000US31177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Washington County, Nebraska</text:p>
          </table:table-cell>
          <table:table-cell office:value-type="float" office:value="630410100" calcext:value-type="float">
            <text:p>630410100</text:p>
          </table:table-cell>
          <table:table-cell office:value-type="float" office:value="27522221" calcext:value-type="float">
            <text:p>27522221</text:p>
          </table:table-cell>
        </table:table-row>
        <table:table-row table:style-name="ro1">
          <table:table-cell office:value-type="string" calcext:value-type="string">
            <text:p>0500000US31179</text:p>
          </table:table-cell>
          <table:table-cell office:value-type="float" office:value="31179" calcext:value-type="float">
            <text:p>31179</text:p>
          </table:table-cell>
          <table:table-cell office:value-type="string" calcext:value-type="string">
            <text:p>Wayne County, Nebraska</text:p>
          </table:table-cell>
          <table:table-cell office:value-type="float" office:value="227692600" calcext:value-type="float">
            <text:p>227692600</text:p>
          </table:table-cell>
          <table:table-cell office:value-type="float" office:value="18875647" calcext:value-type="float">
            <text:p>18875647</text:p>
          </table:table-cell>
        </table:table-row>
        <table:table-row table:style-name="ro1">
          <table:table-cell office:value-type="string" calcext:value-type="string">
            <text:p>0500000US31181</text:p>
          </table:table-cell>
          <table:table-cell office:value-type="float" office:value="31181" calcext:value-type="float">
            <text:p>31181</text:p>
          </table:table-cell>
          <table:table-cell office:value-type="string" calcext:value-type="string">
            <text:p>Webster County, Nebraska</text:p>
          </table:table-cell>
          <table:table-cell office:value-type="float" office:value="76870500" calcext:value-type="float">
            <text:p>76870500</text:p>
          </table:table-cell>
          <table:table-cell office:value-type="float" office:value="5199797" calcext:value-type="float">
            <text:p>5199797</text:p>
          </table:table-cell>
        </table:table-row>
        <table:table-row table:style-name="ro1">
          <table:table-cell office:value-type="string" calcext:value-type="string">
            <text:p>0500000US31183</text:p>
          </table:table-cell>
          <table:table-cell office:value-type="float" office:value="31183" calcext:value-type="float">
            <text:p>31183</text:p>
          </table:table-cell>
          <table:table-cell office:value-type="string" calcext:value-type="string">
            <text:p>Wheeler County, Nebraska</text:p>
          </table:table-cell>
          <table:table-cell office:value-type="float" office:value="25462800" calcext:value-type="float">
            <text:p>25462800</text:p>
          </table:table-cell>
          <table:table-cell office:value-type="float" office:value="4506024" calcext:value-type="float">
            <text:p>4506024</text:p>
          </table:table-cell>
        </table:table-row>
        <table:table-row table:style-name="ro1">
          <table:table-cell office:value-type="string" calcext:value-type="string">
            <text:p>0500000US31185</text:p>
          </table:table-cell>
          <table:table-cell office:value-type="float" office:value="31185" calcext:value-type="float">
            <text:p>31185</text:p>
          </table:table-cell>
          <table:table-cell office:value-type="string" calcext:value-type="string">
            <text:p>York County, Nebraska</text:p>
          </table:table-cell>
          <table:table-cell office:value-type="float" office:value="360729600" calcext:value-type="float">
            <text:p>360729600</text:p>
          </table:table-cell>
          <table:table-cell office:value-type="float" office:value="26753878" calcext:value-type="float">
            <text:p>26753878</text:p>
          </table:table-cell>
        </table:table-row>
        <table:table-row table:style-name="ro1">
          <table:table-cell office:value-type="string" calcext:value-type="string">
            <text:p>0500000US32001</text:p>
          </table:table-cell>
          <table:table-cell office:value-type="float" office:value="32001" calcext:value-type="float">
            <text:p>32001</text:p>
          </table:table-cell>
          <table:table-cell office:value-type="string" calcext:value-type="string">
            <text:p>Churchill County, Nevada</text:p>
          </table:table-cell>
          <table:table-cell office:value-type="float" office:value="488331400" calcext:value-type="float">
            <text:p>488331400</text:p>
          </table:table-cell>
          <table:table-cell office:value-type="float" office:value="30403449" calcext:value-type="float">
            <text:p>30403449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31197417400" calcext:value-type="float">
            <text:p>31197417400</text:p>
          </table:table-cell>
          <table:table-cell office:value-type="float" office:value="388725058" calcext:value-type="float">
            <text:p>388725058</text:p>
          </table:table-cell>
        </table:table-row>
        <table:table-row table:style-name="ro1">
          <table:table-cell office:value-type="string" calcext:value-type="string">
            <text:p>0500000US32005</text:p>
          </table:table-cell>
          <table:table-cell office:value-type="float" office:value="32005" calcext:value-type="float">
            <text:p>32005</text:p>
          </table:table-cell>
          <table:table-cell office:value-type="string" calcext:value-type="string">
            <text:p>Douglas County, Nevada</text:p>
          </table:table-cell>
          <table:table-cell office:value-type="float" office:value="1389349800" calcext:value-type="float">
            <text:p>1389349800</text:p>
          </table:table-cell>
          <table:table-cell office:value-type="float" office:value="72976046" calcext:value-type="float">
            <text:p>72976046</text:p>
          </table:table-cell>
        </table:table-row>
        <table:table-row table:style-name="ro1">
          <table:table-cell office:value-type="string" calcext:value-type="string">
            <text:p>0500000US32007</text:p>
          </table:table-cell>
          <table:table-cell office:value-type="float" office:value="32007" calcext:value-type="float">
            <text:p>32007</text:p>
          </table:table-cell>
          <table:table-cell office:value-type="string" calcext:value-type="string">
            <text:p>Elko County, Nevada</text:p>
          </table:table-cell>
          <table:table-cell office:value-type="float" office:value="1201775200" calcext:value-type="float">
            <text:p>1201775200</text:p>
          </table:table-cell>
          <table:table-cell office:value-type="float" office:value="56406320" calcext:value-type="float">
            <text:p>56406320</text:p>
          </table:table-cell>
        </table:table-row>
        <table:table-row table:style-name="ro1">
          <table:table-cell office:value-type="string" calcext:value-type="string">
            <text:p>0500000US32009</text:p>
          </table:table-cell>
          <table:table-cell office:value-type="float" office:value="32009" calcext:value-type="float">
            <text:p>32009</text:p>
          </table:table-cell>
          <table:table-cell office:value-type="string" calcext:value-type="string">
            <text:p>Esmeralda County, Nevada</text:p>
          </table:table-cell>
          <table:table-cell office:value-type="float" office:value="18881500" calcext:value-type="float">
            <text:p>18881500</text:p>
          </table:table-cell>
          <table:table-cell office:value-type="float" office:value="3538472" calcext:value-type="float">
            <text:p>3538472</text:p>
          </table:table-cell>
        </table:table-row>
        <table:table-row table:style-name="ro1">
          <table:table-cell office:value-type="string" calcext:value-type="string">
            <text:p>0500000US32011</text:p>
          </table:table-cell>
          <table:table-cell office:value-type="float" office:value="32011" calcext:value-type="float">
            <text:p>32011</text:p>
          </table:table-cell>
          <table:table-cell office:value-type="string" calcext:value-type="string">
            <text:p>Eureka County, Nevada</text:p>
          </table:table-cell>
          <table:table-cell office:value-type="float" office:value="50192500" calcext:value-type="float">
            <text:p>50192500</text:p>
          </table:table-cell>
          <table:table-cell office:value-type="float" office:value="7418025" calcext:value-type="float">
            <text:p>7418025</text:p>
          </table:table-cell>
        </table:table-row>
        <table:table-row table:style-name="ro1">
          <table:table-cell office:value-type="string" calcext:value-type="string">
            <text:p>0500000US32013</text:p>
          </table:table-cell>
          <table:table-cell office:value-type="float" office:value="32013" calcext:value-type="float">
            <text:p>32013</text:p>
          </table:table-cell>
          <table:table-cell office:value-type="string" calcext:value-type="string">
            <text:p>Humboldt County, Nevada</text:p>
          </table:table-cell>
          <table:table-cell office:value-type="float" office:value="335002100" calcext:value-type="float">
            <text:p>335002100</text:p>
          </table:table-cell>
          <table:table-cell office:value-type="float" office:value="20354750" calcext:value-type="float">
            <text:p>20354750</text:p>
          </table:table-cell>
        </table:table-row>
        <table:table-row table:style-name="ro1">
          <table:table-cell office:value-type="string" calcext:value-type="string">
            <text:p>0500000US32015</text:p>
          </table:table-cell>
          <table:table-cell office:value-type="float" office:value="32015" calcext:value-type="float">
            <text:p>32015</text:p>
          </table:table-cell>
          <table:table-cell office:value-type="string" calcext:value-type="string">
            <text:p>Lander County, Nevada</text:p>
          </table:table-cell>
          <table:table-cell office:value-type="float" office:value="122387000" calcext:value-type="float">
            <text:p>122387000</text:p>
          </table:table-cell>
          <table:table-cell office:value-type="float" office:value="16914790" calcext:value-type="float">
            <text:p>16914790</text:p>
          </table:table-cell>
        </table:table-row>
        <table:table-row table:style-name="ro1">
          <table:table-cell office:value-type="string" calcext:value-type="string">
            <text:p>0500000US32017</text:p>
          </table:table-cell>
          <table:table-cell office:value-type="float" office:value="32017" calcext:value-type="float">
            <text:p>32017</text:p>
          </table:table-cell>
          <table:table-cell office:value-type="string" calcext:value-type="string">
            <text:p>Lincoln County, Nevada</text:p>
          </table:table-cell>
          <table:table-cell office:value-type="float" office:value="113838400" calcext:value-type="float">
            <text:p>113838400</text:p>
          </table:table-cell>
          <table:table-cell office:value-type="float" office:value="37184429" calcext:value-type="float">
            <text:p>37184429</text:p>
          </table:table-cell>
        </table:table-row>
        <table:table-row table:style-name="ro1">
          <table:table-cell office:value-type="string" calcext:value-type="string">
            <text:p>0500000US32019</text:p>
          </table:table-cell>
          <table:table-cell office:value-type="float" office:value="32019" calcext:value-type="float">
            <text:p>32019</text:p>
          </table:table-cell>
          <table:table-cell office:value-type="string" calcext:value-type="string">
            <text:p>Lyon County, Nevada</text:p>
          </table:table-cell>
          <table:table-cell office:value-type="float" office:value="982090900" calcext:value-type="float">
            <text:p>982090900</text:p>
          </table:table-cell>
          <table:table-cell office:value-type="float" office:value="52468135" calcext:value-type="float">
            <text:p>52468135</text:p>
          </table:table-cell>
        </table:table-row>
        <table:table-row table:style-name="ro1">
          <table:table-cell office:value-type="string" calcext:value-type="string">
            <text:p>0500000US32021</text:p>
          </table:table-cell>
          <table:table-cell office:value-type="float" office:value="32021" calcext:value-type="float">
            <text:p>32021</text:p>
          </table:table-cell>
          <table:table-cell office:value-type="string" calcext:value-type="string">
            <text:p>Mineral County, Nevada</text:p>
          </table:table-cell>
          <table:table-cell office:value-type="float" office:value="74552000" calcext:value-type="float">
            <text:p>74552000</text:p>
          </table:table-cell>
          <table:table-cell office:value-type="float" office:value="12068975" calcext:value-type="float">
            <text:p>12068975</text:p>
          </table:table-cell>
        </table:table-row>
        <table:table-row table:style-name="ro1">
          <table:table-cell office:value-type="string" calcext:value-type="string">
            <text:p>0500000US32023</text:p>
          </table:table-cell>
          <table:table-cell office:value-type="float" office:value="32023" calcext:value-type="float">
            <text:p>32023</text:p>
          </table:table-cell>
          <table:table-cell office:value-type="string" calcext:value-type="string">
            <text:p>Nye County, Nevada</text:p>
          </table:table-cell>
          <table:table-cell office:value-type="float" office:value="790478400" calcext:value-type="float">
            <text:p>790478400</text:p>
          </table:table-cell>
          <table:table-cell office:value-type="float" office:value="42633021" calcext:value-type="float">
            <text:p>42633021</text:p>
          </table:table-cell>
        </table:table-row>
        <table:table-row table:style-name="ro1">
          <table:table-cell office:value-type="string" calcext:value-type="string">
            <text:p>0500000US32027</text:p>
          </table:table-cell>
          <table:table-cell office:value-type="float" office:value="32027" calcext:value-type="float">
            <text:p>32027</text:p>
          </table:table-cell>
          <table:table-cell office:value-type="string" calcext:value-type="string">
            <text:p>Pershing County, Nevada</text:p>
          </table:table-cell>
          <table:table-cell office:value-type="float" office:value="97533000" calcext:value-type="float">
            <text:p>97533000</text:p>
          </table:table-cell>
          <table:table-cell office:value-type="float" office:value="9910252" calcext:value-type="float">
            <text:p>9910252</text:p>
          </table:table-cell>
        </table:table-row>
        <table:table-row table:style-name="ro1">
          <table:table-cell office:value-type="string" calcext:value-type="string">
            <text:p>0500000US32029</text:p>
          </table:table-cell>
          <table:table-cell office:value-type="float" office:value="32029" calcext:value-type="float">
            <text:p>32029</text:p>
          </table:table-cell>
          <table:table-cell office:value-type="string" calcext:value-type="string">
            <text:p>Storey County, Nevada</text:p>
          </table:table-cell>
          <table:table-cell office:value-type="float" office:value="126200100" calcext:value-type="float">
            <text:p>126200100</text:p>
          </table:table-cell>
          <table:table-cell office:value-type="float" office:value="13860594" calcext:value-type="float">
            <text:p>13860594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9655697400" calcext:value-type="float">
            <text:p>9655697400</text:p>
          </table:table-cell>
          <table:table-cell office:value-type="float" office:value="192847214" calcext:value-type="float">
            <text:p>192847214</text:p>
          </table:table-cell>
        </table:table-row>
        <table:table-row table:style-name="ro1">
          <table:table-cell office:value-type="string" calcext:value-type="string">
            <text:p>0500000US32033</text:p>
          </table:table-cell>
          <table:table-cell office:value-type="float" office:value="32033" calcext:value-type="float">
            <text:p>32033</text:p>
          </table:table-cell>
          <table:table-cell office:value-type="string" calcext:value-type="string">
            <text:p>White Pine County, Nevada</text:p>
          </table:table-cell>
          <table:table-cell office:value-type="float" office:value="196287800" calcext:value-type="float">
            <text:p>196287800</text:p>
          </table:table-cell>
          <table:table-cell office:value-type="float" office:value="24332983" calcext:value-type="float">
            <text:p>24332983</text:p>
          </table:table-cell>
        </table:table-row>
        <table:table-row table:style-name="ro1">
          <table:table-cell office:value-type="string" calcext:value-type="string">
            <text:p>0500000US32510</text:p>
          </table:table-cell>
          <table:table-cell office:value-type="float" office:value="32510" calcext:value-type="float">
            <text:p>32510</text:p>
          </table:table-cell>
          <table:table-cell office:value-type="string" calcext:value-type="string">
            <text:p>Carson City, Nevada</text:p>
          </table:table-cell>
          <table:table-cell office:value-type="float" office:value="1081278400" calcext:value-type="float">
            <text:p>1081278400</text:p>
          </table:table-cell>
          <table:table-cell office:value-type="float" office:value="53910925" calcext:value-type="float">
            <text:p>53910925</text:p>
          </table:table-cell>
        </table:table-row>
        <table:table-row table:style-name="ro1">
          <table:table-cell office:value-type="string" calcext:value-type="string">
            <text:p>0500000US33001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Belknap County, New Hampshire</text:p>
          </table:table-cell>
          <table:table-cell office:value-type="float" office:value="1852734300" calcext:value-type="float">
            <text:p>1852734300</text:p>
          </table:table-cell>
          <table:table-cell office:value-type="float" office:value="64878603" calcext:value-type="float">
            <text:p>64878603</text:p>
          </table:table-cell>
        </table:table-row>
        <table:table-row table:style-name="ro1">
          <table:table-cell office:value-type="string" calcext:value-type="string">
            <text:p>0500000US33003</text:p>
          </table:table-cell>
          <table:table-cell office:value-type="float" office:value="33003" calcext:value-type="float">
            <text:p>33003</text:p>
          </table:table-cell>
          <table:table-cell office:value-type="string" calcext:value-type="string">
            <text:p>Carroll County, New Hampshire</text:p>
          </table:table-cell>
          <table:table-cell office:value-type="float" office:value="1505677800" calcext:value-type="float">
            <text:p>1505677800</text:p>
          </table:table-cell>
          <table:table-cell office:value-type="float" office:value="83998094" calcext:value-type="float">
            <text:p>83998094</text:p>
          </table:table-cell>
        </table:table-row>
        <table:table-row table:style-name="ro1">
          <table:table-cell office:value-type="string" calcext:value-type="string">
            <text:p>0500000US33005</text:p>
          </table:table-cell>
          <table:table-cell office:value-type="float" office:value="33005" calcext:value-type="float">
            <text:p>33005</text:p>
          </table:table-cell>
          <table:table-cell office:value-type="string" calcext:value-type="string">
            <text:p>Cheshire County, New Hampshire</text:p>
          </table:table-cell>
          <table:table-cell office:value-type="float" office:value="2180739000" calcext:value-type="float">
            <text:p>2180739000</text:p>
          </table:table-cell>
          <table:table-cell office:value-type="float" office:value="75207012" calcext:value-type="float">
            <text:p>75207012</text:p>
          </table:table-cell>
        </table:table-row>
        <table:table-row table:style-name="ro1">
          <table:table-cell office:value-type="string" calcext:value-type="string">
            <text:p>0500000US33007</text:p>
          </table:table-cell>
          <table:table-cell office:value-type="float" office:value="33007" calcext:value-type="float">
            <text:p>33007</text:p>
          </table:table-cell>
          <table:table-cell office:value-type="string" calcext:value-type="string">
            <text:p>Coos County, New Hampshire</text:p>
          </table:table-cell>
          <table:table-cell office:value-type="float" office:value="762051800" calcext:value-type="float">
            <text:p>762051800</text:p>
          </table:table-cell>
          <table:table-cell office:value-type="float" office:value="32047720" calcext:value-type="float">
            <text:p>32047720</text:p>
          </table:table-cell>
        </table:table-row>
        <table:table-row table:style-name="ro1">
          <table:table-cell office:value-type="string" calcext:value-type="string">
            <text:p>0500000US33009</text:p>
          </table:table-cell>
          <table:table-cell office:value-type="float" office:value="33009" calcext:value-type="float">
            <text:p>33009</text:p>
          </table:table-cell>
          <table:table-cell office:value-type="string" calcext:value-type="string">
            <text:p>Grafton County, New Hampshire</text:p>
          </table:table-cell>
          <table:table-cell office:value-type="float" office:value="2620013800" calcext:value-type="float">
            <text:p>2620013800</text:p>
          </table:table-cell>
          <table:table-cell office:value-type="float" office:value="104416713" calcext:value-type="float">
            <text:p>104416713</text:p>
          </table:table-cell>
        </table:table-row>
        <table:table-row table:style-name="ro1">
          <table:table-cell office:value-type="string" calcext:value-type="string">
            <text:p>0500000US33011</text:p>
          </table:table-cell>
          <table:table-cell office:value-type="float" office:value="33011" calcext:value-type="float">
            <text:p>33011</text:p>
          </table:table-cell>
          <table:table-cell office:value-type="string" calcext:value-type="string">
            <text:p>Hillsborough County, New Hampshire</text:p>
          </table:table-cell>
          <table:table-cell office:value-type="float" office:value="12706274500" calcext:value-type="float">
            <text:p>12706274500</text:p>
          </table:table-cell>
          <table:table-cell office:value-type="float" office:value="220379174" calcext:value-type="float">
            <text:p>220379174</text:p>
          </table:table-cell>
        </table:table-row>
        <table:table-row table:style-name="ro1">
          <table:table-cell office:value-type="string" calcext:value-type="string">
            <text:p>0500000US33013</text:p>
          </table:table-cell>
          <table:table-cell office:value-type="float" office:value="33013" calcext:value-type="float">
            <text:p>33013</text:p>
          </table:table-cell>
          <table:table-cell office:value-type="string" calcext:value-type="string">
            <text:p>Merrimack County, New Hampshire</text:p>
          </table:table-cell>
          <table:table-cell office:value-type="float" office:value="4399107800" calcext:value-type="float">
            <text:p>4399107800</text:p>
          </table:table-cell>
          <table:table-cell office:value-type="float" office:value="101569024" calcext:value-type="float">
            <text:p>101569024</text:p>
          </table:table-cell>
        </table:table-row>
        <table:table-row table:style-name="ro1">
          <table:table-cell office:value-type="string" calcext:value-type="string">
            <text:p>0500000US33015</text:p>
          </table:table-cell>
          <table:table-cell office:value-type="float" office:value="33015" calcext:value-type="float">
            <text:p>33015</text:p>
          </table:table-cell>
          <table:table-cell office:value-type="string" calcext:value-type="string">
            <text:p>Rockingham County, New Hampshire</text:p>
          </table:table-cell>
          <table:table-cell office:value-type="float" office:value="11515553700" calcext:value-type="float">
            <text:p>11515553700</text:p>
          </table:table-cell>
          <table:table-cell office:value-type="float" office:value="221302012" calcext:value-type="float">
            <text:p>221302012</text:p>
          </table:table-cell>
        </table:table-row>
        <table:table-row table:style-name="ro1">
          <table:table-cell office:value-type="string" calcext:value-type="string">
            <text:p>0500000US33017</text:p>
          </table:table-cell>
          <table:table-cell office:value-type="float" office:value="33017" calcext:value-type="float">
            <text:p>33017</text:p>
          </table:table-cell>
          <table:table-cell office:value-type="string" calcext:value-type="string">
            <text:p>Strafford County, New Hampshire</text:p>
          </table:table-cell>
          <table:table-cell office:value-type="float" office:value="3391852400" calcext:value-type="float">
            <text:p>3391852400</text:p>
          </table:table-cell>
          <table:table-cell office:value-type="float" office:value="105166068" calcext:value-type="float">
            <text:p>105166068</text:p>
          </table:table-cell>
        </table:table-row>
        <table:table-row table:style-name="ro1">
          <table:table-cell office:value-type="string" calcext:value-type="string">
            <text:p>0500000US33019</text:p>
          </table:table-cell>
          <table:table-cell office:value-type="float" office:value="33019" calcext:value-type="float">
            <text:p>33019</text:p>
          </table:table-cell>
          <table:table-cell office:value-type="string" calcext:value-type="string">
            <text:p>Sullivan County, New Hampshire</text:p>
          </table:table-cell>
          <table:table-cell office:value-type="float" office:value="1155766600" calcext:value-type="float">
            <text:p>1155766600</text:p>
          </table:table-cell>
          <table:table-cell office:value-type="float" office:value="46625201" calcext:value-type="float">
            <text:p>46625201</text:p>
          </table:table-cell>
        </table:table-row>
        <table:table-row table:style-name="ro1">
          <table:table-cell office:value-type="string" calcext:value-type="string">
            <text:p>0500000US34001</text:p>
          </table:table-cell>
          <table:table-cell office:value-type="float" office:value="34001" calcext:value-type="float">
            <text:p>34001</text:p>
          </table:table-cell>
          <table:table-cell office:value-type="string" calcext:value-type="string">
            <text:p>Atlantic County, New Jersey</text:p>
          </table:table-cell>
          <table:table-cell office:value-type="float" office:value="5432973500" calcext:value-type="float">
            <text:p>5432973500</text:p>
          </table:table-cell>
          <table:table-cell office:value-type="float" office:value="113483107" calcext:value-type="float">
            <text:p>113483107</text:p>
          </table:table-cell>
        </table:table-row>
        <table:table-row table:style-name="ro1">
          <table:table-cell office:value-type="string" calcext:value-type="string">
            <text:p>0500000US34003</text:p>
          </table:table-cell>
          <table:table-cell office:value-type="float" office:value="34003" calcext:value-type="float">
            <text:p>34003</text:p>
          </table:table-cell>
          <table:table-cell office:value-type="string" calcext:value-type="string">
            <text:p>Bergen County, New Jersey</text:p>
          </table:table-cell>
          <table:table-cell office:value-type="float" office:value="27783233600" calcext:value-type="float">
            <text:p>27783233600</text:p>
          </table:table-cell>
          <table:table-cell office:value-type="float" office:value="426932536" calcext:value-type="float">
            <text:p>426932536</text:p>
          </table:table-cell>
        </table:table-row>
        <table:table-row table:style-name="ro1">
          <table:table-cell office:value-type="string" calcext:value-type="string">
            <text:p>0500000US34005</text:p>
          </table:table-cell>
          <table:table-cell office:value-type="float" office:value="34005" calcext:value-type="float">
            <text:p>34005</text:p>
          </table:table-cell>
          <table:table-cell office:value-type="string" calcext:value-type="string">
            <text:p>Burlington County, New Jersey</text:p>
          </table:table-cell>
          <table:table-cell office:value-type="float" office:value="12483222800" calcext:value-type="float">
            <text:p>12483222800</text:p>
          </table:table-cell>
          <table:table-cell office:value-type="float" office:value="166809181" calcext:value-type="float">
            <text:p>166809181</text:p>
          </table:table-cell>
        </table:table-row>
        <table:table-row table:style-name="ro1">
          <table:table-cell office:value-type="string" calcext:value-type="string">
            <text:p>0500000US34007</text:p>
          </table:table-cell>
          <table:table-cell office:value-type="float" office:value="34007" calcext:value-type="float">
            <text:p>34007</text:p>
          </table:table-cell>
          <table:table-cell office:value-type="string" calcext:value-type="string">
            <text:p>Camden County, New Jersey</text:p>
          </table:table-cell>
          <table:table-cell office:value-type="float" office:value="10917537200" calcext:value-type="float">
            <text:p>10917537200</text:p>
          </table:table-cell>
          <table:table-cell office:value-type="float" office:value="196766142" calcext:value-type="float">
            <text:p>196766142</text:p>
          </table:table-cell>
        </table:table-row>
        <table:table-row table:style-name="ro1">
          <table:table-cell office:value-type="string" calcext:value-type="string">
            <text:p>0500000US34009</text:p>
          </table:table-cell>
          <table:table-cell office:value-type="float" office:value="34009" calcext:value-type="float">
            <text:p>34009</text:p>
          </table:table-cell>
          <table:table-cell office:value-type="string" calcext:value-type="string">
            <text:p>Cape May County, New Jersey</text:p>
          </table:table-cell>
          <table:table-cell office:value-type="float" office:value="2912137200" calcext:value-type="float">
            <text:p>2912137200</text:p>
          </table:table-cell>
          <table:table-cell office:value-type="float" office:value="85754503" calcext:value-type="float">
            <text:p>85754503</text:p>
          </table:table-cell>
        </table:table-row>
        <table:table-row table:style-name="ro1">
          <table:table-cell office:value-type="string" calcext:value-type="string">
            <text:p>0500000US34011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umberland County, New Jersey</text:p>
          </table:table-cell>
          <table:table-cell office:value-type="float" office:value="2178916700" calcext:value-type="float">
            <text:p>2178916700</text:p>
          </table:table-cell>
          <table:table-cell office:value-type="float" office:value="66731169" calcext:value-type="float">
            <text:p>66731169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13669806700" calcext:value-type="float">
            <text:p>13669806700</text:p>
          </table:table-cell>
          <table:table-cell office:value-type="float" office:value="257544621" calcext:value-type="float">
            <text:p>257544621</text:p>
          </table:table-cell>
        </table:table-row>
        <table:table-row table:style-name="ro1">
          <table:table-cell office:value-type="string" calcext:value-type="string">
            <text:p>0500000US34015</text:p>
          </table:table-cell>
          <table:table-cell office:value-type="float" office:value="34015" calcext:value-type="float">
            <text:p>34015</text:p>
          </table:table-cell>
          <table:table-cell office:value-type="string" calcext:value-type="string">
            <text:p>Gloucester County, New Jersey</text:p>
          </table:table-cell>
          <table:table-cell office:value-type="float" office:value="8242497700" calcext:value-type="float">
            <text:p>8242497700</text:p>
          </table:table-cell>
          <table:table-cell office:value-type="float" office:value="114542173" calcext:value-type="float">
            <text:p>114542173</text:p>
          </table:table-cell>
        </table:table-row>
        <table:table-row table:style-name="ro1">
          <table:table-cell office:value-type="string" calcext:value-type="string">
            <text:p>0500000US34017</text:p>
          </table:table-cell>
          <table:table-cell office:value-type="float" office:value="34017" calcext:value-type="float">
            <text:p>34017</text:p>
          </table:table-cell>
          <table:table-cell office:value-type="string" calcext:value-type="string">
            <text:p>Hudson County, New Jersey</text:p>
          </table:table-cell>
          <table:table-cell office:value-type="float" office:value="9632535500" calcext:value-type="float">
            <text:p>9632535500</text:p>
          </table:table-cell>
          <table:table-cell office:value-type="float" office:value="196434248" calcext:value-type="float">
            <text:p>196434248</text:p>
          </table:table-cell>
        </table:table-row>
        <table:table-row table:style-name="ro1">
          <table:table-cell office:value-type="string" calcext:value-type="string">
            <text:p>0500000US34019</text:p>
          </table:table-cell>
          <table:table-cell office:value-type="float" office:value="34019" calcext:value-type="float">
            <text:p>34019</text:p>
          </table:table-cell>
          <table:table-cell office:value-type="string" calcext:value-type="string">
            <text:p>Hunterdon County, New Jersey</text:p>
          </table:table-cell>
          <table:table-cell office:value-type="float" office:value="5890421300" calcext:value-type="float">
            <text:p>5890421300</text:p>
          </table:table-cell>
          <table:table-cell office:value-type="float" office:value="179778828" calcext:value-type="float">
            <text:p>179778828</text:p>
          </table:table-cell>
        </table:table-row>
        <table:table-row table:style-name="ro1">
          <table:table-cell office:value-type="string" calcext:value-type="string">
            <text:p>0500000US34021</text:p>
          </table:table-cell>
          <table:table-cell office:value-type="float" office:value="34021" calcext:value-type="float">
            <text:p>34021</text:p>
          </table:table-cell>
          <table:table-cell office:value-type="string" calcext:value-type="string">
            <text:p>Mercer County, New Jersey</text:p>
          </table:table-cell>
          <table:table-cell office:value-type="float" office:value="9220681400" calcext:value-type="float">
            <text:p>9220681400</text:p>
          </table:table-cell>
          <table:table-cell office:value-type="float" office:value="199437518" calcext:value-type="float">
            <text:p>199437518</text:p>
          </table:table-cell>
        </table:table-row>
        <table:table-row table:style-name="ro1">
          <table:table-cell office:value-type="string" calcext:value-type="string">
            <text:p>0500000US34023</text:p>
          </table:table-cell>
          <table:table-cell office:value-type="float" office:value="34023" calcext:value-type="float">
            <text:p>34023</text:p>
          </table:table-cell>
          <table:table-cell office:value-type="string" calcext:value-type="string">
            <text:p>Middlesex County, New Jersey</text:p>
          </table:table-cell>
          <table:table-cell office:value-type="float" office:value="15159766300" calcext:value-type="float">
            <text:p>15159766300</text:p>
          </table:table-cell>
          <table:table-cell office:value-type="float" office:value="228521527" calcext:value-type="float">
            <text:p>228521527</text:p>
          </table:table-cell>
        </table:table-row>
        <table:table-row table:style-name="ro1">
          <table:table-cell office:value-type="string" calcext:value-type="string">
            <text:p>0500000US34025</text:p>
          </table:table-cell>
          <table:table-cell office:value-type="float" office:value="34025" calcext:value-type="float">
            <text:p>34025</text:p>
          </table:table-cell>
          <table:table-cell office:value-type="string" calcext:value-type="string">
            <text:p>Monmouth County, New Jersey</text:p>
          </table:table-cell>
          <table:table-cell office:value-type="float" office:value="22748282000" calcext:value-type="float">
            <text:p>22748282000</text:p>
          </table:table-cell>
          <table:table-cell office:value-type="float" office:value="344396494" calcext:value-type="float">
            <text:p>344396494</text:p>
          </table:table-cell>
        </table:table-row>
        <table:table-row table:style-name="ro1">
          <table:table-cell office:value-type="string" calcext:value-type="string">
            <text:p>0500000US34027</text:p>
          </table:table-cell>
          <table:table-cell office:value-type="float" office:value="34027" calcext:value-type="float">
            <text:p>34027</text:p>
          </table:table-cell>
          <table:table-cell office:value-type="string" calcext:value-type="string">
            <text:p>Morris County, New Jersey</text:p>
          </table:table-cell>
          <table:table-cell office:value-type="float" office:value="19602114100" calcext:value-type="float">
            <text:p>19602114100</text:p>
          </table:table-cell>
          <table:table-cell office:value-type="float" office:value="316999624" calcext:value-type="float">
            <text:p>316999624</text:p>
          </table:table-cell>
        </table:table-row>
        <table:table-row table:style-name="ro1">
          <table:table-cell office:value-type="string" calcext:value-type="string">
            <text:p>0500000US34029</text:p>
          </table:table-cell>
          <table:table-cell office:value-type="float" office:value="34029" calcext:value-type="float">
            <text:p>34029</text:p>
          </table:table-cell>
          <table:table-cell office:value-type="string" calcext:value-type="string">
            <text:p>Ocean County, New Jersey</text:p>
          </table:table-cell>
          <table:table-cell office:value-type="float" office:value="16037237700" calcext:value-type="float">
            <text:p>16037237700</text:p>
          </table:table-cell>
          <table:table-cell office:value-type="float" office:value="206226234" calcext:value-type="float">
            <text:p>206226234</text:p>
          </table:table-cell>
        </table:table-row>
        <table:table-row table:style-name="ro1">
          <table:table-cell office:value-type="string" calcext:value-type="string">
            <text:p>0500000US34031</text:p>
          </table:table-cell>
          <table:table-cell office:value-type="float" office:value="34031" calcext:value-type="float">
            <text:p>34031</text:p>
          </table:table-cell>
          <table:table-cell office:value-type="string" calcext:value-type="string">
            <text:p>Passaic County, New Jersey</text:p>
          </table:table-cell>
          <table:table-cell office:value-type="float" office:value="8294078800" calcext:value-type="float">
            <text:p>8294078800</text:p>
          </table:table-cell>
          <table:table-cell office:value-type="float" office:value="172967294" calcext:value-type="float">
            <text:p>172967294</text:p>
          </table:table-cell>
        </table:table-row>
        <table:table-row table:style-name="ro1">
          <table:table-cell office:value-type="string" calcext:value-type="string">
            <text:p>0500000US34033</text:p>
          </table:table-cell>
          <table:table-cell office:value-type="float" office:value="34033" calcext:value-type="float">
            <text:p>34033</text:p>
          </table:table-cell>
          <table:table-cell office:value-type="string" calcext:value-type="string">
            <text:p>Salem County, New Jersey</text:p>
          </table:table-cell>
          <table:table-cell office:value-type="float" office:value="1601852900" calcext:value-type="float">
            <text:p>1601852900</text:p>
          </table:table-cell>
          <table:table-cell office:value-type="float" office:value="82461708" calcext:value-type="float">
            <text:p>82461708</text:p>
          </table:table-cell>
        </table:table-row>
        <table:table-row table:style-name="ro1">
          <table:table-cell office:value-type="string" calcext:value-type="string">
            <text:p>0500000US34035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Somerset County, New Jersey</text:p>
          </table:table-cell>
          <table:table-cell office:value-type="float" office:value="10767608600" calcext:value-type="float">
            <text:p>10767608600</text:p>
          </table:table-cell>
          <table:table-cell office:value-type="float" office:value="242304253" calcext:value-type="float">
            <text:p>242304253</text:p>
          </table:table-cell>
        </table:table-row>
        <table:table-row table:style-name="ro1">
          <table:table-cell office:value-type="string" calcext:value-type="string">
            <text:p>0500000US34037</text:p>
          </table:table-cell>
          <table:table-cell office:value-type="float" office:value="34037" calcext:value-type="float">
            <text:p>34037</text:p>
          </table:table-cell>
          <table:table-cell office:value-type="string" calcext:value-type="string">
            <text:p>Sussex County, New Jersey</text:p>
          </table:table-cell>
          <table:table-cell office:value-type="float" office:value="5110549500" calcext:value-type="float">
            <text:p>5110549500</text:p>
          </table:table-cell>
          <table:table-cell office:value-type="float" office:value="126577807" calcext:value-type="float">
            <text:p>126577807</text:p>
          </table:table-cell>
        </table:table-row>
        <table:table-row table:style-name="ro1">
          <table:table-cell office:value-type="string" calcext:value-type="string">
            <text:p>0500000US34039</text:p>
          </table:table-cell>
          <table:table-cell office:value-type="float" office:value="34039" calcext:value-type="float">
            <text:p>34039</text:p>
          </table:table-cell>
          <table:table-cell office:value-type="string" calcext:value-type="string">
            <text:p>Union County, New Jersey</text:p>
          </table:table-cell>
          <table:table-cell office:value-type="float" office:value="11486420800" calcext:value-type="float">
            <text:p>11486420800</text:p>
          </table:table-cell>
          <table:table-cell office:value-type="float" office:value="255259365" calcext:value-type="float">
            <text:p>255259365</text:p>
          </table:table-cell>
        </table:table-row>
        <table:table-row table:style-name="ro1">
          <table:table-cell office:value-type="string" calcext:value-type="string">
            <text:p>0500000US34041</text:p>
          </table:table-cell>
          <table:table-cell office:value-type="float" office:value="34041" calcext:value-type="float">
            <text:p>34041</text:p>
          </table:table-cell>
          <table:table-cell office:value-type="string" calcext:value-type="string">
            <text:p>Warren County, New Jersey</text:p>
          </table:table-cell>
          <table:table-cell office:value-type="float" office:value="3261171500" calcext:value-type="float">
            <text:p>3261171500</text:p>
          </table:table-cell>
          <table:table-cell office:value-type="float" office:value="84012590" calcext:value-type="float">
            <text:p>84012590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10081104200" calcext:value-type="float">
            <text:p>10081104200</text:p>
          </table:table-cell>
          <table:table-cell office:value-type="float" office:value="191212975" calcext:value-type="float">
            <text:p>191212975</text:p>
          </table:table-cell>
        </table:table-row>
        <table:table-row table:style-name="ro1">
          <table:table-cell office:value-type="string" calcext:value-type="string">
            <text:p>0500000US35003</text:p>
          </table:table-cell>
          <table:table-cell office:value-type="float" office:value="35003" calcext:value-type="float">
            <text:p>35003</text:p>
          </table:table-cell>
          <table:table-cell office:value-type="string" calcext:value-type="string">
            <text:p>Catron County, New Mexico</text:p>
          </table:table-cell>
          <table:table-cell office:value-type="float" office:value="62049200" calcext:value-type="float">
            <text:p>62049200</text:p>
          </table:table-cell>
          <table:table-cell office:value-type="float" office:value="10887467" calcext:value-type="float">
            <text:p>10887467</text:p>
          </table:table-cell>
        </table:table-row>
        <table:table-row table:style-name="ro1">
          <table:table-cell office:value-type="string" calcext:value-type="string">
            <text:p>0500000US35005</text:p>
          </table:table-cell>
          <table:table-cell office:value-type="float" office:value="35005" calcext:value-type="float">
            <text:p>35005</text:p>
          </table:table-cell>
          <table:table-cell office:value-type="string" calcext:value-type="string">
            <text:p>Chaves County, New Mexico</text:p>
          </table:table-cell>
          <table:table-cell office:value-type="float" office:value="776737200" calcext:value-type="float">
            <text:p>776737200</text:p>
          </table:table-cell>
          <table:table-cell office:value-type="float" office:value="46815600" calcext:value-type="float">
            <text:p>46815600</text:p>
          </table:table-cell>
        </table:table-row>
        <table:table-row table:style-name="ro1">
          <table:table-cell office:value-type="string" calcext:value-type="string">
            <text:p>0500000US35006</text:p>
          </table:table-cell>
          <table:table-cell office:value-type="float" office:value="35006" calcext:value-type="float">
            <text:p>35006</text:p>
          </table:table-cell>
          <table:table-cell office:value-type="string" calcext:value-type="string">
            <text:p>Cibola County, New Mexico</text:p>
          </table:table-cell>
          <table:table-cell office:value-type="float" office:value="149663000" calcext:value-type="float">
            <text:p>149663000</text:p>
          </table:table-cell>
          <table:table-cell office:value-type="float" office:value="22005062" calcext:value-type="float">
            <text:p>22005062</text:p>
          </table:table-cell>
        </table:table-row>
        <table:table-row table:style-name="ro1">
          <table:table-cell office:value-type="string" calcext:value-type="string">
            <text:p>0500000US35007</text:p>
          </table:table-cell>
          <table:table-cell office:value-type="float" office:value="35007" calcext:value-type="float">
            <text:p>35007</text:p>
          </table:table-cell>
          <table:table-cell office:value-type="string" calcext:value-type="string">
            <text:p>Colfax County, New Mexico</text:p>
          </table:table-cell>
          <table:table-cell office:value-type="float" office:value="156492400" calcext:value-type="float">
            <text:p>156492400</text:p>
          </table:table-cell>
          <table:table-cell office:value-type="float" office:value="16790541" calcext:value-type="float">
            <text:p>16790541</text:p>
          </table:table-cell>
        </table:table-row>
        <table:table-row table:style-name="ro1">
          <table:table-cell office:value-type="string" calcext:value-type="string">
            <text:p>0500000US35009</text:p>
          </table:table-cell>
          <table:table-cell office:value-type="float" office:value="35009" calcext:value-type="float">
            <text:p>35009</text:p>
          </table:table-cell>
          <table:table-cell office:value-type="string" calcext:value-type="string">
            <text:p>Curry County, New Mexico</text:p>
          </table:table-cell>
          <table:table-cell office:value-type="float" office:value="670193400" calcext:value-type="float">
            <text:p>670193400</text:p>
          </table:table-cell>
          <table:table-cell office:value-type="float" office:value="45905122" calcext:value-type="float">
            <text:p>45905122</text:p>
          </table:table-cell>
        </table:table-row>
        <table:table-row table:style-name="ro1">
          <table:table-cell office:value-type="string" calcext:value-type="string">
            <text:p>0500000US35011</text:p>
          </table:table-cell>
          <table:table-cell office:value-type="float" office:value="35011" calcext:value-type="float">
            <text:p>35011</text:p>
          </table:table-cell>
          <table:table-cell office:value-type="string" calcext:value-type="string">
            <text:p>De Baca County, New Mexico</text:p>
          </table:table-cell>
          <table:table-cell office:value-type="float" office:value="17641200" calcext:value-type="float">
            <text:p>17641200</text:p>
          </table:table-cell>
          <table:table-cell office:value-type="float" office:value="4951021" calcext:value-type="float">
            <text:p>4951021</text:p>
          </table:table-cell>
        </table:table-row>
        <table:table-row table:style-name="ro1">
          <table:table-cell office:value-type="string" calcext:value-type="string">
            <text:p>0500000US35013</text:p>
          </table:table-cell>
          <table:table-cell office:value-type="float" office:value="35013" calcext:value-type="float">
            <text:p>35013</text:p>
          </table:table-cell>
          <table:table-cell office:value-type="string" calcext:value-type="string">
            <text:p>Doña Ana County, New Mexico</text:p>
          </table:table-cell>
          <table:table-cell office:value-type="float" office:value="1979417900" calcext:value-type="float">
            <text:p>1979417900</text:p>
          </table:table-cell>
          <table:table-cell office:value-type="float" office:value="107511428" calcext:value-type="float">
            <text:p>107511428</text:p>
          </table:table-cell>
        </table:table-row>
        <table:table-row table:style-name="ro1">
          <table:table-cell office:value-type="string" calcext:value-type="string">
            <text:p>0500000US35015</text:p>
          </table:table-cell>
          <table:table-cell office:value-type="float" office:value="35015" calcext:value-type="float">
            <text:p>35015</text:p>
          </table:table-cell>
          <table:table-cell office:value-type="string" calcext:value-type="string">
            <text:p>Eddy County, New Mexico</text:p>
          </table:table-cell>
          <table:table-cell office:value-type="float" office:value="987964100" calcext:value-type="float">
            <text:p>987964100</text:p>
          </table:table-cell>
          <table:table-cell office:value-type="float" office:value="112514939" calcext:value-type="float">
            <text:p>112514939</text:p>
          </table:table-cell>
        </table:table-row>
        <table:table-row table:style-name="ro1">
          <table:table-cell office:value-type="string" calcext:value-type="string">
            <text:p>0500000US35017</text:p>
          </table:table-cell>
          <table:table-cell office:value-type="float" office:value="35017" calcext:value-type="float">
            <text:p>35017</text:p>
          </table:table-cell>
          <table:table-cell office:value-type="string" calcext:value-type="string">
            <text:p>Grant County, New Mexico</text:p>
          </table:table-cell>
          <table:table-cell office:value-type="float" office:value="418202400" calcext:value-type="float">
            <text:p>418202400</text:p>
          </table:table-cell>
          <table:table-cell office:value-type="float" office:value="53413514" calcext:value-type="float">
            <text:p>53413514</text:p>
          </table:table-cell>
        </table:table-row>
        <table:table-row table:style-name="ro1">
          <table:table-cell office:value-type="string" calcext:value-type="string">
            <text:p>0500000US35019</text:p>
          </table:table-cell>
          <table:table-cell office:value-type="float" office:value="35019" calcext:value-type="float">
            <text:p>35019</text:p>
          </table:table-cell>
          <table:table-cell office:value-type="string" calcext:value-type="string">
            <text:p>Guadalupe County, New Mexico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3424007" calcext:value-type="float">
            <text:p>3424007</text:p>
          </table:table-cell>
        </table:table-row>
        <table:table-row table:style-name="ro1">
          <table:table-cell office:value-type="string" calcext:value-type="string">
            <text:p>0500000US35021</text:p>
          </table:table-cell>
          <table:table-cell office:value-type="float" office:value="35021" calcext:value-type="float">
            <text:p>35021</text:p>
          </table:table-cell>
          <table:table-cell office:value-type="string" calcext:value-type="string">
            <text:p>Harding County, New Mexico</text:p>
          </table:table-cell>
          <table:table-cell office:value-type="float" office:value="8574500" calcext:value-type="float">
            <text:p>8574500</text:p>
          </table:table-cell>
          <table:table-cell office:value-type="float" office:value="3486894" calcext:value-type="float">
            <text:p>3486894</text:p>
          </table:table-cell>
        </table:table-row>
        <table:table-row table:style-name="ro1">
          <table:table-cell office:value-type="string" calcext:value-type="string">
            <text:p>0500000US35023</text:p>
          </table:table-cell>
          <table:table-cell office:value-type="float" office:value="35023" calcext:value-type="float">
            <text:p>35023</text:p>
          </table:table-cell>
          <table:table-cell office:value-type="string" calcext:value-type="string">
            <text:p>Hidalgo County, New Mexico</text:p>
          </table:table-cell>
          <table:table-cell office:value-type="float" office:value="44919900" calcext:value-type="float">
            <text:p>44919900</text:p>
          </table:table-cell>
          <table:table-cell office:value-type="float" office:value="7265004" calcext:value-type="float">
            <text:p>7265004</text:p>
          </table:table-cell>
        </table:table-row>
        <table:table-row table:style-name="ro1">
          <table:table-cell office:value-type="string" calcext:value-type="string">
            <text:p>0500000US35025</text:p>
          </table:table-cell>
          <table:table-cell office:value-type="float" office:value="35025" calcext:value-type="float">
            <text:p>35025</text:p>
          </table:table-cell>
          <table:table-cell office:value-type="string" calcext:value-type="string">
            <text:p>Lea County, New Mexico</text:p>
          </table:table-cell>
          <table:table-cell office:value-type="float" office:value="868432900" calcext:value-type="float">
            <text:p>868432900</text:p>
          </table:table-cell>
          <table:table-cell office:value-type="float" office:value="44257601" calcext:value-type="float">
            <text:p>44257601</text:p>
          </table:table-cell>
        </table:table-row>
        <table:table-row table:style-name="ro1">
          <table:table-cell office:value-type="string" calcext:value-type="string">
            <text:p>0500000US35027</text:p>
          </table:table-cell>
          <table:table-cell office:value-type="float" office:value="35027" calcext:value-type="float">
            <text:p>35027</text:p>
          </table:table-cell>
          <table:table-cell office:value-type="string" calcext:value-type="string">
            <text:p>Lincoln County, New Mexico</text:p>
          </table:table-cell>
          <table:table-cell office:value-type="float" office:value="405348900" calcext:value-type="float">
            <text:p>405348900</text:p>
          </table:table-cell>
          <table:table-cell office:value-type="float" office:value="45793525" calcext:value-type="float">
            <text:p>45793525</text:p>
          </table:table-cell>
        </table:table-row>
        <table:table-row table:style-name="ro1">
          <table:table-cell office:value-type="string" calcext:value-type="string">
            <text:p>0500000US35028</text:p>
          </table:table-cell>
          <table:table-cell office:value-type="float" office:value="35028" calcext:value-type="float">
            <text:p>35028</text:p>
          </table:table-cell>
          <table:table-cell office:value-type="string" calcext:value-type="string">
            <text:p>Los Alamos County, New Mexico</text:p>
          </table:table-cell>
          <table:table-cell office:value-type="float" office:value="761581100" calcext:value-type="float">
            <text:p>761581100</text:p>
          </table:table-cell>
          <table:table-cell office:value-type="float" office:value="37631771" calcext:value-type="float">
            <text:p>37631771</text:p>
          </table:table-cell>
        </table:table-row>
        <table:table-row table:style-name="ro1">
          <table:table-cell office:value-type="string" calcext:value-type="string">
            <text:p>0500000US35029</text:p>
          </table:table-cell>
          <table:table-cell office:value-type="float" office:value="35029" calcext:value-type="float">
            <text:p>35029</text:p>
          </table:table-cell>
          <table:table-cell office:value-type="string" calcext:value-type="string">
            <text:p>Luna County, New Mexico</text:p>
          </table:table-cell>
          <table:table-cell office:value-type="float" office:value="183605800" calcext:value-type="float">
            <text:p>183605800</text:p>
          </table:table-cell>
          <table:table-cell office:value-type="float" office:value="19955086" calcext:value-type="float">
            <text:p>19955086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178139600" calcext:value-type="float">
            <text:p>178139600</text:p>
          </table:table-cell>
          <table:table-cell office:value-type="float" office:value="20279580" calcext:value-type="float">
            <text:p>20279580</text:p>
          </table:table-cell>
        </table:table-row>
        <table:table-row table:style-name="ro1">
          <table:table-cell office:value-type="string" calcext:value-type="string">
            <text:p>0500000US35033</text:p>
          </table:table-cell>
          <table:table-cell office:value-type="float" office:value="35033" calcext:value-type="float">
            <text:p>35033</text:p>
          </table:table-cell>
          <table:table-cell office:value-type="string" calcext:value-type="string">
            <text:p>Mora County, New Mexico</text:p>
          </table:table-cell>
          <table:table-cell office:value-type="float" office:value="17785500" calcext:value-type="float">
            <text:p>17785500</text:p>
          </table:table-cell>
          <table:table-cell office:value-type="float" office:value="10242649" calcext:value-type="float">
            <text:p>10242649</text:p>
          </table:table-cell>
        </table:table-row>
        <table:table-row table:style-name="ro1">
          <table:table-cell office:value-type="string" calcext:value-type="string">
            <text:p>0500000US35035</text:p>
          </table:table-cell>
          <table:table-cell office:value-type="float" office:value="35035" calcext:value-type="float">
            <text:p>35035</text:p>
          </table:table-cell>
          <table:table-cell office:value-type="string" calcext:value-type="string">
            <text:p>Otero County, New Mexico</text:p>
          </table:table-cell>
          <table:table-cell office:value-type="float" office:value="867187500" calcext:value-type="float">
            <text:p>867187500</text:p>
          </table:table-cell>
          <table:table-cell office:value-type="float" office:value="45692990" calcext:value-type="float">
            <text:p>45692990</text:p>
          </table:table-cell>
        </table:table-row>
        <table:table-row table:style-name="ro1">
          <table:table-cell office:value-type="string" calcext:value-type="string">
            <text:p>0500000US35037</text:p>
          </table:table-cell>
          <table:table-cell office:value-type="float" office:value="35037" calcext:value-type="float">
            <text:p>35037</text:p>
          </table:table-cell>
          <table:table-cell office:value-type="string" calcext:value-type="string">
            <text:p>Quay County, New Mexico</text:p>
          </table:table-cell>
          <table:table-cell office:value-type="float" office:value="86695600" calcext:value-type="float">
            <text:p>86695600</text:p>
          </table:table-cell>
          <table:table-cell office:value-type="float" office:value="9552912" calcext:value-type="float">
            <text:p>9552912</text:p>
          </table:table-cell>
        </table:table-row>
        <table:table-row table:style-name="ro1">
          <table:table-cell office:value-type="string" calcext:value-type="string">
            <text:p>0500000US35039</text:p>
          </table:table-cell>
          <table:table-cell office:value-type="float" office:value="35039" calcext:value-type="float">
            <text:p>35039</text:p>
          </table:table-cell>
          <table:table-cell office:value-type="string" calcext:value-type="string">
            <text:p>Rio Arriba County, New Mexico</text:p>
          </table:table-cell>
          <table:table-cell office:value-type="float" office:value="120742000" calcext:value-type="float">
            <text:p>120742000</text:p>
          </table:table-cell>
          <table:table-cell office:value-type="float" office:value="16756896" calcext:value-type="float">
            <text:p>16756896</text:p>
          </table:table-cell>
        </table:table-row>
        <table:table-row table:style-name="ro1">
          <table:table-cell office:value-type="string" calcext:value-type="string">
            <text:p>0500000US35041</text:p>
          </table:table-cell>
          <table:table-cell office:value-type="float" office:value="35041" calcext:value-type="float">
            <text:p>35041</text:p>
          </table:table-cell>
          <table:table-cell office:value-type="string" calcext:value-type="string">
            <text:p>Roosevelt County, New Mexico</text:p>
          </table:table-cell>
          <table:table-cell office:value-type="float" office:value="237168400" calcext:value-type="float">
            <text:p>237168400</text:p>
          </table:table-cell>
          <table:table-cell office:value-type="float" office:value="23153498" calcext:value-type="float">
            <text:p>23153498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2162203100" calcext:value-type="float">
            <text:p>2162203100</text:p>
          </table:table-cell>
          <table:table-cell office:value-type="float" office:value="93767789" calcext:value-type="float">
            <text:p>93767789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1626307700" calcext:value-type="float">
            <text:p>1626307700</text:p>
          </table:table-cell>
          <table:table-cell office:value-type="float" office:value="83545708" calcext:value-type="float">
            <text:p>83545708</text:p>
          </table:table-cell>
        </table:table-row>
        <table:table-row table:style-name="ro1">
          <table:table-cell office:value-type="string" calcext:value-type="string">
            <text:p>0500000US35047</text:p>
          </table:table-cell>
          <table:table-cell office:value-type="float" office:value="35047" calcext:value-type="float">
            <text:p>35047</text:p>
          </table:table-cell>
          <table:table-cell office:value-type="string" calcext:value-type="string">
            <text:p>San Miguel County, New Mexico</text:p>
          </table:table-cell>
          <table:table-cell office:value-type="float" office:value="112853500" calcext:value-type="float">
            <text:p>112853500</text:p>
          </table:table-cell>
          <table:table-cell office:value-type="float" office:value="16273704" calcext:value-type="float">
            <text:p>16273704</text:p>
          </table:table-cell>
        </table:table-row>
        <table:table-row table:style-name="ro1">
          <table:table-cell office:value-type="string" calcext:value-type="string">
            <text:p>0500000US35049</text:p>
          </table:table-cell>
          <table:table-cell office:value-type="float" office:value="35049" calcext:value-type="float">
            <text:p>35049</text:p>
          </table:table-cell>
          <table:table-cell office:value-type="string" calcext:value-type="string">
            <text:p>Santa Fe County, New Mexico</text:p>
          </table:table-cell>
          <table:table-cell office:value-type="float" office:value="3007780900" calcext:value-type="float">
            <text:p>3007780900</text:p>
          </table:table-cell>
          <table:table-cell office:value-type="float" office:value="96363568" calcext:value-type="float">
            <text:p>96363568</text:p>
          </table:table-cell>
        </table:table-row>
        <table:table-row table:style-name="ro1">
          <table:table-cell office:value-type="string" calcext:value-type="string">
            <text:p>0500000US35051</text:p>
          </table:table-cell>
          <table:table-cell office:value-type="float" office:value="35051" calcext:value-type="float">
            <text:p>35051</text:p>
          </table:table-cell>
          <table:table-cell office:value-type="string" calcext:value-type="string">
            <text:p>Sierra County, New Mexico</text:p>
          </table:table-cell>
          <table:table-cell office:value-type="float" office:value="154167300" calcext:value-type="float">
            <text:p>154167300</text:p>
          </table:table-cell>
          <table:table-cell office:value-type="float" office:value="19262220" calcext:value-type="float">
            <text:p>19262220</text:p>
          </table:table-cell>
        </table:table-row>
        <table:table-row table:style-name="ro1">
          <table:table-cell office:value-type="string" calcext:value-type="string">
            <text:p>0500000US35053</text:p>
          </table:table-cell>
          <table:table-cell office:value-type="float" office:value="35053" calcext:value-type="float">
            <text:p>35053</text:p>
          </table:table-cell>
          <table:table-cell office:value-type="string" calcext:value-type="string">
            <text:p>Socorro County, New Mexico</text:p>
          </table:table-cell>
          <table:table-cell office:value-type="float" office:value="169953400" calcext:value-type="float">
            <text:p>169953400</text:p>
          </table:table-cell>
          <table:table-cell office:value-type="float" office:value="46584072" calcext:value-type="float">
            <text:p>46584072</text:p>
          </table:table-cell>
        </table:table-row>
        <table:table-row table:style-name="ro1">
          <table:table-cell office:value-type="string" calcext:value-type="string">
            <text:p>0500000US35055</text:p>
          </table:table-cell>
          <table:table-cell office:value-type="float" office:value="35055" calcext:value-type="float">
            <text:p>35055</text:p>
          </table:table-cell>
          <table:table-cell office:value-type="string" calcext:value-type="string">
            <text:p>Taos County, New Mexico</text:p>
          </table:table-cell>
          <table:table-cell office:value-type="float" office:value="346829600" calcext:value-type="float">
            <text:p>346829600</text:p>
          </table:table-cell>
          <table:table-cell office:value-type="float" office:value="43158868" calcext:value-type="float">
            <text:p>43158868</text:p>
          </table:table-cell>
        </table:table-row>
        <table:table-row table:style-name="ro1">
          <table:table-cell office:value-type="string" calcext:value-type="string">
            <text:p>0500000US35057</text:p>
          </table:table-cell>
          <table:table-cell office:value-type="float" office:value="35057" calcext:value-type="float">
            <text:p>35057</text:p>
          </table:table-cell>
          <table:table-cell office:value-type="string" calcext:value-type="string">
            <text:p>Torrance County, New Mexico</text:p>
          </table:table-cell>
          <table:table-cell office:value-type="float" office:value="169391300" calcext:value-type="float">
            <text:p>169391300</text:p>
          </table:table-cell>
          <table:table-cell office:value-type="float" office:value="19659665" calcext:value-type="float">
            <text:p>19659665</text:p>
          </table:table-cell>
        </table:table-row>
        <table:table-row table:style-name="ro1">
          <table:table-cell office:value-type="string" calcext:value-type="string">
            <text:p>0500000US35059</text:p>
          </table:table-cell>
          <table:table-cell office:value-type="float" office:value="35059" calcext:value-type="float">
            <text:p>35059</text:p>
          </table:table-cell>
          <table:table-cell office:value-type="string" calcext:value-type="string">
            <text:p>Union County, New Mexico</text:p>
          </table:table-cell>
          <table:table-cell office:value-type="float" office:value="66495900" calcext:value-type="float">
            <text:p>66495900</text:p>
          </table:table-cell>
          <table:table-cell office:value-type="float" office:value="15522306" calcext:value-type="float">
            <text:p>15522306</text:p>
          </table:table-cell>
        </table:table-row>
        <table:table-row table:style-name="ro1">
          <table:table-cell office:value-type="string" calcext:value-type="string">
            <text:p>0500000US35061</text:p>
          </table:table-cell>
          <table:table-cell office:value-type="float" office:value="35061" calcext:value-type="float">
            <text:p>35061</text:p>
          </table:table-cell>
          <table:table-cell office:value-type="string" calcext:value-type="string">
            <text:p>Valencia County, New Mexico</text:p>
          </table:table-cell>
          <table:table-cell office:value-type="float" office:value="678117100" calcext:value-type="float">
            <text:p>678117100</text:p>
          </table:table-cell>
          <table:table-cell office:value-type="float" office:value="49155799" calcext:value-type="float">
            <text:p>49155799</text:p>
          </table:table-cell>
        </table:table-row>
        <table:table-row table:style-name="ro1">
          <table:table-cell office:value-type="string" calcext:value-type="string">
            <text:p>0500000US36001</text:p>
          </table:table-cell>
          <table:table-cell office:value-type="float" office:value="36001" calcext:value-type="float">
            <text:p>36001</text:p>
          </table:table-cell>
          <table:table-cell office:value-type="string" calcext:value-type="string">
            <text:p>Albany County, New York</text:p>
          </table:table-cell>
          <table:table-cell office:value-type="float" office:value="8244121800" calcext:value-type="float">
            <text:p>8244121800</text:p>
          </table:table-cell>
          <table:table-cell office:value-type="float" office:value="166799158" calcext:value-type="float">
            <text:p>166799158</text:p>
          </table:table-cell>
        </table:table-row>
        <table:table-row table:style-name="ro1">
          <table:table-cell office:value-type="string" calcext:value-type="string">
            <text:p>0500000US36003</text:p>
          </table:table-cell>
          <table:table-cell office:value-type="float" office:value="36003" calcext:value-type="float">
            <text:p>36003</text:p>
          </table:table-cell>
          <table:table-cell office:value-type="string" calcext:value-type="string">
            <text:p>Allegany County, New York</text:p>
          </table:table-cell>
          <table:table-cell office:value-type="float" office:value="969845000" calcext:value-type="float">
            <text:p>969845000</text:p>
          </table:table-cell>
          <table:table-cell office:value-type="float" office:value="31390605" calcext:value-type="float">
            <text:p>31390605</text:p>
          </table:table-cell>
        </table:table-row>
        <table:table-row table:style-name="ro1">
          <table:table-cell office:value-type="string" calcext:value-type="string">
            <text:p>0500000US36005</text:p>
          </table:table-cell>
          <table:table-cell office:value-type="float" office:value="36005" calcext:value-type="float">
            <text:p>36005</text:p>
          </table:table-cell>
          <table:table-cell office:value-type="string" calcext:value-type="string">
            <text:p>Bronx County, New York</text:p>
          </table:table-cell>
          <table:table-cell office:value-type="float" office:value="4746034200" calcext:value-type="float">
            <text:p>4746034200</text:p>
          </table:table-cell>
          <table:table-cell office:value-type="float" office:value="125328403" calcext:value-type="float">
            <text:p>125328403</text:p>
          </table:table-cell>
        </table:table-row>
        <table:table-row table:style-name="ro1">
          <table:table-cell office:value-type="string" calcext:value-type="string">
            <text:p>0500000US36007</text:p>
          </table:table-cell>
          <table:table-cell office:value-type="float" office:value="36007" calcext:value-type="float">
            <text:p>36007</text:p>
          </table:table-cell>
          <table:table-cell office:value-type="string" calcext:value-type="string">
            <text:p>Broome County, New York</text:p>
          </table:table-cell>
          <table:table-cell office:value-type="float" office:value="4449315600" calcext:value-type="float">
            <text:p>4449315600</text:p>
          </table:table-cell>
          <table:table-cell office:value-type="float" office:value="89458845" calcext:value-type="float">
            <text:p>89458845</text:p>
          </table:table-cell>
        </table:table-row>
        <table:table-row table:style-name="ro1">
          <table:table-cell office:value-type="string" calcext:value-type="string">
            <text:p>0500000US36009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Cattaraugus County, New York</text:p>
          </table:table-cell>
          <table:table-cell office:value-type="float" office:value="1625832400" calcext:value-type="float">
            <text:p>1625832400</text:p>
          </table:table-cell>
          <table:table-cell office:value-type="float" office:value="37827999" calcext:value-type="float">
            <text:p>37827999</text:p>
          </table:table-cell>
        </table:table-row>
        <table:table-row table:style-name="ro1">
          <table:table-cell office:value-type="string" calcext:value-type="string">
            <text:p>0500000US36011</text:p>
          </table:table-cell>
          <table:table-cell office:value-type="float" office:value="36011" calcext:value-type="float">
            <text:p>36011</text:p>
          </table:table-cell>
          <table:table-cell office:value-type="string" calcext:value-type="string">
            <text:p>Cayuga County, New York</text:p>
          </table:table-cell>
          <table:table-cell office:value-type="float" office:value="1925149000" calcext:value-type="float">
            <text:p>1925149000</text:p>
          </table:table-cell>
          <table:table-cell office:value-type="float" office:value="47575473" calcext:value-type="float">
            <text:p>47575473</text:p>
          </table:table-cell>
        </table:table-row>
        <table:table-row table:style-name="ro1">
          <table:table-cell office:value-type="string" calcext:value-type="string">
            <text:p>0500000US36013</text:p>
          </table:table-cell>
          <table:table-cell office:value-type="float" office:value="36013" calcext:value-type="float">
            <text:p>36013</text:p>
          </table:table-cell>
          <table:table-cell office:value-type="string" calcext:value-type="string">
            <text:p>Chautauqua County, New York</text:p>
          </table:table-cell>
          <table:table-cell office:value-type="float" office:value="2792925500" calcext:value-type="float">
            <text:p>2792925500</text:p>
          </table:table-cell>
          <table:table-cell office:value-type="float" office:value="66474681" calcext:value-type="float">
            <text:p>66474681</text:p>
          </table:table-cell>
        </table:table-row>
        <table:table-row table:style-name="ro1">
          <table:table-cell office:value-type="string" calcext:value-type="string">
            <text:p>0500000US36015</text:p>
          </table:table-cell>
          <table:table-cell office:value-type="float" office:value="36015" calcext:value-type="float">
            <text:p>36015</text:p>
          </table:table-cell>
          <table:table-cell office:value-type="string" calcext:value-type="string">
            <text:p>Chemung County, New York</text:p>
          </table:table-cell>
          <table:table-cell office:value-type="float" office:value="2131392400" calcext:value-type="float">
            <text:p>2131392400</text:p>
          </table:table-cell>
          <table:table-cell office:value-type="float" office:value="81972020" calcext:value-type="float">
            <text:p>81972020</text:p>
          </table:table-cell>
        </table:table-row>
        <table:table-row table:style-name="ro1">
          <table:table-cell office:value-type="string" calcext:value-type="string">
            <text:p>0500000US36017</text:p>
          </table:table-cell>
          <table:table-cell office:value-type="float" office:value="36017" calcext:value-type="float">
            <text:p>36017</text:p>
          </table:table-cell>
          <table:table-cell office:value-type="string" calcext:value-type="string">
            <text:p>Chenango County, New York</text:p>
          </table:table-cell>
          <table:table-cell office:value-type="float" office:value="1067686200" calcext:value-type="float">
            <text:p>1067686200</text:p>
          </table:table-cell>
          <table:table-cell office:value-type="float" office:value="31982027" calcext:value-type="float">
            <text:p>31982027</text:p>
          </table:table-cell>
        </table:table-row>
        <table:table-row table:style-name="ro1">
          <table:table-cell office:value-type="string" calcext:value-type="string">
            <text:p>0500000US36019</text:p>
          </table:table-cell>
          <table:table-cell office:value-type="float" office:value="36019" calcext:value-type="float">
            <text:p>36019</text:p>
          </table:table-cell>
          <table:table-cell office:value-type="string" calcext:value-type="string">
            <text:p>Clinton County, New York</text:p>
          </table:table-cell>
          <table:table-cell office:value-type="float" office:value="1962337800" calcext:value-type="float">
            <text:p>1962337800</text:p>
          </table:table-cell>
          <table:table-cell office:value-type="float" office:value="59156501" calcext:value-type="float">
            <text:p>59156501</text:p>
          </table:table-cell>
        </table:table-row>
        <table:table-row table:style-name="ro1">
          <table:table-cell office:value-type="string" calcext:value-type="string">
            <text:p>0500000US36021</text:p>
          </table:table-cell>
          <table:table-cell office:value-type="float" office:value="36021" calcext:value-type="float">
            <text:p>36021</text:p>
          </table:table-cell>
          <table:table-cell office:value-type="string" calcext:value-type="string">
            <text:p>Columbia County, New York</text:p>
          </table:table-cell>
          <table:table-cell office:value-type="float" office:value="1855894700" calcext:value-type="float">
            <text:p>1855894700</text:p>
          </table:table-cell>
          <table:table-cell office:value-type="float" office:value="87003058" calcext:value-type="float">
            <text:p>87003058</text:p>
          </table:table-cell>
        </table:table-row>
        <table:table-row table:style-name="ro1">
          <table:table-cell office:value-type="string" calcext:value-type="string">
            <text:p>0500000US36023</text:p>
          </table:table-cell>
          <table:table-cell office:value-type="float" office:value="36023" calcext:value-type="float">
            <text:p>36023</text:p>
          </table:table-cell>
          <table:table-cell office:value-type="string" calcext:value-type="string">
            <text:p>Cortland County, New York</text:p>
          </table:table-cell>
          <table:table-cell office:value-type="float" office:value="1094175300" calcext:value-type="float">
            <text:p>1094175300</text:p>
          </table:table-cell>
          <table:table-cell office:value-type="float" office:value="45398626" calcext:value-type="float">
            <text:p>45398626</text:p>
          </table:table-cell>
        </table:table-row>
        <table:table-row table:style-name="ro1">
          <table:table-cell office:value-type="string" calcext:value-type="string">
            <text:p>0500000US36025</text:p>
          </table:table-cell>
          <table:table-cell office:value-type="float" office:value="36025" calcext:value-type="float">
            <text:p>36025</text:p>
          </table:table-cell>
          <table:table-cell office:value-type="string" calcext:value-type="string">
            <text:p>Delaware County, New York</text:p>
          </table:table-cell>
          <table:table-cell office:value-type="float" office:value="1033601800" calcext:value-type="float">
            <text:p>1033601800</text:p>
          </table:table-cell>
          <table:table-cell office:value-type="float" office:value="45891464" calcext:value-type="float">
            <text:p>45891464</text:p>
          </table:table-cell>
        </table:table-row>
        <table:table-row table:style-name="ro1">
          <table:table-cell office:value-type="string" calcext:value-type="string">
            <text:p>0500000US36027</text:p>
          </table:table-cell>
          <table:table-cell office:value-type="float" office:value="36027" calcext:value-type="float">
            <text:p>36027</text:p>
          </table:table-cell>
          <table:table-cell office:value-type="string" calcext:value-type="string">
            <text:p>Dutchess County, New York</text:p>
          </table:table-cell>
          <table:table-cell office:value-type="float" office:value="7983957500" calcext:value-type="float">
            <text:p>7983957500</text:p>
          </table:table-cell>
          <table:table-cell office:value-type="float" office:value="144537117" calcext:value-type="float">
            <text:p>144537117</text:p>
          </table:table-cell>
        </table:table-row>
        <table:table-row table:style-name="ro1">
          <table:table-cell office:value-type="string" calcext:value-type="string">
            <text:p>0500000US36029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Erie County, New York</text:p>
          </table:table-cell>
          <table:table-cell office:value-type="float" office:value="22483406500" calcext:value-type="float">
            <text:p>22483406500</text:p>
          </table:table-cell>
          <table:table-cell office:value-type="float" office:value="247239647" calcext:value-type="float">
            <text:p>247239647</text:p>
          </table:table-cell>
        </table:table-row>
        <table:table-row table:style-name="ro1">
          <table:table-cell office:value-type="string" calcext:value-type="string">
            <text:p>0500000US36031</text:p>
          </table:table-cell>
          <table:table-cell office:value-type="float" office:value="36031" calcext:value-type="float">
            <text:p>36031</text:p>
          </table:table-cell>
          <table:table-cell office:value-type="string" calcext:value-type="string">
            <text:p>Essex County, New York</text:p>
          </table:table-cell>
          <table:table-cell office:value-type="float" office:value="983988200" calcext:value-type="float">
            <text:p>983988200</text:p>
          </table:table-cell>
          <table:table-cell office:value-type="float" office:value="43798052" calcext:value-type="float">
            <text:p>43798052</text:p>
          </table:table-cell>
        </table:table-row>
        <table:table-row table:style-name="ro1">
          <table:table-cell office:value-type="string" calcext:value-type="string">
            <text:p>0500000US36033</text:p>
          </table:table-cell>
          <table:table-cell office:value-type="float" office:value="36033" calcext:value-type="float">
            <text:p>36033</text:p>
          </table:table-cell>
          <table:table-cell office:value-type="string" calcext:value-type="string">
            <text:p>Franklin County, New York</text:p>
          </table:table-cell>
          <table:table-cell office:value-type="float" office:value="1025820100" calcext:value-type="float">
            <text:p>1025820100</text:p>
          </table:table-cell>
          <table:table-cell office:value-type="float" office:value="36588122" calcext:value-type="float">
            <text:p>36588122</text:p>
          </table:table-cell>
        </table:table-row>
        <table:table-row table:style-name="ro1">
          <table:table-cell office:value-type="string" calcext:value-type="string">
            <text:p>0500000US36035</text:p>
          </table:table-cell>
          <table:table-cell office:value-type="float" office:value="36035" calcext:value-type="float">
            <text:p>36035</text:p>
          </table:table-cell>
          <table:table-cell office:value-type="string" calcext:value-type="string">
            <text:p>Fulton County, New York</text:p>
          </table:table-cell>
          <table:table-cell office:value-type="float" office:value="1262498200" calcext:value-type="float">
            <text:p>1262498200</text:p>
          </table:table-cell>
          <table:table-cell office:value-type="float" office:value="45623953" calcext:value-type="float">
            <text:p>45623953</text:p>
          </table:table-cell>
        </table:table-row>
        <table:table-row table:style-name="ro1">
          <table:table-cell office:value-type="string" calcext:value-type="string">
            <text:p>0500000US36037</text:p>
          </table:table-cell>
          <table:table-cell office:value-type="float" office:value="36037" calcext:value-type="float">
            <text:p>36037</text:p>
          </table:table-cell>
          <table:table-cell office:value-type="string" calcext:value-type="string">
            <text:p>Genesee County, New York</text:p>
          </table:table-cell>
          <table:table-cell office:value-type="float" office:value="1410054500" calcext:value-type="float">
            <text:p>1410054500</text:p>
          </table:table-cell>
          <table:table-cell office:value-type="float" office:value="37441849" calcext:value-type="float">
            <text:p>37441849</text:p>
          </table:table-cell>
        </table:table-row>
        <table:table-row table:style-name="ro1">
          <table:table-cell office:value-type="string" calcext:value-type="string">
            <text:p>0500000US36039</text:p>
          </table:table-cell>
          <table:table-cell office:value-type="float" office:value="36039" calcext:value-type="float">
            <text:p>36039</text:p>
          </table:table-cell>
          <table:table-cell office:value-type="string" calcext:value-type="string">
            <text:p>Greene County, New York</text:p>
          </table:table-cell>
          <table:table-cell office:value-type="float" office:value="1104241400" calcext:value-type="float">
            <text:p>1104241400</text:p>
          </table:table-cell>
          <table:table-cell office:value-type="float" office:value="57944471" calcext:value-type="float">
            <text:p>57944471</text:p>
          </table:table-cell>
        </table:table-row>
        <table:table-row table:style-name="ro1">
          <table:table-cell office:value-type="string" calcext:value-type="string">
            <text:p>0500000US36041</text:p>
          </table:table-cell>
          <table:table-cell office:value-type="float" office:value="36041" calcext:value-type="float">
            <text:p>36041</text:p>
          </table:table-cell>
          <table:table-cell office:value-type="string" calcext:value-type="string">
            <text:p>Hamilton County, New York</text:p>
          </table:table-cell>
          <table:table-cell office:value-type="float" office:value="83398200" calcext:value-type="float">
            <text:p>83398200</text:p>
          </table:table-cell>
          <table:table-cell office:value-type="float" office:value="7298211" calcext:value-type="float">
            <text:p>7298211</text:p>
          </table:table-cell>
        </table:table-row>
        <table:table-row table:style-name="ro1">
          <table:table-cell office:value-type="string" calcext:value-type="string">
            <text:p>0500000US36043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Herkimer County, New York</text:p>
          </table:table-cell>
          <table:table-cell office:value-type="float" office:value="1478852600" calcext:value-type="float">
            <text:p>1478852600</text:p>
          </table:table-cell>
          <table:table-cell office:value-type="float" office:value="43647687" calcext:value-type="float">
            <text:p>43647687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2389744400" calcext:value-type="float">
            <text:p>2389744400</text:p>
          </table:table-cell>
          <table:table-cell office:value-type="float" office:value="60256364" calcext:value-type="float">
            <text:p>60256364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34089508000" calcext:value-type="float">
            <text:p>34089508000</text:p>
          </table:table-cell>
          <table:table-cell office:value-type="float" office:value="363048486" calcext:value-type="float">
            <text:p>363048486</text:p>
          </table:table-cell>
        </table:table-row>
        <table:table-row table:style-name="ro1">
          <table:table-cell office:value-type="string" calcext:value-type="string">
            <text:p>0500000US36049</text:p>
          </table:table-cell>
          <table:table-cell office:value-type="float" office:value="36049" calcext:value-type="float">
            <text:p>36049</text:p>
          </table:table-cell>
          <table:table-cell office:value-type="string" calcext:value-type="string">
            <text:p>Lewis County, New York</text:p>
          </table:table-cell>
          <table:table-cell office:value-type="float" office:value="644197000" calcext:value-type="float">
            <text:p>644197000</text:p>
          </table:table-cell>
          <table:table-cell office:value-type="float" office:value="27183828" calcext:value-type="float">
            <text:p>27183828</text:p>
          </table:table-cell>
        </table:table-row>
        <table:table-row table:style-name="ro1">
          <table:table-cell office:value-type="string" calcext:value-type="string">
            <text:p>0500000US36051</text:p>
          </table:table-cell>
          <table:table-cell office:value-type="float" office:value="36051" calcext:value-type="float">
            <text:p>36051</text:p>
          </table:table-cell>
          <table:table-cell office:value-type="string" calcext:value-type="string">
            <text:p>Livingston County, New York</text:p>
          </table:table-cell>
          <table:table-cell office:value-type="float" office:value="1472018000" calcext:value-type="float">
            <text:p>1472018000</text:p>
          </table:table-cell>
          <table:table-cell office:value-type="float" office:value="37981519" calcext:value-type="float">
            <text:p>37981519</text:p>
          </table:table-cell>
        </table:table-row>
        <table:table-row table:style-name="ro1">
          <table:table-cell office:value-type="string" calcext:value-type="string">
            <text:p>0500000US36053</text:p>
          </table:table-cell>
          <table:table-cell office:value-type="float" office:value="36053" calcext:value-type="float">
            <text:p>36053</text:p>
          </table:table-cell>
          <table:table-cell office:value-type="string" calcext:value-type="string">
            <text:p>Madison County, New York</text:p>
          </table:table-cell>
          <table:table-cell office:value-type="float" office:value="1749785700" calcext:value-type="float">
            <text:p>1749785700</text:p>
          </table:table-cell>
          <table:table-cell office:value-type="float" office:value="54980467" calcext:value-type="float">
            <text:p>54980467</text:p>
          </table:table-cell>
        </table:table-row>
        <table:table-row table:style-name="ro1">
          <table:table-cell office:value-type="string" calcext:value-type="string">
            <text:p>0500000US36055</text:p>
          </table:table-cell>
          <table:table-cell office:value-type="float" office:value="36055" calcext:value-type="float">
            <text:p>36055</text:p>
          </table:table-cell>
          <table:table-cell office:value-type="string" calcext:value-type="string">
            <text:p>Monroe County, New York</text:p>
          </table:table-cell>
          <table:table-cell office:value-type="float" office:value="17991645400" calcext:value-type="float">
            <text:p>17991645400</text:p>
          </table:table-cell>
          <table:table-cell office:value-type="float" office:value="268700584" calcext:value-type="float">
            <text:p>268700584</text:p>
          </table:table-cell>
        </table:table-row>
        <table:table-row table:style-name="ro1">
          <table:table-cell office:value-type="string" calcext:value-type="string">
            <text:p>0500000US36057</text:p>
          </table:table-cell>
          <table:table-cell office:value-type="float" office:value="36057" calcext:value-type="float">
            <text:p>36057</text:p>
          </table:table-cell>
          <table:table-cell office:value-type="string" calcext:value-type="string">
            <text:p>Montgomery County, New York</text:p>
          </table:table-cell>
          <table:table-cell office:value-type="float" office:value="1016784000" calcext:value-type="float">
            <text:p>1016784000</text:p>
          </table:table-cell>
          <table:table-cell office:value-type="float" office:value="42496339" calcext:value-type="float">
            <text:p>42496339</text:p>
          </table:table-cell>
        </table:table-row>
        <table:table-row table:style-name="ro1">
          <table:table-cell office:value-type="string" calcext:value-type="string">
            <text:p>0500000US36059</text:p>
          </table:table-cell>
          <table:table-cell office:value-type="float" office:value="36059" calcext:value-type="float">
            <text:p>36059</text:p>
          </table:table-cell>
          <table:table-cell office:value-type="string" calcext:value-type="string">
            <text:p>Nassau County, New York</text:p>
          </table:table-cell>
          <table:table-cell office:value-type="float" office:value="43132937200" calcext:value-type="float">
            <text:p>43132937200</text:p>
          </table:table-cell>
          <table:table-cell office:value-type="float" office:value="462499438" calcext:value-type="float">
            <text:p>462499438</text:p>
          </table:table-cell>
        </table:table-row>
        <table:table-row table:style-name="ro1">
          <table:table-cell office:value-type="string" calcext:value-type="string">
            <text:p>0500000US36061</text:p>
          </table:table-cell>
          <table:table-cell office:value-type="float" office:value="36061" calcext:value-type="float">
            <text:p>36061</text:p>
          </table:table-cell>
          <table:table-cell office:value-type="string" calcext:value-type="string">
            <text:p>New York County, New York</text:p>
          </table:table-cell>
          <table:table-cell office:value-type="float" office:value="75806815900" calcext:value-type="float">
            <text:p>75806815900</text:p>
          </table:table-cell>
          <table:table-cell office:value-type="float" office:value="1211382946" calcext:value-type="float">
            <text:p>1211382946</text:p>
          </table:table-cell>
        </table:table-row>
        <table:table-row table:style-name="ro1">
          <table:table-cell office:value-type="string" calcext:value-type="string">
            <text:p>0500000US36063</text:p>
          </table:table-cell>
          <table:table-cell office:value-type="float" office:value="36063" calcext:value-type="float">
            <text:p>36063</text:p>
          </table:table-cell>
          <table:table-cell office:value-type="string" calcext:value-type="string">
            <text:p>Niagara County, New York</text:p>
          </table:table-cell>
          <table:table-cell office:value-type="float" office:value="5192018100" calcext:value-type="float">
            <text:p>5192018100</text:p>
          </table:table-cell>
          <table:table-cell office:value-type="float" office:value="99380567" calcext:value-type="float">
            <text:p>99380567</text:p>
          </table:table-cell>
        </table:table-row>
        <table:table-row table:style-name="ro1">
          <table:table-cell office:value-type="string" calcext:value-type="string">
            <text:p>0500000US36065</text:p>
          </table:table-cell>
          <table:table-cell office:value-type="float" office:value="36065" calcext:value-type="float">
            <text:p>36065</text:p>
          </table:table-cell>
          <table:table-cell office:value-type="string" calcext:value-type="string">
            <text:p>Oneida County, New York</text:p>
          </table:table-cell>
          <table:table-cell office:value-type="float" office:value="5375577700" calcext:value-type="float">
            <text:p>5375577700</text:p>
          </table:table-cell>
          <table:table-cell office:value-type="float" office:value="145443342" calcext:value-type="float">
            <text:p>145443342</text:p>
          </table:table-cell>
        </table:table-row>
        <table:table-row table:style-name="ro1">
          <table:table-cell office:value-type="string" calcext:value-type="string">
            <text:p>0500000US36067</text:p>
          </table:table-cell>
          <table:table-cell office:value-type="float" office:value="36067" calcext:value-type="float">
            <text:p>36067</text:p>
          </table:table-cell>
          <table:table-cell office:value-type="string" calcext:value-type="string">
            <text:p>Onondaga County, New York</text:p>
          </table:table-cell>
          <table:table-cell office:value-type="float" office:value="11756885700" calcext:value-type="float">
            <text:p>11756885700</text:p>
          </table:table-cell>
          <table:table-cell office:value-type="float" office:value="127060573" calcext:value-type="float">
            <text:p>127060573</text:p>
          </table:table-cell>
        </table:table-row>
        <table:table-row table:style-name="ro1">
          <table:table-cell office:value-type="string" calcext:value-type="string">
            <text:p>0500000US36069</text:p>
          </table:table-cell>
          <table:table-cell office:value-type="float" office:value="36069" calcext:value-type="float">
            <text:p>36069</text:p>
          </table:table-cell>
          <table:table-cell office:value-type="string" calcext:value-type="string">
            <text:p>Ontario County, New York</text:p>
          </table:table-cell>
          <table:table-cell office:value-type="float" office:value="3203055500" calcext:value-type="float">
            <text:p>3203055500</text:p>
          </table:table-cell>
          <table:table-cell office:value-type="float" office:value="117278813" calcext:value-type="float">
            <text:p>117278813</text:p>
          </table:table-cell>
        </table:table-row>
        <table:table-row table:style-name="ro1">
          <table:table-cell office:value-type="string" calcext:value-type="string">
            <text:p>0500000US36071</text:p>
          </table:table-cell>
          <table:table-cell office:value-type="float" office:value="36071" calcext:value-type="float">
            <text:p>36071</text:p>
          </table:table-cell>
          <table:table-cell office:value-type="string" calcext:value-type="string">
            <text:p>Orange County, New York</text:p>
          </table:table-cell>
          <table:table-cell office:value-type="float" office:value="8463095300" calcext:value-type="float">
            <text:p>8463095300</text:p>
          </table:table-cell>
          <table:table-cell office:value-type="float" office:value="181812324" calcext:value-type="float">
            <text:p>181812324</text:p>
          </table:table-cell>
        </table:table-row>
        <table:table-row table:style-name="ro1">
          <table:table-cell office:value-type="string" calcext:value-type="string">
            <text:p>0500000US36073</text:p>
          </table:table-cell>
          <table:table-cell office:value-type="float" office:value="36073" calcext:value-type="float">
            <text:p>36073</text:p>
          </table:table-cell>
          <table:table-cell office:value-type="string" calcext:value-type="string">
            <text:p>Orleans County, New York</text:p>
          </table:table-cell>
          <table:table-cell office:value-type="float" office:value="851217900" calcext:value-type="float">
            <text:p>851217900</text:p>
          </table:table-cell>
          <table:table-cell office:value-type="float" office:value="35986866" calcext:value-type="float">
            <text:p>35986866</text:p>
          </table:table-cell>
        </table:table-row>
        <table:table-row table:style-name="ro1">
          <table:table-cell office:value-type="string" calcext:value-type="string">
            <text:p>0500000US36075</text:p>
          </table:table-cell>
          <table:table-cell office:value-type="float" office:value="36075" calcext:value-type="float">
            <text:p>36075</text:p>
          </table:table-cell>
          <table:table-cell office:value-type="string" calcext:value-type="string">
            <text:p>Oswego County, New York</text:p>
          </table:table-cell>
          <table:table-cell office:value-type="float" office:value="2656851500" calcext:value-type="float">
            <text:p>2656851500</text:p>
          </table:table-cell>
          <table:table-cell office:value-type="float" office:value="72153526" calcext:value-type="float">
            <text:p>72153526</text:p>
          </table:table-cell>
        </table:table-row>
        <table:table-row table:style-name="ro1">
          <table:table-cell office:value-type="string" calcext:value-type="string">
            <text:p>0500000US36077</text:p>
          </table:table-cell>
          <table:table-cell office:value-type="float" office:value="36077" calcext:value-type="float">
            <text:p>36077</text:p>
          </table:table-cell>
          <table:table-cell office:value-type="string" calcext:value-type="string">
            <text:p>Otsego County, New York</text:p>
          </table:table-cell>
          <table:table-cell office:value-type="float" office:value="1401143000" calcext:value-type="float">
            <text:p>1401143000</text:p>
          </table:table-cell>
          <table:table-cell office:value-type="float" office:value="42679012" calcext:value-type="float">
            <text:p>42679012</text:p>
          </table:table-cell>
        </table:table-row>
        <table:table-row table:style-name="ro1">
          <table:table-cell office:value-type="string" calcext:value-type="string">
            <text:p>0500000US36079</text:p>
          </table:table-cell>
          <table:table-cell office:value-type="float" office:value="36079" calcext:value-type="float">
            <text:p>36079</text:p>
          </table:table-cell>
          <table:table-cell office:value-type="string" calcext:value-type="string">
            <text:p>Putnam County, New York</text:p>
          </table:table-cell>
          <table:table-cell office:value-type="float" office:value="3457910700" calcext:value-type="float">
            <text:p>3457910700</text:p>
          </table:table-cell>
          <table:table-cell office:value-type="float" office:value="107707280" calcext:value-type="float">
            <text:p>107707280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22226282900" calcext:value-type="float">
            <text:p>22226282900</text:p>
          </table:table-cell>
          <table:table-cell office:value-type="float" office:value="261061640" calcext:value-type="float">
            <text:p>261061640</text:p>
          </table:table-cell>
        </table:table-row>
        <table:table-row table:style-name="ro1">
          <table:table-cell office:value-type="string" calcext:value-type="string">
            <text:p>0500000US36083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Rensselaer County, New York</text:p>
          </table:table-cell>
          <table:table-cell office:value-type="float" office:value="4383037100" calcext:value-type="float">
            <text:p>4383037100</text:p>
          </table:table-cell>
          <table:table-cell office:value-type="float" office:value="111086670" calcext:value-type="float">
            <text:p>111086670</text:p>
          </table:table-cell>
        </table:table-row>
        <table:table-row table:style-name="ro1">
          <table:table-cell office:value-type="string" calcext:value-type="string">
            <text:p>0500000US36085</text:p>
          </table:table-cell>
          <table:table-cell office:value-type="float" office:value="36085" calcext:value-type="float">
            <text:p>36085</text:p>
          </table:table-cell>
          <table:table-cell office:value-type="string" calcext:value-type="string">
            <text:p>Richmond County, New York</text:p>
          </table:table-cell>
          <table:table-cell office:value-type="float" office:value="10904366100" calcext:value-type="float">
            <text:p>10904366100</text:p>
          </table:table-cell>
          <table:table-cell office:value-type="float" office:value="210469398" calcext:value-type="float">
            <text:p>210469398</text:p>
          </table:table-cell>
        </table:table-row>
        <table:table-row table:style-name="ro1">
          <table:table-cell office:value-type="string" calcext:value-type="string">
            <text:p>0500000US36087</text:p>
          </table:table-cell>
          <table:table-cell office:value-type="float" office:value="36087" calcext:value-type="float">
            <text:p>36087</text:p>
          </table:table-cell>
          <table:table-cell office:value-type="string" calcext:value-type="string">
            <text:p>Rockland County, New York</text:p>
          </table:table-cell>
          <table:table-cell office:value-type="float" office:value="7749146100" calcext:value-type="float">
            <text:p>7749146100</text:p>
          </table:table-cell>
          <table:table-cell office:value-type="float" office:value="164577832" calcext:value-type="float">
            <text:p>164577832</text:p>
          </table:table-cell>
        </table:table-row>
        <table:table-row table:style-name="ro1">
          <table:table-cell office:value-type="string" calcext:value-type="string">
            <text:p>0500000US36089</text:p>
          </table:table-cell>
          <table:table-cell office:value-type="float" office:value="36089" calcext:value-type="float">
            <text:p>36089</text:p>
          </table:table-cell>
          <table:table-cell office:value-type="string" calcext:value-type="string">
            <text:p>St. Lawrence County, New York</text:p>
          </table:table-cell>
          <table:table-cell office:value-type="float" office:value="2355221600" calcext:value-type="float">
            <text:p>2355221600</text:p>
          </table:table-cell>
          <table:table-cell office:value-type="float" office:value="82785571" calcext:value-type="float">
            <text:p>82785571</text:p>
          </table:table-cell>
        </table:table-row>
        <table:table-row table:style-name="ro1">
          <table:table-cell office:value-type="string" calcext:value-type="string">
            <text:p>0500000US36091</text:p>
          </table:table-cell>
          <table:table-cell office:value-type="float" office:value="36091" calcext:value-type="float">
            <text:p>36091</text:p>
          </table:table-cell>
          <table:table-cell office:value-type="string" calcext:value-type="string">
            <text:p>Saratoga County, New York</text:p>
          </table:table-cell>
          <table:table-cell office:value-type="float" office:value="7426406400" calcext:value-type="float">
            <text:p>7426406400</text:p>
          </table:table-cell>
          <table:table-cell office:value-type="float" office:value="136978744" calcext:value-type="float">
            <text:p>136978744</text:p>
          </table:table-cell>
        </table:table-row>
        <table:table-row table:style-name="ro1">
          <table:table-cell office:value-type="string" calcext:value-type="string">
            <text:p>0500000US36093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Schenectady County, New York</text:p>
          </table:table-cell>
          <table:table-cell office:value-type="float" office:value="3600035500" calcext:value-type="float">
            <text:p>3600035500</text:p>
          </table:table-cell>
          <table:table-cell office:value-type="float" office:value="97640051" calcext:value-type="float">
            <text:p>97640051</text:p>
          </table:table-cell>
        </table:table-row>
        <table:table-row table:style-name="ro1">
          <table:table-cell office:value-type="string" calcext:value-type="string">
            <text:p>0500000US36095</text:p>
          </table:table-cell>
          <table:table-cell office:value-type="float" office:value="36095" calcext:value-type="float">
            <text:p>36095</text:p>
          </table:table-cell>
          <table:table-cell office:value-type="string" calcext:value-type="string">
            <text:p>Schoharie County, New York</text:p>
          </table:table-cell>
          <table:table-cell office:value-type="float" office:value="754065100" calcext:value-type="float">
            <text:p>754065100</text:p>
          </table:table-cell>
          <table:table-cell office:value-type="float" office:value="35964676" calcext:value-type="float">
            <text:p>35964676</text:p>
          </table:table-cell>
        </table:table-row>
        <table:table-row table:style-name="ro1">
          <table:table-cell office:value-type="string" calcext:value-type="string">
            <text:p>0500000US36097</text:p>
          </table:table-cell>
          <table:table-cell office:value-type="float" office:value="36097" calcext:value-type="float">
            <text:p>36097</text:p>
          </table:table-cell>
          <table:table-cell office:value-type="string" calcext:value-type="string">
            <text:p>Schuyler County, New York</text:p>
          </table:table-cell>
          <table:table-cell office:value-type="float" office:value="442335500" calcext:value-type="float">
            <text:p>442335500</text:p>
          </table:table-cell>
          <table:table-cell office:value-type="float" office:value="22005939" calcext:value-type="float">
            <text:p>22005939</text:p>
          </table:table-cell>
        </table:table-row>
        <table:table-row table:style-name="ro1">
          <table:table-cell office:value-type="string" calcext:value-type="string">
            <text:p>0500000US36099</text:p>
          </table:table-cell>
          <table:table-cell office:value-type="float" office:value="36099" calcext:value-type="float">
            <text:p>36099</text:p>
          </table:table-cell>
          <table:table-cell office:value-type="string" calcext:value-type="string">
            <text:p>Seneca County, New York</text:p>
          </table:table-cell>
          <table:table-cell office:value-type="float" office:value="828671900" calcext:value-type="float">
            <text:p>828671900</text:p>
          </table:table-cell>
          <table:table-cell office:value-type="float" office:value="32211439" calcext:value-type="float">
            <text:p>32211439</text:p>
          </table:table-cell>
        </table:table-row>
        <table:table-row table:style-name="ro1">
          <table:table-cell office:value-type="string" calcext:value-type="string">
            <text:p>0500000US36101</text:p>
          </table:table-cell>
          <table:table-cell office:value-type="float" office:value="36101" calcext:value-type="float">
            <text:p>36101</text:p>
          </table:table-cell>
          <table:table-cell office:value-type="string" calcext:value-type="string">
            <text:p>Steuben County, New York</text:p>
          </table:table-cell>
          <table:table-cell office:value-type="float" office:value="2387434000" calcext:value-type="float">
            <text:p>2387434000</text:p>
          </table:table-cell>
          <table:table-cell office:value-type="float" office:value="64117418" calcext:value-type="float">
            <text:p>64117418</text:p>
          </table:table-cell>
        </table:table-row>
        <table:table-row table:style-name="ro1">
          <table:table-cell office:value-type="string" calcext:value-type="string">
            <text:p>0500000US36103</text:p>
          </table:table-cell>
          <table:table-cell office:value-type="float" office:value="36103" calcext:value-type="float">
            <text:p>36103</text:p>
          </table:table-cell>
          <table:table-cell office:value-type="string" calcext:value-type="string">
            <text:p>Suffolk County, New York</text:p>
          </table:table-cell>
          <table:table-cell office:value-type="float" office:value="44515497600" calcext:value-type="float">
            <text:p>44515497600</text:p>
          </table:table-cell>
          <table:table-cell office:value-type="float" office:value="459040167" calcext:value-type="float">
            <text:p>459040167</text:p>
          </table:table-cell>
        </table:table-row>
        <table:table-row table:style-name="ro1">
          <table:table-cell office:value-type="string" calcext:value-type="string">
            <text:p>0500000US36105</text:p>
          </table:table-cell>
          <table:table-cell office:value-type="float" office:value="36105" calcext:value-type="float">
            <text:p>36105</text:p>
          </table:table-cell>
          <table:table-cell office:value-type="string" calcext:value-type="string">
            <text:p>Sullivan County, New York</text:p>
          </table:table-cell>
          <table:table-cell office:value-type="float" office:value="1570522700" calcext:value-type="float">
            <text:p>1570522700</text:p>
          </table:table-cell>
          <table:table-cell office:value-type="float" office:value="63112790" calcext:value-type="float">
            <text:p>63112790</text:p>
          </table:table-cell>
        </table:table-row>
        <table:table-row table:style-name="ro1">
          <table:table-cell office:value-type="string" calcext:value-type="string">
            <text:p>0500000US36107</text:p>
          </table:table-cell>
          <table:table-cell office:value-type="float" office:value="36107" calcext:value-type="float">
            <text:p>36107</text:p>
          </table:table-cell>
          <table:table-cell office:value-type="string" calcext:value-type="string">
            <text:p>Tioga County, New York</text:p>
          </table:table-cell>
          <table:table-cell office:value-type="float" office:value="1397755500" calcext:value-type="float">
            <text:p>1397755500</text:p>
          </table:table-cell>
          <table:table-cell office:value-type="float" office:value="55856649" calcext:value-type="float">
            <text:p>55856649</text:p>
          </table:table-cell>
        </table:table-row>
        <table:table-row table:style-name="ro1">
          <table:table-cell office:value-type="string" calcext:value-type="string">
            <text:p>0500000US36109</text:p>
          </table:table-cell>
          <table:table-cell office:value-type="float" office:value="36109" calcext:value-type="float">
            <text:p>36109</text:p>
          </table:table-cell>
          <table:table-cell office:value-type="string" calcext:value-type="string">
            <text:p>Tompkins County, New York</text:p>
          </table:table-cell>
          <table:table-cell office:value-type="float" office:value="2534931600" calcext:value-type="float">
            <text:p>2534931600</text:p>
          </table:table-cell>
          <table:table-cell office:value-type="float" office:value="107134174" calcext:value-type="float">
            <text:p>107134174</text:p>
          </table:table-cell>
        </table:table-row>
        <table:table-row table:style-name="ro1">
          <table:table-cell office:value-type="string" calcext:value-type="string">
            <text:p>0500000US36111</text:p>
          </table:table-cell>
          <table:table-cell office:value-type="float" office:value="36111" calcext:value-type="float">
            <text:p>36111</text:p>
          </table:table-cell>
          <table:table-cell office:value-type="string" calcext:value-type="string">
            <text:p>Ulster County, New York</text:p>
          </table:table-cell>
          <table:table-cell office:value-type="float" office:value="4798284200" calcext:value-type="float">
            <text:p>4798284200</text:p>
          </table:table-cell>
          <table:table-cell office:value-type="float" office:value="123467329" calcext:value-type="float">
            <text:p>123467329</text:p>
          </table:table-cell>
        </table:table-row>
        <table:table-row table:style-name="ro1">
          <table:table-cell office:value-type="string" calcext:value-type="string">
            <text:p>0500000US36113</text:p>
          </table:table-cell>
          <table:table-cell office:value-type="float" office:value="36113" calcext:value-type="float">
            <text:p>36113</text:p>
          </table:table-cell>
          <table:table-cell office:value-type="string" calcext:value-type="string">
            <text:p>Warren County, New York</text:p>
          </table:table-cell>
          <table:table-cell office:value-type="float" office:value="1883102800" calcext:value-type="float">
            <text:p>1883102800</text:p>
          </table:table-cell>
          <table:table-cell office:value-type="float" office:value="67530852" calcext:value-type="float">
            <text:p>67530852</text:p>
          </table:table-cell>
        </table:table-row>
        <table:table-row table:style-name="ro1">
          <table:table-cell office:value-type="string" calcext:value-type="string">
            <text:p>0500000US36115</text:p>
          </table:table-cell>
          <table:table-cell office:value-type="float" office:value="36115" calcext:value-type="float">
            <text:p>36115</text:p>
          </table:table-cell>
          <table:table-cell office:value-type="string" calcext:value-type="string">
            <text:p>Washington County, New York</text:p>
          </table:table-cell>
          <table:table-cell office:value-type="float" office:value="1458453600" calcext:value-type="float">
            <text:p>1458453600</text:p>
          </table:table-cell>
          <table:table-cell office:value-type="float" office:value="47474668" calcext:value-type="float">
            <text:p>47474668</text:p>
          </table:table-cell>
        </table:table-row>
        <table:table-row table:style-name="ro1">
          <table:table-cell office:value-type="string" calcext:value-type="string">
            <text:p>0500000US36117</text:p>
          </table:table-cell>
          <table:table-cell office:value-type="float" office:value="36117" calcext:value-type="float">
            <text:p>36117</text:p>
          </table:table-cell>
          <table:table-cell office:value-type="string" calcext:value-type="string">
            <text:p>Wayne County, New York</text:p>
          </table:table-cell>
          <table:table-cell office:value-type="float" office:value="2194212800" calcext:value-type="float">
            <text:p>2194212800</text:p>
          </table:table-cell>
          <table:table-cell office:value-type="float" office:value="59490053" calcext:value-type="float">
            <text:p>59490053</text:p>
          </table:table-cell>
        </table:table-row>
        <table:table-row table:style-name="ro1">
          <table:table-cell office:value-type="string" calcext:value-type="string">
            <text:p>0500000US36119</text:p>
          </table:table-cell>
          <table:table-cell office:value-type="float" office:value="36119" calcext:value-type="float">
            <text:p>36119</text:p>
          </table:table-cell>
          <table:table-cell office:value-type="string" calcext:value-type="string">
            <text:p>Westchester County, New York</text:p>
          </table:table-cell>
          <table:table-cell office:value-type="float" office:value="34691528300" calcext:value-type="float">
            <text:p>34691528300</text:p>
          </table:table-cell>
          <table:table-cell office:value-type="float" office:value="516413513" calcext:value-type="float">
            <text:p>516413513</text:p>
          </table:table-cell>
        </table:table-row>
        <table:table-row table:style-name="ro1">
          <table:table-cell office:value-type="string" calcext:value-type="string">
            <text:p>0500000US36121</text:p>
          </table:table-cell>
          <table:table-cell office:value-type="float" office:value="36121" calcext:value-type="float">
            <text:p>36121</text:p>
          </table:table-cell>
          <table:table-cell office:value-type="string" calcext:value-type="string">
            <text:p>Wyoming County, New York</text:p>
          </table:table-cell>
          <table:table-cell office:value-type="float" office:value="968207300" calcext:value-type="float">
            <text:p>968207300</text:p>
          </table:table-cell>
          <table:table-cell office:value-type="float" office:value="38694196" calcext:value-type="float">
            <text:p>38694196</text:p>
          </table:table-cell>
        </table:table-row>
        <table:table-row table:style-name="ro1">
          <table:table-cell office:value-type="string" calcext:value-type="string">
            <text:p>0500000US36123</text:p>
          </table:table-cell>
          <table:table-cell office:value-type="float" office:value="36123" calcext:value-type="float">
            <text:p>36123</text:p>
          </table:table-cell>
          <table:table-cell office:value-type="string" calcext:value-type="string">
            <text:p>Yates County, New York</text:p>
          </table:table-cell>
          <table:table-cell office:value-type="float" office:value="622114900" calcext:value-type="float">
            <text:p>622114900</text:p>
          </table:table-cell>
          <table:table-cell office:value-type="float" office:value="31762048" calcext:value-type="float">
            <text:p>31762048</text:p>
          </table:table-cell>
        </table:table-row>
        <table:table-row table:style-name="ro1">
          <table:table-cell office:value-type="string" calcext:value-type="string">
            <text:p>0500000US37001</text:p>
          </table:table-cell>
          <table:table-cell office:value-type="float" office:value="37001" calcext:value-type="float">
            <text:p>37001</text:p>
          </table:table-cell>
          <table:table-cell office:value-type="string" calcext:value-type="string">
            <text:p>Alamance County, North Carolina</text:p>
          </table:table-cell>
          <table:table-cell office:value-type="float" office:value="2771126700" calcext:value-type="float">
            <text:p>2771126700</text:p>
          </table:table-cell>
          <table:table-cell office:value-type="float" office:value="78048515" calcext:value-type="float">
            <text:p>78048515</text:p>
          </table:table-cell>
        </table:table-row>
        <table:table-row table:style-name="ro1">
          <table:table-cell office:value-type="string" calcext:value-type="string">
            <text:p>0500000US37003</text:p>
          </table:table-cell>
          <table:table-cell office:value-type="float" office:value="37003" calcext:value-type="float">
            <text:p>37003</text:p>
          </table:table-cell>
          <table:table-cell office:value-type="string" calcext:value-type="string">
            <text:p>Alexander County, North Carolina</text:p>
          </table:table-cell>
          <table:table-cell office:value-type="float" office:value="650199100" calcext:value-type="float">
            <text:p>650199100</text:p>
          </table:table-cell>
          <table:table-cell office:value-type="float" office:value="39054364" calcext:value-type="float">
            <text:p>39054364</text:p>
          </table:table-cell>
        </table:table-row>
        <table:table-row table:style-name="ro1">
          <table:table-cell office:value-type="string" calcext:value-type="string">
            <text:p>0500000US37005</text:p>
          </table:table-cell>
          <table:table-cell office:value-type="float" office:value="37005" calcext:value-type="float">
            <text:p>37005</text:p>
          </table:table-cell>
          <table:table-cell office:value-type="string" calcext:value-type="string">
            <text:p>Alleghany County, North Carolina</text:p>
          </table:table-cell>
          <table:table-cell office:value-type="float" office:value="212609500" calcext:value-type="float">
            <text:p>212609500</text:p>
          </table:table-cell>
          <table:table-cell office:value-type="float" office:value="19886549" calcext:value-type="float">
            <text:p>19886549</text:p>
          </table:table-cell>
        </table:table-row>
        <table:table-row table:style-name="ro1">
          <table:table-cell office:value-type="string" calcext:value-type="string">
            <text:p>0500000US37007</text:p>
          </table:table-cell>
          <table:table-cell office:value-type="float" office:value="37007" calcext:value-type="float">
            <text:p>37007</text:p>
          </table:table-cell>
          <table:table-cell office:value-type="string" calcext:value-type="string">
            <text:p>Anson County, North Carolina</text:p>
          </table:table-cell>
          <table:table-cell office:value-type="float" office:value="257114600" calcext:value-type="float">
            <text:p>257114600</text:p>
          </table:table-cell>
          <table:table-cell office:value-type="float" office:value="19653412" calcext:value-type="float">
            <text:p>19653412</text:p>
          </table:table-cell>
        </table:table-row>
        <table:table-row table:style-name="ro1">
          <table:table-cell office:value-type="string" calcext:value-type="string">
            <text:p>0500000US37009</text:p>
          </table:table-cell>
          <table:table-cell office:value-type="float" office:value="37009" calcext:value-type="float">
            <text:p>37009</text:p>
          </table:table-cell>
          <table:table-cell office:value-type="string" calcext:value-type="string">
            <text:p>Ashe County, North Carolina</text:p>
          </table:table-cell>
          <table:table-cell office:value-type="float" office:value="558111800" calcext:value-type="float">
            <text:p>558111800</text:p>
          </table:table-cell>
          <table:table-cell office:value-type="float" office:value="42279908" calcext:value-type="float">
            <text:p>42279908</text:p>
          </table:table-cell>
        </table:table-row>
        <table:table-row table:style-name="ro1">
          <table:table-cell office:value-type="string" calcext:value-type="string">
            <text:p>0500000US37011</text:p>
          </table:table-cell>
          <table:table-cell office:value-type="float" office:value="37011" calcext:value-type="float">
            <text:p>37011</text:p>
          </table:table-cell>
          <table:table-cell office:value-type="string" calcext:value-type="string">
            <text:p>Avery County, North Carolina</text:p>
          </table:table-cell>
          <table:table-cell office:value-type="float" office:value="366639400" calcext:value-type="float">
            <text:p>366639400</text:p>
          </table:table-cell>
          <table:table-cell office:value-type="float" office:value="36116316" calcext:value-type="float">
            <text:p>36116316</text:p>
          </table:table-cell>
        </table:table-row>
        <table:table-row table:style-name="ro1">
          <table:table-cell office:value-type="string" calcext:value-type="string">
            <text:p>0500000US37013</text:p>
          </table:table-cell>
          <table:table-cell office:value-type="float" office:value="37013" calcext:value-type="float">
            <text:p>37013</text:p>
          </table:table-cell>
          <table:table-cell office:value-type="string" calcext:value-type="string">
            <text:p>Beaufort County, North Carolina</text:p>
          </table:table-cell>
          <table:table-cell office:value-type="float" office:value="805466800" calcext:value-type="float">
            <text:p>805466800</text:p>
          </table:table-cell>
          <table:table-cell office:value-type="float" office:value="45992117" calcext:value-type="float">
            <text:p>45992117</text:p>
          </table:table-cell>
        </table:table-row>
        <table:table-row table:style-name="ro1">
          <table:table-cell office:value-type="string" calcext:value-type="string">
            <text:p>0500000US37015</text:p>
          </table:table-cell>
          <table:table-cell office:value-type="float" office:value="37015" calcext:value-type="float">
            <text:p>37015</text:p>
          </table:table-cell>
          <table:table-cell office:value-type="string" calcext:value-type="string">
            <text:p>Bertie County, North Carolina</text:p>
          </table:table-cell>
          <table:table-cell office:value-type="float" office:value="170849600" calcext:value-type="float">
            <text:p>170849600</text:p>
          </table:table-cell>
          <table:table-cell office:value-type="float" office:value="12904455" calcext:value-type="float">
            <text:p>12904455</text:p>
          </table:table-cell>
        </table:table-row>
        <table:table-row table:style-name="ro1">
          <table:table-cell office:value-type="string" calcext:value-type="string">
            <text:p>0500000US37017</text:p>
          </table:table-cell>
          <table:table-cell office:value-type="float" office:value="37017" calcext:value-type="float">
            <text:p>37017</text:p>
          </table:table-cell>
          <table:table-cell office:value-type="string" calcext:value-type="string">
            <text:p>Bladen County, North Carolina</text:p>
          </table:table-cell>
          <table:table-cell office:value-type="float" office:value="452998200" calcext:value-type="float">
            <text:p>452998200</text:p>
          </table:table-cell>
          <table:table-cell office:value-type="float" office:value="37986706" calcext:value-type="float">
            <text:p>37986706</text:p>
          </table:table-cell>
        </table:table-row>
        <table:table-row table:style-name="ro1">
          <table:table-cell office:value-type="string" calcext:value-type="string">
            <text:p>0500000US37019</text:p>
          </table:table-cell>
          <table:table-cell office:value-type="float" office:value="37019" calcext:value-type="float">
            <text:p>37019</text:p>
          </table:table-cell>
          <table:table-cell office:value-type="string" calcext:value-type="string">
            <text:p>Brunswick County, North Carolina</text:p>
          </table:table-cell>
          <table:table-cell office:value-type="float" office:value="2805670700" calcext:value-type="float">
            <text:p>2805670700</text:p>
          </table:table-cell>
          <table:table-cell office:value-type="float" office:value="128708171" calcext:value-type="float">
            <text:p>128708171</text:p>
          </table:table-cell>
        </table:table-row>
        <table:table-row table:style-name="ro1">
          <table:table-cell office:value-type="string" calcext:value-type="string">
            <text:p>0500000US37021</text:p>
          </table:table-cell>
          <table:table-cell office:value-type="float" office:value="37021" calcext:value-type="float">
            <text:p>37021</text:p>
          </table:table-cell>
          <table:table-cell office:value-type="string" calcext:value-type="string">
            <text:p>Buncombe County, North Carolina</text:p>
          </table:table-cell>
          <table:table-cell office:value-type="float" office:value="5871842800" calcext:value-type="float">
            <text:p>5871842800</text:p>
          </table:table-cell>
          <table:table-cell office:value-type="float" office:value="170745307" calcext:value-type="float">
            <text:p>170745307</text:p>
          </table:table-cell>
        </table:table-row>
        <table:table-row table:style-name="ro1">
          <table:table-cell office:value-type="string" calcext:value-type="string">
            <text:p>0500000US37023</text:p>
          </table:table-cell>
          <table:table-cell office:value-type="float" office:value="37023" calcext:value-type="float">
            <text:p>37023</text:p>
          </table:table-cell>
          <table:table-cell office:value-type="string" calcext:value-type="string">
            <text:p>Burke County, North Carolina</text:p>
          </table:table-cell>
          <table:table-cell office:value-type="float" office:value="1558631600" calcext:value-type="float">
            <text:p>1558631600</text:p>
          </table:table-cell>
          <table:table-cell office:value-type="float" office:value="48332575" calcext:value-type="float">
            <text:p>48332575</text:p>
          </table:table-cell>
        </table:table-row>
        <table:table-row table:style-name="ro1">
          <table:table-cell office:value-type="string" calcext:value-type="string">
            <text:p>0500000US37025</text:p>
          </table:table-cell>
          <table:table-cell office:value-type="float" office:value="37025" calcext:value-type="float">
            <text:p>37025</text:p>
          </table:table-cell>
          <table:table-cell office:value-type="string" calcext:value-type="string">
            <text:p>Cabarrus County, North Carolina</text:p>
          </table:table-cell>
          <table:table-cell office:value-type="float" office:value="3726067000" calcext:value-type="float">
            <text:p>3726067000</text:p>
          </table:table-cell>
          <table:table-cell office:value-type="float" office:value="110889451" calcext:value-type="float">
            <text:p>110889451</text:p>
          </table:table-cell>
        </table:table-row>
        <table:table-row table:style-name="ro1">
          <table:table-cell office:value-type="string" calcext:value-type="string">
            <text:p>0500000US37027</text:p>
          </table:table-cell>
          <table:table-cell office:value-type="float" office:value="37027" calcext:value-type="float">
            <text:p>37027</text:p>
          </table:table-cell>
          <table:table-cell office:value-type="string" calcext:value-type="string">
            <text:p>Caldwell County, North Carolina</text:p>
          </table:table-cell>
          <table:table-cell office:value-type="float" office:value="1425848000" calcext:value-type="float">
            <text:p>1425848000</text:p>
          </table:table-cell>
          <table:table-cell office:value-type="float" office:value="66663601" calcext:value-type="float">
            <text:p>66663601</text:p>
          </table:table-cell>
        </table:table-row>
        <table:table-row table:style-name="ro1">
          <table:table-cell office:value-type="string" calcext:value-type="string">
            <text:p>0500000US37029</text:p>
          </table:table-cell>
          <table:table-cell office:value-type="float" office:value="37029" calcext:value-type="float">
            <text:p>37029</text:p>
          </table:table-cell>
          <table:table-cell office:value-type="string" calcext:value-type="string">
            <text:p>Camden County, North Carolina</text:p>
          </table:table-cell>
          <table:table-cell office:value-type="float" office:value="232903600" calcext:value-type="float">
            <text:p>232903600</text:p>
          </table:table-cell>
          <table:table-cell office:value-type="float" office:value="21451641" calcext:value-type="float">
            <text:p>21451641</text:p>
          </table:table-cell>
        </table:table-row>
        <table:table-row table:style-name="ro1">
          <table:table-cell office:value-type="string" calcext:value-type="string">
            <text:p>0500000US37031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Carteret County, North Carolina</text:p>
          </table:table-cell>
          <table:table-cell office:value-type="float" office:value="1788882400" calcext:value-type="float">
            <text:p>1788882400</text:p>
          </table:table-cell>
          <table:table-cell office:value-type="float" office:value="69385987" calcext:value-type="float">
            <text:p>69385987</text:p>
          </table:table-cell>
        </table:table-row>
        <table:table-row table:style-name="ro1">
          <table:table-cell office:value-type="string" calcext:value-type="string">
            <text:p>0500000US37033</text:p>
          </table:table-cell>
          <table:table-cell office:value-type="float" office:value="37033" calcext:value-type="float">
            <text:p>37033</text:p>
          </table:table-cell>
          <table:table-cell office:value-type="string" calcext:value-type="string">
            <text:p>Caswell County, North Carolina</text:p>
          </table:table-cell>
          <table:table-cell office:value-type="float" office:value="294162700" calcext:value-type="float">
            <text:p>294162700</text:p>
          </table:table-cell>
          <table:table-cell office:value-type="float" office:value="23271108" calcext:value-type="float">
            <text:p>23271108</text:p>
          </table:table-cell>
        </table:table-row>
        <table:table-row table:style-name="ro1">
          <table:table-cell office:value-type="string" calcext:value-type="string">
            <text:p>0500000US37035</text:p>
          </table:table-cell>
          <table:table-cell office:value-type="float" office:value="37035" calcext:value-type="float">
            <text:p>37035</text:p>
          </table:table-cell>
          <table:table-cell office:value-type="string" calcext:value-type="string">
            <text:p>Catawba County, North Carolina</text:p>
          </table:table-cell>
          <table:table-cell office:value-type="float" office:value="3146013000" calcext:value-type="float">
            <text:p>3146013000</text:p>
          </table:table-cell>
          <table:table-cell office:value-type="float" office:value="106380784" calcext:value-type="float">
            <text:p>106380784</text:p>
          </table:table-cell>
        </table:table-row>
        <table:table-row table:style-name="ro1">
          <table:table-cell office:value-type="string" calcext:value-type="string">
            <text:p>0500000US37037</text:p>
          </table:table-cell>
          <table:table-cell office:value-type="float" office:value="37037" calcext:value-type="float">
            <text:p>37037</text:p>
          </table:table-cell>
          <table:table-cell office:value-type="string" calcext:value-type="string">
            <text:p>Chatham County, North Carolina</text:p>
          </table:table-cell>
          <table:table-cell office:value-type="float" office:value="1807439700" calcext:value-type="float">
            <text:p>1807439700</text:p>
          </table:table-cell>
          <table:table-cell office:value-type="float" office:value="80568562" calcext:value-type="float">
            <text:p>80568562</text:p>
          </table:table-cell>
        </table:table-row>
        <table:table-row table:style-name="ro1">
          <table:table-cell office:value-type="string" calcext:value-type="string">
            <text:p>0500000US37039</text:p>
          </table:table-cell>
          <table:table-cell office:value-type="float" office:value="37039" calcext:value-type="float">
            <text:p>37039</text:p>
          </table:table-cell>
          <table:table-cell office:value-type="string" calcext:value-type="string">
            <text:p>Cherokee County, North Carolina</text:p>
          </table:table-cell>
          <table:table-cell office:value-type="float" office:value="449377900" calcext:value-type="float">
            <text:p>449377900</text:p>
          </table:table-cell>
          <table:table-cell office:value-type="float" office:value="29155271" calcext:value-type="float">
            <text:p>29155271</text:p>
          </table:table-cell>
        </table:table-row>
        <table:table-row table:style-name="ro1">
          <table:table-cell office:value-type="string" calcext:value-type="string">
            <text:p>0500000US37041</text:p>
          </table:table-cell>
          <table:table-cell office:value-type="float" office:value="37041" calcext:value-type="float">
            <text:p>37041</text:p>
          </table:table-cell>
          <table:table-cell office:value-type="string" calcext:value-type="string">
            <text:p>Chowan County, North Carolina</text:p>
          </table:table-cell>
          <table:table-cell office:value-type="float" office:value="235060200" calcext:value-type="float">
            <text:p>235060200</text:p>
          </table:table-cell>
          <table:table-cell office:value-type="float" office:value="25132724" calcext:value-type="float">
            <text:p>25132724</text:p>
          </table:table-cell>
        </table:table-row>
        <table:table-row table:style-name="ro1">
          <table:table-cell office:value-type="string" calcext:value-type="string">
            <text:p>0500000US37043</text:p>
          </table:table-cell>
          <table:table-cell office:value-type="float" office:value="37043" calcext:value-type="float">
            <text:p>37043</text:p>
          </table:table-cell>
          <table:table-cell office:value-type="string" calcext:value-type="string">
            <text:p>Clay County, North Carolina</text:p>
          </table:table-cell>
          <table:table-cell office:value-type="float" office:value="227832400" calcext:value-type="float">
            <text:p>227832400</text:p>
          </table:table-cell>
          <table:table-cell office:value-type="float" office:value="38266614" calcext:value-type="float">
            <text:p>38266614</text:p>
          </table:table-cell>
        </table:table-row>
        <table:table-row table:style-name="ro1">
          <table:table-cell office:value-type="string" calcext:value-type="string">
            <text:p>0500000US37045</text:p>
          </table:table-cell>
          <table:table-cell office:value-type="float" office:value="37045" calcext:value-type="float">
            <text:p>37045</text:p>
          </table:table-cell>
          <table:table-cell office:value-type="string" calcext:value-type="string">
            <text:p>Cleveland County, North Carolina</text:p>
          </table:table-cell>
          <table:table-cell office:value-type="float" office:value="1601374000" calcext:value-type="float">
            <text:p>1601374000</text:p>
          </table:table-cell>
          <table:table-cell office:value-type="float" office:value="60286776" calcext:value-type="float">
            <text:p>60286776</text:p>
          </table:table-cell>
        </table:table-row>
        <table:table-row table:style-name="ro1">
          <table:table-cell office:value-type="string" calcext:value-type="string">
            <text:p>0500000US37047</text:p>
          </table:table-cell>
          <table:table-cell office:value-type="float" office:value="37047" calcext:value-type="float">
            <text:p>37047</text:p>
          </table:table-cell>
          <table:table-cell office:value-type="string" calcext:value-type="string">
            <text:p>Columbus County, North Carolina</text:p>
          </table:table-cell>
          <table:table-cell office:value-type="float" office:value="787061100" calcext:value-type="float">
            <text:p>787061100</text:p>
          </table:table-cell>
          <table:table-cell office:value-type="float" office:value="41183213" calcext:value-type="float">
            <text:p>41183213</text:p>
          </table:table-cell>
        </table:table-row>
        <table:table-row table:style-name="ro1">
          <table:table-cell office:value-type="string" calcext:value-type="string">
            <text:p>0500000US37049</text:p>
          </table:table-cell>
          <table:table-cell office:value-type="float" office:value="37049" calcext:value-type="float">
            <text:p>37049</text:p>
          </table:table-cell>
          <table:table-cell office:value-type="string" calcext:value-type="string">
            <text:p>Craven County, North Carolina</text:p>
          </table:table-cell>
          <table:table-cell office:value-type="float" office:value="1939784000" calcext:value-type="float">
            <text:p>1939784000</text:p>
          </table:table-cell>
          <table:table-cell office:value-type="float" office:value="70782605" calcext:value-type="float">
            <text:p>70782605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3877564500" calcext:value-type="float">
            <text:p>3877564500</text:p>
          </table:table-cell>
          <table:table-cell office:value-type="float" office:value="74315710" calcext:value-type="float">
            <text:p>74315710</text:p>
          </table:table-cell>
        </table:table-row>
        <table:table-row table:style-name="ro1">
          <table:table-cell office:value-type="string" calcext:value-type="string">
            <text:p>0500000US37053</text:p>
          </table:table-cell>
          <table:table-cell office:value-type="float" office:value="37053" calcext:value-type="float">
            <text:p>37053</text:p>
          </table:table-cell>
          <table:table-cell office:value-type="string" calcext:value-type="string">
            <text:p>Currituck County, North Carolina</text:p>
          </table:table-cell>
          <table:table-cell office:value-type="float" office:value="604676400" calcext:value-type="float">
            <text:p>604676400</text:p>
          </table:table-cell>
          <table:table-cell office:value-type="float" office:value="31177229" calcext:value-type="float">
            <text:p>31177229</text:p>
          </table:table-cell>
        </table:table-row>
        <table:table-row table:style-name="ro1">
          <table:table-cell office:value-type="string" calcext:value-type="string">
            <text:p>0500000US37055</text:p>
          </table:table-cell>
          <table:table-cell office:value-type="float" office:value="37055" calcext:value-type="float">
            <text:p>37055</text:p>
          </table:table-cell>
          <table:table-cell office:value-type="string" calcext:value-type="string">
            <text:p>Dare County, North Carolina</text:p>
          </table:table-cell>
          <table:table-cell office:value-type="float" office:value="995274400" calcext:value-type="float">
            <text:p>995274400</text:p>
          </table:table-cell>
          <table:table-cell office:value-type="float" office:value="44832678" calcext:value-type="float">
            <text:p>44832678</text:p>
          </table:table-cell>
        </table:table-row>
        <table:table-row table:style-name="ro1">
          <table:table-cell office:value-type="string" calcext:value-type="string">
            <text:p>0500000US37057</text:p>
          </table:table-cell>
          <table:table-cell office:value-type="float" office:value="37057" calcext:value-type="float">
            <text:p>37057</text:p>
          </table:table-cell>
          <table:table-cell office:value-type="string" calcext:value-type="string">
            <text:p>Davidson County, North Carolina</text:p>
          </table:table-cell>
          <table:table-cell office:value-type="float" office:value="3281493700" calcext:value-type="float">
            <text:p>3281493700</text:p>
          </table:table-cell>
          <table:table-cell office:value-type="float" office:value="101705127" calcext:value-type="float">
            <text:p>101705127</text:p>
          </table:table-cell>
        </table:table-row>
        <table:table-row table:style-name="ro1">
          <table:table-cell office:value-type="string" calcext:value-type="string">
            <text:p>0500000US37059</text:p>
          </table:table-cell>
          <table:table-cell office:value-type="float" office:value="37059" calcext:value-type="float">
            <text:p>37059</text:p>
          </table:table-cell>
          <table:table-cell office:value-type="string" calcext:value-type="string">
            <text:p>Davie County, North Carolina</text:p>
          </table:table-cell>
          <table:table-cell office:value-type="float" office:value="1043044900" calcext:value-type="float">
            <text:p>1043044900</text:p>
          </table:table-cell>
          <table:table-cell office:value-type="float" office:value="72016336" calcext:value-type="float">
            <text:p>72016336</text:p>
          </table:table-cell>
        </table:table-row>
        <table:table-row table:style-name="ro1">
          <table:table-cell office:value-type="string" calcext:value-type="string">
            <text:p>0500000US37061</text:p>
          </table:table-cell>
          <table:table-cell office:value-type="float" office:value="37061" calcext:value-type="float">
            <text:p>37061</text:p>
          </table:table-cell>
          <table:table-cell office:value-type="string" calcext:value-type="string">
            <text:p>Duplin County, North Carolina</text:p>
          </table:table-cell>
          <table:table-cell office:value-type="float" office:value="709438800" calcext:value-type="float">
            <text:p>709438800</text:p>
          </table:table-cell>
          <table:table-cell office:value-type="float" office:value="45968033" calcext:value-type="float">
            <text:p>45968033</text:p>
          </table:table-cell>
        </table:table-row>
        <table:table-row table:style-name="ro1">
          <table:table-cell office:value-type="string" calcext:value-type="string">
            <text:p>0500000US37063</text:p>
          </table:table-cell>
          <table:table-cell office:value-type="float" office:value="37063" calcext:value-type="float">
            <text:p>37063</text:p>
          </table:table-cell>
          <table:table-cell office:value-type="string" calcext:value-type="string">
            <text:p>Durham County, North Carolina</text:p>
          </table:table-cell>
          <table:table-cell office:value-type="float" office:value="5233514300" calcext:value-type="float">
            <text:p>5233514300</text:p>
          </table:table-cell>
          <table:table-cell office:value-type="float" office:value="136538915" calcext:value-type="float">
            <text:p>136538915</text:p>
          </table:table-cell>
        </table:table-row>
        <table:table-row table:style-name="ro1">
          <table:table-cell office:value-type="string" calcext:value-type="string">
            <text:p>0500000US37065</text:p>
          </table:table-cell>
          <table:table-cell office:value-type="float" office:value="37065" calcext:value-type="float">
            <text:p>37065</text:p>
          </table:table-cell>
          <table:table-cell office:value-type="string" calcext:value-type="string">
            <text:p>Edgecombe County, North Carolina</text:p>
          </table:table-cell>
          <table:table-cell office:value-type="float" office:value="485826500" calcext:value-type="float">
            <text:p>485826500</text:p>
          </table:table-cell>
          <table:table-cell office:value-type="float" office:value="33920796" calcext:value-type="float">
            <text:p>33920796</text:p>
          </table:table-cell>
        </table:table-row>
        <table:table-row table:style-name="ro1">
          <table:table-cell office:value-type="string" calcext:value-type="string">
            <text:p>0500000US37067</text:p>
          </table:table-cell>
          <table:table-cell office:value-type="float" office:value="37067" calcext:value-type="float">
            <text:p>37067</text:p>
          </table:table-cell>
          <table:table-cell office:value-type="string" calcext:value-type="string">
            <text:p>Forsyth County, North Carolina</text:p>
          </table:table-cell>
          <table:table-cell office:value-type="float" office:value="7112690100" calcext:value-type="float">
            <text:p>7112690100</text:p>
          </table:table-cell>
          <table:table-cell office:value-type="float" office:value="144194670" calcext:value-type="float">
            <text:p>144194670</text:p>
          </table:table-cell>
        </table:table-row>
        <table:table-row table:style-name="ro1">
          <table:table-cell office:value-type="string" calcext:value-type="string">
            <text:p>0500000US37069</text:p>
          </table:table-cell>
          <table:table-cell office:value-type="float" office:value="37069" calcext:value-type="float">
            <text:p>37069</text:p>
          </table:table-cell>
          <table:table-cell office:value-type="string" calcext:value-type="string">
            <text:p>Franklin County, North Carolina</text:p>
          </table:table-cell>
          <table:table-cell office:value-type="float" office:value="974721900" calcext:value-type="float">
            <text:p>974721900</text:p>
          </table:table-cell>
          <table:table-cell office:value-type="float" office:value="37316174" calcext:value-type="float">
            <text:p>37316174</text:p>
          </table:table-cell>
        </table:table-row>
        <table:table-row table:style-name="ro1">
          <table:table-cell office:value-type="string" calcext:value-type="string">
            <text:p>0500000US37071</text:p>
          </table:table-cell>
          <table:table-cell office:value-type="float" office:value="37071" calcext:value-type="float">
            <text:p>37071</text:p>
          </table:table-cell>
          <table:table-cell office:value-type="string" calcext:value-type="string">
            <text:p>Gaston County, North Carolina</text:p>
          </table:table-cell>
          <table:table-cell office:value-type="float" office:value="3768538000" calcext:value-type="float">
            <text:p>3768538000</text:p>
          </table:table-cell>
          <table:table-cell office:value-type="float" office:value="82711867" calcext:value-type="float">
            <text:p>82711867</text:p>
          </table:table-cell>
        </table:table-row>
        <table:table-row table:style-name="ro1">
          <table:table-cell office:value-type="string" calcext:value-type="string">
            <text:p>0500000US37073</text:p>
          </table:table-cell>
          <table:table-cell office:value-type="float" office:value="37073" calcext:value-type="float">
            <text:p>37073</text:p>
          </table:table-cell>
          <table:table-cell office:value-type="string" calcext:value-type="string">
            <text:p>Gates County, North Carolina</text:p>
          </table:table-cell>
          <table:table-cell office:value-type="float" office:value="185322600" calcext:value-type="float">
            <text:p>185322600</text:p>
          </table:table-cell>
          <table:table-cell office:value-type="float" office:value="12306754" calcext:value-type="float">
            <text:p>12306754</text:p>
          </table:table-cell>
        </table:table-row>
        <table:table-row table:style-name="ro1">
          <table:table-cell office:value-type="string" calcext:value-type="string">
            <text:p>0500000US37075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raham County, North Carolina</text:p>
          </table:table-cell>
          <table:table-cell office:value-type="float" office:value="143882000" calcext:value-type="float">
            <text:p>143882000</text:p>
          </table:table-cell>
          <table:table-cell office:value-type="float" office:value="14857600" calcext:value-type="float">
            <text:p>14857600</text:p>
          </table:table-cell>
        </table:table-row>
        <table:table-row table:style-name="ro1">
          <table:table-cell office:value-type="string" calcext:value-type="string">
            <text:p>0500000US37077</text:p>
          </table:table-cell>
          <table:table-cell office:value-type="float" office:value="37077" calcext:value-type="float">
            <text:p>37077</text:p>
          </table:table-cell>
          <table:table-cell office:value-type="string" calcext:value-type="string">
            <text:p>Granville County, North Carolina</text:p>
          </table:table-cell>
          <table:table-cell office:value-type="float" office:value="900226400" calcext:value-type="float">
            <text:p>900226400</text:p>
          </table:table-cell>
          <table:table-cell office:value-type="float" office:value="37055374" calcext:value-type="float">
            <text:p>37055374</text:p>
          </table:table-cell>
        </table:table-row>
        <table:table-row table:style-name="ro1">
          <table:table-cell office:value-type="string" calcext:value-type="string">
            <text:p>0500000US37079</text:p>
          </table:table-cell>
          <table:table-cell office:value-type="float" office:value="37079" calcext:value-type="float">
            <text:p>37079</text:p>
          </table:table-cell>
          <table:table-cell office:value-type="string" calcext:value-type="string">
            <text:p>Greene County, North Carolina</text:p>
          </table:table-cell>
          <table:table-cell office:value-type="float" office:value="229170100" calcext:value-type="float">
            <text:p>229170100</text:p>
          </table:table-cell>
          <table:table-cell office:value-type="float" office:value="17592909" calcext:value-type="float">
            <text:p>17592909</text:p>
          </table:table-cell>
        </table:table-row>
        <table:table-row table:style-name="ro1">
          <table:table-cell office:value-type="string" calcext:value-type="string">
            <text:p>0500000US3708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Guilford County, North Carolina</text:p>
          </table:table-cell>
          <table:table-cell office:value-type="float" office:value="9281535500" calcext:value-type="float">
            <text:p>9281535500</text:p>
          </table:table-cell>
          <table:table-cell office:value-type="float" office:value="202202998" calcext:value-type="float">
            <text:p>202202998</text:p>
          </table:table-cell>
        </table:table-row>
        <table:table-row table:style-name="ro1">
          <table:table-cell office:value-type="string" calcext:value-type="string">
            <text:p>0500000US37083</text:p>
          </table:table-cell>
          <table:table-cell office:value-type="float" office:value="37083" calcext:value-type="float">
            <text:p>37083</text:p>
          </table:table-cell>
          <table:table-cell office:value-type="string" calcext:value-type="string">
            <text:p>Halifax County, North Carolina</text:p>
          </table:table-cell>
          <table:table-cell office:value-type="float" office:value="528613800" calcext:value-type="float">
            <text:p>528613800</text:p>
          </table:table-cell>
          <table:table-cell office:value-type="float" office:value="30952199" calcext:value-type="float">
            <text:p>30952199</text:p>
          </table:table-cell>
        </table:table-row>
        <table:table-row table:style-name="ro1">
          <table:table-cell office:value-type="string" calcext:value-type="string">
            <text:p>0500000US37085</text:p>
          </table:table-cell>
          <table:table-cell office:value-type="float" office:value="37085" calcext:value-type="float">
            <text:p>37085</text:p>
          </table:table-cell>
          <table:table-cell office:value-type="string" calcext:value-type="string">
            <text:p>Harnett County, North Carolina</text:p>
          </table:table-cell>
          <table:table-cell office:value-type="float" office:value="1818489200" calcext:value-type="float">
            <text:p>1818489200</text:p>
          </table:table-cell>
          <table:table-cell office:value-type="float" office:value="44711838" calcext:value-type="float">
            <text:p>44711838</text:p>
          </table:table-cell>
        </table:table-row>
        <table:table-row table:style-name="ro1">
          <table:table-cell office:value-type="string" calcext:value-type="string">
            <text:p>0500000US37087</text:p>
          </table:table-cell>
          <table:table-cell office:value-type="float" office:value="37087" calcext:value-type="float">
            <text:p>37087</text:p>
          </table:table-cell>
          <table:table-cell office:value-type="string" calcext:value-type="string">
            <text:p>Haywood County, North Carolina</text:p>
          </table:table-cell>
          <table:table-cell office:value-type="float" office:value="1423140400" calcext:value-type="float">
            <text:p>1423140400</text:p>
          </table:table-cell>
          <table:table-cell office:value-type="float" office:value="75329143" calcext:value-type="float">
            <text:p>75329143</text:p>
          </table:table-cell>
        </table:table-row>
        <table:table-row table:style-name="ro1">
          <table:table-cell office:value-type="string" calcext:value-type="string">
            <text:p>0500000US37089</text:p>
          </table:table-cell>
          <table:table-cell office:value-type="float" office:value="37089" calcext:value-type="float">
            <text:p>37089</text:p>
          </table:table-cell>
          <table:table-cell office:value-type="string" calcext:value-type="string">
            <text:p>Henderson County, North Carolina</text:p>
          </table:table-cell>
          <table:table-cell office:value-type="float" office:value="2552105700" calcext:value-type="float">
            <text:p>2552105700</text:p>
          </table:table-cell>
          <table:table-cell office:value-type="float" office:value="82330182" calcext:value-type="float">
            <text:p>82330182</text:p>
          </table:table-cell>
        </table:table-row>
        <table:table-row table:style-name="ro1">
          <table:table-cell office:value-type="string" calcext:value-type="string">
            <text:p>0500000US37091</text:p>
          </table:table-cell>
          <table:table-cell office:value-type="float" office:value="37091" calcext:value-type="float">
            <text:p>37091</text:p>
          </table:table-cell>
          <table:table-cell office:value-type="string" calcext:value-type="string">
            <text:p>Hertford County, North Carolina</text:p>
          </table:table-cell>
          <table:table-cell office:value-type="float" office:value="196086200" calcext:value-type="float">
            <text:p>196086200</text:p>
          </table:table-cell>
          <table:table-cell office:value-type="float" office:value="16848317" calcext:value-type="float">
            <text:p>16848317</text:p>
          </table:table-cell>
        </table:table-row>
        <table:table-row table:style-name="ro1">
          <table:table-cell office:value-type="string" calcext:value-type="string">
            <text:p>0500000US37093</text:p>
          </table:table-cell>
          <table:table-cell office:value-type="float" office:value="37093" calcext:value-type="float">
            <text:p>37093</text:p>
          </table:table-cell>
          <table:table-cell office:value-type="string" calcext:value-type="string">
            <text:p>Hoke County, North Carolina</text:p>
          </table:table-cell>
          <table:table-cell office:value-type="float" office:value="478704000" calcext:value-type="float">
            <text:p>478704000</text:p>
          </table:table-cell>
          <table:table-cell office:value-type="float" office:value="29124646" calcext:value-type="float">
            <text:p>29124646</text:p>
          </table:table-cell>
        </table:table-row>
        <table:table-row table:style-name="ro1">
          <table:table-cell office:value-type="string" calcext:value-type="string">
            <text:p>0500000US37095</text:p>
          </table:table-cell>
          <table:table-cell office:value-type="float" office:value="37095" calcext:value-type="float">
            <text:p>37095</text:p>
          </table:table-cell>
          <table:table-cell office:value-type="string" calcext:value-type="string">
            <text:p>Hyde County, North Carolina</text:p>
          </table:table-cell>
          <table:table-cell office:value-type="float" office:value="83814300" calcext:value-type="float">
            <text:p>83814300</text:p>
          </table:table-cell>
          <table:table-cell office:value-type="float" office:value="14317916" calcext:value-type="float">
            <text:p>14317916</text:p>
          </table:table-cell>
        </table:table-row>
        <table:table-row table:style-name="ro1">
          <table:table-cell office:value-type="string" calcext:value-type="string">
            <text:p>0500000US37097</text:p>
          </table:table-cell>
          <table:table-cell office:value-type="float" office:value="37097" calcext:value-type="float">
            <text:p>37097</text:p>
          </table:table-cell>
          <table:table-cell office:value-type="string" calcext:value-type="string">
            <text:p>Iredell County, North Carolina</text:p>
          </table:table-cell>
          <table:table-cell office:value-type="float" office:value="3842909500" calcext:value-type="float">
            <text:p>3842909500</text:p>
          </table:table-cell>
          <table:table-cell office:value-type="float" office:value="118137644" calcext:value-type="float">
            <text:p>118137644</text:p>
          </table:table-cell>
        </table:table-row>
        <table:table-row table:style-name="ro1">
          <table:table-cell office:value-type="string" calcext:value-type="string">
            <text:p>0500000US37099</text:p>
          </table:table-cell>
          <table:table-cell office:value-type="float" office:value="37099" calcext:value-type="float">
            <text:p>37099</text:p>
          </table:table-cell>
          <table:table-cell office:value-type="string" calcext:value-type="string">
            <text:p>Jackson County, North Carolina</text:p>
          </table:table-cell>
          <table:table-cell office:value-type="float" office:value="733368900" calcext:value-type="float">
            <text:p>733368900</text:p>
          </table:table-cell>
          <table:table-cell office:value-type="float" office:value="50141213" calcext:value-type="float">
            <text:p>50141213</text:p>
          </table:table-cell>
        </table:table-row>
        <table:table-row table:style-name="ro1">
          <table:table-cell office:value-type="string" calcext:value-type="string">
            <text:p>0500000US37101</text:p>
          </table:table-cell>
          <table:table-cell office:value-type="float" office:value="37101" calcext:value-type="float">
            <text:p>37101</text:p>
          </table:table-cell>
          <table:table-cell office:value-type="string" calcext:value-type="string">
            <text:p>Johnston County, North Carolina</text:p>
          </table:table-cell>
          <table:table-cell office:value-type="float" office:value="3182547200" calcext:value-type="float">
            <text:p>3182547200</text:p>
          </table:table-cell>
          <table:table-cell office:value-type="float" office:value="111821292" calcext:value-type="float">
            <text:p>111821292</text:p>
          </table:table-cell>
        </table:table-row>
        <table:table-row table:style-name="ro1">
          <table:table-cell office:value-type="string" calcext:value-type="string">
            <text:p>0500000US37103</text:p>
          </table:table-cell>
          <table:table-cell office:value-type="float" office:value="37103" calcext:value-type="float">
            <text:p>37103</text:p>
          </table:table-cell>
          <table:table-cell office:value-type="string" calcext:value-type="string">
            <text:p>Jones County, North Carolina</text:p>
          </table:table-cell>
          <table:table-cell office:value-type="float" office:value="152438600" calcext:value-type="float">
            <text:p>152438600</text:p>
          </table:table-cell>
          <table:table-cell office:value-type="float" office:value="16022552" calcext:value-type="float">
            <text:p>16022552</text:p>
          </table:table-cell>
        </table:table-row>
        <table:table-row table:style-name="ro1">
          <table:table-cell office:value-type="string" calcext:value-type="string">
            <text:p>0500000US37105</text:p>
          </table:table-cell>
          <table:table-cell office:value-type="float" office:value="37105" calcext:value-type="float">
            <text:p>37105</text:p>
          </table:table-cell>
          <table:table-cell office:value-type="string" calcext:value-type="string">
            <text:p>Lee County, North Carolina</text:p>
          </table:table-cell>
          <table:table-cell office:value-type="float" office:value="929260800" calcext:value-type="float">
            <text:p>929260800</text:p>
          </table:table-cell>
          <table:table-cell office:value-type="float" office:value="42033015" calcext:value-type="float">
            <text:p>42033015</text:p>
          </table:table-cell>
        </table:table-row>
        <table:table-row table:style-name="ro1">
          <table:table-cell office:value-type="string" calcext:value-type="string">
            <text:p>0500000US37107</text:p>
          </table:table-cell>
          <table:table-cell office:value-type="float" office:value="37107" calcext:value-type="float">
            <text:p>37107</text:p>
          </table:table-cell>
          <table:table-cell office:value-type="string" calcext:value-type="string">
            <text:p>Lenoir County, North Carolina</text:p>
          </table:table-cell>
          <table:table-cell office:value-type="float" office:value="773846300" calcext:value-type="float">
            <text:p>773846300</text:p>
          </table:table-cell>
          <table:table-cell office:value-type="float" office:value="92635789" calcext:value-type="float">
            <text:p>92635789</text:p>
          </table:table-cell>
        </table:table-row>
        <table:table-row table:style-name="ro1">
          <table:table-cell office:value-type="string" calcext:value-type="string">
            <text:p>0500000US37109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Lincoln County, North Carolina</text:p>
          </table:table-cell>
          <table:table-cell office:value-type="float" office:value="1884291800" calcext:value-type="float">
            <text:p>1884291800</text:p>
          </table:table-cell>
          <table:table-cell office:value-type="float" office:value="67131773" calcext:value-type="float">
            <text:p>67131773</text:p>
          </table:table-cell>
        </table:table-row>
        <table:table-row table:style-name="ro1">
          <table:table-cell office:value-type="string" calcext:value-type="string">
            <text:p>0500000US37111</text:p>
          </table:table-cell>
          <table:table-cell office:value-type="float" office:value="37111" calcext:value-type="float">
            <text:p>37111</text:p>
          </table:table-cell>
          <table:table-cell office:value-type="string" calcext:value-type="string">
            <text:p>McDowell County, North Carolina</text:p>
          </table:table-cell>
          <table:table-cell office:value-type="float" office:value="739196400" calcext:value-type="float">
            <text:p>739196400</text:p>
          </table:table-cell>
          <table:table-cell office:value-type="float" office:value="34145110" calcext:value-type="float">
            <text:p>34145110</text:p>
          </table:table-cell>
        </table:table-row>
        <table:table-row table:style-name="ro1">
          <table:table-cell office:value-type="string" calcext:value-type="string">
            <text:p>0500000US37113</text:p>
          </table:table-cell>
          <table:table-cell office:value-type="float" office:value="37113" calcext:value-type="float">
            <text:p>37113</text:p>
          </table:table-cell>
          <table:table-cell office:value-type="string" calcext:value-type="string">
            <text:p>Macon County, North Carolina</text:p>
          </table:table-cell>
          <table:table-cell office:value-type="float" office:value="773418200" calcext:value-type="float">
            <text:p>773418200</text:p>
          </table:table-cell>
          <table:table-cell office:value-type="float" office:value="38608670" calcext:value-type="float">
            <text:p>38608670</text:p>
          </table:table-cell>
        </table:table-row>
        <table:table-row table:style-name="ro1">
          <table:table-cell office:value-type="string" calcext:value-type="string">
            <text:p>0500000US37115</text:p>
          </table:table-cell>
          <table:table-cell office:value-type="float" office:value="37115" calcext:value-type="float">
            <text:p>37115</text:p>
          </table:table-cell>
          <table:table-cell office:value-type="string" calcext:value-type="string">
            <text:p>Madison County, North Carolina</text:p>
          </table:table-cell>
          <table:table-cell office:value-type="float" office:value="416883200" calcext:value-type="float">
            <text:p>416883200</text:p>
          </table:table-cell>
          <table:table-cell office:value-type="float" office:value="30403511" calcext:value-type="float">
            <text:p>30403511</text:p>
          </table:table-cell>
        </table:table-row>
        <table:table-row table:style-name="ro1">
          <table:table-cell office:value-type="string" calcext:value-type="string">
            <text:p>0500000US37117</text:p>
          </table:table-cell>
          <table:table-cell office:value-type="float" office:value="37117" calcext:value-type="float">
            <text:p>37117</text:p>
          </table:table-cell>
          <table:table-cell office:value-type="string" calcext:value-type="string">
            <text:p>Martin County, North Carolina</text:p>
          </table:table-cell>
          <table:table-cell office:value-type="float" office:value="278442000" calcext:value-type="float">
            <text:p>278442000</text:p>
          </table:table-cell>
          <table:table-cell office:value-type="float" office:value="26736242" calcext:value-type="float">
            <text:p>26736242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22202759000" calcext:value-type="float">
            <text:p>22202759000</text:p>
          </table:table-cell>
          <table:table-cell office:value-type="float" office:value="288693701" calcext:value-type="float">
            <text:p>288693701</text:p>
          </table:table-cell>
        </table:table-row>
        <table:table-row table:style-name="ro1">
          <table:table-cell office:value-type="string" calcext:value-type="string">
            <text:p>0500000US37121</text:p>
          </table:table-cell>
          <table:table-cell office:value-type="float" office:value="37121" calcext:value-type="float">
            <text:p>37121</text:p>
          </table:table-cell>
          <table:table-cell office:value-type="string" calcext:value-type="string">
            <text:p>Mitchell County, North Carolina</text:p>
          </table:table-cell>
          <table:table-cell office:value-type="float" office:value="315132300" calcext:value-type="float">
            <text:p>315132300</text:p>
          </table:table-cell>
          <table:table-cell office:value-type="float" office:value="31621245" calcext:value-type="float">
            <text:p>31621245</text:p>
          </table:table-cell>
        </table:table-row>
        <table:table-row table:style-name="ro1">
          <table:table-cell office:value-type="string" calcext:value-type="string">
            <text:p>0500000US37123</text:p>
          </table:table-cell>
          <table:table-cell office:value-type="float" office:value="37123" calcext:value-type="float">
            <text:p>37123</text:p>
          </table:table-cell>
          <table:table-cell office:value-type="string" calcext:value-type="string">
            <text:p>Montgomery County, North Carolina</text:p>
          </table:table-cell>
          <table:table-cell office:value-type="float" office:value="425870200" calcext:value-type="float">
            <text:p>425870200</text:p>
          </table:table-cell>
          <table:table-cell office:value-type="float" office:value="33956805" calcext:value-type="float">
            <text:p>33956805</text:p>
          </table:table-cell>
        </table:table-row>
        <table:table-row table:style-name="ro1">
          <table:table-cell office:value-type="string" calcext:value-type="string">
            <text:p>0500000US37125</text:p>
          </table:table-cell>
          <table:table-cell office:value-type="float" office:value="37125" calcext:value-type="float">
            <text:p>37125</text:p>
          </table:table-cell>
          <table:table-cell office:value-type="string" calcext:value-type="string">
            <text:p>Moore County, North Carolina</text:p>
          </table:table-cell>
          <table:table-cell office:value-type="float" office:value="2318668100" calcext:value-type="float">
            <text:p>2318668100</text:p>
          </table:table-cell>
          <table:table-cell office:value-type="float" office:value="139460287" calcext:value-type="float">
            <text:p>139460287</text:p>
          </table:table-cell>
        </table:table-row>
        <table:table-row table:style-name="ro1">
          <table:table-cell office:value-type="string" calcext:value-type="string">
            <text:p>0500000US37127</text:p>
          </table:table-cell>
          <table:table-cell office:value-type="float" office:value="37127" calcext:value-type="float">
            <text:p>37127</text:p>
          </table:table-cell>
          <table:table-cell office:value-type="string" calcext:value-type="string">
            <text:p>Nash County, North Carolina</text:p>
          </table:table-cell>
          <table:table-cell office:value-type="float" office:value="1480896000" calcext:value-type="float">
            <text:p>1480896000</text:p>
          </table:table-cell>
          <table:table-cell office:value-type="float" office:value="78080394" calcext:value-type="float">
            <text:p>78080394</text:p>
          </table:table-cell>
        </table:table-row>
        <table:table-row table:style-name="ro1">
          <table:table-cell office:value-type="string" calcext:value-type="string">
            <text:p>0500000US37129</text:p>
          </table:table-cell>
          <table:table-cell office:value-type="float" office:value="37129" calcext:value-type="float">
            <text:p>37129</text:p>
          </table:table-cell>
          <table:table-cell office:value-type="string" calcext:value-type="string">
            <text:p>New Hanover County, North Carolina</text:p>
          </table:table-cell>
          <table:table-cell office:value-type="float" office:value="5421312700" calcext:value-type="float">
            <text:p>5421312700</text:p>
          </table:table-cell>
          <table:table-cell office:value-type="float" office:value="164288480" calcext:value-type="float">
            <text:p>164288480</text:p>
          </table:table-cell>
        </table:table-row>
        <table:table-row table:style-name="ro1">
          <table:table-cell office:value-type="string" calcext:value-type="string">
            <text:p>0500000US37131</text:p>
          </table:table-cell>
          <table:table-cell office:value-type="float" office:value="37131" calcext:value-type="float">
            <text:p>37131</text:p>
          </table:table-cell>
          <table:table-cell office:value-type="string" calcext:value-type="string">
            <text:p>Northampton County, North Carolina</text:p>
          </table:table-cell>
          <table:table-cell office:value-type="float" office:value="194209100" calcext:value-type="float">
            <text:p>194209100</text:p>
          </table:table-cell>
          <table:table-cell office:value-type="float" office:value="12922712" calcext:value-type="float">
            <text:p>12922712</text:p>
          </table:table-cell>
        </table:table-row>
        <table:table-row table:style-name="ro1">
          <table:table-cell office:value-type="string" calcext:value-type="string">
            <text:p>0500000US37133</text:p>
          </table:table-cell>
          <table:table-cell office:value-type="float" office:value="37133" calcext:value-type="float">
            <text:p>37133</text:p>
          </table:table-cell>
          <table:table-cell office:value-type="string" calcext:value-type="string">
            <text:p>Onslow County, North Carolina</text:p>
          </table:table-cell>
          <table:table-cell office:value-type="float" office:value="2605292100" calcext:value-type="float">
            <text:p>2605292100</text:p>
          </table:table-cell>
          <table:table-cell office:value-type="float" office:value="76756948" calcext:value-type="float">
            <text:p>76756948</text:p>
          </table:table-cell>
        </table:table-row>
        <table:table-row table:style-name="ro1">
          <table:table-cell office:value-type="string" calcext:value-type="string">
            <text:p>0500000US37135</text:p>
          </table:table-cell>
          <table:table-cell office:value-type="float" office:value="37135" calcext:value-type="float">
            <text:p>37135</text:p>
          </table:table-cell>
          <table:table-cell office:value-type="string" calcext:value-type="string">
            <text:p>Orange County, North Carolina</text:p>
          </table:table-cell>
          <table:table-cell office:value-type="float" office:value="4036519700" calcext:value-type="float">
            <text:p>4036519700</text:p>
          </table:table-cell>
          <table:table-cell office:value-type="float" office:value="130362404" calcext:value-type="float">
            <text:p>130362404</text:p>
          </table:table-cell>
        </table:table-row>
        <table:table-row table:style-name="ro1">
          <table:table-cell office:value-type="string" calcext:value-type="string">
            <text:p>0500000US37137</text:p>
          </table:table-cell>
          <table:table-cell office:value-type="float" office:value="37137" calcext:value-type="float">
            <text:p>37137</text:p>
          </table:table-cell>
          <table:table-cell office:value-type="string" calcext:value-type="string">
            <text:p>Pamlico County, North Carolina</text:p>
          </table:table-cell>
          <table:table-cell office:value-type="float" office:value="265451200" calcext:value-type="float">
            <text:p>265451200</text:p>
          </table:table-cell>
          <table:table-cell office:value-type="float" office:value="15382731" calcext:value-type="float">
            <text:p>15382731</text:p>
          </table:table-cell>
        </table:table-row>
        <table:table-row table:style-name="ro1">
          <table:table-cell office:value-type="string" calcext:value-type="string">
            <text:p>0500000US37139</text:p>
          </table:table-cell>
          <table:table-cell office:value-type="float" office:value="37139" calcext:value-type="float">
            <text:p>37139</text:p>
          </table:table-cell>
          <table:table-cell office:value-type="string" calcext:value-type="string">
            <text:p>Pasquotank County, North Carolina</text:p>
          </table:table-cell>
          <table:table-cell office:value-type="float" office:value="586624600" calcext:value-type="float">
            <text:p>586624600</text:p>
          </table:table-cell>
          <table:table-cell office:value-type="float" office:value="35047861" calcext:value-type="float">
            <text:p>35047861</text:p>
          </table:table-cell>
        </table:table-row>
        <table:table-row table:style-name="ro1">
          <table:table-cell office:value-type="string" calcext:value-type="string">
            <text:p>0500000US37141</text:p>
          </table:table-cell>
          <table:table-cell office:value-type="float" office:value="37141" calcext:value-type="float">
            <text:p>37141</text:p>
          </table:table-cell>
          <table:table-cell office:value-type="string" calcext:value-type="string">
            <text:p>Pender County, North Carolina</text:p>
          </table:table-cell>
          <table:table-cell office:value-type="float" office:value="1069759000" calcext:value-type="float">
            <text:p>1069759000</text:p>
          </table:table-cell>
          <table:table-cell office:value-type="float" office:value="56795497" calcext:value-type="float">
            <text:p>56795497</text:p>
          </table:table-cell>
        </table:table-row>
        <table:table-row table:style-name="ro1">
          <table:table-cell office:value-type="string" calcext:value-type="string">
            <text:p>0500000US37143</text:p>
          </table:table-cell>
          <table:table-cell office:value-type="float" office:value="37143" calcext:value-type="float">
            <text:p>37143</text:p>
          </table:table-cell>
          <table:table-cell office:value-type="string" calcext:value-type="string">
            <text:p>Perquimans County, North Carolina</text:p>
          </table:table-cell>
          <table:table-cell office:value-type="float" office:value="253528300" calcext:value-type="float">
            <text:p>253528300</text:p>
          </table:table-cell>
          <table:table-cell office:value-type="float" office:value="22083068" calcext:value-type="float">
            <text:p>22083068</text:p>
          </table:table-cell>
        </table:table-row>
        <table:table-row table:style-name="ro1">
          <table:table-cell office:value-type="string" calcext:value-type="string">
            <text:p>0500000US37145</text:p>
          </table:table-cell>
          <table:table-cell office:value-type="float" office:value="37145" calcext:value-type="float">
            <text:p>37145</text:p>
          </table:table-cell>
          <table:table-cell office:value-type="string" calcext:value-type="string">
            <text:p>Person County, North Carolina</text:p>
          </table:table-cell>
          <table:table-cell office:value-type="float" office:value="620242400" calcext:value-type="float">
            <text:p>620242400</text:p>
          </table:table-cell>
          <table:table-cell office:value-type="float" office:value="31272843" calcext:value-type="float">
            <text:p>31272843</text:p>
          </table:table-cell>
        </table:table-row>
        <table:table-row table:style-name="ro1">
          <table:table-cell office:value-type="string" calcext:value-type="string">
            <text:p>0500000US37147</text:p>
          </table:table-cell>
          <table:table-cell office:value-type="float" office:value="37147" calcext:value-type="float">
            <text:p>37147</text:p>
          </table:table-cell>
          <table:table-cell office:value-type="string" calcext:value-type="string">
            <text:p>Pitt County, North Carolina</text:p>
          </table:table-cell>
          <table:table-cell office:value-type="float" office:value="2821247900" calcext:value-type="float">
            <text:p>2821247900</text:p>
          </table:table-cell>
          <table:table-cell office:value-type="float" office:value="119269008" calcext:value-type="float">
            <text:p>119269008</text:p>
          </table:table-cell>
        </table:table-row>
        <table:table-row table:style-name="ro1">
          <table:table-cell office:value-type="string" calcext:value-type="string">
            <text:p>0500000US37149</text:p>
          </table:table-cell>
          <table:table-cell office:value-type="float" office:value="37149" calcext:value-type="float">
            <text:p>37149</text:p>
          </table:table-cell>
          <table:table-cell office:value-type="string" calcext:value-type="string">
            <text:p>Polk County, North Carolina</text:p>
          </table:table-cell>
          <table:table-cell office:value-type="float" office:value="509902200" calcext:value-type="float">
            <text:p>509902200</text:p>
          </table:table-cell>
          <table:table-cell office:value-type="float" office:value="44015872" calcext:value-type="float">
            <text:p>44015872</text:p>
          </table:table-cell>
        </table:table-row>
        <table:table-row table:style-name="ro1">
          <table:table-cell office:value-type="string" calcext:value-type="string">
            <text:p>0500000US37151</text:p>
          </table:table-cell>
          <table:table-cell office:value-type="float" office:value="37151" calcext:value-type="float">
            <text:p>37151</text:p>
          </table:table-cell>
          <table:table-cell office:value-type="string" calcext:value-type="string">
            <text:p>Randolph County, North Carolina</text:p>
          </table:table-cell>
          <table:table-cell office:value-type="float" office:value="2561762600" calcext:value-type="float">
            <text:p>2561762600</text:p>
          </table:table-cell>
          <table:table-cell office:value-type="float" office:value="66415659" calcext:value-type="float">
            <text:p>66415659</text:p>
          </table:table-cell>
        </table:table-row>
        <table:table-row table:style-name="ro1">
          <table:table-cell office:value-type="string" calcext:value-type="string">
            <text:p>0500000US37153</text:p>
          </table:table-cell>
          <table:table-cell office:value-type="float" office:value="37153" calcext:value-type="float">
            <text:p>37153</text:p>
          </table:table-cell>
          <table:table-cell office:value-type="string" calcext:value-type="string">
            <text:p>Richmond County, North Carolina</text:p>
          </table:table-cell>
          <table:table-cell office:value-type="float" office:value="557915200" calcext:value-type="float">
            <text:p>557915200</text:p>
          </table:table-cell>
          <table:table-cell office:value-type="float" office:value="27082525" calcext:value-type="float">
            <text:p>27082525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746989600" calcext:value-type="float">
            <text:p>746989600</text:p>
          </table:table-cell>
          <table:table-cell office:value-type="float" office:value="37108777" calcext:value-type="float">
            <text:p>37108777</text:p>
          </table:table-cell>
        </table:table-row>
        <table:table-row table:style-name="ro1">
          <table:table-cell office:value-type="string" calcext:value-type="string">
            <text:p>0500000US37157</text:p>
          </table:table-cell>
          <table:table-cell office:value-type="float" office:value="37157" calcext:value-type="float">
            <text:p>37157</text:p>
          </table:table-cell>
          <table:table-cell office:value-type="string" calcext:value-type="string">
            <text:p>Rockingham County, North Carolina</text:p>
          </table:table-cell>
          <table:table-cell office:value-type="float" office:value="1538626900" calcext:value-type="float">
            <text:p>1538626900</text:p>
          </table:table-cell>
          <table:table-cell office:value-type="float" office:value="46442219" calcext:value-type="float">
            <text:p>46442219</text:p>
          </table:table-cell>
        </table:table-row>
        <table:table-row table:style-name="ro1">
          <table:table-cell office:value-type="string" calcext:value-type="string">
            <text:p>0500000US37159</text:p>
          </table:table-cell>
          <table:table-cell office:value-type="float" office:value="37159" calcext:value-type="float">
            <text:p>37159</text:p>
          </table:table-cell>
          <table:table-cell office:value-type="string" calcext:value-type="string">
            <text:p>Rowan County, North Carolina</text:p>
          </table:table-cell>
          <table:table-cell office:value-type="float" office:value="2383879100" calcext:value-type="float">
            <text:p>2383879100</text:p>
          </table:table-cell>
          <table:table-cell office:value-type="float" office:value="67760450" calcext:value-type="float">
            <text:p>67760450</text:p>
          </table:table-cell>
        </table:table-row>
        <table:table-row table:style-name="ro1">
          <table:table-cell office:value-type="string" calcext:value-type="string">
            <text:p>0500000US37161</text:p>
          </table:table-cell>
          <table:table-cell office:value-type="float" office:value="37161" calcext:value-type="float">
            <text:p>37161</text:p>
          </table:table-cell>
          <table:table-cell office:value-type="string" calcext:value-type="string">
            <text:p>Rutherford County, North Carolina</text:p>
          </table:table-cell>
          <table:table-cell office:value-type="float" office:value="1122181200" calcext:value-type="float">
            <text:p>1122181200</text:p>
          </table:table-cell>
          <table:table-cell office:value-type="float" office:value="52549679" calcext:value-type="float">
            <text:p>52549679</text:p>
          </table:table-cell>
        </table:table-row>
        <table:table-row table:style-name="ro1">
          <table:table-cell office:value-type="string" calcext:value-type="string">
            <text:p>0500000US37163</text:p>
          </table:table-cell>
          <table:table-cell office:value-type="float" office:value="37163" calcext:value-type="float">
            <text:p>37163</text:p>
          </table:table-cell>
          <table:table-cell office:value-type="string" calcext:value-type="string">
            <text:p>Sampson County, North Carolina</text:p>
          </table:table-cell>
          <table:table-cell office:value-type="float" office:value="827744200" calcext:value-type="float">
            <text:p>827744200</text:p>
          </table:table-cell>
          <table:table-cell office:value-type="float" office:value="56229710" calcext:value-type="float">
            <text:p>56229710</text:p>
          </table:table-cell>
        </table:table-row>
        <table:table-row table:style-name="ro1">
          <table:table-cell office:value-type="string" calcext:value-type="string">
            <text:p>0500000US37165</text:p>
          </table:table-cell>
          <table:table-cell office:value-type="float" office:value="37165" calcext:value-type="float">
            <text:p>37165</text:p>
          </table:table-cell>
          <table:table-cell office:value-type="string" calcext:value-type="string">
            <text:p>Scotland County, North Carolina</text:p>
          </table:table-cell>
          <table:table-cell office:value-type="float" office:value="354289000" calcext:value-type="float">
            <text:p>354289000</text:p>
          </table:table-cell>
          <table:table-cell office:value-type="float" office:value="19281382" calcext:value-type="float">
            <text:p>19281382</text:p>
          </table:table-cell>
        </table:table-row>
        <table:table-row table:style-name="ro1">
          <table:table-cell office:value-type="string" calcext:value-type="string">
            <text:p>0500000US37167</text:p>
          </table:table-cell>
          <table:table-cell office:value-type="float" office:value="37167" calcext:value-type="float">
            <text:p>37167</text:p>
          </table:table-cell>
          <table:table-cell office:value-type="string" calcext:value-type="string">
            <text:p>Stanly County, North Carolina</text:p>
          </table:table-cell>
          <table:table-cell office:value-type="float" office:value="1101439700" calcext:value-type="float">
            <text:p>1101439700</text:p>
          </table:table-cell>
          <table:table-cell office:value-type="float" office:value="37694950" calcext:value-type="float">
            <text:p>37694950</text:p>
          </table:table-cell>
        </table:table-row>
        <table:table-row table:style-name="ro1">
          <table:table-cell office:value-type="string" calcext:value-type="string">
            <text:p>0500000US37169</text:p>
          </table:table-cell>
          <table:table-cell office:value-type="float" office:value="37169" calcext:value-type="float">
            <text:p>37169</text:p>
          </table:table-cell>
          <table:table-cell office:value-type="string" calcext:value-type="string">
            <text:p>Stokes County, North Carolina</text:p>
          </table:table-cell>
          <table:table-cell office:value-type="float" office:value="886284000" calcext:value-type="float">
            <text:p>886284000</text:p>
          </table:table-cell>
          <table:table-cell office:value-type="float" office:value="37890626" calcext:value-type="float">
            <text:p>37890626</text:p>
          </table:table-cell>
        </table:table-row>
        <table:table-row table:style-name="ro1">
          <table:table-cell office:value-type="string" calcext:value-type="string">
            <text:p>0500000US37171</text:p>
          </table:table-cell>
          <table:table-cell office:value-type="float" office:value="37171" calcext:value-type="float">
            <text:p>37171</text:p>
          </table:table-cell>
          <table:table-cell office:value-type="string" calcext:value-type="string">
            <text:p>Surry County, North Carolina</text:p>
          </table:table-cell>
          <table:table-cell office:value-type="float" office:value="1347968900" calcext:value-type="float">
            <text:p>1347968900</text:p>
          </table:table-cell>
          <table:table-cell office:value-type="float" office:value="43994367" calcext:value-type="float">
            <text:p>43994367</text:p>
          </table:table-cell>
        </table:table-row>
        <table:table-row table:style-name="ro1">
          <table:table-cell office:value-type="string" calcext:value-type="string">
            <text:p>0500000US37173</text:p>
          </table:table-cell>
          <table:table-cell office:value-type="float" office:value="37173" calcext:value-type="float">
            <text:p>37173</text:p>
          </table:table-cell>
          <table:table-cell office:value-type="string" calcext:value-type="string">
            <text:p>Swain County, North Carolina</text:p>
          </table:table-cell>
          <table:table-cell office:value-type="float" office:value="193888200" calcext:value-type="float">
            <text:p>193888200</text:p>
          </table:table-cell>
          <table:table-cell office:value-type="float" office:value="20219982" calcext:value-type="float">
            <text:p>20219982</text:p>
          </table:table-cell>
        </table:table-row>
        <table:table-row table:style-name="ro1">
          <table:table-cell office:value-type="string" calcext:value-type="string">
            <text:p>0500000US37175</text:p>
          </table:table-cell>
          <table:table-cell office:value-type="float" office:value="37175" calcext:value-type="float">
            <text:p>37175</text:p>
          </table:table-cell>
          <table:table-cell office:value-type="string" calcext:value-type="string">
            <text:p>Transylvania County, North Carolina</text:p>
          </table:table-cell>
          <table:table-cell office:value-type="float" office:value="722824700" calcext:value-type="float">
            <text:p>722824700</text:p>
          </table:table-cell>
          <table:table-cell office:value-type="float" office:value="47457480" calcext:value-type="float">
            <text:p>47457480</text:p>
          </table:table-cell>
        </table:table-row>
        <table:table-row table:style-name="ro1">
          <table:table-cell office:value-type="string" calcext:value-type="string">
            <text:p>0500000US37177</text:p>
          </table:table-cell>
          <table:table-cell office:value-type="float" office:value="37177" calcext:value-type="float">
            <text:p>37177</text:p>
          </table:table-cell>
          <table:table-cell office:value-type="string" calcext:value-type="string">
            <text:p>Tyrrell County, North Carolina</text:p>
          </table:table-cell>
          <table:table-cell office:value-type="float" office:value="46462000" calcext:value-type="float">
            <text:p>46462000</text:p>
          </table:table-cell>
          <table:table-cell office:value-type="float" office:value="9524983" calcext:value-type="float">
            <text:p>9524983</text:p>
          </table:table-cell>
        </table:table-row>
        <table:table-row table:style-name="ro1">
          <table:table-cell office:value-type="string" calcext:value-type="string">
            <text:p>0500000US37179</text:p>
          </table:table-cell>
          <table:table-cell office:value-type="float" office:value="37179" calcext:value-type="float">
            <text:p>37179</text:p>
          </table:table-cell>
          <table:table-cell office:value-type="string" calcext:value-type="string">
            <text:p>Union County, North Carolina</text:p>
          </table:table-cell>
          <table:table-cell office:value-type="float" office:value="5165294900" calcext:value-type="float">
            <text:p>5165294900</text:p>
          </table:table-cell>
          <table:table-cell office:value-type="float" office:value="126843080" calcext:value-type="float">
            <text:p>126843080</text:p>
          </table:table-cell>
        </table:table-row>
        <table:table-row table:style-name="ro1">
          <table:table-cell office:value-type="string" calcext:value-type="string">
            <text:p>0500000US37181</text:p>
          </table:table-cell>
          <table:table-cell office:value-type="float" office:value="37181" calcext:value-type="float">
            <text:p>37181</text:p>
          </table:table-cell>
          <table:table-cell office:value-type="string" calcext:value-type="string">
            <text:p>Vance County, North Carolina</text:p>
          </table:table-cell>
          <table:table-cell office:value-type="float" office:value="427169000" calcext:value-type="float">
            <text:p>427169000</text:p>
          </table:table-cell>
          <table:table-cell office:value-type="float" office:value="24732081" calcext:value-type="float">
            <text:p>24732081</text:p>
          </table:table-cell>
        </table:table-row>
        <table:table-row table:style-name="ro1">
          <table:table-cell office:value-type="string" calcext:value-type="string">
            <text:p>0500000US37183</text:p>
          </table:table-cell>
          <table:table-cell office:value-type="float" office:value="37183" calcext:value-type="float">
            <text:p>37183</text:p>
          </table:table-cell>
          <table:table-cell office:value-type="string" calcext:value-type="string">
            <text:p>Wake County, North Carolina</text:p>
          </table:table-cell>
          <table:table-cell office:value-type="float" office:value="24566934400" calcext:value-type="float">
            <text:p>24566934400</text:p>
          </table:table-cell>
          <table:table-cell office:value-type="float" office:value="351722537" calcext:value-type="float">
            <text:p>351722537</text:p>
          </table:table-cell>
        </table:table-row>
        <table:table-row table:style-name="ro1">
          <table:table-cell office:value-type="string" calcext:value-type="string">
            <text:p>0500000US37185</text:p>
          </table:table-cell>
          <table:table-cell office:value-type="float" office:value="37185" calcext:value-type="float">
            <text:p>37185</text:p>
          </table:table-cell>
          <table:table-cell office:value-type="string" calcext:value-type="string">
            <text:p>Warren County, North Carolina</text:p>
          </table:table-cell>
          <table:table-cell office:value-type="float" office:value="216643900" calcext:value-type="float">
            <text:p>216643900</text:p>
          </table:table-cell>
          <table:table-cell office:value-type="float" office:value="21309307" calcext:value-type="float">
            <text:p>21309307</text:p>
          </table:table-cell>
        </table:table-row>
        <table:table-row table:style-name="ro1">
          <table:table-cell office:value-type="string" calcext:value-type="string">
            <text:p>0500000US37187</text:p>
          </table:table-cell>
          <table:table-cell office:value-type="float" office:value="37187" calcext:value-type="float">
            <text:p>37187</text:p>
          </table:table-cell>
          <table:table-cell office:value-type="string" calcext:value-type="string">
            <text:p>Washington County, North Carolina</text:p>
          </table:table-cell>
          <table:table-cell office:value-type="float" office:value="162656400" calcext:value-type="float">
            <text:p>162656400</text:p>
          </table:table-cell>
          <table:table-cell office:value-type="float" office:value="21015786" calcext:value-type="float">
            <text:p>21015786</text:p>
          </table:table-cell>
        </table:table-row>
        <table:table-row table:style-name="ro1">
          <table:table-cell office:value-type="string" calcext:value-type="string">
            <text:p>0500000US37189</text:p>
          </table:table-cell>
          <table:table-cell office:value-type="float" office:value="37189" calcext:value-type="float">
            <text:p>37189</text:p>
          </table:table-cell>
          <table:table-cell office:value-type="string" calcext:value-type="string">
            <text:p>Watauga County, North Carolina</text:p>
          </table:table-cell>
          <table:table-cell office:value-type="float" office:value="1090296900" calcext:value-type="float">
            <text:p>1090296900</text:p>
          </table:table-cell>
          <table:table-cell office:value-type="float" office:value="47996948" calcext:value-type="float">
            <text:p>47996948</text:p>
          </table:table-cell>
        </table:table-row>
        <table:table-row table:style-name="ro1">
          <table:table-cell office:value-type="string" calcext:value-type="string">
            <text:p>0500000US37191</text:p>
          </table:table-cell>
          <table:table-cell office:value-type="float" office:value="37191" calcext:value-type="float">
            <text:p>37191</text:p>
          </table:table-cell>
          <table:table-cell office:value-type="string" calcext:value-type="string">
            <text:p>Wayne County, North Carolina</text:p>
          </table:table-cell>
          <table:table-cell office:value-type="float" office:value="1760422100" calcext:value-type="float">
            <text:p>1760422100</text:p>
          </table:table-cell>
          <table:table-cell office:value-type="float" office:value="65235381" calcext:value-type="float">
            <text:p>65235381</text:p>
          </table:table-cell>
        </table:table-row>
        <table:table-row table:style-name="ro1">
          <table:table-cell office:value-type="string" calcext:value-type="string">
            <text:p>0500000US37193</text:p>
          </table:table-cell>
          <table:table-cell office:value-type="float" office:value="37193" calcext:value-type="float">
            <text:p>37193</text:p>
          </table:table-cell>
          <table:table-cell office:value-type="string" calcext:value-type="string">
            <text:p>Wilkes County, North Carolina</text:p>
          </table:table-cell>
          <table:table-cell office:value-type="float" office:value="1213546700" calcext:value-type="float">
            <text:p>1213546700</text:p>
          </table:table-cell>
          <table:table-cell office:value-type="float" office:value="52697852" calcext:value-type="float">
            <text:p>52697852</text:p>
          </table:table-cell>
        </table:table-row>
        <table:table-row table:style-name="ro1">
          <table:table-cell office:value-type="string" calcext:value-type="string">
            <text:p>0500000US37195</text:p>
          </table:table-cell>
          <table:table-cell office:value-type="float" office:value="37195" calcext:value-type="float">
            <text:p>37195</text:p>
          </table:table-cell>
          <table:table-cell office:value-type="string" calcext:value-type="string">
            <text:p>Wilson County, North Carolina</text:p>
          </table:table-cell>
          <table:table-cell office:value-type="float" office:value="1111500400" calcext:value-type="float">
            <text:p>1111500400</text:p>
          </table:table-cell>
          <table:table-cell office:value-type="float" office:value="51652568" calcext:value-type="float">
            <text:p>51652568</text:p>
          </table:table-cell>
        </table:table-row>
        <table:table-row table:style-name="ro1">
          <table:table-cell office:value-type="string" calcext:value-type="string">
            <text:p>0500000US37197</text:p>
          </table:table-cell>
          <table:table-cell office:value-type="float" office:value="37197" calcext:value-type="float">
            <text:p>37197</text:p>
          </table:table-cell>
          <table:table-cell office:value-type="string" calcext:value-type="string">
            <text:p>Yadkin County, North Carolina</text:p>
          </table:table-cell>
          <table:table-cell office:value-type="float" office:value="735138800" calcext:value-type="float">
            <text:p>735138800</text:p>
          </table:table-cell>
          <table:table-cell office:value-type="float" office:value="48736688" calcext:value-type="float">
            <text:p>48736688</text:p>
          </table:table-cell>
        </table:table-row>
        <table:table-row table:style-name="ro1">
          <table:table-cell office:value-type="string" calcext:value-type="string">
            <text:p>0500000US37199</text:p>
          </table:table-cell>
          <table:table-cell office:value-type="float" office:value="37199" calcext:value-type="float">
            <text:p>37199</text:p>
          </table:table-cell>
          <table:table-cell office:value-type="string" calcext:value-type="string">
            <text:p>Yancey County, North Carolina</text:p>
          </table:table-cell>
          <table:table-cell office:value-type="float" office:value="349373300" calcext:value-type="float">
            <text:p>349373300</text:p>
          </table:table-cell>
          <table:table-cell office:value-type="float" office:value="23555360" calcext:value-type="float">
            <text:p>23555360</text:p>
          </table:table-cell>
        </table:table-row>
        <table:table-row table:style-name="ro1">
          <table:table-cell office:value-type="string" calcext:value-type="string">
            <text:p>0500000US38001</text:p>
          </table:table-cell>
          <table:table-cell office:value-type="float" office:value="38001" calcext:value-type="float">
            <text:p>38001</text:p>
          </table:table-cell>
          <table:table-cell office:value-type="string" calcext:value-type="string">
            <text:p>Adams County, North Dakota</text:p>
          </table:table-cell>
          <table:table-cell office:value-type="float" office:value="76474800" calcext:value-type="float">
            <text:p>76474800</text:p>
          </table:table-cell>
          <table:table-cell office:value-type="float" office:value="8945668" calcext:value-type="float">
            <text:p>8945668</text:p>
          </table:table-cell>
        </table:table-row>
        <table:table-row table:style-name="ro1">
          <table:table-cell office:value-type="string" calcext:value-type="string">
            <text:p>0500000US38003</text:p>
          </table:table-cell>
          <table:table-cell office:value-type="float" office:value="38003" calcext:value-type="float">
            <text:p>38003</text:p>
          </table:table-cell>
          <table:table-cell office:value-type="string" calcext:value-type="string">
            <text:p>Barnes County, North Dakota</text:p>
          </table:table-cell>
          <table:table-cell office:value-type="float" office:value="360399000" calcext:value-type="float">
            <text:p>360399000</text:p>
          </table:table-cell>
          <table:table-cell office:value-type="float" office:value="30945070" calcext:value-type="float">
            <text:p>30945070</text:p>
          </table:table-cell>
        </table:table-row>
        <table:table-row table:style-name="ro1">
          <table:table-cell office:value-type="string" calcext:value-type="string">
            <text:p>0500000US38005</text:p>
          </table:table-cell>
          <table:table-cell office:value-type="float" office:value="38005" calcext:value-type="float">
            <text:p>38005</text:p>
          </table:table-cell>
          <table:table-cell office:value-type="string" calcext:value-type="string">
            <text:p>Benson County, North Dakota</text:p>
          </table:table-cell>
          <table:table-cell office:value-type="float" office:value="98395300" calcext:value-type="float">
            <text:p>98395300</text:p>
          </table:table-cell>
          <table:table-cell office:value-type="float" office:value="10463730" calcext:value-type="float">
            <text:p>10463730</text:p>
          </table:table-cell>
        </table:table-row>
        <table:table-row table:style-name="ro1">
          <table:table-cell office:value-type="string" calcext:value-type="string">
            <text:p>0500000US38007</text:p>
          </table:table-cell>
          <table:table-cell office:value-type="float" office:value="38007" calcext:value-type="float">
            <text:p>38007</text:p>
          </table:table-cell>
          <table:table-cell office:value-type="string" calcext:value-type="string">
            <text:p>Billings County, North Dakota</text:p>
          </table:table-cell>
          <table:table-cell office:value-type="float" office:value="41668300" calcext:value-type="float">
            <text:p>41668300</text:p>
          </table:table-cell>
          <table:table-cell office:value-type="float" office:value="8626929" calcext:value-type="float">
            <text:p>8626929</text:p>
          </table:table-cell>
        </table:table-row>
        <table:table-row table:style-name="ro1">
          <table:table-cell office:value-type="string" calcext:value-type="string">
            <text:p>0500000US38009</text:p>
          </table:table-cell>
          <table:table-cell office:value-type="float" office:value="38009" calcext:value-type="float">
            <text:p>38009</text:p>
          </table:table-cell>
          <table:table-cell office:value-type="string" calcext:value-type="string">
            <text:p>Bottineau County, North Dakota</text:p>
          </table:table-cell>
          <table:table-cell office:value-type="float" office:value="224975800" calcext:value-type="float">
            <text:p>224975800</text:p>
          </table:table-cell>
          <table:table-cell office:value-type="float" office:value="22087107" calcext:value-type="float">
            <text:p>22087107</text:p>
          </table:table-cell>
        </table:table-row>
        <table:table-row table:style-name="ro1">
          <table:table-cell office:value-type="string" calcext:value-type="string">
            <text:p>0500000US38011</text:p>
          </table:table-cell>
          <table:table-cell office:value-type="float" office:value="38011" calcext:value-type="float">
            <text:p>38011</text:p>
          </table:table-cell>
          <table:table-cell office:value-type="string" calcext:value-type="string">
            <text:p>Bowman County, North Dakota</text:p>
          </table:table-cell>
          <table:table-cell office:value-type="float" office:value="107881900" calcext:value-type="float">
            <text:p>107881900</text:p>
          </table:table-cell>
          <table:table-cell office:value-type="float" office:value="9120368" calcext:value-type="float">
            <text:p>9120368</text:p>
          </table:table-cell>
        </table:table-row>
        <table:table-row table:style-name="ro1">
          <table:table-cell office:value-type="string" calcext:value-type="string">
            <text:p>0500000US38013</text:p>
          </table:table-cell>
          <table:table-cell office:value-type="float" office:value="38013" calcext:value-type="float">
            <text:p>38013</text:p>
          </table:table-cell>
          <table:table-cell office:value-type="string" calcext:value-type="string">
            <text:p>Burke County, North Dakota</text:p>
          </table:table-cell>
          <table:table-cell office:value-type="float" office:value="75185100" calcext:value-type="float">
            <text:p>75185100</text:p>
          </table:table-cell>
          <table:table-cell office:value-type="float" office:value="7484015" calcext:value-type="float">
            <text:p>7484015</text:p>
          </table:table-cell>
        </table:table-row>
        <table:table-row table:style-name="ro1">
          <table:table-cell office:value-type="string" calcext:value-type="string">
            <text:p>0500000US38015</text:p>
          </table:table-cell>
          <table:table-cell office:value-type="float" office:value="38015" calcext:value-type="float">
            <text:p>38015</text:p>
          </table:table-cell>
          <table:table-cell office:value-type="string" calcext:value-type="string">
            <text:p>Burleigh County, North Dakota</text:p>
          </table:table-cell>
          <table:table-cell office:value-type="float" office:value="2919062600" calcext:value-type="float">
            <text:p>2919062600</text:p>
          </table:table-cell>
          <table:table-cell office:value-type="float" office:value="89212090" calcext:value-type="float">
            <text:p>89212090</text:p>
          </table:table-cell>
        </table:table-row>
        <table:table-row table:style-name="ro1">
          <table:table-cell office:value-type="string" calcext:value-type="string">
            <text:p>0500000US38017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Cass County, North Dakota</text:p>
          </table:table-cell>
          <table:table-cell office:value-type="float" office:value="4784393100" calcext:value-type="float">
            <text:p>4784393100</text:p>
          </table:table-cell>
          <table:table-cell office:value-type="float" office:value="119646673" calcext:value-type="float">
            <text:p>119646673</text:p>
          </table:table-cell>
        </table:table-row>
        <table:table-row table:style-name="ro1">
          <table:table-cell office:value-type="string" calcext:value-type="string">
            <text:p>0500000US38019</text:p>
          </table:table-cell>
          <table:table-cell office:value-type="float" office:value="38019" calcext:value-type="float">
            <text:p>38019</text:p>
          </table:table-cell>
          <table:table-cell office:value-type="string" calcext:value-type="string">
            <text:p>Cavalier County, North Dakota</text:p>
          </table:table-cell>
          <table:table-cell office:value-type="float" office:value="146926600" calcext:value-type="float">
            <text:p>146926600</text:p>
          </table:table-cell>
          <table:table-cell office:value-type="float" office:value="14631715" calcext:value-type="float">
            <text:p>14631715</text:p>
          </table:table-cell>
        </table:table-row>
        <table:table-row table:style-name="ro1">
          <table:table-cell office:value-type="string" calcext:value-type="string">
            <text:p>0500000US38021</text:p>
          </table:table-cell>
          <table:table-cell office:value-type="float" office:value="38021" calcext:value-type="float">
            <text:p>38021</text:p>
          </table:table-cell>
          <table:table-cell office:value-type="string" calcext:value-type="string">
            <text:p>Dickey County, North Dakota</text:p>
          </table:table-cell>
          <table:table-cell office:value-type="float" office:value="136419600" calcext:value-type="float">
            <text:p>136419600</text:p>
          </table:table-cell>
          <table:table-cell office:value-type="float" office:value="10331021" calcext:value-type="float">
            <text:p>10331021</text:p>
          </table:table-cell>
        </table:table-row>
        <table:table-row table:style-name="ro1">
          <table:table-cell office:value-type="string" calcext:value-type="string">
            <text:p>0500000US38023</text:p>
          </table:table-cell>
          <table:table-cell office:value-type="float" office:value="38023" calcext:value-type="float">
            <text:p>38023</text:p>
          </table:table-cell>
          <table:table-cell office:value-type="string" calcext:value-type="string">
            <text:p>Divide County, North Dakota</text:p>
          </table:table-cell>
          <table:table-cell office:value-type="float" office:value="101332000" calcext:value-type="float">
            <text:p>101332000</text:p>
          </table:table-cell>
          <table:table-cell office:value-type="float" office:value="16384655" calcext:value-type="float">
            <text:p>16384655</text:p>
          </table:table-cell>
        </table:table-row>
        <table:table-row table:style-name="ro1">
          <table:table-cell office:value-type="string" calcext:value-type="string">
            <text:p>0500000US38025</text:p>
          </table:table-cell>
          <table:table-cell office:value-type="float" office:value="38025" calcext:value-type="float">
            <text:p>38025</text:p>
          </table:table-cell>
          <table:table-cell office:value-type="string" calcext:value-type="string">
            <text:p>Dunn County, North Dakota</text:p>
          </table:table-cell>
          <table:table-cell office:value-type="float" office:value="159296200" calcext:value-type="float">
            <text:p>159296200</text:p>
          </table:table-cell>
          <table:table-cell office:value-type="float" office:value="20018583" calcext:value-type="float">
            <text:p>20018583</text:p>
          </table:table-cell>
        </table:table-row>
        <table:table-row table:style-name="ro1">
          <table:table-cell office:value-type="string" calcext:value-type="string">
            <text:p>0500000US38027</text:p>
          </table:table-cell>
          <table:table-cell office:value-type="float" office:value="38027" calcext:value-type="float">
            <text:p>38027</text:p>
          </table:table-cell>
          <table:table-cell office:value-type="string" calcext:value-type="string">
            <text:p>Eddy County, North Dakota</text:p>
          </table:table-cell>
          <table:table-cell office:value-type="float" office:value="73902500" calcext:value-type="float">
            <text:p>73902500</text:p>
          </table:table-cell>
          <table:table-cell office:value-type="float" office:value="13579492" calcext:value-type="float">
            <text:p>13579492</text:p>
          </table:table-cell>
        </table:table-row>
        <table:table-row table:style-name="ro1">
          <table:table-cell office:value-type="string" calcext:value-type="string">
            <text:p>0500000US38029</text:p>
          </table:table-cell>
          <table:table-cell office:value-type="float" office:value="38029" calcext:value-type="float">
            <text:p>38029</text:p>
          </table:table-cell>
          <table:table-cell office:value-type="string" calcext:value-type="string">
            <text:p>Emmons County, North Dakota</text:p>
          </table:table-cell>
          <table:table-cell office:value-type="float" office:value="98163600" calcext:value-type="float">
            <text:p>98163600</text:p>
          </table:table-cell>
          <table:table-cell office:value-type="float" office:value="10369898" calcext:value-type="float">
            <text:p>10369898</text:p>
          </table:table-cell>
        </table:table-row>
        <table:table-row table:style-name="ro1">
          <table:table-cell office:value-type="string" calcext:value-type="string">
            <text:p>0500000US38031</text:p>
          </table:table-cell>
          <table:table-cell office:value-type="float" office:value="38031" calcext:value-type="float">
            <text:p>38031</text:p>
          </table:table-cell>
          <table:table-cell office:value-type="string" calcext:value-type="string">
            <text:p>Foster County, North Dakota</text:p>
          </table:table-cell>
          <table:table-cell office:value-type="float" office:value="100670300" calcext:value-type="float">
            <text:p>100670300</text:p>
          </table:table-cell>
          <table:table-cell office:value-type="float" office:value="7263701" calcext:value-type="float">
            <text:p>7263701</text:p>
          </table:table-cell>
        </table:table-row>
        <table:table-row table:style-name="ro1">
          <table:table-cell office:value-type="string" calcext:value-type="string">
            <text:p>0500000US38033</text:p>
          </table:table-cell>
          <table:table-cell office:value-type="float" office:value="38033" calcext:value-type="float">
            <text:p>38033</text:p>
          </table:table-cell>
          <table:table-cell office:value-type="string" calcext:value-type="string">
            <text:p>Golden Valley County, North Dakota</text:p>
          </table:table-cell>
          <table:table-cell office:value-type="float" office:value="48582700" calcext:value-type="float">
            <text:p>48582700</text:p>
          </table:table-cell>
          <table:table-cell office:value-type="float" office:value="6354766" calcext:value-type="float">
            <text:p>6354766</text:p>
          </table:table-cell>
        </table:table-row>
        <table:table-row table:style-name="ro1">
          <table:table-cell office:value-type="string" calcext:value-type="string">
            <text:p>0500000US38035</text:p>
          </table:table-cell>
          <table:table-cell office:value-type="float" office:value="38035" calcext:value-type="float">
            <text:p>38035</text:p>
          </table:table-cell>
          <table:table-cell office:value-type="string" calcext:value-type="string">
            <text:p>Grand Forks County, North Dakota</text:p>
          </table:table-cell>
          <table:table-cell office:value-type="float" office:value="1815732900" calcext:value-type="float">
            <text:p>1815732900</text:p>
          </table:table-cell>
          <table:table-cell office:value-type="float" office:value="74132060" calcext:value-type="float">
            <text:p>74132060</text:p>
          </table:table-cell>
        </table:table-row>
        <table:table-row table:style-name="ro1">
          <table:table-cell office:value-type="string" calcext:value-type="string">
            <text:p>0500000US38037</text:p>
          </table:table-cell>
          <table:table-cell office:value-type="float" office:value="38037" calcext:value-type="float">
            <text:p>38037</text:p>
          </table:table-cell>
          <table:table-cell office:value-type="string" calcext:value-type="string">
            <text:p>Grant County, North Dakota</text:p>
          </table:table-cell>
          <table:table-cell office:value-type="float" office:value="77513500" calcext:value-type="float">
            <text:p>77513500</text:p>
          </table:table-cell>
          <table:table-cell office:value-type="float" office:value="8202934" calcext:value-type="float">
            <text:p>8202934</text:p>
          </table:table-cell>
        </table:table-row>
        <table:table-row table:style-name="ro1">
          <table:table-cell office:value-type="string" calcext:value-type="string">
            <text:p>0500000US38039</text:p>
          </table:table-cell>
          <table:table-cell office:value-type="float" office:value="38039" calcext:value-type="float">
            <text:p>38039</text:p>
          </table:table-cell>
          <table:table-cell office:value-type="string" calcext:value-type="string">
            <text:p>Griggs County, North Dakota</text:p>
          </table:table-cell>
          <table:table-cell office:value-type="float" office:value="67741200" calcext:value-type="float">
            <text:p>67741200</text:p>
          </table:table-cell>
          <table:table-cell office:value-type="float" office:value="7568508" calcext:value-type="float">
            <text:p>7568508</text:p>
          </table:table-cell>
        </table:table-row>
        <table:table-row table:style-name="ro1">
          <table:table-cell office:value-type="string" calcext:value-type="string">
            <text:p>0500000US38041</text:p>
          </table:table-cell>
          <table:table-cell office:value-type="float" office:value="38041" calcext:value-type="float">
            <text:p>38041</text:p>
          </table:table-cell>
          <table:table-cell office:value-type="string" calcext:value-type="string">
            <text:p>Hettinger County, North Dakota</text:p>
          </table:table-cell>
          <table:table-cell office:value-type="float" office:value="70357600" calcext:value-type="float">
            <text:p>70357600</text:p>
          </table:table-cell>
          <table:table-cell office:value-type="float" office:value="5609297" calcext:value-type="float">
            <text:p>5609297</text:p>
          </table:table-cell>
        </table:table-row>
        <table:table-row table:style-name="ro1">
          <table:table-cell office:value-type="string" calcext:value-type="string">
            <text:p>0500000US38043</text:p>
          </table:table-cell>
          <table:table-cell office:value-type="float" office:value="38043" calcext:value-type="float">
            <text:p>38043</text:p>
          </table:table-cell>
          <table:table-cell office:value-type="string" calcext:value-type="string">
            <text:p>Kidder County, North Dakota</text:p>
          </table:table-cell>
          <table:table-cell office:value-type="float" office:value="77874600" calcext:value-type="float">
            <text:p>77874600</text:p>
          </table:table-cell>
          <table:table-cell office:value-type="float" office:value="7708968" calcext:value-type="float">
            <text:p>7708968</text:p>
          </table:table-cell>
        </table:table-row>
        <table:table-row table:style-name="ro1">
          <table:table-cell office:value-type="string" calcext:value-type="string">
            <text:p>0500000US38045</text:p>
          </table:table-cell>
          <table:table-cell office:value-type="float" office:value="38045" calcext:value-type="float">
            <text:p>38045</text:p>
          </table:table-cell>
          <table:table-cell office:value-type="string" calcext:value-type="string">
            <text:p>LaMoure County, North Dakota</text:p>
          </table:table-cell>
          <table:table-cell office:value-type="float" office:value="139846600" calcext:value-type="float">
            <text:p>139846600</text:p>
          </table:table-cell>
          <table:table-cell office:value-type="float" office:value="11648532" calcext:value-type="float">
            <text:p>11648532</text:p>
          </table:table-cell>
        </table:table-row>
        <table:table-row table:style-name="ro1">
          <table:table-cell office:value-type="string" calcext:value-type="string">
            <text:p>0500000US38047</text:p>
          </table:table-cell>
          <table:table-cell office:value-type="float" office:value="38047" calcext:value-type="float">
            <text:p>38047</text:p>
          </table:table-cell>
          <table:table-cell office:value-type="string" calcext:value-type="string">
            <text:p>Logan County, North Dakota</text:p>
          </table:table-cell>
          <table:table-cell office:value-type="float" office:value="59932500" calcext:value-type="float">
            <text:p>59932500</text:p>
          </table:table-cell>
          <table:table-cell office:value-type="float" office:value="9583316" calcext:value-type="float">
            <text:p>9583316</text:p>
          </table:table-cell>
        </table:table-row>
        <table:table-row table:style-name="ro1">
          <table:table-cell office:value-type="string" calcext:value-type="string">
            <text:p>0500000US38049</text:p>
          </table:table-cell>
          <table:table-cell office:value-type="float" office:value="38049" calcext:value-type="float">
            <text:p>38049</text:p>
          </table:table-cell>
          <table:table-cell office:value-type="string" calcext:value-type="string">
            <text:p>McHenry County, North Dakota</text:p>
          </table:table-cell>
          <table:table-cell office:value-type="float" office:value="196361000" calcext:value-type="float">
            <text:p>196361000</text:p>
          </table:table-cell>
          <table:table-cell office:value-type="float" office:value="26338634" calcext:value-type="float">
            <text:p>26338634</text:p>
          </table:table-cell>
        </table:table-row>
        <table:table-row table:style-name="ro1">
          <table:table-cell office:value-type="string" calcext:value-type="string">
            <text:p>0500000US38051</text:p>
          </table:table-cell>
          <table:table-cell office:value-type="float" office:value="38051" calcext:value-type="float">
            <text:p>38051</text:p>
          </table:table-cell>
          <table:table-cell office:value-type="string" calcext:value-type="string">
            <text:p>McIntosh County, North Dakota</text:p>
          </table:table-cell>
          <table:table-cell office:value-type="float" office:value="74041300" calcext:value-type="float">
            <text:p>74041300</text:p>
          </table:table-cell>
          <table:table-cell office:value-type="float" office:value="7794804" calcext:value-type="float">
            <text:p>7794804</text:p>
          </table:table-cell>
        </table:table-row>
        <table:table-row table:style-name="ro1">
          <table:table-cell office:value-type="string" calcext:value-type="string">
            <text:p>0500000US38053</text:p>
          </table:table-cell>
          <table:table-cell office:value-type="float" office:value="38053" calcext:value-type="float">
            <text:p>38053</text:p>
          </table:table-cell>
          <table:table-cell office:value-type="string" calcext:value-type="string">
            <text:p>McKenzie County, North Dakota</text:p>
          </table:table-cell>
          <table:table-cell office:value-type="float" office:value="313402100" calcext:value-type="float">
            <text:p>313402100</text:p>
          </table:table-cell>
          <table:table-cell office:value-type="float" office:value="26055899" calcext:value-type="float">
            <text:p>26055899</text:p>
          </table:table-cell>
        </table:table-row>
        <table:table-row table:style-name="ro1">
          <table:table-cell office:value-type="string" calcext:value-type="string">
            <text:p>0500000US38055</text:p>
          </table:table-cell>
          <table:table-cell office:value-type="float" office:value="38055" calcext:value-type="float">
            <text:p>38055</text:p>
          </table:table-cell>
          <table:table-cell office:value-type="string" calcext:value-type="string">
            <text:p>McLean County, North Dakota</text:p>
          </table:table-cell>
          <table:table-cell office:value-type="float" office:value="283842700" calcext:value-type="float">
            <text:p>283842700</text:p>
          </table:table-cell>
          <table:table-cell office:value-type="float" office:value="14088812" calcext:value-type="float">
            <text:p>14088812</text:p>
          </table:table-cell>
        </table:table-row>
        <table:table-row table:style-name="ro1">
          <table:table-cell office:value-type="string" calcext:value-type="string">
            <text:p>0500000US38057</text:p>
          </table:table-cell>
          <table:table-cell office:value-type="float" office:value="38057" calcext:value-type="float">
            <text:p>38057</text:p>
          </table:table-cell>
          <table:table-cell office:value-type="string" calcext:value-type="string">
            <text:p>Mercer County, North Dakota</text:p>
          </table:table-cell>
          <table:table-cell office:value-type="float" office:value="261305800" calcext:value-type="float">
            <text:p>261305800</text:p>
          </table:table-cell>
          <table:table-cell office:value-type="float" office:value="13825288" calcext:value-type="float">
            <text:p>13825288</text:p>
          </table:table-cell>
        </table:table-row>
        <table:table-row table:style-name="ro1">
          <table:table-cell office:value-type="string" calcext:value-type="string">
            <text:p>0500000US38059</text:p>
          </table:table-cell>
          <table:table-cell office:value-type="float" office:value="38059" calcext:value-type="float">
            <text:p>38059</text:p>
          </table:table-cell>
          <table:table-cell office:value-type="string" calcext:value-type="string">
            <text:p>Morton County, North Dakota</text:p>
          </table:table-cell>
          <table:table-cell office:value-type="float" office:value="891099600" calcext:value-type="float">
            <text:p>891099600</text:p>
          </table:table-cell>
          <table:table-cell office:value-type="float" office:value="43743679" calcext:value-type="float">
            <text:p>43743679</text:p>
          </table:table-cell>
        </table:table-row>
        <table:table-row table:style-name="ro1">
          <table:table-cell office:value-type="string" calcext:value-type="string">
            <text:p>0500000US38061</text:p>
          </table:table-cell>
          <table:table-cell office:value-type="float" office:value="38061" calcext:value-type="float">
            <text:p>38061</text:p>
          </table:table-cell>
          <table:table-cell office:value-type="string" calcext:value-type="string">
            <text:p>Mountrail County, North Dakota</text:p>
          </table:table-cell>
          <table:table-cell office:value-type="float" office:value="252456000" calcext:value-type="float">
            <text:p>252456000</text:p>
          </table:table-cell>
          <table:table-cell office:value-type="float" office:value="29585324" calcext:value-type="float">
            <text:p>29585324</text:p>
          </table:table-cell>
        </table:table-row>
        <table:table-row table:style-name="ro1">
          <table:table-cell office:value-type="string" calcext:value-type="string">
            <text:p>0500000US38063</text:p>
          </table:table-cell>
          <table:table-cell office:value-type="float" office:value="38063" calcext:value-type="float">
            <text:p>38063</text:p>
          </table:table-cell>
          <table:table-cell office:value-type="string" calcext:value-type="string">
            <text:p>Nelson County, North Dakota</text:p>
          </table:table-cell>
          <table:table-cell office:value-type="float" office:value="93105300" calcext:value-type="float">
            <text:p>93105300</text:p>
          </table:table-cell>
          <table:table-cell office:value-type="float" office:value="9516238" calcext:value-type="float">
            <text:p>9516238</text:p>
          </table:table-cell>
        </table:table-row>
        <table:table-row table:style-name="ro1">
          <table:table-cell office:value-type="string" calcext:value-type="string">
            <text:p>0500000US38065</text:p>
          </table:table-cell>
          <table:table-cell office:value-type="float" office:value="38065" calcext:value-type="float">
            <text:p>38065</text:p>
          </table:table-cell>
          <table:table-cell office:value-type="string" calcext:value-type="string">
            <text:p>Oliver County, North Dakota</text:p>
          </table:table-cell>
          <table:table-cell office:value-type="float" office:value="56218000" calcext:value-type="float">
            <text:p>56218000</text:p>
          </table:table-cell>
          <table:table-cell office:value-type="float" office:value="7822992" calcext:value-type="float">
            <text:p>7822992</text:p>
          </table:table-cell>
        </table:table-row>
        <table:table-row table:style-name="ro1">
          <table:table-cell office:value-type="string" calcext:value-type="string">
            <text:p>0500000US38067</text:p>
          </table:table-cell>
          <table:table-cell office:value-type="float" office:value="38067" calcext:value-type="float">
            <text:p>38067</text:p>
          </table:table-cell>
          <table:table-cell office:value-type="string" calcext:value-type="string">
            <text:p>Pembina County, North Dakota</text:p>
          </table:table-cell>
          <table:table-cell office:value-type="float" office:value="214799400" calcext:value-type="float">
            <text:p>214799400</text:p>
          </table:table-cell>
          <table:table-cell office:value-type="float" office:value="15372455" calcext:value-type="float">
            <text:p>15372455</text:p>
          </table:table-cell>
        </table:table-row>
        <table:table-row table:style-name="ro1">
          <table:table-cell office:value-type="string" calcext:value-type="string">
            <text:p>0500000US38069</text:p>
          </table:table-cell>
          <table:table-cell office:value-type="float" office:value="38069" calcext:value-type="float">
            <text:p>38069</text:p>
          </table:table-cell>
          <table:table-cell office:value-type="string" calcext:value-type="string">
            <text:p>Pierce County, North Dakota</text:p>
          </table:table-cell>
          <table:table-cell office:value-type="float" office:value="101639800" calcext:value-type="float">
            <text:p>101639800</text:p>
          </table:table-cell>
          <table:table-cell office:value-type="float" office:value="7298295" calcext:value-type="float">
            <text:p>7298295</text:p>
          </table:table-cell>
        </table:table-row>
        <table:table-row table:style-name="ro1">
          <table:table-cell office:value-type="string" calcext:value-type="string">
            <text:p>0500000US38071</text:p>
          </table:table-cell>
          <table:table-cell office:value-type="float" office:value="38071" calcext:value-type="float">
            <text:p>38071</text:p>
          </table:table-cell>
          <table:table-cell office:value-type="string" calcext:value-type="string">
            <text:p>Ramsey County, North Dakota</text:p>
          </table:table-cell>
          <table:table-cell office:value-type="float" office:value="306795200" calcext:value-type="float">
            <text:p>306795200</text:p>
          </table:table-cell>
          <table:table-cell office:value-type="float" office:value="28082183" calcext:value-type="float">
            <text:p>28082183</text:p>
          </table:table-cell>
        </table:table-row>
        <table:table-row table:style-name="ro1">
          <table:table-cell office:value-type="string" calcext:value-type="string">
            <text:p>0500000US38073</text:p>
          </table:table-cell>
          <table:table-cell office:value-type="float" office:value="38073" calcext:value-type="float">
            <text:p>38073</text:p>
          </table:table-cell>
          <table:table-cell office:value-type="string" calcext:value-type="string">
            <text:p>Ransom County, North Dakota</text:p>
          </table:table-cell>
          <table:table-cell office:value-type="float" office:value="162331200" calcext:value-type="float">
            <text:p>162331200</text:p>
          </table:table-cell>
          <table:table-cell office:value-type="float" office:value="12911043" calcext:value-type="float">
            <text:p>12911043</text:p>
          </table:table-cell>
        </table:table-row>
        <table:table-row table:style-name="ro1">
          <table:table-cell office:value-type="string" calcext:value-type="string">
            <text:p>0500000US38075</text:p>
          </table:table-cell>
          <table:table-cell office:value-type="float" office:value="38075" calcext:value-type="float">
            <text:p>38075</text:p>
          </table:table-cell>
          <table:table-cell office:value-type="string" calcext:value-type="string">
            <text:p>Renville County, North Dakota</text:p>
          </table:table-cell>
          <table:table-cell office:value-type="float" office:value="77406100" calcext:value-type="float">
            <text:p>77406100</text:p>
          </table:table-cell>
          <table:table-cell office:value-type="float" office:value="6714640" calcext:value-type="float">
            <text:p>6714640</text:p>
          </table:table-cell>
        </table:table-row>
        <table:table-row table:style-name="ro1">
          <table:table-cell office:value-type="string" calcext:value-type="string">
            <text:p>0500000US38077</text:p>
          </table:table-cell>
          <table:table-cell office:value-type="float" office:value="38077" calcext:value-type="float">
            <text:p>38077</text:p>
          </table:table-cell>
          <table:table-cell office:value-type="string" calcext:value-type="string">
            <text:p>Richland County, North Dakota</text:p>
          </table:table-cell>
          <table:table-cell office:value-type="float" office:value="431981000" calcext:value-type="float">
            <text:p>431981000</text:p>
          </table:table-cell>
          <table:table-cell office:value-type="float" office:value="16736328" calcext:value-type="float">
            <text:p>16736328</text:p>
          </table:table-cell>
        </table:table-row>
        <table:table-row table:style-name="ro1">
          <table:table-cell office:value-type="string" calcext:value-type="string">
            <text:p>0500000US38079</text:p>
          </table:table-cell>
          <table:table-cell office:value-type="float" office:value="38079" calcext:value-type="float">
            <text:p>38079</text:p>
          </table:table-cell>
          <table:table-cell office:value-type="string" calcext:value-type="string">
            <text:p>Rolette County, North Dakota</text:p>
          </table:table-cell>
          <table:table-cell office:value-type="float" office:value="82231100" calcext:value-type="float">
            <text:p>82231100</text:p>
          </table:table-cell>
          <table:table-cell office:value-type="float" office:value="7660612" calcext:value-type="float">
            <text:p>7660612</text:p>
          </table:table-cell>
        </table:table-row>
        <table:table-row table:style-name="ro1">
          <table:table-cell office:value-type="string" calcext:value-type="string">
            <text:p>0500000US38081</text:p>
          </table:table-cell>
          <table:table-cell office:value-type="float" office:value="38081" calcext:value-type="float">
            <text:p>38081</text:p>
          </table:table-cell>
          <table:table-cell office:value-type="string" calcext:value-type="string">
            <text:p>Sargent County, North Dakota</text:p>
          </table:table-cell>
          <table:table-cell office:value-type="float" office:value="120390100" calcext:value-type="float">
            <text:p>120390100</text:p>
          </table:table-cell>
          <table:table-cell office:value-type="float" office:value="8036288" calcext:value-type="float">
            <text:p>8036288</text:p>
          </table:table-cell>
        </table:table-row>
        <table:table-row table:style-name="ro1">
          <table:table-cell office:value-type="string" calcext:value-type="string">
            <text:p>0500000US38083</text:p>
          </table:table-cell>
          <table:table-cell office:value-type="float" office:value="38083" calcext:value-type="float">
            <text:p>38083</text:p>
          </table:table-cell>
          <table:table-cell office:value-type="string" calcext:value-type="string">
            <text:p>Sheridan County, North Dakota</text:p>
          </table:table-cell>
          <table:table-cell office:value-type="float" office:value="44294000" calcext:value-type="float">
            <text:p>44294000</text:p>
          </table:table-cell>
          <table:table-cell office:value-type="float" office:value="6952968" calcext:value-type="float">
            <text:p>6952968</text:p>
          </table:table-cell>
        </table:table-row>
        <table:table-row table:style-name="ro1">
          <table:table-cell office:value-type="string" calcext:value-type="string">
            <text:p>0500000US38085</text:p>
          </table:table-cell>
          <table:table-cell office:value-type="float" office:value="38085" calcext:value-type="float">
            <text:p>38085</text:p>
          </table:table-cell>
          <table:table-cell office:value-type="string" calcext:value-type="string">
            <text:p>Sioux County, North Dakota</text:p>
          </table:table-cell>
          <table:table-cell office:value-type="float" office:value="14009300" calcext:value-type="float">
            <text:p>14009300</text:p>
          </table:table-cell>
          <table:table-cell office:value-type="float" office:value="3236214" calcext:value-type="float">
            <text:p>3236214</text:p>
          </table:table-cell>
        </table:table-row>
        <table:table-row table:style-name="ro1">
          <table:table-cell office:value-type="string" calcext:value-type="string">
            <text:p>0500000US38087</text:p>
          </table:table-cell>
          <table:table-cell office:value-type="float" office:value="38087" calcext:value-type="float">
            <text:p>38087</text:p>
          </table:table-cell>
          <table:table-cell office:value-type="string" calcext:value-type="string">
            <text:p>Slope County, North Dakota</text:p>
          </table:table-cell>
          <table:table-cell office:value-type="float" office:value="23224300" calcext:value-type="float">
            <text:p>23224300</text:p>
          </table:table-cell>
          <table:table-cell office:value-type="float" office:value="4125763" calcext:value-type="float">
            <text:p>4125763</text:p>
          </table:table-cell>
        </table:table-row>
        <table:table-row table:style-name="ro1">
          <table:table-cell office:value-type="string" calcext:value-type="string">
            <text:p>0500000US38089</text:p>
          </table:table-cell>
          <table:table-cell office:value-type="float" office:value="38089" calcext:value-type="float">
            <text:p>38089</text:p>
          </table:table-cell>
          <table:table-cell office:value-type="string" calcext:value-type="string">
            <text:p>Stark County, North Dakota</text:p>
          </table:table-cell>
          <table:table-cell office:value-type="float" office:value="924071700" calcext:value-type="float">
            <text:p>924071700</text:p>
          </table:table-cell>
          <table:table-cell office:value-type="float" office:value="44496104" calcext:value-type="float">
            <text:p>44496104</text:p>
          </table:table-cell>
        </table:table-row>
        <table:table-row table:style-name="ro1">
          <table:table-cell office:value-type="string" calcext:value-type="string">
            <text:p>0500000US38091</text:p>
          </table:table-cell>
          <table:table-cell office:value-type="float" office:value="38091" calcext:value-type="float">
            <text:p>38091</text:p>
          </table:table-cell>
          <table:table-cell office:value-type="string" calcext:value-type="string">
            <text:p>Steele County, North Dakota</text:p>
          </table:table-cell>
          <table:table-cell office:value-type="float" office:value="70912200" calcext:value-type="float">
            <text:p>70912200</text:p>
          </table:table-cell>
          <table:table-cell office:value-type="float" office:value="9570964" calcext:value-type="float">
            <text:p>9570964</text:p>
          </table:table-cell>
        </table:table-row>
        <table:table-row table:style-name="ro1">
          <table:table-cell office:value-type="string" calcext:value-type="string">
            <text:p>0500000US38093</text:p>
          </table:table-cell>
          <table:table-cell office:value-type="float" office:value="38093" calcext:value-type="float">
            <text:p>38093</text:p>
          </table:table-cell>
          <table:table-cell office:value-type="string" calcext:value-type="string">
            <text:p>Stutsman County, North Dakota</text:p>
          </table:table-cell>
          <table:table-cell office:value-type="float" office:value="589054000" calcext:value-type="float">
            <text:p>589054000</text:p>
          </table:table-cell>
          <table:table-cell office:value-type="float" office:value="39501013" calcext:value-type="float">
            <text:p>39501013</text:p>
          </table:table-cell>
        </table:table-row>
        <table:table-row table:style-name="ro1">
          <table:table-cell office:value-type="string" calcext:value-type="string">
            <text:p>0500000US38095</text:p>
          </table:table-cell>
          <table:table-cell office:value-type="float" office:value="38095" calcext:value-type="float">
            <text:p>38095</text:p>
          </table:table-cell>
          <table:table-cell office:value-type="string" calcext:value-type="string">
            <text:p>Towner County, North Dakota</text:p>
          </table:table-cell>
          <table:table-cell office:value-type="float" office:value="71267100" calcext:value-type="float">
            <text:p>71267100</text:p>
          </table:table-cell>
          <table:table-cell office:value-type="float" office:value="7972631" calcext:value-type="float">
            <text:p>7972631</text:p>
          </table:table-cell>
        </table:table-row>
        <table:table-row table:style-name="ro1">
          <table:table-cell office:value-type="string" calcext:value-type="string">
            <text:p>0500000US38097</text:p>
          </table:table-cell>
          <table:table-cell office:value-type="float" office:value="38097" calcext:value-type="float">
            <text:p>38097</text:p>
          </table:table-cell>
          <table:table-cell office:value-type="string" calcext:value-type="string">
            <text:p>Traill County, North Dakota</text:p>
          </table:table-cell>
          <table:table-cell office:value-type="float" office:value="232547300" calcext:value-type="float">
            <text:p>232547300</text:p>
          </table:table-cell>
          <table:table-cell office:value-type="float" office:value="19917047" calcext:value-type="float">
            <text:p>19917047</text:p>
          </table:table-cell>
        </table:table-row>
        <table:table-row table:style-name="ro1">
          <table:table-cell office:value-type="string" calcext:value-type="string">
            <text:p>0500000US38099</text:p>
          </table:table-cell>
          <table:table-cell office:value-type="float" office:value="38099" calcext:value-type="float">
            <text:p>38099</text:p>
          </table:table-cell>
          <table:table-cell office:value-type="string" calcext:value-type="string">
            <text:p>Walsh County, North Dakota</text:p>
          </table:table-cell>
          <table:table-cell office:value-type="float" office:value="310263400" calcext:value-type="float">
            <text:p>310263400</text:p>
          </table:table-cell>
          <table:table-cell office:value-type="float" office:value="24307804" calcext:value-type="float">
            <text:p>24307804</text:p>
          </table:table-cell>
        </table:table-row>
        <table:table-row table:style-name="ro1">
          <table:table-cell office:value-type="string" calcext:value-type="string">
            <text:p>0500000US38101</text:p>
          </table:table-cell>
          <table:table-cell office:value-type="float" office:value="38101" calcext:value-type="float">
            <text:p>38101</text:p>
          </table:table-cell>
          <table:table-cell office:value-type="string" calcext:value-type="string">
            <text:p>Ward County, North Dakota</text:p>
          </table:table-cell>
          <table:table-cell office:value-type="float" office:value="1856894500" calcext:value-type="float">
            <text:p>1856894500</text:p>
          </table:table-cell>
          <table:table-cell office:value-type="float" office:value="71008131" calcext:value-type="float">
            <text:p>71008131</text:p>
          </table:table-cell>
        </table:table-row>
        <table:table-row table:style-name="ro1">
          <table:table-cell office:value-type="string" calcext:value-type="string">
            <text:p>0500000US38103</text:p>
          </table:table-cell>
          <table:table-cell office:value-type="float" office:value="38103" calcext:value-type="float">
            <text:p>38103</text:p>
          </table:table-cell>
          <table:table-cell office:value-type="string" calcext:value-type="string">
            <text:p>Wells County, North Dakota</text:p>
          </table:table-cell>
          <table:table-cell office:value-type="float" office:value="127322700" calcext:value-type="float">
            <text:p>127322700</text:p>
          </table:table-cell>
          <table:table-cell office:value-type="float" office:value="8653626" calcext:value-type="float">
            <text:p>8653626</text:p>
          </table:table-cell>
        </table:table-row>
        <table:table-row table:style-name="ro1">
          <table:table-cell office:value-type="string" calcext:value-type="string">
            <text:p>0500000US38105</text:p>
          </table:table-cell>
          <table:table-cell office:value-type="float" office:value="38105" calcext:value-type="float">
            <text:p>38105</text:p>
          </table:table-cell>
          <table:table-cell office:value-type="string" calcext:value-type="string">
            <text:p>Williams County, North Dakota</text:p>
          </table:table-cell>
          <table:table-cell office:value-type="float" office:value="1251614100" calcext:value-type="float">
            <text:p>1251614100</text:p>
          </table:table-cell>
          <table:table-cell office:value-type="float" office:value="95978312" calcext:value-type="float">
            <text:p>95978312</text:p>
          </table:table-cell>
        </table:table-row>
        <table:table-row table:style-name="ro1">
          <table:table-cell office:value-type="string" calcext:value-type="string">
            <text:p>0500000US39001</text:p>
          </table:table-cell>
          <table:table-cell office:value-type="float" office:value="39001" calcext:value-type="float">
            <text:p>39001</text:p>
          </table:table-cell>
          <table:table-cell office:value-type="string" calcext:value-type="string">
            <text:p>Adams County, Ohio</text:p>
          </table:table-cell>
          <table:table-cell office:value-type="float" office:value="501146900" calcext:value-type="float">
            <text:p>501146900</text:p>
          </table:table-cell>
          <table:table-cell office:value-type="float" office:value="26047157" calcext:value-type="float">
            <text:p>26047157</text:p>
          </table:table-cell>
        </table:table-row>
        <table:table-row table:style-name="ro1">
          <table:table-cell office:value-type="string" calcext:value-type="string">
            <text:p>0500000US39003</text:p>
          </table:table-cell>
          <table:table-cell office:value-type="float" office:value="39003" calcext:value-type="float">
            <text:p>39003</text:p>
          </table:table-cell>
          <table:table-cell office:value-type="string" calcext:value-type="string">
            <text:p>Allen County, Ohio</text:p>
          </table:table-cell>
          <table:table-cell office:value-type="float" office:value="2010565400" calcext:value-type="float">
            <text:p>2010565400</text:p>
          </table:table-cell>
          <table:table-cell office:value-type="float" office:value="58225729" calcext:value-type="float">
            <text:p>58225729</text:p>
          </table:table-cell>
        </table:table-row>
        <table:table-row table:style-name="ro1">
          <table:table-cell office:value-type="string" calcext:value-type="string">
            <text:p>0500000US39005</text:p>
          </table:table-cell>
          <table:table-cell office:value-type="float" office:value="39005" calcext:value-type="float">
            <text:p>39005</text:p>
          </table:table-cell>
          <table:table-cell office:value-type="string" calcext:value-type="string">
            <text:p>Ashland County, Ohio</text:p>
          </table:table-cell>
          <table:table-cell office:value-type="float" office:value="1168112400" calcext:value-type="float">
            <text:p>1168112400</text:p>
          </table:table-cell>
          <table:table-cell office:value-type="float" office:value="70672417" calcext:value-type="float">
            <text:p>70672417</text:p>
          </table:table-cell>
        </table:table-row>
        <table:table-row table:style-name="ro1">
          <table:table-cell office:value-type="string" calcext:value-type="string">
            <text:p>0500000US39007</text:p>
          </table:table-cell>
          <table:table-cell office:value-type="float" office:value="39007" calcext:value-type="float">
            <text:p>39007</text:p>
          </table:table-cell>
          <table:table-cell office:value-type="string" calcext:value-type="string">
            <text:p>Ashtabula County, Ohio</text:p>
          </table:table-cell>
          <table:table-cell office:value-type="float" office:value="1864156600" calcext:value-type="float">
            <text:p>1864156600</text:p>
          </table:table-cell>
          <table:table-cell office:value-type="float" office:value="47862320" calcext:value-type="float">
            <text:p>47862320</text:p>
          </table:table-cell>
        </table:table-row>
        <table:table-row table:style-name="ro1">
          <table:table-cell office:value-type="string" calcext:value-type="string">
            <text:p>0500000US39009</text:p>
          </table:table-cell>
          <table:table-cell office:value-type="float" office:value="39009" calcext:value-type="float">
            <text:p>39009</text:p>
          </table:table-cell>
          <table:table-cell office:value-type="string" calcext:value-type="string">
            <text:p>Athens County, Ohio</text:p>
          </table:table-cell>
          <table:table-cell office:value-type="float" office:value="1006418300" calcext:value-type="float">
            <text:p>1006418300</text:p>
          </table:table-cell>
          <table:table-cell office:value-type="float" office:value="52088607" calcext:value-type="float">
            <text:p>52088607</text:p>
          </table:table-cell>
        </table:table-row>
        <table:table-row table:style-name="ro1">
          <table:table-cell office:value-type="string" calcext:value-type="string">
            <text:p>0500000US39011</text:p>
          </table:table-cell>
          <table:table-cell office:value-type="float" office:value="39011" calcext:value-type="float">
            <text:p>39011</text:p>
          </table:table-cell>
          <table:table-cell office:value-type="string" calcext:value-type="string">
            <text:p>Auglaize County, Ohio</text:p>
          </table:table-cell>
          <table:table-cell office:value-type="float" office:value="1153149500" calcext:value-type="float">
            <text:p>1153149500</text:p>
          </table:table-cell>
          <table:table-cell office:value-type="float" office:value="38811775" calcext:value-type="float">
            <text:p>38811775</text:p>
          </table:table-cell>
        </table:table-row>
        <table:table-row table:style-name="ro1">
          <table:table-cell office:value-type="string" calcext:value-type="string">
            <text:p>0500000US39013</text:p>
          </table:table-cell>
          <table:table-cell office:value-type="float" office:value="39013" calcext:value-type="float">
            <text:p>39013</text:p>
          </table:table-cell>
          <table:table-cell office:value-type="string" calcext:value-type="string">
            <text:p>Belmont County, Ohio</text:p>
          </table:table-cell>
          <table:table-cell office:value-type="float" office:value="1520578500" calcext:value-type="float">
            <text:p>1520578500</text:p>
          </table:table-cell>
          <table:table-cell office:value-type="float" office:value="52509344" calcext:value-type="float">
            <text:p>52509344</text:p>
          </table:table-cell>
        </table:table-row>
        <table:table-row table:style-name="ro1">
          <table:table-cell office:value-type="string" calcext:value-type="string">
            <text:p>0500000US39015</text:p>
          </table:table-cell>
          <table:table-cell office:value-type="float" office:value="39015" calcext:value-type="float">
            <text:p>39015</text:p>
          </table:table-cell>
          <table:table-cell office:value-type="string" calcext:value-type="string">
            <text:p>Brown County, Ohio</text:p>
          </table:table-cell>
          <table:table-cell office:value-type="float" office:value="922730100" calcext:value-type="float">
            <text:p>922730100</text:p>
          </table:table-cell>
          <table:table-cell office:value-type="float" office:value="40893929" calcext:value-type="float">
            <text:p>40893929</text:p>
          </table:table-cell>
        </table:table-row>
        <table:table-row table:style-name="ro1">
          <table:table-cell office:value-type="string" calcext:value-type="string">
            <text:p>0500000US39017</text:p>
          </table:table-cell>
          <table:table-cell office:value-type="float" office:value="39017" calcext:value-type="float">
            <text:p>39017</text:p>
          </table:table-cell>
          <table:table-cell office:value-type="string" calcext:value-type="string">
            <text:p>Butler County, Ohio</text:p>
          </table:table-cell>
          <table:table-cell office:value-type="float" office:value="8814632000" calcext:value-type="float">
            <text:p>8814632000</text:p>
          </table:table-cell>
          <table:table-cell office:value-type="float" office:value="158166306" calcext:value-type="float">
            <text:p>158166306</text:p>
          </table:table-cell>
        </table:table-row>
        <table:table-row table:style-name="ro1">
          <table:table-cell office:value-type="string" calcext:value-type="string">
            <text:p>0500000US39019</text:p>
          </table:table-cell>
          <table:table-cell office:value-type="float" office:value="39019" calcext:value-type="float">
            <text:p>39019</text:p>
          </table:table-cell>
          <table:table-cell office:value-type="string" calcext:value-type="string">
            <text:p>Carroll County, Ohio</text:p>
          </table:table-cell>
          <table:table-cell office:value-type="float" office:value="634868000" calcext:value-type="float">
            <text:p>634868000</text:p>
          </table:table-cell>
          <table:table-cell office:value-type="float" office:value="35897094" calcext:value-type="float">
            <text:p>35897094</text:p>
          </table:table-cell>
        </table:table-row>
        <table:table-row table:style-name="ro1">
          <table:table-cell office:value-type="string" calcext:value-type="string">
            <text:p>0500000US39021</text:p>
          </table:table-cell>
          <table:table-cell office:value-type="float" office:value="39021" calcext:value-type="float">
            <text:p>39021</text:p>
          </table:table-cell>
          <table:table-cell office:value-type="string" calcext:value-type="string">
            <text:p>Champaign County, Ohio</text:p>
          </table:table-cell>
          <table:table-cell office:value-type="float" office:value="873985900" calcext:value-type="float">
            <text:p>873985900</text:p>
          </table:table-cell>
          <table:table-cell office:value-type="float" office:value="30857463" calcext:value-type="float">
            <text:p>30857463</text:p>
          </table:table-cell>
        </table:table-row>
        <table:table-row table:style-name="ro1">
          <table:table-cell office:value-type="string" calcext:value-type="string">
            <text:p>0500000US39023</text:p>
          </table:table-cell>
          <table:table-cell office:value-type="float" office:value="39023" calcext:value-type="float">
            <text:p>39023</text:p>
          </table:table-cell>
          <table:table-cell office:value-type="string" calcext:value-type="string">
            <text:p>Clark County, Ohio</text:p>
          </table:table-cell>
          <table:table-cell office:value-type="float" office:value="2809338100" calcext:value-type="float">
            <text:p>2809338100</text:p>
          </table:table-cell>
          <table:table-cell office:value-type="float" office:value="64913728" calcext:value-type="float">
            <text:p>64913728</text:p>
          </table:table-cell>
        </table:table-row>
        <table:table-row table:style-name="ro1">
          <table:table-cell office:value-type="string" calcext:value-type="string">
            <text:p>0500000US39025</text:p>
          </table:table-cell>
          <table:table-cell office:value-type="float" office:value="39025" calcext:value-type="float">
            <text:p>39025</text:p>
          </table:table-cell>
          <table:table-cell office:value-type="string" calcext:value-type="string">
            <text:p>Clermont County, Ohio</text:p>
          </table:table-cell>
          <table:table-cell office:value-type="float" office:value="5490590000" calcext:value-type="float">
            <text:p>5490590000</text:p>
          </table:table-cell>
          <table:table-cell office:value-type="float" office:value="126097312" calcext:value-type="float">
            <text:p>126097312</text:p>
          </table:table-cell>
        </table:table-row>
        <table:table-row table:style-name="ro1">
          <table:table-cell office:value-type="string" calcext:value-type="string">
            <text:p>0500000US39027</text:p>
          </table:table-cell>
          <table:table-cell office:value-type="float" office:value="39027" calcext:value-type="float">
            <text:p>39027</text:p>
          </table:table-cell>
          <table:table-cell office:value-type="string" calcext:value-type="string">
            <text:p>Clinton County, Ohio</text:p>
          </table:table-cell>
          <table:table-cell office:value-type="float" office:value="894680900" calcext:value-type="float">
            <text:p>894680900</text:p>
          </table:table-cell>
          <table:table-cell office:value-type="float" office:value="42739515" calcext:value-type="float">
            <text:p>42739515</text:p>
          </table:table-cell>
        </table:table-row>
        <table:table-row table:style-name="ro1">
          <table:table-cell office:value-type="string" calcext:value-type="string">
            <text:p>0500000US39029</text:p>
          </table:table-cell>
          <table:table-cell office:value-type="float" office:value="39029" calcext:value-type="float">
            <text:p>39029</text:p>
          </table:table-cell>
          <table:table-cell office:value-type="string" calcext:value-type="string">
            <text:p>Columbiana County, Ohio</text:p>
          </table:table-cell>
          <table:table-cell office:value-type="float" office:value="2351310600" calcext:value-type="float">
            <text:p>2351310600</text:p>
          </table:table-cell>
          <table:table-cell office:value-type="float" office:value="77806232" calcext:value-type="float">
            <text:p>77806232</text:p>
          </table:table-cell>
        </table:table-row>
        <table:table-row table:style-name="ro1">
          <table:table-cell office:value-type="string" calcext:value-type="string">
            <text:p>0500000US39031</text:p>
          </table:table-cell>
          <table:table-cell office:value-type="float" office:value="39031" calcext:value-type="float">
            <text:p>39031</text:p>
          </table:table-cell>
          <table:table-cell office:value-type="string" calcext:value-type="string">
            <text:p>Coshocton County, Ohio</text:p>
          </table:table-cell>
          <table:table-cell office:value-type="float" office:value="721660800" calcext:value-type="float">
            <text:p>721660800</text:p>
          </table:table-cell>
          <table:table-cell office:value-type="float" office:value="31251911" calcext:value-type="float">
            <text:p>31251911</text:p>
          </table:table-cell>
        </table:table-row>
        <table:table-row table:style-name="ro1">
          <table:table-cell office:value-type="string" calcext:value-type="string">
            <text:p>0500000US39033</text:p>
          </table:table-cell>
          <table:table-cell office:value-type="float" office:value="39033" calcext:value-type="float">
            <text:p>39033</text:p>
          </table:table-cell>
          <table:table-cell office:value-type="string" calcext:value-type="string">
            <text:p>Crawford County, Ohio</text:p>
          </table:table-cell>
          <table:table-cell office:value-type="float" office:value="908395600" calcext:value-type="float">
            <text:p>908395600</text:p>
          </table:table-cell>
          <table:table-cell office:value-type="float" office:value="43829725" calcext:value-type="float">
            <text:p>43829725</text:p>
          </table:table-cell>
        </table:table-row>
        <table:table-row table:style-name="ro1">
          <table:table-cell office:value-type="string" calcext:value-type="string">
            <text:p>0500000US39035</text:p>
          </table:table-cell>
          <table:table-cell office:value-type="float" office:value="39035" calcext:value-type="float">
            <text:p>39035</text:p>
          </table:table-cell>
          <table:table-cell office:value-type="string" calcext:value-type="string">
            <text:p>Cuyahoga County, Ohio</text:p>
          </table:table-cell>
          <table:table-cell office:value-type="float" office:value="26185910000" calcext:value-type="float">
            <text:p>26185910000</text:p>
          </table:table-cell>
          <table:table-cell office:value-type="float" office:value="330922709" calcext:value-type="float">
            <text:p>330922709</text:p>
          </table:table-cell>
        </table:table-row>
        <table:table-row table:style-name="ro1">
          <table:table-cell office:value-type="string" calcext:value-type="string">
            <text:p>0500000US39037</text:p>
          </table:table-cell>
          <table:table-cell office:value-type="float" office:value="39037" calcext:value-type="float">
            <text:p>39037</text:p>
          </table:table-cell>
          <table:table-cell office:value-type="string" calcext:value-type="string">
            <text:p>Darke County, Ohio</text:p>
          </table:table-cell>
          <table:table-cell office:value-type="float" office:value="1148449700" calcext:value-type="float">
            <text:p>1148449700</text:p>
          </table:table-cell>
          <table:table-cell office:value-type="float" office:value="40552201" calcext:value-type="float">
            <text:p>40552201</text:p>
          </table:table-cell>
        </table:table-row>
        <table:table-row table:style-name="ro1">
          <table:table-cell office:value-type="string" calcext:value-type="string">
            <text:p>0500000US39039</text:p>
          </table:table-cell>
          <table:table-cell office:value-type="float" office:value="39039" calcext:value-type="float">
            <text:p>39039</text:p>
          </table:table-cell>
          <table:table-cell office:value-type="string" calcext:value-type="string">
            <text:p>Defiance County, Ohio</text:p>
          </table:table-cell>
          <table:table-cell office:value-type="float" office:value="849853100" calcext:value-type="float">
            <text:p>849853100</text:p>
          </table:table-cell>
          <table:table-cell office:value-type="float" office:value="31481756" calcext:value-type="float">
            <text:p>31481756</text:p>
          </table:table-cell>
        </table:table-row>
        <table:table-row table:style-name="ro1">
          <table:table-cell office:value-type="string" calcext:value-type="string">
            <text:p>0500000US39041</text:p>
          </table:table-cell>
          <table:table-cell office:value-type="float" office:value="39041" calcext:value-type="float">
            <text:p>39041</text:p>
          </table:table-cell>
          <table:table-cell office:value-type="string" calcext:value-type="string">
            <text:p>Delaware County, Ohio</text:p>
          </table:table-cell>
          <table:table-cell office:value-type="float" office:value="6807084700" calcext:value-type="float">
            <text:p>6807084700</text:p>
          </table:table-cell>
          <table:table-cell office:value-type="float" office:value="145442160" calcext:value-type="float">
            <text:p>145442160</text:p>
          </table:table-cell>
        </table:table-row>
        <table:table-row table:style-name="ro1">
          <table:table-cell office:value-type="string" calcext:value-type="string">
            <text:p>0500000US39043</text:p>
          </table:table-cell>
          <table:table-cell office:value-type="float" office:value="39043" calcext:value-type="float">
            <text:p>39043</text:p>
          </table:table-cell>
          <table:table-cell office:value-type="string" calcext:value-type="string">
            <text:p>Erie County, Ohio</text:p>
          </table:table-cell>
          <table:table-cell office:value-type="float" office:value="1830446500" calcext:value-type="float">
            <text:p>1830446500</text:p>
          </table:table-cell>
          <table:table-cell office:value-type="float" office:value="71984468" calcext:value-type="float">
            <text:p>71984468</text:p>
          </table:table-cell>
        </table:table-row>
        <table:table-row table:style-name="ro1">
          <table:table-cell office:value-type="string" calcext:value-type="string">
            <text:p>0500000US39045</text:p>
          </table:table-cell>
          <table:table-cell office:value-type="float" office:value="39045" calcext:value-type="float">
            <text:p>39045</text:p>
          </table:table-cell>
          <table:table-cell office:value-type="string" calcext:value-type="string">
            <text:p>Fairfield County, Ohio</text:p>
          </table:table-cell>
          <table:table-cell office:value-type="float" office:value="3710516700" calcext:value-type="float">
            <text:p>3710516700</text:p>
          </table:table-cell>
          <table:table-cell office:value-type="float" office:value="93225090" calcext:value-type="float">
            <text:p>93225090</text:p>
          </table:table-cell>
        </table:table-row>
        <table:table-row table:style-name="ro1">
          <table:table-cell office:value-type="string" calcext:value-type="string">
            <text:p>0500000US39047</text:p>
          </table:table-cell>
          <table:table-cell office:value-type="float" office:value="39047" calcext:value-type="float">
            <text:p>39047</text:p>
          </table:table-cell>
          <table:table-cell office:value-type="string" calcext:value-type="string">
            <text:p>Fayette County, Ohio</text:p>
          </table:table-cell>
          <table:table-cell office:value-type="float" office:value="577645200" calcext:value-type="float">
            <text:p>577645200</text:p>
          </table:table-cell>
          <table:table-cell office:value-type="float" office:value="28900882" calcext:value-type="float">
            <text:p>28900882</text:p>
          </table:table-cell>
        </table:table-row>
        <table:table-row table:style-name="ro1">
          <table:table-cell office:value-type="string" calcext:value-type="string">
            <text:p>0500000US39049</text:p>
          </table:table-cell>
          <table:table-cell office:value-type="float" office:value="39049" calcext:value-type="float">
            <text:p>39049</text:p>
          </table:table-cell>
          <table:table-cell office:value-type="string" calcext:value-type="string">
            <text:p>Franklin County, Ohio</text:p>
          </table:table-cell>
          <table:table-cell office:value-type="float" office:value="27008824100" calcext:value-type="float">
            <text:p>27008824100</text:p>
          </table:table-cell>
          <table:table-cell office:value-type="float" office:value="325991823" calcext:value-type="float">
            <text:p>325991823</text:p>
          </table:table-cell>
        </table:table-row>
        <table:table-row table:style-name="ro1">
          <table:table-cell office:value-type="string" calcext:value-type="string">
            <text:p>0500000US39051</text:p>
          </table:table-cell>
          <table:table-cell office:value-type="float" office:value="39051" calcext:value-type="float">
            <text:p>39051</text:p>
          </table:table-cell>
          <table:table-cell office:value-type="string" calcext:value-type="string">
            <text:p>Fulton County, Ohio</text:p>
          </table:table-cell>
          <table:table-cell office:value-type="float" office:value="1058135800" calcext:value-type="float">
            <text:p>1058135800</text:p>
          </table:table-cell>
          <table:table-cell office:value-type="float" office:value="47239285" calcext:value-type="float">
            <text:p>47239285</text:p>
          </table:table-cell>
        </table:table-row>
        <table:table-row table:style-name="ro1">
          <table:table-cell office:value-type="string" calcext:value-type="string">
            <text:p>0500000US39053</text:p>
          </table:table-cell>
          <table:table-cell office:value-type="float" office:value="39053" calcext:value-type="float">
            <text:p>39053</text:p>
          </table:table-cell>
          <table:table-cell office:value-type="string" calcext:value-type="string">
            <text:p>Gallia County, Ohio</text:p>
          </table:table-cell>
          <table:table-cell office:value-type="float" office:value="590775600" calcext:value-type="float">
            <text:p>590775600</text:p>
          </table:table-cell>
          <table:table-cell office:value-type="float" office:value="34921810" calcext:value-type="float">
            <text:p>34921810</text:p>
          </table:table-cell>
        </table:table-row>
        <table:table-row table:style-name="ro1">
          <table:table-cell office:value-type="string" calcext:value-type="string">
            <text:p>0500000US39055</text:p>
          </table:table-cell>
          <table:table-cell office:value-type="float" office:value="39055" calcext:value-type="float">
            <text:p>39055</text:p>
          </table:table-cell>
          <table:table-cell office:value-type="string" calcext:value-type="string">
            <text:p>Geauga County, Ohio</text:p>
          </table:table-cell>
          <table:table-cell office:value-type="float" office:value="3372025700" calcext:value-type="float">
            <text:p>3372025700</text:p>
          </table:table-cell>
          <table:table-cell office:value-type="float" office:value="118953502" calcext:value-type="float">
            <text:p>118953502</text:p>
          </table:table-cell>
        </table:table-row>
        <table:table-row table:style-name="ro1">
          <table:table-cell office:value-type="string" calcext:value-type="string">
            <text:p>0500000US39057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Greene County, Ohio</text:p>
          </table:table-cell>
          <table:table-cell office:value-type="float" office:value="4435519800" calcext:value-type="float">
            <text:p>4435519800</text:p>
          </table:table-cell>
          <table:table-cell office:value-type="float" office:value="101873920" calcext:value-type="float">
            <text:p>101873920</text:p>
          </table:table-cell>
        </table:table-row>
        <table:table-row table:style-name="ro1">
          <table:table-cell office:value-type="string" calcext:value-type="string">
            <text:p>0500000US39059</text:p>
          </table:table-cell>
          <table:table-cell office:value-type="float" office:value="39059" calcext:value-type="float">
            <text:p>39059</text:p>
          </table:table-cell>
          <table:table-cell office:value-type="string" calcext:value-type="string">
            <text:p>Guernsey County, Ohio</text:p>
          </table:table-cell>
          <table:table-cell office:value-type="float" office:value="795281700" calcext:value-type="float">
            <text:p>795281700</text:p>
          </table:table-cell>
          <table:table-cell office:value-type="float" office:value="39010819" calcext:value-type="float">
            <text:p>39010819</text:p>
          </table:table-cell>
        </table:table-row>
        <table:table-row table:style-name="ro1">
          <table:table-cell office:value-type="string" calcext:value-type="string">
            <text:p>0500000US39061</text:p>
          </table:table-cell>
          <table:table-cell office:value-type="float" office:value="39061" calcext:value-type="float">
            <text:p>39061</text:p>
          </table:table-cell>
          <table:table-cell office:value-type="string" calcext:value-type="string">
            <text:p>Hamilton County, Ohio</text:p>
          </table:table-cell>
          <table:table-cell office:value-type="float" office:value="19105652200" calcext:value-type="float">
            <text:p>19105652200</text:p>
          </table:table-cell>
          <table:table-cell office:value-type="float" office:value="254755428" calcext:value-type="float">
            <text:p>254755428</text:p>
          </table:table-cell>
        </table:table-row>
        <table:table-row table:style-name="ro1">
          <table:table-cell office:value-type="string" calcext:value-type="string">
            <text:p>0500000US39063</text:p>
          </table:table-cell>
          <table:table-cell office:value-type="float" office:value="39063" calcext:value-type="float">
            <text:p>39063</text:p>
          </table:table-cell>
          <table:table-cell office:value-type="string" calcext:value-type="string">
            <text:p>Hancock County, Ohio</text:p>
          </table:table-cell>
          <table:table-cell office:value-type="float" office:value="1895111900" calcext:value-type="float">
            <text:p>1895111900</text:p>
          </table:table-cell>
          <table:table-cell office:value-type="float" office:value="56104950" calcext:value-type="float">
            <text:p>56104950</text:p>
          </table:table-cell>
        </table:table-row>
        <table:table-row table:style-name="ro1">
          <table:table-cell office:value-type="string" calcext:value-type="string">
            <text:p>0500000US39065</text:p>
          </table:table-cell>
          <table:table-cell office:value-type="float" office:value="39065" calcext:value-type="float">
            <text:p>39065</text:p>
          </table:table-cell>
          <table:table-cell office:value-type="string" calcext:value-type="string">
            <text:p>Hardin County, Ohio</text:p>
          </table:table-cell>
          <table:table-cell office:value-type="float" office:value="611702400" calcext:value-type="float">
            <text:p>611702400</text:p>
          </table:table-cell>
          <table:table-cell office:value-type="float" office:value="35434362" calcext:value-type="float">
            <text:p>35434362</text:p>
          </table:table-cell>
        </table:table-row>
        <table:table-row table:style-name="ro1">
          <table:table-cell office:value-type="string" calcext:value-type="string">
            <text:p>0500000US39067</text:p>
          </table:table-cell>
          <table:table-cell office:value-type="float" office:value="39067" calcext:value-type="float">
            <text:p>39067</text:p>
          </table:table-cell>
          <table:table-cell office:value-type="string" calcext:value-type="string">
            <text:p>Harrison County, Ohio</text:p>
          </table:table-cell>
          <table:table-cell office:value-type="float" office:value="331021700" calcext:value-type="float">
            <text:p>331021700</text:p>
          </table:table-cell>
          <table:table-cell office:value-type="float" office:value="23053617" calcext:value-type="float">
            <text:p>23053617</text:p>
          </table:table-cell>
        </table:table-row>
        <table:table-row table:style-name="ro1">
          <table:table-cell office:value-type="string" calcext:value-type="string">
            <text:p>0500000US39069</text:p>
          </table:table-cell>
          <table:table-cell office:value-type="float" office:value="39069" calcext:value-type="float">
            <text:p>39069</text:p>
          </table:table-cell>
          <table:table-cell office:value-type="string" calcext:value-type="string">
            <text:p>Henry County, Ohio</text:p>
          </table:table-cell>
          <table:table-cell office:value-type="float" office:value="657127400" calcext:value-type="float">
            <text:p>657127400</text:p>
          </table:table-cell>
          <table:table-cell office:value-type="float" office:value="24691508" calcext:value-type="float">
            <text:p>24691508</text:p>
          </table:table-cell>
        </table:table-row>
        <table:table-row table:style-name="ro1">
          <table:table-cell office:value-type="string" calcext:value-type="string">
            <text:p>0500000US39071</text:p>
          </table:table-cell>
          <table:table-cell office:value-type="float" office:value="39071" calcext:value-type="float">
            <text:p>39071</text:p>
          </table:table-cell>
          <table:table-cell office:value-type="string" calcext:value-type="string">
            <text:p>Highland County, Ohio</text:p>
          </table:table-cell>
          <table:table-cell office:value-type="float" office:value="826919400" calcext:value-type="float">
            <text:p>826919400</text:p>
          </table:table-cell>
          <table:table-cell office:value-type="float" office:value="40565896" calcext:value-type="float">
            <text:p>40565896</text:p>
          </table:table-cell>
        </table:table-row>
        <table:table-row table:style-name="ro1">
          <table:table-cell office:value-type="string" calcext:value-type="string">
            <text:p>0500000US39073</text:p>
          </table:table-cell>
          <table:table-cell office:value-type="float" office:value="39073" calcext:value-type="float">
            <text:p>39073</text:p>
          </table:table-cell>
          <table:table-cell office:value-type="string" calcext:value-type="string">
            <text:p>Hocking County, Ohio</text:p>
          </table:table-cell>
          <table:table-cell office:value-type="float" office:value="594267700" calcext:value-type="float">
            <text:p>594267700</text:p>
          </table:table-cell>
          <table:table-cell office:value-type="float" office:value="27456891" calcext:value-type="float">
            <text:p>27456891</text:p>
          </table:table-cell>
        </table:table-row>
        <table:table-row table:style-name="ro1">
          <table:table-cell office:value-type="string" calcext:value-type="string">
            <text:p>0500000US39075</text:p>
          </table:table-cell>
          <table:table-cell office:value-type="float" office:value="39075" calcext:value-type="float">
            <text:p>39075</text:p>
          </table:table-cell>
          <table:table-cell office:value-type="string" calcext:value-type="string">
            <text:p>Holmes County, Ohio</text:p>
          </table:table-cell>
          <table:table-cell office:value-type="float" office:value="787487800" calcext:value-type="float">
            <text:p>787487800</text:p>
          </table:table-cell>
          <table:table-cell office:value-type="float" office:value="34333890" calcext:value-type="float">
            <text:p>34333890</text:p>
          </table:table-cell>
        </table:table-row>
        <table:table-row table:style-name="ro1">
          <table:table-cell office:value-type="string" calcext:value-type="string">
            <text:p>0500000US39077</text:p>
          </table:table-cell>
          <table:table-cell office:value-type="float" office:value="39077" calcext:value-type="float">
            <text:p>39077</text:p>
          </table:table-cell>
          <table:table-cell office:value-type="string" calcext:value-type="string">
            <text:p>Huron County, Ohio</text:p>
          </table:table-cell>
          <table:table-cell office:value-type="float" office:value="1290527600" calcext:value-type="float">
            <text:p>1290527600</text:p>
          </table:table-cell>
          <table:table-cell office:value-type="float" office:value="40054189" calcext:value-type="float">
            <text:p>40054189</text:p>
          </table:table-cell>
        </table:table-row>
        <table:table-row table:style-name="ro1">
          <table:table-cell office:value-type="string" calcext:value-type="string">
            <text:p>0500000US39079</text:p>
          </table:table-cell>
          <table:table-cell office:value-type="float" office:value="39079" calcext:value-type="float">
            <text:p>39079</text:p>
          </table:table-cell>
          <table:table-cell office:value-type="string" calcext:value-type="string">
            <text:p>Jackson County, Ohio</text:p>
          </table:table-cell>
          <table:table-cell office:value-type="float" office:value="641259000" calcext:value-type="float">
            <text:p>641259000</text:p>
          </table:table-cell>
          <table:table-cell office:value-type="float" office:value="45774924" calcext:value-type="float">
            <text:p>45774924</text:p>
          </table:table-cell>
        </table:table-row>
        <table:table-row table:style-name="ro1">
          <table:table-cell office:value-type="string" calcext:value-type="string">
            <text:p>0500000US39081</text:p>
          </table:table-cell>
          <table:table-cell office:value-type="float" office:value="39081" calcext:value-type="float">
            <text:p>39081</text:p>
          </table:table-cell>
          <table:table-cell office:value-type="string" calcext:value-type="string">
            <text:p>Jefferson County, Ohio</text:p>
          </table:table-cell>
          <table:table-cell office:value-type="float" office:value="1460133900" calcext:value-type="float">
            <text:p>1460133900</text:p>
          </table:table-cell>
          <table:table-cell office:value-type="float" office:value="49296125" calcext:value-type="float">
            <text:p>49296125</text:p>
          </table:table-cell>
        </table:table-row>
        <table:table-row table:style-name="ro1">
          <table:table-cell office:value-type="string" calcext:value-type="string">
            <text:p>0500000US39083</text:p>
          </table:table-cell>
          <table:table-cell office:value-type="float" office:value="39083" calcext:value-type="float">
            <text:p>39083</text:p>
          </table:table-cell>
          <table:table-cell office:value-type="string" calcext:value-type="string">
            <text:p>Knox County, Ohio</text:p>
          </table:table-cell>
          <table:table-cell office:value-type="float" office:value="1356026500" calcext:value-type="float">
            <text:p>1356026500</text:p>
          </table:table-cell>
          <table:table-cell office:value-type="float" office:value="49287825" calcext:value-type="float">
            <text:p>49287825</text:p>
          </table:table-cell>
        </table:table-row>
        <table:table-row table:style-name="ro1">
          <table:table-cell office:value-type="string" calcext:value-type="string">
            <text:p>0500000US39085</text:p>
          </table:table-cell>
          <table:table-cell office:value-type="float" office:value="39085" calcext:value-type="float">
            <text:p>39085</text:p>
          </table:table-cell>
          <table:table-cell office:value-type="string" calcext:value-type="string">
            <text:p>Lake County, Ohio</text:p>
          </table:table-cell>
          <table:table-cell office:value-type="float" office:value="6423242700" calcext:value-type="float">
            <text:p>6423242700</text:p>
          </table:table-cell>
          <table:table-cell office:value-type="float" office:value="122871266" calcext:value-type="float">
            <text:p>122871266</text:p>
          </table:table-cell>
        </table:table-row>
        <table:table-row table:style-name="ro1">
          <table:table-cell office:value-type="string" calcext:value-type="string">
            <text:p>0500000US39087</text:p>
          </table:table-cell>
          <table:table-cell office:value-type="float" office:value="39087" calcext:value-type="float">
            <text:p>39087</text:p>
          </table:table-cell>
          <table:table-cell office:value-type="string" calcext:value-type="string">
            <text:p>Lawrence County, Ohio</text:p>
          </table:table-cell>
          <table:table-cell office:value-type="float" office:value="1244695900" calcext:value-type="float">
            <text:p>1244695900</text:p>
          </table:table-cell>
          <table:table-cell office:value-type="float" office:value="61976137" calcext:value-type="float">
            <text:p>61976137</text:p>
          </table:table-cell>
        </table:table-row>
        <table:table-row table:style-name="ro1">
          <table:table-cell office:value-type="string" calcext:value-type="string">
            <text:p>0500000US39089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Licking County, Ohio</text:p>
          </table:table-cell>
          <table:table-cell office:value-type="float" office:value="4280297600" calcext:value-type="float">
            <text:p>4280297600</text:p>
          </table:table-cell>
          <table:table-cell office:value-type="float" office:value="127425084" calcext:value-type="float">
            <text:p>127425084</text:p>
          </table:table-cell>
        </table:table-row>
        <table:table-row table:style-name="ro1">
          <table:table-cell office:value-type="string" calcext:value-type="string">
            <text:p>0500000US39091</text:p>
          </table:table-cell>
          <table:table-cell office:value-type="float" office:value="39091" calcext:value-type="float">
            <text:p>39091</text:p>
          </table:table-cell>
          <table:table-cell office:value-type="string" calcext:value-type="string">
            <text:p>Logan County, Ohio</text:p>
          </table:table-cell>
          <table:table-cell office:value-type="float" office:value="1123531900" calcext:value-type="float">
            <text:p>1123531900</text:p>
          </table:table-cell>
          <table:table-cell office:value-type="float" office:value="58074840" calcext:value-type="float">
            <text:p>58074840</text:p>
          </table:table-cell>
        </table:table-row>
        <table:table-row table:style-name="ro1">
          <table:table-cell office:value-type="string" calcext:value-type="string">
            <text:p>0500000US39093</text:p>
          </table:table-cell>
          <table:table-cell office:value-type="float" office:value="39093" calcext:value-type="float">
            <text:p>39093</text:p>
          </table:table-cell>
          <table:table-cell office:value-type="string" calcext:value-type="string">
            <text:p>Lorain County, Ohio</text:p>
          </table:table-cell>
          <table:table-cell office:value-type="float" office:value="7065080100" calcext:value-type="float">
            <text:p>7065080100</text:p>
          </table:table-cell>
          <table:table-cell office:value-type="float" office:value="143386802" calcext:value-type="float">
            <text:p>143386802</text:p>
          </table:table-cell>
        </table:table-row>
        <table:table-row table:style-name="ro1">
          <table:table-cell office:value-type="string" calcext:value-type="string">
            <text:p>0500000US39095</text:p>
          </table:table-cell>
          <table:table-cell office:value-type="float" office:value="39095" calcext:value-type="float">
            <text:p>39095</text:p>
          </table:table-cell>
          <table:table-cell office:value-type="string" calcext:value-type="string">
            <text:p>Lucas County, Ohio</text:p>
          </table:table-cell>
          <table:table-cell office:value-type="float" office:value="8644755200" calcext:value-type="float">
            <text:p>8644755200</text:p>
          </table:table-cell>
          <table:table-cell office:value-type="float" office:value="178603920" calcext:value-type="float">
            <text:p>178603920</text:p>
          </table:table-cell>
        </table:table-row>
        <table:table-row table:style-name="ro1">
          <table:table-cell office:value-type="string" calcext:value-type="string">
            <text:p>0500000US39097</text:p>
          </table:table-cell>
          <table:table-cell office:value-type="float" office:value="39097" calcext:value-type="float">
            <text:p>39097</text:p>
          </table:table-cell>
          <table:table-cell office:value-type="string" calcext:value-type="string">
            <text:p>Madison County, Ohio</text:p>
          </table:table-cell>
          <table:table-cell office:value-type="float" office:value="1022673800" calcext:value-type="float">
            <text:p>1022673800</text:p>
          </table:table-cell>
          <table:table-cell office:value-type="float" office:value="37522190" calcext:value-type="float">
            <text:p>37522190</text:p>
          </table:table-cell>
        </table:table-row>
        <table:table-row table:style-name="ro1">
          <table:table-cell office:value-type="string" calcext:value-type="string">
            <text:p>0500000US39099</text:p>
          </table:table-cell>
          <table:table-cell office:value-type="float" office:value="39099" calcext:value-type="float">
            <text:p>39099</text:p>
          </table:table-cell>
          <table:table-cell office:value-type="string" calcext:value-type="string">
            <text:p>Mahoning County, Ohio</text:p>
          </table:table-cell>
          <table:table-cell office:value-type="float" office:value="4801655900" calcext:value-type="float">
            <text:p>4801655900</text:p>
          </table:table-cell>
          <table:table-cell office:value-type="float" office:value="104160265" calcext:value-type="float">
            <text:p>104160265</text:p>
          </table:table-cell>
        </table:table-row>
        <table:table-row table:style-name="ro1">
          <table:table-cell office:value-type="string" calcext:value-type="string">
            <text:p>0500000US39101</text:p>
          </table:table-cell>
          <table:table-cell office:value-type="float" office:value="39101" calcext:value-type="float">
            <text:p>39101</text:p>
          </table:table-cell>
          <table:table-cell office:value-type="string" calcext:value-type="string">
            <text:p>Marion County, Ohio</text:p>
          </table:table-cell>
          <table:table-cell office:value-type="float" office:value="1299776600" calcext:value-type="float">
            <text:p>1299776600</text:p>
          </table:table-cell>
          <table:table-cell office:value-type="float" office:value="45405184" calcext:value-type="float">
            <text:p>45405184</text:p>
          </table:table-cell>
        </table:table-row>
        <table:table-row table:style-name="ro1">
          <table:table-cell office:value-type="string" calcext:value-type="string">
            <text:p>0500000US39103</text:p>
          </table:table-cell>
          <table:table-cell office:value-type="float" office:value="39103" calcext:value-type="float">
            <text:p>39103</text:p>
          </table:table-cell>
          <table:table-cell office:value-type="string" calcext:value-type="string">
            <text:p>Medina County, Ohio</text:p>
          </table:table-cell>
          <table:table-cell office:value-type="float" office:value="5238517200" calcext:value-type="float">
            <text:p>5238517200</text:p>
          </table:table-cell>
          <table:table-cell office:value-type="float" office:value="120216554" calcext:value-type="float">
            <text:p>120216554</text:p>
          </table:table-cell>
        </table:table-row>
        <table:table-row table:style-name="ro1">
          <table:table-cell office:value-type="string" calcext:value-type="string">
            <text:p>0500000US39105</text:p>
          </table:table-cell>
          <table:table-cell office:value-type="float" office:value="39105" calcext:value-type="float">
            <text:p>39105</text:p>
          </table:table-cell>
          <table:table-cell office:value-type="string" calcext:value-type="string">
            <text:p>Meigs County, Ohio</text:p>
          </table:table-cell>
          <table:table-cell office:value-type="float" office:value="450911300" calcext:value-type="float">
            <text:p>450911300</text:p>
          </table:table-cell>
          <table:table-cell office:value-type="float" office:value="23872352" calcext:value-type="float">
            <text:p>23872352</text:p>
          </table:table-cell>
        </table:table-row>
        <table:table-row table:style-name="ro1">
          <table:table-cell office:value-type="string" calcext:value-type="string">
            <text:p>0500000US39107</text:p>
          </table:table-cell>
          <table:table-cell office:value-type="float" office:value="39107" calcext:value-type="float">
            <text:p>39107</text:p>
          </table:table-cell>
          <table:table-cell office:value-type="string" calcext:value-type="string">
            <text:p>Mercer County, Ohio</text:p>
          </table:table-cell>
          <table:table-cell office:value-type="float" office:value="990991500" calcext:value-type="float">
            <text:p>990991500</text:p>
          </table:table-cell>
          <table:table-cell office:value-type="float" office:value="33966879" calcext:value-type="float">
            <text:p>33966879</text:p>
          </table:table-cell>
        </table:table-row>
        <table:table-row table:style-name="ro1">
          <table:table-cell office:value-type="string" calcext:value-type="string">
            <text:p>0500000US39109</text:p>
          </table:table-cell>
          <table:table-cell office:value-type="float" office:value="39109" calcext:value-type="float">
            <text:p>39109</text:p>
          </table:table-cell>
          <table:table-cell office:value-type="string" calcext:value-type="string">
            <text:p>Miami County, Ohio</text:p>
          </table:table-cell>
          <table:table-cell office:value-type="float" office:value="2532145100" calcext:value-type="float">
            <text:p>2532145100</text:p>
          </table:table-cell>
          <table:table-cell office:value-type="float" office:value="66930684" calcext:value-type="float">
            <text:p>66930684</text:p>
          </table:table-cell>
        </table:table-row>
        <table:table-row table:style-name="ro1">
          <table:table-cell office:value-type="string" calcext:value-type="string">
            <text:p>0500000US39111</text:p>
          </table:table-cell>
          <table:table-cell office:value-type="float" office:value="39111" calcext:value-type="float">
            <text:p>39111</text:p>
          </table:table-cell>
          <table:table-cell office:value-type="string" calcext:value-type="string">
            <text:p>Monroe County, Ohio</text:p>
          </table:table-cell>
          <table:table-cell office:value-type="float" office:value="316418300" calcext:value-type="float">
            <text:p>316418300</text:p>
          </table:table-cell>
          <table:table-cell office:value-type="float" office:value="20962772" calcext:value-type="float">
            <text:p>20962772</text:p>
          </table:table-cell>
        </table:table-row>
        <table:table-row table:style-name="ro1">
          <table:table-cell office:value-type="string" calcext:value-type="string">
            <text:p>0500000US39113</text:p>
          </table:table-cell>
          <table:table-cell office:value-type="float" office:value="39113" calcext:value-type="float">
            <text:p>39113</text:p>
          </table:table-cell>
          <table:table-cell office:value-type="string" calcext:value-type="string">
            <text:p>Montgomery County, Ohio</text:p>
          </table:table-cell>
          <table:table-cell office:value-type="float" office:value="10803636200" calcext:value-type="float">
            <text:p>10803636200</text:p>
          </table:table-cell>
          <table:table-cell office:value-type="float" office:value="170371684" calcext:value-type="float">
            <text:p>170371684</text:p>
          </table:table-cell>
        </table:table-row>
        <table:table-row table:style-name="ro1">
          <table:table-cell office:value-type="string" calcext:value-type="string">
            <text:p>0500000US39115</text:p>
          </table:table-cell>
          <table:table-cell office:value-type="float" office:value="39115" calcext:value-type="float">
            <text:p>39115</text:p>
          </table:table-cell>
          <table:table-cell office:value-type="string" calcext:value-type="string">
            <text:p>Morgan County, Ohio</text:p>
          </table:table-cell>
          <table:table-cell office:value-type="float" office:value="285802700" calcext:value-type="float">
            <text:p>285802700</text:p>
          </table:table-cell>
          <table:table-cell office:value-type="float" office:value="20028675" calcext:value-type="float">
            <text:p>20028675</text:p>
          </table:table-cell>
        </table:table-row>
        <table:table-row table:style-name="ro1">
          <table:table-cell office:value-type="string" calcext:value-type="string">
            <text:p>0500000US39117</text:p>
          </table:table-cell>
          <table:table-cell office:value-type="float" office:value="39117" calcext:value-type="float">
            <text:p>39117</text:p>
          </table:table-cell>
          <table:table-cell office:value-type="string" calcext:value-type="string">
            <text:p>Morrow County, Ohio</text:p>
          </table:table-cell>
          <table:table-cell office:value-type="float" office:value="783117500" calcext:value-type="float">
            <text:p>783117500</text:p>
          </table:table-cell>
          <table:table-cell office:value-type="float" office:value="35416558" calcext:value-type="float">
            <text:p>35416558</text:p>
          </table:table-cell>
        </table:table-row>
        <table:table-row table:style-name="ro1">
          <table:table-cell office:value-type="string" calcext:value-type="string">
            <text:p>0500000US39119</text:p>
          </table:table-cell>
          <table:table-cell office:value-type="float" office:value="39119" calcext:value-type="float">
            <text:p>39119</text:p>
          </table:table-cell>
          <table:table-cell office:value-type="string" calcext:value-type="string">
            <text:p>Muskingum County, Ohio</text:p>
          </table:table-cell>
          <table:table-cell office:value-type="float" office:value="1707412700" calcext:value-type="float">
            <text:p>1707412700</text:p>
          </table:table-cell>
          <table:table-cell office:value-type="float" office:value="49664076" calcext:value-type="float">
            <text:p>49664076</text:p>
          </table:table-cell>
        </table:table-row>
        <table:table-row table:style-name="ro1">
          <table:table-cell office:value-type="string" calcext:value-type="string">
            <text:p>0500000US39121</text:p>
          </table:table-cell>
          <table:table-cell office:value-type="float" office:value="39121" calcext:value-type="float">
            <text:p>39121</text:p>
          </table:table-cell>
          <table:table-cell office:value-type="string" calcext:value-type="string">
            <text:p>Noble County, Ohio</text:p>
          </table:table-cell>
          <table:table-cell office:value-type="float" office:value="256985300" calcext:value-type="float">
            <text:p>256985300</text:p>
          </table:table-cell>
          <table:table-cell office:value-type="float" office:value="24139432" calcext:value-type="float">
            <text:p>24139432</text:p>
          </table:table-cell>
        </table:table-row>
        <table:table-row table:style-name="ro1">
          <table:table-cell office:value-type="string" calcext:value-type="string">
            <text:p>0500000US39123</text:p>
          </table:table-cell>
          <table:table-cell office:value-type="float" office:value="39123" calcext:value-type="float">
            <text:p>39123</text:p>
          </table:table-cell>
          <table:table-cell office:value-type="string" calcext:value-type="string">
            <text:p>Ottawa County, Ohio</text:p>
          </table:table-cell>
          <table:table-cell office:value-type="float" office:value="1138852300" calcext:value-type="float">
            <text:p>1138852300</text:p>
          </table:table-cell>
          <table:table-cell office:value-type="float" office:value="41992839" calcext:value-type="float">
            <text:p>41992839</text:p>
          </table:table-cell>
        </table:table-row>
        <table:table-row table:style-name="ro1">
          <table:table-cell office:value-type="string" calcext:value-type="string">
            <text:p>0500000US39125</text:p>
          </table:table-cell>
          <table:table-cell office:value-type="float" office:value="39125" calcext:value-type="float">
            <text:p>39125</text:p>
          </table:table-cell>
          <table:table-cell office:value-type="string" calcext:value-type="string">
            <text:p>Paulding County, Ohio</text:p>
          </table:table-cell>
          <table:table-cell office:value-type="float" office:value="444116600" calcext:value-type="float">
            <text:p>444116600</text:p>
          </table:table-cell>
          <table:table-cell office:value-type="float" office:value="26729787" calcext:value-type="float">
            <text:p>26729787</text:p>
          </table:table-cell>
        </table:table-row>
        <table:table-row table:style-name="ro1">
          <table:table-cell office:value-type="string" calcext:value-type="string">
            <text:p>0500000US39127</text:p>
          </table:table-cell>
          <table:table-cell office:value-type="float" office:value="39127" calcext:value-type="float">
            <text:p>39127</text:p>
          </table:table-cell>
          <table:table-cell office:value-type="string" calcext:value-type="string">
            <text:p>Perry County, Ohio</text:p>
          </table:table-cell>
          <table:table-cell office:value-type="float" office:value="704542000" calcext:value-type="float">
            <text:p>704542000</text:p>
          </table:table-cell>
          <table:table-cell office:value-type="float" office:value="35427715" calcext:value-type="float">
            <text:p>35427715</text:p>
          </table:table-cell>
        </table:table-row>
        <table:table-row table:style-name="ro1">
          <table:table-cell office:value-type="string" calcext:value-type="string">
            <text:p>0500000US39129</text:p>
          </table:table-cell>
          <table:table-cell office:value-type="float" office:value="39129" calcext:value-type="float">
            <text:p>39129</text:p>
          </table:table-cell>
          <table:table-cell office:value-type="string" calcext:value-type="string">
            <text:p>Pickaway County, Ohio</text:p>
          </table:table-cell>
          <table:table-cell office:value-type="float" office:value="1304288800" calcext:value-type="float">
            <text:p>1304288800</text:p>
          </table:table-cell>
          <table:table-cell office:value-type="float" office:value="50995099" calcext:value-type="float">
            <text:p>50995099</text:p>
          </table:table-cell>
        </table:table-row>
        <table:table-row table:style-name="ro1">
          <table:table-cell office:value-type="string" calcext:value-type="string">
            <text:p>0500000US39131</text:p>
          </table:table-cell>
          <table:table-cell office:value-type="float" office:value="39131" calcext:value-type="float">
            <text:p>39131</text:p>
          </table:table-cell>
          <table:table-cell office:value-type="string" calcext:value-type="string">
            <text:p>Pike County, Ohio</text:p>
          </table:table-cell>
          <table:table-cell office:value-type="float" office:value="557422800" calcext:value-type="float">
            <text:p>557422800</text:p>
          </table:table-cell>
          <table:table-cell office:value-type="float" office:value="34336118" calcext:value-type="float">
            <text:p>34336118</text:p>
          </table:table-cell>
        </table:table-row>
        <table:table-row table:style-name="ro1">
          <table:table-cell office:value-type="string" calcext:value-type="string">
            <text:p>0500000US39133</text:p>
          </table:table-cell>
          <table:table-cell office:value-type="float" office:value="39133" calcext:value-type="float">
            <text:p>39133</text:p>
          </table:table-cell>
          <table:table-cell office:value-type="string" calcext:value-type="string">
            <text:p>Portage County, Ohio</text:p>
          </table:table-cell>
          <table:table-cell office:value-type="float" office:value="3823130000" calcext:value-type="float">
            <text:p>3823130000</text:p>
          </table:table-cell>
          <table:table-cell office:value-type="float" office:value="90921869" calcext:value-type="float">
            <text:p>90921869</text:p>
          </table:table-cell>
        </table:table-row>
        <table:table-row table:style-name="ro1">
          <table:table-cell office:value-type="string" calcext:value-type="string">
            <text:p>0500000US39135</text:p>
          </table:table-cell>
          <table:table-cell office:value-type="float" office:value="39135" calcext:value-type="float">
            <text:p>39135</text:p>
          </table:table-cell>
          <table:table-cell office:value-type="string" calcext:value-type="string">
            <text:p>Preble County, Ohio</text:p>
          </table:table-cell>
          <table:table-cell office:value-type="float" office:value="942876700" calcext:value-type="float">
            <text:p>942876700</text:p>
          </table:table-cell>
          <table:table-cell office:value-type="float" office:value="45131798" calcext:value-type="float">
            <text:p>45131798</text:p>
          </table:table-cell>
        </table:table-row>
        <table:table-row table:style-name="ro1">
          <table:table-cell office:value-type="string" calcext:value-type="string">
            <text:p>0500000US39137</text:p>
          </table:table-cell>
          <table:table-cell office:value-type="float" office:value="39137" calcext:value-type="float">
            <text:p>39137</text:p>
          </table:table-cell>
          <table:table-cell office:value-type="string" calcext:value-type="string">
            <text:p>Putnam County, Ohio</text:p>
          </table:table-cell>
          <table:table-cell office:value-type="float" office:value="869835400" calcext:value-type="float">
            <text:p>869835400</text:p>
          </table:table-cell>
          <table:table-cell office:value-type="float" office:value="23955377" calcext:value-type="float">
            <text:p>23955377</text:p>
          </table:table-cell>
        </table:table-row>
        <table:table-row table:style-name="ro1">
          <table:table-cell office:value-type="string" calcext:value-type="string">
            <text:p>0500000US39139</text:p>
          </table:table-cell>
          <table:table-cell office:value-type="float" office:value="39139" calcext:value-type="float">
            <text:p>39139</text:p>
          </table:table-cell>
          <table:table-cell office:value-type="string" calcext:value-type="string">
            <text:p>Richland County, Ohio</text:p>
          </table:table-cell>
          <table:table-cell office:value-type="float" office:value="2455759100" calcext:value-type="float">
            <text:p>2455759100</text:p>
          </table:table-cell>
          <table:table-cell office:value-type="float" office:value="73125554" calcext:value-type="float">
            <text:p>73125554</text:p>
          </table:table-cell>
        </table:table-row>
        <table:table-row table:style-name="ro1">
          <table:table-cell office:value-type="string" calcext:value-type="string">
            <text:p>0500000US39141</text:p>
          </table:table-cell>
          <table:table-cell office:value-type="float" office:value="39141" calcext:value-type="float">
            <text:p>39141</text:p>
          </table:table-cell>
          <table:table-cell office:value-type="string" calcext:value-type="string">
            <text:p>Ross County, Ohio</text:p>
          </table:table-cell>
          <table:table-cell office:value-type="float" office:value="1533549100" calcext:value-type="float">
            <text:p>1533549100</text:p>
          </table:table-cell>
          <table:table-cell office:value-type="float" office:value="56722908" calcext:value-type="float">
            <text:p>56722908</text:p>
          </table:table-cell>
        </table:table-row>
        <table:table-row table:style-name="ro1">
          <table:table-cell office:value-type="string" calcext:value-type="string">
            <text:p>0500000US39143</text:p>
          </table:table-cell>
          <table:table-cell office:value-type="float" office:value="39143" calcext:value-type="float">
            <text:p>39143</text:p>
          </table:table-cell>
          <table:table-cell office:value-type="string" calcext:value-type="string">
            <text:p>Sandusky County, Ohio</text:p>
          </table:table-cell>
          <table:table-cell office:value-type="float" office:value="1262351000" calcext:value-type="float">
            <text:p>1262351000</text:p>
          </table:table-cell>
          <table:table-cell office:value-type="float" office:value="42888615" calcext:value-type="float">
            <text:p>42888615</text:p>
          </table:table-cell>
        </table:table-row>
        <table:table-row table:style-name="ro1">
          <table:table-cell office:value-type="string" calcext:value-type="string">
            <text:p>0500000US39145</text:p>
          </table:table-cell>
          <table:table-cell office:value-type="float" office:value="39145" calcext:value-type="float">
            <text:p>39145</text:p>
          </table:table-cell>
          <table:table-cell office:value-type="string" calcext:value-type="string">
            <text:p>Scioto County, Ohio</text:p>
          </table:table-cell>
          <table:table-cell office:value-type="float" office:value="1429104700" calcext:value-type="float">
            <text:p>1429104700</text:p>
          </table:table-cell>
          <table:table-cell office:value-type="float" office:value="55044592" calcext:value-type="float">
            <text:p>55044592</text:p>
          </table:table-cell>
        </table:table-row>
        <table:table-row table:style-name="ro1">
          <table:table-cell office:value-type="string" calcext:value-type="string">
            <text:p>0500000US39147</text:p>
          </table:table-cell>
          <table:table-cell office:value-type="float" office:value="39147" calcext:value-type="float">
            <text:p>39147</text:p>
          </table:table-cell>
          <table:table-cell office:value-type="string" calcext:value-type="string">
            <text:p>Seneca County, Ohio</text:p>
          </table:table-cell>
          <table:table-cell office:value-type="float" office:value="1178813600" calcext:value-type="float">
            <text:p>1178813600</text:p>
          </table:table-cell>
          <table:table-cell office:value-type="float" office:value="41577446" calcext:value-type="float">
            <text:p>41577446</text:p>
          </table:table-cell>
        </table:table-row>
        <table:table-row table:style-name="ro1">
          <table:table-cell office:value-type="string" calcext:value-type="string">
            <text:p>0500000US39149</text:p>
          </table:table-cell>
          <table:table-cell office:value-type="float" office:value="39149" calcext:value-type="float">
            <text:p>39149</text:p>
          </table:table-cell>
          <table:table-cell office:value-type="string" calcext:value-type="string">
            <text:p>Shelby County, Ohio</text:p>
          </table:table-cell>
          <table:table-cell office:value-type="float" office:value="1233797100" calcext:value-type="float">
            <text:p>1233797100</text:p>
          </table:table-cell>
          <table:table-cell office:value-type="float" office:value="70395605" calcext:value-type="float">
            <text:p>70395605</text:p>
          </table:table-cell>
        </table:table-row>
        <table:table-row table:style-name="ro1">
          <table:table-cell office:value-type="string" calcext:value-type="string">
            <text:p>0500000US39151</text:p>
          </table:table-cell>
          <table:table-cell office:value-type="float" office:value="39151" calcext:value-type="float">
            <text:p>39151</text:p>
          </table:table-cell>
          <table:table-cell office:value-type="string" calcext:value-type="string">
            <text:p>Stark County, Ohio</text:p>
          </table:table-cell>
          <table:table-cell office:value-type="float" office:value="8630773100" calcext:value-type="float">
            <text:p>8630773100</text:p>
          </table:table-cell>
          <table:table-cell office:value-type="float" office:value="141059946" calcext:value-type="float">
            <text:p>141059946</text:p>
          </table:table-cell>
        </table:table-row>
        <table:table-row table:style-name="ro1">
          <table:table-cell office:value-type="string" calcext:value-type="string">
            <text:p>0500000US39153</text:p>
          </table:table-cell>
          <table:table-cell office:value-type="float" office:value="39153" calcext:value-type="float">
            <text:p>39153</text:p>
          </table:table-cell>
          <table:table-cell office:value-type="string" calcext:value-type="string">
            <text:p>Summit County, Ohio</text:p>
          </table:table-cell>
          <table:table-cell office:value-type="float" office:value="13262095500" calcext:value-type="float">
            <text:p>13262095500</text:p>
          </table:table-cell>
          <table:table-cell office:value-type="float" office:value="177921023" calcext:value-type="float">
            <text:p>177921023</text:p>
          </table:table-cell>
        </table:table-row>
        <table:table-row table:style-name="ro1">
          <table:table-cell office:value-type="string" calcext:value-type="string">
            <text:p>0500000US39155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Trumbull County, Ohio</text:p>
          </table:table-cell>
          <table:table-cell office:value-type="float" office:value="4435733800" calcext:value-type="float">
            <text:p>4435733800</text:p>
          </table:table-cell>
          <table:table-cell office:value-type="float" office:value="87552407" calcext:value-type="float">
            <text:p>87552407</text:p>
          </table:table-cell>
        </table:table-row>
        <table:table-row table:style-name="ro1">
          <table:table-cell office:value-type="string" calcext:value-type="string">
            <text:p>0500000US39157</text:p>
          </table:table-cell>
          <table:table-cell office:value-type="float" office:value="39157" calcext:value-type="float">
            <text:p>39157</text:p>
          </table:table-cell>
          <table:table-cell office:value-type="string" calcext:value-type="string">
            <text:p>Tuscarawas County, Ohio</text:p>
          </table:table-cell>
          <table:table-cell office:value-type="float" office:value="2037837700" calcext:value-type="float">
            <text:p>2037837700</text:p>
          </table:table-cell>
          <table:table-cell office:value-type="float" office:value="70506400" calcext:value-type="float">
            <text:p>70506400</text:p>
          </table:table-cell>
        </table:table-row>
        <table:table-row table:style-name="ro1">
          <table:table-cell office:value-type="string" calcext:value-type="string">
            <text:p>0500000US39159</text:p>
          </table:table-cell>
          <table:table-cell office:value-type="float" office:value="39159" calcext:value-type="float">
            <text:p>39159</text:p>
          </table:table-cell>
          <table:table-cell office:value-type="string" calcext:value-type="string">
            <text:p>Union County, Ohio</text:p>
          </table:table-cell>
          <table:table-cell office:value-type="float" office:value="1384142900" calcext:value-type="float">
            <text:p>1384142900</text:p>
          </table:table-cell>
          <table:table-cell office:value-type="float" office:value="51789465" calcext:value-type="float">
            <text:p>51789465</text:p>
          </table:table-cell>
        </table:table-row>
        <table:table-row table:style-name="ro1">
          <table:table-cell office:value-type="string" calcext:value-type="string">
            <text:p>0500000US39161</text:p>
          </table:table-cell>
          <table:table-cell office:value-type="float" office:value="39161" calcext:value-type="float">
            <text:p>39161</text:p>
          </table:table-cell>
          <table:table-cell office:value-type="string" calcext:value-type="string">
            <text:p>Van Wert County, Ohio</text:p>
          </table:table-cell>
          <table:table-cell office:value-type="float" office:value="673144800" calcext:value-type="float">
            <text:p>673144800</text:p>
          </table:table-cell>
          <table:table-cell office:value-type="float" office:value="37783806" calcext:value-type="float">
            <text:p>37783806</text:p>
          </table:table-cell>
        </table:table-row>
        <table:table-row table:style-name="ro1">
          <table:table-cell office:value-type="string" calcext:value-type="string">
            <text:p>0500000US39163</text:p>
          </table:table-cell>
          <table:table-cell office:value-type="float" office:value="39163" calcext:value-type="float">
            <text:p>39163</text:p>
          </table:table-cell>
          <table:table-cell office:value-type="string" calcext:value-type="string">
            <text:p>Vinton County, Ohio</text:p>
          </table:table-cell>
          <table:table-cell office:value-type="float" office:value="232815300" calcext:value-type="float">
            <text:p>232815300</text:p>
          </table:table-cell>
          <table:table-cell office:value-type="float" office:value="14237685" calcext:value-type="float">
            <text:p>14237685</text:p>
          </table:table-cell>
        </table:table-row>
        <table:table-row table:style-name="ro1">
          <table:table-cell office:value-type="string" calcext:value-type="string">
            <text:p>0500000US39165</text:p>
          </table:table-cell>
          <table:table-cell office:value-type="float" office:value="39165" calcext:value-type="float">
            <text:p>39165</text:p>
          </table:table-cell>
          <table:table-cell office:value-type="string" calcext:value-type="string">
            <text:p>Warren County, Ohio</text:p>
          </table:table-cell>
          <table:table-cell office:value-type="float" office:value="6770199900" calcext:value-type="float">
            <text:p>6770199900</text:p>
          </table:table-cell>
          <table:table-cell office:value-type="float" office:value="159250131" calcext:value-type="float">
            <text:p>159250131</text:p>
          </table:table-cell>
        </table:table-row>
        <table:table-row table:style-name="ro1">
          <table:table-cell office:value-type="string" calcext:value-type="string">
            <text:p>0500000US39167</text:p>
          </table:table-cell>
          <table:table-cell office:value-type="float" office:value="39167" calcext:value-type="float">
            <text:p>39167</text:p>
          </table:table-cell>
          <table:table-cell office:value-type="string" calcext:value-type="string">
            <text:p>Washington County, Ohio</text:p>
          </table:table-cell>
          <table:table-cell office:value-type="float" office:value="1396661600" calcext:value-type="float">
            <text:p>1396661600</text:p>
          </table:table-cell>
          <table:table-cell office:value-type="float" office:value="55513644" calcext:value-type="float">
            <text:p>55513644</text:p>
          </table:table-cell>
        </table:table-row>
        <table:table-row table:style-name="ro1">
          <table:table-cell office:value-type="string" calcext:value-type="string">
            <text:p>0500000US39169</text:p>
          </table:table-cell>
          <table:table-cell office:value-type="float" office:value="39169" calcext:value-type="float">
            <text:p>39169</text:p>
          </table:table-cell>
          <table:table-cell office:value-type="string" calcext:value-type="string">
            <text:p>Wayne County, Ohio</text:p>
          </table:table-cell>
          <table:table-cell office:value-type="float" office:value="2582012000" calcext:value-type="float">
            <text:p>2582012000</text:p>
          </table:table-cell>
          <table:table-cell office:value-type="float" office:value="57477384" calcext:value-type="float">
            <text:p>57477384</text:p>
          </table:table-cell>
        </table:table-row>
        <table:table-row table:style-name="ro1">
          <table:table-cell office:value-type="string" calcext:value-type="string">
            <text:p>0500000US39171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Williams County, Ohio</text:p>
          </table:table-cell>
          <table:table-cell office:value-type="float" office:value="788171200" calcext:value-type="float">
            <text:p>788171200</text:p>
          </table:table-cell>
          <table:table-cell office:value-type="float" office:value="35694260" calcext:value-type="float">
            <text:p>35694260</text:p>
          </table:table-cell>
        </table:table-row>
        <table:table-row table:style-name="ro1">
          <table:table-cell office:value-type="string" calcext:value-type="string">
            <text:p>0500000US39173</text:p>
          </table:table-cell>
          <table:table-cell office:value-type="float" office:value="39173" calcext:value-type="float">
            <text:p>39173</text:p>
          </table:table-cell>
          <table:table-cell office:value-type="string" calcext:value-type="string">
            <text:p>Wood County, Ohio</text:p>
          </table:table-cell>
          <table:table-cell office:value-type="float" office:value="3194581300" calcext:value-type="float">
            <text:p>3194581300</text:p>
          </table:table-cell>
          <table:table-cell office:value-type="float" office:value="92707444" calcext:value-type="float">
            <text:p>92707444</text:p>
          </table:table-cell>
        </table:table-row>
        <table:table-row table:style-name="ro1">
          <table:table-cell office:value-type="string" calcext:value-type="string">
            <text:p>0500000US39175</text:p>
          </table:table-cell>
          <table:table-cell office:value-type="float" office:value="39175" calcext:value-type="float">
            <text:p>39175</text:p>
          </table:table-cell>
          <table:table-cell office:value-type="string" calcext:value-type="string">
            <text:p>Wyandot County, Ohio</text:p>
          </table:table-cell>
          <table:table-cell office:value-type="float" office:value="540086300" calcext:value-type="float">
            <text:p>540086300</text:p>
          </table:table-cell>
          <table:table-cell office:value-type="float" office:value="21988675" calcext:value-type="float">
            <text:p>21988675</text:p>
          </table:table-cell>
        </table:table-row>
        <table:table-row table:style-name="ro1">
          <table:table-cell office:value-type="string" calcext:value-type="string">
            <text:p>0500000US40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Adair County, Oklahoma</text:p>
          </table:table-cell>
          <table:table-cell office:value-type="float" office:value="178686400" calcext:value-type="float">
            <text:p>178686400</text:p>
          </table:table-cell>
          <table:table-cell office:value-type="float" office:value="13092366" calcext:value-type="float">
            <text:p>13092366</text:p>
          </table:table-cell>
        </table:table-row>
        <table:table-row table:style-name="ro1">
          <table:table-cell office:value-type="string" calcext:value-type="string">
            <text:p>0500000US40003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Alfalfa County, Oklahoma</text:p>
          </table:table-cell>
          <table:table-cell office:value-type="float" office:value="139933400" calcext:value-type="float">
            <text:p>139933400</text:p>
          </table:table-cell>
          <table:table-cell office:value-type="float" office:value="19544385" calcext:value-type="float">
            <text:p>19544385</text:p>
          </table:table-cell>
        </table:table-row>
        <table:table-row table:style-name="ro1">
          <table:table-cell office:value-type="string" calcext:value-type="string">
            <text:p>0500000US40005</text:p>
          </table:table-cell>
          <table:table-cell office:value-type="float" office:value="40005" calcext:value-type="float">
            <text:p>40005</text:p>
          </table:table-cell>
          <table:table-cell office:value-type="string" calcext:value-type="string">
            <text:p>Atoka County, Oklahoma</text:p>
          </table:table-cell>
          <table:table-cell office:value-type="float" office:value="220744500" calcext:value-type="float">
            <text:p>220744500</text:p>
          </table:table-cell>
          <table:table-cell office:value-type="float" office:value="16198630" calcext:value-type="float">
            <text:p>16198630</text:p>
          </table:table-cell>
        </table:table-row>
        <table:table-row table:style-name="ro1">
          <table:table-cell office:value-type="string" calcext:value-type="string">
            <text:p>0500000US40007</text:p>
          </table:table-cell>
          <table:table-cell office:value-type="float" office:value="40007" calcext:value-type="float">
            <text:p>40007</text:p>
          </table:table-cell>
          <table:table-cell office:value-type="string" calcext:value-type="string">
            <text:p>Beaver County, Oklahoma</text:p>
          </table:table-cell>
          <table:table-cell office:value-type="float" office:value="123581800" calcext:value-type="float">
            <text:p>123581800</text:p>
          </table:table-cell>
          <table:table-cell office:value-type="float" office:value="10770892" calcext:value-type="float">
            <text:p>10770892</text:p>
          </table:table-cell>
        </table:table-row>
        <table:table-row table:style-name="ro1">
          <table:table-cell office:value-type="string" calcext:value-type="string">
            <text:p>0500000US40009</text:p>
          </table:table-cell>
          <table:table-cell office:value-type="float" office:value="40009" calcext:value-type="float">
            <text:p>40009</text:p>
          </table:table-cell>
          <table:table-cell office:value-type="string" calcext:value-type="string">
            <text:p>Beckham County, Oklahoma</text:p>
          </table:table-cell>
          <table:table-cell office:value-type="float" office:value="486598200" calcext:value-type="float">
            <text:p>486598200</text:p>
          </table:table-cell>
          <table:table-cell office:value-type="float" office:value="73229597" calcext:value-type="float">
            <text:p>73229597</text:p>
          </table:table-cell>
        </table:table-row>
        <table:table-row table:style-name="ro1">
          <table:table-cell office:value-type="string" calcext:value-type="string">
            <text:p>0500000US40011</text:p>
          </table:table-cell>
          <table:table-cell office:value-type="float" office:value="40011" calcext:value-type="float">
            <text:p>40011</text:p>
          </table:table-cell>
          <table:table-cell office:value-type="string" calcext:value-type="string">
            <text:p>Blaine County, Oklahoma</text:p>
          </table:table-cell>
          <table:table-cell office:value-type="float" office:value="176057900" calcext:value-type="float">
            <text:p>176057900</text:p>
          </table:table-cell>
          <table:table-cell office:value-type="float" office:value="17497012" calcext:value-type="float">
            <text:p>17497012</text:p>
          </table:table-cell>
        </table:table-row>
        <table:table-row table:style-name="ro1">
          <table:table-cell office:value-type="string" calcext:value-type="string">
            <text:p>0500000US40013</text:p>
          </table:table-cell>
          <table:table-cell office:value-type="float" office:value="40013" calcext:value-type="float">
            <text:p>40013</text:p>
          </table:table-cell>
          <table:table-cell office:value-type="string" calcext:value-type="string">
            <text:p>Bryan County, Oklahoma</text:p>
          </table:table-cell>
          <table:table-cell office:value-type="float" office:value="695323300" calcext:value-type="float">
            <text:p>695323300</text:p>
          </table:table-cell>
          <table:table-cell office:value-type="float" office:value="27986684" calcext:value-type="float">
            <text:p>27986684</text:p>
          </table:table-cell>
        </table:table-row>
        <table:table-row table:style-name="ro1">
          <table:table-cell office:value-type="string" calcext:value-type="string">
            <text:p>0500000US40015</text:p>
          </table:table-cell>
          <table:table-cell office:value-type="float" office:value="40015" calcext:value-type="float">
            <text:p>40015</text:p>
          </table:table-cell>
          <table:table-cell office:value-type="string" calcext:value-type="string">
            <text:p>Caddo County, Oklahoma</text:p>
          </table:table-cell>
          <table:table-cell office:value-type="float" office:value="406289500" calcext:value-type="float">
            <text:p>406289500</text:p>
          </table:table-cell>
          <table:table-cell office:value-type="float" office:value="23430772" calcext:value-type="float">
            <text:p>23430772</text:p>
          </table:table-cell>
        </table:table-row>
        <table:table-row table:style-name="ro1">
          <table:table-cell office:value-type="string" calcext:value-type="string">
            <text:p>0500000US40017</text:p>
          </table:table-cell>
          <table:table-cell office:value-type="float" office:value="40017" calcext:value-type="float">
            <text:p>40017</text:p>
          </table:table-cell>
          <table:table-cell office:value-type="string" calcext:value-type="string">
            <text:p>Canadian County, Oklahoma</text:p>
          </table:table-cell>
          <table:table-cell office:value-type="float" office:value="2905803900" calcext:value-type="float">
            <text:p>2905803900</text:p>
          </table:table-cell>
          <table:table-cell office:value-type="float" office:value="80925980" calcext:value-type="float">
            <text:p>80925980</text:p>
          </table:table-cell>
        </table:table-row>
        <table:table-row table:style-name="ro1">
          <table:table-cell office:value-type="string" calcext:value-type="string">
            <text:p>0500000US40019</text:p>
          </table:table-cell>
          <table:table-cell office:value-type="float" office:value="40019" calcext:value-type="float">
            <text:p>40019</text:p>
          </table:table-cell>
          <table:table-cell office:value-type="string" calcext:value-type="string">
            <text:p>Carter County, Oklahoma</text:p>
          </table:table-cell>
          <table:table-cell office:value-type="float" office:value="852622600" calcext:value-type="float">
            <text:p>852622600</text:p>
          </table:table-cell>
          <table:table-cell office:value-type="float" office:value="37099172" calcext:value-type="float">
            <text:p>37099172</text:p>
          </table:table-cell>
        </table:table-row>
        <table:table-row table:style-name="ro1">
          <table:table-cell office:value-type="string" calcext:value-type="string">
            <text:p>0500000US40021</text:p>
          </table:table-cell>
          <table:table-cell office:value-type="float" office:value="40021" calcext:value-type="float">
            <text:p>40021</text:p>
          </table:table-cell>
          <table:table-cell office:value-type="string" calcext:value-type="string">
            <text:p>Cherokee County, Oklahoma</text:p>
          </table:table-cell>
          <table:table-cell office:value-type="float" office:value="516066600" calcext:value-type="float">
            <text:p>516066600</text:p>
          </table:table-cell>
          <table:table-cell office:value-type="float" office:value="33717680" calcext:value-type="float">
            <text:p>33717680</text:p>
          </table:table-cell>
        </table:table-row>
        <table:table-row table:style-name="ro1">
          <table:table-cell office:value-type="string" calcext:value-type="string">
            <text:p>0500000US40023</text:p>
          </table:table-cell>
          <table:table-cell office:value-type="float" office:value="40023" calcext:value-type="float">
            <text:p>40023</text:p>
          </table:table-cell>
          <table:table-cell office:value-type="string" calcext:value-type="string">
            <text:p>Choctaw County, Oklahoma</text:p>
          </table:table-cell>
          <table:table-cell office:value-type="float" office:value="169811800" calcext:value-type="float">
            <text:p>169811800</text:p>
          </table:table-cell>
          <table:table-cell office:value-type="float" office:value="10617405" calcext:value-type="float">
            <text:p>10617405</text:p>
          </table:table-cell>
        </table:table-row>
        <table:table-row table:style-name="ro1">
          <table:table-cell office:value-type="string" calcext:value-type="string">
            <text:p>0500000US40025</text:p>
          </table:table-cell>
          <table:table-cell office:value-type="float" office:value="40025" calcext:value-type="float">
            <text:p>40025</text:p>
          </table:table-cell>
          <table:table-cell office:value-type="string" calcext:value-type="string">
            <text:p>Cimarron County, Oklahoma</text:p>
          </table:table-cell>
          <table:table-cell office:value-type="float" office:value="52516600" calcext:value-type="float">
            <text:p>52516600</text:p>
          </table:table-cell>
          <table:table-cell office:value-type="float" office:value="6162265" calcext:value-type="float">
            <text:p>6162265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5956213200" calcext:value-type="float">
            <text:p>5956213200</text:p>
          </table:table-cell>
          <table:table-cell office:value-type="float" office:value="144166475" calcext:value-type="float">
            <text:p>144166475</text:p>
          </table:table-cell>
        </table:table-row>
        <table:table-row table:style-name="ro1">
          <table:table-cell office:value-type="string" calcext:value-type="string">
            <text:p>0500000US40029</text:p>
          </table:table-cell>
          <table:table-cell office:value-type="float" office:value="40029" calcext:value-type="float">
            <text:p>40029</text:p>
          </table:table-cell>
          <table:table-cell office:value-type="string" calcext:value-type="string">
            <text:p>Coal County, Oklahoma</text:p>
          </table:table-cell>
          <table:table-cell office:value-type="float" office:value="106622800" calcext:value-type="float">
            <text:p>106622800</text:p>
          </table:table-cell>
          <table:table-cell office:value-type="float" office:value="13307346" calcext:value-type="float">
            <text:p>13307346</text:p>
          </table:table-cell>
        </table:table-row>
        <table:table-row table:style-name="ro1">
          <table:table-cell office:value-type="string" calcext:value-type="string">
            <text:p>0500000US40031</text:p>
          </table:table-cell>
          <table:table-cell office:value-type="float" office:value="40031" calcext:value-type="float">
            <text:p>40031</text:p>
          </table:table-cell>
          <table:table-cell office:value-type="string" calcext:value-type="string">
            <text:p>Comanche County, Oklahoma</text:p>
          </table:table-cell>
          <table:table-cell office:value-type="float" office:value="1822915100" calcext:value-type="float">
            <text:p>1822915100</text:p>
          </table:table-cell>
          <table:table-cell office:value-type="float" office:value="67660048" calcext:value-type="float">
            <text:p>67660048</text:p>
          </table:table-cell>
        </table:table-row>
        <table:table-row table:style-name="ro1">
          <table:table-cell office:value-type="string" calcext:value-type="string">
            <text:p>0500000US40033</text:p>
          </table:table-cell>
          <table:table-cell office:value-type="float" office:value="40033" calcext:value-type="float">
            <text:p>40033</text:p>
          </table:table-cell>
          <table:table-cell office:value-type="string" calcext:value-type="string">
            <text:p>Cotton County, Oklahoma</text:p>
          </table:table-cell>
          <table:table-cell office:value-type="float" office:value="114114500" calcext:value-type="float">
            <text:p>114114500</text:p>
          </table:table-cell>
          <table:table-cell office:value-type="float" office:value="9973629" calcext:value-type="float">
            <text:p>9973629</text:p>
          </table:table-cell>
        </table:table-row>
        <table:table-row table:style-name="ro1">
          <table:table-cell office:value-type="string" calcext:value-type="string">
            <text:p>0500000US40035</text:p>
          </table:table-cell>
          <table:table-cell office:value-type="float" office:value="40035" calcext:value-type="float">
            <text:p>40035</text:p>
          </table:table-cell>
          <table:table-cell office:value-type="string" calcext:value-type="string">
            <text:p>Craig County, Oklahoma</text:p>
          </table:table-cell>
          <table:table-cell office:value-type="float" office:value="196195500" calcext:value-type="float">
            <text:p>196195500</text:p>
          </table:table-cell>
          <table:table-cell office:value-type="float" office:value="11669090" calcext:value-type="float">
            <text:p>11669090</text:p>
          </table:table-cell>
        </table:table-row>
        <table:table-row table:style-name="ro1">
          <table:table-cell office:value-type="string" calcext:value-type="string">
            <text:p>0500000US40037</text:p>
          </table:table-cell>
          <table:table-cell office:value-type="float" office:value="40037" calcext:value-type="float">
            <text:p>40037</text:p>
          </table:table-cell>
          <table:table-cell office:value-type="string" calcext:value-type="string">
            <text:p>Creek County, Oklahoma</text:p>
          </table:table-cell>
          <table:table-cell office:value-type="float" office:value="1325102000" calcext:value-type="float">
            <text:p>1325102000</text:p>
          </table:table-cell>
          <table:table-cell office:value-type="float" office:value="43981318" calcext:value-type="float">
            <text:p>43981318</text:p>
          </table:table-cell>
        </table:table-row>
        <table:table-row table:style-name="ro1">
          <table:table-cell office:value-type="string" calcext:value-type="string">
            <text:p>0500000US40039</text:p>
          </table:table-cell>
          <table:table-cell office:value-type="float" office:value="40039" calcext:value-type="float">
            <text:p>40039</text:p>
          </table:table-cell>
          <table:table-cell office:value-type="string" calcext:value-type="string">
            <text:p>Custer County, Oklahoma</text:p>
          </table:table-cell>
          <table:table-cell office:value-type="float" office:value="557596100" calcext:value-type="float">
            <text:p>557596100</text:p>
          </table:table-cell>
          <table:table-cell office:value-type="float" office:value="42095752" calcext:value-type="float">
            <text:p>42095752</text:p>
          </table:table-cell>
        </table:table-row>
        <table:table-row table:style-name="ro1">
          <table:table-cell office:value-type="string" calcext:value-type="string">
            <text:p>0500000US40041</text:p>
          </table:table-cell>
          <table:table-cell office:value-type="float" office:value="40041" calcext:value-type="float">
            <text:p>40041</text:p>
          </table:table-cell>
          <table:table-cell office:value-type="string" calcext:value-type="string">
            <text:p>Delaware County, Oklahoma</text:p>
          </table:table-cell>
          <table:table-cell office:value-type="float" office:value="675515500" calcext:value-type="float">
            <text:p>675515500</text:p>
          </table:table-cell>
          <table:table-cell office:value-type="float" office:value="35844672" calcext:value-type="float">
            <text:p>35844672</text:p>
          </table:table-cell>
        </table:table-row>
        <table:table-row table:style-name="ro1">
          <table:table-cell office:value-type="string" calcext:value-type="string">
            <text:p>0500000US40043</text:p>
          </table:table-cell>
          <table:table-cell office:value-type="float" office:value="40043" calcext:value-type="float">
            <text:p>40043</text:p>
          </table:table-cell>
          <table:table-cell office:value-type="string" calcext:value-type="string">
            <text:p>Dewey County, Oklahoma</text:p>
          </table:table-cell>
          <table:table-cell office:value-type="float" office:value="113847700" calcext:value-type="float">
            <text:p>113847700</text:p>
          </table:table-cell>
          <table:table-cell office:value-type="float" office:value="11611346" calcext:value-type="float">
            <text:p>11611346</text:p>
          </table:table-cell>
        </table:table-row>
        <table:table-row table:style-name="ro1">
          <table:table-cell office:value-type="string" calcext:value-type="string">
            <text:p>0500000US40045</text:p>
          </table:table-cell>
          <table:table-cell office:value-type="float" office:value="40045" calcext:value-type="float">
            <text:p>40045</text:p>
          </table:table-cell>
          <table:table-cell office:value-type="string" calcext:value-type="string">
            <text:p>Ellis County, Oklahoma</text:p>
          </table:table-cell>
          <table:table-cell office:value-type="float" office:value="106889500" calcext:value-type="float">
            <text:p>106889500</text:p>
          </table:table-cell>
          <table:table-cell office:value-type="float" office:value="8699399" calcext:value-type="float">
            <text:p>8699399</text:p>
          </table:table-cell>
        </table:table-row>
        <table:table-row table:style-name="ro1">
          <table:table-cell office:value-type="string" calcext:value-type="string">
            <text:p>0500000US40047</text:p>
          </table:table-cell>
          <table:table-cell office:value-type="float" office:value="40047" calcext:value-type="float">
            <text:p>40047</text:p>
          </table:table-cell>
          <table:table-cell office:value-type="string" calcext:value-type="string">
            <text:p>Garfield County, Oklahoma</text:p>
          </table:table-cell>
          <table:table-cell office:value-type="float" office:value="1338516100" calcext:value-type="float">
            <text:p>1338516100</text:p>
          </table:table-cell>
          <table:table-cell office:value-type="float" office:value="66262169" calcext:value-type="float">
            <text:p>66262169</text:p>
          </table:table-cell>
        </table:table-row>
        <table:table-row table:style-name="ro1">
          <table:table-cell office:value-type="string" calcext:value-type="string">
            <text:p>0500000US40049</text:p>
          </table:table-cell>
          <table:table-cell office:value-type="float" office:value="40049" calcext:value-type="float">
            <text:p>40049</text:p>
          </table:table-cell>
          <table:table-cell office:value-type="string" calcext:value-type="string">
            <text:p>Garvin County, Oklahoma</text:p>
          </table:table-cell>
          <table:table-cell office:value-type="float" office:value="481714800" calcext:value-type="float">
            <text:p>481714800</text:p>
          </table:table-cell>
          <table:table-cell office:value-type="float" office:value="27325003" calcext:value-type="float">
            <text:p>27325003</text:p>
          </table:table-cell>
        </table:table-row>
        <table:table-row table:style-name="ro1">
          <table:table-cell office:value-type="string" calcext:value-type="string">
            <text:p>0500000US40051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Grady County, Oklahoma</text:p>
          </table:table-cell>
          <table:table-cell office:value-type="float" office:value="1150600300" calcext:value-type="float">
            <text:p>1150600300</text:p>
          </table:table-cell>
          <table:table-cell office:value-type="float" office:value="40996246" calcext:value-type="float">
            <text:p>40996246</text:p>
          </table:table-cell>
        </table:table-row>
        <table:table-row table:style-name="ro1">
          <table:table-cell office:value-type="string" calcext:value-type="string">
            <text:p>0500000US40053</text:p>
          </table:table-cell>
          <table:table-cell office:value-type="float" office:value="40053" calcext:value-type="float">
            <text:p>40053</text:p>
          </table:table-cell>
          <table:table-cell office:value-type="string" calcext:value-type="string">
            <text:p>Grant County, Oklahoma</text:p>
          </table:table-cell>
          <table:table-cell office:value-type="float" office:value="123060500" calcext:value-type="float">
            <text:p>123060500</text:p>
          </table:table-cell>
          <table:table-cell office:value-type="float" office:value="11986948" calcext:value-type="float">
            <text:p>11986948</text:p>
          </table:table-cell>
        </table:table-row>
        <table:table-row table:style-name="ro1">
          <table:table-cell office:value-type="string" calcext:value-type="string">
            <text:p>0500000US40055</text:p>
          </table:table-cell>
          <table:table-cell office:value-type="float" office:value="40055" calcext:value-type="float">
            <text:p>40055</text:p>
          </table:table-cell>
          <table:table-cell office:value-type="string" calcext:value-type="string">
            <text:p>Greer County, Oklahoma</text:p>
          </table:table-cell>
          <table:table-cell office:value-type="float" office:value="97783600" calcext:value-type="float">
            <text:p>97783600</text:p>
          </table:table-cell>
          <table:table-cell office:value-type="float" office:value="10616216" calcext:value-type="float">
            <text:p>10616216</text:p>
          </table:table-cell>
        </table:table-row>
        <table:table-row table:style-name="ro1">
          <table:table-cell office:value-type="string" calcext:value-type="string">
            <text:p>0500000US40057</text:p>
          </table:table-cell>
          <table:table-cell office:value-type="float" office:value="40057" calcext:value-type="float">
            <text:p>40057</text:p>
          </table:table-cell>
          <table:table-cell office:value-type="string" calcext:value-type="string">
            <text:p>Harmon County, Oklahoma</text:p>
          </table:table-cell>
          <table:table-cell office:value-type="float" office:value="47442900" calcext:value-type="float">
            <text:p>47442900</text:p>
          </table:table-cell>
          <table:table-cell office:value-type="float" office:value="7588173" calcext:value-type="float">
            <text:p>7588173</text:p>
          </table:table-cell>
        </table:table-row>
        <table:table-row table:style-name="ro1">
          <table:table-cell office:value-type="string" calcext:value-type="string">
            <text:p>0500000US40059</text:p>
          </table:table-cell>
          <table:table-cell office:value-type="float" office:value="40059" calcext:value-type="float">
            <text:p>40059</text:p>
          </table:table-cell>
          <table:table-cell office:value-type="string" calcext:value-type="string">
            <text:p>Harper County, Oklahoma</text:p>
          </table:table-cell>
          <table:table-cell office:value-type="float" office:value="78368400" calcext:value-type="float">
            <text:p>78368400</text:p>
          </table:table-cell>
          <table:table-cell office:value-type="float" office:value="9260314" calcext:value-type="float">
            <text:p>9260314</text:p>
          </table:table-cell>
        </table:table-row>
        <table:table-row table:style-name="ro1">
          <table:table-cell office:value-type="string" calcext:value-type="string">
            <text:p>0500000US40061</text:p>
          </table:table-cell>
          <table:table-cell office:value-type="float" office:value="40061" calcext:value-type="float">
            <text:p>40061</text:p>
          </table:table-cell>
          <table:table-cell office:value-type="string" calcext:value-type="string">
            <text:p>Haskell County, Oklahoma</text:p>
          </table:table-cell>
          <table:table-cell office:value-type="float" office:value="186883400" calcext:value-type="float">
            <text:p>186883400</text:p>
          </table:table-cell>
          <table:table-cell office:value-type="float" office:value="10386454" calcext:value-type="float">
            <text:p>10386454</text:p>
          </table:table-cell>
        </table:table-row>
        <table:table-row table:style-name="ro1">
          <table:table-cell office:value-type="string" calcext:value-type="string">
            <text:p>0500000US40063</text:p>
          </table:table-cell>
          <table:table-cell office:value-type="float" office:value="40063" calcext:value-type="float">
            <text:p>40063</text:p>
          </table:table-cell>
          <table:table-cell office:value-type="string" calcext:value-type="string">
            <text:p>Hughes County, Oklahoma</text:p>
          </table:table-cell>
          <table:table-cell office:value-type="float" office:value="176010600" calcext:value-type="float">
            <text:p>176010600</text:p>
          </table:table-cell>
          <table:table-cell office:value-type="float" office:value="12307212" calcext:value-type="float">
            <text:p>12307212</text:p>
          </table:table-cell>
        </table:table-row>
        <table:table-row table:style-name="ro1">
          <table:table-cell office:value-type="string" calcext:value-type="string">
            <text:p>0500000US40065</text:p>
          </table:table-cell>
          <table:table-cell office:value-type="float" office:value="40065" calcext:value-type="float">
            <text:p>40065</text:p>
          </table:table-cell>
          <table:table-cell office:value-type="string" calcext:value-type="string">
            <text:p>Jackson County, Oklahoma</text:p>
          </table:table-cell>
          <table:table-cell office:value-type="float" office:value="408742800" calcext:value-type="float">
            <text:p>408742800</text:p>
          </table:table-cell>
          <table:table-cell office:value-type="float" office:value="24414513" calcext:value-type="float">
            <text:p>24414513</text:p>
          </table:table-cell>
        </table:table-row>
        <table:table-row table:style-name="ro1">
          <table:table-cell office:value-type="string" calcext:value-type="string">
            <text:p>0500000US40067</text:p>
          </table:table-cell>
          <table:table-cell office:value-type="float" office:value="40067" calcext:value-type="float">
            <text:p>40067</text:p>
          </table:table-cell>
          <table:table-cell office:value-type="string" calcext:value-type="string">
            <text:p>Jefferson County, Oklahoma</text:p>
          </table:table-cell>
          <table:table-cell office:value-type="float" office:value="99826900" calcext:value-type="float">
            <text:p>99826900</text:p>
          </table:table-cell>
          <table:table-cell office:value-type="float" office:value="8478009" calcext:value-type="float">
            <text:p>8478009</text:p>
          </table:table-cell>
        </table:table-row>
        <table:table-row table:style-name="ro1">
          <table:table-cell office:value-type="string" calcext:value-type="string">
            <text:p>0500000US40069</text:p>
          </table:table-cell>
          <table:table-cell office:value-type="float" office:value="40069" calcext:value-type="float">
            <text:p>40069</text:p>
          </table:table-cell>
          <table:table-cell office:value-type="string" calcext:value-type="string">
            <text:p>Johnston County, Oklahoma</text:p>
          </table:table-cell>
          <table:table-cell office:value-type="float" office:value="167187900" calcext:value-type="float">
            <text:p>167187900</text:p>
          </table:table-cell>
          <table:table-cell office:value-type="float" office:value="13118829" calcext:value-type="float">
            <text:p>13118829</text:p>
          </table:table-cell>
        </table:table-row>
        <table:table-row table:style-name="ro1">
          <table:table-cell office:value-type="string" calcext:value-type="string">
            <text:p>0500000US40071</text:p>
          </table:table-cell>
          <table:table-cell office:value-type="float" office:value="40071" calcext:value-type="float">
            <text:p>40071</text:p>
          </table:table-cell>
          <table:table-cell office:value-type="string" calcext:value-type="string">
            <text:p>Kay County, Oklahoma</text:p>
          </table:table-cell>
          <table:table-cell office:value-type="float" office:value="869864400" calcext:value-type="float">
            <text:p>869864400</text:p>
          </table:table-cell>
          <table:table-cell office:value-type="float" office:value="29041168" calcext:value-type="float">
            <text:p>29041168</text:p>
          </table:table-cell>
        </table:table-row>
        <table:table-row table:style-name="ro1">
          <table:table-cell office:value-type="string" calcext:value-type="string">
            <text:p>0500000US40073</text:p>
          </table:table-cell>
          <table:table-cell office:value-type="float" office:value="40073" calcext:value-type="float">
            <text:p>40073</text:p>
          </table:table-cell>
          <table:table-cell office:value-type="string" calcext:value-type="string">
            <text:p>Kingfisher County, Oklahoma</text:p>
          </table:table-cell>
          <table:table-cell office:value-type="float" office:value="346807700" calcext:value-type="float">
            <text:p>346807700</text:p>
          </table:table-cell>
          <table:table-cell office:value-type="float" office:value="23253488" calcext:value-type="float">
            <text:p>23253488</text:p>
          </table:table-cell>
        </table:table-row>
        <table:table-row table:style-name="ro1">
          <table:table-cell office:value-type="string" calcext:value-type="string">
            <text:p>0500000US40075</text:p>
          </table:table-cell>
          <table:table-cell office:value-type="float" office:value="40075" calcext:value-type="float">
            <text:p>40075</text:p>
          </table:table-cell>
          <table:table-cell office:value-type="string" calcext:value-type="string">
            <text:p>Kiowa County, Oklahoma</text:p>
          </table:table-cell>
          <table:table-cell office:value-type="float" office:value="189007200" calcext:value-type="float">
            <text:p>189007200</text:p>
          </table:table-cell>
          <table:table-cell office:value-type="float" office:value="28427404" calcext:value-type="float">
            <text:p>28427404</text:p>
          </table:table-cell>
        </table:table-row>
        <table:table-row table:style-name="ro1">
          <table:table-cell office:value-type="string" calcext:value-type="string">
            <text:p>0500000US40077</text:p>
          </table:table-cell>
          <table:table-cell office:value-type="float" office:value="40077" calcext:value-type="float">
            <text:p>40077</text:p>
          </table:table-cell>
          <table:table-cell office:value-type="string" calcext:value-type="string">
            <text:p>Latimer County, Oklahoma</text:p>
          </table:table-cell>
          <table:table-cell office:value-type="float" office:value="172186500" calcext:value-type="float">
            <text:p>172186500</text:p>
          </table:table-cell>
          <table:table-cell office:value-type="float" office:value="15352596" calcext:value-type="float">
            <text:p>15352596</text:p>
          </table:table-cell>
        </table:table-row>
        <table:table-row table:style-name="ro1">
          <table:table-cell office:value-type="string" calcext:value-type="string">
            <text:p>0500000US40079</text:p>
          </table:table-cell>
          <table:table-cell office:value-type="float" office:value="40079" calcext:value-type="float">
            <text:p>40079</text:p>
          </table:table-cell>
          <table:table-cell office:value-type="string" calcext:value-type="string">
            <text:p>Le Flore County, Oklahoma</text:p>
          </table:table-cell>
          <table:table-cell office:value-type="float" office:value="727957900" calcext:value-type="float">
            <text:p>727957900</text:p>
          </table:table-cell>
          <table:table-cell office:value-type="float" office:value="28859742" calcext:value-type="float">
            <text:p>28859742</text:p>
          </table:table-cell>
        </table:table-row>
        <table:table-row table:style-name="ro1">
          <table:table-cell office:value-type="string" calcext:value-type="string">
            <text:p>0500000US40081</text:p>
          </table:table-cell>
          <table:table-cell office:value-type="float" office:value="40081" calcext:value-type="float">
            <text:p>40081</text:p>
          </table:table-cell>
          <table:table-cell office:value-type="string" calcext:value-type="string">
            <text:p>Lincoln County, Oklahoma</text:p>
          </table:table-cell>
          <table:table-cell office:value-type="float" office:value="676633100" calcext:value-type="float">
            <text:p>676633100</text:p>
          </table:table-cell>
          <table:table-cell office:value-type="float" office:value="30259303" calcext:value-type="float">
            <text:p>30259303</text:p>
          </table:table-cell>
        </table:table-row>
        <table:table-row table:style-name="ro1">
          <table:table-cell office:value-type="string" calcext:value-type="string">
            <text:p>0500000US40083</text:p>
          </table:table-cell>
          <table:table-cell office:value-type="float" office:value="40083" calcext:value-type="float">
            <text:p>40083</text:p>
          </table:table-cell>
          <table:table-cell office:value-type="string" calcext:value-type="string">
            <text:p>Logan County, Oklahoma</text:p>
          </table:table-cell>
          <table:table-cell office:value-type="float" office:value="988456400" calcext:value-type="float">
            <text:p>988456400</text:p>
          </table:table-cell>
          <table:table-cell office:value-type="float" office:value="62244035" calcext:value-type="float">
            <text:p>62244035</text:p>
          </table:table-cell>
        </table:table-row>
        <table:table-row table:style-name="ro1">
          <table:table-cell office:value-type="string" calcext:value-type="string">
            <text:p>0500000US40085</text:p>
          </table:table-cell>
          <table:table-cell office:value-type="float" office:value="40085" calcext:value-type="float">
            <text:p>40085</text:p>
          </table:table-cell>
          <table:table-cell office:value-type="string" calcext:value-type="string">
            <text:p>Love County, Oklahoma</text:p>
          </table:table-cell>
          <table:table-cell office:value-type="float" office:value="145474700" calcext:value-type="float">
            <text:p>145474700</text:p>
          </table:table-cell>
          <table:table-cell office:value-type="float" office:value="9024565" calcext:value-type="float">
            <text:p>9024565</text:p>
          </table:table-cell>
        </table:table-row>
        <table:table-row table:style-name="ro1">
          <table:table-cell office:value-type="string" calcext:value-type="string">
            <text:p>0500000US40087</text:p>
          </table:table-cell>
          <table:table-cell office:value-type="float" office:value="40087" calcext:value-type="float">
            <text:p>40087</text:p>
          </table:table-cell>
          <table:table-cell office:value-type="string" calcext:value-type="string">
            <text:p>McClain County, Oklahoma</text:p>
          </table:table-cell>
          <table:table-cell office:value-type="float" office:value="799498100" calcext:value-type="float">
            <text:p>799498100</text:p>
          </table:table-cell>
          <table:table-cell office:value-type="float" office:value="43462573" calcext:value-type="float">
            <text:p>43462573</text:p>
          </table:table-cell>
        </table:table-row>
        <table:table-row table:style-name="ro1">
          <table:table-cell office:value-type="string" calcext:value-type="string">
            <text:p>0500000US40089</text:p>
          </table:table-cell>
          <table:table-cell office:value-type="float" office:value="40089" calcext:value-type="float">
            <text:p>40089</text:p>
          </table:table-cell>
          <table:table-cell office:value-type="string" calcext:value-type="string">
            <text:p>McCurtain County, Oklahoma</text:p>
          </table:table-cell>
          <table:table-cell office:value-type="float" office:value="425431200" calcext:value-type="float">
            <text:p>425431200</text:p>
          </table:table-cell>
          <table:table-cell office:value-type="float" office:value="17522344" calcext:value-type="float">
            <text:p>17522344</text:p>
          </table:table-cell>
        </table:table-row>
        <table:table-row table:style-name="ro1">
          <table:table-cell office:value-type="string" calcext:value-type="string">
            <text:p>0500000US40091</text:p>
          </table:table-cell>
          <table:table-cell office:value-type="float" office:value="40091" calcext:value-type="float">
            <text:p>40091</text:p>
          </table:table-cell>
          <table:table-cell office:value-type="string" calcext:value-type="string">
            <text:p>McIntosh County, Oklahoma</text:p>
          </table:table-cell>
          <table:table-cell office:value-type="float" office:value="306887300" calcext:value-type="float">
            <text:p>306887300</text:p>
          </table:table-cell>
          <table:table-cell office:value-type="float" office:value="18522958" calcext:value-type="float">
            <text:p>18522958</text:p>
          </table:table-cell>
        </table:table-row>
        <table:table-row table:style-name="ro1">
          <table:table-cell office:value-type="string" calcext:value-type="string">
            <text:p>0500000US40093</text:p>
          </table:table-cell>
          <table:table-cell office:value-type="float" office:value="40093" calcext:value-type="float">
            <text:p>40093</text:p>
          </table:table-cell>
          <table:table-cell office:value-type="string" calcext:value-type="string">
            <text:p>Major County, Oklahoma</text:p>
          </table:table-cell>
          <table:table-cell office:value-type="float" office:value="199925700" calcext:value-type="float">
            <text:p>199925700</text:p>
          </table:table-cell>
          <table:table-cell office:value-type="float" office:value="19307560" calcext:value-type="float">
            <text:p>19307560</text:p>
          </table:table-cell>
        </table:table-row>
        <table:table-row table:style-name="ro1">
          <table:table-cell office:value-type="string" calcext:value-type="string">
            <text:p>0500000US40095</text:p>
          </table:table-cell>
          <table:table-cell office:value-type="float" office:value="40095" calcext:value-type="float">
            <text:p>40095</text:p>
          </table:table-cell>
          <table:table-cell office:value-type="string" calcext:value-type="string">
            <text:p>Marshall County, Oklahoma</text:p>
          </table:table-cell>
          <table:table-cell office:value-type="float" office:value="235239500" calcext:value-type="float">
            <text:p>235239500</text:p>
          </table:table-cell>
          <table:table-cell office:value-type="float" office:value="17569384" calcext:value-type="float">
            <text:p>17569384</text:p>
          </table:table-cell>
        </table:table-row>
        <table:table-row table:style-name="ro1">
          <table:table-cell office:value-type="string" calcext:value-type="string">
            <text:p>0500000US40097</text:p>
          </table:table-cell>
          <table:table-cell office:value-type="float" office:value="40097" calcext:value-type="float">
            <text:p>40097</text:p>
          </table:table-cell>
          <table:table-cell office:value-type="string" calcext:value-type="string">
            <text:p>Mayes County, Oklahoma</text:p>
          </table:table-cell>
          <table:table-cell office:value-type="float" office:value="613298000" calcext:value-type="float">
            <text:p>613298000</text:p>
          </table:table-cell>
          <table:table-cell office:value-type="float" office:value="35171078" calcext:value-type="float">
            <text:p>35171078</text:p>
          </table:table-cell>
        </table:table-row>
        <table:table-row table:style-name="ro1">
          <table:table-cell office:value-type="string" calcext:value-type="string">
            <text:p>0500000US40099</text:p>
          </table:table-cell>
          <table:table-cell office:value-type="float" office:value="40099" calcext:value-type="float">
            <text:p>40099</text:p>
          </table:table-cell>
          <table:table-cell office:value-type="string" calcext:value-type="string">
            <text:p>Murray County, Oklahoma</text:p>
          </table:table-cell>
          <table:table-cell office:value-type="float" office:value="251281700" calcext:value-type="float">
            <text:p>251281700</text:p>
          </table:table-cell>
          <table:table-cell office:value-type="float" office:value="21834532" calcext:value-type="float">
            <text:p>21834532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958486800" calcext:value-type="float">
            <text:p>958486800</text:p>
          </table:table-cell>
          <table:table-cell office:value-type="float" office:value="41956672" calcext:value-type="float">
            <text:p>41956672</text:p>
          </table:table-cell>
        </table:table-row>
        <table:table-row table:style-name="ro1">
          <table:table-cell office:value-type="string" calcext:value-type="string">
            <text:p>0500000US40103</text:p>
          </table:table-cell>
          <table:table-cell office:value-type="float" office:value="40103" calcext:value-type="float">
            <text:p>40103</text:p>
          </table:table-cell>
          <table:table-cell office:value-type="string" calcext:value-type="string">
            <text:p>Noble County, Oklahoma</text:p>
          </table:table-cell>
          <table:table-cell office:value-type="float" office:value="272499600" calcext:value-type="float">
            <text:p>272499600</text:p>
          </table:table-cell>
          <table:table-cell office:value-type="float" office:value="27141223" calcext:value-type="float">
            <text:p>27141223</text:p>
          </table:table-cell>
        </table:table-row>
        <table:table-row table:style-name="ro1">
          <table:table-cell office:value-type="string" calcext:value-type="string">
            <text:p>0500000US40105</text:p>
          </table:table-cell>
          <table:table-cell office:value-type="float" office:value="40105" calcext:value-type="float">
            <text:p>40105</text:p>
          </table:table-cell>
          <table:table-cell office:value-type="string" calcext:value-type="string">
            <text:p>Nowata County, Oklahoma</text:p>
          </table:table-cell>
          <table:table-cell office:value-type="float" office:value="151389200" calcext:value-type="float">
            <text:p>151389200</text:p>
          </table:table-cell>
          <table:table-cell office:value-type="float" office:value="11734192" calcext:value-type="float">
            <text:p>11734192</text:p>
          </table:table-cell>
        </table:table-row>
        <table:table-row table:style-name="ro1">
          <table:table-cell office:value-type="string" calcext:value-type="string">
            <text:p>0500000US40107</text:p>
          </table:table-cell>
          <table:table-cell office:value-type="float" office:value="40107" calcext:value-type="float">
            <text:p>40107</text:p>
          </table:table-cell>
          <table:table-cell office:value-type="string" calcext:value-type="string">
            <text:p>Okfuskee County, Oklahoma</text:p>
          </table:table-cell>
          <table:table-cell office:value-type="float" office:value="143727700" calcext:value-type="float">
            <text:p>143727700</text:p>
          </table:table-cell>
          <table:table-cell office:value-type="float" office:value="12123047" calcext:value-type="float">
            <text:p>12123047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5153623400" calcext:value-type="float">
            <text:p>15153623400</text:p>
          </table:table-cell>
          <table:table-cell office:value-type="float" office:value="250020090" calcext:value-type="float">
            <text:p>250020090</text:p>
          </table:table-cell>
        </table:table-row>
        <table:table-row table:style-name="ro1">
          <table:table-cell office:value-type="string" calcext:value-type="string">
            <text:p>0500000US40111</text:p>
          </table:table-cell>
          <table:table-cell office:value-type="float" office:value="40111" calcext:value-type="float">
            <text:p>40111</text:p>
          </table:table-cell>
          <table:table-cell office:value-type="string" calcext:value-type="string">
            <text:p>Okmulgee County, Oklahoma</text:p>
          </table:table-cell>
          <table:table-cell office:value-type="float" office:value="566336700" calcext:value-type="float">
            <text:p>566336700</text:p>
          </table:table-cell>
          <table:table-cell office:value-type="float" office:value="24266749" calcext:value-type="float">
            <text:p>24266749</text:p>
          </table:table-cell>
        </table:table-row>
        <table:table-row table:style-name="ro1">
          <table:table-cell office:value-type="string" calcext:value-type="string">
            <text:p>0500000US40113</text:p>
          </table:table-cell>
          <table:table-cell office:value-type="float" office:value="40113" calcext:value-type="float">
            <text:p>40113</text:p>
          </table:table-cell>
          <table:table-cell office:value-type="string" calcext:value-type="string">
            <text:p>Osage County, Oklahoma</text:p>
          </table:table-cell>
          <table:table-cell office:value-type="float" office:value="775701600" calcext:value-type="float">
            <text:p>775701600</text:p>
          </table:table-cell>
          <table:table-cell office:value-type="float" office:value="32230441" calcext:value-type="float">
            <text:p>32230441</text:p>
          </table:table-cell>
        </table:table-row>
        <table:table-row table:style-name="ro1">
          <table:table-cell office:value-type="string" calcext:value-type="string">
            <text:p>0500000US40115</text:p>
          </table:table-cell>
          <table:table-cell office:value-type="float" office:value="40115" calcext:value-type="float">
            <text:p>40115</text:p>
          </table:table-cell>
          <table:table-cell office:value-type="string" calcext:value-type="string">
            <text:p>Ottawa County, Oklahoma</text:p>
          </table:table-cell>
          <table:table-cell office:value-type="float" office:value="419187900" calcext:value-type="float">
            <text:p>419187900</text:p>
          </table:table-cell>
          <table:table-cell office:value-type="float" office:value="12342335" calcext:value-type="float">
            <text:p>12342335</text:p>
          </table:table-cell>
        </table:table-row>
        <table:table-row table:style-name="ro1">
          <table:table-cell office:value-type="string" calcext:value-type="string">
            <text:p>0500000US40117</text:p>
          </table:table-cell>
          <table:table-cell office:value-type="float" office:value="40117" calcext:value-type="float">
            <text:p>40117</text:p>
          </table:table-cell>
          <table:table-cell office:value-type="string" calcext:value-type="string">
            <text:p>Pawnee County, Oklahoma</text:p>
          </table:table-cell>
          <table:table-cell office:value-type="float" office:value="294684200" calcext:value-type="float">
            <text:p>294684200</text:p>
          </table:table-cell>
          <table:table-cell office:value-type="float" office:value="12160040" calcext:value-type="float">
            <text:p>12160040</text:p>
          </table:table-cell>
        </table:table-row>
        <table:table-row table:style-name="ro1">
          <table:table-cell office:value-type="string" calcext:value-type="string">
            <text:p>0500000US40119</text:p>
          </table:table-cell>
          <table:table-cell office:value-type="float" office:value="40119" calcext:value-type="float">
            <text:p>40119</text:p>
          </table:table-cell>
          <table:table-cell office:value-type="string" calcext:value-type="string">
            <text:p>Payne County, Oklahoma</text:p>
          </table:table-cell>
          <table:table-cell office:value-type="float" office:value="1455474800" calcext:value-type="float">
            <text:p>1455474800</text:p>
          </table:table-cell>
          <table:table-cell office:value-type="float" office:value="69191189" calcext:value-type="float">
            <text:p>69191189</text:p>
          </table:table-cell>
        </table:table-row>
        <table:table-row table:style-name="ro1">
          <table:table-cell office:value-type="string" calcext:value-type="string">
            <text:p>0500000US40121</text:p>
          </table:table-cell>
          <table:table-cell office:value-type="float" office:value="40121" calcext:value-type="float">
            <text:p>40121</text:p>
          </table:table-cell>
          <table:table-cell office:value-type="string" calcext:value-type="string">
            <text:p>Pittsburg County, Oklahoma</text:p>
          </table:table-cell>
          <table:table-cell office:value-type="float" office:value="814618300" calcext:value-type="float">
            <text:p>814618300</text:p>
          </table:table-cell>
          <table:table-cell office:value-type="float" office:value="51195481" calcext:value-type="float">
            <text:p>51195481</text:p>
          </table:table-cell>
        </table:table-row>
        <table:table-row table:style-name="ro1">
          <table:table-cell office:value-type="string" calcext:value-type="string">
            <text:p>0500000US40123</text:p>
          </table:table-cell>
          <table:table-cell office:value-type="float" office:value="40123" calcext:value-type="float">
            <text:p>40123</text:p>
          </table:table-cell>
          <table:table-cell office:value-type="string" calcext:value-type="string">
            <text:p>Pontotoc County, Oklahoma</text:p>
          </table:table-cell>
          <table:table-cell office:value-type="float" office:value="618389400" calcext:value-type="float">
            <text:p>618389400</text:p>
          </table:table-cell>
          <table:table-cell office:value-type="float" office:value="23891466" calcext:value-type="float">
            <text:p>23891466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1273801700" calcext:value-type="float">
            <text:p>1273801700</text:p>
          </table:table-cell>
          <table:table-cell office:value-type="float" office:value="48697914" calcext:value-type="float">
            <text:p>48697914</text:p>
          </table:table-cell>
        </table:table-row>
        <table:table-row table:style-name="ro1">
          <table:table-cell office:value-type="string" calcext:value-type="string">
            <text:p>0500000US40127</text:p>
          </table:table-cell>
          <table:table-cell office:value-type="float" office:value="40127" calcext:value-type="float">
            <text:p>40127</text:p>
          </table:table-cell>
          <table:table-cell office:value-type="string" calcext:value-type="string">
            <text:p>Pushmataha County, Oklahoma</text:p>
          </table:table-cell>
          <table:table-cell office:value-type="float" office:value="179982800" calcext:value-type="float">
            <text:p>179982800</text:p>
          </table:table-cell>
          <table:table-cell office:value-type="float" office:value="18135611" calcext:value-type="float">
            <text:p>18135611</text:p>
          </table:table-cell>
        </table:table-row>
        <table:table-row table:style-name="ro1">
          <table:table-cell office:value-type="string" calcext:value-type="string">
            <text:p>0500000US40129</text:p>
          </table:table-cell>
          <table:table-cell office:value-type="float" office:value="40129" calcext:value-type="float">
            <text:p>40129</text:p>
          </table:table-cell>
          <table:table-cell office:value-type="string" calcext:value-type="string">
            <text:p>Roger Mills County, Oklahoma</text:p>
          </table:table-cell>
          <table:table-cell office:value-type="float" office:value="82734000" calcext:value-type="float">
            <text:p>82734000</text:p>
          </table:table-cell>
          <table:table-cell office:value-type="float" office:value="7352863" calcext:value-type="float">
            <text:p>7352863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1935443300" calcext:value-type="float">
            <text:p>1935443300</text:p>
          </table:table-cell>
          <table:table-cell office:value-type="float" office:value="60946199" calcext:value-type="float">
            <text:p>60946199</text:p>
          </table:table-cell>
        </table:table-row>
        <table:table-row table:style-name="ro1">
          <table:table-cell office:value-type="string" calcext:value-type="string">
            <text:p>0500000US40133</text:p>
          </table:table-cell>
          <table:table-cell office:value-type="float" office:value="40133" calcext:value-type="float">
            <text:p>40133</text:p>
          </table:table-cell>
          <table:table-cell office:value-type="string" calcext:value-type="string">
            <text:p>Seminole County, Oklahoma</text:p>
          </table:table-cell>
          <table:table-cell office:value-type="float" office:value="354535100" calcext:value-type="float">
            <text:p>354535100</text:p>
          </table:table-cell>
          <table:table-cell office:value-type="float" office:value="18007420" calcext:value-type="float">
            <text:p>18007420</text:p>
          </table:table-cell>
        </table:table-row>
        <table:table-row table:style-name="ro1">
          <table:table-cell office:value-type="string" calcext:value-type="string">
            <text:p>0500000US40135</text:p>
          </table:table-cell>
          <table:table-cell office:value-type="float" office:value="40135" calcext:value-type="float">
            <text:p>40135</text:p>
          </table:table-cell>
          <table:table-cell office:value-type="string" calcext:value-type="string">
            <text:p>Sequoyah County, Oklahoma</text:p>
          </table:table-cell>
          <table:table-cell office:value-type="float" office:value="504015100" calcext:value-type="float">
            <text:p>504015100</text:p>
          </table:table-cell>
          <table:table-cell office:value-type="float" office:value="23364420" calcext:value-type="float">
            <text:p>23364420</text:p>
          </table:table-cell>
        </table:table-row>
        <table:table-row table:style-name="ro1">
          <table:table-cell office:value-type="string" calcext:value-type="string">
            <text:p>0500000US40137</text:p>
          </table:table-cell>
          <table:table-cell office:value-type="float" office:value="40137" calcext:value-type="float">
            <text:p>40137</text:p>
          </table:table-cell>
          <table:table-cell office:value-type="string" calcext:value-type="string">
            <text:p>Stephens County, Oklahoma</text:p>
          </table:table-cell>
          <table:table-cell office:value-type="float" office:value="928534700" calcext:value-type="float">
            <text:p>928534700</text:p>
          </table:table-cell>
          <table:table-cell office:value-type="float" office:value="40404520" calcext:value-type="float">
            <text:p>40404520</text:p>
          </table:table-cell>
        </table:table-row>
        <table:table-row table:style-name="ro1">
          <table:table-cell office:value-type="string" calcext:value-type="string">
            <text:p>0500000US40139</text:p>
          </table:table-cell>
          <table:table-cell office:value-type="float" office:value="40139" calcext:value-type="float">
            <text:p>40139</text:p>
          </table:table-cell>
          <table:table-cell office:value-type="string" calcext:value-type="string">
            <text:p>Texas County, Oklahoma</text:p>
          </table:table-cell>
          <table:table-cell office:value-type="float" office:value="262883200" calcext:value-type="float">
            <text:p>262883200</text:p>
          </table:table-cell>
          <table:table-cell office:value-type="float" office:value="14627637" calcext:value-type="float">
            <text:p>14627637</text:p>
          </table:table-cell>
        </table:table-row>
        <table:table-row table:style-name="ro1">
          <table:table-cell office:value-type="string" calcext:value-type="string">
            <text:p>0500000US40141</text:p>
          </table:table-cell>
          <table:table-cell office:value-type="float" office:value="40141" calcext:value-type="float">
            <text:p>40141</text:p>
          </table:table-cell>
          <table:table-cell office:value-type="string" calcext:value-type="string">
            <text:p>Tillman County, Oklahoma</text:p>
          </table:table-cell>
          <table:table-cell office:value-type="float" office:value="119612900" calcext:value-type="float">
            <text:p>119612900</text:p>
          </table:table-cell>
          <table:table-cell office:value-type="float" office:value="10899071" calcext:value-type="float">
            <text:p>10899071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3593776700" calcext:value-type="float">
            <text:p>13593776700</text:p>
          </table:table-cell>
          <table:table-cell office:value-type="float" office:value="204713375" calcext:value-type="float">
            <text:p>204713375</text:p>
          </table:table-cell>
        </table:table-row>
        <table:table-row table:style-name="ro1">
          <table:table-cell office:value-type="string" calcext:value-type="string">
            <text:p>0500000US40145</text:p>
          </table:table-cell>
          <table:table-cell office:value-type="float" office:value="40145" calcext:value-type="float">
            <text:p>40145</text:p>
          </table:table-cell>
          <table:table-cell office:value-type="string" calcext:value-type="string">
            <text:p>Wagoner County, Oklahoma</text:p>
          </table:table-cell>
          <table:table-cell office:value-type="float" office:value="1517762400" calcext:value-type="float">
            <text:p>1517762400</text:p>
          </table:table-cell>
          <table:table-cell office:value-type="float" office:value="39693414" calcext:value-type="float">
            <text:p>39693414</text:p>
          </table:table-cell>
        </table:table-row>
        <table:table-row table:style-name="ro1">
          <table:table-cell office:value-type="string" calcext:value-type="string">
            <text:p>0500000US40147</text:p>
          </table:table-cell>
          <table:table-cell office:value-type="float" office:value="40147" calcext:value-type="float">
            <text:p>40147</text:p>
          </table:table-cell>
          <table:table-cell office:value-type="string" calcext:value-type="string">
            <text:p>Washington County, Oklahoma</text:p>
          </table:table-cell>
          <table:table-cell office:value-type="float" office:value="1190106000" calcext:value-type="float">
            <text:p>1190106000</text:p>
          </table:table-cell>
          <table:table-cell office:value-type="float" office:value="51162166" calcext:value-type="float">
            <text:p>51162166</text:p>
          </table:table-cell>
        </table:table-row>
        <table:table-row table:style-name="ro1">
          <table:table-cell office:value-type="string" calcext:value-type="string">
            <text:p>0500000US40149</text:p>
          </table:table-cell>
          <table:table-cell office:value-type="float" office:value="40149" calcext:value-type="float">
            <text:p>40149</text:p>
          </table:table-cell>
          <table:table-cell office:value-type="string" calcext:value-type="string">
            <text:p>Washita County, Oklahoma</text:p>
          </table:table-cell>
          <table:table-cell office:value-type="float" office:value="269792000" calcext:value-type="float">
            <text:p>269792000</text:p>
          </table:table-cell>
          <table:table-cell office:value-type="float" office:value="21905073" calcext:value-type="float">
            <text:p>21905073</text:p>
          </table:table-cell>
        </table:table-row>
        <table:table-row table:style-name="ro1">
          <table:table-cell office:value-type="string" calcext:value-type="string">
            <text:p>0500000US40151</text:p>
          </table:table-cell>
          <table:table-cell office:value-type="float" office:value="40151" calcext:value-type="float">
            <text:p>40151</text:p>
          </table:table-cell>
          <table:table-cell office:value-type="string" calcext:value-type="string">
            <text:p>Woods County, Oklahoma</text:p>
          </table:table-cell>
          <table:table-cell office:value-type="float" office:value="215690700" calcext:value-type="float">
            <text:p>215690700</text:p>
          </table:table-cell>
          <table:table-cell office:value-type="float" office:value="21354776" calcext:value-type="float">
            <text:p>21354776</text:p>
          </table:table-cell>
        </table:table-row>
        <table:table-row table:style-name="ro1">
          <table:table-cell office:value-type="string" calcext:value-type="string">
            <text:p>0500000US40153</text:p>
          </table:table-cell>
          <table:table-cell office:value-type="float" office:value="40153" calcext:value-type="float">
            <text:p>40153</text:p>
          </table:table-cell>
          <table:table-cell office:value-type="string" calcext:value-type="string">
            <text:p>Woodward County, Oklahoma</text:p>
          </table:table-cell>
          <table:table-cell office:value-type="float" office:value="462195300" calcext:value-type="float">
            <text:p>462195300</text:p>
          </table:table-cell>
          <table:table-cell office:value-type="float" office:value="41588709" calcext:value-type="float">
            <text:p>41588709</text:p>
          </table:table-cell>
        </table:table-row>
        <table:table-row table:style-name="ro1">
          <table:table-cell office:value-type="string" calcext:value-type="string">
            <text:p>0500000US41001</text:p>
          </table:table-cell>
          <table:table-cell office:value-type="float" office:value="41001" calcext:value-type="float">
            <text:p>41001</text:p>
          </table:table-cell>
          <table:table-cell office:value-type="string" calcext:value-type="string">
            <text:p>Baker County, Oregon</text:p>
          </table:table-cell>
          <table:table-cell office:value-type="float" office:value="369242700" calcext:value-type="float">
            <text:p>369242700</text:p>
          </table:table-cell>
          <table:table-cell office:value-type="float" office:value="25092457" calcext:value-type="float">
            <text:p>25092457</text:p>
          </table:table-cell>
        </table:table-row>
        <table:table-row table:style-name="ro1">
          <table:table-cell office:value-type="string" calcext:value-type="string">
            <text:p>0500000US41003</text:p>
          </table:table-cell>
          <table:table-cell office:value-type="float" office:value="41003" calcext:value-type="float">
            <text:p>41003</text:p>
          </table:table-cell>
          <table:table-cell office:value-type="string" calcext:value-type="string">
            <text:p>Benton County, Oregon</text:p>
          </table:table-cell>
          <table:table-cell office:value-type="float" office:value="2076199100" calcext:value-type="float">
            <text:p>2076199100</text:p>
          </table:table-cell>
          <table:table-cell office:value-type="float" office:value="54074797" calcext:value-type="float">
            <text:p>54074797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11641955200" calcext:value-type="float">
            <text:p>11641955200</text:p>
          </table:table-cell>
          <table:table-cell office:value-type="float" office:value="207236920" calcext:value-type="float">
            <text:p>207236920</text:p>
          </table:table-cell>
        </table:table-row>
        <table:table-row table:style-name="ro1">
          <table:table-cell office:value-type="string" calcext:value-type="string">
            <text:p>0500000US41007</text:p>
          </table:table-cell>
          <table:table-cell office:value-type="float" office:value="41007" calcext:value-type="float">
            <text:p>41007</text:p>
          </table:table-cell>
          <table:table-cell office:value-type="string" calcext:value-type="string">
            <text:p>Clatsop County, Oregon</text:p>
          </table:table-cell>
          <table:table-cell office:value-type="float" office:value="870649300" calcext:value-type="float">
            <text:p>870649300</text:p>
          </table:table-cell>
          <table:table-cell office:value-type="float" office:value="40937491" calcext:value-type="float">
            <text:p>40937491</text:p>
          </table:table-cell>
        </table:table-row>
        <table:table-row table:style-name="ro1">
          <table:table-cell office:value-type="string" calcext:value-type="string">
            <text:p>0500000US41009</text:p>
          </table:table-cell>
          <table:table-cell office:value-type="float" office:value="41009" calcext:value-type="float">
            <text:p>41009</text:p>
          </table:table-cell>
          <table:table-cell office:value-type="string" calcext:value-type="string">
            <text:p>Columbia County, Oregon</text:p>
          </table:table-cell>
          <table:table-cell office:value-type="float" office:value="1158404200" calcext:value-type="float">
            <text:p>1158404200</text:p>
          </table:table-cell>
          <table:table-cell office:value-type="float" office:value="47700167" calcext:value-type="float">
            <text:p>47700167</text:p>
          </table:table-cell>
        </table:table-row>
        <table:table-row table:style-name="ro1">
          <table:table-cell office:value-type="string" calcext:value-type="string">
            <text:p>0500000US41011</text:p>
          </table:table-cell>
          <table:table-cell office:value-type="float" office:value="41011" calcext:value-type="float">
            <text:p>41011</text:p>
          </table:table-cell>
          <table:table-cell office:value-type="string" calcext:value-type="string">
            <text:p>Coos County, Oregon</text:p>
          </table:table-cell>
          <table:table-cell office:value-type="float" office:value="1240182800" calcext:value-type="float">
            <text:p>1240182800</text:p>
          </table:table-cell>
          <table:table-cell office:value-type="float" office:value="71372942" calcext:value-type="float">
            <text:p>71372942</text:p>
          </table:table-cell>
        </table:table-row>
        <table:table-row table:style-name="ro1">
          <table:table-cell office:value-type="string" calcext:value-type="string">
            <text:p>0500000US41013</text:p>
          </table:table-cell>
          <table:table-cell office:value-type="float" office:value="41013" calcext:value-type="float">
            <text:p>41013</text:p>
          </table:table-cell>
          <table:table-cell office:value-type="string" calcext:value-type="string">
            <text:p>Crook County, Oregon</text:p>
          </table:table-cell>
          <table:table-cell office:value-type="float" office:value="416446900" calcext:value-type="float">
            <text:p>416446900</text:p>
          </table:table-cell>
          <table:table-cell office:value-type="float" office:value="29777781" calcext:value-type="float">
            <text:p>29777781</text:p>
          </table:table-cell>
        </table:table-row>
        <table:table-row table:style-name="ro1">
          <table:table-cell office:value-type="string" calcext:value-type="string">
            <text:p>0500000US41015</text:p>
          </table:table-cell>
          <table:table-cell office:value-type="float" office:value="41015" calcext:value-type="float">
            <text:p>41015</text:p>
          </table:table-cell>
          <table:table-cell office:value-type="string" calcext:value-type="string">
            <text:p>Curry County, Oregon</text:p>
          </table:table-cell>
          <table:table-cell office:value-type="float" office:value="486343900" calcext:value-type="float">
            <text:p>486343900</text:p>
          </table:table-cell>
          <table:table-cell office:value-type="float" office:value="28972069" calcext:value-type="float">
            <text:p>28972069</text:p>
          </table:table-cell>
        </table:table-row>
        <table:table-row table:style-name="ro1">
          <table:table-cell office:value-type="string" calcext:value-type="string">
            <text:p>0500000US41017</text:p>
          </table:table-cell>
          <table:table-cell office:value-type="float" office:value="41017" calcext:value-type="float">
            <text:p>41017</text:p>
          </table:table-cell>
          <table:table-cell office:value-type="string" calcext:value-type="string">
            <text:p>Deschutes County, Oregon</text:p>
          </table:table-cell>
          <table:table-cell office:value-type="float" office:value="4353837400" calcext:value-type="float">
            <text:p>4353837400</text:p>
          </table:table-cell>
          <table:table-cell office:value-type="float" office:value="170447707" calcext:value-type="float">
            <text:p>170447707</text:p>
          </table:table-cell>
        </table:table-row>
        <table:table-row table:style-name="ro1">
          <table:table-cell office:value-type="string" calcext:value-type="string">
            <text:p>0500000US41019</text:p>
          </table:table-cell>
          <table:table-cell office:value-type="float" office:value="41019" calcext:value-type="float">
            <text:p>41019</text:p>
          </table:table-cell>
          <table:table-cell office:value-type="string" calcext:value-type="string">
            <text:p>Douglas County, Oregon</text:p>
          </table:table-cell>
          <table:table-cell office:value-type="float" office:value="2167423600" calcext:value-type="float">
            <text:p>2167423600</text:p>
          </table:table-cell>
          <table:table-cell office:value-type="float" office:value="69569518" calcext:value-type="float">
            <text:p>69569518</text:p>
          </table:table-cell>
        </table:table-row>
        <table:table-row table:style-name="ro1">
          <table:table-cell office:value-type="string" calcext:value-type="string">
            <text:p>0500000US41021</text:p>
          </table:table-cell>
          <table:table-cell office:value-type="float" office:value="41021" calcext:value-type="float">
            <text:p>41021</text:p>
          </table:table-cell>
          <table:table-cell office:value-type="string" calcext:value-type="string">
            <text:p>Gilliam County, Oregon</text:p>
          </table:table-cell>
          <table:table-cell office:value-type="float" office:value="45418000" calcext:value-type="float">
            <text:p>45418000</text:p>
          </table:table-cell>
          <table:table-cell office:value-type="float" office:value="5432555" calcext:value-type="float">
            <text:p>5432555</text:p>
          </table:table-cell>
        </table:table-row>
        <table:table-row table:style-name="ro1">
          <table:table-cell office:value-type="string" calcext:value-type="string">
            <text:p>0500000US41023</text:p>
          </table:table-cell>
          <table:table-cell office:value-type="float" office:value="41023" calcext:value-type="float">
            <text:p>41023</text:p>
          </table:table-cell>
          <table:table-cell office:value-type="string" calcext:value-type="string">
            <text:p>Grant County, Oregon</text:p>
          </table:table-cell>
          <table:table-cell office:value-type="float" office:value="142957400" calcext:value-type="float">
            <text:p>142957400</text:p>
          </table:table-cell>
          <table:table-cell office:value-type="float" office:value="12942212" calcext:value-type="float">
            <text:p>12942212</text:p>
          </table:table-cell>
        </table:table-row>
        <table:table-row table:style-name="ro1">
          <table:table-cell office:value-type="string" calcext:value-type="string">
            <text:p>0500000US41025</text:p>
          </table:table-cell>
          <table:table-cell office:value-type="float" office:value="41025" calcext:value-type="float">
            <text:p>41025</text:p>
          </table:table-cell>
          <table:table-cell office:value-type="string" calcext:value-type="string">
            <text:p>Harney County, Oregon</text:p>
          </table:table-cell>
          <table:table-cell office:value-type="float" office:value="144129600" calcext:value-type="float">
            <text:p>144129600</text:p>
          </table:table-cell>
          <table:table-cell office:value-type="float" office:value="12362652" calcext:value-type="float">
            <text:p>12362652</text:p>
          </table:table-cell>
        </table:table-row>
        <table:table-row table:style-name="ro1">
          <table:table-cell office:value-type="string" calcext:value-type="string">
            <text:p>0500000US41027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ood River County, Oregon</text:p>
          </table:table-cell>
          <table:table-cell office:value-type="float" office:value="485181200" calcext:value-type="float">
            <text:p>485181200</text:p>
          </table:table-cell>
          <table:table-cell office:value-type="float" office:value="31792656" calcext:value-type="float">
            <text:p>31792656</text:p>
          </table:table-cell>
        </table:table-row>
        <table:table-row table:style-name="ro1">
          <table:table-cell office:value-type="string" calcext:value-type="string">
            <text:p>0500000US41029</text:p>
          </table:table-cell>
          <table:table-cell office:value-type="float" office:value="41029" calcext:value-type="float">
            <text:p>41029</text:p>
          </table:table-cell>
          <table:table-cell office:value-type="string" calcext:value-type="string">
            <text:p>Jackson County, Oregon</text:p>
          </table:table-cell>
          <table:table-cell office:value-type="float" office:value="4503344700" calcext:value-type="float">
            <text:p>4503344700</text:p>
          </table:table-cell>
          <table:table-cell office:value-type="float" office:value="124021471" calcext:value-type="float">
            <text:p>124021471</text:p>
          </table:table-cell>
        </table:table-row>
        <table:table-row table:style-name="ro1">
          <table:table-cell office:value-type="string" calcext:value-type="string">
            <text:p>0500000US41031</text:p>
          </table:table-cell>
          <table:table-cell office:value-type="float" office:value="41031" calcext:value-type="float">
            <text:p>41031</text:p>
          </table:table-cell>
          <table:table-cell office:value-type="string" calcext:value-type="string">
            <text:p>Jefferson County, Oregon</text:p>
          </table:table-cell>
          <table:table-cell office:value-type="float" office:value="339033300" calcext:value-type="float">
            <text:p>339033300</text:p>
          </table:table-cell>
          <table:table-cell office:value-type="float" office:value="38597506" calcext:value-type="float">
            <text:p>38597506</text:p>
          </table:table-cell>
        </table:table-row>
        <table:table-row table:style-name="ro1">
          <table:table-cell office:value-type="string" calcext:value-type="string">
            <text:p>0500000US41033</text:p>
          </table:table-cell>
          <table:table-cell office:value-type="float" office:value="41033" calcext:value-type="float">
            <text:p>41033</text:p>
          </table:table-cell>
          <table:table-cell office:value-type="string" calcext:value-type="string">
            <text:p>Josephine County, Oregon</text:p>
          </table:table-cell>
          <table:table-cell office:value-type="float" office:value="1702960900" calcext:value-type="float">
            <text:p>1702960900</text:p>
          </table:table-cell>
          <table:table-cell office:value-type="float" office:value="105407452" calcext:value-type="float">
            <text:p>105407452</text:p>
          </table:table-cell>
        </table:table-row>
        <table:table-row table:style-name="ro1">
          <table:table-cell office:value-type="string" calcext:value-type="string">
            <text:p>0500000US41035</text:p>
          </table:table-cell>
          <table:table-cell office:value-type="float" office:value="41035" calcext:value-type="float">
            <text:p>41035</text:p>
          </table:table-cell>
          <table:table-cell office:value-type="string" calcext:value-type="string">
            <text:p>Klamath County, Oregon</text:p>
          </table:table-cell>
          <table:table-cell office:value-type="float" office:value="1255738500" calcext:value-type="float">
            <text:p>1255738500</text:p>
          </table:table-cell>
          <table:table-cell office:value-type="float" office:value="48978983" calcext:value-type="float">
            <text:p>48978983</text:p>
          </table:table-cell>
        </table:table-row>
        <table:table-row table:style-name="ro1">
          <table:table-cell office:value-type="string" calcext:value-type="string">
            <text:p>0500000US41037</text:p>
          </table:table-cell>
          <table:table-cell office:value-type="float" office:value="41037" calcext:value-type="float">
            <text:p>41037</text:p>
          </table:table-cell>
          <table:table-cell office:value-type="string" calcext:value-type="string">
            <text:p>Lake County, Oregon</text:p>
          </table:table-cell>
          <table:table-cell office:value-type="float" office:value="144292400" calcext:value-type="float">
            <text:p>144292400</text:p>
          </table:table-cell>
          <table:table-cell office:value-type="float" office:value="12079377" calcext:value-type="float">
            <text:p>12079377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7897891900" calcext:value-type="float">
            <text:p>7897891900</text:p>
          </table:table-cell>
          <table:table-cell office:value-type="float" office:value="167062364" calcext:value-type="float">
            <text:p>167062364</text:p>
          </table:table-cell>
        </table:table-row>
        <table:table-row table:style-name="ro1">
          <table:table-cell office:value-type="string" calcext:value-type="string">
            <text:p>0500000US41041</text:p>
          </table:table-cell>
          <table:table-cell office:value-type="float" office:value="41041" calcext:value-type="float">
            <text:p>41041</text:p>
          </table:table-cell>
          <table:table-cell office:value-type="string" calcext:value-type="string">
            <text:p>Lincoln County, Oregon</text:p>
          </table:table-cell>
          <table:table-cell office:value-type="float" office:value="1035566000" calcext:value-type="float">
            <text:p>1035566000</text:p>
          </table:table-cell>
          <table:table-cell office:value-type="float" office:value="44257513" calcext:value-type="float">
            <text:p>44257513</text:p>
          </table:table-cell>
        </table:table-row>
        <table:table-row table:style-name="ro1">
          <table:table-cell office:value-type="string" calcext:value-type="string">
            <text:p>0500000US41043</text:p>
          </table:table-cell>
          <table:table-cell office:value-type="float" office:value="41043" calcext:value-type="float">
            <text:p>41043</text:p>
          </table:table-cell>
          <table:table-cell office:value-type="string" calcext:value-type="string">
            <text:p>Linn County, Oregon</text:p>
          </table:table-cell>
          <table:table-cell office:value-type="float" office:value="2305068300" calcext:value-type="float">
            <text:p>2305068300</text:p>
          </table:table-cell>
          <table:table-cell office:value-type="float" office:value="62577369" calcext:value-type="float">
            <text:p>62577369</text:p>
          </table:table-cell>
        </table:table-row>
        <table:table-row table:style-name="ro1">
          <table:table-cell office:value-type="string" calcext:value-type="string">
            <text:p>0500000US41045</text:p>
          </table:table-cell>
          <table:table-cell office:value-type="float" office:value="41045" calcext:value-type="float">
            <text:p>41045</text:p>
          </table:table-cell>
          <table:table-cell office:value-type="string" calcext:value-type="string">
            <text:p>Malheur County, Oregon</text:p>
          </table:table-cell>
          <table:table-cell office:value-type="float" office:value="376253100" calcext:value-type="float">
            <text:p>376253100</text:p>
          </table:table-cell>
          <table:table-cell office:value-type="float" office:value="21736652" calcext:value-type="float">
            <text:p>21736652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5763887900" calcext:value-type="float">
            <text:p>5763887900</text:p>
          </table:table-cell>
          <table:table-cell office:value-type="float" office:value="121609142" calcext:value-type="float">
            <text:p>121609142</text:p>
          </table:table-cell>
        </table:table-row>
        <table:table-row table:style-name="ro1">
          <table:table-cell office:value-type="string" calcext:value-type="string">
            <text:p>0500000US41049</text:p>
          </table:table-cell>
          <table:table-cell office:value-type="float" office:value="41049" calcext:value-type="float">
            <text:p>41049</text:p>
          </table:table-cell>
          <table:table-cell office:value-type="string" calcext:value-type="string">
            <text:p>Morrow County, Oregon</text:p>
          </table:table-cell>
          <table:table-cell office:value-type="float" office:value="165486200" calcext:value-type="float">
            <text:p>165486200</text:p>
          </table:table-cell>
          <table:table-cell office:value-type="float" office:value="12719787" calcext:value-type="float">
            <text:p>12719787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19620834500" calcext:value-type="float">
            <text:p>19620834500</text:p>
          </table:table-cell>
          <table:table-cell office:value-type="float" office:value="261736454" calcext:value-type="float">
            <text:p>261736454</text:p>
          </table:table-cell>
        </table:table-row>
        <table:table-row table:style-name="ro1">
          <table:table-cell office:value-type="string" calcext:value-type="string">
            <text:p>0500000US41053</text:p>
          </table:table-cell>
          <table:table-cell office:value-type="float" office:value="41053" calcext:value-type="float">
            <text:p>41053</text:p>
          </table:table-cell>
          <table:table-cell office:value-type="string" calcext:value-type="string">
            <text:p>Polk County, Oregon</text:p>
          </table:table-cell>
          <table:table-cell office:value-type="float" office:value="1598929200" calcext:value-type="float">
            <text:p>1598929200</text:p>
          </table:table-cell>
          <table:table-cell office:value-type="float" office:value="56355156" calcext:value-type="float">
            <text:p>56355156</text:p>
          </table:table-cell>
        </table:table-row>
        <table:table-row table:style-name="ro1">
          <table:table-cell office:value-type="string" calcext:value-type="string">
            <text:p>0500000US41055</text:p>
          </table:table-cell>
          <table:table-cell office:value-type="float" office:value="41055" calcext:value-type="float">
            <text:p>41055</text:p>
          </table:table-cell>
          <table:table-cell office:value-type="string" calcext:value-type="string">
            <text:p>Sherman County, Oregon</text:p>
          </table:table-cell>
          <table:table-cell office:value-type="float" office:value="43776200" calcext:value-type="float">
            <text:p>43776200</text:p>
          </table:table-cell>
          <table:table-cell office:value-type="float" office:value="5967152" calcext:value-type="float">
            <text:p>5967152</text:p>
          </table:table-cell>
        </table:table-row>
        <table:table-row table:style-name="ro1">
          <table:table-cell office:value-type="string" calcext:value-type="string">
            <text:p>0500000US41057</text:p>
          </table:table-cell>
          <table:table-cell office:value-type="float" office:value="41057" calcext:value-type="float">
            <text:p>41057</text:p>
          </table:table-cell>
          <table:table-cell office:value-type="string" calcext:value-type="string">
            <text:p>Tillamook County, Oregon</text:p>
          </table:table-cell>
          <table:table-cell office:value-type="float" office:value="508649200" calcext:value-type="float">
            <text:p>508649200</text:p>
          </table:table-cell>
          <table:table-cell office:value-type="float" office:value="38615194" calcext:value-type="float">
            <text:p>38615194</text:p>
          </table:table-cell>
        </table:table-row>
        <table:table-row table:style-name="ro1">
          <table:table-cell office:value-type="string" calcext:value-type="string">
            <text:p>0500000US41059</text:p>
          </table:table-cell>
          <table:table-cell office:value-type="float" office:value="41059" calcext:value-type="float">
            <text:p>41059</text:p>
          </table:table-cell>
          <table:table-cell office:value-type="string" calcext:value-type="string">
            <text:p>Umatilla County, Oregon</text:p>
          </table:table-cell>
          <table:table-cell office:value-type="float" office:value="1240135300" calcext:value-type="float">
            <text:p>1240135300</text:p>
          </table:table-cell>
          <table:table-cell office:value-type="float" office:value="58757137" calcext:value-type="float">
            <text:p>58757137</text:p>
          </table:table-cell>
        </table:table-row>
        <table:table-row table:style-name="ro1">
          <table:table-cell office:value-type="string" calcext:value-type="string">
            <text:p>0500000US41061</text:p>
          </table:table-cell>
          <table:table-cell office:value-type="float" office:value="41061" calcext:value-type="float">
            <text:p>41061</text:p>
          </table:table-cell>
          <table:table-cell office:value-type="string" calcext:value-type="string">
            <text:p>Union County, Oregon</text:p>
          </table:table-cell>
          <table:table-cell office:value-type="float" office:value="548579400" calcext:value-type="float">
            <text:p>548579400</text:p>
          </table:table-cell>
          <table:table-cell office:value-type="float" office:value="36996769" calcext:value-type="float">
            <text:p>36996769</text:p>
          </table:table-cell>
        </table:table-row>
        <table:table-row table:style-name="ro1">
          <table:table-cell office:value-type="string" calcext:value-type="string">
            <text:p>0500000US41063</text:p>
          </table:table-cell>
          <table:table-cell office:value-type="float" office:value="41063" calcext:value-type="float">
            <text:p>41063</text:p>
          </table:table-cell>
          <table:table-cell office:value-type="string" calcext:value-type="string">
            <text:p>Wallowa County, Oregon</text:p>
          </table:table-cell>
          <table:table-cell office:value-type="float" office:value="153028500" calcext:value-type="float">
            <text:p>153028500</text:p>
          </table:table-cell>
          <table:table-cell office:value-type="float" office:value="12004535" calcext:value-type="float">
            <text:p>12004535</text:p>
          </table:table-cell>
        </table:table-row>
        <table:table-row table:style-name="ro1">
          <table:table-cell office:value-type="string" calcext:value-type="string">
            <text:p>0500000US41065</text:p>
          </table:table-cell>
          <table:table-cell office:value-type="float" office:value="41065" calcext:value-type="float">
            <text:p>41065</text:p>
          </table:table-cell>
          <table:table-cell office:value-type="string" calcext:value-type="string">
            <text:p>Wasco County, Oregon</text:p>
          </table:table-cell>
          <table:table-cell office:value-type="float" office:value="494102500" calcext:value-type="float">
            <text:p>494102500</text:p>
          </table:table-cell>
          <table:table-cell office:value-type="float" office:value="31804466" calcext:value-type="float">
            <text:p>31804466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13888418200" calcext:value-type="float">
            <text:p>13888418200</text:p>
          </table:table-cell>
          <table:table-cell office:value-type="float" office:value="233637758" calcext:value-type="float">
            <text:p>233637758</text:p>
          </table:table-cell>
        </table:table-row>
        <table:table-row table:style-name="ro1">
          <table:table-cell office:value-type="string" calcext:value-type="string">
            <text:p>0500000US41069</text:p>
          </table:table-cell>
          <table:table-cell office:value-type="float" office:value="41069" calcext:value-type="float">
            <text:p>41069</text:p>
          </table:table-cell>
          <table:table-cell office:value-type="string" calcext:value-type="string">
            <text:p>Wheeler County, Oregon</text:p>
          </table:table-cell>
          <table:table-cell office:value-type="float" office:value="30518500" calcext:value-type="float">
            <text:p>30518500</text:p>
          </table:table-cell>
          <table:table-cell office:value-type="float" office:value="3614592" calcext:value-type="float">
            <text:p>3614592</text:p>
          </table:table-cell>
        </table:table-row>
        <table:table-row table:style-name="ro1">
          <table:table-cell office:value-type="string" calcext:value-type="string">
            <text:p>0500000US41071</text:p>
          </table:table-cell>
          <table:table-cell office:value-type="float" office:value="41071" calcext:value-type="float">
            <text:p>41071</text:p>
          </table:table-cell>
          <table:table-cell office:value-type="string" calcext:value-type="string">
            <text:p>Yamhill County, Oregon</text:p>
          </table:table-cell>
          <table:table-cell office:value-type="float" office:value="2108810100" calcext:value-type="float">
            <text:p>2108810100</text:p>
          </table:table-cell>
          <table:table-cell office:value-type="float" office:value="104852271" calcext:value-type="float">
            <text:p>104852271</text:p>
          </table:table-cell>
        </table:table-row>
        <table:table-row table:style-name="ro1">
          <table:table-cell office:value-type="string" calcext:value-type="string">
            <text:p>0500000US42001</text:p>
          </table:table-cell>
          <table:table-cell office:value-type="float" office:value="42001" calcext:value-type="float">
            <text:p>42001</text:p>
          </table:table-cell>
          <table:table-cell office:value-type="string" calcext:value-type="string">
            <text:p>Adams County, Pennsylvania</text:p>
          </table:table-cell>
          <table:table-cell office:value-type="float" office:value="2650859200" calcext:value-type="float">
            <text:p>2650859200</text:p>
          </table:table-cell>
          <table:table-cell office:value-type="float" office:value="55037156" calcext:value-type="float">
            <text:p>55037156</text:p>
          </table:table-cell>
        </table:table-row>
        <table:table-row table:style-name="ro1">
          <table:table-cell office:value-type="string" calcext:value-type="string">
            <text:p>0500000US42003</text:p>
          </table:table-cell>
          <table:table-cell office:value-type="float" office:value="42003" calcext:value-type="float">
            <text:p>42003</text:p>
          </table:table-cell>
          <table:table-cell office:value-type="string" calcext:value-type="string">
            <text:p>Allegheny County, Pennsylvania</text:p>
          </table:table-cell>
          <table:table-cell office:value-type="float" office:value="34547481800" calcext:value-type="float">
            <text:p>34547481800</text:p>
          </table:table-cell>
          <table:table-cell office:value-type="float" office:value="352834292" calcext:value-type="float">
            <text:p>352834292</text:p>
          </table:table-cell>
        </table:table-row>
        <table:table-row table:style-name="ro1">
          <table:table-cell office:value-type="string" calcext:value-type="string">
            <text:p>0500000US42005</text:p>
          </table:table-cell>
          <table:table-cell office:value-type="float" office:value="42005" calcext:value-type="float">
            <text:p>42005</text:p>
          </table:table-cell>
          <table:table-cell office:value-type="string" calcext:value-type="string">
            <text:p>Armstrong County, Pennsylvania</text:p>
          </table:table-cell>
          <table:table-cell office:value-type="float" office:value="1609792300" calcext:value-type="float">
            <text:p>1609792300</text:p>
          </table:table-cell>
          <table:table-cell office:value-type="float" office:value="37038719" calcext:value-type="float">
            <text:p>37038719</text:p>
          </table:table-cell>
        </table:table-row>
        <table:table-row table:style-name="ro1">
          <table:table-cell office:value-type="string" calcext:value-type="string">
            <text:p>0500000US42007</text:p>
          </table:table-cell>
          <table:table-cell office:value-type="float" office:value="42007" calcext:value-type="float">
            <text:p>42007</text:p>
          </table:table-cell>
          <table:table-cell office:value-type="string" calcext:value-type="string">
            <text:p>Beaver County, Pennsylvania</text:p>
          </table:table-cell>
          <table:table-cell office:value-type="float" office:value="4262695800" calcext:value-type="float">
            <text:p>4262695800</text:p>
          </table:table-cell>
          <table:table-cell office:value-type="float" office:value="95698993" calcext:value-type="float">
            <text:p>95698993</text:p>
          </table:table-cell>
        </table:table-row>
        <table:table-row table:style-name="ro1">
          <table:table-cell office:value-type="string" calcext:value-type="string">
            <text:p>0500000US42009</text:p>
          </table:table-cell>
          <table:table-cell office:value-type="float" office:value="42009" calcext:value-type="float">
            <text:p>42009</text:p>
          </table:table-cell>
          <table:table-cell office:value-type="string" calcext:value-type="string">
            <text:p>Bedford County, Pennsylvania</text:p>
          </table:table-cell>
          <table:table-cell office:value-type="float" office:value="1103699900" calcext:value-type="float">
            <text:p>1103699900</text:p>
          </table:table-cell>
          <table:table-cell office:value-type="float" office:value="29941420" calcext:value-type="float">
            <text:p>29941420</text:p>
          </table:table-cell>
        </table:table-row>
        <table:table-row table:style-name="ro1">
          <table:table-cell office:value-type="string" calcext:value-type="string">
            <text:p>0500000US42011</text:p>
          </table:table-cell>
          <table:table-cell office:value-type="float" office:value="42011" calcext:value-type="float">
            <text:p>42011</text:p>
          </table:table-cell>
          <table:table-cell office:value-type="string" calcext:value-type="string">
            <text:p>Berks County, Pennsylvania</text:p>
          </table:table-cell>
          <table:table-cell office:value-type="float" office:value="9568650400" calcext:value-type="float">
            <text:p>9568650400</text:p>
          </table:table-cell>
          <table:table-cell office:value-type="float" office:value="136319485" calcext:value-type="float">
            <text:p>136319485</text:p>
          </table:table-cell>
        </table:table-row>
        <table:table-row table:style-name="ro1">
          <table:table-cell office:value-type="string" calcext:value-type="string">
            <text:p>0500000US42013</text:p>
          </table:table-cell>
          <table:table-cell office:value-type="float" office:value="42013" calcext:value-type="float">
            <text:p>42013</text:p>
          </table:table-cell>
          <table:table-cell office:value-type="string" calcext:value-type="string">
            <text:p>Blair County, Pennsylvania</text:p>
          </table:table-cell>
          <table:table-cell office:value-type="float" office:value="2816549200" calcext:value-type="float">
            <text:p>2816549200</text:p>
          </table:table-cell>
          <table:table-cell office:value-type="float" office:value="74744719" calcext:value-type="float">
            <text:p>74744719</text:p>
          </table:table-cell>
        </table:table-row>
        <table:table-row table:style-name="ro1">
          <table:table-cell office:value-type="string" calcext:value-type="string">
            <text:p>0500000US42015</text:p>
          </table:table-cell>
          <table:table-cell office:value-type="float" office:value="42015" calcext:value-type="float">
            <text:p>42015</text:p>
          </table:table-cell>
          <table:table-cell office:value-type="string" calcext:value-type="string">
            <text:p>Bradford County, Pennsylvania</text:p>
          </table:table-cell>
          <table:table-cell office:value-type="float" office:value="1506134600" calcext:value-type="float">
            <text:p>1506134600</text:p>
          </table:table-cell>
          <table:table-cell office:value-type="float" office:value="50747784" calcext:value-type="float">
            <text:p>50747784</text:p>
          </table:table-cell>
        </table:table-row>
        <table:table-row table:style-name="ro1">
          <table:table-cell office:value-type="string" calcext:value-type="string">
            <text:p>0500000US42017</text:p>
          </table:table-cell>
          <table:table-cell office:value-type="float" office:value="42017" calcext:value-type="float">
            <text:p>42017</text:p>
          </table:table-cell>
          <table:table-cell office:value-type="string" calcext:value-type="string">
            <text:p>Bucks County, Pennsylvania</text:p>
          </table:table-cell>
          <table:table-cell office:value-type="float" office:value="21274304700" calcext:value-type="float">
            <text:p>21274304700</text:p>
          </table:table-cell>
          <table:table-cell office:value-type="float" office:value="303713313" calcext:value-type="float">
            <text:p>303713313</text:p>
          </table:table-cell>
        </table:table-row>
        <table:table-row table:style-name="ro1">
          <table:table-cell office:value-type="string" calcext:value-type="string">
            <text:p>0500000US42019</text:p>
          </table:table-cell>
          <table:table-cell office:value-type="float" office:value="42019" calcext:value-type="float">
            <text:p>42019</text:p>
          </table:table-cell>
          <table:table-cell office:value-type="string" calcext:value-type="string">
            <text:p>Butler County, Pennsylvania</text:p>
          </table:table-cell>
          <table:table-cell office:value-type="float" office:value="5705673400" calcext:value-type="float">
            <text:p>5705673400</text:p>
          </table:table-cell>
          <table:table-cell office:value-type="float" office:value="103564493" calcext:value-type="float">
            <text:p>103564493</text:p>
          </table:table-cell>
        </table:table-row>
        <table:table-row table:style-name="ro1">
          <table:table-cell office:value-type="string" calcext:value-type="string">
            <text:p>0500000US42021</text:p>
          </table:table-cell>
          <table:table-cell office:value-type="float" office:value="42021" calcext:value-type="float">
            <text:p>42021</text:p>
          </table:table-cell>
          <table:table-cell office:value-type="string" calcext:value-type="string">
            <text:p>Cambria County, Pennsylvania</text:p>
          </table:table-cell>
          <table:table-cell office:value-type="float" office:value="3098547900" calcext:value-type="float">
            <text:p>3098547900</text:p>
          </table:table-cell>
          <table:table-cell office:value-type="float" office:value="78138198" calcext:value-type="float">
            <text:p>78138198</text:p>
          </table:table-cell>
        </table:table-row>
        <table:table-row table:style-name="ro1">
          <table:table-cell office:value-type="string" calcext:value-type="string">
            <text:p>0500000US42023</text:p>
          </table:table-cell>
          <table:table-cell office:value-type="float" office:value="42023" calcext:value-type="float">
            <text:p>42023</text:p>
          </table:table-cell>
          <table:table-cell office:value-type="string" calcext:value-type="string">
            <text:p>Cameron County, Pennsylvania</text:p>
          </table:table-cell>
          <table:table-cell office:value-type="float" office:value="115598800" calcext:value-type="float">
            <text:p>115598800</text:p>
          </table:table-cell>
          <table:table-cell office:value-type="float" office:value="10310093" calcext:value-type="float">
            <text:p>10310093</text:p>
          </table:table-cell>
        </table:table-row>
        <table:table-row table:style-name="ro1">
          <table:table-cell office:value-type="string" calcext:value-type="string">
            <text:p>0500000US42025</text:p>
          </table:table-cell>
          <table:table-cell office:value-type="float" office:value="42025" calcext:value-type="float">
            <text:p>42025</text:p>
          </table:table-cell>
          <table:table-cell office:value-type="string" calcext:value-type="string">
            <text:p>Carbon County, Pennsylvania</text:p>
          </table:table-cell>
          <table:table-cell office:value-type="float" office:value="1542878200" calcext:value-type="float">
            <text:p>1542878200</text:p>
          </table:table-cell>
          <table:table-cell office:value-type="float" office:value="78400746" calcext:value-type="float">
            <text:p>78400746</text:p>
          </table:table-cell>
        </table:table-row>
        <table:table-row table:style-name="ro1">
          <table:table-cell office:value-type="string" calcext:value-type="string">
            <text:p>0500000US42027</text:p>
          </table:table-cell>
          <table:table-cell office:value-type="float" office:value="42027" calcext:value-type="float">
            <text:p>42027</text:p>
          </table:table-cell>
          <table:table-cell office:value-type="string" calcext:value-type="string">
            <text:p>Centre County, Pennsylvania</text:p>
          </table:table-cell>
          <table:table-cell office:value-type="float" office:value="3688931500" calcext:value-type="float">
            <text:p>3688931500</text:p>
          </table:table-cell>
          <table:table-cell office:value-type="float" office:value="97680642" calcext:value-type="float">
            <text:p>97680642</text:p>
          </table:table-cell>
        </table:table-row>
        <table:table-row table:style-name="ro1">
          <table:table-cell office:value-type="string" calcext:value-type="string">
            <text:p>0500000US42029</text:p>
          </table:table-cell>
          <table:table-cell office:value-type="float" office:value="42029" calcext:value-type="float">
            <text:p>42029</text:p>
          </table:table-cell>
          <table:table-cell office:value-type="string" calcext:value-type="string">
            <text:p>Chester County, Pennsylvania</text:p>
          </table:table-cell>
          <table:table-cell office:value-type="float" office:value="18804213200" calcext:value-type="float">
            <text:p>18804213200</text:p>
          </table:table-cell>
          <table:table-cell office:value-type="float" office:value="267953343" calcext:value-type="float">
            <text:p>267953343</text:p>
          </table:table-cell>
        </table:table-row>
        <table:table-row table:style-name="ro1">
          <table:table-cell office:value-type="string" calcext:value-type="string">
            <text:p>0500000US42031</text:p>
          </table:table-cell>
          <table:table-cell office:value-type="float" office:value="42031" calcext:value-type="float">
            <text:p>42031</text:p>
          </table:table-cell>
          <table:table-cell office:value-type="string" calcext:value-type="string">
            <text:p>Clarion County, Pennsylvania</text:p>
          </table:table-cell>
          <table:table-cell office:value-type="float" office:value="836437200" calcext:value-type="float">
            <text:p>836437200</text:p>
          </table:table-cell>
          <table:table-cell office:value-type="float" office:value="29497133" calcext:value-type="float">
            <text:p>29497133</text:p>
          </table:table-cell>
        </table:table-row>
        <table:table-row table:style-name="ro1">
          <table:table-cell office:value-type="string" calcext:value-type="string">
            <text:p>0500000US42033</text:p>
          </table:table-cell>
          <table:table-cell office:value-type="float" office:value="42033" calcext:value-type="float">
            <text:p>42033</text:p>
          </table:table-cell>
          <table:table-cell office:value-type="string" calcext:value-type="string">
            <text:p>Clearfield County, Pennsylvania</text:p>
          </table:table-cell>
          <table:table-cell office:value-type="float" office:value="1640751800" calcext:value-type="float">
            <text:p>1640751800</text:p>
          </table:table-cell>
          <table:table-cell office:value-type="float" office:value="43516339" calcext:value-type="float">
            <text:p>43516339</text:p>
          </table:table-cell>
        </table:table-row>
        <table:table-row table:style-name="ro1">
          <table:table-cell office:value-type="string" calcext:value-type="string">
            <text:p>0500000US42035</text:p>
          </table:table-cell>
          <table:table-cell office:value-type="float" office:value="42035" calcext:value-type="float">
            <text:p>42035</text:p>
          </table:table-cell>
          <table:table-cell office:value-type="string" calcext:value-type="string">
            <text:p>Clinton County, Pennsylvania</text:p>
          </table:table-cell>
          <table:table-cell office:value-type="float" office:value="814690600" calcext:value-type="float">
            <text:p>814690600</text:p>
          </table:table-cell>
          <table:table-cell office:value-type="float" office:value="31713295" calcext:value-type="float">
            <text:p>31713295</text:p>
          </table:table-cell>
        </table:table-row>
        <table:table-row table:style-name="ro1">
          <table:table-cell office:value-type="string" calcext:value-type="string">
            <text:p>0500000US42037</text:p>
          </table:table-cell>
          <table:table-cell office:value-type="float" office:value="42037" calcext:value-type="float">
            <text:p>42037</text:p>
          </table:table-cell>
          <table:table-cell office:value-type="string" calcext:value-type="string">
            <text:p>Columbia County, Pennsylvania</text:p>
          </table:table-cell>
          <table:table-cell office:value-type="float" office:value="1503925200" calcext:value-type="float">
            <text:p>1503925200</text:p>
          </table:table-cell>
          <table:table-cell office:value-type="float" office:value="50220276" calcext:value-type="float">
            <text:p>50220276</text:p>
          </table:table-cell>
        </table:table-row>
        <table:table-row table:style-name="ro1">
          <table:table-cell office:value-type="string" calcext:value-type="string">
            <text:p>0500000US42039</text:p>
          </table:table-cell>
          <table:table-cell office:value-type="float" office:value="42039" calcext:value-type="float">
            <text:p>42039</text:p>
          </table:table-cell>
          <table:table-cell office:value-type="string" calcext:value-type="string">
            <text:p>Crawford County, Pennsylvania</text:p>
          </table:table-cell>
          <table:table-cell office:value-type="float" office:value="1928352300" calcext:value-type="float">
            <text:p>1928352300</text:p>
          </table:table-cell>
          <table:table-cell office:value-type="float" office:value="55954423" calcext:value-type="float">
            <text:p>55954423</text:p>
          </table:table-cell>
        </table:table-row>
        <table:table-row table:style-name="ro1">
          <table:table-cell office:value-type="string" calcext:value-type="string">
            <text:p>0500000US42041</text:p>
          </table:table-cell>
          <table:table-cell office:value-type="float" office:value="42041" calcext:value-type="float">
            <text:p>42041</text:p>
          </table:table-cell>
          <table:table-cell office:value-type="string" calcext:value-type="string">
            <text:p>Cumberland County, Pennsylvania</text:p>
          </table:table-cell>
          <table:table-cell office:value-type="float" office:value="7079199300" calcext:value-type="float">
            <text:p>7079199300</text:p>
          </table:table-cell>
          <table:table-cell office:value-type="float" office:value="138532632" calcext:value-type="float">
            <text:p>138532632</text:p>
          </table:table-cell>
        </table:table-row>
        <table:table-row table:style-name="ro1">
          <table:table-cell office:value-type="string" calcext:value-type="string">
            <text:p>0500000US42043</text:p>
          </table:table-cell>
          <table:table-cell office:value-type="float" office:value="42043" calcext:value-type="float">
            <text:p>42043</text:p>
          </table:table-cell>
          <table:table-cell office:value-type="string" calcext:value-type="string">
            <text:p>Dauphin County, Pennsylvania</text:p>
          </table:table-cell>
          <table:table-cell office:value-type="float" office:value="6252311800" calcext:value-type="float">
            <text:p>6252311800</text:p>
          </table:table-cell>
          <table:table-cell office:value-type="float" office:value="135141267" calcext:value-type="float">
            <text:p>135141267</text:p>
          </table:table-cell>
        </table:table-row>
        <table:table-row table:style-name="ro1">
          <table:table-cell office:value-type="string" calcext:value-type="string">
            <text:p>0500000US42045</text:p>
          </table:table-cell>
          <table:table-cell office:value-type="float" office:value="42045" calcext:value-type="float">
            <text:p>42045</text:p>
          </table:table-cell>
          <table:table-cell office:value-type="string" calcext:value-type="string">
            <text:p>Delaware County, Pennsylvania</text:p>
          </table:table-cell>
          <table:table-cell office:value-type="float" office:value="15126539200" calcext:value-type="float">
            <text:p>15126539200</text:p>
          </table:table-cell>
          <table:table-cell office:value-type="float" office:value="242503304" calcext:value-type="float">
            <text:p>242503304</text:p>
          </table:table-cell>
        </table:table-row>
        <table:table-row table:style-name="ro1">
          <table:table-cell office:value-type="string" calcext:value-type="string">
            <text:p>0500000US42047</text:p>
          </table:table-cell>
          <table:table-cell office:value-type="float" office:value="42047" calcext:value-type="float">
            <text:p>42047</text:p>
          </table:table-cell>
          <table:table-cell office:value-type="string" calcext:value-type="string">
            <text:p>Elk County, Pennsylvania</text:p>
          </table:table-cell>
          <table:table-cell office:value-type="float" office:value="741340800" calcext:value-type="float">
            <text:p>741340800</text:p>
          </table:table-cell>
          <table:table-cell office:value-type="float" office:value="27205832" calcext:value-type="float">
            <text:p>27205832</text:p>
          </table:table-cell>
        </table:table-row>
        <table:table-row table:style-name="ro1">
          <table:table-cell office:value-type="string" calcext:value-type="string">
            <text:p>0500000US42049</text:p>
          </table:table-cell>
          <table:table-cell office:value-type="float" office:value="42049" calcext:value-type="float">
            <text:p>42049</text:p>
          </table:table-cell>
          <table:table-cell office:value-type="string" calcext:value-type="string">
            <text:p>Erie County, Pennsylvania</text:p>
          </table:table-cell>
          <table:table-cell office:value-type="float" office:value="6333931900" calcext:value-type="float">
            <text:p>6333931900</text:p>
          </table:table-cell>
          <table:table-cell office:value-type="float" office:value="103462999" calcext:value-type="float">
            <text:p>103462999</text:p>
          </table:table-cell>
        </table:table-row>
        <table:table-row table:style-name="ro1">
          <table:table-cell office:value-type="string" calcext:value-type="string">
            <text:p>0500000US42051</text:p>
          </table:table-cell>
          <table:table-cell office:value-type="float" office:value="42051" calcext:value-type="float">
            <text:p>42051</text:p>
          </table:table-cell>
          <table:table-cell office:value-type="string" calcext:value-type="string">
            <text:p>Fayette County, Pennsylvania</text:p>
          </table:table-cell>
          <table:table-cell office:value-type="float" office:value="2717312300" calcext:value-type="float">
            <text:p>2717312300</text:p>
          </table:table-cell>
          <table:table-cell office:value-type="float" office:value="62794959" calcext:value-type="float">
            <text:p>62794959</text:p>
          </table:table-cell>
        </table:table-row>
        <table:table-row table:style-name="ro1">
          <table:table-cell office:value-type="string" calcext:value-type="string">
            <text:p>0500000US42053</text:p>
          </table:table-cell>
          <table:table-cell office:value-type="float" office:value="42053" calcext:value-type="float">
            <text:p>42053</text:p>
          </table:table-cell>
          <table:table-cell office:value-type="string" calcext:value-type="string">
            <text:p>Forest County, Pennsylvania</text:p>
          </table:table-cell>
          <table:table-cell office:value-type="float" office:value="86493500" calcext:value-type="float">
            <text:p>86493500</text:p>
          </table:table-cell>
          <table:table-cell office:value-type="float" office:value="11045720" calcext:value-type="float">
            <text:p>11045720</text:p>
          </table:table-cell>
        </table:table-row>
        <table:table-row table:style-name="ro1">
          <table:table-cell office:value-type="string" calcext:value-type="string">
            <text:p>0500000US42055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Franklin County, Pennsylvania</text:p>
          </table:table-cell>
          <table:table-cell office:value-type="float" office:value="3629057000" calcext:value-type="float">
            <text:p>3629057000</text:p>
          </table:table-cell>
          <table:table-cell office:value-type="float" office:value="103013511" calcext:value-type="float">
            <text:p>103013511</text:p>
          </table:table-cell>
        </table:table-row>
        <table:table-row table:style-name="ro1">
          <table:table-cell office:value-type="string" calcext:value-type="string">
            <text:p>0500000US42057</text:p>
          </table:table-cell>
          <table:table-cell office:value-type="float" office:value="42057" calcext:value-type="float">
            <text:p>42057</text:p>
          </table:table-cell>
          <table:table-cell office:value-type="string" calcext:value-type="string">
            <text:p>Fulton County, Pennsylvania</text:p>
          </table:table-cell>
          <table:table-cell office:value-type="float" office:value="335027300" calcext:value-type="float">
            <text:p>335027300</text:p>
          </table:table-cell>
          <table:table-cell office:value-type="float" office:value="11163357" calcext:value-type="float">
            <text:p>11163357</text:p>
          </table:table-cell>
        </table:table-row>
        <table:table-row table:style-name="ro1">
          <table:table-cell office:value-type="string" calcext:value-type="string">
            <text:p>0500000US42059</text:p>
          </table:table-cell>
          <table:table-cell office:value-type="float" office:value="42059" calcext:value-type="float">
            <text:p>42059</text:p>
          </table:table-cell>
          <table:table-cell office:value-type="string" calcext:value-type="string">
            <text:p>Greene County, Pennsylvania</text:p>
          </table:table-cell>
          <table:table-cell office:value-type="float" office:value="868957000" calcext:value-type="float">
            <text:p>868957000</text:p>
          </table:table-cell>
          <table:table-cell office:value-type="float" office:value="38007567" calcext:value-type="float">
            <text:p>38007567</text:p>
          </table:table-cell>
        </table:table-row>
        <table:table-row table:style-name="ro1">
          <table:table-cell office:value-type="string" calcext:value-type="string">
            <text:p>0500000US42061</text:p>
          </table:table-cell>
          <table:table-cell office:value-type="float" office:value="42061" calcext:value-type="float">
            <text:p>42061</text:p>
          </table:table-cell>
          <table:table-cell office:value-type="string" calcext:value-type="string">
            <text:p>Huntingdon County, Pennsylvania</text:p>
          </table:table-cell>
          <table:table-cell office:value-type="float" office:value="905849300" calcext:value-type="float">
            <text:p>905849300</text:p>
          </table:table-cell>
          <table:table-cell office:value-type="float" office:value="21381047" calcext:value-type="float">
            <text:p>21381047</text:p>
          </table:table-cell>
        </table:table-row>
        <table:table-row table:style-name="ro1">
          <table:table-cell office:value-type="string" calcext:value-type="string">
            <text:p>0500000US42063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Indiana County, Pennsylvania</text:p>
          </table:table-cell>
          <table:table-cell office:value-type="float" office:value="1901486200" calcext:value-type="float">
            <text:p>1901486200</text:p>
          </table:table-cell>
          <table:table-cell office:value-type="float" office:value="59213700" calcext:value-type="float">
            <text:p>59213700</text:p>
          </table:table-cell>
        </table:table-row>
        <table:table-row table:style-name="ro1">
          <table:table-cell office:value-type="string" calcext:value-type="string">
            <text:p>0500000US42065</text:p>
          </table:table-cell>
          <table:table-cell office:value-type="float" office:value="42065" calcext:value-type="float">
            <text:p>42065</text:p>
          </table:table-cell>
          <table:table-cell office:value-type="string" calcext:value-type="string">
            <text:p>Jefferson County, Pennsylvania</text:p>
          </table:table-cell>
          <table:table-cell office:value-type="float" office:value="971648600" calcext:value-type="float">
            <text:p>971648600</text:p>
          </table:table-cell>
          <table:table-cell office:value-type="float" office:value="26241879" calcext:value-type="float">
            <text:p>26241879</text:p>
          </table:table-cell>
        </table:table-row>
        <table:table-row table:style-name="ro1">
          <table:table-cell office:value-type="string" calcext:value-type="string">
            <text:p>0500000US42067</text:p>
          </table:table-cell>
          <table:table-cell office:value-type="float" office:value="42067" calcext:value-type="float">
            <text:p>42067</text:p>
          </table:table-cell>
          <table:table-cell office:value-type="string" calcext:value-type="string">
            <text:p>Juniata County, Pennsylvania</text:p>
          </table:table-cell>
          <table:table-cell office:value-type="float" office:value="521001600" calcext:value-type="float">
            <text:p>521001600</text:p>
          </table:table-cell>
          <table:table-cell office:value-type="float" office:value="20383216" calcext:value-type="float">
            <text:p>20383216</text:p>
          </table:table-cell>
        </table:table-row>
        <table:table-row table:style-name="ro1">
          <table:table-cell office:value-type="string" calcext:value-type="string">
            <text:p>0500000US42069</text:p>
          </table:table-cell>
          <table:table-cell office:value-type="float" office:value="42069" calcext:value-type="float">
            <text:p>42069</text:p>
          </table:table-cell>
          <table:table-cell office:value-type="string" calcext:value-type="string">
            <text:p>Lackawanna County, Pennsylvania</text:p>
          </table:table-cell>
          <table:table-cell office:value-type="float" office:value="4930789500" calcext:value-type="float">
            <text:p>4930789500</text:p>
          </table:table-cell>
          <table:table-cell office:value-type="float" office:value="86457221" calcext:value-type="float">
            <text:p>86457221</text:p>
          </table:table-cell>
        </table:table-row>
        <table:table-row table:style-name="ro1">
          <table:table-cell office:value-type="string" calcext:value-type="string">
            <text:p>0500000US42071</text:p>
          </table:table-cell>
          <table:table-cell office:value-type="float" office:value="42071" calcext:value-type="float">
            <text:p>42071</text:p>
          </table:table-cell>
          <table:table-cell office:value-type="string" calcext:value-type="string">
            <text:p>Lancaster County, Pennsylvania</text:p>
          </table:table-cell>
          <table:table-cell office:value-type="float" office:value="12831422900" calcext:value-type="float">
            <text:p>12831422900</text:p>
          </table:table-cell>
          <table:table-cell office:value-type="float" office:value="164312725" calcext:value-type="float">
            <text:p>164312725</text:p>
          </table:table-cell>
        </table:table-row>
        <table:table-row table:style-name="ro1">
          <table:table-cell office:value-type="string" calcext:value-type="string">
            <text:p>0500000US42073</text:p>
          </table:table-cell>
          <table:table-cell office:value-type="float" office:value="42073" calcext:value-type="float">
            <text:p>42073</text:p>
          </table:table-cell>
          <table:table-cell office:value-type="string" calcext:value-type="string">
            <text:p>Lawrence County, Pennsylvania</text:p>
          </table:table-cell>
          <table:table-cell office:value-type="float" office:value="2056963200" calcext:value-type="float">
            <text:p>2056963200</text:p>
          </table:table-cell>
          <table:table-cell office:value-type="float" office:value="56729370" calcext:value-type="float">
            <text:p>56729370</text:p>
          </table:table-cell>
        </table:table-row>
        <table:table-row table:style-name="ro1">
          <table:table-cell office:value-type="string" calcext:value-type="string">
            <text:p>0500000US42075</text:p>
          </table:table-cell>
          <table:table-cell office:value-type="float" office:value="42075" calcext:value-type="float">
            <text:p>42075</text:p>
          </table:table-cell>
          <table:table-cell office:value-type="string" calcext:value-type="string">
            <text:p>Lebanon County, Pennsylvania</text:p>
          </table:table-cell>
          <table:table-cell office:value-type="float" office:value="3233059300" calcext:value-type="float">
            <text:p>3233059300</text:p>
          </table:table-cell>
          <table:table-cell office:value-type="float" office:value="75619498" calcext:value-type="float">
            <text:p>75619498</text:p>
          </table:table-cell>
        </table:table-row>
        <table:table-row table:style-name="ro1">
          <table:table-cell office:value-type="string" calcext:value-type="string">
            <text:p>0500000US42077</text:p>
          </table:table-cell>
          <table:table-cell office:value-type="float" office:value="42077" calcext:value-type="float">
            <text:p>42077</text:p>
          </table:table-cell>
          <table:table-cell office:value-type="string" calcext:value-type="string">
            <text:p>Lehigh County, Pennsylvania</text:p>
          </table:table-cell>
          <table:table-cell office:value-type="float" office:value="8157328200" calcext:value-type="float">
            <text:p>8157328200</text:p>
          </table:table-cell>
          <table:table-cell office:value-type="float" office:value="138734337" calcext:value-type="float">
            <text:p>138734337</text:p>
          </table:table-cell>
        </table:table-row>
        <table:table-row table:style-name="ro1">
          <table:table-cell office:value-type="string" calcext:value-type="string">
            <text:p>0500000US42079</text:p>
          </table:table-cell>
          <table:table-cell office:value-type="float" office:value="42079" calcext:value-type="float">
            <text:p>42079</text:p>
          </table:table-cell>
          <table:table-cell office:value-type="string" calcext:value-type="string">
            <text:p>Luzerne County, Pennsylvania</text:p>
          </table:table-cell>
          <table:table-cell office:value-type="float" office:value="7278643300" calcext:value-type="float">
            <text:p>7278643300</text:p>
          </table:table-cell>
          <table:table-cell office:value-type="float" office:value="143431191" calcext:value-type="float">
            <text:p>143431191</text:p>
          </table:table-cell>
        </table:table-row>
        <table:table-row table:style-name="ro1">
          <table:table-cell office:value-type="string" calcext:value-type="string">
            <text:p>0500000US42081</text:p>
          </table:table-cell>
          <table:table-cell office:value-type="float" office:value="42081" calcext:value-type="float">
            <text:p>42081</text:p>
          </table:table-cell>
          <table:table-cell office:value-type="string" calcext:value-type="string">
            <text:p>Lycoming County, Pennsylvania</text:p>
          </table:table-cell>
          <table:table-cell office:value-type="float" office:value="2613951300" calcext:value-type="float">
            <text:p>2613951300</text:p>
          </table:table-cell>
          <table:table-cell office:value-type="float" office:value="48895431" calcext:value-type="float">
            <text:p>48895431</text:p>
          </table:table-cell>
        </table:table-row>
        <table:table-row table:style-name="ro1">
          <table:table-cell office:value-type="string" calcext:value-type="string">
            <text:p>0500000US42083</text:p>
          </table:table-cell>
          <table:table-cell office:value-type="float" office:value="42083" calcext:value-type="float">
            <text:p>42083</text:p>
          </table:table-cell>
          <table:table-cell office:value-type="string" calcext:value-type="string">
            <text:p>McKean County, Pennsylvania</text:p>
          </table:table-cell>
          <table:table-cell office:value-type="float" office:value="958711800" calcext:value-type="float">
            <text:p>958711800</text:p>
          </table:table-cell>
          <table:table-cell office:value-type="float" office:value="41420746" calcext:value-type="float">
            <text:p>41420746</text:p>
          </table:table-cell>
        </table:table-row>
        <table:table-row table:style-name="ro1">
          <table:table-cell office:value-type="string" calcext:value-type="string">
            <text:p>0500000US42085</text:p>
          </table:table-cell>
          <table:table-cell office:value-type="float" office:value="42085" calcext:value-type="float">
            <text:p>42085</text:p>
          </table:table-cell>
          <table:table-cell office:value-type="string" calcext:value-type="string">
            <text:p>Mercer County, Pennsylvania</text:p>
          </table:table-cell>
          <table:table-cell office:value-type="float" office:value="2525427400" calcext:value-type="float">
            <text:p>2525427400</text:p>
          </table:table-cell>
          <table:table-cell office:value-type="float" office:value="77445164" calcext:value-type="float">
            <text:p>77445164</text:p>
          </table:table-cell>
        </table:table-row>
        <table:table-row table:style-name="ro1">
          <table:table-cell office:value-type="string" calcext:value-type="string">
            <text:p>0500000US42087</text:p>
          </table:table-cell>
          <table:table-cell office:value-type="float" office:value="42087" calcext:value-type="float">
            <text:p>42087</text:p>
          </table:table-cell>
          <table:table-cell office:value-type="string" calcext:value-type="string">
            <text:p>Mifflin County, Pennsylvania</text:p>
          </table:table-cell>
          <table:table-cell office:value-type="float" office:value="928295400" calcext:value-type="float">
            <text:p>928295400</text:p>
          </table:table-cell>
          <table:table-cell office:value-type="float" office:value="31907509" calcext:value-type="float">
            <text:p>31907509</text:p>
          </table:table-cell>
        </table:table-row>
        <table:table-row table:style-name="ro1">
          <table:table-cell office:value-type="string" calcext:value-type="string">
            <text:p>0500000US42089</text:p>
          </table:table-cell>
          <table:table-cell office:value-type="float" office:value="42089" calcext:value-type="float">
            <text:p>42089</text:p>
          </table:table-cell>
          <table:table-cell office:value-type="string" calcext:value-type="string">
            <text:p>Monroe County, Pennsylvania</text:p>
          </table:table-cell>
          <table:table-cell office:value-type="float" office:value="2953167000" calcext:value-type="float">
            <text:p>2953167000</text:p>
          </table:table-cell>
          <table:table-cell office:value-type="float" office:value="100145126" calcext:value-type="float">
            <text:p>100145126</text:p>
          </table:table-cell>
        </table:table-row>
        <table:table-row table:style-name="ro1">
          <table:table-cell office:value-type="string" calcext:value-type="string">
            <text:p>0500000US42091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Montgomery County, Pennsylvania</text:p>
          </table:table-cell>
          <table:table-cell office:value-type="float" office:value="28572151500" calcext:value-type="float">
            <text:p>28572151500</text:p>
          </table:table-cell>
          <table:table-cell office:value-type="float" office:value="302706930" calcext:value-type="float">
            <text:p>302706930</text:p>
          </table:table-cell>
        </table:table-row>
        <table:table-row table:style-name="ro1">
          <table:table-cell office:value-type="string" calcext:value-type="string">
            <text:p>0500000US42093</text:p>
          </table:table-cell>
          <table:table-cell office:value-type="float" office:value="42093" calcext:value-type="float">
            <text:p>42093</text:p>
          </table:table-cell>
          <table:table-cell office:value-type="string" calcext:value-type="string">
            <text:p>Montour County, Pennsylvania</text:p>
          </table:table-cell>
          <table:table-cell office:value-type="float" office:value="502025300" calcext:value-type="float">
            <text:p>502025300</text:p>
          </table:table-cell>
          <table:table-cell office:value-type="float" office:value="27308413" calcext:value-type="float">
            <text:p>27308413</text:p>
          </table:table-cell>
        </table:table-row>
        <table:table-row table:style-name="ro1">
          <table:table-cell office:value-type="string" calcext:value-type="string">
            <text:p>0500000US4209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Northampton County, Pennsylvania</text:p>
          </table:table-cell>
          <table:table-cell office:value-type="float" office:value="7550633200" calcext:value-type="float">
            <text:p>7550633200</text:p>
          </table:table-cell>
          <table:table-cell office:value-type="float" office:value="126807720" calcext:value-type="float">
            <text:p>126807720</text:p>
          </table:table-cell>
        </table:table-row>
        <table:table-row table:style-name="ro1">
          <table:table-cell office:value-type="string" calcext:value-type="string">
            <text:p>0500000US42097</text:p>
          </table:table-cell>
          <table:table-cell office:value-type="float" office:value="42097" calcext:value-type="float">
            <text:p>42097</text:p>
          </table:table-cell>
          <table:table-cell office:value-type="string" calcext:value-type="string">
            <text:p>Northumberland County, Pennsylvania</text:p>
          </table:table-cell>
          <table:table-cell office:value-type="float" office:value="2128118900" calcext:value-type="float">
            <text:p>2128118900</text:p>
          </table:table-cell>
          <table:table-cell office:value-type="float" office:value="58011547" calcext:value-type="float">
            <text:p>58011547</text:p>
          </table:table-cell>
        </table:table-row>
        <table:table-row table:style-name="ro1">
          <table:table-cell office:value-type="string" calcext:value-type="string">
            <text:p>0500000US42099</text:p>
          </table:table-cell>
          <table:table-cell office:value-type="float" office:value="42099" calcext:value-type="float">
            <text:p>42099</text:p>
          </table:table-cell>
          <table:table-cell office:value-type="string" calcext:value-type="string">
            <text:p>Perry County, Pennsylvania</text:p>
          </table:table-cell>
          <table:table-cell office:value-type="float" office:value="1189118300" calcext:value-type="float">
            <text:p>1189118300</text:p>
          </table:table-cell>
          <table:table-cell office:value-type="float" office:value="35656465" calcext:value-type="float">
            <text:p>35656465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17906586000" calcext:value-type="float">
            <text:p>17906586000</text:p>
          </table:table-cell>
          <table:table-cell office:value-type="float" office:value="284502746" calcext:value-type="float">
            <text:p>284502746</text:p>
          </table:table-cell>
        </table:table-row>
        <table:table-row table:style-name="ro1">
          <table:table-cell office:value-type="string" calcext:value-type="string">
            <text:p>0500000US42103</text:p>
          </table:table-cell>
          <table:table-cell office:value-type="float" office:value="42103" calcext:value-type="float">
            <text:p>42103</text:p>
          </table:table-cell>
          <table:table-cell office:value-type="string" calcext:value-type="string">
            <text:p>Pike County, Pennsylvania</text:p>
          </table:table-cell>
          <table:table-cell office:value-type="float" office:value="1320364900" calcext:value-type="float">
            <text:p>1320364900</text:p>
          </table:table-cell>
          <table:table-cell office:value-type="float" office:value="62982796" calcext:value-type="float">
            <text:p>62982796</text:p>
          </table:table-cell>
        </table:table-row>
        <table:table-row table:style-name="ro1">
          <table:table-cell office:value-type="string" calcext:value-type="string">
            <text:p>0500000US42105</text:p>
          </table:table-cell>
          <table:table-cell office:value-type="float" office:value="42105" calcext:value-type="float">
            <text:p>42105</text:p>
          </table:table-cell>
          <table:table-cell office:value-type="string" calcext:value-type="string">
            <text:p>Potter County, Pennsylvania</text:p>
          </table:table-cell>
          <table:table-cell office:value-type="float" office:value="356394000" calcext:value-type="float">
            <text:p>356394000</text:p>
          </table:table-cell>
          <table:table-cell office:value-type="float" office:value="18044544" calcext:value-type="float">
            <text:p>18044544</text:p>
          </table:table-cell>
        </table:table-row>
        <table:table-row table:style-name="ro1">
          <table:table-cell office:value-type="string" calcext:value-type="string">
            <text:p>0500000US42107</text:p>
          </table:table-cell>
          <table:table-cell office:value-type="float" office:value="42107" calcext:value-type="float">
            <text:p>42107</text:p>
          </table:table-cell>
          <table:table-cell office:value-type="string" calcext:value-type="string">
            <text:p>Schuylkill County, Pennsylvania</text:p>
          </table:table-cell>
          <table:table-cell office:value-type="float" office:value="3275490500" calcext:value-type="float">
            <text:p>3275490500</text:p>
          </table:table-cell>
          <table:table-cell office:value-type="float" office:value="68290818" calcext:value-type="float">
            <text:p>68290818</text:p>
          </table:table-cell>
        </table:table-row>
        <table:table-row table:style-name="ro1">
          <table:table-cell office:value-type="string" calcext:value-type="string">
            <text:p>0500000US42109</text:p>
          </table:table-cell>
          <table:table-cell office:value-type="float" office:value="42109" calcext:value-type="float">
            <text:p>42109</text:p>
          </table:table-cell>
          <table:table-cell office:value-type="string" calcext:value-type="string">
            <text:p>Snyder County, Pennsylvania</text:p>
          </table:table-cell>
          <table:table-cell office:value-type="float" office:value="896539100" calcext:value-type="float">
            <text:p>896539100</text:p>
          </table:table-cell>
          <table:table-cell office:value-type="float" office:value="61778352" calcext:value-type="float">
            <text:p>61778352</text:p>
          </table:table-cell>
        </table:table-row>
        <table:table-row table:style-name="ro1">
          <table:table-cell office:value-type="string" calcext:value-type="string">
            <text:p>0500000US42111</text:p>
          </table:table-cell>
          <table:table-cell office:value-type="float" office:value="42111" calcext:value-type="float">
            <text:p>42111</text:p>
          </table:table-cell>
          <table:table-cell office:value-type="string" calcext:value-type="string">
            <text:p>Somerset County, Pennsylvania</text:p>
          </table:table-cell>
          <table:table-cell office:value-type="float" office:value="1663367900" calcext:value-type="float">
            <text:p>1663367900</text:p>
          </table:table-cell>
          <table:table-cell office:value-type="float" office:value="48889687" calcext:value-type="float">
            <text:p>48889687</text:p>
          </table:table-cell>
        </table:table-row>
        <table:table-row table:style-name="ro1">
          <table:table-cell office:value-type="string" calcext:value-type="string">
            <text:p>0500000US42113</text:p>
          </table:table-cell>
          <table:table-cell office:value-type="float" office:value="42113" calcext:value-type="float">
            <text:p>42113</text:p>
          </table:table-cell>
          <table:table-cell office:value-type="string" calcext:value-type="string">
            <text:p>Sullivan County, Pennsylvania</text:p>
          </table:table-cell>
          <table:table-cell office:value-type="float" office:value="148685500" calcext:value-type="float">
            <text:p>148685500</text:p>
          </table:table-cell>
          <table:table-cell office:value-type="float" office:value="8702313" calcext:value-type="float">
            <text:p>8702313</text:p>
          </table:table-cell>
        </table:table-row>
        <table:table-row table:style-name="ro1">
          <table:table-cell office:value-type="string" calcext:value-type="string">
            <text:p>0500000US42115</text:p>
          </table:table-cell>
          <table:table-cell office:value-type="float" office:value="42115" calcext:value-type="float">
            <text:p>42115</text:p>
          </table:table-cell>
          <table:table-cell office:value-type="string" calcext:value-type="string">
            <text:p>Susquehanna County, Pennsylvania</text:p>
          </table:table-cell>
          <table:table-cell office:value-type="float" office:value="1074715500" calcext:value-type="float">
            <text:p>1074715500</text:p>
          </table:table-cell>
          <table:table-cell office:value-type="float" office:value="36239506" calcext:value-type="float">
            <text:p>36239506</text:p>
          </table:table-cell>
        </table:table-row>
        <table:table-row table:style-name="ro1">
          <table:table-cell office:value-type="string" calcext:value-type="string">
            <text:p>0500000US42117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Tioga County, Pennsylvania</text:p>
          </table:table-cell>
          <table:table-cell office:value-type="float" office:value="949499300" calcext:value-type="float">
            <text:p>949499300</text:p>
          </table:table-cell>
          <table:table-cell office:value-type="float" office:value="31257774" calcext:value-type="float">
            <text:p>31257774</text:p>
          </table:table-cell>
        </table:table-row>
        <table:table-row table:style-name="ro1">
          <table:table-cell office:value-type="string" calcext:value-type="string">
            <text:p>0500000US42119</text:p>
          </table:table-cell>
          <table:table-cell office:value-type="float" office:value="42119" calcext:value-type="float">
            <text:p>42119</text:p>
          </table:table-cell>
          <table:table-cell office:value-type="string" calcext:value-type="string">
            <text:p>Union County, Pennsylvania</text:p>
          </table:table-cell>
          <table:table-cell office:value-type="float" office:value="953861500" calcext:value-type="float">
            <text:p>953861500</text:p>
          </table:table-cell>
          <table:table-cell office:value-type="float" office:value="48818579" calcext:value-type="float">
            <text:p>48818579</text:p>
          </table:table-cell>
        </table:table-row>
        <table:table-row table:style-name="ro1">
          <table:table-cell office:value-type="string" calcext:value-type="string">
            <text:p>0500000US42121</text:p>
          </table:table-cell>
          <table:table-cell office:value-type="float" office:value="42121" calcext:value-type="float">
            <text:p>42121</text:p>
          </table:table-cell>
          <table:table-cell office:value-type="string" calcext:value-type="string">
            <text:p>Venango County, Pennsylvania</text:p>
          </table:table-cell>
          <table:table-cell office:value-type="float" office:value="1205041000" calcext:value-type="float">
            <text:p>1205041000</text:p>
          </table:table-cell>
          <table:table-cell office:value-type="float" office:value="39177332" calcext:value-type="float">
            <text:p>39177332</text:p>
          </table:table-cell>
        </table:table-row>
        <table:table-row table:style-name="ro1">
          <table:table-cell office:value-type="string" calcext:value-type="string">
            <text:p>0500000US42123</text:p>
          </table:table-cell>
          <table:table-cell office:value-type="float" office:value="42123" calcext:value-type="float">
            <text:p>42123</text:p>
          </table:table-cell>
          <table:table-cell office:value-type="string" calcext:value-type="string">
            <text:p>Warren County, Pennsylvania</text:p>
          </table:table-cell>
          <table:table-cell office:value-type="float" office:value="961693500" calcext:value-type="float">
            <text:p>961693500</text:p>
          </table:table-cell>
          <table:table-cell office:value-type="float" office:value="37590594" calcext:value-type="float">
            <text:p>37590594</text:p>
          </table:table-cell>
        </table:table-row>
        <table:table-row table:style-name="ro1">
          <table:table-cell office:value-type="string" calcext:value-type="string">
            <text:p>0500000US42125</text:p>
          </table:table-cell>
          <table:table-cell office:value-type="float" office:value="42125" calcext:value-type="float">
            <text:p>42125</text:p>
          </table:table-cell>
          <table:table-cell office:value-type="string" calcext:value-type="string">
            <text:p>Washington County, Pennsylvania</text:p>
          </table:table-cell>
          <table:table-cell office:value-type="float" office:value="5947976200" calcext:value-type="float">
            <text:p>5947976200</text:p>
          </table:table-cell>
          <table:table-cell office:value-type="float" office:value="105765589" calcext:value-type="float">
            <text:p>105765589</text:p>
          </table:table-cell>
        </table:table-row>
        <table:table-row table:style-name="ro1">
          <table:table-cell office:value-type="string" calcext:value-type="string">
            <text:p>0500000US42127</text:p>
          </table:table-cell>
          <table:table-cell office:value-type="float" office:value="42127" calcext:value-type="float">
            <text:p>42127</text:p>
          </table:table-cell>
          <table:table-cell office:value-type="string" calcext:value-type="string">
            <text:p>Wayne County, Pennsylvania</text:p>
          </table:table-cell>
          <table:table-cell office:value-type="float" office:value="1151346500" calcext:value-type="float">
            <text:p>1151346500</text:p>
          </table:table-cell>
          <table:table-cell office:value-type="float" office:value="48226474" calcext:value-type="float">
            <text:p>48226474</text:p>
          </table:table-cell>
        </table:table-row>
        <table:table-row table:style-name="ro1">
          <table:table-cell office:value-type="string" calcext:value-type="string">
            <text:p>0500000US42129</text:p>
          </table:table-cell>
          <table:table-cell office:value-type="float" office:value="42129" calcext:value-type="float">
            <text:p>42129</text:p>
          </table:table-cell>
          <table:table-cell office:value-type="string" calcext:value-type="string">
            <text:p>Westmoreland County, Pennsylvania</text:p>
          </table:table-cell>
          <table:table-cell office:value-type="float" office:value="10103818700" calcext:value-type="float">
            <text:p>10103818700</text:p>
          </table:table-cell>
          <table:table-cell office:value-type="float" office:value="155570576" calcext:value-type="float">
            <text:p>155570576</text:p>
          </table:table-cell>
        </table:table-row>
        <table:table-row table:style-name="ro1">
          <table:table-cell office:value-type="string" calcext:value-type="string">
            <text:p>0500000US42131</text:p>
          </table:table-cell>
          <table:table-cell office:value-type="float" office:value="42131" calcext:value-type="float">
            <text:p>42131</text:p>
          </table:table-cell>
          <table:table-cell office:value-type="string" calcext:value-type="string">
            <text:p>Wyoming County, Pennsylvania</text:p>
          </table:table-cell>
          <table:table-cell office:value-type="float" office:value="688704100" calcext:value-type="float">
            <text:p>688704100</text:p>
          </table:table-cell>
          <table:table-cell office:value-type="float" office:value="24236895" calcext:value-type="float">
            <text:p>24236895</text:p>
          </table:table-cell>
        </table:table-row>
        <table:table-row table:style-name="ro1">
          <table:table-cell office:value-type="string" calcext:value-type="string">
            <text:p>0500000US42133</text:p>
          </table:table-cell>
          <table:table-cell office:value-type="float" office:value="42133" calcext:value-type="float">
            <text:p>42133</text:p>
          </table:table-cell>
          <table:table-cell office:value-type="string" calcext:value-type="string">
            <text:p>York County, Pennsylvania</text:p>
          </table:table-cell>
          <table:table-cell office:value-type="float" office:value="11145165700" calcext:value-type="float">
            <text:p>11145165700</text:p>
          </table:table-cell>
          <table:table-cell office:value-type="float" office:value="148141742" calcext:value-type="float">
            <text:p>148141742</text:p>
          </table:table-cell>
        </table:table-row>
        <table:table-row table:style-name="ro1">
          <table:table-cell office:value-type="string" calcext:value-type="string">
            <text:p>0500000US44001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Bristol County, Rhode Island</text:p>
          </table:table-cell>
          <table:table-cell office:value-type="float" office:value="1835579400" calcext:value-type="float">
            <text:p>1835579400</text:p>
          </table:table-cell>
          <table:table-cell office:value-type="float" office:value="74829231" calcext:value-type="float">
            <text:p>74829231</text:p>
          </table:table-cell>
        </table:table-row>
        <table:table-row table:style-name="ro1">
          <table:table-cell office:value-type="string" calcext:value-type="string">
            <text:p>0500000US44003</text:p>
          </table:table-cell>
          <table:table-cell office:value-type="float" office:value="44003" calcext:value-type="float">
            <text:p>44003</text:p>
          </table:table-cell>
          <table:table-cell office:value-type="string" calcext:value-type="string">
            <text:p>Kent County, Rhode Island</text:p>
          </table:table-cell>
          <table:table-cell office:value-type="float" office:value="5315756400" calcext:value-type="float">
            <text:p>5315756400</text:p>
          </table:table-cell>
          <table:table-cell office:value-type="float" office:value="124335322" calcext:value-type="float">
            <text:p>124335322</text:p>
          </table:table-cell>
        </table:table-row>
        <table:table-row table:style-name="ro1">
          <table:table-cell office:value-type="string" calcext:value-type="string">
            <text:p>0500000US44005</text:p>
          </table:table-cell>
          <table:table-cell office:value-type="float" office:value="44005" calcext:value-type="float">
            <text:p>44005</text:p>
          </table:table-cell>
          <table:table-cell office:value-type="string" calcext:value-type="string">
            <text:p>Newport County, Rhode Island</text:p>
          </table:table-cell>
          <table:table-cell office:value-type="float" office:value="3017506200" calcext:value-type="float">
            <text:p>3017506200</text:p>
          </table:table-cell>
          <table:table-cell office:value-type="float" office:value="103634684" calcext:value-type="float">
            <text:p>103634684</text:p>
          </table:table-cell>
        </table:table-row>
        <table:table-row table:style-name="ro1">
          <table:table-cell office:value-type="string" calcext:value-type="string">
            <text:p>0500000US44007</text:p>
          </table:table-cell>
          <table:table-cell office:value-type="float" office:value="44007" calcext:value-type="float">
            <text:p>44007</text:p>
          </table:table-cell>
          <table:table-cell office:value-type="string" calcext:value-type="string">
            <text:p>Providence County, Rhode Island</text:p>
          </table:table-cell>
          <table:table-cell office:value-type="float" office:value="12930758900" calcext:value-type="float">
            <text:p>12930758900</text:p>
          </table:table-cell>
          <table:table-cell office:value-type="float" office:value="224226447" calcext:value-type="float">
            <text:p>224226447</text:p>
          </table:table-cell>
        </table:table-row>
        <table:table-row table:style-name="ro1">
          <table:table-cell office:value-type="string" calcext:value-type="string">
            <text:p>0500000US44009</text:p>
          </table:table-cell>
          <table:table-cell office:value-type="float" office:value="44009" calcext:value-type="float">
            <text:p>44009</text:p>
          </table:table-cell>
          <table:table-cell office:value-type="string" calcext:value-type="string">
            <text:p>Washington County, Rhode Island</text:p>
          </table:table-cell>
          <table:table-cell office:value-type="float" office:value="4362424100" calcext:value-type="float">
            <text:p>4362424100</text:p>
          </table:table-cell>
          <table:table-cell office:value-type="float" office:value="107417699" calcext:value-type="float">
            <text:p>107417699</text:p>
          </table:table-cell>
        </table:table-row>
        <table:table-row table:style-name="ro1">
          <table:table-cell office:value-type="string" calcext:value-type="string">
            <text:p>0500000US45001</text:p>
          </table:table-cell>
          <table:table-cell office:value-type="float" office:value="45001" calcext:value-type="float">
            <text:p>45001</text:p>
          </table:table-cell>
          <table:table-cell office:value-type="string" calcext:value-type="string">
            <text:p>Abbeville County, South Carolina</text:p>
          </table:table-cell>
          <table:table-cell office:value-type="float" office:value="339025700" calcext:value-type="float">
            <text:p>339025700</text:p>
          </table:table-cell>
          <table:table-cell office:value-type="float" office:value="16688033" calcext:value-type="float">
            <text:p>16688033</text:p>
          </table:table-cell>
        </table:table-row>
        <table:table-row table:style-name="ro1">
          <table:table-cell office:value-type="string" calcext:value-type="string">
            <text:p>0500000US45003</text:p>
          </table:table-cell>
          <table:table-cell office:value-type="float" office:value="45003" calcext:value-type="float">
            <text:p>45003</text:p>
          </table:table-cell>
          <table:table-cell office:value-type="string" calcext:value-type="string">
            <text:p>Aiken County, South Carolina</text:p>
          </table:table-cell>
          <table:table-cell office:value-type="float" office:value="3158997000" calcext:value-type="float">
            <text:p>3158997000</text:p>
          </table:table-cell>
          <table:table-cell office:value-type="float" office:value="93875096" calcext:value-type="float">
            <text:p>93875096</text:p>
          </table:table-cell>
        </table:table-row>
        <table:table-row table:style-name="ro1">
          <table:table-cell office:value-type="string" calcext:value-type="string">
            <text:p>0500000US45005</text:p>
          </table:table-cell>
          <table:table-cell office:value-type="float" office:value="45005" calcext:value-type="float">
            <text:p>45005</text:p>
          </table:table-cell>
          <table:table-cell office:value-type="string" calcext:value-type="string">
            <text:p>Allendale County, South Carolina</text:p>
          </table:table-cell>
          <table:table-cell office:value-type="float" office:value="42033000" calcext:value-type="float">
            <text:p>42033000</text:p>
          </table:table-cell>
          <table:table-cell office:value-type="float" office:value="9519818" calcext:value-type="float">
            <text:p>9519818</text:p>
          </table:table-cell>
        </table:table-row>
        <table:table-row table:style-name="ro1">
          <table:table-cell office:value-type="string" calcext:value-type="string">
            <text:p>0500000US45007</text:p>
          </table:table-cell>
          <table:table-cell office:value-type="float" office:value="45007" calcext:value-type="float">
            <text:p>45007</text:p>
          </table:table-cell>
          <table:table-cell office:value-type="string" calcext:value-type="string">
            <text:p>Anderson County, South Carolina</text:p>
          </table:table-cell>
          <table:table-cell office:value-type="float" office:value="3517054300" calcext:value-type="float">
            <text:p>3517054300</text:p>
          </table:table-cell>
          <table:table-cell office:value-type="float" office:value="94218623" calcext:value-type="float">
            <text:p>94218623</text:p>
          </table:table-cell>
        </table:table-row>
        <table:table-row table:style-name="ro1">
          <table:table-cell office:value-type="string" calcext:value-type="string">
            <text:p>0500000US45009</text:p>
          </table:table-cell>
          <table:table-cell office:value-type="float" office:value="45009" calcext:value-type="float">
            <text:p>45009</text:p>
          </table:table-cell>
          <table:table-cell office:value-type="string" calcext:value-type="string">
            <text:p>Bamberg County, South Carolina</text:p>
          </table:table-cell>
          <table:table-cell office:value-type="float" office:value="151901100" calcext:value-type="float">
            <text:p>151901100</text:p>
          </table:table-cell>
          <table:table-cell office:value-type="float" office:value="25745698" calcext:value-type="float">
            <text:p>25745698</text:p>
          </table:table-cell>
        </table:table-row>
        <table:table-row table:style-name="ro1">
          <table:table-cell office:value-type="string" calcext:value-type="string">
            <text:p>0500000US45011</text:p>
          </table:table-cell>
          <table:table-cell office:value-type="float" office:value="45011" calcext:value-type="float">
            <text:p>45011</text:p>
          </table:table-cell>
          <table:table-cell office:value-type="string" calcext:value-type="string">
            <text:p>Barnwell County, South Carolina</text:p>
          </table:table-cell>
          <table:table-cell office:value-type="float" office:value="262530900" calcext:value-type="float">
            <text:p>262530900</text:p>
          </table:table-cell>
          <table:table-cell office:value-type="float" office:value="25538409" calcext:value-type="float">
            <text:p>25538409</text:p>
          </table:table-cell>
        </table:table-row>
        <table:table-row table:style-name="ro1">
          <table:table-cell office:value-type="string" calcext:value-type="string">
            <text:p>0500000US45013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Beaufort County, South Carolina</text:p>
          </table:table-cell>
          <table:table-cell office:value-type="float" office:value="4413099500" calcext:value-type="float">
            <text:p>4413099500</text:p>
          </table:table-cell>
          <table:table-cell office:value-type="float" office:value="156774731" calcext:value-type="float">
            <text:p>156774731</text:p>
          </table:table-cell>
        </table:table-row>
        <table:table-row table:style-name="ro1">
          <table:table-cell office:value-type="string" calcext:value-type="string">
            <text:p>0500000US45015</text:p>
          </table:table-cell>
          <table:table-cell office:value-type="float" office:value="45015" calcext:value-type="float">
            <text:p>45015</text:p>
          </table:table-cell>
          <table:table-cell office:value-type="string" calcext:value-type="string">
            <text:p>Berkeley County, South Carolina</text:p>
          </table:table-cell>
          <table:table-cell office:value-type="float" office:value="3402995200" calcext:value-type="float">
            <text:p>3402995200</text:p>
          </table:table-cell>
          <table:table-cell office:value-type="float" office:value="93701635" calcext:value-type="float">
            <text:p>93701635</text:p>
          </table:table-cell>
        </table:table-row>
        <table:table-row table:style-name="ro1">
          <table:table-cell office:value-type="string" calcext:value-type="string">
            <text:p>0500000US45017</text:p>
          </table:table-cell>
          <table:table-cell office:value-type="float" office:value="45017" calcext:value-type="float">
            <text:p>45017</text:p>
          </table:table-cell>
          <table:table-cell office:value-type="string" calcext:value-type="string">
            <text:p>Calhoun County, South Carolina</text:p>
          </table:table-cell>
          <table:table-cell office:value-type="float" office:value="253652000" calcext:value-type="float">
            <text:p>253652000</text:p>
          </table:table-cell>
          <table:table-cell office:value-type="float" office:value="35388407" calcext:value-type="float">
            <text:p>35388407</text:p>
          </table:table-cell>
        </table:table-row>
        <table:table-row table:style-name="ro1">
          <table:table-cell office:value-type="string" calcext:value-type="string">
            <text:p>0500000US45019</text:p>
          </table:table-cell>
          <table:table-cell office:value-type="float" office:value="45019" calcext:value-type="float">
            <text:p>45019</text:p>
          </table:table-cell>
          <table:table-cell office:value-type="string" calcext:value-type="string">
            <text:p>Charleston County, South Carolina</text:p>
          </table:table-cell>
          <table:table-cell office:value-type="float" office:value="9368338400" calcext:value-type="float">
            <text:p>9368338400</text:p>
          </table:table-cell>
          <table:table-cell office:value-type="float" office:value="202480894" calcext:value-type="float">
            <text:p>202480894</text:p>
          </table:table-cell>
        </table:table-row>
        <table:table-row table:style-name="ro1">
          <table:table-cell office:value-type="string" calcext:value-type="string">
            <text:p>0500000US45021</text:p>
          </table:table-cell>
          <table:table-cell office:value-type="float" office:value="45021" calcext:value-type="float">
            <text:p>45021</text:p>
          </table:table-cell>
          <table:table-cell office:value-type="string" calcext:value-type="string">
            <text:p>Cherokee County, South Carolina</text:p>
          </table:table-cell>
          <table:table-cell office:value-type="float" office:value="830917000" calcext:value-type="float">
            <text:p>830917000</text:p>
          </table:table-cell>
          <table:table-cell office:value-type="float" office:value="58857138" calcext:value-type="float">
            <text:p>58857138</text:p>
          </table:table-cell>
        </table:table-row>
        <table:table-row table:style-name="ro1">
          <table:table-cell office:value-type="string" calcext:value-type="string">
            <text:p>0500000US45023</text:p>
          </table:table-cell>
          <table:table-cell office:value-type="float" office:value="45023" calcext:value-type="float">
            <text:p>45023</text:p>
          </table:table-cell>
          <table:table-cell office:value-type="string" calcext:value-type="string">
            <text:p>Chester County, South Carolina</text:p>
          </table:table-cell>
          <table:table-cell office:value-type="float" office:value="398435800" calcext:value-type="float">
            <text:p>398435800</text:p>
          </table:table-cell>
          <table:table-cell office:value-type="float" office:value="27322936" calcext:value-type="float">
            <text:p>27322936</text:p>
          </table:table-cell>
        </table:table-row>
        <table:table-row table:style-name="ro1">
          <table:table-cell office:value-type="string" calcext:value-type="string">
            <text:p>0500000US45025</text:p>
          </table:table-cell>
          <table:table-cell office:value-type="float" office:value="45025" calcext:value-type="float">
            <text:p>45025</text:p>
          </table:table-cell>
          <table:table-cell office:value-type="string" calcext:value-type="string">
            <text:p>Chesterfield County, South Carolina</text:p>
          </table:table-cell>
          <table:table-cell office:value-type="float" office:value="576305900" calcext:value-type="float">
            <text:p>576305900</text:p>
          </table:table-cell>
          <table:table-cell office:value-type="float" office:value="34796935" calcext:value-type="float">
            <text:p>34796935</text:p>
          </table:table-cell>
        </table:table-row>
        <table:table-row table:style-name="ro1">
          <table:table-cell office:value-type="string" calcext:value-type="string">
            <text:p>0500000US45027</text:p>
          </table:table-cell>
          <table:table-cell office:value-type="float" office:value="45027" calcext:value-type="float">
            <text:p>45027</text:p>
          </table:table-cell>
          <table:table-cell office:value-type="string" calcext:value-type="string">
            <text:p>Clarendon County, South Carolina</text:p>
          </table:table-cell>
          <table:table-cell office:value-type="float" office:value="414387500" calcext:value-type="float">
            <text:p>414387500</text:p>
          </table:table-cell>
          <table:table-cell office:value-type="float" office:value="28785783" calcext:value-type="float">
            <text:p>28785783</text:p>
          </table:table-cell>
        </table:table-row>
        <table:table-row table:style-name="ro1">
          <table:table-cell office:value-type="string" calcext:value-type="string">
            <text:p>0500000US45029</text:p>
          </table:table-cell>
          <table:table-cell office:value-type="float" office:value="45029" calcext:value-type="float">
            <text:p>45029</text:p>
          </table:table-cell>
          <table:table-cell office:value-type="string" calcext:value-type="string">
            <text:p>Colleton County, South Carolina</text:p>
          </table:table-cell>
          <table:table-cell office:value-type="float" office:value="493991700" calcext:value-type="float">
            <text:p>493991700</text:p>
          </table:table-cell>
          <table:table-cell office:value-type="float" office:value="32972187" calcext:value-type="float">
            <text:p>32972187</text:p>
          </table:table-cell>
        </table:table-row>
        <table:table-row table:style-name="ro1">
          <table:table-cell office:value-type="string" calcext:value-type="string">
            <text:p>0500000US45031</text:p>
          </table:table-cell>
          <table:table-cell office:value-type="float" office:value="45031" calcext:value-type="float">
            <text:p>45031</text:p>
          </table:table-cell>
          <table:table-cell office:value-type="string" calcext:value-type="string">
            <text:p>Darlington County, South Carolina</text:p>
          </table:table-cell>
          <table:table-cell office:value-type="float" office:value="931610000" calcext:value-type="float">
            <text:p>931610000</text:p>
          </table:table-cell>
          <table:table-cell office:value-type="float" office:value="46136079" calcext:value-type="float">
            <text:p>46136079</text:p>
          </table:table-cell>
        </table:table-row>
        <table:table-row table:style-name="ro1">
          <table:table-cell office:value-type="string" calcext:value-type="string">
            <text:p>0500000US45033</text:p>
          </table:table-cell>
          <table:table-cell office:value-type="float" office:value="45033" calcext:value-type="float">
            <text:p>45033</text:p>
          </table:table-cell>
          <table:table-cell office:value-type="string" calcext:value-type="string">
            <text:p>Dillon County, South Carolina</text:p>
          </table:table-cell>
          <table:table-cell office:value-type="float" office:value="265378300" calcext:value-type="float">
            <text:p>265378300</text:p>
          </table:table-cell>
          <table:table-cell office:value-type="float" office:value="18703091" calcext:value-type="float">
            <text:p>18703091</text:p>
          </table:table-cell>
        </table:table-row>
        <table:table-row table:style-name="ro1">
          <table:table-cell office:value-type="string" calcext:value-type="string">
            <text:p>0500000US45035</text:p>
          </table:table-cell>
          <table:table-cell office:value-type="float" office:value="45035" calcext:value-type="float">
            <text:p>45035</text:p>
          </table:table-cell>
          <table:table-cell office:value-type="string" calcext:value-type="string">
            <text:p>Dorchester County, South Carolina</text:p>
          </table:table-cell>
          <table:table-cell office:value-type="float" office:value="2654216400" calcext:value-type="float">
            <text:p>2654216400</text:p>
          </table:table-cell>
          <table:table-cell office:value-type="float" office:value="75881648" calcext:value-type="float">
            <text:p>75881648</text:p>
          </table:table-cell>
        </table:table-row>
        <table:table-row table:style-name="ro1">
          <table:table-cell office:value-type="string" calcext:value-type="string">
            <text:p>0500000US45037</text:p>
          </table:table-cell>
          <table:table-cell office:value-type="float" office:value="45037" calcext:value-type="float">
            <text:p>45037</text:p>
          </table:table-cell>
          <table:table-cell office:value-type="string" calcext:value-type="string">
            <text:p>Edgefield County, South Carolina</text:p>
          </table:table-cell>
          <table:table-cell office:value-type="float" office:value="402235600" calcext:value-type="float">
            <text:p>402235600</text:p>
          </table:table-cell>
          <table:table-cell office:value-type="float" office:value="26057572" calcext:value-type="float">
            <text:p>26057572</text:p>
          </table:table-cell>
        </table:table-row>
        <table:table-row table:style-name="ro1">
          <table:table-cell office:value-type="string" calcext:value-type="string">
            <text:p>0500000US45039</text:p>
          </table:table-cell>
          <table:table-cell office:value-type="float" office:value="45039" calcext:value-type="float">
            <text:p>45039</text:p>
          </table:table-cell>
          <table:table-cell office:value-type="string" calcext:value-type="string">
            <text:p>Fairfield County, South Carolina</text:p>
          </table:table-cell>
          <table:table-cell office:value-type="float" office:value="236547900" calcext:value-type="float">
            <text:p>236547900</text:p>
          </table:table-cell>
          <table:table-cell office:value-type="float" office:value="26637992" calcext:value-type="float">
            <text:p>26637992</text:p>
          </table:table-cell>
        </table:table-row>
        <table:table-row table:style-name="ro1">
          <table:table-cell office:value-type="string" calcext:value-type="string">
            <text:p>0500000US45041</text:p>
          </table:table-cell>
          <table:table-cell office:value-type="float" office:value="45041" calcext:value-type="float">
            <text:p>45041</text:p>
          </table:table-cell>
          <table:table-cell office:value-type="string" calcext:value-type="string">
            <text:p>Florence County, South Carolina</text:p>
          </table:table-cell>
          <table:table-cell office:value-type="float" office:value="2066580500" calcext:value-type="float">
            <text:p>2066580500</text:p>
          </table:table-cell>
          <table:table-cell office:value-type="float" office:value="78896479" calcext:value-type="float">
            <text:p>78896479</text:p>
          </table:table-cell>
        </table:table-row>
        <table:table-row table:style-name="ro1">
          <table:table-cell office:value-type="string" calcext:value-type="string">
            <text:p>0500000US45043</text:p>
          </table:table-cell>
          <table:table-cell office:value-type="float" office:value="45043" calcext:value-type="float">
            <text:p>45043</text:p>
          </table:table-cell>
          <table:table-cell office:value-type="string" calcext:value-type="string">
            <text:p>Georgetown County, South Carolina</text:p>
          </table:table-cell>
          <table:table-cell office:value-type="float" office:value="1169104200" calcext:value-type="float">
            <text:p>1169104200</text:p>
          </table:table-cell>
          <table:table-cell office:value-type="float" office:value="60729181" calcext:value-type="float">
            <text:p>60729181</text:p>
          </table:table-cell>
        </table:table-row>
        <table:table-row table:style-name="ro1">
          <table:table-cell office:value-type="string" calcext:value-type="string">
            <text:p>0500000US45045</text:p>
          </table:table-cell>
          <table:table-cell office:value-type="float" office:value="45045" calcext:value-type="float">
            <text:p>45045</text:p>
          </table:table-cell>
          <table:table-cell office:value-type="string" calcext:value-type="string">
            <text:p>Greenville County, South Carolina</text:p>
          </table:table-cell>
          <table:table-cell office:value-type="float" office:value="10147651200" calcext:value-type="float">
            <text:p>10147651200</text:p>
          </table:table-cell>
          <table:table-cell office:value-type="float" office:value="189137175" calcext:value-type="float">
            <text:p>189137175</text:p>
          </table:table-cell>
        </table:table-row>
        <table:table-row table:style-name="ro1">
          <table:table-cell office:value-type="string" calcext:value-type="string">
            <text:p>0500000US45047</text:p>
          </table:table-cell>
          <table:table-cell office:value-type="float" office:value="45047" calcext:value-type="float">
            <text:p>45047</text:p>
          </table:table-cell>
          <table:table-cell office:value-type="string" calcext:value-type="string">
            <text:p>Greenwood County, South Carolina</text:p>
          </table:table-cell>
          <table:table-cell office:value-type="float" office:value="1080891600" calcext:value-type="float">
            <text:p>1080891600</text:p>
          </table:table-cell>
          <table:table-cell office:value-type="float" office:value="52464314" calcext:value-type="float">
            <text:p>52464314</text:p>
          </table:table-cell>
        </table:table-row>
        <table:table-row table:style-name="ro1">
          <table:table-cell office:value-type="string" calcext:value-type="string">
            <text:p>0500000US45049</text:p>
          </table:table-cell>
          <table:table-cell office:value-type="float" office:value="45049" calcext:value-type="float">
            <text:p>45049</text:p>
          </table:table-cell>
          <table:table-cell office:value-type="string" calcext:value-type="string">
            <text:p>Hampton County, South Carolina</text:p>
          </table:table-cell>
          <table:table-cell office:value-type="float" office:value="199717400" calcext:value-type="float">
            <text:p>199717400</text:p>
          </table:table-cell>
          <table:table-cell office:value-type="float" office:value="27267366" calcext:value-type="float">
            <text:p>27267366</text:p>
          </table:table-cell>
        </table:table-row>
        <table:table-row table:style-name="ro1">
          <table:table-cell office:value-type="string" calcext:value-type="string">
            <text:p>0500000US45051</text:p>
          </table:table-cell>
          <table:table-cell office:value-type="float" office:value="45051" calcext:value-type="float">
            <text:p>45051</text:p>
          </table:table-cell>
          <table:table-cell office:value-type="string" calcext:value-type="string">
            <text:p>Horry County, South Carolina</text:p>
          </table:table-cell>
          <table:table-cell office:value-type="float" office:value="5871622300" calcext:value-type="float">
            <text:p>5871622300</text:p>
          </table:table-cell>
          <table:table-cell office:value-type="float" office:value="131231319" calcext:value-type="float">
            <text:p>131231319</text:p>
          </table:table-cell>
        </table:table-row>
        <table:table-row table:style-name="ro1">
          <table:table-cell office:value-type="string" calcext:value-type="string">
            <text:p>0500000US45053</text:p>
          </table:table-cell>
          <table:table-cell office:value-type="float" office:value="45053" calcext:value-type="float">
            <text:p>45053</text:p>
          </table:table-cell>
          <table:table-cell office:value-type="string" calcext:value-type="string">
            <text:p>Jasper County, South Carolina</text:p>
          </table:table-cell>
          <table:table-cell office:value-type="float" office:value="239950300" calcext:value-type="float">
            <text:p>239950300</text:p>
          </table:table-cell>
          <table:table-cell office:value-type="float" office:value="19497418" calcext:value-type="float">
            <text:p>19497418</text:p>
          </table:table-cell>
        </table:table-row>
        <table:table-row table:style-name="ro1">
          <table:table-cell office:value-type="string" calcext:value-type="string">
            <text:p>0500000US45055</text:p>
          </table:table-cell>
          <table:table-cell office:value-type="float" office:value="45055" calcext:value-type="float">
            <text:p>45055</text:p>
          </table:table-cell>
          <table:table-cell office:value-type="string" calcext:value-type="string">
            <text:p>Kershaw County, South Carolina</text:p>
          </table:table-cell>
          <table:table-cell office:value-type="float" office:value="1092989400" calcext:value-type="float">
            <text:p>1092989400</text:p>
          </table:table-cell>
          <table:table-cell office:value-type="float" office:value="48427989" calcext:value-type="float">
            <text:p>48427989</text:p>
          </table:table-cell>
        </table:table-row>
        <table:table-row table:style-name="ro1">
          <table:table-cell office:value-type="string" calcext:value-type="string">
            <text:p>0500000US45057</text:p>
          </table:table-cell>
          <table:table-cell office:value-type="float" office:value="45057" calcext:value-type="float">
            <text:p>45057</text:p>
          </table:table-cell>
          <table:table-cell office:value-type="string" calcext:value-type="string">
            <text:p>Lancaster County, South Carolina</text:p>
          </table:table-cell>
          <table:table-cell office:value-type="float" office:value="1415941200" calcext:value-type="float">
            <text:p>1415941200</text:p>
          </table:table-cell>
          <table:table-cell office:value-type="float" office:value="76470274" calcext:value-type="float">
            <text:p>76470274</text:p>
          </table:table-cell>
        </table:table-row>
        <table:table-row table:style-name="ro1">
          <table:table-cell office:value-type="string" calcext:value-type="string">
            <text:p>0500000US45059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Laurens County, South Carolina</text:p>
          </table:table-cell>
          <table:table-cell office:value-type="float" office:value="982142300" calcext:value-type="float">
            <text:p>982142300</text:p>
          </table:table-cell>
          <table:table-cell office:value-type="float" office:value="61706854" calcext:value-type="float">
            <text:p>61706854</text:p>
          </table:table-cell>
        </table:table-row>
        <table:table-row table:style-name="ro1">
          <table:table-cell office:value-type="string" calcext:value-type="string">
            <text:p>0500000US45061</text:p>
          </table:table-cell>
          <table:table-cell office:value-type="float" office:value="45061" calcext:value-type="float">
            <text:p>45061</text:p>
          </table:table-cell>
          <table:table-cell office:value-type="string" calcext:value-type="string">
            <text:p>Lee County, South Carolina</text:p>
          </table:table-cell>
          <table:table-cell office:value-type="float" office:value="147761800" calcext:value-type="float">
            <text:p>147761800</text:p>
          </table:table-cell>
          <table:table-cell office:value-type="float" office:value="16706222" calcext:value-type="float">
            <text:p>16706222</text:p>
          </table:table-cell>
        </table:table-row>
        <table:table-row table:style-name="ro1">
          <table:table-cell office:value-type="string" calcext:value-type="string">
            <text:p>0500000US45063</text:p>
          </table:table-cell>
          <table:table-cell office:value-type="float" office:value="45063" calcext:value-type="float">
            <text:p>45063</text:p>
          </table:table-cell>
          <table:table-cell office:value-type="string" calcext:value-type="string">
            <text:p>Lexington County, South Carolina</text:p>
          </table:table-cell>
          <table:table-cell office:value-type="float" office:value="6174714900" calcext:value-type="float">
            <text:p>6174714900</text:p>
          </table:table-cell>
          <table:table-cell office:value-type="float" office:value="127591064" calcext:value-type="float">
            <text:p>127591064</text:p>
          </table:table-cell>
        </table:table-row>
        <table:table-row table:style-name="ro1">
          <table:table-cell office:value-type="string" calcext:value-type="string">
            <text:p>0500000US45065</text:p>
          </table:table-cell>
          <table:table-cell office:value-type="float" office:value="45065" calcext:value-type="float">
            <text:p>45065</text:p>
          </table:table-cell>
          <table:table-cell office:value-type="string" calcext:value-type="string">
            <text:p>McCormick County, South Carolina</text:p>
          </table:table-cell>
          <table:table-cell office:value-type="float" office:value="156844500" calcext:value-type="float">
            <text:p>156844500</text:p>
          </table:table-cell>
          <table:table-cell office:value-type="float" office:value="18060623" calcext:value-type="float">
            <text:p>18060623</text:p>
          </table:table-cell>
        </table:table-row>
        <table:table-row table:style-name="ro1">
          <table:table-cell office:value-type="string" calcext:value-type="string">
            <text:p>0500000US45067</text:p>
          </table:table-cell>
          <table:table-cell office:value-type="float" office:value="45067" calcext:value-type="float">
            <text:p>45067</text:p>
          </table:table-cell>
          <table:table-cell office:value-type="string" calcext:value-type="string">
            <text:p>Marion County, South Carolina</text:p>
          </table:table-cell>
          <table:table-cell office:value-type="float" office:value="312460400" calcext:value-type="float">
            <text:p>312460400</text:p>
          </table:table-cell>
          <table:table-cell office:value-type="float" office:value="45421937" calcext:value-type="float">
            <text:p>45421937</text:p>
          </table:table-cell>
        </table:table-row>
        <table:table-row table:style-name="ro1">
          <table:table-cell office:value-type="string" calcext:value-type="string">
            <text:p>0500000US45069</text:p>
          </table:table-cell>
          <table:table-cell office:value-type="float" office:value="45069" calcext:value-type="float">
            <text:p>45069</text:p>
          </table:table-cell>
          <table:table-cell office:value-type="string" calcext:value-type="string">
            <text:p>Marlboro County, South Carolina</text:p>
          </table:table-cell>
          <table:table-cell office:value-type="float" office:value="222581700" calcext:value-type="float">
            <text:p>222581700</text:p>
          </table:table-cell>
          <table:table-cell office:value-type="float" office:value="20845358" calcext:value-type="float">
            <text:p>20845358</text:p>
          </table:table-cell>
        </table:table-row>
        <table:table-row table:style-name="ro1">
          <table:table-cell office:value-type="string" calcext:value-type="string">
            <text:p>0500000US45071</text:p>
          </table:table-cell>
          <table:table-cell office:value-type="float" office:value="45071" calcext:value-type="float">
            <text:p>45071</text:p>
          </table:table-cell>
          <table:table-cell office:value-type="string" calcext:value-type="string">
            <text:p>Newberry County, South Carolina</text:p>
          </table:table-cell>
          <table:table-cell office:value-type="float" office:value="588509400" calcext:value-type="float">
            <text:p>588509400</text:p>
          </table:table-cell>
          <table:table-cell office:value-type="float" office:value="31089842" calcext:value-type="float">
            <text:p>31089842</text:p>
          </table:table-cell>
        </table:table-row>
        <table:table-row table:style-name="ro1">
          <table:table-cell office:value-type="string" calcext:value-type="string">
            <text:p>0500000US45073</text:p>
          </table:table-cell>
          <table:table-cell office:value-type="float" office:value="45073" calcext:value-type="float">
            <text:p>45073</text:p>
          </table:table-cell>
          <table:table-cell office:value-type="string" calcext:value-type="string">
            <text:p>Oconee County, South Carolina</text:p>
          </table:table-cell>
          <table:table-cell office:value-type="float" office:value="1654558500" calcext:value-type="float">
            <text:p>1654558500</text:p>
          </table:table-cell>
          <table:table-cell office:value-type="float" office:value="100642747" calcext:value-type="float">
            <text:p>100642747</text:p>
          </table:table-cell>
        </table:table-row>
        <table:table-row table:style-name="ro1">
          <table:table-cell office:value-type="string" calcext:value-type="string">
            <text:p>0500000US45075</text:p>
          </table:table-cell>
          <table:table-cell office:value-type="float" office:value="45075" calcext:value-type="float">
            <text:p>45075</text:p>
          </table:table-cell>
          <table:table-cell office:value-type="string" calcext:value-type="string">
            <text:p>Orangeburg County, South Carolina</text:p>
          </table:table-cell>
          <table:table-cell office:value-type="float" office:value="727219100" calcext:value-type="float">
            <text:p>727219100</text:p>
          </table:table-cell>
          <table:table-cell office:value-type="float" office:value="41879880" calcext:value-type="float">
            <text:p>41879880</text:p>
          </table:table-cell>
        </table:table-row>
        <table:table-row table:style-name="ro1">
          <table:table-cell office:value-type="string" calcext:value-type="string">
            <text:p>0500000US45077</text:p>
          </table:table-cell>
          <table:table-cell office:value-type="float" office:value="45077" calcext:value-type="float">
            <text:p>45077</text:p>
          </table:table-cell>
          <table:table-cell office:value-type="string" calcext:value-type="string">
            <text:p>Pickens County, South Carolina</text:p>
          </table:table-cell>
          <table:table-cell office:value-type="float" office:value="2213380200" calcext:value-type="float">
            <text:p>2213380200</text:p>
          </table:table-cell>
          <table:table-cell office:value-type="float" office:value="70258607" calcext:value-type="float">
            <text:p>70258607</text:p>
          </table:table-cell>
        </table:table-row>
        <table:table-row table:style-name="ro1">
          <table:table-cell office:value-type="string" calcext:value-type="string">
            <text:p>0500000US45079</text:p>
          </table:table-cell>
          <table:table-cell office:value-type="float" office:value="45079" calcext:value-type="float">
            <text:p>45079</text:p>
          </table:table-cell>
          <table:table-cell office:value-type="string" calcext:value-type="string">
            <text:p>Richland County, South Carolina</text:p>
          </table:table-cell>
          <table:table-cell office:value-type="float" office:value="5764896900" calcext:value-type="float">
            <text:p>5764896900</text:p>
          </table:table-cell>
          <table:table-cell office:value-type="float" office:value="147500888" calcext:value-type="float">
            <text:p>147500888</text:p>
          </table:table-cell>
        </table:table-row>
        <table:table-row table:style-name="ro1">
          <table:table-cell office:value-type="string" calcext:value-type="string">
            <text:p>0500000US45081</text:p>
          </table:table-cell>
          <table:table-cell office:value-type="float" office:value="45081" calcext:value-type="float">
            <text:p>45081</text:p>
          </table:table-cell>
          <table:table-cell office:value-type="string" calcext:value-type="string">
            <text:p>Saluda County, South Carolina</text:p>
          </table:table-cell>
          <table:table-cell office:value-type="float" office:value="279976400" calcext:value-type="float">
            <text:p>279976400</text:p>
          </table:table-cell>
          <table:table-cell office:value-type="float" office:value="25900808" calcext:value-type="float">
            <text:p>25900808</text:p>
          </table:table-cell>
        </table:table-row>
        <table:table-row table:style-name="ro1">
          <table:table-cell office:value-type="string" calcext:value-type="string">
            <text:p>0500000US45083</text:p>
          </table:table-cell>
          <table:table-cell office:value-type="float" office:value="45083" calcext:value-type="float">
            <text:p>45083</text:p>
          </table:table-cell>
          <table:table-cell office:value-type="string" calcext:value-type="string">
            <text:p>Spartanburg County, South Carolina</text:p>
          </table:table-cell>
          <table:table-cell office:value-type="float" office:value="5056184000" calcext:value-type="float">
            <text:p>5056184000</text:p>
          </table:table-cell>
          <table:table-cell office:value-type="float" office:value="130773933" calcext:value-type="float">
            <text:p>130773933</text:p>
          </table:table-cell>
        </table:table-row>
        <table:table-row table:style-name="ro1">
          <table:table-cell office:value-type="string" calcext:value-type="string">
            <text:p>0500000US45085</text:p>
          </table:table-cell>
          <table:table-cell office:value-type="float" office:value="45085" calcext:value-type="float">
            <text:p>45085</text:p>
          </table:table-cell>
          <table:table-cell office:value-type="string" calcext:value-type="string">
            <text:p>Sumter County, South Carolina</text:p>
          </table:table-cell>
          <table:table-cell office:value-type="float" office:value="1282544400" calcext:value-type="float">
            <text:p>1282544400</text:p>
          </table:table-cell>
          <table:table-cell office:value-type="float" office:value="55692378" calcext:value-type="float">
            <text:p>55692378</text:p>
          </table:table-cell>
        </table:table-row>
        <table:table-row table:style-name="ro1">
          <table:table-cell office:value-type="string" calcext:value-type="string">
            <text:p>0500000US45087</text:p>
          </table:table-cell>
          <table:table-cell office:value-type="float" office:value="45087" calcext:value-type="float">
            <text:p>45087</text:p>
          </table:table-cell>
          <table:table-cell office:value-type="string" calcext:value-type="string">
            <text:p>Union County, South Carolina</text:p>
          </table:table-cell>
          <table:table-cell office:value-type="float" office:value="399248400" calcext:value-type="float">
            <text:p>399248400</text:p>
          </table:table-cell>
          <table:table-cell office:value-type="float" office:value="23752001" calcext:value-type="float">
            <text:p>23752001</text:p>
          </table:table-cell>
        </table:table-row>
        <table:table-row table:style-name="ro1">
          <table:table-cell office:value-type="string" calcext:value-type="string">
            <text:p>0500000US45089</text:p>
          </table:table-cell>
          <table:table-cell office:value-type="float" office:value="45089" calcext:value-type="float">
            <text:p>45089</text:p>
          </table:table-cell>
          <table:table-cell office:value-type="string" calcext:value-type="string">
            <text:p>Williamsburg County, South Carolina</text:p>
          </table:table-cell>
          <table:table-cell office:value-type="float" office:value="231280800" calcext:value-type="float">
            <text:p>231280800</text:p>
          </table:table-cell>
          <table:table-cell office:value-type="float" office:value="22136567" calcext:value-type="float">
            <text:p>22136567</text:p>
          </table:table-cell>
        </table:table-row>
        <table:table-row table:style-name="ro1">
          <table:table-cell office:value-type="string" calcext:value-type="string">
            <text:p>0500000US45091</text:p>
          </table:table-cell>
          <table:table-cell office:value-type="float" office:value="45091" calcext:value-type="float">
            <text:p>45091</text:p>
          </table:table-cell>
          <table:table-cell office:value-type="string" calcext:value-type="string">
            <text:p>York County, South Carolina</text:p>
          </table:table-cell>
          <table:table-cell office:value-type="float" office:value="5407669600" calcext:value-type="float">
            <text:p>5407669600</text:p>
          </table:table-cell>
          <table:table-cell office:value-type="float" office:value="146205167" calcext:value-type="float">
            <text:p>146205167</text:p>
          </table:table-cell>
        </table:table-row>
        <table:table-row table:style-name="ro1">
          <table:table-cell office:value-type="string" calcext:value-type="string">
            <text:p>0500000US46003</text:p>
          </table:table-cell>
          <table:table-cell office:value-type="float" office:value="46003" calcext:value-type="float">
            <text:p>46003</text:p>
          </table:table-cell>
          <table:table-cell office:value-type="string" calcext:value-type="string">
            <text:p>Aurora County, South Dakota</text:p>
          </table:table-cell>
          <table:table-cell office:value-type="float" office:value="68116600" calcext:value-type="float">
            <text:p>68116600</text:p>
          </table:table-cell>
          <table:table-cell office:value-type="float" office:value="5407273" calcext:value-type="float">
            <text:p>5407273</text:p>
          </table:table-cell>
        </table:table-row>
        <table:table-row table:style-name="ro1">
          <table:table-cell office:value-type="string" calcext:value-type="string">
            <text:p>0500000US46005</text:p>
          </table:table-cell>
          <table:table-cell office:value-type="float" office:value="46005" calcext:value-type="float">
            <text:p>46005</text:p>
          </table:table-cell>
          <table:table-cell office:value-type="string" calcext:value-type="string">
            <text:p>Beadle County, South Dakota</text:p>
          </table:table-cell>
          <table:table-cell office:value-type="float" office:value="412630100" calcext:value-type="float">
            <text:p>412630100</text:p>
          </table:table-cell>
          <table:table-cell office:value-type="float" office:value="23584777" calcext:value-type="float">
            <text:p>23584777</text:p>
          </table:table-cell>
        </table:table-row>
        <table:table-row table:style-name="ro1">
          <table:table-cell office:value-type="string" calcext:value-type="string">
            <text:p>0500000US46007</text:p>
          </table:table-cell>
          <table:table-cell office:value-type="float" office:value="46007" calcext:value-type="float">
            <text:p>46007</text:p>
          </table:table-cell>
          <table:table-cell office:value-type="string" calcext:value-type="string">
            <text:p>Bennett County, South Dakota</text:p>
          </table:table-cell>
          <table:table-cell office:value-type="float" office:value="27122000" calcext:value-type="float">
            <text:p>27122000</text:p>
          </table:table-cell>
          <table:table-cell office:value-type="float" office:value="3745368" calcext:value-type="float">
            <text:p>3745368</text:p>
          </table:table-cell>
        </table:table-row>
        <table:table-row table:style-name="ro1">
          <table:table-cell office:value-type="string" calcext:value-type="string">
            <text:p>0500000US46009</text:p>
          </table:table-cell>
          <table:table-cell office:value-type="float" office:value="46009" calcext:value-type="float">
            <text:p>46009</text:p>
          </table:table-cell>
          <table:table-cell office:value-type="string" calcext:value-type="string">
            <text:p>Bon Homme County, South Dakota</text:p>
          </table:table-cell>
          <table:table-cell office:value-type="float" office:value="145700500" calcext:value-type="float">
            <text:p>145700500</text:p>
          </table:table-cell>
          <table:table-cell office:value-type="float" office:value="12204085" calcext:value-type="float">
            <text:p>12204085</text:p>
          </table:table-cell>
        </table:table-row>
        <table:table-row table:style-name="ro1">
          <table:table-cell office:value-type="string" calcext:value-type="string">
            <text:p>0500000US46011</text:p>
          </table:table-cell>
          <table:table-cell office:value-type="float" office:value="46011" calcext:value-type="float">
            <text:p>46011</text:p>
          </table:table-cell>
          <table:table-cell office:value-type="string" calcext:value-type="string">
            <text:p>Brookings County, South Dakota</text:p>
          </table:table-cell>
          <table:table-cell office:value-type="float" office:value="762477800" calcext:value-type="float">
            <text:p>762477800</text:p>
          </table:table-cell>
          <table:table-cell office:value-type="float" office:value="55386638" calcext:value-type="float">
            <text:p>55386638</text:p>
          </table:table-cell>
        </table:table-row>
        <table:table-row table:style-name="ro1">
          <table:table-cell office:value-type="string" calcext:value-type="string">
            <text:p>0500000US46013</text:p>
          </table:table-cell>
          <table:table-cell office:value-type="float" office:value="46013" calcext:value-type="float">
            <text:p>46013</text:p>
          </table:table-cell>
          <table:table-cell office:value-type="string" calcext:value-type="string">
            <text:p>Brown County, South Dakota</text:p>
          </table:table-cell>
          <table:table-cell office:value-type="float" office:value="1019585500" calcext:value-type="float">
            <text:p>1019585500</text:p>
          </table:table-cell>
          <table:table-cell office:value-type="float" office:value="48235108" calcext:value-type="float">
            <text:p>48235108</text:p>
          </table:table-cell>
        </table:table-row>
        <table:table-row table:style-name="ro1">
          <table:table-cell office:value-type="string" calcext:value-type="string">
            <text:p>0500000US46015</text:p>
          </table:table-cell>
          <table:table-cell office:value-type="float" office:value="46015" calcext:value-type="float">
            <text:p>46015</text:p>
          </table:table-cell>
          <table:table-cell office:value-type="string" calcext:value-type="string">
            <text:p>Brule County, South Dakota</text:p>
          </table:table-cell>
          <table:table-cell office:value-type="float" office:value="116278900" calcext:value-type="float">
            <text:p>116278900</text:p>
          </table:table-cell>
          <table:table-cell office:value-type="float" office:value="10949872" calcext:value-type="float">
            <text:p>10949872</text:p>
          </table:table-cell>
        </table:table-row>
        <table:table-row table:style-name="ro1">
          <table:table-cell office:value-type="string" calcext:value-type="string">
            <text:p>0500000US46017</text:p>
          </table:table-cell>
          <table:table-cell office:value-type="float" office:value="46017" calcext:value-type="float">
            <text:p>46017</text:p>
          </table:table-cell>
          <table:table-cell office:value-type="string" calcext:value-type="string">
            <text:p>Buffalo County, South Dakota</text:p>
          </table:table-cell>
          <table:table-cell office:value-type="float" office:value="8179700" calcext:value-type="float">
            <text:p>8179700</text:p>
          </table:table-cell>
          <table:table-cell office:value-type="float" office:value="2024788" calcext:value-type="float">
            <text:p>2024788</text:p>
          </table:table-cell>
        </table:table-row>
        <table:table-row table:style-name="ro1">
          <table:table-cell office:value-type="string" calcext:value-type="string">
            <text:p>0500000US46019</text:p>
          </table:table-cell>
          <table:table-cell office:value-type="float" office:value="46019" calcext:value-type="float">
            <text:p>46019</text:p>
          </table:table-cell>
          <table:table-cell office:value-type="string" calcext:value-type="string">
            <text:p>Butte County, South Dakota</text:p>
          </table:table-cell>
          <table:table-cell office:value-type="float" office:value="219758000" calcext:value-type="float">
            <text:p>219758000</text:p>
          </table:table-cell>
          <table:table-cell office:value-type="float" office:value="23865295" calcext:value-type="float">
            <text:p>23865295</text:p>
          </table:table-cell>
        </table:table-row>
        <table:table-row table:style-name="ro1">
          <table:table-cell office:value-type="string" calcext:value-type="string">
            <text:p>0500000US46021</text:p>
          </table:table-cell>
          <table:table-cell office:value-type="float" office:value="46021" calcext:value-type="float">
            <text:p>46021</text:p>
          </table:table-cell>
          <table:table-cell office:value-type="string" calcext:value-type="string">
            <text:p>Campbell County, South Dakota</text:p>
          </table:table-cell>
          <table:table-cell office:value-type="float" office:value="50850800" calcext:value-type="float">
            <text:p>50850800</text:p>
          </table:table-cell>
          <table:table-cell office:value-type="float" office:value="15497603" calcext:value-type="float">
            <text:p>15497603</text:p>
          </table:table-cell>
        </table:table-row>
        <table:table-row table:style-name="ro1">
          <table:table-cell office:value-type="string" calcext:value-type="string">
            <text:p>0500000US46023</text:p>
          </table:table-cell>
          <table:table-cell office:value-type="float" office:value="46023" calcext:value-type="float">
            <text:p>46023</text:p>
          </table:table-cell>
          <table:table-cell office:value-type="string" calcext:value-type="string">
            <text:p>Charles Mix County, South Dakota</text:p>
          </table:table-cell>
          <table:table-cell office:value-type="float" office:value="154861100" calcext:value-type="float">
            <text:p>154861100</text:p>
          </table:table-cell>
          <table:table-cell office:value-type="float" office:value="9932941" calcext:value-type="float">
            <text:p>9932941</text:p>
          </table:table-cell>
        </table:table-row>
        <table:table-row table:style-name="ro1">
          <table:table-cell office:value-type="string" calcext:value-type="string">
            <text:p>0500000US46025</text:p>
          </table:table-cell>
          <table:table-cell office:value-type="float" office:value="46025" calcext:value-type="float">
            <text:p>46025</text:p>
          </table:table-cell>
          <table:table-cell office:value-type="string" calcext:value-type="string">
            <text:p>Clark County, South Dakota</text:p>
          </table:table-cell>
          <table:table-cell office:value-type="float" office:value="87281600" calcext:value-type="float">
            <text:p>87281600</text:p>
          </table:table-cell>
          <table:table-cell office:value-type="float" office:value="5950146" calcext:value-type="float">
            <text:p>5950146</text:p>
          </table:table-cell>
        </table:table-row>
        <table:table-row table:style-name="ro1">
          <table:table-cell office:value-type="string" calcext:value-type="string">
            <text:p>0500000US46027</text:p>
          </table:table-cell>
          <table:table-cell office:value-type="float" office:value="46027" calcext:value-type="float">
            <text:p>46027</text:p>
          </table:table-cell>
          <table:table-cell office:value-type="string" calcext:value-type="string">
            <text:p>Clay County, South Dakota</text:p>
          </table:table-cell>
          <table:table-cell office:value-type="float" office:value="267098900" calcext:value-type="float">
            <text:p>267098900</text:p>
          </table:table-cell>
          <table:table-cell office:value-type="float" office:value="18317747" calcext:value-type="float">
            <text:p>18317747</text:p>
          </table:table-cell>
        </table:table-row>
        <table:table-row table:style-name="ro1">
          <table:table-cell office:value-type="string" calcext:value-type="string">
            <text:p>0500000US46029</text:p>
          </table:table-cell>
          <table:table-cell office:value-type="float" office:value="46029" calcext:value-type="float">
            <text:p>46029</text:p>
          </table:table-cell>
          <table:table-cell office:value-type="string" calcext:value-type="string">
            <text:p>Codington County, South Dakota</text:p>
          </table:table-cell>
          <table:table-cell office:value-type="float" office:value="725009600" calcext:value-type="float">
            <text:p>725009600</text:p>
          </table:table-cell>
          <table:table-cell office:value-type="float" office:value="47689189" calcext:value-type="float">
            <text:p>47689189</text:p>
          </table:table-cell>
        </table:table-row>
        <table:table-row table:style-name="ro1">
          <table:table-cell office:value-type="string" calcext:value-type="string">
            <text:p>0500000US46031</text:p>
          </table:table-cell>
          <table:table-cell office:value-type="float" office:value="46031" calcext:value-type="float">
            <text:p>46031</text:p>
          </table:table-cell>
          <table:table-cell office:value-type="string" calcext:value-type="string">
            <text:p>Corson County, South Dakota</text:p>
          </table:table-cell>
          <table:table-cell office:value-type="float" office:value="33989100" calcext:value-type="float">
            <text:p>33989100</text:p>
          </table:table-cell>
          <table:table-cell office:value-type="float" office:value="5540361" calcext:value-type="float">
            <text:p>5540361</text:p>
          </table:table-cell>
        </table:table-row>
        <table:table-row table:style-name="ro1">
          <table:table-cell office:value-type="string" calcext:value-type="string">
            <text:p>0500000US46033</text:p>
          </table:table-cell>
          <table:table-cell office:value-type="float" office:value="46033" calcext:value-type="float">
            <text:p>46033</text:p>
          </table:table-cell>
          <table:table-cell office:value-type="string" calcext:value-type="string">
            <text:p>Custer County, South Dakota</text:p>
          </table:table-cell>
          <table:table-cell office:value-type="float" office:value="245453800" calcext:value-type="float">
            <text:p>245453800</text:p>
          </table:table-cell>
          <table:table-cell office:value-type="float" office:value="26598409" calcext:value-type="float">
            <text:p>26598409</text:p>
          </table:table-cell>
        </table:table-row>
        <table:table-row table:style-name="ro1">
          <table:table-cell office:value-type="string" calcext:value-type="string">
            <text:p>0500000US46035</text:p>
          </table:table-cell>
          <table:table-cell office:value-type="float" office:value="46035" calcext:value-type="float">
            <text:p>46035</text:p>
          </table:table-cell>
          <table:table-cell office:value-type="string" calcext:value-type="string">
            <text:p>Davison County, South Dakota</text:p>
          </table:table-cell>
          <table:table-cell office:value-type="float" office:value="495225900" calcext:value-type="float">
            <text:p>495225900</text:p>
          </table:table-cell>
          <table:table-cell office:value-type="float" office:value="27319586" calcext:value-type="float">
            <text:p>27319586</text:p>
          </table:table-cell>
        </table:table-row>
        <table:table-row table:style-name="ro1">
          <table:table-cell office:value-type="string" calcext:value-type="string">
            <text:p>0500000US46037</text:p>
          </table:table-cell>
          <table:table-cell office:value-type="float" office:value="46037" calcext:value-type="float">
            <text:p>46037</text:p>
          </table:table-cell>
          <table:table-cell office:value-type="string" calcext:value-type="string">
            <text:p>Day County, South Dakota</text:p>
          </table:table-cell>
          <table:table-cell office:value-type="float" office:value="138366500" calcext:value-type="float">
            <text:p>138366500</text:p>
          </table:table-cell>
          <table:table-cell office:value-type="float" office:value="14682502" calcext:value-type="float">
            <text:p>14682502</text:p>
          </table:table-cell>
        </table:table-row>
        <table:table-row table:style-name="ro1">
          <table:table-cell office:value-type="string" calcext:value-type="string">
            <text:p>0500000US46039</text:p>
          </table:table-cell>
          <table:table-cell office:value-type="float" office:value="46039" calcext:value-type="float">
            <text:p>46039</text:p>
          </table:table-cell>
          <table:table-cell office:value-type="string" calcext:value-type="string">
            <text:p>Deuel County, South Dakota</text:p>
          </table:table-cell>
          <table:table-cell office:value-type="float" office:value="128857700" calcext:value-type="float">
            <text:p>128857700</text:p>
          </table:table-cell>
          <table:table-cell office:value-type="float" office:value="14496420" calcext:value-type="float">
            <text:p>14496420</text:p>
          </table:table-cell>
        </table:table-row>
        <table:table-row table:style-name="ro1">
          <table:table-cell office:value-type="string" calcext:value-type="string">
            <text:p>0500000US46041</text:p>
          </table:table-cell>
          <table:table-cell office:value-type="float" office:value="46041" calcext:value-type="float">
            <text:p>46041</text:p>
          </table:table-cell>
          <table:table-cell office:value-type="string" calcext:value-type="string">
            <text:p>Dewey County, South Dakota</text:p>
          </table:table-cell>
          <table:table-cell office:value-type="float" office:value="35303900" calcext:value-type="float">
            <text:p>35303900</text:p>
          </table:table-cell>
          <table:table-cell office:value-type="float" office:value="4940549" calcext:value-type="float">
            <text:p>4940549</text:p>
          </table:table-cell>
        </table:table-row>
        <table:table-row table:style-name="ro1">
          <table:table-cell office:value-type="string" calcext:value-type="string">
            <text:p>0500000US46043</text:p>
          </table:table-cell>
          <table:table-cell office:value-type="float" office:value="46043" calcext:value-type="float">
            <text:p>46043</text:p>
          </table:table-cell>
          <table:table-cell office:value-type="string" calcext:value-type="string">
            <text:p>Douglas County, South Dakota</text:p>
          </table:table-cell>
          <table:table-cell office:value-type="float" office:value="85418200" calcext:value-type="float">
            <text:p>85418200</text:p>
          </table:table-cell>
          <table:table-cell office:value-type="float" office:value="7907308" calcext:value-type="float">
            <text:p>7907308</text:p>
          </table:table-cell>
        </table:table-row>
        <table:table-row table:style-name="ro1">
          <table:table-cell office:value-type="string" calcext:value-type="string">
            <text:p>0500000US46045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Edmunds County, South Dakota</text:p>
          </table:table-cell>
          <table:table-cell office:value-type="float" office:value="110503000" calcext:value-type="float">
            <text:p>110503000</text:p>
          </table:table-cell>
          <table:table-cell office:value-type="float" office:value="12163155" calcext:value-type="float">
            <text:p>12163155</text:p>
          </table:table-cell>
        </table:table-row>
        <table:table-row table:style-name="ro1">
          <table:table-cell office:value-type="string" calcext:value-type="string">
            <text:p>0500000US46047</text:p>
          </table:table-cell>
          <table:table-cell office:value-type="float" office:value="46047" calcext:value-type="float">
            <text:p>46047</text:p>
          </table:table-cell>
          <table:table-cell office:value-type="string" calcext:value-type="string">
            <text:p>Fall River County, South Dakota</text:p>
          </table:table-cell>
          <table:table-cell office:value-type="float" office:value="153464000" calcext:value-type="float">
            <text:p>153464000</text:p>
          </table:table-cell>
          <table:table-cell office:value-type="float" office:value="12150016" calcext:value-type="float">
            <text:p>12150016</text:p>
          </table:table-cell>
        </table:table-row>
        <table:table-row table:style-name="ro1">
          <table:table-cell office:value-type="string" calcext:value-type="string">
            <text:p>0500000US46049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Faulk County, South Dakota</text:p>
          </table:table-cell>
          <table:table-cell office:value-type="float" office:value="64902400" calcext:value-type="float">
            <text:p>64902400</text:p>
          </table:table-cell>
          <table:table-cell office:value-type="float" office:value="15252541" calcext:value-type="float">
            <text:p>15252541</text:p>
          </table:table-cell>
        </table:table-row>
        <table:table-row table:style-name="ro1">
          <table:table-cell office:value-type="string" calcext:value-type="string">
            <text:p>0500000US46051</text:p>
          </table:table-cell>
          <table:table-cell office:value-type="float" office:value="46051" calcext:value-type="float">
            <text:p>46051</text:p>
          </table:table-cell>
          <table:table-cell office:value-type="string" calcext:value-type="string">
            <text:p>Grant County, South Dakota</text:p>
          </table:table-cell>
          <table:table-cell office:value-type="float" office:value="193470300" calcext:value-type="float">
            <text:p>193470300</text:p>
          </table:table-cell>
          <table:table-cell office:value-type="float" office:value="16928369" calcext:value-type="float">
            <text:p>16928369</text:p>
          </table:table-cell>
        </table:table-row>
        <table:table-row table:style-name="ro1">
          <table:table-cell office:value-type="string" calcext:value-type="string">
            <text:p>0500000US46053</text:p>
          </table:table-cell>
          <table:table-cell office:value-type="float" office:value="46053" calcext:value-type="float">
            <text:p>46053</text:p>
          </table:table-cell>
          <table:table-cell office:value-type="string" calcext:value-type="string">
            <text:p>Gregory County, South Dakota</text:p>
          </table:table-cell>
          <table:table-cell office:value-type="float" office:value="97413600" calcext:value-type="float">
            <text:p>97413600</text:p>
          </table:table-cell>
          <table:table-cell office:value-type="float" office:value="8624334" calcext:value-type="float">
            <text:p>8624334</text:p>
          </table:table-cell>
        </table:table-row>
        <table:table-row table:style-name="ro1">
          <table:table-cell office:value-type="string" calcext:value-type="string">
            <text:p>0500000US46055</text:p>
          </table:table-cell>
          <table:table-cell office:value-type="float" office:value="46055" calcext:value-type="float">
            <text:p>46055</text:p>
          </table:table-cell>
          <table:table-cell office:value-type="string" calcext:value-type="string">
            <text:p>Haakon County, South Dakota</text:p>
          </table:table-cell>
          <table:table-cell office:value-type="float" office:value="47181600" calcext:value-type="float">
            <text:p>47181600</text:p>
          </table:table-cell>
          <table:table-cell office:value-type="float" office:value="4909117" calcext:value-type="float">
            <text:p>4909117</text:p>
          </table:table-cell>
        </table:table-row>
        <table:table-row table:style-name="ro1">
          <table:table-cell office:value-type="string" calcext:value-type="string">
            <text:p>0500000US46057</text:p>
          </table:table-cell>
          <table:table-cell office:value-type="float" office:value="46057" calcext:value-type="float">
            <text:p>46057</text:p>
          </table:table-cell>
          <table:table-cell office:value-type="string" calcext:value-type="string">
            <text:p>Hamlin County, South Dakota</text:p>
          </table:table-cell>
          <table:table-cell office:value-type="float" office:value="149633200" calcext:value-type="float">
            <text:p>149633200</text:p>
          </table:table-cell>
          <table:table-cell office:value-type="float" office:value="11037932" calcext:value-type="float">
            <text:p>11037932</text:p>
          </table:table-cell>
        </table:table-row>
        <table:table-row table:style-name="ro1">
          <table:table-cell office:value-type="string" calcext:value-type="string">
            <text:p>0500000US46059</text:p>
          </table:table-cell>
          <table:table-cell office:value-type="float" office:value="46059" calcext:value-type="float">
            <text:p>46059</text:p>
          </table:table-cell>
          <table:table-cell office:value-type="string" calcext:value-type="string">
            <text:p>Hand County, South Dakota</text:p>
          </table:table-cell>
          <table:table-cell office:value-type="float" office:value="95241500" calcext:value-type="float">
            <text:p>95241500</text:p>
          </table:table-cell>
          <table:table-cell office:value-type="float" office:value="8703722" calcext:value-type="float">
            <text:p>8703722</text:p>
          </table:table-cell>
        </table:table-row>
        <table:table-row table:style-name="ro1">
          <table:table-cell office:value-type="string" calcext:value-type="string">
            <text:p>0500000US46061</text:p>
          </table:table-cell>
          <table:table-cell office:value-type="float" office:value="46061" calcext:value-type="float">
            <text:p>46061</text:p>
          </table:table-cell>
          <table:table-cell office:value-type="string" calcext:value-type="string">
            <text:p>Hanson County, South Dakota</text:p>
          </table:table-cell>
          <table:table-cell office:value-type="float" office:value="76240300" calcext:value-type="float">
            <text:p>76240300</text:p>
          </table:table-cell>
          <table:table-cell office:value-type="float" office:value="8109697" calcext:value-type="float">
            <text:p>8109697</text:p>
          </table:table-cell>
        </table:table-row>
        <table:table-row table:style-name="ro1">
          <table:table-cell office:value-type="string" calcext:value-type="string">
            <text:p>0500000US46063</text:p>
          </table:table-cell>
          <table:table-cell office:value-type="float" office:value="46063" calcext:value-type="float">
            <text:p>46063</text:p>
          </table:table-cell>
          <table:table-cell office:value-type="string" calcext:value-type="string">
            <text:p>Harding County, South Dakota</text:p>
          </table:table-cell>
          <table:table-cell office:value-type="float" office:value="29485900" calcext:value-type="float">
            <text:p>29485900</text:p>
          </table:table-cell>
          <table:table-cell office:value-type="float" office:value="3233703" calcext:value-type="float">
            <text:p>3233703</text:p>
          </table:table-cell>
        </table:table-row>
        <table:table-row table:style-name="ro1">
          <table:table-cell office:value-type="string" calcext:value-type="string">
            <text:p>0500000US46065</text:p>
          </table:table-cell>
          <table:table-cell office:value-type="float" office:value="46065" calcext:value-type="float">
            <text:p>46065</text:p>
          </table:table-cell>
          <table:table-cell office:value-type="string" calcext:value-type="string">
            <text:p>Hughes County, South Dakota</text:p>
          </table:table-cell>
          <table:table-cell office:value-type="float" office:value="481232600" calcext:value-type="float">
            <text:p>481232600</text:p>
          </table:table-cell>
          <table:table-cell office:value-type="float" office:value="29832274" calcext:value-type="float">
            <text:p>29832274</text:p>
          </table:table-cell>
        </table:table-row>
        <table:table-row table:style-name="ro1">
          <table:table-cell office:value-type="string" calcext:value-type="string">
            <text:p>0500000US46067</text:p>
          </table:table-cell>
          <table:table-cell office:value-type="float" office:value="46067" calcext:value-type="float">
            <text:p>46067</text:p>
          </table:table-cell>
          <table:table-cell office:value-type="string" calcext:value-type="string">
            <text:p>Hutchinson County, South Dakota</text:p>
          </table:table-cell>
          <table:table-cell office:value-type="float" office:value="185779900" calcext:value-type="float">
            <text:p>185779900</text:p>
          </table:table-cell>
          <table:table-cell office:value-type="float" office:value="19258920" calcext:value-type="float">
            <text:p>19258920</text:p>
          </table:table-cell>
        </table:table-row>
        <table:table-row table:style-name="ro1">
          <table:table-cell office:value-type="string" calcext:value-type="string">
            <text:p>0500000US46069</text:p>
          </table:table-cell>
          <table:table-cell office:value-type="float" office:value="46069" calcext:value-type="float">
            <text:p>46069</text:p>
          </table:table-cell>
          <table:table-cell office:value-type="string" calcext:value-type="string">
            <text:p>Hyde County, South Dakota</text:p>
          </table:table-cell>
          <table:table-cell office:value-type="float" office:value="31910500" calcext:value-type="float">
            <text:p>31910500</text:p>
          </table:table-cell>
          <table:table-cell office:value-type="float" office:value="4578386" calcext:value-type="float">
            <text:p>4578386</text:p>
          </table:table-cell>
        </table:table-row>
        <table:table-row table:style-name="ro1">
          <table:table-cell office:value-type="string" calcext:value-type="string">
            <text:p>0500000US46071</text:p>
          </table:table-cell>
          <table:table-cell office:value-type="float" office:value="46071" calcext:value-type="float">
            <text:p>46071</text:p>
          </table:table-cell>
          <table:table-cell office:value-type="string" calcext:value-type="string">
            <text:p>Jackson County, South Dakota</text:p>
          </table:table-cell>
          <table:table-cell office:value-type="float" office:value="38571300" calcext:value-type="float">
            <text:p>38571300</text:p>
          </table:table-cell>
          <table:table-cell office:value-type="float" office:value="6262702" calcext:value-type="float">
            <text:p>6262702</text:p>
          </table:table-cell>
        </table:table-row>
        <table:table-row table:style-name="ro1">
          <table:table-cell office:value-type="string" calcext:value-type="string">
            <text:p>0500000US46073</text:p>
          </table:table-cell>
          <table:table-cell office:value-type="float" office:value="46073" calcext:value-type="float">
            <text:p>46073</text:p>
          </table:table-cell>
          <table:table-cell office:value-type="string" calcext:value-type="string">
            <text:p>Jerauld County, South Dakota</text:p>
          </table:table-cell>
          <table:table-cell office:value-type="float" office:value="69876800" calcext:value-type="float">
            <text:p>69876800</text:p>
          </table:table-cell>
          <table:table-cell office:value-type="float" office:value="12262428" calcext:value-type="float">
            <text:p>12262428</text:p>
          </table:table-cell>
        </table:table-row>
        <table:table-row table:style-name="ro1">
          <table:table-cell office:value-type="string" calcext:value-type="string">
            <text:p>0500000US46075</text:p>
          </table:table-cell>
          <table:table-cell office:value-type="float" office:value="46075" calcext:value-type="float">
            <text:p>46075</text:p>
          </table:table-cell>
          <table:table-cell office:value-type="string" calcext:value-type="string">
            <text:p>Jones County, South Dakota</text:p>
          </table:table-cell>
          <table:table-cell office:value-type="float" office:value="20392700" calcext:value-type="float">
            <text:p>20392700</text:p>
          </table:table-cell>
          <table:table-cell office:value-type="float" office:value="3599173" calcext:value-type="float">
            <text:p>3599173</text:p>
          </table:table-cell>
        </table:table-row>
        <table:table-row table:style-name="ro1">
          <table:table-cell office:value-type="string" calcext:value-type="string">
            <text:p>0500000US46077</text:p>
          </table:table-cell>
          <table:table-cell office:value-type="float" office:value="46077" calcext:value-type="float">
            <text:p>46077</text:p>
          </table:table-cell>
          <table:table-cell office:value-type="string" calcext:value-type="string">
            <text:p>Kingsbury County, South Dakota</text:p>
          </table:table-cell>
          <table:table-cell office:value-type="float" office:value="148725300" calcext:value-type="float">
            <text:p>148725300</text:p>
          </table:table-cell>
          <table:table-cell office:value-type="float" office:value="9433019" calcext:value-type="float">
            <text:p>9433019</text:p>
          </table:table-cell>
        </table:table-row>
        <table:table-row table:style-name="ro1">
          <table:table-cell office:value-type="string" calcext:value-type="string">
            <text:p>0500000US46079</text:p>
          </table:table-cell>
          <table:table-cell office:value-type="float" office:value="46079" calcext:value-type="float">
            <text:p>46079</text:p>
          </table:table-cell>
          <table:table-cell office:value-type="string" calcext:value-type="string">
            <text:p>Lake County, South Dakota</text:p>
          </table:table-cell>
          <table:table-cell office:value-type="float" office:value="339989200" calcext:value-type="float">
            <text:p>339989200</text:p>
          </table:table-cell>
          <table:table-cell office:value-type="float" office:value="31760002" calcext:value-type="float">
            <text:p>31760002</text:p>
          </table:table-cell>
        </table:table-row>
        <table:table-row table:style-name="ro1">
          <table:table-cell office:value-type="string" calcext:value-type="string">
            <text:p>0500000US46081</text:p>
          </table:table-cell>
          <table:table-cell office:value-type="float" office:value="46081" calcext:value-type="float">
            <text:p>46081</text:p>
          </table:table-cell>
          <table:table-cell office:value-type="string" calcext:value-type="string">
            <text:p>Lawrence County, South Dakota</text:p>
          </table:table-cell>
          <table:table-cell office:value-type="float" office:value="602734600" calcext:value-type="float">
            <text:p>602734600</text:p>
          </table:table-cell>
          <table:table-cell office:value-type="float" office:value="38652288" calcext:value-type="float">
            <text:p>38652288</text:p>
          </table:table-cell>
        </table:table-row>
        <table:table-row table:style-name="ro1">
          <table:table-cell office:value-type="string" calcext:value-type="string">
            <text:p>0500000US46083</text:p>
          </table:table-cell>
          <table:table-cell office:value-type="float" office:value="46083" calcext:value-type="float">
            <text:p>46083</text:p>
          </table:table-cell>
          <table:table-cell office:value-type="string" calcext:value-type="string">
            <text:p>Lincoln County, South Dakota</text:p>
          </table:table-cell>
          <table:table-cell office:value-type="float" office:value="1632825100" calcext:value-type="float">
            <text:p>1632825100</text:p>
          </table:table-cell>
          <table:table-cell office:value-type="float" office:value="78060944" calcext:value-type="float">
            <text:p>78060944</text:p>
          </table:table-cell>
        </table:table-row>
        <table:table-row table:style-name="ro1">
          <table:table-cell office:value-type="string" calcext:value-type="string">
            <text:p>0500000US46085</text:p>
          </table:table-cell>
          <table:table-cell office:value-type="float" office:value="46085" calcext:value-type="float">
            <text:p>46085</text:p>
          </table:table-cell>
          <table:table-cell office:value-type="string" calcext:value-type="string">
            <text:p>Lyman County, South Dakota</text:p>
          </table:table-cell>
          <table:table-cell office:value-type="float" office:value="64408900" calcext:value-type="float">
            <text:p>64408900</text:p>
          </table:table-cell>
          <table:table-cell office:value-type="float" office:value="4618737" calcext:value-type="float">
            <text:p>4618737</text:p>
          </table:table-cell>
        </table:table-row>
        <table:table-row table:style-name="ro1">
          <table:table-cell office:value-type="string" calcext:value-type="string">
            <text:p>0500000US46087</text:p>
          </table:table-cell>
          <table:table-cell office:value-type="float" office:value="46087" calcext:value-type="float">
            <text:p>46087</text:p>
          </table:table-cell>
          <table:table-cell office:value-type="string" calcext:value-type="string">
            <text:p>McCook County, South Dakota</text:p>
          </table:table-cell>
          <table:table-cell office:value-type="float" office:value="157815700" calcext:value-type="float">
            <text:p>157815700</text:p>
          </table:table-cell>
          <table:table-cell office:value-type="float" office:value="16335717" calcext:value-type="float">
            <text:p>16335717</text:p>
          </table:table-cell>
        </table:table-row>
        <table:table-row table:style-name="ro1">
          <table:table-cell office:value-type="string" calcext:value-type="string">
            <text:p>0500000US46089</text:p>
          </table:table-cell>
          <table:table-cell office:value-type="float" office:value="46089" calcext:value-type="float">
            <text:p>46089</text:p>
          </table:table-cell>
          <table:table-cell office:value-type="string" calcext:value-type="string">
            <text:p>McPherson County, South Dakota</text:p>
          </table:table-cell>
          <table:table-cell office:value-type="float" office:value="49815300" calcext:value-type="float">
            <text:p>49815300</text:p>
          </table:table-cell>
          <table:table-cell office:value-type="float" office:value="5666899" calcext:value-type="float">
            <text:p>5666899</text:p>
          </table:table-cell>
        </table:table-row>
        <table:table-row table:style-name="ro1">
          <table:table-cell office:value-type="string" calcext:value-type="string">
            <text:p>0500000US46091</text:p>
          </table:table-cell>
          <table:table-cell office:value-type="float" office:value="46091" calcext:value-type="float">
            <text:p>46091</text:p>
          </table:table-cell>
          <table:table-cell office:value-type="string" calcext:value-type="string">
            <text:p>Marshall County, South Dakota</text:p>
          </table:table-cell>
          <table:table-cell office:value-type="float" office:value="104710600" calcext:value-type="float">
            <text:p>104710600</text:p>
          </table:table-cell>
          <table:table-cell office:value-type="float" office:value="11428937" calcext:value-type="float">
            <text:p>11428937</text:p>
          </table:table-cell>
        </table:table-row>
        <table:table-row table:style-name="ro1">
          <table:table-cell office:value-type="string" calcext:value-type="string">
            <text:p>0500000US46093</text:p>
          </table:table-cell>
          <table:table-cell office:value-type="float" office:value="46093" calcext:value-type="float">
            <text:p>46093</text:p>
          </table:table-cell>
          <table:table-cell office:value-type="string" calcext:value-type="string">
            <text:p>Meade County, South Dakota</text:p>
          </table:table-cell>
          <table:table-cell office:value-type="float" office:value="666298700" calcext:value-type="float">
            <text:p>666298700</text:p>
          </table:table-cell>
          <table:table-cell office:value-type="float" office:value="66624826" calcext:value-type="float">
            <text:p>66624826</text:p>
          </table:table-cell>
        </table:table-row>
        <table:table-row table:style-name="ro1">
          <table:table-cell office:value-type="string" calcext:value-type="string">
            <text:p>0500000US46095</text:p>
          </table:table-cell>
          <table:table-cell office:value-type="float" office:value="46095" calcext:value-type="float">
            <text:p>46095</text:p>
          </table:table-cell>
          <table:table-cell office:value-type="string" calcext:value-type="string">
            <text:p>Mellette County, South Dakota</text:p>
          </table:table-cell>
          <table:table-cell office:value-type="float" office:value="17507400" calcext:value-type="float">
            <text:p>17507400</text:p>
          </table:table-cell>
          <table:table-cell office:value-type="float" office:value="2329108" calcext:value-type="float">
            <text:p>2329108</text:p>
          </table:table-cell>
        </table:table-row>
        <table:table-row table:style-name="ro1">
          <table:table-cell office:value-type="string" calcext:value-type="string">
            <text:p>0500000US46097</text:p>
          </table:table-cell>
          <table:table-cell office:value-type="float" office:value="46097" calcext:value-type="float">
            <text:p>46097</text:p>
          </table:table-cell>
          <table:table-cell office:value-type="string" calcext:value-type="string">
            <text:p>Miner County, South Dakota</text:p>
          </table:table-cell>
          <table:table-cell office:value-type="float" office:value="68629500" calcext:value-type="float">
            <text:p>68629500</text:p>
          </table:table-cell>
          <table:table-cell office:value-type="float" office:value="12914372" calcext:value-type="float">
            <text:p>12914372</text:p>
          </table:table-cell>
        </table:table-row>
        <table:table-row table:style-name="ro1">
          <table:table-cell office:value-type="string" calcext:value-type="string">
            <text:p>0500000US46099</text:p>
          </table:table-cell>
          <table:table-cell office:value-type="float" office:value="46099" calcext:value-type="float">
            <text:p>46099</text:p>
          </table:table-cell>
          <table:table-cell office:value-type="string" calcext:value-type="string">
            <text:p>Minnehaha County, South Dakota</text:p>
          </table:table-cell>
          <table:table-cell office:value-type="float" office:value="4423356500" calcext:value-type="float">
            <text:p>4423356500</text:p>
          </table:table-cell>
          <table:table-cell office:value-type="float" office:value="96964217" calcext:value-type="float">
            <text:p>96964217</text:p>
          </table:table-cell>
        </table:table-row>
        <table:table-row table:style-name="ro1">
          <table:table-cell office:value-type="string" calcext:value-type="string">
            <text:p>0500000US46101</text:p>
          </table:table-cell>
          <table:table-cell office:value-type="float" office:value="46101" calcext:value-type="float">
            <text:p>46101</text:p>
          </table:table-cell>
          <table:table-cell office:value-type="string" calcext:value-type="string">
            <text:p>Moody County, South Dakota</text:p>
          </table:table-cell>
          <table:table-cell office:value-type="float" office:value="156247100" calcext:value-type="float">
            <text:p>156247100</text:p>
          </table:table-cell>
          <table:table-cell office:value-type="float" office:value="14273598" calcext:value-type="float">
            <text:p>14273598</text:p>
          </table:table-cell>
        </table:table-row>
        <table:table-row table:style-name="ro1">
          <table:table-cell office:value-type="string" calcext:value-type="string">
            <text:p>0500000US46102</text:p>
          </table:table-cell>
          <table:table-cell office:value-type="float" office:value="46102" calcext:value-type="float">
            <text:p>46102</text:p>
          </table:table-cell>
          <table:table-cell office:value-type="string" calcext:value-type="string">
            <text:p>Oglala Lakota County, South Dakota</text:p>
          </table:table-cell>
          <table:table-cell office:value-type="float" office:value="13918300" calcext:value-type="float">
            <text:p>13918300</text:p>
          </table:table-cell>
          <table:table-cell office:value-type="float" office:value="7139730" calcext:value-type="float">
            <text:p>7139730</text:p>
          </table:table-cell>
        </table:table-row>
        <table:table-row table:style-name="ro1">
          <table:table-cell office:value-type="string" calcext:value-type="string">
            <text:p>0500000US46103</text:p>
          </table:table-cell>
          <table:table-cell office:value-type="float" office:value="46103" calcext:value-type="float">
            <text:p>46103</text:p>
          </table:table-cell>
          <table:table-cell office:value-type="string" calcext:value-type="string">
            <text:p>Pennington County, South Dakota</text:p>
          </table:table-cell>
          <table:table-cell office:value-type="float" office:value="2535415800" calcext:value-type="float">
            <text:p>2535415800</text:p>
          </table:table-cell>
          <table:table-cell office:value-type="float" office:value="86109899" calcext:value-type="float">
            <text:p>86109899</text:p>
          </table:table-cell>
        </table:table-row>
        <table:table-row table:style-name="ro1">
          <table:table-cell office:value-type="string" calcext:value-type="string">
            <text:p>0500000US46105</text:p>
          </table:table-cell>
          <table:table-cell office:value-type="float" office:value="46105" calcext:value-type="float">
            <text:p>46105</text:p>
          </table:table-cell>
          <table:table-cell office:value-type="string" calcext:value-type="string">
            <text:p>Perkins County, South Dakota</text:p>
          </table:table-cell>
          <table:table-cell office:value-type="float" office:value="77032400" calcext:value-type="float">
            <text:p>77032400</text:p>
          </table:table-cell>
          <table:table-cell office:value-type="float" office:value="7494970" calcext:value-type="float">
            <text:p>7494970</text:p>
          </table:table-cell>
        </table:table-row>
        <table:table-row table:style-name="ro1">
          <table:table-cell office:value-type="string" calcext:value-type="string">
            <text:p>0500000US46107</text:p>
          </table:table-cell>
          <table:table-cell office:value-type="float" office:value="46107" calcext:value-type="float">
            <text:p>46107</text:p>
          </table:table-cell>
          <table:table-cell office:value-type="string" calcext:value-type="string">
            <text:p>Potter County, South Dakota</text:p>
          </table:table-cell>
          <table:table-cell office:value-type="float" office:value="65227000" calcext:value-type="float">
            <text:p>65227000</text:p>
          </table:table-cell>
          <table:table-cell office:value-type="float" office:value="7429775" calcext:value-type="float">
            <text:p>7429775</text:p>
          </table:table-cell>
        </table:table-row>
        <table:table-row table:style-name="ro1">
          <table:table-cell office:value-type="string" calcext:value-type="string">
            <text:p>0500000US46109</text:p>
          </table:table-cell>
          <table:table-cell office:value-type="float" office:value="46109" calcext:value-type="float">
            <text:p>46109</text:p>
          </table:table-cell>
          <table:table-cell office:value-type="string" calcext:value-type="string">
            <text:p>Roberts County, South Dakota</text:p>
          </table:table-cell>
          <table:table-cell office:value-type="float" office:value="177551300" calcext:value-type="float">
            <text:p>177551300</text:p>
          </table:table-cell>
          <table:table-cell office:value-type="float" office:value="10540229" calcext:value-type="float">
            <text:p>10540229</text:p>
          </table:table-cell>
        </table:table-row>
        <table:table-row table:style-name="ro1">
          <table:table-cell office:value-type="string" calcext:value-type="string">
            <text:p>0500000US46111</text:p>
          </table:table-cell>
          <table:table-cell office:value-type="float" office:value="46111" calcext:value-type="float">
            <text:p>46111</text:p>
          </table:table-cell>
          <table:table-cell office:value-type="string" calcext:value-type="string">
            <text:p>Sanborn County, South Dakota</text:p>
          </table:table-cell>
          <table:table-cell office:value-type="float" office:value="68835600" calcext:value-type="float">
            <text:p>68835600</text:p>
          </table:table-cell>
          <table:table-cell office:value-type="float" office:value="6589630" calcext:value-type="float">
            <text:p>6589630</text:p>
          </table:table-cell>
        </table:table-row>
        <table:table-row table:style-name="ro1">
          <table:table-cell office:value-type="string" calcext:value-type="string">
            <text:p>0500000US46115</text:p>
          </table:table-cell>
          <table:table-cell office:value-type="float" office:value="46115" calcext:value-type="float">
            <text:p>46115</text:p>
          </table:table-cell>
          <table:table-cell office:value-type="string" calcext:value-type="string">
            <text:p>Spink County, South Dakota</text:p>
          </table:table-cell>
          <table:table-cell office:value-type="float" office:value="175912000" calcext:value-type="float">
            <text:p>175912000</text:p>
          </table:table-cell>
          <table:table-cell office:value-type="float" office:value="13953378" calcext:value-type="float">
            <text:p>13953378</text:p>
          </table:table-cell>
        </table:table-row>
        <table:table-row table:style-name="ro1">
          <table:table-cell office:value-type="string" calcext:value-type="string">
            <text:p>0500000US46117</text:p>
          </table:table-cell>
          <table:table-cell office:value-type="float" office:value="46117" calcext:value-type="float">
            <text:p>46117</text:p>
          </table:table-cell>
          <table:table-cell office:value-type="string" calcext:value-type="string">
            <text:p>Stanley County, South Dakota</text:p>
          </table:table-cell>
          <table:table-cell office:value-type="float" office:value="84224800" calcext:value-type="float">
            <text:p>84224800</text:p>
          </table:table-cell>
          <table:table-cell office:value-type="float" office:value="12390581" calcext:value-type="float">
            <text:p>12390581</text:p>
          </table:table-cell>
        </table:table-row>
        <table:table-row table:style-name="ro1">
          <table:table-cell office:value-type="string" calcext:value-type="string">
            <text:p>0500000US46119</text:p>
          </table:table-cell>
          <table:table-cell office:value-type="float" office:value="46119" calcext:value-type="float">
            <text:p>46119</text:p>
          </table:table-cell>
          <table:table-cell office:value-type="string" calcext:value-type="string">
            <text:p>Sully County, South Dakota</text:p>
          </table:table-cell>
          <table:table-cell office:value-type="float" office:value="53972400" calcext:value-type="float">
            <text:p>53972400</text:p>
          </table:table-cell>
          <table:table-cell office:value-type="float" office:value="8884510" calcext:value-type="float">
            <text:p>8884510</text:p>
          </table:table-cell>
        </table:table-row>
        <table:table-row table:style-name="ro1">
          <table:table-cell office:value-type="string" calcext:value-type="string">
            <text:p>0500000US46121</text:p>
          </table:table-cell>
          <table:table-cell office:value-type="float" office:value="46121" calcext:value-type="float">
            <text:p>46121</text:p>
          </table:table-cell>
          <table:table-cell office:value-type="string" calcext:value-type="string">
            <text:p>Todd County, South Dakota</text:p>
          </table:table-cell>
          <table:table-cell office:value-type="float" office:value="26293500" calcext:value-type="float">
            <text:p>26293500</text:p>
          </table:table-cell>
          <table:table-cell office:value-type="float" office:value="3638783" calcext:value-type="float">
            <text:p>3638783</text:p>
          </table:table-cell>
        </table:table-row>
        <table:table-row table:style-name="ro1">
          <table:table-cell office:value-type="string" calcext:value-type="string">
            <text:p>0500000US46123</text:p>
          </table:table-cell>
          <table:table-cell office:value-type="float" office:value="46123" calcext:value-type="float">
            <text:p>46123</text:p>
          </table:table-cell>
          <table:table-cell office:value-type="string" calcext:value-type="string">
            <text:p>Tripp County, South Dakota</text:p>
          </table:table-cell>
          <table:table-cell office:value-type="float" office:value="125749300" calcext:value-type="float">
            <text:p>125749300</text:p>
          </table:table-cell>
          <table:table-cell office:value-type="float" office:value="13393081" calcext:value-type="float">
            <text:p>13393081</text:p>
          </table:table-cell>
        </table:table-row>
        <table:table-row table:style-name="ro1">
          <table:table-cell office:value-type="string" calcext:value-type="string">
            <text:p>0500000US46125</text:p>
          </table:table-cell>
          <table:table-cell office:value-type="float" office:value="46125" calcext:value-type="float">
            <text:p>46125</text:p>
          </table:table-cell>
          <table:table-cell office:value-type="string" calcext:value-type="string">
            <text:p>Turner County, South Dakota</text:p>
          </table:table-cell>
          <table:table-cell office:value-type="float" office:value="219662300" calcext:value-type="float">
            <text:p>219662300</text:p>
          </table:table-cell>
          <table:table-cell office:value-type="float" office:value="10785136" calcext:value-type="float">
            <text:p>10785136</text:p>
          </table:table-cell>
        </table:table-row>
        <table:table-row table:style-name="ro1">
          <table:table-cell office:value-type="string" calcext:value-type="string">
            <text:p>0500000US46127</text:p>
          </table:table-cell>
          <table:table-cell office:value-type="float" office:value="46127" calcext:value-type="float">
            <text:p>46127</text:p>
          </table:table-cell>
          <table:table-cell office:value-type="string" calcext:value-type="string">
            <text:p>Union County, South Dakota</text:p>
          </table:table-cell>
          <table:table-cell office:value-type="float" office:value="510552900" calcext:value-type="float">
            <text:p>510552900</text:p>
          </table:table-cell>
          <table:table-cell office:value-type="float" office:value="40641696" calcext:value-type="float">
            <text:p>40641696</text:p>
          </table:table-cell>
        </table:table-row>
        <table:table-row table:style-name="ro1">
          <table:table-cell office:value-type="string" calcext:value-type="string">
            <text:p>0500000US46129</text:p>
          </table:table-cell>
          <table:table-cell office:value-type="float" office:value="46129" calcext:value-type="float">
            <text:p>46129</text:p>
          </table:table-cell>
          <table:table-cell office:value-type="string" calcext:value-type="string">
            <text:p>Walworth County, South Dakota</text:p>
          </table:table-cell>
          <table:table-cell office:value-type="float" office:value="117632200" calcext:value-type="float">
            <text:p>117632200</text:p>
          </table:table-cell>
          <table:table-cell office:value-type="float" office:value="11513715" calcext:value-type="float">
            <text:p>11513715</text:p>
          </table:table-cell>
        </table:table-row>
        <table:table-row table:style-name="ro1">
          <table:table-cell office:value-type="string" calcext:value-type="string">
            <text:p>0500000US46135</text:p>
          </table:table-cell>
          <table:table-cell office:value-type="float" office:value="46135" calcext:value-type="float">
            <text:p>46135</text:p>
          </table:table-cell>
          <table:table-cell office:value-type="string" calcext:value-type="string">
            <text:p>Yankton County, South Dakota</text:p>
          </table:table-cell>
          <table:table-cell office:value-type="float" office:value="561659900" calcext:value-type="float">
            <text:p>561659900</text:p>
          </table:table-cell>
          <table:table-cell office:value-type="float" office:value="37625146" calcext:value-type="float">
            <text:p>37625146</text:p>
          </table:table-cell>
        </table:table-row>
        <table:table-row table:style-name="ro1">
          <table:table-cell office:value-type="string" calcext:value-type="string">
            <text:p>0500000US46137</text:p>
          </table:table-cell>
          <table:table-cell office:value-type="float" office:value="46137" calcext:value-type="float">
            <text:p>46137</text:p>
          </table:table-cell>
          <table:table-cell office:value-type="string" calcext:value-type="string">
            <text:p>Ziebach County, South Dakota</text:p>
          </table:table-cell>
          <table:table-cell office:value-type="float" office:value="16714400" calcext:value-type="float">
            <text:p>16714400</text:p>
          </table:table-cell>
          <table:table-cell office:value-type="float" office:value="2002825" calcext:value-type="float">
            <text:p>2002825</text:p>
          </table:table-cell>
        </table:table-row>
        <table:table-row table:style-name="ro1">
          <table:table-cell office:value-type="string" calcext:value-type="string">
            <text:p>0500000US47001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Anderson County, Tennessee</text:p>
          </table:table-cell>
          <table:table-cell office:value-type="float" office:value="1739059200" calcext:value-type="float">
            <text:p>1739059200</text:p>
          </table:table-cell>
          <table:table-cell office:value-type="float" office:value="91656324" calcext:value-type="float">
            <text:p>91656324</text:p>
          </table:table-cell>
        </table:table-row>
        <table:table-row table:style-name="ro1">
          <table:table-cell office:value-type="string" calcext:value-type="string">
            <text:p>0500000US47003</text:p>
          </table:table-cell>
          <table:table-cell office:value-type="float" office:value="47003" calcext:value-type="float">
            <text:p>47003</text:p>
          </table:table-cell>
          <table:table-cell office:value-type="string" calcext:value-type="string">
            <text:p>Bedford County, Tennessee</text:p>
          </table:table-cell>
          <table:table-cell office:value-type="float" office:value="778334100" calcext:value-type="float">
            <text:p>778334100</text:p>
          </table:table-cell>
          <table:table-cell office:value-type="float" office:value="52679238" calcext:value-type="float">
            <text:p>52679238</text:p>
          </table:table-cell>
        </table:table-row>
        <table:table-row table:style-name="ro1">
          <table:table-cell office:value-type="string" calcext:value-type="string">
            <text:p>0500000US47005</text:p>
          </table:table-cell>
          <table:table-cell office:value-type="float" office:value="47005" calcext:value-type="float">
            <text:p>47005</text:p>
          </table:table-cell>
          <table:table-cell office:value-type="string" calcext:value-type="string">
            <text:p>Benton County, Tennessee</text:p>
          </table:table-cell>
          <table:table-cell office:value-type="float" office:value="284812700" calcext:value-type="float">
            <text:p>284812700</text:p>
          </table:table-cell>
          <table:table-cell office:value-type="float" office:value="18069359" calcext:value-type="float">
            <text:p>18069359</text:p>
          </table:table-cell>
        </table:table-row>
        <table:table-row table:style-name="ro1">
          <table:table-cell office:value-type="string" calcext:value-type="string">
            <text:p>0500000US47007</text:p>
          </table:table-cell>
          <table:table-cell office:value-type="float" office:value="47007" calcext:value-type="float">
            <text:p>47007</text:p>
          </table:table-cell>
          <table:table-cell office:value-type="string" calcext:value-type="string">
            <text:p>Bledsoe County, Tennessee</text:p>
          </table:table-cell>
          <table:table-cell office:value-type="float" office:value="218034300" calcext:value-type="float">
            <text:p>218034300</text:p>
          </table:table-cell>
          <table:table-cell office:value-type="float" office:value="19500709" calcext:value-type="float">
            <text:p>19500709</text:p>
          </table:table-cell>
        </table:table-row>
        <table:table-row table:style-name="ro1">
          <table:table-cell office:value-type="string" calcext:value-type="string">
            <text:p>0500000US47009</text:p>
          </table:table-cell>
          <table:table-cell office:value-type="float" office:value="47009" calcext:value-type="float">
            <text:p>47009</text:p>
          </table:table-cell>
          <table:table-cell office:value-type="string" calcext:value-type="string">
            <text:p>Blount County, Tennessee</text:p>
          </table:table-cell>
          <table:table-cell office:value-type="float" office:value="3000326500" calcext:value-type="float">
            <text:p>3000326500</text:p>
          </table:table-cell>
          <table:table-cell office:value-type="float" office:value="101666126" calcext:value-type="float">
            <text:p>101666126</text:p>
          </table:table-cell>
        </table:table-row>
        <table:table-row table:style-name="ro1">
          <table:table-cell office:value-type="string" calcext:value-type="string">
            <text:p>0500000US47011</text:p>
          </table:table-cell>
          <table:table-cell office:value-type="float" office:value="47011" calcext:value-type="float">
            <text:p>47011</text:p>
          </table:table-cell>
          <table:table-cell office:value-type="string" calcext:value-type="string">
            <text:p>Bradley County, Tennessee</text:p>
          </table:table-cell>
          <table:table-cell office:value-type="float" office:value="2147470600" calcext:value-type="float">
            <text:p>2147470600</text:p>
          </table:table-cell>
          <table:table-cell office:value-type="float" office:value="120595123" calcext:value-type="float">
            <text:p>120595123</text:p>
          </table:table-cell>
        </table:table-row>
        <table:table-row table:style-name="ro1">
          <table:table-cell office:value-type="string" calcext:value-type="string">
            <text:p>0500000US47013</text:p>
          </table:table-cell>
          <table:table-cell office:value-type="float" office:value="47013" calcext:value-type="float">
            <text:p>47013</text:p>
          </table:table-cell>
          <table:table-cell office:value-type="string" calcext:value-type="string">
            <text:p>Campbell County, Tennessee</text:p>
          </table:table-cell>
          <table:table-cell office:value-type="float" office:value="667898100" calcext:value-type="float">
            <text:p>667898100</text:p>
          </table:table-cell>
          <table:table-cell office:value-type="float" office:value="31891942" calcext:value-type="float">
            <text:p>31891942</text:p>
          </table:table-cell>
        </table:table-row>
        <table:table-row table:style-name="ro1">
          <table:table-cell office:value-type="string" calcext:value-type="string">
            <text:p>0500000US47015</text:p>
          </table:table-cell>
          <table:table-cell office:value-type="float" office:value="47015" calcext:value-type="float">
            <text:p>47015</text:p>
          </table:table-cell>
          <table:table-cell office:value-type="string" calcext:value-type="string">
            <text:p>Cannon County, Tennessee</text:p>
          </table:table-cell>
          <table:table-cell office:value-type="float" office:value="291035200" calcext:value-type="float">
            <text:p>291035200</text:p>
          </table:table-cell>
          <table:table-cell office:value-type="float" office:value="39305554" calcext:value-type="float">
            <text:p>39305554</text:p>
          </table:table-cell>
        </table:table-row>
        <table:table-row table:style-name="ro1">
          <table:table-cell office:value-type="string" calcext:value-type="string">
            <text:p>0500000US47017</text:p>
          </table:table-cell>
          <table:table-cell office:value-type="float" office:value="47017" calcext:value-type="float">
            <text:p>47017</text:p>
          </table:table-cell>
          <table:table-cell office:value-type="string" calcext:value-type="string">
            <text:p>Carroll County, Tennessee</text:p>
          </table:table-cell>
          <table:table-cell office:value-type="float" office:value="481469000" calcext:value-type="float">
            <text:p>481469000</text:p>
          </table:table-cell>
          <table:table-cell office:value-type="float" office:value="31316682" calcext:value-type="float">
            <text:p>31316682</text:p>
          </table:table-cell>
        </table:table-row>
        <table:table-row table:style-name="ro1">
          <table:table-cell office:value-type="string" calcext:value-type="string">
            <text:p>0500000US47019</text:p>
          </table:table-cell>
          <table:table-cell office:value-type="float" office:value="47019" calcext:value-type="float">
            <text:p>47019</text:p>
          </table:table-cell>
          <table:table-cell office:value-type="string" calcext:value-type="string">
            <text:p>Carter County, Tennessee</text:p>
          </table:table-cell>
          <table:table-cell office:value-type="float" office:value="1031326800" calcext:value-type="float">
            <text:p>1031326800</text:p>
          </table:table-cell>
          <table:table-cell office:value-type="float" office:value="50308792" calcext:value-type="float">
            <text:p>50308792</text:p>
          </table:table-cell>
        </table:table-row>
        <table:table-row table:style-name="ro1">
          <table:table-cell office:value-type="string" calcext:value-type="string">
            <text:p>0500000US47021</text:p>
          </table:table-cell>
          <table:table-cell office:value-type="float" office:value="47021" calcext:value-type="float">
            <text:p>47021</text:p>
          </table:table-cell>
          <table:table-cell office:value-type="string" calcext:value-type="string">
            <text:p>Cheatham County, Tennessee</text:p>
          </table:table-cell>
          <table:table-cell office:value-type="float" office:value="883106200" calcext:value-type="float">
            <text:p>883106200</text:p>
          </table:table-cell>
          <table:table-cell office:value-type="float" office:value="35989336" calcext:value-type="float">
            <text:p>35989336</text:p>
          </table:table-cell>
        </table:table-row>
        <table:table-row table:style-name="ro1">
          <table:table-cell office:value-type="string" calcext:value-type="string">
            <text:p>0500000US47023</text:p>
          </table:table-cell>
          <table:table-cell office:value-type="float" office:value="47023" calcext:value-type="float">
            <text:p>47023</text:p>
          </table:table-cell>
          <table:table-cell office:value-type="string" calcext:value-type="string">
            <text:p>Chester County, Tennessee</text:p>
          </table:table-cell>
          <table:table-cell office:value-type="float" office:value="293722900" calcext:value-type="float">
            <text:p>293722900</text:p>
          </table:table-cell>
          <table:table-cell office:value-type="float" office:value="29374189" calcext:value-type="float">
            <text:p>29374189</text:p>
          </table:table-cell>
        </table:table-row>
        <table:table-row table:style-name="ro1">
          <table:table-cell office:value-type="string" calcext:value-type="string">
            <text:p>0500000US47025</text:p>
          </table:table-cell>
          <table:table-cell office:value-type="float" office:value="47025" calcext:value-type="float">
            <text:p>47025</text:p>
          </table:table-cell>
          <table:table-cell office:value-type="string" calcext:value-type="string">
            <text:p>Claiborne County, Tennessee</text:p>
          </table:table-cell>
          <table:table-cell office:value-type="float" office:value="561328600" calcext:value-type="float">
            <text:p>561328600</text:p>
          </table:table-cell>
          <table:table-cell office:value-type="float" office:value="28795848" calcext:value-type="float">
            <text:p>28795848</text:p>
          </table:table-cell>
        </table:table-row>
        <table:table-row table:style-name="ro1">
          <table:table-cell office:value-type="string" calcext:value-type="string">
            <text:p>0500000US47027</text:p>
          </table:table-cell>
          <table:table-cell office:value-type="float" office:value="47027" calcext:value-type="float">
            <text:p>47027</text:p>
          </table:table-cell>
          <table:table-cell office:value-type="string" calcext:value-type="string">
            <text:p>Clay County, Tennessee</text:p>
          </table:table-cell>
          <table:table-cell office:value-type="float" office:value="124656400" calcext:value-type="float">
            <text:p>124656400</text:p>
          </table:table-cell>
          <table:table-cell office:value-type="float" office:value="13352007" calcext:value-type="float">
            <text:p>13352007</text:p>
          </table:table-cell>
        </table:table-row>
        <table:table-row table:style-name="ro1">
          <table:table-cell office:value-type="string" calcext:value-type="string">
            <text:p>0500000US47029</text:p>
          </table:table-cell>
          <table:table-cell office:value-type="float" office:value="47029" calcext:value-type="float">
            <text:p>47029</text:p>
          </table:table-cell>
          <table:table-cell office:value-type="string" calcext:value-type="string">
            <text:p>Cocke County, Tennessee</text:p>
          </table:table-cell>
          <table:table-cell office:value-type="float" office:value="608310400" calcext:value-type="float">
            <text:p>608310400</text:p>
          </table:table-cell>
          <table:table-cell office:value-type="float" office:value="49805915" calcext:value-type="float">
            <text:p>49805915</text:p>
          </table:table-cell>
        </table:table-row>
        <table:table-row table:style-name="ro1">
          <table:table-cell office:value-type="string" calcext:value-type="string">
            <text:p>0500000US47031</text:p>
          </table:table-cell>
          <table:table-cell office:value-type="float" office:value="47031" calcext:value-type="float">
            <text:p>47031</text:p>
          </table:table-cell>
          <table:table-cell office:value-type="string" calcext:value-type="string">
            <text:p>Coffee County, Tennessee</text:p>
          </table:table-cell>
          <table:table-cell office:value-type="float" office:value="1076607000" calcext:value-type="float">
            <text:p>1076607000</text:p>
          </table:table-cell>
          <table:table-cell office:value-type="float" office:value="49997532" calcext:value-type="float">
            <text:p>49997532</text:p>
          </table:table-cell>
        </table:table-row>
        <table:table-row table:style-name="ro1">
          <table:table-cell office:value-type="string" calcext:value-type="string">
            <text:p>0500000US47033</text:p>
          </table:table-cell>
          <table:table-cell office:value-type="float" office:value="47033" calcext:value-type="float">
            <text:p>47033</text:p>
          </table:table-cell>
          <table:table-cell office:value-type="string" calcext:value-type="string">
            <text:p>Crockett County, Tennessee</text:p>
          </table:table-cell>
          <table:table-cell office:value-type="float" office:value="221950100" calcext:value-type="float">
            <text:p>221950100</text:p>
          </table:table-cell>
          <table:table-cell office:value-type="float" office:value="16567150" calcext:value-type="float">
            <text:p>16567150</text:p>
          </table:table-cell>
        </table:table-row>
        <table:table-row table:style-name="ro1">
          <table:table-cell office:value-type="string" calcext:value-type="string">
            <text:p>0500000US47035</text:p>
          </table:table-cell>
          <table:table-cell office:value-type="float" office:value="47035" calcext:value-type="float">
            <text:p>47035</text:p>
          </table:table-cell>
          <table:table-cell office:value-type="string" calcext:value-type="string">
            <text:p>Cumberland County, Tennessee</text:p>
          </table:table-cell>
          <table:table-cell office:value-type="float" office:value="1166132400" calcext:value-type="float">
            <text:p>1166132400</text:p>
          </table:table-cell>
          <table:table-cell office:value-type="float" office:value="45589937" calcext:value-type="float">
            <text:p>45589937</text:p>
          </table:table-cell>
        </table:table-row>
        <table:table-row table:style-name="ro1">
          <table:table-cell office:value-type="string" calcext:value-type="string">
            <text:p>0500000US47037</text:p>
          </table:table-cell>
          <table:table-cell office:value-type="float" office:value="47037" calcext:value-type="float">
            <text:p>47037</text:p>
          </table:table-cell>
          <table:table-cell office:value-type="string" calcext:value-type="string">
            <text:p>Davidson County, Tennessee</text:p>
          </table:table-cell>
          <table:table-cell office:value-type="float" office:value="13571800000" calcext:value-type="float">
            <text:p>13571800000</text:p>
          </table:table-cell>
          <table:table-cell office:value-type="float" office:value="242268926" calcext:value-type="float">
            <text:p>242268926</text:p>
          </table:table-cell>
        </table:table-row>
        <table:table-row table:style-name="ro1">
          <table:table-cell office:value-type="string" calcext:value-type="string">
            <text:p>0500000US47039</text:p>
          </table:table-cell>
          <table:table-cell office:value-type="float" office:value="47039" calcext:value-type="float">
            <text:p>47039</text:p>
          </table:table-cell>
          <table:table-cell office:value-type="string" calcext:value-type="string">
            <text:p>Decatur County, Tennessee</text:p>
          </table:table-cell>
          <table:table-cell office:value-type="float" office:value="267059700" calcext:value-type="float">
            <text:p>267059700</text:p>
          </table:table-cell>
          <table:table-cell office:value-type="float" office:value="31059383" calcext:value-type="float">
            <text:p>31059383</text:p>
          </table:table-cell>
        </table:table-row>
        <table:table-row table:style-name="ro1">
          <table:table-cell office:value-type="string" calcext:value-type="string">
            <text:p>0500000US47041</text:p>
          </table:table-cell>
          <table:table-cell office:value-type="float" office:value="47041" calcext:value-type="float">
            <text:p>47041</text:p>
          </table:table-cell>
          <table:table-cell office:value-type="string" calcext:value-type="string">
            <text:p>DeKalb County, Tennessee</text:p>
          </table:table-cell>
          <table:table-cell office:value-type="float" office:value="416100300" calcext:value-type="float">
            <text:p>416100300</text:p>
          </table:table-cell>
          <table:table-cell office:value-type="float" office:value="52935889" calcext:value-type="float">
            <text:p>52935889</text:p>
          </table:table-cell>
        </table:table-row>
        <table:table-row table:style-name="ro1">
          <table:table-cell office:value-type="string" calcext:value-type="string">
            <text:p>0500000US47043</text:p>
          </table:table-cell>
          <table:table-cell office:value-type="float" office:value="47043" calcext:value-type="float">
            <text:p>47043</text:p>
          </table:table-cell>
          <table:table-cell office:value-type="string" calcext:value-type="string">
            <text:p>Dickson County, Tennessee</text:p>
          </table:table-cell>
          <table:table-cell office:value-type="float" office:value="1021832500" calcext:value-type="float">
            <text:p>1021832500</text:p>
          </table:table-cell>
          <table:table-cell office:value-type="float" office:value="61773960" calcext:value-type="float">
            <text:p>61773960</text:p>
          </table:table-cell>
        </table:table-row>
        <table:table-row table:style-name="ro1">
          <table:table-cell office:value-type="string" calcext:value-type="string">
            <text:p>0500000US47045</text:p>
          </table:table-cell>
          <table:table-cell office:value-type="float" office:value="47045" calcext:value-type="float">
            <text:p>47045</text:p>
          </table:table-cell>
          <table:table-cell office:value-type="string" calcext:value-type="string">
            <text:p>Dyer County, Tennessee</text:p>
          </table:table-cell>
          <table:table-cell office:value-type="float" office:value="752039400" calcext:value-type="float">
            <text:p>752039400</text:p>
          </table:table-cell>
          <table:table-cell office:value-type="float" office:value="54943505" calcext:value-type="float">
            <text:p>54943505</text:p>
          </table:table-cell>
        </table:table-row>
        <table:table-row table:style-name="ro1">
          <table:table-cell office:value-type="string" calcext:value-type="string">
            <text:p>0500000US47047</text:p>
          </table:table-cell>
          <table:table-cell office:value-type="float" office:value="47047" calcext:value-type="float">
            <text:p>47047</text:p>
          </table:table-cell>
          <table:table-cell office:value-type="string" calcext:value-type="string">
            <text:p>Fayette County, Tennessee</text:p>
          </table:table-cell>
          <table:table-cell office:value-type="float" office:value="903399000" calcext:value-type="float">
            <text:p>903399000</text:p>
          </table:table-cell>
          <table:table-cell office:value-type="float" office:value="55140698" calcext:value-type="float">
            <text:p>55140698</text:p>
          </table:table-cell>
        </table:table-row>
        <table:table-row table:style-name="ro1">
          <table:table-cell office:value-type="string" calcext:value-type="string">
            <text:p>0500000US47049</text:p>
          </table:table-cell>
          <table:table-cell office:value-type="float" office:value="47049" calcext:value-type="float">
            <text:p>47049</text:p>
          </table:table-cell>
          <table:table-cell office:value-type="string" calcext:value-type="string">
            <text:p>Fentress County, Tennessee</text:p>
          </table:table-cell>
          <table:table-cell office:value-type="float" office:value="286370000" calcext:value-type="float">
            <text:p>286370000</text:p>
          </table:table-cell>
          <table:table-cell office:value-type="float" office:value="26275290" calcext:value-type="float">
            <text:p>26275290</text:p>
          </table:table-cell>
        </table:table-row>
        <table:table-row table:style-name="ro1">
          <table:table-cell office:value-type="string" calcext:value-type="string">
            <text:p>0500000US47051</text:p>
          </table:table-cell>
          <table:table-cell office:value-type="float" office:value="47051" calcext:value-type="float">
            <text:p>47051</text:p>
          </table:table-cell>
          <table:table-cell office:value-type="string" calcext:value-type="string">
            <text:p>Franklin County, Tennessee</text:p>
          </table:table-cell>
          <table:table-cell office:value-type="float" office:value="870030700" calcext:value-type="float">
            <text:p>870030700</text:p>
          </table:table-cell>
          <table:table-cell office:value-type="float" office:value="48220730" calcext:value-type="float">
            <text:p>48220730</text:p>
          </table:table-cell>
        </table:table-row>
        <table:table-row table:style-name="ro1">
          <table:table-cell office:value-type="string" calcext:value-type="string">
            <text:p>0500000US47053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Gibson County, Tennessee</text:p>
          </table:table-cell>
          <table:table-cell office:value-type="float" office:value="867035100" calcext:value-type="float">
            <text:p>867035100</text:p>
          </table:table-cell>
          <table:table-cell office:value-type="float" office:value="44711630" calcext:value-type="float">
            <text:p>44711630</text:p>
          </table:table-cell>
        </table:table-row>
        <table:table-row table:style-name="ro1">
          <table:table-cell office:value-type="string" calcext:value-type="string">
            <text:p>0500000US47055</text:p>
          </table:table-cell>
          <table:table-cell office:value-type="float" office:value="47055" calcext:value-type="float">
            <text:p>47055</text:p>
          </table:table-cell>
          <table:table-cell office:value-type="string" calcext:value-type="string">
            <text:p>Giles County, Tennessee</text:p>
          </table:table-cell>
          <table:table-cell office:value-type="float" office:value="528016900" calcext:value-type="float">
            <text:p>528016900</text:p>
          </table:table-cell>
          <table:table-cell office:value-type="float" office:value="30075659" calcext:value-type="float">
            <text:p>30075659</text:p>
          </table:table-cell>
        </table:table-row>
        <table:table-row table:style-name="ro1">
          <table:table-cell office:value-type="string" calcext:value-type="string">
            <text:p>0500000US47057</text:p>
          </table:table-cell>
          <table:table-cell office:value-type="float" office:value="47057" calcext:value-type="float">
            <text:p>47057</text:p>
          </table:table-cell>
          <table:table-cell office:value-type="string" calcext:value-type="string">
            <text:p>Grainger County, Tennessee</text:p>
          </table:table-cell>
          <table:table-cell office:value-type="float" office:value="409398500" calcext:value-type="float">
            <text:p>409398500</text:p>
          </table:table-cell>
          <table:table-cell office:value-type="float" office:value="25396838" calcext:value-type="float">
            <text:p>25396838</text:p>
          </table:table-cell>
        </table:table-row>
        <table:table-row table:style-name="ro1">
          <table:table-cell office:value-type="string" calcext:value-type="string">
            <text:p>0500000US47059</text:p>
          </table:table-cell>
          <table:table-cell office:value-type="float" office:value="47059" calcext:value-type="float">
            <text:p>47059</text:p>
          </table:table-cell>
          <table:table-cell office:value-type="string" calcext:value-type="string">
            <text:p>Greene County, Tennessee</text:p>
          </table:table-cell>
          <table:table-cell office:value-type="float" office:value="1311839300" calcext:value-type="float">
            <text:p>1311839300</text:p>
          </table:table-cell>
          <table:table-cell office:value-type="float" office:value="62320773" calcext:value-type="float">
            <text:p>62320773</text:p>
          </table:table-cell>
        </table:table-row>
        <table:table-row table:style-name="ro1">
          <table:table-cell office:value-type="string" calcext:value-type="string">
            <text:p>0500000US47061</text:p>
          </table:table-cell>
          <table:table-cell office:value-type="float" office:value="47061" calcext:value-type="float">
            <text:p>47061</text:p>
          </table:table-cell>
          <table:table-cell office:value-type="string" calcext:value-type="string">
            <text:p>Grundy County, Tennessee</text:p>
          </table:table-cell>
          <table:table-cell office:value-type="float" office:value="178113200" calcext:value-type="float">
            <text:p>178113200</text:p>
          </table:table-cell>
          <table:table-cell office:value-type="float" office:value="17621177" calcext:value-type="float">
            <text:p>17621177</text:p>
          </table:table-cell>
        </table:table-row>
        <table:table-row table:style-name="ro1">
          <table:table-cell office:value-type="string" calcext:value-type="string">
            <text:p>0500000US47063</text:p>
          </table:table-cell>
          <table:table-cell office:value-type="float" office:value="47063" calcext:value-type="float">
            <text:p>47063</text:p>
          </table:table-cell>
          <table:table-cell office:value-type="string" calcext:value-type="string">
            <text:p>Hamblen County, Tennessee</text:p>
          </table:table-cell>
          <table:table-cell office:value-type="float" office:value="1104757300" calcext:value-type="float">
            <text:p>1104757300</text:p>
          </table:table-cell>
          <table:table-cell office:value-type="float" office:value="52994184" calcext:value-type="float">
            <text:p>52994184</text:p>
          </table:table-cell>
        </table:table-row>
        <table:table-row table:style-name="ro1">
          <table:table-cell office:value-type="string" calcext:value-type="string">
            <text:p>0500000US47065</text:p>
          </table:table-cell>
          <table:table-cell office:value-type="float" office:value="47065" calcext:value-type="float">
            <text:p>47065</text:p>
          </table:table-cell>
          <table:table-cell office:value-type="string" calcext:value-type="string">
            <text:p>Hamilton County, Tennessee</text:p>
          </table:table-cell>
          <table:table-cell office:value-type="float" office:value="7643552900" calcext:value-type="float">
            <text:p>7643552900</text:p>
          </table:table-cell>
          <table:table-cell office:value-type="float" office:value="144559155" calcext:value-type="float">
            <text:p>144559155</text:p>
          </table:table-cell>
        </table:table-row>
        <table:table-row table:style-name="ro1">
          <table:table-cell office:value-type="string" calcext:value-type="string">
            <text:p>0500000US47067</text:p>
          </table:table-cell>
          <table:table-cell office:value-type="float" office:value="47067" calcext:value-type="float">
            <text:p>47067</text:p>
          </table:table-cell>
          <table:table-cell office:value-type="string" calcext:value-type="string">
            <text:p>Hancock County, Tennessee</text:p>
          </table:table-cell>
          <table:table-cell office:value-type="float" office:value="96479200" calcext:value-type="float">
            <text:p>96479200</text:p>
          </table:table-cell>
          <table:table-cell office:value-type="float" office:value="9333166" calcext:value-type="float">
            <text:p>9333166</text:p>
          </table:table-cell>
        </table:table-row>
        <table:table-row table:style-name="ro1">
          <table:table-cell office:value-type="string" calcext:value-type="string">
            <text:p>0500000US47069</text:p>
          </table:table-cell>
          <table:table-cell office:value-type="float" office:value="47069" calcext:value-type="float">
            <text:p>47069</text:p>
          </table:table-cell>
          <table:table-cell office:value-type="string" calcext:value-type="string">
            <text:p>Hardeman County, Tennessee</text:p>
          </table:table-cell>
          <table:table-cell office:value-type="float" office:value="260649700" calcext:value-type="float">
            <text:p>260649700</text:p>
          </table:table-cell>
          <table:table-cell office:value-type="float" office:value="20136547" calcext:value-type="float">
            <text:p>20136547</text:p>
          </table:table-cell>
        </table:table-row>
        <table:table-row table:style-name="ro1">
          <table:table-cell office:value-type="string" calcext:value-type="string">
            <text:p>0500000US47071</text:p>
          </table:table-cell>
          <table:table-cell office:value-type="float" office:value="47071" calcext:value-type="float">
            <text:p>47071</text:p>
          </table:table-cell>
          <table:table-cell office:value-type="string" calcext:value-type="string">
            <text:p>Hardin County, Tennessee</text:p>
          </table:table-cell>
          <table:table-cell office:value-type="float" office:value="486561600" calcext:value-type="float">
            <text:p>486561600</text:p>
          </table:table-cell>
          <table:table-cell office:value-type="float" office:value="46456991" calcext:value-type="float">
            <text:p>46456991</text:p>
          </table:table-cell>
        </table:table-row>
        <table:table-row table:style-name="ro1">
          <table:table-cell office:value-type="string" calcext:value-type="string">
            <text:p>0500000US47073</text:p>
          </table:table-cell>
          <table:table-cell office:value-type="float" office:value="47073" calcext:value-type="float">
            <text:p>47073</text:p>
          </table:table-cell>
          <table:table-cell office:value-type="string" calcext:value-type="string">
            <text:p>Hawkins County, Tennessee</text:p>
          </table:table-cell>
          <table:table-cell office:value-type="float" office:value="1073139300" calcext:value-type="float">
            <text:p>1073139300</text:p>
          </table:table-cell>
          <table:table-cell office:value-type="float" office:value="44949438" calcext:value-type="float">
            <text:p>44949438</text:p>
          </table:table-cell>
        </table:table-row>
        <table:table-row table:style-name="ro1">
          <table:table-cell office:value-type="string" calcext:value-type="string">
            <text:p>0500000US47075</text:p>
          </table:table-cell>
          <table:table-cell office:value-type="float" office:value="47075" calcext:value-type="float">
            <text:p>47075</text:p>
          </table:table-cell>
          <table:table-cell office:value-type="string" calcext:value-type="string">
            <text:p>Haywood County, Tennessee</text:p>
          </table:table-cell>
          <table:table-cell office:value-type="float" office:value="192490700" calcext:value-type="float">
            <text:p>192490700</text:p>
          </table:table-cell>
          <table:table-cell office:value-type="float" office:value="13290036" calcext:value-type="float">
            <text:p>13290036</text:p>
          </table:table-cell>
        </table:table-row>
        <table:table-row table:style-name="ro1">
          <table:table-cell office:value-type="string" calcext:value-type="string">
            <text:p>0500000US47077</text:p>
          </table:table-cell>
          <table:table-cell office:value-type="float" office:value="47077" calcext:value-type="float">
            <text:p>47077</text:p>
          </table:table-cell>
          <table:table-cell office:value-type="string" calcext:value-type="string">
            <text:p>Henderson County, Tennessee</text:p>
          </table:table-cell>
          <table:table-cell office:value-type="float" office:value="488810000" calcext:value-type="float">
            <text:p>488810000</text:p>
          </table:table-cell>
          <table:table-cell office:value-type="float" office:value="30441600" calcext:value-type="float">
            <text:p>30441600</text:p>
          </table:table-cell>
        </table:table-row>
        <table:table-row table:style-name="ro1">
          <table:table-cell office:value-type="string" calcext:value-type="string">
            <text:p>0500000US47079</text:p>
          </table:table-cell>
          <table:table-cell office:value-type="float" office:value="47079" calcext:value-type="float">
            <text:p>47079</text:p>
          </table:table-cell>
          <table:table-cell office:value-type="string" calcext:value-type="string">
            <text:p>Henry County, Tennessee</text:p>
          </table:table-cell>
          <table:table-cell office:value-type="float" office:value="664661000" calcext:value-type="float">
            <text:p>664661000</text:p>
          </table:table-cell>
          <table:table-cell office:value-type="float" office:value="41063226" calcext:value-type="float">
            <text:p>41063226</text:p>
          </table:table-cell>
        </table:table-row>
        <table:table-row table:style-name="ro1">
          <table:table-cell office:value-type="string" calcext:value-type="string">
            <text:p>0500000US47081</text:p>
          </table:table-cell>
          <table:table-cell office:value-type="float" office:value="47081" calcext:value-type="float">
            <text:p>47081</text:p>
          </table:table-cell>
          <table:table-cell office:value-type="string" calcext:value-type="string">
            <text:p>Hickman County, Tennessee</text:p>
          </table:table-cell>
          <table:table-cell office:value-type="float" office:value="412601500" calcext:value-type="float">
            <text:p>412601500</text:p>
          </table:table-cell>
          <table:table-cell office:value-type="float" office:value="26188860" calcext:value-type="float">
            <text:p>26188860</text:p>
          </table:table-cell>
        </table:table-row>
        <table:table-row table:style-name="ro1">
          <table:table-cell office:value-type="string" calcext:value-type="string">
            <text:p>0500000US47083</text:p>
          </table:table-cell>
          <table:table-cell office:value-type="float" office:value="47083" calcext:value-type="float">
            <text:p>47083</text:p>
          </table:table-cell>
          <table:table-cell office:value-type="string" calcext:value-type="string">
            <text:p>Houston County, Tennessee</text:p>
          </table:table-cell>
          <table:table-cell office:value-type="float" office:value="143934200" calcext:value-type="float">
            <text:p>143934200</text:p>
          </table:table-cell>
          <table:table-cell office:value-type="float" office:value="10567941" calcext:value-type="float">
            <text:p>10567941</text:p>
          </table:table-cell>
        </table:table-row>
        <table:table-row table:style-name="ro1">
          <table:table-cell office:value-type="string" calcext:value-type="string">
            <text:p>0500000US47085</text:p>
          </table:table-cell>
          <table:table-cell office:value-type="float" office:value="47085" calcext:value-type="float">
            <text:p>47085</text:p>
          </table:table-cell>
          <table:table-cell office:value-type="string" calcext:value-type="string">
            <text:p>Humphreys County, Tennessee</text:p>
          </table:table-cell>
          <table:table-cell office:value-type="float" office:value="375613100" calcext:value-type="float">
            <text:p>375613100</text:p>
          </table:table-cell>
          <table:table-cell office:value-type="float" office:value="27859126" calcext:value-type="float">
            <text:p>27859126</text:p>
          </table:table-cell>
        </table:table-row>
        <table:table-row table:style-name="ro1">
          <table:table-cell office:value-type="string" calcext:value-type="string">
            <text:p>0500000US47087</text:p>
          </table:table-cell>
          <table:table-cell office:value-type="float" office:value="47087" calcext:value-type="float">
            <text:p>47087</text:p>
          </table:table-cell>
          <table:table-cell office:value-type="string" calcext:value-type="string">
            <text:p>Jackson County, Tennessee</text:p>
          </table:table-cell>
          <table:table-cell office:value-type="float" office:value="189435100" calcext:value-type="float">
            <text:p>189435100</text:p>
          </table:table-cell>
          <table:table-cell office:value-type="float" office:value="23553845" calcext:value-type="float">
            <text:p>23553845</text:p>
          </table:table-cell>
        </table:table-row>
        <table:table-row table:style-name="ro1">
          <table:table-cell office:value-type="string" calcext:value-type="string">
            <text:p>0500000US47089</text:p>
          </table:table-cell>
          <table:table-cell office:value-type="float" office:value="47089" calcext:value-type="float">
            <text:p>47089</text:p>
          </table:table-cell>
          <table:table-cell office:value-type="string" calcext:value-type="string">
            <text:p>Jefferson County, Tennessee</text:p>
          </table:table-cell>
          <table:table-cell office:value-type="float" office:value="1091286400" calcext:value-type="float">
            <text:p>1091286400</text:p>
          </table:table-cell>
          <table:table-cell office:value-type="float" office:value="63637957" calcext:value-type="float">
            <text:p>63637957</text:p>
          </table:table-cell>
        </table:table-row>
        <table:table-row table:style-name="ro1">
          <table:table-cell office:value-type="string" calcext:value-type="string">
            <text:p>0500000US47091</text:p>
          </table:table-cell>
          <table:table-cell office:value-type="float" office:value="47091" calcext:value-type="float">
            <text:p>47091</text:p>
          </table:table-cell>
          <table:table-cell office:value-type="string" calcext:value-type="string">
            <text:p>Johnson County, Tennessee</text:p>
          </table:table-cell>
          <table:table-cell office:value-type="float" office:value="286075000" calcext:value-type="float">
            <text:p>286075000</text:p>
          </table:table-cell>
          <table:table-cell office:value-type="float" office:value="24490891" calcext:value-type="float">
            <text:p>24490891</text:p>
          </table:table-cell>
        </table:table-row>
        <table:table-row table:style-name="ro1">
          <table:table-cell office:value-type="string" calcext:value-type="string">
            <text:p>0500000US47093</text:p>
          </table:table-cell>
          <table:table-cell office:value-type="float" office:value="47093" calcext:value-type="float">
            <text:p>47093</text:p>
          </table:table-cell>
          <table:table-cell office:value-type="string" calcext:value-type="string">
            <text:p>Knox County, Tennessee</text:p>
          </table:table-cell>
          <table:table-cell office:value-type="float" office:value="11051341000" calcext:value-type="float">
            <text:p>11051341000</text:p>
          </table:table-cell>
          <table:table-cell office:value-type="float" office:value="175011590" calcext:value-type="float">
            <text:p>175011590</text:p>
          </table:table-cell>
        </table:table-row>
        <table:table-row table:style-name="ro1">
          <table:table-cell office:value-type="string" calcext:value-type="string">
            <text:p>0500000US47095</text:p>
          </table:table-cell>
          <table:table-cell office:value-type="float" office:value="47095" calcext:value-type="float">
            <text:p>47095</text:p>
          </table:table-cell>
          <table:table-cell office:value-type="string" calcext:value-type="string">
            <text:p>Lake County, Tennessee</text:p>
          </table:table-cell>
          <table:table-cell office:value-type="float" office:value="87665500" calcext:value-type="float">
            <text:p>87665500</text:p>
          </table:table-cell>
          <table:table-cell office:value-type="float" office:value="9366656" calcext:value-type="float">
            <text:p>9366656</text:p>
          </table:table-cell>
        </table:table-row>
        <table:table-row table:style-name="ro1">
          <table:table-cell office:value-type="string" calcext:value-type="string">
            <text:p>0500000US47097</text:p>
          </table:table-cell>
          <table:table-cell office:value-type="float" office:value="47097" calcext:value-type="float">
            <text:p>47097</text:p>
          </table:table-cell>
          <table:table-cell office:value-type="string" calcext:value-type="string">
            <text:p>Lauderdale County, Tennessee</text:p>
          </table:table-cell>
          <table:table-cell office:value-type="float" office:value="310816200" calcext:value-type="float">
            <text:p>310816200</text:p>
          </table:table-cell>
          <table:table-cell office:value-type="float" office:value="20868925" calcext:value-type="float">
            <text:p>20868925</text:p>
          </table:table-cell>
        </table:table-row>
        <table:table-row table:style-name="ro1">
          <table:table-cell office:value-type="string" calcext:value-type="string">
            <text:p>0500000US47099</text:p>
          </table:table-cell>
          <table:table-cell office:value-type="float" office:value="47099" calcext:value-type="float">
            <text:p>47099</text:p>
          </table:table-cell>
          <table:table-cell office:value-type="string" calcext:value-type="string">
            <text:p>Lawrence County, Tennessee</text:p>
          </table:table-cell>
          <table:table-cell office:value-type="float" office:value="755423700" calcext:value-type="float">
            <text:p>755423700</text:p>
          </table:table-cell>
          <table:table-cell office:value-type="float" office:value="39436308" calcext:value-type="float">
            <text:p>39436308</text:p>
          </table:table-cell>
        </table:table-row>
        <table:table-row table:style-name="ro1">
          <table:table-cell office:value-type="string" calcext:value-type="string">
            <text:p>0500000US47101</text:p>
          </table:table-cell>
          <table:table-cell office:value-type="float" office:value="47101" calcext:value-type="float">
            <text:p>47101</text:p>
          </table:table-cell>
          <table:table-cell office:value-type="string" calcext:value-type="string">
            <text:p>Lewis County, Tennessee</text:p>
          </table:table-cell>
          <table:table-cell office:value-type="float" office:value="203897600" calcext:value-type="float">
            <text:p>203897600</text:p>
          </table:table-cell>
          <table:table-cell office:value-type="float" office:value="14278651" calcext:value-type="float">
            <text:p>14278651</text:p>
          </table:table-cell>
        </table:table-row>
        <table:table-row table:style-name="ro1">
          <table:table-cell office:value-type="string" calcext:value-type="string">
            <text:p>0500000US47103</text:p>
          </table:table-cell>
          <table:table-cell office:value-type="float" office:value="47103" calcext:value-type="float">
            <text:p>47103</text:p>
          </table:table-cell>
          <table:table-cell office:value-type="string" calcext:value-type="string">
            <text:p>Lincoln County, Tennessee</text:p>
          </table:table-cell>
          <table:table-cell office:value-type="float" office:value="646005600" calcext:value-type="float">
            <text:p>646005600</text:p>
          </table:table-cell>
          <table:table-cell office:value-type="float" office:value="41021929" calcext:value-type="float">
            <text:p>41021929</text:p>
          </table:table-cell>
        </table:table-row>
        <table:table-row table:style-name="ro1">
          <table:table-cell office:value-type="string" calcext:value-type="string">
            <text:p>0500000US47105</text:p>
          </table:table-cell>
          <table:table-cell office:value-type="float" office:value="47105" calcext:value-type="float">
            <text:p>47105</text:p>
          </table:table-cell>
          <table:table-cell office:value-type="string" calcext:value-type="string">
            <text:p>Loudon County, Tennessee</text:p>
          </table:table-cell>
          <table:table-cell office:value-type="float" office:value="1268479900" calcext:value-type="float">
            <text:p>1268479900</text:p>
          </table:table-cell>
          <table:table-cell office:value-type="float" office:value="72340559" calcext:value-type="float">
            <text:p>72340559</text:p>
          </table:table-cell>
        </table:table-row>
        <table:table-row table:style-name="ro1">
          <table:table-cell office:value-type="string" calcext:value-type="string">
            <text:p>0500000US47107</text:p>
          </table:table-cell>
          <table:table-cell office:value-type="float" office:value="47107" calcext:value-type="float">
            <text:p>47107</text:p>
          </table:table-cell>
          <table:table-cell office:value-type="string" calcext:value-type="string">
            <text:p>McMinn County, Tennessee</text:p>
          </table:table-cell>
          <table:table-cell office:value-type="float" office:value="910938100" calcext:value-type="float">
            <text:p>910938100</text:p>
          </table:table-cell>
          <table:table-cell office:value-type="float" office:value="60124630" calcext:value-type="float">
            <text:p>60124630</text:p>
          </table:table-cell>
        </table:table-row>
        <table:table-row table:style-name="ro1">
          <table:table-cell office:value-type="string" calcext:value-type="string">
            <text:p>0500000US47109</text:p>
          </table:table-cell>
          <table:table-cell office:value-type="float" office:value="47109" calcext:value-type="float">
            <text:p>47109</text:p>
          </table:table-cell>
          <table:table-cell office:value-type="string" calcext:value-type="string">
            <text:p>McNairy County, Tennessee</text:p>
          </table:table-cell>
          <table:table-cell office:value-type="float" office:value="418838400" calcext:value-type="float">
            <text:p>418838400</text:p>
          </table:table-cell>
          <table:table-cell office:value-type="float" office:value="34378497" calcext:value-type="float">
            <text:p>34378497</text:p>
          </table:table-cell>
        </table:table-row>
        <table:table-row table:style-name="ro1">
          <table:table-cell office:value-type="string" calcext:value-type="string">
            <text:p>0500000US47111</text:p>
          </table:table-cell>
          <table:table-cell office:value-type="float" office:value="47111" calcext:value-type="float">
            <text:p>47111</text:p>
          </table:table-cell>
          <table:table-cell office:value-type="string" calcext:value-type="string">
            <text:p>Macon County, Tennessee</text:p>
          </table:table-cell>
          <table:table-cell office:value-type="float" office:value="378688700" calcext:value-type="float">
            <text:p>378688700</text:p>
          </table:table-cell>
          <table:table-cell office:value-type="float" office:value="28819943" calcext:value-type="float">
            <text:p>28819943</text:p>
          </table:table-cell>
        </table:table-row>
        <table:table-row table:style-name="ro1">
          <table:table-cell office:value-type="string" calcext:value-type="string">
            <text:p>0500000US47113</text:p>
          </table:table-cell>
          <table:table-cell office:value-type="float" office:value="47113" calcext:value-type="float">
            <text:p>47113</text:p>
          </table:table-cell>
          <table:table-cell office:value-type="string" calcext:value-type="string">
            <text:p>Madison County, Tennessee</text:p>
          </table:table-cell>
          <table:table-cell office:value-type="float" office:value="1600322500" calcext:value-type="float">
            <text:p>1600322500</text:p>
          </table:table-cell>
          <table:table-cell office:value-type="float" office:value="62149725" calcext:value-type="float">
            <text:p>62149725</text:p>
          </table:table-cell>
        </table:table-row>
        <table:table-row table:style-name="ro1">
          <table:table-cell office:value-type="string" calcext:value-type="string">
            <text:p>0500000US47115</text:p>
          </table:table-cell>
          <table:table-cell office:value-type="float" office:value="47115" calcext:value-type="float">
            <text:p>47115</text:p>
          </table:table-cell>
          <table:table-cell office:value-type="string" calcext:value-type="string">
            <text:p>Marion County, Tennessee</text:p>
          </table:table-cell>
          <table:table-cell office:value-type="float" office:value="574260100" calcext:value-type="float">
            <text:p>574260100</text:p>
          </table:table-cell>
          <table:table-cell office:value-type="float" office:value="34362161" calcext:value-type="float">
            <text:p>34362161</text:p>
          </table:table-cell>
        </table:table-row>
        <table:table-row table:style-name="ro1">
          <table:table-cell office:value-type="string" calcext:value-type="string">
            <text:p>0500000US47117</text:p>
          </table:table-cell>
          <table:table-cell office:value-type="float" office:value="47117" calcext:value-type="float">
            <text:p>47117</text:p>
          </table:table-cell>
          <table:table-cell office:value-type="string" calcext:value-type="string">
            <text:p>Marshall County, Tennessee</text:p>
          </table:table-cell>
          <table:table-cell office:value-type="float" office:value="599945600" calcext:value-type="float">
            <text:p>599945600</text:p>
          </table:table-cell>
          <table:table-cell office:value-type="float" office:value="36080851" calcext:value-type="float">
            <text:p>36080851</text:p>
          </table:table-cell>
        </table:table-row>
        <table:table-row table:style-name="ro1">
          <table:table-cell office:value-type="string" calcext:value-type="string">
            <text:p>0500000US47119</text:p>
          </table:table-cell>
          <table:table-cell office:value-type="float" office:value="47119" calcext:value-type="float">
            <text:p>47119</text:p>
          </table:table-cell>
          <table:table-cell office:value-type="string" calcext:value-type="string">
            <text:p>Maury County, Tennessee</text:p>
          </table:table-cell>
          <table:table-cell office:value-type="float" office:value="1725122600" calcext:value-type="float">
            <text:p>1725122600</text:p>
          </table:table-cell>
          <table:table-cell office:value-type="float" office:value="100367556" calcext:value-type="float">
            <text:p>100367556</text:p>
          </table:table-cell>
        </table:table-row>
        <table:table-row table:style-name="ro1">
          <table:table-cell office:value-type="string" calcext:value-type="string">
            <text:p>0500000US47121</text:p>
          </table:table-cell>
          <table:table-cell office:value-type="float" office:value="47121" calcext:value-type="float">
            <text:p>47121</text:p>
          </table:table-cell>
          <table:table-cell office:value-type="string" calcext:value-type="string">
            <text:p>Meigs County, Tennessee</text:p>
          </table:table-cell>
          <table:table-cell office:value-type="float" office:value="206166300" calcext:value-type="float">
            <text:p>206166300</text:p>
          </table:table-cell>
          <table:table-cell office:value-type="float" office:value="15541033" calcext:value-type="float">
            <text:p>15541033</text:p>
          </table:table-cell>
        </table:table-row>
        <table:table-row table:style-name="ro1">
          <table:table-cell office:value-type="string" calcext:value-type="string">
            <text:p>0500000US47123</text:p>
          </table:table-cell>
          <table:table-cell office:value-type="float" office:value="47123" calcext:value-type="float">
            <text:p>47123</text:p>
          </table:table-cell>
          <table:table-cell office:value-type="string" calcext:value-type="string">
            <text:p>Monroe County, Tennessee</text:p>
          </table:table-cell>
          <table:table-cell office:value-type="float" office:value="813127200" calcext:value-type="float">
            <text:p>813127200</text:p>
          </table:table-cell>
          <table:table-cell office:value-type="float" office:value="45092526" calcext:value-type="float">
            <text:p>45092526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2951620900" calcext:value-type="float">
            <text:p>2951620900</text:p>
          </table:table-cell>
          <table:table-cell office:value-type="float" office:value="97694291" calcext:value-type="float">
            <text:p>97694291</text:p>
          </table:table-cell>
        </table:table-row>
        <table:table-row table:style-name="ro1">
          <table:table-cell office:value-type="string" calcext:value-type="string">
            <text:p>0500000US47127</text:p>
          </table:table-cell>
          <table:table-cell office:value-type="float" office:value="47127" calcext:value-type="float">
            <text:p>47127</text:p>
          </table:table-cell>
          <table:table-cell office:value-type="string" calcext:value-type="string">
            <text:p>Moore County, Tennessee</text:p>
          </table:table-cell>
          <table:table-cell office:value-type="float" office:value="169022000" calcext:value-type="float">
            <text:p>169022000</text:p>
          </table:table-cell>
          <table:table-cell office:value-type="float" office:value="30777744" calcext:value-type="float">
            <text:p>30777744</text:p>
          </table:table-cell>
        </table:table-row>
        <table:table-row table:style-name="ro1">
          <table:table-cell office:value-type="string" calcext:value-type="string">
            <text:p>0500000US47129</text:p>
          </table:table-cell>
          <table:table-cell office:value-type="float" office:value="47129" calcext:value-type="float">
            <text:p>47129</text:p>
          </table:table-cell>
          <table:table-cell office:value-type="string" calcext:value-type="string">
            <text:p>Morgan County, Tennessee</text:p>
          </table:table-cell>
          <table:table-cell office:value-type="float" office:value="381938900" calcext:value-type="float">
            <text:p>381938900</text:p>
          </table:table-cell>
          <table:table-cell office:value-type="float" office:value="28065055" calcext:value-type="float">
            <text:p>28065055</text:p>
          </table:table-cell>
        </table:table-row>
        <table:table-row table:style-name="ro1">
          <table:table-cell office:value-type="string" calcext:value-type="string">
            <text:p>0500000US47131</text:p>
          </table:table-cell>
          <table:table-cell office:value-type="float" office:value="47131" calcext:value-type="float">
            <text:p>47131</text:p>
          </table:table-cell>
          <table:table-cell office:value-type="string" calcext:value-type="string">
            <text:p>Obion County, Tennessee</text:p>
          </table:table-cell>
          <table:table-cell office:value-type="float" office:value="617849700" calcext:value-type="float">
            <text:p>617849700</text:p>
          </table:table-cell>
          <table:table-cell office:value-type="float" office:value="35275653" calcext:value-type="float">
            <text:p>35275653</text:p>
          </table:table-cell>
        </table:table-row>
        <table:table-row table:style-name="ro1">
          <table:table-cell office:value-type="string" calcext:value-type="string">
            <text:p>0500000US47133</text:p>
          </table:table-cell>
          <table:table-cell office:value-type="float" office:value="47133" calcext:value-type="float">
            <text:p>47133</text:p>
          </table:table-cell>
          <table:table-cell office:value-type="string" calcext:value-type="string">
            <text:p>Overton County, Tennessee</text:p>
          </table:table-cell>
          <table:table-cell office:value-type="float" office:value="415467600" calcext:value-type="float">
            <text:p>415467600</text:p>
          </table:table-cell>
          <table:table-cell office:value-type="float" office:value="29740057" calcext:value-type="float">
            <text:p>29740057</text:p>
          </table:table-cell>
        </table:table-row>
        <table:table-row table:style-name="ro1">
          <table:table-cell office:value-type="string" calcext:value-type="string">
            <text:p>0500000US47135</text:p>
          </table:table-cell>
          <table:table-cell office:value-type="float" office:value="47135" calcext:value-type="float">
            <text:p>47135</text:p>
          </table:table-cell>
          <table:table-cell office:value-type="string" calcext:value-type="string">
            <text:p>Perry County, Tennessee</text:p>
          </table:table-cell>
          <table:table-cell office:value-type="float" office:value="140592200" calcext:value-type="float">
            <text:p>140592200</text:p>
          </table:table-cell>
          <table:table-cell office:value-type="float" office:value="28841507" calcext:value-type="float">
            <text:p>28841507</text:p>
          </table:table-cell>
        </table:table-row>
        <table:table-row table:style-name="ro1">
          <table:table-cell office:value-type="string" calcext:value-type="string">
            <text:p>0500000US47137</text:p>
          </table:table-cell>
          <table:table-cell office:value-type="float" office:value="47137" calcext:value-type="float">
            <text:p>47137</text:p>
          </table:table-cell>
          <table:table-cell office:value-type="string" calcext:value-type="string">
            <text:p>Pickett County, Tennessee</text:p>
          </table:table-cell>
          <table:table-cell office:value-type="float" office:value="106370300" calcext:value-type="float">
            <text:p>106370300</text:p>
          </table:table-cell>
          <table:table-cell office:value-type="float" office:value="10562776" calcext:value-type="float">
            <text:p>10562776</text:p>
          </table:table-cell>
        </table:table-row>
        <table:table-row table:style-name="ro1">
          <table:table-cell office:value-type="string" calcext:value-type="string">
            <text:p>0500000US47139</text:p>
          </table:table-cell>
          <table:table-cell office:value-type="float" office:value="47139" calcext:value-type="float">
            <text:p>47139</text:p>
          </table:table-cell>
          <table:table-cell office:value-type="string" calcext:value-type="string">
            <text:p>Polk County, Tennessee</text:p>
          </table:table-cell>
          <table:table-cell office:value-type="float" office:value="336524100" calcext:value-type="float">
            <text:p>336524100</text:p>
          </table:table-cell>
          <table:table-cell office:value-type="float" office:value="27891841" calcext:value-type="float">
            <text:p>27891841</text:p>
          </table:table-cell>
        </table:table-row>
        <table:table-row table:style-name="ro1">
          <table:table-cell office:value-type="string" calcext:value-type="string">
            <text:p>0500000US47141</text:p>
          </table:table-cell>
          <table:table-cell office:value-type="float" office:value="47141" calcext:value-type="float">
            <text:p>47141</text:p>
          </table:table-cell>
          <table:table-cell office:value-type="string" calcext:value-type="string">
            <text:p>Putnam County, Tennessee</text:p>
          </table:table-cell>
          <table:table-cell office:value-type="float" office:value="1404818200" calcext:value-type="float">
            <text:p>1404818200</text:p>
          </table:table-cell>
          <table:table-cell office:value-type="float" office:value="67131278" calcext:value-type="float">
            <text:p>67131278</text:p>
          </table:table-cell>
        </table:table-row>
        <table:table-row table:style-name="ro1">
          <table:table-cell office:value-type="string" calcext:value-type="string">
            <text:p>0500000US47143</text:p>
          </table:table-cell>
          <table:table-cell office:value-type="float" office:value="47143" calcext:value-type="float">
            <text:p>47143</text:p>
          </table:table-cell>
          <table:table-cell office:value-type="string" calcext:value-type="string">
            <text:p>Rhea County, Tennessee</text:p>
          </table:table-cell>
          <table:table-cell office:value-type="float" office:value="600999000" calcext:value-type="float">
            <text:p>600999000</text:p>
          </table:table-cell>
          <table:table-cell office:value-type="float" office:value="38275385" calcext:value-type="float">
            <text:p>38275385</text:p>
          </table:table-cell>
        </table:table-row>
        <table:table-row table:style-name="ro1">
          <table:table-cell office:value-type="string" calcext:value-type="string">
            <text:p>0500000US47145</text:p>
          </table:table-cell>
          <table:table-cell office:value-type="float" office:value="47145" calcext:value-type="float">
            <text:p>47145</text:p>
          </table:table-cell>
          <table:table-cell office:value-type="string" calcext:value-type="string">
            <text:p>Roane County, Tennessee</text:p>
          </table:table-cell>
          <table:table-cell office:value-type="float" office:value="1128349900" calcext:value-type="float">
            <text:p>1128349900</text:p>
          </table:table-cell>
          <table:table-cell office:value-type="float" office:value="49424819" calcext:value-type="float">
            <text:p>49424819</text:p>
          </table:table-cell>
        </table:table-row>
        <table:table-row table:style-name="ro1">
          <table:table-cell office:value-type="string" calcext:value-type="string">
            <text:p>0500000US47147</text:p>
          </table:table-cell>
          <table:table-cell office:value-type="float" office:value="47147" calcext:value-type="float">
            <text:p>47147</text:p>
          </table:table-cell>
          <table:table-cell office:value-type="string" calcext:value-type="string">
            <text:p>Robertson County, Tennessee</text:p>
          </table:table-cell>
          <table:table-cell office:value-type="float" office:value="1464336700" calcext:value-type="float">
            <text:p>1464336700</text:p>
          </table:table-cell>
          <table:table-cell office:value-type="float" office:value="55567309" calcext:value-type="float">
            <text:p>55567309</text:p>
          </table:table-cell>
        </table:table-row>
        <table:table-row table:style-name="ro1">
          <table:table-cell office:value-type="string" calcext:value-type="string">
            <text:p>0500000US47149</text:p>
          </table:table-cell>
          <table:table-cell office:value-type="float" office:value="47149" calcext:value-type="float">
            <text:p>47149</text:p>
          </table:table-cell>
          <table:table-cell office:value-type="string" calcext:value-type="string">
            <text:p>Rutherford County, Tennessee</text:p>
          </table:table-cell>
          <table:table-cell office:value-type="float" office:value="5697411200" calcext:value-type="float">
            <text:p>5697411200</text:p>
          </table:table-cell>
          <table:table-cell office:value-type="float" office:value="129898440" calcext:value-type="float">
            <text:p>129898440</text:p>
          </table:table-cell>
        </table:table-row>
        <table:table-row table:style-name="ro1">
          <table:table-cell office:value-type="string" calcext:value-type="string">
            <text:p>0500000US47151</text:p>
          </table:table-cell>
          <table:table-cell office:value-type="float" office:value="47151" calcext:value-type="float">
            <text:p>47151</text:p>
          </table:table-cell>
          <table:table-cell office:value-type="string" calcext:value-type="string">
            <text:p>Scott County, Tennessee</text:p>
          </table:table-cell>
          <table:table-cell office:value-type="float" office:value="390803900" calcext:value-type="float">
            <text:p>390803900</text:p>
          </table:table-cell>
          <table:table-cell office:value-type="float" office:value="69267848" calcext:value-type="float">
            <text:p>69267848</text:p>
          </table:table-cell>
        </table:table-row>
        <table:table-row table:style-name="ro1">
          <table:table-cell office:value-type="string" calcext:value-type="string">
            <text:p>0500000US47153</text:p>
          </table:table-cell>
          <table:table-cell office:value-type="float" office:value="47153" calcext:value-type="float">
            <text:p>47153</text:p>
          </table:table-cell>
          <table:table-cell office:value-type="string" calcext:value-type="string">
            <text:p>Sequatchie County, Tennessee</text:p>
          </table:table-cell>
          <table:table-cell office:value-type="float" office:value="277881700" calcext:value-type="float">
            <text:p>277881700</text:p>
          </table:table-cell>
          <table:table-cell office:value-type="float" office:value="28622129" calcext:value-type="float">
            <text:p>28622129</text:p>
          </table:table-cell>
        </table:table-row>
        <table:table-row table:style-name="ro1">
          <table:table-cell office:value-type="string" calcext:value-type="string">
            <text:p>0500000US47155</text:p>
          </table:table-cell>
          <table:table-cell office:value-type="float" office:value="47155" calcext:value-type="float">
            <text:p>47155</text:p>
          </table:table-cell>
          <table:table-cell office:value-type="string" calcext:value-type="string">
            <text:p>Sevier County, Tennessee</text:p>
          </table:table-cell>
          <table:table-cell office:value-type="float" office:value="1938527200" calcext:value-type="float">
            <text:p>1938527200</text:p>
          </table:table-cell>
          <table:table-cell office:value-type="float" office:value="95353082" calcext:value-type="float">
            <text:p>95353082</text:p>
          </table:table-cell>
        </table:table-row>
        <table:table-row table:style-name="ro1">
          <table:table-cell office:value-type="string" calcext:value-type="string">
            <text:p>0500000US47157</text:p>
          </table:table-cell>
          <table:table-cell office:value-type="float" office:value="47157" calcext:value-type="float">
            <text:p>47157</text:p>
          </table:table-cell>
          <table:table-cell office:value-type="string" calcext:value-type="string">
            <text:p>Shelby County, Tennessee</text:p>
          </table:table-cell>
          <table:table-cell office:value-type="float" office:value="14117785000" calcext:value-type="float">
            <text:p>14117785000</text:p>
          </table:table-cell>
          <table:table-cell office:value-type="float" office:value="248779033" calcext:value-type="float">
            <text:p>248779033</text:p>
          </table:table-cell>
        </table:table-row>
        <table:table-row table:style-name="ro1">
          <table:table-cell office:value-type="string" calcext:value-type="string">
            <text:p>0500000US47159</text:p>
          </table:table-cell>
          <table:table-cell office:value-type="float" office:value="47159" calcext:value-type="float">
            <text:p>47159</text:p>
          </table:table-cell>
          <table:table-cell office:value-type="string" calcext:value-type="string">
            <text:p>Smith County, Tennessee</text:p>
          </table:table-cell>
          <table:table-cell office:value-type="float" office:value="425212900" calcext:value-type="float">
            <text:p>425212900</text:p>
          </table:table-cell>
          <table:table-cell office:value-type="float" office:value="37169447" calcext:value-type="float">
            <text:p>37169447</text:p>
          </table:table-cell>
        </table:table-row>
        <table:table-row table:style-name="ro1">
          <table:table-cell office:value-type="string" calcext:value-type="string">
            <text:p>0500000US47161</text:p>
          </table:table-cell>
          <table:table-cell office:value-type="float" office:value="47161" calcext:value-type="float">
            <text:p>47161</text:p>
          </table:table-cell>
          <table:table-cell office:value-type="string" calcext:value-type="string">
            <text:p>Stewart County, Tennessee</text:p>
          </table:table-cell>
          <table:table-cell office:value-type="float" office:value="264152900" calcext:value-type="float">
            <text:p>264152900</text:p>
          </table:table-cell>
          <table:table-cell office:value-type="float" office:value="21903061" calcext:value-type="float">
            <text:p>21903061</text:p>
          </table:table-cell>
        </table:table-row>
        <table:table-row table:style-name="ro1">
          <table:table-cell office:value-type="string" calcext:value-type="string">
            <text:p>0500000US47163</text:p>
          </table:table-cell>
          <table:table-cell office:value-type="float" office:value="47163" calcext:value-type="float">
            <text:p>47163</text:p>
          </table:table-cell>
          <table:table-cell office:value-type="string" calcext:value-type="string">
            <text:p>Sullivan County, Tennessee</text:p>
          </table:table-cell>
          <table:table-cell office:value-type="float" office:value="3645158100" calcext:value-type="float">
            <text:p>3645158100</text:p>
          </table:table-cell>
          <table:table-cell office:value-type="float" office:value="90031543" calcext:value-type="float">
            <text:p>90031543</text:p>
          </table:table-cell>
        </table:table-row>
        <table:table-row table:style-name="ro1">
          <table:table-cell office:value-type="string" calcext:value-type="string">
            <text:p>0500000US47165</text:p>
          </table:table-cell>
          <table:table-cell office:value-type="float" office:value="47165" calcext:value-type="float">
            <text:p>47165</text:p>
          </table:table-cell>
          <table:table-cell office:value-type="string" calcext:value-type="string">
            <text:p>Sumner County, Tennessee</text:p>
          </table:table-cell>
          <table:table-cell office:value-type="float" office:value="4339991200" calcext:value-type="float">
            <text:p>4339991200</text:p>
          </table:table-cell>
          <table:table-cell office:value-type="float" office:value="151715131" calcext:value-type="float">
            <text:p>151715131</text:p>
          </table:table-cell>
        </table:table-row>
        <table:table-row table:style-name="ro1">
          <table:table-cell office:value-type="string" calcext:value-type="string">
            <text:p>0500000US47167</text:p>
          </table:table-cell>
          <table:table-cell office:value-type="float" office:value="47167" calcext:value-type="float">
            <text:p>47167</text:p>
          </table:table-cell>
          <table:table-cell office:value-type="string" calcext:value-type="string">
            <text:p>Tipton County, Tennessee</text:p>
          </table:table-cell>
          <table:table-cell office:value-type="float" office:value="1156449100" calcext:value-type="float">
            <text:p>1156449100</text:p>
          </table:table-cell>
          <table:table-cell office:value-type="float" office:value="47259342" calcext:value-type="float">
            <text:p>47259342</text:p>
          </table:table-cell>
        </table:table-row>
        <table:table-row table:style-name="ro1">
          <table:table-cell office:value-type="string" calcext:value-type="string">
            <text:p>0500000US47169</text:p>
          </table:table-cell>
          <table:table-cell office:value-type="float" office:value="47169" calcext:value-type="float">
            <text:p>47169</text:p>
          </table:table-cell>
          <table:table-cell office:value-type="string" calcext:value-type="string">
            <text:p>Trousdale County, Tennessee</text:p>
          </table:table-cell>
          <table:table-cell office:value-type="float" office:value="142233800" calcext:value-type="float">
            <text:p>142233800</text:p>
          </table:table-cell>
          <table:table-cell office:value-type="float" office:value="20511012" calcext:value-type="float">
            <text:p>20511012</text:p>
          </table:table-cell>
        </table:table-row>
        <table:table-row table:style-name="ro1">
          <table:table-cell office:value-type="string" calcext:value-type="string">
            <text:p>0500000US47171</text:p>
          </table:table-cell>
          <table:table-cell office:value-type="float" office:value="47171" calcext:value-type="float">
            <text:p>47171</text:p>
          </table:table-cell>
          <table:table-cell office:value-type="string" calcext:value-type="string">
            <text:p>Unicoi County, Tennessee</text:p>
          </table:table-cell>
          <table:table-cell office:value-type="float" office:value="339884900" calcext:value-type="float">
            <text:p>339884900</text:p>
          </table:table-cell>
          <table:table-cell office:value-type="float" office:value="39158642" calcext:value-type="float">
            <text:p>39158642</text:p>
          </table:table-cell>
        </table:table-row>
        <table:table-row table:style-name="ro1">
          <table:table-cell office:value-type="string" calcext:value-type="string">
            <text:p>0500000US47173</text:p>
          </table:table-cell>
          <table:table-cell office:value-type="float" office:value="47173" calcext:value-type="float">
            <text:p>47173</text:p>
          </table:table-cell>
          <table:table-cell office:value-type="string" calcext:value-type="string">
            <text:p>Union County, Tennessee</text:p>
          </table:table-cell>
          <table:table-cell office:value-type="float" office:value="338697300" calcext:value-type="float">
            <text:p>338697300</text:p>
          </table:table-cell>
          <table:table-cell office:value-type="float" office:value="25306309" calcext:value-type="float">
            <text:p>25306309</text:p>
          </table:table-cell>
        </table:table-row>
        <table:table-row table:style-name="ro1">
          <table:table-cell office:value-type="string" calcext:value-type="string">
            <text:p>0500000US47175</text:p>
          </table:table-cell>
          <table:table-cell office:value-type="float" office:value="47175" calcext:value-type="float">
            <text:p>47175</text:p>
          </table:table-cell>
          <table:table-cell office:value-type="string" calcext:value-type="string">
            <text:p>Van Buren County, Tennessee</text:p>
          </table:table-cell>
          <table:table-cell office:value-type="float" office:value="103127300" calcext:value-type="float">
            <text:p>103127300</text:p>
          </table:table-cell>
          <table:table-cell office:value-type="float" office:value="10957741" calcext:value-type="float">
            <text:p>10957741</text:p>
          </table:table-cell>
        </table:table-row>
        <table:table-row table:style-name="ro1">
          <table:table-cell office:value-type="string" calcext:value-type="string">
            <text:p>0500000US47177</text:p>
          </table:table-cell>
          <table:table-cell office:value-type="float" office:value="47177" calcext:value-type="float">
            <text:p>47177</text:p>
          </table:table-cell>
          <table:table-cell office:value-type="string" calcext:value-type="string">
            <text:p>Warren County, Tennessee</text:p>
          </table:table-cell>
          <table:table-cell office:value-type="float" office:value="739548000" calcext:value-type="float">
            <text:p>739548000</text:p>
          </table:table-cell>
          <table:table-cell office:value-type="float" office:value="42512881" calcext:value-type="float">
            <text:p>42512881</text:p>
          </table:table-cell>
        </table:table-row>
        <table:table-row table:style-name="ro1">
          <table:table-cell office:value-type="string" calcext:value-type="string">
            <text:p>0500000US47179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Washington County, Tennessee</text:p>
          </table:table-cell>
          <table:table-cell office:value-type="float" office:value="2972961900" calcext:value-type="float">
            <text:p>2972961900</text:p>
          </table:table-cell>
          <table:table-cell office:value-type="float" office:value="125437584" calcext:value-type="float">
            <text:p>125437584</text:p>
          </table:table-cell>
        </table:table-row>
        <table:table-row table:style-name="ro1">
          <table:table-cell office:value-type="string" calcext:value-type="string">
            <text:p>0500000US47181</text:p>
          </table:table-cell>
          <table:table-cell office:value-type="float" office:value="47181" calcext:value-type="float">
            <text:p>47181</text:p>
          </table:table-cell>
          <table:table-cell office:value-type="string" calcext:value-type="string">
            <text:p>Wayne County, Tennessee</text:p>
          </table:table-cell>
          <table:table-cell office:value-type="float" office:value="254769400" calcext:value-type="float">
            <text:p>254769400</text:p>
          </table:table-cell>
          <table:table-cell office:value-type="float" office:value="17858658" calcext:value-type="float">
            <text:p>17858658</text:p>
          </table:table-cell>
        </table:table-row>
        <table:table-row table:style-name="ro1">
          <table:table-cell office:value-type="string" calcext:value-type="string">
            <text:p>0500000US47183</text:p>
          </table:table-cell>
          <table:table-cell office:value-type="float" office:value="47183" calcext:value-type="float">
            <text:p>47183</text:p>
          </table:table-cell>
          <table:table-cell office:value-type="string" calcext:value-type="string">
            <text:p>Weakley County, Tennessee</text:p>
          </table:table-cell>
          <table:table-cell office:value-type="float" office:value="611535900" calcext:value-type="float">
            <text:p>611535900</text:p>
          </table:table-cell>
          <table:table-cell office:value-type="float" office:value="29771817" calcext:value-type="float">
            <text:p>29771817</text:p>
          </table:table-cell>
        </table:table-row>
        <table:table-row table:style-name="ro1">
          <table:table-cell office:value-type="string" calcext:value-type="string">
            <text:p>0500000US47185</text:p>
          </table:table-cell>
          <table:table-cell office:value-type="float" office:value="47185" calcext:value-type="float">
            <text:p>47185</text:p>
          </table:table-cell>
          <table:table-cell office:value-type="string" calcext:value-type="string">
            <text:p>White County, Tennessee</text:p>
          </table:table-cell>
          <table:table-cell office:value-type="float" office:value="422689100" calcext:value-type="float">
            <text:p>422689100</text:p>
          </table:table-cell>
          <table:table-cell office:value-type="float" office:value="28830696" calcext:value-type="float">
            <text:p>28830696</text:p>
          </table:table-cell>
        </table:table-row>
        <table:table-row table:style-name="ro1">
          <table:table-cell office:value-type="string" calcext:value-type="string">
            <text:p>0500000US47187</text:p>
          </table:table-cell>
          <table:table-cell office:value-type="float" office:value="47187" calcext:value-type="float">
            <text:p>47187</text:p>
          </table:table-cell>
          <table:table-cell office:value-type="string" calcext:value-type="string">
            <text:p>Williamson County, Tennessee</text:p>
          </table:table-cell>
          <table:table-cell office:value-type="float" office:value="7936781600" calcext:value-type="float">
            <text:p>7936781600</text:p>
          </table:table-cell>
          <table:table-cell office:value-type="float" office:value="184282802" calcext:value-type="float">
            <text:p>184282802</text:p>
          </table:table-cell>
        </table:table-row>
        <table:table-row table:style-name="ro1">
          <table:table-cell office:value-type="string" calcext:value-type="string">
            <text:p>0500000US47189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Wilson County, Tennessee</text:p>
          </table:table-cell>
          <table:table-cell office:value-type="float" office:value="3112671900" calcext:value-type="float">
            <text:p>3112671900</text:p>
          </table:table-cell>
          <table:table-cell office:value-type="float" office:value="87946032" calcext:value-type="float">
            <text:p>87946032</text:p>
          </table:table-cell>
        </table:table-row>
        <table:table-row table:style-name="ro1">
          <table:table-cell office:value-type="string" calcext:value-type="string">
            <text:p>0500000US48001</text:p>
          </table:table-cell>
          <table:table-cell office:value-type="float" office:value="48001" calcext:value-type="float">
            <text:p>48001</text:p>
          </table:table-cell>
          <table:table-cell office:value-type="string" calcext:value-type="string">
            <text:p>Anderson County, Texas</text:p>
          </table:table-cell>
          <table:table-cell office:value-type="float" office:value="801700600" calcext:value-type="float">
            <text:p>801700600</text:p>
          </table:table-cell>
          <table:table-cell office:value-type="float" office:value="53500171" calcext:value-type="float">
            <text:p>53500171</text:p>
          </table:table-cell>
        </table:table-row>
        <table:table-row table:style-name="ro1">
          <table:table-cell office:value-type="string" calcext:value-type="string">
            <text:p>0500000US48003</text:p>
          </table:table-cell>
          <table:table-cell office:value-type="float" office:value="48003" calcext:value-type="float">
            <text:p>48003</text:p>
          </table:table-cell>
          <table:table-cell office:value-type="string" calcext:value-type="string">
            <text:p>Andrews County, Texas</text:p>
          </table:table-cell>
          <table:table-cell office:value-type="float" office:value="248739700" calcext:value-type="float">
            <text:p>248739700</text:p>
          </table:table-cell>
          <table:table-cell office:value-type="float" office:value="27658269" calcext:value-type="float">
            <text:p>27658269</text:p>
          </table:table-cell>
        </table:table-row>
        <table:table-row table:style-name="ro1">
          <table:table-cell office:value-type="string" calcext:value-type="string">
            <text:p>0500000US48005</text:p>
          </table:table-cell>
          <table:table-cell office:value-type="float" office:value="48005" calcext:value-type="float">
            <text:p>48005</text:p>
          </table:table-cell>
          <table:table-cell office:value-type="string" calcext:value-type="string">
            <text:p>Angelina County, Texas</text:p>
          </table:table-cell>
          <table:table-cell office:value-type="float" office:value="1404961900" calcext:value-type="float">
            <text:p>1404961900</text:p>
          </table:table-cell>
          <table:table-cell office:value-type="float" office:value="91345767" calcext:value-type="float">
            <text:p>91345767</text:p>
          </table:table-cell>
        </table:table-row>
        <table:table-row table:style-name="ro1">
          <table:table-cell office:value-type="string" calcext:value-type="string">
            <text:p>0500000US48007</text:p>
          </table:table-cell>
          <table:table-cell office:value-type="float" office:value="48007" calcext:value-type="float">
            <text:p>48007</text:p>
          </table:table-cell>
          <table:table-cell office:value-type="string" calcext:value-type="string">
            <text:p>Aransas County, Texas</text:p>
          </table:table-cell>
          <table:table-cell office:value-type="float" office:value="528241800" calcext:value-type="float">
            <text:p>528241800</text:p>
          </table:table-cell>
          <table:table-cell office:value-type="float" office:value="66184273" calcext:value-type="float">
            <text:p>66184273</text:p>
          </table:table-cell>
        </table:table-row>
        <table:table-row table:style-name="ro1">
          <table:table-cell office:value-type="string" calcext:value-type="string">
            <text:p>0500000US48009</text:p>
          </table:table-cell>
          <table:table-cell office:value-type="float" office:value="48009" calcext:value-type="float">
            <text:p>48009</text:p>
          </table:table-cell>
          <table:table-cell office:value-type="string" calcext:value-type="string">
            <text:p>Archer County, Texas</text:p>
          </table:table-cell>
          <table:table-cell office:value-type="float" office:value="242547600" calcext:value-type="float">
            <text:p>242547600</text:p>
          </table:table-cell>
          <table:table-cell office:value-type="float" office:value="20338635" calcext:value-type="float">
            <text:p>20338635</text:p>
          </table:table-cell>
        </table:table-row>
        <table:table-row table:style-name="ro1">
          <table:table-cell office:value-type="string" calcext:value-type="string">
            <text:p>0500000US48011</text:p>
          </table:table-cell>
          <table:table-cell office:value-type="float" office:value="48011" calcext:value-type="float">
            <text:p>48011</text:p>
          </table:table-cell>
          <table:table-cell office:value-type="string" calcext:value-type="string">
            <text:p>Armstrong County, Texas</text:p>
          </table:table-cell>
          <table:table-cell office:value-type="float" office:value="49297500" calcext:value-type="float">
            <text:p>49297500</text:p>
          </table:table-cell>
          <table:table-cell office:value-type="float" office:value="5026033" calcext:value-type="float">
            <text:p>5026033</text:p>
          </table:table-cell>
        </table:table-row>
        <table:table-row table:style-name="ro1">
          <table:table-cell office:value-type="string" calcext:value-type="string">
            <text:p>0500000US48013</text:p>
          </table:table-cell>
          <table:table-cell office:value-type="float" office:value="48013" calcext:value-type="float">
            <text:p>48013</text:p>
          </table:table-cell>
          <table:table-cell office:value-type="string" calcext:value-type="string">
            <text:p>Atascosa County, Texas</text:p>
          </table:table-cell>
          <table:table-cell office:value-type="float" office:value="529136400" calcext:value-type="float">
            <text:p>529136400</text:p>
          </table:table-cell>
          <table:table-cell office:value-type="float" office:value="54472345" calcext:value-type="float">
            <text:p>54472345</text:p>
          </table:table-cell>
        </table:table-row>
        <table:table-row table:style-name="ro1">
          <table:table-cell office:value-type="string" calcext:value-type="string">
            <text:p>0500000US48015</text:p>
          </table:table-cell>
          <table:table-cell office:value-type="float" office:value="48015" calcext:value-type="float">
            <text:p>48015</text:p>
          </table:table-cell>
          <table:table-cell office:value-type="string" calcext:value-type="string">
            <text:p>Austin County, Texas</text:p>
          </table:table-cell>
          <table:table-cell office:value-type="float" office:value="617618600" calcext:value-type="float">
            <text:p>617618600</text:p>
          </table:table-cell>
          <table:table-cell office:value-type="float" office:value="47003554" calcext:value-type="float">
            <text:p>47003554</text:p>
          </table:table-cell>
        </table:table-row>
        <table:table-row table:style-name="ro1">
          <table:table-cell office:value-type="string" calcext:value-type="string">
            <text:p>0500000US48017</text:p>
          </table:table-cell>
          <table:table-cell office:value-type="float" office:value="48017" calcext:value-type="float">
            <text:p>48017</text:p>
          </table:table-cell>
          <table:table-cell office:value-type="string" calcext:value-type="string">
            <text:p>Bailey County, Texas</text:p>
          </table:table-cell>
          <table:table-cell office:value-type="float" office:value="67866600" calcext:value-type="float">
            <text:p>67866600</text:p>
          </table:table-cell>
          <table:table-cell office:value-type="float" office:value="14544472" calcext:value-type="float">
            <text:p>14544472</text:p>
          </table:table-cell>
        </table:table-row>
        <table:table-row table:style-name="ro1">
          <table:table-cell office:value-type="string" calcext:value-type="string">
            <text:p>0500000US48019</text:p>
          </table:table-cell>
          <table:table-cell office:value-type="float" office:value="48019" calcext:value-type="float">
            <text:p>48019</text:p>
          </table:table-cell>
          <table:table-cell office:value-type="string" calcext:value-type="string">
            <text:p>Bandera County, Texas</text:p>
          </table:table-cell>
          <table:table-cell office:value-type="float" office:value="439459900" calcext:value-type="float">
            <text:p>439459900</text:p>
          </table:table-cell>
          <table:table-cell office:value-type="float" office:value="30061668" calcext:value-type="float">
            <text:p>30061668</text:p>
          </table:table-cell>
        </table:table-row>
        <table:table-row table:style-name="ro1">
          <table:table-cell office:value-type="string" calcext:value-type="string">
            <text:p>0500000US48021</text:p>
          </table:table-cell>
          <table:table-cell office:value-type="float" office:value="48021" calcext:value-type="float">
            <text:p>48021</text:p>
          </table:table-cell>
          <table:table-cell office:value-type="string" calcext:value-type="string">
            <text:p>Bastrop County, Texas</text:p>
          </table:table-cell>
          <table:table-cell office:value-type="float" office:value="1321521500" calcext:value-type="float">
            <text:p>1321521500</text:p>
          </table:table-cell>
          <table:table-cell office:value-type="float" office:value="97069969" calcext:value-type="float">
            <text:p>97069969</text:p>
          </table:table-cell>
        </table:table-row>
        <table:table-row table:style-name="ro1">
          <table:table-cell office:value-type="string" calcext:value-type="string">
            <text:p>0500000US48023</text:p>
          </table:table-cell>
          <table:table-cell office:value-type="float" office:value="48023" calcext:value-type="float">
            <text:p>48023</text:p>
          </table:table-cell>
          <table:table-cell office:value-type="string" calcext:value-type="string">
            <text:p>Baylor County, Texas</text:p>
          </table:table-cell>
          <table:table-cell office:value-type="float" office:value="110742200" calcext:value-type="float">
            <text:p>110742200</text:p>
          </table:table-cell>
          <table:table-cell office:value-type="float" office:value="34626626" calcext:value-type="float">
            <text:p>34626626</text:p>
          </table:table-cell>
        </table:table-row>
        <table:table-row table:style-name="ro1">
          <table:table-cell office:value-type="string" calcext:value-type="string">
            <text:p>0500000US48025</text:p>
          </table:table-cell>
          <table:table-cell office:value-type="float" office:value="48025" calcext:value-type="float">
            <text:p>48025</text:p>
          </table:table-cell>
          <table:table-cell office:value-type="string" calcext:value-type="string">
            <text:p>Bee County, Texas</text:p>
          </table:table-cell>
          <table:table-cell office:value-type="float" office:value="266190100" calcext:value-type="float">
            <text:p>266190100</text:p>
          </table:table-cell>
          <table:table-cell office:value-type="float" office:value="36881119" calcext:value-type="float">
            <text:p>36881119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4362623400" calcext:value-type="float">
            <text:p>4362623400</text:p>
          </table:table-cell>
          <table:table-cell office:value-type="float" office:value="132227175" calcext:value-type="float">
            <text:p>132227175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20255965400" calcext:value-type="float">
            <text:p>20255965400</text:p>
          </table:table-cell>
          <table:table-cell office:value-type="float" office:value="287896137" calcext:value-type="float">
            <text:p>287896137</text:p>
          </table:table-cell>
        </table:table-row>
        <table:table-row table:style-name="ro1">
          <table:table-cell office:value-type="string" calcext:value-type="string">
            <text:p>0500000US48031</text:p>
          </table:table-cell>
          <table:table-cell office:value-type="float" office:value="48031" calcext:value-type="float">
            <text:p>48031</text:p>
          </table:table-cell>
          <table:table-cell office:value-type="string" calcext:value-type="string">
            <text:p>Blanco County, Texas</text:p>
          </table:table-cell>
          <table:table-cell office:value-type="float" office:value="263795000" calcext:value-type="float">
            <text:p>263795000</text:p>
          </table:table-cell>
          <table:table-cell office:value-type="float" office:value="26186097" calcext:value-type="float">
            <text:p>26186097</text:p>
          </table:table-cell>
        </table:table-row>
        <table:table-row table:style-name="ro1">
          <table:table-cell office:value-type="string" calcext:value-type="string">
            <text:p>0500000US48033</text:p>
          </table:table-cell>
          <table:table-cell office:value-type="float" office:value="48033" calcext:value-type="float">
            <text:p>48033</text:p>
          </table:table-cell>
          <table:table-cell office:value-type="string" calcext:value-type="string">
            <text:p>Borden County, Texas</text:p>
          </table:table-cell>
          <table:table-cell office:value-type="float" office:value="31151000" calcext:value-type="float">
            <text:p>31151000</text:p>
          </table:table-cell>
          <table:table-cell office:value-type="float" office:value="14405423" calcext:value-type="float">
            <text:p>14405423</text:p>
          </table:table-cell>
        </table:table-row>
        <table:table-row table:style-name="ro1">
          <table:table-cell office:value-type="string" calcext:value-type="string">
            <text:p>0500000US48035</text:p>
          </table:table-cell>
          <table:table-cell office:value-type="float" office:value="48035" calcext:value-type="float">
            <text:p>48035</text:p>
          </table:table-cell>
          <table:table-cell office:value-type="string" calcext:value-type="string">
            <text:p>Bosque County, Texas</text:p>
          </table:table-cell>
          <table:table-cell office:value-type="float" office:value="387703900" calcext:value-type="float">
            <text:p>387703900</text:p>
          </table:table-cell>
          <table:table-cell office:value-type="float" office:value="36664843" calcext:value-type="float">
            <text:p>36664843</text:p>
          </table:table-cell>
        </table:table-row>
        <table:table-row table:style-name="ro1">
          <table:table-cell office:value-type="string" calcext:value-type="string">
            <text:p>0500000US48037</text:p>
          </table:table-cell>
          <table:table-cell office:value-type="float" office:value="48037" calcext:value-type="float">
            <text:p>48037</text:p>
          </table:table-cell>
          <table:table-cell office:value-type="string" calcext:value-type="string">
            <text:p>Bowie County, Texas</text:p>
          </table:table-cell>
          <table:table-cell office:value-type="float" office:value="1611522000" calcext:value-type="float">
            <text:p>1611522000</text:p>
          </table:table-cell>
          <table:table-cell office:value-type="float" office:value="77637081" calcext:value-type="float">
            <text:p>77637081</text:p>
          </table:table-cell>
        </table:table-row>
        <table:table-row table:style-name="ro1">
          <table:table-cell office:value-type="string" calcext:value-type="string">
            <text:p>0500000US48039</text:p>
          </table:table-cell>
          <table:table-cell office:value-type="float" office:value="48039" calcext:value-type="float">
            <text:p>48039</text:p>
          </table:table-cell>
          <table:table-cell office:value-type="string" calcext:value-type="string">
            <text:p>Brazoria County, Texas</text:p>
          </table:table-cell>
          <table:table-cell office:value-type="float" office:value="5934102300" calcext:value-type="float">
            <text:p>5934102300</text:p>
          </table:table-cell>
          <table:table-cell office:value-type="float" office:value="194398322" calcext:value-type="float">
            <text:p>194398322</text:p>
          </table:table-cell>
        </table:table-row>
        <table:table-row table:style-name="ro1">
          <table:table-cell office:value-type="string" calcext:value-type="string">
            <text:p>0500000US48041</text:p>
          </table:table-cell>
          <table:table-cell office:value-type="float" office:value="48041" calcext:value-type="float">
            <text:p>48041</text:p>
          </table:table-cell>
          <table:table-cell office:value-type="string" calcext:value-type="string">
            <text:p>Brazos County, Texas</text:p>
          </table:table-cell>
          <table:table-cell office:value-type="float" office:value="3259466300" calcext:value-type="float">
            <text:p>3259466300</text:p>
          </table:table-cell>
          <table:table-cell office:value-type="float" office:value="95804450" calcext:value-type="float">
            <text:p>95804450</text:p>
          </table:table-cell>
        </table:table-row>
        <table:table-row table:style-name="ro1">
          <table:table-cell office:value-type="string" calcext:value-type="string">
            <text:p>0500000US48043</text:p>
          </table:table-cell>
          <table:table-cell office:value-type="float" office:value="48043" calcext:value-type="float">
            <text:p>48043</text:p>
          </table:table-cell>
          <table:table-cell office:value-type="string" calcext:value-type="string">
            <text:p>Brewster County, Texas</text:p>
          </table:table-cell>
          <table:table-cell office:value-type="float" office:value="165476100" calcext:value-type="float">
            <text:p>165476100</text:p>
          </table:table-cell>
          <table:table-cell office:value-type="float" office:value="35309571" calcext:value-type="float">
            <text:p>35309571</text:p>
          </table:table-cell>
        </table:table-row>
        <table:table-row table:style-name="ro1">
          <table:table-cell office:value-type="string" calcext:value-type="string">
            <text:p>0500000US48045</text:p>
          </table:table-cell>
          <table:table-cell office:value-type="float" office:value="48045" calcext:value-type="float">
            <text:p>48045</text:p>
          </table:table-cell>
          <table:table-cell office:value-type="string" calcext:value-type="string">
            <text:p>Briscoe County, Texas</text:p>
          </table:table-cell>
          <table:table-cell office:value-type="float" office:value="31031600" calcext:value-type="float">
            <text:p>31031600</text:p>
          </table:table-cell>
          <table:table-cell office:value-type="float" office:value="5129122" calcext:value-type="float">
            <text:p>5129122</text:p>
          </table:table-cell>
        </table:table-row>
        <table:table-row table:style-name="ro1">
          <table:table-cell office:value-type="string" calcext:value-type="string">
            <text:p>0500000US48047</text:p>
          </table:table-cell>
          <table:table-cell office:value-type="float" office:value="48047" calcext:value-type="float">
            <text:p>48047</text:p>
          </table:table-cell>
          <table:table-cell office:value-type="string" calcext:value-type="string">
            <text:p>Brooks County, Texas</text:p>
          </table:table-cell>
          <table:table-cell office:value-type="float" office:value="6549200" calcext:value-type="float">
            <text:p>6549200</text:p>
          </table:table-cell>
          <table:table-cell office:value-type="float" office:value="3861934" calcext:value-type="float">
            <text:p>3861934</text:p>
          </table:table-cell>
        </table:table-row>
        <table:table-row table:style-name="ro1">
          <table:table-cell office:value-type="string" calcext:value-type="string">
            <text:p>0500000US48049</text:p>
          </table:table-cell>
          <table:table-cell office:value-type="float" office:value="48049" calcext:value-type="float">
            <text:p>48049</text:p>
          </table:table-cell>
          <table:table-cell office:value-type="string" calcext:value-type="string">
            <text:p>Brown County, Texas</text:p>
          </table:table-cell>
          <table:table-cell office:value-type="float" office:value="638518700" calcext:value-type="float">
            <text:p>638518700</text:p>
          </table:table-cell>
          <table:table-cell office:value-type="float" office:value="42706821" calcext:value-type="float">
            <text:p>42706821</text:p>
          </table:table-cell>
        </table:table-row>
        <table:table-row table:style-name="ro1">
          <table:table-cell office:value-type="string" calcext:value-type="string">
            <text:p>0500000US48051</text:p>
          </table:table-cell>
          <table:table-cell office:value-type="float" office:value="48051" calcext:value-type="float">
            <text:p>48051</text:p>
          </table:table-cell>
          <table:table-cell office:value-type="string" calcext:value-type="string">
            <text:p>Burleson County, Texas</text:p>
          </table:table-cell>
          <table:table-cell office:value-type="float" office:value="332698800" calcext:value-type="float">
            <text:p>332698800</text:p>
          </table:table-cell>
          <table:table-cell office:value-type="float" office:value="29690544" calcext:value-type="float">
            <text:p>29690544</text:p>
          </table:table-cell>
        </table:table-row>
        <table:table-row table:style-name="ro1">
          <table:table-cell office:value-type="string" calcext:value-type="string">
            <text:p>0500000US48053</text:p>
          </table:table-cell>
          <table:table-cell office:value-type="float" office:value="48053" calcext:value-type="float">
            <text:p>48053</text:p>
          </table:table-cell>
          <table:table-cell office:value-type="string" calcext:value-type="string">
            <text:p>Burnet County, Texas</text:p>
          </table:table-cell>
          <table:table-cell office:value-type="float" office:value="967630100" calcext:value-type="float">
            <text:p>967630100</text:p>
          </table:table-cell>
          <table:table-cell office:value-type="float" office:value="66397766" calcext:value-type="float">
            <text:p>66397766</text:p>
          </table:table-cell>
        </table:table-row>
        <table:table-row table:style-name="ro1">
          <table:table-cell office:value-type="string" calcext:value-type="string">
            <text:p>0500000US48055</text:p>
          </table:table-cell>
          <table:table-cell office:value-type="float" office:value="48055" calcext:value-type="float">
            <text:p>48055</text:p>
          </table:table-cell>
          <table:table-cell office:value-type="string" calcext:value-type="string">
            <text:p>Caldwell County, Texas</text:p>
          </table:table-cell>
          <table:table-cell office:value-type="float" office:value="465657100" calcext:value-type="float">
            <text:p>465657100</text:p>
          </table:table-cell>
          <table:table-cell office:value-type="float" office:value="40927457" calcext:value-type="float">
            <text:p>40927457</text:p>
          </table:table-cell>
        </table:table-row>
        <table:table-row table:style-name="ro1">
          <table:table-cell office:value-type="string" calcext:value-type="string">
            <text:p>0500000US48057</text:p>
          </table:table-cell>
          <table:table-cell office:value-type="float" office:value="48057" calcext:value-type="float">
            <text:p>48057</text:p>
          </table:table-cell>
          <table:table-cell office:value-type="string" calcext:value-type="string">
            <text:p>Calhoun County, Texas</text:p>
          </table:table-cell>
          <table:table-cell office:value-type="float" office:value="305051300" calcext:value-type="float">
            <text:p>305051300</text:p>
          </table:table-cell>
          <table:table-cell office:value-type="float" office:value="21750425" calcext:value-type="float">
            <text:p>21750425</text:p>
          </table:table-cell>
        </table:table-row>
        <table:table-row table:style-name="ro1">
          <table:table-cell office:value-type="string" calcext:value-type="string">
            <text:p>0500000US48059</text:p>
          </table:table-cell>
          <table:table-cell office:value-type="float" office:value="48059" calcext:value-type="float">
            <text:p>48059</text:p>
          </table:table-cell>
          <table:table-cell office:value-type="string" calcext:value-type="string">
            <text:p>Callahan County, Texas</text:p>
          </table:table-cell>
          <table:table-cell office:value-type="float" office:value="266232000" calcext:value-type="float">
            <text:p>266232000</text:p>
          </table:table-cell>
          <table:table-cell office:value-type="float" office:value="25455241" calcext:value-type="float">
            <text:p>25455241</text:p>
          </table:table-cell>
        </table:table-row>
        <table:table-row table:style-name="ro1">
          <table:table-cell office:value-type="string" calcext:value-type="string">
            <text:p>0500000US48061</text:p>
          </table:table-cell>
          <table:table-cell office:value-type="float" office:value="48061" calcext:value-type="float">
            <text:p>48061</text:p>
          </table:table-cell>
          <table:table-cell office:value-type="string" calcext:value-type="string">
            <text:p>Cameron County, Texas</text:p>
          </table:table-cell>
          <table:table-cell office:value-type="float" office:value="1294971400" calcext:value-type="float">
            <text:p>1294971400</text:p>
          </table:table-cell>
          <table:table-cell office:value-type="float" office:value="71132561" calcext:value-type="float">
            <text:p>71132561</text:p>
          </table:table-cell>
        </table:table-row>
        <table:table-row table:style-name="ro1">
          <table:table-cell office:value-type="string" calcext:value-type="string">
            <text:p>0500000US48063</text:p>
          </table:table-cell>
          <table:table-cell office:value-type="float" office:value="48063" calcext:value-type="float">
            <text:p>48063</text:p>
          </table:table-cell>
          <table:table-cell office:value-type="string" calcext:value-type="string">
            <text:p>Camp County, Texas</text:p>
          </table:table-cell>
          <table:table-cell office:value-type="float" office:value="167858500" calcext:value-type="float">
            <text:p>167858500</text:p>
          </table:table-cell>
          <table:table-cell office:value-type="float" office:value="20746451" calcext:value-type="float">
            <text:p>20746451</text:p>
          </table:table-cell>
        </table:table-row>
        <table:table-row table:style-name="ro1">
          <table:table-cell office:value-type="string" calcext:value-type="string">
            <text:p>0500000US48065</text:p>
          </table:table-cell>
          <table:table-cell office:value-type="float" office:value="48065" calcext:value-type="float">
            <text:p>48065</text:p>
          </table:table-cell>
          <table:table-cell office:value-type="string" calcext:value-type="string">
            <text:p>Carson County, Texas</text:p>
          </table:table-cell>
          <table:table-cell office:value-type="float" office:value="159189200" calcext:value-type="float">
            <text:p>159189200</text:p>
          </table:table-cell>
          <table:table-cell office:value-type="float" office:value="12457394" calcext:value-type="float">
            <text:p>12457394</text:p>
          </table:table-cell>
        </table:table-row>
        <table:table-row table:style-name="ro1">
          <table:table-cell office:value-type="string" calcext:value-type="string">
            <text:p>0500000US48067</text:p>
          </table:table-cell>
          <table:table-cell office:value-type="float" office:value="48067" calcext:value-type="float">
            <text:p>48067</text:p>
          </table:table-cell>
          <table:table-cell office:value-type="string" calcext:value-type="string">
            <text:p>Cass County, Texas</text:p>
          </table:table-cell>
          <table:table-cell office:value-type="float" office:value="500440400" calcext:value-type="float">
            <text:p>500440400</text:p>
          </table:table-cell>
          <table:table-cell office:value-type="float" office:value="25555169" calcext:value-type="float">
            <text:p>25555169</text:p>
          </table:table-cell>
        </table:table-row>
        <table:table-row table:style-name="ro1">
          <table:table-cell office:value-type="string" calcext:value-type="string">
            <text:p>0500000US48069</text:p>
          </table:table-cell>
          <table:table-cell office:value-type="float" office:value="48069" calcext:value-type="float">
            <text:p>48069</text:p>
          </table:table-cell>
          <table:table-cell office:value-type="string" calcext:value-type="string">
            <text:p>Castro County, Texas</text:p>
          </table:table-cell>
          <table:table-cell office:value-type="float" office:value="99374500" calcext:value-type="float">
            <text:p>99374500</text:p>
          </table:table-cell>
          <table:table-cell office:value-type="float" office:value="33461650" calcext:value-type="float">
            <text:p>33461650</text:p>
          </table:table-cell>
        </table:table-row>
        <table:table-row table:style-name="ro1">
          <table:table-cell office:value-type="string" calcext:value-type="string">
            <text:p>0500000US48071</text:p>
          </table:table-cell>
          <table:table-cell office:value-type="float" office:value="48071" calcext:value-type="float">
            <text:p>48071</text:p>
          </table:table-cell>
          <table:table-cell office:value-type="string" calcext:value-type="string">
            <text:p>Chambers County, Texas</text:p>
          </table:table-cell>
          <table:table-cell office:value-type="float" office:value="901024600" calcext:value-type="float">
            <text:p>901024600</text:p>
          </table:table-cell>
          <table:table-cell office:value-type="float" office:value="70799448" calcext:value-type="float">
            <text:p>70799448</text:p>
          </table:table-cell>
        </table:table-row>
        <table:table-row table:style-name="ro1">
          <table:table-cell office:value-type="string" calcext:value-type="string">
            <text:p>0500000US48073</text:p>
          </table:table-cell>
          <table:table-cell office:value-type="float" office:value="48073" calcext:value-type="float">
            <text:p>48073</text:p>
          </table:table-cell>
          <table:table-cell office:value-type="string" calcext:value-type="string">
            <text:p>Cherokee County, Texas</text:p>
          </table:table-cell>
          <table:table-cell office:value-type="float" office:value="761508900" calcext:value-type="float">
            <text:p>761508900</text:p>
          </table:table-cell>
          <table:table-cell office:value-type="float" office:value="44948629" calcext:value-type="float">
            <text:p>44948629</text:p>
          </table:table-cell>
        </table:table-row>
        <table:table-row table:style-name="ro1">
          <table:table-cell office:value-type="string" calcext:value-type="string">
            <text:p>0500000US48075</text:p>
          </table:table-cell>
          <table:table-cell office:value-type="float" office:value="48075" calcext:value-type="float">
            <text:p>48075</text:p>
          </table:table-cell>
          <table:table-cell office:value-type="string" calcext:value-type="string">
            <text:p>Childress County, Texas</text:p>
          </table:table-cell>
          <table:table-cell office:value-type="float" office:value="116345200" calcext:value-type="float">
            <text:p>116345200</text:p>
          </table:table-cell>
          <table:table-cell office:value-type="float" office:value="27192952" calcext:value-type="float">
            <text:p>27192952</text:p>
          </table:table-cell>
        </table:table-row>
        <table:table-row table:style-name="ro1">
          <table:table-cell office:value-type="string" calcext:value-type="string">
            <text:p>0500000US48077</text:p>
          </table:table-cell>
          <table:table-cell office:value-type="float" office:value="48077" calcext:value-type="float">
            <text:p>48077</text:p>
          </table:table-cell>
          <table:table-cell office:value-type="string" calcext:value-type="string">
            <text:p>Clay County, Texas</text:p>
          </table:table-cell>
          <table:table-cell office:value-type="float" office:value="263067000" calcext:value-type="float">
            <text:p>263067000</text:p>
          </table:table-cell>
          <table:table-cell office:value-type="float" office:value="24491419" calcext:value-type="float">
            <text:p>24491419</text:p>
          </table:table-cell>
        </table:table-row>
        <table:table-row table:style-name="ro1">
          <table:table-cell office:value-type="string" calcext:value-type="string">
            <text:p>0500000US48079</text:p>
          </table:table-cell>
          <table:table-cell office:value-type="float" office:value="48079" calcext:value-type="float">
            <text:p>48079</text:p>
          </table:table-cell>
          <table:table-cell office:value-type="string" calcext:value-type="string">
            <text:p>Cochran County, Texas</text:p>
          </table:table-cell>
          <table:table-cell office:value-type="float" office:value="35871300" calcext:value-type="float">
            <text:p>35871300</text:p>
          </table:table-cell>
          <table:table-cell office:value-type="float" office:value="7213732" calcext:value-type="float">
            <text:p>7213732</text:p>
          </table:table-cell>
        </table:table-row>
        <table:table-row table:style-name="ro1">
          <table:table-cell office:value-type="string" calcext:value-type="string">
            <text:p>0500000US48081</text:p>
          </table:table-cell>
          <table:table-cell office:value-type="float" office:value="48081" calcext:value-type="float">
            <text:p>48081</text:p>
          </table:table-cell>
          <table:table-cell office:value-type="string" calcext:value-type="string">
            <text:p>Coke County, Texas</text:p>
          </table:table-cell>
          <table:table-cell office:value-type="float" office:value="82983000" calcext:value-type="float">
            <text:p>82983000</text:p>
          </table:table-cell>
          <table:table-cell office:value-type="float" office:value="16280882" calcext:value-type="float">
            <text:p>16280882</text:p>
          </table:table-cell>
        </table:table-row>
        <table:table-row table:style-name="ro1">
          <table:table-cell office:value-type="string" calcext:value-type="string">
            <text:p>0500000US48083</text:p>
          </table:table-cell>
          <table:table-cell office:value-type="float" office:value="48083" calcext:value-type="float">
            <text:p>48083</text:p>
          </table:table-cell>
          <table:table-cell office:value-type="string" calcext:value-type="string">
            <text:p>Coleman County, Texas</text:p>
          </table:table-cell>
          <table:table-cell office:value-type="float" office:value="142731300" calcext:value-type="float">
            <text:p>142731300</text:p>
          </table:table-cell>
          <table:table-cell office:value-type="float" office:value="17110675" calcext:value-type="float">
            <text:p>17110675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23380673400" calcext:value-type="float">
            <text:p>23380673400</text:p>
          </table:table-cell>
          <table:table-cell office:value-type="float" office:value="318403544" calcext:value-type="float">
            <text:p>318403544</text:p>
          </table:table-cell>
        </table:table-row>
        <table:table-row table:style-name="ro1">
          <table:table-cell office:value-type="string" calcext:value-type="string">
            <text:p>0500000US48087</text:p>
          </table:table-cell>
          <table:table-cell office:value-type="float" office:value="48087" calcext:value-type="float">
            <text:p>48087</text:p>
          </table:table-cell>
          <table:table-cell office:value-type="string" calcext:value-type="string">
            <text:p>Collingsworth County, Texas</text:p>
          </table:table-cell>
          <table:table-cell office:value-type="float" office:value="48877400" calcext:value-type="float">
            <text:p>48877400</text:p>
          </table:table-cell>
          <table:table-cell office:value-type="float" office:value="6354842" calcext:value-type="float">
            <text:p>6354842</text:p>
          </table:table-cell>
        </table:table-row>
        <table:table-row table:style-name="ro1">
          <table:table-cell office:value-type="string" calcext:value-type="string">
            <text:p>0500000US48089</text:p>
          </table:table-cell>
          <table:table-cell office:value-type="float" office:value="48089" calcext:value-type="float">
            <text:p>48089</text:p>
          </table:table-cell>
          <table:table-cell office:value-type="string" calcext:value-type="string">
            <text:p>Colorado County, Texas</text:p>
          </table:table-cell>
          <table:table-cell office:value-type="float" office:value="381380100" calcext:value-type="float">
            <text:p>381380100</text:p>
          </table:table-cell>
          <table:table-cell office:value-type="float" office:value="37898594" calcext:value-type="float">
            <text:p>37898594</text:p>
          </table:table-cell>
        </table:table-row>
        <table:table-row table:style-name="ro1">
          <table:table-cell office:value-type="string" calcext:value-type="string">
            <text:p>0500000US48091</text:p>
          </table:table-cell>
          <table:table-cell office:value-type="float" office:value="48091" calcext:value-type="float">
            <text:p>48091</text:p>
          </table:table-cell>
          <table:table-cell office:value-type="string" calcext:value-type="string">
            <text:p>Comal County, Texas</text:p>
          </table:table-cell>
          <table:table-cell office:value-type="float" office:value="3096072000" calcext:value-type="float">
            <text:p>3096072000</text:p>
          </table:table-cell>
          <table:table-cell office:value-type="float" office:value="114644629" calcext:value-type="float">
            <text:p>114644629</text:p>
          </table:table-cell>
        </table:table-row>
        <table:table-row table:style-name="ro1">
          <table:table-cell office:value-type="string" calcext:value-type="string">
            <text:p>0500000US48093</text:p>
          </table:table-cell>
          <table:table-cell office:value-type="float" office:value="48093" calcext:value-type="float">
            <text:p>48093</text:p>
          </table:table-cell>
          <table:table-cell office:value-type="string" calcext:value-type="string">
            <text:p>Comanche County, Texas</text:p>
          </table:table-cell>
          <table:table-cell office:value-type="float" office:value="207336000" calcext:value-type="float">
            <text:p>207336000</text:p>
          </table:table-cell>
          <table:table-cell office:value-type="float" office:value="15196934" calcext:value-type="float">
            <text:p>15196934</text:p>
          </table:table-cell>
        </table:table-row>
        <table:table-row table:style-name="ro1">
          <table:table-cell office:value-type="string" calcext:value-type="string">
            <text:p>0500000US48095</text:p>
          </table:table-cell>
          <table:table-cell office:value-type="float" office:value="48095" calcext:value-type="float">
            <text:p>48095</text:p>
          </table:table-cell>
          <table:table-cell office:value-type="string" calcext:value-type="string">
            <text:p>Concho County, Texas</text:p>
          </table:table-cell>
          <table:table-cell office:value-type="float" office:value="44154000" calcext:value-type="float">
            <text:p>44154000</text:p>
          </table:table-cell>
          <table:table-cell office:value-type="float" office:value="7253177" calcext:value-type="float">
            <text:p>7253177</text:p>
          </table:table-cell>
        </table:table-row>
        <table:table-row table:style-name="ro1">
          <table:table-cell office:value-type="string" calcext:value-type="string">
            <text:p>0500000US48097</text:p>
          </table:table-cell>
          <table:table-cell office:value-type="float" office:value="48097" calcext:value-type="float">
            <text:p>48097</text:p>
          </table:table-cell>
          <table:table-cell office:value-type="string" calcext:value-type="string">
            <text:p>Cooke County, Texas</text:p>
          </table:table-cell>
          <table:table-cell office:value-type="float" office:value="888846000" calcext:value-type="float">
            <text:p>888846000</text:p>
          </table:table-cell>
          <table:table-cell office:value-type="float" office:value="50397616" calcext:value-type="float">
            <text:p>50397616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983718200" calcext:value-type="float">
            <text:p>983718200</text:p>
          </table:table-cell>
          <table:table-cell office:value-type="float" office:value="48099831" calcext:value-type="float">
            <text:p>48099831</text:p>
          </table:table-cell>
        </table:table-row>
        <table:table-row table:style-name="ro1">
          <table:table-cell office:value-type="string" calcext:value-type="string">
            <text:p>0500000US48101</text:p>
          </table:table-cell>
          <table:table-cell office:value-type="float" office:value="48101" calcext:value-type="float">
            <text:p>48101</text:p>
          </table:table-cell>
          <table:table-cell office:value-type="string" calcext:value-type="string">
            <text:p>Cottle County, Texas</text:p>
          </table:table-cell>
          <table:table-cell office:value-type="float" office:value="21424000" calcext:value-type="float">
            <text:p>21424000</text:p>
          </table:table-cell>
          <table:table-cell office:value-type="float" office:value="4528285" calcext:value-type="float">
            <text:p>4528285</text:p>
          </table:table-cell>
        </table:table-row>
        <table:table-row table:style-name="ro1">
          <table:table-cell office:value-type="string" calcext:value-type="string">
            <text:p>0500000US48103</text:p>
          </table:table-cell>
          <table:table-cell office:value-type="float" office:value="48103" calcext:value-type="float">
            <text:p>48103</text:p>
          </table:table-cell>
          <table:table-cell office:value-type="string" calcext:value-type="string">
            <text:p>Crane County, Texas</text:p>
          </table:table-cell>
          <table:table-cell office:value-type="float" office:value="55880700" calcext:value-type="float">
            <text:p>55880700</text:p>
          </table:table-cell>
          <table:table-cell office:value-type="float" office:value="11324577" calcext:value-type="float">
            <text:p>11324577</text:p>
          </table:table-cell>
        </table:table-row>
        <table:table-row table:style-name="ro1">
          <table:table-cell office:value-type="string" calcext:value-type="string">
            <text:p>0500000US48105</text:p>
          </table:table-cell>
          <table:table-cell office:value-type="float" office:value="48105" calcext:value-type="float">
            <text:p>48105</text:p>
          </table:table-cell>
          <table:table-cell office:value-type="string" calcext:value-type="string">
            <text:p>Crockett County, Texas</text:p>
          </table:table-cell>
          <table:table-cell office:value-type="float" office:value="49422800" calcext:value-type="float">
            <text:p>49422800</text:p>
          </table:table-cell>
          <table:table-cell office:value-type="float" office:value="12550710" calcext:value-type="float">
            <text:p>12550710</text:p>
          </table:table-cell>
        </table:table-row>
        <table:table-row table:style-name="ro1">
          <table:table-cell office:value-type="string" calcext:value-type="string">
            <text:p>0500000US48107</text:p>
          </table:table-cell>
          <table:table-cell office:value-type="float" office:value="48107" calcext:value-type="float">
            <text:p>48107</text:p>
          </table:table-cell>
          <table:table-cell office:value-type="string" calcext:value-type="string">
            <text:p>Crosby County, Texas</text:p>
          </table:table-cell>
          <table:table-cell office:value-type="float" office:value="69999100" calcext:value-type="float">
            <text:p>69999100</text:p>
          </table:table-cell>
          <table:table-cell office:value-type="float" office:value="8928549" calcext:value-type="float">
            <text:p>8928549</text:p>
          </table:table-cell>
        </table:table-row>
        <table:table-row table:style-name="ro1">
          <table:table-cell office:value-type="string" calcext:value-type="string">
            <text:p>0500000US48109</text:p>
          </table:table-cell>
          <table:table-cell office:value-type="float" office:value="48109" calcext:value-type="float">
            <text:p>48109</text:p>
          </table:table-cell>
          <table:table-cell office:value-type="string" calcext:value-type="string">
            <text:p>Culberson County, Texas</text:p>
          </table:table-cell>
          <table:table-cell office:value-type="float" office:value="9438800" calcext:value-type="float">
            <text:p>9438800</text:p>
          </table:table-cell>
          <table:table-cell office:value-type="float" office:value="3479961" calcext:value-type="float">
            <text:p>3479961</text:p>
          </table:table-cell>
        </table:table-row>
        <table:table-row table:style-name="ro1">
          <table:table-cell office:value-type="string" calcext:value-type="string">
            <text:p>0500000US48111</text:p>
          </table:table-cell>
          <table:table-cell office:value-type="float" office:value="48111" calcext:value-type="float">
            <text:p>48111</text:p>
          </table:table-cell>
          <table:table-cell office:value-type="string" calcext:value-type="string">
            <text:p>Dallam County, Texas</text:p>
          </table:table-cell>
          <table:table-cell office:value-type="float" office:value="95240600" calcext:value-type="float">
            <text:p>95240600</text:p>
          </table:table-cell>
          <table:table-cell office:value-type="float" office:value="8192085" calcext:value-type="float">
            <text:p>8192085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37497947300" calcext:value-type="float">
            <text:p>37497947300</text:p>
          </table:table-cell>
          <table:table-cell office:value-type="float" office:value="548323195" calcext:value-type="float">
            <text:p>548323195</text:p>
          </table:table-cell>
        </table:table-row>
        <table:table-row table:style-name="ro1">
          <table:table-cell office:value-type="string" calcext:value-type="string">
            <text:p>0500000US48115</text:p>
          </table:table-cell>
          <table:table-cell office:value-type="float" office:value="48115" calcext:value-type="float">
            <text:p>48115</text:p>
          </table:table-cell>
          <table:table-cell office:value-type="string" calcext:value-type="string">
            <text:p>Dawson County, Texas</text:p>
          </table:table-cell>
          <table:table-cell office:value-type="float" office:value="162813600" calcext:value-type="float">
            <text:p>162813600</text:p>
          </table:table-cell>
          <table:table-cell office:value-type="float" office:value="22115087" calcext:value-type="float">
            <text:p>22115087</text:p>
          </table:table-cell>
        </table:table-row>
        <table:table-row table:style-name="ro1">
          <table:table-cell office:value-type="string" calcext:value-type="string">
            <text:p>0500000US48117</text:p>
          </table:table-cell>
          <table:table-cell office:value-type="float" office:value="48117" calcext:value-type="float">
            <text:p>48117</text:p>
          </table:table-cell>
          <table:table-cell office:value-type="string" calcext:value-type="string">
            <text:p>Deaf Smith County, Texas</text:p>
          </table:table-cell>
          <table:table-cell office:value-type="float" office:value="172639100" calcext:value-type="float">
            <text:p>172639100</text:p>
          </table:table-cell>
          <table:table-cell office:value-type="float" office:value="14734859" calcext:value-type="float">
            <text:p>14734859</text:p>
          </table:table-cell>
        </table:table-row>
        <table:table-row table:style-name="ro1">
          <table:table-cell office:value-type="string" calcext:value-type="string">
            <text:p>0500000US48119</text:p>
          </table:table-cell>
          <table:table-cell office:value-type="float" office:value="48119" calcext:value-type="float">
            <text:p>48119</text:p>
          </table:table-cell>
          <table:table-cell office:value-type="string" calcext:value-type="string">
            <text:p>Delta County, Texas</text:p>
          </table:table-cell>
          <table:table-cell office:value-type="float" office:value="96410000" calcext:value-type="float">
            <text:p>96410000</text:p>
          </table:table-cell>
          <table:table-cell office:value-type="float" office:value="10514297" calcext:value-type="float">
            <text:p>10514297</text:p>
          </table:table-cell>
        </table:table-row>
        <table:table-row table:style-name="ro1">
          <table:table-cell office:value-type="string" calcext:value-type="string">
            <text:p>0500000US48121</text:p>
          </table:table-cell>
          <table:table-cell office:value-type="float" office:value="48121" calcext:value-type="float">
            <text:p>48121</text:p>
          </table:table-cell>
          <table:table-cell office:value-type="string" calcext:value-type="string">
            <text:p>Denton County, Texas</text:p>
          </table:table-cell>
          <table:table-cell office:value-type="float" office:value="18527961100" calcext:value-type="float">
            <text:p>18527961100</text:p>
          </table:table-cell>
          <table:table-cell office:value-type="float" office:value="243900612" calcext:value-type="float">
            <text:p>243900612</text:p>
          </table:table-cell>
        </table:table-row>
        <table:table-row table:style-name="ro1">
          <table:table-cell office:value-type="string" calcext:value-type="string">
            <text:p>0500000US48123</text:p>
          </table:table-cell>
          <table:table-cell office:value-type="float" office:value="48123" calcext:value-type="float">
            <text:p>48123</text:p>
          </table:table-cell>
          <table:table-cell office:value-type="string" calcext:value-type="string">
            <text:p>DeWitt County, Texas</text:p>
          </table:table-cell>
          <table:table-cell office:value-type="float" office:value="419280300" calcext:value-type="float">
            <text:p>419280300</text:p>
          </table:table-cell>
          <table:table-cell office:value-type="float" office:value="51365762" calcext:value-type="float">
            <text:p>51365762</text:p>
          </table:table-cell>
        </table:table-row>
        <table:table-row table:style-name="ro1">
          <table:table-cell office:value-type="string" calcext:value-type="string">
            <text:p>0500000US48125</text:p>
          </table:table-cell>
          <table:table-cell office:value-type="float" office:value="48125" calcext:value-type="float">
            <text:p>48125</text:p>
          </table:table-cell>
          <table:table-cell office:value-type="string" calcext:value-type="string">
            <text:p>Dickens County, Texas</text:p>
          </table:table-cell>
          <table:table-cell office:value-type="float" office:value="41054500" calcext:value-type="float">
            <text:p>41054500</text:p>
          </table:table-cell>
          <table:table-cell office:value-type="float" office:value="6056153" calcext:value-type="float">
            <text:p>6056153</text:p>
          </table:table-cell>
        </table:table-row>
        <table:table-row table:style-name="ro1">
          <table:table-cell office:value-type="string" calcext:value-type="string">
            <text:p>0500000US48127</text:p>
          </table:table-cell>
          <table:table-cell office:value-type="float" office:value="48127" calcext:value-type="float">
            <text:p>48127</text:p>
          </table:table-cell>
          <table:table-cell office:value-type="string" calcext:value-type="string">
            <text:p>Dimmit County, Texas</text:p>
          </table:table-cell>
          <table:table-cell office:value-type="float" office:value="49225500" calcext:value-type="float">
            <text:p>49225500</text:p>
          </table:table-cell>
          <table:table-cell office:value-type="float" office:value="19216402" calcext:value-type="float">
            <text:p>19216402</text:p>
          </table:table-cell>
        </table:table-row>
        <table:table-row table:style-name="ro1">
          <table:table-cell office:value-type="string" calcext:value-type="string">
            <text:p>0500000US48129</text:p>
          </table:table-cell>
          <table:table-cell office:value-type="float" office:value="48129" calcext:value-type="float">
            <text:p>48129</text:p>
          </table:table-cell>
          <table:table-cell office:value-type="string" calcext:value-type="string">
            <text:p>Donley County, Texas</text:p>
          </table:table-cell>
          <table:table-cell office:value-type="float" office:value="58563500" calcext:value-type="float">
            <text:p>58563500</text:p>
          </table:table-cell>
          <table:table-cell office:value-type="float" office:value="5719491" calcext:value-type="float">
            <text:p>5719491</text:p>
          </table:table-cell>
        </table:table-row>
        <table:table-row table:style-name="ro1">
          <table:table-cell office:value-type="string" calcext:value-type="string">
            <text:p>0500000US48131</text:p>
          </table:table-cell>
          <table:table-cell office:value-type="float" office:value="48131" calcext:value-type="float">
            <text:p>48131</text:p>
          </table:table-cell>
          <table:table-cell office:value-type="string" calcext:value-type="string">
            <text:p>Duval County, Texas</text:p>
          </table:table-cell>
          <table:table-cell office:value-type="float" office:value="37871100" calcext:value-type="float">
            <text:p>37871100</text:p>
          </table:table-cell>
          <table:table-cell office:value-type="float" office:value="15223658" calcext:value-type="float">
            <text:p>15223658</text:p>
          </table:table-cell>
        </table:table-row>
        <table:table-row table:style-name="ro1">
          <table:table-cell office:value-type="string" calcext:value-type="string">
            <text:p>0500000US48133</text:p>
          </table:table-cell>
          <table:table-cell office:value-type="float" office:value="48133" calcext:value-type="float">
            <text:p>48133</text:p>
          </table:table-cell>
          <table:table-cell office:value-type="string" calcext:value-type="string">
            <text:p>Eastland County, Texas</text:p>
          </table:table-cell>
          <table:table-cell office:value-type="float" office:value="350188800" calcext:value-type="float">
            <text:p>350188800</text:p>
          </table:table-cell>
          <table:table-cell office:value-type="float" office:value="60173891" calcext:value-type="float">
            <text:p>60173891</text:p>
          </table:table-cell>
        </table:table-row>
        <table:table-row table:style-name="ro1">
          <table:table-cell office:value-type="string" calcext:value-type="string">
            <text:p>0500000US48135</text:p>
          </table:table-cell>
          <table:table-cell office:value-type="float" office:value="48135" calcext:value-type="float">
            <text:p>48135</text:p>
          </table:table-cell>
          <table:table-cell office:value-type="string" calcext:value-type="string">
            <text:p>Ector County, Texas</text:p>
          </table:table-cell>
          <table:table-cell office:value-type="float" office:value="1884028900" calcext:value-type="float">
            <text:p>1884028900</text:p>
          </table:table-cell>
          <table:table-cell office:value-type="float" office:value="82472355" calcext:value-type="float">
            <text:p>82472355</text:p>
          </table:table-cell>
        </table:table-row>
        <table:table-row table:style-name="ro1">
          <table:table-cell office:value-type="string" calcext:value-type="string">
            <text:p>0500000US48137</text:p>
          </table:table-cell>
          <table:table-cell office:value-type="float" office:value="48137" calcext:value-type="float">
            <text:p>48137</text:p>
          </table:table-cell>
          <table:table-cell office:value-type="string" calcext:value-type="string">
            <text:p>Edwards County, Texas</text:p>
          </table:table-cell>
          <table:table-cell office:value-type="float" office:value="27813000" calcext:value-type="float">
            <text:p>27813000</text:p>
          </table:table-cell>
          <table:table-cell office:value-type="float" office:value="7527837" calcext:value-type="float">
            <text:p>7527837</text:p>
          </table:table-cell>
        </table:table-row>
        <table:table-row table:style-name="ro1">
          <table:table-cell office:value-type="string" calcext:value-type="string">
            <text:p>0500000US48139</text:p>
          </table:table-cell>
          <table:table-cell office:value-type="float" office:value="48139" calcext:value-type="float">
            <text:p>48139</text:p>
          </table:table-cell>
          <table:table-cell office:value-type="string" calcext:value-type="string">
            <text:p>Ellis County, Texas</text:p>
          </table:table-cell>
          <table:table-cell office:value-type="float" office:value="3125639000" calcext:value-type="float">
            <text:p>3125639000</text:p>
          </table:table-cell>
          <table:table-cell office:value-type="float" office:value="84757395" calcext:value-type="float">
            <text:p>84757395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3649713800" calcext:value-type="float">
            <text:p>3649713800</text:p>
          </table:table-cell>
          <table:table-cell office:value-type="float" office:value="126743808" calcext:value-type="float">
            <text:p>126743808</text:p>
          </table:table-cell>
        </table:table-row>
        <table:table-row table:style-name="ro1">
          <table:table-cell office:value-type="string" calcext:value-type="string">
            <text:p>0500000US48143</text:p>
          </table:table-cell>
          <table:table-cell office:value-type="float" office:value="48143" calcext:value-type="float">
            <text:p>48143</text:p>
          </table:table-cell>
          <table:table-cell office:value-type="string" calcext:value-type="string">
            <text:p>Erath County, Texas</text:p>
          </table:table-cell>
          <table:table-cell office:value-type="float" office:value="697969100" calcext:value-type="float">
            <text:p>697969100</text:p>
          </table:table-cell>
          <table:table-cell office:value-type="float" office:value="50575668" calcext:value-type="float">
            <text:p>50575668</text:p>
          </table:table-cell>
        </table:table-row>
        <table:table-row table:style-name="ro1">
          <table:table-cell office:value-type="string" calcext:value-type="string">
            <text:p>0500000US48145</text:p>
          </table:table-cell>
          <table:table-cell office:value-type="float" office:value="48145" calcext:value-type="float">
            <text:p>48145</text:p>
          </table:table-cell>
          <table:table-cell office:value-type="string" calcext:value-type="string">
            <text:p>Falls County, Texas</text:p>
          </table:table-cell>
          <table:table-cell office:value-type="float" office:value="194897300" calcext:value-type="float">
            <text:p>194897300</text:p>
          </table:table-cell>
          <table:table-cell office:value-type="float" office:value="13439044" calcext:value-type="float">
            <text:p>13439044</text:p>
          </table:table-cell>
        </table:table-row>
        <table:table-row table:style-name="ro1">
          <table:table-cell office:value-type="string" calcext:value-type="string">
            <text:p>0500000US4814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Fannin County, Texas</text:p>
          </table:table-cell>
          <table:table-cell office:value-type="float" office:value="605620500" calcext:value-type="float">
            <text:p>605620500</text:p>
          </table:table-cell>
          <table:table-cell office:value-type="float" office:value="26466827" calcext:value-type="float">
            <text:p>26466827</text:p>
          </table:table-cell>
        </table:table-row>
        <table:table-row table:style-name="ro1">
          <table:table-cell office:value-type="string" calcext:value-type="string">
            <text:p>0500000US48149</text:p>
          </table:table-cell>
          <table:table-cell office:value-type="float" office:value="48149" calcext:value-type="float">
            <text:p>48149</text:p>
          </table:table-cell>
          <table:table-cell office:value-type="string" calcext:value-type="string">
            <text:p>Fayette County, Texas</text:p>
          </table:table-cell>
          <table:table-cell office:value-type="float" office:value="570918800" calcext:value-type="float">
            <text:p>570918800</text:p>
          </table:table-cell>
          <table:table-cell office:value-type="float" office:value="57282952" calcext:value-type="float">
            <text:p>57282952</text:p>
          </table:table-cell>
        </table:table-row>
        <table:table-row table:style-name="ro1">
          <table:table-cell office:value-type="string" calcext:value-type="string">
            <text:p>0500000US48151</text:p>
          </table:table-cell>
          <table:table-cell office:value-type="float" office:value="48151" calcext:value-type="float">
            <text:p>48151</text:p>
          </table:table-cell>
          <table:table-cell office:value-type="string" calcext:value-type="string">
            <text:p>Fisher County, Texas</text:p>
          </table:table-cell>
          <table:table-cell office:value-type="float" office:value="81160600" calcext:value-type="float">
            <text:p>81160600</text:p>
          </table:table-cell>
          <table:table-cell office:value-type="float" office:value="15021081" calcext:value-type="float">
            <text:p>15021081</text:p>
          </table:table-cell>
        </table:table-row>
        <table:table-row table:style-name="ro1">
          <table:table-cell office:value-type="string" calcext:value-type="string">
            <text:p>0500000US48153</text:p>
          </table:table-cell>
          <table:table-cell office:value-type="float" office:value="48153" calcext:value-type="float">
            <text:p>48153</text:p>
          </table:table-cell>
          <table:table-cell office:value-type="string" calcext:value-type="string">
            <text:p>Floyd County, Texas</text:p>
          </table:table-cell>
          <table:table-cell office:value-type="float" office:value="82974200" calcext:value-type="float">
            <text:p>82974200</text:p>
          </table:table-cell>
          <table:table-cell office:value-type="float" office:value="10968318" calcext:value-type="float">
            <text:p>10968318</text:p>
          </table:table-cell>
        </table:table-row>
        <table:table-row table:style-name="ro1">
          <table:table-cell office:value-type="string" calcext:value-type="string">
            <text:p>0500000US48155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Foard County, Texas</text:p>
          </table:table-cell>
          <table:table-cell office:value-type="float" office:value="21225400" calcext:value-type="float">
            <text:p>21225400</text:p>
          </table:table-cell>
          <table:table-cell office:value-type="float" office:value="4044925" calcext:value-type="float">
            <text:p>4044925</text:p>
          </table:table-cell>
        </table:table-row>
        <table:table-row table:style-name="ro1">
          <table:table-cell office:value-type="string" calcext:value-type="string">
            <text:p>0500000US48157</text:p>
          </table:table-cell>
          <table:table-cell office:value-type="float" office:value="48157" calcext:value-type="float">
            <text:p>48157</text:p>
          </table:table-cell>
          <table:table-cell office:value-type="string" calcext:value-type="string">
            <text:p>Fort Bend County, Texas</text:p>
          </table:table-cell>
          <table:table-cell office:value-type="float" office:value="11538643200" calcext:value-type="float">
            <text:p>11538643200</text:p>
          </table:table-cell>
          <table:table-cell office:value-type="float" office:value="288925783" calcext:value-type="float">
            <text:p>288925783</text:p>
          </table:table-cell>
        </table:table-row>
        <table:table-row table:style-name="ro1">
          <table:table-cell office:value-type="string" calcext:value-type="string">
            <text:p>0500000US48159</text:p>
          </table:table-cell>
          <table:table-cell office:value-type="float" office:value="48159" calcext:value-type="float">
            <text:p>48159</text:p>
          </table:table-cell>
          <table:table-cell office:value-type="string" calcext:value-type="string">
            <text:p>Franklin County, Texas</text:p>
          </table:table-cell>
          <table:table-cell office:value-type="float" office:value="254578600" calcext:value-type="float">
            <text:p>254578600</text:p>
          </table:table-cell>
          <table:table-cell office:value-type="float" office:value="48027855" calcext:value-type="float">
            <text:p>48027855</text:p>
          </table:table-cell>
        </table:table-row>
        <table:table-row table:style-name="ro1">
          <table:table-cell office:value-type="string" calcext:value-type="string">
            <text:p>0500000US48161</text:p>
          </table:table-cell>
          <table:table-cell office:value-type="float" office:value="48161" calcext:value-type="float">
            <text:p>48161</text:p>
          </table:table-cell>
          <table:table-cell office:value-type="string" calcext:value-type="string">
            <text:p>Freestone County, Texas</text:p>
          </table:table-cell>
          <table:table-cell office:value-type="float" office:value="378392700" calcext:value-type="float">
            <text:p>378392700</text:p>
          </table:table-cell>
          <table:table-cell office:value-type="float" office:value="27293686" calcext:value-type="float">
            <text:p>27293686</text:p>
          </table:table-cell>
        </table:table-row>
        <table:table-row table:style-name="ro1">
          <table:table-cell office:value-type="string" calcext:value-type="string">
            <text:p>0500000US48163</text:p>
          </table:table-cell>
          <table:table-cell office:value-type="float" office:value="48163" calcext:value-type="float">
            <text:p>48163</text:p>
          </table:table-cell>
          <table:table-cell office:value-type="string" calcext:value-type="string">
            <text:p>Frio County, Texas</text:p>
          </table:table-cell>
          <table:table-cell office:value-type="float" office:value="100102000" calcext:value-type="float">
            <text:p>100102000</text:p>
          </table:table-cell>
          <table:table-cell office:value-type="float" office:value="32558715" calcext:value-type="float">
            <text:p>32558715</text:p>
          </table:table-cell>
        </table:table-row>
        <table:table-row table:style-name="ro1">
          <table:table-cell office:value-type="string" calcext:value-type="string">
            <text:p>0500000US48165</text:p>
          </table:table-cell>
          <table:table-cell office:value-type="float" office:value="48165" calcext:value-type="float">
            <text:p>48165</text:p>
          </table:table-cell>
          <table:table-cell office:value-type="string" calcext:value-type="string">
            <text:p>Gaines County, Texas</text:p>
          </table:table-cell>
          <table:table-cell office:value-type="float" office:value="255688400" calcext:value-type="float">
            <text:p>255688400</text:p>
          </table:table-cell>
          <table:table-cell office:value-type="float" office:value="34137292" calcext:value-type="float">
            <text:p>34137292</text:p>
          </table:table-cell>
        </table:table-row>
        <table:table-row table:style-name="ro1">
          <table:table-cell office:value-type="string" calcext:value-type="string">
            <text:p>0500000US48167</text:p>
          </table:table-cell>
          <table:table-cell office:value-type="float" office:value="48167" calcext:value-type="float">
            <text:p>48167</text:p>
          </table:table-cell>
          <table:table-cell office:value-type="string" calcext:value-type="string">
            <text:p>Galveston County, Texas</text:p>
          </table:table-cell>
          <table:table-cell office:value-type="float" office:value="6920418200" calcext:value-type="float">
            <text:p>6920418200</text:p>
          </table:table-cell>
          <table:table-cell office:value-type="float" office:value="158858164" calcext:value-type="float">
            <text:p>158858164</text:p>
          </table:table-cell>
        </table:table-row>
        <table:table-row table:style-name="ro1">
          <table:table-cell office:value-type="string" calcext:value-type="string">
            <text:p>0500000US48169</text:p>
          </table:table-cell>
          <table:table-cell office:value-type="float" office:value="48169" calcext:value-type="float">
            <text:p>48169</text:p>
          </table:table-cell>
          <table:table-cell office:value-type="string" calcext:value-type="string">
            <text:p>Garza County, Texas</text:p>
          </table:table-cell>
          <table:table-cell office:value-type="float" office:value="84404700" calcext:value-type="float">
            <text:p>84404700</text:p>
          </table:table-cell>
          <table:table-cell office:value-type="float" office:value="22372936" calcext:value-type="float">
            <text:p>22372936</text:p>
          </table:table-cell>
        </table:table-row>
        <table:table-row table:style-name="ro1">
          <table:table-cell office:value-type="string" calcext:value-type="string">
            <text:p>0500000US48171</text:p>
          </table:table-cell>
          <table:table-cell office:value-type="float" office:value="48171" calcext:value-type="float">
            <text:p>48171</text:p>
          </table:table-cell>
          <table:table-cell office:value-type="string" calcext:value-type="string">
            <text:p>Gillespie County, Texas</text:p>
          </table:table-cell>
          <table:table-cell office:value-type="float" office:value="663727100" calcext:value-type="float">
            <text:p>663727100</text:p>
          </table:table-cell>
          <table:table-cell office:value-type="float" office:value="44979548" calcext:value-type="float">
            <text:p>44979548</text:p>
          </table:table-cell>
        </table:table-row>
        <table:table-row table:style-name="ro1">
          <table:table-cell office:value-type="string" calcext:value-type="string">
            <text:p>0500000US48173</text:p>
          </table:table-cell>
          <table:table-cell office:value-type="float" office:value="48173" calcext:value-type="float">
            <text:p>48173</text:p>
          </table:table-cell>
          <table:table-cell office:value-type="string" calcext:value-type="string">
            <text:p>Glasscock County, Texas</text:p>
          </table:table-cell>
          <table:table-cell office:value-type="float" office:value="34732400" calcext:value-type="float">
            <text:p>34732400</text:p>
          </table:table-cell>
          <table:table-cell office:value-type="float" office:value="9099257" calcext:value-type="float">
            <text:p>9099257</text:p>
          </table:table-cell>
        </table:table-row>
        <table:table-row table:style-name="ro1">
          <table:table-cell office:value-type="string" calcext:value-type="string">
            <text:p>0500000US48175</text:p>
          </table:table-cell>
          <table:table-cell office:value-type="float" office:value="48175" calcext:value-type="float">
            <text:p>48175</text:p>
          </table:table-cell>
          <table:table-cell office:value-type="string" calcext:value-type="string">
            <text:p>Goliad County, Texas</text:p>
          </table:table-cell>
          <table:table-cell office:value-type="float" office:value="149903400" calcext:value-type="float">
            <text:p>149903400</text:p>
          </table:table-cell>
          <table:table-cell office:value-type="float" office:value="19231495" calcext:value-type="float">
            <text:p>19231495</text:p>
          </table:table-cell>
        </table:table-row>
        <table:table-row table:style-name="ro1">
          <table:table-cell office:value-type="string" calcext:value-type="string">
            <text:p>0500000US48177</text:p>
          </table:table-cell>
          <table:table-cell office:value-type="float" office:value="48177" calcext:value-type="float">
            <text:p>48177</text:p>
          </table:table-cell>
          <table:table-cell office:value-type="string" calcext:value-type="string">
            <text:p>Gonzales County, Texas</text:p>
          </table:table-cell>
          <table:table-cell office:value-type="float" office:value="255249900" calcext:value-type="float">
            <text:p>255249900</text:p>
          </table:table-cell>
          <table:table-cell office:value-type="float" office:value="22751911" calcext:value-type="float">
            <text:p>22751911</text:p>
          </table:table-cell>
        </table:table-row>
        <table:table-row table:style-name="ro1">
          <table:table-cell office:value-type="string" calcext:value-type="string">
            <text:p>0500000US48179</text:p>
          </table:table-cell>
          <table:table-cell office:value-type="float" office:value="48179" calcext:value-type="float">
            <text:p>48179</text:p>
          </table:table-cell>
          <table:table-cell office:value-type="string" calcext:value-type="string">
            <text:p>Gray County, Texas</text:p>
          </table:table-cell>
          <table:table-cell office:value-type="float" office:value="393542200" calcext:value-type="float">
            <text:p>393542200</text:p>
          </table:table-cell>
          <table:table-cell office:value-type="float" office:value="22629151" calcext:value-type="float">
            <text:p>22629151</text:p>
          </table:table-cell>
        </table:table-row>
        <table:table-row table:style-name="ro1">
          <table:table-cell office:value-type="string" calcext:value-type="string">
            <text:p>0500000US48181</text:p>
          </table:table-cell>
          <table:table-cell office:value-type="float" office:value="48181" calcext:value-type="float">
            <text:p>48181</text:p>
          </table:table-cell>
          <table:table-cell office:value-type="string" calcext:value-type="string">
            <text:p>Grayson County, Texas</text:p>
          </table:table-cell>
          <table:table-cell office:value-type="float" office:value="2621659300" calcext:value-type="float">
            <text:p>2621659300</text:p>
          </table:table-cell>
          <table:table-cell office:value-type="float" office:value="78246477" calcext:value-type="float">
            <text:p>78246477</text:p>
          </table:table-cell>
        </table:table-row>
        <table:table-row table:style-name="ro1">
          <table:table-cell office:value-type="string" calcext:value-type="string">
            <text:p>0500000US48183</text:p>
          </table:table-cell>
          <table:table-cell office:value-type="float" office:value="48183" calcext:value-type="float">
            <text:p>48183</text:p>
          </table:table-cell>
          <table:table-cell office:value-type="string" calcext:value-type="string">
            <text:p>Gregg County, Texas</text:p>
          </table:table-cell>
          <table:table-cell office:value-type="float" office:value="2172769500" calcext:value-type="float">
            <text:p>2172769500</text:p>
          </table:table-cell>
          <table:table-cell office:value-type="float" office:value="83011701" calcext:value-type="float">
            <text:p>83011701</text:p>
          </table:table-cell>
        </table:table-row>
        <table:table-row table:style-name="ro1">
          <table:table-cell office:value-type="string" calcext:value-type="string">
            <text:p>0500000US48185</text:p>
          </table:table-cell>
          <table:table-cell office:value-type="float" office:value="48185" calcext:value-type="float">
            <text:p>48185</text:p>
          </table:table-cell>
          <table:table-cell office:value-type="string" calcext:value-type="string">
            <text:p>Grimes County, Texas</text:p>
          </table:table-cell>
          <table:table-cell office:value-type="float" office:value="417735400" calcext:value-type="float">
            <text:p>417735400</text:p>
          </table:table-cell>
          <table:table-cell office:value-type="float" office:value="38106569" calcext:value-type="float">
            <text:p>38106569</text:p>
          </table:table-cell>
        </table:table-row>
        <table:table-row table:style-name="ro1">
          <table:table-cell office:value-type="string" calcext:value-type="string">
            <text:p>0500000US48187</text:p>
          </table:table-cell>
          <table:table-cell office:value-type="float" office:value="48187" calcext:value-type="float">
            <text:p>48187</text:p>
          </table:table-cell>
          <table:table-cell office:value-type="string" calcext:value-type="string">
            <text:p>Guadalupe County, Texas</text:p>
          </table:table-cell>
          <table:table-cell office:value-type="float" office:value="2417481600" calcext:value-type="float">
            <text:p>2417481600</text:p>
          </table:table-cell>
          <table:table-cell office:value-type="float" office:value="60986934" calcext:value-type="float">
            <text:p>60986934</text:p>
          </table:table-cell>
        </table:table-row>
        <table:table-row table:style-name="ro1">
          <table:table-cell office:value-type="string" calcext:value-type="string">
            <text:p>0500000US48189</text:p>
          </table:table-cell>
          <table:table-cell office:value-type="float" office:value="48189" calcext:value-type="float">
            <text:p>48189</text:p>
          </table:table-cell>
          <table:table-cell office:value-type="string" calcext:value-type="string">
            <text:p>Hale County, Texas</text:p>
          </table:table-cell>
          <table:table-cell office:value-type="float" office:value="329874000" calcext:value-type="float">
            <text:p>329874000</text:p>
          </table:table-cell>
          <table:table-cell office:value-type="float" office:value="24839646" calcext:value-type="float">
            <text:p>24839646</text:p>
          </table:table-cell>
        </table:table-row>
        <table:table-row table:style-name="ro1">
          <table:table-cell office:value-type="string" calcext:value-type="string">
            <text:p>0500000US48191</text:p>
          </table:table-cell>
          <table:table-cell office:value-type="float" office:value="48191" calcext:value-type="float">
            <text:p>48191</text:p>
          </table:table-cell>
          <table:table-cell office:value-type="string" calcext:value-type="string">
            <text:p>Hall County, Texas</text:p>
          </table:table-cell>
          <table:table-cell office:value-type="float" office:value="37971900" calcext:value-type="float">
            <text:p>37971900</text:p>
          </table:table-cell>
          <table:table-cell office:value-type="float" office:value="5419656" calcext:value-type="float">
            <text:p>5419656</text:p>
          </table:table-cell>
        </table:table-row>
        <table:table-row table:style-name="ro1">
          <table:table-cell office:value-type="string" calcext:value-type="string">
            <text:p>0500000US48193</text:p>
          </table:table-cell>
          <table:table-cell office:value-type="float" office:value="48193" calcext:value-type="float">
            <text:p>48193</text:p>
          </table:table-cell>
          <table:table-cell office:value-type="string" calcext:value-type="string">
            <text:p>Hamilton County, Texas</text:p>
          </table:table-cell>
          <table:table-cell office:value-type="float" office:value="169912200" calcext:value-type="float">
            <text:p>169912200</text:p>
          </table:table-cell>
          <table:table-cell office:value-type="float" office:value="15886525" calcext:value-type="float">
            <text:p>15886525</text:p>
          </table:table-cell>
        </table:table-row>
        <table:table-row table:style-name="ro1">
          <table:table-cell office:value-type="string" calcext:value-type="string">
            <text:p>0500000US48195</text:p>
          </table:table-cell>
          <table:table-cell office:value-type="float" office:value="48195" calcext:value-type="float">
            <text:p>48195</text:p>
          </table:table-cell>
          <table:table-cell office:value-type="string" calcext:value-type="string">
            <text:p>Hansford County, Texas</text:p>
          </table:table-cell>
          <table:table-cell office:value-type="float" office:value="86833000" calcext:value-type="float">
            <text:p>86833000</text:p>
          </table:table-cell>
          <table:table-cell office:value-type="float" office:value="10036378" calcext:value-type="float">
            <text:p>10036378</text:p>
          </table:table-cell>
        </table:table-row>
        <table:table-row table:style-name="ro1">
          <table:table-cell office:value-type="string" calcext:value-type="string">
            <text:p>0500000US48197</text:p>
          </table:table-cell>
          <table:table-cell office:value-type="float" office:value="48197" calcext:value-type="float">
            <text:p>48197</text:p>
          </table:table-cell>
          <table:table-cell office:value-type="string" calcext:value-type="string">
            <text:p>Hardeman County, Texas</text:p>
          </table:table-cell>
          <table:table-cell office:value-type="float" office:value="65770200" calcext:value-type="float">
            <text:p>65770200</text:p>
          </table:table-cell>
          <table:table-cell office:value-type="float" office:value="7988816" calcext:value-type="float">
            <text:p>7988816</text:p>
          </table:table-cell>
        </table:table-row>
        <table:table-row table:style-name="ro1">
          <table:table-cell office:value-type="string" calcext:value-type="string">
            <text:p>0500000US48199</text:p>
          </table:table-cell>
          <table:table-cell office:value-type="float" office:value="48199" calcext:value-type="float">
            <text:p>48199</text:p>
          </table:table-cell>
          <table:table-cell office:value-type="string" calcext:value-type="string">
            <text:p>Hardin County, Texas</text:p>
          </table:table-cell>
          <table:table-cell office:value-type="float" office:value="1344550800" calcext:value-type="float">
            <text:p>1344550800</text:p>
          </table:table-cell>
          <table:table-cell office:value-type="float" office:value="64846122" calcext:value-type="float">
            <text:p>64846122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67645535700" calcext:value-type="float">
            <text:p>67645535700</text:p>
          </table:table-cell>
          <table:table-cell office:value-type="float" office:value="653036775" calcext:value-type="float">
            <text:p>653036775</text:p>
          </table:table-cell>
        </table:table-row>
        <table:table-row table:style-name="ro1">
          <table:table-cell office:value-type="string" calcext:value-type="string">
            <text:p>0500000US48203</text:p>
          </table:table-cell>
          <table:table-cell office:value-type="float" office:value="48203" calcext:value-type="float">
            <text:p>48203</text:p>
          </table:table-cell>
          <table:table-cell office:value-type="string" calcext:value-type="string">
            <text:p>Harrison County, Texas</text:p>
          </table:table-cell>
          <table:table-cell office:value-type="float" office:value="1136049400" calcext:value-type="float">
            <text:p>1136049400</text:p>
          </table:table-cell>
          <table:table-cell office:value-type="float" office:value="62469304" calcext:value-type="float">
            <text:p>62469304</text:p>
          </table:table-cell>
        </table:table-row>
        <table:table-row table:style-name="ro1">
          <table:table-cell office:value-type="string" calcext:value-type="string">
            <text:p>0500000US48205</text:p>
          </table:table-cell>
          <table:table-cell office:value-type="float" office:value="48205" calcext:value-type="float">
            <text:p>48205</text:p>
          </table:table-cell>
          <table:table-cell office:value-type="string" calcext:value-type="string">
            <text:p>Hartley County, Texas</text:p>
          </table:table-cell>
          <table:table-cell office:value-type="float" office:value="116300400" calcext:value-type="float">
            <text:p>116300400</text:p>
          </table:table-cell>
          <table:table-cell office:value-type="float" office:value="15859392" calcext:value-type="float">
            <text:p>15859392</text:p>
          </table:table-cell>
        </table:table-row>
        <table:table-row table:style-name="ro1">
          <table:table-cell office:value-type="string" calcext:value-type="string">
            <text:p>0500000US48207</text:p>
          </table:table-cell>
          <table:table-cell office:value-type="float" office:value="48207" calcext:value-type="float">
            <text:p>48207</text:p>
          </table:table-cell>
          <table:table-cell office:value-type="string" calcext:value-type="string">
            <text:p>Haskell County, Texas</text:p>
          </table:table-cell>
          <table:table-cell office:value-type="float" office:value="106456200" calcext:value-type="float">
            <text:p>106456200</text:p>
          </table:table-cell>
          <table:table-cell office:value-type="float" office:value="9683604" calcext:value-type="float">
            <text:p>9683604</text:p>
          </table:table-cell>
        </table:table-row>
        <table:table-row table:style-name="ro1">
          <table:table-cell office:value-type="string" calcext:value-type="string">
            <text:p>0500000US48209</text:p>
          </table:table-cell>
          <table:table-cell office:value-type="float" office:value="48209" calcext:value-type="float">
            <text:p>48209</text:p>
          </table:table-cell>
          <table:table-cell office:value-type="string" calcext:value-type="string">
            <text:p>Hays County, Texas</text:p>
          </table:table-cell>
          <table:table-cell office:value-type="float" office:value="3358903300" calcext:value-type="float">
            <text:p>3358903300</text:p>
          </table:table-cell>
          <table:table-cell office:value-type="float" office:value="107814707" calcext:value-type="float">
            <text:p>107814707</text:p>
          </table:table-cell>
        </table:table-row>
        <table:table-row table:style-name="ro1">
          <table:table-cell office:value-type="string" calcext:value-type="string">
            <text:p>0500000US48211</text:p>
          </table:table-cell>
          <table:table-cell office:value-type="float" office:value="48211" calcext:value-type="float">
            <text:p>48211</text:p>
          </table:table-cell>
          <table:table-cell office:value-type="string" calcext:value-type="string">
            <text:p>Hemphill County, Texas</text:p>
          </table:table-cell>
          <table:table-cell office:value-type="float" office:value="104041400" calcext:value-type="float">
            <text:p>104041400</text:p>
          </table:table-cell>
          <table:table-cell office:value-type="float" office:value="18056317" calcext:value-type="float">
            <text:p>18056317</text:p>
          </table:table-cell>
        </table:table-row>
        <table:table-row table:style-name="ro1">
          <table:table-cell office:value-type="string" calcext:value-type="string">
            <text:p>0500000US48213</text:p>
          </table:table-cell>
          <table:table-cell office:value-type="float" office:value="48213" calcext:value-type="float">
            <text:p>48213</text:p>
          </table:table-cell>
          <table:table-cell office:value-type="string" calcext:value-type="string">
            <text:p>Henderson County, Texas</text:p>
          </table:table-cell>
          <table:table-cell office:value-type="float" office:value="1484264800" calcext:value-type="float">
            <text:p>1484264800</text:p>
          </table:table-cell>
          <table:table-cell office:value-type="float" office:value="59214359" calcext:value-type="float">
            <text:p>59214359</text:p>
          </table:table-cell>
        </table:table-row>
        <table:table-row table:style-name="ro1">
          <table:table-cell office:value-type="string" calcext:value-type="string">
            <text:p>0500000US48215</text:p>
          </table:table-cell>
          <table:table-cell office:value-type="float" office:value="48215" calcext:value-type="float">
            <text:p>48215</text:p>
          </table:table-cell>
          <table:table-cell office:value-type="string" calcext:value-type="string">
            <text:p>Hidalgo County, Texas</text:p>
          </table:table-cell>
          <table:table-cell office:value-type="float" office:value="1826509700" calcext:value-type="float">
            <text:p>1826509700</text:p>
          </table:table-cell>
          <table:table-cell office:value-type="float" office:value="86468221" calcext:value-type="float">
            <text:p>86468221</text:p>
          </table:table-cell>
        </table:table-row>
        <table:table-row table:style-name="ro1">
          <table:table-cell office:value-type="string" calcext:value-type="string">
            <text:p>0500000US48217</text:p>
          </table:table-cell>
          <table:table-cell office:value-type="float" office:value="48217" calcext:value-type="float">
            <text:p>48217</text:p>
          </table:table-cell>
          <table:table-cell office:value-type="string" calcext:value-type="string">
            <text:p>Hill County, Texas</text:p>
          </table:table-cell>
          <table:table-cell office:value-type="float" office:value="594265500" calcext:value-type="float">
            <text:p>594265500</text:p>
          </table:table-cell>
          <table:table-cell office:value-type="float" office:value="31470865" calcext:value-type="float">
            <text:p>31470865</text:p>
          </table:table-cell>
        </table:table-row>
        <table:table-row table:style-name="ro1">
          <table:table-cell office:value-type="string" calcext:value-type="string">
            <text:p>0500000US48219</text:p>
          </table:table-cell>
          <table:table-cell office:value-type="float" office:value="48219" calcext:value-type="float">
            <text:p>48219</text:p>
          </table:table-cell>
          <table:table-cell office:value-type="string" calcext:value-type="string">
            <text:p>Hockley County, Texas</text:p>
          </table:table-cell>
          <table:table-cell office:value-type="float" office:value="328882300" calcext:value-type="float">
            <text:p>328882300</text:p>
          </table:table-cell>
          <table:table-cell office:value-type="float" office:value="21167552" calcext:value-type="float">
            <text:p>21167552</text:p>
          </table:table-cell>
        </table:table-row>
        <table:table-row table:style-name="ro1">
          <table:table-cell office:value-type="string" calcext:value-type="string">
            <text:p>0500000US48221</text:p>
          </table:table-cell>
          <table:table-cell office:value-type="float" office:value="48221" calcext:value-type="float">
            <text:p>48221</text:p>
          </table:table-cell>
          <table:table-cell office:value-type="string" calcext:value-type="string">
            <text:p>Hood County, Texas</text:p>
          </table:table-cell>
          <table:table-cell office:value-type="float" office:value="1448931300" calcext:value-type="float">
            <text:p>1448931300</text:p>
          </table:table-cell>
          <table:table-cell office:value-type="float" office:value="85631409" calcext:value-type="float">
            <text:p>85631409</text:p>
          </table:table-cell>
        </table:table-row>
        <table:table-row table:style-name="ro1">
          <table:table-cell office:value-type="string" calcext:value-type="string">
            <text:p>0500000US48223</text:p>
          </table:table-cell>
          <table:table-cell office:value-type="float" office:value="48223" calcext:value-type="float">
            <text:p>48223</text:p>
          </table:table-cell>
          <table:table-cell office:value-type="string" calcext:value-type="string">
            <text:p>Hopkins County, Texas</text:p>
          </table:table-cell>
          <table:table-cell office:value-type="float" office:value="676902400" calcext:value-type="float">
            <text:p>676902400</text:p>
          </table:table-cell>
          <table:table-cell office:value-type="float" office:value="43858788" calcext:value-type="float">
            <text:p>43858788</text:p>
          </table:table-cell>
        </table:table-row>
        <table:table-row table:style-name="ro1">
          <table:table-cell office:value-type="string" calcext:value-type="string">
            <text:p>0500000US48225</text:p>
          </table:table-cell>
          <table:table-cell office:value-type="float" office:value="48225" calcext:value-type="float">
            <text:p>48225</text:p>
          </table:table-cell>
          <table:table-cell office:value-type="string" calcext:value-type="string">
            <text:p>Houston County, Texas</text:p>
          </table:table-cell>
          <table:table-cell office:value-type="float" office:value="313295200" calcext:value-type="float">
            <text:p>313295200</text:p>
          </table:table-cell>
          <table:table-cell office:value-type="float" office:value="25163873" calcext:value-type="float">
            <text:p>25163873</text:p>
          </table:table-cell>
        </table:table-row>
        <table:table-row table:style-name="ro1">
          <table:table-cell office:value-type="string" calcext:value-type="string">
            <text:p>0500000US48227</text:p>
          </table:table-cell>
          <table:table-cell office:value-type="float" office:value="48227" calcext:value-type="float">
            <text:p>48227</text:p>
          </table:table-cell>
          <table:table-cell office:value-type="string" calcext:value-type="string">
            <text:p>Howard County, Texas</text:p>
          </table:table-cell>
          <table:table-cell office:value-type="float" office:value="546919100" calcext:value-type="float">
            <text:p>546919100</text:p>
          </table:table-cell>
          <table:table-cell office:value-type="float" office:value="36160456" calcext:value-type="float">
            <text:p>36160456</text:p>
          </table:table-cell>
        </table:table-row>
        <table:table-row table:style-name="ro1">
          <table:table-cell office:value-type="string" calcext:value-type="string">
            <text:p>0500000US48229</text:p>
          </table:table-cell>
          <table:table-cell office:value-type="float" office:value="48229" calcext:value-type="float">
            <text:p>48229</text:p>
          </table:table-cell>
          <table:table-cell office:value-type="string" calcext:value-type="string">
            <text:p>Hudspeth County, Texas</text:p>
          </table:table-cell>
          <table:table-cell office:value-type="float" office:value="18578800" calcext:value-type="float">
            <text:p>18578800</text:p>
          </table:table-cell>
          <table:table-cell office:value-type="float" office:value="5351964" calcext:value-type="float">
            <text:p>5351964</text:p>
          </table:table-cell>
        </table:table-row>
        <table:table-row table:style-name="ro1">
          <table:table-cell office:value-type="string" calcext:value-type="string">
            <text:p>0500000US48231</text:p>
          </table:table-cell>
          <table:table-cell office:value-type="float" office:value="48231" calcext:value-type="float">
            <text:p>48231</text:p>
          </table:table-cell>
          <table:table-cell office:value-type="string" calcext:value-type="string">
            <text:p>Hunt County, Texas</text:p>
          </table:table-cell>
          <table:table-cell office:value-type="float" office:value="1553026200" calcext:value-type="float">
            <text:p>1553026200</text:p>
          </table:table-cell>
          <table:table-cell office:value-type="float" office:value="55855992" calcext:value-type="float">
            <text:p>55855992</text:p>
          </table:table-cell>
        </table:table-row>
        <table:table-row table:style-name="ro1">
          <table:table-cell office:value-type="string" calcext:value-type="string">
            <text:p>0500000US48233</text:p>
          </table:table-cell>
          <table:table-cell office:value-type="float" office:value="48233" calcext:value-type="float">
            <text:p>48233</text:p>
          </table:table-cell>
          <table:table-cell office:value-type="string" calcext:value-type="string">
            <text:p>Hutchinson County, Texas</text:p>
          </table:table-cell>
          <table:table-cell office:value-type="float" office:value="432763800" calcext:value-type="float">
            <text:p>432763800</text:p>
          </table:table-cell>
          <table:table-cell office:value-type="float" office:value="25629474" calcext:value-type="float">
            <text:p>25629474</text:p>
          </table:table-cell>
        </table:table-row>
        <table:table-row table:style-name="ro1">
          <table:table-cell office:value-type="string" calcext:value-type="string">
            <text:p>0500000US48235</text:p>
          </table:table-cell>
          <table:table-cell office:value-type="float" office:value="48235" calcext:value-type="float">
            <text:p>48235</text:p>
          </table:table-cell>
          <table:table-cell office:value-type="string" calcext:value-type="string">
            <text:p>Irion County, Texas</text:p>
          </table:table-cell>
          <table:table-cell office:value-type="float" office:value="43629300" calcext:value-type="float">
            <text:p>43629300</text:p>
          </table:table-cell>
          <table:table-cell office:value-type="float" office:value="8456487" calcext:value-type="float">
            <text:p>8456487</text:p>
          </table:table-cell>
        </table:table-row>
        <table:table-row table:style-name="ro1">
          <table:table-cell office:value-type="string" calcext:value-type="string">
            <text:p>0500000US48237</text:p>
          </table:table-cell>
          <table:table-cell office:value-type="float" office:value="48237" calcext:value-type="float">
            <text:p>48237</text:p>
          </table:table-cell>
          <table:table-cell office:value-type="string" calcext:value-type="string">
            <text:p>Jack County, Texas</text:p>
          </table:table-cell>
          <table:table-cell office:value-type="float" office:value="194444100" calcext:value-type="float">
            <text:p>194444100</text:p>
          </table:table-cell>
          <table:table-cell office:value-type="float" office:value="21353999" calcext:value-type="float">
            <text:p>21353999</text:p>
          </table:table-cell>
        </table:table-row>
        <table:table-row table:style-name="ro1">
          <table:table-cell office:value-type="string" calcext:value-type="string">
            <text:p>0500000US48239</text:p>
          </table:table-cell>
          <table:table-cell office:value-type="float" office:value="48239" calcext:value-type="float">
            <text:p>48239</text:p>
          </table:table-cell>
          <table:table-cell office:value-type="string" calcext:value-type="string">
            <text:p>Jackson County, Texas</text:p>
          </table:table-cell>
          <table:table-cell office:value-type="float" office:value="276305600" calcext:value-type="float">
            <text:p>276305600</text:p>
          </table:table-cell>
          <table:table-cell office:value-type="float" office:value="28802359" calcext:value-type="float">
            <text:p>28802359</text:p>
          </table:table-cell>
        </table:table-row>
        <table:table-row table:style-name="ro1">
          <table:table-cell office:value-type="string" calcext:value-type="string">
            <text:p>0500000US48241</text:p>
          </table:table-cell>
          <table:table-cell office:value-type="float" office:value="48241" calcext:value-type="float">
            <text:p>48241</text:p>
          </table:table-cell>
          <table:table-cell office:value-type="string" calcext:value-type="string">
            <text:p>Jasper County, Texas</text:p>
          </table:table-cell>
          <table:table-cell office:value-type="float" office:value="571979800" calcext:value-type="float">
            <text:p>571979800</text:p>
          </table:table-cell>
          <table:table-cell office:value-type="float" office:value="30890438" calcext:value-type="float">
            <text:p>30890438</text:p>
          </table:table-cell>
        </table:table-row>
        <table:table-row table:style-name="ro1">
          <table:table-cell office:value-type="string" calcext:value-type="string">
            <text:p>0500000US48243</text:p>
          </table:table-cell>
          <table:table-cell office:value-type="float" office:value="48243" calcext:value-type="float">
            <text:p>48243</text:p>
          </table:table-cell>
          <table:table-cell office:value-type="string" calcext:value-type="string">
            <text:p>Jeff Davis County, Texas</text:p>
          </table:table-cell>
          <table:table-cell office:value-type="float" office:value="44988300" calcext:value-type="float">
            <text:p>44988300</text:p>
          </table:table-cell>
          <table:table-cell office:value-type="float" office:value="9285857" calcext:value-type="float">
            <text:p>9285857</text:p>
          </table:table-cell>
        </table:table-row>
        <table:table-row table:style-name="ro1">
          <table:table-cell office:value-type="string" calcext:value-type="string">
            <text:p>0500000US48245</text:p>
          </table:table-cell>
          <table:table-cell office:value-type="float" office:value="48245" calcext:value-type="float">
            <text:p>48245</text:p>
          </table:table-cell>
          <table:table-cell office:value-type="string" calcext:value-type="string">
            <text:p>Jefferson County, Texas</text:p>
          </table:table-cell>
          <table:table-cell office:value-type="float" office:value="3472694700" calcext:value-type="float">
            <text:p>3472694700</text:p>
          </table:table-cell>
          <table:table-cell office:value-type="float" office:value="104762241" calcext:value-type="float">
            <text:p>104762241</text:p>
          </table:table-cell>
        </table:table-row>
        <table:table-row table:style-name="ro1">
          <table:table-cell office:value-type="string" calcext:value-type="string">
            <text:p>0500000US48247</text:p>
          </table:table-cell>
          <table:table-cell office:value-type="float" office:value="48247" calcext:value-type="float">
            <text:p>48247</text:p>
          </table:table-cell>
          <table:table-cell office:value-type="string" calcext:value-type="string">
            <text:p>Jim Hogg County, Texas</text:p>
          </table:table-cell>
          <table:table-cell office:value-type="float" office:value="8730000" calcext:value-type="float">
            <text:p>8730000</text:p>
          </table:table-cell>
          <table:table-cell office:value-type="float" office:value="5007495" calcext:value-type="float">
            <text:p>5007495</text:p>
          </table:table-cell>
        </table:table-row>
        <table:table-row table:style-name="ro1">
          <table:table-cell office:value-type="string" calcext:value-type="string">
            <text:p>0500000US48249</text:p>
          </table:table-cell>
          <table:table-cell office:value-type="float" office:value="48249" calcext:value-type="float">
            <text:p>48249</text:p>
          </table:table-cell>
          <table:table-cell office:value-type="string" calcext:value-type="string">
            <text:p>Jim Wells County, Texas</text:p>
          </table:table-cell>
          <table:table-cell office:value-type="float" office:value="258652200" calcext:value-type="float">
            <text:p>258652200</text:p>
          </table:table-cell>
          <table:table-cell office:value-type="float" office:value="42101455" calcext:value-type="float">
            <text:p>42101455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3276900500" calcext:value-type="float">
            <text:p>3276900500</text:p>
          </table:table-cell>
          <table:table-cell office:value-type="float" office:value="105195983" calcext:value-type="float">
            <text:p>105195983</text:p>
          </table:table-cell>
        </table:table-row>
        <table:table-row table:style-name="ro1">
          <table:table-cell office:value-type="string" calcext:value-type="string">
            <text:p>0500000US48253</text:p>
          </table:table-cell>
          <table:table-cell office:value-type="float" office:value="48253" calcext:value-type="float">
            <text:p>48253</text:p>
          </table:table-cell>
          <table:table-cell office:value-type="string" calcext:value-type="string">
            <text:p>Jones County, Texas</text:p>
          </table:table-cell>
          <table:table-cell office:value-type="float" office:value="252761200" calcext:value-type="float">
            <text:p>252761200</text:p>
          </table:table-cell>
          <table:table-cell office:value-type="float" office:value="96118390" calcext:value-type="float">
            <text:p>96118390</text:p>
          </table:table-cell>
        </table:table-row>
        <table:table-row table:style-name="ro1">
          <table:table-cell office:value-type="string" calcext:value-type="string">
            <text:p>0500000US48255</text:p>
          </table:table-cell>
          <table:table-cell office:value-type="float" office:value="48255" calcext:value-type="float">
            <text:p>48255</text:p>
          </table:table-cell>
          <table:table-cell office:value-type="string" calcext:value-type="string">
            <text:p>Karnes County, Texas</text:p>
          </table:table-cell>
          <table:table-cell office:value-type="float" office:value="236107800" calcext:value-type="float">
            <text:p>236107800</text:p>
          </table:table-cell>
          <table:table-cell office:value-type="float" office:value="41072044" calcext:value-type="float">
            <text:p>41072044</text:p>
          </table:table-cell>
        </table:table-row>
        <table:table-row table:style-name="ro1">
          <table:table-cell office:value-type="string" calcext:value-type="string">
            <text:p>0500000US48257</text:p>
          </table:table-cell>
          <table:table-cell office:value-type="float" office:value="48257" calcext:value-type="float">
            <text:p>48257</text:p>
          </table:table-cell>
          <table:table-cell office:value-type="string" calcext:value-type="string">
            <text:p>Kaufman County, Texas</text:p>
          </table:table-cell>
          <table:table-cell office:value-type="float" office:value="2052768800" calcext:value-type="float">
            <text:p>2052768800</text:p>
          </table:table-cell>
          <table:table-cell office:value-type="float" office:value="82326469" calcext:value-type="float">
            <text:p>82326469</text:p>
          </table:table-cell>
        </table:table-row>
        <table:table-row table:style-name="ro1">
          <table:table-cell office:value-type="string" calcext:value-type="string">
            <text:p>0500000US48259</text:p>
          </table:table-cell>
          <table:table-cell office:value-type="float" office:value="48259" calcext:value-type="float">
            <text:p>48259</text:p>
          </table:table-cell>
          <table:table-cell office:value-type="string" calcext:value-type="string">
            <text:p>Kendall County, Texas</text:p>
          </table:table-cell>
          <table:table-cell office:value-type="float" office:value="1113804200" calcext:value-type="float">
            <text:p>1113804200</text:p>
          </table:table-cell>
          <table:table-cell office:value-type="float" office:value="73778564" calcext:value-type="float">
            <text:p>73778564</text:p>
          </table:table-cell>
        </table:table-row>
        <table:table-row table:style-name="ro1">
          <table:table-cell office:value-type="string" calcext:value-type="string">
            <text:p>0500000US48261</text:p>
          </table:table-cell>
          <table:table-cell office:value-type="float" office:value="48261" calcext:value-type="float">
            <text:p>48261</text:p>
          </table:table-cell>
          <table:table-cell office:value-type="string" calcext:value-type="string">
            <text:p>Kenedy County, Texas</text:p>
          </table:table-cell>
          <table:table-cell office:value-type="float" office:value="2223700" calcext:value-type="float">
            <text:p>2223700</text:p>
          </table:table-cell>
          <table:table-cell office:value-type="float" office:value="1623151" calcext:value-type="float">
            <text:p>1623151</text:p>
          </table:table-cell>
        </table:table-row>
        <table:table-row table:style-name="ro1">
          <table:table-cell office:value-type="string" calcext:value-type="string">
            <text:p>0500000US48263</text:p>
          </table:table-cell>
          <table:table-cell office:value-type="float" office:value="48263" calcext:value-type="float">
            <text:p>48263</text:p>
          </table:table-cell>
          <table:table-cell office:value-type="string" calcext:value-type="string">
            <text:p>Kent County, Texas</text:p>
          </table:table-cell>
          <table:table-cell office:value-type="float" office:value="22222000" calcext:value-type="float">
            <text:p>22222000</text:p>
          </table:table-cell>
          <table:table-cell office:value-type="float" office:value="6052115" calcext:value-type="float">
            <text:p>6052115</text:p>
          </table:table-cell>
        </table:table-row>
        <table:table-row table:style-name="ro1">
          <table:table-cell office:value-type="string" calcext:value-type="string">
            <text:p>0500000US48265</text:p>
          </table:table-cell>
          <table:table-cell office:value-type="float" office:value="48265" calcext:value-type="float">
            <text:p>48265</text:p>
          </table:table-cell>
          <table:table-cell office:value-type="string" calcext:value-type="string">
            <text:p>Kerr County, Texas</text:p>
          </table:table-cell>
          <table:table-cell office:value-type="float" office:value="1042795800" calcext:value-type="float">
            <text:p>1042795800</text:p>
          </table:table-cell>
          <table:table-cell office:value-type="float" office:value="77920772" calcext:value-type="float">
            <text:p>77920772</text:p>
          </table:table-cell>
        </table:table-row>
        <table:table-row table:style-name="ro1">
          <table:table-cell office:value-type="string" calcext:value-type="string">
            <text:p>0500000US48267</text:p>
          </table:table-cell>
          <table:table-cell office:value-type="float" office:value="48267" calcext:value-type="float">
            <text:p>48267</text:p>
          </table:table-cell>
          <table:table-cell office:value-type="string" calcext:value-type="string">
            <text:p>Kimble County, Texas</text:p>
          </table:table-cell>
          <table:table-cell office:value-type="float" office:value="103729000" calcext:value-type="float">
            <text:p>103729000</text:p>
          </table:table-cell>
          <table:table-cell office:value-type="float" office:value="27299452" calcext:value-type="float">
            <text:p>27299452</text:p>
          </table:table-cell>
        </table:table-row>
        <table:table-row table:style-name="ro1">
          <table:table-cell office:value-type="string" calcext:value-type="string">
            <text:p>0500000US48269</text:p>
          </table:table-cell>
          <table:table-cell office:value-type="float" office:value="48269" calcext:value-type="float">
            <text:p>48269</text:p>
          </table:table-cell>
          <table:table-cell office:value-type="string" calcext:value-type="string">
            <text:p>King County, Texas</text:p>
          </table:table-cell>
          <table:table-cell office:value-type="float" office:value="7536000" calcext:value-type="float">
            <text:p>7536000</text:p>
          </table:table-cell>
          <table:table-cell office:value-type="float" office:value="2492331" calcext:value-type="float">
            <text:p>2492331</text:p>
          </table:table-cell>
        </table:table-row>
        <table:table-row table:style-name="ro1">
          <table:table-cell office:value-type="string" calcext:value-type="string">
            <text:p>0500000US48271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Kinney County, Texas</text:p>
          </table:table-cell>
          <table:table-cell office:value-type="float" office:value="27863600" calcext:value-type="float">
            <text:p>27863600</text:p>
          </table:table-cell>
          <table:table-cell office:value-type="float" office:value="7368370" calcext:value-type="float">
            <text:p>7368370</text:p>
          </table:table-cell>
        </table:table-row>
        <table:table-row table:style-name="ro1">
          <table:table-cell office:value-type="string" calcext:value-type="string">
            <text:p>0500000US48273</text:p>
          </table:table-cell>
          <table:table-cell office:value-type="float" office:value="48273" calcext:value-type="float">
            <text:p>48273</text:p>
          </table:table-cell>
          <table:table-cell office:value-type="string" calcext:value-type="string">
            <text:p>Kleberg County, Texas</text:p>
          </table:table-cell>
          <table:table-cell office:value-type="float" office:value="194289200" calcext:value-type="float">
            <text:p>194289200</text:p>
          </table:table-cell>
          <table:table-cell office:value-type="float" office:value="25577724" calcext:value-type="float">
            <text:p>25577724</text:p>
          </table:table-cell>
        </table:table-row>
        <table:table-row table:style-name="ro1">
          <table:table-cell office:value-type="string" calcext:value-type="string">
            <text:p>0500000US48275</text:p>
          </table:table-cell>
          <table:table-cell office:value-type="float" office:value="48275" calcext:value-type="float">
            <text:p>48275</text:p>
          </table:table-cell>
          <table:table-cell office:value-type="string" calcext:value-type="string">
            <text:p>Knox County, Texas</text:p>
          </table:table-cell>
          <table:table-cell office:value-type="float" office:value="52477900" calcext:value-type="float">
            <text:p>52477900</text:p>
          </table:table-cell>
          <table:table-cell office:value-type="float" office:value="5721864" calcext:value-type="float">
            <text:p>5721864</text:p>
          </table:table-cell>
        </table:table-row>
        <table:table-row table:style-name="ro1">
          <table:table-cell office:value-type="string" calcext:value-type="string">
            <text:p>0500000US48277</text:p>
          </table:table-cell>
          <table:table-cell office:value-type="float" office:value="48277" calcext:value-type="float">
            <text:p>48277</text:p>
          </table:table-cell>
          <table:table-cell office:value-type="string" calcext:value-type="string">
            <text:p>Lamar County, Texas</text:p>
          </table:table-cell>
          <table:table-cell office:value-type="float" office:value="901307400" calcext:value-type="float">
            <text:p>901307400</text:p>
          </table:table-cell>
          <table:table-cell office:value-type="float" office:value="47530970" calcext:value-type="float">
            <text:p>47530970</text:p>
          </table:table-cell>
        </table:table-row>
        <table:table-row table:style-name="ro1">
          <table:table-cell office:value-type="string" calcext:value-type="string">
            <text:p>0500000US48279</text:p>
          </table:table-cell>
          <table:table-cell office:value-type="float" office:value="48279" calcext:value-type="float">
            <text:p>48279</text:p>
          </table:table-cell>
          <table:table-cell office:value-type="string" calcext:value-type="string">
            <text:p>Lamb County, Texas</text:p>
          </table:table-cell>
          <table:table-cell office:value-type="float" office:value="176339700" calcext:value-type="float">
            <text:p>176339700</text:p>
          </table:table-cell>
          <table:table-cell office:value-type="float" office:value="14603609" calcext:value-type="float">
            <text:p>14603609</text:p>
          </table:table-cell>
        </table:table-row>
        <table:table-row table:style-name="ro1">
          <table:table-cell office:value-type="string" calcext:value-type="string">
            <text:p>0500000US48281</text:p>
          </table:table-cell>
          <table:table-cell office:value-type="float" office:value="48281" calcext:value-type="float">
            <text:p>48281</text:p>
          </table:table-cell>
          <table:table-cell office:value-type="string" calcext:value-type="string">
            <text:p>Lampasas County, Texas</text:p>
          </table:table-cell>
          <table:table-cell office:value-type="float" office:value="380052700" calcext:value-type="float">
            <text:p>380052700</text:p>
          </table:table-cell>
          <table:table-cell office:value-type="float" office:value="25180262" calcext:value-type="float">
            <text:p>25180262</text:p>
          </table:table-cell>
        </table:table-row>
        <table:table-row table:style-name="ro1">
          <table:table-cell office:value-type="string" calcext:value-type="string">
            <text:p>0500000US48283</text:p>
          </table:table-cell>
          <table:table-cell office:value-type="float" office:value="48283" calcext:value-type="float">
            <text:p>48283</text:p>
          </table:table-cell>
          <table:table-cell office:value-type="string" calcext:value-type="string">
            <text:p>La Salle County, Texas</text:p>
          </table:table-cell>
          <table:table-cell office:value-type="float" office:value="55648800" calcext:value-type="float">
            <text:p>55648800</text:p>
          </table:table-cell>
          <table:table-cell office:value-type="float" office:value="31517230" calcext:value-type="float">
            <text:p>31517230</text:p>
          </table:table-cell>
        </table:table-row>
        <table:table-row table:style-name="ro1">
          <table:table-cell office:value-type="string" calcext:value-type="string">
            <text:p>0500000US48285</text:p>
          </table:table-cell>
          <table:table-cell office:value-type="float" office:value="48285" calcext:value-type="float">
            <text:p>48285</text:p>
          </table:table-cell>
          <table:table-cell office:value-type="string" calcext:value-type="string">
            <text:p>Lavaca County, Texas</text:p>
          </table:table-cell>
          <table:table-cell office:value-type="float" office:value="451277200" calcext:value-type="float">
            <text:p>451277200</text:p>
          </table:table-cell>
          <table:table-cell office:value-type="float" office:value="27117166" calcext:value-type="float">
            <text:p>27117166</text:p>
          </table:table-cell>
        </table:table-row>
        <table:table-row table:style-name="ro1">
          <table:table-cell office:value-type="string" calcext:value-type="string">
            <text:p>0500000US48287</text:p>
          </table:table-cell>
          <table:table-cell office:value-type="float" office:value="48287" calcext:value-type="float">
            <text:p>48287</text:p>
          </table:table-cell>
          <table:table-cell office:value-type="string" calcext:value-type="string">
            <text:p>Lee County, Texas</text:p>
          </table:table-cell>
          <table:table-cell office:value-type="float" office:value="316298900" calcext:value-type="float">
            <text:p>316298900</text:p>
          </table:table-cell>
          <table:table-cell office:value-type="float" office:value="26688439" calcext:value-type="float">
            <text:p>26688439</text:p>
          </table:table-cell>
        </table:table-row>
        <table:table-row table:style-name="ro1">
          <table:table-cell office:value-type="string" calcext:value-type="string">
            <text:p>0500000US48289</text:p>
          </table:table-cell>
          <table:table-cell office:value-type="float" office:value="48289" calcext:value-type="float">
            <text:p>48289</text:p>
          </table:table-cell>
          <table:table-cell office:value-type="string" calcext:value-type="string">
            <text:p>Leon County, Texas</text:p>
          </table:table-cell>
          <table:table-cell office:value-type="float" office:value="388053900" calcext:value-type="float">
            <text:p>388053900</text:p>
          </table:table-cell>
          <table:table-cell office:value-type="float" office:value="56138109" calcext:value-type="float">
            <text:p>56138109</text:p>
          </table:table-cell>
        </table:table-row>
        <table:table-row table:style-name="ro1">
          <table:table-cell office:value-type="string" calcext:value-type="string">
            <text:p>0500000US48291</text:p>
          </table:table-cell>
          <table:table-cell office:value-type="float" office:value="48291" calcext:value-type="float">
            <text:p>48291</text:p>
          </table:table-cell>
          <table:table-cell office:value-type="string" calcext:value-type="string">
            <text:p>Liberty County, Texas</text:p>
          </table:table-cell>
          <table:table-cell office:value-type="float" office:value="1287960000" calcext:value-type="float">
            <text:p>1287960000</text:p>
          </table:table-cell>
          <table:table-cell office:value-type="float" office:value="64455117" calcext:value-type="float">
            <text:p>64455117</text:p>
          </table:table-cell>
        </table:table-row>
        <table:table-row table:style-name="ro1">
          <table:table-cell office:value-type="string" calcext:value-type="string">
            <text:p>0500000US48293</text:p>
          </table:table-cell>
          <table:table-cell office:value-type="float" office:value="48293" calcext:value-type="float">
            <text:p>48293</text:p>
          </table:table-cell>
          <table:table-cell office:value-type="string" calcext:value-type="string">
            <text:p>Limestone County, Texas</text:p>
          </table:table-cell>
          <table:table-cell office:value-type="float" office:value="338357600" calcext:value-type="float">
            <text:p>338357600</text:p>
          </table:table-cell>
          <table:table-cell office:value-type="float" office:value="24126981" calcext:value-type="float">
            <text:p>24126981</text:p>
          </table:table-cell>
        </table:table-row>
        <table:table-row table:style-name="ro1">
          <table:table-cell office:value-type="string" calcext:value-type="string">
            <text:p>0500000US48295</text:p>
          </table:table-cell>
          <table:table-cell office:value-type="float" office:value="48295" calcext:value-type="float">
            <text:p>48295</text:p>
          </table:table-cell>
          <table:table-cell office:value-type="string" calcext:value-type="string">
            <text:p>Lipscomb County, Texas</text:p>
          </table:table-cell>
          <table:table-cell office:value-type="float" office:value="78209600" calcext:value-type="float">
            <text:p>78209600</text:p>
          </table:table-cell>
          <table:table-cell office:value-type="float" office:value="9085756" calcext:value-type="float">
            <text:p>9085756</text:p>
          </table:table-cell>
        </table:table-row>
        <table:table-row table:style-name="ro1">
          <table:table-cell office:value-type="string" calcext:value-type="string">
            <text:p>0500000US48297</text:p>
          </table:table-cell>
          <table:table-cell office:value-type="float" office:value="48297" calcext:value-type="float">
            <text:p>48297</text:p>
          </table:table-cell>
          <table:table-cell office:value-type="string" calcext:value-type="string">
            <text:p>Live Oak County, Texas</text:p>
          </table:table-cell>
          <table:table-cell office:value-type="float" office:value="179798200" calcext:value-type="float">
            <text:p>179798200</text:p>
          </table:table-cell>
          <table:table-cell office:value-type="float" office:value="21457784" calcext:value-type="float">
            <text:p>21457784</text:p>
          </table:table-cell>
        </table:table-row>
        <table:table-row table:style-name="ro1">
          <table:table-cell office:value-type="string" calcext:value-type="string">
            <text:p>0500000US48299</text:p>
          </table:table-cell>
          <table:table-cell office:value-type="float" office:value="48299" calcext:value-type="float">
            <text:p>48299</text:p>
          </table:table-cell>
          <table:table-cell office:value-type="string" calcext:value-type="string">
            <text:p>Llano County, Texas</text:p>
          </table:table-cell>
          <table:table-cell office:value-type="float" office:value="641189200" calcext:value-type="float">
            <text:p>641189200</text:p>
          </table:table-cell>
          <table:table-cell office:value-type="float" office:value="72321281" calcext:value-type="float">
            <text:p>72321281</text:p>
          </table:table-cell>
        </table:table-row>
        <table:table-row table:style-name="ro1">
          <table:table-cell office:value-type="string" calcext:value-type="string">
            <text:p>0500000US48301</text:p>
          </table:table-cell>
          <table:table-cell office:value-type="float" office:value="48301" calcext:value-type="float">
            <text:p>48301</text:p>
          </table:table-cell>
          <table:table-cell office:value-type="string" calcext:value-type="string">
            <text:p>Loving County, Texas</text:p>
          </table:table-cell>
          <table:table-cell office:value-type="float" office:value="1823100" calcext:value-type="float">
            <text:p>1823100</text:p>
          </table:table-cell>
          <table:table-cell office:value-type="float" office:value="888710" calcext:value-type="float">
            <text:p>888710</text:p>
          </table:table-cell>
        </table:table-row>
        <table:table-row table:style-name="ro1">
          <table:table-cell office:value-type="string" calcext:value-type="string">
            <text:p>0500000US48303</text:p>
          </table:table-cell>
          <table:table-cell office:value-type="float" office:value="48303" calcext:value-type="float">
            <text:p>48303</text:p>
          </table:table-cell>
          <table:table-cell office:value-type="string" calcext:value-type="string">
            <text:p>Lubbock County, Texas</text:p>
          </table:table-cell>
          <table:table-cell office:value-type="float" office:value="4998705700" calcext:value-type="float">
            <text:p>4998705700</text:p>
          </table:table-cell>
          <table:table-cell office:value-type="float" office:value="117855847" calcext:value-type="float">
            <text:p>117855847</text:p>
          </table:table-cell>
        </table:table-row>
        <table:table-row table:style-name="ro1">
          <table:table-cell office:value-type="string" calcext:value-type="string">
            <text:p>0500000US48305</text:p>
          </table:table-cell>
          <table:table-cell office:value-type="float" office:value="48305" calcext:value-type="float">
            <text:p>48305</text:p>
          </table:table-cell>
          <table:table-cell office:value-type="string" calcext:value-type="string">
            <text:p>Lynn County, Texas</text:p>
          </table:table-cell>
          <table:table-cell office:value-type="float" office:value="90010300" calcext:value-type="float">
            <text:p>90010300</text:p>
          </table:table-cell>
          <table:table-cell office:value-type="float" office:value="11580405" calcext:value-type="float">
            <text:p>11580405</text:p>
          </table:table-cell>
        </table:table-row>
        <table:table-row table:style-name="ro1">
          <table:table-cell office:value-type="string" calcext:value-type="string">
            <text:p>0500000US48307</text:p>
          </table:table-cell>
          <table:table-cell office:value-type="float" office:value="48307" calcext:value-type="float">
            <text:p>48307</text:p>
          </table:table-cell>
          <table:table-cell office:value-type="string" calcext:value-type="string">
            <text:p>McCulloch County, Texas</text:p>
          </table:table-cell>
          <table:table-cell office:value-type="float" office:value="133149100" calcext:value-type="float">
            <text:p>133149100</text:p>
          </table:table-cell>
          <table:table-cell office:value-type="float" office:value="17695922" calcext:value-type="float">
            <text:p>17695922</text:p>
          </table:table-cell>
        </table:table-row>
        <table:table-row table:style-name="ro1">
          <table:table-cell office:value-type="string" calcext:value-type="string">
            <text:p>0500000US48309</text:p>
          </table:table-cell>
          <table:table-cell office:value-type="float" office:value="48309" calcext:value-type="float">
            <text:p>48309</text:p>
          </table:table-cell>
          <table:table-cell office:value-type="string" calcext:value-type="string">
            <text:p>McLennan County, Texas</text:p>
          </table:table-cell>
          <table:table-cell office:value-type="float" office:value="3870373100" calcext:value-type="float">
            <text:p>3870373100</text:p>
          </table:table-cell>
          <table:table-cell office:value-type="float" office:value="115809764" calcext:value-type="float">
            <text:p>115809764</text:p>
          </table:table-cell>
        </table:table-row>
        <table:table-row table:style-name="ro1">
          <table:table-cell office:value-type="string" calcext:value-type="string">
            <text:p>0500000US48311</text:p>
          </table:table-cell>
          <table:table-cell office:value-type="float" office:value="48311" calcext:value-type="float">
            <text:p>48311</text:p>
          </table:table-cell>
          <table:table-cell office:value-type="string" calcext:value-type="string">
            <text:p>McMullen County, Texas</text:p>
          </table:table-cell>
          <table:table-cell office:value-type="float" office:value="15300000" calcext:value-type="float">
            <text:p>15300000</text:p>
          </table:table-cell>
          <table:table-cell office:value-type="float" office:value="8571203" calcext:value-type="float">
            <text:p>8571203</text:p>
          </table:table-cell>
        </table:table-row>
        <table:table-row table:style-name="ro1">
          <table:table-cell office:value-type="string" calcext:value-type="string">
            <text:p>0500000US48313</text:p>
          </table:table-cell>
          <table:table-cell office:value-type="float" office:value="48313" calcext:value-type="float">
            <text:p>48313</text:p>
          </table:table-cell>
          <table:table-cell office:value-type="string" calcext:value-type="string">
            <text:p>Madison County, Texas</text:p>
          </table:table-cell>
          <table:table-cell office:value-type="float" office:value="182926200" calcext:value-type="float">
            <text:p>182926200</text:p>
          </table:table-cell>
          <table:table-cell office:value-type="float" office:value="18013898" calcext:value-type="float">
            <text:p>18013898</text:p>
          </table:table-cell>
        </table:table-row>
        <table:table-row table:style-name="ro1">
          <table:table-cell office:value-type="string" calcext:value-type="string">
            <text:p>0500000US48315</text:p>
          </table:table-cell>
          <table:table-cell office:value-type="float" office:value="48315" calcext:value-type="float">
            <text:p>48315</text:p>
          </table:table-cell>
          <table:table-cell office:value-type="string" calcext:value-type="string">
            <text:p>Marion County, Texas</text:p>
          </table:table-cell>
          <table:table-cell office:value-type="float" office:value="176234700" calcext:value-type="float">
            <text:p>176234700</text:p>
          </table:table-cell>
          <table:table-cell office:value-type="float" office:value="19522390" calcext:value-type="float">
            <text:p>19522390</text:p>
          </table:table-cell>
        </table:table-row>
        <table:table-row table:style-name="ro1">
          <table:table-cell office:value-type="string" calcext:value-type="string">
            <text:p>0500000US48317</text:p>
          </table:table-cell>
          <table:table-cell office:value-type="float" office:value="48317" calcext:value-type="float">
            <text:p>48317</text:p>
          </table:table-cell>
          <table:table-cell office:value-type="string" calcext:value-type="string">
            <text:p>Martin County, Texas</text:p>
          </table:table-cell>
          <table:table-cell office:value-type="float" office:value="94111000" calcext:value-type="float">
            <text:p>94111000</text:p>
          </table:table-cell>
          <table:table-cell office:value-type="float" office:value="16713509" calcext:value-type="float">
            <text:p>16713509</text:p>
          </table:table-cell>
        </table:table-row>
        <table:table-row table:style-name="ro1">
          <table:table-cell office:value-type="string" calcext:value-type="string">
            <text:p>0500000US48319</text:p>
          </table:table-cell>
          <table:table-cell office:value-type="float" office:value="48319" calcext:value-type="float">
            <text:p>48319</text:p>
          </table:table-cell>
          <table:table-cell office:value-type="string" calcext:value-type="string">
            <text:p>Mason County, Texas</text:p>
          </table:table-cell>
          <table:table-cell office:value-type="float" office:value="83411900" calcext:value-type="float">
            <text:p>83411900</text:p>
          </table:table-cell>
          <table:table-cell office:value-type="float" office:value="10921513" calcext:value-type="float">
            <text:p>10921513</text:p>
          </table:table-cell>
        </table:table-row>
        <table:table-row table:style-name="ro1">
          <table:table-cell office:value-type="string" calcext:value-type="string">
            <text:p>0500000US48321</text:p>
          </table:table-cell>
          <table:table-cell office:value-type="float" office:value="48321" calcext:value-type="float">
            <text:p>48321</text:p>
          </table:table-cell>
          <table:table-cell office:value-type="string" calcext:value-type="string">
            <text:p>Matagorda County, Texas</text:p>
          </table:table-cell>
          <table:table-cell office:value-type="float" office:value="474646500" calcext:value-type="float">
            <text:p>474646500</text:p>
          </table:table-cell>
          <table:table-cell office:value-type="float" office:value="35934794" calcext:value-type="float">
            <text:p>35934794</text:p>
          </table:table-cell>
        </table:table-row>
        <table:table-row table:style-name="ro1">
          <table:table-cell office:value-type="string" calcext:value-type="string">
            <text:p>0500000US48323</text:p>
          </table:table-cell>
          <table:table-cell office:value-type="float" office:value="48323" calcext:value-type="float">
            <text:p>48323</text:p>
          </table:table-cell>
          <table:table-cell office:value-type="string" calcext:value-type="string">
            <text:p>Maverick County, Texas</text:p>
          </table:table-cell>
          <table:table-cell office:value-type="float" office:value="32376600" calcext:value-type="float">
            <text:p>32376600</text:p>
          </table:table-cell>
          <table:table-cell office:value-type="float" office:value="7834235" calcext:value-type="float">
            <text:p>7834235</text:p>
          </table:table-cell>
        </table:table-row>
        <table:table-row table:style-name="ro1">
          <table:table-cell office:value-type="string" calcext:value-type="string">
            <text:p>0500000US48325</text:p>
          </table:table-cell>
          <table:table-cell office:value-type="float" office:value="48325" calcext:value-type="float">
            <text:p>48325</text:p>
          </table:table-cell>
          <table:table-cell office:value-type="string" calcext:value-type="string">
            <text:p>Medina County, Texas</text:p>
          </table:table-cell>
          <table:table-cell office:value-type="float" office:value="679011300" calcext:value-type="float">
            <text:p>679011300</text:p>
          </table:table-cell>
          <table:table-cell office:value-type="float" office:value="50297085" calcext:value-type="float">
            <text:p>50297085</text:p>
          </table:table-cell>
        </table:table-row>
        <table:table-row table:style-name="ro1">
          <table:table-cell office:value-type="string" calcext:value-type="string">
            <text:p>0500000US48327</text:p>
          </table:table-cell>
          <table:table-cell office:value-type="float" office:value="48327" calcext:value-type="float">
            <text:p>48327</text:p>
          </table:table-cell>
          <table:table-cell office:value-type="string" calcext:value-type="string">
            <text:p>Menard County, Texas</text:p>
          </table:table-cell>
          <table:table-cell office:value-type="float" office:value="34402700" calcext:value-type="float">
            <text:p>34402700</text:p>
          </table:table-cell>
          <table:table-cell office:value-type="float" office:value="12549912" calcext:value-type="float">
            <text:p>12549912</text:p>
          </table:table-cell>
        </table:table-row>
        <table:table-row table:style-name="ro1">
          <table:table-cell office:value-type="string" calcext:value-type="string">
            <text:p>0500000US48329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Midland County, Texas</text:p>
          </table:table-cell>
          <table:table-cell office:value-type="float" office:value="3639402200" calcext:value-type="float">
            <text:p>3639402200</text:p>
          </table:table-cell>
          <table:table-cell office:value-type="float" office:value="166440471" calcext:value-type="float">
            <text:p>166440471</text:p>
          </table:table-cell>
        </table:table-row>
        <table:table-row table:style-name="ro1">
          <table:table-cell office:value-type="string" calcext:value-type="string">
            <text:p>0500000US48331</text:p>
          </table:table-cell>
          <table:table-cell office:value-type="float" office:value="48331" calcext:value-type="float">
            <text:p>48331</text:p>
          </table:table-cell>
          <table:table-cell office:value-type="string" calcext:value-type="string">
            <text:p>Milam County, Texas</text:p>
          </table:table-cell>
          <table:table-cell office:value-type="float" office:value="406697200" calcext:value-type="float">
            <text:p>406697200</text:p>
          </table:table-cell>
          <table:table-cell office:value-type="float" office:value="31058741" calcext:value-type="float">
            <text:p>31058741</text:p>
          </table:table-cell>
        </table:table-row>
        <table:table-row table:style-name="ro1">
          <table:table-cell office:value-type="string" calcext:value-type="string">
            <text:p>0500000US48333</text:p>
          </table:table-cell>
          <table:table-cell office:value-type="float" office:value="48333" calcext:value-type="float">
            <text:p>48333</text:p>
          </table:table-cell>
          <table:table-cell office:value-type="string" calcext:value-type="string">
            <text:p>Mills County, Texas</text:p>
          </table:table-cell>
          <table:table-cell office:value-type="float" office:value="95439900" calcext:value-type="float">
            <text:p>95439900</text:p>
          </table:table-cell>
          <table:table-cell office:value-type="float" office:value="14117689" calcext:value-type="float">
            <text:p>14117689</text:p>
          </table:table-cell>
        </table:table-row>
        <table:table-row table:style-name="ro1">
          <table:table-cell office:value-type="string" calcext:value-type="string">
            <text:p>0500000US48335</text:p>
          </table:table-cell>
          <table:table-cell office:value-type="float" office:value="48335" calcext:value-type="float">
            <text:p>48335</text:p>
          </table:table-cell>
          <table:table-cell office:value-type="string" calcext:value-type="string">
            <text:p>Mitchell County, Texas</text:p>
          </table:table-cell>
          <table:table-cell office:value-type="float" office:value="120257800" calcext:value-type="float">
            <text:p>120257800</text:p>
          </table:table-cell>
          <table:table-cell office:value-type="float" office:value="13334853" calcext:value-type="float">
            <text:p>13334853</text:p>
          </table:table-cell>
        </table:table-row>
        <table:table-row table:style-name="ro1">
          <table:table-cell office:value-type="string" calcext:value-type="string">
            <text:p>0500000US48337</text:p>
          </table:table-cell>
          <table:table-cell office:value-type="float" office:value="48337" calcext:value-type="float">
            <text:p>48337</text:p>
          </table:table-cell>
          <table:table-cell office:value-type="string" calcext:value-type="string">
            <text:p>Montague County, Texas</text:p>
          </table:table-cell>
          <table:table-cell office:value-type="float" office:value="465274400" calcext:value-type="float">
            <text:p>465274400</text:p>
          </table:table-cell>
          <table:table-cell office:value-type="float" office:value="34041051" calcext:value-type="float">
            <text:p>34041051</text:p>
          </table:table-cell>
        </table:table-row>
        <table:table-row table:style-name="ro1">
          <table:table-cell office:value-type="string" calcext:value-type="string">
            <text:p>0500000US48339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Montgomery County, Texas</text:p>
          </table:table-cell>
          <table:table-cell office:value-type="float" office:value="13605285200" calcext:value-type="float">
            <text:p>13605285200</text:p>
          </table:table-cell>
          <table:table-cell office:value-type="float" office:value="350352819" calcext:value-type="float">
            <text:p>350352819</text:p>
          </table:table-cell>
        </table:table-row>
        <table:table-row table:style-name="ro1">
          <table:table-cell office:value-type="string" calcext:value-type="string">
            <text:p>0500000US48341</text:p>
          </table:table-cell>
          <table:table-cell office:value-type="float" office:value="48341" calcext:value-type="float">
            <text:p>48341</text:p>
          </table:table-cell>
          <table:table-cell office:value-type="string" calcext:value-type="string">
            <text:p>Moore County, Texas</text:p>
          </table:table-cell>
          <table:table-cell office:value-type="float" office:value="225957000" calcext:value-type="float">
            <text:p>225957000</text:p>
          </table:table-cell>
          <table:table-cell office:value-type="float" office:value="14609230" calcext:value-type="float">
            <text:p>14609230</text:p>
          </table:table-cell>
        </table:table-row>
        <table:table-row table:style-name="ro1">
          <table:table-cell office:value-type="string" calcext:value-type="string">
            <text:p>0500000US48343</text:p>
          </table:table-cell>
          <table:table-cell office:value-type="float" office:value="48343" calcext:value-type="float">
            <text:p>48343</text:p>
          </table:table-cell>
          <table:table-cell office:value-type="string" calcext:value-type="string">
            <text:p>Morris County, Texas</text:p>
          </table:table-cell>
          <table:table-cell office:value-type="float" office:value="202694400" calcext:value-type="float">
            <text:p>202694400</text:p>
          </table:table-cell>
          <table:table-cell office:value-type="float" office:value="23919368" calcext:value-type="float">
            <text:p>23919368</text:p>
          </table:table-cell>
        </table:table-row>
        <table:table-row table:style-name="ro1">
          <table:table-cell office:value-type="string" calcext:value-type="string">
            <text:p>0500000US48345</text:p>
          </table:table-cell>
          <table:table-cell office:value-type="float" office:value="48345" calcext:value-type="float">
            <text:p>48345</text:p>
          </table:table-cell>
          <table:table-cell office:value-type="string" calcext:value-type="string">
            <text:p>Motley County, Texas</text:p>
          </table:table-cell>
          <table:table-cell office:value-type="float" office:value="19410000" calcext:value-type="float">
            <text:p>19410000</text:p>
          </table:table-cell>
          <table:table-cell office:value-type="float" office:value="3271357" calcext:value-type="float">
            <text:p>3271357</text:p>
          </table:table-cell>
        </table:table-row>
        <table:table-row table:style-name="ro1">
          <table:table-cell office:value-type="string" calcext:value-type="string">
            <text:p>0500000US48347</text:p>
          </table:table-cell>
          <table:table-cell office:value-type="float" office:value="48347" calcext:value-type="float">
            <text:p>48347</text:p>
          </table:table-cell>
          <table:table-cell office:value-type="string" calcext:value-type="string">
            <text:p>Nacogdoches County, Texas</text:p>
          </table:table-cell>
          <table:table-cell office:value-type="float" office:value="1035327400" calcext:value-type="float">
            <text:p>1035327400</text:p>
          </table:table-cell>
          <table:table-cell office:value-type="float" office:value="57866017" calcext:value-type="float">
            <text:p>57866017</text:p>
          </table:table-cell>
        </table:table-row>
        <table:table-row table:style-name="ro1">
          <table:table-cell office:value-type="string" calcext:value-type="string">
            <text:p>0500000US48349</text:p>
          </table:table-cell>
          <table:table-cell office:value-type="float" office:value="48349" calcext:value-type="float">
            <text:p>48349</text:p>
          </table:table-cell>
          <table:table-cell office:value-type="string" calcext:value-type="string">
            <text:p>Navarro County, Texas</text:p>
          </table:table-cell>
          <table:table-cell office:value-type="float" office:value="732883500" calcext:value-type="float">
            <text:p>732883500</text:p>
          </table:table-cell>
          <table:table-cell office:value-type="float" office:value="34390261" calcext:value-type="float">
            <text:p>34390261</text:p>
          </table:table-cell>
        </table:table-row>
        <table:table-row table:style-name="ro1">
          <table:table-cell office:value-type="string" calcext:value-type="string">
            <text:p>0500000US48351</text:p>
          </table:table-cell>
          <table:table-cell office:value-type="float" office:value="48351" calcext:value-type="float">
            <text:p>48351</text:p>
          </table:table-cell>
          <table:table-cell office:value-type="string" calcext:value-type="string">
            <text:p>Newton County, Texas</text:p>
          </table:table-cell>
          <table:table-cell office:value-type="float" office:value="208994000" calcext:value-type="float">
            <text:p>208994000</text:p>
          </table:table-cell>
          <table:table-cell office:value-type="float" office:value="20923651" calcext:value-type="float">
            <text:p>20923651</text:p>
          </table:table-cell>
        </table:table-row>
        <table:table-row table:style-name="ro1">
          <table:table-cell office:value-type="string" calcext:value-type="string">
            <text:p>0500000US48353</text:p>
          </table:table-cell>
          <table:table-cell office:value-type="float" office:value="48353" calcext:value-type="float">
            <text:p>48353</text:p>
          </table:table-cell>
          <table:table-cell office:value-type="string" calcext:value-type="string">
            <text:p>Nolan County, Texas</text:p>
          </table:table-cell>
          <table:table-cell office:value-type="float" office:value="208072500" calcext:value-type="float">
            <text:p>208072500</text:p>
          </table:table-cell>
          <table:table-cell office:value-type="float" office:value="16593511" calcext:value-type="float">
            <text:p>16593511</text:p>
          </table:table-cell>
        </table:table-row>
        <table:table-row table:style-name="ro1">
          <table:table-cell office:value-type="string" calcext:value-type="string">
            <text:p>0500000US48355</text:p>
          </table:table-cell>
          <table:table-cell office:value-type="float" office:value="48355" calcext:value-type="float">
            <text:p>48355</text:p>
          </table:table-cell>
          <table:table-cell office:value-type="string" calcext:value-type="string">
            <text:p>Nueces County, Texas</text:p>
          </table:table-cell>
          <table:table-cell office:value-type="float" office:value="4029451900" calcext:value-type="float">
            <text:p>4029451900</text:p>
          </table:table-cell>
          <table:table-cell office:value-type="float" office:value="146067094" calcext:value-type="float">
            <text:p>146067094</text:p>
          </table:table-cell>
        </table:table-row>
        <table:table-row table:style-name="ro1">
          <table:table-cell office:value-type="string" calcext:value-type="string">
            <text:p>0500000US48357</text:p>
          </table:table-cell>
          <table:table-cell office:value-type="float" office:value="48357" calcext:value-type="float">
            <text:p>48357</text:p>
          </table:table-cell>
          <table:table-cell office:value-type="string" calcext:value-type="string">
            <text:p>Ochiltree County, Texas</text:p>
          </table:table-cell>
          <table:table-cell office:value-type="float" office:value="171719700" calcext:value-type="float">
            <text:p>171719700</text:p>
          </table:table-cell>
          <table:table-cell office:value-type="float" office:value="19234692" calcext:value-type="float">
            <text:p>19234692</text:p>
          </table:table-cell>
        </table:table-row>
        <table:table-row table:style-name="ro1">
          <table:table-cell office:value-type="string" calcext:value-type="string">
            <text:p>0500000US48359</text:p>
          </table:table-cell>
          <table:table-cell office:value-type="float" office:value="48359" calcext:value-type="float">
            <text:p>48359</text:p>
          </table:table-cell>
          <table:table-cell office:value-type="string" calcext:value-type="string">
            <text:p>Oldham County, Texas</text:p>
          </table:table-cell>
          <table:table-cell office:value-type="float" office:value="44655700" calcext:value-type="float">
            <text:p>44655700</text:p>
          </table:table-cell>
          <table:table-cell office:value-type="float" office:value="12967331" calcext:value-type="float">
            <text:p>12967331</text:p>
          </table:table-cell>
        </table:table-row>
        <table:table-row table:style-name="ro1">
          <table:table-cell office:value-type="string" calcext:value-type="string">
            <text:p>0500000US48361</text:p>
          </table:table-cell>
          <table:table-cell office:value-type="float" office:value="48361" calcext:value-type="float">
            <text:p>48361</text:p>
          </table:table-cell>
          <table:table-cell office:value-type="string" calcext:value-type="string">
            <text:p>Orange County, Texas</text:p>
          </table:table-cell>
          <table:table-cell office:value-type="float" office:value="1800602400" calcext:value-type="float">
            <text:p>1800602400</text:p>
          </table:table-cell>
          <table:table-cell office:value-type="float" office:value="80258783" calcext:value-type="float">
            <text:p>80258783</text:p>
          </table:table-cell>
        </table:table-row>
        <table:table-row table:style-name="ro1">
          <table:table-cell office:value-type="string" calcext:value-type="string">
            <text:p>0500000US48363</text:p>
          </table:table-cell>
          <table:table-cell office:value-type="float" office:value="48363" calcext:value-type="float">
            <text:p>48363</text:p>
          </table:table-cell>
          <table:table-cell office:value-type="string" calcext:value-type="string">
            <text:p>Palo Pinto County, Texas</text:p>
          </table:table-cell>
          <table:table-cell office:value-type="float" office:value="520714800" calcext:value-type="float">
            <text:p>520714800</text:p>
          </table:table-cell>
          <table:table-cell office:value-type="float" office:value="40894127" calcext:value-type="float">
            <text:p>40894127</text:p>
          </table:table-cell>
        </table:table-row>
        <table:table-row table:style-name="ro1">
          <table:table-cell office:value-type="string" calcext:value-type="string">
            <text:p>0500000US48365</text:p>
          </table:table-cell>
          <table:table-cell office:value-type="float" office:value="48365" calcext:value-type="float">
            <text:p>48365</text:p>
          </table:table-cell>
          <table:table-cell office:value-type="string" calcext:value-type="string">
            <text:p>Panola County, Texas</text:p>
          </table:table-cell>
          <table:table-cell office:value-type="float" office:value="503113800" calcext:value-type="float">
            <text:p>503113800</text:p>
          </table:table-cell>
          <table:table-cell office:value-type="float" office:value="35254940" calcext:value-type="float">
            <text:p>35254940</text:p>
          </table:table-cell>
        </table:table-row>
        <table:table-row table:style-name="ro1">
          <table:table-cell office:value-type="string" calcext:value-type="string">
            <text:p>0500000US48367</text:p>
          </table:table-cell>
          <table:table-cell office:value-type="float" office:value="48367" calcext:value-type="float">
            <text:p>48367</text:p>
          </table:table-cell>
          <table:table-cell office:value-type="string" calcext:value-type="string">
            <text:p>Parker County, Texas</text:p>
          </table:table-cell>
          <table:table-cell office:value-type="float" office:value="3425105300" calcext:value-type="float">
            <text:p>3425105300</text:p>
          </table:table-cell>
          <table:table-cell office:value-type="float" office:value="107790265" calcext:value-type="float">
            <text:p>107790265</text:p>
          </table:table-cell>
        </table:table-row>
        <table:table-row table:style-name="ro1">
          <table:table-cell office:value-type="string" calcext:value-type="string">
            <text:p>0500000US48369</text:p>
          </table:table-cell>
          <table:table-cell office:value-type="float" office:value="48369" calcext:value-type="float">
            <text:p>48369</text:p>
          </table:table-cell>
          <table:table-cell office:value-type="string" calcext:value-type="string">
            <text:p>Parmer County, Texas</text:p>
          </table:table-cell>
          <table:table-cell office:value-type="float" office:value="110811900" calcext:value-type="float">
            <text:p>110811900</text:p>
          </table:table-cell>
          <table:table-cell office:value-type="float" office:value="12916229" calcext:value-type="float">
            <text:p>12916229</text:p>
          </table:table-cell>
        </table:table-row>
        <table:table-row table:style-name="ro1">
          <table:table-cell office:value-type="string" calcext:value-type="string">
            <text:p>0500000US48371</text:p>
          </table:table-cell>
          <table:table-cell office:value-type="float" office:value="48371" calcext:value-type="float">
            <text:p>48371</text:p>
          </table:table-cell>
          <table:table-cell office:value-type="string" calcext:value-type="string">
            <text:p>Pecos County, Texas</text:p>
          </table:table-cell>
          <table:table-cell office:value-type="float" office:value="96379600" calcext:value-type="float">
            <text:p>96379600</text:p>
          </table:table-cell>
          <table:table-cell office:value-type="float" office:value="10455651" calcext:value-type="float">
            <text:p>10455651</text:p>
          </table:table-cell>
        </table:table-row>
        <table:table-row table:style-name="ro1">
          <table:table-cell office:value-type="string" calcext:value-type="string">
            <text:p>0500000US48373</text:p>
          </table:table-cell>
          <table:table-cell office:value-type="float" office:value="48373" calcext:value-type="float">
            <text:p>48373</text:p>
          </table:table-cell>
          <table:table-cell office:value-type="string" calcext:value-type="string">
            <text:p>Polk County, Texas</text:p>
          </table:table-cell>
          <table:table-cell office:value-type="float" office:value="819125600" calcext:value-type="float">
            <text:p>819125600</text:p>
          </table:table-cell>
          <table:table-cell office:value-type="float" office:value="53513788" calcext:value-type="float">
            <text:p>53513788</text:p>
          </table:table-cell>
        </table:table-row>
        <table:table-row table:style-name="ro1">
          <table:table-cell office:value-type="string" calcext:value-type="string">
            <text:p>0500000US48375</text:p>
          </table:table-cell>
          <table:table-cell office:value-type="float" office:value="48375" calcext:value-type="float">
            <text:p>48375</text:p>
          </table:table-cell>
          <table:table-cell office:value-type="string" calcext:value-type="string">
            <text:p>Potter County, Texas</text:p>
          </table:table-cell>
          <table:table-cell office:value-type="float" office:value="1588871700" calcext:value-type="float">
            <text:p>1588871700</text:p>
          </table:table-cell>
          <table:table-cell office:value-type="float" office:value="85138731" calcext:value-type="float">
            <text:p>85138731</text:p>
          </table:table-cell>
        </table:table-row>
        <table:table-row table:style-name="ro1">
          <table:table-cell office:value-type="string" calcext:value-type="string">
            <text:p>0500000US48377</text:p>
          </table:table-cell>
          <table:table-cell office:value-type="float" office:value="48377" calcext:value-type="float">
            <text:p>48377</text:p>
          </table:table-cell>
          <table:table-cell office:value-type="string" calcext:value-type="string">
            <text:p>Presidio County, Texas</text:p>
          </table:table-cell>
          <table:table-cell office:value-type="float" office:value="37065500" calcext:value-type="float">
            <text:p>37065500</text:p>
          </table:table-cell>
          <table:table-cell office:value-type="float" office:value="7549829" calcext:value-type="float">
            <text:p>7549829</text:p>
          </table:table-cell>
        </table:table-row>
        <table:table-row table:style-name="ro1">
          <table:table-cell office:value-type="string" calcext:value-type="string">
            <text:p>0500000US48379</text:p>
          </table:table-cell>
          <table:table-cell office:value-type="float" office:value="48379" calcext:value-type="float">
            <text:p>48379</text:p>
          </table:table-cell>
          <table:table-cell office:value-type="string" calcext:value-type="string">
            <text:p>Rains County, Texas</text:p>
          </table:table-cell>
          <table:table-cell office:value-type="float" office:value="217877500" calcext:value-type="float">
            <text:p>217877500</text:p>
          </table:table-cell>
          <table:table-cell office:value-type="float" office:value="18533032" calcext:value-type="float">
            <text:p>18533032</text:p>
          </table:table-cell>
        </table:table-row>
        <table:table-row table:style-name="ro1">
          <table:table-cell office:value-type="string" calcext:value-type="string">
            <text:p>0500000US48381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Randall County, Texas</text:p>
          </table:table-cell>
          <table:table-cell office:value-type="float" office:value="3196220200" calcext:value-type="float">
            <text:p>3196220200</text:p>
          </table:table-cell>
          <table:table-cell office:value-type="float" office:value="101391042" calcext:value-type="float">
            <text:p>101391042</text:p>
          </table:table-cell>
        </table:table-row>
        <table:table-row table:style-name="ro1">
          <table:table-cell office:value-type="string" calcext:value-type="string">
            <text:p>0500000US48383</text:p>
          </table:table-cell>
          <table:table-cell office:value-type="float" office:value="48383" calcext:value-type="float">
            <text:p>48383</text:p>
          </table:table-cell>
          <table:table-cell office:value-type="string" calcext:value-type="string">
            <text:p>Reagan County, Texas</text:p>
          </table:table-cell>
          <table:table-cell office:value-type="float" office:value="43345300" calcext:value-type="float">
            <text:p>43345300</text:p>
          </table:table-cell>
          <table:table-cell office:value-type="float" office:value="7676637" calcext:value-type="float">
            <text:p>7676637</text:p>
          </table:table-cell>
        </table:table-row>
        <table:table-row table:style-name="ro1">
          <table:table-cell office:value-type="string" calcext:value-type="string">
            <text:p>0500000US48385</text:p>
          </table:table-cell>
          <table:table-cell office:value-type="float" office:value="48385" calcext:value-type="float">
            <text:p>48385</text:p>
          </table:table-cell>
          <table:table-cell office:value-type="string" calcext:value-type="string">
            <text:p>Real County, Texas</text:p>
          </table:table-cell>
          <table:table-cell office:value-type="float" office:value="51055100" calcext:value-type="float">
            <text:p>51055100</text:p>
          </table:table-cell>
          <table:table-cell office:value-type="float" office:value="8321259" calcext:value-type="float">
            <text:p>8321259</text:p>
          </table:table-cell>
        </table:table-row>
        <table:table-row table:style-name="ro1">
          <table:table-cell office:value-type="string" calcext:value-type="string">
            <text:p>0500000US48387</text:p>
          </table:table-cell>
          <table:table-cell office:value-type="float" office:value="48387" calcext:value-type="float">
            <text:p>48387</text:p>
          </table:table-cell>
          <table:table-cell office:value-type="string" calcext:value-type="string">
            <text:p>Red River County, Texas</text:p>
          </table:table-cell>
          <table:table-cell office:value-type="float" office:value="202335700" calcext:value-type="float">
            <text:p>202335700</text:p>
          </table:table-cell>
          <table:table-cell office:value-type="float" office:value="19816464" calcext:value-type="float">
            <text:p>19816464</text:p>
          </table:table-cell>
        </table:table-row>
        <table:table-row table:style-name="ro1">
          <table:table-cell office:value-type="string" calcext:value-type="string">
            <text:p>0500000US48389</text:p>
          </table:table-cell>
          <table:table-cell office:value-type="float" office:value="48389" calcext:value-type="float">
            <text:p>48389</text:p>
          </table:table-cell>
          <table:table-cell office:value-type="string" calcext:value-type="string">
            <text:p>Reeves County, Texas</text:p>
          </table:table-cell>
          <table:table-cell office:value-type="float" office:value="70815700" calcext:value-type="float">
            <text:p>70815700</text:p>
          </table:table-cell>
          <table:table-cell office:value-type="float" office:value="13488112" calcext:value-type="float">
            <text:p>13488112</text:p>
          </table:table-cell>
        </table:table-row>
        <table:table-row table:style-name="ro1">
          <table:table-cell office:value-type="string" calcext:value-type="string">
            <text:p>0500000US48391</text:p>
          </table:table-cell>
          <table:table-cell office:value-type="float" office:value="48391" calcext:value-type="float">
            <text:p>48391</text:p>
          </table:table-cell>
          <table:table-cell office:value-type="string" calcext:value-type="string">
            <text:p>Refugio County, Texas</text:p>
          </table:table-cell>
          <table:table-cell office:value-type="float" office:value="111458800" calcext:value-type="float">
            <text:p>111458800</text:p>
          </table:table-cell>
          <table:table-cell office:value-type="float" office:value="16065005" calcext:value-type="float">
            <text:p>16065005</text:p>
          </table:table-cell>
        </table:table-row>
        <table:table-row table:style-name="ro1">
          <table:table-cell office:value-type="string" calcext:value-type="string">
            <text:p>0500000US48393</text:p>
          </table:table-cell>
          <table:table-cell office:value-type="float" office:value="48393" calcext:value-type="float">
            <text:p>48393</text:p>
          </table:table-cell>
          <table:table-cell office:value-type="string" calcext:value-type="string">
            <text:p>Roberts County, Texas</text:p>
          </table:table-cell>
          <table:table-cell office:value-type="float" office:value="28293900" calcext:value-type="float">
            <text:p>28293900</text:p>
          </table:table-cell>
          <table:table-cell office:value-type="float" office:value="4583431" calcext:value-type="float">
            <text:p>4583431</text:p>
          </table:table-cell>
        </table:table-row>
        <table:table-row table:style-name="ro1">
          <table:table-cell office:value-type="string" calcext:value-type="string">
            <text:p>0500000US48395</text:p>
          </table:table-cell>
          <table:table-cell office:value-type="float" office:value="48395" calcext:value-type="float">
            <text:p>48395</text:p>
          </table:table-cell>
          <table:table-cell office:value-type="string" calcext:value-type="string">
            <text:p>Robertson County, Texas</text:p>
          </table:table-cell>
          <table:table-cell office:value-type="float" office:value="258590600" calcext:value-type="float">
            <text:p>258590600</text:p>
          </table:table-cell>
          <table:table-cell office:value-type="float" office:value="24346952" calcext:value-type="float">
            <text:p>24346952</text:p>
          </table:table-cell>
        </table:table-row>
        <table:table-row table:style-name="ro1">
          <table:table-cell office:value-type="string" calcext:value-type="string">
            <text:p>0500000US48397</text:p>
          </table:table-cell>
          <table:table-cell office:value-type="float" office:value="48397" calcext:value-type="float">
            <text:p>48397</text:p>
          </table:table-cell>
          <table:table-cell office:value-type="string" calcext:value-type="string">
            <text:p>Rockwall County, Texas</text:p>
          </table:table-cell>
          <table:table-cell office:value-type="float" office:value="2521719100" calcext:value-type="float">
            <text:p>2521719100</text:p>
          </table:table-cell>
          <table:table-cell office:value-type="float" office:value="106534001" calcext:value-type="float">
            <text:p>106534001</text:p>
          </table:table-cell>
        </table:table-row>
        <table:table-row table:style-name="ro1">
          <table:table-cell office:value-type="string" calcext:value-type="string">
            <text:p>0500000US48399</text:p>
          </table:table-cell>
          <table:table-cell office:value-type="float" office:value="48399" calcext:value-type="float">
            <text:p>48399</text:p>
          </table:table-cell>
          <table:table-cell office:value-type="string" calcext:value-type="string">
            <text:p>Runnels County, Texas</text:p>
          </table:table-cell>
          <table:table-cell office:value-type="float" office:value="158917400" calcext:value-type="float">
            <text:p>158917400</text:p>
          </table:table-cell>
          <table:table-cell office:value-type="float" office:value="14598852" calcext:value-type="float">
            <text:p>14598852</text:p>
          </table:table-cell>
        </table:table-row>
        <table:table-row table:style-name="ro1">
          <table:table-cell office:value-type="string" calcext:value-type="string">
            <text:p>0500000US48401</text:p>
          </table:table-cell>
          <table:table-cell office:value-type="float" office:value="48401" calcext:value-type="float">
            <text:p>48401</text:p>
          </table:table-cell>
          <table:table-cell office:value-type="string" calcext:value-type="string">
            <text:p>Rusk County, Texas</text:p>
          </table:table-cell>
          <table:table-cell office:value-type="float" office:value="888000200" calcext:value-type="float">
            <text:p>888000200</text:p>
          </table:table-cell>
          <table:table-cell office:value-type="float" office:value="54945619" calcext:value-type="float">
            <text:p>54945619</text:p>
          </table:table-cell>
        </table:table-row>
        <table:table-row table:style-name="ro1">
          <table:table-cell office:value-type="string" calcext:value-type="string">
            <text:p>0500000US48403</text:p>
          </table:table-cell>
          <table:table-cell office:value-type="float" office:value="48403" calcext:value-type="float">
            <text:p>48403</text:p>
          </table:table-cell>
          <table:table-cell office:value-type="string" calcext:value-type="string">
            <text:p>Sabine County, Texas</text:p>
          </table:table-cell>
          <table:table-cell office:value-type="float" office:value="172395700" calcext:value-type="float">
            <text:p>172395700</text:p>
          </table:table-cell>
          <table:table-cell office:value-type="float" office:value="24014247" calcext:value-type="float">
            <text:p>24014247</text:p>
          </table:table-cell>
        </table:table-row>
        <table:table-row table:style-name="ro1">
          <table:table-cell office:value-type="string" calcext:value-type="string">
            <text:p>0500000US48405</text:p>
          </table:table-cell>
          <table:table-cell office:value-type="float" office:value="48405" calcext:value-type="float">
            <text:p>48405</text:p>
          </table:table-cell>
          <table:table-cell office:value-type="string" calcext:value-type="string">
            <text:p>San Augustine County, Texas</text:p>
          </table:table-cell>
          <table:table-cell office:value-type="float" office:value="116044200" calcext:value-type="float">
            <text:p>116044200</text:p>
          </table:table-cell>
          <table:table-cell office:value-type="float" office:value="29144211" calcext:value-type="float">
            <text:p>29144211</text:p>
          </table:table-cell>
        </table:table-row>
        <table:table-row table:style-name="ro1">
          <table:table-cell office:value-type="string" calcext:value-type="string">
            <text:p>0500000US48407</text:p>
          </table:table-cell>
          <table:table-cell office:value-type="float" office:value="48407" calcext:value-type="float">
            <text:p>48407</text:p>
          </table:table-cell>
          <table:table-cell office:value-type="string" calcext:value-type="string">
            <text:p>San Jacinto County, Texas</text:p>
          </table:table-cell>
          <table:table-cell office:value-type="float" office:value="468138800" calcext:value-type="float">
            <text:p>468138800</text:p>
          </table:table-cell>
          <table:table-cell office:value-type="float" office:value="51949822" calcext:value-type="float">
            <text:p>51949822</text:p>
          </table:table-cell>
        </table:table-row>
        <table:table-row table:style-name="ro1">
          <table:table-cell office:value-type="string" calcext:value-type="string">
            <text:p>0500000US48409</text:p>
          </table:table-cell>
          <table:table-cell office:value-type="float" office:value="48409" calcext:value-type="float">
            <text:p>48409</text:p>
          </table:table-cell>
          <table:table-cell office:value-type="string" calcext:value-type="string">
            <text:p>San Patricio County, Texas</text:p>
          </table:table-cell>
          <table:table-cell office:value-type="float" office:value="894799900" calcext:value-type="float">
            <text:p>894799900</text:p>
          </table:table-cell>
          <table:table-cell office:value-type="float" office:value="71020628" calcext:value-type="float">
            <text:p>71020628</text:p>
          </table:table-cell>
        </table:table-row>
        <table:table-row table:style-name="ro1">
          <table:table-cell office:value-type="string" calcext:value-type="string">
            <text:p>0500000US48411</text:p>
          </table:table-cell>
          <table:table-cell office:value-type="float" office:value="48411" calcext:value-type="float">
            <text:p>48411</text:p>
          </table:table-cell>
          <table:table-cell office:value-type="string" calcext:value-type="string">
            <text:p>San Saba County, Texas</text:p>
          </table:table-cell>
          <table:table-cell office:value-type="float" office:value="82236100" calcext:value-type="float">
            <text:p>82236100</text:p>
          </table:table-cell>
          <table:table-cell office:value-type="float" office:value="8686384" calcext:value-type="float">
            <text:p>8686384</text:p>
          </table:table-cell>
        </table:table-row>
        <table:table-row table:style-name="ro1">
          <table:table-cell office:value-type="string" calcext:value-type="string">
            <text:p>0500000US48413</text:p>
          </table:table-cell>
          <table:table-cell office:value-type="float" office:value="48413" calcext:value-type="float">
            <text:p>48413</text:p>
          </table:table-cell>
          <table:table-cell office:value-type="string" calcext:value-type="string">
            <text:p>Schleicher County, Texas</text:p>
          </table:table-cell>
          <table:table-cell office:value-type="float" office:value="46866100" calcext:value-type="float">
            <text:p>46866100</text:p>
          </table:table-cell>
          <table:table-cell office:value-type="float" office:value="9734362" calcext:value-type="float">
            <text:p>9734362</text:p>
          </table:table-cell>
        </table:table-row>
        <table:table-row table:style-name="ro1">
          <table:table-cell office:value-type="string" calcext:value-type="string">
            <text:p>0500000US48415</text:p>
          </table:table-cell>
          <table:table-cell office:value-type="float" office:value="48415" calcext:value-type="float">
            <text:p>48415</text:p>
          </table:table-cell>
          <table:table-cell office:value-type="string" calcext:value-type="string">
            <text:p>Scurry County, Texas</text:p>
          </table:table-cell>
          <table:table-cell office:value-type="float" office:value="286562800" calcext:value-type="float">
            <text:p>286562800</text:p>
          </table:table-cell>
          <table:table-cell office:value-type="float" office:value="28028210" calcext:value-type="float">
            <text:p>28028210</text:p>
          </table:table-cell>
        </table:table-row>
        <table:table-row table:style-name="ro1">
          <table:table-cell office:value-type="string" calcext:value-type="string">
            <text:p>0500000US48417</text:p>
          </table:table-cell>
          <table:table-cell office:value-type="float" office:value="48417" calcext:value-type="float">
            <text:p>48417</text:p>
          </table:table-cell>
          <table:table-cell office:value-type="string" calcext:value-type="string">
            <text:p>Shackelford County, Texas</text:p>
          </table:table-cell>
          <table:table-cell office:value-type="float" office:value="75374400" calcext:value-type="float">
            <text:p>75374400</text:p>
          </table:table-cell>
          <table:table-cell office:value-type="float" office:value="7966290" calcext:value-type="float">
            <text:p>7966290</text:p>
          </table:table-cell>
        </table:table-row>
        <table:table-row table:style-name="ro1">
          <table:table-cell office:value-type="string" calcext:value-type="string">
            <text:p>0500000US48419</text:p>
          </table:table-cell>
          <table:table-cell office:value-type="float" office:value="48419" calcext:value-type="float">
            <text:p>48419</text:p>
          </table:table-cell>
          <table:table-cell office:value-type="string" calcext:value-type="string">
            <text:p>Shelby County, Texas</text:p>
          </table:table-cell>
          <table:table-cell office:value-type="float" office:value="423667200" calcext:value-type="float">
            <text:p>423667200</text:p>
          </table:table-cell>
          <table:table-cell office:value-type="float" office:value="37106368" calcext:value-type="float">
            <text:p>37106368</text:p>
          </table:table-cell>
        </table:table-row>
        <table:table-row table:style-name="ro1">
          <table:table-cell office:value-type="string" calcext:value-type="string">
            <text:p>0500000US48421</text:p>
          </table:table-cell>
          <table:table-cell office:value-type="float" office:value="48421" calcext:value-type="float">
            <text:p>48421</text:p>
          </table:table-cell>
          <table:table-cell office:value-type="string" calcext:value-type="string">
            <text:p>Sherman County, Texas</text:p>
          </table:table-cell>
          <table:table-cell office:value-type="float" office:value="49417600" calcext:value-type="float">
            <text:p>49417600</text:p>
          </table:table-cell>
          <table:table-cell office:value-type="float" office:value="6831830" calcext:value-type="float">
            <text:p>6831830</text:p>
          </table:table-cell>
        </table:table-row>
        <table:table-row table:style-name="ro1">
          <table:table-cell office:value-type="string" calcext:value-type="string">
            <text:p>0500000US48423</text:p>
          </table:table-cell>
          <table:table-cell office:value-type="float" office:value="48423" calcext:value-type="float">
            <text:p>48423</text:p>
          </table:table-cell>
          <table:table-cell office:value-type="string" calcext:value-type="string">
            <text:p>Smith County, Texas</text:p>
          </table:table-cell>
          <table:table-cell office:value-type="float" office:value="4063058200" calcext:value-type="float">
            <text:p>4063058200</text:p>
          </table:table-cell>
          <table:table-cell office:value-type="float" office:value="121169005" calcext:value-type="float">
            <text:p>121169005</text:p>
          </table:table-cell>
        </table:table-row>
        <table:table-row table:style-name="ro1">
          <table:table-cell office:value-type="string" calcext:value-type="string">
            <text:p>0500000US48425</text:p>
          </table:table-cell>
          <table:table-cell office:value-type="float" office:value="48425" calcext:value-type="float">
            <text:p>48425</text:p>
          </table:table-cell>
          <table:table-cell office:value-type="string" calcext:value-type="string">
            <text:p>Somervell County, Texas</text:p>
          </table:table-cell>
          <table:table-cell office:value-type="float" office:value="199179400" calcext:value-type="float">
            <text:p>199179400</text:p>
          </table:table-cell>
          <table:table-cell office:value-type="float" office:value="22684547" calcext:value-type="float">
            <text:p>22684547</text:p>
          </table:table-cell>
        </table:table-row>
        <table:table-row table:style-name="ro1">
          <table:table-cell office:value-type="string" calcext:value-type="string">
            <text:p>0500000US48427</text:p>
          </table:table-cell>
          <table:table-cell office:value-type="float" office:value="48427" calcext:value-type="float">
            <text:p>48427</text:p>
          </table:table-cell>
          <table:table-cell office:value-type="string" calcext:value-type="string">
            <text:p>Starr County, Texas</text:p>
          </table:table-cell>
          <table:table-cell office:value-type="float" office:value="19741700" calcext:value-type="float">
            <text:p>19741700</text:p>
          </table:table-cell>
          <table:table-cell office:value-type="float" office:value="9397374" calcext:value-type="float">
            <text:p>9397374</text:p>
          </table:table-cell>
        </table:table-row>
        <table:table-row table:style-name="ro1">
          <table:table-cell office:value-type="string" calcext:value-type="string">
            <text:p>0500000US48429</text:p>
          </table:table-cell>
          <table:table-cell office:value-type="float" office:value="48429" calcext:value-type="float">
            <text:p>48429</text:p>
          </table:table-cell>
          <table:table-cell office:value-type="string" calcext:value-type="string">
            <text:p>Stephens County, Texas</text:p>
          </table:table-cell>
          <table:table-cell office:value-type="float" office:value="169763400" calcext:value-type="float">
            <text:p>169763400</text:p>
          </table:table-cell>
          <table:table-cell office:value-type="float" office:value="17630367" calcext:value-type="float">
            <text:p>17630367</text:p>
          </table:table-cell>
        </table:table-row>
        <table:table-row table:style-name="ro1">
          <table:table-cell office:value-type="string" calcext:value-type="string">
            <text:p>0500000US48431</text:p>
          </table:table-cell>
          <table:table-cell office:value-type="float" office:value="48431" calcext:value-type="float">
            <text:p>48431</text:p>
          </table:table-cell>
          <table:table-cell office:value-type="string" calcext:value-type="string">
            <text:p>Sterling County, Texas</text:p>
          </table:table-cell>
          <table:table-cell office:value-type="float" office:value="17930700" calcext:value-type="float">
            <text:p>17930700</text:p>
          </table:table-cell>
          <table:table-cell office:value-type="float" office:value="5117938" calcext:value-type="float">
            <text:p>5117938</text:p>
          </table:table-cell>
        </table:table-row>
        <table:table-row table:style-name="ro1">
          <table:table-cell office:value-type="string" calcext:value-type="string">
            <text:p>0500000US48433</text:p>
          </table:table-cell>
          <table:table-cell office:value-type="float" office:value="48433" calcext:value-type="float">
            <text:p>48433</text:p>
          </table:table-cell>
          <table:table-cell office:value-type="string" calcext:value-type="string">
            <text:p>Stonewall County, Texas</text:p>
          </table:table-cell>
          <table:table-cell office:value-type="float" office:value="27928500" calcext:value-type="float">
            <text:p>27928500</text:p>
          </table:table-cell>
          <table:table-cell office:value-type="float" office:value="5732268" calcext:value-type="float">
            <text:p>5732268</text:p>
          </table:table-cell>
        </table:table-row>
        <table:table-row table:style-name="ro1">
          <table:table-cell office:value-type="string" calcext:value-type="string">
            <text:p>0500000US48435</text:p>
          </table:table-cell>
          <table:table-cell office:value-type="float" office:value="48435" calcext:value-type="float">
            <text:p>48435</text:p>
          </table:table-cell>
          <table:table-cell office:value-type="string" calcext:value-type="string">
            <text:p>Sutton County, Texas</text:p>
          </table:table-cell>
          <table:table-cell office:value-type="float" office:value="50262300" calcext:value-type="float">
            <text:p>50262300</text:p>
          </table:table-cell>
          <table:table-cell office:value-type="float" office:value="12187020" calcext:value-type="float">
            <text:p>12187020</text:p>
          </table:table-cell>
        </table:table-row>
        <table:table-row table:style-name="ro1">
          <table:table-cell office:value-type="string" calcext:value-type="string">
            <text:p>0500000US48437</text:p>
          </table:table-cell>
          <table:table-cell office:value-type="float" office:value="48437" calcext:value-type="float">
            <text:p>48437</text:p>
          </table:table-cell>
          <table:table-cell office:value-type="string" calcext:value-type="string">
            <text:p>Swisher County, Texas</text:p>
          </table:table-cell>
          <table:table-cell office:value-type="float" office:value="96234000" calcext:value-type="float">
            <text:p>96234000</text:p>
          </table:table-cell>
          <table:table-cell office:value-type="float" office:value="15336082" calcext:value-type="float">
            <text:p>15336082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36768249600" calcext:value-type="float">
            <text:p>36768249600</text:p>
          </table:table-cell>
          <table:table-cell office:value-type="float" office:value="434659424" calcext:value-type="float">
            <text:p>434659424</text:p>
          </table:table-cell>
        </table:table-row>
        <table:table-row table:style-name="ro1">
          <table:table-cell office:value-type="string" calcext:value-type="string">
            <text:p>0500000US48441</text:p>
          </table:table-cell>
          <table:table-cell office:value-type="float" office:value="48441" calcext:value-type="float">
            <text:p>48441</text:p>
          </table:table-cell>
          <table:table-cell office:value-type="string" calcext:value-type="string">
            <text:p>Taylor County, Texas</text:p>
          </table:table-cell>
          <table:table-cell office:value-type="float" office:value="2386137300" calcext:value-type="float">
            <text:p>2386137300</text:p>
          </table:table-cell>
          <table:table-cell office:value-type="float" office:value="86918958" calcext:value-type="float">
            <text:p>86918958</text:p>
          </table:table-cell>
        </table:table-row>
        <table:table-row table:style-name="ro1">
          <table:table-cell office:value-type="string" calcext:value-type="string">
            <text:p>0500000US48443</text:p>
          </table:table-cell>
          <table:table-cell office:value-type="float" office:value="48443" calcext:value-type="float">
            <text:p>48443</text:p>
          </table:table-cell>
          <table:table-cell office:value-type="string" calcext:value-type="string">
            <text:p>Terrell County, Texas</text:p>
          </table:table-cell>
          <table:table-cell office:value-type="float" office:value="11528300" calcext:value-type="float">
            <text:p>11528300</text:p>
          </table:table-cell>
          <table:table-cell office:value-type="float" office:value="4163490" calcext:value-type="float">
            <text:p>4163490</text:p>
          </table:table-cell>
        </table:table-row>
        <table:table-row table:style-name="ro1">
          <table:table-cell office:value-type="string" calcext:value-type="string">
            <text:p>0500000US48445</text:p>
          </table:table-cell>
          <table:table-cell office:value-type="float" office:value="48445" calcext:value-type="float">
            <text:p>48445</text:p>
          </table:table-cell>
          <table:table-cell office:value-type="string" calcext:value-type="string">
            <text:p>Terry County, Texas</text:p>
          </table:table-cell>
          <table:table-cell office:value-type="float" office:value="174458700" calcext:value-type="float">
            <text:p>174458700</text:p>
          </table:table-cell>
          <table:table-cell office:value-type="float" office:value="59669111" calcext:value-type="float">
            <text:p>59669111</text:p>
          </table:table-cell>
        </table:table-row>
        <table:table-row table:style-name="ro1">
          <table:table-cell office:value-type="string" calcext:value-type="string">
            <text:p>0500000US48447</text:p>
          </table:table-cell>
          <table:table-cell office:value-type="float" office:value="48447" calcext:value-type="float">
            <text:p>48447</text:p>
          </table:table-cell>
          <table:table-cell office:value-type="string" calcext:value-type="string">
            <text:p>Throckmorton County, Texas</text:p>
          </table:table-cell>
          <table:table-cell office:value-type="float" office:value="39083500" calcext:value-type="float">
            <text:p>39083500</text:p>
          </table:table-cell>
          <table:table-cell office:value-type="float" office:value="7988944" calcext:value-type="float">
            <text:p>7988944</text:p>
          </table:table-cell>
        </table:table-row>
        <table:table-row table:style-name="ro1">
          <table:table-cell office:value-type="string" calcext:value-type="string">
            <text:p>0500000US48449</text:p>
          </table:table-cell>
          <table:table-cell office:value-type="float" office:value="48449" calcext:value-type="float">
            <text:p>48449</text:p>
          </table:table-cell>
          <table:table-cell office:value-type="string" calcext:value-type="string">
            <text:p>Titus County, Texas</text:p>
          </table:table-cell>
          <table:table-cell office:value-type="float" office:value="423324700" calcext:value-type="float">
            <text:p>423324700</text:p>
          </table:table-cell>
          <table:table-cell office:value-type="float" office:value="34386600" calcext:value-type="float">
            <text:p>34386600</text:p>
          </table:table-cell>
        </table:table-row>
        <table:table-row table:style-name="ro1">
          <table:table-cell office:value-type="string" calcext:value-type="string">
            <text:p>0500000US48451</text:p>
          </table:table-cell>
          <table:table-cell office:value-type="float" office:value="48451" calcext:value-type="float">
            <text:p>48451</text:p>
          </table:table-cell>
          <table:table-cell office:value-type="string" calcext:value-type="string">
            <text:p>Tom Green County, Texas</text:p>
          </table:table-cell>
          <table:table-cell office:value-type="float" office:value="1918923200" calcext:value-type="float">
            <text:p>1918923200</text:p>
          </table:table-cell>
          <table:table-cell office:value-type="float" office:value="73379501" calcext:value-type="float">
            <text:p>73379501</text:p>
          </table:table-cell>
        </table:table-row>
        <table:table-row table:style-name="ro1">
          <table:table-cell office:value-type="string" calcext:value-type="string">
            <text:p>0500000US48453</text:p>
          </table:table-cell>
          <table:table-cell office:value-type="float" office:value="48453" calcext:value-type="float">
            <text:p>48453</text:p>
          </table:table-cell>
          <table:table-cell office:value-type="string" calcext:value-type="string">
            <text:p>Travis County, Texas</text:p>
          </table:table-cell>
          <table:table-cell office:value-type="float" office:value="26531175300" calcext:value-type="float">
            <text:p>26531175300</text:p>
          </table:table-cell>
          <table:table-cell office:value-type="float" office:value="374397627" calcext:value-type="float">
            <text:p>374397627</text:p>
          </table:table-cell>
        </table:table-row>
        <table:table-row table:style-name="ro1">
          <table:table-cell office:value-type="string" calcext:value-type="string">
            <text:p>0500000US48455</text:p>
          </table:table-cell>
          <table:table-cell office:value-type="float" office:value="48455" calcext:value-type="float">
            <text:p>48455</text:p>
          </table:table-cell>
          <table:table-cell office:value-type="string" calcext:value-type="string">
            <text:p>Trinity County, Texas</text:p>
          </table:table-cell>
          <table:table-cell office:value-type="float" office:value="214179900" calcext:value-type="float">
            <text:p>214179900</text:p>
          </table:table-cell>
          <table:table-cell office:value-type="float" office:value="17712280" calcext:value-type="float">
            <text:p>17712280</text:p>
          </table:table-cell>
        </table:table-row>
        <table:table-row table:style-name="ro1">
          <table:table-cell office:value-type="string" calcext:value-type="string">
            <text:p>0500000US48457</text:p>
          </table:table-cell>
          <table:table-cell office:value-type="float" office:value="48457" calcext:value-type="float">
            <text:p>48457</text:p>
          </table:table-cell>
          <table:table-cell office:value-type="string" calcext:value-type="string">
            <text:p>Tyler County, Texas</text:p>
          </table:table-cell>
          <table:table-cell office:value-type="float" office:value="381107800" calcext:value-type="float">
            <text:p>381107800</text:p>
          </table:table-cell>
          <table:table-cell office:value-type="float" office:value="23772448" calcext:value-type="float">
            <text:p>23772448</text:p>
          </table:table-cell>
        </table:table-row>
        <table:table-row table:style-name="ro1">
          <table:table-cell office:value-type="string" calcext:value-type="string">
            <text:p>0500000US48459</text:p>
          </table:table-cell>
          <table:table-cell office:value-type="float" office:value="48459" calcext:value-type="float">
            <text:p>48459</text:p>
          </table:table-cell>
          <table:table-cell office:value-type="string" calcext:value-type="string">
            <text:p>Upshur County, Texas</text:p>
          </table:table-cell>
          <table:table-cell office:value-type="float" office:value="758779100" calcext:value-type="float">
            <text:p>758779100</text:p>
          </table:table-cell>
          <table:table-cell office:value-type="float" office:value="47003147" calcext:value-type="float">
            <text:p>47003147</text:p>
          </table:table-cell>
        </table:table-row>
        <table:table-row table:style-name="ro1">
          <table:table-cell office:value-type="string" calcext:value-type="string">
            <text:p>0500000US48461</text:p>
          </table:table-cell>
          <table:table-cell office:value-type="float" office:value="48461" calcext:value-type="float">
            <text:p>48461</text:p>
          </table:table-cell>
          <table:table-cell office:value-type="string" calcext:value-type="string">
            <text:p>Upton County, Texas</text:p>
          </table:table-cell>
          <table:table-cell office:value-type="float" office:value="45938200" calcext:value-type="float">
            <text:p>45938200</text:p>
          </table:table-cell>
          <table:table-cell office:value-type="float" office:value="8002718" calcext:value-type="float">
            <text:p>8002718</text:p>
          </table:table-cell>
        </table:table-row>
        <table:table-row table:style-name="ro1">
          <table:table-cell office:value-type="string" calcext:value-type="string">
            <text:p>0500000US48463</text:p>
          </table:table-cell>
          <table:table-cell office:value-type="float" office:value="48463" calcext:value-type="float">
            <text:p>48463</text:p>
          </table:table-cell>
          <table:table-cell office:value-type="string" calcext:value-type="string">
            <text:p>Uvalde County, Texas</text:p>
          </table:table-cell>
          <table:table-cell office:value-type="float" office:value="218542100" calcext:value-type="float">
            <text:p>218542100</text:p>
          </table:table-cell>
          <table:table-cell office:value-type="float" office:value="21338904" calcext:value-type="float">
            <text:p>21338904</text:p>
          </table:table-cell>
        </table:table-row>
        <table:table-row table:style-name="ro1">
          <table:table-cell office:value-type="string" calcext:value-type="string">
            <text:p>0500000US48465</text:p>
          </table:table-cell>
          <table:table-cell office:value-type="float" office:value="48465" calcext:value-type="float">
            <text:p>48465</text:p>
          </table:table-cell>
          <table:table-cell office:value-type="string" calcext:value-type="string">
            <text:p>Val Verde County, Texas</text:p>
          </table:table-cell>
          <table:table-cell office:value-type="float" office:value="268793200" calcext:value-type="float">
            <text:p>268793200</text:p>
          </table:table-cell>
          <table:table-cell office:value-type="float" office:value="40022110" calcext:value-type="float">
            <text:p>40022110</text:p>
          </table:table-cell>
        </table:table-row>
        <table:table-row table:style-name="ro1">
          <table:table-cell office:value-type="string" calcext:value-type="string">
            <text:p>0500000US48467</text:p>
          </table:table-cell>
          <table:table-cell office:value-type="float" office:value="48467" calcext:value-type="float">
            <text:p>48467</text:p>
          </table:table-cell>
          <table:table-cell office:value-type="string" calcext:value-type="string">
            <text:p>Van Zandt County, Texas</text:p>
          </table:table-cell>
          <table:table-cell office:value-type="float" office:value="1024079900" calcext:value-type="float">
            <text:p>1024079900</text:p>
          </table:table-cell>
          <table:table-cell office:value-type="float" office:value="60052533" calcext:value-type="float">
            <text:p>60052533</text:p>
          </table:table-cell>
        </table:table-row>
        <table:table-row table:style-name="ro1">
          <table:table-cell office:value-type="string" calcext:value-type="string">
            <text:p>0500000US48469</text:p>
          </table:table-cell>
          <table:table-cell office:value-type="float" office:value="48469" calcext:value-type="float">
            <text:p>48469</text:p>
          </table:table-cell>
          <table:table-cell office:value-type="string" calcext:value-type="string">
            <text:p>Victoria County, Texas</text:p>
          </table:table-cell>
          <table:table-cell office:value-type="float" office:value="1462984400" calcext:value-type="float">
            <text:p>1462984400</text:p>
          </table:table-cell>
          <table:table-cell office:value-type="float" office:value="80432440" calcext:value-type="float">
            <text:p>80432440</text:p>
          </table:table-cell>
        </table:table-row>
        <table:table-row table:style-name="ro1">
          <table:table-cell office:value-type="string" calcext:value-type="string">
            <text:p>0500000US48471</text:p>
          </table:table-cell>
          <table:table-cell office:value-type="float" office:value="48471" calcext:value-type="float">
            <text:p>48471</text:p>
          </table:table-cell>
          <table:table-cell office:value-type="string" calcext:value-type="string">
            <text:p>Walker County, Texas</text:p>
          </table:table-cell>
          <table:table-cell office:value-type="float" office:value="880773100" calcext:value-type="float">
            <text:p>880773100</text:p>
          </table:table-cell>
          <table:table-cell office:value-type="float" office:value="65960732" calcext:value-type="float">
            <text:p>65960732</text:p>
          </table:table-cell>
        </table:table-row>
        <table:table-row table:style-name="ro1">
          <table:table-cell office:value-type="string" calcext:value-type="string">
            <text:p>0500000US48473</text:p>
          </table:table-cell>
          <table:table-cell office:value-type="float" office:value="48473" calcext:value-type="float">
            <text:p>48473</text:p>
          </table:table-cell>
          <table:table-cell office:value-type="string" calcext:value-type="string">
            <text:p>Waller County, Texas</text:p>
          </table:table-cell>
          <table:table-cell office:value-type="float" office:value="660458000" calcext:value-type="float">
            <text:p>660458000</text:p>
          </table:table-cell>
          <table:table-cell office:value-type="float" office:value="55648604" calcext:value-type="float">
            <text:p>55648604</text:p>
          </table:table-cell>
        </table:table-row>
        <table:table-row table:style-name="ro1">
          <table:table-cell office:value-type="string" calcext:value-type="string">
            <text:p>0500000US48475</text:p>
          </table:table-cell>
          <table:table-cell office:value-type="float" office:value="48475" calcext:value-type="float">
            <text:p>48475</text:p>
          </table:table-cell>
          <table:table-cell office:value-type="string" calcext:value-type="string">
            <text:p>Ward County, Texas</text:p>
          </table:table-cell>
          <table:table-cell office:value-type="float" office:value="137554100" calcext:value-type="float">
            <text:p>137554100</text:p>
          </table:table-cell>
          <table:table-cell office:value-type="float" office:value="16353427" calcext:value-type="float">
            <text:p>16353427</text:p>
          </table:table-cell>
        </table:table-row>
        <table:table-row table:style-name="ro1">
          <table:table-cell office:value-type="string" calcext:value-type="string">
            <text:p>0500000US48477</text:p>
          </table:table-cell>
          <table:table-cell office:value-type="float" office:value="48477" calcext:value-type="float">
            <text:p>48477</text:p>
          </table:table-cell>
          <table:table-cell office:value-type="string" calcext:value-type="string">
            <text:p>Washington County, Texas</text:p>
          </table:table-cell>
          <table:table-cell office:value-type="float" office:value="656784900" calcext:value-type="float">
            <text:p>656784900</text:p>
          </table:table-cell>
          <table:table-cell office:value-type="float" office:value="63824811" calcext:value-type="float">
            <text:p>63824811</text:p>
          </table:table-cell>
        </table:table-row>
        <table:table-row table:style-name="ro1">
          <table:table-cell office:value-type="string" calcext:value-type="string">
            <text:p>0500000US48479</text:p>
          </table:table-cell>
          <table:table-cell office:value-type="float" office:value="48479" calcext:value-type="float">
            <text:p>48479</text:p>
          </table:table-cell>
          <table:table-cell office:value-type="string" calcext:value-type="string">
            <text:p>Webb County, Texas</text:p>
          </table:table-cell>
          <table:table-cell office:value-type="float" office:value="249849800" calcext:value-type="float">
            <text:p>249849800</text:p>
          </table:table-cell>
          <table:table-cell office:value-type="float" office:value="25786182" calcext:value-type="float">
            <text:p>25786182</text:p>
          </table:table-cell>
        </table:table-row>
        <table:table-row table:style-name="ro1">
          <table:table-cell office:value-type="string" calcext:value-type="string">
            <text:p>0500000US48481</text:p>
          </table:table-cell>
          <table:table-cell office:value-type="float" office:value="48481" calcext:value-type="float">
            <text:p>48481</text:p>
          </table:table-cell>
          <table:table-cell office:value-type="string" calcext:value-type="string">
            <text:p>Wharton County, Texas</text:p>
          </table:table-cell>
          <table:table-cell office:value-type="float" office:value="564950300" calcext:value-type="float">
            <text:p>564950300</text:p>
          </table:table-cell>
          <table:table-cell office:value-type="float" office:value="30988943" calcext:value-type="float">
            <text:p>30988943</text:p>
          </table:table-cell>
        </table:table-row>
        <table:table-row table:style-name="ro1">
          <table:table-cell office:value-type="string" calcext:value-type="string">
            <text:p>0500000US48483</text:p>
          </table:table-cell>
          <table:table-cell office:value-type="float" office:value="48483" calcext:value-type="float">
            <text:p>48483</text:p>
          </table:table-cell>
          <table:table-cell office:value-type="string" calcext:value-type="string">
            <text:p>Wheeler County, Texas</text:p>
          </table:table-cell>
          <table:table-cell office:value-type="float" office:value="126901300" calcext:value-type="float">
            <text:p>126901300</text:p>
          </table:table-cell>
          <table:table-cell office:value-type="float" office:value="10153465" calcext:value-type="float">
            <text:p>10153465</text:p>
          </table:table-cell>
        </table:table-row>
        <table:table-row table:style-name="ro1">
          <table:table-cell office:value-type="string" calcext:value-type="string">
            <text:p>0500000US48485</text:p>
          </table:table-cell>
          <table:table-cell office:value-type="float" office:value="48485" calcext:value-type="float">
            <text:p>48485</text:p>
          </table:table-cell>
          <table:table-cell office:value-type="string" calcext:value-type="string">
            <text:p>Wichita County, Texas</text:p>
          </table:table-cell>
          <table:table-cell office:value-type="float" office:value="2319072200" calcext:value-type="float">
            <text:p>2319072200</text:p>
          </table:table-cell>
          <table:table-cell office:value-type="float" office:value="83428593" calcext:value-type="float">
            <text:p>83428593</text:p>
          </table:table-cell>
        </table:table-row>
        <table:table-row table:style-name="ro1">
          <table:table-cell office:value-type="string" calcext:value-type="string">
            <text:p>0500000US48487</text:p>
          </table:table-cell>
          <table:table-cell office:value-type="float" office:value="48487" calcext:value-type="float">
            <text:p>48487</text:p>
          </table:table-cell>
          <table:table-cell office:value-type="string" calcext:value-type="string">
            <text:p>Wilbarger County, Texas</text:p>
          </table:table-cell>
          <table:table-cell office:value-type="float" office:value="207606200" calcext:value-type="float">
            <text:p>207606200</text:p>
          </table:table-cell>
          <table:table-cell office:value-type="float" office:value="18135098" calcext:value-type="float">
            <text:p>18135098</text:p>
          </table:table-cell>
        </table:table-row>
        <table:table-row table:style-name="ro1">
          <table:table-cell office:value-type="string" calcext:value-type="string">
            <text:p>0500000US48489</text:p>
          </table:table-cell>
          <table:table-cell office:value-type="float" office:value="48489" calcext:value-type="float">
            <text:p>48489</text:p>
          </table:table-cell>
          <table:table-cell office:value-type="string" calcext:value-type="string">
            <text:p>Willacy County, Texas</text:p>
          </table:table-cell>
          <table:table-cell office:value-type="float" office:value="50368400" calcext:value-type="float">
            <text:p>50368400</text:p>
          </table:table-cell>
          <table:table-cell office:value-type="float" office:value="11762000" calcext:value-type="float">
            <text:p>11762000</text:p>
          </table:table-cell>
        </table:table-row>
        <table:table-row table:style-name="ro1">
          <table:table-cell office:value-type="string" calcext:value-type="string">
            <text:p>0500000US48491</text:p>
          </table:table-cell>
          <table:table-cell office:value-type="float" office:value="48491" calcext:value-type="float">
            <text:p>48491</text:p>
          </table:table-cell>
          <table:table-cell office:value-type="string" calcext:value-type="string">
            <text:p>Williamson County, Texas</text:p>
          </table:table-cell>
          <table:table-cell office:value-type="float" office:value="10568480500" calcext:value-type="float">
            <text:p>10568480500</text:p>
          </table:table-cell>
          <table:table-cell office:value-type="float" office:value="171127357" calcext:value-type="float">
            <text:p>171127357</text:p>
          </table:table-cell>
        </table:table-row>
        <table:table-row table:style-name="ro1">
          <table:table-cell office:value-type="string" calcext:value-type="string">
            <text:p>0500000US48493</text:p>
          </table:table-cell>
          <table:table-cell office:value-type="float" office:value="48493" calcext:value-type="float">
            <text:p>48493</text:p>
          </table:table-cell>
          <table:table-cell office:value-type="string" calcext:value-type="string">
            <text:p>Wilson County, Texas</text:p>
          </table:table-cell>
          <table:table-cell office:value-type="float" office:value="900324500" calcext:value-type="float">
            <text:p>900324500</text:p>
          </table:table-cell>
          <table:table-cell office:value-type="float" office:value="40765006" calcext:value-type="float">
            <text:p>40765006</text:p>
          </table:table-cell>
        </table:table-row>
        <table:table-row table:style-name="ro1">
          <table:table-cell office:value-type="string" calcext:value-type="string">
            <text:p>0500000US48495</text:p>
          </table:table-cell>
          <table:table-cell office:value-type="float" office:value="48495" calcext:value-type="float">
            <text:p>48495</text:p>
          </table:table-cell>
          <table:table-cell office:value-type="string" calcext:value-type="string">
            <text:p>Winkler County, Texas</text:p>
          </table:table-cell>
          <table:table-cell office:value-type="float" office:value="82796300" calcext:value-type="float">
            <text:p>82796300</text:p>
          </table:table-cell>
          <table:table-cell office:value-type="float" office:value="9605190" calcext:value-type="float">
            <text:p>9605190</text:p>
          </table:table-cell>
        </table:table-row>
        <table:table-row table:style-name="ro1">
          <table:table-cell office:value-type="string" calcext:value-type="string">
            <text:p>0500000US48497</text:p>
          </table:table-cell>
          <table:table-cell office:value-type="float" office:value="48497" calcext:value-type="float">
            <text:p>48497</text:p>
          </table:table-cell>
          <table:table-cell office:value-type="string" calcext:value-type="string">
            <text:p>Wise County, Texas</text:p>
          </table:table-cell>
          <table:table-cell office:value-type="float" office:value="1330850100" calcext:value-type="float">
            <text:p>1330850100</text:p>
          </table:table-cell>
          <table:table-cell office:value-type="float" office:value="72716749" calcext:value-type="float">
            <text:p>72716749</text:p>
          </table:table-cell>
        </table:table-row>
        <table:table-row table:style-name="ro1">
          <table:table-cell office:value-type="string" calcext:value-type="string">
            <text:p>0500000US48499</text:p>
          </table:table-cell>
          <table:table-cell office:value-type="float" office:value="48499" calcext:value-type="float">
            <text:p>48499</text:p>
          </table:table-cell>
          <table:table-cell office:value-type="string" calcext:value-type="string">
            <text:p>Wood County, Texas</text:p>
          </table:table-cell>
          <table:table-cell office:value-type="float" office:value="914987400" calcext:value-type="float">
            <text:p>914987400</text:p>
          </table:table-cell>
          <table:table-cell office:value-type="float" office:value="58171548" calcext:value-type="float">
            <text:p>58171548</text:p>
          </table:table-cell>
        </table:table-row>
        <table:table-row table:style-name="ro1">
          <table:table-cell office:value-type="string" calcext:value-type="string">
            <text:p>0500000US48501</text:p>
          </table:table-cell>
          <table:table-cell office:value-type="float" office:value="48501" calcext:value-type="float">
            <text:p>48501</text:p>
          </table:table-cell>
          <table:table-cell office:value-type="string" calcext:value-type="string">
            <text:p>Yoakum County, Texas</text:p>
          </table:table-cell>
          <table:table-cell office:value-type="float" office:value="92525200" calcext:value-type="float">
            <text:p>92525200</text:p>
          </table:table-cell>
          <table:table-cell office:value-type="float" office:value="14830592" calcext:value-type="float">
            <text:p>14830592</text:p>
          </table:table-cell>
        </table:table-row>
        <table:table-row table:style-name="ro1">
          <table:table-cell office:value-type="string" calcext:value-type="string">
            <text:p>0500000US48503</text:p>
          </table:table-cell>
          <table:table-cell office:value-type="float" office:value="48503" calcext:value-type="float">
            <text:p>48503</text:p>
          </table:table-cell>
          <table:table-cell office:value-type="string" calcext:value-type="string">
            <text:p>Young County, Texas</text:p>
          </table:table-cell>
          <table:table-cell office:value-type="float" office:value="412775400" calcext:value-type="float">
            <text:p>412775400</text:p>
          </table:table-cell>
          <table:table-cell office:value-type="float" office:value="42079859" calcext:value-type="float">
            <text:p>42079859</text:p>
          </table:table-cell>
        </table:table-row>
        <table:table-row table:style-name="ro1">
          <table:table-cell office:value-type="string" calcext:value-type="string">
            <text:p>0500000US48505</text:p>
          </table:table-cell>
          <table:table-cell office:value-type="float" office:value="48505" calcext:value-type="float">
            <text:p>48505</text:p>
          </table:table-cell>
          <table:table-cell office:value-type="string" calcext:value-type="string">
            <text:p>Zapata County, Texas</text:p>
          </table:table-cell>
          <table:table-cell office:value-type="float" office:value="25618900" calcext:value-type="float">
            <text:p>25618900</text:p>
          </table:table-cell>
          <table:table-cell office:value-type="float" office:value="5844452" calcext:value-type="float">
            <text:p>5844452</text:p>
          </table:table-cell>
        </table:table-row>
        <table:table-row table:style-name="ro1">
          <table:table-cell office:value-type="string" calcext:value-type="string">
            <text:p>0500000US48507</text:p>
          </table:table-cell>
          <table:table-cell office:value-type="float" office:value="48507" calcext:value-type="float">
            <text:p>48507</text:p>
          </table:table-cell>
          <table:table-cell office:value-type="string" calcext:value-type="string">
            <text:p>Zavala County, Texas</text:p>
          </table:table-cell>
          <table:table-cell office:value-type="float" office:value="15700900" calcext:value-type="float">
            <text:p>15700900</text:p>
          </table:table-cell>
          <table:table-cell office:value-type="float" office:value="5519463" calcext:value-type="float">
            <text:p>5519463</text:p>
          </table:table-cell>
        </table:table-row>
        <table:table-row table:style-name="ro1">
          <table:table-cell office:value-type="string" calcext:value-type="string">
            <text:p>0500000US49001</text:p>
          </table:table-cell>
          <table:table-cell office:value-type="float" office:value="49001" calcext:value-type="float">
            <text:p>49001</text:p>
          </table:table-cell>
          <table:table-cell office:value-type="string" calcext:value-type="string">
            <text:p>Beaver County, Utah</text:p>
          </table:table-cell>
          <table:table-cell office:value-type="float" office:value="126052800" calcext:value-type="float">
            <text:p>126052800</text:p>
          </table:table-cell>
          <table:table-cell office:value-type="float" office:value="10487959" calcext:value-type="float">
            <text:p>10487959</text:p>
          </table:table-cell>
        </table:table-row>
        <table:table-row table:style-name="ro1">
          <table:table-cell office:value-type="string" calcext:value-type="string">
            <text:p>0500000US49003</text:p>
          </table:table-cell>
          <table:table-cell office:value-type="float" office:value="49003" calcext:value-type="float">
            <text:p>49003</text:p>
          </table:table-cell>
          <table:table-cell office:value-type="string" calcext:value-type="string">
            <text:p>Box Elder County, Utah</text:p>
          </table:table-cell>
          <table:table-cell office:value-type="float" office:value="1008489400" calcext:value-type="float">
            <text:p>1008489400</text:p>
          </table:table-cell>
          <table:table-cell office:value-type="float" office:value="36994180" calcext:value-type="float">
            <text:p>36994180</text:p>
          </table:table-cell>
        </table:table-row>
        <table:table-row table:style-name="ro1">
          <table:table-cell office:value-type="string" calcext:value-type="string">
            <text:p>0500000US49005</text:p>
          </table:table-cell>
          <table:table-cell office:value-type="float" office:value="49005" calcext:value-type="float">
            <text:p>49005</text:p>
          </table:table-cell>
          <table:table-cell office:value-type="string" calcext:value-type="string">
            <text:p>Cache County, Utah</text:p>
          </table:table-cell>
          <table:table-cell office:value-type="float" office:value="2105938400" calcext:value-type="float">
            <text:p>2105938400</text:p>
          </table:table-cell>
          <table:table-cell office:value-type="float" office:value="54871045" calcext:value-type="float">
            <text:p>54871045</text:p>
          </table:table-cell>
        </table:table-row>
        <table:table-row table:style-name="ro1">
          <table:table-cell office:value-type="string" calcext:value-type="string">
            <text:p>0500000US49007</text:p>
          </table:table-cell>
          <table:table-cell office:value-type="float" office:value="49007" calcext:value-type="float">
            <text:p>49007</text:p>
          </table:table-cell>
          <table:table-cell office:value-type="string" calcext:value-type="string">
            <text:p>Carbon County, Utah</text:p>
          </table:table-cell>
          <table:table-cell office:value-type="float" office:value="382570300" calcext:value-type="float">
            <text:p>382570300</text:p>
          </table:table-cell>
          <table:table-cell office:value-type="float" office:value="18710845" calcext:value-type="float">
            <text:p>18710845</text:p>
          </table:table-cell>
        </table:table-row>
        <table:table-row table:style-name="ro1">
          <table:table-cell office:value-type="string" calcext:value-type="string">
            <text:p>0500000US49009</text:p>
          </table:table-cell>
          <table:table-cell office:value-type="float" office:value="49009" calcext:value-type="float">
            <text:p>49009</text:p>
          </table:table-cell>
          <table:table-cell office:value-type="string" calcext:value-type="string">
            <text:p>Daggett County, Utah</text:p>
          </table:table-cell>
          <table:table-cell office:value-type="float" office:value="17147500" calcext:value-type="float">
            <text:p>17147500</text:p>
          </table:table-cell>
          <table:table-cell office:value-type="float" office:value="4536181" calcext:value-type="float">
            <text:p>4536181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7560892800" calcext:value-type="float">
            <text:p>7560892800</text:p>
          </table:table-cell>
          <table:table-cell office:value-type="float" office:value="153115913" calcext:value-type="float">
            <text:p>153115913</text:p>
          </table:table-cell>
        </table:table-row>
        <table:table-row table:style-name="ro1">
          <table:table-cell office:value-type="string" calcext:value-type="string">
            <text:p>0500000US49013</text:p>
          </table:table-cell>
          <table:table-cell office:value-type="float" office:value="49013" calcext:value-type="float">
            <text:p>49013</text:p>
          </table:table-cell>
          <table:table-cell office:value-type="string" calcext:value-type="string">
            <text:p>Duchesne County, Utah</text:p>
          </table:table-cell>
          <table:table-cell office:value-type="float" office:value="416004700" calcext:value-type="float">
            <text:p>416004700</text:p>
          </table:table-cell>
          <table:table-cell office:value-type="float" office:value="16093163" calcext:value-type="float">
            <text:p>16093163</text:p>
          </table:table-cell>
        </table:table-row>
        <table:table-row table:style-name="ro1">
          <table:table-cell office:value-type="string" calcext:value-type="string">
            <text:p>0500000US49015</text:p>
          </table:table-cell>
          <table:table-cell office:value-type="float" office:value="49015" calcext:value-type="float">
            <text:p>49015</text:p>
          </table:table-cell>
          <table:table-cell office:value-type="string" calcext:value-type="string">
            <text:p>Emery County, Utah</text:p>
          </table:table-cell>
          <table:table-cell office:value-type="float" office:value="201403500" calcext:value-type="float">
            <text:p>201403500</text:p>
          </table:table-cell>
          <table:table-cell office:value-type="float" office:value="11776640" calcext:value-type="float">
            <text:p>11776640</text:p>
          </table:table-cell>
        </table:table-row>
        <table:table-row table:style-name="ro1">
          <table:table-cell office:value-type="string" calcext:value-type="string">
            <text:p>0500000US49017</text:p>
          </table:table-cell>
          <table:table-cell office:value-type="float" office:value="49017" calcext:value-type="float">
            <text:p>49017</text:p>
          </table:table-cell>
          <table:table-cell office:value-type="string" calcext:value-type="string">
            <text:p>Garfield County, Utah</text:p>
          </table:table-cell>
          <table:table-cell office:value-type="float" office:value="93441800" calcext:value-type="float">
            <text:p>93441800</text:p>
          </table:table-cell>
          <table:table-cell office:value-type="float" office:value="9958634" calcext:value-type="float">
            <text:p>9958634</text:p>
          </table:table-cell>
        </table:table-row>
        <table:table-row table:style-name="ro1">
          <table:table-cell office:value-type="string" calcext:value-type="string">
            <text:p>0500000US49019</text:p>
          </table:table-cell>
          <table:table-cell office:value-type="float" office:value="49019" calcext:value-type="float">
            <text:p>49019</text:p>
          </table:table-cell>
          <table:table-cell office:value-type="string" calcext:value-type="string">
            <text:p>Grand County, Utah</text:p>
          </table:table-cell>
          <table:table-cell office:value-type="float" office:value="186419100" calcext:value-type="float">
            <text:p>186419100</text:p>
          </table:table-cell>
          <table:table-cell office:value-type="float" office:value="20262469" calcext:value-type="float">
            <text:p>20262469</text:p>
          </table:table-cell>
        </table:table-row>
        <table:table-row table:style-name="ro1">
          <table:table-cell office:value-type="string" calcext:value-type="string">
            <text:p>0500000US49021</text:p>
          </table:table-cell>
          <table:table-cell office:value-type="float" office:value="49021" calcext:value-type="float">
            <text:p>49021</text:p>
          </table:table-cell>
          <table:table-cell office:value-type="string" calcext:value-type="string">
            <text:p>Iron County, Utah</text:p>
          </table:table-cell>
          <table:table-cell office:value-type="float" office:value="794138500" calcext:value-type="float">
            <text:p>794138500</text:p>
          </table:table-cell>
          <table:table-cell office:value-type="float" office:value="48454232" calcext:value-type="float">
            <text:p>48454232</text:p>
          </table:table-cell>
        </table:table-row>
        <table:table-row table:style-name="ro1">
          <table:table-cell office:value-type="string" calcext:value-type="string">
            <text:p>0500000US49023</text:p>
          </table:table-cell>
          <table:table-cell office:value-type="float" office:value="49023" calcext:value-type="float">
            <text:p>49023</text:p>
          </table:table-cell>
          <table:table-cell office:value-type="string" calcext:value-type="string">
            <text:p>Juab County, Utah</text:p>
          </table:table-cell>
          <table:table-cell office:value-type="float" office:value="182297100" calcext:value-type="float">
            <text:p>182297100</text:p>
          </table:table-cell>
          <table:table-cell office:value-type="float" office:value="11710414" calcext:value-type="float">
            <text:p>11710414</text:p>
          </table:table-cell>
        </table:table-row>
        <table:table-row table:style-name="ro1">
          <table:table-cell office:value-type="string" calcext:value-type="string">
            <text:p>0500000US49025</text:p>
          </table:table-cell>
          <table:table-cell office:value-type="float" office:value="49025" calcext:value-type="float">
            <text:p>49025</text:p>
          </table:table-cell>
          <table:table-cell office:value-type="string" calcext:value-type="string">
            <text:p>Kane County, Utah</text:p>
          </table:table-cell>
          <table:table-cell office:value-type="float" office:value="152780700" calcext:value-type="float">
            <text:p>152780700</text:p>
          </table:table-cell>
          <table:table-cell office:value-type="float" office:value="16442674" calcext:value-type="float">
            <text:p>16442674</text:p>
          </table:table-cell>
        </table:table-row>
        <table:table-row table:style-name="ro1">
          <table:table-cell office:value-type="string" calcext:value-type="string">
            <text:p>0500000US49027</text:p>
          </table:table-cell>
          <table:table-cell office:value-type="float" office:value="49027" calcext:value-type="float">
            <text:p>49027</text:p>
          </table:table-cell>
          <table:table-cell office:value-type="string" calcext:value-type="string">
            <text:p>Millard County, Utah</text:p>
          </table:table-cell>
          <table:table-cell office:value-type="float" office:value="231433300" calcext:value-type="float">
            <text:p>231433300</text:p>
          </table:table-cell>
          <table:table-cell office:value-type="float" office:value="11048430" calcext:value-type="float">
            <text:p>11048430</text:p>
          </table:table-cell>
        </table:table-row>
        <table:table-row table:style-name="ro1">
          <table:table-cell office:value-type="string" calcext:value-type="string">
            <text:p>0500000US49029</text:p>
          </table:table-cell>
          <table:table-cell office:value-type="float" office:value="49029" calcext:value-type="float">
            <text:p>49029</text:p>
          </table:table-cell>
          <table:table-cell office:value-type="string" calcext:value-type="string">
            <text:p>Morgan County, Utah</text:p>
          </table:table-cell>
          <table:table-cell office:value-type="float" office:value="280627000" calcext:value-type="float">
            <text:p>280627000</text:p>
          </table:table-cell>
          <table:table-cell office:value-type="float" office:value="21518229" calcext:value-type="float">
            <text:p>21518229</text:p>
          </table:table-cell>
        </table:table-row>
        <table:table-row table:style-name="ro1">
          <table:table-cell office:value-type="string" calcext:value-type="string">
            <text:p>0500000US49031</text:p>
          </table:table-cell>
          <table:table-cell office:value-type="float" office:value="49031" calcext:value-type="float">
            <text:p>49031</text:p>
          </table:table-cell>
          <table:table-cell office:value-type="string" calcext:value-type="string">
            <text:p>Piute County, Utah</text:p>
          </table:table-cell>
          <table:table-cell office:value-type="float" office:value="24571400" calcext:value-type="float">
            <text:p>24571400</text:p>
          </table:table-cell>
          <table:table-cell office:value-type="float" office:value="3401325" calcext:value-type="float">
            <text:p>3401325</text:p>
          </table:table-cell>
        </table:table-row>
        <table:table-row table:style-name="ro1">
          <table:table-cell office:value-type="string" calcext:value-type="string">
            <text:p>0500000US49033</text:p>
          </table:table-cell>
          <table:table-cell office:value-type="float" office:value="49033" calcext:value-type="float">
            <text:p>49033</text:p>
          </table:table-cell>
          <table:table-cell office:value-type="string" calcext:value-type="string">
            <text:p>Rich County, Utah</text:p>
          </table:table-cell>
          <table:table-cell office:value-type="float" office:value="39016300" calcext:value-type="float">
            <text:p>39016300</text:p>
          </table:table-cell>
          <table:table-cell office:value-type="float" office:value="5732890" calcext:value-type="float">
            <text:p>5732890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23946700000" calcext:value-type="float">
            <text:p>23946700000</text:p>
          </table:table-cell>
          <table:table-cell office:value-type="float" office:value="265211863" calcext:value-type="float">
            <text:p>265211863</text:p>
          </table:table-cell>
        </table:table-row>
        <table:table-row table:style-name="ro1">
          <table:table-cell office:value-type="string" calcext:value-type="string">
            <text:p>0500000US49037</text:p>
          </table:table-cell>
          <table:table-cell office:value-type="float" office:value="49037" calcext:value-type="float">
            <text:p>49037</text:p>
          </table:table-cell>
          <table:table-cell office:value-type="string" calcext:value-type="string">
            <text:p>San Juan County, Utah</text:p>
          </table:table-cell>
          <table:table-cell office:value-type="float" office:value="144316800" calcext:value-type="float">
            <text:p>144316800</text:p>
          </table:table-cell>
          <table:table-cell office:value-type="float" office:value="11865910" calcext:value-type="float">
            <text:p>11865910</text:p>
          </table:table-cell>
        </table:table-row>
        <table:table-row table:style-name="ro1">
          <table:table-cell office:value-type="string" calcext:value-type="string">
            <text:p>0500000US49039</text:p>
          </table:table-cell>
          <table:table-cell office:value-type="float" office:value="49039" calcext:value-type="float">
            <text:p>49039</text:p>
          </table:table-cell>
          <table:table-cell office:value-type="string" calcext:value-type="string">
            <text:p>Sanpete County, Utah</text:p>
          </table:table-cell>
          <table:table-cell office:value-type="float" office:value="444058800" calcext:value-type="float">
            <text:p>444058800</text:p>
          </table:table-cell>
          <table:table-cell office:value-type="float" office:value="22412899" calcext:value-type="float">
            <text:p>22412899</text:p>
          </table:table-cell>
        </table:table-row>
        <table:table-row table:style-name="ro1">
          <table:table-cell office:value-type="string" calcext:value-type="string">
            <text:p>0500000US49041</text:p>
          </table:table-cell>
          <table:table-cell office:value-type="float" office:value="49041" calcext:value-type="float">
            <text:p>49041</text:p>
          </table:table-cell>
          <table:table-cell office:value-type="string" calcext:value-type="string">
            <text:p>Sevier County, Utah</text:p>
          </table:table-cell>
          <table:table-cell office:value-type="float" office:value="376822200" calcext:value-type="float">
            <text:p>376822200</text:p>
          </table:table-cell>
          <table:table-cell office:value-type="float" office:value="17520420" calcext:value-type="float">
            <text:p>17520420</text:p>
          </table:table-cell>
        </table:table-row>
        <table:table-row table:style-name="ro1">
          <table:table-cell office:value-type="string" calcext:value-type="string">
            <text:p>0500000US49043</text:p>
          </table:table-cell>
          <table:table-cell office:value-type="float" office:value="49043" calcext:value-type="float">
            <text:p>49043</text:p>
          </table:table-cell>
          <table:table-cell office:value-type="string" calcext:value-type="string">
            <text:p>Summit County, Utah</text:p>
          </table:table-cell>
          <table:table-cell office:value-type="float" office:value="1722763300" calcext:value-type="float">
            <text:p>1722763300</text:p>
          </table:table-cell>
          <table:table-cell office:value-type="float" office:value="111995953" calcext:value-type="float">
            <text:p>111995953</text:p>
          </table:table-cell>
        </table:table-row>
        <table:table-row table:style-name="ro1">
          <table:table-cell office:value-type="string" calcext:value-type="string">
            <text:p>0500000US49045</text:p>
          </table:table-cell>
          <table:table-cell office:value-type="float" office:value="49045" calcext:value-type="float">
            <text:p>49045</text:p>
          </table:table-cell>
          <table:table-cell office:value-type="string" calcext:value-type="string">
            <text:p>Tooele County, Utah</text:p>
          </table:table-cell>
          <table:table-cell office:value-type="float" office:value="1207447000" calcext:value-type="float">
            <text:p>1207447000</text:p>
          </table:table-cell>
          <table:table-cell office:value-type="float" office:value="44626125" calcext:value-type="float">
            <text:p>44626125</text:p>
          </table:table-cell>
        </table:table-row>
        <table:table-row table:style-name="ro1">
          <table:table-cell office:value-type="string" calcext:value-type="string">
            <text:p>0500000US49047</text:p>
          </table:table-cell>
          <table:table-cell office:value-type="float" office:value="49047" calcext:value-type="float">
            <text:p>49047</text:p>
          </table:table-cell>
          <table:table-cell office:value-type="string" calcext:value-type="string">
            <text:p>Uintah County, Utah</text:p>
          </table:table-cell>
          <table:table-cell office:value-type="float" office:value="744694700" calcext:value-type="float">
            <text:p>744694700</text:p>
          </table:table-cell>
          <table:table-cell office:value-type="float" office:value="55107508" calcext:value-type="float">
            <text:p>55107508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10274320500" calcext:value-type="float">
            <text:p>10274320500</text:p>
          </table:table-cell>
          <table:table-cell office:value-type="float" office:value="130594617" calcext:value-type="float">
            <text:p>130594617</text:p>
          </table:table-cell>
        </table:table-row>
        <table:table-row table:style-name="ro1">
          <table:table-cell office:value-type="string" calcext:value-type="string">
            <text:p>0500000US49051</text:p>
          </table:table-cell>
          <table:table-cell office:value-type="float" office:value="49051" calcext:value-type="float">
            <text:p>49051</text:p>
          </table:table-cell>
          <table:table-cell office:value-type="string" calcext:value-type="string">
            <text:p>Wasatch County, Utah</text:p>
          </table:table-cell>
          <table:table-cell office:value-type="float" office:value="619041300" calcext:value-type="float">
            <text:p>619041300</text:p>
          </table:table-cell>
          <table:table-cell office:value-type="float" office:value="32475948" calcext:value-type="float">
            <text:p>32475948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2941843900" calcext:value-type="float">
            <text:p>2941843900</text:p>
          </table:table-cell>
          <table:table-cell office:value-type="float" office:value="101635785" calcext:value-type="float">
            <text:p>101635785</text:p>
          </table:table-cell>
        </table:table-row>
        <table:table-row table:style-name="ro1">
          <table:table-cell office:value-type="string" calcext:value-type="string">
            <text:p>0500000US49055</text:p>
          </table:table-cell>
          <table:table-cell office:value-type="float" office:value="49055" calcext:value-type="float">
            <text:p>49055</text:p>
          </table:table-cell>
          <table:table-cell office:value-type="string" calcext:value-type="string">
            <text:p>Wayne County, Utah</text:p>
          </table:table-cell>
          <table:table-cell office:value-type="float" office:value="51288300" calcext:value-type="float">
            <text:p>51288300</text:p>
          </table:table-cell>
          <table:table-cell office:value-type="float" office:value="5529261" calcext:value-type="float">
            <text:p>5529261</text:p>
          </table:table-cell>
        </table:table-row>
        <table:table-row table:style-name="ro1">
          <table:table-cell office:value-type="string" calcext:value-type="string">
            <text:p>0500000US49057</text:p>
          </table:table-cell>
          <table:table-cell office:value-type="float" office:value="49057" calcext:value-type="float">
            <text:p>49057</text:p>
          </table:table-cell>
          <table:table-cell office:value-type="string" calcext:value-type="string">
            <text:p>Weber County, Utah</text:p>
          </table:table-cell>
          <table:table-cell office:value-type="float" office:value="4773782200" calcext:value-type="float">
            <text:p>4773782200</text:p>
          </table:table-cell>
          <table:table-cell office:value-type="float" office:value="88805411" calcext:value-type="float">
            <text:p>88805411</text:p>
          </table:table-cell>
        </table:table-row>
        <table:table-row table:style-name="ro1">
          <table:table-cell office:value-type="string" calcext:value-type="string">
            <text:p>0500000US50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Addison County, Vermont</text:p>
          </table:table-cell>
          <table:table-cell office:value-type="float" office:value="1018478900" calcext:value-type="float">
            <text:p>1018478900</text:p>
          </table:table-cell>
          <table:table-cell office:value-type="float" office:value="41352270" calcext:value-type="float">
            <text:p>41352270</text:p>
          </table:table-cell>
        </table:table-row>
        <table:table-row table:style-name="ro1">
          <table:table-cell office:value-type="string" calcext:value-type="string">
            <text:p>0500000US50003</text:p>
          </table:table-cell>
          <table:table-cell office:value-type="float" office:value="50003" calcext:value-type="float">
            <text:p>50003</text:p>
          </table:table-cell>
          <table:table-cell office:value-type="string" calcext:value-type="string">
            <text:p>Bennington County, Vermont</text:p>
          </table:table-cell>
          <table:table-cell office:value-type="float" office:value="1021750100" calcext:value-type="float">
            <text:p>1021750100</text:p>
          </table:table-cell>
          <table:table-cell office:value-type="float" office:value="47657491" calcext:value-type="float">
            <text:p>47657491</text:p>
          </table:table-cell>
        </table:table-row>
        <table:table-row table:style-name="ro1">
          <table:table-cell office:value-type="string" calcext:value-type="string">
            <text:p>0500000US50005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Caledonia County, Vermont</text:p>
          </table:table-cell>
          <table:table-cell office:value-type="float" office:value="690607800" calcext:value-type="float">
            <text:p>690607800</text:p>
          </table:table-cell>
          <table:table-cell office:value-type="float" office:value="26375109" calcext:value-type="float">
            <text:p>26375109</text:p>
          </table:table-cell>
        </table:table-row>
        <table:table-row table:style-name="ro1">
          <table:table-cell office:value-type="string" calcext:value-type="string">
            <text:p>0500000US50007</text:p>
          </table:table-cell>
          <table:table-cell office:value-type="float" office:value="50007" calcext:value-type="float">
            <text:p>50007</text:p>
          </table:table-cell>
          <table:table-cell office:value-type="string" calcext:value-type="string">
            <text:p>Chittenden County, Vermont</text:p>
          </table:table-cell>
          <table:table-cell office:value-type="float" office:value="5032706900" calcext:value-type="float">
            <text:p>5032706900</text:p>
          </table:table-cell>
          <table:table-cell office:value-type="float" office:value="110325944" calcext:value-type="float">
            <text:p>110325944</text:p>
          </table:table-cell>
        </table:table-row>
        <table:table-row table:style-name="ro1">
          <table:table-cell office:value-type="string" calcext:value-type="string">
            <text:p>0500000US50009</text:p>
          </table:table-cell>
          <table:table-cell office:value-type="float" office:value="50009" calcext:value-type="float">
            <text:p>50009</text:p>
          </table:table-cell>
          <table:table-cell office:value-type="string" calcext:value-type="string">
            <text:p>Essex County, Vermont</text:p>
          </table:table-cell>
          <table:table-cell office:value-type="float" office:value="125965300" calcext:value-type="float">
            <text:p>125965300</text:p>
          </table:table-cell>
          <table:table-cell office:value-type="float" office:value="6444047" calcext:value-type="float">
            <text:p>6444047</text:p>
          </table:table-cell>
        </table:table-row>
        <table:table-row table:style-name="ro1">
          <table:table-cell office:value-type="string" calcext:value-type="string">
            <text:p>0500000US50011</text:p>
          </table:table-cell>
          <table:table-cell office:value-type="float" office:value="50011" calcext:value-type="float">
            <text:p>50011</text:p>
          </table:table-cell>
          <table:table-cell office:value-type="string" calcext:value-type="string">
            <text:p>Franklin County, Vermont</text:p>
          </table:table-cell>
          <table:table-cell office:value-type="float" office:value="1290578200" calcext:value-type="float">
            <text:p>1290578200</text:p>
          </table:table-cell>
          <table:table-cell office:value-type="float" office:value="80478993" calcext:value-type="float">
            <text:p>80478993</text:p>
          </table:table-cell>
        </table:table-row>
        <table:table-row table:style-name="ro1">
          <table:table-cell office:value-type="string" calcext:value-type="string">
            <text:p>0500000US50013</text:p>
          </table:table-cell>
          <table:table-cell office:value-type="float" office:value="50013" calcext:value-type="float">
            <text:p>50013</text:p>
          </table:table-cell>
          <table:table-cell office:value-type="string" calcext:value-type="string">
            <text:p>Grand Isle County, Vermont</text:p>
          </table:table-cell>
          <table:table-cell office:value-type="float" office:value="236064700" calcext:value-type="float">
            <text:p>236064700</text:p>
          </table:table-cell>
          <table:table-cell office:value-type="float" office:value="17958284" calcext:value-type="float">
            <text:p>17958284</text:p>
          </table:table-cell>
        </table:table-row>
        <table:table-row table:style-name="ro1">
          <table:table-cell office:value-type="string" calcext:value-type="string">
            <text:p>0500000US50015</text:p>
          </table:table-cell>
          <table:table-cell office:value-type="float" office:value="50015" calcext:value-type="float">
            <text:p>50015</text:p>
          </table:table-cell>
          <table:table-cell office:value-type="string" calcext:value-type="string">
            <text:p>Lamoille County, Vermont</text:p>
          </table:table-cell>
          <table:table-cell office:value-type="float" office:value="656521200" calcext:value-type="float">
            <text:p>656521200</text:p>
          </table:table-cell>
          <table:table-cell office:value-type="float" office:value="40342324" calcext:value-type="float">
            <text:p>40342324</text:p>
          </table:table-cell>
        </table:table-row>
        <table:table-row table:style-name="ro1">
          <table:table-cell office:value-type="string" calcext:value-type="string">
            <text:p>0500000US50017</text:p>
          </table:table-cell>
          <table:table-cell office:value-type="float" office:value="50017" calcext:value-type="float">
            <text:p>50017</text:p>
          </table:table-cell>
          <table:table-cell office:value-type="string" calcext:value-type="string">
            <text:p>Orange County, Vermont</text:p>
          </table:table-cell>
          <table:table-cell office:value-type="float" office:value="776515500" calcext:value-type="float">
            <text:p>776515500</text:p>
          </table:table-cell>
          <table:table-cell office:value-type="float" office:value="24006756" calcext:value-type="float">
            <text:p>24006756</text:p>
          </table:table-cell>
        </table:table-row>
        <table:table-row table:style-name="ro1">
          <table:table-cell office:value-type="string" calcext:value-type="string">
            <text:p>0500000US50019</text:p>
          </table:table-cell>
          <table:table-cell office:value-type="float" office:value="50019" calcext:value-type="float">
            <text:p>50019</text:p>
          </table:table-cell>
          <table:table-cell office:value-type="string" calcext:value-type="string">
            <text:p>Orleans County, Vermont</text:p>
          </table:table-cell>
          <table:table-cell office:value-type="float" office:value="596416100" calcext:value-type="float">
            <text:p>596416100</text:p>
          </table:table-cell>
          <table:table-cell office:value-type="float" office:value="19938494" calcext:value-type="float">
            <text:p>19938494</text:p>
          </table:table-cell>
        </table:table-row>
        <table:table-row table:style-name="ro1">
          <table:table-cell office:value-type="string" calcext:value-type="string">
            <text:p>0500000US50021</text:p>
          </table:table-cell>
          <table:table-cell office:value-type="float" office:value="50021" calcext:value-type="float">
            <text:p>50021</text:p>
          </table:table-cell>
          <table:table-cell office:value-type="string" calcext:value-type="string">
            <text:p>Rutland County, Vermont</text:p>
          </table:table-cell>
          <table:table-cell office:value-type="float" office:value="1563539800" calcext:value-type="float">
            <text:p>1563539800</text:p>
          </table:table-cell>
          <table:table-cell office:value-type="float" office:value="55817844" calcext:value-type="float">
            <text:p>55817844</text:p>
          </table:table-cell>
        </table:table-row>
        <table:table-row table:style-name="ro1">
          <table:table-cell office:value-type="string" calcext:value-type="string">
            <text:p>0500000US50023</text:p>
          </table:table-cell>
          <table:table-cell office:value-type="float" office:value="50023" calcext:value-type="float">
            <text:p>50023</text:p>
          </table:table-cell>
          <table:table-cell office:value-type="string" calcext:value-type="string">
            <text:p>Washington County, Vermont</text:p>
          </table:table-cell>
          <table:table-cell office:value-type="float" office:value="1703425800" calcext:value-type="float">
            <text:p>1703425800</text:p>
          </table:table-cell>
          <table:table-cell office:value-type="float" office:value="59972721" calcext:value-type="float">
            <text:p>59972721</text:p>
          </table:table-cell>
        </table:table-row>
        <table:table-row table:style-name="ro1">
          <table:table-cell office:value-type="string" calcext:value-type="string">
            <text:p>0500000US50025</text:p>
          </table:table-cell>
          <table:table-cell office:value-type="float" office:value="50025" calcext:value-type="float">
            <text:p>50025</text:p>
          </table:table-cell>
          <table:table-cell office:value-type="string" calcext:value-type="string">
            <text:p>Windham County, Vermont</text:p>
          </table:table-cell>
          <table:table-cell office:value-type="float" office:value="1191175700" calcext:value-type="float">
            <text:p>1191175700</text:p>
          </table:table-cell>
          <table:table-cell office:value-type="float" office:value="37118556" calcext:value-type="float">
            <text:p>37118556</text:p>
          </table:table-cell>
        </table:table-row>
        <table:table-row table:style-name="ro1">
          <table:table-cell office:value-type="string" calcext:value-type="string">
            <text:p>0500000US50027</text:p>
          </table:table-cell>
          <table:table-cell office:value-type="float" office:value="50027" calcext:value-type="float">
            <text:p>50027</text:p>
          </table:table-cell>
          <table:table-cell office:value-type="string" calcext:value-type="string">
            <text:p>Windsor County, Vermont</text:p>
          </table:table-cell>
          <table:table-cell office:value-type="float" office:value="1722171700" calcext:value-type="float">
            <text:p>1722171700</text:p>
          </table:table-cell>
          <table:table-cell office:value-type="float" office:value="70676258" calcext:value-type="float">
            <text:p>70676258</text:p>
          </table:table-cell>
        </table:table-row>
        <table:table-row table:style-name="ro1">
          <table:table-cell office:value-type="string" calcext:value-type="string">
            <text:p>0500000US51001</text:p>
          </table:table-cell>
          <table:table-cell office:value-type="float" office:value="51001" calcext:value-type="float">
            <text:p>51001</text:p>
          </table:table-cell>
          <table:table-cell office:value-type="string" calcext:value-type="string">
            <text:p>Accomack County, Virginia</text:p>
          </table:table-cell>
          <table:table-cell office:value-type="float" office:value="566556800" calcext:value-type="float">
            <text:p>566556800</text:p>
          </table:table-cell>
          <table:table-cell office:value-type="float" office:value="44142854" calcext:value-type="float">
            <text:p>44142854</text:p>
          </table:table-cell>
        </table:table-row>
        <table:table-row table:style-name="ro1">
          <table:table-cell office:value-type="string" calcext:value-type="string">
            <text:p>0500000US51003</text:p>
          </table:table-cell>
          <table:table-cell office:value-type="float" office:value="51003" calcext:value-type="float">
            <text:p>51003</text:p>
          </table:table-cell>
          <table:table-cell office:value-type="string" calcext:value-type="string">
            <text:p>Albemarle County, Virginia</text:p>
          </table:table-cell>
          <table:table-cell office:value-type="float" office:value="3249042500" calcext:value-type="float">
            <text:p>3249042500</text:p>
          </table:table-cell>
          <table:table-cell office:value-type="float" office:value="113540561" calcext:value-type="float">
            <text:p>113540561</text:p>
          </table:table-cell>
        </table:table-row>
        <table:table-row table:style-name="ro1">
          <table:table-cell office:value-type="string" calcext:value-type="string">
            <text:p>0500000US51005</text:p>
          </table:table-cell>
          <table:table-cell office:value-type="float" office:value="51005" calcext:value-type="float">
            <text:p>51005</text:p>
          </table:table-cell>
          <table:table-cell office:value-type="string" calcext:value-type="string">
            <text:p>Alleghany County, Virginia</text:p>
          </table:table-cell>
          <table:table-cell office:value-type="float" office:value="361623500" calcext:value-type="float">
            <text:p>361623500</text:p>
          </table:table-cell>
          <table:table-cell office:value-type="float" office:value="19413109" calcext:value-type="float">
            <text:p>19413109</text:p>
          </table:table-cell>
        </table:table-row>
        <table:table-row table:style-name="ro1">
          <table:table-cell office:value-type="string" calcext:value-type="string">
            <text:p>0500000US51007</text:p>
          </table:table-cell>
          <table:table-cell office:value-type="float" office:value="51007" calcext:value-type="float">
            <text:p>51007</text:p>
          </table:table-cell>
          <table:table-cell office:value-type="string" calcext:value-type="string">
            <text:p>Amelia County, Virginia</text:p>
          </table:table-cell>
          <table:table-cell office:value-type="float" office:value="252045700" calcext:value-type="float">
            <text:p>252045700</text:p>
          </table:table-cell>
          <table:table-cell office:value-type="float" office:value="27189237" calcext:value-type="float">
            <text:p>27189237</text:p>
          </table:table-cell>
        </table:table-row>
        <table:table-row table:style-name="ro1">
          <table:table-cell office:value-type="string" calcext:value-type="string">
            <text:p>0500000US51009</text:p>
          </table:table-cell>
          <table:table-cell office:value-type="float" office:value="51009" calcext:value-type="float">
            <text:p>51009</text:p>
          </table:table-cell>
          <table:table-cell office:value-type="string" calcext:value-type="string">
            <text:p>Amherst County, Virginia</text:p>
          </table:table-cell>
          <table:table-cell office:value-type="float" office:value="593140800" calcext:value-type="float">
            <text:p>593140800</text:p>
          </table:table-cell>
          <table:table-cell office:value-type="float" office:value="29231822" calcext:value-type="float">
            <text:p>29231822</text:p>
          </table:table-cell>
        </table:table-row>
        <table:table-row table:style-name="ro1">
          <table:table-cell office:value-type="string" calcext:value-type="string">
            <text:p>0500000US51011</text:p>
          </table:table-cell>
          <table:table-cell office:value-type="float" office:value="51011" calcext:value-type="float">
            <text:p>51011</text:p>
          </table:table-cell>
          <table:table-cell office:value-type="string" calcext:value-type="string">
            <text:p>Appomattox County, Virginia</text:p>
          </table:table-cell>
          <table:table-cell office:value-type="float" office:value="299115100" calcext:value-type="float">
            <text:p>299115100</text:p>
          </table:table-cell>
          <table:table-cell office:value-type="float" office:value="20715403" calcext:value-type="float">
            <text:p>20715403</text:p>
          </table:table-cell>
        </table:table-row>
        <table:table-row table:style-name="ro1">
          <table:table-cell office:value-type="string" calcext:value-type="string">
            <text:p>0500000US51013</text:p>
          </table:table-cell>
          <table:table-cell office:value-type="float" office:value="51013" calcext:value-type="float">
            <text:p>51013</text:p>
          </table:table-cell>
          <table:table-cell office:value-type="string" calcext:value-type="string">
            <text:p>Arlington County, Virginia</text:p>
          </table:table-cell>
          <table:table-cell office:value-type="float" office:value="10618785700" calcext:value-type="float">
            <text:p>10618785700</text:p>
          </table:table-cell>
          <table:table-cell office:value-type="float" office:value="251916507" calcext:value-type="float">
            <text:p>251916507</text:p>
          </table:table-cell>
        </table:table-row>
        <table:table-row table:style-name="ro1">
          <table:table-cell office:value-type="string" calcext:value-type="string">
            <text:p>0500000US51015</text:p>
          </table:table-cell>
          <table:table-cell office:value-type="float" office:value="51015" calcext:value-type="float">
            <text:p>51015</text:p>
          </table:table-cell>
          <table:table-cell office:value-type="string" calcext:value-type="string">
            <text:p>Augusta County, Virginia</text:p>
          </table:table-cell>
          <table:table-cell office:value-type="float" office:value="1893177000" calcext:value-type="float">
            <text:p>1893177000</text:p>
          </table:table-cell>
          <table:table-cell office:value-type="float" office:value="100767628" calcext:value-type="float">
            <text:p>100767628</text:p>
          </table:table-cell>
        </table:table-row>
        <table:table-row table:style-name="ro1">
          <table:table-cell office:value-type="string" calcext:value-type="string">
            <text:p>0500000US51017</text:p>
          </table:table-cell>
          <table:table-cell office:value-type="float" office:value="51017" calcext:value-type="float">
            <text:p>51017</text:p>
          </table:table-cell>
          <table:table-cell office:value-type="string" calcext:value-type="string">
            <text:p>Bath County, Virginia</text:p>
          </table:table-cell>
          <table:table-cell office:value-type="float" office:value="128159500" calcext:value-type="float">
            <text:p>128159500</text:p>
          </table:table-cell>
          <table:table-cell office:value-type="float" office:value="27122201" calcext:value-type="float">
            <text:p>27122201</text:p>
          </table:table-cell>
        </table:table-row>
        <table:table-row table:style-name="ro1">
          <table:table-cell office:value-type="string" calcext:value-type="string">
            <text:p>0500000US51019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Bedford County, Virginia</text:p>
          </table:table-cell>
          <table:table-cell office:value-type="float" office:value="1998273700" calcext:value-type="float">
            <text:p>1998273700</text:p>
          </table:table-cell>
          <table:table-cell office:value-type="float" office:value="61206306" calcext:value-type="float">
            <text:p>61206306</text:p>
          </table:table-cell>
        </table:table-row>
        <table:table-row table:style-name="ro1">
          <table:table-cell office:value-type="string" calcext:value-type="string">
            <text:p>0500000US51021</text:p>
          </table:table-cell>
          <table:table-cell office:value-type="float" office:value="51021" calcext:value-type="float">
            <text:p>51021</text:p>
          </table:table-cell>
          <table:table-cell office:value-type="string" calcext:value-type="string">
            <text:p>Bland County, Virginia</text:p>
          </table:table-cell>
          <table:table-cell office:value-type="float" office:value="134147200" calcext:value-type="float">
            <text:p>134147200</text:p>
          </table:table-cell>
          <table:table-cell office:value-type="float" office:value="16578878" calcext:value-type="float">
            <text:p>16578878</text:p>
          </table:table-cell>
        </table:table-row>
        <table:table-row table:style-name="ro1">
          <table:table-cell office:value-type="string" calcext:value-type="string">
            <text:p>0500000US51023</text:p>
          </table:table-cell>
          <table:table-cell office:value-type="float" office:value="51023" calcext:value-type="float">
            <text:p>51023</text:p>
          </table:table-cell>
          <table:table-cell office:value-type="string" calcext:value-type="string">
            <text:p>Botetourt County, Virginia</text:p>
          </table:table-cell>
          <table:table-cell office:value-type="float" office:value="973841500" calcext:value-type="float">
            <text:p>973841500</text:p>
          </table:table-cell>
          <table:table-cell office:value-type="float" office:value="88749831" calcext:value-type="float">
            <text:p>88749831</text:p>
          </table:table-cell>
        </table:table-row>
        <table:table-row table:style-name="ro1">
          <table:table-cell office:value-type="string" calcext:value-type="string">
            <text:p>0500000US51025</text:p>
          </table:table-cell>
          <table:table-cell office:value-type="float" office:value="51025" calcext:value-type="float">
            <text:p>51025</text:p>
          </table:table-cell>
          <table:table-cell office:value-type="string" calcext:value-type="string">
            <text:p>Brunswick County, Virginia</text:p>
          </table:table-cell>
          <table:table-cell office:value-type="float" office:value="170385400" calcext:value-type="float">
            <text:p>170385400</text:p>
          </table:table-cell>
          <table:table-cell office:value-type="float" office:value="19405618" calcext:value-type="float">
            <text:p>19405618</text:p>
          </table:table-cell>
        </table:table-row>
        <table:table-row table:style-name="ro1">
          <table:table-cell office:value-type="string" calcext:value-type="string">
            <text:p>0500000US51027</text:p>
          </table:table-cell>
          <table:table-cell office:value-type="float" office:value="51027" calcext:value-type="float">
            <text:p>51027</text:p>
          </table:table-cell>
          <table:table-cell office:value-type="string" calcext:value-type="string">
            <text:p>Buchanan County, Virginia</text:p>
          </table:table-cell>
          <table:table-cell office:value-type="float" office:value="392787800" calcext:value-type="float">
            <text:p>392787800</text:p>
          </table:table-cell>
          <table:table-cell office:value-type="float" office:value="23830531" calcext:value-type="float">
            <text:p>23830531</text:p>
          </table:table-cell>
        </table:table-row>
        <table:table-row table:style-name="ro1">
          <table:table-cell office:value-type="string" calcext:value-type="string">
            <text:p>0500000US51029</text:p>
          </table:table-cell>
          <table:table-cell office:value-type="float" office:value="51029" calcext:value-type="float">
            <text:p>51029</text:p>
          </table:table-cell>
          <table:table-cell office:value-type="string" calcext:value-type="string">
            <text:p>Buckingham County, Virginia</text:p>
          </table:table-cell>
          <table:table-cell office:value-type="float" office:value="212899700" calcext:value-type="float">
            <text:p>212899700</text:p>
          </table:table-cell>
          <table:table-cell office:value-type="float" office:value="18098900" calcext:value-type="float">
            <text:p>18098900</text:p>
          </table:table-cell>
        </table:table-row>
        <table:table-row table:style-name="ro1">
          <table:table-cell office:value-type="string" calcext:value-type="string">
            <text:p>0500000US51031</text:p>
          </table:table-cell>
          <table:table-cell office:value-type="float" office:value="51031" calcext:value-type="float">
            <text:p>51031</text:p>
          </table:table-cell>
          <table:table-cell office:value-type="string" calcext:value-type="string">
            <text:p>Campbell County, Virginia</text:p>
          </table:table-cell>
          <table:table-cell office:value-type="float" office:value="1118380600" calcext:value-type="float">
            <text:p>1118380600</text:p>
          </table:table-cell>
          <table:table-cell office:value-type="float" office:value="56277650" calcext:value-type="float">
            <text:p>56277650</text:p>
          </table:table-cell>
        </table:table-row>
        <table:table-row table:style-name="ro1">
          <table:table-cell office:value-type="string" calcext:value-type="string">
            <text:p>0500000US51033</text:p>
          </table:table-cell>
          <table:table-cell office:value-type="float" office:value="51033" calcext:value-type="float">
            <text:p>51033</text:p>
          </table:table-cell>
          <table:table-cell office:value-type="string" calcext:value-type="string">
            <text:p>Caroline County, Virginia</text:p>
          </table:table-cell>
          <table:table-cell office:value-type="float" office:value="548496800" calcext:value-type="float">
            <text:p>548496800</text:p>
          </table:table-cell>
          <table:table-cell office:value-type="float" office:value="42440001" calcext:value-type="float">
            <text:p>42440001</text:p>
          </table:table-cell>
        </table:table-row>
        <table:table-row table:style-name="ro1">
          <table:table-cell office:value-type="string" calcext:value-type="string">
            <text:p>0500000US51035</text:p>
          </table:table-cell>
          <table:table-cell office:value-type="float" office:value="51035" calcext:value-type="float">
            <text:p>51035</text:p>
          </table:table-cell>
          <table:table-cell office:value-type="string" calcext:value-type="string">
            <text:p>Carroll County, Virginia</text:p>
          </table:table-cell>
          <table:table-cell office:value-type="float" office:value="592005400" calcext:value-type="float">
            <text:p>592005400</text:p>
          </table:table-cell>
          <table:table-cell office:value-type="float" office:value="42889721" calcext:value-type="float">
            <text:p>42889721</text:p>
          </table:table-cell>
        </table:table-row>
        <table:table-row table:style-name="ro1">
          <table:table-cell office:value-type="string" calcext:value-type="string">
            <text:p>0500000US51036</text:p>
          </table:table-cell>
          <table:table-cell office:value-type="float" office:value="51036" calcext:value-type="float">
            <text:p>51036</text:p>
          </table:table-cell>
          <table:table-cell office:value-type="string" calcext:value-type="string">
            <text:p>Charles City County, Virginia</text:p>
          </table:table-cell>
          <table:table-cell office:value-type="float" office:value="97988200" calcext:value-type="float">
            <text:p>97988200</text:p>
          </table:table-cell>
          <table:table-cell office:value-type="float" office:value="11954939" calcext:value-type="float">
            <text:p>11954939</text:p>
          </table:table-cell>
        </table:table-row>
        <table:table-row table:style-name="ro1">
          <table:table-cell office:value-type="string" calcext:value-type="string">
            <text:p>0500000US51037</text:p>
          </table:table-cell>
          <table:table-cell office:value-type="float" office:value="51037" calcext:value-type="float">
            <text:p>51037</text:p>
          </table:table-cell>
          <table:table-cell office:value-type="string" calcext:value-type="string">
            <text:p>Charlotte County, Virginia</text:p>
          </table:table-cell>
          <table:table-cell office:value-type="float" office:value="158494200" calcext:value-type="float">
            <text:p>158494200</text:p>
          </table:table-cell>
          <table:table-cell office:value-type="float" office:value="15430159" calcext:value-type="float">
            <text:p>15430159</text:p>
          </table:table-cell>
        </table:table-row>
        <table:table-row table:style-name="ro1">
          <table:table-cell office:value-type="string" calcext:value-type="string">
            <text:p>0500000US51041</text:p>
          </table:table-cell>
          <table:table-cell office:value-type="float" office:value="51041" calcext:value-type="float">
            <text:p>51041</text:p>
          </table:table-cell>
          <table:table-cell office:value-type="string" calcext:value-type="string">
            <text:p>Chesterfield County, Virginia</text:p>
          </table:table-cell>
          <table:table-cell office:value-type="float" office:value="7820390200" calcext:value-type="float">
            <text:p>7820390200</text:p>
          </table:table-cell>
          <table:table-cell office:value-type="float" office:value="164154831" calcext:value-type="float">
            <text:p>164154831</text:p>
          </table:table-cell>
        </table:table-row>
        <table:table-row table:style-name="ro1">
          <table:table-cell office:value-type="string" calcext:value-type="string">
            <text:p>0500000US51043</text:p>
          </table:table-cell>
          <table:table-cell office:value-type="float" office:value="51043" calcext:value-type="float">
            <text:p>51043</text:p>
          </table:table-cell>
          <table:table-cell office:value-type="string" calcext:value-type="string">
            <text:p>Clarke County, Virginia</text:p>
          </table:table-cell>
          <table:table-cell office:value-type="float" office:value="489972700" calcext:value-type="float">
            <text:p>489972700</text:p>
          </table:table-cell>
          <table:table-cell office:value-type="float" office:value="35369950" calcext:value-type="float">
            <text:p>35369950</text:p>
          </table:table-cell>
        </table:table-row>
        <table:table-row table:style-name="ro1">
          <table:table-cell office:value-type="string" calcext:value-type="string">
            <text:p>0500000US51045</text:p>
          </table:table-cell>
          <table:table-cell office:value-type="float" office:value="51045" calcext:value-type="float">
            <text:p>51045</text:p>
          </table:table-cell>
          <table:table-cell office:value-type="string" calcext:value-type="string">
            <text:p>Craig County, Virginia</text:p>
          </table:table-cell>
          <table:table-cell office:value-type="float" office:value="116477100" calcext:value-type="float">
            <text:p>116477100</text:p>
          </table:table-cell>
          <table:table-cell office:value-type="float" office:value="14733639" calcext:value-type="float">
            <text:p>14733639</text:p>
          </table:table-cell>
        </table:table-row>
        <table:table-row table:style-name="ro1">
          <table:table-cell office:value-type="string" calcext:value-type="string">
            <text:p>0500000US51047</text:p>
          </table:table-cell>
          <table:table-cell office:value-type="float" office:value="51047" calcext:value-type="float">
            <text:p>51047</text:p>
          </table:table-cell>
          <table:table-cell office:value-type="string" calcext:value-type="string">
            <text:p>Culpeper County, Virginia</text:p>
          </table:table-cell>
          <table:table-cell office:value-type="float" office:value="1103274900" calcext:value-type="float">
            <text:p>1103274900</text:p>
          </table:table-cell>
          <table:table-cell office:value-type="float" office:value="71724273" calcext:value-type="float">
            <text:p>71724273</text:p>
          </table:table-cell>
        </table:table-row>
        <table:table-row table:style-name="ro1">
          <table:table-cell office:value-type="string" calcext:value-type="string">
            <text:p>0500000US51049</text:p>
          </table:table-cell>
          <table:table-cell office:value-type="float" office:value="51049" calcext:value-type="float">
            <text:p>51049</text:p>
          </table:table-cell>
          <table:table-cell office:value-type="string" calcext:value-type="string">
            <text:p>Cumberland County, Virginia</text:p>
          </table:table-cell>
          <table:table-cell office:value-type="float" office:value="159750100" calcext:value-type="float">
            <text:p>159750100</text:p>
          </table:table-cell>
          <table:table-cell office:value-type="float" office:value="20304196" calcext:value-type="float">
            <text:p>20304196</text:p>
          </table:table-cell>
        </table:table-row>
        <table:table-row table:style-name="ro1">
          <table:table-cell office:value-type="string" calcext:value-type="string">
            <text:p>0500000US51051</text:p>
          </table:table-cell>
          <table:table-cell office:value-type="float" office:value="51051" calcext:value-type="float">
            <text:p>51051</text:p>
          </table:table-cell>
          <table:table-cell office:value-type="string" calcext:value-type="string">
            <text:p>Dickenson County, Virginia</text:p>
          </table:table-cell>
          <table:table-cell office:value-type="float" office:value="303311600" calcext:value-type="float">
            <text:p>303311600</text:p>
          </table:table-cell>
          <table:table-cell office:value-type="float" office:value="29162461" calcext:value-type="float">
            <text:p>29162461</text:p>
          </table:table-cell>
        </table:table-row>
        <table:table-row table:style-name="ro1">
          <table:table-cell office:value-type="string" calcext:value-type="string">
            <text:p>0500000US51053</text:p>
          </table:table-cell>
          <table:table-cell office:value-type="float" office:value="51053" calcext:value-type="float">
            <text:p>51053</text:p>
          </table:table-cell>
          <table:table-cell office:value-type="string" calcext:value-type="string">
            <text:p>Dinwiddie County, Virginia</text:p>
          </table:table-cell>
          <table:table-cell office:value-type="float" office:value="433620400" calcext:value-type="float">
            <text:p>433620400</text:p>
          </table:table-cell>
          <table:table-cell office:value-type="float" office:value="39296082" calcext:value-type="float">
            <text:p>39296082</text:p>
          </table:table-cell>
        </table:table-row>
        <table:table-row table:style-name="ro1">
          <table:table-cell office:value-type="string" calcext:value-type="string">
            <text:p>0500000US51057</text:p>
          </table:table-cell>
          <table:table-cell office:value-type="float" office:value="51057" calcext:value-type="float">
            <text:p>51057</text:p>
          </table:table-cell>
          <table:table-cell office:value-type="string" calcext:value-type="string">
            <text:p>Essex County, Virginia</text:p>
          </table:table-cell>
          <table:table-cell office:value-type="float" office:value="166059900" calcext:value-type="float">
            <text:p>166059900</text:p>
          </table:table-cell>
          <table:table-cell office:value-type="float" office:value="28118867" calcext:value-type="float">
            <text:p>28118867</text:p>
          </table:table-cell>
        </table:table-row>
        <table:table-row table:style-name="ro1">
          <table:table-cell office:value-type="string" calcext:value-type="string">
            <text:p>0500000US51059</text:p>
          </table:table-cell>
          <table:table-cell office:value-type="float" office:value="51059" calcext:value-type="float">
            <text:p>51059</text:p>
          </table:table-cell>
          <table:table-cell office:value-type="string" calcext:value-type="string">
            <text:p>Fairfax County, Virginia</text:p>
          </table:table-cell>
          <table:table-cell office:value-type="float" office:value="38835275300" calcext:value-type="float">
            <text:p>38835275300</text:p>
          </table:table-cell>
          <table:table-cell office:value-type="float" office:value="381598732" calcext:value-type="float">
            <text:p>381598732</text:p>
          </table:table-cell>
        </table:table-row>
        <table:table-row table:style-name="ro1">
          <table:table-cell office:value-type="string" calcext:value-type="string">
            <text:p>0500000US51061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Fauquier County, Virginia</text:p>
          </table:table-cell>
          <table:table-cell office:value-type="float" office:value="2410681300" calcext:value-type="float">
            <text:p>2410681300</text:p>
          </table:table-cell>
          <table:table-cell office:value-type="float" office:value="104241627" calcext:value-type="float">
            <text:p>104241627</text:p>
          </table:table-cell>
        </table:table-row>
        <table:table-row table:style-name="ro1">
          <table:table-cell office:value-type="string" calcext:value-type="string">
            <text:p>0500000US51063</text:p>
          </table:table-cell>
          <table:table-cell office:value-type="float" office:value="51063" calcext:value-type="float">
            <text:p>51063</text:p>
          </table:table-cell>
          <table:table-cell office:value-type="string" calcext:value-type="string">
            <text:p>Floyd County, Virginia</text:p>
          </table:table-cell>
          <table:table-cell office:value-type="float" office:value="351633200" calcext:value-type="float">
            <text:p>351633200</text:p>
          </table:table-cell>
          <table:table-cell office:value-type="float" office:value="26393582" calcext:value-type="float">
            <text:p>26393582</text:p>
          </table:table-cell>
        </table:table-row>
        <table:table-row table:style-name="ro1">
          <table:table-cell office:value-type="string" calcext:value-type="string">
            <text:p>0500000US51065</text:p>
          </table:table-cell>
          <table:table-cell office:value-type="float" office:value="51065" calcext:value-type="float">
            <text:p>51065</text:p>
          </table:table-cell>
          <table:table-cell office:value-type="string" calcext:value-type="string">
            <text:p>Fluvanna County, Virginia</text:p>
          </table:table-cell>
          <table:table-cell office:value-type="float" office:value="639086200" calcext:value-type="float">
            <text:p>639086200</text:p>
          </table:table-cell>
          <table:table-cell office:value-type="float" office:value="31025405" calcext:value-type="float">
            <text:p>31025405</text:p>
          </table:table-cell>
        </table:table-row>
        <table:table-row table:style-name="ro1">
          <table:table-cell office:value-type="string" calcext:value-type="string">
            <text:p>0500000US51067</text:p>
          </table:table-cell>
          <table:table-cell office:value-type="float" office:value="51067" calcext:value-type="float">
            <text:p>51067</text:p>
          </table:table-cell>
          <table:table-cell office:value-type="string" calcext:value-type="string">
            <text:p>Franklin County, Virginia</text:p>
          </table:table-cell>
          <table:table-cell office:value-type="float" office:value="1292703200" calcext:value-type="float">
            <text:p>1292703200</text:p>
          </table:table-cell>
          <table:table-cell office:value-type="float" office:value="53876508" calcext:value-type="float">
            <text:p>53876508</text:p>
          </table:table-cell>
        </table:table-row>
        <table:table-row table:style-name="ro1">
          <table:table-cell office:value-type="string" calcext:value-type="string">
            <text:p>0500000US51069</text:p>
          </table:table-cell>
          <table:table-cell office:value-type="float" office:value="51069" calcext:value-type="float">
            <text:p>51069</text:p>
          </table:table-cell>
          <table:table-cell office:value-type="string" calcext:value-type="string">
            <text:p>Frederick County, Virginia</text:p>
          </table:table-cell>
          <table:table-cell office:value-type="float" office:value="2196514800" calcext:value-type="float">
            <text:p>2196514800</text:p>
          </table:table-cell>
          <table:table-cell office:value-type="float" office:value="77199536" calcext:value-type="float">
            <text:p>77199536</text:p>
          </table:table-cell>
        </table:table-row>
        <table:table-row table:style-name="ro1">
          <table:table-cell office:value-type="string" calcext:value-type="string">
            <text:p>0500000US51071</text:p>
          </table:table-cell>
          <table:table-cell office:value-type="float" office:value="51071" calcext:value-type="float">
            <text:p>51071</text:p>
          </table:table-cell>
          <table:table-cell office:value-type="string" calcext:value-type="string">
            <text:p>Giles County, Virginia</text:p>
          </table:table-cell>
          <table:table-cell office:value-type="float" office:value="417477400" calcext:value-type="float">
            <text:p>417477400</text:p>
          </table:table-cell>
          <table:table-cell office:value-type="float" office:value="33190195" calcext:value-type="float">
            <text:p>33190195</text:p>
          </table:table-cell>
        </table:table-row>
        <table:table-row table:style-name="ro1">
          <table:table-cell office:value-type="string" calcext:value-type="string">
            <text:p>0500000US51073</text:p>
          </table:table-cell>
          <table:table-cell office:value-type="float" office:value="51073" calcext:value-type="float">
            <text:p>51073</text:p>
          </table:table-cell>
          <table:table-cell office:value-type="string" calcext:value-type="string">
            <text:p>Gloucester County, Virginia</text:p>
          </table:table-cell>
          <table:table-cell office:value-type="float" office:value="946986300" calcext:value-type="float">
            <text:p>946986300</text:p>
          </table:table-cell>
          <table:table-cell office:value-type="float" office:value="48334287" calcext:value-type="float">
            <text:p>48334287</text:p>
          </table:table-cell>
        </table:table-row>
        <table:table-row table:style-name="ro1">
          <table:table-cell office:value-type="string" calcext:value-type="string">
            <text:p>0500000US51075</text:p>
          </table:table-cell>
          <table:table-cell office:value-type="float" office:value="51075" calcext:value-type="float">
            <text:p>51075</text:p>
          </table:table-cell>
          <table:table-cell office:value-type="string" calcext:value-type="string">
            <text:p>Goochland County, Virginia</text:p>
          </table:table-cell>
          <table:table-cell office:value-type="float" office:value="912241200" calcext:value-type="float">
            <text:p>912241200</text:p>
          </table:table-cell>
          <table:table-cell office:value-type="float" office:value="83471617" calcext:value-type="float">
            <text:p>83471617</text:p>
          </table:table-cell>
        </table:table-row>
        <table:table-row table:style-name="ro1">
          <table:table-cell office:value-type="string" calcext:value-type="string">
            <text:p>0500000US51077</text:p>
          </table:table-cell>
          <table:table-cell office:value-type="float" office:value="51077" calcext:value-type="float">
            <text:p>51077</text:p>
          </table:table-cell>
          <table:table-cell office:value-type="string" calcext:value-type="string">
            <text:p>Grayson County, Virginia</text:p>
          </table:table-cell>
          <table:table-cell office:value-type="float" office:value="280632800" calcext:value-type="float">
            <text:p>280632800</text:p>
          </table:table-cell>
          <table:table-cell office:value-type="float" office:value="22309423" calcext:value-type="float">
            <text:p>22309423</text:p>
          </table:table-cell>
        </table:table-row>
        <table:table-row table:style-name="ro1">
          <table:table-cell office:value-type="string" calcext:value-type="string">
            <text:p>0500000US51079</text:p>
          </table:table-cell>
          <table:table-cell office:value-type="float" office:value="51079" calcext:value-type="float">
            <text:p>51079</text:p>
          </table:table-cell>
          <table:table-cell office:value-type="string" calcext:value-type="string">
            <text:p>Greene County, Virginia</text:p>
          </table:table-cell>
          <table:table-cell office:value-type="float" office:value="483387100" calcext:value-type="float">
            <text:p>483387100</text:p>
          </table:table-cell>
          <table:table-cell office:value-type="float" office:value="41536277" calcext:value-type="float">
            <text:p>41536277</text:p>
          </table:table-cell>
        </table:table-row>
        <table:table-row table:style-name="ro1">
          <table:table-cell office:value-type="string" calcext:value-type="string">
            <text:p>0500000US51081</text:p>
          </table:table-cell>
          <table:table-cell office:value-type="float" office:value="51081" calcext:value-type="float">
            <text:p>51081</text:p>
          </table:table-cell>
          <table:table-cell office:value-type="string" calcext:value-type="string">
            <text:p>Greensville County, Virginia</text:p>
          </table:table-cell>
          <table:table-cell office:value-type="float" office:value="80296800" calcext:value-type="float">
            <text:p>80296800</text:p>
          </table:table-cell>
          <table:table-cell office:value-type="float" office:value="15447663" calcext:value-type="float">
            <text:p>15447663</text:p>
          </table:table-cell>
        </table:table-row>
        <table:table-row table:style-name="ro1">
          <table:table-cell office:value-type="string" calcext:value-type="string">
            <text:p>0500000US51083</text:p>
          </table:table-cell>
          <table:table-cell office:value-type="float" office:value="51083" calcext:value-type="float">
            <text:p>51083</text:p>
          </table:table-cell>
          <table:table-cell office:value-type="string" calcext:value-type="string">
            <text:p>Halifax County, Virginia</text:p>
          </table:table-cell>
          <table:table-cell office:value-type="float" office:value="464603700" calcext:value-type="float">
            <text:p>464603700</text:p>
          </table:table-cell>
          <table:table-cell office:value-type="float" office:value="23006147" calcext:value-type="float">
            <text:p>23006147</text:p>
          </table:table-cell>
        </table:table-row>
        <table:table-row table:style-name="ro1">
          <table:table-cell office:value-type="string" calcext:value-type="string">
            <text:p>0500000US51085</text:p>
          </table:table-cell>
          <table:table-cell office:value-type="float" office:value="51085" calcext:value-type="float">
            <text:p>51085</text:p>
          </table:table-cell>
          <table:table-cell office:value-type="string" calcext:value-type="string">
            <text:p>Hanover County, Virginia</text:p>
          </table:table-cell>
          <table:table-cell office:value-type="float" office:value="3114623000" calcext:value-type="float">
            <text:p>3114623000</text:p>
          </table:table-cell>
          <table:table-cell office:value-type="float" office:value="74809205" calcext:value-type="float">
            <text:p>74809205</text:p>
          </table:table-cell>
        </table:table-row>
        <table:table-row table:style-name="ro1">
          <table:table-cell office:value-type="string" calcext:value-type="string">
            <text:p>0500000US51087</text:p>
          </table:table-cell>
          <table:table-cell office:value-type="float" office:value="51087" calcext:value-type="float">
            <text:p>51087</text:p>
          </table:table-cell>
          <table:table-cell office:value-type="string" calcext:value-type="string">
            <text:p>Henrico County, Virginia</text:p>
          </table:table-cell>
          <table:table-cell office:value-type="float" office:value="7026662000" calcext:value-type="float">
            <text:p>7026662000</text:p>
          </table:table-cell>
          <table:table-cell office:value-type="float" office:value="146503837" calcext:value-type="float">
            <text:p>146503837</text:p>
          </table:table-cell>
        </table:table-row>
        <table:table-row table:style-name="ro1">
          <table:table-cell office:value-type="string" calcext:value-type="string">
            <text:p>0500000US51089</text:p>
          </table:table-cell>
          <table:table-cell office:value-type="float" office:value="51089" calcext:value-type="float">
            <text:p>51089</text:p>
          </table:table-cell>
          <table:table-cell office:value-type="string" calcext:value-type="string">
            <text:p>Henry County, Virginia</text:p>
          </table:table-cell>
          <table:table-cell office:value-type="float" office:value="789791300" calcext:value-type="float">
            <text:p>789791300</text:p>
          </table:table-cell>
          <table:table-cell office:value-type="float" office:value="37351261" calcext:value-type="float">
            <text:p>37351261</text:p>
          </table:table-cell>
        </table:table-row>
        <table:table-row table:style-name="ro1">
          <table:table-cell office:value-type="string" calcext:value-type="string">
            <text:p>0500000US51091</text:p>
          </table:table-cell>
          <table:table-cell office:value-type="float" office:value="51091" calcext:value-type="float">
            <text:p>51091</text:p>
          </table:table-cell>
          <table:table-cell office:value-type="string" calcext:value-type="string">
            <text:p>Highland County, Virginia</text:p>
          </table:table-cell>
          <table:table-cell office:value-type="float" office:value="60367600" calcext:value-type="float">
            <text:p>60367600</text:p>
          </table:table-cell>
          <table:table-cell office:value-type="float" office:value="6995160" calcext:value-type="float">
            <text:p>6995160</text:p>
          </table:table-cell>
        </table:table-row>
        <table:table-row table:style-name="ro1">
          <table:table-cell office:value-type="string" calcext:value-type="string">
            <text:p>0500000US51093</text:p>
          </table:table-cell>
          <table:table-cell office:value-type="float" office:value="51093" calcext:value-type="float">
            <text:p>51093</text:p>
          </table:table-cell>
          <table:table-cell office:value-type="string" calcext:value-type="string">
            <text:p>Isle of Wight County, Virginia</text:p>
          </table:table-cell>
          <table:table-cell office:value-type="float" office:value="867961500" calcext:value-type="float">
            <text:p>867961500</text:p>
          </table:table-cell>
          <table:table-cell office:value-type="float" office:value="38663828" calcext:value-type="float">
            <text:p>38663828</text:p>
          </table:table-cell>
        </table:table-row>
        <table:table-row table:style-name="ro1">
          <table:table-cell office:value-type="string" calcext:value-type="string">
            <text:p>0500000US51095</text:p>
          </table:table-cell>
          <table:table-cell office:value-type="float" office:value="51095" calcext:value-type="float">
            <text:p>51095</text:p>
          </table:table-cell>
          <table:table-cell office:value-type="string" calcext:value-type="string">
            <text:p>James City County, Virginia</text:p>
          </table:table-cell>
          <table:table-cell office:value-type="float" office:value="2361400400" calcext:value-type="float">
            <text:p>2361400400</text:p>
          </table:table-cell>
          <table:table-cell office:value-type="float" office:value="110010851" calcext:value-type="float">
            <text:p>110010851</text:p>
          </table:table-cell>
        </table:table-row>
        <table:table-row table:style-name="ro1">
          <table:table-cell office:value-type="string" calcext:value-type="string">
            <text:p>0500000US51097</text:p>
          </table:table-cell>
          <table:table-cell office:value-type="float" office:value="51097" calcext:value-type="float">
            <text:p>51097</text:p>
          </table:table-cell>
          <table:table-cell office:value-type="string" calcext:value-type="string">
            <text:p>King and Queen County, Virginia</text:p>
          </table:table-cell>
          <table:table-cell office:value-type="float" office:value="135535200" calcext:value-type="float">
            <text:p>135535200</text:p>
          </table:table-cell>
          <table:table-cell office:value-type="float" office:value="14207203" calcext:value-type="float">
            <text:p>14207203</text:p>
          </table:table-cell>
        </table:table-row>
        <table:table-row table:style-name="ro1">
          <table:table-cell office:value-type="string" calcext:value-type="string">
            <text:p>0500000US51099</text:p>
          </table:table-cell>
          <table:table-cell office:value-type="float" office:value="51099" calcext:value-type="float">
            <text:p>51099</text:p>
          </table:table-cell>
          <table:table-cell office:value-type="string" calcext:value-type="string">
            <text:p>King George County, Virginia</text:p>
          </table:table-cell>
          <table:table-cell office:value-type="float" office:value="653115400" calcext:value-type="float">
            <text:p>653115400</text:p>
          </table:table-cell>
          <table:table-cell office:value-type="float" office:value="46445152" calcext:value-type="float">
            <text:p>46445152</text:p>
          </table:table-cell>
        </table:table-row>
        <table:table-row table:style-name="ro1">
          <table:table-cell office:value-type="string" calcext:value-type="string">
            <text:p>0500000US51101</text:p>
          </table:table-cell>
          <table:table-cell office:value-type="float" office:value="51101" calcext:value-type="float">
            <text:p>51101</text:p>
          </table:table-cell>
          <table:table-cell office:value-type="string" calcext:value-type="string">
            <text:p>King William County, Virginia</text:p>
          </table:table-cell>
          <table:table-cell office:value-type="float" office:value="367884800" calcext:value-type="float">
            <text:p>367884800</text:p>
          </table:table-cell>
          <table:table-cell office:value-type="float" office:value="28199615" calcext:value-type="float">
            <text:p>28199615</text:p>
          </table:table-cell>
        </table:table-row>
        <table:table-row table:style-name="ro1">
          <table:table-cell office:value-type="string" calcext:value-type="string">
            <text:p>0500000US51103</text:p>
          </table:table-cell>
          <table:table-cell office:value-type="float" office:value="51103" calcext:value-type="float">
            <text:p>51103</text:p>
          </table:table-cell>
          <table:table-cell office:value-type="string" calcext:value-type="string">
            <text:p>Lancaster County, Virginia</text:p>
          </table:table-cell>
          <table:table-cell office:value-type="float" office:value="272922300" calcext:value-type="float">
            <text:p>272922300</text:p>
          </table:table-cell>
          <table:table-cell office:value-type="float" office:value="25866954" calcext:value-type="float">
            <text:p>25866954</text:p>
          </table:table-cell>
        </table:table-row>
        <table:table-row table:style-name="ro1">
          <table:table-cell office:value-type="string" calcext:value-type="string">
            <text:p>0500000US51105</text:p>
          </table:table-cell>
          <table:table-cell office:value-type="float" office:value="51105" calcext:value-type="float">
            <text:p>51105</text:p>
          </table:table-cell>
          <table:table-cell office:value-type="string" calcext:value-type="string">
            <text:p>Lee County, Virginia</text:p>
          </table:table-cell>
          <table:table-cell office:value-type="float" office:value="394077600" calcext:value-type="float">
            <text:p>394077600</text:p>
          </table:table-cell>
          <table:table-cell office:value-type="float" office:value="26967441" calcext:value-type="float">
            <text:p>26967441</text:p>
          </table:table-cell>
        </table:table-row>
        <table:table-row table:style-name="ro1">
          <table:table-cell office:value-type="string" calcext:value-type="string">
            <text:p>0500000US51107</text:p>
          </table:table-cell>
          <table:table-cell office:value-type="float" office:value="51107" calcext:value-type="float">
            <text:p>51107</text:p>
          </table:table-cell>
          <table:table-cell office:value-type="string" calcext:value-type="string">
            <text:p>Loudoun County, Virginia</text:p>
          </table:table-cell>
          <table:table-cell office:value-type="float" office:value="11487999100" calcext:value-type="float">
            <text:p>11487999100</text:p>
          </table:table-cell>
          <table:table-cell office:value-type="float" office:value="182513413" calcext:value-type="float">
            <text:p>182513413</text:p>
          </table:table-cell>
        </table:table-row>
        <table:table-row table:style-name="ro1">
          <table:table-cell office:value-type="string" calcext:value-type="string">
            <text:p>0500000US51109</text:p>
          </table:table-cell>
          <table:table-cell office:value-type="float" office:value="51109" calcext:value-type="float">
            <text:p>51109</text:p>
          </table:table-cell>
          <table:table-cell office:value-type="string" calcext:value-type="string">
            <text:p>Louisa County, Virginia</text:p>
          </table:table-cell>
          <table:table-cell office:value-type="float" office:value="794125700" calcext:value-type="float">
            <text:p>794125700</text:p>
          </table:table-cell>
          <table:table-cell office:value-type="float" office:value="75017634" calcext:value-type="float">
            <text:p>75017634</text:p>
          </table:table-cell>
        </table:table-row>
        <table:table-row table:style-name="ro1">
          <table:table-cell office:value-type="string" calcext:value-type="string">
            <text:p>0500000US51111</text:p>
          </table:table-cell>
          <table:table-cell office:value-type="float" office:value="51111" calcext:value-type="float">
            <text:p>51111</text:p>
          </table:table-cell>
          <table:table-cell office:value-type="string" calcext:value-type="string">
            <text:p>Lunenburg County, Virginia</text:p>
          </table:table-cell>
          <table:table-cell office:value-type="float" office:value="170949700" calcext:value-type="float">
            <text:p>170949700</text:p>
          </table:table-cell>
          <table:table-cell office:value-type="float" office:value="19011827" calcext:value-type="float">
            <text:p>19011827</text:p>
          </table:table-cell>
        </table:table-row>
        <table:table-row table:style-name="ro1">
          <table:table-cell office:value-type="string" calcext:value-type="string">
            <text:p>0500000US51113</text:p>
          </table:table-cell>
          <table:table-cell office:value-type="float" office:value="51113" calcext:value-type="float">
            <text:p>51113</text:p>
          </table:table-cell>
          <table:table-cell office:value-type="string" calcext:value-type="string">
            <text:p>Madison County, Virginia</text:p>
          </table:table-cell>
          <table:table-cell office:value-type="float" office:value="299967100" calcext:value-type="float">
            <text:p>299967100</text:p>
          </table:table-cell>
          <table:table-cell office:value-type="float" office:value="36252178" calcext:value-type="float">
            <text:p>36252178</text:p>
          </table:table-cell>
        </table:table-row>
        <table:table-row table:style-name="ro1">
          <table:table-cell office:value-type="string" calcext:value-type="string">
            <text:p>0500000US51115</text:p>
          </table:table-cell>
          <table:table-cell office:value-type="float" office:value="51115" calcext:value-type="float">
            <text:p>51115</text:p>
          </table:table-cell>
          <table:table-cell office:value-type="string" calcext:value-type="string">
            <text:p>Mathews County, Virginia</text:p>
          </table:table-cell>
          <table:table-cell office:value-type="float" office:value="259882300" calcext:value-type="float">
            <text:p>259882300</text:p>
          </table:table-cell>
          <table:table-cell office:value-type="float" office:value="27408155" calcext:value-type="float">
            <text:p>27408155</text:p>
          </table:table-cell>
        </table:table-row>
        <table:table-row table:style-name="ro1">
          <table:table-cell office:value-type="string" calcext:value-type="string">
            <text:p>0500000US51117</text:p>
          </table:table-cell>
          <table:table-cell office:value-type="float" office:value="51117" calcext:value-type="float">
            <text:p>51117</text:p>
          </table:table-cell>
          <table:table-cell office:value-type="string" calcext:value-type="string">
            <text:p>Mecklenburg County, Virginia</text:p>
          </table:table-cell>
          <table:table-cell office:value-type="float" office:value="435929900" calcext:value-type="float">
            <text:p>435929900</text:p>
          </table:table-cell>
          <table:table-cell office:value-type="float" office:value="25878331" calcext:value-type="float">
            <text:p>25878331</text:p>
          </table:table-cell>
        </table:table-row>
        <table:table-row table:style-name="ro1">
          <table:table-cell office:value-type="string" calcext:value-type="string">
            <text:p>0500000US51119</text:p>
          </table:table-cell>
          <table:table-cell office:value-type="float" office:value="51119" calcext:value-type="float">
            <text:p>51119</text:p>
          </table:table-cell>
          <table:table-cell office:value-type="string" calcext:value-type="string">
            <text:p>Middlesex County, Virginia</text:p>
          </table:table-cell>
          <table:table-cell office:value-type="float" office:value="275142300" calcext:value-type="float">
            <text:p>275142300</text:p>
          </table:table-cell>
          <table:table-cell office:value-type="float" office:value="26250094" calcext:value-type="float">
            <text:p>26250094</text:p>
          </table:table-cell>
        </table:table-row>
        <table:table-row table:style-name="ro1">
          <table:table-cell office:value-type="string" calcext:value-type="string">
            <text:p>0500000US51121</text:p>
          </table:table-cell>
          <table:table-cell office:value-type="float" office:value="51121" calcext:value-type="float">
            <text:p>51121</text:p>
          </table:table-cell>
          <table:table-cell office:value-type="string" calcext:value-type="string">
            <text:p>Montgomery County, Virginia</text:p>
          </table:table-cell>
          <table:table-cell office:value-type="float" office:value="2068270900" calcext:value-type="float">
            <text:p>2068270900</text:p>
          </table:table-cell>
          <table:table-cell office:value-type="float" office:value="75969657" calcext:value-type="float">
            <text:p>75969657</text:p>
          </table:table-cell>
        </table:table-row>
        <table:table-row table:style-name="ro1">
          <table:table-cell office:value-type="string" calcext:value-type="string">
            <text:p>0500000US51125</text:p>
          </table:table-cell>
          <table:table-cell office:value-type="float" office:value="51125" calcext:value-type="float">
            <text:p>51125</text:p>
          </table:table-cell>
          <table:table-cell office:value-type="string" calcext:value-type="string">
            <text:p>Nelson County, Virginia</text:p>
          </table:table-cell>
          <table:table-cell office:value-type="float" office:value="369438600" calcext:value-type="float">
            <text:p>369438600</text:p>
          </table:table-cell>
          <table:table-cell office:value-type="float" office:value="54809676" calcext:value-type="float">
            <text:p>54809676</text:p>
          </table:table-cell>
        </table:table-row>
        <table:table-row table:style-name="ro1">
          <table:table-cell office:value-type="string" calcext:value-type="string">
            <text:p>0500000US51127</text:p>
          </table:table-cell>
          <table:table-cell office:value-type="float" office:value="51127" calcext:value-type="float">
            <text:p>51127</text:p>
          </table:table-cell>
          <table:table-cell office:value-type="string" calcext:value-type="string">
            <text:p>New Kent County, Virginia</text:p>
          </table:table-cell>
          <table:table-cell office:value-type="float" office:value="543383400" calcext:value-type="float">
            <text:p>543383400</text:p>
          </table:table-cell>
          <table:table-cell office:value-type="float" office:value="38320826" calcext:value-type="float">
            <text:p>38320826</text:p>
          </table:table-cell>
        </table:table-row>
        <table:table-row table:style-name="ro1">
          <table:table-cell office:value-type="string" calcext:value-type="string">
            <text:p>0500000US51131</text:p>
          </table:table-cell>
          <table:table-cell office:value-type="float" office:value="51131" calcext:value-type="float">
            <text:p>51131</text:p>
          </table:table-cell>
          <table:table-cell office:value-type="string" calcext:value-type="string">
            <text:p>Northampton County, Virginia</text:p>
          </table:table-cell>
          <table:table-cell office:value-type="float" office:value="185494000" calcext:value-type="float">
            <text:p>185494000</text:p>
          </table:table-cell>
          <table:table-cell office:value-type="float" office:value="15665524" calcext:value-type="float">
            <text:p>15665524</text:p>
          </table:table-cell>
        </table:table-row>
        <table:table-row table:style-name="ro1">
          <table:table-cell office:value-type="string" calcext:value-type="string">
            <text:p>0500000US51133</text:p>
          </table:table-cell>
          <table:table-cell office:value-type="float" office:value="51133" calcext:value-type="float">
            <text:p>51133</text:p>
          </table:table-cell>
          <table:table-cell office:value-type="string" calcext:value-type="string">
            <text:p>Northumberland County, Virginia</text:p>
          </table:table-cell>
          <table:table-cell office:value-type="float" office:value="320874000" calcext:value-type="float">
            <text:p>320874000</text:p>
          </table:table-cell>
          <table:table-cell office:value-type="float" office:value="25884061" calcext:value-type="float">
            <text:p>25884061</text:p>
          </table:table-cell>
        </table:table-row>
        <table:table-row table:style-name="ro1">
          <table:table-cell office:value-type="string" calcext:value-type="string">
            <text:p>0500000US51135</text:p>
          </table:table-cell>
          <table:table-cell office:value-type="float" office:value="51135" calcext:value-type="float">
            <text:p>51135</text:p>
          </table:table-cell>
          <table:table-cell office:value-type="string" calcext:value-type="string">
            <text:p>Nottoway County, Virginia</text:p>
          </table:table-cell>
          <table:table-cell office:value-type="float" office:value="195402500" calcext:value-type="float">
            <text:p>195402500</text:p>
          </table:table-cell>
          <table:table-cell office:value-type="float" office:value="18482570" calcext:value-type="float">
            <text:p>18482570</text:p>
          </table:table-cell>
        </table:table-row>
        <table:table-row table:style-name="ro1">
          <table:table-cell office:value-type="string" calcext:value-type="string">
            <text:p>0500000US51137</text:p>
          </table:table-cell>
          <table:table-cell office:value-type="float" office:value="51137" calcext:value-type="float">
            <text:p>51137</text:p>
          </table:table-cell>
          <table:table-cell office:value-type="string" calcext:value-type="string">
            <text:p>Orange County, Virginia</text:p>
          </table:table-cell>
          <table:table-cell office:value-type="float" office:value="843024300" calcext:value-type="float">
            <text:p>843024300</text:p>
          </table:table-cell>
          <table:table-cell office:value-type="float" office:value="47610750" calcext:value-type="float">
            <text:p>47610750</text:p>
          </table:table-cell>
        </table:table-row>
        <table:table-row table:style-name="ro1">
          <table:table-cell office:value-type="string" calcext:value-type="string">
            <text:p>0500000US51139</text:p>
          </table:table-cell>
          <table:table-cell office:value-type="float" office:value="51139" calcext:value-type="float">
            <text:p>51139</text:p>
          </table:table-cell>
          <table:table-cell office:value-type="string" calcext:value-type="string">
            <text:p>Page County, Virginia</text:p>
          </table:table-cell>
          <table:table-cell office:value-type="float" office:value="510040600" calcext:value-type="float">
            <text:p>510040600</text:p>
          </table:table-cell>
          <table:table-cell office:value-type="float" office:value="33857046" calcext:value-type="float">
            <text:p>33857046</text:p>
          </table:table-cell>
        </table:table-row>
        <table:table-row table:style-name="ro1">
          <table:table-cell office:value-type="string" calcext:value-type="string">
            <text:p>0500000US51141</text:p>
          </table:table-cell>
          <table:table-cell office:value-type="float" office:value="51141" calcext:value-type="float">
            <text:p>51141</text:p>
          </table:table-cell>
          <table:table-cell office:value-type="string" calcext:value-type="string">
            <text:p>Patrick County, Virginia</text:p>
          </table:table-cell>
          <table:table-cell office:value-type="float" office:value="327055100" calcext:value-type="float">
            <text:p>327055100</text:p>
          </table:table-cell>
          <table:table-cell office:value-type="float" office:value="26701061" calcext:value-type="float">
            <text:p>26701061</text:p>
          </table:table-cell>
        </table:table-row>
        <table:table-row table:style-name="ro1">
          <table:table-cell office:value-type="string" calcext:value-type="string">
            <text:p>0500000US51143</text:p>
          </table:table-cell>
          <table:table-cell office:value-type="float" office:value="51143" calcext:value-type="float">
            <text:p>51143</text:p>
          </table:table-cell>
          <table:table-cell office:value-type="string" calcext:value-type="string">
            <text:p>Pittsylvania County, Virginia</text:p>
          </table:table-cell>
          <table:table-cell office:value-type="float" office:value="1106084500" calcext:value-type="float">
            <text:p>1106084500</text:p>
          </table:table-cell>
          <table:table-cell office:value-type="float" office:value="40065037" calcext:value-type="float">
            <text:p>40065037</text:p>
          </table:table-cell>
        </table:table-row>
        <table:table-row table:style-name="ro1">
          <table:table-cell office:value-type="string" calcext:value-type="string">
            <text:p>0500000US51145</text:p>
          </table:table-cell>
          <table:table-cell office:value-type="float" office:value="51145" calcext:value-type="float">
            <text:p>51145</text:p>
          </table:table-cell>
          <table:table-cell office:value-type="string" calcext:value-type="string">
            <text:p>Powhatan County, Virginia</text:p>
          </table:table-cell>
          <table:table-cell office:value-type="float" office:value="825698300" calcext:value-type="float">
            <text:p>825698300</text:p>
          </table:table-cell>
          <table:table-cell office:value-type="float" office:value="39566869" calcext:value-type="float">
            <text:p>39566869</text:p>
          </table:table-cell>
        </table:table-row>
        <table:table-row table:style-name="ro1">
          <table:table-cell office:value-type="string" calcext:value-type="string">
            <text:p>0500000US51147</text:p>
          </table:table-cell>
          <table:table-cell office:value-type="float" office:value="51147" calcext:value-type="float">
            <text:p>51147</text:p>
          </table:table-cell>
          <table:table-cell office:value-type="string" calcext:value-type="string">
            <text:p>Prince Edward County, Virginia</text:p>
          </table:table-cell>
          <table:table-cell office:value-type="float" office:value="292145300" calcext:value-type="float">
            <text:p>292145300</text:p>
          </table:table-cell>
          <table:table-cell office:value-type="float" office:value="26149474" calcext:value-type="float">
            <text:p>26149474</text:p>
          </table:table-cell>
        </table:table-row>
        <table:table-row table:style-name="ro1">
          <table:table-cell office:value-type="string" calcext:value-type="string">
            <text:p>0500000US51149</text:p>
          </table:table-cell>
          <table:table-cell office:value-type="float" office:value="51149" calcext:value-type="float">
            <text:p>51149</text:p>
          </table:table-cell>
          <table:table-cell office:value-type="string" calcext:value-type="string">
            <text:p>Prince George County, Virginia</text:p>
          </table:table-cell>
          <table:table-cell office:value-type="float" office:value="554707200" calcext:value-type="float">
            <text:p>554707200</text:p>
          </table:table-cell>
          <table:table-cell office:value-type="float" office:value="29427437" calcext:value-type="float">
            <text:p>29427437</text:p>
          </table:table-cell>
        </table:table-row>
        <table:table-row table:style-name="ro1">
          <table:table-cell office:value-type="string" calcext:value-type="string">
            <text:p>0500000US51153</text:p>
          </table:table-cell>
          <table:table-cell office:value-type="float" office:value="51153" calcext:value-type="float">
            <text:p>51153</text:p>
          </table:table-cell>
          <table:table-cell office:value-type="string" calcext:value-type="string">
            <text:p>Prince William County, Virginia</text:p>
          </table:table-cell>
          <table:table-cell office:value-type="float" office:value="9414177900" calcext:value-type="float">
            <text:p>9414177900</text:p>
          </table:table-cell>
          <table:table-cell office:value-type="float" office:value="150499494" calcext:value-type="float">
            <text:p>150499494</text:p>
          </table:table-cell>
        </table:table-row>
        <table:table-row table:style-name="ro1">
          <table:table-cell office:value-type="string" calcext:value-type="string">
            <text:p>0500000US51155</text:p>
          </table:table-cell>
          <table:table-cell office:value-type="float" office:value="51155" calcext:value-type="float">
            <text:p>51155</text:p>
          </table:table-cell>
          <table:table-cell office:value-type="string" calcext:value-type="string">
            <text:p>Pulaski County, Virginia</text:p>
          </table:table-cell>
          <table:table-cell office:value-type="float" office:value="811816900" calcext:value-type="float">
            <text:p>811816900</text:p>
          </table:table-cell>
          <table:table-cell office:value-type="float" office:value="39198708" calcext:value-type="float">
            <text:p>39198708</text:p>
          </table:table-cell>
        </table:table-row>
        <table:table-row table:style-name="ro1">
          <table:table-cell office:value-type="string" calcext:value-type="string">
            <text:p>0500000US51157</text:p>
          </table:table-cell>
          <table:table-cell office:value-type="float" office:value="51157" calcext:value-type="float">
            <text:p>51157</text:p>
          </table:table-cell>
          <table:table-cell office:value-type="string" calcext:value-type="string">
            <text:p>Rappahannock County, Virginia</text:p>
          </table:table-cell>
          <table:table-cell office:value-type="float" office:value="253447900" calcext:value-type="float">
            <text:p>253447900</text:p>
          </table:table-cell>
          <table:table-cell office:value-type="float" office:value="20074048" calcext:value-type="float">
            <text:p>20074048</text:p>
          </table:table-cell>
        </table:table-row>
        <table:table-row table:style-name="ro1">
          <table:table-cell office:value-type="string" calcext:value-type="string">
            <text:p>0500000US51159</text:p>
          </table:table-cell>
          <table:table-cell office:value-type="float" office:value="51159" calcext:value-type="float">
            <text:p>51159</text:p>
          </table:table-cell>
          <table:table-cell office:value-type="string" calcext:value-type="string">
            <text:p>Richmond County, Virginia</text:p>
          </table:table-cell>
          <table:table-cell office:value-type="float" office:value="122652100" calcext:value-type="float">
            <text:p>122652100</text:p>
          </table:table-cell>
          <table:table-cell office:value-type="float" office:value="18804346" calcext:value-type="float">
            <text:p>18804346</text:p>
          </table:table-cell>
        </table:table-row>
        <table:table-row table:style-name="ro1">
          <table:table-cell office:value-type="string" calcext:value-type="string">
            <text:p>0500000US51161</text:p>
          </table:table-cell>
          <table:table-cell office:value-type="float" office:value="51161" calcext:value-type="float">
            <text:p>51161</text:p>
          </table:table-cell>
          <table:table-cell office:value-type="string" calcext:value-type="string">
            <text:p>Roanoke County, Virginia</text:p>
          </table:table-cell>
          <table:table-cell office:value-type="float" office:value="2592788600" calcext:value-type="float">
            <text:p>2592788600</text:p>
          </table:table-cell>
          <table:table-cell office:value-type="float" office:value="76981310" calcext:value-type="float">
            <text:p>76981310</text:p>
          </table:table-cell>
        </table:table-row>
        <table:table-row table:style-name="ro1">
          <table:table-cell office:value-type="string" calcext:value-type="string">
            <text:p>0500000US51163</text:p>
          </table:table-cell>
          <table:table-cell office:value-type="float" office:value="51163" calcext:value-type="float">
            <text:p>51163</text:p>
          </table:table-cell>
          <table:table-cell office:value-type="string" calcext:value-type="string">
            <text:p>Rockbridge County, Virginia</text:p>
          </table:table-cell>
          <table:table-cell office:value-type="float" office:value="563969500" calcext:value-type="float">
            <text:p>563969500</text:p>
          </table:table-cell>
          <table:table-cell office:value-type="float" office:value="46677301" calcext:value-type="float">
            <text:p>46677301</text:p>
          </table:table-cell>
        </table:table-row>
        <table:table-row table:style-name="ro1">
          <table:table-cell office:value-type="string" calcext:value-type="string">
            <text:p>0500000US51165</text:p>
          </table:table-cell>
          <table:table-cell office:value-type="float" office:value="51165" calcext:value-type="float">
            <text:p>51165</text:p>
          </table:table-cell>
          <table:table-cell office:value-type="string" calcext:value-type="string">
            <text:p>Rockingham County, Virginia</text:p>
          </table:table-cell>
          <table:table-cell office:value-type="float" office:value="1949569400" calcext:value-type="float">
            <text:p>1949569400</text:p>
          </table:table-cell>
          <table:table-cell office:value-type="float" office:value="107773450" calcext:value-type="float">
            <text:p>107773450</text:p>
          </table:table-cell>
        </table:table-row>
        <table:table-row table:style-name="ro1">
          <table:table-cell office:value-type="string" calcext:value-type="string">
            <text:p>0500000US51167</text:p>
          </table:table-cell>
          <table:table-cell office:value-type="float" office:value="51167" calcext:value-type="float">
            <text:p>51167</text:p>
          </table:table-cell>
          <table:table-cell office:value-type="string" calcext:value-type="string">
            <text:p>Russell County, Virginia</text:p>
          </table:table-cell>
          <table:table-cell office:value-type="float" office:value="523827300" calcext:value-type="float">
            <text:p>523827300</text:p>
          </table:table-cell>
          <table:table-cell office:value-type="float" office:value="35739654" calcext:value-type="float">
            <text:p>35739654</text:p>
          </table:table-cell>
        </table:table-row>
        <table:table-row table:style-name="ro1">
          <table:table-cell office:value-type="string" calcext:value-type="string">
            <text:p>0500000US51169</text:p>
          </table:table-cell>
          <table:table-cell office:value-type="float" office:value="51169" calcext:value-type="float">
            <text:p>51169</text:p>
          </table:table-cell>
          <table:table-cell office:value-type="string" calcext:value-type="string">
            <text:p>Scott County, Virginia</text:p>
          </table:table-cell>
          <table:table-cell office:value-type="float" office:value="458106100" calcext:value-type="float">
            <text:p>458106100</text:p>
          </table:table-cell>
          <table:table-cell office:value-type="float" office:value="31428379" calcext:value-type="float">
            <text:p>31428379</text:p>
          </table:table-cell>
        </table:table-row>
        <table:table-row table:style-name="ro1">
          <table:table-cell office:value-type="string" calcext:value-type="string">
            <text:p>0500000US51171</text:p>
          </table:table-cell>
          <table:table-cell office:value-type="float" office:value="51171" calcext:value-type="float">
            <text:p>51171</text:p>
          </table:table-cell>
          <table:table-cell office:value-type="string" calcext:value-type="string">
            <text:p>Shenandoah County, Virginia</text:p>
          </table:table-cell>
          <table:table-cell office:value-type="float" office:value="959797000" calcext:value-type="float">
            <text:p>959797000</text:p>
          </table:table-cell>
          <table:table-cell office:value-type="float" office:value="37119720" calcext:value-type="float">
            <text:p>37119720</text:p>
          </table:table-cell>
        </table:table-row>
        <table:table-row table:style-name="ro1">
          <table:table-cell office:value-type="string" calcext:value-type="string">
            <text:p>0500000US51173</text:p>
          </table:table-cell>
          <table:table-cell office:value-type="float" office:value="51173" calcext:value-type="float">
            <text:p>51173</text:p>
          </table:table-cell>
          <table:table-cell office:value-type="string" calcext:value-type="string">
            <text:p>Smyth County, Virginia</text:p>
          </table:table-cell>
          <table:table-cell office:value-type="float" office:value="647205400" calcext:value-type="float">
            <text:p>647205400</text:p>
          </table:table-cell>
          <table:table-cell office:value-type="float" office:value="49464109" calcext:value-type="float">
            <text:p>49464109</text:p>
          </table:table-cell>
        </table:table-row>
        <table:table-row table:style-name="ro1">
          <table:table-cell office:value-type="string" calcext:value-type="string">
            <text:p>0500000US51175</text:p>
          </table:table-cell>
          <table:table-cell office:value-type="float" office:value="51175" calcext:value-type="float">
            <text:p>51175</text:p>
          </table:table-cell>
          <table:table-cell office:value-type="string" calcext:value-type="string">
            <text:p>Southampton County, Virginia</text:p>
          </table:table-cell>
          <table:table-cell office:value-type="float" office:value="297103100" calcext:value-type="float">
            <text:p>297103100</text:p>
          </table:table-cell>
          <table:table-cell office:value-type="float" office:value="26735787" calcext:value-type="float">
            <text:p>26735787</text:p>
          </table:table-cell>
        </table:table-row>
        <table:table-row table:style-name="ro1">
          <table:table-cell office:value-type="string" calcext:value-type="string">
            <text:p>0500000US51177</text:p>
          </table:table-cell>
          <table:table-cell office:value-type="float" office:value="51177" calcext:value-type="float">
            <text:p>51177</text:p>
          </table:table-cell>
          <table:table-cell office:value-type="string" calcext:value-type="string">
            <text:p>Spotsylvania County, Virginia</text:p>
          </table:table-cell>
          <table:table-cell office:value-type="float" office:value="3104355900" calcext:value-type="float">
            <text:p>3104355900</text:p>
          </table:table-cell>
          <table:table-cell office:value-type="float" office:value="90231012" calcext:value-type="float">
            <text:p>90231012</text:p>
          </table:table-cell>
        </table:table-row>
        <table:table-row table:style-name="ro1">
          <table:table-cell office:value-type="string" calcext:value-type="string">
            <text:p>0500000US51179</text:p>
          </table:table-cell>
          <table:table-cell office:value-type="float" office:value="51179" calcext:value-type="float">
            <text:p>51179</text:p>
          </table:table-cell>
          <table:table-cell office:value-type="string" calcext:value-type="string">
            <text:p>Stafford County, Virginia</text:p>
          </table:table-cell>
          <table:table-cell office:value-type="float" office:value="3541804500" calcext:value-type="float">
            <text:p>3541804500</text:p>
          </table:table-cell>
          <table:table-cell office:value-type="float" office:value="86403685" calcext:value-type="float">
            <text:p>86403685</text:p>
          </table:table-cell>
        </table:table-row>
        <table:table-row table:style-name="ro1">
          <table:table-cell office:value-type="string" calcext:value-type="string">
            <text:p>0500000US51181</text:p>
          </table:table-cell>
          <table:table-cell office:value-type="float" office:value="51181" calcext:value-type="float">
            <text:p>51181</text:p>
          </table:table-cell>
          <table:table-cell office:value-type="string" calcext:value-type="string">
            <text:p>Surry County, Virginia</text:p>
          </table:table-cell>
          <table:table-cell office:value-type="float" office:value="101039400" calcext:value-type="float">
            <text:p>101039400</text:p>
          </table:table-cell>
          <table:table-cell office:value-type="float" office:value="13929289" calcext:value-type="float">
            <text:p>13929289</text:p>
          </table:table-cell>
        </table:table-row>
        <table:table-row table:style-name="ro1">
          <table:table-cell office:value-type="string" calcext:value-type="string">
            <text:p>0500000US51183</text:p>
          </table:table-cell>
          <table:table-cell office:value-type="float" office:value="51183" calcext:value-type="float">
            <text:p>51183</text:p>
          </table:table-cell>
          <table:table-cell office:value-type="string" calcext:value-type="string">
            <text:p>Sussex County, Virginia</text:p>
          </table:table-cell>
          <table:table-cell office:value-type="float" office:value="102913200" calcext:value-type="float">
            <text:p>102913200</text:p>
          </table:table-cell>
          <table:table-cell office:value-type="float" office:value="17287032" calcext:value-type="float">
            <text:p>17287032</text:p>
          </table:table-cell>
        </table:table-row>
        <table:table-row table:style-name="ro1">
          <table:table-cell office:value-type="string" calcext:value-type="string">
            <text:p>0500000US51185</text:p>
          </table:table-cell>
          <table:table-cell office:value-type="float" office:value="51185" calcext:value-type="float">
            <text:p>51185</text:p>
          </table:table-cell>
          <table:table-cell office:value-type="string" calcext:value-type="string">
            <text:p>Tazewell County, Virginia</text:p>
          </table:table-cell>
          <table:table-cell office:value-type="float" office:value="930899000" calcext:value-type="float">
            <text:p>930899000</text:p>
          </table:table-cell>
          <table:table-cell office:value-type="float" office:value="76329584" calcext:value-type="float">
            <text:p>76329584</text:p>
          </table:table-cell>
        </table:table-row>
        <table:table-row table:style-name="ro1">
          <table:table-cell office:value-type="string" calcext:value-type="string">
            <text:p>0500000US51187</text:p>
          </table:table-cell>
          <table:table-cell office:value-type="float" office:value="51187" calcext:value-type="float">
            <text:p>51187</text:p>
          </table:table-cell>
          <table:table-cell office:value-type="string" calcext:value-type="string">
            <text:p>Warren County, Virginia</text:p>
          </table:table-cell>
          <table:table-cell office:value-type="float" office:value="1004255500" calcext:value-type="float">
            <text:p>1004255500</text:p>
          </table:table-cell>
          <table:table-cell office:value-type="float" office:value="50591025" calcext:value-type="float">
            <text:p>50591025</text:p>
          </table:table-cell>
        </table:table-row>
        <table:table-row table:style-name="ro1">
          <table:table-cell office:value-type="string" calcext:value-type="string">
            <text:p>0500000US51191</text:p>
          </table:table-cell>
          <table:table-cell office:value-type="float" office:value="51191" calcext:value-type="float">
            <text:p>51191</text:p>
          </table:table-cell>
          <table:table-cell office:value-type="string" calcext:value-type="string">
            <text:p>Washington County, Virginia</text:p>
          </table:table-cell>
          <table:table-cell office:value-type="float" office:value="1303527400" calcext:value-type="float">
            <text:p>1303527400</text:p>
          </table:table-cell>
          <table:table-cell office:value-type="float" office:value="57805599" calcext:value-type="float">
            <text:p>57805599</text:p>
          </table:table-cell>
        </table:table-row>
        <table:table-row table:style-name="ro1">
          <table:table-cell office:value-type="string" calcext:value-type="string">
            <text:p>0500000US51193</text:p>
          </table:table-cell>
          <table:table-cell office:value-type="float" office:value="51193" calcext:value-type="float">
            <text:p>51193</text:p>
          </table:table-cell>
          <table:table-cell office:value-type="string" calcext:value-type="string">
            <text:p>Westmoreland County, Virginia</text:p>
          </table:table-cell>
          <table:table-cell office:value-type="float" office:value="311767300" calcext:value-type="float">
            <text:p>311767300</text:p>
          </table:table-cell>
          <table:table-cell office:value-type="float" office:value="29820897" calcext:value-type="float">
            <text:p>29820897</text:p>
          </table:table-cell>
        </table:table-row>
        <table:table-row table:style-name="ro1">
          <table:table-cell office:value-type="string" calcext:value-type="string">
            <text:p>0500000US51195</text:p>
          </table:table-cell>
          <table:table-cell office:value-type="float" office:value="51195" calcext:value-type="float">
            <text:p>51195</text:p>
          </table:table-cell>
          <table:table-cell office:value-type="string" calcext:value-type="string">
            <text:p>Wise County, Virginia</text:p>
          </table:table-cell>
          <table:table-cell office:value-type="float" office:value="767446000" calcext:value-type="float">
            <text:p>767446000</text:p>
          </table:table-cell>
          <table:table-cell office:value-type="float" office:value="61251028" calcext:value-type="float">
            <text:p>61251028</text:p>
          </table:table-cell>
        </table:table-row>
        <table:table-row table:style-name="ro1">
          <table:table-cell office:value-type="string" calcext:value-type="string">
            <text:p>0500000US51197</text:p>
          </table:table-cell>
          <table:table-cell office:value-type="float" office:value="51197" calcext:value-type="float">
            <text:p>51197</text:p>
          </table:table-cell>
          <table:table-cell office:value-type="string" calcext:value-type="string">
            <text:p>Wythe County, Virginia</text:p>
          </table:table-cell>
          <table:table-cell office:value-type="float" office:value="624728000" calcext:value-type="float">
            <text:p>624728000</text:p>
          </table:table-cell>
          <table:table-cell office:value-type="float" office:value="39129971" calcext:value-type="float">
            <text:p>39129971</text:p>
          </table:table-cell>
        </table:table-row>
        <table:table-row table:style-name="ro1">
          <table:table-cell office:value-type="string" calcext:value-type="string">
            <text:p>0500000US51199</text:p>
          </table:table-cell>
          <table:table-cell office:value-type="float" office:value="51199" calcext:value-type="float">
            <text:p>51199</text:p>
          </table:table-cell>
          <table:table-cell office:value-type="string" calcext:value-type="string">
            <text:p>York County, Virginia</text:p>
          </table:table-cell>
          <table:table-cell office:value-type="float" office:value="1849668800" calcext:value-type="float">
            <text:p>1849668800</text:p>
          </table:table-cell>
          <table:table-cell office:value-type="float" office:value="64609110" calcext:value-type="float">
            <text:p>64609110</text:p>
          </table:table-cell>
        </table:table-row>
        <table:table-row table:style-name="ro1">
          <table:table-cell office:value-type="string" calcext:value-type="string">
            <text:p>0500000US51510</text:p>
          </table:table-cell>
          <table:table-cell office:value-type="float" office:value="51510" calcext:value-type="float">
            <text:p>51510</text:p>
          </table:table-cell>
          <table:table-cell office:value-type="string" calcext:value-type="string">
            <text:p>Alexandria city, Virginia</text:p>
          </table:table-cell>
          <table:table-cell office:value-type="float" office:value="5774542700" calcext:value-type="float">
            <text:p>5774542700</text:p>
          </table:table-cell>
          <table:table-cell office:value-type="float" office:value="150181429" calcext:value-type="float">
            <text:p>150181429</text:p>
          </table:table-cell>
        </table:table-row>
        <table:table-row table:style-name="ro1">
          <table:table-cell office:value-type="string" calcext:value-type="string">
            <text:p>0500000US51520</text:p>
          </table:table-cell>
          <table:table-cell office:value-type="float" office:value="51520" calcext:value-type="float">
            <text:p>51520</text:p>
          </table:table-cell>
          <table:table-cell office:value-type="string" calcext:value-type="string">
            <text:p>Bristol city, Virginia</text:p>
          </table:table-cell>
          <table:table-cell office:value-type="float" office:value="343479700" calcext:value-type="float">
            <text:p>343479700</text:p>
          </table:table-cell>
          <table:table-cell office:value-type="float" office:value="30775349" calcext:value-type="float">
            <text:p>30775349</text:p>
          </table:table-cell>
        </table:table-row>
        <table:table-row table:style-name="ro1">
          <table:table-cell office:value-type="string" calcext:value-type="string">
            <text:p>0500000US51530</text:p>
          </table:table-cell>
          <table:table-cell office:value-type="float" office:value="51530" calcext:value-type="float">
            <text:p>51530</text:p>
          </table:table-cell>
          <table:table-cell office:value-type="string" calcext:value-type="string">
            <text:p>Buena Vista city, Virginia</text:p>
          </table:table-cell>
          <table:table-cell office:value-type="float" office:value="100157100" calcext:value-type="float">
            <text:p>100157100</text:p>
          </table:table-cell>
          <table:table-cell office:value-type="float" office:value="11898422" calcext:value-type="float">
            <text:p>11898422</text:p>
          </table:table-cell>
        </table:table-row>
        <table:table-row table:style-name="ro1">
          <table:table-cell office:value-type="string" calcext:value-type="string">
            <text:p>0500000US51540</text:p>
          </table:table-cell>
          <table:table-cell office:value-type="float" office:value="51540" calcext:value-type="float">
            <text:p>51540</text:p>
          </table:table-cell>
          <table:table-cell office:value-type="string" calcext:value-type="string">
            <text:p>Charlottesville city, Virginia</text:p>
          </table:table-cell>
          <table:table-cell office:value-type="float" office:value="1015618400" calcext:value-type="float">
            <text:p>1015618400</text:p>
          </table:table-cell>
          <table:table-cell office:value-type="float" office:value="49750441" calcext:value-type="float">
            <text:p>49750441</text:p>
          </table:table-cell>
        </table:table-row>
        <table:table-row table:style-name="ro1">
          <table:table-cell office:value-type="string" calcext:value-type="string">
            <text:p>0500000US51550</text:p>
          </table:table-cell>
          <table:table-cell office:value-type="float" office:value="51550" calcext:value-type="float">
            <text:p>51550</text:p>
          </table:table-cell>
          <table:table-cell office:value-type="string" calcext:value-type="string">
            <text:p>Chesapeake city, Virginia</text:p>
          </table:table-cell>
          <table:table-cell office:value-type="float" office:value="4600458500" calcext:value-type="float">
            <text:p>4600458500</text:p>
          </table:table-cell>
          <table:table-cell office:value-type="float" office:value="91782436" calcext:value-type="float">
            <text:p>91782436</text:p>
          </table:table-cell>
        </table:table-row>
        <table:table-row table:style-name="ro1">
          <table:table-cell office:value-type="string" calcext:value-type="string">
            <text:p>0500000US51570</text:p>
          </table:table-cell>
          <table:table-cell office:value-type="float" office:value="51570" calcext:value-type="float">
            <text:p>51570</text:p>
          </table:table-cell>
          <table:table-cell office:value-type="string" calcext:value-type="string">
            <text:p>Colonial Heights city, Virginia</text:p>
          </table:table-cell>
          <table:table-cell office:value-type="float" office:value="400446200" calcext:value-type="float">
            <text:p>400446200</text:p>
          </table:table-cell>
          <table:table-cell office:value-type="float" office:value="29020932" calcext:value-type="float">
            <text:p>29020932</text:p>
          </table:table-cell>
        </table:table-row>
        <table:table-row table:style-name="ro1">
          <table:table-cell office:value-type="string" calcext:value-type="string">
            <text:p>0500000US51580</text:p>
          </table:table-cell>
          <table:table-cell office:value-type="float" office:value="51580" calcext:value-type="float">
            <text:p>51580</text:p>
          </table:table-cell>
          <table:table-cell office:value-type="string" calcext:value-type="string">
            <text:p>Covington city, Virginia</text:p>
          </table:table-cell>
          <table:table-cell office:value-type="float" office:value="92143000" calcext:value-type="float">
            <text:p>92143000</text:p>
          </table:table-cell>
          <table:table-cell office:value-type="float" office:value="11266229" calcext:value-type="float">
            <text:p>11266229</text:p>
          </table:table-cell>
        </table:table-row>
        <table:table-row table:style-name="ro1">
          <table:table-cell office:value-type="string" calcext:value-type="string">
            <text:p>0500000US51590</text:p>
          </table:table-cell>
          <table:table-cell office:value-type="float" office:value="51590" calcext:value-type="float">
            <text:p>51590</text:p>
          </table:table-cell>
          <table:table-cell office:value-type="string" calcext:value-type="string">
            <text:p>Danville city, Virginia</text:p>
          </table:table-cell>
          <table:table-cell office:value-type="float" office:value="524096300" calcext:value-type="float">
            <text:p>524096300</text:p>
          </table:table-cell>
          <table:table-cell office:value-type="float" office:value="34161754" calcext:value-type="float">
            <text:p>34161754</text:p>
          </table:table-cell>
        </table:table-row>
        <table:table-row table:style-name="ro1">
          <table:table-cell office:value-type="string" calcext:value-type="string">
            <text:p>0500000US51595</text:p>
          </table:table-cell>
          <table:table-cell office:value-type="float" office:value="51595" calcext:value-type="float">
            <text:p>51595</text:p>
          </table:table-cell>
          <table:table-cell office:value-type="string" calcext:value-type="string">
            <text:p>Emporia city, Virginia</text:p>
          </table:table-cell>
          <table:table-cell office:value-type="float" office:value="64541600" calcext:value-type="float">
            <text:p>64541600</text:p>
          </table:table-cell>
          <table:table-cell office:value-type="float" office:value="15847443" calcext:value-type="float">
            <text:p>15847443</text:p>
          </table:table-cell>
        </table:table-row>
        <table:table-row table:style-name="ro1">
          <table:table-cell office:value-type="string" calcext:value-type="string">
            <text:p>0500000US51600</text:p>
          </table:table-cell>
          <table:table-cell office:value-type="float" office:value="51600" calcext:value-type="float">
            <text:p>51600</text:p>
          </table:table-cell>
          <table:table-cell office:value-type="string" calcext:value-type="string">
            <text:p>Fairfax city, Virginia</text:p>
          </table:table-cell>
          <table:table-cell office:value-type="float" office:value="789119800" calcext:value-type="float">
            <text:p>789119800</text:p>
          </table:table-cell>
          <table:table-cell office:value-type="float" office:value="36628251" calcext:value-type="float">
            <text:p>36628251</text:p>
          </table:table-cell>
        </table:table-row>
        <table:table-row table:style-name="ro1">
          <table:table-cell office:value-type="string" calcext:value-type="string">
            <text:p>0500000US51610</text:p>
          </table:table-cell>
          <table:table-cell office:value-type="float" office:value="51610" calcext:value-type="float">
            <text:p>51610</text:p>
          </table:table-cell>
          <table:table-cell office:value-type="string" calcext:value-type="string">
            <text:p>Falls Church city, Virginia</text:p>
          </table:table-cell>
          <table:table-cell office:value-type="float" office:value="715965500" calcext:value-type="float">
            <text:p>715965500</text:p>
          </table:table-cell>
          <table:table-cell office:value-type="float" office:value="69233439" calcext:value-type="float">
            <text:p>69233439</text:p>
          </table:table-cell>
        </table:table-row>
        <table:table-row table:style-name="ro1">
          <table:table-cell office:value-type="string" calcext:value-type="string">
            <text:p>0500000US51620</text:p>
          </table:table-cell>
          <table:table-cell office:value-type="float" office:value="51620" calcext:value-type="float">
            <text:p>51620</text:p>
          </table:table-cell>
          <table:table-cell office:value-type="string" calcext:value-type="string">
            <text:p>Franklin city, Virginia</text:p>
          </table:table-cell>
          <table:table-cell office:value-type="float" office:value="103625200" calcext:value-type="float">
            <text:p>103625200</text:p>
          </table:table-cell>
          <table:table-cell office:value-type="float" office:value="14809841" calcext:value-type="float">
            <text:p>14809841</text:p>
          </table:table-cell>
        </table:table-row>
        <table:table-row table:style-name="ro1">
          <table:table-cell office:value-type="string" calcext:value-type="string">
            <text:p>0500000US51630</text:p>
          </table:table-cell>
          <table:table-cell office:value-type="float" office:value="51630" calcext:value-type="float">
            <text:p>51630</text:p>
          </table:table-cell>
          <table:table-cell office:value-type="string" calcext:value-type="string">
            <text:p>Fredericksburg city, Virginia</text:p>
          </table:table-cell>
          <table:table-cell office:value-type="float" office:value="534307200" calcext:value-type="float">
            <text:p>534307200</text:p>
          </table:table-cell>
          <table:table-cell office:value-type="float" office:value="31539440" calcext:value-type="float">
            <text:p>31539440</text:p>
          </table:table-cell>
        </table:table-row>
        <table:table-row table:style-name="ro1">
          <table:table-cell office:value-type="string" calcext:value-type="string">
            <text:p>0500000US51640</text:p>
          </table:table-cell>
          <table:table-cell office:value-type="float" office:value="51640" calcext:value-type="float">
            <text:p>51640</text:p>
          </table:table-cell>
          <table:table-cell office:value-type="string" calcext:value-type="string">
            <text:p>Galax city, Virginia</text:p>
          </table:table-cell>
          <table:table-cell office:value-type="float" office:value="121912800" calcext:value-type="float">
            <text:p>121912800</text:p>
          </table:table-cell>
          <table:table-cell office:value-type="float" office:value="26811904" calcext:value-type="float">
            <text:p>26811904</text:p>
          </table:table-cell>
        </table:table-row>
        <table:table-row table:style-name="ro1">
          <table:table-cell office:value-type="string" calcext:value-type="string">
            <text:p>0500000US51650</text:p>
          </table:table-cell>
          <table:table-cell office:value-type="float" office:value="51650" calcext:value-type="float">
            <text:p>51650</text:p>
          </table:table-cell>
          <table:table-cell office:value-type="string" calcext:value-type="string">
            <text:p>Hampton city, Virginia</text:p>
          </table:table-cell>
          <table:table-cell office:value-type="float" office:value="1646768400" calcext:value-type="float">
            <text:p>1646768400</text:p>
          </table:table-cell>
          <table:table-cell office:value-type="float" office:value="52922277" calcext:value-type="float">
            <text:p>52922277</text:p>
          </table:table-cell>
        </table:table-row>
        <table:table-row table:style-name="ro1">
          <table:table-cell office:value-type="string" calcext:value-type="string">
            <text:p>0500000US51660</text:p>
          </table:table-cell>
          <table:table-cell office:value-type="float" office:value="51660" calcext:value-type="float">
            <text:p>51660</text:p>
          </table:table-cell>
          <table:table-cell office:value-type="string" calcext:value-type="string">
            <text:p>Harrisonburg city, Virginia</text:p>
          </table:table-cell>
          <table:table-cell office:value-type="float" office:value="686823400" calcext:value-type="float">
            <text:p>686823400</text:p>
          </table:table-cell>
          <table:table-cell office:value-type="float" office:value="44807263" calcext:value-type="float">
            <text:p>44807263</text:p>
          </table:table-cell>
        </table:table-row>
        <table:table-row table:style-name="ro1">
          <table:table-cell office:value-type="string" calcext:value-type="string">
            <text:p>0500000US51670</text:p>
          </table:table-cell>
          <table:table-cell office:value-type="float" office:value="51670" calcext:value-type="float">
            <text:p>51670</text:p>
          </table:table-cell>
          <table:table-cell office:value-type="string" calcext:value-type="string">
            <text:p>Hopewell city, Virginia</text:p>
          </table:table-cell>
          <table:table-cell office:value-type="float" office:value="247773400" calcext:value-type="float">
            <text:p>247773400</text:p>
          </table:table-cell>
          <table:table-cell office:value-type="float" office:value="22542274" calcext:value-type="float">
            <text:p>22542274</text:p>
          </table:table-cell>
        </table:table-row>
        <table:table-row table:style-name="ro1">
          <table:table-cell office:value-type="string" calcext:value-type="string">
            <text:p>0500000US51678</text:p>
          </table:table-cell>
          <table:table-cell office:value-type="float" office:value="51678" calcext:value-type="float">
            <text:p>51678</text:p>
          </table:table-cell>
          <table:table-cell office:value-type="string" calcext:value-type="string">
            <text:p>Lexington city, Virginia</text:p>
          </table:table-cell>
          <table:table-cell office:value-type="float" office:value="70558100" calcext:value-type="float">
            <text:p>70558100</text:p>
          </table:table-cell>
          <table:table-cell office:value-type="float" office:value="46797500" calcext:value-type="float">
            <text:p>46797500</text:p>
          </table:table-cell>
        </table:table-row>
        <table:table-row table:style-name="ro1">
          <table:table-cell office:value-type="string" calcext:value-type="string">
            <text:p>0500000US51680</text:p>
          </table:table-cell>
          <table:table-cell office:value-type="float" office:value="51680" calcext:value-type="float">
            <text:p>51680</text:p>
          </table:table-cell>
          <table:table-cell office:value-type="string" calcext:value-type="string">
            <text:p>Lynchburg city, Virginia</text:p>
          </table:table-cell>
          <table:table-cell office:value-type="float" office:value="1223369200" calcext:value-type="float">
            <text:p>1223369200</text:p>
          </table:table-cell>
          <table:table-cell office:value-type="float" office:value="57752186" calcext:value-type="float">
            <text:p>57752186</text:p>
          </table:table-cell>
        </table:table-row>
        <table:table-row table:style-name="ro1">
          <table:table-cell office:value-type="string" calcext:value-type="string">
            <text:p>0500000US51683</text:p>
          </table:table-cell>
          <table:table-cell office:value-type="float" office:value="51683" calcext:value-type="float">
            <text:p>51683</text:p>
          </table:table-cell>
          <table:table-cell office:value-type="string" calcext:value-type="string">
            <text:p>Manassas city, Virginia</text:p>
          </table:table-cell>
          <table:table-cell office:value-type="float" office:value="699174600" calcext:value-type="float">
            <text:p>699174600</text:p>
          </table:table-cell>
          <table:table-cell office:value-type="float" office:value="54054999" calcext:value-type="float">
            <text:p>54054999</text:p>
          </table:table-cell>
        </table:table-row>
        <table:table-row table:style-name="ro1">
          <table:table-cell office:value-type="string" calcext:value-type="string">
            <text:p>0500000US51685</text:p>
          </table:table-cell>
          <table:table-cell office:value-type="float" office:value="51685" calcext:value-type="float">
            <text:p>51685</text:p>
          </table:table-cell>
          <table:table-cell office:value-type="string" calcext:value-type="string">
            <text:p>Manassas Park city, Virginia</text:p>
          </table:table-cell>
          <table:table-cell office:value-type="float" office:value="215027300" calcext:value-type="float">
            <text:p>215027300</text:p>
          </table:table-cell>
          <table:table-cell office:value-type="float" office:value="20201171" calcext:value-type="float">
            <text:p>20201171</text:p>
          </table:table-cell>
        </table:table-row>
        <table:table-row table:style-name="ro1">
          <table:table-cell office:value-type="string" calcext:value-type="string">
            <text:p>0500000US51690</text:p>
          </table:table-cell>
          <table:table-cell office:value-type="float" office:value="51690" calcext:value-type="float">
            <text:p>51690</text:p>
          </table:table-cell>
          <table:table-cell office:value-type="string" calcext:value-type="string">
            <text:p>Martinsville city, Virginia</text:p>
          </table:table-cell>
          <table:table-cell office:value-type="float" office:value="181665600" calcext:value-type="float">
            <text:p>181665600</text:p>
          </table:table-cell>
          <table:table-cell office:value-type="float" office:value="22211911" calcext:value-type="float">
            <text:p>22211911</text:p>
          </table:table-cell>
        </table:table-row>
        <table:table-row table:style-name="ro1">
          <table:table-cell office:value-type="string" calcext:value-type="string">
            <text:p>0500000US51700</text:p>
          </table:table-cell>
          <table:table-cell office:value-type="float" office:value="51700" calcext:value-type="float">
            <text:p>51700</text:p>
          </table:table-cell>
          <table:table-cell office:value-type="string" calcext:value-type="string">
            <text:p>Newport News city, Virginia</text:p>
          </table:table-cell>
          <table:table-cell office:value-type="float" office:value="2507331900" calcext:value-type="float">
            <text:p>2507331900</text:p>
          </table:table-cell>
          <table:table-cell office:value-type="float" office:value="72263567" calcext:value-type="float">
            <text:p>72263567</text:p>
          </table:table-cell>
        </table:table-row>
        <table:table-row table:style-name="ro1">
          <table:table-cell office:value-type="string" calcext:value-type="string">
            <text:p>0500000US51710</text:p>
          </table:table-cell>
          <table:table-cell office:value-type="float" office:value="51710" calcext:value-type="float">
            <text:p>51710</text:p>
          </table:table-cell>
          <table:table-cell office:value-type="string" calcext:value-type="string">
            <text:p>Norfolk city, Virginia</text:p>
          </table:table-cell>
          <table:table-cell office:value-type="float" office:value="3221523300" calcext:value-type="float">
            <text:p>3221523300</text:p>
          </table:table-cell>
          <table:table-cell office:value-type="float" office:value="95239744" calcext:value-type="float">
            <text:p>95239744</text:p>
          </table:table-cell>
        </table:table-row>
        <table:table-row table:style-name="ro1">
          <table:table-cell office:value-type="string" calcext:value-type="string">
            <text:p>0500000US51720</text:p>
          </table:table-cell>
          <table:table-cell office:value-type="float" office:value="51720" calcext:value-type="float">
            <text:p>51720</text:p>
          </table:table-cell>
          <table:table-cell office:value-type="string" calcext:value-type="string">
            <text:p>Norton city, Virginia</text:p>
          </table:table-cell>
          <table:table-cell office:value-type="float" office:value="65184100" calcext:value-type="float">
            <text:p>65184100</text:p>
          </table:table-cell>
          <table:table-cell office:value-type="float" office:value="12170433" calcext:value-type="float">
            <text:p>12170433</text:p>
          </table:table-cell>
        </table:table-row>
        <table:table-row table:style-name="ro1">
          <table:table-cell office:value-type="string" calcext:value-type="string">
            <text:p>0500000US51730</text:p>
          </table:table-cell>
          <table:table-cell office:value-type="float" office:value="51730" calcext:value-type="float">
            <text:p>51730</text:p>
          </table:table-cell>
          <table:table-cell office:value-type="string" calcext:value-type="string">
            <text:p>Petersburg city, Virginia</text:p>
          </table:table-cell>
          <table:table-cell office:value-type="float" office:value="136571400" calcext:value-type="float">
            <text:p>136571400</text:p>
          </table:table-cell>
          <table:table-cell office:value-type="float" office:value="24104119" calcext:value-type="float">
            <text:p>24104119</text:p>
          </table:table-cell>
        </table:table-row>
        <table:table-row table:style-name="ro1">
          <table:table-cell office:value-type="string" calcext:value-type="string">
            <text:p>0500000US51735</text:p>
          </table:table-cell>
          <table:table-cell office:value-type="float" office:value="51735" calcext:value-type="float">
            <text:p>51735</text:p>
          </table:table-cell>
          <table:table-cell office:value-type="string" calcext:value-type="string">
            <text:p>Poquoson city, Virginia</text:p>
          </table:table-cell>
          <table:table-cell office:value-type="float" office:value="432958300" calcext:value-type="float">
            <text:p>432958300</text:p>
          </table:table-cell>
          <table:table-cell office:value-type="float" office:value="28431460" calcext:value-type="float">
            <text:p>28431460</text:p>
          </table:table-cell>
        </table:table-row>
        <table:table-row table:style-name="ro1">
          <table:table-cell office:value-type="string" calcext:value-type="string">
            <text:p>0500000US51740</text:p>
          </table:table-cell>
          <table:table-cell office:value-type="float" office:value="51740" calcext:value-type="float">
            <text:p>51740</text:p>
          </table:table-cell>
          <table:table-cell office:value-type="string" calcext:value-type="string">
            <text:p>Portsmouth city, Virginia</text:p>
          </table:table-cell>
          <table:table-cell office:value-type="float" office:value="1074160700" calcext:value-type="float">
            <text:p>1074160700</text:p>
          </table:table-cell>
          <table:table-cell office:value-type="float" office:value="39872476" calcext:value-type="float">
            <text:p>39872476</text:p>
          </table:table-cell>
        </table:table-row>
        <table:table-row table:style-name="ro1">
          <table:table-cell office:value-type="string" calcext:value-type="string">
            <text:p>0500000US51750</text:p>
          </table:table-cell>
          <table:table-cell office:value-type="float" office:value="51750" calcext:value-type="float">
            <text:p>51750</text:p>
          </table:table-cell>
          <table:table-cell office:value-type="string" calcext:value-type="string">
            <text:p>Radford city, Virginia</text:p>
          </table:table-cell>
          <table:table-cell office:value-type="float" office:value="219792900" calcext:value-type="float">
            <text:p>219792900</text:p>
          </table:table-cell>
          <table:table-cell office:value-type="float" office:value="20156767" calcext:value-type="float">
            <text:p>20156767</text:p>
          </table:table-cell>
        </table:table-row>
        <table:table-row table:style-name="ro1">
          <table:table-cell office:value-type="string" calcext:value-type="string">
            <text:p>0500000US51760</text:p>
          </table:table-cell>
          <table:table-cell office:value-type="float" office:value="51760" calcext:value-type="float">
            <text:p>51760</text:p>
          </table:table-cell>
          <table:table-cell office:value-type="string" calcext:value-type="string">
            <text:p>Richmond city, Virginia</text:p>
          </table:table-cell>
          <table:table-cell office:value-type="float" office:value="3675512600" calcext:value-type="float">
            <text:p>3675512600</text:p>
          </table:table-cell>
          <table:table-cell office:value-type="float" office:value="143791916" calcext:value-type="float">
            <text:p>143791916</text:p>
          </table:table-cell>
        </table:table-row>
        <table:table-row table:style-name="ro1">
          <table:table-cell office:value-type="string" calcext:value-type="string">
            <text:p>0500000US51770</text:p>
          </table:table-cell>
          <table:table-cell office:value-type="float" office:value="51770" calcext:value-type="float">
            <text:p>51770</text:p>
          </table:table-cell>
          <table:table-cell office:value-type="string" calcext:value-type="string">
            <text:p>Roanoke city, Virginia</text:p>
          </table:table-cell>
          <table:table-cell office:value-type="float" office:value="1714922400" calcext:value-type="float">
            <text:p>1714922400</text:p>
          </table:table-cell>
          <table:table-cell office:value-type="float" office:value="70220971" calcext:value-type="float">
            <text:p>70220971</text:p>
          </table:table-cell>
        </table:table-row>
        <table:table-row table:style-name="ro1">
          <table:table-cell office:value-type="string" calcext:value-type="string">
            <text:p>0500000US51775</text:p>
          </table:table-cell>
          <table:table-cell office:value-type="float" office:value="51775" calcext:value-type="float">
            <text:p>51775</text:p>
          </table:table-cell>
          <table:table-cell office:value-type="string" calcext:value-type="string">
            <text:p>Salem city, Virginia</text:p>
          </table:table-cell>
          <table:table-cell office:value-type="float" office:value="613335100" calcext:value-type="float">
            <text:p>613335100</text:p>
          </table:table-cell>
          <table:table-cell office:value-type="float" office:value="46087962" calcext:value-type="float">
            <text:p>46087962</text:p>
          </table:table-cell>
        </table:table-row>
        <table:table-row table:style-name="ro1">
          <table:table-cell office:value-type="string" calcext:value-type="string">
            <text:p>0500000US51790</text:p>
          </table:table-cell>
          <table:table-cell office:value-type="float" office:value="51790" calcext:value-type="float">
            <text:p>51790</text:p>
          </table:table-cell>
          <table:table-cell office:value-type="string" calcext:value-type="string">
            <text:p>Staunton city, Virginia</text:p>
          </table:table-cell>
          <table:table-cell office:value-type="float" office:value="526953500" calcext:value-type="float">
            <text:p>526953500</text:p>
          </table:table-cell>
          <table:table-cell office:value-type="float" office:value="39634379" calcext:value-type="float">
            <text:p>39634379</text:p>
          </table:table-cell>
        </table:table-row>
        <table:table-row table:style-name="ro1">
          <table:table-cell office:value-type="string" calcext:value-type="string">
            <text:p>0500000US51800</text:p>
          </table:table-cell>
          <table:table-cell office:value-type="float" office:value="51800" calcext:value-type="float">
            <text:p>51800</text:p>
          </table:table-cell>
          <table:table-cell office:value-type="string" calcext:value-type="string">
            <text:p>Suffolk city, Virginia</text:p>
          </table:table-cell>
          <table:table-cell office:value-type="float" office:value="1542387200" calcext:value-type="float">
            <text:p>1542387200</text:p>
          </table:table-cell>
          <table:table-cell office:value-type="float" office:value="59425685" calcext:value-type="float">
            <text:p>59425685</text:p>
          </table:table-cell>
        </table:table-row>
        <table:table-row table:style-name="ro1">
          <table:table-cell office:value-type="string" calcext:value-type="string">
            <text:p>0500000US51810</text:p>
          </table:table-cell>
          <table:table-cell office:value-type="float" office:value="51810" calcext:value-type="float">
            <text:p>51810</text:p>
          </table:table-cell>
          <table:table-cell office:value-type="string" calcext:value-type="string">
            <text:p>Virginia Beach city, Virginia</text:p>
          </table:table-cell>
          <table:table-cell office:value-type="float" office:value="10378684500" calcext:value-type="float">
            <text:p>10378684500</text:p>
          </table:table-cell>
          <table:table-cell office:value-type="float" office:value="172024838" calcext:value-type="float">
            <text:p>172024838</text:p>
          </table:table-cell>
        </table:table-row>
        <table:table-row table:style-name="ro1">
          <table:table-cell office:value-type="string" calcext:value-type="string">
            <text:p>0500000US51820</text:p>
          </table:table-cell>
          <table:table-cell office:value-type="float" office:value="51820" calcext:value-type="float">
            <text:p>51820</text:p>
          </table:table-cell>
          <table:table-cell office:value-type="string" calcext:value-type="string">
            <text:p>Waynesboro city, Virginia</text:p>
          </table:table-cell>
          <table:table-cell office:value-type="float" office:value="404127400" calcext:value-type="float">
            <text:p>404127400</text:p>
          </table:table-cell>
          <table:table-cell office:value-type="float" office:value="23256749" calcext:value-type="float">
            <text:p>23256749</text:p>
          </table:table-cell>
        </table:table-row>
        <table:table-row table:style-name="ro1">
          <table:table-cell office:value-type="string" calcext:value-type="string">
            <text:p>0500000US51830</text:p>
          </table:table-cell>
          <table:table-cell office:value-type="float" office:value="51830" calcext:value-type="float">
            <text:p>51830</text:p>
          </table:table-cell>
          <table:table-cell office:value-type="string" calcext:value-type="string">
            <text:p>Williamsburg city, Virginia</text:p>
          </table:table-cell>
          <table:table-cell office:value-type="float" office:value="272713900" calcext:value-type="float">
            <text:p>272713900</text:p>
          </table:table-cell>
          <table:table-cell office:value-type="float" office:value="26543238" calcext:value-type="float">
            <text:p>26543238</text:p>
          </table:table-cell>
        </table:table-row>
        <table:table-row table:style-name="ro1">
          <table:table-cell office:value-type="string" calcext:value-type="string">
            <text:p>0500000US51840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Winchester city, Virginia</text:p>
          </table:table-cell>
          <table:table-cell office:value-type="float" office:value="564817900" calcext:value-type="float">
            <text:p>564817900</text:p>
          </table:table-cell>
          <table:table-cell office:value-type="float" office:value="38401137" calcext:value-type="float">
            <text:p>38401137</text:p>
          </table:table-cell>
        </table:table-row>
        <table:table-row table:style-name="ro1">
          <table:table-cell office:value-type="string" calcext:value-type="string">
            <text:p>0500000US53001</text:p>
          </table:table-cell>
          <table:table-cell office:value-type="float" office:value="53001" calcext:value-type="float">
            <text:p>53001</text:p>
          </table:table-cell>
          <table:table-cell office:value-type="string" calcext:value-type="string">
            <text:p>Adams County, Washington</text:p>
          </table:table-cell>
          <table:table-cell office:value-type="float" office:value="175165400" calcext:value-type="float">
            <text:p>175165400</text:p>
          </table:table-cell>
          <table:table-cell office:value-type="float" office:value="13102234" calcext:value-type="float">
            <text:p>13102234</text:p>
          </table:table-cell>
        </table:table-row>
        <table:table-row table:style-name="ro1">
          <table:table-cell office:value-type="string" calcext:value-type="string">
            <text:p>0500000US53003</text:p>
          </table:table-cell>
          <table:table-cell office:value-type="float" office:value="53003" calcext:value-type="float">
            <text:p>53003</text:p>
          </table:table-cell>
          <table:table-cell office:value-type="string" calcext:value-type="string">
            <text:p>Asotin County, Washington</text:p>
          </table:table-cell>
          <table:table-cell office:value-type="float" office:value="510500800" calcext:value-type="float">
            <text:p>510500800</text:p>
          </table:table-cell>
          <table:table-cell office:value-type="float" office:value="32640274" calcext:value-type="float">
            <text:p>32640274</text:p>
          </table:table-cell>
        </table:table-row>
        <table:table-row table:style-name="ro1">
          <table:table-cell office:value-type="string" calcext:value-type="string">
            <text:p>0500000US53005</text:p>
          </table:table-cell>
          <table:table-cell office:value-type="float" office:value="53005" calcext:value-type="float">
            <text:p>53005</text:p>
          </table:table-cell>
          <table:table-cell office:value-type="string" calcext:value-type="string">
            <text:p>Benton County, Washington</text:p>
          </table:table-cell>
          <table:table-cell office:value-type="float" office:value="4388522400" calcext:value-type="float">
            <text:p>4388522400</text:p>
          </table:table-cell>
          <table:table-cell office:value-type="float" office:value="97715356" calcext:value-type="float">
            <text:p>97715356</text:p>
          </table:table-cell>
        </table:table-row>
        <table:table-row table:style-name="ro1">
          <table:table-cell office:value-type="string" calcext:value-type="string">
            <text:p>0500000US53007</text:p>
          </table:table-cell>
          <table:table-cell office:value-type="float" office:value="53007" calcext:value-type="float">
            <text:p>53007</text:p>
          </table:table-cell>
          <table:table-cell office:value-type="string" calcext:value-type="string">
            <text:p>Chelan County, Washington</text:p>
          </table:table-cell>
          <table:table-cell office:value-type="float" office:value="1522623400" calcext:value-type="float">
            <text:p>1522623400</text:p>
          </table:table-cell>
          <table:table-cell office:value-type="float" office:value="66111526" calcext:value-type="float">
            <text:p>66111526</text:p>
          </table:table-cell>
        </table:table-row>
        <table:table-row table:style-name="ro1">
          <table:table-cell office:value-type="string" calcext:value-type="string">
            <text:p>0500000US53009</text:p>
          </table:table-cell>
          <table:table-cell office:value-type="float" office:value="53009" calcext:value-type="float">
            <text:p>53009</text:p>
          </table:table-cell>
          <table:table-cell office:value-type="string" calcext:value-type="string">
            <text:p>Clallam County, Washington</text:p>
          </table:table-cell>
          <table:table-cell office:value-type="float" office:value="1689561600" calcext:value-type="float">
            <text:p>1689561600</text:p>
          </table:table-cell>
          <table:table-cell office:value-type="float" office:value="52624565" calcext:value-type="float">
            <text:p>52624565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10936267700" calcext:value-type="float">
            <text:p>10936267700</text:p>
          </table:table-cell>
          <table:table-cell office:value-type="float" office:value="155263324" calcext:value-type="float">
            <text:p>155263324</text:p>
          </table:table-cell>
        </table:table-row>
        <table:table-row table:style-name="ro1">
          <table:table-cell office:value-type="string" calcext:value-type="string">
            <text:p>0500000US53013</text:p>
          </table:table-cell>
          <table:table-cell office:value-type="float" office:value="53013" calcext:value-type="float">
            <text:p>53013</text:p>
          </table:table-cell>
          <table:table-cell office:value-type="string" calcext:value-type="string">
            <text:p>Columbia County, Washington</text:p>
          </table:table-cell>
          <table:table-cell office:value-type="float" office:value="93519200" calcext:value-type="float">
            <text:p>93519200</text:p>
          </table:table-cell>
          <table:table-cell office:value-type="float" office:value="11758929" calcext:value-type="float">
            <text:p>11758929</text:p>
          </table:table-cell>
        </table:table-row>
        <table:table-row table:style-name="ro1">
          <table:table-cell office:value-type="string" calcext:value-type="string">
            <text:p>0500000US53015</text:p>
          </table:table-cell>
          <table:table-cell office:value-type="float" office:value="53015" calcext:value-type="float">
            <text:p>53015</text:p>
          </table:table-cell>
          <table:table-cell office:value-type="string" calcext:value-type="string">
            <text:p>Cowlitz County, Washington</text:p>
          </table:table-cell>
          <table:table-cell office:value-type="float" office:value="2219569500" calcext:value-type="float">
            <text:p>2219569500</text:p>
          </table:table-cell>
          <table:table-cell office:value-type="float" office:value="77636457" calcext:value-type="float">
            <text:p>77636457</text:p>
          </table:table-cell>
        </table:table-row>
        <table:table-row table:style-name="ro1">
          <table:table-cell office:value-type="string" calcext:value-type="string">
            <text:p>0500000US53017</text:p>
          </table:table-cell>
          <table:table-cell office:value-type="float" office:value="53017" calcext:value-type="float">
            <text:p>53017</text:p>
          </table:table-cell>
          <table:table-cell office:value-type="string" calcext:value-type="string">
            <text:p>Douglas County, Washington</text:p>
          </table:table-cell>
          <table:table-cell office:value-type="float" office:value="743972000" calcext:value-type="float">
            <text:p>743972000</text:p>
          </table:table-cell>
          <table:table-cell office:value-type="float" office:value="33895549" calcext:value-type="float">
            <text:p>33895549</text:p>
          </table:table-cell>
        </table:table-row>
        <table:table-row table:style-name="ro1">
          <table:table-cell office:value-type="string" calcext:value-type="string">
            <text:p>0500000US53019</text:p>
          </table:table-cell>
          <table:table-cell office:value-type="float" office:value="53019" calcext:value-type="float">
            <text:p>53019</text:p>
          </table:table-cell>
          <table:table-cell office:value-type="string" calcext:value-type="string">
            <text:p>Ferry County, Washington</text:p>
          </table:table-cell>
          <table:table-cell office:value-type="float" office:value="124738200" calcext:value-type="float">
            <text:p>124738200</text:p>
          </table:table-cell>
          <table:table-cell office:value-type="float" office:value="10195556" calcext:value-type="float">
            <text:p>10195556</text:p>
          </table:table-cell>
        </table:table-row>
        <table:table-row table:style-name="ro1">
          <table:table-cell office:value-type="string" calcext:value-type="string">
            <text:p>0500000US53021</text:p>
          </table:table-cell>
          <table:table-cell office:value-type="float" office:value="53021" calcext:value-type="float">
            <text:p>53021</text:p>
          </table:table-cell>
          <table:table-cell office:value-type="string" calcext:value-type="string">
            <text:p>Franklin County, Washington</text:p>
          </table:table-cell>
          <table:table-cell office:value-type="float" office:value="1094695800" calcext:value-type="float">
            <text:p>1094695800</text:p>
          </table:table-cell>
          <table:table-cell office:value-type="float" office:value="51078905" calcext:value-type="float">
            <text:p>51078905</text:p>
          </table:table-cell>
        </table:table-row>
        <table:table-row table:style-name="ro1">
          <table:table-cell office:value-type="string" calcext:value-type="string">
            <text:p>0500000US53023</text:p>
          </table:table-cell>
          <table:table-cell office:value-type="float" office:value="53023" calcext:value-type="float">
            <text:p>53023</text:p>
          </table:table-cell>
          <table:table-cell office:value-type="string" calcext:value-type="string">
            <text:p>Garfield County, Washington</text:p>
          </table:table-cell>
          <table:table-cell office:value-type="float" office:value="48944500" calcext:value-type="float">
            <text:p>48944500</text:p>
          </table:table-cell>
          <table:table-cell office:value-type="float" office:value="5949915" calcext:value-type="float">
            <text:p>5949915</text:p>
          </table:table-cell>
        </table:table-row>
        <table:table-row table:style-name="ro1">
          <table:table-cell office:value-type="string" calcext:value-type="string">
            <text:p>0500000US53025</text:p>
          </table:table-cell>
          <table:table-cell office:value-type="float" office:value="53025" calcext:value-type="float">
            <text:p>53025</text:p>
          </table:table-cell>
          <table:table-cell office:value-type="string" calcext:value-type="string">
            <text:p>Grant County, Washington</text:p>
          </table:table-cell>
          <table:table-cell office:value-type="float" office:value="1301670200" calcext:value-type="float">
            <text:p>1301670200</text:p>
          </table:table-cell>
          <table:table-cell office:value-type="float" office:value="54628276" calcext:value-type="float">
            <text:p>54628276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1335097000" calcext:value-type="float">
            <text:p>1335097000</text:p>
          </table:table-cell>
          <table:table-cell office:value-type="float" office:value="53353798" calcext:value-type="float">
            <text:p>53353798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2202357400" calcext:value-type="float">
            <text:p>2202357400</text:p>
          </table:table-cell>
          <table:table-cell office:value-type="float" office:value="76226194" calcext:value-type="float">
            <text:p>76226194</text:p>
          </table:table-cell>
        </table:table-row>
        <table:table-row table:style-name="ro1">
          <table:table-cell office:value-type="string" calcext:value-type="string">
            <text:p>0500000US53031</text:p>
          </table:table-cell>
          <table:table-cell office:value-type="float" office:value="53031" calcext:value-type="float">
            <text:p>53031</text:p>
          </table:table-cell>
          <table:table-cell office:value-type="string" calcext:value-type="string">
            <text:p>Jefferson County, Washington</text:p>
          </table:table-cell>
          <table:table-cell office:value-type="float" office:value="779846700" calcext:value-type="float">
            <text:p>779846700</text:p>
          </table:table-cell>
          <table:table-cell office:value-type="float" office:value="44439693" calcext:value-type="float">
            <text:p>44439693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63070728200" calcext:value-type="float">
            <text:p>63070728200</text:p>
          </table:table-cell>
          <table:table-cell office:value-type="float" office:value="573199086" calcext:value-type="float">
            <text:p>573199086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6697729000" calcext:value-type="float">
            <text:p>6697729000</text:p>
          </table:table-cell>
          <table:table-cell office:value-type="float" office:value="131870342" calcext:value-type="float">
            <text:p>131870342</text:p>
          </table:table-cell>
        </table:table-row>
        <table:table-row table:style-name="ro1">
          <table:table-cell office:value-type="string" calcext:value-type="string">
            <text:p>0500000US53037</text:p>
          </table:table-cell>
          <table:table-cell office:value-type="float" office:value="53037" calcext:value-type="float">
            <text:p>53037</text:p>
          </table:table-cell>
          <table:table-cell office:value-type="string" calcext:value-type="string">
            <text:p>Kittitas County, Washington</text:p>
          </table:table-cell>
          <table:table-cell office:value-type="float" office:value="872829800" calcext:value-type="float">
            <text:p>872829800</text:p>
          </table:table-cell>
          <table:table-cell office:value-type="float" office:value="41001319" calcext:value-type="float">
            <text:p>41001319</text:p>
          </table:table-cell>
        </table:table-row>
        <table:table-row table:style-name="ro1">
          <table:table-cell office:value-type="string" calcext:value-type="string">
            <text:p>0500000US53039</text:p>
          </table:table-cell>
          <table:table-cell office:value-type="float" office:value="53039" calcext:value-type="float">
            <text:p>53039</text:p>
          </table:table-cell>
          <table:table-cell office:value-type="string" calcext:value-type="string">
            <text:p>Klickitat County, Washington</text:p>
          </table:table-cell>
          <table:table-cell office:value-type="float" office:value="400629300" calcext:value-type="float">
            <text:p>400629300</text:p>
          </table:table-cell>
          <table:table-cell office:value-type="float" office:value="27375764" calcext:value-type="float">
            <text:p>27375764</text:p>
          </table:table-cell>
        </table:table-row>
        <table:table-row table:style-name="ro1">
          <table:table-cell office:value-type="string" calcext:value-type="string">
            <text:p>0500000US53041</text:p>
          </table:table-cell>
          <table:table-cell office:value-type="float" office:value="53041" calcext:value-type="float">
            <text:p>53041</text:p>
          </table:table-cell>
          <table:table-cell office:value-type="string" calcext:value-type="string">
            <text:p>Lewis County, Washington</text:p>
          </table:table-cell>
          <table:table-cell office:value-type="float" office:value="1518960500" calcext:value-type="float">
            <text:p>1518960500</text:p>
          </table:table-cell>
          <table:table-cell office:value-type="float" office:value="47775621" calcext:value-type="float">
            <text:p>47775621</text:p>
          </table:table-cell>
        </table:table-row>
        <table:table-row table:style-name="ro1">
          <table:table-cell office:value-type="string" calcext:value-type="string">
            <text:p>0500000US53043</text:p>
          </table:table-cell>
          <table:table-cell office:value-type="float" office:value="53043" calcext:value-type="float">
            <text:p>53043</text:p>
          </table:table-cell>
          <table:table-cell office:value-type="string" calcext:value-type="string">
            <text:p>Lincoln County, Washington</text:p>
          </table:table-cell>
          <table:table-cell office:value-type="float" office:value="242640200" calcext:value-type="float">
            <text:p>242640200</text:p>
          </table:table-cell>
          <table:table-cell office:value-type="float" office:value="15674404" calcext:value-type="float">
            <text:p>15674404</text:p>
          </table:table-cell>
        </table:table-row>
        <table:table-row table:style-name="ro1">
          <table:table-cell office:value-type="string" calcext:value-type="string">
            <text:p>0500000US53045</text:p>
          </table:table-cell>
          <table:table-cell office:value-type="float" office:value="53045" calcext:value-type="float">
            <text:p>53045</text:p>
          </table:table-cell>
          <table:table-cell office:value-type="string" calcext:value-type="string">
            <text:p>Mason County, Washington</text:p>
          </table:table-cell>
          <table:table-cell office:value-type="float" office:value="1306983100" calcext:value-type="float">
            <text:p>1306983100</text:p>
          </table:table-cell>
          <table:table-cell office:value-type="float" office:value="64969692" calcext:value-type="float">
            <text:p>64969692</text:p>
          </table:table-cell>
        </table:table-row>
        <table:table-row table:style-name="ro1">
          <table:table-cell office:value-type="string" calcext:value-type="string">
            <text:p>0500000US53047</text:p>
          </table:table-cell>
          <table:table-cell office:value-type="float" office:value="53047" calcext:value-type="float">
            <text:p>53047</text:p>
          </table:table-cell>
          <table:table-cell office:value-type="string" calcext:value-type="string">
            <text:p>Okanogan County, Washington</text:p>
          </table:table-cell>
          <table:table-cell office:value-type="float" office:value="726446300" calcext:value-type="float">
            <text:p>726446300</text:p>
          </table:table-cell>
          <table:table-cell office:value-type="float" office:value="41176950" calcext:value-type="float">
            <text:p>41176950</text:p>
          </table:table-cell>
        </table:table-row>
        <table:table-row table:style-name="ro1">
          <table:table-cell office:value-type="string" calcext:value-type="string">
            <text:p>0500000US53049</text:p>
          </table:table-cell>
          <table:table-cell office:value-type="float" office:value="53049" calcext:value-type="float">
            <text:p>53049</text:p>
          </table:table-cell>
          <table:table-cell office:value-type="string" calcext:value-type="string">
            <text:p>Pacific County, Washington</text:p>
          </table:table-cell>
          <table:table-cell office:value-type="float" office:value="407501500" calcext:value-type="float">
            <text:p>407501500</text:p>
          </table:table-cell>
          <table:table-cell office:value-type="float" office:value="26647712" calcext:value-type="float">
            <text:p>26647712</text:p>
          </table:table-cell>
        </table:table-row>
        <table:table-row table:style-name="ro1">
          <table:table-cell office:value-type="string" calcext:value-type="string">
            <text:p>0500000US53051</text:p>
          </table:table-cell>
          <table:table-cell office:value-type="float" office:value="53051" calcext:value-type="float">
            <text:p>53051</text:p>
          </table:table-cell>
          <table:table-cell office:value-type="string" calcext:value-type="string">
            <text:p>Pend Oreille County, Washington</text:p>
          </table:table-cell>
          <table:table-cell office:value-type="float" office:value="258732200" calcext:value-type="float">
            <text:p>258732200</text:p>
          </table:table-cell>
          <table:table-cell office:value-type="float" office:value="19339813" calcext:value-type="float">
            <text:p>19339813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18044259400" calcext:value-type="float">
            <text:p>18044259400</text:p>
          </table:table-cell>
          <table:table-cell office:value-type="float" office:value="175289190" calcext:value-type="float">
            <text:p>175289190</text:p>
          </table:table-cell>
        </table:table-row>
        <table:table-row table:style-name="ro1">
          <table:table-cell office:value-type="string" calcext:value-type="string">
            <text:p>0500000US53055</text:p>
          </table:table-cell>
          <table:table-cell office:value-type="float" office:value="53055" calcext:value-type="float">
            <text:p>53055</text:p>
          </table:table-cell>
          <table:table-cell office:value-type="string" calcext:value-type="string">
            <text:p>San Juan County, Washington</text:p>
          </table:table-cell>
          <table:table-cell office:value-type="float" office:value="591821200" calcext:value-type="float">
            <text:p>591821200</text:p>
          </table:table-cell>
          <table:table-cell office:value-type="float" office:value="31681845" calcext:value-type="float">
            <text:p>31681845</text:p>
          </table:table-cell>
        </table:table-row>
        <table:table-row table:style-name="ro1">
          <table:table-cell office:value-type="string" calcext:value-type="string">
            <text:p>0500000US53057</text:p>
          </table:table-cell>
          <table:table-cell office:value-type="float" office:value="53057" calcext:value-type="float">
            <text:p>53057</text:p>
          </table:table-cell>
          <table:table-cell office:value-type="string" calcext:value-type="string">
            <text:p>Skagit County, Washington</text:p>
          </table:table-cell>
          <table:table-cell office:value-type="float" office:value="2826476400" calcext:value-type="float">
            <text:p>2826476400</text:p>
          </table:table-cell>
          <table:table-cell office:value-type="float" office:value="81092573" calcext:value-type="float">
            <text:p>81092573</text:p>
          </table:table-cell>
        </table:table-row>
        <table:table-row table:style-name="ro1">
          <table:table-cell office:value-type="string" calcext:value-type="string">
            <text:p>0500000US53059</text:p>
          </table:table-cell>
          <table:table-cell office:value-type="float" office:value="53059" calcext:value-type="float">
            <text:p>53059</text:p>
          </table:table-cell>
          <table:table-cell office:value-type="string" calcext:value-type="string">
            <text:p>Skamania County, Washington</text:p>
          </table:table-cell>
          <table:table-cell office:value-type="float" office:value="300136400" calcext:value-type="float">
            <text:p>300136400</text:p>
          </table:table-cell>
          <table:table-cell office:value-type="float" office:value="24765438" calcext:value-type="float">
            <text:p>24765438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19071562500" calcext:value-type="float">
            <text:p>19071562500</text:p>
          </table:table-cell>
          <table:table-cell office:value-type="float" office:value="245563137" calcext:value-type="float">
            <text:p>245563137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11239432800" calcext:value-type="float">
            <text:p>11239432800</text:p>
          </table:table-cell>
          <table:table-cell office:value-type="float" office:value="182198088" calcext:value-type="float">
            <text:p>182198088</text:p>
          </table:table-cell>
        </table:table-row>
        <table:table-row table:style-name="ro1">
          <table:table-cell office:value-type="string" calcext:value-type="string">
            <text:p>0500000US53065</text:p>
          </table:table-cell>
          <table:table-cell office:value-type="float" office:value="53065" calcext:value-type="float">
            <text:p>53065</text:p>
          </table:table-cell>
          <table:table-cell office:value-type="string" calcext:value-type="string">
            <text:p>Stevens County, Washington</text:p>
          </table:table-cell>
          <table:table-cell office:value-type="float" office:value="874277800" calcext:value-type="float">
            <text:p>874277800</text:p>
          </table:table-cell>
          <table:table-cell office:value-type="float" office:value="36115887" calcext:value-type="float">
            <text:p>36115887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6378571300" calcext:value-type="float">
            <text:p>6378571300</text:p>
          </table:table-cell>
          <table:table-cell office:value-type="float" office:value="125020508" calcext:value-type="float">
            <text:p>125020508</text:p>
          </table:table-cell>
        </table:table-row>
        <table:table-row table:style-name="ro1">
          <table:table-cell office:value-type="string" calcext:value-type="string">
            <text:p>0500000US53069</text:p>
          </table:table-cell>
          <table:table-cell office:value-type="float" office:value="53069" calcext:value-type="float">
            <text:p>53069</text:p>
          </table:table-cell>
          <table:table-cell office:value-type="string" calcext:value-type="string">
            <text:p>Wahkiakum County, Washington</text:p>
          </table:table-cell>
          <table:table-cell office:value-type="float" office:value="92585800" calcext:value-type="float">
            <text:p>92585800</text:p>
          </table:table-cell>
          <table:table-cell office:value-type="float" office:value="12794045" calcext:value-type="float">
            <text:p>12794045</text:p>
          </table:table-cell>
        </table:table-row>
        <table:table-row table:style-name="ro1">
          <table:table-cell office:value-type="string" calcext:value-type="string">
            <text:p>0500000US53071</text:p>
          </table:table-cell>
          <table:table-cell office:value-type="float" office:value="53071" calcext:value-type="float">
            <text:p>53071</text:p>
          </table:table-cell>
          <table:table-cell office:value-type="string" calcext:value-type="string">
            <text:p>Walla Walla County, Washington</text:p>
          </table:table-cell>
          <table:table-cell office:value-type="float" office:value="1141922300" calcext:value-type="float">
            <text:p>1141922300</text:p>
          </table:table-cell>
          <table:table-cell office:value-type="float" office:value="56754006" calcext:value-type="float">
            <text:p>56754006</text:p>
          </table:table-cell>
        </table:table-row>
        <table:table-row table:style-name="ro1">
          <table:table-cell office:value-type="string" calcext:value-type="string">
            <text:p>0500000US53073</text:p>
          </table:table-cell>
          <table:table-cell office:value-type="float" office:value="53073" calcext:value-type="float">
            <text:p>53073</text:p>
          </table:table-cell>
          <table:table-cell office:value-type="string" calcext:value-type="string">
            <text:p>Whatcom County, Washington</text:p>
          </table:table-cell>
          <table:table-cell office:value-type="float" office:value="4813161400" calcext:value-type="float">
            <text:p>4813161400</text:p>
          </table:table-cell>
          <table:table-cell office:value-type="float" office:value="122411679" calcext:value-type="float">
            <text:p>122411679</text:p>
          </table:table-cell>
        </table:table-row>
        <table:table-row table:style-name="ro1">
          <table:table-cell office:value-type="string" calcext:value-type="string">
            <text:p>0500000US53075</text:p>
          </table:table-cell>
          <table:table-cell office:value-type="float" office:value="53075" calcext:value-type="float">
            <text:p>53075</text:p>
          </table:table-cell>
          <table:table-cell office:value-type="string" calcext:value-type="string">
            <text:p>Whitman County, Washington</text:p>
          </table:table-cell>
          <table:table-cell office:value-type="float" office:value="845911000" calcext:value-type="float">
            <text:p>845911000</text:p>
          </table:table-cell>
          <table:table-cell office:value-type="float" office:value="36891068" calcext:value-type="float">
            <text:p>36891068</text:p>
          </table:table-cell>
        </table:table-row>
        <table:table-row table:style-name="ro1">
          <table:table-cell office:value-type="string" calcext:value-type="string">
            <text:p>0500000US53077</text:p>
          </table:table-cell>
          <table:table-cell office:value-type="float" office:value="53077" calcext:value-type="float">
            <text:p>53077</text:p>
          </table:table-cell>
          <table:table-cell office:value-type="string" calcext:value-type="string">
            <text:p>Yakima County, Washington</text:p>
          </table:table-cell>
          <table:table-cell office:value-type="float" office:value="3144901700" calcext:value-type="float">
            <text:p>3144901700</text:p>
          </table:table-cell>
          <table:table-cell office:value-type="float" office:value="95458251" calcext:value-type="float">
            <text:p>95458251</text:p>
          </table:table-cell>
        </table:table-row>
        <table:table-row table:style-name="ro1">
          <table:table-cell office:value-type="string" calcext:value-type="string">
            <text:p>0500000US54001</text:p>
          </table:table-cell>
          <table:table-cell office:value-type="float" office:value="54001" calcext:value-type="float">
            <text:p>54001</text:p>
          </table:table-cell>
          <table:table-cell office:value-type="string" calcext:value-type="string">
            <text:p>Barbour County, West Virginia</text:p>
          </table:table-cell>
          <table:table-cell office:value-type="float" office:value="278154700" calcext:value-type="float">
            <text:p>278154700</text:p>
          </table:table-cell>
          <table:table-cell office:value-type="float" office:value="20952625" calcext:value-type="float">
            <text:p>20952625</text:p>
          </table:table-cell>
        </table:table-row>
        <table:table-row table:style-name="ro1">
          <table:table-cell office:value-type="string" calcext:value-type="string">
            <text:p>0500000US54003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Berkeley County, West Virginia</text:p>
          </table:table-cell>
          <table:table-cell office:value-type="float" office:value="2518889400" calcext:value-type="float">
            <text:p>2518889400</text:p>
          </table:table-cell>
          <table:table-cell office:value-type="float" office:value="130883696" calcext:value-type="float">
            <text:p>130883696</text:p>
          </table:table-cell>
        </table:table-row>
        <table:table-row table:style-name="ro1">
          <table:table-cell office:value-type="string" calcext:value-type="string">
            <text:p>0500000US54005</text:p>
          </table:table-cell>
          <table:table-cell office:value-type="float" office:value="54005" calcext:value-type="float">
            <text:p>54005</text:p>
          </table:table-cell>
          <table:table-cell office:value-type="string" calcext:value-type="string">
            <text:p>Boone County, West Virginia</text:p>
          </table:table-cell>
          <table:table-cell office:value-type="float" office:value="493698300" calcext:value-type="float">
            <text:p>493698300</text:p>
          </table:table-cell>
          <table:table-cell office:value-type="float" office:value="34938727" calcext:value-type="float">
            <text:p>34938727</text:p>
          </table:table-cell>
        </table:table-row>
        <table:table-row table:style-name="ro1">
          <table:table-cell office:value-type="string" calcext:value-type="string">
            <text:p>0500000US54007</text:p>
          </table:table-cell>
          <table:table-cell office:value-type="float" office:value="54007" calcext:value-type="float">
            <text:p>54007</text:p>
          </table:table-cell>
          <table:table-cell office:value-type="string" calcext:value-type="string">
            <text:p>Braxton County, West Virginia</text:p>
          </table:table-cell>
          <table:table-cell office:value-type="float" office:value="259069400" calcext:value-type="float">
            <text:p>259069400</text:p>
          </table:table-cell>
          <table:table-cell office:value-type="float" office:value="17424298" calcext:value-type="float">
            <text:p>17424298</text:p>
          </table:table-cell>
        </table:table-row>
        <table:table-row table:style-name="ro1">
          <table:table-cell office:value-type="string" calcext:value-type="string">
            <text:p>0500000US54009</text:p>
          </table:table-cell>
          <table:table-cell office:value-type="float" office:value="54009" calcext:value-type="float">
            <text:p>54009</text:p>
          </table:table-cell>
          <table:table-cell office:value-type="string" calcext:value-type="string">
            <text:p>Brooke County, West Virginia</text:p>
          </table:table-cell>
          <table:table-cell office:value-type="float" office:value="552631600" calcext:value-type="float">
            <text:p>552631600</text:p>
          </table:table-cell>
          <table:table-cell office:value-type="float" office:value="30793104" calcext:value-type="float">
            <text:p>30793104</text:p>
          </table:table-cell>
        </table:table-row>
        <table:table-row table:style-name="ro1">
          <table:table-cell office:value-type="string" calcext:value-type="string">
            <text:p>0500000US54011</text:p>
          </table:table-cell>
          <table:table-cell office:value-type="float" office:value="54011" calcext:value-type="float">
            <text:p>54011</text:p>
          </table:table-cell>
          <table:table-cell office:value-type="string" calcext:value-type="string">
            <text:p>Cabell County, West Virginia</text:p>
          </table:table-cell>
          <table:table-cell office:value-type="float" office:value="2063493800" calcext:value-type="float">
            <text:p>2063493800</text:p>
          </table:table-cell>
          <table:table-cell office:value-type="float" office:value="78914000" calcext:value-type="float">
            <text:p>78914000</text:p>
          </table:table-cell>
        </table:table-row>
        <table:table-row table:style-name="ro1">
          <table:table-cell office:value-type="string" calcext:value-type="string">
            <text:p>0500000US54013</text:p>
          </table:table-cell>
          <table:table-cell office:value-type="float" office:value="54013" calcext:value-type="float">
            <text:p>54013</text:p>
          </table:table-cell>
          <table:table-cell office:value-type="string" calcext:value-type="string">
            <text:p>Calhoun County, West Virginia</text:p>
          </table:table-cell>
          <table:table-cell office:value-type="float" office:value="137316600" calcext:value-type="float">
            <text:p>137316600</text:p>
          </table:table-cell>
          <table:table-cell office:value-type="float" office:value="15647196" calcext:value-type="float">
            <text:p>15647196</text:p>
          </table:table-cell>
        </table:table-row>
        <table:table-row table:style-name="ro1">
          <table:table-cell office:value-type="string" calcext:value-type="string">
            <text:p>0500000US54015</text:p>
          </table:table-cell>
          <table:table-cell office:value-type="float" office:value="54015" calcext:value-type="float">
            <text:p>54015</text:p>
          </table:table-cell>
          <table:table-cell office:value-type="string" calcext:value-type="string">
            <text:p>Clay County, West Virginia</text:p>
          </table:table-cell>
          <table:table-cell office:value-type="float" office:value="139874300" calcext:value-type="float">
            <text:p>139874300</text:p>
          </table:table-cell>
          <table:table-cell office:value-type="float" office:value="11572842" calcext:value-type="float">
            <text:p>11572842</text:p>
          </table:table-cell>
        </table:table-row>
        <table:table-row table:style-name="ro1">
          <table:table-cell office:value-type="string" calcext:value-type="string">
            <text:p>0500000US54017</text:p>
          </table:table-cell>
          <table:table-cell office:value-type="float" office:value="54017" calcext:value-type="float">
            <text:p>54017</text:p>
          </table:table-cell>
          <table:table-cell office:value-type="string" calcext:value-type="string">
            <text:p>Doddridge County, West Virginia</text:p>
          </table:table-cell>
          <table:table-cell office:value-type="float" office:value="130737300" calcext:value-type="float">
            <text:p>130737300</text:p>
          </table:table-cell>
          <table:table-cell office:value-type="float" office:value="13412266" calcext:value-type="float">
            <text:p>13412266</text:p>
          </table:table-cell>
        </table:table-row>
        <table:table-row table:style-name="ro1">
          <table:table-cell office:value-type="string" calcext:value-type="string">
            <text:p>0500000US54019</text:p>
          </table:table-cell>
          <table:table-cell office:value-type="float" office:value="54019" calcext:value-type="float">
            <text:p>54019</text:p>
          </table:table-cell>
          <table:table-cell office:value-type="string" calcext:value-type="string">
            <text:p>Fayette County, West Virginia</text:p>
          </table:table-cell>
          <table:table-cell office:value-type="float" office:value="789294700" calcext:value-type="float">
            <text:p>789294700</text:p>
          </table:table-cell>
          <table:table-cell office:value-type="float" office:value="37696380" calcext:value-type="float">
            <text:p>37696380</text:p>
          </table:table-cell>
        </table:table-row>
        <table:table-row table:style-name="ro1">
          <table:table-cell office:value-type="string" calcext:value-type="string">
            <text:p>0500000US54021</text:p>
          </table:table-cell>
          <table:table-cell office:value-type="float" office:value="54021" calcext:value-type="float">
            <text:p>54021</text:p>
          </table:table-cell>
          <table:table-cell office:value-type="string" calcext:value-type="string">
            <text:p>Gilmer County, West Virginia</text:p>
          </table:table-cell>
          <table:table-cell office:value-type="float" office:value="125895900" calcext:value-type="float">
            <text:p>125895900</text:p>
          </table:table-cell>
          <table:table-cell office:value-type="float" office:value="10777442" calcext:value-type="float">
            <text:p>10777442</text:p>
          </table:table-cell>
        </table:table-row>
        <table:table-row table:style-name="ro1">
          <table:table-cell office:value-type="string" calcext:value-type="string">
            <text:p>0500000US54023</text:p>
          </table:table-cell>
          <table:table-cell office:value-type="float" office:value="54023" calcext:value-type="float">
            <text:p>54023</text:p>
          </table:table-cell>
          <table:table-cell office:value-type="string" calcext:value-type="string">
            <text:p>Grant County, West Virginia</text:p>
          </table:table-cell>
          <table:table-cell office:value-type="float" office:value="199313700" calcext:value-type="float">
            <text:p>199313700</text:p>
          </table:table-cell>
          <table:table-cell office:value-type="float" office:value="16429270" calcext:value-type="float">
            <text:p>16429270</text:p>
          </table:table-cell>
        </table:table-row>
        <table:table-row table:style-name="ro1">
          <table:table-cell office:value-type="string" calcext:value-type="string">
            <text:p>0500000US54025</text:p>
          </table:table-cell>
          <table:table-cell office:value-type="float" office:value="54025" calcext:value-type="float">
            <text:p>54025</text:p>
          </table:table-cell>
          <table:table-cell office:value-type="string" calcext:value-type="string">
            <text:p>Greenbrier County, West Virginia</text:p>
          </table:table-cell>
          <table:table-cell office:value-type="float" office:value="746514900" calcext:value-type="float">
            <text:p>746514900</text:p>
          </table:table-cell>
          <table:table-cell office:value-type="float" office:value="45972552" calcext:value-type="float">
            <text:p>45972552</text:p>
          </table:table-cell>
        </table:table-row>
        <table:table-row table:style-name="ro1">
          <table:table-cell office:value-type="string" calcext:value-type="string">
            <text:p>0500000US54027</text:p>
          </table:table-cell>
          <table:table-cell office:value-type="float" office:value="54027" calcext:value-type="float">
            <text:p>54027</text:p>
          </table:table-cell>
          <table:table-cell office:value-type="string" calcext:value-type="string">
            <text:p>Hampshire County, West Virginia</text:p>
          </table:table-cell>
          <table:table-cell office:value-type="float" office:value="385950300" calcext:value-type="float">
            <text:p>385950300</text:p>
          </table:table-cell>
          <table:table-cell office:value-type="float" office:value="27832089" calcext:value-type="float">
            <text:p>27832089</text:p>
          </table:table-cell>
        </table:table-row>
        <table:table-row table:style-name="ro1">
          <table:table-cell office:value-type="string" calcext:value-type="string">
            <text:p>0500000US54029</text:p>
          </table:table-cell>
          <table:table-cell office:value-type="float" office:value="54029" calcext:value-type="float">
            <text:p>54029</text:p>
          </table:table-cell>
          <table:table-cell office:value-type="string" calcext:value-type="string">
            <text:p>Hancock County, West Virginia</text:p>
          </table:table-cell>
          <table:table-cell office:value-type="float" office:value="670895400" calcext:value-type="float">
            <text:p>670895400</text:p>
          </table:table-cell>
          <table:table-cell office:value-type="float" office:value="34595361" calcext:value-type="float">
            <text:p>34595361</text:p>
          </table:table-cell>
        </table:table-row>
        <table:table-row table:style-name="ro1">
          <table:table-cell office:value-type="string" calcext:value-type="string">
            <text:p>0500000US54031</text:p>
          </table:table-cell>
          <table:table-cell office:value-type="float" office:value="54031" calcext:value-type="float">
            <text:p>54031</text:p>
          </table:table-cell>
          <table:table-cell office:value-type="string" calcext:value-type="string">
            <text:p>Hardy County, West Virginia</text:p>
          </table:table-cell>
          <table:table-cell office:value-type="float" office:value="265146100" calcext:value-type="float">
            <text:p>265146100</text:p>
          </table:table-cell>
          <table:table-cell office:value-type="float" office:value="27608470" calcext:value-type="float">
            <text:p>27608470</text:p>
          </table:table-cell>
        </table:table-row>
        <table:table-row table:style-name="ro1">
          <table:table-cell office:value-type="string" calcext:value-type="string">
            <text:p>0500000US54033</text:p>
          </table:table-cell>
          <table:table-cell office:value-type="float" office:value="54033" calcext:value-type="float">
            <text:p>54033</text:p>
          </table:table-cell>
          <table:table-cell office:value-type="string" calcext:value-type="string">
            <text:p>Harrison County, West Virginia</text:p>
          </table:table-cell>
          <table:table-cell office:value-type="float" office:value="1560799300" calcext:value-type="float">
            <text:p>1560799300</text:p>
          </table:table-cell>
          <table:table-cell office:value-type="float" office:value="51104521" calcext:value-type="float">
            <text:p>51104521</text:p>
          </table:table-cell>
        </table:table-row>
        <table:table-row table:style-name="ro1">
          <table:table-cell office:value-type="string" calcext:value-type="string">
            <text:p>0500000US54035</text:p>
          </table:table-cell>
          <table:table-cell office:value-type="float" office:value="54035" calcext:value-type="float">
            <text:p>54035</text:p>
          </table:table-cell>
          <table:table-cell office:value-type="string" calcext:value-type="string">
            <text:p>Jackson County, West Virginia</text:p>
          </table:table-cell>
          <table:table-cell office:value-type="float" office:value="627645200" calcext:value-type="float">
            <text:p>627645200</text:p>
          </table:table-cell>
          <table:table-cell office:value-type="float" office:value="48163485" calcext:value-type="float">
            <text:p>48163485</text:p>
          </table:table-cell>
        </table:table-row>
        <table:table-row table:style-name="ro1">
          <table:table-cell office:value-type="string" calcext:value-type="string">
            <text:p>0500000US54037</text:p>
          </table:table-cell>
          <table:table-cell office:value-type="float" office:value="54037" calcext:value-type="float">
            <text:p>54037</text:p>
          </table:table-cell>
          <table:table-cell office:value-type="string" calcext:value-type="string">
            <text:p>Jefferson County, West Virginia</text:p>
          </table:table-cell>
          <table:table-cell office:value-type="float" office:value="1473028900" calcext:value-type="float">
            <text:p>1473028900</text:p>
          </table:table-cell>
          <table:table-cell office:value-type="float" office:value="62870692" calcext:value-type="float">
            <text:p>62870692</text:p>
          </table:table-cell>
        </table:table-row>
        <table:table-row table:style-name="ro1">
          <table:table-cell office:value-type="string" calcext:value-type="string">
            <text:p>0500000US54039</text:p>
          </table:table-cell>
          <table:table-cell office:value-type="float" office:value="54039" calcext:value-type="float">
            <text:p>54039</text:p>
          </table:table-cell>
          <table:table-cell office:value-type="string" calcext:value-type="string">
            <text:p>Kanawha County, West Virginia</text:p>
          </table:table-cell>
          <table:table-cell office:value-type="float" office:value="4754923300" calcext:value-type="float">
            <text:p>4754923300</text:p>
          </table:table-cell>
          <table:table-cell office:value-type="float" office:value="139770821" calcext:value-type="float">
            <text:p>139770821</text:p>
          </table:table-cell>
        </table:table-row>
        <table:table-row table:style-name="ro1">
          <table:table-cell office:value-type="string" calcext:value-type="string">
            <text:p>0500000US54041</text:p>
          </table:table-cell>
          <table:table-cell office:value-type="float" office:value="54041" calcext:value-type="float">
            <text:p>54041</text:p>
          </table:table-cell>
          <table:table-cell office:value-type="string" calcext:value-type="string">
            <text:p>Lewis County, West Virginia</text:p>
          </table:table-cell>
          <table:table-cell office:value-type="float" office:value="324806200" calcext:value-type="float">
            <text:p>324806200</text:p>
          </table:table-cell>
          <table:table-cell office:value-type="float" office:value="20921830" calcext:value-type="float">
            <text:p>20921830</text:p>
          </table:table-cell>
        </table:table-row>
        <table:table-row table:style-name="ro1">
          <table:table-cell office:value-type="string" calcext:value-type="string">
            <text:p>0500000US54043</text:p>
          </table:table-cell>
          <table:table-cell office:value-type="float" office:value="54043" calcext:value-type="float">
            <text:p>54043</text:p>
          </table:table-cell>
          <table:table-cell office:value-type="string" calcext:value-type="string">
            <text:p>Lincoln County, West Virginia</text:p>
          </table:table-cell>
          <table:table-cell office:value-type="float" office:value="375681800" calcext:value-type="float">
            <text:p>375681800</text:p>
          </table:table-cell>
          <table:table-cell office:value-type="float" office:value="30410289" calcext:value-type="float">
            <text:p>30410289</text:p>
          </table:table-cell>
        </table:table-row>
        <table:table-row table:style-name="ro1">
          <table:table-cell office:value-type="string" calcext:value-type="string">
            <text:p>0500000US54045</text:p>
          </table:table-cell>
          <table:table-cell office:value-type="float" office:value="54045" calcext:value-type="float">
            <text:p>54045</text:p>
          </table:table-cell>
          <table:table-cell office:value-type="string" calcext:value-type="string">
            <text:p>Logan County, West Virginia</text:p>
          </table:table-cell>
          <table:table-cell office:value-type="float" office:value="682250100" calcext:value-type="float">
            <text:p>682250100</text:p>
          </table:table-cell>
          <table:table-cell office:value-type="float" office:value="36488026" calcext:value-type="float">
            <text:p>36488026</text:p>
          </table:table-cell>
        </table:table-row>
        <table:table-row table:style-name="ro1">
          <table:table-cell office:value-type="string" calcext:value-type="string">
            <text:p>0500000US54047</text:p>
          </table:table-cell>
          <table:table-cell office:value-type="float" office:value="54047" calcext:value-type="float">
            <text:p>54047</text:p>
          </table:table-cell>
          <table:table-cell office:value-type="string" calcext:value-type="string">
            <text:p>McDowell County, West Virginia</text:p>
          </table:table-cell>
          <table:table-cell office:value-type="float" office:value="275456400" calcext:value-type="float">
            <text:p>275456400</text:p>
          </table:table-cell>
          <table:table-cell office:value-type="float" office:value="19592499" calcext:value-type="float">
            <text:p>19592499</text:p>
          </table:table-cell>
        </table:table-row>
        <table:table-row table:style-name="ro1">
          <table:table-cell office:value-type="string" calcext:value-type="string">
            <text:p>0500000US54049</text:p>
          </table:table-cell>
          <table:table-cell office:value-type="float" office:value="54049" calcext:value-type="float">
            <text:p>54049</text:p>
          </table:table-cell>
          <table:table-cell office:value-type="string" calcext:value-type="string">
            <text:p>Marion County, West Virginia</text:p>
          </table:table-cell>
          <table:table-cell office:value-type="float" office:value="1230095100" calcext:value-type="float">
            <text:p>1230095100</text:p>
          </table:table-cell>
          <table:table-cell office:value-type="float" office:value="52682444" calcext:value-type="float">
            <text:p>52682444</text:p>
          </table:table-cell>
        </table:table-row>
        <table:table-row table:style-name="ro1">
          <table:table-cell office:value-type="string" calcext:value-type="string">
            <text:p>0500000US54051</text:p>
          </table:table-cell>
          <table:table-cell office:value-type="float" office:value="54051" calcext:value-type="float">
            <text:p>54051</text:p>
          </table:table-cell>
          <table:table-cell office:value-type="string" calcext:value-type="string">
            <text:p>Marshall County, West Virginia</text:p>
          </table:table-cell>
          <table:table-cell office:value-type="float" office:value="756290000" calcext:value-type="float">
            <text:p>756290000</text:p>
          </table:table-cell>
          <table:table-cell office:value-type="float" office:value="36503454" calcext:value-type="float">
            <text:p>36503454</text:p>
          </table:table-cell>
        </table:table-row>
        <table:table-row table:style-name="ro1">
          <table:table-cell office:value-type="string" calcext:value-type="string">
            <text:p>0500000US54053</text:p>
          </table:table-cell>
          <table:table-cell office:value-type="float" office:value="54053" calcext:value-type="float">
            <text:p>54053</text:p>
          </table:table-cell>
          <table:table-cell office:value-type="string" calcext:value-type="string">
            <text:p>Mason County, West Virginia</text:p>
          </table:table-cell>
          <table:table-cell office:value-type="float" office:value="497550600" calcext:value-type="float">
            <text:p>497550600</text:p>
          </table:table-cell>
          <table:table-cell office:value-type="float" office:value="32736197" calcext:value-type="float">
            <text:p>32736197</text:p>
          </table:table-cell>
        </table:table-row>
        <table:table-row table:style-name="ro1">
          <table:table-cell office:value-type="string" calcext:value-type="string">
            <text:p>0500000US54055</text:p>
          </table:table-cell>
          <table:table-cell office:value-type="float" office:value="54055" calcext:value-type="float">
            <text:p>54055</text:p>
          </table:table-cell>
          <table:table-cell office:value-type="string" calcext:value-type="string">
            <text:p>Mercer County, West Virginia</text:p>
          </table:table-cell>
          <table:table-cell office:value-type="float" office:value="1173131600" calcext:value-type="float">
            <text:p>1173131600</text:p>
          </table:table-cell>
          <table:table-cell office:value-type="float" office:value="50240698" calcext:value-type="float">
            <text:p>50240698</text:p>
          </table:table-cell>
        </table:table-row>
        <table:table-row table:style-name="ro1">
          <table:table-cell office:value-type="string" calcext:value-type="string">
            <text:p>0500000US54057</text:p>
          </table:table-cell>
          <table:table-cell office:value-type="float" office:value="54057" calcext:value-type="float">
            <text:p>54057</text:p>
          </table:table-cell>
          <table:table-cell office:value-type="string" calcext:value-type="string">
            <text:p>Mineral County, West Virginia</text:p>
          </table:table-cell>
          <table:table-cell office:value-type="float" office:value="468614000" calcext:value-type="float">
            <text:p>468614000</text:p>
          </table:table-cell>
          <table:table-cell office:value-type="float" office:value="26661130" calcext:value-type="float">
            <text:p>26661130</text:p>
          </table:table-cell>
        </table:table-row>
        <table:table-row table:style-name="ro1">
          <table:table-cell office:value-type="string" calcext:value-type="string">
            <text:p>0500000US54059</text:p>
          </table:table-cell>
          <table:table-cell office:value-type="float" office:value="54059" calcext:value-type="float">
            <text:p>54059</text:p>
          </table:table-cell>
          <table:table-cell office:value-type="string" calcext:value-type="string">
            <text:p>Mingo County, West Virginia</text:p>
          </table:table-cell>
          <table:table-cell office:value-type="float" office:value="511165600" calcext:value-type="float">
            <text:p>511165600</text:p>
          </table:table-cell>
          <table:table-cell office:value-type="float" office:value="27268419" calcext:value-type="float">
            <text:p>27268419</text:p>
          </table:table-cell>
        </table:table-row>
        <table:table-row table:style-name="ro1">
          <table:table-cell office:value-type="string" calcext:value-type="string">
            <text:p>0500000US54061</text:p>
          </table:table-cell>
          <table:table-cell office:value-type="float" office:value="54061" calcext:value-type="float">
            <text:p>54061</text:p>
          </table:table-cell>
          <table:table-cell office:value-type="string" calcext:value-type="string">
            <text:p>Monongalia County, West Virginia</text:p>
          </table:table-cell>
          <table:table-cell office:value-type="float" office:value="2238837800" calcext:value-type="float">
            <text:p>2238837800</text:p>
          </table:table-cell>
          <table:table-cell office:value-type="float" office:value="67355611" calcext:value-type="float">
            <text:p>67355611</text:p>
          </table:table-cell>
        </table:table-row>
        <table:table-row table:style-name="ro1">
          <table:table-cell office:value-type="string" calcext:value-type="string">
            <text:p>0500000US54063</text:p>
          </table:table-cell>
          <table:table-cell office:value-type="float" office:value="54063" calcext:value-type="float">
            <text:p>54063</text:p>
          </table:table-cell>
          <table:table-cell office:value-type="string" calcext:value-type="string">
            <text:p>Monroe County, West Virginia</text:p>
          </table:table-cell>
          <table:table-cell office:value-type="float" office:value="270855500" calcext:value-type="float">
            <text:p>270855500</text:p>
          </table:table-cell>
          <table:table-cell office:value-type="float" office:value="20505014" calcext:value-type="float">
            <text:p>20505014</text:p>
          </table:table-cell>
        </table:table-row>
        <table:table-row table:style-name="ro1">
          <table:table-cell office:value-type="string" calcext:value-type="string">
            <text:p>0500000US54065</text:p>
          </table:table-cell>
          <table:table-cell office:value-type="float" office:value="54065" calcext:value-type="float">
            <text:p>54065</text:p>
          </table:table-cell>
          <table:table-cell office:value-type="string" calcext:value-type="string">
            <text:p>Morgan County, West Virginia</text:p>
          </table:table-cell>
          <table:table-cell office:value-type="float" office:value="380881600" calcext:value-type="float">
            <text:p>380881600</text:p>
          </table:table-cell>
          <table:table-cell office:value-type="float" office:value="33685130" calcext:value-type="float">
            <text:p>33685130</text:p>
          </table:table-cell>
        </table:table-row>
        <table:table-row table:style-name="ro1">
          <table:table-cell office:value-type="string" calcext:value-type="string">
            <text:p>0500000US54067</text:p>
          </table:table-cell>
          <table:table-cell office:value-type="float" office:value="54067" calcext:value-type="float">
            <text:p>54067</text:p>
          </table:table-cell>
          <table:table-cell office:value-type="string" calcext:value-type="string">
            <text:p>Nicholas County, West Virginia</text:p>
          </table:table-cell>
          <table:table-cell office:value-type="float" office:value="593234800" calcext:value-type="float">
            <text:p>593234800</text:p>
          </table:table-cell>
          <table:table-cell office:value-type="float" office:value="61878810" calcext:value-type="float">
            <text:p>61878810</text:p>
          </table:table-cell>
        </table:table-row>
        <table:table-row table:style-name="ro1">
          <table:table-cell office:value-type="string" calcext:value-type="string">
            <text:p>0500000US54069</text:p>
          </table:table-cell>
          <table:table-cell office:value-type="float" office:value="54069" calcext:value-type="float">
            <text:p>54069</text:p>
          </table:table-cell>
          <table:table-cell office:value-type="string" calcext:value-type="string">
            <text:p>Ohio County, West Virginia</text:p>
          </table:table-cell>
          <table:table-cell office:value-type="float" office:value="1094516600" calcext:value-type="float">
            <text:p>1094516600</text:p>
          </table:table-cell>
          <table:table-cell office:value-type="float" office:value="64914064" calcext:value-type="float">
            <text:p>64914064</text:p>
          </table:table-cell>
        </table:table-row>
        <table:table-row table:style-name="ro1">
          <table:table-cell office:value-type="string" calcext:value-type="string">
            <text:p>0500000US54071</text:p>
          </table:table-cell>
          <table:table-cell office:value-type="float" office:value="54071" calcext:value-type="float">
            <text:p>54071</text:p>
          </table:table-cell>
          <table:table-cell office:value-type="string" calcext:value-type="string">
            <text:p>Pendleton County, West Virginia</text:p>
          </table:table-cell>
          <table:table-cell office:value-type="float" office:value="150399600" calcext:value-type="float">
            <text:p>150399600</text:p>
          </table:table-cell>
          <table:table-cell office:value-type="float" office:value="16446496" calcext:value-type="float">
            <text:p>16446496</text:p>
          </table:table-cell>
        </table:table-row>
        <table:table-row table:style-name="ro1">
          <table:table-cell office:value-type="string" calcext:value-type="string">
            <text:p>0500000US54073</text:p>
          </table:table-cell>
          <table:table-cell office:value-type="float" office:value="54073" calcext:value-type="float">
            <text:p>54073</text:p>
          </table:table-cell>
          <table:table-cell office:value-type="string" calcext:value-type="string">
            <text:p>Pleasants County, West Virginia</text:p>
          </table:table-cell>
          <table:table-cell office:value-type="float" office:value="174886400" calcext:value-type="float">
            <text:p>174886400</text:p>
          </table:table-cell>
          <table:table-cell office:value-type="float" office:value="18131628" calcext:value-type="float">
            <text:p>18131628</text:p>
          </table:table-cell>
        </table:table-row>
        <table:table-row table:style-name="ro1">
          <table:table-cell office:value-type="string" calcext:value-type="string">
            <text:p>0500000US54075</text:p>
          </table:table-cell>
          <table:table-cell office:value-type="float" office:value="54075" calcext:value-type="float">
            <text:p>54075</text:p>
          </table:table-cell>
          <table:table-cell office:value-type="string" calcext:value-type="string">
            <text:p>Pocahontas County, West Virginia</text:p>
          </table:table-cell>
          <table:table-cell office:value-type="float" office:value="182083300" calcext:value-type="float">
            <text:p>182083300</text:p>
          </table:table-cell>
          <table:table-cell office:value-type="float" office:value="15140327" calcext:value-type="float">
            <text:p>15140327</text:p>
          </table:table-cell>
        </table:table-row>
        <table:table-row table:style-name="ro1">
          <table:table-cell office:value-type="string" calcext:value-type="string">
            <text:p>0500000US54077</text:p>
          </table:table-cell>
          <table:table-cell office:value-type="float" office:value="54077" calcext:value-type="float">
            <text:p>54077</text:p>
          </table:table-cell>
          <table:table-cell office:value-type="string" calcext:value-type="string">
            <text:p>Preston County, West Virginia</text:p>
          </table:table-cell>
          <table:table-cell office:value-type="float" office:value="671113700" calcext:value-type="float">
            <text:p>671113700</text:p>
          </table:table-cell>
          <table:table-cell office:value-type="float" office:value="37906910" calcext:value-type="float">
            <text:p>37906910</text:p>
          </table:table-cell>
        </table:table-row>
        <table:table-row table:style-name="ro1">
          <table:table-cell office:value-type="string" calcext:value-type="string">
            <text:p>0500000US54079</text:p>
          </table:table-cell>
          <table:table-cell office:value-type="float" office:value="54079" calcext:value-type="float">
            <text:p>54079</text:p>
          </table:table-cell>
          <table:table-cell office:value-type="string" calcext:value-type="string">
            <text:p>Putnam County, West Virginia</text:p>
          </table:table-cell>
          <table:table-cell office:value-type="float" office:value="1548809200" calcext:value-type="float">
            <text:p>1548809200</text:p>
          </table:table-cell>
          <table:table-cell office:value-type="float" office:value="72760237" calcext:value-type="float">
            <text:p>72760237</text:p>
          </table:table-cell>
        </table:table-row>
        <table:table-row table:style-name="ro1">
          <table:table-cell office:value-type="string" calcext:value-type="string">
            <text:p>0500000US54081</text:p>
          </table:table-cell>
          <table:table-cell office:value-type="float" office:value="54081" calcext:value-type="float">
            <text:p>54081</text:p>
          </table:table-cell>
          <table:table-cell office:value-type="string" calcext:value-type="string">
            <text:p>Raleigh County, West Virginia</text:p>
          </table:table-cell>
          <table:table-cell office:value-type="float" office:value="1576530900" calcext:value-type="float">
            <text:p>1576530900</text:p>
          </table:table-cell>
          <table:table-cell office:value-type="float" office:value="63653680" calcext:value-type="float">
            <text:p>63653680</text:p>
          </table:table-cell>
        </table:table-row>
        <table:table-row table:style-name="ro1">
          <table:table-cell office:value-type="string" calcext:value-type="string">
            <text:p>0500000US54083</text:p>
          </table:table-cell>
          <table:table-cell office:value-type="float" office:value="54083" calcext:value-type="float">
            <text:p>54083</text:p>
          </table:table-cell>
          <table:table-cell office:value-type="string" calcext:value-type="string">
            <text:p>Randolph County, West Virginia</text:p>
          </table:table-cell>
          <table:table-cell office:value-type="float" office:value="583962400" calcext:value-type="float">
            <text:p>583962400</text:p>
          </table:table-cell>
          <table:table-cell office:value-type="float" office:value="31920842" calcext:value-type="float">
            <text:p>31920842</text:p>
          </table:table-cell>
        </table:table-row>
        <table:table-row table:style-name="ro1">
          <table:table-cell office:value-type="string" calcext:value-type="string">
            <text:p>0500000US54085</text:p>
          </table:table-cell>
          <table:table-cell office:value-type="float" office:value="54085" calcext:value-type="float">
            <text:p>54085</text:p>
          </table:table-cell>
          <table:table-cell office:value-type="string" calcext:value-type="string">
            <text:p>Ritchie County, West Virginia</text:p>
          </table:table-cell>
          <table:table-cell office:value-type="float" office:value="181145800" calcext:value-type="float">
            <text:p>181145800</text:p>
          </table:table-cell>
          <table:table-cell office:value-type="float" office:value="13403688" calcext:value-type="float">
            <text:p>13403688</text:p>
          </table:table-cell>
        </table:table-row>
        <table:table-row table:style-name="ro1">
          <table:table-cell office:value-type="string" calcext:value-type="string">
            <text:p>0500000US54087</text:p>
          </table:table-cell>
          <table:table-cell office:value-type="float" office:value="54087" calcext:value-type="float">
            <text:p>54087</text:p>
          </table:table-cell>
          <table:table-cell office:value-type="string" calcext:value-type="string">
            <text:p>Roane County, West Virginia</text:p>
          </table:table-cell>
          <table:table-cell office:value-type="float" office:value="265870200" calcext:value-type="float">
            <text:p>265870200</text:p>
          </table:table-cell>
          <table:table-cell office:value-type="float" office:value="18698313" calcext:value-type="float">
            <text:p>18698313</text:p>
          </table:table-cell>
        </table:table-row>
        <table:table-row table:style-name="ro1">
          <table:table-cell office:value-type="string" calcext:value-type="string">
            <text:p>0500000US54089</text:p>
          </table:table-cell>
          <table:table-cell office:value-type="float" office:value="54089" calcext:value-type="float">
            <text:p>54089</text:p>
          </table:table-cell>
          <table:table-cell office:value-type="string" calcext:value-type="string">
            <text:p>Summers County, West Virginia</text:p>
          </table:table-cell>
          <table:table-cell office:value-type="float" office:value="250069600" calcext:value-type="float">
            <text:p>250069600</text:p>
          </table:table-cell>
          <table:table-cell office:value-type="float" office:value="18873187" calcext:value-type="float">
            <text:p>18873187</text:p>
          </table:table-cell>
        </table:table-row>
        <table:table-row table:style-name="ro1">
          <table:table-cell office:value-type="string" calcext:value-type="string">
            <text:p>0500000US54091</text:p>
          </table:table-cell>
          <table:table-cell office:value-type="float" office:value="54091" calcext:value-type="float">
            <text:p>54091</text:p>
          </table:table-cell>
          <table:table-cell office:value-type="string" calcext:value-type="string">
            <text:p>Taylor County, West Virginia</text:p>
          </table:table-cell>
          <table:table-cell office:value-type="float" office:value="364592900" calcext:value-type="float">
            <text:p>364592900</text:p>
          </table:table-cell>
          <table:table-cell office:value-type="float" office:value="24856083" calcext:value-type="float">
            <text:p>24856083</text:p>
          </table:table-cell>
        </table:table-row>
        <table:table-row table:style-name="ro1">
          <table:table-cell office:value-type="string" calcext:value-type="string">
            <text:p>0500000US54093</text:p>
          </table:table-cell>
          <table:table-cell office:value-type="float" office:value="54093" calcext:value-type="float">
            <text:p>54093</text:p>
          </table:table-cell>
          <table:table-cell office:value-type="string" calcext:value-type="string">
            <text:p>Tucker County, West Virginia</text:p>
          </table:table-cell>
          <table:table-cell office:value-type="float" office:value="150402000" calcext:value-type="float">
            <text:p>150402000</text:p>
          </table:table-cell>
          <table:table-cell office:value-type="float" office:value="12593721" calcext:value-type="float">
            <text:p>12593721</text:p>
          </table:table-cell>
        </table:table-row>
        <table:table-row table:style-name="ro1">
          <table:table-cell office:value-type="string" calcext:value-type="string">
            <text:p>0500000US54095</text:p>
          </table:table-cell>
          <table:table-cell office:value-type="float" office:value="54095" calcext:value-type="float">
            <text:p>54095</text:p>
          </table:table-cell>
          <table:table-cell office:value-type="string" calcext:value-type="string">
            <text:p>Tyler County, West Virginia</text:p>
          </table:table-cell>
          <table:table-cell office:value-type="float" office:value="182839400" calcext:value-type="float">
            <text:p>182839400</text:p>
          </table:table-cell>
          <table:table-cell office:value-type="float" office:value="14977295" calcext:value-type="float">
            <text:p>14977295</text:p>
          </table:table-cell>
        </table:table-row>
        <table:table-row table:style-name="ro1">
          <table:table-cell office:value-type="string" calcext:value-type="string">
            <text:p>0500000US54097</text:p>
          </table:table-cell>
          <table:table-cell office:value-type="float" office:value="54097" calcext:value-type="float">
            <text:p>54097</text:p>
          </table:table-cell>
          <table:table-cell office:value-type="string" calcext:value-type="string">
            <text:p>Upshur County, West Virginia</text:p>
          </table:table-cell>
          <table:table-cell office:value-type="float" office:value="458237100" calcext:value-type="float">
            <text:p>458237100</text:p>
          </table:table-cell>
          <table:table-cell office:value-type="float" office:value="26828533" calcext:value-type="float">
            <text:p>26828533</text:p>
          </table:table-cell>
        </table:table-row>
        <table:table-row table:style-name="ro1">
          <table:table-cell office:value-type="string" calcext:value-type="string">
            <text:p>0500000US54099</text:p>
          </table:table-cell>
          <table:table-cell office:value-type="float" office:value="54099" calcext:value-type="float">
            <text:p>54099</text:p>
          </table:table-cell>
          <table:table-cell office:value-type="string" calcext:value-type="string">
            <text:p>Wayne County, West Virginia</text:p>
          </table:table-cell>
          <table:table-cell office:value-type="float" office:value="763252100" calcext:value-type="float">
            <text:p>763252100</text:p>
          </table:table-cell>
          <table:table-cell office:value-type="float" office:value="39345382" calcext:value-type="float">
            <text:p>39345382</text:p>
          </table:table-cell>
        </table:table-row>
        <table:table-row table:style-name="ro1">
          <table:table-cell office:value-type="string" calcext:value-type="string">
            <text:p>0500000US54101</text:p>
          </table:table-cell>
          <table:table-cell office:value-type="float" office:value="54101" calcext:value-type="float">
            <text:p>54101</text:p>
          </table:table-cell>
          <table:table-cell office:value-type="string" calcext:value-type="string">
            <text:p>Webster County, West Virginia</text:p>
          </table:table-cell>
          <table:table-cell office:value-type="float" office:value="160168800" calcext:value-type="float">
            <text:p>160168800</text:p>
          </table:table-cell>
          <table:table-cell office:value-type="float" office:value="17014045" calcext:value-type="float">
            <text:p>17014045</text:p>
          </table:table-cell>
        </table:table-row>
        <table:table-row table:style-name="ro1">
          <table:table-cell office:value-type="string" calcext:value-type="string">
            <text:p>0500000US54103</text:p>
          </table:table-cell>
          <table:table-cell office:value-type="float" office:value="54103" calcext:value-type="float">
            <text:p>54103</text:p>
          </table:table-cell>
          <table:table-cell office:value-type="string" calcext:value-type="string">
            <text:p>Wetzel County, West Virginia</text:p>
          </table:table-cell>
          <table:table-cell office:value-type="float" office:value="333198900" calcext:value-type="float">
            <text:p>333198900</text:p>
          </table:table-cell>
          <table:table-cell office:value-type="float" office:value="25517374" calcext:value-type="float">
            <text:p>25517374</text:p>
          </table:table-cell>
        </table:table-row>
        <table:table-row table:style-name="ro1">
          <table:table-cell office:value-type="string" calcext:value-type="string">
            <text:p>0500000US54105</text:p>
          </table:table-cell>
          <table:table-cell office:value-type="float" office:value="54105" calcext:value-type="float">
            <text:p>54105</text:p>
          </table:table-cell>
          <table:table-cell office:value-type="string" calcext:value-type="string">
            <text:p>Wirt County, West Virginia</text:p>
          </table:table-cell>
          <table:table-cell office:value-type="float" office:value="126174900" calcext:value-type="float">
            <text:p>126174900</text:p>
          </table:table-cell>
          <table:table-cell office:value-type="float" office:value="17775177" calcext:value-type="float">
            <text:p>17775177</text:p>
          </table:table-cell>
        </table:table-row>
        <table:table-row table:style-name="ro1">
          <table:table-cell office:value-type="string" calcext:value-type="string">
            <text:p>0500000US54107</text:p>
          </table:table-cell>
          <table:table-cell office:value-type="float" office:value="54107" calcext:value-type="float">
            <text:p>54107</text:p>
          </table:table-cell>
          <table:table-cell office:value-type="string" calcext:value-type="string">
            <text:p>Wood County, West Virginia</text:p>
          </table:table-cell>
          <table:table-cell office:value-type="float" office:value="1987665600" calcext:value-type="float">
            <text:p>1987665600</text:p>
          </table:table-cell>
          <table:table-cell office:value-type="float" office:value="69760345" calcext:value-type="float">
            <text:p>69760345</text:p>
          </table:table-cell>
        </table:table-row>
        <table:table-row table:style-name="ro1">
          <table:table-cell office:value-type="string" calcext:value-type="string">
            <text:p>0500000US54109</text:p>
          </table:table-cell>
          <table:table-cell office:value-type="float" office:value="54109" calcext:value-type="float">
            <text:p>54109</text:p>
          </table:table-cell>
          <table:table-cell office:value-type="string" calcext:value-type="string">
            <text:p>Wyoming County, West Virginia</text:p>
          </table:table-cell>
          <table:table-cell office:value-type="float" office:value="422387200" calcext:value-type="float">
            <text:p>422387200</text:p>
          </table:table-cell>
          <table:table-cell office:value-type="float" office:value="28827347" calcext:value-type="float">
            <text:p>28827347</text:p>
          </table:table-cell>
        </table:table-row>
        <table:table-row table:style-name="ro1">
          <table:table-cell office:value-type="string" calcext:value-type="string">
            <text:p>0500000US55001</text:p>
          </table:table-cell>
          <table:table-cell office:value-type="float" office:value="55001" calcext:value-type="float">
            <text:p>55001</text:p>
          </table:table-cell>
          <table:table-cell office:value-type="string" calcext:value-type="string">
            <text:p>Adams County, Wisconsin</text:p>
          </table:table-cell>
          <table:table-cell office:value-type="float" office:value="402983600" calcext:value-type="float">
            <text:p>402983600</text:p>
          </table:table-cell>
          <table:table-cell office:value-type="float" office:value="19836331" calcext:value-type="float">
            <text:p>19836331</text:p>
          </table:table-cell>
        </table:table-row>
        <table:table-row table:style-name="ro1">
          <table:table-cell office:value-type="string" calcext:value-type="string">
            <text:p>0500000US55003</text:p>
          </table:table-cell>
          <table:table-cell office:value-type="float" office:value="55003" calcext:value-type="float">
            <text:p>55003</text:p>
          </table:table-cell>
          <table:table-cell office:value-type="string" calcext:value-type="string">
            <text:p>Ashland County, Wisconsin</text:p>
          </table:table-cell>
          <table:table-cell office:value-type="float" office:value="312674500" calcext:value-type="float">
            <text:p>312674500</text:p>
          </table:table-cell>
          <table:table-cell office:value-type="float" office:value="13379766" calcext:value-type="float">
            <text:p>13379766</text:p>
          </table:table-cell>
        </table:table-row>
        <table:table-row table:style-name="ro1">
          <table:table-cell office:value-type="string" calcext:value-type="string">
            <text:p>0500000US55005</text:p>
          </table:table-cell>
          <table:table-cell office:value-type="float" office:value="55005" calcext:value-type="float">
            <text:p>55005</text:p>
          </table:table-cell>
          <table:table-cell office:value-type="string" calcext:value-type="string">
            <text:p>Barron County, Wisconsin</text:p>
          </table:table-cell>
          <table:table-cell office:value-type="float" office:value="1034373200" calcext:value-type="float">
            <text:p>1034373200</text:p>
          </table:table-cell>
          <table:table-cell office:value-type="float" office:value="27658373" calcext:value-type="float">
            <text:p>27658373</text:p>
          </table:table-cell>
        </table:table-row>
        <table:table-row table:style-name="ro1">
          <table:table-cell office:value-type="string" calcext:value-type="string">
            <text:p>0500000US55007</text:p>
          </table:table-cell>
          <table:table-cell office:value-type="float" office:value="55007" calcext:value-type="float">
            <text:p>55007</text:p>
          </table:table-cell>
          <table:table-cell office:value-type="string" calcext:value-type="string">
            <text:p>Bayfield County, Wisconsin</text:p>
          </table:table-cell>
          <table:table-cell office:value-type="float" office:value="361736800" calcext:value-type="float">
            <text:p>361736800</text:p>
          </table:table-cell>
          <table:table-cell office:value-type="float" office:value="10243424" calcext:value-type="float">
            <text:p>10243424</text:p>
          </table:table-cell>
        </table:table-row>
        <table:table-row table:style-name="ro1">
          <table:table-cell office:value-type="string" calcext:value-type="string">
            <text:p>0500000US55009</text:p>
          </table:table-cell>
          <table:table-cell office:value-type="float" office:value="55009" calcext:value-type="float">
            <text:p>55009</text:p>
          </table:table-cell>
          <table:table-cell office:value-type="string" calcext:value-type="string">
            <text:p>Brown County, Wisconsin</text:p>
          </table:table-cell>
          <table:table-cell office:value-type="float" office:value="6443060400" calcext:value-type="float">
            <text:p>6443060400</text:p>
          </table:table-cell>
          <table:table-cell office:value-type="float" office:value="137402206" calcext:value-type="float">
            <text:p>137402206</text:p>
          </table:table-cell>
        </table:table-row>
        <table:table-row table:style-name="ro1">
          <table:table-cell office:value-type="string" calcext:value-type="string">
            <text:p>0500000US55011</text:p>
          </table:table-cell>
          <table:table-cell office:value-type="float" office:value="55011" calcext:value-type="float">
            <text:p>55011</text:p>
          </table:table-cell>
          <table:table-cell office:value-type="string" calcext:value-type="string">
            <text:p>Buffalo County, Wisconsin</text:p>
          </table:table-cell>
          <table:table-cell office:value-type="float" office:value="338311000" calcext:value-type="float">
            <text:p>338311000</text:p>
          </table:table-cell>
          <table:table-cell office:value-type="float" office:value="13315861" calcext:value-type="float">
            <text:p>13315861</text:p>
          </table:table-cell>
        </table:table-row>
        <table:table-row table:style-name="ro1">
          <table:table-cell office:value-type="string" calcext:value-type="string">
            <text:p>0500000US55013</text:p>
          </table:table-cell>
          <table:table-cell office:value-type="float" office:value="55013" calcext:value-type="float">
            <text:p>55013</text:p>
          </table:table-cell>
          <table:table-cell office:value-type="string" calcext:value-type="string">
            <text:p>Burnett County, Wisconsin</text:p>
          </table:table-cell>
          <table:table-cell office:value-type="float" office:value="352321700" calcext:value-type="float">
            <text:p>352321700</text:p>
          </table:table-cell>
          <table:table-cell office:value-type="float" office:value="16154602" calcext:value-type="float">
            <text:p>16154602</text:p>
          </table:table-cell>
        </table:table-row>
        <table:table-row table:style-name="ro1">
          <table:table-cell office:value-type="string" calcext:value-type="string">
            <text:p>0500000US55015</text:p>
          </table:table-cell>
          <table:table-cell office:value-type="float" office:value="55015" calcext:value-type="float">
            <text:p>55015</text:p>
          </table:table-cell>
          <table:table-cell office:value-type="string" calcext:value-type="string">
            <text:p>Calumet County, Wisconsin</text:p>
          </table:table-cell>
          <table:table-cell office:value-type="float" office:value="1387303100" calcext:value-type="float">
            <text:p>1387303100</text:p>
          </table:table-cell>
          <table:table-cell office:value-type="float" office:value="48172425" calcext:value-type="float">
            <text:p>48172425</text:p>
          </table:table-cell>
        </table:table-row>
        <table:table-row table:style-name="ro1">
          <table:table-cell office:value-type="string" calcext:value-type="string">
            <text:p>0500000US55017</text:p>
          </table:table-cell>
          <table:table-cell office:value-type="float" office:value="55017" calcext:value-type="float">
            <text:p>55017</text:p>
          </table:table-cell>
          <table:table-cell office:value-type="string" calcext:value-type="string">
            <text:p>Chippewa County, Wisconsin</text:p>
          </table:table-cell>
          <table:table-cell office:value-type="float" office:value="1548634900" calcext:value-type="float">
            <text:p>1548634900</text:p>
          </table:table-cell>
          <table:table-cell office:value-type="float" office:value="44579059" calcext:value-type="float">
            <text:p>44579059</text:p>
          </table:table-cell>
        </table:table-row>
        <table:table-row table:style-name="ro1">
          <table:table-cell office:value-type="string" calcext:value-type="string">
            <text:p>0500000US55019</text:p>
          </table:table-cell>
          <table:table-cell office:value-type="float" office:value="55019" calcext:value-type="float">
            <text:p>55019</text:p>
          </table:table-cell>
          <table:table-cell office:value-type="string" calcext:value-type="string">
            <text:p>Clark County, Wisconsin</text:p>
          </table:table-cell>
          <table:table-cell office:value-type="float" office:value="707271600" calcext:value-type="float">
            <text:p>707271600</text:p>
          </table:table-cell>
          <table:table-cell office:value-type="float" office:value="20216909" calcext:value-type="float">
            <text:p>20216909</text:p>
          </table:table-cell>
        </table:table-row>
        <table:table-row table:style-name="ro1">
          <table:table-cell office:value-type="string" calcext:value-type="string">
            <text:p>0500000US55021</text:p>
          </table:table-cell>
          <table:table-cell office:value-type="float" office:value="55021" calcext:value-type="float">
            <text:p>55021</text:p>
          </table:table-cell>
          <table:table-cell office:value-type="string" calcext:value-type="string">
            <text:p>Columbia County, Wisconsin</text:p>
          </table:table-cell>
          <table:table-cell office:value-type="float" office:value="1573462200" calcext:value-type="float">
            <text:p>1573462200</text:p>
          </table:table-cell>
          <table:table-cell office:value-type="float" office:value="43543617" calcext:value-type="float">
            <text:p>43543617</text:p>
          </table:table-cell>
        </table:table-row>
        <table:table-row table:style-name="ro1">
          <table:table-cell office:value-type="string" calcext:value-type="string">
            <text:p>0500000US55023</text:p>
          </table:table-cell>
          <table:table-cell office:value-type="float" office:value="55023" calcext:value-type="float">
            <text:p>55023</text:p>
          </table:table-cell>
          <table:table-cell office:value-type="string" calcext:value-type="string">
            <text:p>Crawford County, Wisconsin</text:p>
          </table:table-cell>
          <table:table-cell office:value-type="float" office:value="356634700" calcext:value-type="float">
            <text:p>356634700</text:p>
          </table:table-cell>
          <table:table-cell office:value-type="float" office:value="14622678" calcext:value-type="float">
            <text:p>14622678</text:p>
          </table:table-cell>
        </table:table-row>
        <table:table-row table:style-name="ro1">
          <table:table-cell office:value-type="string" calcext:value-type="string">
            <text:p>0500000US55025</text:p>
          </table:table-cell>
          <table:table-cell office:value-type="float" office:value="55025" calcext:value-type="float">
            <text:p>55025</text:p>
          </table:table-cell>
          <table:table-cell office:value-type="string" calcext:value-type="string">
            <text:p>Dane County, Wisconsin</text:p>
          </table:table-cell>
          <table:table-cell office:value-type="float" office:value="15661330300" calcext:value-type="float">
            <text:p>15661330300</text:p>
          </table:table-cell>
          <table:table-cell office:value-type="float" office:value="204509218" calcext:value-type="float">
            <text:p>204509218</text:p>
          </table:table-cell>
        </table:table-row>
        <table:table-row table:style-name="ro1">
          <table:table-cell office:value-type="string" calcext:value-type="string">
            <text:p>0500000US55027</text:p>
          </table:table-cell>
          <table:table-cell office:value-type="float" office:value="55027" calcext:value-type="float">
            <text:p>55027</text:p>
          </table:table-cell>
          <table:table-cell office:value-type="string" calcext:value-type="string">
            <text:p>Dodge County, Wisconsin</text:p>
          </table:table-cell>
          <table:table-cell office:value-type="float" office:value="2057344700" calcext:value-type="float">
            <text:p>2057344700</text:p>
          </table:table-cell>
          <table:table-cell office:value-type="float" office:value="45453468" calcext:value-type="float">
            <text:p>45453468</text:p>
          </table:table-cell>
        </table:table-row>
        <table:table-row table:style-name="ro1">
          <table:table-cell office:value-type="string" calcext:value-type="string">
            <text:p>0500000US55029</text:p>
          </table:table-cell>
          <table:table-cell office:value-type="float" office:value="55029" calcext:value-type="float">
            <text:p>55029</text:p>
          </table:table-cell>
          <table:table-cell office:value-type="string" calcext:value-type="string">
            <text:p>Door County, Wisconsin</text:p>
          </table:table-cell>
          <table:table-cell office:value-type="float" office:value="847807800" calcext:value-type="float">
            <text:p>847807800</text:p>
          </table:table-cell>
          <table:table-cell office:value-type="float" office:value="40430434" calcext:value-type="float">
            <text:p>40430434</text:p>
          </table:table-cell>
        </table:table-row>
        <table:table-row table:style-name="ro1">
          <table:table-cell office:value-type="string" calcext:value-type="string">
            <text:p>0500000US55031</text:p>
          </table:table-cell>
          <table:table-cell office:value-type="float" office:value="55031" calcext:value-type="float">
            <text:p>55031</text:p>
          </table:table-cell>
          <table:table-cell office:value-type="string" calcext:value-type="string">
            <text:p>Douglas County, Wisconsin</text:p>
          </table:table-cell>
          <table:table-cell office:value-type="float" office:value="1024869400" calcext:value-type="float">
            <text:p>1024869400</text:p>
          </table:table-cell>
          <table:table-cell office:value-type="float" office:value="26089273" calcext:value-type="float">
            <text:p>26089273</text:p>
          </table:table-cell>
        </table:table-row>
        <table:table-row table:style-name="ro1">
          <table:table-cell office:value-type="string" calcext:value-type="string">
            <text:p>0500000US55033</text:p>
          </table:table-cell>
          <table:table-cell office:value-type="float" office:value="55033" calcext:value-type="float">
            <text:p>55033</text:p>
          </table:table-cell>
          <table:table-cell office:value-type="string" calcext:value-type="string">
            <text:p>Dunn County, Wisconsin</text:p>
          </table:table-cell>
          <table:table-cell office:value-type="float" office:value="986588100" calcext:value-type="float">
            <text:p>986588100</text:p>
          </table:table-cell>
          <table:table-cell office:value-type="float" office:value="41611378" calcext:value-type="float">
            <text:p>41611378</text:p>
          </table:table-cell>
        </table:table-row>
        <table:table-row table:style-name="ro1">
          <table:table-cell office:value-type="string" calcext:value-type="string">
            <text:p>0500000US55035</text:p>
          </table:table-cell>
          <table:table-cell office:value-type="float" office:value="55035" calcext:value-type="float">
            <text:p>55035</text:p>
          </table:table-cell>
          <table:table-cell office:value-type="string" calcext:value-type="string">
            <text:p>Eau Claire County, Wisconsin</text:p>
          </table:table-cell>
          <table:table-cell office:value-type="float" office:value="2445058700" calcext:value-type="float">
            <text:p>2445058700</text:p>
          </table:table-cell>
          <table:table-cell office:value-type="float" office:value="80080080" calcext:value-type="float">
            <text:p>80080080</text:p>
          </table:table-cell>
        </table:table-row>
        <table:table-row table:style-name="ro1">
          <table:table-cell office:value-type="string" calcext:value-type="string">
            <text:p>0500000US55037</text:p>
          </table:table-cell>
          <table:table-cell office:value-type="float" office:value="55037" calcext:value-type="float">
            <text:p>55037</text:p>
          </table:table-cell>
          <table:table-cell office:value-type="string" calcext:value-type="string">
            <text:p>Florence County, Wisconsin</text:p>
          </table:table-cell>
          <table:table-cell office:value-type="float" office:value="106709600" calcext:value-type="float">
            <text:p>106709600</text:p>
          </table:table-cell>
          <table:table-cell office:value-type="float" office:value="8396335" calcext:value-type="float">
            <text:p>8396335</text:p>
          </table:table-cell>
        </table:table-row>
        <table:table-row table:style-name="ro1">
          <table:table-cell office:value-type="string" calcext:value-type="string">
            <text:p>0500000US55039</text:p>
          </table:table-cell>
          <table:table-cell office:value-type="float" office:value="55039" calcext:value-type="float">
            <text:p>55039</text:p>
          </table:table-cell>
          <table:table-cell office:value-type="string" calcext:value-type="string">
            <text:p>Fond du Lac County, Wisconsin</text:p>
          </table:table-cell>
          <table:table-cell office:value-type="float" office:value="2633596500" calcext:value-type="float">
            <text:p>2633596500</text:p>
          </table:table-cell>
          <table:table-cell office:value-type="float" office:value="66111199" calcext:value-type="float">
            <text:p>66111199</text:p>
          </table:table-cell>
        </table:table-row>
        <table:table-row table:style-name="ro1">
          <table:table-cell office:value-type="string" calcext:value-type="string">
            <text:p>0500000US55041</text:p>
          </table:table-cell>
          <table:table-cell office:value-type="float" office:value="55041" calcext:value-type="float">
            <text:p>55041</text:p>
          </table:table-cell>
          <table:table-cell office:value-type="string" calcext:value-type="string">
            <text:p>Forest County, Wisconsin</text:p>
          </table:table-cell>
          <table:table-cell office:value-type="float" office:value="167619200" calcext:value-type="float">
            <text:p>167619200</text:p>
          </table:table-cell>
          <table:table-cell office:value-type="float" office:value="9574191" calcext:value-type="float">
            <text:p>9574191</text:p>
          </table:table-cell>
        </table:table-row>
        <table:table-row table:style-name="ro1">
          <table:table-cell office:value-type="string" calcext:value-type="string">
            <text:p>0500000US55043</text:p>
          </table:table-cell>
          <table:table-cell office:value-type="float" office:value="55043" calcext:value-type="float">
            <text:p>55043</text:p>
          </table:table-cell>
          <table:table-cell office:value-type="string" calcext:value-type="string">
            <text:p>Grant County, Wisconsin</text:p>
          </table:table-cell>
          <table:table-cell office:value-type="float" office:value="1114105300" calcext:value-type="float">
            <text:p>1114105300</text:p>
          </table:table-cell>
          <table:table-cell office:value-type="float" office:value="24167008" calcext:value-type="float">
            <text:p>24167008</text:p>
          </table:table-cell>
        </table:table-row>
        <table:table-row table:style-name="ro1">
          <table:table-cell office:value-type="string" calcext:value-type="string">
            <text:p>0500000US55045</text:p>
          </table:table-cell>
          <table:table-cell office:value-type="float" office:value="55045" calcext:value-type="float">
            <text:p>55045</text:p>
          </table:table-cell>
          <table:table-cell office:value-type="string" calcext:value-type="string">
            <text:p>Green County, Wisconsin</text:p>
          </table:table-cell>
          <table:table-cell office:value-type="float" office:value="996520200" calcext:value-type="float">
            <text:p>996520200</text:p>
          </table:table-cell>
          <table:table-cell office:value-type="float" office:value="24622927" calcext:value-type="float">
            <text:p>24622927</text:p>
          </table:table-cell>
        </table:table-row>
        <table:table-row table:style-name="ro1">
          <table:table-cell office:value-type="string" calcext:value-type="string">
            <text:p>0500000US55047</text:p>
          </table:table-cell>
          <table:table-cell office:value-type="float" office:value="55047" calcext:value-type="float">
            <text:p>55047</text:p>
          </table:table-cell>
          <table:table-cell office:value-type="string" calcext:value-type="string">
            <text:p>Green Lake County, Wisconsin</text:p>
          </table:table-cell>
          <table:table-cell office:value-type="float" office:value="462969500" calcext:value-type="float">
            <text:p>462969500</text:p>
          </table:table-cell>
          <table:table-cell office:value-type="float" office:value="20352315" calcext:value-type="float">
            <text:p>20352315</text:p>
          </table:table-cell>
        </table:table-row>
        <table:table-row table:style-name="ro1">
          <table:table-cell office:value-type="string" calcext:value-type="string">
            <text:p>0500000US55049</text:p>
          </table:table-cell>
          <table:table-cell office:value-type="float" office:value="55049" calcext:value-type="float">
            <text:p>55049</text:p>
          </table:table-cell>
          <table:table-cell office:value-type="string" calcext:value-type="string">
            <text:p>Iowa County, Wisconsin</text:p>
          </table:table-cell>
          <table:table-cell office:value-type="float" office:value="646892300" calcext:value-type="float">
            <text:p>646892300</text:p>
          </table:table-cell>
          <table:table-cell office:value-type="float" office:value="22782841" calcext:value-type="float">
            <text:p>22782841</text:p>
          </table:table-cell>
        </table:table-row>
        <table:table-row table:style-name="ro1">
          <table:table-cell office:value-type="string" calcext:value-type="string">
            <text:p>0500000US55051</text:p>
          </table:table-cell>
          <table:table-cell office:value-type="float" office:value="55051" calcext:value-type="float">
            <text:p>55051</text:p>
          </table:table-cell>
          <table:table-cell office:value-type="string" calcext:value-type="string">
            <text:p>Iron County, Wisconsin</text:p>
          </table:table-cell>
          <table:table-cell office:value-type="float" office:value="149000100" calcext:value-type="float">
            <text:p>149000100</text:p>
          </table:table-cell>
          <table:table-cell office:value-type="float" office:value="9901216" calcext:value-type="float">
            <text:p>9901216</text:p>
          </table:table-cell>
        </table:table-row>
        <table:table-row table:style-name="ro1">
          <table:table-cell office:value-type="string" calcext:value-type="string">
            <text:p>0500000US55053</text:p>
          </table:table-cell>
          <table:table-cell office:value-type="float" office:value="55053" calcext:value-type="float">
            <text:p>55053</text:p>
          </table:table-cell>
          <table:table-cell office:value-type="string" calcext:value-type="string">
            <text:p>Jackson County, Wisconsin</text:p>
          </table:table-cell>
          <table:table-cell office:value-type="float" office:value="430816900" calcext:value-type="float">
            <text:p>430816900</text:p>
          </table:table-cell>
          <table:table-cell office:value-type="float" office:value="14628163" calcext:value-type="float">
            <text:p>14628163</text:p>
          </table:table-cell>
        </table:table-row>
        <table:table-row table:style-name="ro1">
          <table:table-cell office:value-type="string" calcext:value-type="string">
            <text:p>0500000US55055</text:p>
          </table:table-cell>
          <table:table-cell office:value-type="float" office:value="55055" calcext:value-type="float">
            <text:p>55055</text:p>
          </table:table-cell>
          <table:table-cell office:value-type="string" calcext:value-type="string">
            <text:p>Jefferson County, Wisconsin</text:p>
          </table:table-cell>
          <table:table-cell office:value-type="float" office:value="2123292300" calcext:value-type="float">
            <text:p>2123292300</text:p>
          </table:table-cell>
          <table:table-cell office:value-type="float" office:value="58912527" calcext:value-type="float">
            <text:p>58912527</text:p>
          </table:table-cell>
        </table:table-row>
        <table:table-row table:style-name="ro1">
          <table:table-cell office:value-type="string" calcext:value-type="string">
            <text:p>0500000US55057</text:p>
          </table:table-cell>
          <table:table-cell office:value-type="float" office:value="55057" calcext:value-type="float">
            <text:p>55057</text:p>
          </table:table-cell>
          <table:table-cell office:value-type="string" calcext:value-type="string">
            <text:p>Juneau County, Wisconsin</text:p>
          </table:table-cell>
          <table:table-cell office:value-type="float" office:value="542626400" calcext:value-type="float">
            <text:p>542626400</text:p>
          </table:table-cell>
          <table:table-cell office:value-type="float" office:value="18652723" calcext:value-type="float">
            <text:p>18652723</text:p>
          </table:table-cell>
        </table:table-row>
        <table:table-row table:style-name="ro1">
          <table:table-cell office:value-type="string" calcext:value-type="string">
            <text:p>0500000US55059</text:p>
          </table:table-cell>
          <table:table-cell office:value-type="float" office:value="55059" calcext:value-type="float">
            <text:p>55059</text:p>
          </table:table-cell>
          <table:table-cell office:value-type="string" calcext:value-type="string">
            <text:p>Kenosha County, Wisconsin</text:p>
          </table:table-cell>
          <table:table-cell office:value-type="float" office:value="3765482700" calcext:value-type="float">
            <text:p>3765482700</text:p>
          </table:table-cell>
          <table:table-cell office:value-type="float" office:value="101370366" calcext:value-type="float">
            <text:p>101370366</text:p>
          </table:table-cell>
        </table:table-row>
        <table:table-row table:style-name="ro1">
          <table:table-cell office:value-type="string" calcext:value-type="string">
            <text:p>0500000US55061</text:p>
          </table:table-cell>
          <table:table-cell office:value-type="float" office:value="55061" calcext:value-type="float">
            <text:p>55061</text:p>
          </table:table-cell>
          <table:table-cell office:value-type="string" calcext:value-type="string">
            <text:p>Kewaunee County, Wisconsin</text:p>
          </table:table-cell>
          <table:table-cell office:value-type="float" office:value="523290200" calcext:value-type="float">
            <text:p>523290200</text:p>
          </table:table-cell>
          <table:table-cell office:value-type="float" office:value="17877061" calcext:value-type="float">
            <text:p>17877061</text:p>
          </table:table-cell>
        </table:table-row>
        <table:table-row table:style-name="ro1">
          <table:table-cell office:value-type="string" calcext:value-type="string">
            <text:p>0500000US55063</text:p>
          </table:table-cell>
          <table:table-cell office:value-type="float" office:value="55063" calcext:value-type="float">
            <text:p>55063</text:p>
          </table:table-cell>
          <table:table-cell office:value-type="string" calcext:value-type="string">
            <text:p>La Crosse County, Wisconsin</text:p>
          </table:table-cell>
          <table:table-cell office:value-type="float" office:value="2998108000" calcext:value-type="float">
            <text:p>2998108000</text:p>
          </table:table-cell>
          <table:table-cell office:value-type="float" office:value="87605308" calcext:value-type="float">
            <text:p>87605308</text:p>
          </table:table-cell>
        </table:table-row>
        <table:table-row table:style-name="ro1">
          <table:table-cell office:value-type="string" calcext:value-type="string">
            <text:p>0500000US55065</text:p>
          </table:table-cell>
          <table:table-cell office:value-type="float" office:value="55065" calcext:value-type="float">
            <text:p>55065</text:p>
          </table:table-cell>
          <table:table-cell office:value-type="string" calcext:value-type="string">
            <text:p>Lafayette County, Wisconsin</text:p>
          </table:table-cell>
          <table:table-cell office:value-type="float" office:value="411667600" calcext:value-type="float">
            <text:p>411667600</text:p>
          </table:table-cell>
          <table:table-cell office:value-type="float" office:value="15417177" calcext:value-type="float">
            <text:p>15417177</text:p>
          </table:table-cell>
        </table:table-row>
        <table:table-row table:style-name="ro1">
          <table:table-cell office:value-type="string" calcext:value-type="string">
            <text:p>0500000US55067</text:p>
          </table:table-cell>
          <table:table-cell office:value-type="float" office:value="55067" calcext:value-type="float">
            <text:p>55067</text:p>
          </table:table-cell>
          <table:table-cell office:value-type="string" calcext:value-type="string">
            <text:p>Langlade County, Wisconsin</text:p>
          </table:table-cell>
          <table:table-cell office:value-type="float" office:value="450569400" calcext:value-type="float">
            <text:p>450569400</text:p>
          </table:table-cell>
          <table:table-cell office:value-type="float" office:value="18100877" calcext:value-type="float">
            <text:p>18100877</text:p>
          </table:table-cell>
        </table:table-row>
        <table:table-row table:style-name="ro1">
          <table:table-cell office:value-type="string" calcext:value-type="string">
            <text:p>0500000US55069</text:p>
          </table:table-cell>
          <table:table-cell office:value-type="float" office:value="55069" calcext:value-type="float">
            <text:p>55069</text:p>
          </table:table-cell>
          <table:table-cell office:value-type="string" calcext:value-type="string">
            <text:p>Lincoln County, Wisconsin</text:p>
          </table:table-cell>
          <table:table-cell office:value-type="float" office:value="727808500" calcext:value-type="float">
            <text:p>727808500</text:p>
          </table:table-cell>
          <table:table-cell office:value-type="float" office:value="23266449" calcext:value-type="float">
            <text:p>23266449</text:p>
          </table:table-cell>
        </table:table-row>
        <table:table-row table:style-name="ro1">
          <table:table-cell office:value-type="string" calcext:value-type="string">
            <text:p>0500000US55071</text:p>
          </table:table-cell>
          <table:table-cell office:value-type="float" office:value="55071" calcext:value-type="float">
            <text:p>55071</text:p>
          </table:table-cell>
          <table:table-cell office:value-type="string" calcext:value-type="string">
            <text:p>Manitowoc County, Wisconsin</text:p>
          </table:table-cell>
          <table:table-cell office:value-type="float" office:value="1974854500" calcext:value-type="float">
            <text:p>1974854500</text:p>
          </table:table-cell>
          <table:table-cell office:value-type="float" office:value="47207885" calcext:value-type="float">
            <text:p>47207885</text:p>
          </table:table-cell>
        </table:table-row>
        <table:table-row table:style-name="ro1">
          <table:table-cell office:value-type="string" calcext:value-type="string">
            <text:p>0500000US55073</text:p>
          </table:table-cell>
          <table:table-cell office:value-type="float" office:value="55073" calcext:value-type="float">
            <text:p>55073</text:p>
          </table:table-cell>
          <table:table-cell office:value-type="string" calcext:value-type="string">
            <text:p>Marathon County, Wisconsin</text:p>
          </table:table-cell>
          <table:table-cell office:value-type="float" office:value="3570965500" calcext:value-type="float">
            <text:p>3570965500</text:p>
          </table:table-cell>
          <table:table-cell office:value-type="float" office:value="108844850" calcext:value-type="float">
            <text:p>108844850</text:p>
          </table:table-cell>
        </table:table-row>
        <table:table-row table:style-name="ro1">
          <table:table-cell office:value-type="string" calcext:value-type="string">
            <text:p>0500000US55075</text:p>
          </table:table-cell>
          <table:table-cell office:value-type="float" office:value="55075" calcext:value-type="float">
            <text:p>55075</text:p>
          </table:table-cell>
          <table:table-cell office:value-type="string" calcext:value-type="string">
            <text:p>Marinette County, Wisconsin</text:p>
          </table:table-cell>
          <table:table-cell office:value-type="float" office:value="953921400" calcext:value-type="float">
            <text:p>953921400</text:p>
          </table:table-cell>
          <table:table-cell office:value-type="float" office:value="34391792" calcext:value-type="float">
            <text:p>34391792</text:p>
          </table:table-cell>
        </table:table-row>
        <table:table-row table:style-name="ro1">
          <table:table-cell office:value-type="string" calcext:value-type="string">
            <text:p>0500000US55077</text:p>
          </table:table-cell>
          <table:table-cell office:value-type="float" office:value="55077" calcext:value-type="float">
            <text:p>55077</text:p>
          </table:table-cell>
          <table:table-cell office:value-type="string" calcext:value-type="string">
            <text:p>Marquette County, Wisconsin</text:p>
          </table:table-cell>
          <table:table-cell office:value-type="float" office:value="349346600" calcext:value-type="float">
            <text:p>349346600</text:p>
          </table:table-cell>
          <table:table-cell office:value-type="float" office:value="12470086" calcext:value-type="float">
            <text:p>12470086</text:p>
          </table:table-cell>
        </table:table-row>
        <table:table-row table:style-name="ro1">
          <table:table-cell office:value-type="string" calcext:value-type="string">
            <text:p>0500000US55078</text:p>
          </table:table-cell>
          <table:table-cell office:value-type="float" office:value="55078" calcext:value-type="float">
            <text:p>55078</text:p>
          </table:table-cell>
          <table:table-cell office:value-type="string" calcext:value-type="string">
            <text:p>Menominee County, Wisconsin</text:p>
          </table:table-cell>
          <table:table-cell office:value-type="float" office:value="14935200" calcext:value-type="float">
            <text:p>14935200</text:p>
          </table:table-cell>
          <table:table-cell office:value-type="float" office:value="3464936" calcext:value-type="float">
            <text:p>3464936</text:p>
          </table:table-cell>
        </table:table-row>
        <table:table-row table:style-name="ro1">
          <table:table-cell office:value-type="string" calcext:value-type="string">
            <text:p>0500000US55079</text:p>
          </table:table-cell>
          <table:table-cell office:value-type="float" office:value="55079" calcext:value-type="float">
            <text:p>55079</text:p>
          </table:table-cell>
          <table:table-cell office:value-type="string" calcext:value-type="string">
            <text:p>Milwaukee County, Wisconsin</text:p>
          </table:table-cell>
          <table:table-cell office:value-type="float" office:value="16880349700" calcext:value-type="float">
            <text:p>16880349700</text:p>
          </table:table-cell>
          <table:table-cell office:value-type="float" office:value="244301947" calcext:value-type="float">
            <text:p>244301947</text:p>
          </table:table-cell>
        </table:table-row>
        <table:table-row table:style-name="ro1">
          <table:table-cell office:value-type="string" calcext:value-type="string">
            <text:p>0500000US55081</text:p>
          </table:table-cell>
          <table:table-cell office:value-type="float" office:value="55081" calcext:value-type="float">
            <text:p>55081</text:p>
          </table:table-cell>
          <table:table-cell office:value-type="string" calcext:value-type="string">
            <text:p>Monroe County, Wisconsin</text:p>
          </table:table-cell>
          <table:table-cell office:value-type="float" office:value="1010116500" calcext:value-type="float">
            <text:p>1010116500</text:p>
          </table:table-cell>
          <table:table-cell office:value-type="float" office:value="26348788" calcext:value-type="float">
            <text:p>26348788</text:p>
          </table:table-cell>
        </table:table-row>
        <table:table-row table:style-name="ro1">
          <table:table-cell office:value-type="string" calcext:value-type="string">
            <text:p>0500000US55083</text:p>
          </table:table-cell>
          <table:table-cell office:value-type="float" office:value="55083" calcext:value-type="float">
            <text:p>55083</text:p>
          </table:table-cell>
          <table:table-cell office:value-type="string" calcext:value-type="string">
            <text:p>Oconto County, Wisconsin</text:p>
          </table:table-cell>
          <table:table-cell office:value-type="float" office:value="963949800" calcext:value-type="float">
            <text:p>963949800</text:p>
          </table:table-cell>
          <table:table-cell office:value-type="float" office:value="30198352" calcext:value-type="float">
            <text:p>30198352</text:p>
          </table:table-cell>
        </table:table-row>
        <table:table-row table:style-name="ro1">
          <table:table-cell office:value-type="string" calcext:value-type="string">
            <text:p>0500000US55085</text:p>
          </table:table-cell>
          <table:table-cell office:value-type="float" office:value="55085" calcext:value-type="float">
            <text:p>55085</text:p>
          </table:table-cell>
          <table:table-cell office:value-type="string" calcext:value-type="string">
            <text:p>Oneida County, Wisconsin</text:p>
          </table:table-cell>
          <table:table-cell office:value-type="float" office:value="874436100" calcext:value-type="float">
            <text:p>874436100</text:p>
          </table:table-cell>
          <table:table-cell office:value-type="float" office:value="37042125" calcext:value-type="float">
            <text:p>37042125</text:p>
          </table:table-cell>
        </table:table-row>
        <table:table-row table:style-name="ro1">
          <table:table-cell office:value-type="string" calcext:value-type="string">
            <text:p>0500000US55087</text:p>
          </table:table-cell>
          <table:table-cell office:value-type="float" office:value="55087" calcext:value-type="float">
            <text:p>55087</text:p>
          </table:table-cell>
          <table:table-cell office:value-type="string" calcext:value-type="string">
            <text:p>Outagamie County, Wisconsin</text:p>
          </table:table-cell>
          <table:table-cell office:value-type="float" office:value="4725905400" calcext:value-type="float">
            <text:p>4725905400</text:p>
          </table:table-cell>
          <table:table-cell office:value-type="float" office:value="85231003" calcext:value-type="float">
            <text:p>85231003</text:p>
          </table:table-cell>
        </table:table-row>
        <table:table-row table:style-name="ro1">
          <table:table-cell office:value-type="string" calcext:value-type="string">
            <text:p>0500000US55089</text:p>
          </table:table-cell>
          <table:table-cell office:value-type="float" office:value="55089" calcext:value-type="float">
            <text:p>55089</text:p>
          </table:table-cell>
          <table:table-cell office:value-type="string" calcext:value-type="string">
            <text:p>Ozaukee County, Wisconsin</text:p>
          </table:table-cell>
          <table:table-cell office:value-type="float" office:value="3500089800" calcext:value-type="float">
            <text:p>3500089800</text:p>
          </table:table-cell>
          <table:table-cell office:value-type="float" office:value="116524727" calcext:value-type="float">
            <text:p>116524727</text:p>
          </table:table-cell>
        </table:table-row>
        <table:table-row table:style-name="ro1">
          <table:table-cell office:value-type="string" calcext:value-type="string">
            <text:p>0500000US55091</text:p>
          </table:table-cell>
          <table:table-cell office:value-type="float" office:value="55091" calcext:value-type="float">
            <text:p>55091</text:p>
          </table:table-cell>
          <table:table-cell office:value-type="string" calcext:value-type="string">
            <text:p>Pepin County, Wisconsin</text:p>
          </table:table-cell>
          <table:table-cell office:value-type="float" office:value="175974500" calcext:value-type="float">
            <text:p>175974500</text:p>
          </table:table-cell>
          <table:table-cell office:value-type="float" office:value="7410894" calcext:value-type="float">
            <text:p>7410894</text:p>
          </table:table-cell>
        </table:table-row>
        <table:table-row table:style-name="ro1">
          <table:table-cell office:value-type="string" calcext:value-type="string">
            <text:p>0500000US55093</text:p>
          </table:table-cell>
          <table:table-cell office:value-type="float" office:value="55093" calcext:value-type="float">
            <text:p>55093</text:p>
          </table:table-cell>
          <table:table-cell office:value-type="string" calcext:value-type="string">
            <text:p>Pierce County, Wisconsin</text:p>
          </table:table-cell>
          <table:table-cell office:value-type="float" office:value="1134577800" calcext:value-type="float">
            <text:p>1134577800</text:p>
          </table:table-cell>
          <table:table-cell office:value-type="float" office:value="43114139" calcext:value-type="float">
            <text:p>43114139</text:p>
          </table:table-cell>
        </table:table-row>
        <table:table-row table:style-name="ro1">
          <table:table-cell office:value-type="string" calcext:value-type="string">
            <text:p>0500000US55095</text:p>
          </table:table-cell>
          <table:table-cell office:value-type="float" office:value="55095" calcext:value-type="float">
            <text:p>55095</text:p>
          </table:table-cell>
          <table:table-cell office:value-type="string" calcext:value-type="string">
            <text:p>Polk County, Wisconsin</text:p>
          </table:table-cell>
          <table:table-cell office:value-type="float" office:value="1111911900" calcext:value-type="float">
            <text:p>1111911900</text:p>
          </table:table-cell>
          <table:table-cell office:value-type="float" office:value="33319186" calcext:value-type="float">
            <text:p>33319186</text:p>
          </table:table-cell>
        </table:table-row>
        <table:table-row table:style-name="ro1">
          <table:table-cell office:value-type="string" calcext:value-type="string">
            <text:p>0500000US55097</text:p>
          </table:table-cell>
          <table:table-cell office:value-type="float" office:value="55097" calcext:value-type="float">
            <text:p>55097</text:p>
          </table:table-cell>
          <table:table-cell office:value-type="string" calcext:value-type="string">
            <text:p>Portage County, Wisconsin</text:p>
          </table:table-cell>
          <table:table-cell office:value-type="float" office:value="1738224200" calcext:value-type="float">
            <text:p>1738224200</text:p>
          </table:table-cell>
          <table:table-cell office:value-type="float" office:value="49589407" calcext:value-type="float">
            <text:p>49589407</text:p>
          </table:table-cell>
        </table:table-row>
        <table:table-row table:style-name="ro1">
          <table:table-cell office:value-type="string" calcext:value-type="string">
            <text:p>0500000US55099</text:p>
          </table:table-cell>
          <table:table-cell office:value-type="float" office:value="55099" calcext:value-type="float">
            <text:p>55099</text:p>
          </table:table-cell>
          <table:table-cell office:value-type="string" calcext:value-type="string">
            <text:p>Price County, Wisconsin</text:p>
          </table:table-cell>
          <table:table-cell office:value-type="float" office:value="341197200" calcext:value-type="float">
            <text:p>341197200</text:p>
          </table:table-cell>
          <table:table-cell office:value-type="float" office:value="35628655" calcext:value-type="float">
            <text:p>35628655</text:p>
          </table:table-cell>
        </table:table-row>
        <table:table-row table:style-name="ro1">
          <table:table-cell office:value-type="string" calcext:value-type="string">
            <text:p>0500000US55101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Racine County, Wisconsin</text:p>
          </table:table-cell>
          <table:table-cell office:value-type="float" office:value="4630073300" calcext:value-type="float">
            <text:p>4630073300</text:p>
          </table:table-cell>
          <table:table-cell office:value-type="float" office:value="97832892" calcext:value-type="float">
            <text:p>97832892</text:p>
          </table:table-cell>
        </table:table-row>
        <table:table-row table:style-name="ro1">
          <table:table-cell office:value-type="string" calcext:value-type="string">
            <text:p>0500000US55103</text:p>
          </table:table-cell>
          <table:table-cell office:value-type="float" office:value="55103" calcext:value-type="float">
            <text:p>55103</text:p>
          </table:table-cell>
          <table:table-cell office:value-type="string" calcext:value-type="string">
            <text:p>Richland County, Wisconsin</text:p>
          </table:table-cell>
          <table:table-cell office:value-type="float" office:value="418172600" calcext:value-type="float">
            <text:p>418172600</text:p>
          </table:table-cell>
          <table:table-cell office:value-type="float" office:value="23703464" calcext:value-type="float">
            <text:p>23703464</text:p>
          </table:table-cell>
        </table:table-row>
        <table:table-row table:style-name="ro1">
          <table:table-cell office:value-type="string" calcext:value-type="string">
            <text:p>0500000US55105</text:p>
          </table:table-cell>
          <table:table-cell office:value-type="float" office:value="55105" calcext:value-type="float">
            <text:p>55105</text:p>
          </table:table-cell>
          <table:table-cell office:value-type="string" calcext:value-type="string">
            <text:p>Rock County, Wisconsin</text:p>
          </table:table-cell>
          <table:table-cell office:value-type="float" office:value="3650389500" calcext:value-type="float">
            <text:p>3650389500</text:p>
          </table:table-cell>
          <table:table-cell office:value-type="float" office:value="80110720" calcext:value-type="float">
            <text:p>80110720</text:p>
          </table:table-cell>
        </table:table-row>
        <table:table-row table:style-name="ro1">
          <table:table-cell office:value-type="string" calcext:value-type="string">
            <text:p>0500000US55107</text:p>
          </table:table-cell>
          <table:table-cell office:value-type="float" office:value="55107" calcext:value-type="float">
            <text:p>55107</text:p>
          </table:table-cell>
          <table:table-cell office:value-type="string" calcext:value-type="string">
            <text:p>Rusk County, Wisconsin</text:p>
          </table:table-cell>
          <table:table-cell office:value-type="float" office:value="304804000" calcext:value-type="float">
            <text:p>304804000</text:p>
          </table:table-cell>
          <table:table-cell office:value-type="float" office:value="14217952" calcext:value-type="float">
            <text:p>14217952</text:p>
          </table:table-cell>
        </table:table-row>
        <table:table-row table:style-name="ro1">
          <table:table-cell office:value-type="string" calcext:value-type="string">
            <text:p>0500000US55109</text:p>
          </table:table-cell>
          <table:table-cell office:value-type="float" office:value="55109" calcext:value-type="float">
            <text:p>55109</text:p>
          </table:table-cell>
          <table:table-cell office:value-type="string" calcext:value-type="string">
            <text:p>St. Croix County, Wisconsin</text:p>
          </table:table-cell>
          <table:table-cell office:value-type="float" office:value="2735694500" calcext:value-type="float">
            <text:p>2735694500</text:p>
          </table:table-cell>
          <table:table-cell office:value-type="float" office:value="94734809" calcext:value-type="float">
            <text:p>94734809</text:p>
          </table:table-cell>
        </table:table-row>
        <table:table-row table:style-name="ro1">
          <table:table-cell office:value-type="string" calcext:value-type="string">
            <text:p>0500000US55111</text:p>
          </table:table-cell>
          <table:table-cell office:value-type="float" office:value="55111" calcext:value-type="float">
            <text:p>55111</text:p>
          </table:table-cell>
          <table:table-cell office:value-type="string" calcext:value-type="string">
            <text:p>Sauk County, Wisconsin</text:p>
          </table:table-cell>
          <table:table-cell office:value-type="float" office:value="1500145700" calcext:value-type="float">
            <text:p>1500145700</text:p>
          </table:table-cell>
          <table:table-cell office:value-type="float" office:value="45737725" calcext:value-type="float">
            <text:p>45737725</text:p>
          </table:table-cell>
        </table:table-row>
        <table:table-row table:style-name="ro1">
          <table:table-cell office:value-type="string" calcext:value-type="string">
            <text:p>0500000US55113</text:p>
          </table:table-cell>
          <table:table-cell office:value-type="float" office:value="55113" calcext:value-type="float">
            <text:p>55113</text:p>
          </table:table-cell>
          <table:table-cell office:value-type="string" calcext:value-type="string">
            <text:p>Sawyer County, Wisconsin</text:p>
          </table:table-cell>
          <table:table-cell office:value-type="float" office:value="369796700" calcext:value-type="float">
            <text:p>369796700</text:p>
          </table:table-cell>
          <table:table-cell office:value-type="float" office:value="21762822" calcext:value-type="float">
            <text:p>21762822</text:p>
          </table:table-cell>
        </table:table-row>
        <table:table-row table:style-name="ro1">
          <table:table-cell office:value-type="string" calcext:value-type="string">
            <text:p>0500000US55115</text:p>
          </table:table-cell>
          <table:table-cell office:value-type="float" office:value="55115" calcext:value-type="float">
            <text:p>55115</text:p>
          </table:table-cell>
          <table:table-cell office:value-type="string" calcext:value-type="string">
            <text:p>Shawano County, Wisconsin</text:p>
          </table:table-cell>
          <table:table-cell office:value-type="float" office:value="928962300" calcext:value-type="float">
            <text:p>928962300</text:p>
          </table:table-cell>
          <table:table-cell office:value-type="float" office:value="28357067" calcext:value-type="float">
            <text:p>28357067</text:p>
          </table:table-cell>
        </table:table-row>
        <table:table-row table:style-name="ro1">
          <table:table-cell office:value-type="string" calcext:value-type="string">
            <text:p>0500000US55117</text:p>
          </table:table-cell>
          <table:table-cell office:value-type="float" office:value="55117" calcext:value-type="float">
            <text:p>55117</text:p>
          </table:table-cell>
          <table:table-cell office:value-type="string" calcext:value-type="string">
            <text:p>Sheboygan County, Wisconsin</text:p>
          </table:table-cell>
          <table:table-cell office:value-type="float" office:value="2874697900" calcext:value-type="float">
            <text:p>2874697900</text:p>
          </table:table-cell>
          <table:table-cell office:value-type="float" office:value="66514374" calcext:value-type="float">
            <text:p>66514374</text:p>
          </table:table-cell>
        </table:table-row>
        <table:table-row table:style-name="ro1">
          <table:table-cell office:value-type="string" calcext:value-type="string">
            <text:p>0500000US55119</text:p>
          </table:table-cell>
          <table:table-cell office:value-type="float" office:value="55119" calcext:value-type="float">
            <text:p>55119</text:p>
          </table:table-cell>
          <table:table-cell office:value-type="string" calcext:value-type="string">
            <text:p>Taylor County, Wisconsin</text:p>
          </table:table-cell>
          <table:table-cell office:value-type="float" office:value="491215700" calcext:value-type="float">
            <text:p>491215700</text:p>
          </table:table-cell>
          <table:table-cell office:value-type="float" office:value="17619925" calcext:value-type="float">
            <text:p>17619925</text:p>
          </table:table-cell>
        </table:table-row>
        <table:table-row table:style-name="ro1">
          <table:table-cell office:value-type="string" calcext:value-type="string">
            <text:p>0500000US55121</text:p>
          </table:table-cell>
          <table:table-cell office:value-type="float" office:value="55121" calcext:value-type="float">
            <text:p>55121</text:p>
          </table:table-cell>
          <table:table-cell office:value-type="string" calcext:value-type="string">
            <text:p>Trempealeau County, Wisconsin</text:p>
          </table:table-cell>
          <table:table-cell office:value-type="float" office:value="711447500" calcext:value-type="float">
            <text:p>711447500</text:p>
          </table:table-cell>
          <table:table-cell office:value-type="float" office:value="17668815" calcext:value-type="float">
            <text:p>17668815</text:p>
          </table:table-cell>
        </table:table-row>
        <table:table-row table:style-name="ro1">
          <table:table-cell office:value-type="string" calcext:value-type="string">
            <text:p>0500000US55123</text:p>
          </table:table-cell>
          <table:table-cell office:value-type="float" office:value="55123" calcext:value-type="float">
            <text:p>55123</text:p>
          </table:table-cell>
          <table:table-cell office:value-type="string" calcext:value-type="string">
            <text:p>Vernon County, Wisconsin</text:p>
          </table:table-cell>
          <table:table-cell office:value-type="float" office:value="704565500" calcext:value-type="float">
            <text:p>704565500</text:p>
          </table:table-cell>
          <table:table-cell office:value-type="float" office:value="43618967" calcext:value-type="float">
            <text:p>43618967</text:p>
          </table:table-cell>
        </table:table-row>
        <table:table-row table:style-name="ro1">
          <table:table-cell office:value-type="string" calcext:value-type="string">
            <text:p>0500000US55125</text:p>
          </table:table-cell>
          <table:table-cell office:value-type="float" office:value="55125" calcext:value-type="float">
            <text:p>55125</text:p>
          </table:table-cell>
          <table:table-cell office:value-type="string" calcext:value-type="string">
            <text:p>Vilas County, Wisconsin</text:p>
          </table:table-cell>
          <table:table-cell office:value-type="float" office:value="531560000" calcext:value-type="float">
            <text:p>531560000</text:p>
          </table:table-cell>
          <table:table-cell office:value-type="float" office:value="21300956" calcext:value-type="float">
            <text:p>21300956</text:p>
          </table:table-cell>
        </table:table-row>
        <table:table-row table:style-name="ro1">
          <table:table-cell office:value-type="string" calcext:value-type="string">
            <text:p>0500000US55127</text:p>
          </table:table-cell>
          <table:table-cell office:value-type="float" office:value="55127" calcext:value-type="float">
            <text:p>55127</text:p>
          </table:table-cell>
          <table:table-cell office:value-type="string" calcext:value-type="string">
            <text:p>Walworth County, Wisconsin</text:p>
          </table:table-cell>
          <table:table-cell office:value-type="float" office:value="2556127200" calcext:value-type="float">
            <text:p>2556127200</text:p>
          </table:table-cell>
          <table:table-cell office:value-type="float" office:value="73430876" calcext:value-type="float">
            <text:p>73430876</text:p>
          </table:table-cell>
        </table:table-row>
        <table:table-row table:style-name="ro1">
          <table:table-cell office:value-type="string" calcext:value-type="string">
            <text:p>0500000US55129</text:p>
          </table:table-cell>
          <table:table-cell office:value-type="float" office:value="55129" calcext:value-type="float">
            <text:p>55129</text:p>
          </table:table-cell>
          <table:table-cell office:value-type="string" calcext:value-type="string">
            <text:p>Washburn County, Wisconsin</text:p>
          </table:table-cell>
          <table:table-cell office:value-type="float" office:value="392232400" calcext:value-type="float">
            <text:p>392232400</text:p>
          </table:table-cell>
          <table:table-cell office:value-type="float" office:value="16855790" calcext:value-type="float">
            <text:p>16855790</text:p>
          </table:table-cell>
        </table:table-row>
        <table:table-row table:style-name="ro1">
          <table:table-cell office:value-type="string" calcext:value-type="string">
            <text:p>0500000US55131</text:p>
          </table:table-cell>
          <table:table-cell office:value-type="float" office:value="55131" calcext:value-type="float">
            <text:p>55131</text:p>
          </table:table-cell>
          <table:table-cell office:value-type="string" calcext:value-type="string">
            <text:p>Washington County, Wisconsin</text:p>
          </table:table-cell>
          <table:table-cell office:value-type="float" office:value="4288218600" calcext:value-type="float">
            <text:p>4288218600</text:p>
          </table:table-cell>
          <table:table-cell office:value-type="float" office:value="124432057" calcext:value-type="float">
            <text:p>124432057</text:p>
          </table:table-cell>
        </table:table-row>
        <table:table-row table:style-name="ro1">
          <table:table-cell office:value-type="string" calcext:value-type="string">
            <text:p>0500000US55133</text:p>
          </table:table-cell>
          <table:table-cell office:value-type="float" office:value="55133" calcext:value-type="float">
            <text:p>55133</text:p>
          </table:table-cell>
          <table:table-cell office:value-type="string" calcext:value-type="string">
            <text:p>Waukesha County, Wisconsin</text:p>
          </table:table-cell>
          <table:table-cell office:value-type="float" office:value="14014621500" calcext:value-type="float">
            <text:p>14014621500</text:p>
          </table:table-cell>
          <table:table-cell office:value-type="float" office:value="195603610" calcext:value-type="float">
            <text:p>195603610</text:p>
          </table:table-cell>
        </table:table-row>
        <table:table-row table:style-name="ro1">
          <table:table-cell office:value-type="string" calcext:value-type="string">
            <text:p>0500000US55135</text:p>
          </table:table-cell>
          <table:table-cell office:value-type="float" office:value="55135" calcext:value-type="float">
            <text:p>55135</text:p>
          </table:table-cell>
          <table:table-cell office:value-type="string" calcext:value-type="string">
            <text:p>Waupaca County, Wisconsin</text:p>
          </table:table-cell>
          <table:table-cell office:value-type="float" office:value="1356769100" calcext:value-type="float">
            <text:p>1356769100</text:p>
          </table:table-cell>
          <table:table-cell office:value-type="float" office:value="51930632" calcext:value-type="float">
            <text:p>51930632</text:p>
          </table:table-cell>
        </table:table-row>
        <table:table-row table:style-name="ro1">
          <table:table-cell office:value-type="string" calcext:value-type="string">
            <text:p>0500000US55137</text:p>
          </table:table-cell>
          <table:table-cell office:value-type="float" office:value="55137" calcext:value-type="float">
            <text:p>55137</text:p>
          </table:table-cell>
          <table:table-cell office:value-type="string" calcext:value-type="string">
            <text:p>Waushara County, Wisconsin</text:p>
          </table:table-cell>
          <table:table-cell office:value-type="float" office:value="543543100" calcext:value-type="float">
            <text:p>543543100</text:p>
          </table:table-cell>
          <table:table-cell office:value-type="float" office:value="24141241" calcext:value-type="float">
            <text:p>24141241</text:p>
          </table:table-cell>
        </table:table-row>
        <table:table-row table:style-name="ro1">
          <table:table-cell office:value-type="string" calcext:value-type="string">
            <text:p>0500000US55139</text:p>
          </table:table-cell>
          <table:table-cell office:value-type="float" office:value="55139" calcext:value-type="float">
            <text:p>55139</text:p>
          </table:table-cell>
          <table:table-cell office:value-type="string" calcext:value-type="string">
            <text:p>Winnebago County, Wisconsin</text:p>
          </table:table-cell>
          <table:table-cell office:value-type="float" office:value="4378640300" calcext:value-type="float">
            <text:p>4378640300</text:p>
          </table:table-cell>
          <table:table-cell office:value-type="float" office:value="110032633" calcext:value-type="float">
            <text:p>110032633</text:p>
          </table:table-cell>
        </table:table-row>
        <table:table-row table:style-name="ro1">
          <table:table-cell office:value-type="string" calcext:value-type="string">
            <text:p>0500000US55141</text:p>
          </table:table-cell>
          <table:table-cell office:value-type="float" office:value="55141" calcext:value-type="float">
            <text:p>55141</text:p>
          </table:table-cell>
          <table:table-cell office:value-type="string" calcext:value-type="string">
            <text:p>Wood County, Wisconsin</text:p>
          </table:table-cell>
          <table:table-cell office:value-type="float" office:value="1846051800" calcext:value-type="float">
            <text:p>1846051800</text:p>
          </table:table-cell>
          <table:table-cell office:value-type="float" office:value="46320474" calcext:value-type="float">
            <text:p>46320474</text:p>
          </table:table-cell>
        </table:table-row>
        <table:table-row table:style-name="ro1">
          <table:table-cell office:value-type="string" calcext:value-type="string">
            <text:p>0500000US56001</text:p>
          </table:table-cell>
          <table:table-cell office:value-type="float" office:value="56001" calcext:value-type="float">
            <text:p>56001</text:p>
          </table:table-cell>
          <table:table-cell office:value-type="string" calcext:value-type="string">
            <text:p>Albany County, Wyoming</text:p>
          </table:table-cell>
          <table:table-cell office:value-type="float" office:value="818507600" calcext:value-type="float">
            <text:p>818507600</text:p>
          </table:table-cell>
          <table:table-cell office:value-type="float" office:value="47380776" calcext:value-type="float">
            <text:p>47380776</text:p>
          </table:table-cell>
        </table:table-row>
        <table:table-row table:style-name="ro1">
          <table:table-cell office:value-type="string" calcext:value-type="string">
            <text:p>0500000US56003</text:p>
          </table:table-cell>
          <table:table-cell office:value-type="float" office:value="56003" calcext:value-type="float">
            <text:p>56003</text:p>
          </table:table-cell>
          <table:table-cell office:value-type="string" calcext:value-type="string">
            <text:p>Big Horn County, Wyoming</text:p>
          </table:table-cell>
          <table:table-cell office:value-type="float" office:value="245624300" calcext:value-type="float">
            <text:p>245624300</text:p>
          </table:table-cell>
          <table:table-cell office:value-type="float" office:value="12405380" calcext:value-type="float">
            <text:p>12405380</text:p>
          </table:table-cell>
        </table:table-row>
        <table:table-row table:style-name="ro1">
          <table:table-cell office:value-type="string" calcext:value-type="string">
            <text:p>0500000US56005</text:p>
          </table:table-cell>
          <table:table-cell office:value-type="float" office:value="56005" calcext:value-type="float">
            <text:p>56005</text:p>
          </table:table-cell>
          <table:table-cell office:value-type="string" calcext:value-type="string">
            <text:p>Campbell County, Wyoming</text:p>
          </table:table-cell>
          <table:table-cell office:value-type="float" office:value="1474891200" calcext:value-type="float">
            <text:p>1474891200</text:p>
          </table:table-cell>
          <table:table-cell office:value-type="float" office:value="79814331" calcext:value-type="float">
            <text:p>79814331</text:p>
          </table:table-cell>
        </table:table-row>
        <table:table-row table:style-name="ro1">
          <table:table-cell office:value-type="string" calcext:value-type="string">
            <text:p>0500000US56007</text:p>
          </table:table-cell>
          <table:table-cell office:value-type="float" office:value="56007" calcext:value-type="float">
            <text:p>56007</text:p>
          </table:table-cell>
          <table:table-cell office:value-type="string" calcext:value-type="string">
            <text:p>Carbon County, Wyoming</text:p>
          </table:table-cell>
          <table:table-cell office:value-type="float" office:value="353263200" calcext:value-type="float">
            <text:p>353263200</text:p>
          </table:table-cell>
          <table:table-cell office:value-type="float" office:value="21363740" calcext:value-type="float">
            <text:p>21363740</text:p>
          </table:table-cell>
        </table:table-row>
        <table:table-row table:style-name="ro1">
          <table:table-cell office:value-type="string" calcext:value-type="string">
            <text:p>0500000US56009</text:p>
          </table:table-cell>
          <table:table-cell office:value-type="float" office:value="56009" calcext:value-type="float">
            <text:p>56009</text:p>
          </table:table-cell>
          <table:table-cell office:value-type="string" calcext:value-type="string">
            <text:p>Converse County, Wyoming</text:p>
          </table:table-cell>
          <table:table-cell office:value-type="float" office:value="375353800" calcext:value-type="float">
            <text:p>375353800</text:p>
          </table:table-cell>
          <table:table-cell office:value-type="float" office:value="29460139" calcext:value-type="float">
            <text:p>29460139</text:p>
          </table:table-cell>
        </table:table-row>
        <table:table-row table:style-name="ro1">
          <table:table-cell office:value-type="string" calcext:value-type="string">
            <text:p>0500000US56011</text:p>
          </table:table-cell>
          <table:table-cell office:value-type="float" office:value="56011" calcext:value-type="float">
            <text:p>56011</text:p>
          </table:table-cell>
          <table:table-cell office:value-type="string" calcext:value-type="string">
            <text:p>Crook County, Wyoming</text:p>
          </table:table-cell>
          <table:table-cell office:value-type="float" office:value="227128900" calcext:value-type="float">
            <text:p>227128900</text:p>
          </table:table-cell>
          <table:table-cell office:value-type="float" office:value="25480204" calcext:value-type="float">
            <text:p>25480204</text:p>
          </table:table-cell>
        </table:table-row>
        <table:table-row table:style-name="ro1">
          <table:table-cell office:value-type="string" calcext:value-type="string">
            <text:p>0500000US56013</text:p>
          </table:table-cell>
          <table:table-cell office:value-type="float" office:value="56013" calcext:value-type="float">
            <text:p>56013</text:p>
          </table:table-cell>
          <table:table-cell office:value-type="string" calcext:value-type="string">
            <text:p>Fremont County, Wyoming</text:p>
          </table:table-cell>
          <table:table-cell office:value-type="float" office:value="830110800" calcext:value-type="float">
            <text:p>830110800</text:p>
          </table:table-cell>
          <table:table-cell office:value-type="float" office:value="34100328" calcext:value-type="float">
            <text:p>34100328</text:p>
          </table:table-cell>
        </table:table-row>
        <table:table-row table:style-name="ro1">
          <table:table-cell office:value-type="string" calcext:value-type="string">
            <text:p>0500000US56015</text:p>
          </table:table-cell>
          <table:table-cell office:value-type="float" office:value="56015" calcext:value-type="float">
            <text:p>56015</text:p>
          </table:table-cell>
          <table:table-cell office:value-type="string" calcext:value-type="string">
            <text:p>Goshen County, Wyoming</text:p>
          </table:table-cell>
          <table:table-cell office:value-type="float" office:value="277481300" calcext:value-type="float">
            <text:p>277481300</text:p>
          </table:table-cell>
          <table:table-cell office:value-type="float" office:value="20772687" calcext:value-type="float">
            <text:p>20772687</text:p>
          </table:table-cell>
        </table:table-row>
        <table:table-row table:style-name="ro1">
          <table:table-cell office:value-type="string" calcext:value-type="string">
            <text:p>0500000US56017</text:p>
          </table:table-cell>
          <table:table-cell office:value-type="float" office:value="56017" calcext:value-type="float">
            <text:p>56017</text:p>
          </table:table-cell>
          <table:table-cell office:value-type="string" calcext:value-type="string">
            <text:p>Hot Springs County, Wyoming</text:p>
          </table:table-cell>
          <table:table-cell office:value-type="float" office:value="122790100" calcext:value-type="float">
            <text:p>122790100</text:p>
          </table:table-cell>
          <table:table-cell office:value-type="float" office:value="12166730" calcext:value-type="float">
            <text:p>12166730</text:p>
          </table:table-cell>
        </table:table-row>
        <table:table-row table:style-name="ro1">
          <table:table-cell office:value-type="string" calcext:value-type="string">
            <text:p>0500000US56019</text:p>
          </table:table-cell>
          <table:table-cell office:value-type="float" office:value="56019" calcext:value-type="float">
            <text:p>56019</text:p>
          </table:table-cell>
          <table:table-cell office:value-type="string" calcext:value-type="string">
            <text:p>Johnson County, Wyoming</text:p>
          </table:table-cell>
          <table:table-cell office:value-type="float" office:value="245841200" calcext:value-type="float">
            <text:p>245841200</text:p>
          </table:table-cell>
          <table:table-cell office:value-type="float" office:value="34804644" calcext:value-type="float">
            <text:p>34804644</text:p>
          </table:table-cell>
        </table:table-row>
        <table:table-row table:style-name="ro1">
          <table:table-cell office:value-type="string" calcext:value-type="string">
            <text:p>0500000US56021</text:p>
          </table:table-cell>
          <table:table-cell office:value-type="float" office:value="56021" calcext:value-type="float">
            <text:p>56021</text:p>
          </table:table-cell>
          <table:table-cell office:value-type="string" calcext:value-type="string">
            <text:p>Laramie County, Wyoming</text:p>
          </table:table-cell>
          <table:table-cell office:value-type="float" office:value="2430349900" calcext:value-type="float">
            <text:p>2430349900</text:p>
          </table:table-cell>
          <table:table-cell office:value-type="float" office:value="82569544" calcext:value-type="float">
            <text:p>82569544</text:p>
          </table:table-cell>
        </table:table-row>
        <table:table-row table:style-name="ro1">
          <table:table-cell office:value-type="string" calcext:value-type="string">
            <text:p>0500000US56023</text:p>
          </table:table-cell>
          <table:table-cell office:value-type="float" office:value="56023" calcext:value-type="float">
            <text:p>56023</text:p>
          </table:table-cell>
          <table:table-cell office:value-type="string" calcext:value-type="string">
            <text:p>Lincoln County, Wyoming</text:p>
          </table:table-cell>
          <table:table-cell office:value-type="float" office:value="518947500" calcext:value-type="float">
            <text:p>518947500</text:p>
          </table:table-cell>
          <table:table-cell office:value-type="float" office:value="42493689" calcext:value-type="float">
            <text:p>42493689</text:p>
          </table:table-cell>
        </table:table-row>
        <table:table-row table:style-name="ro1">
          <table:table-cell office:value-type="string" calcext:value-type="string">
            <text:p>0500000US56025</text:p>
          </table:table-cell>
          <table:table-cell office:value-type="float" office:value="56025" calcext:value-type="float">
            <text:p>56025</text:p>
          </table:table-cell>
          <table:table-cell office:value-type="string" calcext:value-type="string">
            <text:p>Natrona County, Wyoming</text:p>
          </table:table-cell>
          <table:table-cell office:value-type="float" office:value="2242851300" calcext:value-type="float">
            <text:p>2242851300</text:p>
          </table:table-cell>
          <table:table-cell office:value-type="float" office:value="75109127" calcext:value-type="float">
            <text:p>75109127</text:p>
          </table:table-cell>
        </table:table-row>
        <table:table-row table:style-name="ro1">
          <table:table-cell office:value-type="string" calcext:value-type="string">
            <text:p>0500000US56027</text:p>
          </table:table-cell>
          <table:table-cell office:value-type="float" office:value="56027" calcext:value-type="float">
            <text:p>56027</text:p>
          </table:table-cell>
          <table:table-cell office:value-type="string" calcext:value-type="string">
            <text:p>Niobrara County, Wyoming</text:p>
          </table:table-cell>
          <table:table-cell office:value-type="float" office:value="56184800" calcext:value-type="float">
            <text:p>56184800</text:p>
          </table:table-cell>
          <table:table-cell office:value-type="float" office:value="7591134" calcext:value-type="float">
            <text:p>7591134</text:p>
          </table:table-cell>
        </table:table-row>
        <table:table-row table:style-name="ro1">
          <table:table-cell office:value-type="string" calcext:value-type="string">
            <text:p>0500000US56029</text:p>
          </table:table-cell>
          <table:table-cell office:value-type="float" office:value="56029" calcext:value-type="float">
            <text:p>56029</text:p>
          </table:table-cell>
          <table:table-cell office:value-type="string" calcext:value-type="string">
            <text:p>Park County, Wyoming</text:p>
          </table:table-cell>
          <table:table-cell office:value-type="float" office:value="785437000" calcext:value-type="float">
            <text:p>785437000</text:p>
          </table:table-cell>
          <table:table-cell office:value-type="float" office:value="52918654" calcext:value-type="float">
            <text:p>52918654</text:p>
          </table:table-cell>
        </table:table-row>
        <table:table-row table:style-name="ro1">
          <table:table-cell office:value-type="string" calcext:value-type="string">
            <text:p>0500000US56031</text:p>
          </table:table-cell>
          <table:table-cell office:value-type="float" office:value="56031" calcext:value-type="float">
            <text:p>56031</text:p>
          </table:table-cell>
          <table:table-cell office:value-type="string" calcext:value-type="string">
            <text:p>Platte County, Wyoming</text:p>
          </table:table-cell>
          <table:table-cell office:value-type="float" office:value="207751600" calcext:value-type="float">
            <text:p>207751600</text:p>
          </table:table-cell>
          <table:table-cell office:value-type="float" office:value="20277305" calcext:value-type="float">
            <text:p>20277305</text:p>
          </table:table-cell>
        </table:table-row>
        <table:table-row table:style-name="ro1">
          <table:table-cell office:value-type="string" calcext:value-type="string">
            <text:p>0500000US56033</text:p>
          </table:table-cell>
          <table:table-cell office:value-type="float" office:value="56033" calcext:value-type="float">
            <text:p>56033</text:p>
          </table:table-cell>
          <table:table-cell office:value-type="string" calcext:value-type="string">
            <text:p>Sheridan County, Wyoming</text:p>
          </table:table-cell>
          <table:table-cell office:value-type="float" office:value="829249700" calcext:value-type="float">
            <text:p>829249700</text:p>
          </table:table-cell>
          <table:table-cell office:value-type="float" office:value="39769885" calcext:value-type="float">
            <text:p>39769885</text:p>
          </table:table-cell>
        </table:table-row>
        <table:table-row table:style-name="ro1">
          <table:table-cell office:value-type="string" calcext:value-type="string">
            <text:p>0500000US56035</text:p>
          </table:table-cell>
          <table:table-cell office:value-type="float" office:value="56035" calcext:value-type="float">
            <text:p>56035</text:p>
          </table:table-cell>
          <table:table-cell office:value-type="string" calcext:value-type="string">
            <text:p>Sublette County, Wyoming</text:p>
          </table:table-cell>
          <table:table-cell office:value-type="float" office:value="267832200" calcext:value-type="float">
            <text:p>267832200</text:p>
          </table:table-cell>
          <table:table-cell office:value-type="float" office:value="27795028" calcext:value-type="float">
            <text:p>27795028</text:p>
          </table:table-cell>
        </table:table-row>
        <table:table-row table:style-name="ro1">
          <table:table-cell office:value-type="string" calcext:value-type="string">
            <text:p>0500000US56037</text:p>
          </table:table-cell>
          <table:table-cell office:value-type="float" office:value="56037" calcext:value-type="float">
            <text:p>56037</text:p>
          </table:table-cell>
          <table:table-cell office:value-type="string" calcext:value-type="string">
            <text:p>Sweetwater County, Wyoming</text:p>
          </table:table-cell>
          <table:table-cell office:value-type="float" office:value="1152030400" calcext:value-type="float">
            <text:p>1152030400</text:p>
          </table:table-cell>
          <table:table-cell office:value-type="float" office:value="44259847" calcext:value-type="float">
            <text:p>44259847</text:p>
          </table:table-cell>
        </table:table-row>
        <table:table-row table:style-name="ro1">
          <table:table-cell office:value-type="string" calcext:value-type="string">
            <text:p>0500000US56039</text:p>
          </table:table-cell>
          <table:table-cell office:value-type="float" office:value="56039" calcext:value-type="float">
            <text:p>56039</text:p>
          </table:table-cell>
          <table:table-cell office:value-type="string" calcext:value-type="string">
            <text:p>Teton County, Wyoming</text:p>
          </table:table-cell>
          <table:table-cell office:value-type="float" office:value="824764400" calcext:value-type="float">
            <text:p>824764400</text:p>
          </table:table-cell>
          <table:table-cell office:value-type="float" office:value="81879035" calcext:value-type="float">
            <text:p>81879035</text:p>
          </table:table-cell>
        </table:table-row>
        <table:table-row table:style-name="ro1">
          <table:table-cell office:value-type="string" calcext:value-type="string">
            <text:p>0500000US56041</text:p>
          </table:table-cell>
          <table:table-cell office:value-type="float" office:value="56041" calcext:value-type="float">
            <text:p>56041</text:p>
          </table:table-cell>
          <table:table-cell office:value-type="string" calcext:value-type="string">
            <text:p>Uinta County, Wyoming</text:p>
          </table:table-cell>
          <table:table-cell office:value-type="float" office:value="485934600" calcext:value-type="float">
            <text:p>485934600</text:p>
          </table:table-cell>
          <table:table-cell office:value-type="float" office:value="37109412" calcext:value-type="float">
            <text:p>37109412</text:p>
          </table:table-cell>
        </table:table-row>
        <table:table-row table:style-name="ro1">
          <table:table-cell office:value-type="string" calcext:value-type="string">
            <text:p>0500000US56043</text:p>
          </table:table-cell>
          <table:table-cell office:value-type="float" office:value="56043" calcext:value-type="float">
            <text:p>56043</text:p>
          </table:table-cell>
          <table:table-cell office:value-type="string" calcext:value-type="string">
            <text:p>Washakie County, Wyoming</text:p>
          </table:table-cell>
          <table:table-cell office:value-type="float" office:value="197368200" calcext:value-type="float">
            <text:p>197368200</text:p>
          </table:table-cell>
          <table:table-cell office:value-type="float" office:value="20382100" calcext:value-type="float">
            <text:p>20382100</text:p>
          </table:table-cell>
        </table:table-row>
        <table:table-row table:style-name="ro1">
          <table:table-cell office:value-type="string" calcext:value-type="string">
            <text:p>0500000US56045</text:p>
          </table:table-cell>
          <table:table-cell office:value-type="float" office:value="56045" calcext:value-type="float">
            <text:p>56045</text:p>
          </table:table-cell>
          <table:table-cell office:value-type="string" calcext:value-type="string">
            <text:p>Weston County, Wyoming</text:p>
          </table:table-cell>
          <table:table-cell office:value-type="float" office:value="199895100" calcext:value-type="float">
            <text:p>199895100</text:p>
          </table:table-cell>
          <table:table-cell office:value-type="float" office:value="20384184" calcext:value-type="float">
            <text:p>20384184</text:p>
          </table:table-cell>
        </table:table-row>
        <table:table-row table:style-name="ro1">
          <table:table-cell office:value-type="string" calcext:value-type="string">
            <text:p>0500000US72003</text:p>
          </table:table-cell>
          <table:table-cell office:value-type="float" office:value="72003" calcext:value-type="float">
            <text:p>72003</text:p>
          </table:table-cell>
          <table:table-cell office:value-type="string" calcext:value-type="string">
            <text:p>Aguada Municipio, Puerto Rico</text:p>
          </table:table-cell>
          <table:table-cell office:value-type="float" office:value="13112400" calcext:value-type="float">
            <text:p>13112400</text:p>
          </table:table-cell>
          <table:table-cell office:value-type="float" office:value="6379787" calcext:value-type="float">
            <text:p>6379787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9136800" calcext:value-type="float">
            <text:p>9136800</text:p>
          </table:table-cell>
          <table:table-cell office:value-type="float" office:value="4272240" calcext:value-type="float">
            <text:p>4272240</text:p>
          </table:table-cell>
        </table:table-row>
        <table:table-row table:style-name="ro1">
          <table:table-cell office:value-type="string" calcext:value-type="string">
            <text:p>0500000US72009</text:p>
          </table:table-cell>
          <table:table-cell office:value-type="float" office:value="72009" calcext:value-type="float">
            <text:p>72009</text:p>
          </table:table-cell>
          <table:table-cell office:value-type="string" calcext:value-type="string">
            <text:p>Aibonito Municipio, Puerto Rico</text:p>
          </table:table-cell>
          <table:table-cell office:value-type="float" office:value="1552400" calcext:value-type="float">
            <text:p>1552400</text:p>
          </table:table-cell>
          <table:table-cell office:value-type="float" office:value="1549972" calcext:value-type="float">
            <text:p>1549972</text:p>
          </table:table-cell>
        </table:table-row>
        <table:table-row table:style-name="ro1">
          <table:table-cell office:value-type="string" calcext:value-type="string">
            <text:p>0500000US72011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>Añasco Municipio, Puerto Rico</text:p>
          </table:table-cell>
          <table:table-cell office:value-type="float" office:value="1416000" calcext:value-type="float">
            <text:p>1416000</text:p>
          </table:table-cell>
          <table:table-cell office:value-type="float" office:value="1164272" calcext:value-type="float">
            <text:p>1164272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1870700" calcext:value-type="float">
            <text:p>1870700</text:p>
          </table:table-cell>
          <table:table-cell office:value-type="float" office:value="1226822" calcext:value-type="float">
            <text:p>1226822</text:p>
          </table:table-cell>
        </table:table-row>
        <table:table-row table:style-name="ro1">
          <table:table-cell office:value-type="string" calcext:value-type="string">
            <text:p>0500000US72017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Barceloneta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19</text:p>
          </table:table-cell>
          <table:table-cell office:value-type="float" office:value="72019" calcext:value-type="float">
            <text:p>72019</text:p>
          </table:table-cell>
          <table:table-cell office:value-type="string" calcext:value-type="string">
            <text:p>Barranquitas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17143600" calcext:value-type="float">
            <text:p>17143600</text:p>
          </table:table-cell>
          <table:table-cell office:value-type="float" office:value="8459409" calcext:value-type="float">
            <text:p>8459409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20005300" calcext:value-type="float">
            <text:p>20005300</text:p>
          </table:table-cell>
          <table:table-cell office:value-type="float" office:value="10294983" calcext:value-type="float">
            <text:p>10294983</text:p>
          </table:table-cell>
        </table:table-row>
        <table:table-row table:style-name="ro1">
          <table:table-cell office:value-type="string" calcext:value-type="string">
            <text:p>0500000US72029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>Canóvanas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41981700" calcext:value-type="float">
            <text:p>41981700</text:p>
          </table:table-cell>
          <table:table-cell office:value-type="float" office:value="18872813" calcext:value-type="float">
            <text:p>18872813</text:p>
          </table:table-cell>
        </table:table-row>
        <table:table-row table:style-name="ro1">
          <table:table-cell office:value-type="string" calcext:value-type="string">
            <text:p>0500000US72033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>Cataño Municipio, Puerto Rico</text:p>
          </table:table-cell>
          <table:table-cell office:value-type="float" office:value="1156600" calcext:value-type="float">
            <text:p>1156600</text:p>
          </table:table-cell>
          <table:table-cell office:value-type="float" office:value="1443238" calcext:value-type="float">
            <text:p>1443238</text:p>
          </table:table-cell>
        </table:table-row>
        <table:table-row table:style-name="ro1">
          <table:table-cell office:value-type="string" calcext:value-type="string">
            <text:p>0500000US72035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Cayey Municipio, Puerto Rico</text:p>
          </table:table-cell>
          <table:table-cell office:value-type="float" office:value="2878900" calcext:value-type="float">
            <text:p>2878900</text:p>
          </table:table-cell>
          <table:table-cell office:value-type="float" office:value="2970848" calcext:value-type="float">
            <text:p>2970848</text:p>
          </table:table-cell>
        </table:table-row>
        <table:table-row table:style-name="ro1">
          <table:table-cell office:value-type="string" calcext:value-type="string">
            <text:p>0500000US72039</text:p>
          </table:table-cell>
          <table:table-cell office:value-type="float" office:value="72039" calcext:value-type="float">
            <text:p>72039</text:p>
          </table:table-cell>
          <table:table-cell office:value-type="string" calcext:value-type="string">
            <text:p>Ciales Municipio, Puerto Rico</text:p>
          </table:table-cell>
          <table:table-cell office:value-type="float" office:value="736100" calcext:value-type="float">
            <text:p>736100</text:p>
          </table:table-cell>
          <table:table-cell office:value-type="float" office:value="869886" calcext:value-type="float">
            <text:p>869886</text:p>
          </table:table-cell>
        </table:table-row>
        <table:table-row table:style-name="ro1">
          <table:table-cell office:value-type="string" calcext:value-type="string">
            <text:p>0500000US72043</text:p>
          </table:table-cell>
          <table:table-cell office:value-type="float" office:value="72043" calcext:value-type="float">
            <text:p>72043</text:p>
          </table:table-cell>
          <table:table-cell office:value-type="string" calcext:value-type="string">
            <text:p>Coamo Municipio, Puerto Rico</text:p>
          </table:table-cell>
          <table:table-cell office:value-type="float" office:value="859100" calcext:value-type="float">
            <text:p>859100</text:p>
          </table:table-cell>
          <table:table-cell office:value-type="float" office:value="945432" calcext:value-type="float">
            <text:p>945432</text:p>
          </table:table-cell>
        </table:table-row>
        <table:table-row table:style-name="ro1">
          <table:table-cell office:value-type="string" calcext:value-type="string">
            <text:p>0500000US72047</text:p>
          </table:table-cell>
          <table:table-cell office:value-type="float" office:value="72047" calcext:value-type="float">
            <text:p>72047</text:p>
          </table:table-cell>
          <table:table-cell office:value-type="string" calcext:value-type="string">
            <text:p>Corozal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49</text:p>
          </table:table-cell>
          <table:table-cell office:value-type="float" office:value="72049" calcext:value-type="float">
            <text:p>72049</text:p>
          </table:table-cell>
          <table:table-cell office:value-type="string" calcext:value-type="string">
            <text:p>Culebra Municipio, Puerto Rico</text:p>
          </table:table-cell>
          <table:table-cell office:value-type="float" office:value="1129600" calcext:value-type="float">
            <text:p>1129600</text:p>
          </table:table-cell>
          <table:table-cell office:value-type="float" office:value="700228" calcext:value-type="float">
            <text:p>700228</text:p>
          </table:table-cell>
        </table:table-row>
        <table:table-row table:style-name="ro1">
          <table:table-cell office:value-type="string" calcext:value-type="string">
            <text:p>0500000US72051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>Dorado Municipio, Puerto Rico</text:p>
          </table:table-cell>
          <table:table-cell office:value-type="float" office:value="14803400" calcext:value-type="float">
            <text:p>14803400</text:p>
          </table:table-cell>
          <table:table-cell office:value-type="float" office:value="10301698" calcext:value-type="float">
            <text:p>10301698</text:p>
          </table:table-cell>
        </table:table-row>
        <table:table-row table:style-name="ro1">
          <table:table-cell office:value-type="string" calcext:value-type="string">
            <text:p>0500000US72053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Fajardo Municipio, Puerto Rico</text:p>
          </table:table-cell>
          <table:table-cell office:value-type="float" office:value="2574700" calcext:value-type="float">
            <text:p>2574700</text:p>
          </table:table-cell>
          <table:table-cell office:value-type="float" office:value="2152239" calcext:value-type="float">
            <text:p>2152239</text:p>
          </table:table-cell>
        </table:table-row>
        <table:table-row table:style-name="ro1">
          <table:table-cell office:value-type="string" calcext:value-type="string">
            <text:p>0500000US72059</text:p>
          </table:table-cell>
          <table:table-cell office:value-type="float" office:value="72059" calcext:value-type="float">
            <text:p>72059</text:p>
          </table:table-cell>
          <table:table-cell office:value-type="string" calcext:value-type="string">
            <text:p>Guayanilla Municipio, Puerto Rico</text:p>
          </table:table-cell>
          <table:table-cell office:value-type="float" office:value="1437600" calcext:value-type="float">
            <text:p>1437600</text:p>
          </table:table-cell>
          <table:table-cell office:value-type="float" office:value="1749044" calcext:value-type="float">
            <text:p>1749044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32701500" calcext:value-type="float">
            <text:p>32701500</text:p>
          </table:table-cell>
          <table:table-cell office:value-type="float" office:value="12263164" calcext:value-type="float">
            <text:p>12263164</text:p>
          </table:table-cell>
        </table:table-row>
        <table:table-row table:style-name="ro1">
          <table:table-cell office:value-type="string" calcext:value-type="string">
            <text:p>0500000US72063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Gurabo Municipio, Puerto Rico</text:p>
          </table:table-cell>
          <table:table-cell office:value-type="float" office:value="14511100" calcext:value-type="float">
            <text:p>14511100</text:p>
          </table:table-cell>
          <table:table-cell office:value-type="float" office:value="9767016" calcext:value-type="float">
            <text:p>9767016</text:p>
          </table:table-cell>
        </table:table-row>
        <table:table-row table:style-name="ro1">
          <table:table-cell office:value-type="string" calcext:value-type="string">
            <text:p>0500000US72069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>Humacao Municipio, Puerto Rico</text:p>
          </table:table-cell>
          <table:table-cell office:value-type="float" office:value="9295900" calcext:value-type="float">
            <text:p>9295900</text:p>
          </table:table-cell>
          <table:table-cell office:value-type="float" office:value="9427616" calcext:value-type="float">
            <text:p>9427616</text:p>
          </table:table-cell>
        </table:table-row>
        <table:table-row table:style-name="ro1">
          <table:table-cell office:value-type="string" calcext:value-type="string">
            <text:p>0500000US72071</text:p>
          </table:table-cell>
          <table:table-cell office:value-type="float" office:value="72071" calcext:value-type="float">
            <text:p>72071</text:p>
          </table:table-cell>
          <table:table-cell office:value-type="string" calcext:value-type="string">
            <text:p>Isabela Municipio, Puerto Rico</text:p>
          </table:table-cell>
          <table:table-cell office:value-type="float" office:value="362000" calcext:value-type="float">
            <text:p>362000</text:p>
          </table:table-cell>
          <table:table-cell office:value-type="float" office:value="363586" calcext:value-type="float">
            <text:p>363586</text:p>
          </table:table-cell>
        </table:table-row>
        <table:table-row table:style-name="ro1">
          <table:table-cell office:value-type="string" calcext:value-type="string">
            <text:p>0500000US72075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>Juana Díaz Municipio, Puerto Rico</text:p>
          </table:table-cell>
          <table:table-cell office:value-type="float" office:value="1537400" calcext:value-type="float">
            <text:p>1537400</text:p>
          </table:table-cell>
          <table:table-cell office:value-type="float" office:value="1703913" calcext:value-type="float">
            <text:p>1703913</text:p>
          </table:table-cell>
        </table:table-row>
        <table:table-row table:style-name="ro1">
          <table:table-cell office:value-type="string" calcext:value-type="string">
            <text:p>0500000US72079</text:p>
          </table:table-cell>
          <table:table-cell office:value-type="float" office:value="72079" calcext:value-type="float">
            <text:p>72079</text:p>
          </table:table-cell>
          <table:table-cell office:value-type="string" calcext:value-type="string">
            <text:p>Lajas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83</text:p>
          </table:table-cell>
          <table:table-cell office:value-type="float" office:value="72083" calcext:value-type="float">
            <text:p>72083</text:p>
          </table:table-cell>
          <table:table-cell office:value-type="string" calcext:value-type="string">
            <text:p>Las Marías Municipio, Puerto Rico</text:p>
          </table:table-cell>
          <table:table-cell office:value-type="float" office:value="782200" calcext:value-type="float">
            <text:p>782200</text:p>
          </table:table-cell>
          <table:table-cell office:value-type="float" office:value="728406" calcext:value-type="float">
            <text:p>728406</text:p>
          </table:table-cell>
        </table:table-row>
        <table:table-row table:style-name="ro1">
          <table:table-cell office:value-type="string" calcext:value-type="string">
            <text:p>0500000US72089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>Luquillo Municipio, Puerto Rico</text:p>
          </table:table-cell>
          <table:table-cell office:value-type="float" office:value="9034100" calcext:value-type="float">
            <text:p>9034100</text:p>
          </table:table-cell>
          <table:table-cell office:value-type="float" office:value="8718904" calcext:value-type="float">
            <text:p>8718904</text:p>
          </table:table-cell>
        </table:table-row>
        <table:table-row table:style-name="ro1">
          <table:table-cell office:value-type="string" calcext:value-type="string">
            <text:p>0500000US7209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Manatí Municipio, Puerto Rico</text:p>
          </table:table-cell>
          <table:table-cell office:value-type="float" office:value="1793400" calcext:value-type="float">
            <text:p>1793400</text:p>
          </table:table-cell>
          <table:table-cell office:value-type="float" office:value="1079061" calcext:value-type="float">
            <text:p>1079061</text:p>
          </table:table-cell>
        </table:table-row>
        <table:table-row table:style-name="ro1">
          <table:table-cell office:value-type="string" calcext:value-type="string">
            <text:p>0500000US72093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>Maricao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8156700" calcext:value-type="float">
            <text:p>8156700</text:p>
          </table:table-cell>
          <table:table-cell office:value-type="float" office:value="5421864" calcext:value-type="float">
            <text:p>5421864</text:p>
          </table:table-cell>
        </table:table-row>
        <table:table-row table:style-name="ro1">
          <table:table-cell office:value-type="string" calcext:value-type="string">
            <text:p>0500000US72101</text:p>
          </table:table-cell>
          <table:table-cell office:value-type="float" office:value="72101" calcext:value-type="float">
            <text:p>72101</text:p>
          </table:table-cell>
          <table:table-cell office:value-type="string" calcext:value-type="string">
            <text:p>Morovis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1837400" calcext:value-type="float">
            <text:p>11837400</text:p>
          </table:table-cell>
          <table:table-cell office:value-type="float" office:value="6511030" calcext:value-type="float">
            <text:p>6511030</text:p>
          </table:table-cell>
        </table:table-row>
        <table:table-row table:style-name="ro1">
          <table:table-cell office:value-type="string" calcext:value-type="string">
            <text:p>0500000US72115</text:p>
          </table:table-cell>
          <table:table-cell office:value-type="float" office:value="72115" calcext:value-type="float">
            <text:p>72115</text:p>
          </table:table-cell>
          <table:table-cell office:value-type="string" calcext:value-type="string">
            <text:p>Quebradillas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17</text:p>
          </table:table-cell>
          <table:table-cell office:value-type="float" office:value="72117" calcext:value-type="float">
            <text:p>72117</text:p>
          </table:table-cell>
          <table:table-cell office:value-type="string" calcext:value-type="string">
            <text:p>Rincón Municipio, Puerto Rico</text:p>
          </table:table-cell>
          <table:table-cell office:value-type="float" office:value="8400500" calcext:value-type="float">
            <text:p>8400500</text:p>
          </table:table-cell>
          <table:table-cell office:value-type="float" office:value="3305313" calcext:value-type="float">
            <text:p>3305313</text:p>
          </table:table-cell>
        </table:table-row>
        <table:table-row table:style-name="ro1">
          <table:table-cell office:value-type="string" calcext:value-type="string">
            <text:p>0500000US72119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>Río Grande Municipio, Puerto Rico</text:p>
          </table:table-cell>
          <table:table-cell office:value-type="float" office:value="3249200" calcext:value-type="float">
            <text:p>3249200</text:p>
          </table:table-cell>
          <table:table-cell office:value-type="float" office:value="4351870" calcext:value-type="float">
            <text:p>4351870</text:p>
          </table:table-cell>
        </table:table-row>
        <table:table-row table:style-name="ro1">
          <table:table-cell office:value-type="string" calcext:value-type="string">
            <text:p>0500000US72125</text:p>
          </table:table-cell>
          <table:table-cell office:value-type="float" office:value="72125" calcext:value-type="float">
            <text:p>72125</text:p>
          </table:table-cell>
          <table:table-cell office:value-type="string" calcext:value-type="string">
            <text:p>San Germán Municipio, Puerto Rico</text:p>
          </table:table-cell>
          <table:table-cell office:value-type="float" office:value="1863100" calcext:value-type="float">
            <text:p>1863100</text:p>
          </table:table-cell>
          <table:table-cell office:value-type="float" office:value="1579732" calcext:value-type="float">
            <text:p>1579732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105122300" calcext:value-type="float">
            <text:p>105122300</text:p>
          </table:table-cell>
          <table:table-cell office:value-type="float" office:value="20189417" calcext:value-type="float">
            <text:p>20189417</text:p>
          </table:table-cell>
        </table:table-row>
        <table:table-row table:style-name="ro1">
          <table:table-cell office:value-type="string" calcext:value-type="string">
            <text:p>0500000US72129</text:p>
          </table:table-cell>
          <table:table-cell office:value-type="float" office:value="72129" calcext:value-type="float">
            <text:p>72129</text:p>
          </table:table-cell>
          <table:table-cell office:value-type="string" calcext:value-type="string">
            <text:p>San Lorenzo Municipio, Puerto Rico</text:p>
          </table:table-cell>
          <table:table-cell office:value-type="float" office:value="1706900" calcext:value-type="float">
            <text:p>1706900</text:p>
          </table:table-cell>
          <table:table-cell office:value-type="float" office:value="1791587" calcext:value-type="float">
            <text:p>1791587</text:p>
          </table:table-cell>
        </table:table-row>
        <table:table-row table:style-name="ro1">
          <table:table-cell office:value-type="string" calcext:value-type="string">
            <text:p>0500000US72133</text:p>
          </table:table-cell>
          <table:table-cell office:value-type="float" office:value="72133" calcext:value-type="float">
            <text:p>72133</text:p>
          </table:table-cell>
          <table:table-cell office:value-type="string" calcext:value-type="string">
            <text:p>Santa Isabel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1969800" calcext:value-type="float">
            <text:p>1969800</text:p>
          </table:table-cell>
          <table:table-cell office:value-type="float" office:value="1946056" calcext:value-type="float">
            <text:p>1946056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2946300" calcext:value-type="float">
            <text:p>2946300</text:p>
          </table:table-cell>
          <table:table-cell office:value-type="float" office:value="2047959" calcext:value-type="float">
            <text:p>2047959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5935800" calcext:value-type="float">
            <text:p>5935800</text:p>
          </table:table-cell>
          <table:table-cell office:value-type="float" office:value="4024821" calcext:value-type="float">
            <text:p>4024821</text:p>
          </table:table-cell>
        </table:table-row>
        <table:table-row table:style-name="ro1">
          <table:table-cell office:value-type="string" calcext:value-type="string">
            <text:p>0500000US72143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>Vega Alta Municipio, Puerto Rico</text:p>
          </table:table-cell>
          <table:table-cell office:value-type="float" office:value="5094800" calcext:value-type="float">
            <text:p>5094800</text:p>
          </table:table-cell>
          <table:table-cell office:value-type="float" office:value="4103500" calcext:value-type="float">
            <text:p>4103500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10647500" calcext:value-type="float">
            <text:p>10647500</text:p>
          </table:table-cell>
          <table:table-cell office:value-type="float" office:value="6701302" calcext:value-type="float">
            <text:p>6701302</text:p>
          </table:table-cell>
        </table:table-row>
        <table:table-row table:style-name="ro1">
          <table:table-cell office:value-type="string" calcext:value-type="string">
            <text:p>0500000US72147</text:p>
          </table:table-cell>
          <table:table-cell office:value-type="float" office:value="72147" calcext:value-type="float">
            <text:p>72147</text:p>
          </table:table-cell>
          <table:table-cell office:value-type="string" calcext:value-type="string">
            <text:p>Vieques Municipio, Puerto Rico</text:p>
          </table:table-cell>
          <table:table-cell office:value-type="float" office:value="4273800" calcext:value-type="float">
            <text:p>4273800</text:p>
          </table:table-cell>
          <table:table-cell office:value-type="float" office:value="2098498" calcext:value-type="float">
            <text:p>2098498</text:p>
          </table:table-cell>
        </table:table-row>
        <table:table-row table:style-name="ro1">
          <table:table-cell office:value-type="string" calcext:value-type="string">
            <text:p>0500000US72149</text:p>
          </table:table-cell>
          <table:table-cell office:value-type="float" office:value="72149" calcext:value-type="float">
            <text:p>72149</text:p>
          </table:table-cell>
          <table:table-cell office:value-type="string" calcext:value-type="string">
            <text:p>Villalba Municipio, Puerto Ri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*</text:p>
          </table:table-cell>
        </table:table-row>
        <table:table-row table:style-name="ro1">
          <table:table-cell office:value-type="string" calcext:value-type="string">
            <text:p>0500000US72151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Yabucoa Municipio, Puerto Rico</text:p>
          </table:table-cell>
          <table:table-cell office:value-type="float" office:value="1416800" calcext:value-type="float">
            <text:p>1416800</text:p>
          </table:table-cell>
          <table:table-cell office:value-type="float" office:value="1664525" calcext:value-type="float">
            <text:p>1664525</text:p>
          </table:table-cell>
        </table:table-row>
        <table:table-row table:style-name="ro1">
          <table:table-cell office:value-type="string" calcext:value-type="string">
            <text:p>0500000US72153</text:p>
          </table:table-cell>
          <table:table-cell office:value-type="float" office:value="72153" calcext:value-type="float">
            <text:p>72153</text:p>
          </table:table-cell>
          <table:table-cell office:value-type="string" calcext:value-type="string">
            <text:p>Yauco Municipio, Puerto Rico</text:p>
          </table:table-cell>
          <table:table-cell office:value-type="float" office:value="2290800" calcext:value-type="float">
            <text:p>2290800</text:p>
          </table:table-cell>
          <table:table-cell office:value-type="float" office:value="2318806" calcext:value-type="float">
            <text:p>23188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965" meta:object-count="0"/>
    <meta:generator>LibreOffice/6.0.7.3$Linux_X86_64 LibreOffice_project/00m0$Build-3</meta:generator>
  </office:meta>
</office:document-meta>
</file>